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8925in"/>
    </style:style>
    <style:style style:name="ta1co2" style:family="table-column">
      <style:table-column-properties fo:break-before="auto" style:column-width="2.17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1.96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17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1.96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1/hclasp-2-bas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un-benchmark-1/clasp-vsid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p01.pddl/1</text:p>
          </table:table-cell>
          <table:table-cell office:value-type="float" office:value="0.079067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42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79783"/>
          <table:table-cell office:value-type="float" office:value="0.0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942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];[.$O3])" office:value-type="float"/>
          <table:table-cell table:formula="of:=MIN([.$C3];[.$P3])" office:value-type="float"/>
          <table:table-cell table:formula="of:=MIN([.$D3];[.$Q3])" office:value-type="float"/>
          <table:table-cell table:formula="of:=MIN([.$E3];[.$R3])" office:value-type="float"/>
          <table:table-cell table:formula="of:=MIN([.$F3];[.$S3])" office:value-type="float"/>
          <table:table-cell table:formula="of:=MIN([.$G3];[.$T3])" office:value-type="float"/>
          <table:table-cell table:formula="of:=MIN([.$H3];[.$U3])" office:value-type="float"/>
          <table:table-cell table:formula="of:=MIN([.$I3];[.$V3])" office:value-type="float"/>
          <table:table-cell table:formula="of:=MIN([.$J3])" office:value-type="float"/>
          <table:table-cell table:formula="of:=MIN([.$K3];[.$W3])" office:value-type="float"/>
          <table:table-cell table:formula="of:=MIN([.$L3];[.$X3])" office:value-type="float"/>
          <table:table-cell table:formula="of:=MIN([.$M3];[.$Y3])" office:value-type="float"/>
          <table:table-cell table:formula="of:=MIN([.$N3];[.$Z3])" office:value-type="float"/>
          <table:table-cell table:formula="of:=MEDIAN([.$B3];[.$O3])" office:value-type="float"/>
          <table:table-cell table:formula="of:=MEDIAN([.$C3];[.$P3])" office:value-type="float"/>
          <table:table-cell table:formula="of:=MEDIAN([.$D3];[.$Q3])" office:value-type="float"/>
          <table:table-cell table:formula="of:=MEDIAN([.$E3];[.$R3])" office:value-type="float"/>
          <table:table-cell table:formula="of:=MEDIAN([.$F3];[.$S3])" office:value-type="float"/>
          <table:table-cell table:formula="of:=MEDIAN([.$G3];[.$T3])" office:value-type="float"/>
          <table:table-cell table:formula="of:=MEDIAN([.$H3];[.$U3])" office:value-type="float"/>
          <table:table-cell table:formula="of:=MEDIAN([.$I3];[.$V3])" office:value-type="float"/>
          <table:table-cell table:formula="of:=MEDIAN([.$J3])" office:value-type="float"/>
          <table:table-cell table:formula="of:=MEDIAN([.$K3];[.$W3])" office:value-type="float"/>
          <table:table-cell table:formula="of:=MEDIAN([.$L3];[.$X3])" office:value-type="float"/>
          <table:table-cell table:formula="of:=MEDIAN([.$M3];[.$Y3])" office:value-type="float"/>
          <table:table-cell table:formula="of:=MEDIAN([.$N3];[.$Z3])" office:value-type="float"/>
          <table:table-cell table:formula="of:=MAX([.$B3];[.$O3])" office:value-type="float"/>
          <table:table-cell table:formula="of:=MAX([.$C3];[.$P3])" office:value-type="float"/>
          <table:table-cell table:formula="of:=MAX([.$D3];[.$Q3])" office:value-type="float"/>
          <table:table-cell table:formula="of:=MAX([.$E3];[.$R3])" office:value-type="float"/>
          <table:table-cell table:formula="of:=MAX([.$F3];[.$S3])" office:value-type="float"/>
          <table:table-cell table:formula="of:=MAX([.$G3];[.$T3])" office:value-type="float"/>
          <table:table-cell table:formula="of:=MAX([.$H3];[.$U3])" office:value-type="float"/>
          <table:table-cell table:formula="of:=MAX([.$I3];[.$V3])" office:value-type="float"/>
          <table:table-cell table:formula="of:=MAX([.$J3])" office:value-type="float"/>
          <table:table-cell table:formula="of:=MAX([.$K3];[.$W3])" office:value-type="float"/>
          <table:table-cell table:formula="of:=MAX([.$L3];[.$X3])" office:value-type="float"/>
          <table:table-cell table:formula="of:=MAX([.$M3];[.$Y3])" office:value-type="float"/>
          <table:table-cell table:formula="of:=MAX([.$N3];[.$Z3])" office:value-type="float"/>
        </table:table-row>
        <table:table-row table:style-name="ro1">
          <table:table-cell office:value-type="string">
            <text:p>p01.pddl/10</text:p>
          </table:table-cell>
          <table:table-cell office:value-type="float" office:value="0.791697"/>
          <table:table-cell office:value-type="float" office:value="0.752"/>
          <table:table-cell office:value-type="float" office:value="0.48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224.0"/>
          <table:table-cell office:value-type="float" office:value="6305.0"/>
          <table:table-cell office:value-type="float" office:value="5619.0"/>
          <table:table-cell office:value-type="float" office:value="20690.0"/>
          <table:table-cell office:value-type="float" office:value="12200.0"/>
          <table:table-cell office:value-type="float" office:value="0.0"/>
          <table:table-cell office:value-type="float" office:value="0.0"/>
          <table:table-cell office:value-type="float" office:value="0.355041"/>
          <table:table-cell office:value-type="float" office:value="0.316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266.0"/>
          <table:table-cell office:value-type="float" office:value="1788.0"/>
          <table:table-cell office:value-type="float" office:value="20690.0"/>
          <table:table-cell office:value-type="float" office:value="12200.0"/>
          <table:table-cell office:value-type="float" office:value="0.0"/>
          <table:table-cell office:value-type="float" office:value="0.0"/>
          <table:table-cell table:formula="of:=MIN([.$B4];[.$O4])" office:value-type="float"/>
          <table:table-cell table:formula="of:=MIN([.$C4];[.$P4])" office:value-type="float"/>
          <table:table-cell table:formula="of:=MIN([.$D4];[.$Q4])" office:value-type="float"/>
          <table:table-cell table:formula="of:=MIN([.$E4];[.$R4])" office:value-type="float"/>
          <table:table-cell table:formula="of:=MIN([.$F4];[.$S4])" office:value-type="float"/>
          <table:table-cell table:formula="of:=MIN([.$G4];[.$T4])" office:value-type="float"/>
          <table:table-cell table:formula="of:=MIN([.$H4];[.$U4])" office:value-type="float"/>
          <table:table-cell table:formula="of:=MIN([.$I4];[.$V4])" office:value-type="float"/>
          <table:table-cell table:formula="of:=MIN([.$J4])" office:value-type="float"/>
          <table:table-cell table:formula="of:=MIN([.$K4];[.$W4])" office:value-type="float"/>
          <table:table-cell table:formula="of:=MIN([.$L4];[.$X4])" office:value-type="float"/>
          <table:table-cell table:formula="of:=MIN([.$M4];[.$Y4])" office:value-type="float"/>
          <table:table-cell table:formula="of:=MIN([.$N4];[.$Z4])" office:value-type="float"/>
          <table:table-cell table:formula="of:=MEDIAN([.$B4];[.$O4])" office:value-type="float"/>
          <table:table-cell table:formula="of:=MEDIAN([.$C4];[.$P4])" office:value-type="float"/>
          <table:table-cell table:formula="of:=MEDIAN([.$D4];[.$Q4])" office:value-type="float"/>
          <table:table-cell table:formula="of:=MEDIAN([.$E4];[.$R4])" office:value-type="float"/>
          <table:table-cell table:formula="of:=MEDIAN([.$F4];[.$S4])" office:value-type="float"/>
          <table:table-cell table:formula="of:=MEDIAN([.$G4];[.$T4])" office:value-type="float"/>
          <table:table-cell table:formula="of:=MEDIAN([.$H4];[.$U4])" office:value-type="float"/>
          <table:table-cell table:formula="of:=MEDIAN([.$I4];[.$V4])" office:value-type="float"/>
          <table:table-cell table:formula="of:=MEDIAN([.$J4])" office:value-type="float"/>
          <table:table-cell table:formula="of:=MEDIAN([.$K4];[.$W4])" office:value-type="float"/>
          <table:table-cell table:formula="of:=MEDIAN([.$L4];[.$X4])" office:value-type="float"/>
          <table:table-cell table:formula="of:=MEDIAN([.$M4];[.$Y4])" office:value-type="float"/>
          <table:table-cell table:formula="of:=MEDIAN([.$N4];[.$Z4])" office:value-type="float"/>
          <table:table-cell table:formula="of:=MAX([.$B4];[.$O4])" office:value-type="float"/>
          <table:table-cell table:formula="of:=MAX([.$C4];[.$P4])" office:value-type="float"/>
          <table:table-cell table:formula="of:=MAX([.$D4];[.$Q4])" office:value-type="float"/>
          <table:table-cell table:formula="of:=MAX([.$E4];[.$R4])" office:value-type="float"/>
          <table:table-cell table:formula="of:=MAX([.$F4];[.$S4])" office:value-type="float"/>
          <table:table-cell table:formula="of:=MAX([.$G4];[.$T4])" office:value-type="float"/>
          <table:table-cell table:formula="of:=MAX([.$H4];[.$U4])" office:value-type="float"/>
          <table:table-cell table:formula="of:=MAX([.$I4];[.$V4])" office:value-type="float"/>
          <table:table-cell table:formula="of:=MAX([.$J4])" office:value-type="float"/>
          <table:table-cell table:formula="of:=MAX([.$K4];[.$W4])" office:value-type="float"/>
          <table:table-cell table:formula="of:=MAX([.$L4];[.$X4])" office:value-type="float"/>
          <table:table-cell table:formula="of:=MAX([.$M4];[.$Y4])" office:value-type="float"/>
          <table:table-cell table:formula="of:=MAX([.$N4];[.$Z4])" office:value-type="float"/>
        </table:table-row>
        <table:table-row table:style-name="ro1">
          <table:table-cell office:value-type="string">
            <text:p>p01.pddl/11</text:p>
          </table:table-cell>
          <table:table-cell office:value-type="float" office:value="1.53065"/>
          <table:table-cell office:value-type="float" office:value="1.489"/>
          <table:table-cell office:value-type="float" office:value="1.2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8831.0"/>
          <table:table-cell office:value-type="float" office:value="13084.0"/>
          <table:table-cell office:value-type="float" office:value="11815.0"/>
          <table:table-cell office:value-type="float" office:value="22662.0"/>
          <table:table-cell office:value-type="float" office:value="13818.0"/>
          <table:table-cell office:value-type="float" office:value="0.0"/>
          <table:table-cell office:value-type="float" office:value="0.0"/>
          <table:table-cell office:value-type="float" office:value="0.429129"/>
          <table:table-cell office:value-type="float" office:value="0.39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612.0"/>
          <table:table-cell office:value-type="float" office:value="2482.0"/>
          <table:table-cell office:value-type="float" office:value="22662.0"/>
          <table:table-cell office:value-type="float" office:value="13818.0"/>
          <table:table-cell office:value-type="float" office:value="0.0"/>
          <table:table-cell office:value-type="float" office:value="0.0"/>
          <table:table-cell table:formula="of:=MIN([.$B5];[.$O5])" office:value-type="float"/>
          <table:table-cell table:formula="of:=MIN([.$C5];[.$P5])" office:value-type="float"/>
          <table:table-cell table:formula="of:=MIN([.$D5];[.$Q5])" office:value-type="float"/>
          <table:table-cell table:formula="of:=MIN([.$E5];[.$R5])" office:value-type="float"/>
          <table:table-cell table:formula="of:=MIN([.$F5];[.$S5])" office:value-type="float"/>
          <table:table-cell table:formula="of:=MIN([.$G5];[.$T5])" office:value-type="float"/>
          <table:table-cell table:formula="of:=MIN([.$H5];[.$U5])" office:value-type="float"/>
          <table:table-cell table:formula="of:=MIN([.$I5];[.$V5])" office:value-type="float"/>
          <table:table-cell table:formula="of:=MIN([.$J5])" office:value-type="float"/>
          <table:table-cell table:formula="of:=MIN([.$K5];[.$W5])" office:value-type="float"/>
          <table:table-cell table:formula="of:=MIN([.$L5];[.$X5])" office:value-type="float"/>
          <table:table-cell table:formula="of:=MIN([.$M5];[.$Y5])" office:value-type="float"/>
          <table:table-cell table:formula="of:=MIN([.$N5];[.$Z5])" office:value-type="float"/>
          <table:table-cell table:formula="of:=MEDIAN([.$B5];[.$O5])" office:value-type="float"/>
          <table:table-cell table:formula="of:=MEDIAN([.$C5];[.$P5])" office:value-type="float"/>
          <table:table-cell table:formula="of:=MEDIAN([.$D5];[.$Q5])" office:value-type="float"/>
          <table:table-cell table:formula="of:=MEDIAN([.$E5];[.$R5])" office:value-type="float"/>
          <table:table-cell table:formula="of:=MEDIAN([.$F5];[.$S5])" office:value-type="float"/>
          <table:table-cell table:formula="of:=MEDIAN([.$G5];[.$T5])" office:value-type="float"/>
          <table:table-cell table:formula="of:=MEDIAN([.$H5];[.$U5])" office:value-type="float"/>
          <table:table-cell table:formula="of:=MEDIAN([.$I5];[.$V5])" office:value-type="float"/>
          <table:table-cell table:formula="of:=MEDIAN([.$J5])" office:value-type="float"/>
          <table:table-cell table:formula="of:=MEDIAN([.$K5];[.$W5])" office:value-type="float"/>
          <table:table-cell table:formula="of:=MEDIAN([.$L5];[.$X5])" office:value-type="float"/>
          <table:table-cell table:formula="of:=MEDIAN([.$M5];[.$Y5])" office:value-type="float"/>
          <table:table-cell table:formula="of:=MEDIAN([.$N5];[.$Z5])" office:value-type="float"/>
          <table:table-cell table:formula="of:=MAX([.$B5];[.$O5])" office:value-type="float"/>
          <table:table-cell table:formula="of:=MAX([.$C5];[.$P5])" office:value-type="float"/>
          <table:table-cell table:formula="of:=MAX([.$D5];[.$Q5])" office:value-type="float"/>
          <table:table-cell table:formula="of:=MAX([.$E5];[.$R5])" office:value-type="float"/>
          <table:table-cell table:formula="of:=MAX([.$F5];[.$S5])" office:value-type="float"/>
          <table:table-cell table:formula="of:=MAX([.$G5];[.$T5])" office:value-type="float"/>
          <table:table-cell table:formula="of:=MAX([.$H5];[.$U5])" office:value-type="float"/>
          <table:table-cell table:formula="of:=MAX([.$I5];[.$V5])" office:value-type="float"/>
          <table:table-cell table:formula="of:=MAX([.$J5])" office:value-type="float"/>
          <table:table-cell table:formula="of:=MAX([.$K5];[.$W5])" office:value-type="float"/>
          <table:table-cell table:formula="of:=MAX([.$L5];[.$X5])" office:value-type="float"/>
          <table:table-cell table:formula="of:=MAX([.$M5];[.$Y5])" office:value-type="float"/>
          <table:table-cell table:formula="of:=MAX([.$N5];[.$Z5])" office:value-type="float"/>
        </table:table-row>
        <table:table-row table:style-name="ro1">
          <table:table-cell office:value-type="string">
            <text:p>p01.pddl/12</text:p>
          </table:table-cell>
          <table:table-cell office:value-type="float" office:value="4.1767"/>
          <table:table-cell office:value-type="float" office:value="3.905"/>
          <table:table-cell office:value-type="float" office:value="3.63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1591.0"/>
          <table:table-cell office:value-type="float" office:value="30135.0"/>
          <table:table-cell office:value-type="float" office:value="28315.0"/>
          <table:table-cell office:value-type="float" office:value="24634.0"/>
          <table:table-cell office:value-type="float" office:value="15436.0"/>
          <table:table-cell office:value-type="float" office:value="0.0"/>
          <table:table-cell office:value-type="float" office:value="0.0"/>
          <table:table-cell office:value-type="float" office:value="0.618907"/>
          <table:table-cell office:value-type="float" office:value="0.579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271.0"/>
          <table:table-cell office:value-type="float" office:value="4662.0"/>
          <table:table-cell office:value-type="float" office:value="24634.0"/>
          <table:table-cell office:value-type="float" office:value="15436.0"/>
          <table:table-cell office:value-type="float" office:value="0.0"/>
          <table:table-cell office:value-type="float" office:value="0.0"/>
          <table:table-cell table:formula="of:=MIN([.$B6];[.$O6])" office:value-type="float"/>
          <table:table-cell table:formula="of:=MIN([.$C6];[.$P6])" office:value-type="float"/>
          <table:table-cell table:formula="of:=MIN([.$D6];[.$Q6])" office:value-type="float"/>
          <table:table-cell table:formula="of:=MIN([.$E6];[.$R6])" office:value-type="float"/>
          <table:table-cell table:formula="of:=MIN([.$F6];[.$S6])" office:value-type="float"/>
          <table:table-cell table:formula="of:=MIN([.$G6];[.$T6])" office:value-type="float"/>
          <table:table-cell table:formula="of:=MIN([.$H6];[.$U6])" office:value-type="float"/>
          <table:table-cell table:formula="of:=MIN([.$I6];[.$V6])" office:value-type="float"/>
          <table:table-cell table:formula="of:=MIN([.$J6])" office:value-type="float"/>
          <table:table-cell table:formula="of:=MIN([.$K6];[.$W6])" office:value-type="float"/>
          <table:table-cell table:formula="of:=MIN([.$L6];[.$X6])" office:value-type="float"/>
          <table:table-cell table:formula="of:=MIN([.$M6];[.$Y6])" office:value-type="float"/>
          <table:table-cell table:formula="of:=MIN([.$N6];[.$Z6])" office:value-type="float"/>
          <table:table-cell table:formula="of:=MEDIAN([.$B6];[.$O6])" office:value-type="float"/>
          <table:table-cell table:formula="of:=MEDIAN([.$C6];[.$P6])" office:value-type="float"/>
          <table:table-cell table:formula="of:=MEDIAN([.$D6];[.$Q6])" office:value-type="float"/>
          <table:table-cell table:formula="of:=MEDIAN([.$E6];[.$R6])" office:value-type="float"/>
          <table:table-cell table:formula="of:=MEDIAN([.$F6];[.$S6])" office:value-type="float"/>
          <table:table-cell table:formula="of:=MEDIAN([.$G6];[.$T6])" office:value-type="float"/>
          <table:table-cell table:formula="of:=MEDIAN([.$H6];[.$U6])" office:value-type="float"/>
          <table:table-cell table:formula="of:=MEDIAN([.$I6];[.$V6])" office:value-type="float"/>
          <table:table-cell table:formula="of:=MEDIAN([.$J6])" office:value-type="float"/>
          <table:table-cell table:formula="of:=MEDIAN([.$K6];[.$W6])" office:value-type="float"/>
          <table:table-cell table:formula="of:=MEDIAN([.$L6];[.$X6])" office:value-type="float"/>
          <table:table-cell table:formula="of:=MEDIAN([.$M6];[.$Y6])" office:value-type="float"/>
          <table:table-cell table:formula="of:=MEDIAN([.$N6];[.$Z6])" office:value-type="float"/>
          <table:table-cell table:formula="of:=MAX([.$B6];[.$O6])" office:value-type="float"/>
          <table:table-cell table:formula="of:=MAX([.$C6];[.$P6])" office:value-type="float"/>
          <table:table-cell table:formula="of:=MAX([.$D6];[.$Q6])" office:value-type="float"/>
          <table:table-cell table:formula="of:=MAX([.$E6];[.$R6])" office:value-type="float"/>
          <table:table-cell table:formula="of:=MAX([.$F6];[.$S6])" office:value-type="float"/>
          <table:table-cell table:formula="of:=MAX([.$G6];[.$T6])" office:value-type="float"/>
          <table:table-cell table:formula="of:=MAX([.$H6];[.$U6])" office:value-type="float"/>
          <table:table-cell table:formula="of:=MAX([.$I6];[.$V6])" office:value-type="float"/>
          <table:table-cell table:formula="of:=MAX([.$J6])" office:value-type="float"/>
          <table:table-cell table:formula="of:=MAX([.$K6];[.$W6])" office:value-type="float"/>
          <table:table-cell table:formula="of:=MAX([.$L6];[.$X6])" office:value-type="float"/>
          <table:table-cell table:formula="of:=MAX([.$M6];[.$Y6])" office:value-type="float"/>
          <table:table-cell table:formula="of:=MAX([.$N6];[.$Z6])" office:value-type="float"/>
        </table:table-row>
        <table:table-row table:style-name="ro1">
          <table:table-cell office:value-type="string">
            <text:p>p01.pddl/13</text:p>
          </table:table-cell>
          <table:table-cell office:value-type="float" office:value="0.376384"/>
          <table:table-cell office:value-type="float" office:value="0.336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23.0"/>
          <table:table-cell office:value-type="float" office:value="2044.0"/>
          <table:table-cell office:value-type="float" office:value="1421.0"/>
          <table:table-cell office:value-type="float" office:value="26606.0"/>
          <table:table-cell office:value-type="float" office:value="17054.0"/>
          <table:table-cell office:value-type="float" office:value="0.0"/>
          <table:table-cell office:value-type="float" office:value="0.0"/>
          <table:table-cell office:value-type="float" office:value="0.534758"/>
          <table:table-cell office:value-type="float" office:value="0.495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379.0"/>
          <table:table-cell office:value-type="float" office:value="3436.0"/>
          <table:table-cell office:value-type="float" office:value="26606.0"/>
          <table:table-cell office:value-type="float" office:value="17054.0"/>
          <table:table-cell office:value-type="float" office:value="0.0"/>
          <table:table-cell office:value-type="float" office:value="0.0"/>
          <table:table-cell table:formula="of:=MIN([.$B7];[.$O7])" office:value-type="float"/>
          <table:table-cell table:formula="of:=MIN([.$C7];[.$P7])" office:value-type="float"/>
          <table:table-cell table:formula="of:=MIN([.$D7];[.$Q7])" office:value-type="float"/>
          <table:table-cell table:formula="of:=MIN([.$E7];[.$R7])" office:value-type="float"/>
          <table:table-cell table:formula="of:=MIN([.$F7];[.$S7])" office:value-type="float"/>
          <table:table-cell table:formula="of:=MIN([.$G7];[.$T7])" office:value-type="float"/>
          <table:table-cell table:formula="of:=MIN([.$H7];[.$U7])" office:value-type="float"/>
          <table:table-cell table:formula="of:=MIN([.$I7];[.$V7])" office:value-type="float"/>
          <table:table-cell table:formula="of:=MIN([.$J7])" office:value-type="float"/>
          <table:table-cell table:formula="of:=MIN([.$K7];[.$W7])" office:value-type="float"/>
          <table:table-cell table:formula="of:=MIN([.$L7];[.$X7])" office:value-type="float"/>
          <table:table-cell table:formula="of:=MIN([.$M7];[.$Y7])" office:value-type="float"/>
          <table:table-cell table:formula="of:=MIN([.$N7];[.$Z7])" office:value-type="float"/>
          <table:table-cell table:formula="of:=MEDIAN([.$B7];[.$O7])" office:value-type="float"/>
          <table:table-cell table:formula="of:=MEDIAN([.$C7];[.$P7])" office:value-type="float"/>
          <table:table-cell table:formula="of:=MEDIAN([.$D7];[.$Q7])" office:value-type="float"/>
          <table:table-cell table:formula="of:=MEDIAN([.$E7];[.$R7])" office:value-type="float"/>
          <table:table-cell table:formula="of:=MEDIAN([.$F7];[.$S7])" office:value-type="float"/>
          <table:table-cell table:formula="of:=MEDIAN([.$G7];[.$T7])" office:value-type="float"/>
          <table:table-cell table:formula="of:=MEDIAN([.$H7];[.$U7])" office:value-type="float"/>
          <table:table-cell table:formula="of:=MEDIAN([.$I7];[.$V7])" office:value-type="float"/>
          <table:table-cell table:formula="of:=MEDIAN([.$J7])" office:value-type="float"/>
          <table:table-cell table:formula="of:=MEDIAN([.$K7];[.$W7])" office:value-type="float"/>
          <table:table-cell table:formula="of:=MEDIAN([.$L7];[.$X7])" office:value-type="float"/>
          <table:table-cell table:formula="of:=MEDIAN([.$M7];[.$Y7])" office:value-type="float"/>
          <table:table-cell table:formula="of:=MEDIAN([.$N7];[.$Z7])" office:value-type="float"/>
          <table:table-cell table:formula="of:=MAX([.$B7];[.$O7])" office:value-type="float"/>
          <table:table-cell table:formula="of:=MAX([.$C7];[.$P7])" office:value-type="float"/>
          <table:table-cell table:formula="of:=MAX([.$D7];[.$Q7])" office:value-type="float"/>
          <table:table-cell table:formula="of:=MAX([.$E7];[.$R7])" office:value-type="float"/>
          <table:table-cell table:formula="of:=MAX([.$F7];[.$S7])" office:value-type="float"/>
          <table:table-cell table:formula="of:=MAX([.$G7];[.$T7])" office:value-type="float"/>
          <table:table-cell table:formula="of:=MAX([.$H7];[.$U7])" office:value-type="float"/>
          <table:table-cell table:formula="of:=MAX([.$I7];[.$V7])" office:value-type="float"/>
          <table:table-cell table:formula="of:=MAX([.$J7])" office:value-type="float"/>
          <table:table-cell table:formula="of:=MAX([.$K7];[.$W7])" office:value-type="float"/>
          <table:table-cell table:formula="of:=MAX([.$L7];[.$X7])" office:value-type="float"/>
          <table:table-cell table:formula="of:=MAX([.$M7];[.$Y7])" office:value-type="float"/>
          <table:table-cell table:formula="of:=MAX([.$N7];[.$Z7])" office:value-type="float"/>
        </table:table-row>
        <table:table-row table:style-name="ro1">
          <table:table-cell office:value-type="string">
            <text:p>p01.pddl/14</text:p>
          </table:table-cell>
          <table:table-cell office:value-type="float" office:value="0.457958"/>
          <table:table-cell office:value-type="float" office:value="0.417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88.0"/>
          <table:table-cell office:value-type="float" office:value="2406.0"/>
          <table:table-cell office:value-type="float" office:value="1853.0"/>
          <table:table-cell office:value-type="float" office:value="28578.0"/>
          <table:table-cell office:value-type="float" office:value="18672.0"/>
          <table:table-cell office:value-type="float" office:value="0.0"/>
          <table:table-cell office:value-type="float" office:value="0.0"/>
          <table:table-cell office:value-type="float" office:value="0.588232"/>
          <table:table-cell office:value-type="float" office:value="0.548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087.0"/>
          <table:table-cell office:value-type="float" office:value="4655.0"/>
          <table:table-cell office:value-type="float" office:value="28578.0"/>
          <table:table-cell office:value-type="float" office:value="18672.0"/>
          <table:table-cell office:value-type="float" office:value="0.0"/>
          <table:table-cell office:value-type="float" office:value="0.0"/>
          <table:table-cell table:formula="of:=MIN([.$B8];[.$O8])" office:value-type="float"/>
          <table:table-cell table:formula="of:=MIN([.$C8];[.$P8])" office:value-type="float"/>
          <table:table-cell table:formula="of:=MIN([.$D8];[.$Q8])" office:value-type="float"/>
          <table:table-cell table:formula="of:=MIN([.$E8];[.$R8])" office:value-type="float"/>
          <table:table-cell table:formula="of:=MIN([.$F8];[.$S8])" office:value-type="float"/>
          <table:table-cell table:formula="of:=MIN([.$G8];[.$T8])" office:value-type="float"/>
          <table:table-cell table:formula="of:=MIN([.$H8];[.$U8])" office:value-type="float"/>
          <table:table-cell table:formula="of:=MIN([.$I8];[.$V8])" office:value-type="float"/>
          <table:table-cell table:formula="of:=MIN([.$J8])" office:value-type="float"/>
          <table:table-cell table:formula="of:=MIN([.$K8];[.$W8])" office:value-type="float"/>
          <table:table-cell table:formula="of:=MIN([.$L8];[.$X8])" office:value-type="float"/>
          <table:table-cell table:formula="of:=MIN([.$M8];[.$Y8])" office:value-type="float"/>
          <table:table-cell table:formula="of:=MIN([.$N8];[.$Z8])" office:value-type="float"/>
          <table:table-cell table:formula="of:=MEDIAN([.$B8];[.$O8])" office:value-type="float"/>
          <table:table-cell table:formula="of:=MEDIAN([.$C8];[.$P8])" office:value-type="float"/>
          <table:table-cell table:formula="of:=MEDIAN([.$D8];[.$Q8])" office:value-type="float"/>
          <table:table-cell table:formula="of:=MEDIAN([.$E8];[.$R8])" office:value-type="float"/>
          <table:table-cell table:formula="of:=MEDIAN([.$F8];[.$S8])" office:value-type="float"/>
          <table:table-cell table:formula="of:=MEDIAN([.$G8];[.$T8])" office:value-type="float"/>
          <table:table-cell table:formula="of:=MEDIAN([.$H8];[.$U8])" office:value-type="float"/>
          <table:table-cell table:formula="of:=MEDIAN([.$I8];[.$V8])" office:value-type="float"/>
          <table:table-cell table:formula="of:=MEDIAN([.$J8])" office:value-type="float"/>
          <table:table-cell table:formula="of:=MEDIAN([.$K8];[.$W8])" office:value-type="float"/>
          <table:table-cell table:formula="of:=MEDIAN([.$L8];[.$X8])" office:value-type="float"/>
          <table:table-cell table:formula="of:=MEDIAN([.$M8];[.$Y8])" office:value-type="float"/>
          <table:table-cell table:formula="of:=MEDIAN([.$N8];[.$Z8])" office:value-type="float"/>
          <table:table-cell table:formula="of:=MAX([.$B8];[.$O8])" office:value-type="float"/>
          <table:table-cell table:formula="of:=MAX([.$C8];[.$P8])" office:value-type="float"/>
          <table:table-cell table:formula="of:=MAX([.$D8];[.$Q8])" office:value-type="float"/>
          <table:table-cell table:formula="of:=MAX([.$E8];[.$R8])" office:value-type="float"/>
          <table:table-cell table:formula="of:=MAX([.$F8];[.$S8])" office:value-type="float"/>
          <table:table-cell table:formula="of:=MAX([.$G8];[.$T8])" office:value-type="float"/>
          <table:table-cell table:formula="of:=MAX([.$H8];[.$U8])" office:value-type="float"/>
          <table:table-cell table:formula="of:=MAX([.$I8];[.$V8])" office:value-type="float"/>
          <table:table-cell table:formula="of:=MAX([.$J8])" office:value-type="float"/>
          <table:table-cell table:formula="of:=MAX([.$K8];[.$W8])" office:value-type="float"/>
          <table:table-cell table:formula="of:=MAX([.$L8];[.$X8])" office:value-type="float"/>
          <table:table-cell table:formula="of:=MAX([.$M8];[.$Y8])" office:value-type="float"/>
          <table:table-cell table:formula="of:=MAX([.$N8];[.$Z8])" office:value-type="float"/>
        </table:table-row>
        <table:table-row table:style-name="ro1">
          <table:table-cell office:value-type="string">
            <text:p>p01.pddl/15</text:p>
          </table:table-cell>
          <table:table-cell office:value-type="float" office:value="0.438549"/>
          <table:table-cell office:value-type="float" office:value="0.398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03.0"/>
          <table:table-cell office:value-type="float" office:value="2413.0"/>
          <table:table-cell office:value-type="float" office:value="1807.0"/>
          <table:table-cell office:value-type="float" office:value="30550.0"/>
          <table:table-cell office:value-type="float" office:value="20290.0"/>
          <table:table-cell office:value-type="float" office:value="0.0"/>
          <table:table-cell office:value-type="float" office:value="0.0"/>
          <table:table-cell office:value-type="float" office:value="0.481071"/>
          <table:table-cell office:value-type="float" office:value="0.44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568.0"/>
          <table:table-cell office:value-type="float" office:value="2599.0"/>
          <table:table-cell office:value-type="float" office:value="30550.0"/>
          <table:table-cell office:value-type="float" office:value="20290.0"/>
          <table:table-cell office:value-type="float" office:value="0.0"/>
          <table:table-cell office:value-type="float" office:value="0.0"/>
          <table:table-cell table:formula="of:=MIN([.$B9];[.$O9])" office:value-type="float"/>
          <table:table-cell table:formula="of:=MIN([.$C9];[.$P9])" office:value-type="float"/>
          <table:table-cell table:formula="of:=MIN([.$D9];[.$Q9])" office:value-type="float"/>
          <table:table-cell table:formula="of:=MIN([.$E9];[.$R9])" office:value-type="float"/>
          <table:table-cell table:formula="of:=MIN([.$F9];[.$S9])" office:value-type="float"/>
          <table:table-cell table:formula="of:=MIN([.$G9];[.$T9])" office:value-type="float"/>
          <table:table-cell table:formula="of:=MIN([.$H9];[.$U9])" office:value-type="float"/>
          <table:table-cell table:formula="of:=MIN([.$I9];[.$V9])" office:value-type="float"/>
          <table:table-cell table:formula="of:=MIN([.$J9])" office:value-type="float"/>
          <table:table-cell table:formula="of:=MIN([.$K9];[.$W9])" office:value-type="float"/>
          <table:table-cell table:formula="of:=MIN([.$L9];[.$X9])" office:value-type="float"/>
          <table:table-cell table:formula="of:=MIN([.$M9];[.$Y9])" office:value-type="float"/>
          <table:table-cell table:formula="of:=MIN([.$N9];[.$Z9])" office:value-type="float"/>
          <table:table-cell table:formula="of:=MEDIAN([.$B9];[.$O9])" office:value-type="float"/>
          <table:table-cell table:formula="of:=MEDIAN([.$C9];[.$P9])" office:value-type="float"/>
          <table:table-cell table:formula="of:=MEDIAN([.$D9];[.$Q9])" office:value-type="float"/>
          <table:table-cell table:formula="of:=MEDIAN([.$E9];[.$R9])" office:value-type="float"/>
          <table:table-cell table:formula="of:=MEDIAN([.$F9];[.$S9])" office:value-type="float"/>
          <table:table-cell table:formula="of:=MEDIAN([.$G9];[.$T9])" office:value-type="float"/>
          <table:table-cell table:formula="of:=MEDIAN([.$H9];[.$U9])" office:value-type="float"/>
          <table:table-cell table:formula="of:=MEDIAN([.$I9];[.$V9])" office:value-type="float"/>
          <table:table-cell table:formula="of:=MEDIAN([.$J9])" office:value-type="float"/>
          <table:table-cell table:formula="of:=MEDIAN([.$K9];[.$W9])" office:value-type="float"/>
          <table:table-cell table:formula="of:=MEDIAN([.$L9];[.$X9])" office:value-type="float"/>
          <table:table-cell table:formula="of:=MEDIAN([.$M9];[.$Y9])" office:value-type="float"/>
          <table:table-cell table:formula="of:=MEDIAN([.$N9];[.$Z9])" office:value-type="float"/>
          <table:table-cell table:formula="of:=MAX([.$B9];[.$O9])" office:value-type="float"/>
          <table:table-cell table:formula="of:=MAX([.$C9];[.$P9])" office:value-type="float"/>
          <table:table-cell table:formula="of:=MAX([.$D9];[.$Q9])" office:value-type="float"/>
          <table:table-cell table:formula="of:=MAX([.$E9];[.$R9])" office:value-type="float"/>
          <table:table-cell table:formula="of:=MAX([.$F9];[.$S9])" office:value-type="float"/>
          <table:table-cell table:formula="of:=MAX([.$G9];[.$T9])" office:value-type="float"/>
          <table:table-cell table:formula="of:=MAX([.$H9];[.$U9])" office:value-type="float"/>
          <table:table-cell table:formula="of:=MAX([.$I9];[.$V9])" office:value-type="float"/>
          <table:table-cell table:formula="of:=MAX([.$J9])" office:value-type="float"/>
          <table:table-cell table:formula="of:=MAX([.$K9];[.$W9])" office:value-type="float"/>
          <table:table-cell table:formula="of:=MAX([.$L9];[.$X9])" office:value-type="float"/>
          <table:table-cell table:formula="of:=MAX([.$M9];[.$Y9])" office:value-type="float"/>
          <table:table-cell table:formula="of:=MAX([.$N9];[.$Z9])" office:value-type="float"/>
        </table:table-row>
        <table:table-row table:style-name="ro1">
          <table:table-cell office:value-type="string">
            <text:p>p01.pddl/16</text:p>
          </table:table-cell>
          <table:table-cell office:value-type="float" office:value="0.449235"/>
          <table:table-cell office:value-type="float" office:value="0.406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77.0"/>
          <table:table-cell office:value-type="float" office:value="2082.0"/>
          <table:table-cell office:value-type="float" office:value="1610.0"/>
          <table:table-cell office:value-type="float" office:value="32522.0"/>
          <table:table-cell office:value-type="float" office:value="21908.0"/>
          <table:table-cell office:value-type="float" office:value="0.0"/>
          <table:table-cell office:value-type="float" office:value="0.0"/>
          <table:table-cell office:value-type="float" office:value="0.449855"/>
          <table:table-cell office:value-type="float" office:value="0.41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11.0"/>
          <table:table-cell office:value-type="float" office:value="1762.0"/>
          <table:table-cell office:value-type="float" office:value="32522.0"/>
          <table:table-cell office:value-type="float" office:value="21908.0"/>
          <table:table-cell office:value-type="float" office:value="0.0"/>
          <table:table-cell office:value-type="float" office:value="0.0"/>
          <table:table-cell table:formula="of:=MIN([.$B10];[.$O10])" office:value-type="float"/>
          <table:table-cell table:formula="of:=MIN([.$C10];[.$P10])" office:value-type="float"/>
          <table:table-cell table:formula="of:=MIN([.$D10];[.$Q10])" office:value-type="float"/>
          <table:table-cell table:formula="of:=MIN([.$E10];[.$R10])" office:value-type="float"/>
          <table:table-cell table:formula="of:=MIN([.$F10];[.$S10])" office:value-type="float"/>
          <table:table-cell table:formula="of:=MIN([.$G10];[.$T10])" office:value-type="float"/>
          <table:table-cell table:formula="of:=MIN([.$H10];[.$U10])" office:value-type="float"/>
          <table:table-cell table:formula="of:=MIN([.$I10];[.$V10])" office:value-type="float"/>
          <table:table-cell table:formula="of:=MIN([.$J10])" office:value-type="float"/>
          <table:table-cell table:formula="of:=MIN([.$K10];[.$W10])" office:value-type="float"/>
          <table:table-cell table:formula="of:=MIN([.$L10];[.$X10])" office:value-type="float"/>
          <table:table-cell table:formula="of:=MIN([.$M10];[.$Y10])" office:value-type="float"/>
          <table:table-cell table:formula="of:=MIN([.$N10];[.$Z10])" office:value-type="float"/>
          <table:table-cell table:formula="of:=MEDIAN([.$B10];[.$O10])" office:value-type="float"/>
          <table:table-cell table:formula="of:=MEDIAN([.$C10];[.$P10])" office:value-type="float"/>
          <table:table-cell table:formula="of:=MEDIAN([.$D10];[.$Q10])" office:value-type="float"/>
          <table:table-cell table:formula="of:=MEDIAN([.$E10];[.$R10])" office:value-type="float"/>
          <table:table-cell table:formula="of:=MEDIAN([.$F10];[.$S10])" office:value-type="float"/>
          <table:table-cell table:formula="of:=MEDIAN([.$G10];[.$T10])" office:value-type="float"/>
          <table:table-cell table:formula="of:=MEDIAN([.$H10];[.$U10])" office:value-type="float"/>
          <table:table-cell table:formula="of:=MEDIAN([.$I10];[.$V10])" office:value-type="float"/>
          <table:table-cell table:formula="of:=MEDIAN([.$J10])" office:value-type="float"/>
          <table:table-cell table:formula="of:=MEDIAN([.$K10];[.$W10])" office:value-type="float"/>
          <table:table-cell table:formula="of:=MEDIAN([.$L10];[.$X10])" office:value-type="float"/>
          <table:table-cell table:formula="of:=MEDIAN([.$M10];[.$Y10])" office:value-type="float"/>
          <table:table-cell table:formula="of:=MEDIAN([.$N10];[.$Z10])" office:value-type="float"/>
          <table:table-cell table:formula="of:=MAX([.$B10];[.$O10])" office:value-type="float"/>
          <table:table-cell table:formula="of:=MAX([.$C10];[.$P10])" office:value-type="float"/>
          <table:table-cell table:formula="of:=MAX([.$D10];[.$Q10])" office:value-type="float"/>
          <table:table-cell table:formula="of:=MAX([.$E10];[.$R10])" office:value-type="float"/>
          <table:table-cell table:formula="of:=MAX([.$F10];[.$S10])" office:value-type="float"/>
          <table:table-cell table:formula="of:=MAX([.$G10];[.$T10])" office:value-type="float"/>
          <table:table-cell table:formula="of:=MAX([.$H10];[.$U10])" office:value-type="float"/>
          <table:table-cell table:formula="of:=MAX([.$I10];[.$V10])" office:value-type="float"/>
          <table:table-cell table:formula="of:=MAX([.$J10])" office:value-type="float"/>
          <table:table-cell table:formula="of:=MAX([.$K10];[.$W10])" office:value-type="float"/>
          <table:table-cell table:formula="of:=MAX([.$L10];[.$X10])" office:value-type="float"/>
          <table:table-cell table:formula="of:=MAX([.$M10];[.$Y10])" office:value-type="float"/>
          <table:table-cell table:formula="of:=MAX([.$N10];[.$Z10])" office:value-type="float"/>
        </table:table-row>
        <table:table-row table:style-name="ro1">
          <table:table-cell office:value-type="string">
            <text:p>p01.pddl/17</text:p>
          </table:table-cell>
          <table:table-cell office:value-type="float" office:value="0.530366"/>
          <table:table-cell office:value-type="float" office:value="0.48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73.0"/>
          <table:table-cell office:value-type="float" office:value="2110.0"/>
          <table:table-cell office:value-type="float" office:value="1729.0"/>
          <table:table-cell office:value-type="float" office:value="34494.0"/>
          <table:table-cell office:value-type="float" office:value="23526.0"/>
          <table:table-cell office:value-type="float" office:value="0.0"/>
          <table:table-cell office:value-type="float" office:value="0.0"/>
          <table:table-cell office:value-type="float" office:value="0.462942"/>
          <table:table-cell office:value-type="float" office:value="0.42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95.0"/>
          <table:table-cell office:value-type="float" office:value="916.0"/>
          <table:table-cell office:value-type="float" office:value="34494.0"/>
          <table:table-cell office:value-type="float" office:value="23526.0"/>
          <table:table-cell office:value-type="float" office:value="0.0"/>
          <table:table-cell office:value-type="float" office:value="0.0"/>
          <table:table-cell table:formula="of:=MIN([.$B11];[.$O11])" office:value-type="float"/>
          <table:table-cell table:formula="of:=MIN([.$C11];[.$P11])" office:value-type="float"/>
          <table:table-cell table:formula="of:=MIN([.$D11];[.$Q11])" office:value-type="float"/>
          <table:table-cell table:formula="of:=MIN([.$E11];[.$R11])" office:value-type="float"/>
          <table:table-cell table:formula="of:=MIN([.$F11];[.$S11])" office:value-type="float"/>
          <table:table-cell table:formula="of:=MIN([.$G11];[.$T11])" office:value-type="float"/>
          <table:table-cell table:formula="of:=MIN([.$H11];[.$U11])" office:value-type="float"/>
          <table:table-cell table:formula="of:=MIN([.$I11];[.$V11])" office:value-type="float"/>
          <table:table-cell table:formula="of:=MIN([.$J11])" office:value-type="float"/>
          <table:table-cell table:formula="of:=MIN([.$K11];[.$W11])" office:value-type="float"/>
          <table:table-cell table:formula="of:=MIN([.$L11];[.$X11])" office:value-type="float"/>
          <table:table-cell table:formula="of:=MIN([.$M11];[.$Y11])" office:value-type="float"/>
          <table:table-cell table:formula="of:=MIN([.$N11];[.$Z11])" office:value-type="float"/>
          <table:table-cell table:formula="of:=MEDIAN([.$B11];[.$O11])" office:value-type="float"/>
          <table:table-cell table:formula="of:=MEDIAN([.$C11];[.$P11])" office:value-type="float"/>
          <table:table-cell table:formula="of:=MEDIAN([.$D11];[.$Q11])" office:value-type="float"/>
          <table:table-cell table:formula="of:=MEDIAN([.$E11];[.$R11])" office:value-type="float"/>
          <table:table-cell table:formula="of:=MEDIAN([.$F11];[.$S11])" office:value-type="float"/>
          <table:table-cell table:formula="of:=MEDIAN([.$G11];[.$T11])" office:value-type="float"/>
          <table:table-cell table:formula="of:=MEDIAN([.$H11];[.$U11])" office:value-type="float"/>
          <table:table-cell table:formula="of:=MEDIAN([.$I11];[.$V11])" office:value-type="float"/>
          <table:table-cell table:formula="of:=MEDIAN([.$J11])" office:value-type="float"/>
          <table:table-cell table:formula="of:=MEDIAN([.$K11];[.$W11])" office:value-type="float"/>
          <table:table-cell table:formula="of:=MEDIAN([.$L11];[.$X11])" office:value-type="float"/>
          <table:table-cell table:formula="of:=MEDIAN([.$M11];[.$Y11])" office:value-type="float"/>
          <table:table-cell table:formula="of:=MEDIAN([.$N11];[.$Z11])" office:value-type="float"/>
          <table:table-cell table:formula="of:=MAX([.$B11];[.$O11])" office:value-type="float"/>
          <table:table-cell table:formula="of:=MAX([.$C11];[.$P11])" office:value-type="float"/>
          <table:table-cell table:formula="of:=MAX([.$D11];[.$Q11])" office:value-type="float"/>
          <table:table-cell table:formula="of:=MAX([.$E11];[.$R11])" office:value-type="float"/>
          <table:table-cell table:formula="of:=MAX([.$F11];[.$S11])" office:value-type="float"/>
          <table:table-cell table:formula="of:=MAX([.$G11];[.$T11])" office:value-type="float"/>
          <table:table-cell table:formula="of:=MAX([.$H11];[.$U11])" office:value-type="float"/>
          <table:table-cell table:formula="of:=MAX([.$I11];[.$V11])" office:value-type="float"/>
          <table:table-cell table:formula="of:=MAX([.$J11])" office:value-type="float"/>
          <table:table-cell table:formula="of:=MAX([.$K11];[.$W11])" office:value-type="float"/>
          <table:table-cell table:formula="of:=MAX([.$L11];[.$X11])" office:value-type="float"/>
          <table:table-cell table:formula="of:=MAX([.$M11];[.$Y11])" office:value-type="float"/>
          <table:table-cell table:formula="of:=MAX([.$N11];[.$Z11])" office:value-type="float"/>
        </table:table-row>
        <table:table-row table:style-name="ro1">
          <table:table-cell office:value-type="string">
            <text:p>p01.pddl/18</text:p>
          </table:table-cell>
          <table:table-cell office:value-type="float" office:value="0.542505"/>
          <table:table-cell office:value-type="float" office:value="0.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43.0"/>
          <table:table-cell office:value-type="float" office:value="1596.0"/>
          <table:table-cell office:value-type="float" office:value="1289.0"/>
          <table:table-cell office:value-type="float" office:value="36466.0"/>
          <table:table-cell office:value-type="float" office:value="25144.0"/>
          <table:table-cell office:value-type="float" office:value="0.0"/>
          <table:table-cell office:value-type="float" office:value="0.0"/>
          <table:table-cell office:value-type="float" office:value="0.481093"/>
          <table:table-cell office:value-type="float" office:value="0.44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999.0"/>
          <table:table-cell office:value-type="float" office:value="1775.0"/>
          <table:table-cell office:value-type="float" office:value="36466.0"/>
          <table:table-cell office:value-type="float" office:value="25144.0"/>
          <table:table-cell office:value-type="float" office:value="0.0"/>
          <table:table-cell office:value-type="float" office:value="0.0"/>
          <table:table-cell table:formula="of:=MIN([.$B12];[.$O12])" office:value-type="float"/>
          <table:table-cell table:formula="of:=MIN([.$C12];[.$P12])" office:value-type="float"/>
          <table:table-cell table:formula="of:=MIN([.$D12];[.$Q12])" office:value-type="float"/>
          <table:table-cell table:formula="of:=MIN([.$E12];[.$R12])" office:value-type="float"/>
          <table:table-cell table:formula="of:=MIN([.$F12];[.$S12])" office:value-type="float"/>
          <table:table-cell table:formula="of:=MIN([.$G12];[.$T12])" office:value-type="float"/>
          <table:table-cell table:formula="of:=MIN([.$H12];[.$U12])" office:value-type="float"/>
          <table:table-cell table:formula="of:=MIN([.$I12];[.$V12])" office:value-type="float"/>
          <table:table-cell table:formula="of:=MIN([.$J12])" office:value-type="float"/>
          <table:table-cell table:formula="of:=MIN([.$K12];[.$W12])" office:value-type="float"/>
          <table:table-cell table:formula="of:=MIN([.$L12];[.$X12])" office:value-type="float"/>
          <table:table-cell table:formula="of:=MIN([.$M12];[.$Y12])" office:value-type="float"/>
          <table:table-cell table:formula="of:=MIN([.$N12];[.$Z12])" office:value-type="float"/>
          <table:table-cell table:formula="of:=MEDIAN([.$B12];[.$O12])" office:value-type="float"/>
          <table:table-cell table:formula="of:=MEDIAN([.$C12];[.$P12])" office:value-type="float"/>
          <table:table-cell table:formula="of:=MEDIAN([.$D12];[.$Q12])" office:value-type="float"/>
          <table:table-cell table:formula="of:=MEDIAN([.$E12];[.$R12])" office:value-type="float"/>
          <table:table-cell table:formula="of:=MEDIAN([.$F12];[.$S12])" office:value-type="float"/>
          <table:table-cell table:formula="of:=MEDIAN([.$G12];[.$T12])" office:value-type="float"/>
          <table:table-cell table:formula="of:=MEDIAN([.$H12];[.$U12])" office:value-type="float"/>
          <table:table-cell table:formula="of:=MEDIAN([.$I12];[.$V12])" office:value-type="float"/>
          <table:table-cell table:formula="of:=MEDIAN([.$J12])" office:value-type="float"/>
          <table:table-cell table:formula="of:=MEDIAN([.$K12];[.$W12])" office:value-type="float"/>
          <table:table-cell table:formula="of:=MEDIAN([.$L12];[.$X12])" office:value-type="float"/>
          <table:table-cell table:formula="of:=MEDIAN([.$M12];[.$Y12])" office:value-type="float"/>
          <table:table-cell table:formula="of:=MEDIAN([.$N12];[.$Z12])" office:value-type="float"/>
          <table:table-cell table:formula="of:=MAX([.$B12];[.$O12])" office:value-type="float"/>
          <table:table-cell table:formula="of:=MAX([.$C12];[.$P12])" office:value-type="float"/>
          <table:table-cell table:formula="of:=MAX([.$D12];[.$Q12])" office:value-type="float"/>
          <table:table-cell table:formula="of:=MAX([.$E12];[.$R12])" office:value-type="float"/>
          <table:table-cell table:formula="of:=MAX([.$F12];[.$S12])" office:value-type="float"/>
          <table:table-cell table:formula="of:=MAX([.$G12];[.$T12])" office:value-type="float"/>
          <table:table-cell table:formula="of:=MAX([.$H12];[.$U12])" office:value-type="float"/>
          <table:table-cell table:formula="of:=MAX([.$I12];[.$V12])" office:value-type="float"/>
          <table:table-cell table:formula="of:=MAX([.$J12])" office:value-type="float"/>
          <table:table-cell table:formula="of:=MAX([.$K12];[.$W12])" office:value-type="float"/>
          <table:table-cell table:formula="of:=MAX([.$L12];[.$X12])" office:value-type="float"/>
          <table:table-cell table:formula="of:=MAX([.$M12];[.$Y12])" office:value-type="float"/>
          <table:table-cell table:formula="of:=MAX([.$N12];[.$Z12])" office:value-type="float"/>
        </table:table-row>
        <table:table-row table:style-name="ro1">
          <table:table-cell office:value-type="string">
            <text:p>p01.pddl/19</text:p>
          </table:table-cell>
          <table:table-cell office:value-type="float" office:value="0.518612"/>
          <table:table-cell office:value-type="float" office:value="0.473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41.0"/>
          <table:table-cell office:value-type="float" office:value="3363.0"/>
          <table:table-cell office:value-type="float" office:value="2832.0"/>
          <table:table-cell office:value-type="float" office:value="38438.0"/>
          <table:table-cell office:value-type="float" office:value="26762.0"/>
          <table:table-cell office:value-type="float" office:value="0.0"/>
          <table:table-cell office:value-type="float" office:value="0.0"/>
          <table:table-cell office:value-type="float" office:value="0.736769"/>
          <table:table-cell office:value-type="float" office:value="0.693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709.0"/>
          <table:table-cell office:value-type="float" office:value="4914.0"/>
          <table:table-cell office:value-type="float" office:value="38438.0"/>
          <table:table-cell office:value-type="float" office:value="26762.0"/>
          <table:table-cell office:value-type="float" office:value="0.0"/>
          <table:table-cell office:value-type="float" office:value="0.0"/>
          <table:table-cell table:formula="of:=MIN([.$B13];[.$O13])" office:value-type="float"/>
          <table:table-cell table:formula="of:=MIN([.$C13];[.$P13])" office:value-type="float"/>
          <table:table-cell table:formula="of:=MIN([.$D13];[.$Q13])" office:value-type="float"/>
          <table:table-cell table:formula="of:=MIN([.$E13];[.$R13])" office:value-type="float"/>
          <table:table-cell table:formula="of:=MIN([.$F13];[.$S13])" office:value-type="float"/>
          <table:table-cell table:formula="of:=MIN([.$G13];[.$T13])" office:value-type="float"/>
          <table:table-cell table:formula="of:=MIN([.$H13];[.$U13])" office:value-type="float"/>
          <table:table-cell table:formula="of:=MIN([.$I13];[.$V13])" office:value-type="float"/>
          <table:table-cell table:formula="of:=MIN([.$J13])" office:value-type="float"/>
          <table:table-cell table:formula="of:=MIN([.$K13];[.$W13])" office:value-type="float"/>
          <table:table-cell table:formula="of:=MIN([.$L13];[.$X13])" office:value-type="float"/>
          <table:table-cell table:formula="of:=MIN([.$M13];[.$Y13])" office:value-type="float"/>
          <table:table-cell table:formula="of:=MIN([.$N13];[.$Z13])" office:value-type="float"/>
          <table:table-cell table:formula="of:=MEDIAN([.$B13];[.$O13])" office:value-type="float"/>
          <table:table-cell table:formula="of:=MEDIAN([.$C13];[.$P13])" office:value-type="float"/>
          <table:table-cell table:formula="of:=MEDIAN([.$D13];[.$Q13])" office:value-type="float"/>
          <table:table-cell table:formula="of:=MEDIAN([.$E13];[.$R13])" office:value-type="float"/>
          <table:table-cell table:formula="of:=MEDIAN([.$F13];[.$S13])" office:value-type="float"/>
          <table:table-cell table:formula="of:=MEDIAN([.$G13];[.$T13])" office:value-type="float"/>
          <table:table-cell table:formula="of:=MEDIAN([.$H13];[.$U13])" office:value-type="float"/>
          <table:table-cell table:formula="of:=MEDIAN([.$I13];[.$V13])" office:value-type="float"/>
          <table:table-cell table:formula="of:=MEDIAN([.$J13])" office:value-type="float"/>
          <table:table-cell table:formula="of:=MEDIAN([.$K13];[.$W13])" office:value-type="float"/>
          <table:table-cell table:formula="of:=MEDIAN([.$L13];[.$X13])" office:value-type="float"/>
          <table:table-cell table:formula="of:=MEDIAN([.$M13];[.$Y13])" office:value-type="float"/>
          <table:table-cell table:formula="of:=MEDIAN([.$N13];[.$Z13])" office:value-type="float"/>
          <table:table-cell table:formula="of:=MAX([.$B13];[.$O13])" office:value-type="float"/>
          <table:table-cell table:formula="of:=MAX([.$C13];[.$P13])" office:value-type="float"/>
          <table:table-cell table:formula="of:=MAX([.$D13];[.$Q13])" office:value-type="float"/>
          <table:table-cell table:formula="of:=MAX([.$E13];[.$R13])" office:value-type="float"/>
          <table:table-cell table:formula="of:=MAX([.$F13];[.$S13])" office:value-type="float"/>
          <table:table-cell table:formula="of:=MAX([.$G13];[.$T13])" office:value-type="float"/>
          <table:table-cell table:formula="of:=MAX([.$H13];[.$U13])" office:value-type="float"/>
          <table:table-cell table:formula="of:=MAX([.$I13];[.$V13])" office:value-type="float"/>
          <table:table-cell table:formula="of:=MAX([.$J13])" office:value-type="float"/>
          <table:table-cell table:formula="of:=MAX([.$K13];[.$W13])" office:value-type="float"/>
          <table:table-cell table:formula="of:=MAX([.$L13];[.$X13])" office:value-type="float"/>
          <table:table-cell table:formula="of:=MAX([.$M13];[.$Y13])" office:value-type="float"/>
          <table:table-cell table:formula="of:=MAX([.$N13];[.$Z13])" office:value-type="float"/>
        </table:table-row>
        <table:table-row table:style-name="ro1">
          <table:table-cell office:value-type="string">
            <text:p>p01.pddl/2</text:p>
          </table:table-cell>
          <table:table-cell office:value-type="float" office:value="0.105067"/>
          <table:table-cell office:value-type="float" office:value="0.0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914.0"/>
          <table:table-cell office:value-type="float" office:value="77.0"/>
          <table:table-cell office:value-type="float" office:value="0.0"/>
          <table:table-cell office:value-type="float" office:value="0.0"/>
          <table:table-cell office:value-type="float" office:value="0.092821"/>
          <table:table-cell office:value-type="float" office:value="0.0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914.0"/>
          <table:table-cell office:value-type="float" office:value="77.0"/>
          <table:table-cell office:value-type="float" office:value="0.0"/>
          <table:table-cell office:value-type="float" office:value="0.0"/>
          <table:table-cell table:formula="of:=MIN([.$B14];[.$O14])" office:value-type="float"/>
          <table:table-cell table:formula="of:=MIN([.$C14];[.$P14])" office:value-type="float"/>
          <table:table-cell table:formula="of:=MIN([.$D14];[.$Q14])" office:value-type="float"/>
          <table:table-cell table:formula="of:=MIN([.$E14];[.$R14])" office:value-type="float"/>
          <table:table-cell table:formula="of:=MIN([.$F14];[.$S14])" office:value-type="float"/>
          <table:table-cell table:formula="of:=MIN([.$G14];[.$T14])" office:value-type="float"/>
          <table:table-cell table:formula="of:=MIN([.$H14];[.$U14])" office:value-type="float"/>
          <table:table-cell table:formula="of:=MIN([.$I14];[.$V14])" office:value-type="float"/>
          <table:table-cell table:formula="of:=MIN([.$J14])" office:value-type="float"/>
          <table:table-cell table:formula="of:=MIN([.$K14];[.$W14])" office:value-type="float"/>
          <table:table-cell table:formula="of:=MIN([.$L14];[.$X14])" office:value-type="float"/>
          <table:table-cell table:formula="of:=MIN([.$M14];[.$Y14])" office:value-type="float"/>
          <table:table-cell table:formula="of:=MIN([.$N14];[.$Z14])" office:value-type="float"/>
          <table:table-cell table:formula="of:=MEDIAN([.$B14];[.$O14])" office:value-type="float"/>
          <table:table-cell table:formula="of:=MEDIAN([.$C14];[.$P14])" office:value-type="float"/>
          <table:table-cell table:formula="of:=MEDIAN([.$D14];[.$Q14])" office:value-type="float"/>
          <table:table-cell table:formula="of:=MEDIAN([.$E14];[.$R14])" office:value-type="float"/>
          <table:table-cell table:formula="of:=MEDIAN([.$F14];[.$S14])" office:value-type="float"/>
          <table:table-cell table:formula="of:=MEDIAN([.$G14];[.$T14])" office:value-type="float"/>
          <table:table-cell table:formula="of:=MEDIAN([.$H14];[.$U14])" office:value-type="float"/>
          <table:table-cell table:formula="of:=MEDIAN([.$I14];[.$V14])" office:value-type="float"/>
          <table:table-cell table:formula="of:=MEDIAN([.$J14])" office:value-type="float"/>
          <table:table-cell table:formula="of:=MEDIAN([.$K14];[.$W14])" office:value-type="float"/>
          <table:table-cell table:formula="of:=MEDIAN([.$L14];[.$X14])" office:value-type="float"/>
          <table:table-cell table:formula="of:=MEDIAN([.$M14];[.$Y14])" office:value-type="float"/>
          <table:table-cell table:formula="of:=MEDIAN([.$N14];[.$Z14])" office:value-type="float"/>
          <table:table-cell table:formula="of:=MAX([.$B14];[.$O14])" office:value-type="float"/>
          <table:table-cell table:formula="of:=MAX([.$C14];[.$P14])" office:value-type="float"/>
          <table:table-cell table:formula="of:=MAX([.$D14];[.$Q14])" office:value-type="float"/>
          <table:table-cell table:formula="of:=MAX([.$E14];[.$R14])" office:value-type="float"/>
          <table:table-cell table:formula="of:=MAX([.$F14];[.$S14])" office:value-type="float"/>
          <table:table-cell table:formula="of:=MAX([.$G14];[.$T14])" office:value-type="float"/>
          <table:table-cell table:formula="of:=MAX([.$H14];[.$U14])" office:value-type="float"/>
          <table:table-cell table:formula="of:=MAX([.$I14];[.$V14])" office:value-type="float"/>
          <table:table-cell table:formula="of:=MAX([.$J14])" office:value-type="float"/>
          <table:table-cell table:formula="of:=MAX([.$K14];[.$W14])" office:value-type="float"/>
          <table:table-cell table:formula="of:=MAX([.$L14];[.$X14])" office:value-type="float"/>
          <table:table-cell table:formula="of:=MAX([.$M14];[.$Y14])" office:value-type="float"/>
          <table:table-cell table:formula="of:=MAX([.$N14];[.$Z14])" office:value-type="float"/>
        </table:table-row>
        <table:table-row table:style-name="ro1">
          <table:table-cell office:value-type="string">
            <text:p>p01.pddl/20</text:p>
          </table:table-cell>
          <table:table-cell office:value-type="float" office:value="0.552735"/>
          <table:table-cell office:value-type="float" office:value="0.51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26.0"/>
          <table:table-cell office:value-type="float" office:value="2995.0"/>
          <table:table-cell office:value-type="float" office:value="2603.0"/>
          <table:table-cell office:value-type="float" office:value="40410.0"/>
          <table:table-cell office:value-type="float" office:value="28380.0"/>
          <table:table-cell office:value-type="float" office:value="0.0"/>
          <table:table-cell office:value-type="float" office:value="0.0"/>
          <table:table-cell office:value-type="float" office:value="0.582699"/>
          <table:table-cell office:value-type="float" office:value="0.539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82.0"/>
          <table:table-cell office:value-type="float" office:value="1602.0"/>
          <table:table-cell office:value-type="float" office:value="40410.0"/>
          <table:table-cell office:value-type="float" office:value="28380.0"/>
          <table:table-cell office:value-type="float" office:value="0.0"/>
          <table:table-cell office:value-type="float" office:value="0.0"/>
          <table:table-cell table:formula="of:=MIN([.$B15];[.$O15])" office:value-type="float"/>
          <table:table-cell table:formula="of:=MIN([.$C15];[.$P15])" office:value-type="float"/>
          <table:table-cell table:formula="of:=MIN([.$D15];[.$Q15])" office:value-type="float"/>
          <table:table-cell table:formula="of:=MIN([.$E15];[.$R15])" office:value-type="float"/>
          <table:table-cell table:formula="of:=MIN([.$F15];[.$S15])" office:value-type="float"/>
          <table:table-cell table:formula="of:=MIN([.$G15];[.$T15])" office:value-type="float"/>
          <table:table-cell table:formula="of:=MIN([.$H15];[.$U15])" office:value-type="float"/>
          <table:table-cell table:formula="of:=MIN([.$I15];[.$V15])" office:value-type="float"/>
          <table:table-cell table:formula="of:=MIN([.$J15])" office:value-type="float"/>
          <table:table-cell table:formula="of:=MIN([.$K15];[.$W15])" office:value-type="float"/>
          <table:table-cell table:formula="of:=MIN([.$L15];[.$X15])" office:value-type="float"/>
          <table:table-cell table:formula="of:=MIN([.$M15];[.$Y15])" office:value-type="float"/>
          <table:table-cell table:formula="of:=MIN([.$N15];[.$Z15])" office:value-type="float"/>
          <table:table-cell table:formula="of:=MEDIAN([.$B15];[.$O15])" office:value-type="float"/>
          <table:table-cell table:formula="of:=MEDIAN([.$C15];[.$P15])" office:value-type="float"/>
          <table:table-cell table:formula="of:=MEDIAN([.$D15];[.$Q15])" office:value-type="float"/>
          <table:table-cell table:formula="of:=MEDIAN([.$E15];[.$R15])" office:value-type="float"/>
          <table:table-cell table:formula="of:=MEDIAN([.$F15];[.$S15])" office:value-type="float"/>
          <table:table-cell table:formula="of:=MEDIAN([.$G15];[.$T15])" office:value-type="float"/>
          <table:table-cell table:formula="of:=MEDIAN([.$H15];[.$U15])" office:value-type="float"/>
          <table:table-cell table:formula="of:=MEDIAN([.$I15];[.$V15])" office:value-type="float"/>
          <table:table-cell table:formula="of:=MEDIAN([.$J15])" office:value-type="float"/>
          <table:table-cell table:formula="of:=MEDIAN([.$K15];[.$W15])" office:value-type="float"/>
          <table:table-cell table:formula="of:=MEDIAN([.$L15];[.$X15])" office:value-type="float"/>
          <table:table-cell table:formula="of:=MEDIAN([.$M15];[.$Y15])" office:value-type="float"/>
          <table:table-cell table:formula="of:=MEDIAN([.$N15];[.$Z15])" office:value-type="float"/>
          <table:table-cell table:formula="of:=MAX([.$B15];[.$O15])" office:value-type="float"/>
          <table:table-cell table:formula="of:=MAX([.$C15];[.$P15])" office:value-type="float"/>
          <table:table-cell table:formula="of:=MAX([.$D15];[.$Q15])" office:value-type="float"/>
          <table:table-cell table:formula="of:=MAX([.$E15];[.$R15])" office:value-type="float"/>
          <table:table-cell table:formula="of:=MAX([.$F15];[.$S15])" office:value-type="float"/>
          <table:table-cell table:formula="of:=MAX([.$G15];[.$T15])" office:value-type="float"/>
          <table:table-cell table:formula="of:=MAX([.$H15];[.$U15])" office:value-type="float"/>
          <table:table-cell table:formula="of:=MAX([.$I15];[.$V15])" office:value-type="float"/>
          <table:table-cell table:formula="of:=MAX([.$J15])" office:value-type="float"/>
          <table:table-cell table:formula="of:=MAX([.$K15];[.$W15])" office:value-type="float"/>
          <table:table-cell table:formula="of:=MAX([.$L15];[.$X15])" office:value-type="float"/>
          <table:table-cell table:formula="of:=MAX([.$M15];[.$Y15])" office:value-type="float"/>
          <table:table-cell table:formula="of:=MAX([.$N15];[.$Z15])" office:value-type="float"/>
        </table:table-row>
        <table:table-row table:style-name="ro1">
          <table:table-cell office:value-type="string">
            <text:p>p01.pddl/21</text:p>
          </table:table-cell>
          <table:table-cell office:value-type="float" office:value="0.63477"/>
          <table:table-cell office:value-type="float" office:value="0.591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07.0"/>
          <table:table-cell office:value-type="float" office:value="3041.0"/>
          <table:table-cell office:value-type="float" office:value="2584.0"/>
          <table:table-cell office:value-type="float" office:value="42382.0"/>
          <table:table-cell office:value-type="float" office:value="29998.0"/>
          <table:table-cell office:value-type="float" office:value="0.0"/>
          <table:table-cell office:value-type="float" office:value="0.0"/>
          <table:table-cell office:value-type="float" office:value="0.656433"/>
          <table:table-cell office:value-type="float" office:value="0.612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965.0"/>
          <table:table-cell office:value-type="float" office:value="1844.0"/>
          <table:table-cell office:value-type="float" office:value="42382.0"/>
          <table:table-cell office:value-type="float" office:value="29998.0"/>
          <table:table-cell office:value-type="float" office:value="0.0"/>
          <table:table-cell office:value-type="float" office:value="0.0"/>
          <table:table-cell table:formula="of:=MIN([.$B16];[.$O16])" office:value-type="float"/>
          <table:table-cell table:formula="of:=MIN([.$C16];[.$P16])" office:value-type="float"/>
          <table:table-cell table:formula="of:=MIN([.$D16];[.$Q16])" office:value-type="float"/>
          <table:table-cell table:formula="of:=MIN([.$E16];[.$R16])" office:value-type="float"/>
          <table:table-cell table:formula="of:=MIN([.$F16];[.$S16])" office:value-type="float"/>
          <table:table-cell table:formula="of:=MIN([.$G16];[.$T16])" office:value-type="float"/>
          <table:table-cell table:formula="of:=MIN([.$H16];[.$U16])" office:value-type="float"/>
          <table:table-cell table:formula="of:=MIN([.$I16];[.$V16])" office:value-type="float"/>
          <table:table-cell table:formula="of:=MIN([.$J16])" office:value-type="float"/>
          <table:table-cell table:formula="of:=MIN([.$K16];[.$W16])" office:value-type="float"/>
          <table:table-cell table:formula="of:=MIN([.$L16];[.$X16])" office:value-type="float"/>
          <table:table-cell table:formula="of:=MIN([.$M16];[.$Y16])" office:value-type="float"/>
          <table:table-cell table:formula="of:=MIN([.$N16];[.$Z16])" office:value-type="float"/>
          <table:table-cell table:formula="of:=MEDIAN([.$B16];[.$O16])" office:value-type="float"/>
          <table:table-cell table:formula="of:=MEDIAN([.$C16];[.$P16])" office:value-type="float"/>
          <table:table-cell table:formula="of:=MEDIAN([.$D16];[.$Q16])" office:value-type="float"/>
          <table:table-cell table:formula="of:=MEDIAN([.$E16];[.$R16])" office:value-type="float"/>
          <table:table-cell table:formula="of:=MEDIAN([.$F16];[.$S16])" office:value-type="float"/>
          <table:table-cell table:formula="of:=MEDIAN([.$G16];[.$T16])" office:value-type="float"/>
          <table:table-cell table:formula="of:=MEDIAN([.$H16];[.$U16])" office:value-type="float"/>
          <table:table-cell table:formula="of:=MEDIAN([.$I16];[.$V16])" office:value-type="float"/>
          <table:table-cell table:formula="of:=MEDIAN([.$J16])" office:value-type="float"/>
          <table:table-cell table:formula="of:=MEDIAN([.$K16];[.$W16])" office:value-type="float"/>
          <table:table-cell table:formula="of:=MEDIAN([.$L16];[.$X16])" office:value-type="float"/>
          <table:table-cell table:formula="of:=MEDIAN([.$M16];[.$Y16])" office:value-type="float"/>
          <table:table-cell table:formula="of:=MEDIAN([.$N16];[.$Z16])" office:value-type="float"/>
          <table:table-cell table:formula="of:=MAX([.$B16];[.$O16])" office:value-type="float"/>
          <table:table-cell table:formula="of:=MAX([.$C16];[.$P16])" office:value-type="float"/>
          <table:table-cell table:formula="of:=MAX([.$D16];[.$Q16])" office:value-type="float"/>
          <table:table-cell table:formula="of:=MAX([.$E16];[.$R16])" office:value-type="float"/>
          <table:table-cell table:formula="of:=MAX([.$F16];[.$S16])" office:value-type="float"/>
          <table:table-cell table:formula="of:=MAX([.$G16];[.$T16])" office:value-type="float"/>
          <table:table-cell table:formula="of:=MAX([.$H16];[.$U16])" office:value-type="float"/>
          <table:table-cell table:formula="of:=MAX([.$I16];[.$V16])" office:value-type="float"/>
          <table:table-cell table:formula="of:=MAX([.$J16])" office:value-type="float"/>
          <table:table-cell table:formula="of:=MAX([.$K16];[.$W16])" office:value-type="float"/>
          <table:table-cell table:formula="of:=MAX([.$L16];[.$X16])" office:value-type="float"/>
          <table:table-cell table:formula="of:=MAX([.$M16];[.$Y16])" office:value-type="float"/>
          <table:table-cell table:formula="of:=MAX([.$N16];[.$Z16])" office:value-type="float"/>
        </table:table-row>
        <table:table-row table:style-name="ro1">
          <table:table-cell office:value-type="string">
            <text:p>p01.pddl/22</text:p>
          </table:table-cell>
          <table:table-cell office:value-type="float" office:value="0.660619"/>
          <table:table-cell office:value-type="float" office:value="0.617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91.0"/>
          <table:table-cell office:value-type="float" office:value="2804.0"/>
          <table:table-cell office:value-type="float" office:value="2399.0"/>
          <table:table-cell office:value-type="float" office:value="44354.0"/>
          <table:table-cell office:value-type="float" office:value="31616.0"/>
          <table:table-cell office:value-type="float" office:value="0.0"/>
          <table:table-cell office:value-type="float" office:value="0.0"/>
          <table:table-cell office:value-type="float" office:value="0.603376"/>
          <table:table-cell office:value-type="float" office:value="0.561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34.0"/>
          <table:table-cell office:value-type="float" office:value="1428.0"/>
          <table:table-cell office:value-type="float" office:value="44354.0"/>
          <table:table-cell office:value-type="float" office:value="31616.0"/>
          <table:table-cell office:value-type="float" office:value="0.0"/>
          <table:table-cell office:value-type="float" office:value="0.0"/>
          <table:table-cell table:formula="of:=MIN([.$B17];[.$O17])" office:value-type="float"/>
          <table:table-cell table:formula="of:=MIN([.$C17];[.$P17])" office:value-type="float"/>
          <table:table-cell table:formula="of:=MIN([.$D17];[.$Q17])" office:value-type="float"/>
          <table:table-cell table:formula="of:=MIN([.$E17];[.$R17])" office:value-type="float"/>
          <table:table-cell table:formula="of:=MIN([.$F17];[.$S17])" office:value-type="float"/>
          <table:table-cell table:formula="of:=MIN([.$G17];[.$T17])" office:value-type="float"/>
          <table:table-cell table:formula="of:=MIN([.$H17];[.$U17])" office:value-type="float"/>
          <table:table-cell table:formula="of:=MIN([.$I17];[.$V17])" office:value-type="float"/>
          <table:table-cell table:formula="of:=MIN([.$J17])" office:value-type="float"/>
          <table:table-cell table:formula="of:=MIN([.$K17];[.$W17])" office:value-type="float"/>
          <table:table-cell table:formula="of:=MIN([.$L17];[.$X17])" office:value-type="float"/>
          <table:table-cell table:formula="of:=MIN([.$M17];[.$Y17])" office:value-type="float"/>
          <table:table-cell table:formula="of:=MIN([.$N17];[.$Z17])" office:value-type="float"/>
          <table:table-cell table:formula="of:=MEDIAN([.$B17];[.$O17])" office:value-type="float"/>
          <table:table-cell table:formula="of:=MEDIAN([.$C17];[.$P17])" office:value-type="float"/>
          <table:table-cell table:formula="of:=MEDIAN([.$D17];[.$Q17])" office:value-type="float"/>
          <table:table-cell table:formula="of:=MEDIAN([.$E17];[.$R17])" office:value-type="float"/>
          <table:table-cell table:formula="of:=MEDIAN([.$F17];[.$S17])" office:value-type="float"/>
          <table:table-cell table:formula="of:=MEDIAN([.$G17];[.$T17])" office:value-type="float"/>
          <table:table-cell table:formula="of:=MEDIAN([.$H17];[.$U17])" office:value-type="float"/>
          <table:table-cell table:formula="of:=MEDIAN([.$I17];[.$V17])" office:value-type="float"/>
          <table:table-cell table:formula="of:=MEDIAN([.$J17])" office:value-type="float"/>
          <table:table-cell table:formula="of:=MEDIAN([.$K17];[.$W17])" office:value-type="float"/>
          <table:table-cell table:formula="of:=MEDIAN([.$L17];[.$X17])" office:value-type="float"/>
          <table:table-cell table:formula="of:=MEDIAN([.$M17];[.$Y17])" office:value-type="float"/>
          <table:table-cell table:formula="of:=MEDIAN([.$N17];[.$Z17])" office:value-type="float"/>
          <table:table-cell table:formula="of:=MAX([.$B17];[.$O17])" office:value-type="float"/>
          <table:table-cell table:formula="of:=MAX([.$C17];[.$P17])" office:value-type="float"/>
          <table:table-cell table:formula="of:=MAX([.$D17];[.$Q17])" office:value-type="float"/>
          <table:table-cell table:formula="of:=MAX([.$E17];[.$R17])" office:value-type="float"/>
          <table:table-cell table:formula="of:=MAX([.$F17];[.$S17])" office:value-type="float"/>
          <table:table-cell table:formula="of:=MAX([.$G17];[.$T17])" office:value-type="float"/>
          <table:table-cell table:formula="of:=MAX([.$H17];[.$U17])" office:value-type="float"/>
          <table:table-cell table:formula="of:=MAX([.$I17];[.$V17])" office:value-type="float"/>
          <table:table-cell table:formula="of:=MAX([.$J17])" office:value-type="float"/>
          <table:table-cell table:formula="of:=MAX([.$K17];[.$W17])" office:value-type="float"/>
          <table:table-cell table:formula="of:=MAX([.$L17];[.$X17])" office:value-type="float"/>
          <table:table-cell table:formula="of:=MAX([.$M17];[.$Y17])" office:value-type="float"/>
          <table:table-cell table:formula="of:=MAX([.$N17];[.$Z17])" office:value-type="float"/>
        </table:table-row>
        <table:table-row table:style-name="ro1">
          <table:table-cell office:value-type="string">
            <text:p>p01.pddl/23</text:p>
          </table:table-cell>
          <table:table-cell office:value-type="float" office:value="0.671451"/>
          <table:table-cell office:value-type="float" office:value="0.626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57.0"/>
          <table:table-cell office:value-type="float" office:value="2861.0"/>
          <table:table-cell office:value-type="float" office:value="2489.0"/>
          <table:table-cell office:value-type="float" office:value="46326.0"/>
          <table:table-cell office:value-type="float" office:value="33234.0"/>
          <table:table-cell office:value-type="float" office:value="0.0"/>
          <table:table-cell office:value-type="float" office:value="0.0"/>
          <table:table-cell office:value-type="float" office:value="0.582051"/>
          <table:table-cell office:value-type="float" office:value="0.535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55.0"/>
          <table:table-cell office:value-type="float" office:value="1474.0"/>
          <table:table-cell office:value-type="float" office:value="46326.0"/>
          <table:table-cell office:value-type="float" office:value="33234.0"/>
          <table:table-cell office:value-type="float" office:value="0.0"/>
          <table:table-cell office:value-type="float" office:value="0.0"/>
          <table:table-cell table:formula="of:=MIN([.$B18];[.$O18])" office:value-type="float"/>
          <table:table-cell table:formula="of:=MIN([.$C18];[.$P18])" office:value-type="float"/>
          <table:table-cell table:formula="of:=MIN([.$D18];[.$Q18])" office:value-type="float"/>
          <table:table-cell table:formula="of:=MIN([.$E18];[.$R18])" office:value-type="float"/>
          <table:table-cell table:formula="of:=MIN([.$F18];[.$S18])" office:value-type="float"/>
          <table:table-cell table:formula="of:=MIN([.$G18];[.$T18])" office:value-type="float"/>
          <table:table-cell table:formula="of:=MIN([.$H18];[.$U18])" office:value-type="float"/>
          <table:table-cell table:formula="of:=MIN([.$I18];[.$V18])" office:value-type="float"/>
          <table:table-cell table:formula="of:=MIN([.$J18])" office:value-type="float"/>
          <table:table-cell table:formula="of:=MIN([.$K18];[.$W18])" office:value-type="float"/>
          <table:table-cell table:formula="of:=MIN([.$L18];[.$X18])" office:value-type="float"/>
          <table:table-cell table:formula="of:=MIN([.$M18];[.$Y18])" office:value-type="float"/>
          <table:table-cell table:formula="of:=MIN([.$N18];[.$Z18])" office:value-type="float"/>
          <table:table-cell table:formula="of:=MEDIAN([.$B18];[.$O18])" office:value-type="float"/>
          <table:table-cell table:formula="of:=MEDIAN([.$C18];[.$P18])" office:value-type="float"/>
          <table:table-cell table:formula="of:=MEDIAN([.$D18];[.$Q18])" office:value-type="float"/>
          <table:table-cell table:formula="of:=MEDIAN([.$E18];[.$R18])" office:value-type="float"/>
          <table:table-cell table:formula="of:=MEDIAN([.$F18];[.$S18])" office:value-type="float"/>
          <table:table-cell table:formula="of:=MEDIAN([.$G18];[.$T18])" office:value-type="float"/>
          <table:table-cell table:formula="of:=MEDIAN([.$H18];[.$U18])" office:value-type="float"/>
          <table:table-cell table:formula="of:=MEDIAN([.$I18];[.$V18])" office:value-type="float"/>
          <table:table-cell table:formula="of:=MEDIAN([.$J18])" office:value-type="float"/>
          <table:table-cell table:formula="of:=MEDIAN([.$K18];[.$W18])" office:value-type="float"/>
          <table:table-cell table:formula="of:=MEDIAN([.$L18];[.$X18])" office:value-type="float"/>
          <table:table-cell table:formula="of:=MEDIAN([.$M18];[.$Y18])" office:value-type="float"/>
          <table:table-cell table:formula="of:=MEDIAN([.$N18];[.$Z18])" office:value-type="float"/>
          <table:table-cell table:formula="of:=MAX([.$B18];[.$O18])" office:value-type="float"/>
          <table:table-cell table:formula="of:=MAX([.$C18];[.$P18])" office:value-type="float"/>
          <table:table-cell table:formula="of:=MAX([.$D18];[.$Q18])" office:value-type="float"/>
          <table:table-cell table:formula="of:=MAX([.$E18];[.$R18])" office:value-type="float"/>
          <table:table-cell table:formula="of:=MAX([.$F18];[.$S18])" office:value-type="float"/>
          <table:table-cell table:formula="of:=MAX([.$G18];[.$T18])" office:value-type="float"/>
          <table:table-cell table:formula="of:=MAX([.$H18];[.$U18])" office:value-type="float"/>
          <table:table-cell table:formula="of:=MAX([.$I18];[.$V18])" office:value-type="float"/>
          <table:table-cell table:formula="of:=MAX([.$J18])" office:value-type="float"/>
          <table:table-cell table:formula="of:=MAX([.$K18];[.$W18])" office:value-type="float"/>
          <table:table-cell table:formula="of:=MAX([.$L18];[.$X18])" office:value-type="float"/>
          <table:table-cell table:formula="of:=MAX([.$M18];[.$Y18])" office:value-type="float"/>
          <table:table-cell table:formula="of:=MAX([.$N18];[.$Z18])" office:value-type="float"/>
        </table:table-row>
        <table:table-row table:style-name="ro1">
          <table:table-cell office:value-type="string">
            <text:p>p01.pddl/24</text:p>
          </table:table-cell>
          <table:table-cell office:value-type="float" office:value="0.642926"/>
          <table:table-cell office:value-type="float" office:value="0.593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25.0"/>
          <table:table-cell office:value-type="float" office:value="4206.0"/>
          <table:table-cell office:value-type="float" office:value="3759.0"/>
          <table:table-cell office:value-type="float" office:value="48298.0"/>
          <table:table-cell office:value-type="float" office:value="34852.0"/>
          <table:table-cell office:value-type="float" office:value="0.0"/>
          <table:table-cell office:value-type="float" office:value="0.0"/>
          <table:table-cell office:value-type="float" office:value="0.551215"/>
          <table:table-cell office:value-type="float" office:value="0.50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19.0"/>
          <table:table-cell office:value-type="float" office:value="639.0"/>
          <table:table-cell office:value-type="float" office:value="48298.0"/>
          <table:table-cell office:value-type="float" office:value="34852.0"/>
          <table:table-cell office:value-type="float" office:value="0.0"/>
          <table:table-cell office:value-type="float" office:value="0.0"/>
          <table:table-cell table:formula="of:=MIN([.$B19];[.$O19])" office:value-type="float"/>
          <table:table-cell table:formula="of:=MIN([.$C19];[.$P19])" office:value-type="float"/>
          <table:table-cell table:formula="of:=MIN([.$D19];[.$Q19])" office:value-type="float"/>
          <table:table-cell table:formula="of:=MIN([.$E19];[.$R19])" office:value-type="float"/>
          <table:table-cell table:formula="of:=MIN([.$F19];[.$S19])" office:value-type="float"/>
          <table:table-cell table:formula="of:=MIN([.$G19];[.$T19])" office:value-type="float"/>
          <table:table-cell table:formula="of:=MIN([.$H19];[.$U19])" office:value-type="float"/>
          <table:table-cell table:formula="of:=MIN([.$I19];[.$V19])" office:value-type="float"/>
          <table:table-cell table:formula="of:=MIN([.$J19])" office:value-type="float"/>
          <table:table-cell table:formula="of:=MIN([.$K19];[.$W19])" office:value-type="float"/>
          <table:table-cell table:formula="of:=MIN([.$L19];[.$X19])" office:value-type="float"/>
          <table:table-cell table:formula="of:=MIN([.$M19];[.$Y19])" office:value-type="float"/>
          <table:table-cell table:formula="of:=MIN([.$N19];[.$Z19])" office:value-type="float"/>
          <table:table-cell table:formula="of:=MEDIAN([.$B19];[.$O19])" office:value-type="float"/>
          <table:table-cell table:formula="of:=MEDIAN([.$C19];[.$P19])" office:value-type="float"/>
          <table:table-cell table:formula="of:=MEDIAN([.$D19];[.$Q19])" office:value-type="float"/>
          <table:table-cell table:formula="of:=MEDIAN([.$E19];[.$R19])" office:value-type="float"/>
          <table:table-cell table:formula="of:=MEDIAN([.$F19];[.$S19])" office:value-type="float"/>
          <table:table-cell table:formula="of:=MEDIAN([.$G19];[.$T19])" office:value-type="float"/>
          <table:table-cell table:formula="of:=MEDIAN([.$H19];[.$U19])" office:value-type="float"/>
          <table:table-cell table:formula="of:=MEDIAN([.$I19];[.$V19])" office:value-type="float"/>
          <table:table-cell table:formula="of:=MEDIAN([.$J19])" office:value-type="float"/>
          <table:table-cell table:formula="of:=MEDIAN([.$K19];[.$W19])" office:value-type="float"/>
          <table:table-cell table:formula="of:=MEDIAN([.$L19];[.$X19])" office:value-type="float"/>
          <table:table-cell table:formula="of:=MEDIAN([.$M19];[.$Y19])" office:value-type="float"/>
          <table:table-cell table:formula="of:=MEDIAN([.$N19];[.$Z19])" office:value-type="float"/>
          <table:table-cell table:formula="of:=MAX([.$B19];[.$O19])" office:value-type="float"/>
          <table:table-cell table:formula="of:=MAX([.$C19];[.$P19])" office:value-type="float"/>
          <table:table-cell table:formula="of:=MAX([.$D19];[.$Q19])" office:value-type="float"/>
          <table:table-cell table:formula="of:=MAX([.$E19];[.$R19])" office:value-type="float"/>
          <table:table-cell table:formula="of:=MAX([.$F19];[.$S19])" office:value-type="float"/>
          <table:table-cell table:formula="of:=MAX([.$G19];[.$T19])" office:value-type="float"/>
          <table:table-cell table:formula="of:=MAX([.$H19];[.$U19])" office:value-type="float"/>
          <table:table-cell table:formula="of:=MAX([.$I19];[.$V19])" office:value-type="float"/>
          <table:table-cell table:formula="of:=MAX([.$J19])" office:value-type="float"/>
          <table:table-cell table:formula="of:=MAX([.$K19];[.$W19])" office:value-type="float"/>
          <table:table-cell table:formula="of:=MAX([.$L19];[.$X19])" office:value-type="float"/>
          <table:table-cell table:formula="of:=MAX([.$M19];[.$Y19])" office:value-type="float"/>
          <table:table-cell table:formula="of:=MAX([.$N19];[.$Z19])" office:value-type="float"/>
        </table:table-row>
        <table:table-row table:style-name="ro1">
          <table:table-cell office:value-type="string">
            <text:p>p01.pddl/25</text:p>
          </table:table-cell>
          <table:table-cell office:value-type="float" office:value="0.733669"/>
          <table:table-cell office:value-type="float" office:value="0.683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39.0"/>
          <table:table-cell office:value-type="float" office:value="3612.0"/>
          <table:table-cell office:value-type="float" office:value="3115.0"/>
          <table:table-cell office:value-type="float" office:value="50270.0"/>
          <table:table-cell office:value-type="float" office:value="36470.0"/>
          <table:table-cell office:value-type="float" office:value="0.0"/>
          <table:table-cell office:value-type="float" office:value="0.0"/>
          <table:table-cell office:value-type="float" office:value="0.69628"/>
          <table:table-cell office:value-type="float" office:value="0.651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55.0"/>
          <table:table-cell office:value-type="float" office:value="1600.0"/>
          <table:table-cell office:value-type="float" office:value="50270.0"/>
          <table:table-cell office:value-type="float" office:value="36470.0"/>
          <table:table-cell office:value-type="float" office:value="0.0"/>
          <table:table-cell office:value-type="float" office:value="0.0"/>
          <table:table-cell table:formula="of:=MIN([.$B20];[.$O20])" office:value-type="float"/>
          <table:table-cell table:formula="of:=MIN([.$C20];[.$P20])" office:value-type="float"/>
          <table:table-cell table:formula="of:=MIN([.$D20];[.$Q20])" office:value-type="float"/>
          <table:table-cell table:formula="of:=MIN([.$E20];[.$R20])" office:value-type="float"/>
          <table:table-cell table:formula="of:=MIN([.$F20];[.$S20])" office:value-type="float"/>
          <table:table-cell table:formula="of:=MIN([.$G20];[.$T20])" office:value-type="float"/>
          <table:table-cell table:formula="of:=MIN([.$H20];[.$U20])" office:value-type="float"/>
          <table:table-cell table:formula="of:=MIN([.$I20];[.$V20])" office:value-type="float"/>
          <table:table-cell table:formula="of:=MIN([.$J20])" office:value-type="float"/>
          <table:table-cell table:formula="of:=MIN([.$K20];[.$W20])" office:value-type="float"/>
          <table:table-cell table:formula="of:=MIN([.$L20];[.$X20])" office:value-type="float"/>
          <table:table-cell table:formula="of:=MIN([.$M20];[.$Y20])" office:value-type="float"/>
          <table:table-cell table:formula="of:=MIN([.$N20];[.$Z20])" office:value-type="float"/>
          <table:table-cell table:formula="of:=MEDIAN([.$B20];[.$O20])" office:value-type="float"/>
          <table:table-cell table:formula="of:=MEDIAN([.$C20];[.$P20])" office:value-type="float"/>
          <table:table-cell table:formula="of:=MEDIAN([.$D20];[.$Q20])" office:value-type="float"/>
          <table:table-cell table:formula="of:=MEDIAN([.$E20];[.$R20])" office:value-type="float"/>
          <table:table-cell table:formula="of:=MEDIAN([.$F20];[.$S20])" office:value-type="float"/>
          <table:table-cell table:formula="of:=MEDIAN([.$G20];[.$T20])" office:value-type="float"/>
          <table:table-cell table:formula="of:=MEDIAN([.$H20];[.$U20])" office:value-type="float"/>
          <table:table-cell table:formula="of:=MEDIAN([.$I20];[.$V20])" office:value-type="float"/>
          <table:table-cell table:formula="of:=MEDIAN([.$J20])" office:value-type="float"/>
          <table:table-cell table:formula="of:=MEDIAN([.$K20];[.$W20])" office:value-type="float"/>
          <table:table-cell table:formula="of:=MEDIAN([.$L20];[.$X20])" office:value-type="float"/>
          <table:table-cell table:formula="of:=MEDIAN([.$M20];[.$Y20])" office:value-type="float"/>
          <table:table-cell table:formula="of:=MEDIAN([.$N20];[.$Z20])" office:value-type="float"/>
          <table:table-cell table:formula="of:=MAX([.$B20];[.$O20])" office:value-type="float"/>
          <table:table-cell table:formula="of:=MAX([.$C20];[.$P20])" office:value-type="float"/>
          <table:table-cell table:formula="of:=MAX([.$D20];[.$Q20])" office:value-type="float"/>
          <table:table-cell table:formula="of:=MAX([.$E20];[.$R20])" office:value-type="float"/>
          <table:table-cell table:formula="of:=MAX([.$F20];[.$S20])" office:value-type="float"/>
          <table:table-cell table:formula="of:=MAX([.$G20];[.$T20])" office:value-type="float"/>
          <table:table-cell table:formula="of:=MAX([.$H20];[.$U20])" office:value-type="float"/>
          <table:table-cell table:formula="of:=MAX([.$I20];[.$V20])" office:value-type="float"/>
          <table:table-cell table:formula="of:=MAX([.$J20])" office:value-type="float"/>
          <table:table-cell table:formula="of:=MAX([.$K20];[.$W20])" office:value-type="float"/>
          <table:table-cell table:formula="of:=MAX([.$L20];[.$X20])" office:value-type="float"/>
          <table:table-cell table:formula="of:=MAX([.$M20];[.$Y20])" office:value-type="float"/>
          <table:table-cell table:formula="of:=MAX([.$N20];[.$Z20])" office:value-type="float"/>
        </table:table-row>
        <table:table-row table:style-name="ro1">
          <table:table-cell office:value-type="string">
            <text:p>p01.pddl/26</text:p>
          </table:table-cell>
          <table:table-cell office:value-type="float" office:value="0.786786"/>
          <table:table-cell office:value-type="float" office:value="0.741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51.0"/>
          <table:table-cell office:value-type="float" office:value="3689.0"/>
          <table:table-cell office:value-type="float" office:value="3131.0"/>
          <table:table-cell office:value-type="float" office:value="52242.0"/>
          <table:table-cell office:value-type="float" office:value="38088.0"/>
          <table:table-cell office:value-type="float" office:value="0.0"/>
          <table:table-cell office:value-type="float" office:value="0.0"/>
          <table:table-cell office:value-type="float" office:value="0.762357"/>
          <table:table-cell office:value-type="float" office:value="0.715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187.0"/>
          <table:table-cell office:value-type="float" office:value="2384.0"/>
          <table:table-cell office:value-type="float" office:value="52242.0"/>
          <table:table-cell office:value-type="float" office:value="38088.0"/>
          <table:table-cell office:value-type="float" office:value="0.0"/>
          <table:table-cell office:value-type="float" office:value="0.0"/>
          <table:table-cell table:formula="of:=MIN([.$B21];[.$O21])" office:value-type="float"/>
          <table:table-cell table:formula="of:=MIN([.$C21];[.$P21])" office:value-type="float"/>
          <table:table-cell table:formula="of:=MIN([.$D21];[.$Q21])" office:value-type="float"/>
          <table:table-cell table:formula="of:=MIN([.$E21];[.$R21])" office:value-type="float"/>
          <table:table-cell table:formula="of:=MIN([.$F21];[.$S21])" office:value-type="float"/>
          <table:table-cell table:formula="of:=MIN([.$G21];[.$T21])" office:value-type="float"/>
          <table:table-cell table:formula="of:=MIN([.$H21];[.$U21])" office:value-type="float"/>
          <table:table-cell table:formula="of:=MIN([.$I21];[.$V21])" office:value-type="float"/>
          <table:table-cell table:formula="of:=MIN([.$J21])" office:value-type="float"/>
          <table:table-cell table:formula="of:=MIN([.$K21];[.$W21])" office:value-type="float"/>
          <table:table-cell table:formula="of:=MIN([.$L21];[.$X21])" office:value-type="float"/>
          <table:table-cell table:formula="of:=MIN([.$M21];[.$Y21])" office:value-type="float"/>
          <table:table-cell table:formula="of:=MIN([.$N21];[.$Z21])" office:value-type="float"/>
          <table:table-cell table:formula="of:=MEDIAN([.$B21];[.$O21])" office:value-type="float"/>
          <table:table-cell table:formula="of:=MEDIAN([.$C21];[.$P21])" office:value-type="float"/>
          <table:table-cell table:formula="of:=MEDIAN([.$D21];[.$Q21])" office:value-type="float"/>
          <table:table-cell table:formula="of:=MEDIAN([.$E21];[.$R21])" office:value-type="float"/>
          <table:table-cell table:formula="of:=MEDIAN([.$F21];[.$S21])" office:value-type="float"/>
          <table:table-cell table:formula="of:=MEDIAN([.$G21];[.$T21])" office:value-type="float"/>
          <table:table-cell table:formula="of:=MEDIAN([.$H21];[.$U21])" office:value-type="float"/>
          <table:table-cell table:formula="of:=MEDIAN([.$I21];[.$V21])" office:value-type="float"/>
          <table:table-cell table:formula="of:=MEDIAN([.$J21])" office:value-type="float"/>
          <table:table-cell table:formula="of:=MEDIAN([.$K21];[.$W21])" office:value-type="float"/>
          <table:table-cell table:formula="of:=MEDIAN([.$L21];[.$X21])" office:value-type="float"/>
          <table:table-cell table:formula="of:=MEDIAN([.$M21];[.$Y21])" office:value-type="float"/>
          <table:table-cell table:formula="of:=MEDIAN([.$N21];[.$Z21])" office:value-type="float"/>
          <table:table-cell table:formula="of:=MAX([.$B21];[.$O21])" office:value-type="float"/>
          <table:table-cell table:formula="of:=MAX([.$C21];[.$P21])" office:value-type="float"/>
          <table:table-cell table:formula="of:=MAX([.$D21];[.$Q21])" office:value-type="float"/>
          <table:table-cell table:formula="of:=MAX([.$E21];[.$R21])" office:value-type="float"/>
          <table:table-cell table:formula="of:=MAX([.$F21];[.$S21])" office:value-type="float"/>
          <table:table-cell table:formula="of:=MAX([.$G21];[.$T21])" office:value-type="float"/>
          <table:table-cell table:formula="of:=MAX([.$H21];[.$U21])" office:value-type="float"/>
          <table:table-cell table:formula="of:=MAX([.$I21];[.$V21])" office:value-type="float"/>
          <table:table-cell table:formula="of:=MAX([.$J21])" office:value-type="float"/>
          <table:table-cell table:formula="of:=MAX([.$K21];[.$W21])" office:value-type="float"/>
          <table:table-cell table:formula="of:=MAX([.$L21];[.$X21])" office:value-type="float"/>
          <table:table-cell table:formula="of:=MAX([.$M21];[.$Y21])" office:value-type="float"/>
          <table:table-cell table:formula="of:=MAX([.$N21];[.$Z21])" office:value-type="float"/>
        </table:table-row>
        <table:table-row table:style-name="ro1">
          <table:table-cell office:value-type="string">
            <text:p>p01.pddl/27</text:p>
          </table:table-cell>
          <table:table-cell office:value-type="float" office:value="0.735246"/>
          <table:table-cell office:value-type="float" office:value="0.688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93.0"/>
          <table:table-cell office:value-type="float" office:value="5112.0"/>
          <table:table-cell office:value-type="float" office:value="4517.0"/>
          <table:table-cell office:value-type="float" office:value="54214.0"/>
          <table:table-cell office:value-type="float" office:value="39706.0"/>
          <table:table-cell office:value-type="float" office:value="0.0"/>
          <table:table-cell office:value-type="float" office:value="0.0"/>
          <table:table-cell office:value-type="float" office:value="0.6849"/>
          <table:table-cell office:value-type="float" office:value="0.639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992.0"/>
          <table:table-cell office:value-type="float" office:value="2026.0"/>
          <table:table-cell office:value-type="float" office:value="54214.0"/>
          <table:table-cell office:value-type="float" office:value="39706.0"/>
          <table:table-cell office:value-type="float" office:value="0.0"/>
          <table:table-cell office:value-type="float" office:value="0.0"/>
          <table:table-cell table:formula="of:=MIN([.$B22];[.$O22])" office:value-type="float"/>
          <table:table-cell table:formula="of:=MIN([.$C22];[.$P22])" office:value-type="float"/>
          <table:table-cell table:formula="of:=MIN([.$D22];[.$Q22])" office:value-type="float"/>
          <table:table-cell table:formula="of:=MIN([.$E22];[.$R22])" office:value-type="float"/>
          <table:table-cell table:formula="of:=MIN([.$F22];[.$S22])" office:value-type="float"/>
          <table:table-cell table:formula="of:=MIN([.$G22];[.$T22])" office:value-type="float"/>
          <table:table-cell table:formula="of:=MIN([.$H22];[.$U22])" office:value-type="float"/>
          <table:table-cell table:formula="of:=MIN([.$I22];[.$V22])" office:value-type="float"/>
          <table:table-cell table:formula="of:=MIN([.$J22])" office:value-type="float"/>
          <table:table-cell table:formula="of:=MIN([.$K22];[.$W22])" office:value-type="float"/>
          <table:table-cell table:formula="of:=MIN([.$L22];[.$X22])" office:value-type="float"/>
          <table:table-cell table:formula="of:=MIN([.$M22];[.$Y22])" office:value-type="float"/>
          <table:table-cell table:formula="of:=MIN([.$N22];[.$Z22])" office:value-type="float"/>
          <table:table-cell table:formula="of:=MEDIAN([.$B22];[.$O22])" office:value-type="float"/>
          <table:table-cell table:formula="of:=MEDIAN([.$C22];[.$P22])" office:value-type="float"/>
          <table:table-cell table:formula="of:=MEDIAN([.$D22];[.$Q22])" office:value-type="float"/>
          <table:table-cell table:formula="of:=MEDIAN([.$E22];[.$R22])" office:value-type="float"/>
          <table:table-cell table:formula="of:=MEDIAN([.$F22];[.$S22])" office:value-type="float"/>
          <table:table-cell table:formula="of:=MEDIAN([.$G22];[.$T22])" office:value-type="float"/>
          <table:table-cell table:formula="of:=MEDIAN([.$H22];[.$U22])" office:value-type="float"/>
          <table:table-cell table:formula="of:=MEDIAN([.$I22];[.$V22])" office:value-type="float"/>
          <table:table-cell table:formula="of:=MEDIAN([.$J22])" office:value-type="float"/>
          <table:table-cell table:formula="of:=MEDIAN([.$K22];[.$W22])" office:value-type="float"/>
          <table:table-cell table:formula="of:=MEDIAN([.$L22];[.$X22])" office:value-type="float"/>
          <table:table-cell table:formula="of:=MEDIAN([.$M22];[.$Y22])" office:value-type="float"/>
          <table:table-cell table:formula="of:=MEDIAN([.$N22];[.$Z22])" office:value-type="float"/>
          <table:table-cell table:formula="of:=MAX([.$B22];[.$O22])" office:value-type="float"/>
          <table:table-cell table:formula="of:=MAX([.$C22];[.$P22])" office:value-type="float"/>
          <table:table-cell table:formula="of:=MAX([.$D22];[.$Q22])" office:value-type="float"/>
          <table:table-cell table:formula="of:=MAX([.$E22];[.$R22])" office:value-type="float"/>
          <table:table-cell table:formula="of:=MAX([.$F22];[.$S22])" office:value-type="float"/>
          <table:table-cell table:formula="of:=MAX([.$G22];[.$T22])" office:value-type="float"/>
          <table:table-cell table:formula="of:=MAX([.$H22];[.$U22])" office:value-type="float"/>
          <table:table-cell table:formula="of:=MAX([.$I22];[.$V22])" office:value-type="float"/>
          <table:table-cell table:formula="of:=MAX([.$J22])" office:value-type="float"/>
          <table:table-cell table:formula="of:=MAX([.$K22];[.$W22])" office:value-type="float"/>
          <table:table-cell table:formula="of:=MAX([.$L22];[.$X22])" office:value-type="float"/>
          <table:table-cell table:formula="of:=MAX([.$M22];[.$Y22])" office:value-type="float"/>
          <table:table-cell table:formula="of:=MAX([.$N22];[.$Z22])" office:value-type="float"/>
        </table:table-row>
        <table:table-row table:style-name="ro1">
          <table:table-cell office:value-type="string">
            <text:p>p01.pddl/28</text:p>
          </table:table-cell>
          <table:table-cell office:value-type="float" office:value="0.810973"/>
          <table:table-cell office:value-type="float" office:value="0.764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11.0"/>
          <table:table-cell office:value-type="float" office:value="5163.0"/>
          <table:table-cell office:value-type="float" office:value="4660.0"/>
          <table:table-cell office:value-type="float" office:value="56186.0"/>
          <table:table-cell office:value-type="float" office:value="41324.0"/>
          <table:table-cell office:value-type="float" office:value="0.0"/>
          <table:table-cell office:value-type="float" office:value="0.0"/>
          <table:table-cell office:value-type="float" office:value="0.71367"/>
          <table:table-cell office:value-type="float" office:value="0.665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92.0"/>
          <table:table-cell office:value-type="float" office:value="1574.0"/>
          <table:table-cell office:value-type="float" office:value="56186.0"/>
          <table:table-cell office:value-type="float" office:value="41324.0"/>
          <table:table-cell office:value-type="float" office:value="0.0"/>
          <table:table-cell office:value-type="float" office:value="0.0"/>
          <table:table-cell table:formula="of:=MIN([.$B23];[.$O23])" office:value-type="float"/>
          <table:table-cell table:formula="of:=MIN([.$C23];[.$P23])" office:value-type="float"/>
          <table:table-cell table:formula="of:=MIN([.$D23];[.$Q23])" office:value-type="float"/>
          <table:table-cell table:formula="of:=MIN([.$E23];[.$R23])" office:value-type="float"/>
          <table:table-cell table:formula="of:=MIN([.$F23];[.$S23])" office:value-type="float"/>
          <table:table-cell table:formula="of:=MIN([.$G23];[.$T23])" office:value-type="float"/>
          <table:table-cell table:formula="of:=MIN([.$H23];[.$U23])" office:value-type="float"/>
          <table:table-cell table:formula="of:=MIN([.$I23];[.$V23])" office:value-type="float"/>
          <table:table-cell table:formula="of:=MIN([.$J23])" office:value-type="float"/>
          <table:table-cell table:formula="of:=MIN([.$K23];[.$W23])" office:value-type="float"/>
          <table:table-cell table:formula="of:=MIN([.$L23];[.$X23])" office:value-type="float"/>
          <table:table-cell table:formula="of:=MIN([.$M23];[.$Y23])" office:value-type="float"/>
          <table:table-cell table:formula="of:=MIN([.$N23];[.$Z23])" office:value-type="float"/>
          <table:table-cell table:formula="of:=MEDIAN([.$B23];[.$O23])" office:value-type="float"/>
          <table:table-cell table:formula="of:=MEDIAN([.$C23];[.$P23])" office:value-type="float"/>
          <table:table-cell table:formula="of:=MEDIAN([.$D23];[.$Q23])" office:value-type="float"/>
          <table:table-cell table:formula="of:=MEDIAN([.$E23];[.$R23])" office:value-type="float"/>
          <table:table-cell table:formula="of:=MEDIAN([.$F23];[.$S23])" office:value-type="float"/>
          <table:table-cell table:formula="of:=MEDIAN([.$G23];[.$T23])" office:value-type="float"/>
          <table:table-cell table:formula="of:=MEDIAN([.$H23];[.$U23])" office:value-type="float"/>
          <table:table-cell table:formula="of:=MEDIAN([.$I23];[.$V23])" office:value-type="float"/>
          <table:table-cell table:formula="of:=MEDIAN([.$J23])" office:value-type="float"/>
          <table:table-cell table:formula="of:=MEDIAN([.$K23];[.$W23])" office:value-type="float"/>
          <table:table-cell table:formula="of:=MEDIAN([.$L23];[.$X23])" office:value-type="float"/>
          <table:table-cell table:formula="of:=MEDIAN([.$M23];[.$Y23])" office:value-type="float"/>
          <table:table-cell table:formula="of:=MEDIAN([.$N23];[.$Z23])" office:value-type="float"/>
          <table:table-cell table:formula="of:=MAX([.$B23];[.$O23])" office:value-type="float"/>
          <table:table-cell table:formula="of:=MAX([.$C23];[.$P23])" office:value-type="float"/>
          <table:table-cell table:formula="of:=MAX([.$D23];[.$Q23])" office:value-type="float"/>
          <table:table-cell table:formula="of:=MAX([.$E23];[.$R23])" office:value-type="float"/>
          <table:table-cell table:formula="of:=MAX([.$F23];[.$S23])" office:value-type="float"/>
          <table:table-cell table:formula="of:=MAX([.$G23];[.$T23])" office:value-type="float"/>
          <table:table-cell table:formula="of:=MAX([.$H23];[.$U23])" office:value-type="float"/>
          <table:table-cell table:formula="of:=MAX([.$I23];[.$V23])" office:value-type="float"/>
          <table:table-cell table:formula="of:=MAX([.$J23])" office:value-type="float"/>
          <table:table-cell table:formula="of:=MAX([.$K23];[.$W23])" office:value-type="float"/>
          <table:table-cell table:formula="of:=MAX([.$L23];[.$X23])" office:value-type="float"/>
          <table:table-cell table:formula="of:=MAX([.$M23];[.$Y23])" office:value-type="float"/>
          <table:table-cell table:formula="of:=MAX([.$N23];[.$Z23])" office:value-type="float"/>
        </table:table-row>
        <table:table-row table:style-name="ro1">
          <table:table-cell office:value-type="string">
            <text:p>p01.pddl/29</text:p>
          </table:table-cell>
          <table:table-cell office:value-type="float" office:value="0.881521"/>
          <table:table-cell office:value-type="float" office:value="0.834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9.0"/>
          <table:table-cell office:value-type="float" office:value="4142.0"/>
          <table:table-cell office:value-type="float" office:value="3715.0"/>
          <table:table-cell office:value-type="float" office:value="58158.0"/>
          <table:table-cell office:value-type="float" office:value="42942.0"/>
          <table:table-cell office:value-type="float" office:value="0.0"/>
          <table:table-cell office:value-type="float" office:value="0.0"/>
          <table:table-cell office:value-type="float" office:value="0.665902"/>
          <table:table-cell office:value-type="float" office:value="0.61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587.0"/>
          <table:table-cell office:value-type="float" office:value="58158.0"/>
          <table:table-cell office:value-type="float" office:value="42942.0"/>
          <table:table-cell office:value-type="float" office:value="0.0"/>
          <table:table-cell office:value-type="float" office:value="0.0"/>
          <table:table-cell table:formula="of:=MIN([.$B24];[.$O24])" office:value-type="float"/>
          <table:table-cell table:formula="of:=MIN([.$C24];[.$P24])" office:value-type="float"/>
          <table:table-cell table:formula="of:=MIN([.$D24];[.$Q24])" office:value-type="float"/>
          <table:table-cell table:formula="of:=MIN([.$E24];[.$R24])" office:value-type="float"/>
          <table:table-cell table:formula="of:=MIN([.$F24];[.$S24])" office:value-type="float"/>
          <table:table-cell table:formula="of:=MIN([.$G24];[.$T24])" office:value-type="float"/>
          <table:table-cell table:formula="of:=MIN([.$H24];[.$U24])" office:value-type="float"/>
          <table:table-cell table:formula="of:=MIN([.$I24];[.$V24])" office:value-type="float"/>
          <table:table-cell table:formula="of:=MIN([.$J24])" office:value-type="float"/>
          <table:table-cell table:formula="of:=MIN([.$K24];[.$W24])" office:value-type="float"/>
          <table:table-cell table:formula="of:=MIN([.$L24];[.$X24])" office:value-type="float"/>
          <table:table-cell table:formula="of:=MIN([.$M24];[.$Y24])" office:value-type="float"/>
          <table:table-cell table:formula="of:=MIN([.$N24];[.$Z24])" office:value-type="float"/>
          <table:table-cell table:formula="of:=MEDIAN([.$B24];[.$O24])" office:value-type="float"/>
          <table:table-cell table:formula="of:=MEDIAN([.$C24];[.$P24])" office:value-type="float"/>
          <table:table-cell table:formula="of:=MEDIAN([.$D24];[.$Q24])" office:value-type="float"/>
          <table:table-cell table:formula="of:=MEDIAN([.$E24];[.$R24])" office:value-type="float"/>
          <table:table-cell table:formula="of:=MEDIAN([.$F24];[.$S24])" office:value-type="float"/>
          <table:table-cell table:formula="of:=MEDIAN([.$G24];[.$T24])" office:value-type="float"/>
          <table:table-cell table:formula="of:=MEDIAN([.$H24];[.$U24])" office:value-type="float"/>
          <table:table-cell table:formula="of:=MEDIAN([.$I24];[.$V24])" office:value-type="float"/>
          <table:table-cell table:formula="of:=MEDIAN([.$J24])" office:value-type="float"/>
          <table:table-cell table:formula="of:=MEDIAN([.$K24];[.$W24])" office:value-type="float"/>
          <table:table-cell table:formula="of:=MEDIAN([.$L24];[.$X24])" office:value-type="float"/>
          <table:table-cell table:formula="of:=MEDIAN([.$M24];[.$Y24])" office:value-type="float"/>
          <table:table-cell table:formula="of:=MEDIAN([.$N24];[.$Z24])" office:value-type="float"/>
          <table:table-cell table:formula="of:=MAX([.$B24];[.$O24])" office:value-type="float"/>
          <table:table-cell table:formula="of:=MAX([.$C24];[.$P24])" office:value-type="float"/>
          <table:table-cell table:formula="of:=MAX([.$D24];[.$Q24])" office:value-type="float"/>
          <table:table-cell table:formula="of:=MAX([.$E24];[.$R24])" office:value-type="float"/>
          <table:table-cell table:formula="of:=MAX([.$F24];[.$S24])" office:value-type="float"/>
          <table:table-cell table:formula="of:=MAX([.$G24];[.$T24])" office:value-type="float"/>
          <table:table-cell table:formula="of:=MAX([.$H24];[.$U24])" office:value-type="float"/>
          <table:table-cell table:formula="of:=MAX([.$I24];[.$V24])" office:value-type="float"/>
          <table:table-cell table:formula="of:=MAX([.$J24])" office:value-type="float"/>
          <table:table-cell table:formula="of:=MAX([.$K24];[.$W24])" office:value-type="float"/>
          <table:table-cell table:formula="of:=MAX([.$L24];[.$X24])" office:value-type="float"/>
          <table:table-cell table:formula="of:=MAX([.$M24];[.$Y24])" office:value-type="float"/>
          <table:table-cell table:formula="of:=MAX([.$N24];[.$Z24])" office:value-type="float"/>
        </table:table-row>
        <table:table-row table:style-name="ro1">
          <table:table-cell office:value-type="string">
            <text:p>p01.pddl/3</text:p>
          </table:table-cell>
          <table:table-cell office:value-type="float" office:value="0.130227"/>
          <table:table-cell office:value-type="float" office:value="0.0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886.0"/>
          <table:table-cell office:value-type="float" office:value="184.0"/>
          <table:table-cell office:value-type="float" office:value="0.0"/>
          <table:table-cell office:value-type="float" office:value="0.0"/>
          <table:table-cell office:value-type="float" office:value="0.124134"/>
          <table:table-cell office:value-type="float" office:value="0.0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886.0"/>
          <table:table-cell office:value-type="float" office:value="184.0"/>
          <table:table-cell office:value-type="float" office:value="0.0"/>
          <table:table-cell office:value-type="float" office:value="0.0"/>
          <table:table-cell table:formula="of:=MIN([.$B25];[.$O25])" office:value-type="float"/>
          <table:table-cell table:formula="of:=MIN([.$C25];[.$P25])" office:value-type="float"/>
          <table:table-cell table:formula="of:=MIN([.$D25];[.$Q25])" office:value-type="float"/>
          <table:table-cell table:formula="of:=MIN([.$E25];[.$R25])" office:value-type="float"/>
          <table:table-cell table:formula="of:=MIN([.$F25];[.$S25])" office:value-type="float"/>
          <table:table-cell table:formula="of:=MIN([.$G25];[.$T25])" office:value-type="float"/>
          <table:table-cell table:formula="of:=MIN([.$H25];[.$U25])" office:value-type="float"/>
          <table:table-cell table:formula="of:=MIN([.$I25];[.$V25])" office:value-type="float"/>
          <table:table-cell table:formula="of:=MIN([.$J25])" office:value-type="float"/>
          <table:table-cell table:formula="of:=MIN([.$K25];[.$W25])" office:value-type="float"/>
          <table:table-cell table:formula="of:=MIN([.$L25];[.$X25])" office:value-type="float"/>
          <table:table-cell table:formula="of:=MIN([.$M25];[.$Y25])" office:value-type="float"/>
          <table:table-cell table:formula="of:=MIN([.$N25];[.$Z25])" office:value-type="float"/>
          <table:table-cell table:formula="of:=MEDIAN([.$B25];[.$O25])" office:value-type="float"/>
          <table:table-cell table:formula="of:=MEDIAN([.$C25];[.$P25])" office:value-type="float"/>
          <table:table-cell table:formula="of:=MEDIAN([.$D25];[.$Q25])" office:value-type="float"/>
          <table:table-cell table:formula="of:=MEDIAN([.$E25];[.$R25])" office:value-type="float"/>
          <table:table-cell table:formula="of:=MEDIAN([.$F25];[.$S25])" office:value-type="float"/>
          <table:table-cell table:formula="of:=MEDIAN([.$G25];[.$T25])" office:value-type="float"/>
          <table:table-cell table:formula="of:=MEDIAN([.$H25];[.$U25])" office:value-type="float"/>
          <table:table-cell table:formula="of:=MEDIAN([.$I25];[.$V25])" office:value-type="float"/>
          <table:table-cell table:formula="of:=MEDIAN([.$J25])" office:value-type="float"/>
          <table:table-cell table:formula="of:=MEDIAN([.$K25];[.$W25])" office:value-type="float"/>
          <table:table-cell table:formula="of:=MEDIAN([.$L25];[.$X25])" office:value-type="float"/>
          <table:table-cell table:formula="of:=MEDIAN([.$M25];[.$Y25])" office:value-type="float"/>
          <table:table-cell table:formula="of:=MEDIAN([.$N25];[.$Z25])" office:value-type="float"/>
          <table:table-cell table:formula="of:=MAX([.$B25];[.$O25])" office:value-type="float"/>
          <table:table-cell table:formula="of:=MAX([.$C25];[.$P25])" office:value-type="float"/>
          <table:table-cell table:formula="of:=MAX([.$D25];[.$Q25])" office:value-type="float"/>
          <table:table-cell table:formula="of:=MAX([.$E25];[.$R25])" office:value-type="float"/>
          <table:table-cell table:formula="of:=MAX([.$F25];[.$S25])" office:value-type="float"/>
          <table:table-cell table:formula="of:=MAX([.$G25];[.$T25])" office:value-type="float"/>
          <table:table-cell table:formula="of:=MAX([.$H25];[.$U25])" office:value-type="float"/>
          <table:table-cell table:formula="of:=MAX([.$I25];[.$V25])" office:value-type="float"/>
          <table:table-cell table:formula="of:=MAX([.$J25])" office:value-type="float"/>
          <table:table-cell table:formula="of:=MAX([.$K25];[.$W25])" office:value-type="float"/>
          <table:table-cell table:formula="of:=MAX([.$L25];[.$X25])" office:value-type="float"/>
          <table:table-cell table:formula="of:=MAX([.$M25];[.$Y25])" office:value-type="float"/>
          <table:table-cell table:formula="of:=MAX([.$N25];[.$Z25])" office:value-type="float"/>
        </table:table-row>
        <table:table-row table:style-name="ro1">
          <table:table-cell office:value-type="string">
            <text:p>p01.pddl/30</text:p>
          </table:table-cell>
          <table:table-cell office:value-type="float" office:value="0.867335"/>
          <table:table-cell office:value-type="float" office:value="0.82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96.0"/>
          <table:table-cell office:value-type="float" office:value="5097.0"/>
          <table:table-cell office:value-type="float" office:value="4595.0"/>
          <table:table-cell office:value-type="float" office:value="60130.0"/>
          <table:table-cell office:value-type="float" office:value="44560.0"/>
          <table:table-cell office:value-type="float" office:value="0.0"/>
          <table:table-cell office:value-type="float" office:value="0.0"/>
          <table:table-cell office:value-type="float" office:value="0.842397"/>
          <table:table-cell office:value-type="float" office:value="0.791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29.0"/>
          <table:table-cell office:value-type="float" office:value="1291.0"/>
          <table:table-cell office:value-type="float" office:value="60130.0"/>
          <table:table-cell office:value-type="float" office:value="44560.0"/>
          <table:table-cell office:value-type="float" office:value="0.0"/>
          <table:table-cell office:value-type="float" office:value="0.0"/>
          <table:table-cell table:formula="of:=MIN([.$B26];[.$O26])" office:value-type="float"/>
          <table:table-cell table:formula="of:=MIN([.$C26];[.$P26])" office:value-type="float"/>
          <table:table-cell table:formula="of:=MIN([.$D26];[.$Q26])" office:value-type="float"/>
          <table:table-cell table:formula="of:=MIN([.$E26];[.$R26])" office:value-type="float"/>
          <table:table-cell table:formula="of:=MIN([.$F26];[.$S26])" office:value-type="float"/>
          <table:table-cell table:formula="of:=MIN([.$G26];[.$T26])" office:value-type="float"/>
          <table:table-cell table:formula="of:=MIN([.$H26];[.$U26])" office:value-type="float"/>
          <table:table-cell table:formula="of:=MIN([.$I26];[.$V26])" office:value-type="float"/>
          <table:table-cell table:formula="of:=MIN([.$J26])" office:value-type="float"/>
          <table:table-cell table:formula="of:=MIN([.$K26];[.$W26])" office:value-type="float"/>
          <table:table-cell table:formula="of:=MIN([.$L26];[.$X26])" office:value-type="float"/>
          <table:table-cell table:formula="of:=MIN([.$M26];[.$Y26])" office:value-type="float"/>
          <table:table-cell table:formula="of:=MIN([.$N26];[.$Z26])" office:value-type="float"/>
          <table:table-cell table:formula="of:=MEDIAN([.$B26];[.$O26])" office:value-type="float"/>
          <table:table-cell table:formula="of:=MEDIAN([.$C26];[.$P26])" office:value-type="float"/>
          <table:table-cell table:formula="of:=MEDIAN([.$D26];[.$Q26])" office:value-type="float"/>
          <table:table-cell table:formula="of:=MEDIAN([.$E26];[.$R26])" office:value-type="float"/>
          <table:table-cell table:formula="of:=MEDIAN([.$F26];[.$S26])" office:value-type="float"/>
          <table:table-cell table:formula="of:=MEDIAN([.$G26];[.$T26])" office:value-type="float"/>
          <table:table-cell table:formula="of:=MEDIAN([.$H26];[.$U26])" office:value-type="float"/>
          <table:table-cell table:formula="of:=MEDIAN([.$I26];[.$V26])" office:value-type="float"/>
          <table:table-cell table:formula="of:=MEDIAN([.$J26])" office:value-type="float"/>
          <table:table-cell table:formula="of:=MEDIAN([.$K26];[.$W26])" office:value-type="float"/>
          <table:table-cell table:formula="of:=MEDIAN([.$L26];[.$X26])" office:value-type="float"/>
          <table:table-cell table:formula="of:=MEDIAN([.$M26];[.$Y26])" office:value-type="float"/>
          <table:table-cell table:formula="of:=MEDIAN([.$N26];[.$Z26])" office:value-type="float"/>
          <table:table-cell table:formula="of:=MAX([.$B26];[.$O26])" office:value-type="float"/>
          <table:table-cell table:formula="of:=MAX([.$C26];[.$P26])" office:value-type="float"/>
          <table:table-cell table:formula="of:=MAX([.$D26];[.$Q26])" office:value-type="float"/>
          <table:table-cell table:formula="of:=MAX([.$E26];[.$R26])" office:value-type="float"/>
          <table:table-cell table:formula="of:=MAX([.$F26];[.$S26])" office:value-type="float"/>
          <table:table-cell table:formula="of:=MAX([.$G26];[.$T26])" office:value-type="float"/>
          <table:table-cell table:formula="of:=MAX([.$H26];[.$U26])" office:value-type="float"/>
          <table:table-cell table:formula="of:=MAX([.$I26];[.$V26])" office:value-type="float"/>
          <table:table-cell table:formula="of:=MAX([.$J26])" office:value-type="float"/>
          <table:table-cell table:formula="of:=MAX([.$K26];[.$W26])" office:value-type="float"/>
          <table:table-cell table:formula="of:=MAX([.$L26];[.$X26])" office:value-type="float"/>
          <table:table-cell table:formula="of:=MAX([.$M26];[.$Y26])" office:value-type="float"/>
          <table:table-cell table:formula="of:=MAX([.$N26];[.$Z26])" office:value-type="float"/>
        </table:table-row>
        <table:table-row table:style-name="ro1">
          <table:table-cell office:value-type="string">
            <text:p>p01.pddl/31</text:p>
          </table:table-cell>
          <table:table-cell office:value-type="float" office:value="0.925946"/>
          <table:table-cell office:value-type="float" office:value="0.873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46.0"/>
          <table:table-cell office:value-type="float" office:value="4604.0"/>
          <table:table-cell office:value-type="float" office:value="4109.0"/>
          <table:table-cell office:value-type="float" office:value="62102.0"/>
          <table:table-cell office:value-type="float" office:value="46178.0"/>
          <table:table-cell office:value-type="float" office:value="0.0"/>
          <table:table-cell office:value-type="float" office:value="0.0"/>
          <table:table-cell office:value-type="float" office:value="2.05745"/>
          <table:table-cell office:value-type="float" office:value="0.75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97.0"/>
          <table:table-cell office:value-type="float" office:value="1056.0"/>
          <table:table-cell office:value-type="float" office:value="62102.0"/>
          <table:table-cell office:value-type="float" office:value="46178.0"/>
          <table:table-cell office:value-type="float" office:value="0.0"/>
          <table:table-cell office:value-type="float" office:value="0.0"/>
          <table:table-cell table:formula="of:=MIN([.$B27];[.$O27])" office:value-type="float"/>
          <table:table-cell table:formula="of:=MIN([.$C27];[.$P27])" office:value-type="float"/>
          <table:table-cell table:formula="of:=MIN([.$D27];[.$Q27])" office:value-type="float"/>
          <table:table-cell table:formula="of:=MIN([.$E27];[.$R27])" office:value-type="float"/>
          <table:table-cell table:formula="of:=MIN([.$F27];[.$S27])" office:value-type="float"/>
          <table:table-cell table:formula="of:=MIN([.$G27];[.$T27])" office:value-type="float"/>
          <table:table-cell table:formula="of:=MIN([.$H27];[.$U27])" office:value-type="float"/>
          <table:table-cell table:formula="of:=MIN([.$I27];[.$V27])" office:value-type="float"/>
          <table:table-cell table:formula="of:=MIN([.$J27])" office:value-type="float"/>
          <table:table-cell table:formula="of:=MIN([.$K27];[.$W27])" office:value-type="float"/>
          <table:table-cell table:formula="of:=MIN([.$L27];[.$X27])" office:value-type="float"/>
          <table:table-cell table:formula="of:=MIN([.$M27];[.$Y27])" office:value-type="float"/>
          <table:table-cell table:formula="of:=MIN([.$N27];[.$Z27])" office:value-type="float"/>
          <table:table-cell table:formula="of:=MEDIAN([.$B27];[.$O27])" office:value-type="float"/>
          <table:table-cell table:formula="of:=MEDIAN([.$C27];[.$P27])" office:value-type="float"/>
          <table:table-cell table:formula="of:=MEDIAN([.$D27];[.$Q27])" office:value-type="float"/>
          <table:table-cell table:formula="of:=MEDIAN([.$E27];[.$R27])" office:value-type="float"/>
          <table:table-cell table:formula="of:=MEDIAN([.$F27];[.$S27])" office:value-type="float"/>
          <table:table-cell table:formula="of:=MEDIAN([.$G27];[.$T27])" office:value-type="float"/>
          <table:table-cell table:formula="of:=MEDIAN([.$H27];[.$U27])" office:value-type="float"/>
          <table:table-cell table:formula="of:=MEDIAN([.$I27];[.$V27])" office:value-type="float"/>
          <table:table-cell table:formula="of:=MEDIAN([.$J27])" office:value-type="float"/>
          <table:table-cell table:formula="of:=MEDIAN([.$K27];[.$W27])" office:value-type="float"/>
          <table:table-cell table:formula="of:=MEDIAN([.$L27];[.$X27])" office:value-type="float"/>
          <table:table-cell table:formula="of:=MEDIAN([.$M27];[.$Y27])" office:value-type="float"/>
          <table:table-cell table:formula="of:=MEDIAN([.$N27];[.$Z27])" office:value-type="float"/>
          <table:table-cell table:formula="of:=MAX([.$B27];[.$O27])" office:value-type="float"/>
          <table:table-cell table:formula="of:=MAX([.$C27];[.$P27])" office:value-type="float"/>
          <table:table-cell table:formula="of:=MAX([.$D27];[.$Q27])" office:value-type="float"/>
          <table:table-cell table:formula="of:=MAX([.$E27];[.$R27])" office:value-type="float"/>
          <table:table-cell table:formula="of:=MAX([.$F27];[.$S27])" office:value-type="float"/>
          <table:table-cell table:formula="of:=MAX([.$G27];[.$T27])" office:value-type="float"/>
          <table:table-cell table:formula="of:=MAX([.$H27];[.$U27])" office:value-type="float"/>
          <table:table-cell table:formula="of:=MAX([.$I27];[.$V27])" office:value-type="float"/>
          <table:table-cell table:formula="of:=MAX([.$J27])" office:value-type="float"/>
          <table:table-cell table:formula="of:=MAX([.$K27];[.$W27])" office:value-type="float"/>
          <table:table-cell table:formula="of:=MAX([.$L27];[.$X27])" office:value-type="float"/>
          <table:table-cell table:formula="of:=MAX([.$M27];[.$Y27])" office:value-type="float"/>
          <table:table-cell table:formula="of:=MAX([.$N27];[.$Z27])" office:value-type="float"/>
        </table:table-row>
        <table:table-row table:style-name="ro1">
          <table:table-cell office:value-type="string">
            <text:p>p01.pddl/32</text:p>
          </table:table-cell>
          <table:table-cell office:value-type="float" office:value="0.860858"/>
          <table:table-cell office:value-type="float" office:value="0.812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13.0"/>
          <table:table-cell office:value-type="float" office:value="6181.0"/>
          <table:table-cell office:value-type="float" office:value="5628.0"/>
          <table:table-cell office:value-type="float" office:value="64074.0"/>
          <table:table-cell office:value-type="float" office:value="47796.0"/>
          <table:table-cell office:value-type="float" office:value="0.0"/>
          <table:table-cell office:value-type="float" office:value="0.0"/>
          <table:table-cell office:value-type="float" office:value="0.931287"/>
          <table:table-cell office:value-type="float" office:value="0.884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702.0"/>
          <table:table-cell office:value-type="float" office:value="3275.0"/>
          <table:table-cell office:value-type="float" office:value="64074.0"/>
          <table:table-cell office:value-type="float" office:value="47796.0"/>
          <table:table-cell office:value-type="float" office:value="0.0"/>
          <table:table-cell office:value-type="float" office:value="0.0"/>
          <table:table-cell table:formula="of:=MIN([.$B28];[.$O28])" office:value-type="float"/>
          <table:table-cell table:formula="of:=MIN([.$C28];[.$P28])" office:value-type="float"/>
          <table:table-cell table:formula="of:=MIN([.$D28];[.$Q28])" office:value-type="float"/>
          <table:table-cell table:formula="of:=MIN([.$E28];[.$R28])" office:value-type="float"/>
          <table:table-cell table:formula="of:=MIN([.$F28];[.$S28])" office:value-type="float"/>
          <table:table-cell table:formula="of:=MIN([.$G28];[.$T28])" office:value-type="float"/>
          <table:table-cell table:formula="of:=MIN([.$H28];[.$U28])" office:value-type="float"/>
          <table:table-cell table:formula="of:=MIN([.$I28];[.$V28])" office:value-type="float"/>
          <table:table-cell table:formula="of:=MIN([.$J28])" office:value-type="float"/>
          <table:table-cell table:formula="of:=MIN([.$K28];[.$W28])" office:value-type="float"/>
          <table:table-cell table:formula="of:=MIN([.$L28];[.$X28])" office:value-type="float"/>
          <table:table-cell table:formula="of:=MIN([.$M28];[.$Y28])" office:value-type="float"/>
          <table:table-cell table:formula="of:=MIN([.$N28];[.$Z28])" office:value-type="float"/>
          <table:table-cell table:formula="of:=MEDIAN([.$B28];[.$O28])" office:value-type="float"/>
          <table:table-cell table:formula="of:=MEDIAN([.$C28];[.$P28])" office:value-type="float"/>
          <table:table-cell table:formula="of:=MEDIAN([.$D28];[.$Q28])" office:value-type="float"/>
          <table:table-cell table:formula="of:=MEDIAN([.$E28];[.$R28])" office:value-type="float"/>
          <table:table-cell table:formula="of:=MEDIAN([.$F28];[.$S28])" office:value-type="float"/>
          <table:table-cell table:formula="of:=MEDIAN([.$G28];[.$T28])" office:value-type="float"/>
          <table:table-cell table:formula="of:=MEDIAN([.$H28];[.$U28])" office:value-type="float"/>
          <table:table-cell table:formula="of:=MEDIAN([.$I28];[.$V28])" office:value-type="float"/>
          <table:table-cell table:formula="of:=MEDIAN([.$J28])" office:value-type="float"/>
          <table:table-cell table:formula="of:=MEDIAN([.$K28];[.$W28])" office:value-type="float"/>
          <table:table-cell table:formula="of:=MEDIAN([.$L28];[.$X28])" office:value-type="float"/>
          <table:table-cell table:formula="of:=MEDIAN([.$M28];[.$Y28])" office:value-type="float"/>
          <table:table-cell table:formula="of:=MEDIAN([.$N28];[.$Z28])" office:value-type="float"/>
          <table:table-cell table:formula="of:=MAX([.$B28];[.$O28])" office:value-type="float"/>
          <table:table-cell table:formula="of:=MAX([.$C28];[.$P28])" office:value-type="float"/>
          <table:table-cell table:formula="of:=MAX([.$D28];[.$Q28])" office:value-type="float"/>
          <table:table-cell table:formula="of:=MAX([.$E28];[.$R28])" office:value-type="float"/>
          <table:table-cell table:formula="of:=MAX([.$F28];[.$S28])" office:value-type="float"/>
          <table:table-cell table:formula="of:=MAX([.$G28];[.$T28])" office:value-type="float"/>
          <table:table-cell table:formula="of:=MAX([.$H28];[.$U28])" office:value-type="float"/>
          <table:table-cell table:formula="of:=MAX([.$I28];[.$V28])" office:value-type="float"/>
          <table:table-cell table:formula="of:=MAX([.$J28])" office:value-type="float"/>
          <table:table-cell table:formula="of:=MAX([.$K28];[.$W28])" office:value-type="float"/>
          <table:table-cell table:formula="of:=MAX([.$L28];[.$X28])" office:value-type="float"/>
          <table:table-cell table:formula="of:=MAX([.$M28];[.$Y28])" office:value-type="float"/>
          <table:table-cell table:formula="of:=MAX([.$N28];[.$Z28])" office:value-type="float"/>
        </table:table-row>
        <table:table-row table:style-name="ro1">
          <table:table-cell office:value-type="string">
            <text:p>p01.pddl/33</text:p>
          </table:table-cell>
          <table:table-cell office:value-type="float" office:value="0.874549"/>
          <table:table-cell office:value-type="float" office:value="0.826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2.0"/>
          <table:table-cell office:value-type="float" office:value="3166.0"/>
          <table:table-cell office:value-type="float" office:value="2769.0"/>
          <table:table-cell office:value-type="float" office:value="66046.0"/>
          <table:table-cell office:value-type="float" office:value="49414.0"/>
          <table:table-cell office:value-type="float" office:value="0.0"/>
          <table:table-cell office:value-type="float" office:value="0.0"/>
          <table:table-cell office:value-type="float" office:value="0.986936"/>
          <table:table-cell office:value-type="float" office:value="0.939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759.0"/>
          <table:table-cell office:value-type="float" office:value="3480.0"/>
          <table:table-cell office:value-type="float" office:value="66046.0"/>
          <table:table-cell office:value-type="float" office:value="49414.0"/>
          <table:table-cell office:value-type="float" office:value="0.0"/>
          <table:table-cell office:value-type="float" office:value="0.0"/>
          <table:table-cell table:formula="of:=MIN([.$B29];[.$O29])" office:value-type="float"/>
          <table:table-cell table:formula="of:=MIN([.$C29];[.$P29])" office:value-type="float"/>
          <table:table-cell table:formula="of:=MIN([.$D29];[.$Q29])" office:value-type="float"/>
          <table:table-cell table:formula="of:=MIN([.$E29];[.$R29])" office:value-type="float"/>
          <table:table-cell table:formula="of:=MIN([.$F29];[.$S29])" office:value-type="float"/>
          <table:table-cell table:formula="of:=MIN([.$G29];[.$T29])" office:value-type="float"/>
          <table:table-cell table:formula="of:=MIN([.$H29];[.$U29])" office:value-type="float"/>
          <table:table-cell table:formula="of:=MIN([.$I29];[.$V29])" office:value-type="float"/>
          <table:table-cell table:formula="of:=MIN([.$J29])" office:value-type="float"/>
          <table:table-cell table:formula="of:=MIN([.$K29];[.$W29])" office:value-type="float"/>
          <table:table-cell table:formula="of:=MIN([.$L29];[.$X29])" office:value-type="float"/>
          <table:table-cell table:formula="of:=MIN([.$M29];[.$Y29])" office:value-type="float"/>
          <table:table-cell table:formula="of:=MIN([.$N29];[.$Z29])" office:value-type="float"/>
          <table:table-cell table:formula="of:=MEDIAN([.$B29];[.$O29])" office:value-type="float"/>
          <table:table-cell table:formula="of:=MEDIAN([.$C29];[.$P29])" office:value-type="float"/>
          <table:table-cell table:formula="of:=MEDIAN([.$D29];[.$Q29])" office:value-type="float"/>
          <table:table-cell table:formula="of:=MEDIAN([.$E29];[.$R29])" office:value-type="float"/>
          <table:table-cell table:formula="of:=MEDIAN([.$F29];[.$S29])" office:value-type="float"/>
          <table:table-cell table:formula="of:=MEDIAN([.$G29];[.$T29])" office:value-type="float"/>
          <table:table-cell table:formula="of:=MEDIAN([.$H29];[.$U29])" office:value-type="float"/>
          <table:table-cell table:formula="of:=MEDIAN([.$I29];[.$V29])" office:value-type="float"/>
          <table:table-cell table:formula="of:=MEDIAN([.$J29])" office:value-type="float"/>
          <table:table-cell table:formula="of:=MEDIAN([.$K29];[.$W29])" office:value-type="float"/>
          <table:table-cell table:formula="of:=MEDIAN([.$L29];[.$X29])" office:value-type="float"/>
          <table:table-cell table:formula="of:=MEDIAN([.$M29];[.$Y29])" office:value-type="float"/>
          <table:table-cell table:formula="of:=MEDIAN([.$N29];[.$Z29])" office:value-type="float"/>
          <table:table-cell table:formula="of:=MAX([.$B29];[.$O29])" office:value-type="float"/>
          <table:table-cell table:formula="of:=MAX([.$C29];[.$P29])" office:value-type="float"/>
          <table:table-cell table:formula="of:=MAX([.$D29];[.$Q29])" office:value-type="float"/>
          <table:table-cell table:formula="of:=MAX([.$E29];[.$R29])" office:value-type="float"/>
          <table:table-cell table:formula="of:=MAX([.$F29];[.$S29])" office:value-type="float"/>
          <table:table-cell table:formula="of:=MAX([.$G29];[.$T29])" office:value-type="float"/>
          <table:table-cell table:formula="of:=MAX([.$H29];[.$U29])" office:value-type="float"/>
          <table:table-cell table:formula="of:=MAX([.$I29];[.$V29])" office:value-type="float"/>
          <table:table-cell table:formula="of:=MAX([.$J29])" office:value-type="float"/>
          <table:table-cell table:formula="of:=MAX([.$K29];[.$W29])" office:value-type="float"/>
          <table:table-cell table:formula="of:=MAX([.$L29];[.$X29])" office:value-type="float"/>
          <table:table-cell table:formula="of:=MAX([.$M29];[.$Y29])" office:value-type="float"/>
          <table:table-cell table:formula="of:=MAX([.$N29];[.$Z29])" office:value-type="float"/>
        </table:table-row>
        <table:table-row table:style-name="ro1">
          <table:table-cell office:value-type="string">
            <text:p>p01.pddl/34</text:p>
          </table:table-cell>
          <table:table-cell office:value-type="float" office:value="0.940157"/>
          <table:table-cell office:value-type="float" office:value="0.8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9.0"/>
          <table:table-cell office:value-type="float" office:value="6420.0"/>
          <table:table-cell office:value-type="float" office:value="5930.0"/>
          <table:table-cell office:value-type="float" office:value="68018.0"/>
          <table:table-cell office:value-type="float" office:value="51032.0"/>
          <table:table-cell office:value-type="float" office:value="0.0"/>
          <table:table-cell office:value-type="float" office:value="0.0"/>
          <table:table-cell office:value-type="float" office:value="0.894058"/>
          <table:table-cell office:value-type="float" office:value="0.844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11.0"/>
          <table:table-cell office:value-type="float" office:value="2241.0"/>
          <table:table-cell office:value-type="float" office:value="68018.0"/>
          <table:table-cell office:value-type="float" office:value="51032.0"/>
          <table:table-cell office:value-type="float" office:value="0.0"/>
          <table:table-cell office:value-type="float" office:value="0.0"/>
          <table:table-cell table:formula="of:=MIN([.$B30];[.$O30])" office:value-type="float"/>
          <table:table-cell table:formula="of:=MIN([.$C30];[.$P30])" office:value-type="float"/>
          <table:table-cell table:formula="of:=MIN([.$D30];[.$Q30])" office:value-type="float"/>
          <table:table-cell table:formula="of:=MIN([.$E30];[.$R30])" office:value-type="float"/>
          <table:table-cell table:formula="of:=MIN([.$F30];[.$S30])" office:value-type="float"/>
          <table:table-cell table:formula="of:=MIN([.$G30];[.$T30])" office:value-type="float"/>
          <table:table-cell table:formula="of:=MIN([.$H30];[.$U30])" office:value-type="float"/>
          <table:table-cell table:formula="of:=MIN([.$I30];[.$V30])" office:value-type="float"/>
          <table:table-cell table:formula="of:=MIN([.$J30])" office:value-type="float"/>
          <table:table-cell table:formula="of:=MIN([.$K30];[.$W30])" office:value-type="float"/>
          <table:table-cell table:formula="of:=MIN([.$L30];[.$X30])" office:value-type="float"/>
          <table:table-cell table:formula="of:=MIN([.$M30];[.$Y30])" office:value-type="float"/>
          <table:table-cell table:formula="of:=MIN([.$N30];[.$Z30])" office:value-type="float"/>
          <table:table-cell table:formula="of:=MEDIAN([.$B30];[.$O30])" office:value-type="float"/>
          <table:table-cell table:formula="of:=MEDIAN([.$C30];[.$P30])" office:value-type="float"/>
          <table:table-cell table:formula="of:=MEDIAN([.$D30];[.$Q30])" office:value-type="float"/>
          <table:table-cell table:formula="of:=MEDIAN([.$E30];[.$R30])" office:value-type="float"/>
          <table:table-cell table:formula="of:=MEDIAN([.$F30];[.$S30])" office:value-type="float"/>
          <table:table-cell table:formula="of:=MEDIAN([.$G30];[.$T30])" office:value-type="float"/>
          <table:table-cell table:formula="of:=MEDIAN([.$H30];[.$U30])" office:value-type="float"/>
          <table:table-cell table:formula="of:=MEDIAN([.$I30];[.$V30])" office:value-type="float"/>
          <table:table-cell table:formula="of:=MEDIAN([.$J30])" office:value-type="float"/>
          <table:table-cell table:formula="of:=MEDIAN([.$K30];[.$W30])" office:value-type="float"/>
          <table:table-cell table:formula="of:=MEDIAN([.$L30];[.$X30])" office:value-type="float"/>
          <table:table-cell table:formula="of:=MEDIAN([.$M30];[.$Y30])" office:value-type="float"/>
          <table:table-cell table:formula="of:=MEDIAN([.$N30];[.$Z30])" office:value-type="float"/>
          <table:table-cell table:formula="of:=MAX([.$B30];[.$O30])" office:value-type="float"/>
          <table:table-cell table:formula="of:=MAX([.$C30];[.$P30])" office:value-type="float"/>
          <table:table-cell table:formula="of:=MAX([.$D30];[.$Q30])" office:value-type="float"/>
          <table:table-cell table:formula="of:=MAX([.$E30];[.$R30])" office:value-type="float"/>
          <table:table-cell table:formula="of:=MAX([.$F30];[.$S30])" office:value-type="float"/>
          <table:table-cell table:formula="of:=MAX([.$G30];[.$T30])" office:value-type="float"/>
          <table:table-cell table:formula="of:=MAX([.$H30];[.$U30])" office:value-type="float"/>
          <table:table-cell table:formula="of:=MAX([.$I30];[.$V30])" office:value-type="float"/>
          <table:table-cell table:formula="of:=MAX([.$J30])" office:value-type="float"/>
          <table:table-cell table:formula="of:=MAX([.$K30];[.$W30])" office:value-type="float"/>
          <table:table-cell table:formula="of:=MAX([.$L30];[.$X30])" office:value-type="float"/>
          <table:table-cell table:formula="of:=MAX([.$M30];[.$Y30])" office:value-type="float"/>
          <table:table-cell table:formula="of:=MAX([.$N30];[.$Z30])" office:value-type="float"/>
        </table:table-row>
        <table:table-row table:style-name="ro1">
          <table:table-cell office:value-type="string">
            <text:p>p01.pddl/35</text:p>
          </table:table-cell>
          <table:table-cell office:value-type="float" office:value="1.06367"/>
          <table:table-cell office:value-type="float" office:value="1.013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80.0"/>
          <table:table-cell office:value-type="float" office:value="5740.0"/>
          <table:table-cell office:value-type="float" office:value="5239.0"/>
          <table:table-cell office:value-type="float" office:value="69990.0"/>
          <table:table-cell office:value-type="float" office:value="52650.0"/>
          <table:table-cell office:value-type="float" office:value="0.0"/>
          <table:table-cell office:value-type="float" office:value="0.0"/>
          <table:table-cell office:value-type="float" office:value="0.843404"/>
          <table:table-cell office:value-type="float" office:value="0.795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82.0"/>
          <table:table-cell office:value-type="float" office:value="1041.0"/>
          <table:table-cell office:value-type="float" office:value="69990.0"/>
          <table:table-cell office:value-type="float" office:value="52650.0"/>
          <table:table-cell office:value-type="float" office:value="0.0"/>
          <table:table-cell office:value-type="float" office:value="0.0"/>
          <table:table-cell table:formula="of:=MIN([.$B31];[.$O31])" office:value-type="float"/>
          <table:table-cell table:formula="of:=MIN([.$C31];[.$P31])" office:value-type="float"/>
          <table:table-cell table:formula="of:=MIN([.$D31];[.$Q31])" office:value-type="float"/>
          <table:table-cell table:formula="of:=MIN([.$E31];[.$R31])" office:value-type="float"/>
          <table:table-cell table:formula="of:=MIN([.$F31];[.$S31])" office:value-type="float"/>
          <table:table-cell table:formula="of:=MIN([.$G31];[.$T31])" office:value-type="float"/>
          <table:table-cell table:formula="of:=MIN([.$H31];[.$U31])" office:value-type="float"/>
          <table:table-cell table:formula="of:=MIN([.$I31];[.$V31])" office:value-type="float"/>
          <table:table-cell table:formula="of:=MIN([.$J31])" office:value-type="float"/>
          <table:table-cell table:formula="of:=MIN([.$K31];[.$W31])" office:value-type="float"/>
          <table:table-cell table:formula="of:=MIN([.$L31];[.$X31])" office:value-type="float"/>
          <table:table-cell table:formula="of:=MIN([.$M31];[.$Y31])" office:value-type="float"/>
          <table:table-cell table:formula="of:=MIN([.$N31];[.$Z31])" office:value-type="float"/>
          <table:table-cell table:formula="of:=MEDIAN([.$B31];[.$O31])" office:value-type="float"/>
          <table:table-cell table:formula="of:=MEDIAN([.$C31];[.$P31])" office:value-type="float"/>
          <table:table-cell table:formula="of:=MEDIAN([.$D31];[.$Q31])" office:value-type="float"/>
          <table:table-cell table:formula="of:=MEDIAN([.$E31];[.$R31])" office:value-type="float"/>
          <table:table-cell table:formula="of:=MEDIAN([.$F31];[.$S31])" office:value-type="float"/>
          <table:table-cell table:formula="of:=MEDIAN([.$G31];[.$T31])" office:value-type="float"/>
          <table:table-cell table:formula="of:=MEDIAN([.$H31];[.$U31])" office:value-type="float"/>
          <table:table-cell table:formula="of:=MEDIAN([.$I31];[.$V31])" office:value-type="float"/>
          <table:table-cell table:formula="of:=MEDIAN([.$J31])" office:value-type="float"/>
          <table:table-cell table:formula="of:=MEDIAN([.$K31];[.$W31])" office:value-type="float"/>
          <table:table-cell table:formula="of:=MEDIAN([.$L31];[.$X31])" office:value-type="float"/>
          <table:table-cell table:formula="of:=MEDIAN([.$M31];[.$Y31])" office:value-type="float"/>
          <table:table-cell table:formula="of:=MEDIAN([.$N31];[.$Z31])" office:value-type="float"/>
          <table:table-cell table:formula="of:=MAX([.$B31];[.$O31])" office:value-type="float"/>
          <table:table-cell table:formula="of:=MAX([.$C31];[.$P31])" office:value-type="float"/>
          <table:table-cell table:formula="of:=MAX([.$D31];[.$Q31])" office:value-type="float"/>
          <table:table-cell table:formula="of:=MAX([.$E31];[.$R31])" office:value-type="float"/>
          <table:table-cell table:formula="of:=MAX([.$F31];[.$S31])" office:value-type="float"/>
          <table:table-cell table:formula="of:=MAX([.$G31];[.$T31])" office:value-type="float"/>
          <table:table-cell table:formula="of:=MAX([.$H31];[.$U31])" office:value-type="float"/>
          <table:table-cell table:formula="of:=MAX([.$I31];[.$V31])" office:value-type="float"/>
          <table:table-cell table:formula="of:=MAX([.$J31])" office:value-type="float"/>
          <table:table-cell table:formula="of:=MAX([.$K31];[.$W31])" office:value-type="float"/>
          <table:table-cell table:formula="of:=MAX([.$L31];[.$X31])" office:value-type="float"/>
          <table:table-cell table:formula="of:=MAX([.$M31];[.$Y31])" office:value-type="float"/>
          <table:table-cell table:formula="of:=MAX([.$N31];[.$Z31])" office:value-type="float"/>
        </table:table-row>
        <table:table-row table:style-name="ro1">
          <table:table-cell office:value-type="string">
            <text:p>p01.pddl/36</text:p>
          </table:table-cell>
          <table:table-cell office:value-type="float" office:value="1.11095"/>
          <table:table-cell office:value-type="float" office:value="1.06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6.0"/>
          <table:table-cell office:value-type="float" office:value="6188.0"/>
          <table:table-cell office:value-type="float" office:value="5689.0"/>
          <table:table-cell office:value-type="float" office:value="71962.0"/>
          <table:table-cell office:value-type="float" office:value="54268.0"/>
          <table:table-cell office:value-type="float" office:value="0.0"/>
          <table:table-cell office:value-type="float" office:value="0.0"/>
          <table:table-cell office:value-type="float" office:value="0.920029"/>
          <table:table-cell office:value-type="float" office:value="0.87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6.0"/>
          <table:table-cell office:value-type="float" office:value="942.0"/>
          <table:table-cell office:value-type="float" office:value="71962.0"/>
          <table:table-cell office:value-type="float" office:value="54268.0"/>
          <table:table-cell office:value-type="float" office:value="0.0"/>
          <table:table-cell office:value-type="float" office:value="0.0"/>
          <table:table-cell table:formula="of:=MIN([.$B32];[.$O32])" office:value-type="float"/>
          <table:table-cell table:formula="of:=MIN([.$C32];[.$P32])" office:value-type="float"/>
          <table:table-cell table:formula="of:=MIN([.$D32];[.$Q32])" office:value-type="float"/>
          <table:table-cell table:formula="of:=MIN([.$E32];[.$R32])" office:value-type="float"/>
          <table:table-cell table:formula="of:=MIN([.$F32];[.$S32])" office:value-type="float"/>
          <table:table-cell table:formula="of:=MIN([.$G32];[.$T32])" office:value-type="float"/>
          <table:table-cell table:formula="of:=MIN([.$H32];[.$U32])" office:value-type="float"/>
          <table:table-cell table:formula="of:=MIN([.$I32];[.$V32])" office:value-type="float"/>
          <table:table-cell table:formula="of:=MIN([.$J32])" office:value-type="float"/>
          <table:table-cell table:formula="of:=MIN([.$K32];[.$W32])" office:value-type="float"/>
          <table:table-cell table:formula="of:=MIN([.$L32];[.$X32])" office:value-type="float"/>
          <table:table-cell table:formula="of:=MIN([.$M32];[.$Y32])" office:value-type="float"/>
          <table:table-cell table:formula="of:=MIN([.$N32];[.$Z32])" office:value-type="float"/>
          <table:table-cell table:formula="of:=MEDIAN([.$B32];[.$O32])" office:value-type="float"/>
          <table:table-cell table:formula="of:=MEDIAN([.$C32];[.$P32])" office:value-type="float"/>
          <table:table-cell table:formula="of:=MEDIAN([.$D32];[.$Q32])" office:value-type="float"/>
          <table:table-cell table:formula="of:=MEDIAN([.$E32];[.$R32])" office:value-type="float"/>
          <table:table-cell table:formula="of:=MEDIAN([.$F32];[.$S32])" office:value-type="float"/>
          <table:table-cell table:formula="of:=MEDIAN([.$G32];[.$T32])" office:value-type="float"/>
          <table:table-cell table:formula="of:=MEDIAN([.$H32];[.$U32])" office:value-type="float"/>
          <table:table-cell table:formula="of:=MEDIAN([.$I32];[.$V32])" office:value-type="float"/>
          <table:table-cell table:formula="of:=MEDIAN([.$J32])" office:value-type="float"/>
          <table:table-cell table:formula="of:=MEDIAN([.$K32];[.$W32])" office:value-type="float"/>
          <table:table-cell table:formula="of:=MEDIAN([.$L32];[.$X32])" office:value-type="float"/>
          <table:table-cell table:formula="of:=MEDIAN([.$M32];[.$Y32])" office:value-type="float"/>
          <table:table-cell table:formula="of:=MEDIAN([.$N32];[.$Z32])" office:value-type="float"/>
          <table:table-cell table:formula="of:=MAX([.$B32];[.$O32])" office:value-type="float"/>
          <table:table-cell table:formula="of:=MAX([.$C32];[.$P32])" office:value-type="float"/>
          <table:table-cell table:formula="of:=MAX([.$D32];[.$Q32])" office:value-type="float"/>
          <table:table-cell table:formula="of:=MAX([.$E32];[.$R32])" office:value-type="float"/>
          <table:table-cell table:formula="of:=MAX([.$F32];[.$S32])" office:value-type="float"/>
          <table:table-cell table:formula="of:=MAX([.$G32];[.$T32])" office:value-type="float"/>
          <table:table-cell table:formula="of:=MAX([.$H32];[.$U32])" office:value-type="float"/>
          <table:table-cell table:formula="of:=MAX([.$I32];[.$V32])" office:value-type="float"/>
          <table:table-cell table:formula="of:=MAX([.$J32])" office:value-type="float"/>
          <table:table-cell table:formula="of:=MAX([.$K32];[.$W32])" office:value-type="float"/>
          <table:table-cell table:formula="of:=MAX([.$L32];[.$X32])" office:value-type="float"/>
          <table:table-cell table:formula="of:=MAX([.$M32];[.$Y32])" office:value-type="float"/>
          <table:table-cell table:formula="of:=MAX([.$N32];[.$Z32])" office:value-type="float"/>
        </table:table-row>
        <table:table-row table:style-name="ro1">
          <table:table-cell office:value-type="string">
            <text:p>p01.pddl/37</text:p>
          </table:table-cell>
          <table:table-cell office:value-type="float" office:value="1.11173"/>
          <table:table-cell office:value-type="float" office:value="1.05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06.0"/>
          <table:table-cell office:value-type="float" office:value="3619.0"/>
          <table:table-cell office:value-type="float" office:value="3318.0"/>
          <table:table-cell office:value-type="float" office:value="73934.0"/>
          <table:table-cell office:value-type="float" office:value="55886.0"/>
          <table:table-cell office:value-type="float" office:value="0.0"/>
          <table:table-cell office:value-type="float" office:value="0.0"/>
          <table:table-cell office:value-type="float" office:value="1.07558"/>
          <table:table-cell office:value-type="float" office:value="1.019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38.0"/>
          <table:table-cell office:value-type="float" office:value="2246.0"/>
          <table:table-cell office:value-type="float" office:value="73934.0"/>
          <table:table-cell office:value-type="float" office:value="55886.0"/>
          <table:table-cell office:value-type="float" office:value="0.0"/>
          <table:table-cell office:value-type="float" office:value="0.0"/>
          <table:table-cell table:formula="of:=MIN([.$B33];[.$O33])" office:value-type="float"/>
          <table:table-cell table:formula="of:=MIN([.$C33];[.$P33])" office:value-type="float"/>
          <table:table-cell table:formula="of:=MIN([.$D33];[.$Q33])" office:value-type="float"/>
          <table:table-cell table:formula="of:=MIN([.$E33];[.$R33])" office:value-type="float"/>
          <table:table-cell table:formula="of:=MIN([.$F33];[.$S33])" office:value-type="float"/>
          <table:table-cell table:formula="of:=MIN([.$G33];[.$T33])" office:value-type="float"/>
          <table:table-cell table:formula="of:=MIN([.$H33];[.$U33])" office:value-type="float"/>
          <table:table-cell table:formula="of:=MIN([.$I33];[.$V33])" office:value-type="float"/>
          <table:table-cell table:formula="of:=MIN([.$J33])" office:value-type="float"/>
          <table:table-cell table:formula="of:=MIN([.$K33];[.$W33])" office:value-type="float"/>
          <table:table-cell table:formula="of:=MIN([.$L33];[.$X33])" office:value-type="float"/>
          <table:table-cell table:formula="of:=MIN([.$M33];[.$Y33])" office:value-type="float"/>
          <table:table-cell table:formula="of:=MIN([.$N33];[.$Z33])" office:value-type="float"/>
          <table:table-cell table:formula="of:=MEDIAN([.$B33];[.$O33])" office:value-type="float"/>
          <table:table-cell table:formula="of:=MEDIAN([.$C33];[.$P33])" office:value-type="float"/>
          <table:table-cell table:formula="of:=MEDIAN([.$D33];[.$Q33])" office:value-type="float"/>
          <table:table-cell table:formula="of:=MEDIAN([.$E33];[.$R33])" office:value-type="float"/>
          <table:table-cell table:formula="of:=MEDIAN([.$F33];[.$S33])" office:value-type="float"/>
          <table:table-cell table:formula="of:=MEDIAN([.$G33];[.$T33])" office:value-type="float"/>
          <table:table-cell table:formula="of:=MEDIAN([.$H33];[.$U33])" office:value-type="float"/>
          <table:table-cell table:formula="of:=MEDIAN([.$I33];[.$V33])" office:value-type="float"/>
          <table:table-cell table:formula="of:=MEDIAN([.$J33])" office:value-type="float"/>
          <table:table-cell table:formula="of:=MEDIAN([.$K33];[.$W33])" office:value-type="float"/>
          <table:table-cell table:formula="of:=MEDIAN([.$L33];[.$X33])" office:value-type="float"/>
          <table:table-cell table:formula="of:=MEDIAN([.$M33];[.$Y33])" office:value-type="float"/>
          <table:table-cell table:formula="of:=MEDIAN([.$N33];[.$Z33])" office:value-type="float"/>
          <table:table-cell table:formula="of:=MAX([.$B33];[.$O33])" office:value-type="float"/>
          <table:table-cell table:formula="of:=MAX([.$C33];[.$P33])" office:value-type="float"/>
          <table:table-cell table:formula="of:=MAX([.$D33];[.$Q33])" office:value-type="float"/>
          <table:table-cell table:formula="of:=MAX([.$E33];[.$R33])" office:value-type="float"/>
          <table:table-cell table:formula="of:=MAX([.$F33];[.$S33])" office:value-type="float"/>
          <table:table-cell table:formula="of:=MAX([.$G33];[.$T33])" office:value-type="float"/>
          <table:table-cell table:formula="of:=MAX([.$H33];[.$U33])" office:value-type="float"/>
          <table:table-cell table:formula="of:=MAX([.$I33];[.$V33])" office:value-type="float"/>
          <table:table-cell table:formula="of:=MAX([.$J33])" office:value-type="float"/>
          <table:table-cell table:formula="of:=MAX([.$K33];[.$W33])" office:value-type="float"/>
          <table:table-cell table:formula="of:=MAX([.$L33];[.$X33])" office:value-type="float"/>
          <table:table-cell table:formula="of:=MAX([.$M33];[.$Y33])" office:value-type="float"/>
          <table:table-cell table:formula="of:=MAX([.$N33];[.$Z33])" office:value-type="float"/>
        </table:table-row>
        <table:table-row table:style-name="ro1">
          <table:table-cell office:value-type="string">
            <text:p>p01.pddl/38</text:p>
          </table:table-cell>
          <table:table-cell office:value-type="float" office:value="1.04085"/>
          <table:table-cell office:value-type="float" office:value="0.99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81.0"/>
          <table:table-cell office:value-type="float" office:value="7170.0"/>
          <table:table-cell office:value-type="float" office:value="6640.0"/>
          <table:table-cell office:value-type="float" office:value="75906.0"/>
          <table:table-cell office:value-type="float" office:value="57504.0"/>
          <table:table-cell office:value-type="float" office:value="0.0"/>
          <table:table-cell office:value-type="float" office:value="0.0"/>
          <table:table-cell office:value-type="float" office:value="0.951778"/>
          <table:table-cell office:value-type="float" office:value="0.9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83.0"/>
          <table:table-cell office:value-type="float" office:value="2037.0"/>
          <table:table-cell office:value-type="float" office:value="75906.0"/>
          <table:table-cell office:value-type="float" office:value="57504.0"/>
          <table:table-cell office:value-type="float" office:value="0.0"/>
          <table:table-cell office:value-type="float" office:value="0.0"/>
          <table:table-cell table:formula="of:=MIN([.$B34];[.$O34])" office:value-type="float"/>
          <table:table-cell table:formula="of:=MIN([.$C34];[.$P34])" office:value-type="float"/>
          <table:table-cell table:formula="of:=MIN([.$D34];[.$Q34])" office:value-type="float"/>
          <table:table-cell table:formula="of:=MIN([.$E34];[.$R34])" office:value-type="float"/>
          <table:table-cell table:formula="of:=MIN([.$F34];[.$S34])" office:value-type="float"/>
          <table:table-cell table:formula="of:=MIN([.$G34];[.$T34])" office:value-type="float"/>
          <table:table-cell table:formula="of:=MIN([.$H34];[.$U34])" office:value-type="float"/>
          <table:table-cell table:formula="of:=MIN([.$I34];[.$V34])" office:value-type="float"/>
          <table:table-cell table:formula="of:=MIN([.$J34])" office:value-type="float"/>
          <table:table-cell table:formula="of:=MIN([.$K34];[.$W34])" office:value-type="float"/>
          <table:table-cell table:formula="of:=MIN([.$L34];[.$X34])" office:value-type="float"/>
          <table:table-cell table:formula="of:=MIN([.$M34];[.$Y34])" office:value-type="float"/>
          <table:table-cell table:formula="of:=MIN([.$N34];[.$Z34])" office:value-type="float"/>
          <table:table-cell table:formula="of:=MEDIAN([.$B34];[.$O34])" office:value-type="float"/>
          <table:table-cell table:formula="of:=MEDIAN([.$C34];[.$P34])" office:value-type="float"/>
          <table:table-cell table:formula="of:=MEDIAN([.$D34];[.$Q34])" office:value-type="float"/>
          <table:table-cell table:formula="of:=MEDIAN([.$E34];[.$R34])" office:value-type="float"/>
          <table:table-cell table:formula="of:=MEDIAN([.$F34];[.$S34])" office:value-type="float"/>
          <table:table-cell table:formula="of:=MEDIAN([.$G34];[.$T34])" office:value-type="float"/>
          <table:table-cell table:formula="of:=MEDIAN([.$H34];[.$U34])" office:value-type="float"/>
          <table:table-cell table:formula="of:=MEDIAN([.$I34];[.$V34])" office:value-type="float"/>
          <table:table-cell table:formula="of:=MEDIAN([.$J34])" office:value-type="float"/>
          <table:table-cell table:formula="of:=MEDIAN([.$K34];[.$W34])" office:value-type="float"/>
          <table:table-cell table:formula="of:=MEDIAN([.$L34];[.$X34])" office:value-type="float"/>
          <table:table-cell table:formula="of:=MEDIAN([.$M34];[.$Y34])" office:value-type="float"/>
          <table:table-cell table:formula="of:=MEDIAN([.$N34];[.$Z34])" office:value-type="float"/>
          <table:table-cell table:formula="of:=MAX([.$B34];[.$O34])" office:value-type="float"/>
          <table:table-cell table:formula="of:=MAX([.$C34];[.$P34])" office:value-type="float"/>
          <table:table-cell table:formula="of:=MAX([.$D34];[.$Q34])" office:value-type="float"/>
          <table:table-cell table:formula="of:=MAX([.$E34];[.$R34])" office:value-type="float"/>
          <table:table-cell table:formula="of:=MAX([.$F34];[.$S34])" office:value-type="float"/>
          <table:table-cell table:formula="of:=MAX([.$G34];[.$T34])" office:value-type="float"/>
          <table:table-cell table:formula="of:=MAX([.$H34];[.$U34])" office:value-type="float"/>
          <table:table-cell table:formula="of:=MAX([.$I34];[.$V34])" office:value-type="float"/>
          <table:table-cell table:formula="of:=MAX([.$J34])" office:value-type="float"/>
          <table:table-cell table:formula="of:=MAX([.$K34];[.$W34])" office:value-type="float"/>
          <table:table-cell table:formula="of:=MAX([.$L34];[.$X34])" office:value-type="float"/>
          <table:table-cell table:formula="of:=MAX([.$M34];[.$Y34])" office:value-type="float"/>
          <table:table-cell table:formula="of:=MAX([.$N34];[.$Z34])" office:value-type="float"/>
        </table:table-row>
        <table:table-row table:style-name="ro1">
          <table:table-cell office:value-type="string">
            <text:p>p01.pddl/39</text:p>
          </table:table-cell>
          <table:table-cell office:value-type="float" office:value="1.11904"/>
          <table:table-cell office:value-type="float" office:value="1.069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02.0"/>
          <table:table-cell office:value-type="float" office:value="5928.0"/>
          <table:table-cell office:value-type="float" office:value="5405.0"/>
          <table:table-cell office:value-type="float" office:value="77878.0"/>
          <table:table-cell office:value-type="float" office:value="59122.0"/>
          <table:table-cell office:value-type="float" office:value="0.0"/>
          <table:table-cell office:value-type="float" office:value="0.0"/>
          <table:table-cell office:value-type="float" office:value="1.16864"/>
          <table:table-cell office:value-type="float" office:value="1.119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66.0"/>
          <table:table-cell office:value-type="float" office:value="2019.0"/>
          <table:table-cell office:value-type="float" office:value="77878.0"/>
          <table:table-cell office:value-type="float" office:value="59122.0"/>
          <table:table-cell office:value-type="float" office:value="0.0"/>
          <table:table-cell office:value-type="float" office:value="0.0"/>
          <table:table-cell table:formula="of:=MIN([.$B35];[.$O35])" office:value-type="float"/>
          <table:table-cell table:formula="of:=MIN([.$C35];[.$P35])" office:value-type="float"/>
          <table:table-cell table:formula="of:=MIN([.$D35];[.$Q35])" office:value-type="float"/>
          <table:table-cell table:formula="of:=MIN([.$E35];[.$R35])" office:value-type="float"/>
          <table:table-cell table:formula="of:=MIN([.$F35];[.$S35])" office:value-type="float"/>
          <table:table-cell table:formula="of:=MIN([.$G35];[.$T35])" office:value-type="float"/>
          <table:table-cell table:formula="of:=MIN([.$H35];[.$U35])" office:value-type="float"/>
          <table:table-cell table:formula="of:=MIN([.$I35];[.$V35])" office:value-type="float"/>
          <table:table-cell table:formula="of:=MIN([.$J35])" office:value-type="float"/>
          <table:table-cell table:formula="of:=MIN([.$K35];[.$W35])" office:value-type="float"/>
          <table:table-cell table:formula="of:=MIN([.$L35];[.$X35])" office:value-type="float"/>
          <table:table-cell table:formula="of:=MIN([.$M35];[.$Y35])" office:value-type="float"/>
          <table:table-cell table:formula="of:=MIN([.$N35];[.$Z35])" office:value-type="float"/>
          <table:table-cell table:formula="of:=MEDIAN([.$B35];[.$O35])" office:value-type="float"/>
          <table:table-cell table:formula="of:=MEDIAN([.$C35];[.$P35])" office:value-type="float"/>
          <table:table-cell table:formula="of:=MEDIAN([.$D35];[.$Q35])" office:value-type="float"/>
          <table:table-cell table:formula="of:=MEDIAN([.$E35];[.$R35])" office:value-type="float"/>
          <table:table-cell table:formula="of:=MEDIAN([.$F35];[.$S35])" office:value-type="float"/>
          <table:table-cell table:formula="of:=MEDIAN([.$G35];[.$T35])" office:value-type="float"/>
          <table:table-cell table:formula="of:=MEDIAN([.$H35];[.$U35])" office:value-type="float"/>
          <table:table-cell table:formula="of:=MEDIAN([.$I35];[.$V35])" office:value-type="float"/>
          <table:table-cell table:formula="of:=MEDIAN([.$J35])" office:value-type="float"/>
          <table:table-cell table:formula="of:=MEDIAN([.$K35];[.$W35])" office:value-type="float"/>
          <table:table-cell table:formula="of:=MEDIAN([.$L35];[.$X35])" office:value-type="float"/>
          <table:table-cell table:formula="of:=MEDIAN([.$M35];[.$Y35])" office:value-type="float"/>
          <table:table-cell table:formula="of:=MEDIAN([.$N35];[.$Z35])" office:value-type="float"/>
          <table:table-cell table:formula="of:=MAX([.$B35];[.$O35])" office:value-type="float"/>
          <table:table-cell table:formula="of:=MAX([.$C35];[.$P35])" office:value-type="float"/>
          <table:table-cell table:formula="of:=MAX([.$D35];[.$Q35])" office:value-type="float"/>
          <table:table-cell table:formula="of:=MAX([.$E35];[.$R35])" office:value-type="float"/>
          <table:table-cell table:formula="of:=MAX([.$F35];[.$S35])" office:value-type="float"/>
          <table:table-cell table:formula="of:=MAX([.$G35];[.$T35])" office:value-type="float"/>
          <table:table-cell table:formula="of:=MAX([.$H35];[.$U35])" office:value-type="float"/>
          <table:table-cell table:formula="of:=MAX([.$I35];[.$V35])" office:value-type="float"/>
          <table:table-cell table:formula="of:=MAX([.$J35])" office:value-type="float"/>
          <table:table-cell table:formula="of:=MAX([.$K35];[.$W35])" office:value-type="float"/>
          <table:table-cell table:formula="of:=MAX([.$L35];[.$X35])" office:value-type="float"/>
          <table:table-cell table:formula="of:=MAX([.$M35];[.$Y35])" office:value-type="float"/>
          <table:table-cell table:formula="of:=MAX([.$N35];[.$Z35])" office:value-type="float"/>
        </table:table-row>
        <table:table-row table:style-name="ro1">
          <table:table-cell office:value-type="string">
            <text:p>p01.pddl/4</text:p>
          </table:table-cell>
          <table:table-cell office:value-type="float" office:value="0.137438"/>
          <table:table-cell office:value-type="float" office:value="0.1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1.0"/>
          <table:table-cell office:value-type="float" office:value="12.0"/>
          <table:table-cell office:value-type="float" office:value="8858.0"/>
          <table:table-cell office:value-type="float" office:value="2658.0"/>
          <table:table-cell office:value-type="float" office:value="0.0"/>
          <table:table-cell office:value-type="float" office:value="0.0"/>
          <table:table-cell office:value-type="float" office:value="0.141276"/>
          <table:table-cell office:value-type="float" office:value="0.1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8.0"/>
          <table:table-cell office:value-type="float" office:value="8858.0"/>
          <table:table-cell office:value-type="float" office:value="2658.0"/>
          <table:table-cell office:value-type="float" office:value="0.0"/>
          <table:table-cell office:value-type="float" office:value="0.0"/>
          <table:table-cell table:formula="of:=MIN([.$B36];[.$O36])" office:value-type="float"/>
          <table:table-cell table:formula="of:=MIN([.$C36];[.$P36])" office:value-type="float"/>
          <table:table-cell table:formula="of:=MIN([.$D36];[.$Q36])" office:value-type="float"/>
          <table:table-cell table:formula="of:=MIN([.$E36];[.$R36])" office:value-type="float"/>
          <table:table-cell table:formula="of:=MIN([.$F36];[.$S36])" office:value-type="float"/>
          <table:table-cell table:formula="of:=MIN([.$G36];[.$T36])" office:value-type="float"/>
          <table:table-cell table:formula="of:=MIN([.$H36];[.$U36])" office:value-type="float"/>
          <table:table-cell table:formula="of:=MIN([.$I36];[.$V36])" office:value-type="float"/>
          <table:table-cell table:formula="of:=MIN([.$J36])" office:value-type="float"/>
          <table:table-cell table:formula="of:=MIN([.$K36];[.$W36])" office:value-type="float"/>
          <table:table-cell table:formula="of:=MIN([.$L36];[.$X36])" office:value-type="float"/>
          <table:table-cell table:formula="of:=MIN([.$M36];[.$Y36])" office:value-type="float"/>
          <table:table-cell table:formula="of:=MIN([.$N36];[.$Z36])" office:value-type="float"/>
          <table:table-cell table:formula="of:=MEDIAN([.$B36];[.$O36])" office:value-type="float"/>
          <table:table-cell table:formula="of:=MEDIAN([.$C36];[.$P36])" office:value-type="float"/>
          <table:table-cell table:formula="of:=MEDIAN([.$D36];[.$Q36])" office:value-type="float"/>
          <table:table-cell table:formula="of:=MEDIAN([.$E36];[.$R36])" office:value-type="float"/>
          <table:table-cell table:formula="of:=MEDIAN([.$F36];[.$S36])" office:value-type="float"/>
          <table:table-cell table:formula="of:=MEDIAN([.$G36];[.$T36])" office:value-type="float"/>
          <table:table-cell table:formula="of:=MEDIAN([.$H36];[.$U36])" office:value-type="float"/>
          <table:table-cell table:formula="of:=MEDIAN([.$I36];[.$V36])" office:value-type="float"/>
          <table:table-cell table:formula="of:=MEDIAN([.$J36])" office:value-type="float"/>
          <table:table-cell table:formula="of:=MEDIAN([.$K36];[.$W36])" office:value-type="float"/>
          <table:table-cell table:formula="of:=MEDIAN([.$L36];[.$X36])" office:value-type="float"/>
          <table:table-cell table:formula="of:=MEDIAN([.$M36];[.$Y36])" office:value-type="float"/>
          <table:table-cell table:formula="of:=MEDIAN([.$N36];[.$Z36])" office:value-type="float"/>
          <table:table-cell table:formula="of:=MAX([.$B36];[.$O36])" office:value-type="float"/>
          <table:table-cell table:formula="of:=MAX([.$C36];[.$P36])" office:value-type="float"/>
          <table:table-cell table:formula="of:=MAX([.$D36];[.$Q36])" office:value-type="float"/>
          <table:table-cell table:formula="of:=MAX([.$E36];[.$R36])" office:value-type="float"/>
          <table:table-cell table:formula="of:=MAX([.$F36];[.$S36])" office:value-type="float"/>
          <table:table-cell table:formula="of:=MAX([.$G36];[.$T36])" office:value-type="float"/>
          <table:table-cell table:formula="of:=MAX([.$H36];[.$U36])" office:value-type="float"/>
          <table:table-cell table:formula="of:=MAX([.$I36];[.$V36])" office:value-type="float"/>
          <table:table-cell table:formula="of:=MAX([.$J36])" office:value-type="float"/>
          <table:table-cell table:formula="of:=MAX([.$K36];[.$W36])" office:value-type="float"/>
          <table:table-cell table:formula="of:=MAX([.$L36];[.$X36])" office:value-type="float"/>
          <table:table-cell table:formula="of:=MAX([.$M36];[.$Y36])" office:value-type="float"/>
          <table:table-cell table:formula="of:=MAX([.$N36];[.$Z36])" office:value-type="float"/>
        </table:table-row>
        <table:table-row table:style-name="ro1">
          <table:table-cell office:value-type="string">
            <text:p>p01.pddl/40</text:p>
          </table:table-cell>
          <table:table-cell office:value-type="float" office:value="1.20146"/>
          <table:table-cell office:value-type="float" office:value="1.149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11.0"/>
          <table:table-cell office:value-type="float" office:value="8069.0"/>
          <table:table-cell office:value-type="float" office:value="7497.0"/>
          <table:table-cell office:value-type="float" office:value="79850.0"/>
          <table:table-cell office:value-type="float" office:value="60740.0"/>
          <table:table-cell office:value-type="float" office:value="0.0"/>
          <table:table-cell office:value-type="float" office:value="0.0"/>
          <table:table-cell office:value-type="float" office:value="0.92941"/>
          <table:table-cell office:value-type="float" office:value="0.878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76.0"/>
          <table:table-cell office:value-type="float" office:value="1084.0"/>
          <table:table-cell office:value-type="float" office:value="79850.0"/>
          <table:table-cell office:value-type="float" office:value="60740.0"/>
          <table:table-cell office:value-type="float" office:value="0.0"/>
          <table:table-cell office:value-type="float" office:value="0.0"/>
          <table:table-cell table:formula="of:=MIN([.$B37];[.$O37])" office:value-type="float"/>
          <table:table-cell table:formula="of:=MIN([.$C37];[.$P37])" office:value-type="float"/>
          <table:table-cell table:formula="of:=MIN([.$D37];[.$Q37])" office:value-type="float"/>
          <table:table-cell table:formula="of:=MIN([.$E37];[.$R37])" office:value-type="float"/>
          <table:table-cell table:formula="of:=MIN([.$F37];[.$S37])" office:value-type="float"/>
          <table:table-cell table:formula="of:=MIN([.$G37];[.$T37])" office:value-type="float"/>
          <table:table-cell table:formula="of:=MIN([.$H37];[.$U37])" office:value-type="float"/>
          <table:table-cell table:formula="of:=MIN([.$I37];[.$V37])" office:value-type="float"/>
          <table:table-cell table:formula="of:=MIN([.$J37])" office:value-type="float"/>
          <table:table-cell table:formula="of:=MIN([.$K37];[.$W37])" office:value-type="float"/>
          <table:table-cell table:formula="of:=MIN([.$L37];[.$X37])" office:value-type="float"/>
          <table:table-cell table:formula="of:=MIN([.$M37];[.$Y37])" office:value-type="float"/>
          <table:table-cell table:formula="of:=MIN([.$N37];[.$Z37])" office:value-type="float"/>
          <table:table-cell table:formula="of:=MEDIAN([.$B37];[.$O37])" office:value-type="float"/>
          <table:table-cell table:formula="of:=MEDIAN([.$C37];[.$P37])" office:value-type="float"/>
          <table:table-cell table:formula="of:=MEDIAN([.$D37];[.$Q37])" office:value-type="float"/>
          <table:table-cell table:formula="of:=MEDIAN([.$E37];[.$R37])" office:value-type="float"/>
          <table:table-cell table:formula="of:=MEDIAN([.$F37];[.$S37])" office:value-type="float"/>
          <table:table-cell table:formula="of:=MEDIAN([.$G37];[.$T37])" office:value-type="float"/>
          <table:table-cell table:formula="of:=MEDIAN([.$H37];[.$U37])" office:value-type="float"/>
          <table:table-cell table:formula="of:=MEDIAN([.$I37];[.$V37])" office:value-type="float"/>
          <table:table-cell table:formula="of:=MEDIAN([.$J37])" office:value-type="float"/>
          <table:table-cell table:formula="of:=MEDIAN([.$K37];[.$W37])" office:value-type="float"/>
          <table:table-cell table:formula="of:=MEDIAN([.$L37];[.$X37])" office:value-type="float"/>
          <table:table-cell table:formula="of:=MEDIAN([.$M37];[.$Y37])" office:value-type="float"/>
          <table:table-cell table:formula="of:=MEDIAN([.$N37];[.$Z37])" office:value-type="float"/>
          <table:table-cell table:formula="of:=MAX([.$B37];[.$O37])" office:value-type="float"/>
          <table:table-cell table:formula="of:=MAX([.$C37];[.$P37])" office:value-type="float"/>
          <table:table-cell table:formula="of:=MAX([.$D37];[.$Q37])" office:value-type="float"/>
          <table:table-cell table:formula="of:=MAX([.$E37];[.$R37])" office:value-type="float"/>
          <table:table-cell table:formula="of:=MAX([.$F37];[.$S37])" office:value-type="float"/>
          <table:table-cell table:formula="of:=MAX([.$G37];[.$T37])" office:value-type="float"/>
          <table:table-cell table:formula="of:=MAX([.$H37];[.$U37])" office:value-type="float"/>
          <table:table-cell table:formula="of:=MAX([.$I37];[.$V37])" office:value-type="float"/>
          <table:table-cell table:formula="of:=MAX([.$J37])" office:value-type="float"/>
          <table:table-cell table:formula="of:=MAX([.$K37];[.$W37])" office:value-type="float"/>
          <table:table-cell table:formula="of:=MAX([.$L37];[.$X37])" office:value-type="float"/>
          <table:table-cell table:formula="of:=MAX([.$M37];[.$Y37])" office:value-type="float"/>
          <table:table-cell table:formula="of:=MAX([.$N37];[.$Z37])" office:value-type="float"/>
        </table:table-row>
        <table:table-row table:style-name="ro1">
          <table:table-cell office:value-type="string">
            <text:p>p01.pddl/5</text:p>
          </table:table-cell>
          <table:table-cell office:value-type="float" office:value="0.179406"/>
          <table:table-cell office:value-type="float" office:value="0.1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176.0"/>
          <table:table-cell office:value-type="float" office:value="27.0"/>
          <table:table-cell office:value-type="float" office:value="10830.0"/>
          <table:table-cell office:value-type="float" office:value="4143.0"/>
          <table:table-cell office:value-type="float" office:value="0.0"/>
          <table:table-cell office:value-type="float" office:value="0.0"/>
          <table:table-cell office:value-type="float" office:value="0.16235"/>
          <table:table-cell office:value-type="float" office:value="0.1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.0"/>
          <table:table-cell office:value-type="float" office:value="83.0"/>
          <table:table-cell office:value-type="float" office:value="10830.0"/>
          <table:table-cell office:value-type="float" office:value="4143.0"/>
          <table:table-cell office:value-type="float" office:value="0.0"/>
          <table:table-cell office:value-type="float" office:value="0.0"/>
          <table:table-cell table:formula="of:=MIN([.$B38];[.$O38])" office:value-type="float"/>
          <table:table-cell table:formula="of:=MIN([.$C38];[.$P38])" office:value-type="float"/>
          <table:table-cell table:formula="of:=MIN([.$D38];[.$Q38])" office:value-type="float"/>
          <table:table-cell table:formula="of:=MIN([.$E38];[.$R38])" office:value-type="float"/>
          <table:table-cell table:formula="of:=MIN([.$F38];[.$S38])" office:value-type="float"/>
          <table:table-cell table:formula="of:=MIN([.$G38];[.$T38])" office:value-type="float"/>
          <table:table-cell table:formula="of:=MIN([.$H38];[.$U38])" office:value-type="float"/>
          <table:table-cell table:formula="of:=MIN([.$I38];[.$V38])" office:value-type="float"/>
          <table:table-cell table:formula="of:=MIN([.$J38])" office:value-type="float"/>
          <table:table-cell table:formula="of:=MIN([.$K38];[.$W38])" office:value-type="float"/>
          <table:table-cell table:formula="of:=MIN([.$L38];[.$X38])" office:value-type="float"/>
          <table:table-cell table:formula="of:=MIN([.$M38];[.$Y38])" office:value-type="float"/>
          <table:table-cell table:formula="of:=MIN([.$N38];[.$Z38])" office:value-type="float"/>
          <table:table-cell table:formula="of:=MEDIAN([.$B38];[.$O38])" office:value-type="float"/>
          <table:table-cell table:formula="of:=MEDIAN([.$C38];[.$P38])" office:value-type="float"/>
          <table:table-cell table:formula="of:=MEDIAN([.$D38];[.$Q38])" office:value-type="float"/>
          <table:table-cell table:formula="of:=MEDIAN([.$E38];[.$R38])" office:value-type="float"/>
          <table:table-cell table:formula="of:=MEDIAN([.$F38];[.$S38])" office:value-type="float"/>
          <table:table-cell table:formula="of:=MEDIAN([.$G38];[.$T38])" office:value-type="float"/>
          <table:table-cell table:formula="of:=MEDIAN([.$H38];[.$U38])" office:value-type="float"/>
          <table:table-cell table:formula="of:=MEDIAN([.$I38];[.$V38])" office:value-type="float"/>
          <table:table-cell table:formula="of:=MEDIAN([.$J38])" office:value-type="float"/>
          <table:table-cell table:formula="of:=MEDIAN([.$K38];[.$W38])" office:value-type="float"/>
          <table:table-cell table:formula="of:=MEDIAN([.$L38];[.$X38])" office:value-type="float"/>
          <table:table-cell table:formula="of:=MEDIAN([.$M38];[.$Y38])" office:value-type="float"/>
          <table:table-cell table:formula="of:=MEDIAN([.$N38];[.$Z38])" office:value-type="float"/>
          <table:table-cell table:formula="of:=MAX([.$B38];[.$O38])" office:value-type="float"/>
          <table:table-cell table:formula="of:=MAX([.$C38];[.$P38])" office:value-type="float"/>
          <table:table-cell table:formula="of:=MAX([.$D38];[.$Q38])" office:value-type="float"/>
          <table:table-cell table:formula="of:=MAX([.$E38];[.$R38])" office:value-type="float"/>
          <table:table-cell table:formula="of:=MAX([.$F38];[.$S38])" office:value-type="float"/>
          <table:table-cell table:formula="of:=MAX([.$G38];[.$T38])" office:value-type="float"/>
          <table:table-cell table:formula="of:=MAX([.$H38];[.$U38])" office:value-type="float"/>
          <table:table-cell table:formula="of:=MAX([.$I38];[.$V38])" office:value-type="float"/>
          <table:table-cell table:formula="of:=MAX([.$J38])" office:value-type="float"/>
          <table:table-cell table:formula="of:=MAX([.$K38];[.$W38])" office:value-type="float"/>
          <table:table-cell table:formula="of:=MAX([.$L38];[.$X38])" office:value-type="float"/>
          <table:table-cell table:formula="of:=MAX([.$M38];[.$Y38])" office:value-type="float"/>
          <table:table-cell table:formula="of:=MAX([.$N38];[.$Z38])" office:value-type="float"/>
        </table:table-row>
        <table:table-row table:style-name="ro1">
          <table:table-cell office:value-type="string">
            <text:p>p01.pddl/6</text:p>
          </table:table-cell>
          <table:table-cell office:value-type="float" office:value="0.208798"/>
          <table:table-cell office:value-type="float" office:value="0.1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6.0"/>
          <table:table-cell office:value-type="float" office:value="387.0"/>
          <table:table-cell office:value-type="float" office:value="140.0"/>
          <table:table-cell office:value-type="float" office:value="12802.0"/>
          <table:table-cell office:value-type="float" office:value="5730.0"/>
          <table:table-cell office:value-type="float" office:value="0.0"/>
          <table:table-cell office:value-type="float" office:value="0.0"/>
          <table:table-cell office:value-type="float" office:value="0.187002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6.0"/>
          <table:table-cell office:value-type="float" office:value="443.0"/>
          <table:table-cell office:value-type="float" office:value="12802.0"/>
          <table:table-cell office:value-type="float" office:value="5730.0"/>
          <table:table-cell office:value-type="float" office:value="0.0"/>
          <table:table-cell office:value-type="float" office:value="0.0"/>
          <table:table-cell table:formula="of:=MIN([.$B39];[.$O39])" office:value-type="float"/>
          <table:table-cell table:formula="of:=MIN([.$C39];[.$P39])" office:value-type="float"/>
          <table:table-cell table:formula="of:=MIN([.$D39];[.$Q39])" office:value-type="float"/>
          <table:table-cell table:formula="of:=MIN([.$E39];[.$R39])" office:value-type="float"/>
          <table:table-cell table:formula="of:=MIN([.$F39];[.$S39])" office:value-type="float"/>
          <table:table-cell table:formula="of:=MIN([.$G39];[.$T39])" office:value-type="float"/>
          <table:table-cell table:formula="of:=MIN([.$H39];[.$U39])" office:value-type="float"/>
          <table:table-cell table:formula="of:=MIN([.$I39];[.$V39])" office:value-type="float"/>
          <table:table-cell table:formula="of:=MIN([.$J39])" office:value-type="float"/>
          <table:table-cell table:formula="of:=MIN([.$K39];[.$W39])" office:value-type="float"/>
          <table:table-cell table:formula="of:=MIN([.$L39];[.$X39])" office:value-type="float"/>
          <table:table-cell table:formula="of:=MIN([.$M39];[.$Y39])" office:value-type="float"/>
          <table:table-cell table:formula="of:=MIN([.$N39];[.$Z39])" office:value-type="float"/>
          <table:table-cell table:formula="of:=MEDIAN([.$B39];[.$O39])" office:value-type="float"/>
          <table:table-cell table:formula="of:=MEDIAN([.$C39];[.$P39])" office:value-type="float"/>
          <table:table-cell table:formula="of:=MEDIAN([.$D39];[.$Q39])" office:value-type="float"/>
          <table:table-cell table:formula="of:=MEDIAN([.$E39];[.$R39])" office:value-type="float"/>
          <table:table-cell table:formula="of:=MEDIAN([.$F39];[.$S39])" office:value-type="float"/>
          <table:table-cell table:formula="of:=MEDIAN([.$G39];[.$T39])" office:value-type="float"/>
          <table:table-cell table:formula="of:=MEDIAN([.$H39];[.$U39])" office:value-type="float"/>
          <table:table-cell table:formula="of:=MEDIAN([.$I39];[.$V39])" office:value-type="float"/>
          <table:table-cell table:formula="of:=MEDIAN([.$J39])" office:value-type="float"/>
          <table:table-cell table:formula="of:=MEDIAN([.$K39];[.$W39])" office:value-type="float"/>
          <table:table-cell table:formula="of:=MEDIAN([.$L39];[.$X39])" office:value-type="float"/>
          <table:table-cell table:formula="of:=MEDIAN([.$M39];[.$Y39])" office:value-type="float"/>
          <table:table-cell table:formula="of:=MEDIAN([.$N39];[.$Z39])" office:value-type="float"/>
          <table:table-cell table:formula="of:=MAX([.$B39];[.$O39])" office:value-type="float"/>
          <table:table-cell table:formula="of:=MAX([.$C39];[.$P39])" office:value-type="float"/>
          <table:table-cell table:formula="of:=MAX([.$D39];[.$Q39])" office:value-type="float"/>
          <table:table-cell table:formula="of:=MAX([.$E39];[.$R39])" office:value-type="float"/>
          <table:table-cell table:formula="of:=MAX([.$F39];[.$S39])" office:value-type="float"/>
          <table:table-cell table:formula="of:=MAX([.$G39];[.$T39])" office:value-type="float"/>
          <table:table-cell table:formula="of:=MAX([.$H39];[.$U39])" office:value-type="float"/>
          <table:table-cell table:formula="of:=MAX([.$I39];[.$V39])" office:value-type="float"/>
          <table:table-cell table:formula="of:=MAX([.$J39])" office:value-type="float"/>
          <table:table-cell table:formula="of:=MAX([.$K39];[.$W39])" office:value-type="float"/>
          <table:table-cell table:formula="of:=MAX([.$L39];[.$X39])" office:value-type="float"/>
          <table:table-cell table:formula="of:=MAX([.$M39];[.$Y39])" office:value-type="float"/>
          <table:table-cell table:formula="of:=MAX([.$N39];[.$Z39])" office:value-type="float"/>
        </table:table-row>
        <table:table-row table:style-name="ro1">
          <table:table-cell office:value-type="string">
            <text:p>p01.pddl/7</text:p>
          </table:table-cell>
          <table:table-cell office:value-type="float" office:value="0.244756"/>
          <table:table-cell office:value-type="float" office:value="0.207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40.0"/>
          <table:table-cell office:value-type="float" office:value="733.0"/>
          <table:table-cell office:value-type="float" office:value="367.0"/>
          <table:table-cell office:value-type="float" office:value="14774.0"/>
          <table:table-cell office:value-type="float" office:value="7346.0"/>
          <table:table-cell office:value-type="float" office:value="0.0"/>
          <table:table-cell office:value-type="float" office:value="0.0"/>
          <table:table-cell office:value-type="float" office:value="0.216048"/>
          <table:table-cell office:value-type="float" office:value="0.17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1.0"/>
          <table:table-cell office:value-type="float" office:value="358.0"/>
          <table:table-cell office:value-type="float" office:value="14774.0"/>
          <table:table-cell office:value-type="float" office:value="7346.0"/>
          <table:table-cell office:value-type="float" office:value="0.0"/>
          <table:table-cell office:value-type="float" office:value="0.0"/>
          <table:table-cell table:formula="of:=MIN([.$B40];[.$O40])" office:value-type="float"/>
          <table:table-cell table:formula="of:=MIN([.$C40];[.$P40])" office:value-type="float"/>
          <table:table-cell table:formula="of:=MIN([.$D40];[.$Q40])" office:value-type="float"/>
          <table:table-cell table:formula="of:=MIN([.$E40];[.$R40])" office:value-type="float"/>
          <table:table-cell table:formula="of:=MIN([.$F40];[.$S40])" office:value-type="float"/>
          <table:table-cell table:formula="of:=MIN([.$G40];[.$T40])" office:value-type="float"/>
          <table:table-cell table:formula="of:=MIN([.$H40];[.$U40])" office:value-type="float"/>
          <table:table-cell table:formula="of:=MIN([.$I40];[.$V40])" office:value-type="float"/>
          <table:table-cell table:formula="of:=MIN([.$J40])" office:value-type="float"/>
          <table:table-cell table:formula="of:=MIN([.$K40];[.$W40])" office:value-type="float"/>
          <table:table-cell table:formula="of:=MIN([.$L40];[.$X40])" office:value-type="float"/>
          <table:table-cell table:formula="of:=MIN([.$M40];[.$Y40])" office:value-type="float"/>
          <table:table-cell table:formula="of:=MIN([.$N40];[.$Z40])" office:value-type="float"/>
          <table:table-cell table:formula="of:=MEDIAN([.$B40];[.$O40])" office:value-type="float"/>
          <table:table-cell table:formula="of:=MEDIAN([.$C40];[.$P40])" office:value-type="float"/>
          <table:table-cell table:formula="of:=MEDIAN([.$D40];[.$Q40])" office:value-type="float"/>
          <table:table-cell table:formula="of:=MEDIAN([.$E40];[.$R40])" office:value-type="float"/>
          <table:table-cell table:formula="of:=MEDIAN([.$F40];[.$S40])" office:value-type="float"/>
          <table:table-cell table:formula="of:=MEDIAN([.$G40];[.$T40])" office:value-type="float"/>
          <table:table-cell table:formula="of:=MEDIAN([.$H40];[.$U40])" office:value-type="float"/>
          <table:table-cell table:formula="of:=MEDIAN([.$I40];[.$V40])" office:value-type="float"/>
          <table:table-cell table:formula="of:=MEDIAN([.$J40])" office:value-type="float"/>
          <table:table-cell table:formula="of:=MEDIAN([.$K40];[.$W40])" office:value-type="float"/>
          <table:table-cell table:formula="of:=MEDIAN([.$L40];[.$X40])" office:value-type="float"/>
          <table:table-cell table:formula="of:=MEDIAN([.$M40];[.$Y40])" office:value-type="float"/>
          <table:table-cell table:formula="of:=MEDIAN([.$N40];[.$Z40])" office:value-type="float"/>
          <table:table-cell table:formula="of:=MAX([.$B40];[.$O40])" office:value-type="float"/>
          <table:table-cell table:formula="of:=MAX([.$C40];[.$P40])" office:value-type="float"/>
          <table:table-cell table:formula="of:=MAX([.$D40];[.$Q40])" office:value-type="float"/>
          <table:table-cell table:formula="of:=MAX([.$E40];[.$R40])" office:value-type="float"/>
          <table:table-cell table:formula="of:=MAX([.$F40];[.$S40])" office:value-type="float"/>
          <table:table-cell table:formula="of:=MAX([.$G40];[.$T40])" office:value-type="float"/>
          <table:table-cell table:formula="of:=MAX([.$H40];[.$U40])" office:value-type="float"/>
          <table:table-cell table:formula="of:=MAX([.$I40];[.$V40])" office:value-type="float"/>
          <table:table-cell table:formula="of:=MAX([.$J40])" office:value-type="float"/>
          <table:table-cell table:formula="of:=MAX([.$K40];[.$W40])" office:value-type="float"/>
          <table:table-cell table:formula="of:=MAX([.$L40];[.$X40])" office:value-type="float"/>
          <table:table-cell table:formula="of:=MAX([.$M40];[.$Y40])" office:value-type="float"/>
          <table:table-cell table:formula="of:=MAX([.$N40];[.$Z40])" office:value-type="float"/>
        </table:table-row>
        <table:table-row table:style-name="ro1">
          <table:table-cell office:value-type="string">
            <text:p>p01.pddl/8</text:p>
          </table:table-cell>
          <table:table-cell office:value-type="float" office:value="0.301593"/>
          <table:table-cell office:value-type="float" office:value="0.264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28.0"/>
          <table:table-cell office:value-type="float" office:value="1597.0"/>
          <table:table-cell office:value-type="float" office:value="1161.0"/>
          <table:table-cell office:value-type="float" office:value="16746.0"/>
          <table:table-cell office:value-type="float" office:value="8964.0"/>
          <table:table-cell office:value-type="float" office:value="0.0"/>
          <table:table-cell office:value-type="float" office:value="0.0"/>
          <table:table-cell office:value-type="float" office:value="0.245836"/>
          <table:table-cell office:value-type="float" office:value="0.20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14.0"/>
          <table:table-cell office:value-type="float" office:value="900.0"/>
          <table:table-cell office:value-type="float" office:value="16746.0"/>
          <table:table-cell office:value-type="float" office:value="8964.0"/>
          <table:table-cell office:value-type="float" office:value="0.0"/>
          <table:table-cell office:value-type="float" office:value="0.0"/>
          <table:table-cell table:formula="of:=MIN([.$B41];[.$O41])" office:value-type="float"/>
          <table:table-cell table:formula="of:=MIN([.$C41];[.$P41])" office:value-type="float"/>
          <table:table-cell table:formula="of:=MIN([.$D41];[.$Q41])" office:value-type="float"/>
          <table:table-cell table:formula="of:=MIN([.$E41];[.$R41])" office:value-type="float"/>
          <table:table-cell table:formula="of:=MIN([.$F41];[.$S41])" office:value-type="float"/>
          <table:table-cell table:formula="of:=MIN([.$G41];[.$T41])" office:value-type="float"/>
          <table:table-cell table:formula="of:=MIN([.$H41];[.$U41])" office:value-type="float"/>
          <table:table-cell table:formula="of:=MIN([.$I41];[.$V41])" office:value-type="float"/>
          <table:table-cell table:formula="of:=MIN([.$J41])" office:value-type="float"/>
          <table:table-cell table:formula="of:=MIN([.$K41];[.$W41])" office:value-type="float"/>
          <table:table-cell table:formula="of:=MIN([.$L41];[.$X41])" office:value-type="float"/>
          <table:table-cell table:formula="of:=MIN([.$M41];[.$Y41])" office:value-type="float"/>
          <table:table-cell table:formula="of:=MIN([.$N41];[.$Z41])" office:value-type="float"/>
          <table:table-cell table:formula="of:=MEDIAN([.$B41];[.$O41])" office:value-type="float"/>
          <table:table-cell table:formula="of:=MEDIAN([.$C41];[.$P41])" office:value-type="float"/>
          <table:table-cell table:formula="of:=MEDIAN([.$D41];[.$Q41])" office:value-type="float"/>
          <table:table-cell table:formula="of:=MEDIAN([.$E41];[.$R41])" office:value-type="float"/>
          <table:table-cell table:formula="of:=MEDIAN([.$F41];[.$S41])" office:value-type="float"/>
          <table:table-cell table:formula="of:=MEDIAN([.$G41];[.$T41])" office:value-type="float"/>
          <table:table-cell table:formula="of:=MEDIAN([.$H41];[.$U41])" office:value-type="float"/>
          <table:table-cell table:formula="of:=MEDIAN([.$I41];[.$V41])" office:value-type="float"/>
          <table:table-cell table:formula="of:=MEDIAN([.$J41])" office:value-type="float"/>
          <table:table-cell table:formula="of:=MEDIAN([.$K41];[.$W41])" office:value-type="float"/>
          <table:table-cell table:formula="of:=MEDIAN([.$L41];[.$X41])" office:value-type="float"/>
          <table:table-cell table:formula="of:=MEDIAN([.$M41];[.$Y41])" office:value-type="float"/>
          <table:table-cell table:formula="of:=MEDIAN([.$N41];[.$Z41])" office:value-type="float"/>
          <table:table-cell table:formula="of:=MAX([.$B41];[.$O41])" office:value-type="float"/>
          <table:table-cell table:formula="of:=MAX([.$C41];[.$P41])" office:value-type="float"/>
          <table:table-cell table:formula="of:=MAX([.$D41];[.$Q41])" office:value-type="float"/>
          <table:table-cell table:formula="of:=MAX([.$E41];[.$R41])" office:value-type="float"/>
          <table:table-cell table:formula="of:=MAX([.$F41];[.$S41])" office:value-type="float"/>
          <table:table-cell table:formula="of:=MAX([.$G41];[.$T41])" office:value-type="float"/>
          <table:table-cell table:formula="of:=MAX([.$H41];[.$U41])" office:value-type="float"/>
          <table:table-cell table:formula="of:=MAX([.$I41];[.$V41])" office:value-type="float"/>
          <table:table-cell table:formula="of:=MAX([.$J41])" office:value-type="float"/>
          <table:table-cell table:formula="of:=MAX([.$K41];[.$W41])" office:value-type="float"/>
          <table:table-cell table:formula="of:=MAX([.$L41];[.$X41])" office:value-type="float"/>
          <table:table-cell table:formula="of:=MAX([.$M41];[.$Y41])" office:value-type="float"/>
          <table:table-cell table:formula="of:=MAX([.$N41];[.$Z41])" office:value-type="float"/>
        </table:table-row>
        <table:table-row table:style-name="ro1">
          <table:table-cell office:value-type="string">
            <text:p>p01.pddl/9</text:p>
          </table:table-cell>
          <table:table-cell office:value-type="float" office:value="0.420702"/>
          <table:table-cell office:value-type="float" office:value="0.382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939.0"/>
          <table:table-cell office:value-type="float" office:value="3238.0"/>
          <table:table-cell office:value-type="float" office:value="2480.0"/>
          <table:table-cell office:value-type="float" office:value="18718.0"/>
          <table:table-cell office:value-type="float" office:value="10582.0"/>
          <table:table-cell office:value-type="float" office:value="0.0"/>
          <table:table-cell office:value-type="float" office:value="0.0"/>
          <table:table-cell office:value-type="float" office:value="0.285906"/>
          <table:table-cell office:value-type="float" office:value="0.248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91.0"/>
          <table:table-cell office:value-type="float" office:value="1148.0"/>
          <table:table-cell office:value-type="float" office:value="18718.0"/>
          <table:table-cell office:value-type="float" office:value="10582.0"/>
          <table:table-cell office:value-type="float" office:value="0.0"/>
          <table:table-cell office:value-type="float" office:value="0.0"/>
          <table:table-cell table:formula="of:=MIN([.$B42];[.$O42])" office:value-type="float"/>
          <table:table-cell table:formula="of:=MIN([.$C42];[.$P42])" office:value-type="float"/>
          <table:table-cell table:formula="of:=MIN([.$D42];[.$Q42])" office:value-type="float"/>
          <table:table-cell table:formula="of:=MIN([.$E42];[.$R42])" office:value-type="float"/>
          <table:table-cell table:formula="of:=MIN([.$F42];[.$S42])" office:value-type="float"/>
          <table:table-cell table:formula="of:=MIN([.$G42];[.$T42])" office:value-type="float"/>
          <table:table-cell table:formula="of:=MIN([.$H42];[.$U42])" office:value-type="float"/>
          <table:table-cell table:formula="of:=MIN([.$I42];[.$V42])" office:value-type="float"/>
          <table:table-cell table:formula="of:=MIN([.$J42])" office:value-type="float"/>
          <table:table-cell table:formula="of:=MIN([.$K42];[.$W42])" office:value-type="float"/>
          <table:table-cell table:formula="of:=MIN([.$L42];[.$X42])" office:value-type="float"/>
          <table:table-cell table:formula="of:=MIN([.$M42];[.$Y42])" office:value-type="float"/>
          <table:table-cell table:formula="of:=MIN([.$N42];[.$Z42])" office:value-type="float"/>
          <table:table-cell table:formula="of:=MEDIAN([.$B42];[.$O42])" office:value-type="float"/>
          <table:table-cell table:formula="of:=MEDIAN([.$C42];[.$P42])" office:value-type="float"/>
          <table:table-cell table:formula="of:=MEDIAN([.$D42];[.$Q42])" office:value-type="float"/>
          <table:table-cell table:formula="of:=MEDIAN([.$E42];[.$R42])" office:value-type="float"/>
          <table:table-cell table:formula="of:=MEDIAN([.$F42];[.$S42])" office:value-type="float"/>
          <table:table-cell table:formula="of:=MEDIAN([.$G42];[.$T42])" office:value-type="float"/>
          <table:table-cell table:formula="of:=MEDIAN([.$H42];[.$U42])" office:value-type="float"/>
          <table:table-cell table:formula="of:=MEDIAN([.$I42];[.$V42])" office:value-type="float"/>
          <table:table-cell table:formula="of:=MEDIAN([.$J42])" office:value-type="float"/>
          <table:table-cell table:formula="of:=MEDIAN([.$K42];[.$W42])" office:value-type="float"/>
          <table:table-cell table:formula="of:=MEDIAN([.$L42];[.$X42])" office:value-type="float"/>
          <table:table-cell table:formula="of:=MEDIAN([.$M42];[.$Y42])" office:value-type="float"/>
          <table:table-cell table:formula="of:=MEDIAN([.$N42];[.$Z42])" office:value-type="float"/>
          <table:table-cell table:formula="of:=MAX([.$B42];[.$O42])" office:value-type="float"/>
          <table:table-cell table:formula="of:=MAX([.$C42];[.$P42])" office:value-type="float"/>
          <table:table-cell table:formula="of:=MAX([.$D42];[.$Q42])" office:value-type="float"/>
          <table:table-cell table:formula="of:=MAX([.$E42];[.$R42])" office:value-type="float"/>
          <table:table-cell table:formula="of:=MAX([.$F42];[.$S42])" office:value-type="float"/>
          <table:table-cell table:formula="of:=MAX([.$G42];[.$T42])" office:value-type="float"/>
          <table:table-cell table:formula="of:=MAX([.$H42];[.$U42])" office:value-type="float"/>
          <table:table-cell table:formula="of:=MAX([.$I42];[.$V42])" office:value-type="float"/>
          <table:table-cell table:formula="of:=MAX([.$J42])" office:value-type="float"/>
          <table:table-cell table:formula="of:=MAX([.$K42];[.$W42])" office:value-type="float"/>
          <table:table-cell table:formula="of:=MAX([.$L42];[.$X42])" office:value-type="float"/>
          <table:table-cell table:formula="of:=MAX([.$M42];[.$Y42])" office:value-type="float"/>
          <table:table-cell table:formula="of:=MAX([.$N42];[.$Z42])" office:value-type="float"/>
        </table:table-row>
        <table:table-row table:style-name="ro1">
          <table:table-cell office:value-type="string">
            <text:p>p02.pddl/1</text:p>
          </table:table-cell>
          <table:table-cell office:value-type="float" office:value="0.103564"/>
          <table:table-cell office:value-type="float" office:value="0.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81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102232"/>
          <table:table-cell office:value-type="float" office:value="0.0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781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3];[.$O43])" office:value-type="float"/>
          <table:table-cell table:formula="of:=MIN([.$C43];[.$P43])" office:value-type="float"/>
          <table:table-cell table:formula="of:=MIN([.$D43];[.$Q43])" office:value-type="float"/>
          <table:table-cell table:formula="of:=MIN([.$E43];[.$R43])" office:value-type="float"/>
          <table:table-cell table:formula="of:=MIN([.$F43];[.$S43])" office:value-type="float"/>
          <table:table-cell table:formula="of:=MIN([.$G43];[.$T43])" office:value-type="float"/>
          <table:table-cell table:formula="of:=MIN([.$H43];[.$U43])" office:value-type="float"/>
          <table:table-cell table:formula="of:=MIN([.$I43];[.$V43])" office:value-type="float"/>
          <table:table-cell table:formula="of:=MIN([.$J43])" office:value-type="float"/>
          <table:table-cell table:formula="of:=MIN([.$K43];[.$W43])" office:value-type="float"/>
          <table:table-cell table:formula="of:=MIN([.$L43];[.$X43])" office:value-type="float"/>
          <table:table-cell table:formula="of:=MIN([.$M43];[.$Y43])" office:value-type="float"/>
          <table:table-cell table:formula="of:=MIN([.$N43];[.$Z43])" office:value-type="float"/>
          <table:table-cell table:formula="of:=MEDIAN([.$B43];[.$O43])" office:value-type="float"/>
          <table:table-cell table:formula="of:=MEDIAN([.$C43];[.$P43])" office:value-type="float"/>
          <table:table-cell table:formula="of:=MEDIAN([.$D43];[.$Q43])" office:value-type="float"/>
          <table:table-cell table:formula="of:=MEDIAN([.$E43];[.$R43])" office:value-type="float"/>
          <table:table-cell table:formula="of:=MEDIAN([.$F43];[.$S43])" office:value-type="float"/>
          <table:table-cell table:formula="of:=MEDIAN([.$G43];[.$T43])" office:value-type="float"/>
          <table:table-cell table:formula="of:=MEDIAN([.$H43];[.$U43])" office:value-type="float"/>
          <table:table-cell table:formula="of:=MEDIAN([.$I43];[.$V43])" office:value-type="float"/>
          <table:table-cell table:formula="of:=MEDIAN([.$J43])" office:value-type="float"/>
          <table:table-cell table:formula="of:=MEDIAN([.$K43];[.$W43])" office:value-type="float"/>
          <table:table-cell table:formula="of:=MEDIAN([.$L43];[.$X43])" office:value-type="float"/>
          <table:table-cell table:formula="of:=MEDIAN([.$M43];[.$Y43])" office:value-type="float"/>
          <table:table-cell table:formula="of:=MEDIAN([.$N43];[.$Z43])" office:value-type="float"/>
          <table:table-cell table:formula="of:=MAX([.$B43];[.$O43])" office:value-type="float"/>
          <table:table-cell table:formula="of:=MAX([.$C43];[.$P43])" office:value-type="float"/>
          <table:table-cell table:formula="of:=MAX([.$D43];[.$Q43])" office:value-type="float"/>
          <table:table-cell table:formula="of:=MAX([.$E43];[.$R43])" office:value-type="float"/>
          <table:table-cell table:formula="of:=MAX([.$F43];[.$S43])" office:value-type="float"/>
          <table:table-cell table:formula="of:=MAX([.$G43];[.$T43])" office:value-type="float"/>
          <table:table-cell table:formula="of:=MAX([.$H43];[.$U43])" office:value-type="float"/>
          <table:table-cell table:formula="of:=MAX([.$I43];[.$V43])" office:value-type="float"/>
          <table:table-cell table:formula="of:=MAX([.$J43])" office:value-type="float"/>
          <table:table-cell table:formula="of:=MAX([.$K43];[.$W43])" office:value-type="float"/>
          <table:table-cell table:formula="of:=MAX([.$L43];[.$X43])" office:value-type="float"/>
          <table:table-cell table:formula="of:=MAX([.$M43];[.$Y43])" office:value-type="float"/>
          <table:table-cell table:formula="of:=MAX([.$N43];[.$Z43])" office:value-type="float"/>
        </table:table-row>
        <table:table-row table:style-name="ro1">
          <table:table-cell office:value-type="string">
            <text:p>p02.pddl/10</text:p>
          </table:table-cell>
          <table:table-cell office:value-type="float" office:value="0.885477"/>
          <table:table-cell office:value-type="float" office:value="0.844"/>
          <table:table-cell office:value-type="float" office:value="0.5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670.0"/>
          <table:table-cell office:value-type="float" office:value="6752.0"/>
          <table:table-cell office:value-type="float" office:value="6053.0"/>
          <table:table-cell office:value-type="float" office:value="26551.0"/>
          <table:table-cell office:value-type="float" office:value="15625.0"/>
          <table:table-cell office:value-type="float" office:value="0.0"/>
          <table:table-cell office:value-type="float" office:value="0.0"/>
          <table:table-cell office:value-type="float" office:value="0.449533"/>
          <table:table-cell office:value-type="float" office:value="0.408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210.0"/>
          <table:table-cell office:value-type="float" office:value="1871.0"/>
          <table:table-cell office:value-type="float" office:value="26551.0"/>
          <table:table-cell office:value-type="float" office:value="15625.0"/>
          <table:table-cell office:value-type="float" office:value="0.0"/>
          <table:table-cell office:value-type="float" office:value="0.0"/>
          <table:table-cell table:formula="of:=MIN([.$B44];[.$O44])" office:value-type="float"/>
          <table:table-cell table:formula="of:=MIN([.$C44];[.$P44])" office:value-type="float"/>
          <table:table-cell table:formula="of:=MIN([.$D44];[.$Q44])" office:value-type="float"/>
          <table:table-cell table:formula="of:=MIN([.$E44];[.$R44])" office:value-type="float"/>
          <table:table-cell table:formula="of:=MIN([.$F44];[.$S44])" office:value-type="float"/>
          <table:table-cell table:formula="of:=MIN([.$G44];[.$T44])" office:value-type="float"/>
          <table:table-cell table:formula="of:=MIN([.$H44];[.$U44])" office:value-type="float"/>
          <table:table-cell table:formula="of:=MIN([.$I44];[.$V44])" office:value-type="float"/>
          <table:table-cell table:formula="of:=MIN([.$J44])" office:value-type="float"/>
          <table:table-cell table:formula="of:=MIN([.$K44];[.$W44])" office:value-type="float"/>
          <table:table-cell table:formula="of:=MIN([.$L44];[.$X44])" office:value-type="float"/>
          <table:table-cell table:formula="of:=MIN([.$M44];[.$Y44])" office:value-type="float"/>
          <table:table-cell table:formula="of:=MIN([.$N44];[.$Z44])" office:value-type="float"/>
          <table:table-cell table:formula="of:=MEDIAN([.$B44];[.$O44])" office:value-type="float"/>
          <table:table-cell table:formula="of:=MEDIAN([.$C44];[.$P44])" office:value-type="float"/>
          <table:table-cell table:formula="of:=MEDIAN([.$D44];[.$Q44])" office:value-type="float"/>
          <table:table-cell table:formula="of:=MEDIAN([.$E44];[.$R44])" office:value-type="float"/>
          <table:table-cell table:formula="of:=MEDIAN([.$F44];[.$S44])" office:value-type="float"/>
          <table:table-cell table:formula="of:=MEDIAN([.$G44];[.$T44])" office:value-type="float"/>
          <table:table-cell table:formula="of:=MEDIAN([.$H44];[.$U44])" office:value-type="float"/>
          <table:table-cell table:formula="of:=MEDIAN([.$I44];[.$V44])" office:value-type="float"/>
          <table:table-cell table:formula="of:=MEDIAN([.$J44])" office:value-type="float"/>
          <table:table-cell table:formula="of:=MEDIAN([.$K44];[.$W44])" office:value-type="float"/>
          <table:table-cell table:formula="of:=MEDIAN([.$L44];[.$X44])" office:value-type="float"/>
          <table:table-cell table:formula="of:=MEDIAN([.$M44];[.$Y44])" office:value-type="float"/>
          <table:table-cell table:formula="of:=MEDIAN([.$N44];[.$Z44])" office:value-type="float"/>
          <table:table-cell table:formula="of:=MAX([.$B44];[.$O44])" office:value-type="float"/>
          <table:table-cell table:formula="of:=MAX([.$C44];[.$P44])" office:value-type="float"/>
          <table:table-cell table:formula="of:=MAX([.$D44];[.$Q44])" office:value-type="float"/>
          <table:table-cell table:formula="of:=MAX([.$E44];[.$R44])" office:value-type="float"/>
          <table:table-cell table:formula="of:=MAX([.$F44];[.$S44])" office:value-type="float"/>
          <table:table-cell table:formula="of:=MAX([.$G44];[.$T44])" office:value-type="float"/>
          <table:table-cell table:formula="of:=MAX([.$H44];[.$U44])" office:value-type="float"/>
          <table:table-cell table:formula="of:=MAX([.$I44];[.$V44])" office:value-type="float"/>
          <table:table-cell table:formula="of:=MAX([.$J44])" office:value-type="float"/>
          <table:table-cell table:formula="of:=MAX([.$K44];[.$W44])" office:value-type="float"/>
          <table:table-cell table:formula="of:=MAX([.$L44];[.$X44])" office:value-type="float"/>
          <table:table-cell table:formula="of:=MAX([.$M44];[.$Y44])" office:value-type="float"/>
          <table:table-cell table:formula="of:=MAX([.$N44];[.$Z44])" office:value-type="float"/>
        </table:table-row>
        <table:table-row table:style-name="ro1">
          <table:table-cell office:value-type="string">
            <text:p>p02.pddl/11</text:p>
          </table:table-cell>
          <table:table-cell office:value-type="float" office:value="1.56228"/>
          <table:table-cell office:value-type="float" office:value="1.52"/>
          <table:table-cell office:value-type="float" office:value="1.19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7061.0"/>
          <table:table-cell office:value-type="float" office:value="12143.0"/>
          <table:table-cell office:value-type="float" office:value="11184.0"/>
          <table:table-cell office:value-type="float" office:value="29081.0"/>
          <table:table-cell office:value-type="float" office:value="17700.0"/>
          <table:table-cell office:value-type="float" office:value="0.0"/>
          <table:table-cell office:value-type="float" office:value="0.0"/>
          <table:table-cell office:value-type="float" office:value="0.513851"/>
          <table:table-cell office:value-type="float" office:value="0.47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347.0"/>
          <table:table-cell office:value-type="float" office:value="1873.0"/>
          <table:table-cell office:value-type="float" office:value="29081.0"/>
          <table:table-cell office:value-type="float" office:value="17700.0"/>
          <table:table-cell office:value-type="float" office:value="0.0"/>
          <table:table-cell office:value-type="float" office:value="0.0"/>
          <table:table-cell table:formula="of:=MIN([.$B45];[.$O45])" office:value-type="float"/>
          <table:table-cell table:formula="of:=MIN([.$C45];[.$P45])" office:value-type="float"/>
          <table:table-cell table:formula="of:=MIN([.$D45];[.$Q45])" office:value-type="float"/>
          <table:table-cell table:formula="of:=MIN([.$E45];[.$R45])" office:value-type="float"/>
          <table:table-cell table:formula="of:=MIN([.$F45];[.$S45])" office:value-type="float"/>
          <table:table-cell table:formula="of:=MIN([.$G45];[.$T45])" office:value-type="float"/>
          <table:table-cell table:formula="of:=MIN([.$H45];[.$U45])" office:value-type="float"/>
          <table:table-cell table:formula="of:=MIN([.$I45];[.$V45])" office:value-type="float"/>
          <table:table-cell table:formula="of:=MIN([.$J45])" office:value-type="float"/>
          <table:table-cell table:formula="of:=MIN([.$K45];[.$W45])" office:value-type="float"/>
          <table:table-cell table:formula="of:=MIN([.$L45];[.$X45])" office:value-type="float"/>
          <table:table-cell table:formula="of:=MIN([.$M45];[.$Y45])" office:value-type="float"/>
          <table:table-cell table:formula="of:=MIN([.$N45];[.$Z45])" office:value-type="float"/>
          <table:table-cell table:formula="of:=MEDIAN([.$B45];[.$O45])" office:value-type="float"/>
          <table:table-cell table:formula="of:=MEDIAN([.$C45];[.$P45])" office:value-type="float"/>
          <table:table-cell table:formula="of:=MEDIAN([.$D45];[.$Q45])" office:value-type="float"/>
          <table:table-cell table:formula="of:=MEDIAN([.$E45];[.$R45])" office:value-type="float"/>
          <table:table-cell table:formula="of:=MEDIAN([.$F45];[.$S45])" office:value-type="float"/>
          <table:table-cell table:formula="of:=MEDIAN([.$G45];[.$T45])" office:value-type="float"/>
          <table:table-cell table:formula="of:=MEDIAN([.$H45];[.$U45])" office:value-type="float"/>
          <table:table-cell table:formula="of:=MEDIAN([.$I45];[.$V45])" office:value-type="float"/>
          <table:table-cell table:formula="of:=MEDIAN([.$J45])" office:value-type="float"/>
          <table:table-cell table:formula="of:=MEDIAN([.$K45];[.$W45])" office:value-type="float"/>
          <table:table-cell table:formula="of:=MEDIAN([.$L45];[.$X45])" office:value-type="float"/>
          <table:table-cell table:formula="of:=MEDIAN([.$M45];[.$Y45])" office:value-type="float"/>
          <table:table-cell table:formula="of:=MEDIAN([.$N45];[.$Z45])" office:value-type="float"/>
          <table:table-cell table:formula="of:=MAX([.$B45];[.$O45])" office:value-type="float"/>
          <table:table-cell table:formula="of:=MAX([.$C45];[.$P45])" office:value-type="float"/>
          <table:table-cell table:formula="of:=MAX([.$D45];[.$Q45])" office:value-type="float"/>
          <table:table-cell table:formula="of:=MAX([.$E45];[.$R45])" office:value-type="float"/>
          <table:table-cell table:formula="of:=MAX([.$F45];[.$S45])" office:value-type="float"/>
          <table:table-cell table:formula="of:=MAX([.$G45];[.$T45])" office:value-type="float"/>
          <table:table-cell table:formula="of:=MAX([.$H45];[.$U45])" office:value-type="float"/>
          <table:table-cell table:formula="of:=MAX([.$I45];[.$V45])" office:value-type="float"/>
          <table:table-cell table:formula="of:=MAX([.$J45])" office:value-type="float"/>
          <table:table-cell table:formula="of:=MAX([.$K45];[.$W45])" office:value-type="float"/>
          <table:table-cell table:formula="of:=MAX([.$L45];[.$X45])" office:value-type="float"/>
          <table:table-cell table:formula="of:=MAX([.$M45];[.$Y45])" office:value-type="float"/>
          <table:table-cell table:formula="of:=MAX([.$N45];[.$Z45])" office:value-type="float"/>
        </table:table-row>
        <table:table-row table:style-name="ro1">
          <table:table-cell office:value-type="string">
            <text:p>p02.pddl/12</text:p>
          </table:table-cell>
          <table:table-cell office:value-type="float" office:value="3.01745"/>
          <table:table-cell office:value-type="float" office:value="2.974"/>
          <table:table-cell office:value-type="float" office:value="2.55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933.0"/>
          <table:table-cell office:value-type="float" office:value="20855.0"/>
          <table:table-cell office:value-type="float" office:value="19792.0"/>
          <table:table-cell office:value-type="float" office:value="31611.0"/>
          <table:table-cell office:value-type="float" office:value="19775.0"/>
          <table:table-cell office:value-type="float" office:value="0.0"/>
          <table:table-cell office:value-type="float" office:value="0.0"/>
          <table:table-cell office:value-type="float" office:value="0.689043"/>
          <table:table-cell office:value-type="float" office:value="0.644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466.0"/>
          <table:table-cell office:value-type="float" office:value="3645.0"/>
          <table:table-cell office:value-type="float" office:value="31611.0"/>
          <table:table-cell office:value-type="float" office:value="19775.0"/>
          <table:table-cell office:value-type="float" office:value="0.0"/>
          <table:table-cell office:value-type="float" office:value="0.0"/>
          <table:table-cell table:formula="of:=MIN([.$B46];[.$O46])" office:value-type="float"/>
          <table:table-cell table:formula="of:=MIN([.$C46];[.$P46])" office:value-type="float"/>
          <table:table-cell table:formula="of:=MIN([.$D46];[.$Q46])" office:value-type="float"/>
          <table:table-cell table:formula="of:=MIN([.$E46];[.$R46])" office:value-type="float"/>
          <table:table-cell table:formula="of:=MIN([.$F46];[.$S46])" office:value-type="float"/>
          <table:table-cell table:formula="of:=MIN([.$G46];[.$T46])" office:value-type="float"/>
          <table:table-cell table:formula="of:=MIN([.$H46];[.$U46])" office:value-type="float"/>
          <table:table-cell table:formula="of:=MIN([.$I46];[.$V46])" office:value-type="float"/>
          <table:table-cell table:formula="of:=MIN([.$J46])" office:value-type="float"/>
          <table:table-cell table:formula="of:=MIN([.$K46];[.$W46])" office:value-type="float"/>
          <table:table-cell table:formula="of:=MIN([.$L46];[.$X46])" office:value-type="float"/>
          <table:table-cell table:formula="of:=MIN([.$M46];[.$Y46])" office:value-type="float"/>
          <table:table-cell table:formula="of:=MIN([.$N46];[.$Z46])" office:value-type="float"/>
          <table:table-cell table:formula="of:=MEDIAN([.$B46];[.$O46])" office:value-type="float"/>
          <table:table-cell table:formula="of:=MEDIAN([.$C46];[.$P46])" office:value-type="float"/>
          <table:table-cell table:formula="of:=MEDIAN([.$D46];[.$Q46])" office:value-type="float"/>
          <table:table-cell table:formula="of:=MEDIAN([.$E46];[.$R46])" office:value-type="float"/>
          <table:table-cell table:formula="of:=MEDIAN([.$F46];[.$S46])" office:value-type="float"/>
          <table:table-cell table:formula="of:=MEDIAN([.$G46];[.$T46])" office:value-type="float"/>
          <table:table-cell table:formula="of:=MEDIAN([.$H46];[.$U46])" office:value-type="float"/>
          <table:table-cell table:formula="of:=MEDIAN([.$I46];[.$V46])" office:value-type="float"/>
          <table:table-cell table:formula="of:=MEDIAN([.$J46])" office:value-type="float"/>
          <table:table-cell table:formula="of:=MEDIAN([.$K46];[.$W46])" office:value-type="float"/>
          <table:table-cell table:formula="of:=MEDIAN([.$L46];[.$X46])" office:value-type="float"/>
          <table:table-cell table:formula="of:=MEDIAN([.$M46];[.$Y46])" office:value-type="float"/>
          <table:table-cell table:formula="of:=MEDIAN([.$N46];[.$Z46])" office:value-type="float"/>
          <table:table-cell table:formula="of:=MAX([.$B46];[.$O46])" office:value-type="float"/>
          <table:table-cell table:formula="of:=MAX([.$C46];[.$P46])" office:value-type="float"/>
          <table:table-cell table:formula="of:=MAX([.$D46];[.$Q46])" office:value-type="float"/>
          <table:table-cell table:formula="of:=MAX([.$E46];[.$R46])" office:value-type="float"/>
          <table:table-cell table:formula="of:=MAX([.$F46];[.$S46])" office:value-type="float"/>
          <table:table-cell table:formula="of:=MAX([.$G46];[.$T46])" office:value-type="float"/>
          <table:table-cell table:formula="of:=MAX([.$H46];[.$U46])" office:value-type="float"/>
          <table:table-cell table:formula="of:=MAX([.$I46];[.$V46])" office:value-type="float"/>
          <table:table-cell table:formula="of:=MAX([.$J46])" office:value-type="float"/>
          <table:table-cell table:formula="of:=MAX([.$K46];[.$W46])" office:value-type="float"/>
          <table:table-cell table:formula="of:=MAX([.$L46];[.$X46])" office:value-type="float"/>
          <table:table-cell table:formula="of:=MAX([.$M46];[.$Y46])" office:value-type="float"/>
          <table:table-cell table:formula="of:=MAX([.$N46];[.$Z46])" office:value-type="float"/>
        </table:table-row>
        <table:table-row table:style-name="ro1">
          <table:table-cell office:value-type="string">
            <text:p>p02.pddl/13</text:p>
          </table:table-cell>
          <table:table-cell office:value-type="float" office:value="5.80818"/>
          <table:table-cell office:value-type="float" office:value="5.764"/>
          <table:table-cell office:value-type="float" office:value="5.31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2653.0"/>
          <table:table-cell office:value-type="float" office:value="36410.0"/>
          <table:table-cell office:value-type="float" office:value="35100.0"/>
          <table:table-cell office:value-type="float" office:value="34141.0"/>
          <table:table-cell office:value-type="float" office:value="21850.0"/>
          <table:table-cell office:value-type="float" office:value="0.0"/>
          <table:table-cell office:value-type="float" office:value="0.0"/>
          <table:table-cell office:value-type="float" office:value="0.923958"/>
          <table:table-cell office:value-type="float" office:value="0.882"/>
          <table:table-cell office:value-type="float" office:value="0.48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796.0"/>
          <table:table-cell office:value-type="float" office:value="5296.0"/>
          <table:table-cell office:value-type="float" office:value="34141.0"/>
          <table:table-cell office:value-type="float" office:value="21850.0"/>
          <table:table-cell office:value-type="float" office:value="0.0"/>
          <table:table-cell office:value-type="float" office:value="0.0"/>
          <table:table-cell table:formula="of:=MIN([.$B47];[.$O47])" office:value-type="float"/>
          <table:table-cell table:formula="of:=MIN([.$C47];[.$P47])" office:value-type="float"/>
          <table:table-cell table:formula="of:=MIN([.$D47];[.$Q47])" office:value-type="float"/>
          <table:table-cell table:formula="of:=MIN([.$E47];[.$R47])" office:value-type="float"/>
          <table:table-cell table:formula="of:=MIN([.$F47];[.$S47])" office:value-type="float"/>
          <table:table-cell table:formula="of:=MIN([.$G47];[.$T47])" office:value-type="float"/>
          <table:table-cell table:formula="of:=MIN([.$H47];[.$U47])" office:value-type="float"/>
          <table:table-cell table:formula="of:=MIN([.$I47];[.$V47])" office:value-type="float"/>
          <table:table-cell table:formula="of:=MIN([.$J47])" office:value-type="float"/>
          <table:table-cell table:formula="of:=MIN([.$K47];[.$W47])" office:value-type="float"/>
          <table:table-cell table:formula="of:=MIN([.$L47];[.$X47])" office:value-type="float"/>
          <table:table-cell table:formula="of:=MIN([.$M47];[.$Y47])" office:value-type="float"/>
          <table:table-cell table:formula="of:=MIN([.$N47];[.$Z47])" office:value-type="float"/>
          <table:table-cell table:formula="of:=MEDIAN([.$B47];[.$O47])" office:value-type="float"/>
          <table:table-cell table:formula="of:=MEDIAN([.$C47];[.$P47])" office:value-type="float"/>
          <table:table-cell table:formula="of:=MEDIAN([.$D47];[.$Q47])" office:value-type="float"/>
          <table:table-cell table:formula="of:=MEDIAN([.$E47];[.$R47])" office:value-type="float"/>
          <table:table-cell table:formula="of:=MEDIAN([.$F47];[.$S47])" office:value-type="float"/>
          <table:table-cell table:formula="of:=MEDIAN([.$G47];[.$T47])" office:value-type="float"/>
          <table:table-cell table:formula="of:=MEDIAN([.$H47];[.$U47])" office:value-type="float"/>
          <table:table-cell table:formula="of:=MEDIAN([.$I47];[.$V47])" office:value-type="float"/>
          <table:table-cell table:formula="of:=MEDIAN([.$J47])" office:value-type="float"/>
          <table:table-cell table:formula="of:=MEDIAN([.$K47];[.$W47])" office:value-type="float"/>
          <table:table-cell table:formula="of:=MEDIAN([.$L47];[.$X47])" office:value-type="float"/>
          <table:table-cell table:formula="of:=MEDIAN([.$M47];[.$Y47])" office:value-type="float"/>
          <table:table-cell table:formula="of:=MEDIAN([.$N47];[.$Z47])" office:value-type="float"/>
          <table:table-cell table:formula="of:=MAX([.$B47];[.$O47])" office:value-type="float"/>
          <table:table-cell table:formula="of:=MAX([.$C47];[.$P47])" office:value-type="float"/>
          <table:table-cell table:formula="of:=MAX([.$D47];[.$Q47])" office:value-type="float"/>
          <table:table-cell table:formula="of:=MAX([.$E47];[.$R47])" office:value-type="float"/>
          <table:table-cell table:formula="of:=MAX([.$F47];[.$S47])" office:value-type="float"/>
          <table:table-cell table:formula="of:=MAX([.$G47];[.$T47])" office:value-type="float"/>
          <table:table-cell table:formula="of:=MAX([.$H47];[.$U47])" office:value-type="float"/>
          <table:table-cell table:formula="of:=MAX([.$I47];[.$V47])" office:value-type="float"/>
          <table:table-cell table:formula="of:=MAX([.$J47])" office:value-type="float"/>
          <table:table-cell table:formula="of:=MAX([.$K47];[.$W47])" office:value-type="float"/>
          <table:table-cell table:formula="of:=MAX([.$L47];[.$X47])" office:value-type="float"/>
          <table:table-cell table:formula="of:=MAX([.$M47];[.$Y47])" office:value-type="float"/>
          <table:table-cell table:formula="of:=MAX([.$N47];[.$Z47])" office:value-type="float"/>
        </table:table-row>
        <table:table-row table:style-name="ro1">
          <table:table-cell office:value-type="string">
            <text:p>p02.pddl/14</text:p>
          </table:table-cell>
          <table:table-cell office:value-type="float" office:value="10.4909"/>
          <table:table-cell office:value-type="float" office:value="10.445"/>
          <table:table-cell office:value-type="float" office:value="9.98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8169.0"/>
          <table:table-cell office:value-type="float" office:value="60258.0"/>
          <table:table-cell office:value-type="float" office:value="57988.0"/>
          <table:table-cell office:value-type="float" office:value="36671.0"/>
          <table:table-cell office:value-type="float" office:value="23925.0"/>
          <table:table-cell office:value-type="float" office:value="0.0"/>
          <table:table-cell office:value-type="float" office:value="0.0"/>
          <table:table-cell office:value-type="float" office:value="1.09478"/>
          <table:table-cell office:value-type="float" office:value="1.048"/>
          <table:table-cell office:value-type="float" office:value="0.64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432.0"/>
          <table:table-cell office:value-type="float" office:value="7885.0"/>
          <table:table-cell office:value-type="float" office:value="36671.0"/>
          <table:table-cell office:value-type="float" office:value="23925.0"/>
          <table:table-cell office:value-type="float" office:value="0.0"/>
          <table:table-cell office:value-type="float" office:value="0.0"/>
          <table:table-cell table:formula="of:=MIN([.$B48];[.$O48])" office:value-type="float"/>
          <table:table-cell table:formula="of:=MIN([.$C48];[.$P48])" office:value-type="float"/>
          <table:table-cell table:formula="of:=MIN([.$D48];[.$Q48])" office:value-type="float"/>
          <table:table-cell table:formula="of:=MIN([.$E48];[.$R48])" office:value-type="float"/>
          <table:table-cell table:formula="of:=MIN([.$F48];[.$S48])" office:value-type="float"/>
          <table:table-cell table:formula="of:=MIN([.$G48];[.$T48])" office:value-type="float"/>
          <table:table-cell table:formula="of:=MIN([.$H48];[.$U48])" office:value-type="float"/>
          <table:table-cell table:formula="of:=MIN([.$I48];[.$V48])" office:value-type="float"/>
          <table:table-cell table:formula="of:=MIN([.$J48])" office:value-type="float"/>
          <table:table-cell table:formula="of:=MIN([.$K48];[.$W48])" office:value-type="float"/>
          <table:table-cell table:formula="of:=MIN([.$L48];[.$X48])" office:value-type="float"/>
          <table:table-cell table:formula="of:=MIN([.$M48];[.$Y48])" office:value-type="float"/>
          <table:table-cell table:formula="of:=MIN([.$N48];[.$Z48])" office:value-type="float"/>
          <table:table-cell table:formula="of:=MEDIAN([.$B48];[.$O48])" office:value-type="float"/>
          <table:table-cell table:formula="of:=MEDIAN([.$C48];[.$P48])" office:value-type="float"/>
          <table:table-cell table:formula="of:=MEDIAN([.$D48];[.$Q48])" office:value-type="float"/>
          <table:table-cell table:formula="of:=MEDIAN([.$E48];[.$R48])" office:value-type="float"/>
          <table:table-cell table:formula="of:=MEDIAN([.$F48];[.$S48])" office:value-type="float"/>
          <table:table-cell table:formula="of:=MEDIAN([.$G48];[.$T48])" office:value-type="float"/>
          <table:table-cell table:formula="of:=MEDIAN([.$H48];[.$U48])" office:value-type="float"/>
          <table:table-cell table:formula="of:=MEDIAN([.$I48];[.$V48])" office:value-type="float"/>
          <table:table-cell table:formula="of:=MEDIAN([.$J48])" office:value-type="float"/>
          <table:table-cell table:formula="of:=MEDIAN([.$K48];[.$W48])" office:value-type="float"/>
          <table:table-cell table:formula="of:=MEDIAN([.$L48];[.$X48])" office:value-type="float"/>
          <table:table-cell table:formula="of:=MEDIAN([.$M48];[.$Y48])" office:value-type="float"/>
          <table:table-cell table:formula="of:=MEDIAN([.$N48];[.$Z48])" office:value-type="float"/>
          <table:table-cell table:formula="of:=MAX([.$B48];[.$O48])" office:value-type="float"/>
          <table:table-cell table:formula="of:=MAX([.$C48];[.$P48])" office:value-type="float"/>
          <table:table-cell table:formula="of:=MAX([.$D48];[.$Q48])" office:value-type="float"/>
          <table:table-cell table:formula="of:=MAX([.$E48];[.$R48])" office:value-type="float"/>
          <table:table-cell table:formula="of:=MAX([.$F48];[.$S48])" office:value-type="float"/>
          <table:table-cell table:formula="of:=MAX([.$G48];[.$T48])" office:value-type="float"/>
          <table:table-cell table:formula="of:=MAX([.$H48];[.$U48])" office:value-type="float"/>
          <table:table-cell table:formula="of:=MAX([.$I48];[.$V48])" office:value-type="float"/>
          <table:table-cell table:formula="of:=MAX([.$J48])" office:value-type="float"/>
          <table:table-cell table:formula="of:=MAX([.$K48];[.$W48])" office:value-type="float"/>
          <table:table-cell table:formula="of:=MAX([.$L48];[.$X48])" office:value-type="float"/>
          <table:table-cell table:formula="of:=MAX([.$M48];[.$Y48])" office:value-type="float"/>
          <table:table-cell table:formula="of:=MAX([.$N48];[.$Z48])" office:value-type="float"/>
        </table:table-row>
        <table:table-row table:style-name="ro1">
          <table:table-cell office:value-type="string">
            <text:p>p02.pddl/15</text:p>
          </table:table-cell>
          <table:table-cell office:value-type="float" office:value="27.1407"/>
          <table:table-cell office:value-type="float" office:value="27.093"/>
          <table:table-cell office:value-type="float" office:value="26.59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95371.0"/>
          <table:table-cell office:value-type="float" office:value="143142.0"/>
          <table:table-cell office:value-type="float" office:value="137342.0"/>
          <table:table-cell office:value-type="float" office:value="39201.0"/>
          <table:table-cell office:value-type="float" office:value="26000.0"/>
          <table:table-cell office:value-type="float" office:value="0.0"/>
          <table:table-cell office:value-type="float" office:value="0.0"/>
          <table:table-cell office:value-type="float" office:value="1.32983"/>
          <table:table-cell office:value-type="float" office:value="1.283"/>
          <table:table-cell office:value-type="float" office:value="0.85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6304.0"/>
          <table:table-cell office:value-type="float" office:value="8858.0"/>
          <table:table-cell office:value-type="float" office:value="39201.0"/>
          <table:table-cell office:value-type="float" office:value="26000.0"/>
          <table:table-cell office:value-type="float" office:value="0.0"/>
          <table:table-cell office:value-type="float" office:value="0.0"/>
          <table:table-cell table:formula="of:=MIN([.$B49];[.$O49])" office:value-type="float"/>
          <table:table-cell table:formula="of:=MIN([.$C49];[.$P49])" office:value-type="float"/>
          <table:table-cell table:formula="of:=MIN([.$D49];[.$Q49])" office:value-type="float"/>
          <table:table-cell table:formula="of:=MIN([.$E49];[.$R49])" office:value-type="float"/>
          <table:table-cell table:formula="of:=MIN([.$F49];[.$S49])" office:value-type="float"/>
          <table:table-cell table:formula="of:=MIN([.$G49];[.$T49])" office:value-type="float"/>
          <table:table-cell table:formula="of:=MIN([.$H49];[.$U49])" office:value-type="float"/>
          <table:table-cell table:formula="of:=MIN([.$I49];[.$V49])" office:value-type="float"/>
          <table:table-cell table:formula="of:=MIN([.$J49])" office:value-type="float"/>
          <table:table-cell table:formula="of:=MIN([.$K49];[.$W49])" office:value-type="float"/>
          <table:table-cell table:formula="of:=MIN([.$L49];[.$X49])" office:value-type="float"/>
          <table:table-cell table:formula="of:=MIN([.$M49];[.$Y49])" office:value-type="float"/>
          <table:table-cell table:formula="of:=MIN([.$N49];[.$Z49])" office:value-type="float"/>
          <table:table-cell table:formula="of:=MEDIAN([.$B49];[.$O49])" office:value-type="float"/>
          <table:table-cell table:formula="of:=MEDIAN([.$C49];[.$P49])" office:value-type="float"/>
          <table:table-cell table:formula="of:=MEDIAN([.$D49];[.$Q49])" office:value-type="float"/>
          <table:table-cell table:formula="of:=MEDIAN([.$E49];[.$R49])" office:value-type="float"/>
          <table:table-cell table:formula="of:=MEDIAN([.$F49];[.$S49])" office:value-type="float"/>
          <table:table-cell table:formula="of:=MEDIAN([.$G49];[.$T49])" office:value-type="float"/>
          <table:table-cell table:formula="of:=MEDIAN([.$H49];[.$U49])" office:value-type="float"/>
          <table:table-cell table:formula="of:=MEDIAN([.$I49];[.$V49])" office:value-type="float"/>
          <table:table-cell table:formula="of:=MEDIAN([.$J49])" office:value-type="float"/>
          <table:table-cell table:formula="of:=MEDIAN([.$K49];[.$W49])" office:value-type="float"/>
          <table:table-cell table:formula="of:=MEDIAN([.$L49];[.$X49])" office:value-type="float"/>
          <table:table-cell table:formula="of:=MEDIAN([.$M49];[.$Y49])" office:value-type="float"/>
          <table:table-cell table:formula="of:=MEDIAN([.$N49];[.$Z49])" office:value-type="float"/>
          <table:table-cell table:formula="of:=MAX([.$B49];[.$O49])" office:value-type="float"/>
          <table:table-cell table:formula="of:=MAX([.$C49];[.$P49])" office:value-type="float"/>
          <table:table-cell table:formula="of:=MAX([.$D49];[.$Q49])" office:value-type="float"/>
          <table:table-cell table:formula="of:=MAX([.$E49];[.$R49])" office:value-type="float"/>
          <table:table-cell table:formula="of:=MAX([.$F49];[.$S49])" office:value-type="float"/>
          <table:table-cell table:formula="of:=MAX([.$G49];[.$T49])" office:value-type="float"/>
          <table:table-cell table:formula="of:=MAX([.$H49];[.$U49])" office:value-type="float"/>
          <table:table-cell table:formula="of:=MAX([.$I49];[.$V49])" office:value-type="float"/>
          <table:table-cell table:formula="of:=MAX([.$J49])" office:value-type="float"/>
          <table:table-cell table:formula="of:=MAX([.$K49];[.$W49])" office:value-type="float"/>
          <table:table-cell table:formula="of:=MAX([.$L49];[.$X49])" office:value-type="float"/>
          <table:table-cell table:formula="of:=MAX([.$M49];[.$Y49])" office:value-type="float"/>
          <table:table-cell table:formula="of:=MAX([.$N49];[.$Z49])" office:value-type="float"/>
        </table:table-row>
        <table:table-row table:style-name="ro1">
          <table:table-cell office:value-type="string">
            <text:p>p02.pddl/16</text:p>
          </table:table-cell>
          <table:table-cell office:value-type="float" office:value="58.7293"/>
          <table:table-cell office:value-type="float" office:value="58.678"/>
          <table:table-cell office:value-type="float" office:value="58.13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05346.0"/>
          <table:table-cell office:value-type="float" office:value="312310.0"/>
          <table:table-cell office:value-type="float" office:value="298463.0"/>
          <table:table-cell office:value-type="float" office:value="41731.0"/>
          <table:table-cell office:value-type="float" office:value="28075.0"/>
          <table:table-cell office:value-type="float" office:value="0.0"/>
          <table:table-cell office:value-type="float" office:value="0.0"/>
          <table:table-cell office:value-type="float" office:value="2.30402"/>
          <table:table-cell office:value-type="float" office:value="2.258"/>
          <table:table-cell office:value-type="float" office:value="1.76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988.0"/>
          <table:table-cell office:value-type="float" office:value="14760.0"/>
          <table:table-cell office:value-type="float" office:value="41731.0"/>
          <table:table-cell office:value-type="float" office:value="28075.0"/>
          <table:table-cell office:value-type="float" office:value="0.0"/>
          <table:table-cell office:value-type="float" office:value="0.0"/>
          <table:table-cell table:formula="of:=MIN([.$B50];[.$O50])" office:value-type="float"/>
          <table:table-cell table:formula="of:=MIN([.$C50];[.$P50])" office:value-type="float"/>
          <table:table-cell table:formula="of:=MIN([.$D50];[.$Q50])" office:value-type="float"/>
          <table:table-cell table:formula="of:=MIN([.$E50];[.$R50])" office:value-type="float"/>
          <table:table-cell table:formula="of:=MIN([.$F50];[.$S50])" office:value-type="float"/>
          <table:table-cell table:formula="of:=MIN([.$G50];[.$T50])" office:value-type="float"/>
          <table:table-cell table:formula="of:=MIN([.$H50];[.$U50])" office:value-type="float"/>
          <table:table-cell table:formula="of:=MIN([.$I50];[.$V50])" office:value-type="float"/>
          <table:table-cell table:formula="of:=MIN([.$J50])" office:value-type="float"/>
          <table:table-cell table:formula="of:=MIN([.$K50];[.$W50])" office:value-type="float"/>
          <table:table-cell table:formula="of:=MIN([.$L50];[.$X50])" office:value-type="float"/>
          <table:table-cell table:formula="of:=MIN([.$M50];[.$Y50])" office:value-type="float"/>
          <table:table-cell table:formula="of:=MIN([.$N50];[.$Z50])" office:value-type="float"/>
          <table:table-cell table:formula="of:=MEDIAN([.$B50];[.$O50])" office:value-type="float"/>
          <table:table-cell table:formula="of:=MEDIAN([.$C50];[.$P50])" office:value-type="float"/>
          <table:table-cell table:formula="of:=MEDIAN([.$D50];[.$Q50])" office:value-type="float"/>
          <table:table-cell table:formula="of:=MEDIAN([.$E50];[.$R50])" office:value-type="float"/>
          <table:table-cell table:formula="of:=MEDIAN([.$F50];[.$S50])" office:value-type="float"/>
          <table:table-cell table:formula="of:=MEDIAN([.$G50];[.$T50])" office:value-type="float"/>
          <table:table-cell table:formula="of:=MEDIAN([.$H50];[.$U50])" office:value-type="float"/>
          <table:table-cell table:formula="of:=MEDIAN([.$I50];[.$V50])" office:value-type="float"/>
          <table:table-cell table:formula="of:=MEDIAN([.$J50])" office:value-type="float"/>
          <table:table-cell table:formula="of:=MEDIAN([.$K50];[.$W50])" office:value-type="float"/>
          <table:table-cell table:formula="of:=MEDIAN([.$L50];[.$X50])" office:value-type="float"/>
          <table:table-cell table:formula="of:=MEDIAN([.$M50];[.$Y50])" office:value-type="float"/>
          <table:table-cell table:formula="of:=MEDIAN([.$N50];[.$Z50])" office:value-type="float"/>
          <table:table-cell table:formula="of:=MAX([.$B50];[.$O50])" office:value-type="float"/>
          <table:table-cell table:formula="of:=MAX([.$C50];[.$P50])" office:value-type="float"/>
          <table:table-cell table:formula="of:=MAX([.$D50];[.$Q50])" office:value-type="float"/>
          <table:table-cell table:formula="of:=MAX([.$E50];[.$R50])" office:value-type="float"/>
          <table:table-cell table:formula="of:=MAX([.$F50];[.$S50])" office:value-type="float"/>
          <table:table-cell table:formula="of:=MAX([.$G50];[.$T50])" office:value-type="float"/>
          <table:table-cell table:formula="of:=MAX([.$H50];[.$U50])" office:value-type="float"/>
          <table:table-cell table:formula="of:=MAX([.$I50];[.$V50])" office:value-type="float"/>
          <table:table-cell table:formula="of:=MAX([.$J50])" office:value-type="float"/>
          <table:table-cell table:formula="of:=MAX([.$K50];[.$W50])" office:value-type="float"/>
          <table:table-cell table:formula="of:=MAX([.$L50];[.$X50])" office:value-type="float"/>
          <table:table-cell table:formula="of:=MAX([.$M50];[.$Y50])" office:value-type="float"/>
          <table:table-cell table:formula="of:=MAX([.$N50];[.$Z50])" office:value-type="float"/>
        </table:table-row>
        <table:table-row table:style-name="ro1">
          <table:table-cell office:value-type="string">
            <text:p>p02.pddl/17</text:p>
          </table:table-cell>
          <table:table-cell office:value-type="float" office:value="0.823076"/>
          <table:table-cell office:value-type="float" office:value="0.777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784.0"/>
          <table:table-cell office:value-type="float" office:value="10457.0"/>
          <table:table-cell office:value-type="float" office:value="9724.0"/>
          <table:table-cell office:value-type="float" office:value="44261.0"/>
          <table:table-cell office:value-type="float" office:value="30150.0"/>
          <table:table-cell office:value-type="float" office:value="0.0"/>
          <table:table-cell office:value-type="float" office:value="0.0"/>
          <table:table-cell office:value-type="float" office:value="1.50842"/>
          <table:table-cell office:value-type="float" office:value="1.461"/>
          <table:table-cell office:value-type="float" office:value="1.02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7210.0"/>
          <table:table-cell office:value-type="float" office:value="10629.0"/>
          <table:table-cell office:value-type="float" office:value="44261.0"/>
          <table:table-cell office:value-type="float" office:value="30150.0"/>
          <table:table-cell office:value-type="float" office:value="0.0"/>
          <table:table-cell office:value-type="float" office:value="0.0"/>
          <table:table-cell table:formula="of:=MIN([.$B51];[.$O51])" office:value-type="float"/>
          <table:table-cell table:formula="of:=MIN([.$C51];[.$P51])" office:value-type="float"/>
          <table:table-cell table:formula="of:=MIN([.$D51];[.$Q51])" office:value-type="float"/>
          <table:table-cell table:formula="of:=MIN([.$E51];[.$R51])" office:value-type="float"/>
          <table:table-cell table:formula="of:=MIN([.$F51];[.$S51])" office:value-type="float"/>
          <table:table-cell table:formula="of:=MIN([.$G51];[.$T51])" office:value-type="float"/>
          <table:table-cell table:formula="of:=MIN([.$H51];[.$U51])" office:value-type="float"/>
          <table:table-cell table:formula="of:=MIN([.$I51];[.$V51])" office:value-type="float"/>
          <table:table-cell table:formula="of:=MIN([.$J51])" office:value-type="float"/>
          <table:table-cell table:formula="of:=MIN([.$K51];[.$W51])" office:value-type="float"/>
          <table:table-cell table:formula="of:=MIN([.$L51];[.$X51])" office:value-type="float"/>
          <table:table-cell table:formula="of:=MIN([.$M51];[.$Y51])" office:value-type="float"/>
          <table:table-cell table:formula="of:=MIN([.$N51];[.$Z51])" office:value-type="float"/>
          <table:table-cell table:formula="of:=MEDIAN([.$B51];[.$O51])" office:value-type="float"/>
          <table:table-cell table:formula="of:=MEDIAN([.$C51];[.$P51])" office:value-type="float"/>
          <table:table-cell table:formula="of:=MEDIAN([.$D51];[.$Q51])" office:value-type="float"/>
          <table:table-cell table:formula="of:=MEDIAN([.$E51];[.$R51])" office:value-type="float"/>
          <table:table-cell table:formula="of:=MEDIAN([.$F51];[.$S51])" office:value-type="float"/>
          <table:table-cell table:formula="of:=MEDIAN([.$G51];[.$T51])" office:value-type="float"/>
          <table:table-cell table:formula="of:=MEDIAN([.$H51];[.$U51])" office:value-type="float"/>
          <table:table-cell table:formula="of:=MEDIAN([.$I51];[.$V51])" office:value-type="float"/>
          <table:table-cell table:formula="of:=MEDIAN([.$J51])" office:value-type="float"/>
          <table:table-cell table:formula="of:=MEDIAN([.$K51];[.$W51])" office:value-type="float"/>
          <table:table-cell table:formula="of:=MEDIAN([.$L51];[.$X51])" office:value-type="float"/>
          <table:table-cell table:formula="of:=MEDIAN([.$M51];[.$Y51])" office:value-type="float"/>
          <table:table-cell table:formula="of:=MEDIAN([.$N51];[.$Z51])" office:value-type="float"/>
          <table:table-cell table:formula="of:=MAX([.$B51];[.$O51])" office:value-type="float"/>
          <table:table-cell table:formula="of:=MAX([.$C51];[.$P51])" office:value-type="float"/>
          <table:table-cell table:formula="of:=MAX([.$D51];[.$Q51])" office:value-type="float"/>
          <table:table-cell table:formula="of:=MAX([.$E51];[.$R51])" office:value-type="float"/>
          <table:table-cell table:formula="of:=MAX([.$F51];[.$S51])" office:value-type="float"/>
          <table:table-cell table:formula="of:=MAX([.$G51];[.$T51])" office:value-type="float"/>
          <table:table-cell table:formula="of:=MAX([.$H51];[.$U51])" office:value-type="float"/>
          <table:table-cell table:formula="of:=MAX([.$I51];[.$V51])" office:value-type="float"/>
          <table:table-cell table:formula="of:=MAX([.$J51])" office:value-type="float"/>
          <table:table-cell table:formula="of:=MAX([.$K51];[.$W51])" office:value-type="float"/>
          <table:table-cell table:formula="of:=MAX([.$L51];[.$X51])" office:value-type="float"/>
          <table:table-cell table:formula="of:=MAX([.$M51];[.$Y51])" office:value-type="float"/>
          <table:table-cell table:formula="of:=MAX([.$N51];[.$Z51])" office:value-type="float"/>
        </table:table-row>
        <table:table-row table:style-name="ro1">
          <table:table-cell office:value-type="string">
            <text:p>p02.pddl/18</text:p>
          </table:table-cell>
          <table:table-cell office:value-type="float" office:value="1.03115"/>
          <table:table-cell office:value-type="float" office:value="0.985"/>
          <table:table-cell office:value-type="float" office:value="0.38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568.0"/>
          <table:table-cell office:value-type="float" office:value="11875.0"/>
          <table:table-cell office:value-type="float" office:value="11085.0"/>
          <table:table-cell office:value-type="float" office:value="46791.0"/>
          <table:table-cell office:value-type="float" office:value="32225.0"/>
          <table:table-cell office:value-type="float" office:value="0.0"/>
          <table:table-cell office:value-type="float" office:value="0.0"/>
          <table:table-cell office:value-type="float" office:value="2.31393"/>
          <table:table-cell office:value-type="float" office:value="2.261"/>
          <table:table-cell office:value-type="float" office:value="1.76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1900.0"/>
          <table:table-cell office:value-type="float" office:value="16582.0"/>
          <table:table-cell office:value-type="float" office:value="46791.0"/>
          <table:table-cell office:value-type="float" office:value="32225.0"/>
          <table:table-cell office:value-type="float" office:value="0.0"/>
          <table:table-cell office:value-type="float" office:value="0.0"/>
          <table:table-cell table:formula="of:=MIN([.$B52];[.$O52])" office:value-type="float"/>
          <table:table-cell table:formula="of:=MIN([.$C52];[.$P52])" office:value-type="float"/>
          <table:table-cell table:formula="of:=MIN([.$D52];[.$Q52])" office:value-type="float"/>
          <table:table-cell table:formula="of:=MIN([.$E52];[.$R52])" office:value-type="float"/>
          <table:table-cell table:formula="of:=MIN([.$F52];[.$S52])" office:value-type="float"/>
          <table:table-cell table:formula="of:=MIN([.$G52];[.$T52])" office:value-type="float"/>
          <table:table-cell table:formula="of:=MIN([.$H52];[.$U52])" office:value-type="float"/>
          <table:table-cell table:formula="of:=MIN([.$I52];[.$V52])" office:value-type="float"/>
          <table:table-cell table:formula="of:=MIN([.$J52])" office:value-type="float"/>
          <table:table-cell table:formula="of:=MIN([.$K52];[.$W52])" office:value-type="float"/>
          <table:table-cell table:formula="of:=MIN([.$L52];[.$X52])" office:value-type="float"/>
          <table:table-cell table:formula="of:=MIN([.$M52];[.$Y52])" office:value-type="float"/>
          <table:table-cell table:formula="of:=MIN([.$N52];[.$Z52])" office:value-type="float"/>
          <table:table-cell table:formula="of:=MEDIAN([.$B52];[.$O52])" office:value-type="float"/>
          <table:table-cell table:formula="of:=MEDIAN([.$C52];[.$P52])" office:value-type="float"/>
          <table:table-cell table:formula="of:=MEDIAN([.$D52];[.$Q52])" office:value-type="float"/>
          <table:table-cell table:formula="of:=MEDIAN([.$E52];[.$R52])" office:value-type="float"/>
          <table:table-cell table:formula="of:=MEDIAN([.$F52];[.$S52])" office:value-type="float"/>
          <table:table-cell table:formula="of:=MEDIAN([.$G52];[.$T52])" office:value-type="float"/>
          <table:table-cell table:formula="of:=MEDIAN([.$H52];[.$U52])" office:value-type="float"/>
          <table:table-cell table:formula="of:=MEDIAN([.$I52];[.$V52])" office:value-type="float"/>
          <table:table-cell table:formula="of:=MEDIAN([.$J52])" office:value-type="float"/>
          <table:table-cell table:formula="of:=MEDIAN([.$K52];[.$W52])" office:value-type="float"/>
          <table:table-cell table:formula="of:=MEDIAN([.$L52];[.$X52])" office:value-type="float"/>
          <table:table-cell table:formula="of:=MEDIAN([.$M52];[.$Y52])" office:value-type="float"/>
          <table:table-cell table:formula="of:=MEDIAN([.$N52];[.$Z52])" office:value-type="float"/>
          <table:table-cell table:formula="of:=MAX([.$B52];[.$O52])" office:value-type="float"/>
          <table:table-cell table:formula="of:=MAX([.$C52];[.$P52])" office:value-type="float"/>
          <table:table-cell table:formula="of:=MAX([.$D52];[.$Q52])" office:value-type="float"/>
          <table:table-cell table:formula="of:=MAX([.$E52];[.$R52])" office:value-type="float"/>
          <table:table-cell table:formula="of:=MAX([.$F52];[.$S52])" office:value-type="float"/>
          <table:table-cell table:formula="of:=MAX([.$G52];[.$T52])" office:value-type="float"/>
          <table:table-cell table:formula="of:=MAX([.$H52];[.$U52])" office:value-type="float"/>
          <table:table-cell table:formula="of:=MAX([.$I52];[.$V52])" office:value-type="float"/>
          <table:table-cell table:formula="of:=MAX([.$J52])" office:value-type="float"/>
          <table:table-cell table:formula="of:=MAX([.$K52];[.$W52])" office:value-type="float"/>
          <table:table-cell table:formula="of:=MAX([.$L52];[.$X52])" office:value-type="float"/>
          <table:table-cell table:formula="of:=MAX([.$M52];[.$Y52])" office:value-type="float"/>
          <table:table-cell table:formula="of:=MAX([.$N52];[.$Z52])" office:value-type="float"/>
        </table:table-row>
        <table:table-row table:style-name="ro1">
          <table:table-cell office:value-type="string">
            <text:p>p02.pddl/19</text:p>
          </table:table-cell>
          <table:table-cell office:value-type="float" office:value="1.07042"/>
          <table:table-cell office:value-type="float" office:value="1.022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779.0"/>
          <table:table-cell office:value-type="float" office:value="14110.0"/>
          <table:table-cell office:value-type="float" office:value="13138.0"/>
          <table:table-cell office:value-type="float" office:value="49321.0"/>
          <table:table-cell office:value-type="float" office:value="34300.0"/>
          <table:table-cell office:value-type="float" office:value="0.0"/>
          <table:table-cell office:value-type="float" office:value="0.0"/>
          <table:table-cell office:value-type="float" office:value="0.773673"/>
          <table:table-cell office:value-type="float" office:value="0.728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419.0"/>
          <table:table-cell office:value-type="float" office:value="2420.0"/>
          <table:table-cell office:value-type="float" office:value="49321.0"/>
          <table:table-cell office:value-type="float" office:value="34300.0"/>
          <table:table-cell office:value-type="float" office:value="0.0"/>
          <table:table-cell office:value-type="float" office:value="0.0"/>
          <table:table-cell table:formula="of:=MIN([.$B53];[.$O53])" office:value-type="float"/>
          <table:table-cell table:formula="of:=MIN([.$C53];[.$P53])" office:value-type="float"/>
          <table:table-cell table:formula="of:=MIN([.$D53];[.$Q53])" office:value-type="float"/>
          <table:table-cell table:formula="of:=MIN([.$E53];[.$R53])" office:value-type="float"/>
          <table:table-cell table:formula="of:=MIN([.$F53];[.$S53])" office:value-type="float"/>
          <table:table-cell table:formula="of:=MIN([.$G53];[.$T53])" office:value-type="float"/>
          <table:table-cell table:formula="of:=MIN([.$H53];[.$U53])" office:value-type="float"/>
          <table:table-cell table:formula="of:=MIN([.$I53];[.$V53])" office:value-type="float"/>
          <table:table-cell table:formula="of:=MIN([.$J53])" office:value-type="float"/>
          <table:table-cell table:formula="of:=MIN([.$K53];[.$W53])" office:value-type="float"/>
          <table:table-cell table:formula="of:=MIN([.$L53];[.$X53])" office:value-type="float"/>
          <table:table-cell table:formula="of:=MIN([.$M53];[.$Y53])" office:value-type="float"/>
          <table:table-cell table:formula="of:=MIN([.$N53];[.$Z53])" office:value-type="float"/>
          <table:table-cell table:formula="of:=MEDIAN([.$B53];[.$O53])" office:value-type="float"/>
          <table:table-cell table:formula="of:=MEDIAN([.$C53];[.$P53])" office:value-type="float"/>
          <table:table-cell table:formula="of:=MEDIAN([.$D53];[.$Q53])" office:value-type="float"/>
          <table:table-cell table:formula="of:=MEDIAN([.$E53];[.$R53])" office:value-type="float"/>
          <table:table-cell table:formula="of:=MEDIAN([.$F53];[.$S53])" office:value-type="float"/>
          <table:table-cell table:formula="of:=MEDIAN([.$G53];[.$T53])" office:value-type="float"/>
          <table:table-cell table:formula="of:=MEDIAN([.$H53];[.$U53])" office:value-type="float"/>
          <table:table-cell table:formula="of:=MEDIAN([.$I53];[.$V53])" office:value-type="float"/>
          <table:table-cell table:formula="of:=MEDIAN([.$J53])" office:value-type="float"/>
          <table:table-cell table:formula="of:=MEDIAN([.$K53];[.$W53])" office:value-type="float"/>
          <table:table-cell table:formula="of:=MEDIAN([.$L53];[.$X53])" office:value-type="float"/>
          <table:table-cell table:formula="of:=MEDIAN([.$M53];[.$Y53])" office:value-type="float"/>
          <table:table-cell table:formula="of:=MEDIAN([.$N53];[.$Z53])" office:value-type="float"/>
          <table:table-cell table:formula="of:=MAX([.$B53];[.$O53])" office:value-type="float"/>
          <table:table-cell table:formula="of:=MAX([.$C53];[.$P53])" office:value-type="float"/>
          <table:table-cell table:formula="of:=MAX([.$D53];[.$Q53])" office:value-type="float"/>
          <table:table-cell table:formula="of:=MAX([.$E53];[.$R53])" office:value-type="float"/>
          <table:table-cell table:formula="of:=MAX([.$F53];[.$S53])" office:value-type="float"/>
          <table:table-cell table:formula="of:=MAX([.$G53];[.$T53])" office:value-type="float"/>
          <table:table-cell table:formula="of:=MAX([.$H53];[.$U53])" office:value-type="float"/>
          <table:table-cell table:formula="of:=MAX([.$I53];[.$V53])" office:value-type="float"/>
          <table:table-cell table:formula="of:=MAX([.$J53])" office:value-type="float"/>
          <table:table-cell table:formula="of:=MAX([.$K53];[.$W53])" office:value-type="float"/>
          <table:table-cell table:formula="of:=MAX([.$L53];[.$X53])" office:value-type="float"/>
          <table:table-cell table:formula="of:=MAX([.$M53];[.$Y53])" office:value-type="float"/>
          <table:table-cell table:formula="of:=MAX([.$N53];[.$Z53])" office:value-type="float"/>
        </table:table-row>
        <table:table-row table:style-name="ro1">
          <table:table-cell office:value-type="string">
            <text:p>p02.pddl/2</text:p>
          </table:table-cell>
          <table:table-cell office:value-type="float" office:value="0.125061"/>
          <table:table-cell office:value-type="float" office:value="0.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311.0"/>
          <table:table-cell office:value-type="float" office:value="96.0"/>
          <table:table-cell office:value-type="float" office:value="0.0"/>
          <table:table-cell office:value-type="float" office:value="0.0"/>
          <table:table-cell office:value-type="float" office:value="0.124086"/>
          <table:table-cell office:value-type="float" office:value="0.0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311.0"/>
          <table:table-cell office:value-type="float" office:value="96.0"/>
          <table:table-cell office:value-type="float" office:value="0.0"/>
          <table:table-cell office:value-type="float" office:value="0.0"/>
          <table:table-cell table:formula="of:=MIN([.$B54];[.$O54])" office:value-type="float"/>
          <table:table-cell table:formula="of:=MIN([.$C54];[.$P54])" office:value-type="float"/>
          <table:table-cell table:formula="of:=MIN([.$D54];[.$Q54])" office:value-type="float"/>
          <table:table-cell table:formula="of:=MIN([.$E54];[.$R54])" office:value-type="float"/>
          <table:table-cell table:formula="of:=MIN([.$F54];[.$S54])" office:value-type="float"/>
          <table:table-cell table:formula="of:=MIN([.$G54];[.$T54])" office:value-type="float"/>
          <table:table-cell table:formula="of:=MIN([.$H54];[.$U54])" office:value-type="float"/>
          <table:table-cell table:formula="of:=MIN([.$I54];[.$V54])" office:value-type="float"/>
          <table:table-cell table:formula="of:=MIN([.$J54])" office:value-type="float"/>
          <table:table-cell table:formula="of:=MIN([.$K54];[.$W54])" office:value-type="float"/>
          <table:table-cell table:formula="of:=MIN([.$L54];[.$X54])" office:value-type="float"/>
          <table:table-cell table:formula="of:=MIN([.$M54];[.$Y54])" office:value-type="float"/>
          <table:table-cell table:formula="of:=MIN([.$N54];[.$Z54])" office:value-type="float"/>
          <table:table-cell table:formula="of:=MEDIAN([.$B54];[.$O54])" office:value-type="float"/>
          <table:table-cell table:formula="of:=MEDIAN([.$C54];[.$P54])" office:value-type="float"/>
          <table:table-cell table:formula="of:=MEDIAN([.$D54];[.$Q54])" office:value-type="float"/>
          <table:table-cell table:formula="of:=MEDIAN([.$E54];[.$R54])" office:value-type="float"/>
          <table:table-cell table:formula="of:=MEDIAN([.$F54];[.$S54])" office:value-type="float"/>
          <table:table-cell table:formula="of:=MEDIAN([.$G54];[.$T54])" office:value-type="float"/>
          <table:table-cell table:formula="of:=MEDIAN([.$H54];[.$U54])" office:value-type="float"/>
          <table:table-cell table:formula="of:=MEDIAN([.$I54];[.$V54])" office:value-type="float"/>
          <table:table-cell table:formula="of:=MEDIAN([.$J54])" office:value-type="float"/>
          <table:table-cell table:formula="of:=MEDIAN([.$K54];[.$W54])" office:value-type="float"/>
          <table:table-cell table:formula="of:=MEDIAN([.$L54];[.$X54])" office:value-type="float"/>
          <table:table-cell table:formula="of:=MEDIAN([.$M54];[.$Y54])" office:value-type="float"/>
          <table:table-cell table:formula="of:=MEDIAN([.$N54];[.$Z54])" office:value-type="float"/>
          <table:table-cell table:formula="of:=MAX([.$B54];[.$O54])" office:value-type="float"/>
          <table:table-cell table:formula="of:=MAX([.$C54];[.$P54])" office:value-type="float"/>
          <table:table-cell table:formula="of:=MAX([.$D54];[.$Q54])" office:value-type="float"/>
          <table:table-cell table:formula="of:=MAX([.$E54];[.$R54])" office:value-type="float"/>
          <table:table-cell table:formula="of:=MAX([.$F54];[.$S54])" office:value-type="float"/>
          <table:table-cell table:formula="of:=MAX([.$G54];[.$T54])" office:value-type="float"/>
          <table:table-cell table:formula="of:=MAX([.$H54];[.$U54])" office:value-type="float"/>
          <table:table-cell table:formula="of:=MAX([.$I54];[.$V54])" office:value-type="float"/>
          <table:table-cell table:formula="of:=MAX([.$J54])" office:value-type="float"/>
          <table:table-cell table:formula="of:=MAX([.$K54];[.$W54])" office:value-type="float"/>
          <table:table-cell table:formula="of:=MAX([.$L54];[.$X54])" office:value-type="float"/>
          <table:table-cell table:formula="of:=MAX([.$M54];[.$Y54])" office:value-type="float"/>
          <table:table-cell table:formula="of:=MAX([.$N54];[.$Z54])" office:value-type="float"/>
        </table:table-row>
        <table:table-row table:style-name="ro1">
          <table:table-cell office:value-type="string">
            <text:p>p02.pddl/20</text:p>
          </table:table-cell>
          <table:table-cell office:value-type="float" office:value="1.5887"/>
          <table:table-cell office:value-type="float" office:value="1.537"/>
          <table:table-cell office:value-type="float" office:value="0.84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256.0"/>
          <table:table-cell office:value-type="float" office:value="17875.0"/>
          <table:table-cell office:value-type="float" office:value="17122.0"/>
          <table:table-cell office:value-type="float" office:value="51851.0"/>
          <table:table-cell office:value-type="float" office:value="36375.0"/>
          <table:table-cell office:value-type="float" office:value="0.0"/>
          <table:table-cell office:value-type="float" office:value="0.0"/>
          <table:table-cell office:value-type="float" office:value="1.52893"/>
          <table:table-cell office:value-type="float" office:value="1.478"/>
          <table:table-cell office:value-type="float" office:value="0.9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906.0"/>
          <table:table-cell office:value-type="float" office:value="10196.0"/>
          <table:table-cell office:value-type="float" office:value="51851.0"/>
          <table:table-cell office:value-type="float" office:value="36375.0"/>
          <table:table-cell office:value-type="float" office:value="0.0"/>
          <table:table-cell office:value-type="float" office:value="0.0"/>
          <table:table-cell table:formula="of:=MIN([.$B55];[.$O55])" office:value-type="float"/>
          <table:table-cell table:formula="of:=MIN([.$C55];[.$P55])" office:value-type="float"/>
          <table:table-cell table:formula="of:=MIN([.$D55];[.$Q55])" office:value-type="float"/>
          <table:table-cell table:formula="of:=MIN([.$E55];[.$R55])" office:value-type="float"/>
          <table:table-cell table:formula="of:=MIN([.$F55];[.$S55])" office:value-type="float"/>
          <table:table-cell table:formula="of:=MIN([.$G55];[.$T55])" office:value-type="float"/>
          <table:table-cell table:formula="of:=MIN([.$H55];[.$U55])" office:value-type="float"/>
          <table:table-cell table:formula="of:=MIN([.$I55];[.$V55])" office:value-type="float"/>
          <table:table-cell table:formula="of:=MIN([.$J55])" office:value-type="float"/>
          <table:table-cell table:formula="of:=MIN([.$K55];[.$W55])" office:value-type="float"/>
          <table:table-cell table:formula="of:=MIN([.$L55];[.$X55])" office:value-type="float"/>
          <table:table-cell table:formula="of:=MIN([.$M55];[.$Y55])" office:value-type="float"/>
          <table:table-cell table:formula="of:=MIN([.$N55];[.$Z55])" office:value-type="float"/>
          <table:table-cell table:formula="of:=MEDIAN([.$B55];[.$O55])" office:value-type="float"/>
          <table:table-cell table:formula="of:=MEDIAN([.$C55];[.$P55])" office:value-type="float"/>
          <table:table-cell table:formula="of:=MEDIAN([.$D55];[.$Q55])" office:value-type="float"/>
          <table:table-cell table:formula="of:=MEDIAN([.$E55];[.$R55])" office:value-type="float"/>
          <table:table-cell table:formula="of:=MEDIAN([.$F55];[.$S55])" office:value-type="float"/>
          <table:table-cell table:formula="of:=MEDIAN([.$G55];[.$T55])" office:value-type="float"/>
          <table:table-cell table:formula="of:=MEDIAN([.$H55];[.$U55])" office:value-type="float"/>
          <table:table-cell table:formula="of:=MEDIAN([.$I55];[.$V55])" office:value-type="float"/>
          <table:table-cell table:formula="of:=MEDIAN([.$J55])" office:value-type="float"/>
          <table:table-cell table:formula="of:=MEDIAN([.$K55];[.$W55])" office:value-type="float"/>
          <table:table-cell table:formula="of:=MEDIAN([.$L55];[.$X55])" office:value-type="float"/>
          <table:table-cell table:formula="of:=MEDIAN([.$M55];[.$Y55])" office:value-type="float"/>
          <table:table-cell table:formula="of:=MEDIAN([.$N55];[.$Z55])" office:value-type="float"/>
          <table:table-cell table:formula="of:=MAX([.$B55];[.$O55])" office:value-type="float"/>
          <table:table-cell table:formula="of:=MAX([.$C55];[.$P55])" office:value-type="float"/>
          <table:table-cell table:formula="of:=MAX([.$D55];[.$Q55])" office:value-type="float"/>
          <table:table-cell table:formula="of:=MAX([.$E55];[.$R55])" office:value-type="float"/>
          <table:table-cell table:formula="of:=MAX([.$F55];[.$S55])" office:value-type="float"/>
          <table:table-cell table:formula="of:=MAX([.$G55];[.$T55])" office:value-type="float"/>
          <table:table-cell table:formula="of:=MAX([.$H55];[.$U55])" office:value-type="float"/>
          <table:table-cell table:formula="of:=MAX([.$I55];[.$V55])" office:value-type="float"/>
          <table:table-cell table:formula="of:=MAX([.$J55])" office:value-type="float"/>
          <table:table-cell table:formula="of:=MAX([.$K55];[.$W55])" office:value-type="float"/>
          <table:table-cell table:formula="of:=MAX([.$L55];[.$X55])" office:value-type="float"/>
          <table:table-cell table:formula="of:=MAX([.$M55];[.$Y55])" office:value-type="float"/>
          <table:table-cell table:formula="of:=MAX([.$N55];[.$Z55])" office:value-type="float"/>
        </table:table-row>
        <table:table-row table:style-name="ro1">
          <table:table-cell office:value-type="string">
            <text:p>p02.pddl/21</text:p>
          </table:table-cell>
          <table:table-cell office:value-type="float" office:value="1.45289"/>
          <table:table-cell office:value-type="float" office:value="1.399"/>
          <table:table-cell office:value-type="float" office:value="0.67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941.0"/>
          <table:table-cell office:value-type="float" office:value="19242.0"/>
          <table:table-cell office:value-type="float" office:value="18305.0"/>
          <table:table-cell office:value-type="float" office:value="54381.0"/>
          <table:table-cell office:value-type="float" office:value="38450.0"/>
          <table:table-cell office:value-type="float" office:value="0.0"/>
          <table:table-cell office:value-type="float" office:value="0.0"/>
          <table:table-cell office:value-type="float" office:value="0.747122"/>
          <table:table-cell office:value-type="float" office:value="0.698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184.0"/>
          <table:table-cell office:value-type="float" office:value="2315.0"/>
          <table:table-cell office:value-type="float" office:value="54381.0"/>
          <table:table-cell office:value-type="float" office:value="38450.0"/>
          <table:table-cell office:value-type="float" office:value="0.0"/>
          <table:table-cell office:value-type="float" office:value="0.0"/>
          <table:table-cell table:formula="of:=MIN([.$B56];[.$O56])" office:value-type="float"/>
          <table:table-cell table:formula="of:=MIN([.$C56];[.$P56])" office:value-type="float"/>
          <table:table-cell table:formula="of:=MIN([.$D56];[.$Q56])" office:value-type="float"/>
          <table:table-cell table:formula="of:=MIN([.$E56];[.$R56])" office:value-type="float"/>
          <table:table-cell table:formula="of:=MIN([.$F56];[.$S56])" office:value-type="float"/>
          <table:table-cell table:formula="of:=MIN([.$G56];[.$T56])" office:value-type="float"/>
          <table:table-cell table:formula="of:=MIN([.$H56];[.$U56])" office:value-type="float"/>
          <table:table-cell table:formula="of:=MIN([.$I56];[.$V56])" office:value-type="float"/>
          <table:table-cell table:formula="of:=MIN([.$J56])" office:value-type="float"/>
          <table:table-cell table:formula="of:=MIN([.$K56];[.$W56])" office:value-type="float"/>
          <table:table-cell table:formula="of:=MIN([.$L56];[.$X56])" office:value-type="float"/>
          <table:table-cell table:formula="of:=MIN([.$M56];[.$Y56])" office:value-type="float"/>
          <table:table-cell table:formula="of:=MIN([.$N56];[.$Z56])" office:value-type="float"/>
          <table:table-cell table:formula="of:=MEDIAN([.$B56];[.$O56])" office:value-type="float"/>
          <table:table-cell table:formula="of:=MEDIAN([.$C56];[.$P56])" office:value-type="float"/>
          <table:table-cell table:formula="of:=MEDIAN([.$D56];[.$Q56])" office:value-type="float"/>
          <table:table-cell table:formula="of:=MEDIAN([.$E56];[.$R56])" office:value-type="float"/>
          <table:table-cell table:formula="of:=MEDIAN([.$F56];[.$S56])" office:value-type="float"/>
          <table:table-cell table:formula="of:=MEDIAN([.$G56];[.$T56])" office:value-type="float"/>
          <table:table-cell table:formula="of:=MEDIAN([.$H56];[.$U56])" office:value-type="float"/>
          <table:table-cell table:formula="of:=MEDIAN([.$I56];[.$V56])" office:value-type="float"/>
          <table:table-cell table:formula="of:=MEDIAN([.$J56])" office:value-type="float"/>
          <table:table-cell table:formula="of:=MEDIAN([.$K56];[.$W56])" office:value-type="float"/>
          <table:table-cell table:formula="of:=MEDIAN([.$L56];[.$X56])" office:value-type="float"/>
          <table:table-cell table:formula="of:=MEDIAN([.$M56];[.$Y56])" office:value-type="float"/>
          <table:table-cell table:formula="of:=MEDIAN([.$N56];[.$Z56])" office:value-type="float"/>
          <table:table-cell table:formula="of:=MAX([.$B56];[.$O56])" office:value-type="float"/>
          <table:table-cell table:formula="of:=MAX([.$C56];[.$P56])" office:value-type="float"/>
          <table:table-cell table:formula="of:=MAX([.$D56];[.$Q56])" office:value-type="float"/>
          <table:table-cell table:formula="of:=MAX([.$E56];[.$R56])" office:value-type="float"/>
          <table:table-cell table:formula="of:=MAX([.$F56];[.$S56])" office:value-type="float"/>
          <table:table-cell table:formula="of:=MAX([.$G56];[.$T56])" office:value-type="float"/>
          <table:table-cell table:formula="of:=MAX([.$H56];[.$U56])" office:value-type="float"/>
          <table:table-cell table:formula="of:=MAX([.$I56];[.$V56])" office:value-type="float"/>
          <table:table-cell table:formula="of:=MAX([.$J56])" office:value-type="float"/>
          <table:table-cell table:formula="of:=MAX([.$K56];[.$W56])" office:value-type="float"/>
          <table:table-cell table:formula="of:=MAX([.$L56];[.$X56])" office:value-type="float"/>
          <table:table-cell table:formula="of:=MAX([.$M56];[.$Y56])" office:value-type="float"/>
          <table:table-cell table:formula="of:=MAX([.$N56];[.$Z56])" office:value-type="float"/>
        </table:table-row>
        <table:table-row table:style-name="ro1">
          <table:table-cell office:value-type="string">
            <text:p>p02.pddl/22</text:p>
          </table:table-cell>
          <table:table-cell office:value-type="float" office:value="1.72344"/>
          <table:table-cell office:value-type="float" office:value="1.673"/>
          <table:table-cell office:value-type="float" office:value="0.89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871.0"/>
          <table:table-cell office:value-type="float" office:value="23322.0"/>
          <table:table-cell office:value-type="float" office:value="21798.0"/>
          <table:table-cell office:value-type="float" office:value="56911.0"/>
          <table:table-cell office:value-type="float" office:value="40525.0"/>
          <table:table-cell office:value-type="float" office:value="0.0"/>
          <table:table-cell office:value-type="float" office:value="0.0"/>
          <table:table-cell office:value-type="float" office:value="0.881983"/>
          <table:table-cell office:value-type="float" office:value="0.834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515.0"/>
          <table:table-cell office:value-type="float" office:value="2882.0"/>
          <table:table-cell office:value-type="float" office:value="56911.0"/>
          <table:table-cell office:value-type="float" office:value="40525.0"/>
          <table:table-cell office:value-type="float" office:value="0.0"/>
          <table:table-cell office:value-type="float" office:value="0.0"/>
          <table:table-cell table:formula="of:=MIN([.$B57];[.$O57])" office:value-type="float"/>
          <table:table-cell table:formula="of:=MIN([.$C57];[.$P57])" office:value-type="float"/>
          <table:table-cell table:formula="of:=MIN([.$D57];[.$Q57])" office:value-type="float"/>
          <table:table-cell table:formula="of:=MIN([.$E57];[.$R57])" office:value-type="float"/>
          <table:table-cell table:formula="of:=MIN([.$F57];[.$S57])" office:value-type="float"/>
          <table:table-cell table:formula="of:=MIN([.$G57];[.$T57])" office:value-type="float"/>
          <table:table-cell table:formula="of:=MIN([.$H57];[.$U57])" office:value-type="float"/>
          <table:table-cell table:formula="of:=MIN([.$I57];[.$V57])" office:value-type="float"/>
          <table:table-cell table:formula="of:=MIN([.$J57])" office:value-type="float"/>
          <table:table-cell table:formula="of:=MIN([.$K57];[.$W57])" office:value-type="float"/>
          <table:table-cell table:formula="of:=MIN([.$L57];[.$X57])" office:value-type="float"/>
          <table:table-cell table:formula="of:=MIN([.$M57];[.$Y57])" office:value-type="float"/>
          <table:table-cell table:formula="of:=MIN([.$N57];[.$Z57])" office:value-type="float"/>
          <table:table-cell table:formula="of:=MEDIAN([.$B57];[.$O57])" office:value-type="float"/>
          <table:table-cell table:formula="of:=MEDIAN([.$C57];[.$P57])" office:value-type="float"/>
          <table:table-cell table:formula="of:=MEDIAN([.$D57];[.$Q57])" office:value-type="float"/>
          <table:table-cell table:formula="of:=MEDIAN([.$E57];[.$R57])" office:value-type="float"/>
          <table:table-cell table:formula="of:=MEDIAN([.$F57];[.$S57])" office:value-type="float"/>
          <table:table-cell table:formula="of:=MEDIAN([.$G57];[.$T57])" office:value-type="float"/>
          <table:table-cell table:formula="of:=MEDIAN([.$H57];[.$U57])" office:value-type="float"/>
          <table:table-cell table:formula="of:=MEDIAN([.$I57];[.$V57])" office:value-type="float"/>
          <table:table-cell table:formula="of:=MEDIAN([.$J57])" office:value-type="float"/>
          <table:table-cell table:formula="of:=MEDIAN([.$K57];[.$W57])" office:value-type="float"/>
          <table:table-cell table:formula="of:=MEDIAN([.$L57];[.$X57])" office:value-type="float"/>
          <table:table-cell table:formula="of:=MEDIAN([.$M57];[.$Y57])" office:value-type="float"/>
          <table:table-cell table:formula="of:=MEDIAN([.$N57];[.$Z57])" office:value-type="float"/>
          <table:table-cell table:formula="of:=MAX([.$B57];[.$O57])" office:value-type="float"/>
          <table:table-cell table:formula="of:=MAX([.$C57];[.$P57])" office:value-type="float"/>
          <table:table-cell table:formula="of:=MAX([.$D57];[.$Q57])" office:value-type="float"/>
          <table:table-cell table:formula="of:=MAX([.$E57];[.$R57])" office:value-type="float"/>
          <table:table-cell table:formula="of:=MAX([.$F57];[.$S57])" office:value-type="float"/>
          <table:table-cell table:formula="of:=MAX([.$G57];[.$T57])" office:value-type="float"/>
          <table:table-cell table:formula="of:=MAX([.$H57];[.$U57])" office:value-type="float"/>
          <table:table-cell table:formula="of:=MAX([.$I57];[.$V57])" office:value-type="float"/>
          <table:table-cell table:formula="of:=MAX([.$J57])" office:value-type="float"/>
          <table:table-cell table:formula="of:=MAX([.$K57];[.$W57])" office:value-type="float"/>
          <table:table-cell table:formula="of:=MAX([.$L57];[.$X57])" office:value-type="float"/>
          <table:table-cell table:formula="of:=MAX([.$M57];[.$Y57])" office:value-type="float"/>
          <table:table-cell table:formula="of:=MAX([.$N57];[.$Z57])" office:value-type="float"/>
        </table:table-row>
        <table:table-row table:style-name="ro1">
          <table:table-cell office:value-type="string">
            <text:p>p02.pddl/23</text:p>
          </table:table-cell>
          <table:table-cell office:value-type="float" office:value="3.71599"/>
          <table:table-cell office:value-type="float" office:value="3.664"/>
          <table:table-cell office:value-type="float" office:value="2.86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2536.0"/>
          <table:table-cell office:value-type="float" office:value="36450.0"/>
          <table:table-cell office:value-type="float" office:value="35129.0"/>
          <table:table-cell office:value-type="float" office:value="59441.0"/>
          <table:table-cell office:value-type="float" office:value="42600.0"/>
          <table:table-cell office:value-type="float" office:value="0.0"/>
          <table:table-cell office:value-type="float" office:value="0.0"/>
          <table:table-cell office:value-type="float" office:value="0.923165"/>
          <table:table-cell office:value-type="float" office:value="0.874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722.0"/>
          <table:table-cell office:value-type="float" office:value="3160.0"/>
          <table:table-cell office:value-type="float" office:value="59441.0"/>
          <table:table-cell office:value-type="float" office:value="42600.0"/>
          <table:table-cell office:value-type="float" office:value="0.0"/>
          <table:table-cell office:value-type="float" office:value="0.0"/>
          <table:table-cell table:formula="of:=MIN([.$B58];[.$O58])" office:value-type="float"/>
          <table:table-cell table:formula="of:=MIN([.$C58];[.$P58])" office:value-type="float"/>
          <table:table-cell table:formula="of:=MIN([.$D58];[.$Q58])" office:value-type="float"/>
          <table:table-cell table:formula="of:=MIN([.$E58];[.$R58])" office:value-type="float"/>
          <table:table-cell table:formula="of:=MIN([.$F58];[.$S58])" office:value-type="float"/>
          <table:table-cell table:formula="of:=MIN([.$G58];[.$T58])" office:value-type="float"/>
          <table:table-cell table:formula="of:=MIN([.$H58];[.$U58])" office:value-type="float"/>
          <table:table-cell table:formula="of:=MIN([.$I58];[.$V58])" office:value-type="float"/>
          <table:table-cell table:formula="of:=MIN([.$J58])" office:value-type="float"/>
          <table:table-cell table:formula="of:=MIN([.$K58];[.$W58])" office:value-type="float"/>
          <table:table-cell table:formula="of:=MIN([.$L58];[.$X58])" office:value-type="float"/>
          <table:table-cell table:formula="of:=MIN([.$M58];[.$Y58])" office:value-type="float"/>
          <table:table-cell table:formula="of:=MIN([.$N58];[.$Z58])" office:value-type="float"/>
          <table:table-cell table:formula="of:=MEDIAN([.$B58];[.$O58])" office:value-type="float"/>
          <table:table-cell table:formula="of:=MEDIAN([.$C58];[.$P58])" office:value-type="float"/>
          <table:table-cell table:formula="of:=MEDIAN([.$D58];[.$Q58])" office:value-type="float"/>
          <table:table-cell table:formula="of:=MEDIAN([.$E58];[.$R58])" office:value-type="float"/>
          <table:table-cell table:formula="of:=MEDIAN([.$F58];[.$S58])" office:value-type="float"/>
          <table:table-cell table:formula="of:=MEDIAN([.$G58];[.$T58])" office:value-type="float"/>
          <table:table-cell table:formula="of:=MEDIAN([.$H58];[.$U58])" office:value-type="float"/>
          <table:table-cell table:formula="of:=MEDIAN([.$I58];[.$V58])" office:value-type="float"/>
          <table:table-cell table:formula="of:=MEDIAN([.$J58])" office:value-type="float"/>
          <table:table-cell table:formula="of:=MEDIAN([.$K58];[.$W58])" office:value-type="float"/>
          <table:table-cell table:formula="of:=MEDIAN([.$L58];[.$X58])" office:value-type="float"/>
          <table:table-cell table:formula="of:=MEDIAN([.$M58];[.$Y58])" office:value-type="float"/>
          <table:table-cell table:formula="of:=MEDIAN([.$N58];[.$Z58])" office:value-type="float"/>
          <table:table-cell table:formula="of:=MAX([.$B58];[.$O58])" office:value-type="float"/>
          <table:table-cell table:formula="of:=MAX([.$C58];[.$P58])" office:value-type="float"/>
          <table:table-cell table:formula="of:=MAX([.$D58];[.$Q58])" office:value-type="float"/>
          <table:table-cell table:formula="of:=MAX([.$E58];[.$R58])" office:value-type="float"/>
          <table:table-cell table:formula="of:=MAX([.$F58];[.$S58])" office:value-type="float"/>
          <table:table-cell table:formula="of:=MAX([.$G58];[.$T58])" office:value-type="float"/>
          <table:table-cell table:formula="of:=MAX([.$H58];[.$U58])" office:value-type="float"/>
          <table:table-cell table:formula="of:=MAX([.$I58];[.$V58])" office:value-type="float"/>
          <table:table-cell table:formula="of:=MAX([.$J58])" office:value-type="float"/>
          <table:table-cell table:formula="of:=MAX([.$K58];[.$W58])" office:value-type="float"/>
          <table:table-cell table:formula="of:=MAX([.$L58];[.$X58])" office:value-type="float"/>
          <table:table-cell table:formula="of:=MAX([.$M58];[.$Y58])" office:value-type="float"/>
          <table:table-cell table:formula="of:=MAX([.$N58];[.$Z58])" office:value-type="float"/>
        </table:table-row>
        <table:table-row table:style-name="ro1">
          <table:table-cell office:value-type="string">
            <text:p>p02.pddl/24</text:p>
          </table:table-cell>
          <table:table-cell office:value-type="float" office:value="1.76131"/>
          <table:table-cell office:value-type="float" office:value="1.699"/>
          <table:table-cell office:value-type="float" office:value="0.83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791.0"/>
          <table:table-cell office:value-type="float" office:value="26000.0"/>
          <table:table-cell office:value-type="float" office:value="24710.0"/>
          <table:table-cell office:value-type="float" office:value="61971.0"/>
          <table:table-cell office:value-type="float" office:value="44675.0"/>
          <table:table-cell office:value-type="float" office:value="0.0"/>
          <table:table-cell office:value-type="float" office:value="0.0"/>
          <table:table-cell office:value-type="float" office:value="0.899039"/>
          <table:table-cell office:value-type="float" office:value="0.845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46.0"/>
          <table:table-cell office:value-type="float" office:value="1792.0"/>
          <table:table-cell office:value-type="float" office:value="61971.0"/>
          <table:table-cell office:value-type="float" office:value="44675.0"/>
          <table:table-cell office:value-type="float" office:value="0.0"/>
          <table:table-cell office:value-type="float" office:value="0.0"/>
          <table:table-cell table:formula="of:=MIN([.$B59];[.$O59])" office:value-type="float"/>
          <table:table-cell table:formula="of:=MIN([.$C59];[.$P59])" office:value-type="float"/>
          <table:table-cell table:formula="of:=MIN([.$D59];[.$Q59])" office:value-type="float"/>
          <table:table-cell table:formula="of:=MIN([.$E59];[.$R59])" office:value-type="float"/>
          <table:table-cell table:formula="of:=MIN([.$F59];[.$S59])" office:value-type="float"/>
          <table:table-cell table:formula="of:=MIN([.$G59];[.$T59])" office:value-type="float"/>
          <table:table-cell table:formula="of:=MIN([.$H59];[.$U59])" office:value-type="float"/>
          <table:table-cell table:formula="of:=MIN([.$I59];[.$V59])" office:value-type="float"/>
          <table:table-cell table:formula="of:=MIN([.$J59])" office:value-type="float"/>
          <table:table-cell table:formula="of:=MIN([.$K59];[.$W59])" office:value-type="float"/>
          <table:table-cell table:formula="of:=MIN([.$L59];[.$X59])" office:value-type="float"/>
          <table:table-cell table:formula="of:=MIN([.$M59];[.$Y59])" office:value-type="float"/>
          <table:table-cell table:formula="of:=MIN([.$N59];[.$Z59])" office:value-type="float"/>
          <table:table-cell table:formula="of:=MEDIAN([.$B59];[.$O59])" office:value-type="float"/>
          <table:table-cell table:formula="of:=MEDIAN([.$C59];[.$P59])" office:value-type="float"/>
          <table:table-cell table:formula="of:=MEDIAN([.$D59];[.$Q59])" office:value-type="float"/>
          <table:table-cell table:formula="of:=MEDIAN([.$E59];[.$R59])" office:value-type="float"/>
          <table:table-cell table:formula="of:=MEDIAN([.$F59];[.$S59])" office:value-type="float"/>
          <table:table-cell table:formula="of:=MEDIAN([.$G59];[.$T59])" office:value-type="float"/>
          <table:table-cell table:formula="of:=MEDIAN([.$H59];[.$U59])" office:value-type="float"/>
          <table:table-cell table:formula="of:=MEDIAN([.$I59];[.$V59])" office:value-type="float"/>
          <table:table-cell table:formula="of:=MEDIAN([.$J59])" office:value-type="float"/>
          <table:table-cell table:formula="of:=MEDIAN([.$K59];[.$W59])" office:value-type="float"/>
          <table:table-cell table:formula="of:=MEDIAN([.$L59];[.$X59])" office:value-type="float"/>
          <table:table-cell table:formula="of:=MEDIAN([.$M59];[.$Y59])" office:value-type="float"/>
          <table:table-cell table:formula="of:=MEDIAN([.$N59];[.$Z59])" office:value-type="float"/>
          <table:table-cell table:formula="of:=MAX([.$B59];[.$O59])" office:value-type="float"/>
          <table:table-cell table:formula="of:=MAX([.$C59];[.$P59])" office:value-type="float"/>
          <table:table-cell table:formula="of:=MAX([.$D59];[.$Q59])" office:value-type="float"/>
          <table:table-cell table:formula="of:=MAX([.$E59];[.$R59])" office:value-type="float"/>
          <table:table-cell table:formula="of:=MAX([.$F59];[.$S59])" office:value-type="float"/>
          <table:table-cell table:formula="of:=MAX([.$G59];[.$T59])" office:value-type="float"/>
          <table:table-cell table:formula="of:=MAX([.$H59];[.$U59])" office:value-type="float"/>
          <table:table-cell table:formula="of:=MAX([.$I59];[.$V59])" office:value-type="float"/>
          <table:table-cell table:formula="of:=MAX([.$J59])" office:value-type="float"/>
          <table:table-cell table:formula="of:=MAX([.$K59];[.$W59])" office:value-type="float"/>
          <table:table-cell table:formula="of:=MAX([.$L59];[.$X59])" office:value-type="float"/>
          <table:table-cell table:formula="of:=MAX([.$M59];[.$Y59])" office:value-type="float"/>
          <table:table-cell table:formula="of:=MAX([.$N59];[.$Z59])" office:value-type="float"/>
        </table:table-row>
        <table:table-row table:style-name="ro1">
          <table:table-cell office:value-type="string">
            <text:p>p02.pddl/25</text:p>
          </table:table-cell>
          <table:table-cell office:value-type="float" office:value="2.82253"/>
          <table:table-cell office:value-type="float" office:value="2.77"/>
          <table:table-cell office:value-type="float" office:value="1.88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7307.0"/>
          <table:table-cell office:value-type="float" office:value="26465.0"/>
          <table:table-cell office:value-type="float" office:value="25398.0"/>
          <table:table-cell office:value-type="float" office:value="64501.0"/>
          <table:table-cell office:value-type="float" office:value="46750.0"/>
          <table:table-cell office:value-type="float" office:value="0.0"/>
          <table:table-cell office:value-type="float" office:value="0.0"/>
          <table:table-cell office:value-type="float" office:value="1.30572"/>
          <table:table-cell office:value-type="float" office:value="1.253"/>
          <table:table-cell office:value-type="float" office:value="0.52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010.0"/>
          <table:table-cell office:value-type="float" office:value="6348.0"/>
          <table:table-cell office:value-type="float" office:value="64501.0"/>
          <table:table-cell office:value-type="float" office:value="46750.0"/>
          <table:table-cell office:value-type="float" office:value="0.0"/>
          <table:table-cell office:value-type="float" office:value="0.0"/>
          <table:table-cell table:formula="of:=MIN([.$B60];[.$O60])" office:value-type="float"/>
          <table:table-cell table:formula="of:=MIN([.$C60];[.$P60])" office:value-type="float"/>
          <table:table-cell table:formula="of:=MIN([.$D60];[.$Q60])" office:value-type="float"/>
          <table:table-cell table:formula="of:=MIN([.$E60];[.$R60])" office:value-type="float"/>
          <table:table-cell table:formula="of:=MIN([.$F60];[.$S60])" office:value-type="float"/>
          <table:table-cell table:formula="of:=MIN([.$G60];[.$T60])" office:value-type="float"/>
          <table:table-cell table:formula="of:=MIN([.$H60];[.$U60])" office:value-type="float"/>
          <table:table-cell table:formula="of:=MIN([.$I60];[.$V60])" office:value-type="float"/>
          <table:table-cell table:formula="of:=MIN([.$J60])" office:value-type="float"/>
          <table:table-cell table:formula="of:=MIN([.$K60];[.$W60])" office:value-type="float"/>
          <table:table-cell table:formula="of:=MIN([.$L60];[.$X60])" office:value-type="float"/>
          <table:table-cell table:formula="of:=MIN([.$M60];[.$Y60])" office:value-type="float"/>
          <table:table-cell table:formula="of:=MIN([.$N60];[.$Z60])" office:value-type="float"/>
          <table:table-cell table:formula="of:=MEDIAN([.$B60];[.$O60])" office:value-type="float"/>
          <table:table-cell table:formula="of:=MEDIAN([.$C60];[.$P60])" office:value-type="float"/>
          <table:table-cell table:formula="of:=MEDIAN([.$D60];[.$Q60])" office:value-type="float"/>
          <table:table-cell table:formula="of:=MEDIAN([.$E60];[.$R60])" office:value-type="float"/>
          <table:table-cell table:formula="of:=MEDIAN([.$F60];[.$S60])" office:value-type="float"/>
          <table:table-cell table:formula="of:=MEDIAN([.$G60];[.$T60])" office:value-type="float"/>
          <table:table-cell table:formula="of:=MEDIAN([.$H60];[.$U60])" office:value-type="float"/>
          <table:table-cell table:formula="of:=MEDIAN([.$I60];[.$V60])" office:value-type="float"/>
          <table:table-cell table:formula="of:=MEDIAN([.$J60])" office:value-type="float"/>
          <table:table-cell table:formula="of:=MEDIAN([.$K60];[.$W60])" office:value-type="float"/>
          <table:table-cell table:formula="of:=MEDIAN([.$L60];[.$X60])" office:value-type="float"/>
          <table:table-cell table:formula="of:=MEDIAN([.$M60];[.$Y60])" office:value-type="float"/>
          <table:table-cell table:formula="of:=MEDIAN([.$N60];[.$Z60])" office:value-type="float"/>
          <table:table-cell table:formula="of:=MAX([.$B60];[.$O60])" office:value-type="float"/>
          <table:table-cell table:formula="of:=MAX([.$C60];[.$P60])" office:value-type="float"/>
          <table:table-cell table:formula="of:=MAX([.$D60];[.$Q60])" office:value-type="float"/>
          <table:table-cell table:formula="of:=MAX([.$E60];[.$R60])" office:value-type="float"/>
          <table:table-cell table:formula="of:=MAX([.$F60];[.$S60])" office:value-type="float"/>
          <table:table-cell table:formula="of:=MAX([.$G60];[.$T60])" office:value-type="float"/>
          <table:table-cell table:formula="of:=MAX([.$H60];[.$U60])" office:value-type="float"/>
          <table:table-cell table:formula="of:=MAX([.$I60];[.$V60])" office:value-type="float"/>
          <table:table-cell table:formula="of:=MAX([.$J60])" office:value-type="float"/>
          <table:table-cell table:formula="of:=MAX([.$K60];[.$W60])" office:value-type="float"/>
          <table:table-cell table:formula="of:=MAX([.$L60];[.$X60])" office:value-type="float"/>
          <table:table-cell table:formula="of:=MAX([.$M60];[.$Y60])" office:value-type="float"/>
          <table:table-cell table:formula="of:=MAX([.$N60];[.$Z60])" office:value-type="float"/>
        </table:table-row>
        <table:table-row table:style-name="ro1">
          <table:table-cell office:value-type="string">
            <text:p>p02.pddl/26</text:p>
          </table:table-cell>
          <table:table-cell office:value-type="float" office:value="10.6321"/>
          <table:table-cell office:value-type="float" office:value="10.574"/>
          <table:table-cell office:value-type="float" office:value="9.65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1606.0"/>
          <table:table-cell office:value-type="float" office:value="65961.0"/>
          <table:table-cell office:value-type="float" office:value="63929.0"/>
          <table:table-cell office:value-type="float" office:value="67031.0"/>
          <table:table-cell office:value-type="float" office:value="48825.0"/>
          <table:table-cell office:value-type="float" office:value="0.0"/>
          <table:table-cell office:value-type="float" office:value="0.0"/>
          <table:table-cell office:value-type="float" office:value="2.15271"/>
          <table:table-cell office:value-type="float" office:value="2.099"/>
          <table:table-cell office:value-type="float" office:value="1.32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9874.0"/>
          <table:table-cell office:value-type="float" office:value="14398.0"/>
          <table:table-cell office:value-type="float" office:value="67031.0"/>
          <table:table-cell office:value-type="float" office:value="48825.0"/>
          <table:table-cell office:value-type="float" office:value="0.0"/>
          <table:table-cell office:value-type="float" office:value="0.0"/>
          <table:table-cell table:formula="of:=MIN([.$B61];[.$O61])" office:value-type="float"/>
          <table:table-cell table:formula="of:=MIN([.$C61];[.$P61])" office:value-type="float"/>
          <table:table-cell table:formula="of:=MIN([.$D61];[.$Q61])" office:value-type="float"/>
          <table:table-cell table:formula="of:=MIN([.$E61];[.$R61])" office:value-type="float"/>
          <table:table-cell table:formula="of:=MIN([.$F61];[.$S61])" office:value-type="float"/>
          <table:table-cell table:formula="of:=MIN([.$G61];[.$T61])" office:value-type="float"/>
          <table:table-cell table:formula="of:=MIN([.$H61];[.$U61])" office:value-type="float"/>
          <table:table-cell table:formula="of:=MIN([.$I61];[.$V61])" office:value-type="float"/>
          <table:table-cell table:formula="of:=MIN([.$J61])" office:value-type="float"/>
          <table:table-cell table:formula="of:=MIN([.$K61];[.$W61])" office:value-type="float"/>
          <table:table-cell table:formula="of:=MIN([.$L61];[.$X61])" office:value-type="float"/>
          <table:table-cell table:formula="of:=MIN([.$M61];[.$Y61])" office:value-type="float"/>
          <table:table-cell table:formula="of:=MIN([.$N61];[.$Z61])" office:value-type="float"/>
          <table:table-cell table:formula="of:=MEDIAN([.$B61];[.$O61])" office:value-type="float"/>
          <table:table-cell table:formula="of:=MEDIAN([.$C61];[.$P61])" office:value-type="float"/>
          <table:table-cell table:formula="of:=MEDIAN([.$D61];[.$Q61])" office:value-type="float"/>
          <table:table-cell table:formula="of:=MEDIAN([.$E61];[.$R61])" office:value-type="float"/>
          <table:table-cell table:formula="of:=MEDIAN([.$F61];[.$S61])" office:value-type="float"/>
          <table:table-cell table:formula="of:=MEDIAN([.$G61];[.$T61])" office:value-type="float"/>
          <table:table-cell table:formula="of:=MEDIAN([.$H61];[.$U61])" office:value-type="float"/>
          <table:table-cell table:formula="of:=MEDIAN([.$I61];[.$V61])" office:value-type="float"/>
          <table:table-cell table:formula="of:=MEDIAN([.$J61])" office:value-type="float"/>
          <table:table-cell table:formula="of:=MEDIAN([.$K61];[.$W61])" office:value-type="float"/>
          <table:table-cell table:formula="of:=MEDIAN([.$L61];[.$X61])" office:value-type="float"/>
          <table:table-cell table:formula="of:=MEDIAN([.$M61];[.$Y61])" office:value-type="float"/>
          <table:table-cell table:formula="of:=MEDIAN([.$N61];[.$Z61])" office:value-type="float"/>
          <table:table-cell table:formula="of:=MAX([.$B61];[.$O61])" office:value-type="float"/>
          <table:table-cell table:formula="of:=MAX([.$C61];[.$P61])" office:value-type="float"/>
          <table:table-cell table:formula="of:=MAX([.$D61];[.$Q61])" office:value-type="float"/>
          <table:table-cell table:formula="of:=MAX([.$E61];[.$R61])" office:value-type="float"/>
          <table:table-cell table:formula="of:=MAX([.$F61];[.$S61])" office:value-type="float"/>
          <table:table-cell table:formula="of:=MAX([.$G61];[.$T61])" office:value-type="float"/>
          <table:table-cell table:formula="of:=MAX([.$H61];[.$U61])" office:value-type="float"/>
          <table:table-cell table:formula="of:=MAX([.$I61];[.$V61])" office:value-type="float"/>
          <table:table-cell table:formula="of:=MAX([.$J61])" office:value-type="float"/>
          <table:table-cell table:formula="of:=MAX([.$K61];[.$W61])" office:value-type="float"/>
          <table:table-cell table:formula="of:=MAX([.$L61];[.$X61])" office:value-type="float"/>
          <table:table-cell table:formula="of:=MAX([.$M61];[.$Y61])" office:value-type="float"/>
          <table:table-cell table:formula="of:=MAX([.$N61];[.$Z61])" office:value-type="float"/>
        </table:table-row>
        <table:table-row table:style-name="ro1">
          <table:table-cell office:value-type="string">
            <text:p>p02.pddl/27</text:p>
          </table:table-cell>
          <table:table-cell office:value-type="float" office:value="9.04286"/>
          <table:table-cell office:value-type="float" office:value="8.977"/>
          <table:table-cell office:value-type="float" office:value="8.12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2575.0"/>
          <table:table-cell office:value-type="float" office:value="99645.0"/>
          <table:table-cell office:value-type="float" office:value="97029.0"/>
          <table:table-cell office:value-type="float" office:value="69561.0"/>
          <table:table-cell office:value-type="float" office:value="50900.0"/>
          <table:table-cell office:value-type="float" office:value="0.0"/>
          <table:table-cell office:value-type="float" office:value="0.0"/>
          <table:table-cell office:value-type="float" office:value="1.30183"/>
          <table:table-cell office:value-type="float" office:value="1.25"/>
          <table:table-cell office:value-type="float" office:value="0.49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936.0"/>
          <table:table-cell office:value-type="float" office:value="4774.0"/>
          <table:table-cell office:value-type="float" office:value="69561.0"/>
          <table:table-cell office:value-type="float" office:value="50900.0"/>
          <table:table-cell office:value-type="float" office:value="0.0"/>
          <table:table-cell office:value-type="float" office:value="0.0"/>
          <table:table-cell table:formula="of:=MIN([.$B62];[.$O62])" office:value-type="float"/>
          <table:table-cell table:formula="of:=MIN([.$C62];[.$P62])" office:value-type="float"/>
          <table:table-cell table:formula="of:=MIN([.$D62];[.$Q62])" office:value-type="float"/>
          <table:table-cell table:formula="of:=MIN([.$E62];[.$R62])" office:value-type="float"/>
          <table:table-cell table:formula="of:=MIN([.$F62];[.$S62])" office:value-type="float"/>
          <table:table-cell table:formula="of:=MIN([.$G62];[.$T62])" office:value-type="float"/>
          <table:table-cell table:formula="of:=MIN([.$H62];[.$U62])" office:value-type="float"/>
          <table:table-cell table:formula="of:=MIN([.$I62];[.$V62])" office:value-type="float"/>
          <table:table-cell table:formula="of:=MIN([.$J62])" office:value-type="float"/>
          <table:table-cell table:formula="of:=MIN([.$K62];[.$W62])" office:value-type="float"/>
          <table:table-cell table:formula="of:=MIN([.$L62];[.$X62])" office:value-type="float"/>
          <table:table-cell table:formula="of:=MIN([.$M62];[.$Y62])" office:value-type="float"/>
          <table:table-cell table:formula="of:=MIN([.$N62];[.$Z62])" office:value-type="float"/>
          <table:table-cell table:formula="of:=MEDIAN([.$B62];[.$O62])" office:value-type="float"/>
          <table:table-cell table:formula="of:=MEDIAN([.$C62];[.$P62])" office:value-type="float"/>
          <table:table-cell table:formula="of:=MEDIAN([.$D62];[.$Q62])" office:value-type="float"/>
          <table:table-cell table:formula="of:=MEDIAN([.$E62];[.$R62])" office:value-type="float"/>
          <table:table-cell table:formula="of:=MEDIAN([.$F62];[.$S62])" office:value-type="float"/>
          <table:table-cell table:formula="of:=MEDIAN([.$G62];[.$T62])" office:value-type="float"/>
          <table:table-cell table:formula="of:=MEDIAN([.$H62];[.$U62])" office:value-type="float"/>
          <table:table-cell table:formula="of:=MEDIAN([.$I62];[.$V62])" office:value-type="float"/>
          <table:table-cell table:formula="of:=MEDIAN([.$J62])" office:value-type="float"/>
          <table:table-cell table:formula="of:=MEDIAN([.$K62];[.$W62])" office:value-type="float"/>
          <table:table-cell table:formula="of:=MEDIAN([.$L62];[.$X62])" office:value-type="float"/>
          <table:table-cell table:formula="of:=MEDIAN([.$M62];[.$Y62])" office:value-type="float"/>
          <table:table-cell table:formula="of:=MEDIAN([.$N62];[.$Z62])" office:value-type="float"/>
          <table:table-cell table:formula="of:=MAX([.$B62];[.$O62])" office:value-type="float"/>
          <table:table-cell table:formula="of:=MAX([.$C62];[.$P62])" office:value-type="float"/>
          <table:table-cell table:formula="of:=MAX([.$D62];[.$Q62])" office:value-type="float"/>
          <table:table-cell table:formula="of:=MAX([.$E62];[.$R62])" office:value-type="float"/>
          <table:table-cell table:formula="of:=MAX([.$F62];[.$S62])" office:value-type="float"/>
          <table:table-cell table:formula="of:=MAX([.$G62];[.$T62])" office:value-type="float"/>
          <table:table-cell table:formula="of:=MAX([.$H62];[.$U62])" office:value-type="float"/>
          <table:table-cell table:formula="of:=MAX([.$I62];[.$V62])" office:value-type="float"/>
          <table:table-cell table:formula="of:=MAX([.$J62])" office:value-type="float"/>
          <table:table-cell table:formula="of:=MAX([.$K62];[.$W62])" office:value-type="float"/>
          <table:table-cell table:formula="of:=MAX([.$L62];[.$X62])" office:value-type="float"/>
          <table:table-cell table:formula="of:=MAX([.$M62];[.$Y62])" office:value-type="float"/>
          <table:table-cell table:formula="of:=MAX([.$N62];[.$Z62])" office:value-type="float"/>
        </table:table-row>
        <table:table-row table:style-name="ro1">
          <table:table-cell office:value-type="string">
            <text:p>p02.pddl/28</text:p>
          </table:table-cell>
          <table:table-cell office:value-type="float" office:value="13.003"/>
          <table:table-cell office:value-type="float" office:value="12.941"/>
          <table:table-cell office:value-type="float" office:value="11.96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48821.0"/>
          <table:table-cell office:value-type="float" office:value="123878.0"/>
          <table:table-cell office:value-type="float" office:value="121211.0"/>
          <table:table-cell office:value-type="float" office:value="72091.0"/>
          <table:table-cell office:value-type="float" office:value="52975.0"/>
          <table:table-cell office:value-type="float" office:value="0.0"/>
          <table:table-cell office:value-type="float" office:value="0.0"/>
          <table:table-cell office:value-type="float" office:value="0.982243"/>
          <table:table-cell office:value-type="float" office:value="0.932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189.0"/>
          <table:table-cell office:value-type="float" office:value="2390.0"/>
          <table:table-cell office:value-type="float" office:value="72091.0"/>
          <table:table-cell office:value-type="float" office:value="52975.0"/>
          <table:table-cell office:value-type="float" office:value="0.0"/>
          <table:table-cell office:value-type="float" office:value="0.0"/>
          <table:table-cell table:formula="of:=MIN([.$B63];[.$O63])" office:value-type="float"/>
          <table:table-cell table:formula="of:=MIN([.$C63];[.$P63])" office:value-type="float"/>
          <table:table-cell table:formula="of:=MIN([.$D63];[.$Q63])" office:value-type="float"/>
          <table:table-cell table:formula="of:=MIN([.$E63];[.$R63])" office:value-type="float"/>
          <table:table-cell table:formula="of:=MIN([.$F63];[.$S63])" office:value-type="float"/>
          <table:table-cell table:formula="of:=MIN([.$G63];[.$T63])" office:value-type="float"/>
          <table:table-cell table:formula="of:=MIN([.$H63];[.$U63])" office:value-type="float"/>
          <table:table-cell table:formula="of:=MIN([.$I63];[.$V63])" office:value-type="float"/>
          <table:table-cell table:formula="of:=MIN([.$J63])" office:value-type="float"/>
          <table:table-cell table:formula="of:=MIN([.$K63];[.$W63])" office:value-type="float"/>
          <table:table-cell table:formula="of:=MIN([.$L63];[.$X63])" office:value-type="float"/>
          <table:table-cell table:formula="of:=MIN([.$M63];[.$Y63])" office:value-type="float"/>
          <table:table-cell table:formula="of:=MIN([.$N63];[.$Z63])" office:value-type="float"/>
          <table:table-cell table:formula="of:=MEDIAN([.$B63];[.$O63])" office:value-type="float"/>
          <table:table-cell table:formula="of:=MEDIAN([.$C63];[.$P63])" office:value-type="float"/>
          <table:table-cell table:formula="of:=MEDIAN([.$D63];[.$Q63])" office:value-type="float"/>
          <table:table-cell table:formula="of:=MEDIAN([.$E63];[.$R63])" office:value-type="float"/>
          <table:table-cell table:formula="of:=MEDIAN([.$F63];[.$S63])" office:value-type="float"/>
          <table:table-cell table:formula="of:=MEDIAN([.$G63];[.$T63])" office:value-type="float"/>
          <table:table-cell table:formula="of:=MEDIAN([.$H63];[.$U63])" office:value-type="float"/>
          <table:table-cell table:formula="of:=MEDIAN([.$I63];[.$V63])" office:value-type="float"/>
          <table:table-cell table:formula="of:=MEDIAN([.$J63])" office:value-type="float"/>
          <table:table-cell table:formula="of:=MEDIAN([.$K63];[.$W63])" office:value-type="float"/>
          <table:table-cell table:formula="of:=MEDIAN([.$L63];[.$X63])" office:value-type="float"/>
          <table:table-cell table:formula="of:=MEDIAN([.$M63];[.$Y63])" office:value-type="float"/>
          <table:table-cell table:formula="of:=MEDIAN([.$N63];[.$Z63])" office:value-type="float"/>
          <table:table-cell table:formula="of:=MAX([.$B63];[.$O63])" office:value-type="float"/>
          <table:table-cell table:formula="of:=MAX([.$C63];[.$P63])" office:value-type="float"/>
          <table:table-cell table:formula="of:=MAX([.$D63];[.$Q63])" office:value-type="float"/>
          <table:table-cell table:formula="of:=MAX([.$E63];[.$R63])" office:value-type="float"/>
          <table:table-cell table:formula="of:=MAX([.$F63];[.$S63])" office:value-type="float"/>
          <table:table-cell table:formula="of:=MAX([.$G63];[.$T63])" office:value-type="float"/>
          <table:table-cell table:formula="of:=MAX([.$H63];[.$U63])" office:value-type="float"/>
          <table:table-cell table:formula="of:=MAX([.$I63];[.$V63])" office:value-type="float"/>
          <table:table-cell table:formula="of:=MAX([.$J63])" office:value-type="float"/>
          <table:table-cell table:formula="of:=MAX([.$K63];[.$W63])" office:value-type="float"/>
          <table:table-cell table:formula="of:=MAX([.$L63];[.$X63])" office:value-type="float"/>
          <table:table-cell table:formula="of:=MAX([.$M63];[.$Y63])" office:value-type="float"/>
          <table:table-cell table:formula="of:=MAX([.$N63];[.$Z63])" office:value-type="float"/>
        </table:table-row>
        <table:table-row table:style-name="ro1">
          <table:table-cell office:value-type="string">
            <text:p>p02.pddl/29</text:p>
          </table:table-cell>
          <table:table-cell office:value-type="float" office:value="28.6733"/>
          <table:table-cell office:value-type="float" office:value="28.611"/>
          <table:table-cell office:value-type="float" office:value="27.54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84062.0"/>
          <table:table-cell office:value-type="float" office:value="197540.0"/>
          <table:table-cell office:value-type="float" office:value="193696.0"/>
          <table:table-cell office:value-type="float" office:value="74621.0"/>
          <table:table-cell office:value-type="float" office:value="55050.0"/>
          <table:table-cell office:value-type="float" office:value="0.0"/>
          <table:table-cell office:value-type="float" office:value="0.0"/>
          <table:table-cell office:value-type="float" office:value="1.22115"/>
          <table:table-cell office:value-type="float" office:value="1.166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694.0"/>
          <table:table-cell office:value-type="float" office:value="3020.0"/>
          <table:table-cell office:value-type="float" office:value="74621.0"/>
          <table:table-cell office:value-type="float" office:value="55050.0"/>
          <table:table-cell office:value-type="float" office:value="0.0"/>
          <table:table-cell office:value-type="float" office:value="0.0"/>
          <table:table-cell table:formula="of:=MIN([.$B64];[.$O64])" office:value-type="float"/>
          <table:table-cell table:formula="of:=MIN([.$C64];[.$P64])" office:value-type="float"/>
          <table:table-cell table:formula="of:=MIN([.$D64];[.$Q64])" office:value-type="float"/>
          <table:table-cell table:formula="of:=MIN([.$E64];[.$R64])" office:value-type="float"/>
          <table:table-cell table:formula="of:=MIN([.$F64];[.$S64])" office:value-type="float"/>
          <table:table-cell table:formula="of:=MIN([.$G64];[.$T64])" office:value-type="float"/>
          <table:table-cell table:formula="of:=MIN([.$H64];[.$U64])" office:value-type="float"/>
          <table:table-cell table:formula="of:=MIN([.$I64];[.$V64])" office:value-type="float"/>
          <table:table-cell table:formula="of:=MIN([.$J64])" office:value-type="float"/>
          <table:table-cell table:formula="of:=MIN([.$K64];[.$W64])" office:value-type="float"/>
          <table:table-cell table:formula="of:=MIN([.$L64];[.$X64])" office:value-type="float"/>
          <table:table-cell table:formula="of:=MIN([.$M64];[.$Y64])" office:value-type="float"/>
          <table:table-cell table:formula="of:=MIN([.$N64];[.$Z64])" office:value-type="float"/>
          <table:table-cell table:formula="of:=MEDIAN([.$B64];[.$O64])" office:value-type="float"/>
          <table:table-cell table:formula="of:=MEDIAN([.$C64];[.$P64])" office:value-type="float"/>
          <table:table-cell table:formula="of:=MEDIAN([.$D64];[.$Q64])" office:value-type="float"/>
          <table:table-cell table:formula="of:=MEDIAN([.$E64];[.$R64])" office:value-type="float"/>
          <table:table-cell table:formula="of:=MEDIAN([.$F64];[.$S64])" office:value-type="float"/>
          <table:table-cell table:formula="of:=MEDIAN([.$G64];[.$T64])" office:value-type="float"/>
          <table:table-cell table:formula="of:=MEDIAN([.$H64];[.$U64])" office:value-type="float"/>
          <table:table-cell table:formula="of:=MEDIAN([.$I64];[.$V64])" office:value-type="float"/>
          <table:table-cell table:formula="of:=MEDIAN([.$J64])" office:value-type="float"/>
          <table:table-cell table:formula="of:=MEDIAN([.$K64];[.$W64])" office:value-type="float"/>
          <table:table-cell table:formula="of:=MEDIAN([.$L64];[.$X64])" office:value-type="float"/>
          <table:table-cell table:formula="of:=MEDIAN([.$M64];[.$Y64])" office:value-type="float"/>
          <table:table-cell table:formula="of:=MEDIAN([.$N64];[.$Z64])" office:value-type="float"/>
          <table:table-cell table:formula="of:=MAX([.$B64];[.$O64])" office:value-type="float"/>
          <table:table-cell table:formula="of:=MAX([.$C64];[.$P64])" office:value-type="float"/>
          <table:table-cell table:formula="of:=MAX([.$D64];[.$Q64])" office:value-type="float"/>
          <table:table-cell table:formula="of:=MAX([.$E64];[.$R64])" office:value-type="float"/>
          <table:table-cell table:formula="of:=MAX([.$F64];[.$S64])" office:value-type="float"/>
          <table:table-cell table:formula="of:=MAX([.$G64];[.$T64])" office:value-type="float"/>
          <table:table-cell table:formula="of:=MAX([.$H64];[.$U64])" office:value-type="float"/>
          <table:table-cell table:formula="of:=MAX([.$I64];[.$V64])" office:value-type="float"/>
          <table:table-cell table:formula="of:=MAX([.$J64])" office:value-type="float"/>
          <table:table-cell table:formula="of:=MAX([.$K64];[.$W64])" office:value-type="float"/>
          <table:table-cell table:formula="of:=MAX([.$L64];[.$X64])" office:value-type="float"/>
          <table:table-cell table:formula="of:=MAX([.$M64];[.$Y64])" office:value-type="float"/>
          <table:table-cell table:formula="of:=MAX([.$N64];[.$Z64])" office:value-type="float"/>
        </table:table-row>
        <table:table-row table:style-name="ro1">
          <table:table-cell office:value-type="string">
            <text:p>p02.pddl/3</text:p>
          </table:table-cell>
          <table:table-cell office:value-type="float" office:value="0.157385"/>
          <table:table-cell office:value-type="float" office:value="0.1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841.0"/>
          <table:table-cell office:value-type="float" office:value="231.0"/>
          <table:table-cell office:value-type="float" office:value="0.0"/>
          <table:table-cell office:value-type="float" office:value="0.0"/>
          <table:table-cell office:value-type="float" office:value="0.150569"/>
          <table:table-cell office:value-type="float" office:value="0.0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8841.0"/>
          <table:table-cell office:value-type="float" office:value="231.0"/>
          <table:table-cell office:value-type="float" office:value="0.0"/>
          <table:table-cell office:value-type="float" office:value="0.0"/>
          <table:table-cell table:formula="of:=MIN([.$B65];[.$O65])" office:value-type="float"/>
          <table:table-cell table:formula="of:=MIN([.$C65];[.$P65])" office:value-type="float"/>
          <table:table-cell table:formula="of:=MIN([.$D65];[.$Q65])" office:value-type="float"/>
          <table:table-cell table:formula="of:=MIN([.$E65];[.$R65])" office:value-type="float"/>
          <table:table-cell table:formula="of:=MIN([.$F65];[.$S65])" office:value-type="float"/>
          <table:table-cell table:formula="of:=MIN([.$G65];[.$T65])" office:value-type="float"/>
          <table:table-cell table:formula="of:=MIN([.$H65];[.$U65])" office:value-type="float"/>
          <table:table-cell table:formula="of:=MIN([.$I65];[.$V65])" office:value-type="float"/>
          <table:table-cell table:formula="of:=MIN([.$J65])" office:value-type="float"/>
          <table:table-cell table:formula="of:=MIN([.$K65];[.$W65])" office:value-type="float"/>
          <table:table-cell table:formula="of:=MIN([.$L65];[.$X65])" office:value-type="float"/>
          <table:table-cell table:formula="of:=MIN([.$M65];[.$Y65])" office:value-type="float"/>
          <table:table-cell table:formula="of:=MIN([.$N65];[.$Z65])" office:value-type="float"/>
          <table:table-cell table:formula="of:=MEDIAN([.$B65];[.$O65])" office:value-type="float"/>
          <table:table-cell table:formula="of:=MEDIAN([.$C65];[.$P65])" office:value-type="float"/>
          <table:table-cell table:formula="of:=MEDIAN([.$D65];[.$Q65])" office:value-type="float"/>
          <table:table-cell table:formula="of:=MEDIAN([.$E65];[.$R65])" office:value-type="float"/>
          <table:table-cell table:formula="of:=MEDIAN([.$F65];[.$S65])" office:value-type="float"/>
          <table:table-cell table:formula="of:=MEDIAN([.$G65];[.$T65])" office:value-type="float"/>
          <table:table-cell table:formula="of:=MEDIAN([.$H65];[.$U65])" office:value-type="float"/>
          <table:table-cell table:formula="of:=MEDIAN([.$I65];[.$V65])" office:value-type="float"/>
          <table:table-cell table:formula="of:=MEDIAN([.$J65])" office:value-type="float"/>
          <table:table-cell table:formula="of:=MEDIAN([.$K65];[.$W65])" office:value-type="float"/>
          <table:table-cell table:formula="of:=MEDIAN([.$L65];[.$X65])" office:value-type="float"/>
          <table:table-cell table:formula="of:=MEDIAN([.$M65];[.$Y65])" office:value-type="float"/>
          <table:table-cell table:formula="of:=MEDIAN([.$N65];[.$Z65])" office:value-type="float"/>
          <table:table-cell table:formula="of:=MAX([.$B65];[.$O65])" office:value-type="float"/>
          <table:table-cell table:formula="of:=MAX([.$C65];[.$P65])" office:value-type="float"/>
          <table:table-cell table:formula="of:=MAX([.$D65];[.$Q65])" office:value-type="float"/>
          <table:table-cell table:formula="of:=MAX([.$E65];[.$R65])" office:value-type="float"/>
          <table:table-cell table:formula="of:=MAX([.$F65];[.$S65])" office:value-type="float"/>
          <table:table-cell table:formula="of:=MAX([.$G65];[.$T65])" office:value-type="float"/>
          <table:table-cell table:formula="of:=MAX([.$H65];[.$U65])" office:value-type="float"/>
          <table:table-cell table:formula="of:=MAX([.$I65];[.$V65])" office:value-type="float"/>
          <table:table-cell table:formula="of:=MAX([.$J65])" office:value-type="float"/>
          <table:table-cell table:formula="of:=MAX([.$K65];[.$W65])" office:value-type="float"/>
          <table:table-cell table:formula="of:=MAX([.$L65];[.$X65])" office:value-type="float"/>
          <table:table-cell table:formula="of:=MAX([.$M65];[.$Y65])" office:value-type="float"/>
          <table:table-cell table:formula="of:=MAX([.$N65];[.$Z65])" office:value-type="float"/>
        </table:table-row>
        <table:table-row table:style-name="ro1">
          <table:table-cell office:value-type="string">
            <text:p>p02.pddl/30</text:p>
          </table:table-cell>
          <table:table-cell office:value-type="float" office:value="6.93009"/>
          <table:table-cell office:value-type="float" office:value="6.869"/>
          <table:table-cell office:value-type="float" office:value="5.83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7584.0"/>
          <table:table-cell office:value-type="float" office:value="65602.0"/>
          <table:table-cell office:value-type="float" office:value="63890.0"/>
          <table:table-cell office:value-type="float" office:value="77151.0"/>
          <table:table-cell office:value-type="float" office:value="57125.0"/>
          <table:table-cell office:value-type="float" office:value="0.0"/>
          <table:table-cell office:value-type="float" office:value="0.0"/>
          <table:table-cell office:value-type="float" office:value="0.99823"/>
          <table:table-cell office:value-type="float" office:value="0.938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303.0"/>
          <table:table-cell office:value-type="float" office:value="2363.0"/>
          <table:table-cell office:value-type="float" office:value="77151.0"/>
          <table:table-cell office:value-type="float" office:value="57125.0"/>
          <table:table-cell office:value-type="float" office:value="0.0"/>
          <table:table-cell office:value-type="float" office:value="0.0"/>
          <table:table-cell table:formula="of:=MIN([.$B66];[.$O66])" office:value-type="float"/>
          <table:table-cell table:formula="of:=MIN([.$C66];[.$P66])" office:value-type="float"/>
          <table:table-cell table:formula="of:=MIN([.$D66];[.$Q66])" office:value-type="float"/>
          <table:table-cell table:formula="of:=MIN([.$E66];[.$R66])" office:value-type="float"/>
          <table:table-cell table:formula="of:=MIN([.$F66];[.$S66])" office:value-type="float"/>
          <table:table-cell table:formula="of:=MIN([.$G66];[.$T66])" office:value-type="float"/>
          <table:table-cell table:formula="of:=MIN([.$H66];[.$U66])" office:value-type="float"/>
          <table:table-cell table:formula="of:=MIN([.$I66];[.$V66])" office:value-type="float"/>
          <table:table-cell table:formula="of:=MIN([.$J66])" office:value-type="float"/>
          <table:table-cell table:formula="of:=MIN([.$K66];[.$W66])" office:value-type="float"/>
          <table:table-cell table:formula="of:=MIN([.$L66];[.$X66])" office:value-type="float"/>
          <table:table-cell table:formula="of:=MIN([.$M66];[.$Y66])" office:value-type="float"/>
          <table:table-cell table:formula="of:=MIN([.$N66];[.$Z66])" office:value-type="float"/>
          <table:table-cell table:formula="of:=MEDIAN([.$B66];[.$O66])" office:value-type="float"/>
          <table:table-cell table:formula="of:=MEDIAN([.$C66];[.$P66])" office:value-type="float"/>
          <table:table-cell table:formula="of:=MEDIAN([.$D66];[.$Q66])" office:value-type="float"/>
          <table:table-cell table:formula="of:=MEDIAN([.$E66];[.$R66])" office:value-type="float"/>
          <table:table-cell table:formula="of:=MEDIAN([.$F66];[.$S66])" office:value-type="float"/>
          <table:table-cell table:formula="of:=MEDIAN([.$G66];[.$T66])" office:value-type="float"/>
          <table:table-cell table:formula="of:=MEDIAN([.$H66];[.$U66])" office:value-type="float"/>
          <table:table-cell table:formula="of:=MEDIAN([.$I66];[.$V66])" office:value-type="float"/>
          <table:table-cell table:formula="of:=MEDIAN([.$J66])" office:value-type="float"/>
          <table:table-cell table:formula="of:=MEDIAN([.$K66];[.$W66])" office:value-type="float"/>
          <table:table-cell table:formula="of:=MEDIAN([.$L66];[.$X66])" office:value-type="float"/>
          <table:table-cell table:formula="of:=MEDIAN([.$M66];[.$Y66])" office:value-type="float"/>
          <table:table-cell table:formula="of:=MEDIAN([.$N66];[.$Z66])" office:value-type="float"/>
          <table:table-cell table:formula="of:=MAX([.$B66];[.$O66])" office:value-type="float"/>
          <table:table-cell table:formula="of:=MAX([.$C66];[.$P66])" office:value-type="float"/>
          <table:table-cell table:formula="of:=MAX([.$D66];[.$Q66])" office:value-type="float"/>
          <table:table-cell table:formula="of:=MAX([.$E66];[.$R66])" office:value-type="float"/>
          <table:table-cell table:formula="of:=MAX([.$F66];[.$S66])" office:value-type="float"/>
          <table:table-cell table:formula="of:=MAX([.$G66];[.$T66])" office:value-type="float"/>
          <table:table-cell table:formula="of:=MAX([.$H66];[.$U66])" office:value-type="float"/>
          <table:table-cell table:formula="of:=MAX([.$I66];[.$V66])" office:value-type="float"/>
          <table:table-cell table:formula="of:=MAX([.$J66])" office:value-type="float"/>
          <table:table-cell table:formula="of:=MAX([.$K66];[.$W66])" office:value-type="float"/>
          <table:table-cell table:formula="of:=MAX([.$L66];[.$X66])" office:value-type="float"/>
          <table:table-cell table:formula="of:=MAX([.$M66];[.$Y66])" office:value-type="float"/>
          <table:table-cell table:formula="of:=MAX([.$N66];[.$Z66])" office:value-type="float"/>
        </table:table-row>
        <table:table-row table:style-name="ro1">
          <table:table-cell office:value-type="string">
            <text:p>p02.pddl/31</text:p>
          </table:table-cell>
          <table:table-cell office:value-type="float" office:value="54.2715"/>
          <table:table-cell office:value-type="float" office:value="54.203"/>
          <table:table-cell office:value-type="float" office:value="53.25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38688.0"/>
          <table:table-cell office:value-type="float" office:value="357686.0"/>
          <table:table-cell office:value-type="float" office:value="352953.0"/>
          <table:table-cell office:value-type="float" office:value="79681.0"/>
          <table:table-cell office:value-type="float" office:value="59200.0"/>
          <table:table-cell office:value-type="float" office:value="0.0"/>
          <table:table-cell office:value-type="float" office:value="0.0"/>
          <table:table-cell office:value-type="float" office:value="1.27715"/>
          <table:table-cell office:value-type="float" office:value="1.214"/>
          <table:table-cell office:value-type="float" office:value="0.3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2052.0"/>
          <table:table-cell office:value-type="float" office:value="3929.0"/>
          <table:table-cell office:value-type="float" office:value="79681.0"/>
          <table:table-cell office:value-type="float" office:value="59200.0"/>
          <table:table-cell office:value-type="float" office:value="0.0"/>
          <table:table-cell office:value-type="float" office:value="0.0"/>
          <table:table-cell table:formula="of:=MIN([.$B67];[.$O67])" office:value-type="float"/>
          <table:table-cell table:formula="of:=MIN([.$C67];[.$P67])" office:value-type="float"/>
          <table:table-cell table:formula="of:=MIN([.$D67];[.$Q67])" office:value-type="float"/>
          <table:table-cell table:formula="of:=MIN([.$E67];[.$R67])" office:value-type="float"/>
          <table:table-cell table:formula="of:=MIN([.$F67];[.$S67])" office:value-type="float"/>
          <table:table-cell table:formula="of:=MIN([.$G67];[.$T67])" office:value-type="float"/>
          <table:table-cell table:formula="of:=MIN([.$H67];[.$U67])" office:value-type="float"/>
          <table:table-cell table:formula="of:=MIN([.$I67];[.$V67])" office:value-type="float"/>
          <table:table-cell table:formula="of:=MIN([.$J67])" office:value-type="float"/>
          <table:table-cell table:formula="of:=MIN([.$K67];[.$W67])" office:value-type="float"/>
          <table:table-cell table:formula="of:=MIN([.$L67];[.$X67])" office:value-type="float"/>
          <table:table-cell table:formula="of:=MIN([.$M67];[.$Y67])" office:value-type="float"/>
          <table:table-cell table:formula="of:=MIN([.$N67];[.$Z67])" office:value-type="float"/>
          <table:table-cell table:formula="of:=MEDIAN([.$B67];[.$O67])" office:value-type="float"/>
          <table:table-cell table:formula="of:=MEDIAN([.$C67];[.$P67])" office:value-type="float"/>
          <table:table-cell table:formula="of:=MEDIAN([.$D67];[.$Q67])" office:value-type="float"/>
          <table:table-cell table:formula="of:=MEDIAN([.$E67];[.$R67])" office:value-type="float"/>
          <table:table-cell table:formula="of:=MEDIAN([.$F67];[.$S67])" office:value-type="float"/>
          <table:table-cell table:formula="of:=MEDIAN([.$G67];[.$T67])" office:value-type="float"/>
          <table:table-cell table:formula="of:=MEDIAN([.$H67];[.$U67])" office:value-type="float"/>
          <table:table-cell table:formula="of:=MEDIAN([.$I67];[.$V67])" office:value-type="float"/>
          <table:table-cell table:formula="of:=MEDIAN([.$J67])" office:value-type="float"/>
          <table:table-cell table:formula="of:=MEDIAN([.$K67];[.$W67])" office:value-type="float"/>
          <table:table-cell table:formula="of:=MEDIAN([.$L67];[.$X67])" office:value-type="float"/>
          <table:table-cell table:formula="of:=MEDIAN([.$M67];[.$Y67])" office:value-type="float"/>
          <table:table-cell table:formula="of:=MEDIAN([.$N67];[.$Z67])" office:value-type="float"/>
          <table:table-cell table:formula="of:=MAX([.$B67];[.$O67])" office:value-type="float"/>
          <table:table-cell table:formula="of:=MAX([.$C67];[.$P67])" office:value-type="float"/>
          <table:table-cell table:formula="of:=MAX([.$D67];[.$Q67])" office:value-type="float"/>
          <table:table-cell table:formula="of:=MAX([.$E67];[.$R67])" office:value-type="float"/>
          <table:table-cell table:formula="of:=MAX([.$F67];[.$S67])" office:value-type="float"/>
          <table:table-cell table:formula="of:=MAX([.$G67];[.$T67])" office:value-type="float"/>
          <table:table-cell table:formula="of:=MAX([.$H67];[.$U67])" office:value-type="float"/>
          <table:table-cell table:formula="of:=MAX([.$I67];[.$V67])" office:value-type="float"/>
          <table:table-cell table:formula="of:=MAX([.$J67])" office:value-type="float"/>
          <table:table-cell table:formula="of:=MAX([.$K67];[.$W67])" office:value-type="float"/>
          <table:table-cell table:formula="of:=MAX([.$L67];[.$X67])" office:value-type="float"/>
          <table:table-cell table:formula="of:=MAX([.$M67];[.$Y67])" office:value-type="float"/>
          <table:table-cell table:formula="of:=MAX([.$N67];[.$Z67])" office:value-type="float"/>
        </table:table-row>
        <table:table-row table:style-name="ro1">
          <table:table-cell office:value-type="string">
            <text:p>p02.pddl/32</text:p>
          </table:table-cell>
          <table:table-cell office:value-type="float" office:value="24.038"/>
          <table:table-cell office:value-type="float" office:value="23.97"/>
          <table:table-cell office:value-type="float" office:value="22.87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58682.0"/>
          <table:table-cell office:value-type="float" office:value="158044.0"/>
          <table:table-cell office:value-type="float" office:value="154408.0"/>
          <table:table-cell office:value-type="float" office:value="82211.0"/>
          <table:table-cell office:value-type="float" office:value="61275.0"/>
          <table:table-cell office:value-type="float" office:value="0.0"/>
          <table:table-cell office:value-type="float" office:value="0.0"/>
          <table:table-cell office:value-type="float" office:value="1.47871"/>
          <table:table-cell office:value-type="float" office:value="1.42"/>
          <table:table-cell office:value-type="float" office:value="0.43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831.0"/>
          <table:table-cell office:value-type="float" office:value="4712.0"/>
          <table:table-cell office:value-type="float" office:value="82211.0"/>
          <table:table-cell office:value-type="float" office:value="61275.0"/>
          <table:table-cell office:value-type="float" office:value="0.0"/>
          <table:table-cell office:value-type="float" office:value="0.0"/>
          <table:table-cell table:formula="of:=MIN([.$B68];[.$O68])" office:value-type="float"/>
          <table:table-cell table:formula="of:=MIN([.$C68];[.$P68])" office:value-type="float"/>
          <table:table-cell table:formula="of:=MIN([.$D68];[.$Q68])" office:value-type="float"/>
          <table:table-cell table:formula="of:=MIN([.$E68];[.$R68])" office:value-type="float"/>
          <table:table-cell table:formula="of:=MIN([.$F68];[.$S68])" office:value-type="float"/>
          <table:table-cell table:formula="of:=MIN([.$G68];[.$T68])" office:value-type="float"/>
          <table:table-cell table:formula="of:=MIN([.$H68];[.$U68])" office:value-type="float"/>
          <table:table-cell table:formula="of:=MIN([.$I68];[.$V68])" office:value-type="float"/>
          <table:table-cell table:formula="of:=MIN([.$J68])" office:value-type="float"/>
          <table:table-cell table:formula="of:=MIN([.$K68];[.$W68])" office:value-type="float"/>
          <table:table-cell table:formula="of:=MIN([.$L68];[.$X68])" office:value-type="float"/>
          <table:table-cell table:formula="of:=MIN([.$M68];[.$Y68])" office:value-type="float"/>
          <table:table-cell table:formula="of:=MIN([.$N68];[.$Z68])" office:value-type="float"/>
          <table:table-cell table:formula="of:=MEDIAN([.$B68];[.$O68])" office:value-type="float"/>
          <table:table-cell table:formula="of:=MEDIAN([.$C68];[.$P68])" office:value-type="float"/>
          <table:table-cell table:formula="of:=MEDIAN([.$D68];[.$Q68])" office:value-type="float"/>
          <table:table-cell table:formula="of:=MEDIAN([.$E68];[.$R68])" office:value-type="float"/>
          <table:table-cell table:formula="of:=MEDIAN([.$F68];[.$S68])" office:value-type="float"/>
          <table:table-cell table:formula="of:=MEDIAN([.$G68];[.$T68])" office:value-type="float"/>
          <table:table-cell table:formula="of:=MEDIAN([.$H68];[.$U68])" office:value-type="float"/>
          <table:table-cell table:formula="of:=MEDIAN([.$I68];[.$V68])" office:value-type="float"/>
          <table:table-cell table:formula="of:=MEDIAN([.$J68])" office:value-type="float"/>
          <table:table-cell table:formula="of:=MEDIAN([.$K68];[.$W68])" office:value-type="float"/>
          <table:table-cell table:formula="of:=MEDIAN([.$L68];[.$X68])" office:value-type="float"/>
          <table:table-cell table:formula="of:=MEDIAN([.$M68];[.$Y68])" office:value-type="float"/>
          <table:table-cell table:formula="of:=MEDIAN([.$N68];[.$Z68])" office:value-type="float"/>
          <table:table-cell table:formula="of:=MAX([.$B68];[.$O68])" office:value-type="float"/>
          <table:table-cell table:formula="of:=MAX([.$C68];[.$P68])" office:value-type="float"/>
          <table:table-cell table:formula="of:=MAX([.$D68];[.$Q68])" office:value-type="float"/>
          <table:table-cell table:formula="of:=MAX([.$E68];[.$R68])" office:value-type="float"/>
          <table:table-cell table:formula="of:=MAX([.$F68];[.$S68])" office:value-type="float"/>
          <table:table-cell table:formula="of:=MAX([.$G68];[.$T68])" office:value-type="float"/>
          <table:table-cell table:formula="of:=MAX([.$H68];[.$U68])" office:value-type="float"/>
          <table:table-cell table:formula="of:=MAX([.$I68];[.$V68])" office:value-type="float"/>
          <table:table-cell table:formula="of:=MAX([.$J68])" office:value-type="float"/>
          <table:table-cell table:formula="of:=MAX([.$K68];[.$W68])" office:value-type="float"/>
          <table:table-cell table:formula="of:=MAX([.$L68];[.$X68])" office:value-type="float"/>
          <table:table-cell table:formula="of:=MAX([.$M68];[.$Y68])" office:value-type="float"/>
          <table:table-cell table:formula="of:=MAX([.$N68];[.$Z68])" office:value-type="float"/>
        </table:table-row>
        <table:table-row table:style-name="ro1">
          <table:table-cell office:value-type="string">
            <text:p>p02.pddl/33</text:p>
          </table:table-cell>
          <table:table-cell office:value-type="float" office:value="5.9603"/>
          <table:table-cell office:value-type="float" office:value="5.896"/>
          <table:table-cell office:value-type="float" office:value="4.86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6941.0"/>
          <table:table-cell office:value-type="float" office:value="76133.0"/>
          <table:table-cell office:value-type="float" office:value="74598.0"/>
          <table:table-cell office:value-type="float" office:value="84741.0"/>
          <table:table-cell office:value-type="float" office:value="63350.0"/>
          <table:table-cell office:value-type="float" office:value="0.0"/>
          <table:table-cell office:value-type="float" office:value="0.0"/>
          <table:table-cell office:value-type="float" office:value="1.35283"/>
          <table:table-cell office:value-type="float" office:value="1.293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758.0"/>
          <table:table-cell office:value-type="float" office:value="3183.0"/>
          <table:table-cell office:value-type="float" office:value="84741.0"/>
          <table:table-cell office:value-type="float" office:value="63350.0"/>
          <table:table-cell office:value-type="float" office:value="0.0"/>
          <table:table-cell office:value-type="float" office:value="0.0"/>
          <table:table-cell table:formula="of:=MIN([.$B69];[.$O69])" office:value-type="float"/>
          <table:table-cell table:formula="of:=MIN([.$C69];[.$P69])" office:value-type="float"/>
          <table:table-cell table:formula="of:=MIN([.$D69];[.$Q69])" office:value-type="float"/>
          <table:table-cell table:formula="of:=MIN([.$E69];[.$R69])" office:value-type="float"/>
          <table:table-cell table:formula="of:=MIN([.$F69];[.$S69])" office:value-type="float"/>
          <table:table-cell table:formula="of:=MIN([.$G69];[.$T69])" office:value-type="float"/>
          <table:table-cell table:formula="of:=MIN([.$H69];[.$U69])" office:value-type="float"/>
          <table:table-cell table:formula="of:=MIN([.$I69];[.$V69])" office:value-type="float"/>
          <table:table-cell table:formula="of:=MIN([.$J69])" office:value-type="float"/>
          <table:table-cell table:formula="of:=MIN([.$K69];[.$W69])" office:value-type="float"/>
          <table:table-cell table:formula="of:=MIN([.$L69];[.$X69])" office:value-type="float"/>
          <table:table-cell table:formula="of:=MIN([.$M69];[.$Y69])" office:value-type="float"/>
          <table:table-cell table:formula="of:=MIN([.$N69];[.$Z69])" office:value-type="float"/>
          <table:table-cell table:formula="of:=MEDIAN([.$B69];[.$O69])" office:value-type="float"/>
          <table:table-cell table:formula="of:=MEDIAN([.$C69];[.$P69])" office:value-type="float"/>
          <table:table-cell table:formula="of:=MEDIAN([.$D69];[.$Q69])" office:value-type="float"/>
          <table:table-cell table:formula="of:=MEDIAN([.$E69];[.$R69])" office:value-type="float"/>
          <table:table-cell table:formula="of:=MEDIAN([.$F69];[.$S69])" office:value-type="float"/>
          <table:table-cell table:formula="of:=MEDIAN([.$G69];[.$T69])" office:value-type="float"/>
          <table:table-cell table:formula="of:=MEDIAN([.$H69];[.$U69])" office:value-type="float"/>
          <table:table-cell table:formula="of:=MEDIAN([.$I69];[.$V69])" office:value-type="float"/>
          <table:table-cell table:formula="of:=MEDIAN([.$J69])" office:value-type="float"/>
          <table:table-cell table:formula="of:=MEDIAN([.$K69];[.$W69])" office:value-type="float"/>
          <table:table-cell table:formula="of:=MEDIAN([.$L69];[.$X69])" office:value-type="float"/>
          <table:table-cell table:formula="of:=MEDIAN([.$M69];[.$Y69])" office:value-type="float"/>
          <table:table-cell table:formula="of:=MEDIAN([.$N69];[.$Z69])" office:value-type="float"/>
          <table:table-cell table:formula="of:=MAX([.$B69];[.$O69])" office:value-type="float"/>
          <table:table-cell table:formula="of:=MAX([.$C69];[.$P69])" office:value-type="float"/>
          <table:table-cell table:formula="of:=MAX([.$D69];[.$Q69])" office:value-type="float"/>
          <table:table-cell table:formula="of:=MAX([.$E69];[.$R69])" office:value-type="float"/>
          <table:table-cell table:formula="of:=MAX([.$F69];[.$S69])" office:value-type="float"/>
          <table:table-cell table:formula="of:=MAX([.$G69];[.$T69])" office:value-type="float"/>
          <table:table-cell table:formula="of:=MAX([.$H69];[.$U69])" office:value-type="float"/>
          <table:table-cell table:formula="of:=MAX([.$I69];[.$V69])" office:value-type="float"/>
          <table:table-cell table:formula="of:=MAX([.$J69])" office:value-type="float"/>
          <table:table-cell table:formula="of:=MAX([.$K69];[.$W69])" office:value-type="float"/>
          <table:table-cell table:formula="of:=MAX([.$L69];[.$X69])" office:value-type="float"/>
          <table:table-cell table:formula="of:=MAX([.$M69];[.$Y69])" office:value-type="float"/>
          <table:table-cell table:formula="of:=MAX([.$N69];[.$Z69])" office:value-type="float"/>
        </table:table-row>
        <table:table-row table:style-name="ro1">
          <table:table-cell office:value-type="string">
            <text:p>p02.pddl/34</text:p>
          </table:table-cell>
          <table:table-cell office:value-type="float" office:value="38.3465"/>
          <table:table-cell office:value-type="float" office:value="38.277"/>
          <table:table-cell office:value-type="float" office:value="37.22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91622.0"/>
          <table:table-cell office:value-type="float" office:value="225625.0"/>
          <table:table-cell office:value-type="float" office:value="221286.0"/>
          <table:table-cell office:value-type="float" office:value="87271.0"/>
          <table:table-cell office:value-type="float" office:value="65425.0"/>
          <table:table-cell office:value-type="float" office:value="0.0"/>
          <table:table-cell office:value-type="float" office:value="0.0"/>
          <table:table-cell office:value-type="float" office:value="1.57955"/>
          <table:table-cell office:value-type="float" office:value="1.525"/>
          <table:table-cell office:value-type="float" office:value="0.54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398.0"/>
          <table:table-cell office:value-type="float" office:value="8055.0"/>
          <table:table-cell office:value-type="float" office:value="87271.0"/>
          <table:table-cell office:value-type="float" office:value="65425.0"/>
          <table:table-cell office:value-type="float" office:value="0.0"/>
          <table:table-cell office:value-type="float" office:value="0.0"/>
          <table:table-cell table:formula="of:=MIN([.$B70];[.$O70])" office:value-type="float"/>
          <table:table-cell table:formula="of:=MIN([.$C70];[.$P70])" office:value-type="float"/>
          <table:table-cell table:formula="of:=MIN([.$D70];[.$Q70])" office:value-type="float"/>
          <table:table-cell table:formula="of:=MIN([.$E70];[.$R70])" office:value-type="float"/>
          <table:table-cell table:formula="of:=MIN([.$F70];[.$S70])" office:value-type="float"/>
          <table:table-cell table:formula="of:=MIN([.$G70];[.$T70])" office:value-type="float"/>
          <table:table-cell table:formula="of:=MIN([.$H70];[.$U70])" office:value-type="float"/>
          <table:table-cell table:formula="of:=MIN([.$I70];[.$V70])" office:value-type="float"/>
          <table:table-cell table:formula="of:=MIN([.$J70])" office:value-type="float"/>
          <table:table-cell table:formula="of:=MIN([.$K70];[.$W70])" office:value-type="float"/>
          <table:table-cell table:formula="of:=MIN([.$L70];[.$X70])" office:value-type="float"/>
          <table:table-cell table:formula="of:=MIN([.$M70];[.$Y70])" office:value-type="float"/>
          <table:table-cell table:formula="of:=MIN([.$N70];[.$Z70])" office:value-type="float"/>
          <table:table-cell table:formula="of:=MEDIAN([.$B70];[.$O70])" office:value-type="float"/>
          <table:table-cell table:formula="of:=MEDIAN([.$C70];[.$P70])" office:value-type="float"/>
          <table:table-cell table:formula="of:=MEDIAN([.$D70];[.$Q70])" office:value-type="float"/>
          <table:table-cell table:formula="of:=MEDIAN([.$E70];[.$R70])" office:value-type="float"/>
          <table:table-cell table:formula="of:=MEDIAN([.$F70];[.$S70])" office:value-type="float"/>
          <table:table-cell table:formula="of:=MEDIAN([.$G70];[.$T70])" office:value-type="float"/>
          <table:table-cell table:formula="of:=MEDIAN([.$H70];[.$U70])" office:value-type="float"/>
          <table:table-cell table:formula="of:=MEDIAN([.$I70];[.$V70])" office:value-type="float"/>
          <table:table-cell table:formula="of:=MEDIAN([.$J70])" office:value-type="float"/>
          <table:table-cell table:formula="of:=MEDIAN([.$K70];[.$W70])" office:value-type="float"/>
          <table:table-cell table:formula="of:=MEDIAN([.$L70];[.$X70])" office:value-type="float"/>
          <table:table-cell table:formula="of:=MEDIAN([.$M70];[.$Y70])" office:value-type="float"/>
          <table:table-cell table:formula="of:=MEDIAN([.$N70];[.$Z70])" office:value-type="float"/>
          <table:table-cell table:formula="of:=MAX([.$B70];[.$O70])" office:value-type="float"/>
          <table:table-cell table:formula="of:=MAX([.$C70];[.$P70])" office:value-type="float"/>
          <table:table-cell table:formula="of:=MAX([.$D70];[.$Q70])" office:value-type="float"/>
          <table:table-cell table:formula="of:=MAX([.$E70];[.$R70])" office:value-type="float"/>
          <table:table-cell table:formula="of:=MAX([.$F70];[.$S70])" office:value-type="float"/>
          <table:table-cell table:formula="of:=MAX([.$G70];[.$T70])" office:value-type="float"/>
          <table:table-cell table:formula="of:=MAX([.$H70];[.$U70])" office:value-type="float"/>
          <table:table-cell table:formula="of:=MAX([.$I70];[.$V70])" office:value-type="float"/>
          <table:table-cell table:formula="of:=MAX([.$J70])" office:value-type="float"/>
          <table:table-cell table:formula="of:=MAX([.$K70];[.$W70])" office:value-type="float"/>
          <table:table-cell table:formula="of:=MAX([.$L70];[.$X70])" office:value-type="float"/>
          <table:table-cell table:formula="of:=MAX([.$M70];[.$Y70])" office:value-type="float"/>
          <table:table-cell table:formula="of:=MAX([.$N70];[.$Z70])" office:value-type="float"/>
        </table:table-row>
        <table:table-row table:style-name="ro1">
          <table:table-cell office:value-type="string">
            <text:p>p02.pddl/35</text:p>
          </table:table-cell>
          <table:table-cell office:value-type="float" office:value="23.8959"/>
          <table:table-cell office:value-type="float" office:value="23.825"/>
          <table:table-cell office:value-type="float" office:value="22.66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59278.0"/>
          <table:table-cell office:value-type="float" office:value="136636.0"/>
          <table:table-cell office:value-type="float" office:value="132054.0"/>
          <table:table-cell office:value-type="float" office:value="89801.0"/>
          <table:table-cell office:value-type="float" office:value="67500.0"/>
          <table:table-cell office:value-type="float" office:value="0.0"/>
          <table:table-cell office:value-type="float" office:value="0.0"/>
          <table:table-cell office:value-type="float" office:value="1.84451"/>
          <table:table-cell office:value-type="float" office:value="1.787"/>
          <table:table-cell office:value-type="float" office:value="0.75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844.0"/>
          <table:table-cell office:value-type="float" office:value="8244.0"/>
          <table:table-cell office:value-type="float" office:value="89801.0"/>
          <table:table-cell office:value-type="float" office:value="67500.0"/>
          <table:table-cell office:value-type="float" office:value="0.0"/>
          <table:table-cell office:value-type="float" office:value="0.0"/>
          <table:table-cell table:formula="of:=MIN([.$B71];[.$O71])" office:value-type="float"/>
          <table:table-cell table:formula="of:=MIN([.$C71];[.$P71])" office:value-type="float"/>
          <table:table-cell table:formula="of:=MIN([.$D71];[.$Q71])" office:value-type="float"/>
          <table:table-cell table:formula="of:=MIN([.$E71];[.$R71])" office:value-type="float"/>
          <table:table-cell table:formula="of:=MIN([.$F71];[.$S71])" office:value-type="float"/>
          <table:table-cell table:formula="of:=MIN([.$G71];[.$T71])" office:value-type="float"/>
          <table:table-cell table:formula="of:=MIN([.$H71];[.$U71])" office:value-type="float"/>
          <table:table-cell table:formula="of:=MIN([.$I71];[.$V71])" office:value-type="float"/>
          <table:table-cell table:formula="of:=MIN([.$J71])" office:value-type="float"/>
          <table:table-cell table:formula="of:=MIN([.$K71];[.$W71])" office:value-type="float"/>
          <table:table-cell table:formula="of:=MIN([.$L71];[.$X71])" office:value-type="float"/>
          <table:table-cell table:formula="of:=MIN([.$M71];[.$Y71])" office:value-type="float"/>
          <table:table-cell table:formula="of:=MIN([.$N71];[.$Z71])" office:value-type="float"/>
          <table:table-cell table:formula="of:=MEDIAN([.$B71];[.$O71])" office:value-type="float"/>
          <table:table-cell table:formula="of:=MEDIAN([.$C71];[.$P71])" office:value-type="float"/>
          <table:table-cell table:formula="of:=MEDIAN([.$D71];[.$Q71])" office:value-type="float"/>
          <table:table-cell table:formula="of:=MEDIAN([.$E71];[.$R71])" office:value-type="float"/>
          <table:table-cell table:formula="of:=MEDIAN([.$F71];[.$S71])" office:value-type="float"/>
          <table:table-cell table:formula="of:=MEDIAN([.$G71];[.$T71])" office:value-type="float"/>
          <table:table-cell table:formula="of:=MEDIAN([.$H71];[.$U71])" office:value-type="float"/>
          <table:table-cell table:formula="of:=MEDIAN([.$I71];[.$V71])" office:value-type="float"/>
          <table:table-cell table:formula="of:=MEDIAN([.$J71])" office:value-type="float"/>
          <table:table-cell table:formula="of:=MEDIAN([.$K71];[.$W71])" office:value-type="float"/>
          <table:table-cell table:formula="of:=MEDIAN([.$L71];[.$X71])" office:value-type="float"/>
          <table:table-cell table:formula="of:=MEDIAN([.$M71];[.$Y71])" office:value-type="float"/>
          <table:table-cell table:formula="of:=MEDIAN([.$N71];[.$Z71])" office:value-type="float"/>
          <table:table-cell table:formula="of:=MAX([.$B71];[.$O71])" office:value-type="float"/>
          <table:table-cell table:formula="of:=MAX([.$C71];[.$P71])" office:value-type="float"/>
          <table:table-cell table:formula="of:=MAX([.$D71];[.$Q71])" office:value-type="float"/>
          <table:table-cell table:formula="of:=MAX([.$E71];[.$R71])" office:value-type="float"/>
          <table:table-cell table:formula="of:=MAX([.$F71];[.$S71])" office:value-type="float"/>
          <table:table-cell table:formula="of:=MAX([.$G71];[.$T71])" office:value-type="float"/>
          <table:table-cell table:formula="of:=MAX([.$H71];[.$U71])" office:value-type="float"/>
          <table:table-cell table:formula="of:=MAX([.$I71];[.$V71])" office:value-type="float"/>
          <table:table-cell table:formula="of:=MAX([.$J71])" office:value-type="float"/>
          <table:table-cell table:formula="of:=MAX([.$K71];[.$W71])" office:value-type="float"/>
          <table:table-cell table:formula="of:=MAX([.$L71];[.$X71])" office:value-type="float"/>
          <table:table-cell table:formula="of:=MAX([.$M71];[.$Y71])" office:value-type="float"/>
          <table:table-cell table:formula="of:=MAX([.$N71];[.$Z71])" office:value-type="float"/>
        </table:table-row>
        <table:table-row table:style-name="ro1">
          <table:table-cell office:value-type="string">
            <text:p>p02.pddl/36</text:p>
          </table:table-cell>
          <table:table-cell office:value-type="float" office:value="8.61027"/>
          <table:table-cell office:value-type="float" office:value="8.544"/>
          <table:table-cell office:value-type="float" office:value="7.25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1864.0"/>
          <table:table-cell office:value-type="float" office:value="80097.0"/>
          <table:table-cell office:value-type="float" office:value="78473.0"/>
          <table:table-cell office:value-type="float" office:value="92331.0"/>
          <table:table-cell office:value-type="float" office:value="69575.0"/>
          <table:table-cell office:value-type="float" office:value="0.0"/>
          <table:table-cell office:value-type="float" office:value="0.0"/>
          <table:table-cell office:value-type="float" office:value="1.2856"/>
          <table:table-cell office:value-type="float" office:value="1.228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299.0"/>
          <table:table-cell office:value-type="float" office:value="2555.0"/>
          <table:table-cell office:value-type="float" office:value="92331.0"/>
          <table:table-cell office:value-type="float" office:value="69575.0"/>
          <table:table-cell office:value-type="float" office:value="0.0"/>
          <table:table-cell office:value-type="float" office:value="0.0"/>
          <table:table-cell table:formula="of:=MIN([.$B72];[.$O72])" office:value-type="float"/>
          <table:table-cell table:formula="of:=MIN([.$C72];[.$P72])" office:value-type="float"/>
          <table:table-cell table:formula="of:=MIN([.$D72];[.$Q72])" office:value-type="float"/>
          <table:table-cell table:formula="of:=MIN([.$E72];[.$R72])" office:value-type="float"/>
          <table:table-cell table:formula="of:=MIN([.$F72];[.$S72])" office:value-type="float"/>
          <table:table-cell table:formula="of:=MIN([.$G72];[.$T72])" office:value-type="float"/>
          <table:table-cell table:formula="of:=MIN([.$H72];[.$U72])" office:value-type="float"/>
          <table:table-cell table:formula="of:=MIN([.$I72];[.$V72])" office:value-type="float"/>
          <table:table-cell table:formula="of:=MIN([.$J72])" office:value-type="float"/>
          <table:table-cell table:formula="of:=MIN([.$K72];[.$W72])" office:value-type="float"/>
          <table:table-cell table:formula="of:=MIN([.$L72];[.$X72])" office:value-type="float"/>
          <table:table-cell table:formula="of:=MIN([.$M72];[.$Y72])" office:value-type="float"/>
          <table:table-cell table:formula="of:=MIN([.$N72];[.$Z72])" office:value-type="float"/>
          <table:table-cell table:formula="of:=MEDIAN([.$B72];[.$O72])" office:value-type="float"/>
          <table:table-cell table:formula="of:=MEDIAN([.$C72];[.$P72])" office:value-type="float"/>
          <table:table-cell table:formula="of:=MEDIAN([.$D72];[.$Q72])" office:value-type="float"/>
          <table:table-cell table:formula="of:=MEDIAN([.$E72];[.$R72])" office:value-type="float"/>
          <table:table-cell table:formula="of:=MEDIAN([.$F72];[.$S72])" office:value-type="float"/>
          <table:table-cell table:formula="of:=MEDIAN([.$G72];[.$T72])" office:value-type="float"/>
          <table:table-cell table:formula="of:=MEDIAN([.$H72];[.$U72])" office:value-type="float"/>
          <table:table-cell table:formula="of:=MEDIAN([.$I72];[.$V72])" office:value-type="float"/>
          <table:table-cell table:formula="of:=MEDIAN([.$J72])" office:value-type="float"/>
          <table:table-cell table:formula="of:=MEDIAN([.$K72];[.$W72])" office:value-type="float"/>
          <table:table-cell table:formula="of:=MEDIAN([.$L72];[.$X72])" office:value-type="float"/>
          <table:table-cell table:formula="of:=MEDIAN([.$M72];[.$Y72])" office:value-type="float"/>
          <table:table-cell table:formula="of:=MEDIAN([.$N72];[.$Z72])" office:value-type="float"/>
          <table:table-cell table:formula="of:=MAX([.$B72];[.$O72])" office:value-type="float"/>
          <table:table-cell table:formula="of:=MAX([.$C72];[.$P72])" office:value-type="float"/>
          <table:table-cell table:formula="of:=MAX([.$D72];[.$Q72])" office:value-type="float"/>
          <table:table-cell table:formula="of:=MAX([.$E72];[.$R72])" office:value-type="float"/>
          <table:table-cell table:formula="of:=MAX([.$F72];[.$S72])" office:value-type="float"/>
          <table:table-cell table:formula="of:=MAX([.$G72];[.$T72])" office:value-type="float"/>
          <table:table-cell table:formula="of:=MAX([.$H72];[.$U72])" office:value-type="float"/>
          <table:table-cell table:formula="of:=MAX([.$I72];[.$V72])" office:value-type="float"/>
          <table:table-cell table:formula="of:=MAX([.$J72])" office:value-type="float"/>
          <table:table-cell table:formula="of:=MAX([.$K72];[.$W72])" office:value-type="float"/>
          <table:table-cell table:formula="of:=MAX([.$L72];[.$X72])" office:value-type="float"/>
          <table:table-cell table:formula="of:=MAX([.$M72];[.$Y72])" office:value-type="float"/>
          <table:table-cell table:formula="of:=MAX([.$N72];[.$Z72])" office:value-type="float"/>
        </table:table-row>
        <table:table-row table:style-name="ro1">
          <table:table-cell office:value-type="string">
            <text:p>p02.pddl/37</text:p>
          </table:table-cell>
          <table:table-cell office:value-type="float" office:value="29.28"/>
          <table:table-cell office:value-type="float" office:value="29.205"/>
          <table:table-cell office:value-type="float" office:value="28.02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66672.0"/>
          <table:table-cell office:value-type="float" office:value="203066.0"/>
          <table:table-cell office:value-type="float" office:value="199589.0"/>
          <table:table-cell office:value-type="float" office:value="94861.0"/>
          <table:table-cell office:value-type="float" office:value="71650.0"/>
          <table:table-cell office:value-type="float" office:value="0.0"/>
          <table:table-cell office:value-type="float" office:value="0.0"/>
          <table:table-cell office:value-type="float" office:value="1.35892"/>
          <table:table-cell office:value-type="float" office:value="1.288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66.0"/>
          <table:table-cell office:value-type="float" office:value="1642.0"/>
          <table:table-cell office:value-type="float" office:value="94861.0"/>
          <table:table-cell office:value-type="float" office:value="71650.0"/>
          <table:table-cell office:value-type="float" office:value="0.0"/>
          <table:table-cell office:value-type="float" office:value="0.0"/>
          <table:table-cell table:formula="of:=MIN([.$B73];[.$O73])" office:value-type="float"/>
          <table:table-cell table:formula="of:=MIN([.$C73];[.$P73])" office:value-type="float"/>
          <table:table-cell table:formula="of:=MIN([.$D73];[.$Q73])" office:value-type="float"/>
          <table:table-cell table:formula="of:=MIN([.$E73];[.$R73])" office:value-type="float"/>
          <table:table-cell table:formula="of:=MIN([.$F73];[.$S73])" office:value-type="float"/>
          <table:table-cell table:formula="of:=MIN([.$G73];[.$T73])" office:value-type="float"/>
          <table:table-cell table:formula="of:=MIN([.$H73];[.$U73])" office:value-type="float"/>
          <table:table-cell table:formula="of:=MIN([.$I73];[.$V73])" office:value-type="float"/>
          <table:table-cell table:formula="of:=MIN([.$J73])" office:value-type="float"/>
          <table:table-cell table:formula="of:=MIN([.$K73];[.$W73])" office:value-type="float"/>
          <table:table-cell table:formula="of:=MIN([.$L73];[.$X73])" office:value-type="float"/>
          <table:table-cell table:formula="of:=MIN([.$M73];[.$Y73])" office:value-type="float"/>
          <table:table-cell table:formula="of:=MIN([.$N73];[.$Z73])" office:value-type="float"/>
          <table:table-cell table:formula="of:=MEDIAN([.$B73];[.$O73])" office:value-type="float"/>
          <table:table-cell table:formula="of:=MEDIAN([.$C73];[.$P73])" office:value-type="float"/>
          <table:table-cell table:formula="of:=MEDIAN([.$D73];[.$Q73])" office:value-type="float"/>
          <table:table-cell table:formula="of:=MEDIAN([.$E73];[.$R73])" office:value-type="float"/>
          <table:table-cell table:formula="of:=MEDIAN([.$F73];[.$S73])" office:value-type="float"/>
          <table:table-cell table:formula="of:=MEDIAN([.$G73];[.$T73])" office:value-type="float"/>
          <table:table-cell table:formula="of:=MEDIAN([.$H73];[.$U73])" office:value-type="float"/>
          <table:table-cell table:formula="of:=MEDIAN([.$I73];[.$V73])" office:value-type="float"/>
          <table:table-cell table:formula="of:=MEDIAN([.$J73])" office:value-type="float"/>
          <table:table-cell table:formula="of:=MEDIAN([.$K73];[.$W73])" office:value-type="float"/>
          <table:table-cell table:formula="of:=MEDIAN([.$L73];[.$X73])" office:value-type="float"/>
          <table:table-cell table:formula="of:=MEDIAN([.$M73];[.$Y73])" office:value-type="float"/>
          <table:table-cell table:formula="of:=MEDIAN([.$N73];[.$Z73])" office:value-type="float"/>
          <table:table-cell table:formula="of:=MAX([.$B73];[.$O73])" office:value-type="float"/>
          <table:table-cell table:formula="of:=MAX([.$C73];[.$P73])" office:value-type="float"/>
          <table:table-cell table:formula="of:=MAX([.$D73];[.$Q73])" office:value-type="float"/>
          <table:table-cell table:formula="of:=MAX([.$E73];[.$R73])" office:value-type="float"/>
          <table:table-cell table:formula="of:=MAX([.$F73];[.$S73])" office:value-type="float"/>
          <table:table-cell table:formula="of:=MAX([.$G73];[.$T73])" office:value-type="float"/>
          <table:table-cell table:formula="of:=MAX([.$H73];[.$U73])" office:value-type="float"/>
          <table:table-cell table:formula="of:=MAX([.$I73];[.$V73])" office:value-type="float"/>
          <table:table-cell table:formula="of:=MAX([.$J73])" office:value-type="float"/>
          <table:table-cell table:formula="of:=MAX([.$K73];[.$W73])" office:value-type="float"/>
          <table:table-cell table:formula="of:=MAX([.$L73];[.$X73])" office:value-type="float"/>
          <table:table-cell table:formula="of:=MAX([.$M73];[.$Y73])" office:value-type="float"/>
          <table:table-cell table:formula="of:=MAX([.$N73];[.$Z73])" office:value-type="float"/>
        </table:table-row>
        <table:table-row table:style-name="ro1">
          <table:table-cell office:value-type="string">
            <text:p>p02.pddl/38</text:p>
          </table:table-cell>
          <table:table-cell office:value-type="float" office:value="19.0757"/>
          <table:table-cell office:value-type="float" office:value="19.003"/>
          <table:table-cell office:value-type="float" office:value="17.79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44857.0"/>
          <table:table-cell office:value-type="float" office:value="159429.0"/>
          <table:table-cell office:value-type="float" office:value="156150.0"/>
          <table:table-cell office:value-type="float" office:value="97391.0"/>
          <table:table-cell office:value-type="float" office:value="73725.0"/>
          <table:table-cell office:value-type="float" office:value="0.0"/>
          <table:table-cell office:value-type="float" office:value="0.0"/>
          <table:table-cell office:value-type="float" office:value="1.36971"/>
          <table:table-cell office:value-type="float" office:value="1.313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2049.0"/>
          <table:table-cell office:value-type="float" office:value="3579.0"/>
          <table:table-cell office:value-type="float" office:value="97391.0"/>
          <table:table-cell office:value-type="float" office:value="73725.0"/>
          <table:table-cell office:value-type="float" office:value="0.0"/>
          <table:table-cell office:value-type="float" office:value="0.0"/>
          <table:table-cell table:formula="of:=MIN([.$B74];[.$O74])" office:value-type="float"/>
          <table:table-cell table:formula="of:=MIN([.$C74];[.$P74])" office:value-type="float"/>
          <table:table-cell table:formula="of:=MIN([.$D74];[.$Q74])" office:value-type="float"/>
          <table:table-cell table:formula="of:=MIN([.$E74];[.$R74])" office:value-type="float"/>
          <table:table-cell table:formula="of:=MIN([.$F74];[.$S74])" office:value-type="float"/>
          <table:table-cell table:formula="of:=MIN([.$G74];[.$T74])" office:value-type="float"/>
          <table:table-cell table:formula="of:=MIN([.$H74];[.$U74])" office:value-type="float"/>
          <table:table-cell table:formula="of:=MIN([.$I74];[.$V74])" office:value-type="float"/>
          <table:table-cell table:formula="of:=MIN([.$J74])" office:value-type="float"/>
          <table:table-cell table:formula="of:=MIN([.$K74];[.$W74])" office:value-type="float"/>
          <table:table-cell table:formula="of:=MIN([.$L74];[.$X74])" office:value-type="float"/>
          <table:table-cell table:formula="of:=MIN([.$M74];[.$Y74])" office:value-type="float"/>
          <table:table-cell table:formula="of:=MIN([.$N74];[.$Z74])" office:value-type="float"/>
          <table:table-cell table:formula="of:=MEDIAN([.$B74];[.$O74])" office:value-type="float"/>
          <table:table-cell table:formula="of:=MEDIAN([.$C74];[.$P74])" office:value-type="float"/>
          <table:table-cell table:formula="of:=MEDIAN([.$D74];[.$Q74])" office:value-type="float"/>
          <table:table-cell table:formula="of:=MEDIAN([.$E74];[.$R74])" office:value-type="float"/>
          <table:table-cell table:formula="of:=MEDIAN([.$F74];[.$S74])" office:value-type="float"/>
          <table:table-cell table:formula="of:=MEDIAN([.$G74];[.$T74])" office:value-type="float"/>
          <table:table-cell table:formula="of:=MEDIAN([.$H74];[.$U74])" office:value-type="float"/>
          <table:table-cell table:formula="of:=MEDIAN([.$I74];[.$V74])" office:value-type="float"/>
          <table:table-cell table:formula="of:=MEDIAN([.$J74])" office:value-type="float"/>
          <table:table-cell table:formula="of:=MEDIAN([.$K74];[.$W74])" office:value-type="float"/>
          <table:table-cell table:formula="of:=MEDIAN([.$L74];[.$X74])" office:value-type="float"/>
          <table:table-cell table:formula="of:=MEDIAN([.$M74];[.$Y74])" office:value-type="float"/>
          <table:table-cell table:formula="of:=MEDIAN([.$N74];[.$Z74])" office:value-type="float"/>
          <table:table-cell table:formula="of:=MAX([.$B74];[.$O74])" office:value-type="float"/>
          <table:table-cell table:formula="of:=MAX([.$C74];[.$P74])" office:value-type="float"/>
          <table:table-cell table:formula="of:=MAX([.$D74];[.$Q74])" office:value-type="float"/>
          <table:table-cell table:formula="of:=MAX([.$E74];[.$R74])" office:value-type="float"/>
          <table:table-cell table:formula="of:=MAX([.$F74];[.$S74])" office:value-type="float"/>
          <table:table-cell table:formula="of:=MAX([.$G74];[.$T74])" office:value-type="float"/>
          <table:table-cell table:formula="of:=MAX([.$H74];[.$U74])" office:value-type="float"/>
          <table:table-cell table:formula="of:=MAX([.$I74];[.$V74])" office:value-type="float"/>
          <table:table-cell table:formula="of:=MAX([.$J74])" office:value-type="float"/>
          <table:table-cell table:formula="of:=MAX([.$K74];[.$W74])" office:value-type="float"/>
          <table:table-cell table:formula="of:=MAX([.$L74];[.$X74])" office:value-type="float"/>
          <table:table-cell table:formula="of:=MAX([.$M74];[.$Y74])" office:value-type="float"/>
          <table:table-cell table:formula="of:=MAX([.$N74];[.$Z74])" office:value-type="float"/>
        </table:table-row>
        <table:table-row table:style-name="ro1">
          <table:table-cell office:value-type="string">
            <text:p>p02.pddl/39</text:p>
          </table:table-cell>
          <table:table-cell office:value-type="float" office:value="234.328"/>
          <table:table-cell office:value-type="float" office:value="234.237"/>
          <table:table-cell office:value-type="float" office:value="232.83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424422.0"/>
          <table:table-cell office:value-type="float" office:value="749731.0"/>
          <table:table-cell office:value-type="float" office:value="739515.0"/>
          <table:table-cell office:value-type="float" office:value="99921.0"/>
          <table:table-cell office:value-type="float" office:value="75800.0"/>
          <table:table-cell office:value-type="float" office:value="0.0"/>
          <table:table-cell office:value-type="float" office:value="0.0"/>
          <table:table-cell office:value-type="float" office:value="1.53865"/>
          <table:table-cell office:value-type="float" office:value="1.481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617.0"/>
          <table:table-cell office:value-type="float" office:value="5129.0"/>
          <table:table-cell office:value-type="float" office:value="99921.0"/>
          <table:table-cell office:value-type="float" office:value="75800.0"/>
          <table:table-cell office:value-type="float" office:value="0.0"/>
          <table:table-cell office:value-type="float" office:value="0.0"/>
          <table:table-cell table:formula="of:=MIN([.$B75];[.$O75])" office:value-type="float"/>
          <table:table-cell table:formula="of:=MIN([.$C75];[.$P75])" office:value-type="float"/>
          <table:table-cell table:formula="of:=MIN([.$D75];[.$Q75])" office:value-type="float"/>
          <table:table-cell table:formula="of:=MIN([.$E75];[.$R75])" office:value-type="float"/>
          <table:table-cell table:formula="of:=MIN([.$F75];[.$S75])" office:value-type="float"/>
          <table:table-cell table:formula="of:=MIN([.$G75];[.$T75])" office:value-type="float"/>
          <table:table-cell table:formula="of:=MIN([.$H75];[.$U75])" office:value-type="float"/>
          <table:table-cell table:formula="of:=MIN([.$I75];[.$V75])" office:value-type="float"/>
          <table:table-cell table:formula="of:=MIN([.$J75])" office:value-type="float"/>
          <table:table-cell table:formula="of:=MIN([.$K75];[.$W75])" office:value-type="float"/>
          <table:table-cell table:formula="of:=MIN([.$L75];[.$X75])" office:value-type="float"/>
          <table:table-cell table:formula="of:=MIN([.$M75];[.$Y75])" office:value-type="float"/>
          <table:table-cell table:formula="of:=MIN([.$N75];[.$Z75])" office:value-type="float"/>
          <table:table-cell table:formula="of:=MEDIAN([.$B75];[.$O75])" office:value-type="float"/>
          <table:table-cell table:formula="of:=MEDIAN([.$C75];[.$P75])" office:value-type="float"/>
          <table:table-cell table:formula="of:=MEDIAN([.$D75];[.$Q75])" office:value-type="float"/>
          <table:table-cell table:formula="of:=MEDIAN([.$E75];[.$R75])" office:value-type="float"/>
          <table:table-cell table:formula="of:=MEDIAN([.$F75];[.$S75])" office:value-type="float"/>
          <table:table-cell table:formula="of:=MEDIAN([.$G75];[.$T75])" office:value-type="float"/>
          <table:table-cell table:formula="of:=MEDIAN([.$H75];[.$U75])" office:value-type="float"/>
          <table:table-cell table:formula="of:=MEDIAN([.$I75];[.$V75])" office:value-type="float"/>
          <table:table-cell table:formula="of:=MEDIAN([.$J75])" office:value-type="float"/>
          <table:table-cell table:formula="of:=MEDIAN([.$K75];[.$W75])" office:value-type="float"/>
          <table:table-cell table:formula="of:=MEDIAN([.$L75];[.$X75])" office:value-type="float"/>
          <table:table-cell table:formula="of:=MEDIAN([.$M75];[.$Y75])" office:value-type="float"/>
          <table:table-cell table:formula="of:=MEDIAN([.$N75];[.$Z75])" office:value-type="float"/>
          <table:table-cell table:formula="of:=MAX([.$B75];[.$O75])" office:value-type="float"/>
          <table:table-cell table:formula="of:=MAX([.$C75];[.$P75])" office:value-type="float"/>
          <table:table-cell table:formula="of:=MAX([.$D75];[.$Q75])" office:value-type="float"/>
          <table:table-cell table:formula="of:=MAX([.$E75];[.$R75])" office:value-type="float"/>
          <table:table-cell table:formula="of:=MAX([.$F75];[.$S75])" office:value-type="float"/>
          <table:table-cell table:formula="of:=MAX([.$G75];[.$T75])" office:value-type="float"/>
          <table:table-cell table:formula="of:=MAX([.$H75];[.$U75])" office:value-type="float"/>
          <table:table-cell table:formula="of:=MAX([.$I75];[.$V75])" office:value-type="float"/>
          <table:table-cell table:formula="of:=MAX([.$J75])" office:value-type="float"/>
          <table:table-cell table:formula="of:=MAX([.$K75];[.$W75])" office:value-type="float"/>
          <table:table-cell table:formula="of:=MAX([.$L75];[.$X75])" office:value-type="float"/>
          <table:table-cell table:formula="of:=MAX([.$M75];[.$Y75])" office:value-type="float"/>
          <table:table-cell table:formula="of:=MAX([.$N75];[.$Z75])" office:value-type="float"/>
        </table:table-row>
        <table:table-row table:style-name="ro1">
          <table:table-cell office:value-type="string">
            <text:p>p02.pddl/4</text:p>
          </table:table-cell>
          <table:table-cell office:value-type="float" office:value="0.180982"/>
          <table:table-cell office:value-type="float" office:value="0.1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6.0"/>
          <table:table-cell office:value-type="float" office:value="4.0"/>
          <table:table-cell office:value-type="float" office:value="11371.0"/>
          <table:table-cell office:value-type="float" office:value="3385.0"/>
          <table:table-cell office:value-type="float" office:value="0.0"/>
          <table:table-cell office:value-type="float" office:value="0.0"/>
          <table:table-cell office:value-type="float" office:value="0.176272"/>
          <table:table-cell office:value-type="float" office:value="0.1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0.0"/>
          <table:table-cell office:value-type="float" office:value="11371.0"/>
          <table:table-cell office:value-type="float" office:value="3385.0"/>
          <table:table-cell office:value-type="float" office:value="0.0"/>
          <table:table-cell office:value-type="float" office:value="0.0"/>
          <table:table-cell table:formula="of:=MIN([.$B76];[.$O76])" office:value-type="float"/>
          <table:table-cell table:formula="of:=MIN([.$C76];[.$P76])" office:value-type="float"/>
          <table:table-cell table:formula="of:=MIN([.$D76];[.$Q76])" office:value-type="float"/>
          <table:table-cell table:formula="of:=MIN([.$E76];[.$R76])" office:value-type="float"/>
          <table:table-cell table:formula="of:=MIN([.$F76];[.$S76])" office:value-type="float"/>
          <table:table-cell table:formula="of:=MIN([.$G76];[.$T76])" office:value-type="float"/>
          <table:table-cell table:formula="of:=MIN([.$H76];[.$U76])" office:value-type="float"/>
          <table:table-cell table:formula="of:=MIN([.$I76];[.$V76])" office:value-type="float"/>
          <table:table-cell table:formula="of:=MIN([.$J76])" office:value-type="float"/>
          <table:table-cell table:formula="of:=MIN([.$K76];[.$W76])" office:value-type="float"/>
          <table:table-cell table:formula="of:=MIN([.$L76];[.$X76])" office:value-type="float"/>
          <table:table-cell table:formula="of:=MIN([.$M76];[.$Y76])" office:value-type="float"/>
          <table:table-cell table:formula="of:=MIN([.$N76];[.$Z76])" office:value-type="float"/>
          <table:table-cell table:formula="of:=MEDIAN([.$B76];[.$O76])" office:value-type="float"/>
          <table:table-cell table:formula="of:=MEDIAN([.$C76];[.$P76])" office:value-type="float"/>
          <table:table-cell table:formula="of:=MEDIAN([.$D76];[.$Q76])" office:value-type="float"/>
          <table:table-cell table:formula="of:=MEDIAN([.$E76];[.$R76])" office:value-type="float"/>
          <table:table-cell table:formula="of:=MEDIAN([.$F76];[.$S76])" office:value-type="float"/>
          <table:table-cell table:formula="of:=MEDIAN([.$G76];[.$T76])" office:value-type="float"/>
          <table:table-cell table:formula="of:=MEDIAN([.$H76];[.$U76])" office:value-type="float"/>
          <table:table-cell table:formula="of:=MEDIAN([.$I76];[.$V76])" office:value-type="float"/>
          <table:table-cell table:formula="of:=MEDIAN([.$J76])" office:value-type="float"/>
          <table:table-cell table:formula="of:=MEDIAN([.$K76];[.$W76])" office:value-type="float"/>
          <table:table-cell table:formula="of:=MEDIAN([.$L76];[.$X76])" office:value-type="float"/>
          <table:table-cell table:formula="of:=MEDIAN([.$M76];[.$Y76])" office:value-type="float"/>
          <table:table-cell table:formula="of:=MEDIAN([.$N76];[.$Z76])" office:value-type="float"/>
          <table:table-cell table:formula="of:=MAX([.$B76];[.$O76])" office:value-type="float"/>
          <table:table-cell table:formula="of:=MAX([.$C76];[.$P76])" office:value-type="float"/>
          <table:table-cell table:formula="of:=MAX([.$D76];[.$Q76])" office:value-type="float"/>
          <table:table-cell table:formula="of:=MAX([.$E76];[.$R76])" office:value-type="float"/>
          <table:table-cell table:formula="of:=MAX([.$F76];[.$S76])" office:value-type="float"/>
          <table:table-cell table:formula="of:=MAX([.$G76];[.$T76])" office:value-type="float"/>
          <table:table-cell table:formula="of:=MAX([.$H76];[.$U76])" office:value-type="float"/>
          <table:table-cell table:formula="of:=MAX([.$I76];[.$V76])" office:value-type="float"/>
          <table:table-cell table:formula="of:=MAX([.$J76])" office:value-type="float"/>
          <table:table-cell table:formula="of:=MAX([.$K76];[.$W76])" office:value-type="float"/>
          <table:table-cell table:formula="of:=MAX([.$L76];[.$X76])" office:value-type="float"/>
          <table:table-cell table:formula="of:=MAX([.$M76];[.$Y76])" office:value-type="float"/>
          <table:table-cell table:formula="of:=MAX([.$N76];[.$Z76])" office:value-type="float"/>
        </table:table-row>
        <table:table-row table:style-name="ro1">
          <table:table-cell office:value-type="string">
            <text:p>p02.pddl/40</text:p>
          </table:table-cell>
          <table:table-cell office:value-type="float" office:value="118.164"/>
          <table:table-cell office:value-type="float" office:value="118.073"/>
          <table:table-cell office:value-type="float" office:value="116.64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72217.0"/>
          <table:table-cell office:value-type="float" office:value="575800.0"/>
          <table:table-cell office:value-type="float" office:value="567547.0"/>
          <table:table-cell office:value-type="float" office:value="102451.0"/>
          <table:table-cell office:value-type="float" office:value="77875.0"/>
          <table:table-cell office:value-type="float" office:value="0.0"/>
          <table:table-cell office:value-type="float" office:value="0.0"/>
          <table:table-cell office:value-type="float" office:value="1.6965"/>
          <table:table-cell office:value-type="float" office:value="1.636"/>
          <table:table-cell office:value-type="float" office:value="0.4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583.0"/>
          <table:table-cell office:value-type="float" office:value="4653.0"/>
          <table:table-cell office:value-type="float" office:value="102451.0"/>
          <table:table-cell office:value-type="float" office:value="77875.0"/>
          <table:table-cell office:value-type="float" office:value="0.0"/>
          <table:table-cell office:value-type="float" office:value="0.0"/>
          <table:table-cell table:formula="of:=MIN([.$B77];[.$O77])" office:value-type="float"/>
          <table:table-cell table:formula="of:=MIN([.$C77];[.$P77])" office:value-type="float"/>
          <table:table-cell table:formula="of:=MIN([.$D77];[.$Q77])" office:value-type="float"/>
          <table:table-cell table:formula="of:=MIN([.$E77];[.$R77])" office:value-type="float"/>
          <table:table-cell table:formula="of:=MIN([.$F77];[.$S77])" office:value-type="float"/>
          <table:table-cell table:formula="of:=MIN([.$G77];[.$T77])" office:value-type="float"/>
          <table:table-cell table:formula="of:=MIN([.$H77];[.$U77])" office:value-type="float"/>
          <table:table-cell table:formula="of:=MIN([.$I77];[.$V77])" office:value-type="float"/>
          <table:table-cell table:formula="of:=MIN([.$J77])" office:value-type="float"/>
          <table:table-cell table:formula="of:=MIN([.$K77];[.$W77])" office:value-type="float"/>
          <table:table-cell table:formula="of:=MIN([.$L77];[.$X77])" office:value-type="float"/>
          <table:table-cell table:formula="of:=MIN([.$M77];[.$Y77])" office:value-type="float"/>
          <table:table-cell table:formula="of:=MIN([.$N77];[.$Z77])" office:value-type="float"/>
          <table:table-cell table:formula="of:=MEDIAN([.$B77];[.$O77])" office:value-type="float"/>
          <table:table-cell table:formula="of:=MEDIAN([.$C77];[.$P77])" office:value-type="float"/>
          <table:table-cell table:formula="of:=MEDIAN([.$D77];[.$Q77])" office:value-type="float"/>
          <table:table-cell table:formula="of:=MEDIAN([.$E77];[.$R77])" office:value-type="float"/>
          <table:table-cell table:formula="of:=MEDIAN([.$F77];[.$S77])" office:value-type="float"/>
          <table:table-cell table:formula="of:=MEDIAN([.$G77];[.$T77])" office:value-type="float"/>
          <table:table-cell table:formula="of:=MEDIAN([.$H77];[.$U77])" office:value-type="float"/>
          <table:table-cell table:formula="of:=MEDIAN([.$I77];[.$V77])" office:value-type="float"/>
          <table:table-cell table:formula="of:=MEDIAN([.$J77])" office:value-type="float"/>
          <table:table-cell table:formula="of:=MEDIAN([.$K77];[.$W77])" office:value-type="float"/>
          <table:table-cell table:formula="of:=MEDIAN([.$L77];[.$X77])" office:value-type="float"/>
          <table:table-cell table:formula="of:=MEDIAN([.$M77];[.$Y77])" office:value-type="float"/>
          <table:table-cell table:formula="of:=MEDIAN([.$N77];[.$Z77])" office:value-type="float"/>
          <table:table-cell table:formula="of:=MAX([.$B77];[.$O77])" office:value-type="float"/>
          <table:table-cell table:formula="of:=MAX([.$C77];[.$P77])" office:value-type="float"/>
          <table:table-cell table:formula="of:=MAX([.$D77];[.$Q77])" office:value-type="float"/>
          <table:table-cell table:formula="of:=MAX([.$E77];[.$R77])" office:value-type="float"/>
          <table:table-cell table:formula="of:=MAX([.$F77];[.$S77])" office:value-type="float"/>
          <table:table-cell table:formula="of:=MAX([.$G77];[.$T77])" office:value-type="float"/>
          <table:table-cell table:formula="of:=MAX([.$H77];[.$U77])" office:value-type="float"/>
          <table:table-cell table:formula="of:=MAX([.$I77];[.$V77])" office:value-type="float"/>
          <table:table-cell table:formula="of:=MAX([.$J77])" office:value-type="float"/>
          <table:table-cell table:formula="of:=MAX([.$K77];[.$W77])" office:value-type="float"/>
          <table:table-cell table:formula="of:=MAX([.$L77];[.$X77])" office:value-type="float"/>
          <table:table-cell table:formula="of:=MAX([.$M77];[.$Y77])" office:value-type="float"/>
          <table:table-cell table:formula="of:=MAX([.$N77];[.$Z77])" office:value-type="float"/>
        </table:table-row>
        <table:table-row table:style-name="ro1">
          <table:table-cell office:value-type="string">
            <text:p>p02.pddl/5</text:p>
          </table:table-cell>
          <table:table-cell office:value-type="float" office:value="0.22381"/>
          <table:table-cell office:value-type="float" office:value="0.1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.0"/>
          <table:table-cell office:value-type="float" office:value="236.0"/>
          <table:table-cell office:value-type="float" office:value="49.0"/>
          <table:table-cell office:value-type="float" office:value="13901.0"/>
          <table:table-cell office:value-type="float" office:value="5292.0"/>
          <table:table-cell office:value-type="float" office:value="0.0"/>
          <table:table-cell office:value-type="float" office:value="0.0"/>
          <table:table-cell office:value-type="float" office:value="0.207363"/>
          <table:table-cell office:value-type="float" office:value="0.1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.0"/>
          <table:table-cell office:value-type="float" office:value="103.0"/>
          <table:table-cell office:value-type="float" office:value="13901.0"/>
          <table:table-cell office:value-type="float" office:value="5292.0"/>
          <table:table-cell office:value-type="float" office:value="0.0"/>
          <table:table-cell office:value-type="float" office:value="0.0"/>
          <table:table-cell table:formula="of:=MIN([.$B78];[.$O78])" office:value-type="float"/>
          <table:table-cell table:formula="of:=MIN([.$C78];[.$P78])" office:value-type="float"/>
          <table:table-cell table:formula="of:=MIN([.$D78];[.$Q78])" office:value-type="float"/>
          <table:table-cell table:formula="of:=MIN([.$E78];[.$R78])" office:value-type="float"/>
          <table:table-cell table:formula="of:=MIN([.$F78];[.$S78])" office:value-type="float"/>
          <table:table-cell table:formula="of:=MIN([.$G78];[.$T78])" office:value-type="float"/>
          <table:table-cell table:formula="of:=MIN([.$H78];[.$U78])" office:value-type="float"/>
          <table:table-cell table:formula="of:=MIN([.$I78];[.$V78])" office:value-type="float"/>
          <table:table-cell table:formula="of:=MIN([.$J78])" office:value-type="float"/>
          <table:table-cell table:formula="of:=MIN([.$K78];[.$W78])" office:value-type="float"/>
          <table:table-cell table:formula="of:=MIN([.$L78];[.$X78])" office:value-type="float"/>
          <table:table-cell table:formula="of:=MIN([.$M78];[.$Y78])" office:value-type="float"/>
          <table:table-cell table:formula="of:=MIN([.$N78];[.$Z78])" office:value-type="float"/>
          <table:table-cell table:formula="of:=MEDIAN([.$B78];[.$O78])" office:value-type="float"/>
          <table:table-cell table:formula="of:=MEDIAN([.$C78];[.$P78])" office:value-type="float"/>
          <table:table-cell table:formula="of:=MEDIAN([.$D78];[.$Q78])" office:value-type="float"/>
          <table:table-cell table:formula="of:=MEDIAN([.$E78];[.$R78])" office:value-type="float"/>
          <table:table-cell table:formula="of:=MEDIAN([.$F78];[.$S78])" office:value-type="float"/>
          <table:table-cell table:formula="of:=MEDIAN([.$G78];[.$T78])" office:value-type="float"/>
          <table:table-cell table:formula="of:=MEDIAN([.$H78];[.$U78])" office:value-type="float"/>
          <table:table-cell table:formula="of:=MEDIAN([.$I78];[.$V78])" office:value-type="float"/>
          <table:table-cell table:formula="of:=MEDIAN([.$J78])" office:value-type="float"/>
          <table:table-cell table:formula="of:=MEDIAN([.$K78];[.$W78])" office:value-type="float"/>
          <table:table-cell table:formula="of:=MEDIAN([.$L78];[.$X78])" office:value-type="float"/>
          <table:table-cell table:formula="of:=MEDIAN([.$M78];[.$Y78])" office:value-type="float"/>
          <table:table-cell table:formula="of:=MEDIAN([.$N78];[.$Z78])" office:value-type="float"/>
          <table:table-cell table:formula="of:=MAX([.$B78];[.$O78])" office:value-type="float"/>
          <table:table-cell table:formula="of:=MAX([.$C78];[.$P78])" office:value-type="float"/>
          <table:table-cell table:formula="of:=MAX([.$D78];[.$Q78])" office:value-type="float"/>
          <table:table-cell table:formula="of:=MAX([.$E78];[.$R78])" office:value-type="float"/>
          <table:table-cell table:formula="of:=MAX([.$F78];[.$S78])" office:value-type="float"/>
          <table:table-cell table:formula="of:=MAX([.$G78];[.$T78])" office:value-type="float"/>
          <table:table-cell table:formula="of:=MAX([.$H78];[.$U78])" office:value-type="float"/>
          <table:table-cell table:formula="of:=MAX([.$I78];[.$V78])" office:value-type="float"/>
          <table:table-cell table:formula="of:=MAX([.$J78])" office:value-type="float"/>
          <table:table-cell table:formula="of:=MAX([.$K78];[.$W78])" office:value-type="float"/>
          <table:table-cell table:formula="of:=MAX([.$L78];[.$X78])" office:value-type="float"/>
          <table:table-cell table:formula="of:=MAX([.$M78];[.$Y78])" office:value-type="float"/>
          <table:table-cell table:formula="of:=MAX([.$N78];[.$Z78])" office:value-type="float"/>
        </table:table-row>
        <table:table-row table:style-name="ro1">
          <table:table-cell office:value-type="string">
            <text:p>p02.pddl/6</text:p>
          </table:table-cell>
          <table:table-cell office:value-type="float" office:value="0.250755"/>
          <table:table-cell office:value-type="float" office:value="0.21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4.0"/>
          <table:table-cell office:value-type="float" office:value="435.0"/>
          <table:table-cell office:value-type="float" office:value="205.0"/>
          <table:table-cell office:value-type="float" office:value="16431.0"/>
          <table:table-cell office:value-type="float" office:value="7327.0"/>
          <table:table-cell office:value-type="float" office:value="0.0"/>
          <table:table-cell office:value-type="float" office:value="0.0"/>
          <table:table-cell office:value-type="float" office:value="0.220789"/>
          <table:table-cell office:value-type="float" office:value="0.1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9.0"/>
          <table:table-cell office:value-type="float" office:value="155.0"/>
          <table:table-cell office:value-type="float" office:value="16431.0"/>
          <table:table-cell office:value-type="float" office:value="7327.0"/>
          <table:table-cell office:value-type="float" office:value="0.0"/>
          <table:table-cell office:value-type="float" office:value="0.0"/>
          <table:table-cell table:formula="of:=MIN([.$B79];[.$O79])" office:value-type="float"/>
          <table:table-cell table:formula="of:=MIN([.$C79];[.$P79])" office:value-type="float"/>
          <table:table-cell table:formula="of:=MIN([.$D79];[.$Q79])" office:value-type="float"/>
          <table:table-cell table:formula="of:=MIN([.$E79];[.$R79])" office:value-type="float"/>
          <table:table-cell table:formula="of:=MIN([.$F79];[.$S79])" office:value-type="float"/>
          <table:table-cell table:formula="of:=MIN([.$G79];[.$T79])" office:value-type="float"/>
          <table:table-cell table:formula="of:=MIN([.$H79];[.$U79])" office:value-type="float"/>
          <table:table-cell table:formula="of:=MIN([.$I79];[.$V79])" office:value-type="float"/>
          <table:table-cell table:formula="of:=MIN([.$J79])" office:value-type="float"/>
          <table:table-cell table:formula="of:=MIN([.$K79];[.$W79])" office:value-type="float"/>
          <table:table-cell table:formula="of:=MIN([.$L79];[.$X79])" office:value-type="float"/>
          <table:table-cell table:formula="of:=MIN([.$M79];[.$Y79])" office:value-type="float"/>
          <table:table-cell table:formula="of:=MIN([.$N79];[.$Z79])" office:value-type="float"/>
          <table:table-cell table:formula="of:=MEDIAN([.$B79];[.$O79])" office:value-type="float"/>
          <table:table-cell table:formula="of:=MEDIAN([.$C79];[.$P79])" office:value-type="float"/>
          <table:table-cell table:formula="of:=MEDIAN([.$D79];[.$Q79])" office:value-type="float"/>
          <table:table-cell table:formula="of:=MEDIAN([.$E79];[.$R79])" office:value-type="float"/>
          <table:table-cell table:formula="of:=MEDIAN([.$F79];[.$S79])" office:value-type="float"/>
          <table:table-cell table:formula="of:=MEDIAN([.$G79];[.$T79])" office:value-type="float"/>
          <table:table-cell table:formula="of:=MEDIAN([.$H79];[.$U79])" office:value-type="float"/>
          <table:table-cell table:formula="of:=MEDIAN([.$I79];[.$V79])" office:value-type="float"/>
          <table:table-cell table:formula="of:=MEDIAN([.$J79])" office:value-type="float"/>
          <table:table-cell table:formula="of:=MEDIAN([.$K79];[.$W79])" office:value-type="float"/>
          <table:table-cell table:formula="of:=MEDIAN([.$L79];[.$X79])" office:value-type="float"/>
          <table:table-cell table:formula="of:=MEDIAN([.$M79];[.$Y79])" office:value-type="float"/>
          <table:table-cell table:formula="of:=MEDIAN([.$N79];[.$Z79])" office:value-type="float"/>
          <table:table-cell table:formula="of:=MAX([.$B79];[.$O79])" office:value-type="float"/>
          <table:table-cell table:formula="of:=MAX([.$C79];[.$P79])" office:value-type="float"/>
          <table:table-cell table:formula="of:=MAX([.$D79];[.$Q79])" office:value-type="float"/>
          <table:table-cell table:formula="of:=MAX([.$E79];[.$R79])" office:value-type="float"/>
          <table:table-cell table:formula="of:=MAX([.$F79];[.$S79])" office:value-type="float"/>
          <table:table-cell table:formula="of:=MAX([.$G79];[.$T79])" office:value-type="float"/>
          <table:table-cell table:formula="of:=MAX([.$H79];[.$U79])" office:value-type="float"/>
          <table:table-cell table:formula="of:=MAX([.$I79];[.$V79])" office:value-type="float"/>
          <table:table-cell table:formula="of:=MAX([.$J79])" office:value-type="float"/>
          <table:table-cell table:formula="of:=MAX([.$K79];[.$W79])" office:value-type="float"/>
          <table:table-cell table:formula="of:=MAX([.$L79];[.$X79])" office:value-type="float"/>
          <table:table-cell table:formula="of:=MAX([.$M79];[.$Y79])" office:value-type="float"/>
          <table:table-cell table:formula="of:=MAX([.$N79];[.$Z79])" office:value-type="float"/>
        </table:table-row>
        <table:table-row table:style-name="ro1">
          <table:table-cell office:value-type="string">
            <text:p>p02.pddl/7</text:p>
          </table:table-cell>
          <table:table-cell office:value-type="float" office:value="0.311285"/>
          <table:table-cell office:value-type="float" office:value="0.27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61.0"/>
          <table:table-cell office:value-type="float" office:value="823.0"/>
          <table:table-cell office:value-type="float" office:value="564.0"/>
          <table:table-cell office:value-type="float" office:value="18961.0"/>
          <table:table-cell office:value-type="float" office:value="9400.0"/>
          <table:table-cell office:value-type="float" office:value="0.0"/>
          <table:table-cell office:value-type="float" office:value="0.0"/>
          <table:table-cell office:value-type="float" office:value="0.273432"/>
          <table:table-cell office:value-type="float" office:value="0.23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9.0"/>
          <table:table-cell office:value-type="float" office:value="378.0"/>
          <table:table-cell office:value-type="float" office:value="18961.0"/>
          <table:table-cell office:value-type="float" office:value="9400.0"/>
          <table:table-cell office:value-type="float" office:value="0.0"/>
          <table:table-cell office:value-type="float" office:value="0.0"/>
          <table:table-cell table:formula="of:=MIN([.$B80];[.$O80])" office:value-type="float"/>
          <table:table-cell table:formula="of:=MIN([.$C80];[.$P80])" office:value-type="float"/>
          <table:table-cell table:formula="of:=MIN([.$D80];[.$Q80])" office:value-type="float"/>
          <table:table-cell table:formula="of:=MIN([.$E80];[.$R80])" office:value-type="float"/>
          <table:table-cell table:formula="of:=MIN([.$F80];[.$S80])" office:value-type="float"/>
          <table:table-cell table:formula="of:=MIN([.$G80];[.$T80])" office:value-type="float"/>
          <table:table-cell table:formula="of:=MIN([.$H80];[.$U80])" office:value-type="float"/>
          <table:table-cell table:formula="of:=MIN([.$I80];[.$V80])" office:value-type="float"/>
          <table:table-cell table:formula="of:=MIN([.$J80])" office:value-type="float"/>
          <table:table-cell table:formula="of:=MIN([.$K80];[.$W80])" office:value-type="float"/>
          <table:table-cell table:formula="of:=MIN([.$L80];[.$X80])" office:value-type="float"/>
          <table:table-cell table:formula="of:=MIN([.$M80];[.$Y80])" office:value-type="float"/>
          <table:table-cell table:formula="of:=MIN([.$N80];[.$Z80])" office:value-type="float"/>
          <table:table-cell table:formula="of:=MEDIAN([.$B80];[.$O80])" office:value-type="float"/>
          <table:table-cell table:formula="of:=MEDIAN([.$C80];[.$P80])" office:value-type="float"/>
          <table:table-cell table:formula="of:=MEDIAN([.$D80];[.$Q80])" office:value-type="float"/>
          <table:table-cell table:formula="of:=MEDIAN([.$E80];[.$R80])" office:value-type="float"/>
          <table:table-cell table:formula="of:=MEDIAN([.$F80];[.$S80])" office:value-type="float"/>
          <table:table-cell table:formula="of:=MEDIAN([.$G80];[.$T80])" office:value-type="float"/>
          <table:table-cell table:formula="of:=MEDIAN([.$H80];[.$U80])" office:value-type="float"/>
          <table:table-cell table:formula="of:=MEDIAN([.$I80];[.$V80])" office:value-type="float"/>
          <table:table-cell table:formula="of:=MEDIAN([.$J80])" office:value-type="float"/>
          <table:table-cell table:formula="of:=MEDIAN([.$K80];[.$W80])" office:value-type="float"/>
          <table:table-cell table:formula="of:=MEDIAN([.$L80];[.$X80])" office:value-type="float"/>
          <table:table-cell table:formula="of:=MEDIAN([.$M80];[.$Y80])" office:value-type="float"/>
          <table:table-cell table:formula="of:=MEDIAN([.$N80];[.$Z80])" office:value-type="float"/>
          <table:table-cell table:formula="of:=MAX([.$B80];[.$O80])" office:value-type="float"/>
          <table:table-cell table:formula="of:=MAX([.$C80];[.$P80])" office:value-type="float"/>
          <table:table-cell table:formula="of:=MAX([.$D80];[.$Q80])" office:value-type="float"/>
          <table:table-cell table:formula="of:=MAX([.$E80];[.$R80])" office:value-type="float"/>
          <table:table-cell table:formula="of:=MAX([.$F80];[.$S80])" office:value-type="float"/>
          <table:table-cell table:formula="of:=MAX([.$G80];[.$T80])" office:value-type="float"/>
          <table:table-cell table:formula="of:=MAX([.$H80];[.$U80])" office:value-type="float"/>
          <table:table-cell table:formula="of:=MAX([.$I80];[.$V80])" office:value-type="float"/>
          <table:table-cell table:formula="of:=MAX([.$J80])" office:value-type="float"/>
          <table:table-cell table:formula="of:=MAX([.$K80];[.$W80])" office:value-type="float"/>
          <table:table-cell table:formula="of:=MAX([.$L80];[.$X80])" office:value-type="float"/>
          <table:table-cell table:formula="of:=MAX([.$M80];[.$Y80])" office:value-type="float"/>
          <table:table-cell table:formula="of:=MAX([.$N80];[.$Z80])" office:value-type="float"/>
        </table:table-row>
        <table:table-row table:style-name="ro1">
          <table:table-cell office:value-type="string">
            <text:p>p02.pddl/8</text:p>
          </table:table-cell>
          <table:table-cell office:value-type="float" office:value="0.387347"/>
          <table:table-cell office:value-type="float" office:value="0.347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02.0"/>
          <table:table-cell office:value-type="float" office:value="1725.0"/>
          <table:table-cell office:value-type="float" office:value="1256.0"/>
          <table:table-cell office:value-type="float" office:value="21491.0"/>
          <table:table-cell office:value-type="float" office:value="11475.0"/>
          <table:table-cell office:value-type="float" office:value="0.0"/>
          <table:table-cell office:value-type="float" office:value="0.0"/>
          <table:table-cell office:value-type="float" office:value="0.320701"/>
          <table:table-cell office:value-type="float" office:value="0.28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44.0"/>
          <table:table-cell office:value-type="float" office:value="1095.0"/>
          <table:table-cell office:value-type="float" office:value="21491.0"/>
          <table:table-cell office:value-type="float" office:value="11475.0"/>
          <table:table-cell office:value-type="float" office:value="0.0"/>
          <table:table-cell office:value-type="float" office:value="0.0"/>
          <table:table-cell table:formula="of:=MIN([.$B81];[.$O81])" office:value-type="float"/>
          <table:table-cell table:formula="of:=MIN([.$C81];[.$P81])" office:value-type="float"/>
          <table:table-cell table:formula="of:=MIN([.$D81];[.$Q81])" office:value-type="float"/>
          <table:table-cell table:formula="of:=MIN([.$E81];[.$R81])" office:value-type="float"/>
          <table:table-cell table:formula="of:=MIN([.$F81];[.$S81])" office:value-type="float"/>
          <table:table-cell table:formula="of:=MIN([.$G81];[.$T81])" office:value-type="float"/>
          <table:table-cell table:formula="of:=MIN([.$H81];[.$U81])" office:value-type="float"/>
          <table:table-cell table:formula="of:=MIN([.$I81];[.$V81])" office:value-type="float"/>
          <table:table-cell table:formula="of:=MIN([.$J81])" office:value-type="float"/>
          <table:table-cell table:formula="of:=MIN([.$K81];[.$W81])" office:value-type="float"/>
          <table:table-cell table:formula="of:=MIN([.$L81];[.$X81])" office:value-type="float"/>
          <table:table-cell table:formula="of:=MIN([.$M81];[.$Y81])" office:value-type="float"/>
          <table:table-cell table:formula="of:=MIN([.$N81];[.$Z81])" office:value-type="float"/>
          <table:table-cell table:formula="of:=MEDIAN([.$B81];[.$O81])" office:value-type="float"/>
          <table:table-cell table:formula="of:=MEDIAN([.$C81];[.$P81])" office:value-type="float"/>
          <table:table-cell table:formula="of:=MEDIAN([.$D81];[.$Q81])" office:value-type="float"/>
          <table:table-cell table:formula="of:=MEDIAN([.$E81];[.$R81])" office:value-type="float"/>
          <table:table-cell table:formula="of:=MEDIAN([.$F81];[.$S81])" office:value-type="float"/>
          <table:table-cell table:formula="of:=MEDIAN([.$G81];[.$T81])" office:value-type="float"/>
          <table:table-cell table:formula="of:=MEDIAN([.$H81];[.$U81])" office:value-type="float"/>
          <table:table-cell table:formula="of:=MEDIAN([.$I81];[.$V81])" office:value-type="float"/>
          <table:table-cell table:formula="of:=MEDIAN([.$J81])" office:value-type="float"/>
          <table:table-cell table:formula="of:=MEDIAN([.$K81];[.$W81])" office:value-type="float"/>
          <table:table-cell table:formula="of:=MEDIAN([.$L81];[.$X81])" office:value-type="float"/>
          <table:table-cell table:formula="of:=MEDIAN([.$M81];[.$Y81])" office:value-type="float"/>
          <table:table-cell table:formula="of:=MEDIAN([.$N81];[.$Z81])" office:value-type="float"/>
          <table:table-cell table:formula="of:=MAX([.$B81];[.$O81])" office:value-type="float"/>
          <table:table-cell table:formula="of:=MAX([.$C81];[.$P81])" office:value-type="float"/>
          <table:table-cell table:formula="of:=MAX([.$D81];[.$Q81])" office:value-type="float"/>
          <table:table-cell table:formula="of:=MAX([.$E81];[.$R81])" office:value-type="float"/>
          <table:table-cell table:formula="of:=MAX([.$F81];[.$S81])" office:value-type="float"/>
          <table:table-cell table:formula="of:=MAX([.$G81];[.$T81])" office:value-type="float"/>
          <table:table-cell table:formula="of:=MAX([.$H81];[.$U81])" office:value-type="float"/>
          <table:table-cell table:formula="of:=MAX([.$I81];[.$V81])" office:value-type="float"/>
          <table:table-cell table:formula="of:=MAX([.$J81])" office:value-type="float"/>
          <table:table-cell table:formula="of:=MAX([.$K81];[.$W81])" office:value-type="float"/>
          <table:table-cell table:formula="of:=MAX([.$L81];[.$X81])" office:value-type="float"/>
          <table:table-cell table:formula="of:=MAX([.$M81];[.$Y81])" office:value-type="float"/>
          <table:table-cell table:formula="of:=MAX([.$N81];[.$Z81])" office:value-type="float"/>
        </table:table-row>
        <table:table-row table:style-name="ro1">
          <table:table-cell office:value-type="string">
            <text:p>p02.pddl/9</text:p>
          </table:table-cell>
          <table:table-cell office:value-type="float" office:value="0.54362"/>
          <table:table-cell office:value-type="float" office:value="0.503"/>
          <table:table-cell office:value-type="float" office:value="0.2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934.0"/>
          <table:table-cell office:value-type="float" office:value="4084.0"/>
          <table:table-cell office:value-type="float" office:value="3387.0"/>
          <table:table-cell office:value-type="float" office:value="24021.0"/>
          <table:table-cell office:value-type="float" office:value="13550.0"/>
          <table:table-cell office:value-type="float" office:value="0.0"/>
          <table:table-cell office:value-type="float" office:value="0.0"/>
          <table:table-cell office:value-type="float" office:value="0.362612"/>
          <table:table-cell office:value-type="float" office:value="0.322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24.0"/>
          <table:table-cell office:value-type="float" office:value="1382.0"/>
          <table:table-cell office:value-type="float" office:value="24021.0"/>
          <table:table-cell office:value-type="float" office:value="13550.0"/>
          <table:table-cell office:value-type="float" office:value="0.0"/>
          <table:table-cell office:value-type="float" office:value="0.0"/>
          <table:table-cell table:formula="of:=MIN([.$B82];[.$O82])" office:value-type="float"/>
          <table:table-cell table:formula="of:=MIN([.$C82];[.$P82])" office:value-type="float"/>
          <table:table-cell table:formula="of:=MIN([.$D82];[.$Q82])" office:value-type="float"/>
          <table:table-cell table:formula="of:=MIN([.$E82];[.$R82])" office:value-type="float"/>
          <table:table-cell table:formula="of:=MIN([.$F82];[.$S82])" office:value-type="float"/>
          <table:table-cell table:formula="of:=MIN([.$G82];[.$T82])" office:value-type="float"/>
          <table:table-cell table:formula="of:=MIN([.$H82];[.$U82])" office:value-type="float"/>
          <table:table-cell table:formula="of:=MIN([.$I82];[.$V82])" office:value-type="float"/>
          <table:table-cell table:formula="of:=MIN([.$J82])" office:value-type="float"/>
          <table:table-cell table:formula="of:=MIN([.$K82];[.$W82])" office:value-type="float"/>
          <table:table-cell table:formula="of:=MIN([.$L82];[.$X82])" office:value-type="float"/>
          <table:table-cell table:formula="of:=MIN([.$M82];[.$Y82])" office:value-type="float"/>
          <table:table-cell table:formula="of:=MIN([.$N82];[.$Z82])" office:value-type="float"/>
          <table:table-cell table:formula="of:=MEDIAN([.$B82];[.$O82])" office:value-type="float"/>
          <table:table-cell table:formula="of:=MEDIAN([.$C82];[.$P82])" office:value-type="float"/>
          <table:table-cell table:formula="of:=MEDIAN([.$D82];[.$Q82])" office:value-type="float"/>
          <table:table-cell table:formula="of:=MEDIAN([.$E82];[.$R82])" office:value-type="float"/>
          <table:table-cell table:formula="of:=MEDIAN([.$F82];[.$S82])" office:value-type="float"/>
          <table:table-cell table:formula="of:=MEDIAN([.$G82];[.$T82])" office:value-type="float"/>
          <table:table-cell table:formula="of:=MEDIAN([.$H82];[.$U82])" office:value-type="float"/>
          <table:table-cell table:formula="of:=MEDIAN([.$I82];[.$V82])" office:value-type="float"/>
          <table:table-cell table:formula="of:=MEDIAN([.$J82])" office:value-type="float"/>
          <table:table-cell table:formula="of:=MEDIAN([.$K82];[.$W82])" office:value-type="float"/>
          <table:table-cell table:formula="of:=MEDIAN([.$L82];[.$X82])" office:value-type="float"/>
          <table:table-cell table:formula="of:=MEDIAN([.$M82];[.$Y82])" office:value-type="float"/>
          <table:table-cell table:formula="of:=MEDIAN([.$N82];[.$Z82])" office:value-type="float"/>
          <table:table-cell table:formula="of:=MAX([.$B82];[.$O82])" office:value-type="float"/>
          <table:table-cell table:formula="of:=MAX([.$C82];[.$P82])" office:value-type="float"/>
          <table:table-cell table:formula="of:=MAX([.$D82];[.$Q82])" office:value-type="float"/>
          <table:table-cell table:formula="of:=MAX([.$E82];[.$R82])" office:value-type="float"/>
          <table:table-cell table:formula="of:=MAX([.$F82];[.$S82])" office:value-type="float"/>
          <table:table-cell table:formula="of:=MAX([.$G82];[.$T82])" office:value-type="float"/>
          <table:table-cell table:formula="of:=MAX([.$H82];[.$U82])" office:value-type="float"/>
          <table:table-cell table:formula="of:=MAX([.$I82];[.$V82])" office:value-type="float"/>
          <table:table-cell table:formula="of:=MAX([.$J82])" office:value-type="float"/>
          <table:table-cell table:formula="of:=MAX([.$K82];[.$W82])" office:value-type="float"/>
          <table:table-cell table:formula="of:=MAX([.$L82];[.$X82])" office:value-type="float"/>
          <table:table-cell table:formula="of:=MAX([.$M82];[.$Y82])" office:value-type="float"/>
          <table:table-cell table:formula="of:=MAX([.$N82];[.$Z82])" office:value-type="float"/>
        </table:table-row>
        <table:table-row table:style-name="ro1">
          <table:table-cell office:value-type="string">
            <text:p>p03.pddl/1</text:p>
          </table:table-cell>
          <table:table-cell office:value-type="float" office:value="0.171503"/>
          <table:table-cell office:value-type="float" office:value="0.1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322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162865"/>
          <table:table-cell office:value-type="float" office:value="0.1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8322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83];[.$O83])" office:value-type="float"/>
          <table:table-cell table:formula="of:=MIN([.$C83];[.$P83])" office:value-type="float"/>
          <table:table-cell table:formula="of:=MIN([.$D83];[.$Q83])" office:value-type="float"/>
          <table:table-cell table:formula="of:=MIN([.$E83];[.$R83])" office:value-type="float"/>
          <table:table-cell table:formula="of:=MIN([.$F83];[.$S83])" office:value-type="float"/>
          <table:table-cell table:formula="of:=MIN([.$G83];[.$T83])" office:value-type="float"/>
          <table:table-cell table:formula="of:=MIN([.$H83];[.$U83])" office:value-type="float"/>
          <table:table-cell table:formula="of:=MIN([.$I83];[.$V83])" office:value-type="float"/>
          <table:table-cell table:formula="of:=MIN([.$J83])" office:value-type="float"/>
          <table:table-cell table:formula="of:=MIN([.$K83];[.$W83])" office:value-type="float"/>
          <table:table-cell table:formula="of:=MIN([.$L83];[.$X83])" office:value-type="float"/>
          <table:table-cell table:formula="of:=MIN([.$M83];[.$Y83])" office:value-type="float"/>
          <table:table-cell table:formula="of:=MIN([.$N83];[.$Z83])" office:value-type="float"/>
          <table:table-cell table:formula="of:=MEDIAN([.$B83];[.$O83])" office:value-type="float"/>
          <table:table-cell table:formula="of:=MEDIAN([.$C83];[.$P83])" office:value-type="float"/>
          <table:table-cell table:formula="of:=MEDIAN([.$D83];[.$Q83])" office:value-type="float"/>
          <table:table-cell table:formula="of:=MEDIAN([.$E83];[.$R83])" office:value-type="float"/>
          <table:table-cell table:formula="of:=MEDIAN([.$F83];[.$S83])" office:value-type="float"/>
          <table:table-cell table:formula="of:=MEDIAN([.$G83];[.$T83])" office:value-type="float"/>
          <table:table-cell table:formula="of:=MEDIAN([.$H83];[.$U83])" office:value-type="float"/>
          <table:table-cell table:formula="of:=MEDIAN([.$I83];[.$V83])" office:value-type="float"/>
          <table:table-cell table:formula="of:=MEDIAN([.$J83])" office:value-type="float"/>
          <table:table-cell table:formula="of:=MEDIAN([.$K83];[.$W83])" office:value-type="float"/>
          <table:table-cell table:formula="of:=MEDIAN([.$L83];[.$X83])" office:value-type="float"/>
          <table:table-cell table:formula="of:=MEDIAN([.$M83];[.$Y83])" office:value-type="float"/>
          <table:table-cell table:formula="of:=MEDIAN([.$N83];[.$Z83])" office:value-type="float"/>
          <table:table-cell table:formula="of:=MAX([.$B83];[.$O83])" office:value-type="float"/>
          <table:table-cell table:formula="of:=MAX([.$C83];[.$P83])" office:value-type="float"/>
          <table:table-cell table:formula="of:=MAX([.$D83];[.$Q83])" office:value-type="float"/>
          <table:table-cell table:formula="of:=MAX([.$E83];[.$R83])" office:value-type="float"/>
          <table:table-cell table:formula="of:=MAX([.$F83];[.$S83])" office:value-type="float"/>
          <table:table-cell table:formula="of:=MAX([.$G83];[.$T83])" office:value-type="float"/>
          <table:table-cell table:formula="of:=MAX([.$H83];[.$U83])" office:value-type="float"/>
          <table:table-cell table:formula="of:=MAX([.$I83];[.$V83])" office:value-type="float"/>
          <table:table-cell table:formula="of:=MAX([.$J83])" office:value-type="float"/>
          <table:table-cell table:formula="of:=MAX([.$K83];[.$W83])" office:value-type="float"/>
          <table:table-cell table:formula="of:=MAX([.$L83];[.$X83])" office:value-type="float"/>
          <table:table-cell table:formula="of:=MAX([.$M83];[.$Y83])" office:value-type="float"/>
          <table:table-cell table:formula="of:=MAX([.$N83];[.$Z83])" office:value-type="float"/>
        </table:table-row>
        <table:table-row table:style-name="ro1">
          <table:table-cell office:value-type="string">
            <text:p>p03.pddl/10</text:p>
          </table:table-cell>
          <table:table-cell office:value-type="float" office:value="2.37396"/>
          <table:table-cell office:value-type="float" office:value="2.325"/>
          <table:table-cell office:value-type="float" office:value="1.54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6318.0"/>
          <table:table-cell office:value-type="float" office:value="17895.0"/>
          <table:table-cell office:value-type="float" office:value="12829.0"/>
          <table:table-cell office:value-type="float" office:value="58389.0"/>
          <table:table-cell office:value-type="float" office:value="30821.0"/>
          <table:table-cell office:value-type="float" office:value="0.0"/>
          <table:table-cell office:value-type="float" office:value="0.0"/>
          <table:table-cell office:value-type="float" office:value="0.971753"/>
          <table:table-cell office:value-type="float" office:value="0.926"/>
          <table:table-cell office:value-type="float" office:value="0.23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959.0"/>
          <table:table-cell office:value-type="float" office:value="4238.0"/>
          <table:table-cell office:value-type="float" office:value="58389.0"/>
          <table:table-cell office:value-type="float" office:value="30821.0"/>
          <table:table-cell office:value-type="float" office:value="0.0"/>
          <table:table-cell office:value-type="float" office:value="0.0"/>
          <table:table-cell table:formula="of:=MIN([.$B84];[.$O84])" office:value-type="float"/>
          <table:table-cell table:formula="of:=MIN([.$C84];[.$P84])" office:value-type="float"/>
          <table:table-cell table:formula="of:=MIN([.$D84];[.$Q84])" office:value-type="float"/>
          <table:table-cell table:formula="of:=MIN([.$E84];[.$R84])" office:value-type="float"/>
          <table:table-cell table:formula="of:=MIN([.$F84];[.$S84])" office:value-type="float"/>
          <table:table-cell table:formula="of:=MIN([.$G84];[.$T84])" office:value-type="float"/>
          <table:table-cell table:formula="of:=MIN([.$H84];[.$U84])" office:value-type="float"/>
          <table:table-cell table:formula="of:=MIN([.$I84];[.$V84])" office:value-type="float"/>
          <table:table-cell table:formula="of:=MIN([.$J84])" office:value-type="float"/>
          <table:table-cell table:formula="of:=MIN([.$K84];[.$W84])" office:value-type="float"/>
          <table:table-cell table:formula="of:=MIN([.$L84];[.$X84])" office:value-type="float"/>
          <table:table-cell table:formula="of:=MIN([.$M84];[.$Y84])" office:value-type="float"/>
          <table:table-cell table:formula="of:=MIN([.$N84];[.$Z84])" office:value-type="float"/>
          <table:table-cell table:formula="of:=MEDIAN([.$B84];[.$O84])" office:value-type="float"/>
          <table:table-cell table:formula="of:=MEDIAN([.$C84];[.$P84])" office:value-type="float"/>
          <table:table-cell table:formula="of:=MEDIAN([.$D84];[.$Q84])" office:value-type="float"/>
          <table:table-cell table:formula="of:=MEDIAN([.$E84];[.$R84])" office:value-type="float"/>
          <table:table-cell table:formula="of:=MEDIAN([.$F84];[.$S84])" office:value-type="float"/>
          <table:table-cell table:formula="of:=MEDIAN([.$G84];[.$T84])" office:value-type="float"/>
          <table:table-cell table:formula="of:=MEDIAN([.$H84];[.$U84])" office:value-type="float"/>
          <table:table-cell table:formula="of:=MEDIAN([.$I84];[.$V84])" office:value-type="float"/>
          <table:table-cell table:formula="of:=MEDIAN([.$J84])" office:value-type="float"/>
          <table:table-cell table:formula="of:=MEDIAN([.$K84];[.$W84])" office:value-type="float"/>
          <table:table-cell table:formula="of:=MEDIAN([.$L84];[.$X84])" office:value-type="float"/>
          <table:table-cell table:formula="of:=MEDIAN([.$M84];[.$Y84])" office:value-type="float"/>
          <table:table-cell table:formula="of:=MEDIAN([.$N84];[.$Z84])" office:value-type="float"/>
          <table:table-cell table:formula="of:=MAX([.$B84];[.$O84])" office:value-type="float"/>
          <table:table-cell table:formula="of:=MAX([.$C84];[.$P84])" office:value-type="float"/>
          <table:table-cell table:formula="of:=MAX([.$D84];[.$Q84])" office:value-type="float"/>
          <table:table-cell table:formula="of:=MAX([.$E84];[.$R84])" office:value-type="float"/>
          <table:table-cell table:formula="of:=MAX([.$F84];[.$S84])" office:value-type="float"/>
          <table:table-cell table:formula="of:=MAX([.$G84];[.$T84])" office:value-type="float"/>
          <table:table-cell table:formula="of:=MAX([.$H84];[.$U84])" office:value-type="float"/>
          <table:table-cell table:formula="of:=MAX([.$I84];[.$V84])" office:value-type="float"/>
          <table:table-cell table:formula="of:=MAX([.$J84])" office:value-type="float"/>
          <table:table-cell table:formula="of:=MAX([.$K84];[.$W84])" office:value-type="float"/>
          <table:table-cell table:formula="of:=MAX([.$L84];[.$X84])" office:value-type="float"/>
          <table:table-cell table:formula="of:=MAX([.$M84];[.$Y84])" office:value-type="float"/>
          <table:table-cell table:formula="of:=MAX([.$N84];[.$Z84])" office:value-type="float"/>
        </table:table-row>
        <table:table-row table:style-name="ro1">
          <table:table-cell office:value-type="string">
            <text:p>p03.pddl/11</text:p>
          </table:table-cell>
          <table:table-cell office:value-type="float" office:value="3.91535"/>
          <table:table-cell office:value-type="float" office:value="3.863"/>
          <table:table-cell office:value-type="float" office:value="3.02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1239.0"/>
          <table:table-cell office:value-type="float" office:value="26246.0"/>
          <table:table-cell office:value-type="float" office:value="21853.0"/>
          <table:table-cell office:value-type="float" office:value="63952.0"/>
          <table:table-cell office:value-type="float" office:value="35402.0"/>
          <table:table-cell office:value-type="float" office:value="0.0"/>
          <table:table-cell office:value-type="float" office:value="0.0"/>
          <table:table-cell office:value-type="float" office:value="1.15102"/>
          <table:table-cell office:value-type="float" office:value="1.102"/>
          <table:table-cell office:value-type="float" office:value="0.34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357.0"/>
          <table:table-cell office:value-type="float" office:value="4295.0"/>
          <table:table-cell office:value-type="float" office:value="63952.0"/>
          <table:table-cell office:value-type="float" office:value="35402.0"/>
          <table:table-cell office:value-type="float" office:value="0.0"/>
          <table:table-cell office:value-type="float" office:value="0.0"/>
          <table:table-cell table:formula="of:=MIN([.$B85];[.$O85])" office:value-type="float"/>
          <table:table-cell table:formula="of:=MIN([.$C85];[.$P85])" office:value-type="float"/>
          <table:table-cell table:formula="of:=MIN([.$D85];[.$Q85])" office:value-type="float"/>
          <table:table-cell table:formula="of:=MIN([.$E85];[.$R85])" office:value-type="float"/>
          <table:table-cell table:formula="of:=MIN([.$F85];[.$S85])" office:value-type="float"/>
          <table:table-cell table:formula="of:=MIN([.$G85];[.$T85])" office:value-type="float"/>
          <table:table-cell table:formula="of:=MIN([.$H85];[.$U85])" office:value-type="float"/>
          <table:table-cell table:formula="of:=MIN([.$I85];[.$V85])" office:value-type="float"/>
          <table:table-cell table:formula="of:=MIN([.$J85])" office:value-type="float"/>
          <table:table-cell table:formula="of:=MIN([.$K85];[.$W85])" office:value-type="float"/>
          <table:table-cell table:formula="of:=MIN([.$L85];[.$X85])" office:value-type="float"/>
          <table:table-cell table:formula="of:=MIN([.$M85];[.$Y85])" office:value-type="float"/>
          <table:table-cell table:formula="of:=MIN([.$N85];[.$Z85])" office:value-type="float"/>
          <table:table-cell table:formula="of:=MEDIAN([.$B85];[.$O85])" office:value-type="float"/>
          <table:table-cell table:formula="of:=MEDIAN([.$C85];[.$P85])" office:value-type="float"/>
          <table:table-cell table:formula="of:=MEDIAN([.$D85];[.$Q85])" office:value-type="float"/>
          <table:table-cell table:formula="of:=MEDIAN([.$E85];[.$R85])" office:value-type="float"/>
          <table:table-cell table:formula="of:=MEDIAN([.$F85];[.$S85])" office:value-type="float"/>
          <table:table-cell table:formula="of:=MEDIAN([.$G85];[.$T85])" office:value-type="float"/>
          <table:table-cell table:formula="of:=MEDIAN([.$H85];[.$U85])" office:value-type="float"/>
          <table:table-cell table:formula="of:=MEDIAN([.$I85];[.$V85])" office:value-type="float"/>
          <table:table-cell table:formula="of:=MEDIAN([.$J85])" office:value-type="float"/>
          <table:table-cell table:formula="of:=MEDIAN([.$K85];[.$W85])" office:value-type="float"/>
          <table:table-cell table:formula="of:=MEDIAN([.$L85];[.$X85])" office:value-type="float"/>
          <table:table-cell table:formula="of:=MEDIAN([.$M85];[.$Y85])" office:value-type="float"/>
          <table:table-cell table:formula="of:=MEDIAN([.$N85];[.$Z85])" office:value-type="float"/>
          <table:table-cell table:formula="of:=MAX([.$B85];[.$O85])" office:value-type="float"/>
          <table:table-cell table:formula="of:=MAX([.$C85];[.$P85])" office:value-type="float"/>
          <table:table-cell table:formula="of:=MAX([.$D85];[.$Q85])" office:value-type="float"/>
          <table:table-cell table:formula="of:=MAX([.$E85];[.$R85])" office:value-type="float"/>
          <table:table-cell table:formula="of:=MAX([.$F85];[.$S85])" office:value-type="float"/>
          <table:table-cell table:formula="of:=MAX([.$G85];[.$T85])" office:value-type="float"/>
          <table:table-cell table:formula="of:=MAX([.$H85];[.$U85])" office:value-type="float"/>
          <table:table-cell table:formula="of:=MAX([.$I85];[.$V85])" office:value-type="float"/>
          <table:table-cell table:formula="of:=MAX([.$J85])" office:value-type="float"/>
          <table:table-cell table:formula="of:=MAX([.$K85];[.$W85])" office:value-type="float"/>
          <table:table-cell table:formula="of:=MAX([.$L85];[.$X85])" office:value-type="float"/>
          <table:table-cell table:formula="of:=MAX([.$M85];[.$Y85])" office:value-type="float"/>
          <table:table-cell table:formula="of:=MAX([.$N85];[.$Z85])" office:value-type="float"/>
        </table:table-row>
        <table:table-row table:style-name="ro1">
          <table:table-cell office:value-type="string">
            <text:p>p03.pddl/12</text:p>
          </table:table-cell>
          <table:table-cell office:value-type="float" office:value="6.58203"/>
          <table:table-cell office:value-type="float" office:value="6.528"/>
          <table:table-cell office:value-type="float" office:value="5.56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9740.0"/>
          <table:table-cell office:value-type="float" office:value="39980.0"/>
          <table:table-cell office:value-type="float" office:value="34806.0"/>
          <table:table-cell office:value-type="float" office:value="69515.0"/>
          <table:table-cell office:value-type="float" office:value="39983.0"/>
          <table:table-cell office:value-type="float" office:value="0.0"/>
          <table:table-cell office:value-type="float" office:value="0.0"/>
          <table:table-cell office:value-type="float" office:value="1.60851"/>
          <table:table-cell office:value-type="float" office:value="1.559"/>
          <table:table-cell office:value-type="float" office:value="0.72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800.0"/>
          <table:table-cell office:value-type="float" office:value="8807.0"/>
          <table:table-cell office:value-type="float" office:value="69515.0"/>
          <table:table-cell office:value-type="float" office:value="39983.0"/>
          <table:table-cell office:value-type="float" office:value="0.0"/>
          <table:table-cell office:value-type="float" office:value="0.0"/>
          <table:table-cell table:formula="of:=MIN([.$B86];[.$O86])" office:value-type="float"/>
          <table:table-cell table:formula="of:=MIN([.$C86];[.$P86])" office:value-type="float"/>
          <table:table-cell table:formula="of:=MIN([.$D86];[.$Q86])" office:value-type="float"/>
          <table:table-cell table:formula="of:=MIN([.$E86];[.$R86])" office:value-type="float"/>
          <table:table-cell table:formula="of:=MIN([.$F86];[.$S86])" office:value-type="float"/>
          <table:table-cell table:formula="of:=MIN([.$G86];[.$T86])" office:value-type="float"/>
          <table:table-cell table:formula="of:=MIN([.$H86];[.$U86])" office:value-type="float"/>
          <table:table-cell table:formula="of:=MIN([.$I86];[.$V86])" office:value-type="float"/>
          <table:table-cell table:formula="of:=MIN([.$J86])" office:value-type="float"/>
          <table:table-cell table:formula="of:=MIN([.$K86];[.$W86])" office:value-type="float"/>
          <table:table-cell table:formula="of:=MIN([.$L86];[.$X86])" office:value-type="float"/>
          <table:table-cell table:formula="of:=MIN([.$M86];[.$Y86])" office:value-type="float"/>
          <table:table-cell table:formula="of:=MIN([.$N86];[.$Z86])" office:value-type="float"/>
          <table:table-cell table:formula="of:=MEDIAN([.$B86];[.$O86])" office:value-type="float"/>
          <table:table-cell table:formula="of:=MEDIAN([.$C86];[.$P86])" office:value-type="float"/>
          <table:table-cell table:formula="of:=MEDIAN([.$D86];[.$Q86])" office:value-type="float"/>
          <table:table-cell table:formula="of:=MEDIAN([.$E86];[.$R86])" office:value-type="float"/>
          <table:table-cell table:formula="of:=MEDIAN([.$F86];[.$S86])" office:value-type="float"/>
          <table:table-cell table:formula="of:=MEDIAN([.$G86];[.$T86])" office:value-type="float"/>
          <table:table-cell table:formula="of:=MEDIAN([.$H86];[.$U86])" office:value-type="float"/>
          <table:table-cell table:formula="of:=MEDIAN([.$I86];[.$V86])" office:value-type="float"/>
          <table:table-cell table:formula="of:=MEDIAN([.$J86])" office:value-type="float"/>
          <table:table-cell table:formula="of:=MEDIAN([.$K86];[.$W86])" office:value-type="float"/>
          <table:table-cell table:formula="of:=MEDIAN([.$L86];[.$X86])" office:value-type="float"/>
          <table:table-cell table:formula="of:=MEDIAN([.$M86];[.$Y86])" office:value-type="float"/>
          <table:table-cell table:formula="of:=MEDIAN([.$N86];[.$Z86])" office:value-type="float"/>
          <table:table-cell table:formula="of:=MAX([.$B86];[.$O86])" office:value-type="float"/>
          <table:table-cell table:formula="of:=MAX([.$C86];[.$P86])" office:value-type="float"/>
          <table:table-cell table:formula="of:=MAX([.$D86];[.$Q86])" office:value-type="float"/>
          <table:table-cell table:formula="of:=MAX([.$E86];[.$R86])" office:value-type="float"/>
          <table:table-cell table:formula="of:=MAX([.$F86];[.$S86])" office:value-type="float"/>
          <table:table-cell table:formula="of:=MAX([.$G86];[.$T86])" office:value-type="float"/>
          <table:table-cell table:formula="of:=MAX([.$H86];[.$U86])" office:value-type="float"/>
          <table:table-cell table:formula="of:=MAX([.$I86];[.$V86])" office:value-type="float"/>
          <table:table-cell table:formula="of:=MAX([.$J86])" office:value-type="float"/>
          <table:table-cell table:formula="of:=MAX([.$K86];[.$W86])" office:value-type="float"/>
          <table:table-cell table:formula="of:=MAX([.$L86];[.$X86])" office:value-type="float"/>
          <table:table-cell table:formula="of:=MAX([.$M86];[.$Y86])" office:value-type="float"/>
          <table:table-cell table:formula="of:=MAX([.$N86];[.$Z86])" office:value-type="float"/>
        </table:table-row>
        <table:table-row table:style-name="ro1">
          <table:table-cell office:value-type="string">
            <text:p>p03.pddl/13</text:p>
          </table:table-cell>
          <table:table-cell office:value-type="float" office:value="12.5081"/>
          <table:table-cell office:value-type="float" office:value="12.453"/>
          <table:table-cell office:value-type="float" office:value="11.46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4050.0"/>
          <table:table-cell office:value-type="float" office:value="65911.0"/>
          <table:table-cell office:value-type="float" office:value="57150.0"/>
          <table:table-cell office:value-type="float" office:value="75078.0"/>
          <table:table-cell office:value-type="float" office:value="44564.0"/>
          <table:table-cell office:value-type="float" office:value="0.0"/>
          <table:table-cell office:value-type="float" office:value="0.0"/>
          <table:table-cell office:value-type="float" office:value="2.31655"/>
          <table:table-cell office:value-type="float" office:value="2.265"/>
          <table:table-cell office:value-type="float" office:value="1.44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6922.0"/>
          <table:table-cell office:value-type="float" office:value="11357.0"/>
          <table:table-cell office:value-type="float" office:value="75078.0"/>
          <table:table-cell office:value-type="float" office:value="44564.0"/>
          <table:table-cell office:value-type="float" office:value="0.0"/>
          <table:table-cell office:value-type="float" office:value="0.0"/>
          <table:table-cell table:formula="of:=MIN([.$B87];[.$O87])" office:value-type="float"/>
          <table:table-cell table:formula="of:=MIN([.$C87];[.$P87])" office:value-type="float"/>
          <table:table-cell table:formula="of:=MIN([.$D87];[.$Q87])" office:value-type="float"/>
          <table:table-cell table:formula="of:=MIN([.$E87];[.$R87])" office:value-type="float"/>
          <table:table-cell table:formula="of:=MIN([.$F87];[.$S87])" office:value-type="float"/>
          <table:table-cell table:formula="of:=MIN([.$G87];[.$T87])" office:value-type="float"/>
          <table:table-cell table:formula="of:=MIN([.$H87];[.$U87])" office:value-type="float"/>
          <table:table-cell table:formula="of:=MIN([.$I87];[.$V87])" office:value-type="float"/>
          <table:table-cell table:formula="of:=MIN([.$J87])" office:value-type="float"/>
          <table:table-cell table:formula="of:=MIN([.$K87];[.$W87])" office:value-type="float"/>
          <table:table-cell table:formula="of:=MIN([.$L87];[.$X87])" office:value-type="float"/>
          <table:table-cell table:formula="of:=MIN([.$M87];[.$Y87])" office:value-type="float"/>
          <table:table-cell table:formula="of:=MIN([.$N87];[.$Z87])" office:value-type="float"/>
          <table:table-cell table:formula="of:=MEDIAN([.$B87];[.$O87])" office:value-type="float"/>
          <table:table-cell table:formula="of:=MEDIAN([.$C87];[.$P87])" office:value-type="float"/>
          <table:table-cell table:formula="of:=MEDIAN([.$D87];[.$Q87])" office:value-type="float"/>
          <table:table-cell table:formula="of:=MEDIAN([.$E87];[.$R87])" office:value-type="float"/>
          <table:table-cell table:formula="of:=MEDIAN([.$F87];[.$S87])" office:value-type="float"/>
          <table:table-cell table:formula="of:=MEDIAN([.$G87];[.$T87])" office:value-type="float"/>
          <table:table-cell table:formula="of:=MEDIAN([.$H87];[.$U87])" office:value-type="float"/>
          <table:table-cell table:formula="of:=MEDIAN([.$I87];[.$V87])" office:value-type="float"/>
          <table:table-cell table:formula="of:=MEDIAN([.$J87])" office:value-type="float"/>
          <table:table-cell table:formula="of:=MEDIAN([.$K87];[.$W87])" office:value-type="float"/>
          <table:table-cell table:formula="of:=MEDIAN([.$L87];[.$X87])" office:value-type="float"/>
          <table:table-cell table:formula="of:=MEDIAN([.$M87];[.$Y87])" office:value-type="float"/>
          <table:table-cell table:formula="of:=MEDIAN([.$N87];[.$Z87])" office:value-type="float"/>
          <table:table-cell table:formula="of:=MAX([.$B87];[.$O87])" office:value-type="float"/>
          <table:table-cell table:formula="of:=MAX([.$C87];[.$P87])" office:value-type="float"/>
          <table:table-cell table:formula="of:=MAX([.$D87];[.$Q87])" office:value-type="float"/>
          <table:table-cell table:formula="of:=MAX([.$E87];[.$R87])" office:value-type="float"/>
          <table:table-cell table:formula="of:=MAX([.$F87];[.$S87])" office:value-type="float"/>
          <table:table-cell table:formula="of:=MAX([.$G87];[.$T87])" office:value-type="float"/>
          <table:table-cell table:formula="of:=MAX([.$H87];[.$U87])" office:value-type="float"/>
          <table:table-cell table:formula="of:=MAX([.$I87];[.$V87])" office:value-type="float"/>
          <table:table-cell table:formula="of:=MAX([.$J87])" office:value-type="float"/>
          <table:table-cell table:formula="of:=MAX([.$K87];[.$W87])" office:value-type="float"/>
          <table:table-cell table:formula="of:=MAX([.$L87];[.$X87])" office:value-type="float"/>
          <table:table-cell table:formula="of:=MAX([.$M87];[.$Y87])" office:value-type="float"/>
          <table:table-cell table:formula="of:=MAX([.$N87];[.$Z87])" office:value-type="float"/>
        </table:table-row>
        <table:table-row table:style-name="ro1">
          <table:table-cell office:value-type="string">
            <text:p>p03.pddl/14</text:p>
          </table:table-cell>
          <table:table-cell office:value-type="float" office:value="39.2968"/>
          <table:table-cell office:value-type="float" office:value="39.008"/>
          <table:table-cell office:value-type="float" office:value="38.03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83557.0"/>
          <table:table-cell office:value-type="float" office:value="136950.0"/>
          <table:table-cell office:value-type="float" office:value="127130.0"/>
          <table:table-cell office:value-type="float" office:value="80641.0"/>
          <table:table-cell office:value-type="float" office:value="49145.0"/>
          <table:table-cell office:value-type="float" office:value="0.0"/>
          <table:table-cell office:value-type="float" office:value="0.0"/>
          <table:table-cell office:value-type="float" office:value="3.48011"/>
          <table:table-cell office:value-type="float" office:value="3.427"/>
          <table:table-cell office:value-type="float" office:value="2.55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1083.0"/>
          <table:table-cell office:value-type="float" office:value="17554.0"/>
          <table:table-cell office:value-type="float" office:value="80641.0"/>
          <table:table-cell office:value-type="float" office:value="49145.0"/>
          <table:table-cell office:value-type="float" office:value="0.0"/>
          <table:table-cell office:value-type="float" office:value="0.0"/>
          <table:table-cell table:formula="of:=MIN([.$B88];[.$O88])" office:value-type="float"/>
          <table:table-cell table:formula="of:=MIN([.$C88];[.$P88])" office:value-type="float"/>
          <table:table-cell table:formula="of:=MIN([.$D88];[.$Q88])" office:value-type="float"/>
          <table:table-cell table:formula="of:=MIN([.$E88];[.$R88])" office:value-type="float"/>
          <table:table-cell table:formula="of:=MIN([.$F88];[.$S88])" office:value-type="float"/>
          <table:table-cell table:formula="of:=MIN([.$G88];[.$T88])" office:value-type="float"/>
          <table:table-cell table:formula="of:=MIN([.$H88];[.$U88])" office:value-type="float"/>
          <table:table-cell table:formula="of:=MIN([.$I88];[.$V88])" office:value-type="float"/>
          <table:table-cell table:formula="of:=MIN([.$J88])" office:value-type="float"/>
          <table:table-cell table:formula="of:=MIN([.$K88];[.$W88])" office:value-type="float"/>
          <table:table-cell table:formula="of:=MIN([.$L88];[.$X88])" office:value-type="float"/>
          <table:table-cell table:formula="of:=MIN([.$M88];[.$Y88])" office:value-type="float"/>
          <table:table-cell table:formula="of:=MIN([.$N88];[.$Z88])" office:value-type="float"/>
          <table:table-cell table:formula="of:=MEDIAN([.$B88];[.$O88])" office:value-type="float"/>
          <table:table-cell table:formula="of:=MEDIAN([.$C88];[.$P88])" office:value-type="float"/>
          <table:table-cell table:formula="of:=MEDIAN([.$D88];[.$Q88])" office:value-type="float"/>
          <table:table-cell table:formula="of:=MEDIAN([.$E88];[.$R88])" office:value-type="float"/>
          <table:table-cell table:formula="of:=MEDIAN([.$F88];[.$S88])" office:value-type="float"/>
          <table:table-cell table:formula="of:=MEDIAN([.$G88];[.$T88])" office:value-type="float"/>
          <table:table-cell table:formula="of:=MEDIAN([.$H88];[.$U88])" office:value-type="float"/>
          <table:table-cell table:formula="of:=MEDIAN([.$I88];[.$V88])" office:value-type="float"/>
          <table:table-cell table:formula="of:=MEDIAN([.$J88])" office:value-type="float"/>
          <table:table-cell table:formula="of:=MEDIAN([.$K88];[.$W88])" office:value-type="float"/>
          <table:table-cell table:formula="of:=MEDIAN([.$L88];[.$X88])" office:value-type="float"/>
          <table:table-cell table:formula="of:=MEDIAN([.$M88];[.$Y88])" office:value-type="float"/>
          <table:table-cell table:formula="of:=MEDIAN([.$N88];[.$Z88])" office:value-type="float"/>
          <table:table-cell table:formula="of:=MAX([.$B88];[.$O88])" office:value-type="float"/>
          <table:table-cell table:formula="of:=MAX([.$C88];[.$P88])" office:value-type="float"/>
          <table:table-cell table:formula="of:=MAX([.$D88];[.$Q88])" office:value-type="float"/>
          <table:table-cell table:formula="of:=MAX([.$E88];[.$R88])" office:value-type="float"/>
          <table:table-cell table:formula="of:=MAX([.$F88];[.$S88])" office:value-type="float"/>
          <table:table-cell table:formula="of:=MAX([.$G88];[.$T88])" office:value-type="float"/>
          <table:table-cell table:formula="of:=MAX([.$H88];[.$U88])" office:value-type="float"/>
          <table:table-cell table:formula="of:=MAX([.$I88];[.$V88])" office:value-type="float"/>
          <table:table-cell table:formula="of:=MAX([.$J88])" office:value-type="float"/>
          <table:table-cell table:formula="of:=MAX([.$K88];[.$W88])" office:value-type="float"/>
          <table:table-cell table:formula="of:=MAX([.$L88];[.$X88])" office:value-type="float"/>
          <table:table-cell table:formula="of:=MAX([.$M88];[.$Y88])" office:value-type="float"/>
          <table:table-cell table:formula="of:=MAX([.$N88];[.$Z88])" office:value-type="float"/>
        </table:table-row>
        <table:table-row table:style-name="ro1">
          <table:table-cell office:value-type="string">
            <text:p>p03.pddl/15</text:p>
          </table:table-cell>
          <table:table-cell office:value-type="float" office:value="71.8525"/>
          <table:table-cell office:value-type="float" office:value="71.787"/>
          <table:table-cell office:value-type="float" office:value="70.76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48005.0"/>
          <table:table-cell office:value-type="float" office:value="236157.0"/>
          <table:table-cell office:value-type="float" office:value="223924.0"/>
          <table:table-cell office:value-type="float" office:value="86204.0"/>
          <table:table-cell office:value-type="float" office:value="53726.0"/>
          <table:table-cell office:value-type="float" office:value="0.0"/>
          <table:table-cell office:value-type="float" office:value="0.0"/>
          <table:table-cell office:value-type="float" office:value="6.71444"/>
          <table:table-cell office:value-type="float" office:value="6.662"/>
          <table:table-cell office:value-type="float" office:value="5.59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1654.0"/>
          <table:table-cell office:value-type="float" office:value="33187.0"/>
          <table:table-cell office:value-type="float" office:value="86204.0"/>
          <table:table-cell office:value-type="float" office:value="53726.0"/>
          <table:table-cell office:value-type="float" office:value="0.0"/>
          <table:table-cell office:value-type="float" office:value="0.0"/>
          <table:table-cell table:formula="of:=MIN([.$B89];[.$O89])" office:value-type="float"/>
          <table:table-cell table:formula="of:=MIN([.$C89];[.$P89])" office:value-type="float"/>
          <table:table-cell table:formula="of:=MIN([.$D89];[.$Q89])" office:value-type="float"/>
          <table:table-cell table:formula="of:=MIN([.$E89];[.$R89])" office:value-type="float"/>
          <table:table-cell table:formula="of:=MIN([.$F89];[.$S89])" office:value-type="float"/>
          <table:table-cell table:formula="of:=MIN([.$G89];[.$T89])" office:value-type="float"/>
          <table:table-cell table:formula="of:=MIN([.$H89];[.$U89])" office:value-type="float"/>
          <table:table-cell table:formula="of:=MIN([.$I89];[.$V89])" office:value-type="float"/>
          <table:table-cell table:formula="of:=MIN([.$J89])" office:value-type="float"/>
          <table:table-cell table:formula="of:=MIN([.$K89];[.$W89])" office:value-type="float"/>
          <table:table-cell table:formula="of:=MIN([.$L89];[.$X89])" office:value-type="float"/>
          <table:table-cell table:formula="of:=MIN([.$M89];[.$Y89])" office:value-type="float"/>
          <table:table-cell table:formula="of:=MIN([.$N89];[.$Z89])" office:value-type="float"/>
          <table:table-cell table:formula="of:=MEDIAN([.$B89];[.$O89])" office:value-type="float"/>
          <table:table-cell table:formula="of:=MEDIAN([.$C89];[.$P89])" office:value-type="float"/>
          <table:table-cell table:formula="of:=MEDIAN([.$D89];[.$Q89])" office:value-type="float"/>
          <table:table-cell table:formula="of:=MEDIAN([.$E89];[.$R89])" office:value-type="float"/>
          <table:table-cell table:formula="of:=MEDIAN([.$F89];[.$S89])" office:value-type="float"/>
          <table:table-cell table:formula="of:=MEDIAN([.$G89];[.$T89])" office:value-type="float"/>
          <table:table-cell table:formula="of:=MEDIAN([.$H89];[.$U89])" office:value-type="float"/>
          <table:table-cell table:formula="of:=MEDIAN([.$I89];[.$V89])" office:value-type="float"/>
          <table:table-cell table:formula="of:=MEDIAN([.$J89])" office:value-type="float"/>
          <table:table-cell table:formula="of:=MEDIAN([.$K89];[.$W89])" office:value-type="float"/>
          <table:table-cell table:formula="of:=MEDIAN([.$L89];[.$X89])" office:value-type="float"/>
          <table:table-cell table:formula="of:=MEDIAN([.$M89];[.$Y89])" office:value-type="float"/>
          <table:table-cell table:formula="of:=MEDIAN([.$N89];[.$Z89])" office:value-type="float"/>
          <table:table-cell table:formula="of:=MAX([.$B89];[.$O89])" office:value-type="float"/>
          <table:table-cell table:formula="of:=MAX([.$C89];[.$P89])" office:value-type="float"/>
          <table:table-cell table:formula="of:=MAX([.$D89];[.$Q89])" office:value-type="float"/>
          <table:table-cell table:formula="of:=MAX([.$E89];[.$R89])" office:value-type="float"/>
          <table:table-cell table:formula="of:=MAX([.$F89];[.$S89])" office:value-type="float"/>
          <table:table-cell table:formula="of:=MAX([.$G89];[.$T89])" office:value-type="float"/>
          <table:table-cell table:formula="of:=MAX([.$H89];[.$U89])" office:value-type="float"/>
          <table:table-cell table:formula="of:=MAX([.$I89];[.$V89])" office:value-type="float"/>
          <table:table-cell table:formula="of:=MAX([.$J89])" office:value-type="float"/>
          <table:table-cell table:formula="of:=MAX([.$K89];[.$W89])" office:value-type="float"/>
          <table:table-cell table:formula="of:=MAX([.$L89];[.$X89])" office:value-type="float"/>
          <table:table-cell table:formula="of:=MAX([.$M89];[.$Y89])" office:value-type="float"/>
          <table:table-cell table:formula="of:=MAX([.$N89];[.$Z89])" office:value-type="float"/>
        </table:table-row>
        <table:table-row table:style-name="ro1">
          <table:table-cell office:value-type="string">
            <text:p>p03.pddl/16</text:p>
          </table:table-cell>
          <table:table-cell office:value-type="float" office:value="160.094"/>
          <table:table-cell office:value-type="float" office:value="160.029"/>
          <table:table-cell office:value-type="float" office:value="158.79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31542.0"/>
          <table:table-cell office:value-type="float" office:value="524937.0"/>
          <table:table-cell office:value-type="float" office:value="498116.0"/>
          <table:table-cell office:value-type="float" office:value="91767.0"/>
          <table:table-cell office:value-type="float" office:value="58307.0"/>
          <table:table-cell office:value-type="float" office:value="0.0"/>
          <table:table-cell office:value-type="float" office:value="0.0"/>
          <table:table-cell office:value-type="float" office:value="11.4079"/>
          <table:table-cell office:value-type="float" office:value="11.353"/>
          <table:table-cell office:value-type="float" office:value="10.35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2457.0"/>
          <table:table-cell office:value-type="float" office:value="47048.0"/>
          <table:table-cell office:value-type="float" office:value="91767.0"/>
          <table:table-cell office:value-type="float" office:value="58307.0"/>
          <table:table-cell office:value-type="float" office:value="0.0"/>
          <table:table-cell office:value-type="float" office:value="0.0"/>
          <table:table-cell table:formula="of:=MIN([.$B90];[.$O90])" office:value-type="float"/>
          <table:table-cell table:formula="of:=MIN([.$C90];[.$P90])" office:value-type="float"/>
          <table:table-cell table:formula="of:=MIN([.$D90];[.$Q90])" office:value-type="float"/>
          <table:table-cell table:formula="of:=MIN([.$E90];[.$R90])" office:value-type="float"/>
          <table:table-cell table:formula="of:=MIN([.$F90];[.$S90])" office:value-type="float"/>
          <table:table-cell table:formula="of:=MIN([.$G90];[.$T90])" office:value-type="float"/>
          <table:table-cell table:formula="of:=MIN([.$H90];[.$U90])" office:value-type="float"/>
          <table:table-cell table:formula="of:=MIN([.$I90];[.$V90])" office:value-type="float"/>
          <table:table-cell table:formula="of:=MIN([.$J90])" office:value-type="float"/>
          <table:table-cell table:formula="of:=MIN([.$K90];[.$W90])" office:value-type="float"/>
          <table:table-cell table:formula="of:=MIN([.$L90];[.$X90])" office:value-type="float"/>
          <table:table-cell table:formula="of:=MIN([.$M90];[.$Y90])" office:value-type="float"/>
          <table:table-cell table:formula="of:=MIN([.$N90];[.$Z90])" office:value-type="float"/>
          <table:table-cell table:formula="of:=MEDIAN([.$B90];[.$O90])" office:value-type="float"/>
          <table:table-cell table:formula="of:=MEDIAN([.$C90];[.$P90])" office:value-type="float"/>
          <table:table-cell table:formula="of:=MEDIAN([.$D90];[.$Q90])" office:value-type="float"/>
          <table:table-cell table:formula="of:=MEDIAN([.$E90];[.$R90])" office:value-type="float"/>
          <table:table-cell table:formula="of:=MEDIAN([.$F90];[.$S90])" office:value-type="float"/>
          <table:table-cell table:formula="of:=MEDIAN([.$G90];[.$T90])" office:value-type="float"/>
          <table:table-cell table:formula="of:=MEDIAN([.$H90];[.$U90])" office:value-type="float"/>
          <table:table-cell table:formula="of:=MEDIAN([.$I90];[.$V90])" office:value-type="float"/>
          <table:table-cell table:formula="of:=MEDIAN([.$J90])" office:value-type="float"/>
          <table:table-cell table:formula="of:=MEDIAN([.$K90];[.$W90])" office:value-type="float"/>
          <table:table-cell table:formula="of:=MEDIAN([.$L90];[.$X90])" office:value-type="float"/>
          <table:table-cell table:formula="of:=MEDIAN([.$M90];[.$Y90])" office:value-type="float"/>
          <table:table-cell table:formula="of:=MEDIAN([.$N90];[.$Z90])" office:value-type="float"/>
          <table:table-cell table:formula="of:=MAX([.$B90];[.$O90])" office:value-type="float"/>
          <table:table-cell table:formula="of:=MAX([.$C90];[.$P90])" office:value-type="float"/>
          <table:table-cell table:formula="of:=MAX([.$D90];[.$Q90])" office:value-type="float"/>
          <table:table-cell table:formula="of:=MAX([.$E90];[.$R90])" office:value-type="float"/>
          <table:table-cell table:formula="of:=MAX([.$F90];[.$S90])" office:value-type="float"/>
          <table:table-cell table:formula="of:=MAX([.$G90];[.$T90])" office:value-type="float"/>
          <table:table-cell table:formula="of:=MAX([.$H90];[.$U90])" office:value-type="float"/>
          <table:table-cell table:formula="of:=MAX([.$I90];[.$V90])" office:value-type="float"/>
          <table:table-cell table:formula="of:=MAX([.$J90])" office:value-type="float"/>
          <table:table-cell table:formula="of:=MAX([.$K90];[.$W90])" office:value-type="float"/>
          <table:table-cell table:formula="of:=MAX([.$L90];[.$X90])" office:value-type="float"/>
          <table:table-cell table:formula="of:=MAX([.$M90];[.$Y90])" office:value-type="float"/>
          <table:table-cell table:formula="of:=MAX([.$N90];[.$Z90])" office:value-type="float"/>
        </table:table-row>
        <table:table-row table:style-name="ro1">
          <table:table-cell office:value-type="string">
            <text:p>p03.pddl/17</text:p>
          </table:table-cell>
          <table:table-cell office:value-type="float" office:value="300.0"/>
          <table:table-cell office:value-type="float" office:value="299.998"/>
          <table:table-cell office:value-type="float" office:value="298.8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95065.0"/>
          <table:table-cell office:value-type="float" office:value="761075.0"/>
          <table:table-cell office:value-type="float" office:value="727141.0"/>
          <table:table-cell office:value-type="float" office:value="97330.0"/>
          <table:table-cell office:value-type="float" office:value="62888.0"/>
          <table:table-cell office:value-type="float" office:value="0.0"/>
          <table:table-cell office:value-type="float" office:value="0.0"/>
          <table:table-cell office:value-type="float" office:value="22.177"/>
          <table:table-cell office:value-type="float" office:value="22.115"/>
          <table:table-cell office:value-type="float" office:value="20.9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7341.0"/>
          <table:table-cell office:value-type="float" office:value="81297.0"/>
          <table:table-cell office:value-type="float" office:value="97330.0"/>
          <table:table-cell office:value-type="float" office:value="62888.0"/>
          <table:table-cell office:value-type="float" office:value="0.0"/>
          <table:table-cell office:value-type="float" office:value="0.0"/>
          <table:table-cell table:formula="of:=MIN([.$B91];[.$O91])" office:value-type="float"/>
          <table:table-cell table:formula="of:=MIN([.$C91];[.$P91])" office:value-type="float"/>
          <table:table-cell table:formula="of:=MIN([.$D91];[.$Q91])" office:value-type="float"/>
          <table:table-cell table:formula="of:=MIN([.$E91];[.$R91])" office:value-type="float"/>
          <table:table-cell table:formula="of:=MIN([.$F91];[.$S91])" office:value-type="float"/>
          <table:table-cell table:formula="of:=MIN([.$G91];[.$T91])" office:value-type="float"/>
          <table:table-cell table:formula="of:=MIN([.$H91];[.$U91])" office:value-type="float"/>
          <table:table-cell table:formula="of:=MIN([.$I91];[.$V91])" office:value-type="float"/>
          <table:table-cell table:formula="of:=MIN([.$J91])" office:value-type="float"/>
          <table:table-cell table:formula="of:=MIN([.$K91];[.$W91])" office:value-type="float"/>
          <table:table-cell table:formula="of:=MIN([.$L91];[.$X91])" office:value-type="float"/>
          <table:table-cell table:formula="of:=MIN([.$M91];[.$Y91])" office:value-type="float"/>
          <table:table-cell table:formula="of:=MIN([.$N91];[.$Z91])" office:value-type="float"/>
          <table:table-cell table:formula="of:=MEDIAN([.$B91];[.$O91])" office:value-type="float"/>
          <table:table-cell table:formula="of:=MEDIAN([.$C91];[.$P91])" office:value-type="float"/>
          <table:table-cell table:formula="of:=MEDIAN([.$D91];[.$Q91])" office:value-type="float"/>
          <table:table-cell table:formula="of:=MEDIAN([.$E91];[.$R91])" office:value-type="float"/>
          <table:table-cell table:formula="of:=MEDIAN([.$F91];[.$S91])" office:value-type="float"/>
          <table:table-cell table:formula="of:=MEDIAN([.$G91];[.$T91])" office:value-type="float"/>
          <table:table-cell table:formula="of:=MEDIAN([.$H91];[.$U91])" office:value-type="float"/>
          <table:table-cell table:formula="of:=MEDIAN([.$I91];[.$V91])" office:value-type="float"/>
          <table:table-cell table:formula="of:=MEDIAN([.$J91])" office:value-type="float"/>
          <table:table-cell table:formula="of:=MEDIAN([.$K91];[.$W91])" office:value-type="float"/>
          <table:table-cell table:formula="of:=MEDIAN([.$L91];[.$X91])" office:value-type="float"/>
          <table:table-cell table:formula="of:=MEDIAN([.$M91];[.$Y91])" office:value-type="float"/>
          <table:table-cell table:formula="of:=MEDIAN([.$N91];[.$Z91])" office:value-type="float"/>
          <table:table-cell table:formula="of:=MAX([.$B91];[.$O91])" office:value-type="float"/>
          <table:table-cell table:formula="of:=MAX([.$C91];[.$P91])" office:value-type="float"/>
          <table:table-cell table:formula="of:=MAX([.$D91];[.$Q91])" office:value-type="float"/>
          <table:table-cell table:formula="of:=MAX([.$E91];[.$R91])" office:value-type="float"/>
          <table:table-cell table:formula="of:=MAX([.$F91];[.$S91])" office:value-type="float"/>
          <table:table-cell table:formula="of:=MAX([.$G91];[.$T91])" office:value-type="float"/>
          <table:table-cell table:formula="of:=MAX([.$H91];[.$U91])" office:value-type="float"/>
          <table:table-cell table:formula="of:=MAX([.$I91];[.$V91])" office:value-type="float"/>
          <table:table-cell table:formula="of:=MAX([.$J91])" office:value-type="float"/>
          <table:table-cell table:formula="of:=MAX([.$K91];[.$W91])" office:value-type="float"/>
          <table:table-cell table:formula="of:=MAX([.$L91];[.$X91])" office:value-type="float"/>
          <table:table-cell table:formula="of:=MAX([.$M91];[.$Y91])" office:value-type="float"/>
          <table:table-cell table:formula="of:=MAX([.$N91];[.$Z91])" office:value-type="float"/>
        </table:table-row>
        <table:table-row table:style-name="ro1">
          <table:table-cell office:value-type="string">
            <text:p>p03.pddl/18</text:p>
          </table:table-cell>
          <table:table-cell office:value-type="float" office:value="300.0"/>
          <table:table-cell office:value-type="float" office:value="299.99"/>
          <table:table-cell office:value-type="float" office:value="298.6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43502.0"/>
          <table:table-cell office:value-type="float" office:value="651540.0"/>
          <table:table-cell office:value-type="float" office:value="630482.0"/>
          <table:table-cell office:value-type="float" office:value="102893.0"/>
          <table:table-cell office:value-type="float" office:value="67469.0"/>
          <table:table-cell office:value-type="float" office:value="0.0"/>
          <table:table-cell office:value-type="float" office:value="0.0"/>
          <table:table-cell office:value-type="float" office:value="62.9812"/>
          <table:table-cell office:value-type="float" office:value="62.916"/>
          <table:table-cell office:value-type="float" office:value="61.78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35995.0"/>
          <table:table-cell office:value-type="float" office:value="189071.0"/>
          <table:table-cell office:value-type="float" office:value="102893.0"/>
          <table:table-cell office:value-type="float" office:value="67469.0"/>
          <table:table-cell office:value-type="float" office:value="0.0"/>
          <table:table-cell office:value-type="float" office:value="0.0"/>
          <table:table-cell table:formula="of:=MIN([.$B92];[.$O92])" office:value-type="float"/>
          <table:table-cell table:formula="of:=MIN([.$C92];[.$P92])" office:value-type="float"/>
          <table:table-cell table:formula="of:=MIN([.$D92];[.$Q92])" office:value-type="float"/>
          <table:table-cell table:formula="of:=MIN([.$E92];[.$R92])" office:value-type="float"/>
          <table:table-cell table:formula="of:=MIN([.$F92];[.$S92])" office:value-type="float"/>
          <table:table-cell table:formula="of:=MIN([.$G92];[.$T92])" office:value-type="float"/>
          <table:table-cell table:formula="of:=MIN([.$H92];[.$U92])" office:value-type="float"/>
          <table:table-cell table:formula="of:=MIN([.$I92];[.$V92])" office:value-type="float"/>
          <table:table-cell table:formula="of:=MIN([.$J92])" office:value-type="float"/>
          <table:table-cell table:formula="of:=MIN([.$K92];[.$W92])" office:value-type="float"/>
          <table:table-cell table:formula="of:=MIN([.$L92];[.$X92])" office:value-type="float"/>
          <table:table-cell table:formula="of:=MIN([.$M92];[.$Y92])" office:value-type="float"/>
          <table:table-cell table:formula="of:=MIN([.$N92];[.$Z92])" office:value-type="float"/>
          <table:table-cell table:formula="of:=MEDIAN([.$B92];[.$O92])" office:value-type="float"/>
          <table:table-cell table:formula="of:=MEDIAN([.$C92];[.$P92])" office:value-type="float"/>
          <table:table-cell table:formula="of:=MEDIAN([.$D92];[.$Q92])" office:value-type="float"/>
          <table:table-cell table:formula="of:=MEDIAN([.$E92];[.$R92])" office:value-type="float"/>
          <table:table-cell table:formula="of:=MEDIAN([.$F92];[.$S92])" office:value-type="float"/>
          <table:table-cell table:formula="of:=MEDIAN([.$G92];[.$T92])" office:value-type="float"/>
          <table:table-cell table:formula="of:=MEDIAN([.$H92];[.$U92])" office:value-type="float"/>
          <table:table-cell table:formula="of:=MEDIAN([.$I92];[.$V92])" office:value-type="float"/>
          <table:table-cell table:formula="of:=MEDIAN([.$J92])" office:value-type="float"/>
          <table:table-cell table:formula="of:=MEDIAN([.$K92];[.$W92])" office:value-type="float"/>
          <table:table-cell table:formula="of:=MEDIAN([.$L92];[.$X92])" office:value-type="float"/>
          <table:table-cell table:formula="of:=MEDIAN([.$M92];[.$Y92])" office:value-type="float"/>
          <table:table-cell table:formula="of:=MEDIAN([.$N92];[.$Z92])" office:value-type="float"/>
          <table:table-cell table:formula="of:=MAX([.$B92];[.$O92])" office:value-type="float"/>
          <table:table-cell table:formula="of:=MAX([.$C92];[.$P92])" office:value-type="float"/>
          <table:table-cell table:formula="of:=MAX([.$D92];[.$Q92])" office:value-type="float"/>
          <table:table-cell table:formula="of:=MAX([.$E92];[.$R92])" office:value-type="float"/>
          <table:table-cell table:formula="of:=MAX([.$F92];[.$S92])" office:value-type="float"/>
          <table:table-cell table:formula="of:=MAX([.$G92];[.$T92])" office:value-type="float"/>
          <table:table-cell table:formula="of:=MAX([.$H92];[.$U92])" office:value-type="float"/>
          <table:table-cell table:formula="of:=MAX([.$I92];[.$V92])" office:value-type="float"/>
          <table:table-cell table:formula="of:=MAX([.$J92])" office:value-type="float"/>
          <table:table-cell table:formula="of:=MAX([.$K92];[.$W92])" office:value-type="float"/>
          <table:table-cell table:formula="of:=MAX([.$L92];[.$X92])" office:value-type="float"/>
          <table:table-cell table:formula="of:=MAX([.$M92];[.$Y92])" office:value-type="float"/>
          <table:table-cell table:formula="of:=MAX([.$N92];[.$Z92])" office:value-type="float"/>
        </table:table-row>
        <table:table-row table:style-name="ro1">
          <table:table-cell office:value-type="string">
            <text:p>p03.pddl/19</text:p>
          </table:table-cell>
          <table:table-cell office:value-type="float" office:value="300.0"/>
          <table:table-cell office:value-type="float" office:value="299.991"/>
          <table:table-cell office:value-type="float" office:value="298.6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82165.0"/>
          <table:table-cell office:value-type="float" office:value="742771.0"/>
          <table:table-cell office:value-type="float" office:value="712850.0"/>
          <table:table-cell office:value-type="float" office:value="108456.0"/>
          <table:table-cell office:value-type="float" office:value="72050.0"/>
          <table:table-cell office:value-type="float" office:value="0.0"/>
          <table:table-cell office:value-type="float" office:value="0.0"/>
          <table:table-cell office:value-type="float" office:value="152.617"/>
          <table:table-cell office:value-type="float" office:value="152.534"/>
          <table:table-cell office:value-type="float" office:value="151.37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23014.0"/>
          <table:table-cell office:value-type="float" office:value="423692.0"/>
          <table:table-cell office:value-type="float" office:value="108456.0"/>
          <table:table-cell office:value-type="float" office:value="72050.0"/>
          <table:table-cell office:value-type="float" office:value="0.0"/>
          <table:table-cell office:value-type="float" office:value="0.0"/>
          <table:table-cell table:formula="of:=MIN([.$B93];[.$O93])" office:value-type="float"/>
          <table:table-cell table:formula="of:=MIN([.$C93];[.$P93])" office:value-type="float"/>
          <table:table-cell table:formula="of:=MIN([.$D93];[.$Q93])" office:value-type="float"/>
          <table:table-cell table:formula="of:=MIN([.$E93];[.$R93])" office:value-type="float"/>
          <table:table-cell table:formula="of:=MIN([.$F93];[.$S93])" office:value-type="float"/>
          <table:table-cell table:formula="of:=MIN([.$G93];[.$T93])" office:value-type="float"/>
          <table:table-cell table:formula="of:=MIN([.$H93];[.$U93])" office:value-type="float"/>
          <table:table-cell table:formula="of:=MIN([.$I93];[.$V93])" office:value-type="float"/>
          <table:table-cell table:formula="of:=MIN([.$J93])" office:value-type="float"/>
          <table:table-cell table:formula="of:=MIN([.$K93];[.$W93])" office:value-type="float"/>
          <table:table-cell table:formula="of:=MIN([.$L93];[.$X93])" office:value-type="float"/>
          <table:table-cell table:formula="of:=MIN([.$M93];[.$Y93])" office:value-type="float"/>
          <table:table-cell table:formula="of:=MIN([.$N93];[.$Z93])" office:value-type="float"/>
          <table:table-cell table:formula="of:=MEDIAN([.$B93];[.$O93])" office:value-type="float"/>
          <table:table-cell table:formula="of:=MEDIAN([.$C93];[.$P93])" office:value-type="float"/>
          <table:table-cell table:formula="of:=MEDIAN([.$D93];[.$Q93])" office:value-type="float"/>
          <table:table-cell table:formula="of:=MEDIAN([.$E93];[.$R93])" office:value-type="float"/>
          <table:table-cell table:formula="of:=MEDIAN([.$F93];[.$S93])" office:value-type="float"/>
          <table:table-cell table:formula="of:=MEDIAN([.$G93];[.$T93])" office:value-type="float"/>
          <table:table-cell table:formula="of:=MEDIAN([.$H93];[.$U93])" office:value-type="float"/>
          <table:table-cell table:formula="of:=MEDIAN([.$I93];[.$V93])" office:value-type="float"/>
          <table:table-cell table:formula="of:=MEDIAN([.$J93])" office:value-type="float"/>
          <table:table-cell table:formula="of:=MEDIAN([.$K93];[.$W93])" office:value-type="float"/>
          <table:table-cell table:formula="of:=MEDIAN([.$L93];[.$X93])" office:value-type="float"/>
          <table:table-cell table:formula="of:=MEDIAN([.$M93];[.$Y93])" office:value-type="float"/>
          <table:table-cell table:formula="of:=MEDIAN([.$N93];[.$Z93])" office:value-type="float"/>
          <table:table-cell table:formula="of:=MAX([.$B93];[.$O93])" office:value-type="float"/>
          <table:table-cell table:formula="of:=MAX([.$C93];[.$P93])" office:value-type="float"/>
          <table:table-cell table:formula="of:=MAX([.$D93];[.$Q93])" office:value-type="float"/>
          <table:table-cell table:formula="of:=MAX([.$E93];[.$R93])" office:value-type="float"/>
          <table:table-cell table:formula="of:=MAX([.$F93];[.$S93])" office:value-type="float"/>
          <table:table-cell table:formula="of:=MAX([.$G93];[.$T93])" office:value-type="float"/>
          <table:table-cell table:formula="of:=MAX([.$H93];[.$U93])" office:value-type="float"/>
          <table:table-cell table:formula="of:=MAX([.$I93];[.$V93])" office:value-type="float"/>
          <table:table-cell table:formula="of:=MAX([.$J93])" office:value-type="float"/>
          <table:table-cell table:formula="of:=MAX([.$K93];[.$W93])" office:value-type="float"/>
          <table:table-cell table:formula="of:=MAX([.$L93];[.$X93])" office:value-type="float"/>
          <table:table-cell table:formula="of:=MAX([.$M93];[.$Y93])" office:value-type="float"/>
          <table:table-cell table:formula="of:=MAX([.$N93];[.$Z93])" office:value-type="float"/>
        </table:table-row>
        <table:table-row table:style-name="ro1">
          <table:table-cell office:value-type="string">
            <text:p>p03.pddl/2</text:p>
          </table:table-cell>
          <table:table-cell office:value-type="float" office:value="0.230863"/>
          <table:table-cell office:value-type="float" office:value="0.1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885.0"/>
          <table:table-cell office:value-type="float" office:value="165.0"/>
          <table:table-cell office:value-type="float" office:value="0.0"/>
          <table:table-cell office:value-type="float" office:value="0.0"/>
          <table:table-cell office:value-type="float" office:value="0.199288"/>
          <table:table-cell office:value-type="float" office:value="0.1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3885.0"/>
          <table:table-cell office:value-type="float" office:value="165.0"/>
          <table:table-cell office:value-type="float" office:value="0.0"/>
          <table:table-cell office:value-type="float" office:value="0.0"/>
          <table:table-cell table:formula="of:=MIN([.$B94];[.$O94])" office:value-type="float"/>
          <table:table-cell table:formula="of:=MIN([.$C94];[.$P94])" office:value-type="float"/>
          <table:table-cell table:formula="of:=MIN([.$D94];[.$Q94])" office:value-type="float"/>
          <table:table-cell table:formula="of:=MIN([.$E94];[.$R94])" office:value-type="float"/>
          <table:table-cell table:formula="of:=MIN([.$F94];[.$S94])" office:value-type="float"/>
          <table:table-cell table:formula="of:=MIN([.$G94];[.$T94])" office:value-type="float"/>
          <table:table-cell table:formula="of:=MIN([.$H94];[.$U94])" office:value-type="float"/>
          <table:table-cell table:formula="of:=MIN([.$I94];[.$V94])" office:value-type="float"/>
          <table:table-cell table:formula="of:=MIN([.$J94])" office:value-type="float"/>
          <table:table-cell table:formula="of:=MIN([.$K94];[.$W94])" office:value-type="float"/>
          <table:table-cell table:formula="of:=MIN([.$L94];[.$X94])" office:value-type="float"/>
          <table:table-cell table:formula="of:=MIN([.$M94];[.$Y94])" office:value-type="float"/>
          <table:table-cell table:formula="of:=MIN([.$N94];[.$Z94])" office:value-type="float"/>
          <table:table-cell table:formula="of:=MEDIAN([.$B94];[.$O94])" office:value-type="float"/>
          <table:table-cell table:formula="of:=MEDIAN([.$C94];[.$P94])" office:value-type="float"/>
          <table:table-cell table:formula="of:=MEDIAN([.$D94];[.$Q94])" office:value-type="float"/>
          <table:table-cell table:formula="of:=MEDIAN([.$E94];[.$R94])" office:value-type="float"/>
          <table:table-cell table:formula="of:=MEDIAN([.$F94];[.$S94])" office:value-type="float"/>
          <table:table-cell table:formula="of:=MEDIAN([.$G94];[.$T94])" office:value-type="float"/>
          <table:table-cell table:formula="of:=MEDIAN([.$H94];[.$U94])" office:value-type="float"/>
          <table:table-cell table:formula="of:=MEDIAN([.$I94];[.$V94])" office:value-type="float"/>
          <table:table-cell table:formula="of:=MEDIAN([.$J94])" office:value-type="float"/>
          <table:table-cell table:formula="of:=MEDIAN([.$K94];[.$W94])" office:value-type="float"/>
          <table:table-cell table:formula="of:=MEDIAN([.$L94];[.$X94])" office:value-type="float"/>
          <table:table-cell table:formula="of:=MEDIAN([.$M94];[.$Y94])" office:value-type="float"/>
          <table:table-cell table:formula="of:=MEDIAN([.$N94];[.$Z94])" office:value-type="float"/>
          <table:table-cell table:formula="of:=MAX([.$B94];[.$O94])" office:value-type="float"/>
          <table:table-cell table:formula="of:=MAX([.$C94];[.$P94])" office:value-type="float"/>
          <table:table-cell table:formula="of:=MAX([.$D94];[.$Q94])" office:value-type="float"/>
          <table:table-cell table:formula="of:=MAX([.$E94];[.$R94])" office:value-type="float"/>
          <table:table-cell table:formula="of:=MAX([.$F94];[.$S94])" office:value-type="float"/>
          <table:table-cell table:formula="of:=MAX([.$G94];[.$T94])" office:value-type="float"/>
          <table:table-cell table:formula="of:=MAX([.$H94];[.$U94])" office:value-type="float"/>
          <table:table-cell table:formula="of:=MAX([.$I94];[.$V94])" office:value-type="float"/>
          <table:table-cell table:formula="of:=MAX([.$J94])" office:value-type="float"/>
          <table:table-cell table:formula="of:=MAX([.$K94];[.$W94])" office:value-type="float"/>
          <table:table-cell table:formula="of:=MAX([.$L94];[.$X94])" office:value-type="float"/>
          <table:table-cell table:formula="of:=MAX([.$M94];[.$Y94])" office:value-type="float"/>
          <table:table-cell table:formula="of:=MAX([.$N94];[.$Z94])" office:value-type="float"/>
        </table:table-row>
        <table:table-row table:style-name="ro1">
          <table:table-cell office:value-type="string">
            <text:p>p03.pddl/20</text:p>
          </table:table-cell>
          <table:table-cell office:value-type="float" office:value="74.3665"/>
          <table:table-cell office:value-type="float" office:value="74.285"/>
          <table:table-cell office:value-type="float" office:value="72.84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35146.0"/>
          <table:table-cell office:value-type="float" office:value="249748.0"/>
          <table:table-cell office:value-type="float" office:value="235238.0"/>
          <table:table-cell office:value-type="float" office:value="114019.0"/>
          <table:table-cell office:value-type="float" office:value="76631.0"/>
          <table:table-cell office:value-type="float" office:value="0.0"/>
          <table:table-cell office:value-type="float" office:value="0.0"/>
          <table:table-cell office:value-type="float" office:value="13.5227"/>
          <table:table-cell office:value-type="float" office:value="13.451"/>
          <table:table-cell office:value-type="float" office:value="11.98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8230.0"/>
          <table:table-cell office:value-type="float" office:value="57899.0"/>
          <table:table-cell office:value-type="float" office:value="114019.0"/>
          <table:table-cell office:value-type="float" office:value="76631.0"/>
          <table:table-cell office:value-type="float" office:value="0.0"/>
          <table:table-cell office:value-type="float" office:value="0.0"/>
          <table:table-cell table:formula="of:=MIN([.$B95];[.$O95])" office:value-type="float"/>
          <table:table-cell table:formula="of:=MIN([.$C95];[.$P95])" office:value-type="float"/>
          <table:table-cell table:formula="of:=MIN([.$D95];[.$Q95])" office:value-type="float"/>
          <table:table-cell table:formula="of:=MIN([.$E95];[.$R95])" office:value-type="float"/>
          <table:table-cell table:formula="of:=MIN([.$F95];[.$S95])" office:value-type="float"/>
          <table:table-cell table:formula="of:=MIN([.$G95];[.$T95])" office:value-type="float"/>
          <table:table-cell table:formula="of:=MIN([.$H95];[.$U95])" office:value-type="float"/>
          <table:table-cell table:formula="of:=MIN([.$I95];[.$V95])" office:value-type="float"/>
          <table:table-cell table:formula="of:=MIN([.$J95])" office:value-type="float"/>
          <table:table-cell table:formula="of:=MIN([.$K95];[.$W95])" office:value-type="float"/>
          <table:table-cell table:formula="of:=MIN([.$L95];[.$X95])" office:value-type="float"/>
          <table:table-cell table:formula="of:=MIN([.$M95];[.$Y95])" office:value-type="float"/>
          <table:table-cell table:formula="of:=MIN([.$N95];[.$Z95])" office:value-type="float"/>
          <table:table-cell table:formula="of:=MEDIAN([.$B95];[.$O95])" office:value-type="float"/>
          <table:table-cell table:formula="of:=MEDIAN([.$C95];[.$P95])" office:value-type="float"/>
          <table:table-cell table:formula="of:=MEDIAN([.$D95];[.$Q95])" office:value-type="float"/>
          <table:table-cell table:formula="of:=MEDIAN([.$E95];[.$R95])" office:value-type="float"/>
          <table:table-cell table:formula="of:=MEDIAN([.$F95];[.$S95])" office:value-type="float"/>
          <table:table-cell table:formula="of:=MEDIAN([.$G95];[.$T95])" office:value-type="float"/>
          <table:table-cell table:formula="of:=MEDIAN([.$H95];[.$U95])" office:value-type="float"/>
          <table:table-cell table:formula="of:=MEDIAN([.$I95];[.$V95])" office:value-type="float"/>
          <table:table-cell table:formula="of:=MEDIAN([.$J95])" office:value-type="float"/>
          <table:table-cell table:formula="of:=MEDIAN([.$K95];[.$W95])" office:value-type="float"/>
          <table:table-cell table:formula="of:=MEDIAN([.$L95];[.$X95])" office:value-type="float"/>
          <table:table-cell table:formula="of:=MEDIAN([.$M95];[.$Y95])" office:value-type="float"/>
          <table:table-cell table:formula="of:=MEDIAN([.$N95];[.$Z95])" office:value-type="float"/>
          <table:table-cell table:formula="of:=MAX([.$B95];[.$O95])" office:value-type="float"/>
          <table:table-cell table:formula="of:=MAX([.$C95];[.$P95])" office:value-type="float"/>
          <table:table-cell table:formula="of:=MAX([.$D95];[.$Q95])" office:value-type="float"/>
          <table:table-cell table:formula="of:=MAX([.$E95];[.$R95])" office:value-type="float"/>
          <table:table-cell table:formula="of:=MAX([.$F95];[.$S95])" office:value-type="float"/>
          <table:table-cell table:formula="of:=MAX([.$G95];[.$T95])" office:value-type="float"/>
          <table:table-cell table:formula="of:=MAX([.$H95];[.$U95])" office:value-type="float"/>
          <table:table-cell table:formula="of:=MAX([.$I95];[.$V95])" office:value-type="float"/>
          <table:table-cell table:formula="of:=MAX([.$J95])" office:value-type="float"/>
          <table:table-cell table:formula="of:=MAX([.$K95];[.$W95])" office:value-type="float"/>
          <table:table-cell table:formula="of:=MAX([.$L95];[.$X95])" office:value-type="float"/>
          <table:table-cell table:formula="of:=MAX([.$M95];[.$Y95])" office:value-type="float"/>
          <table:table-cell table:formula="of:=MAX([.$N95];[.$Z95])" office:value-type="float"/>
        </table:table-row>
        <table:table-row table:style-name="ro1">
          <table:table-cell office:value-type="string">
            <text:p>p03.pddl/21</text:p>
          </table:table-cell>
          <table:table-cell office:value-type="float" office:value="15.9563"/>
          <table:table-cell office:value-type="float" office:value="15.886"/>
          <table:table-cell office:value-type="float" office:value="14.34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43849.0"/>
          <table:table-cell office:value-type="float" office:value="100612.0"/>
          <table:table-cell office:value-type="float" office:value="91428.0"/>
          <table:table-cell office:value-type="float" office:value="119582.0"/>
          <table:table-cell office:value-type="float" office:value="81212.0"/>
          <table:table-cell office:value-type="float" office:value="0.0"/>
          <table:table-cell office:value-type="float" office:value="0.0"/>
          <table:table-cell office:value-type="float" office:value="28.0471"/>
          <table:table-cell office:value-type="float" office:value="27.962"/>
          <table:table-cell office:value-type="float" office:value="26.61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69727.0"/>
          <table:table-cell office:value-type="float" office:value="102403.0"/>
          <table:table-cell office:value-type="float" office:value="119582.0"/>
          <table:table-cell office:value-type="float" office:value="81212.0"/>
          <table:table-cell office:value-type="float" office:value="0.0"/>
          <table:table-cell office:value-type="float" office:value="0.0"/>
          <table:table-cell table:formula="of:=MIN([.$B96];[.$O96])" office:value-type="float"/>
          <table:table-cell table:formula="of:=MIN([.$C96];[.$P96])" office:value-type="float"/>
          <table:table-cell table:formula="of:=MIN([.$D96];[.$Q96])" office:value-type="float"/>
          <table:table-cell table:formula="of:=MIN([.$E96];[.$R96])" office:value-type="float"/>
          <table:table-cell table:formula="of:=MIN([.$F96];[.$S96])" office:value-type="float"/>
          <table:table-cell table:formula="of:=MIN([.$G96];[.$T96])" office:value-type="float"/>
          <table:table-cell table:formula="of:=MIN([.$H96];[.$U96])" office:value-type="float"/>
          <table:table-cell table:formula="of:=MIN([.$I96];[.$V96])" office:value-type="float"/>
          <table:table-cell table:formula="of:=MIN([.$J96])" office:value-type="float"/>
          <table:table-cell table:formula="of:=MIN([.$K96];[.$W96])" office:value-type="float"/>
          <table:table-cell table:formula="of:=MIN([.$L96];[.$X96])" office:value-type="float"/>
          <table:table-cell table:formula="of:=MIN([.$M96];[.$Y96])" office:value-type="float"/>
          <table:table-cell table:formula="of:=MIN([.$N96];[.$Z96])" office:value-type="float"/>
          <table:table-cell table:formula="of:=MEDIAN([.$B96];[.$O96])" office:value-type="float"/>
          <table:table-cell table:formula="of:=MEDIAN([.$C96];[.$P96])" office:value-type="float"/>
          <table:table-cell table:formula="of:=MEDIAN([.$D96];[.$Q96])" office:value-type="float"/>
          <table:table-cell table:formula="of:=MEDIAN([.$E96];[.$R96])" office:value-type="float"/>
          <table:table-cell table:formula="of:=MEDIAN([.$F96];[.$S96])" office:value-type="float"/>
          <table:table-cell table:formula="of:=MEDIAN([.$G96];[.$T96])" office:value-type="float"/>
          <table:table-cell table:formula="of:=MEDIAN([.$H96];[.$U96])" office:value-type="float"/>
          <table:table-cell table:formula="of:=MEDIAN([.$I96];[.$V96])" office:value-type="float"/>
          <table:table-cell table:formula="of:=MEDIAN([.$J96])" office:value-type="float"/>
          <table:table-cell table:formula="of:=MEDIAN([.$K96];[.$W96])" office:value-type="float"/>
          <table:table-cell table:formula="of:=MEDIAN([.$L96];[.$X96])" office:value-type="float"/>
          <table:table-cell table:formula="of:=MEDIAN([.$M96];[.$Y96])" office:value-type="float"/>
          <table:table-cell table:formula="of:=MEDIAN([.$N96];[.$Z96])" office:value-type="float"/>
          <table:table-cell table:formula="of:=MAX([.$B96];[.$O96])" office:value-type="float"/>
          <table:table-cell table:formula="of:=MAX([.$C96];[.$P96])" office:value-type="float"/>
          <table:table-cell table:formula="of:=MAX([.$D96];[.$Q96])" office:value-type="float"/>
          <table:table-cell table:formula="of:=MAX([.$E96];[.$R96])" office:value-type="float"/>
          <table:table-cell table:formula="of:=MAX([.$F96];[.$S96])" office:value-type="float"/>
          <table:table-cell table:formula="of:=MAX([.$G96];[.$T96])" office:value-type="float"/>
          <table:table-cell table:formula="of:=MAX([.$H96];[.$U96])" office:value-type="float"/>
          <table:table-cell table:formula="of:=MAX([.$I96];[.$V96])" office:value-type="float"/>
          <table:table-cell table:formula="of:=MAX([.$J96])" office:value-type="float"/>
          <table:table-cell table:formula="of:=MAX([.$K96];[.$W96])" office:value-type="float"/>
          <table:table-cell table:formula="of:=MAX([.$L96];[.$X96])" office:value-type="float"/>
          <table:table-cell table:formula="of:=MAX([.$M96];[.$Y96])" office:value-type="float"/>
          <table:table-cell table:formula="of:=MAX([.$N96];[.$Z96])" office:value-type="float"/>
        </table:table-row>
        <table:table-row table:style-name="ro1">
          <table:table-cell office:value-type="string">
            <text:p>p03.pddl/22</text:p>
          </table:table-cell>
          <table:table-cell office:value-type="float" office:value="2.03144"/>
          <table:table-cell office:value-type="float" office:value="1.966"/>
          <table:table-cell office:value-type="float" office:value="0.41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093.0"/>
          <table:table-cell office:value-type="float" office:value="39430.0"/>
          <table:table-cell office:value-type="float" office:value="31186.0"/>
          <table:table-cell office:value-type="float" office:value="125145.0"/>
          <table:table-cell office:value-type="float" office:value="85793.0"/>
          <table:table-cell office:value-type="float" office:value="0.0"/>
          <table:table-cell office:value-type="float" office:value="0.0"/>
          <table:table-cell office:value-type="float" office:value="4.60852"/>
          <table:table-cell office:value-type="float" office:value="4.545"/>
          <table:table-cell office:value-type="float" office:value="3.07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3656.0"/>
          <table:table-cell office:value-type="float" office:value="21569.0"/>
          <table:table-cell office:value-type="float" office:value="125145.0"/>
          <table:table-cell office:value-type="float" office:value="85793.0"/>
          <table:table-cell office:value-type="float" office:value="0.0"/>
          <table:table-cell office:value-type="float" office:value="0.0"/>
          <table:table-cell table:formula="of:=MIN([.$B97];[.$O97])" office:value-type="float"/>
          <table:table-cell table:formula="of:=MIN([.$C97];[.$P97])" office:value-type="float"/>
          <table:table-cell table:formula="of:=MIN([.$D97];[.$Q97])" office:value-type="float"/>
          <table:table-cell table:formula="of:=MIN([.$E97];[.$R97])" office:value-type="float"/>
          <table:table-cell table:formula="of:=MIN([.$F97];[.$S97])" office:value-type="float"/>
          <table:table-cell table:formula="of:=MIN([.$G97];[.$T97])" office:value-type="float"/>
          <table:table-cell table:formula="of:=MIN([.$H97];[.$U97])" office:value-type="float"/>
          <table:table-cell table:formula="of:=MIN([.$I97];[.$V97])" office:value-type="float"/>
          <table:table-cell table:formula="of:=MIN([.$J97])" office:value-type="float"/>
          <table:table-cell table:formula="of:=MIN([.$K97];[.$W97])" office:value-type="float"/>
          <table:table-cell table:formula="of:=MIN([.$L97];[.$X97])" office:value-type="float"/>
          <table:table-cell table:formula="of:=MIN([.$M97];[.$Y97])" office:value-type="float"/>
          <table:table-cell table:formula="of:=MIN([.$N97];[.$Z97])" office:value-type="float"/>
          <table:table-cell table:formula="of:=MEDIAN([.$B97];[.$O97])" office:value-type="float"/>
          <table:table-cell table:formula="of:=MEDIAN([.$C97];[.$P97])" office:value-type="float"/>
          <table:table-cell table:formula="of:=MEDIAN([.$D97];[.$Q97])" office:value-type="float"/>
          <table:table-cell table:formula="of:=MEDIAN([.$E97];[.$R97])" office:value-type="float"/>
          <table:table-cell table:formula="of:=MEDIAN([.$F97];[.$S97])" office:value-type="float"/>
          <table:table-cell table:formula="of:=MEDIAN([.$G97];[.$T97])" office:value-type="float"/>
          <table:table-cell table:formula="of:=MEDIAN([.$H97];[.$U97])" office:value-type="float"/>
          <table:table-cell table:formula="of:=MEDIAN([.$I97];[.$V97])" office:value-type="float"/>
          <table:table-cell table:formula="of:=MEDIAN([.$J97])" office:value-type="float"/>
          <table:table-cell table:formula="of:=MEDIAN([.$K97];[.$W97])" office:value-type="float"/>
          <table:table-cell table:formula="of:=MEDIAN([.$L97];[.$X97])" office:value-type="float"/>
          <table:table-cell table:formula="of:=MEDIAN([.$M97];[.$Y97])" office:value-type="float"/>
          <table:table-cell table:formula="of:=MEDIAN([.$N97];[.$Z97])" office:value-type="float"/>
          <table:table-cell table:formula="of:=MAX([.$B97];[.$O97])" office:value-type="float"/>
          <table:table-cell table:formula="of:=MAX([.$C97];[.$P97])" office:value-type="float"/>
          <table:table-cell table:formula="of:=MAX([.$D97];[.$Q97])" office:value-type="float"/>
          <table:table-cell table:formula="of:=MAX([.$E97];[.$R97])" office:value-type="float"/>
          <table:table-cell table:formula="of:=MAX([.$F97];[.$S97])" office:value-type="float"/>
          <table:table-cell table:formula="of:=MAX([.$G97];[.$T97])" office:value-type="float"/>
          <table:table-cell table:formula="of:=MAX([.$H97];[.$U97])" office:value-type="float"/>
          <table:table-cell table:formula="of:=MAX([.$I97];[.$V97])" office:value-type="float"/>
          <table:table-cell table:formula="of:=MAX([.$J97])" office:value-type="float"/>
          <table:table-cell table:formula="of:=MAX([.$K97];[.$W97])" office:value-type="float"/>
          <table:table-cell table:formula="of:=MAX([.$L97];[.$X97])" office:value-type="float"/>
          <table:table-cell table:formula="of:=MAX([.$M97];[.$Y97])" office:value-type="float"/>
          <table:table-cell table:formula="of:=MAX([.$N97];[.$Z97])" office:value-type="float"/>
        </table:table-row>
        <table:table-row table:style-name="ro1">
          <table:table-cell office:value-type="string">
            <text:p>p03.pddl/23</text:p>
          </table:table-cell>
          <table:table-cell office:value-type="float" office:value="2.92498"/>
          <table:table-cell office:value-type="float" office:value="2.857"/>
          <table:table-cell office:value-type="float" office:value="1.15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294.0"/>
          <table:table-cell office:value-type="float" office:value="55940.0"/>
          <table:table-cell office:value-type="float" office:value="48447.0"/>
          <table:table-cell office:value-type="float" office:value="130708.0"/>
          <table:table-cell office:value-type="float" office:value="90374.0"/>
          <table:table-cell office:value-type="float" office:value="0.0"/>
          <table:table-cell office:value-type="float" office:value="0.0"/>
          <table:table-cell office:value-type="float" office:value="9.26733"/>
          <table:table-cell office:value-type="float" office:value="9.196"/>
          <table:table-cell office:value-type="float" office:value="7.62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6876.0"/>
          <table:table-cell office:value-type="float" office:value="39596.0"/>
          <table:table-cell office:value-type="float" office:value="130708.0"/>
          <table:table-cell office:value-type="float" office:value="90374.0"/>
          <table:table-cell office:value-type="float" office:value="0.0"/>
          <table:table-cell office:value-type="float" office:value="0.0"/>
          <table:table-cell table:formula="of:=MIN([.$B98];[.$O98])" office:value-type="float"/>
          <table:table-cell table:formula="of:=MIN([.$C98];[.$P98])" office:value-type="float"/>
          <table:table-cell table:formula="of:=MIN([.$D98];[.$Q98])" office:value-type="float"/>
          <table:table-cell table:formula="of:=MIN([.$E98];[.$R98])" office:value-type="float"/>
          <table:table-cell table:formula="of:=MIN([.$F98];[.$S98])" office:value-type="float"/>
          <table:table-cell table:formula="of:=MIN([.$G98];[.$T98])" office:value-type="float"/>
          <table:table-cell table:formula="of:=MIN([.$H98];[.$U98])" office:value-type="float"/>
          <table:table-cell table:formula="of:=MIN([.$I98];[.$V98])" office:value-type="float"/>
          <table:table-cell table:formula="of:=MIN([.$J98])" office:value-type="float"/>
          <table:table-cell table:formula="of:=MIN([.$K98];[.$W98])" office:value-type="float"/>
          <table:table-cell table:formula="of:=MIN([.$L98];[.$X98])" office:value-type="float"/>
          <table:table-cell table:formula="of:=MIN([.$M98];[.$Y98])" office:value-type="float"/>
          <table:table-cell table:formula="of:=MIN([.$N98];[.$Z98])" office:value-type="float"/>
          <table:table-cell table:formula="of:=MEDIAN([.$B98];[.$O98])" office:value-type="float"/>
          <table:table-cell table:formula="of:=MEDIAN([.$C98];[.$P98])" office:value-type="float"/>
          <table:table-cell table:formula="of:=MEDIAN([.$D98];[.$Q98])" office:value-type="float"/>
          <table:table-cell table:formula="of:=MEDIAN([.$E98];[.$R98])" office:value-type="float"/>
          <table:table-cell table:formula="of:=MEDIAN([.$F98];[.$S98])" office:value-type="float"/>
          <table:table-cell table:formula="of:=MEDIAN([.$G98];[.$T98])" office:value-type="float"/>
          <table:table-cell table:formula="of:=MEDIAN([.$H98];[.$U98])" office:value-type="float"/>
          <table:table-cell table:formula="of:=MEDIAN([.$I98];[.$V98])" office:value-type="float"/>
          <table:table-cell table:formula="of:=MEDIAN([.$J98])" office:value-type="float"/>
          <table:table-cell table:formula="of:=MEDIAN([.$K98];[.$W98])" office:value-type="float"/>
          <table:table-cell table:formula="of:=MEDIAN([.$L98];[.$X98])" office:value-type="float"/>
          <table:table-cell table:formula="of:=MEDIAN([.$M98];[.$Y98])" office:value-type="float"/>
          <table:table-cell table:formula="of:=MEDIAN([.$N98];[.$Z98])" office:value-type="float"/>
          <table:table-cell table:formula="of:=MAX([.$B98];[.$O98])" office:value-type="float"/>
          <table:table-cell table:formula="of:=MAX([.$C98];[.$P98])" office:value-type="float"/>
          <table:table-cell table:formula="of:=MAX([.$D98];[.$Q98])" office:value-type="float"/>
          <table:table-cell table:formula="of:=MAX([.$E98];[.$R98])" office:value-type="float"/>
          <table:table-cell table:formula="of:=MAX([.$F98];[.$S98])" office:value-type="float"/>
          <table:table-cell table:formula="of:=MAX([.$G98];[.$T98])" office:value-type="float"/>
          <table:table-cell table:formula="of:=MAX([.$H98];[.$U98])" office:value-type="float"/>
          <table:table-cell table:formula="of:=MAX([.$I98];[.$V98])" office:value-type="float"/>
          <table:table-cell table:formula="of:=MAX([.$J98])" office:value-type="float"/>
          <table:table-cell table:formula="of:=MAX([.$K98];[.$W98])" office:value-type="float"/>
          <table:table-cell table:formula="of:=MAX([.$L98];[.$X98])" office:value-type="float"/>
          <table:table-cell table:formula="of:=MAX([.$M98];[.$Y98])" office:value-type="float"/>
          <table:table-cell table:formula="of:=MAX([.$N98];[.$Z98])" office:value-type="float"/>
        </table:table-row>
        <table:table-row table:style-name="ro1">
          <table:table-cell office:value-type="string">
            <text:p>p03.pddl/24</text:p>
          </table:table-cell>
          <table:table-cell office:value-type="float" office:value="2.14393"/>
          <table:table-cell office:value-type="float" office:value="2.074"/>
          <table:table-cell office:value-type="float" office:value="0.29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740.0"/>
          <table:table-cell office:value-type="float" office:value="27257.0"/>
          <table:table-cell office:value-type="float" office:value="21746.0"/>
          <table:table-cell office:value-type="float" office:value="136271.0"/>
          <table:table-cell office:value-type="float" office:value="94955.0"/>
          <table:table-cell office:value-type="float" office:value="0.0"/>
          <table:table-cell office:value-type="float" office:value="0.0"/>
          <table:table-cell office:value-type="float" office:value="7.2763"/>
          <table:table-cell office:value-type="float" office:value="7.202"/>
          <table:table-cell office:value-type="float" office:value="5.68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0445.0"/>
          <table:table-cell office:value-type="float" office:value="30181.0"/>
          <table:table-cell office:value-type="float" office:value="136271.0"/>
          <table:table-cell office:value-type="float" office:value="94955.0"/>
          <table:table-cell office:value-type="float" office:value="0.0"/>
          <table:table-cell office:value-type="float" office:value="0.0"/>
          <table:table-cell table:formula="of:=MIN([.$B99];[.$O99])" office:value-type="float"/>
          <table:table-cell table:formula="of:=MIN([.$C99];[.$P99])" office:value-type="float"/>
          <table:table-cell table:formula="of:=MIN([.$D99];[.$Q99])" office:value-type="float"/>
          <table:table-cell table:formula="of:=MIN([.$E99];[.$R99])" office:value-type="float"/>
          <table:table-cell table:formula="of:=MIN([.$F99];[.$S99])" office:value-type="float"/>
          <table:table-cell table:formula="of:=MIN([.$G99];[.$T99])" office:value-type="float"/>
          <table:table-cell table:formula="of:=MIN([.$H99];[.$U99])" office:value-type="float"/>
          <table:table-cell table:formula="of:=MIN([.$I99];[.$V99])" office:value-type="float"/>
          <table:table-cell table:formula="of:=MIN([.$J99])" office:value-type="float"/>
          <table:table-cell table:formula="of:=MIN([.$K99];[.$W99])" office:value-type="float"/>
          <table:table-cell table:formula="of:=MIN([.$L99];[.$X99])" office:value-type="float"/>
          <table:table-cell table:formula="of:=MIN([.$M99];[.$Y99])" office:value-type="float"/>
          <table:table-cell table:formula="of:=MIN([.$N99];[.$Z99])" office:value-type="float"/>
          <table:table-cell table:formula="of:=MEDIAN([.$B99];[.$O99])" office:value-type="float"/>
          <table:table-cell table:formula="of:=MEDIAN([.$C99];[.$P99])" office:value-type="float"/>
          <table:table-cell table:formula="of:=MEDIAN([.$D99];[.$Q99])" office:value-type="float"/>
          <table:table-cell table:formula="of:=MEDIAN([.$E99];[.$R99])" office:value-type="float"/>
          <table:table-cell table:formula="of:=MEDIAN([.$F99];[.$S99])" office:value-type="float"/>
          <table:table-cell table:formula="of:=MEDIAN([.$G99];[.$T99])" office:value-type="float"/>
          <table:table-cell table:formula="of:=MEDIAN([.$H99];[.$U99])" office:value-type="float"/>
          <table:table-cell table:formula="of:=MEDIAN([.$I99];[.$V99])" office:value-type="float"/>
          <table:table-cell table:formula="of:=MEDIAN([.$J99])" office:value-type="float"/>
          <table:table-cell table:formula="of:=MEDIAN([.$K99];[.$W99])" office:value-type="float"/>
          <table:table-cell table:formula="of:=MEDIAN([.$L99];[.$X99])" office:value-type="float"/>
          <table:table-cell table:formula="of:=MEDIAN([.$M99];[.$Y99])" office:value-type="float"/>
          <table:table-cell table:formula="of:=MEDIAN([.$N99];[.$Z99])" office:value-type="float"/>
          <table:table-cell table:formula="of:=MAX([.$B99];[.$O99])" office:value-type="float"/>
          <table:table-cell table:formula="of:=MAX([.$C99];[.$P99])" office:value-type="float"/>
          <table:table-cell table:formula="of:=MAX([.$D99];[.$Q99])" office:value-type="float"/>
          <table:table-cell table:formula="of:=MAX([.$E99];[.$R99])" office:value-type="float"/>
          <table:table-cell table:formula="of:=MAX([.$F99];[.$S99])" office:value-type="float"/>
          <table:table-cell table:formula="of:=MAX([.$G99];[.$T99])" office:value-type="float"/>
          <table:table-cell table:formula="of:=MAX([.$H99];[.$U99])" office:value-type="float"/>
          <table:table-cell table:formula="of:=MAX([.$I99];[.$V99])" office:value-type="float"/>
          <table:table-cell table:formula="of:=MAX([.$J99])" office:value-type="float"/>
          <table:table-cell table:formula="of:=MAX([.$K99];[.$W99])" office:value-type="float"/>
          <table:table-cell table:formula="of:=MAX([.$L99];[.$X99])" office:value-type="float"/>
          <table:table-cell table:formula="of:=MAX([.$M99];[.$Y99])" office:value-type="float"/>
          <table:table-cell table:formula="of:=MAX([.$N99];[.$Z99])" office:value-type="float"/>
        </table:table-row>
        <table:table-row table:style-name="ro1">
          <table:table-cell office:value-type="string">
            <text:p>p03.pddl/25</text:p>
          </table:table-cell>
          <table:table-cell office:value-type="float" office:value="2.19686"/>
          <table:table-cell office:value-type="float" office:value="2.121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441.0"/>
          <table:table-cell office:value-type="float" office:value="24831.0"/>
          <table:table-cell office:value-type="float" office:value="20362.0"/>
          <table:table-cell office:value-type="float" office:value="141834.0"/>
          <table:table-cell office:value-type="float" office:value="99536.0"/>
          <table:table-cell office:value-type="float" office:value="0.0"/>
          <table:table-cell office:value-type="float" office:value="0.0"/>
          <table:table-cell office:value-type="float" office:value="9.79966"/>
          <table:table-cell office:value-type="float" office:value="9.722"/>
          <table:table-cell office:value-type="float" office:value="8.13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7356.0"/>
          <table:table-cell office:value-type="float" office:value="40026.0"/>
          <table:table-cell office:value-type="float" office:value="141834.0"/>
          <table:table-cell office:value-type="float" office:value="99536.0"/>
          <table:table-cell office:value-type="float" office:value="0.0"/>
          <table:table-cell office:value-type="float" office:value="0.0"/>
          <table:table-cell table:formula="of:=MIN([.$B100];[.$O100])" office:value-type="float"/>
          <table:table-cell table:formula="of:=MIN([.$C100];[.$P100])" office:value-type="float"/>
          <table:table-cell table:formula="of:=MIN([.$D100];[.$Q100])" office:value-type="float"/>
          <table:table-cell table:formula="of:=MIN([.$E100];[.$R100])" office:value-type="float"/>
          <table:table-cell table:formula="of:=MIN([.$F100];[.$S100])" office:value-type="float"/>
          <table:table-cell table:formula="of:=MIN([.$G100];[.$T100])" office:value-type="float"/>
          <table:table-cell table:formula="of:=MIN([.$H100];[.$U100])" office:value-type="float"/>
          <table:table-cell table:formula="of:=MIN([.$I100];[.$V100])" office:value-type="float"/>
          <table:table-cell table:formula="of:=MIN([.$J100])" office:value-type="float"/>
          <table:table-cell table:formula="of:=MIN([.$K100];[.$W100])" office:value-type="float"/>
          <table:table-cell table:formula="of:=MIN([.$L100];[.$X100])" office:value-type="float"/>
          <table:table-cell table:formula="of:=MIN([.$M100];[.$Y100])" office:value-type="float"/>
          <table:table-cell table:formula="of:=MIN([.$N100];[.$Z100])" office:value-type="float"/>
          <table:table-cell table:formula="of:=MEDIAN([.$B100];[.$O100])" office:value-type="float"/>
          <table:table-cell table:formula="of:=MEDIAN([.$C100];[.$P100])" office:value-type="float"/>
          <table:table-cell table:formula="of:=MEDIAN([.$D100];[.$Q100])" office:value-type="float"/>
          <table:table-cell table:formula="of:=MEDIAN([.$E100];[.$R100])" office:value-type="float"/>
          <table:table-cell table:formula="of:=MEDIAN([.$F100];[.$S100])" office:value-type="float"/>
          <table:table-cell table:formula="of:=MEDIAN([.$G100];[.$T100])" office:value-type="float"/>
          <table:table-cell table:formula="of:=MEDIAN([.$H100];[.$U100])" office:value-type="float"/>
          <table:table-cell table:formula="of:=MEDIAN([.$I100];[.$V100])" office:value-type="float"/>
          <table:table-cell table:formula="of:=MEDIAN([.$J100])" office:value-type="float"/>
          <table:table-cell table:formula="of:=MEDIAN([.$K100];[.$W100])" office:value-type="float"/>
          <table:table-cell table:formula="of:=MEDIAN([.$L100];[.$X100])" office:value-type="float"/>
          <table:table-cell table:formula="of:=MEDIAN([.$M100];[.$Y100])" office:value-type="float"/>
          <table:table-cell table:formula="of:=MEDIAN([.$N100];[.$Z100])" office:value-type="float"/>
          <table:table-cell table:formula="of:=MAX([.$B100];[.$O100])" office:value-type="float"/>
          <table:table-cell table:formula="of:=MAX([.$C100];[.$P100])" office:value-type="float"/>
          <table:table-cell table:formula="of:=MAX([.$D100];[.$Q100])" office:value-type="float"/>
          <table:table-cell table:formula="of:=MAX([.$E100];[.$R100])" office:value-type="float"/>
          <table:table-cell table:formula="of:=MAX([.$F100];[.$S100])" office:value-type="float"/>
          <table:table-cell table:formula="of:=MAX([.$G100];[.$T100])" office:value-type="float"/>
          <table:table-cell table:formula="of:=MAX([.$H100];[.$U100])" office:value-type="float"/>
          <table:table-cell table:formula="of:=MAX([.$I100];[.$V100])" office:value-type="float"/>
          <table:table-cell table:formula="of:=MAX([.$J100])" office:value-type="float"/>
          <table:table-cell table:formula="of:=MAX([.$K100];[.$W100])" office:value-type="float"/>
          <table:table-cell table:formula="of:=MAX([.$L100];[.$X100])" office:value-type="float"/>
          <table:table-cell table:formula="of:=MAX([.$M100];[.$Y100])" office:value-type="float"/>
          <table:table-cell table:formula="of:=MAX([.$N100];[.$Z100])" office:value-type="float"/>
        </table:table-row>
        <table:table-row table:style-name="ro1">
          <table:table-cell office:value-type="string">
            <text:p>p03.pddl/26</text:p>
          </table:table-cell>
          <table:table-cell office:value-type="float" office:value="2.30321"/>
          <table:table-cell office:value-type="float" office:value="2.231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362.0"/>
          <table:table-cell office:value-type="float" office:value="47545.0"/>
          <table:table-cell office:value-type="float" office:value="40967.0"/>
          <table:table-cell office:value-type="float" office:value="147397.0"/>
          <table:table-cell office:value-type="float" office:value="104117.0"/>
          <table:table-cell office:value-type="float" office:value="0.0"/>
          <table:table-cell office:value-type="float" office:value="0.0"/>
          <table:table-cell office:value-type="float" office:value="9.78458"/>
          <table:table-cell office:value-type="float" office:value="9.707"/>
          <table:table-cell office:value-type="float" office:value="7.88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9460.0"/>
          <table:table-cell office:value-type="float" office:value="44378.0"/>
          <table:table-cell office:value-type="float" office:value="147397.0"/>
          <table:table-cell office:value-type="float" office:value="104117.0"/>
          <table:table-cell office:value-type="float" office:value="0.0"/>
          <table:table-cell office:value-type="float" office:value="0.0"/>
          <table:table-cell table:formula="of:=MIN([.$B101];[.$O101])" office:value-type="float"/>
          <table:table-cell table:formula="of:=MIN([.$C101];[.$P101])" office:value-type="float"/>
          <table:table-cell table:formula="of:=MIN([.$D101];[.$Q101])" office:value-type="float"/>
          <table:table-cell table:formula="of:=MIN([.$E101];[.$R101])" office:value-type="float"/>
          <table:table-cell table:formula="of:=MIN([.$F101];[.$S101])" office:value-type="float"/>
          <table:table-cell table:formula="of:=MIN([.$G101];[.$T101])" office:value-type="float"/>
          <table:table-cell table:formula="of:=MIN([.$H101];[.$U101])" office:value-type="float"/>
          <table:table-cell table:formula="of:=MIN([.$I101];[.$V101])" office:value-type="float"/>
          <table:table-cell table:formula="of:=MIN([.$J101])" office:value-type="float"/>
          <table:table-cell table:formula="of:=MIN([.$K101];[.$W101])" office:value-type="float"/>
          <table:table-cell table:formula="of:=MIN([.$L101];[.$X101])" office:value-type="float"/>
          <table:table-cell table:formula="of:=MIN([.$M101];[.$Y101])" office:value-type="float"/>
          <table:table-cell table:formula="of:=MIN([.$N101];[.$Z101])" office:value-type="float"/>
          <table:table-cell table:formula="of:=MEDIAN([.$B101];[.$O101])" office:value-type="float"/>
          <table:table-cell table:formula="of:=MEDIAN([.$C101];[.$P101])" office:value-type="float"/>
          <table:table-cell table:formula="of:=MEDIAN([.$D101];[.$Q101])" office:value-type="float"/>
          <table:table-cell table:formula="of:=MEDIAN([.$E101];[.$R101])" office:value-type="float"/>
          <table:table-cell table:formula="of:=MEDIAN([.$F101];[.$S101])" office:value-type="float"/>
          <table:table-cell table:formula="of:=MEDIAN([.$G101];[.$T101])" office:value-type="float"/>
          <table:table-cell table:formula="of:=MEDIAN([.$H101];[.$U101])" office:value-type="float"/>
          <table:table-cell table:formula="of:=MEDIAN([.$I101];[.$V101])" office:value-type="float"/>
          <table:table-cell table:formula="of:=MEDIAN([.$J101])" office:value-type="float"/>
          <table:table-cell table:formula="of:=MEDIAN([.$K101];[.$W101])" office:value-type="float"/>
          <table:table-cell table:formula="of:=MEDIAN([.$L101];[.$X101])" office:value-type="float"/>
          <table:table-cell table:formula="of:=MEDIAN([.$M101];[.$Y101])" office:value-type="float"/>
          <table:table-cell table:formula="of:=MEDIAN([.$N101];[.$Z101])" office:value-type="float"/>
          <table:table-cell table:formula="of:=MAX([.$B101];[.$O101])" office:value-type="float"/>
          <table:table-cell table:formula="of:=MAX([.$C101];[.$P101])" office:value-type="float"/>
          <table:table-cell table:formula="of:=MAX([.$D101];[.$Q101])" office:value-type="float"/>
          <table:table-cell table:formula="of:=MAX([.$E101];[.$R101])" office:value-type="float"/>
          <table:table-cell table:formula="of:=MAX([.$F101];[.$S101])" office:value-type="float"/>
          <table:table-cell table:formula="of:=MAX([.$G101];[.$T101])" office:value-type="float"/>
          <table:table-cell table:formula="of:=MAX([.$H101];[.$U101])" office:value-type="float"/>
          <table:table-cell table:formula="of:=MAX([.$I101];[.$V101])" office:value-type="float"/>
          <table:table-cell table:formula="of:=MAX([.$J101])" office:value-type="float"/>
          <table:table-cell table:formula="of:=MAX([.$K101];[.$W101])" office:value-type="float"/>
          <table:table-cell table:formula="of:=MAX([.$L101];[.$X101])" office:value-type="float"/>
          <table:table-cell table:formula="of:=MAX([.$M101];[.$Y101])" office:value-type="float"/>
          <table:table-cell table:formula="of:=MAX([.$N101];[.$Z101])" office:value-type="float"/>
        </table:table-row>
        <table:table-row table:style-name="ro1">
          <table:table-cell office:value-type="string">
            <text:p>p03.pddl/27</text:p>
          </table:table-cell>
          <table:table-cell office:value-type="float" office:value="2.38969"/>
          <table:table-cell office:value-type="float" office:value="2.317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287.0"/>
          <table:table-cell office:value-type="float" office:value="43943.0"/>
          <table:table-cell office:value-type="float" office:value="38099.0"/>
          <table:table-cell office:value-type="float" office:value="152960.0"/>
          <table:table-cell office:value-type="float" office:value="108698.0"/>
          <table:table-cell office:value-type="float" office:value="0.0"/>
          <table:table-cell office:value-type="float" office:value="0.0"/>
          <table:table-cell office:value-type="float" office:value="22.6202"/>
          <table:table-cell office:value-type="float" office:value="22.526"/>
          <table:table-cell office:value-type="float" office:value="20.67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51057.0"/>
          <table:table-cell office:value-type="float" office:value="73712.0"/>
          <table:table-cell office:value-type="float" office:value="152960.0"/>
          <table:table-cell office:value-type="float" office:value="108698.0"/>
          <table:table-cell office:value-type="float" office:value="0.0"/>
          <table:table-cell office:value-type="float" office:value="0.0"/>
          <table:table-cell table:formula="of:=MIN([.$B102];[.$O102])" office:value-type="float"/>
          <table:table-cell table:formula="of:=MIN([.$C102];[.$P102])" office:value-type="float"/>
          <table:table-cell table:formula="of:=MIN([.$D102];[.$Q102])" office:value-type="float"/>
          <table:table-cell table:formula="of:=MIN([.$E102];[.$R102])" office:value-type="float"/>
          <table:table-cell table:formula="of:=MIN([.$F102];[.$S102])" office:value-type="float"/>
          <table:table-cell table:formula="of:=MIN([.$G102];[.$T102])" office:value-type="float"/>
          <table:table-cell table:formula="of:=MIN([.$H102];[.$U102])" office:value-type="float"/>
          <table:table-cell table:formula="of:=MIN([.$I102];[.$V102])" office:value-type="float"/>
          <table:table-cell table:formula="of:=MIN([.$J102])" office:value-type="float"/>
          <table:table-cell table:formula="of:=MIN([.$K102];[.$W102])" office:value-type="float"/>
          <table:table-cell table:formula="of:=MIN([.$L102];[.$X102])" office:value-type="float"/>
          <table:table-cell table:formula="of:=MIN([.$M102];[.$Y102])" office:value-type="float"/>
          <table:table-cell table:formula="of:=MIN([.$N102];[.$Z102])" office:value-type="float"/>
          <table:table-cell table:formula="of:=MEDIAN([.$B102];[.$O102])" office:value-type="float"/>
          <table:table-cell table:formula="of:=MEDIAN([.$C102];[.$P102])" office:value-type="float"/>
          <table:table-cell table:formula="of:=MEDIAN([.$D102];[.$Q102])" office:value-type="float"/>
          <table:table-cell table:formula="of:=MEDIAN([.$E102];[.$R102])" office:value-type="float"/>
          <table:table-cell table:formula="of:=MEDIAN([.$F102];[.$S102])" office:value-type="float"/>
          <table:table-cell table:formula="of:=MEDIAN([.$G102];[.$T102])" office:value-type="float"/>
          <table:table-cell table:formula="of:=MEDIAN([.$H102];[.$U102])" office:value-type="float"/>
          <table:table-cell table:formula="of:=MEDIAN([.$I102];[.$V102])" office:value-type="float"/>
          <table:table-cell table:formula="of:=MEDIAN([.$J102])" office:value-type="float"/>
          <table:table-cell table:formula="of:=MEDIAN([.$K102];[.$W102])" office:value-type="float"/>
          <table:table-cell table:formula="of:=MEDIAN([.$L102];[.$X102])" office:value-type="float"/>
          <table:table-cell table:formula="of:=MEDIAN([.$M102];[.$Y102])" office:value-type="float"/>
          <table:table-cell table:formula="of:=MEDIAN([.$N102];[.$Z102])" office:value-type="float"/>
          <table:table-cell table:formula="of:=MAX([.$B102];[.$O102])" office:value-type="float"/>
          <table:table-cell table:formula="of:=MAX([.$C102];[.$P102])" office:value-type="float"/>
          <table:table-cell table:formula="of:=MAX([.$D102];[.$Q102])" office:value-type="float"/>
          <table:table-cell table:formula="of:=MAX([.$E102];[.$R102])" office:value-type="float"/>
          <table:table-cell table:formula="of:=MAX([.$F102];[.$S102])" office:value-type="float"/>
          <table:table-cell table:formula="of:=MAX([.$G102];[.$T102])" office:value-type="float"/>
          <table:table-cell table:formula="of:=MAX([.$H102];[.$U102])" office:value-type="float"/>
          <table:table-cell table:formula="of:=MAX([.$I102];[.$V102])" office:value-type="float"/>
          <table:table-cell table:formula="of:=MAX([.$J102])" office:value-type="float"/>
          <table:table-cell table:formula="of:=MAX([.$K102];[.$W102])" office:value-type="float"/>
          <table:table-cell table:formula="of:=MAX([.$L102];[.$X102])" office:value-type="float"/>
          <table:table-cell table:formula="of:=MAX([.$M102];[.$Y102])" office:value-type="float"/>
          <table:table-cell table:formula="of:=MAX([.$N102];[.$Z102])" office:value-type="float"/>
        </table:table-row>
        <table:table-row table:style-name="ro1">
          <table:table-cell office:value-type="string">
            <text:p>p03.pddl/28</text:p>
          </table:table-cell>
          <table:table-cell office:value-type="float" office:value="2.69608"/>
          <table:table-cell office:value-type="float" office:value="2.626"/>
          <table:table-cell office:value-type="float" office:value="0.55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687.0"/>
          <table:table-cell office:value-type="float" office:value="45546.0"/>
          <table:table-cell office:value-type="float" office:value="39831.0"/>
          <table:table-cell office:value-type="float" office:value="158523.0"/>
          <table:table-cell office:value-type="float" office:value="113279.0"/>
          <table:table-cell office:value-type="float" office:value="0.0"/>
          <table:table-cell office:value-type="float" office:value="0.0"/>
          <table:table-cell office:value-type="float" office:value="7.30176"/>
          <table:table-cell office:value-type="float" office:value="7.227"/>
          <table:table-cell office:value-type="float" office:value="5.37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1821.0"/>
          <table:table-cell office:value-type="float" office:value="33426.0"/>
          <table:table-cell office:value-type="float" office:value="158523.0"/>
          <table:table-cell office:value-type="float" office:value="113279.0"/>
          <table:table-cell office:value-type="float" office:value="0.0"/>
          <table:table-cell office:value-type="float" office:value="0.0"/>
          <table:table-cell table:formula="of:=MIN([.$B103];[.$O103])" office:value-type="float"/>
          <table:table-cell table:formula="of:=MIN([.$C103];[.$P103])" office:value-type="float"/>
          <table:table-cell table:formula="of:=MIN([.$D103];[.$Q103])" office:value-type="float"/>
          <table:table-cell table:formula="of:=MIN([.$E103];[.$R103])" office:value-type="float"/>
          <table:table-cell table:formula="of:=MIN([.$F103];[.$S103])" office:value-type="float"/>
          <table:table-cell table:formula="of:=MIN([.$G103];[.$T103])" office:value-type="float"/>
          <table:table-cell table:formula="of:=MIN([.$H103];[.$U103])" office:value-type="float"/>
          <table:table-cell table:formula="of:=MIN([.$I103];[.$V103])" office:value-type="float"/>
          <table:table-cell table:formula="of:=MIN([.$J103])" office:value-type="float"/>
          <table:table-cell table:formula="of:=MIN([.$K103];[.$W103])" office:value-type="float"/>
          <table:table-cell table:formula="of:=MIN([.$L103];[.$X103])" office:value-type="float"/>
          <table:table-cell table:formula="of:=MIN([.$M103];[.$Y103])" office:value-type="float"/>
          <table:table-cell table:formula="of:=MIN([.$N103];[.$Z103])" office:value-type="float"/>
          <table:table-cell table:formula="of:=MEDIAN([.$B103];[.$O103])" office:value-type="float"/>
          <table:table-cell table:formula="of:=MEDIAN([.$C103];[.$P103])" office:value-type="float"/>
          <table:table-cell table:formula="of:=MEDIAN([.$D103];[.$Q103])" office:value-type="float"/>
          <table:table-cell table:formula="of:=MEDIAN([.$E103];[.$R103])" office:value-type="float"/>
          <table:table-cell table:formula="of:=MEDIAN([.$F103];[.$S103])" office:value-type="float"/>
          <table:table-cell table:formula="of:=MEDIAN([.$G103];[.$T103])" office:value-type="float"/>
          <table:table-cell table:formula="of:=MEDIAN([.$H103];[.$U103])" office:value-type="float"/>
          <table:table-cell table:formula="of:=MEDIAN([.$I103];[.$V103])" office:value-type="float"/>
          <table:table-cell table:formula="of:=MEDIAN([.$J103])" office:value-type="float"/>
          <table:table-cell table:formula="of:=MEDIAN([.$K103];[.$W103])" office:value-type="float"/>
          <table:table-cell table:formula="of:=MEDIAN([.$L103];[.$X103])" office:value-type="float"/>
          <table:table-cell table:formula="of:=MEDIAN([.$M103];[.$Y103])" office:value-type="float"/>
          <table:table-cell table:formula="of:=MEDIAN([.$N103];[.$Z103])" office:value-type="float"/>
          <table:table-cell table:formula="of:=MAX([.$B103];[.$O103])" office:value-type="float"/>
          <table:table-cell table:formula="of:=MAX([.$C103];[.$P103])" office:value-type="float"/>
          <table:table-cell table:formula="of:=MAX([.$D103];[.$Q103])" office:value-type="float"/>
          <table:table-cell table:formula="of:=MAX([.$E103];[.$R103])" office:value-type="float"/>
          <table:table-cell table:formula="of:=MAX([.$F103];[.$S103])" office:value-type="float"/>
          <table:table-cell table:formula="of:=MAX([.$G103];[.$T103])" office:value-type="float"/>
          <table:table-cell table:formula="of:=MAX([.$H103];[.$U103])" office:value-type="float"/>
          <table:table-cell table:formula="of:=MAX([.$I103];[.$V103])" office:value-type="float"/>
          <table:table-cell table:formula="of:=MAX([.$J103])" office:value-type="float"/>
          <table:table-cell table:formula="of:=MAX([.$K103];[.$W103])" office:value-type="float"/>
          <table:table-cell table:formula="of:=MAX([.$L103];[.$X103])" office:value-type="float"/>
          <table:table-cell table:formula="of:=MAX([.$M103];[.$Y103])" office:value-type="float"/>
          <table:table-cell table:formula="of:=MAX([.$N103];[.$Z103])" office:value-type="float"/>
        </table:table-row>
        <table:table-row table:style-name="ro1">
          <table:table-cell office:value-type="string">
            <text:p>p03.pddl/29</text:p>
          </table:table-cell>
          <table:table-cell office:value-type="float" office:value="2.59297"/>
          <table:table-cell office:value-type="float" office:value="2.521"/>
          <table:table-cell office:value-type="float" office:value="0.4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2068.0"/>
          <table:table-cell office:value-type="float" office:value="40986.0"/>
          <table:table-cell office:value-type="float" office:value="34898.0"/>
          <table:table-cell office:value-type="float" office:value="164086.0"/>
          <table:table-cell office:value-type="float" office:value="117860.0"/>
          <table:table-cell office:value-type="float" office:value="0.0"/>
          <table:table-cell office:value-type="float" office:value="0.0"/>
          <table:table-cell office:value-type="float" office:value="4.39221"/>
          <table:table-cell office:value-type="float" office:value="4.319"/>
          <table:table-cell office:value-type="float" office:value="2.45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2743.0"/>
          <table:table-cell office:value-type="float" office:value="19666.0"/>
          <table:table-cell office:value-type="float" office:value="164086.0"/>
          <table:table-cell office:value-type="float" office:value="117860.0"/>
          <table:table-cell office:value-type="float" office:value="0.0"/>
          <table:table-cell office:value-type="float" office:value="0.0"/>
          <table:table-cell table:formula="of:=MIN([.$B104];[.$O104])" office:value-type="float"/>
          <table:table-cell table:formula="of:=MIN([.$C104];[.$P104])" office:value-type="float"/>
          <table:table-cell table:formula="of:=MIN([.$D104];[.$Q104])" office:value-type="float"/>
          <table:table-cell table:formula="of:=MIN([.$E104];[.$R104])" office:value-type="float"/>
          <table:table-cell table:formula="of:=MIN([.$F104];[.$S104])" office:value-type="float"/>
          <table:table-cell table:formula="of:=MIN([.$G104];[.$T104])" office:value-type="float"/>
          <table:table-cell table:formula="of:=MIN([.$H104];[.$U104])" office:value-type="float"/>
          <table:table-cell table:formula="of:=MIN([.$I104];[.$V104])" office:value-type="float"/>
          <table:table-cell table:formula="of:=MIN([.$J104])" office:value-type="float"/>
          <table:table-cell table:formula="of:=MIN([.$K104];[.$W104])" office:value-type="float"/>
          <table:table-cell table:formula="of:=MIN([.$L104];[.$X104])" office:value-type="float"/>
          <table:table-cell table:formula="of:=MIN([.$M104];[.$Y104])" office:value-type="float"/>
          <table:table-cell table:formula="of:=MIN([.$N104];[.$Z104])" office:value-type="float"/>
          <table:table-cell table:formula="of:=MEDIAN([.$B104];[.$O104])" office:value-type="float"/>
          <table:table-cell table:formula="of:=MEDIAN([.$C104];[.$P104])" office:value-type="float"/>
          <table:table-cell table:formula="of:=MEDIAN([.$D104];[.$Q104])" office:value-type="float"/>
          <table:table-cell table:formula="of:=MEDIAN([.$E104];[.$R104])" office:value-type="float"/>
          <table:table-cell table:formula="of:=MEDIAN([.$F104];[.$S104])" office:value-type="float"/>
          <table:table-cell table:formula="of:=MEDIAN([.$G104];[.$T104])" office:value-type="float"/>
          <table:table-cell table:formula="of:=MEDIAN([.$H104];[.$U104])" office:value-type="float"/>
          <table:table-cell table:formula="of:=MEDIAN([.$I104];[.$V104])" office:value-type="float"/>
          <table:table-cell table:formula="of:=MEDIAN([.$J104])" office:value-type="float"/>
          <table:table-cell table:formula="of:=MEDIAN([.$K104];[.$W104])" office:value-type="float"/>
          <table:table-cell table:formula="of:=MEDIAN([.$L104];[.$X104])" office:value-type="float"/>
          <table:table-cell table:formula="of:=MEDIAN([.$M104];[.$Y104])" office:value-type="float"/>
          <table:table-cell table:formula="of:=MEDIAN([.$N104];[.$Z104])" office:value-type="float"/>
          <table:table-cell table:formula="of:=MAX([.$B104];[.$O104])" office:value-type="float"/>
          <table:table-cell table:formula="of:=MAX([.$C104];[.$P104])" office:value-type="float"/>
          <table:table-cell table:formula="of:=MAX([.$D104];[.$Q104])" office:value-type="float"/>
          <table:table-cell table:formula="of:=MAX([.$E104];[.$R104])" office:value-type="float"/>
          <table:table-cell table:formula="of:=MAX([.$F104];[.$S104])" office:value-type="float"/>
          <table:table-cell table:formula="of:=MAX([.$G104];[.$T104])" office:value-type="float"/>
          <table:table-cell table:formula="of:=MAX([.$H104];[.$U104])" office:value-type="float"/>
          <table:table-cell table:formula="of:=MAX([.$I104];[.$V104])" office:value-type="float"/>
          <table:table-cell table:formula="of:=MAX([.$J104])" office:value-type="float"/>
          <table:table-cell table:formula="of:=MAX([.$K104];[.$W104])" office:value-type="float"/>
          <table:table-cell table:formula="of:=MAX([.$L104];[.$X104])" office:value-type="float"/>
          <table:table-cell table:formula="of:=MAX([.$M104];[.$Y104])" office:value-type="float"/>
          <table:table-cell table:formula="of:=MAX([.$N104];[.$Z104])" office:value-type="float"/>
        </table:table-row>
        <table:table-row table:style-name="ro1">
          <table:table-cell office:value-type="string">
            <text:p>p03.pddl/3</text:p>
          </table:table-cell>
          <table:table-cell office:value-type="float" office:value="0.295245"/>
          <table:table-cell office:value-type="float" office:value="0.2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448.0"/>
          <table:table-cell office:value-type="float" office:value="379.0"/>
          <table:table-cell office:value-type="float" office:value="0.0"/>
          <table:table-cell office:value-type="float" office:value="0.0"/>
          <table:table-cell office:value-type="float" office:value="0.282871"/>
          <table:table-cell office:value-type="float" office:value="0.2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9448.0"/>
          <table:table-cell office:value-type="float" office:value="379.0"/>
          <table:table-cell office:value-type="float" office:value="0.0"/>
          <table:table-cell office:value-type="float" office:value="0.0"/>
          <table:table-cell table:formula="of:=MIN([.$B105];[.$O105])" office:value-type="float"/>
          <table:table-cell table:formula="of:=MIN([.$C105];[.$P105])" office:value-type="float"/>
          <table:table-cell table:formula="of:=MIN([.$D105];[.$Q105])" office:value-type="float"/>
          <table:table-cell table:formula="of:=MIN([.$E105];[.$R105])" office:value-type="float"/>
          <table:table-cell table:formula="of:=MIN([.$F105];[.$S105])" office:value-type="float"/>
          <table:table-cell table:formula="of:=MIN([.$G105];[.$T105])" office:value-type="float"/>
          <table:table-cell table:formula="of:=MIN([.$H105];[.$U105])" office:value-type="float"/>
          <table:table-cell table:formula="of:=MIN([.$I105];[.$V105])" office:value-type="float"/>
          <table:table-cell table:formula="of:=MIN([.$J105])" office:value-type="float"/>
          <table:table-cell table:formula="of:=MIN([.$K105];[.$W105])" office:value-type="float"/>
          <table:table-cell table:formula="of:=MIN([.$L105];[.$X105])" office:value-type="float"/>
          <table:table-cell table:formula="of:=MIN([.$M105];[.$Y105])" office:value-type="float"/>
          <table:table-cell table:formula="of:=MIN([.$N105];[.$Z105])" office:value-type="float"/>
          <table:table-cell table:formula="of:=MEDIAN([.$B105];[.$O105])" office:value-type="float"/>
          <table:table-cell table:formula="of:=MEDIAN([.$C105];[.$P105])" office:value-type="float"/>
          <table:table-cell table:formula="of:=MEDIAN([.$D105];[.$Q105])" office:value-type="float"/>
          <table:table-cell table:formula="of:=MEDIAN([.$E105];[.$R105])" office:value-type="float"/>
          <table:table-cell table:formula="of:=MEDIAN([.$F105];[.$S105])" office:value-type="float"/>
          <table:table-cell table:formula="of:=MEDIAN([.$G105];[.$T105])" office:value-type="float"/>
          <table:table-cell table:formula="of:=MEDIAN([.$H105];[.$U105])" office:value-type="float"/>
          <table:table-cell table:formula="of:=MEDIAN([.$I105];[.$V105])" office:value-type="float"/>
          <table:table-cell table:formula="of:=MEDIAN([.$J105])" office:value-type="float"/>
          <table:table-cell table:formula="of:=MEDIAN([.$K105];[.$W105])" office:value-type="float"/>
          <table:table-cell table:formula="of:=MEDIAN([.$L105];[.$X105])" office:value-type="float"/>
          <table:table-cell table:formula="of:=MEDIAN([.$M105];[.$Y105])" office:value-type="float"/>
          <table:table-cell table:formula="of:=MEDIAN([.$N105];[.$Z105])" office:value-type="float"/>
          <table:table-cell table:formula="of:=MAX([.$B105];[.$O105])" office:value-type="float"/>
          <table:table-cell table:formula="of:=MAX([.$C105];[.$P105])" office:value-type="float"/>
          <table:table-cell table:formula="of:=MAX([.$D105];[.$Q105])" office:value-type="float"/>
          <table:table-cell table:formula="of:=MAX([.$E105];[.$R105])" office:value-type="float"/>
          <table:table-cell table:formula="of:=MAX([.$F105];[.$S105])" office:value-type="float"/>
          <table:table-cell table:formula="of:=MAX([.$G105];[.$T105])" office:value-type="float"/>
          <table:table-cell table:formula="of:=MAX([.$H105];[.$U105])" office:value-type="float"/>
          <table:table-cell table:formula="of:=MAX([.$I105];[.$V105])" office:value-type="float"/>
          <table:table-cell table:formula="of:=MAX([.$J105])" office:value-type="float"/>
          <table:table-cell table:formula="of:=MAX([.$K105];[.$W105])" office:value-type="float"/>
          <table:table-cell table:formula="of:=MAX([.$L105];[.$X105])" office:value-type="float"/>
          <table:table-cell table:formula="of:=MAX([.$M105];[.$Y105])" office:value-type="float"/>
          <table:table-cell table:formula="of:=MAX([.$N105];[.$Z105])" office:value-type="float"/>
        </table:table-row>
        <table:table-row table:style-name="ro1">
          <table:table-cell office:value-type="string">
            <text:p>p03.pddl/30</text:p>
          </table:table-cell>
          <table:table-cell office:value-type="float" office:value="2.68349"/>
          <table:table-cell office:value-type="float" office:value="2.61"/>
          <table:table-cell office:value-type="float" office:value="0.32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098.0"/>
          <table:table-cell office:value-type="float" office:value="39946.0"/>
          <table:table-cell office:value-type="float" office:value="33637.0"/>
          <table:table-cell office:value-type="float" office:value="169649.0"/>
          <table:table-cell office:value-type="float" office:value="122441.0"/>
          <table:table-cell office:value-type="float" office:value="0.0"/>
          <table:table-cell office:value-type="float" office:value="0.0"/>
          <table:table-cell office:value-type="float" office:value="3.0083"/>
          <table:table-cell office:value-type="float" office:value="2.935"/>
          <table:table-cell office:value-type="float" office:value="0.94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580.0"/>
          <table:table-cell office:value-type="float" office:value="7553.0"/>
          <table:table-cell office:value-type="float" office:value="169649.0"/>
          <table:table-cell office:value-type="float" office:value="122441.0"/>
          <table:table-cell office:value-type="float" office:value="0.0"/>
          <table:table-cell office:value-type="float" office:value="0.0"/>
          <table:table-cell table:formula="of:=MIN([.$B106];[.$O106])" office:value-type="float"/>
          <table:table-cell table:formula="of:=MIN([.$C106];[.$P106])" office:value-type="float"/>
          <table:table-cell table:formula="of:=MIN([.$D106];[.$Q106])" office:value-type="float"/>
          <table:table-cell table:formula="of:=MIN([.$E106];[.$R106])" office:value-type="float"/>
          <table:table-cell table:formula="of:=MIN([.$F106];[.$S106])" office:value-type="float"/>
          <table:table-cell table:formula="of:=MIN([.$G106];[.$T106])" office:value-type="float"/>
          <table:table-cell table:formula="of:=MIN([.$H106];[.$U106])" office:value-type="float"/>
          <table:table-cell table:formula="of:=MIN([.$I106];[.$V106])" office:value-type="float"/>
          <table:table-cell table:formula="of:=MIN([.$J106])" office:value-type="float"/>
          <table:table-cell table:formula="of:=MIN([.$K106];[.$W106])" office:value-type="float"/>
          <table:table-cell table:formula="of:=MIN([.$L106];[.$X106])" office:value-type="float"/>
          <table:table-cell table:formula="of:=MIN([.$M106];[.$Y106])" office:value-type="float"/>
          <table:table-cell table:formula="of:=MIN([.$N106];[.$Z106])" office:value-type="float"/>
          <table:table-cell table:formula="of:=MEDIAN([.$B106];[.$O106])" office:value-type="float"/>
          <table:table-cell table:formula="of:=MEDIAN([.$C106];[.$P106])" office:value-type="float"/>
          <table:table-cell table:formula="of:=MEDIAN([.$D106];[.$Q106])" office:value-type="float"/>
          <table:table-cell table:formula="of:=MEDIAN([.$E106];[.$R106])" office:value-type="float"/>
          <table:table-cell table:formula="of:=MEDIAN([.$F106];[.$S106])" office:value-type="float"/>
          <table:table-cell table:formula="of:=MEDIAN([.$G106];[.$T106])" office:value-type="float"/>
          <table:table-cell table:formula="of:=MEDIAN([.$H106];[.$U106])" office:value-type="float"/>
          <table:table-cell table:formula="of:=MEDIAN([.$I106];[.$V106])" office:value-type="float"/>
          <table:table-cell table:formula="of:=MEDIAN([.$J106])" office:value-type="float"/>
          <table:table-cell table:formula="of:=MEDIAN([.$K106];[.$W106])" office:value-type="float"/>
          <table:table-cell table:formula="of:=MEDIAN([.$L106];[.$X106])" office:value-type="float"/>
          <table:table-cell table:formula="of:=MEDIAN([.$M106];[.$Y106])" office:value-type="float"/>
          <table:table-cell table:formula="of:=MEDIAN([.$N106];[.$Z106])" office:value-type="float"/>
          <table:table-cell table:formula="of:=MAX([.$B106];[.$O106])" office:value-type="float"/>
          <table:table-cell table:formula="of:=MAX([.$C106];[.$P106])" office:value-type="float"/>
          <table:table-cell table:formula="of:=MAX([.$D106];[.$Q106])" office:value-type="float"/>
          <table:table-cell table:formula="of:=MAX([.$E106];[.$R106])" office:value-type="float"/>
          <table:table-cell table:formula="of:=MAX([.$F106];[.$S106])" office:value-type="float"/>
          <table:table-cell table:formula="of:=MAX([.$G106];[.$T106])" office:value-type="float"/>
          <table:table-cell table:formula="of:=MAX([.$H106];[.$U106])" office:value-type="float"/>
          <table:table-cell table:formula="of:=MAX([.$I106];[.$V106])" office:value-type="float"/>
          <table:table-cell table:formula="of:=MAX([.$J106])" office:value-type="float"/>
          <table:table-cell table:formula="of:=MAX([.$K106];[.$W106])" office:value-type="float"/>
          <table:table-cell table:formula="of:=MAX([.$L106];[.$X106])" office:value-type="float"/>
          <table:table-cell table:formula="of:=MAX([.$M106];[.$Y106])" office:value-type="float"/>
          <table:table-cell table:formula="of:=MAX([.$N106];[.$Z106])" office:value-type="float"/>
        </table:table-row>
        <table:table-row table:style-name="ro1">
          <table:table-cell office:value-type="string">
            <text:p>p03.pddl/31</text:p>
          </table:table-cell>
          <table:table-cell office:value-type="float" office:value="2.62958"/>
          <table:table-cell office:value-type="float" office:value="2.548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555.0"/>
          <table:table-cell office:value-type="float" office:value="42362.0"/>
          <table:table-cell office:value-type="float" office:value="38013.0"/>
          <table:table-cell office:value-type="float" office:value="175212.0"/>
          <table:table-cell office:value-type="float" office:value="127022.0"/>
          <table:table-cell office:value-type="float" office:value="0.0"/>
          <table:table-cell office:value-type="float" office:value="0.0"/>
          <table:table-cell office:value-type="float" office:value="6.36259"/>
          <table:table-cell office:value-type="float" office:value="6.284"/>
          <table:table-cell office:value-type="float" office:value="4.22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6712.0"/>
          <table:table-cell office:value-type="float" office:value="24421.0"/>
          <table:table-cell office:value-type="float" office:value="175212.0"/>
          <table:table-cell office:value-type="float" office:value="127022.0"/>
          <table:table-cell office:value-type="float" office:value="0.0"/>
          <table:table-cell office:value-type="float" office:value="0.0"/>
          <table:table-cell table:formula="of:=MIN([.$B107];[.$O107])" office:value-type="float"/>
          <table:table-cell table:formula="of:=MIN([.$C107];[.$P107])" office:value-type="float"/>
          <table:table-cell table:formula="of:=MIN([.$D107];[.$Q107])" office:value-type="float"/>
          <table:table-cell table:formula="of:=MIN([.$E107];[.$R107])" office:value-type="float"/>
          <table:table-cell table:formula="of:=MIN([.$F107];[.$S107])" office:value-type="float"/>
          <table:table-cell table:formula="of:=MIN([.$G107];[.$T107])" office:value-type="float"/>
          <table:table-cell table:formula="of:=MIN([.$H107];[.$U107])" office:value-type="float"/>
          <table:table-cell table:formula="of:=MIN([.$I107];[.$V107])" office:value-type="float"/>
          <table:table-cell table:formula="of:=MIN([.$J107])" office:value-type="float"/>
          <table:table-cell table:formula="of:=MIN([.$K107];[.$W107])" office:value-type="float"/>
          <table:table-cell table:formula="of:=MIN([.$L107];[.$X107])" office:value-type="float"/>
          <table:table-cell table:formula="of:=MIN([.$M107];[.$Y107])" office:value-type="float"/>
          <table:table-cell table:formula="of:=MIN([.$N107];[.$Z107])" office:value-type="float"/>
          <table:table-cell table:formula="of:=MEDIAN([.$B107];[.$O107])" office:value-type="float"/>
          <table:table-cell table:formula="of:=MEDIAN([.$C107];[.$P107])" office:value-type="float"/>
          <table:table-cell table:formula="of:=MEDIAN([.$D107];[.$Q107])" office:value-type="float"/>
          <table:table-cell table:formula="of:=MEDIAN([.$E107];[.$R107])" office:value-type="float"/>
          <table:table-cell table:formula="of:=MEDIAN([.$F107];[.$S107])" office:value-type="float"/>
          <table:table-cell table:formula="of:=MEDIAN([.$G107];[.$T107])" office:value-type="float"/>
          <table:table-cell table:formula="of:=MEDIAN([.$H107];[.$U107])" office:value-type="float"/>
          <table:table-cell table:formula="of:=MEDIAN([.$I107];[.$V107])" office:value-type="float"/>
          <table:table-cell table:formula="of:=MEDIAN([.$J107])" office:value-type="float"/>
          <table:table-cell table:formula="of:=MEDIAN([.$K107];[.$W107])" office:value-type="float"/>
          <table:table-cell table:formula="of:=MEDIAN([.$L107];[.$X107])" office:value-type="float"/>
          <table:table-cell table:formula="of:=MEDIAN([.$M107];[.$Y107])" office:value-type="float"/>
          <table:table-cell table:formula="of:=MEDIAN([.$N107];[.$Z107])" office:value-type="float"/>
          <table:table-cell table:formula="of:=MAX([.$B107];[.$O107])" office:value-type="float"/>
          <table:table-cell table:formula="of:=MAX([.$C107];[.$P107])" office:value-type="float"/>
          <table:table-cell table:formula="of:=MAX([.$D107];[.$Q107])" office:value-type="float"/>
          <table:table-cell table:formula="of:=MAX([.$E107];[.$R107])" office:value-type="float"/>
          <table:table-cell table:formula="of:=MAX([.$F107];[.$S107])" office:value-type="float"/>
          <table:table-cell table:formula="of:=MAX([.$G107];[.$T107])" office:value-type="float"/>
          <table:table-cell table:formula="of:=MAX([.$H107];[.$U107])" office:value-type="float"/>
          <table:table-cell table:formula="of:=MAX([.$I107];[.$V107])" office:value-type="float"/>
          <table:table-cell table:formula="of:=MAX([.$J107])" office:value-type="float"/>
          <table:table-cell table:formula="of:=MAX([.$K107];[.$W107])" office:value-type="float"/>
          <table:table-cell table:formula="of:=MAX([.$L107];[.$X107])" office:value-type="float"/>
          <table:table-cell table:formula="of:=MAX([.$M107];[.$Y107])" office:value-type="float"/>
          <table:table-cell table:formula="of:=MAX([.$N107];[.$Z107])" office:value-type="float"/>
        </table:table-row>
        <table:table-row table:style-name="ro1">
          <table:table-cell office:value-type="string">
            <text:p>p03.pddl/32</text:p>
          </table:table-cell>
          <table:table-cell office:value-type="float" office:value="3.02739"/>
          <table:table-cell office:value-type="float" office:value="2.942"/>
          <table:table-cell office:value-type="float" office:value="0.62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083.0"/>
          <table:table-cell office:value-type="float" office:value="56797.0"/>
          <table:table-cell office:value-type="float" office:value="50526.0"/>
          <table:table-cell office:value-type="float" office:value="180775.0"/>
          <table:table-cell office:value-type="float" office:value="131603.0"/>
          <table:table-cell office:value-type="float" office:value="0.0"/>
          <table:table-cell office:value-type="float" office:value="0.0"/>
          <table:table-cell office:value-type="float" office:value="3.07437"/>
          <table:table-cell office:value-type="float" office:value="2.994"/>
          <table:table-cell office:value-type="float" office:value="0.93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099.0"/>
          <table:table-cell office:value-type="float" office:value="7698.0"/>
          <table:table-cell office:value-type="float" office:value="180775.0"/>
          <table:table-cell office:value-type="float" office:value="131603.0"/>
          <table:table-cell office:value-type="float" office:value="0.0"/>
          <table:table-cell office:value-type="float" office:value="0.0"/>
          <table:table-cell table:formula="of:=MIN([.$B108];[.$O108])" office:value-type="float"/>
          <table:table-cell table:formula="of:=MIN([.$C108];[.$P108])" office:value-type="float"/>
          <table:table-cell table:formula="of:=MIN([.$D108];[.$Q108])" office:value-type="float"/>
          <table:table-cell table:formula="of:=MIN([.$E108];[.$R108])" office:value-type="float"/>
          <table:table-cell table:formula="of:=MIN([.$F108];[.$S108])" office:value-type="float"/>
          <table:table-cell table:formula="of:=MIN([.$G108];[.$T108])" office:value-type="float"/>
          <table:table-cell table:formula="of:=MIN([.$H108];[.$U108])" office:value-type="float"/>
          <table:table-cell table:formula="of:=MIN([.$I108];[.$V108])" office:value-type="float"/>
          <table:table-cell table:formula="of:=MIN([.$J108])" office:value-type="float"/>
          <table:table-cell table:formula="of:=MIN([.$K108];[.$W108])" office:value-type="float"/>
          <table:table-cell table:formula="of:=MIN([.$L108];[.$X108])" office:value-type="float"/>
          <table:table-cell table:formula="of:=MIN([.$M108];[.$Y108])" office:value-type="float"/>
          <table:table-cell table:formula="of:=MIN([.$N108];[.$Z108])" office:value-type="float"/>
          <table:table-cell table:formula="of:=MEDIAN([.$B108];[.$O108])" office:value-type="float"/>
          <table:table-cell table:formula="of:=MEDIAN([.$C108];[.$P108])" office:value-type="float"/>
          <table:table-cell table:formula="of:=MEDIAN([.$D108];[.$Q108])" office:value-type="float"/>
          <table:table-cell table:formula="of:=MEDIAN([.$E108];[.$R108])" office:value-type="float"/>
          <table:table-cell table:formula="of:=MEDIAN([.$F108];[.$S108])" office:value-type="float"/>
          <table:table-cell table:formula="of:=MEDIAN([.$G108];[.$T108])" office:value-type="float"/>
          <table:table-cell table:formula="of:=MEDIAN([.$H108];[.$U108])" office:value-type="float"/>
          <table:table-cell table:formula="of:=MEDIAN([.$I108];[.$V108])" office:value-type="float"/>
          <table:table-cell table:formula="of:=MEDIAN([.$J108])" office:value-type="float"/>
          <table:table-cell table:formula="of:=MEDIAN([.$K108];[.$W108])" office:value-type="float"/>
          <table:table-cell table:formula="of:=MEDIAN([.$L108];[.$X108])" office:value-type="float"/>
          <table:table-cell table:formula="of:=MEDIAN([.$M108];[.$Y108])" office:value-type="float"/>
          <table:table-cell table:formula="of:=MEDIAN([.$N108];[.$Z108])" office:value-type="float"/>
          <table:table-cell table:formula="of:=MAX([.$B108];[.$O108])" office:value-type="float"/>
          <table:table-cell table:formula="of:=MAX([.$C108];[.$P108])" office:value-type="float"/>
          <table:table-cell table:formula="of:=MAX([.$D108];[.$Q108])" office:value-type="float"/>
          <table:table-cell table:formula="of:=MAX([.$E108];[.$R108])" office:value-type="float"/>
          <table:table-cell table:formula="of:=MAX([.$F108];[.$S108])" office:value-type="float"/>
          <table:table-cell table:formula="of:=MAX([.$G108];[.$T108])" office:value-type="float"/>
          <table:table-cell table:formula="of:=MAX([.$H108];[.$U108])" office:value-type="float"/>
          <table:table-cell table:formula="of:=MAX([.$I108];[.$V108])" office:value-type="float"/>
          <table:table-cell table:formula="of:=MAX([.$J108])" office:value-type="float"/>
          <table:table-cell table:formula="of:=MAX([.$K108];[.$W108])" office:value-type="float"/>
          <table:table-cell table:formula="of:=MAX([.$L108];[.$X108])" office:value-type="float"/>
          <table:table-cell table:formula="of:=MAX([.$M108];[.$Y108])" office:value-type="float"/>
          <table:table-cell table:formula="of:=MAX([.$N108];[.$Z108])" office:value-type="float"/>
        </table:table-row>
        <table:table-row table:style-name="ro1">
          <table:table-cell office:value-type="string">
            <text:p>p03.pddl/33</text:p>
          </table:table-cell>
          <table:table-cell office:value-type="float" office:value="3.01457"/>
          <table:table-cell office:value-type="float" office:value="2.938"/>
          <table:table-cell office:value-type="float" office:value="0.43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515.0"/>
          <table:table-cell office:value-type="float" office:value="60973.0"/>
          <table:table-cell office:value-type="float" office:value="52717.0"/>
          <table:table-cell office:value-type="float" office:value="186338.0"/>
          <table:table-cell office:value-type="float" office:value="136184.0"/>
          <table:table-cell office:value-type="float" office:value="0.0"/>
          <table:table-cell office:value-type="float" office:value="0.0"/>
          <table:table-cell office:value-type="float" office:value="4.92378"/>
          <table:table-cell office:value-type="float" office:value="4.84"/>
          <table:table-cell office:value-type="float" office:value="2.72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1666.0"/>
          <table:table-cell office:value-type="float" office:value="19497.0"/>
          <table:table-cell office:value-type="float" office:value="186338.0"/>
          <table:table-cell office:value-type="float" office:value="136184.0"/>
          <table:table-cell office:value-type="float" office:value="0.0"/>
          <table:table-cell office:value-type="float" office:value="0.0"/>
          <table:table-cell table:formula="of:=MIN([.$B109];[.$O109])" office:value-type="float"/>
          <table:table-cell table:formula="of:=MIN([.$C109];[.$P109])" office:value-type="float"/>
          <table:table-cell table:formula="of:=MIN([.$D109];[.$Q109])" office:value-type="float"/>
          <table:table-cell table:formula="of:=MIN([.$E109];[.$R109])" office:value-type="float"/>
          <table:table-cell table:formula="of:=MIN([.$F109];[.$S109])" office:value-type="float"/>
          <table:table-cell table:formula="of:=MIN([.$G109];[.$T109])" office:value-type="float"/>
          <table:table-cell table:formula="of:=MIN([.$H109];[.$U109])" office:value-type="float"/>
          <table:table-cell table:formula="of:=MIN([.$I109];[.$V109])" office:value-type="float"/>
          <table:table-cell table:formula="of:=MIN([.$J109])" office:value-type="float"/>
          <table:table-cell table:formula="of:=MIN([.$K109];[.$W109])" office:value-type="float"/>
          <table:table-cell table:formula="of:=MIN([.$L109];[.$X109])" office:value-type="float"/>
          <table:table-cell table:formula="of:=MIN([.$M109];[.$Y109])" office:value-type="float"/>
          <table:table-cell table:formula="of:=MIN([.$N109];[.$Z109])" office:value-type="float"/>
          <table:table-cell table:formula="of:=MEDIAN([.$B109];[.$O109])" office:value-type="float"/>
          <table:table-cell table:formula="of:=MEDIAN([.$C109];[.$P109])" office:value-type="float"/>
          <table:table-cell table:formula="of:=MEDIAN([.$D109];[.$Q109])" office:value-type="float"/>
          <table:table-cell table:formula="of:=MEDIAN([.$E109];[.$R109])" office:value-type="float"/>
          <table:table-cell table:formula="of:=MEDIAN([.$F109];[.$S109])" office:value-type="float"/>
          <table:table-cell table:formula="of:=MEDIAN([.$G109];[.$T109])" office:value-type="float"/>
          <table:table-cell table:formula="of:=MEDIAN([.$H109];[.$U109])" office:value-type="float"/>
          <table:table-cell table:formula="of:=MEDIAN([.$I109];[.$V109])" office:value-type="float"/>
          <table:table-cell table:formula="of:=MEDIAN([.$J109])" office:value-type="float"/>
          <table:table-cell table:formula="of:=MEDIAN([.$K109];[.$W109])" office:value-type="float"/>
          <table:table-cell table:formula="of:=MEDIAN([.$L109];[.$X109])" office:value-type="float"/>
          <table:table-cell table:formula="of:=MEDIAN([.$M109];[.$Y109])" office:value-type="float"/>
          <table:table-cell table:formula="of:=MEDIAN([.$N109];[.$Z109])" office:value-type="float"/>
          <table:table-cell table:formula="of:=MAX([.$B109];[.$O109])" office:value-type="float"/>
          <table:table-cell table:formula="of:=MAX([.$C109];[.$P109])" office:value-type="float"/>
          <table:table-cell table:formula="of:=MAX([.$D109];[.$Q109])" office:value-type="float"/>
          <table:table-cell table:formula="of:=MAX([.$E109];[.$R109])" office:value-type="float"/>
          <table:table-cell table:formula="of:=MAX([.$F109];[.$S109])" office:value-type="float"/>
          <table:table-cell table:formula="of:=MAX([.$G109];[.$T109])" office:value-type="float"/>
          <table:table-cell table:formula="of:=MAX([.$H109];[.$U109])" office:value-type="float"/>
          <table:table-cell table:formula="of:=MAX([.$I109];[.$V109])" office:value-type="float"/>
          <table:table-cell table:formula="of:=MAX([.$J109])" office:value-type="float"/>
          <table:table-cell table:formula="of:=MAX([.$K109];[.$W109])" office:value-type="float"/>
          <table:table-cell table:formula="of:=MAX([.$L109];[.$X109])" office:value-type="float"/>
          <table:table-cell table:formula="of:=MAX([.$M109];[.$Y109])" office:value-type="float"/>
          <table:table-cell table:formula="of:=MAX([.$N109];[.$Z109])" office:value-type="float"/>
        </table:table-row>
        <table:table-row table:style-name="ro1">
          <table:table-cell office:value-type="string">
            <text:p>p03.pddl/34</text:p>
          </table:table-cell>
          <table:table-cell office:value-type="float" office:value="3.04898"/>
          <table:table-cell office:value-type="float" office:value="2.97"/>
          <table:table-cell office:value-type="float" office:value="0.46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951.0"/>
          <table:table-cell office:value-type="float" office:value="55626.0"/>
          <table:table-cell office:value-type="float" office:value="49159.0"/>
          <table:table-cell office:value-type="float" office:value="191901.0"/>
          <table:table-cell office:value-type="float" office:value="140765.0"/>
          <table:table-cell office:value-type="float" office:value="0.0"/>
          <table:table-cell office:value-type="float" office:value="0.0"/>
          <table:table-cell office:value-type="float" office:value="6.63811"/>
          <table:table-cell office:value-type="float" office:value="6.558"/>
          <table:table-cell office:value-type="float" office:value="4.32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3665.0"/>
          <table:table-cell office:value-type="float" office:value="20997.0"/>
          <table:table-cell office:value-type="float" office:value="191901.0"/>
          <table:table-cell office:value-type="float" office:value="140765.0"/>
          <table:table-cell office:value-type="float" office:value="0.0"/>
          <table:table-cell office:value-type="float" office:value="0.0"/>
          <table:table-cell table:formula="of:=MIN([.$B110];[.$O110])" office:value-type="float"/>
          <table:table-cell table:formula="of:=MIN([.$C110];[.$P110])" office:value-type="float"/>
          <table:table-cell table:formula="of:=MIN([.$D110];[.$Q110])" office:value-type="float"/>
          <table:table-cell table:formula="of:=MIN([.$E110];[.$R110])" office:value-type="float"/>
          <table:table-cell table:formula="of:=MIN([.$F110];[.$S110])" office:value-type="float"/>
          <table:table-cell table:formula="of:=MIN([.$G110];[.$T110])" office:value-type="float"/>
          <table:table-cell table:formula="of:=MIN([.$H110];[.$U110])" office:value-type="float"/>
          <table:table-cell table:formula="of:=MIN([.$I110];[.$V110])" office:value-type="float"/>
          <table:table-cell table:formula="of:=MIN([.$J110])" office:value-type="float"/>
          <table:table-cell table:formula="of:=MIN([.$K110];[.$W110])" office:value-type="float"/>
          <table:table-cell table:formula="of:=MIN([.$L110];[.$X110])" office:value-type="float"/>
          <table:table-cell table:formula="of:=MIN([.$M110];[.$Y110])" office:value-type="float"/>
          <table:table-cell table:formula="of:=MIN([.$N110];[.$Z110])" office:value-type="float"/>
          <table:table-cell table:formula="of:=MEDIAN([.$B110];[.$O110])" office:value-type="float"/>
          <table:table-cell table:formula="of:=MEDIAN([.$C110];[.$P110])" office:value-type="float"/>
          <table:table-cell table:formula="of:=MEDIAN([.$D110];[.$Q110])" office:value-type="float"/>
          <table:table-cell table:formula="of:=MEDIAN([.$E110];[.$R110])" office:value-type="float"/>
          <table:table-cell table:formula="of:=MEDIAN([.$F110];[.$S110])" office:value-type="float"/>
          <table:table-cell table:formula="of:=MEDIAN([.$G110];[.$T110])" office:value-type="float"/>
          <table:table-cell table:formula="of:=MEDIAN([.$H110];[.$U110])" office:value-type="float"/>
          <table:table-cell table:formula="of:=MEDIAN([.$I110];[.$V110])" office:value-type="float"/>
          <table:table-cell table:formula="of:=MEDIAN([.$J110])" office:value-type="float"/>
          <table:table-cell table:formula="of:=MEDIAN([.$K110];[.$W110])" office:value-type="float"/>
          <table:table-cell table:formula="of:=MEDIAN([.$L110];[.$X110])" office:value-type="float"/>
          <table:table-cell table:formula="of:=MEDIAN([.$M110];[.$Y110])" office:value-type="float"/>
          <table:table-cell table:formula="of:=MEDIAN([.$N110];[.$Z110])" office:value-type="float"/>
          <table:table-cell table:formula="of:=MAX([.$B110];[.$O110])" office:value-type="float"/>
          <table:table-cell table:formula="of:=MAX([.$C110];[.$P110])" office:value-type="float"/>
          <table:table-cell table:formula="of:=MAX([.$D110];[.$Q110])" office:value-type="float"/>
          <table:table-cell table:formula="of:=MAX([.$E110];[.$R110])" office:value-type="float"/>
          <table:table-cell table:formula="of:=MAX([.$F110];[.$S110])" office:value-type="float"/>
          <table:table-cell table:formula="of:=MAX([.$G110];[.$T110])" office:value-type="float"/>
          <table:table-cell table:formula="of:=MAX([.$H110];[.$U110])" office:value-type="float"/>
          <table:table-cell table:formula="of:=MAX([.$I110];[.$V110])" office:value-type="float"/>
          <table:table-cell table:formula="of:=MAX([.$J110])" office:value-type="float"/>
          <table:table-cell table:formula="of:=MAX([.$K110];[.$W110])" office:value-type="float"/>
          <table:table-cell table:formula="of:=MAX([.$L110];[.$X110])" office:value-type="float"/>
          <table:table-cell table:formula="of:=MAX([.$M110];[.$Y110])" office:value-type="float"/>
          <table:table-cell table:formula="of:=MAX([.$N110];[.$Z110])" office:value-type="float"/>
        </table:table-row>
        <table:table-row table:style-name="ro1">
          <table:table-cell office:value-type="string">
            <text:p>p03.pddl/35</text:p>
          </table:table-cell>
          <table:table-cell office:value-type="float" office:value="3.20934"/>
          <table:table-cell office:value-type="float" office:value="3.129"/>
          <table:table-cell office:value-type="float" office:value="0.6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006.0"/>
          <table:table-cell office:value-type="float" office:value="54098.0"/>
          <table:table-cell office:value-type="float" office:value="49238.0"/>
          <table:table-cell office:value-type="float" office:value="197464.0"/>
          <table:table-cell office:value-type="float" office:value="145346.0"/>
          <table:table-cell office:value-type="float" office:value="0.0"/>
          <table:table-cell office:value-type="float" office:value="0.0"/>
          <table:table-cell office:value-type="float" office:value="3.25239"/>
          <table:table-cell office:value-type="float" office:value="3.173"/>
          <table:table-cell office:value-type="float" office:value="0.89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090.0"/>
          <table:table-cell office:value-type="float" office:value="7219.0"/>
          <table:table-cell office:value-type="float" office:value="197464.0"/>
          <table:table-cell office:value-type="float" office:value="145346.0"/>
          <table:table-cell office:value-type="float" office:value="0.0"/>
          <table:table-cell office:value-type="float" office:value="0.0"/>
          <table:table-cell table:formula="of:=MIN([.$B111];[.$O111])" office:value-type="float"/>
          <table:table-cell table:formula="of:=MIN([.$C111];[.$P111])" office:value-type="float"/>
          <table:table-cell table:formula="of:=MIN([.$D111];[.$Q111])" office:value-type="float"/>
          <table:table-cell table:formula="of:=MIN([.$E111];[.$R111])" office:value-type="float"/>
          <table:table-cell table:formula="of:=MIN([.$F111];[.$S111])" office:value-type="float"/>
          <table:table-cell table:formula="of:=MIN([.$G111];[.$T111])" office:value-type="float"/>
          <table:table-cell table:formula="of:=MIN([.$H111];[.$U111])" office:value-type="float"/>
          <table:table-cell table:formula="of:=MIN([.$I111];[.$V111])" office:value-type="float"/>
          <table:table-cell table:formula="of:=MIN([.$J111])" office:value-type="float"/>
          <table:table-cell table:formula="of:=MIN([.$K111];[.$W111])" office:value-type="float"/>
          <table:table-cell table:formula="of:=MIN([.$L111];[.$X111])" office:value-type="float"/>
          <table:table-cell table:formula="of:=MIN([.$M111];[.$Y111])" office:value-type="float"/>
          <table:table-cell table:formula="of:=MIN([.$N111];[.$Z111])" office:value-type="float"/>
          <table:table-cell table:formula="of:=MEDIAN([.$B111];[.$O111])" office:value-type="float"/>
          <table:table-cell table:formula="of:=MEDIAN([.$C111];[.$P111])" office:value-type="float"/>
          <table:table-cell table:formula="of:=MEDIAN([.$D111];[.$Q111])" office:value-type="float"/>
          <table:table-cell table:formula="of:=MEDIAN([.$E111];[.$R111])" office:value-type="float"/>
          <table:table-cell table:formula="of:=MEDIAN([.$F111];[.$S111])" office:value-type="float"/>
          <table:table-cell table:formula="of:=MEDIAN([.$G111];[.$T111])" office:value-type="float"/>
          <table:table-cell table:formula="of:=MEDIAN([.$H111];[.$U111])" office:value-type="float"/>
          <table:table-cell table:formula="of:=MEDIAN([.$I111];[.$V111])" office:value-type="float"/>
          <table:table-cell table:formula="of:=MEDIAN([.$J111])" office:value-type="float"/>
          <table:table-cell table:formula="of:=MEDIAN([.$K111];[.$W111])" office:value-type="float"/>
          <table:table-cell table:formula="of:=MEDIAN([.$L111];[.$X111])" office:value-type="float"/>
          <table:table-cell table:formula="of:=MEDIAN([.$M111];[.$Y111])" office:value-type="float"/>
          <table:table-cell table:formula="of:=MEDIAN([.$N111];[.$Z111])" office:value-type="float"/>
          <table:table-cell table:formula="of:=MAX([.$B111];[.$O111])" office:value-type="float"/>
          <table:table-cell table:formula="of:=MAX([.$C111];[.$P111])" office:value-type="float"/>
          <table:table-cell table:formula="of:=MAX([.$D111];[.$Q111])" office:value-type="float"/>
          <table:table-cell table:formula="of:=MAX([.$E111];[.$R111])" office:value-type="float"/>
          <table:table-cell table:formula="of:=MAX([.$F111];[.$S111])" office:value-type="float"/>
          <table:table-cell table:formula="of:=MAX([.$G111];[.$T111])" office:value-type="float"/>
          <table:table-cell table:formula="of:=MAX([.$H111];[.$U111])" office:value-type="float"/>
          <table:table-cell table:formula="of:=MAX([.$I111];[.$V111])" office:value-type="float"/>
          <table:table-cell table:formula="of:=MAX([.$J111])" office:value-type="float"/>
          <table:table-cell table:formula="of:=MAX([.$K111];[.$W111])" office:value-type="float"/>
          <table:table-cell table:formula="of:=MAX([.$L111];[.$X111])" office:value-type="float"/>
          <table:table-cell table:formula="of:=MAX([.$M111];[.$Y111])" office:value-type="float"/>
          <table:table-cell table:formula="of:=MAX([.$N111];[.$Z111])" office:value-type="float"/>
        </table:table-row>
        <table:table-row table:style-name="ro1">
          <table:table-cell office:value-type="string">
            <text:p>p03.pddl/36</text:p>
          </table:table-cell>
          <table:table-cell office:value-type="float" office:value="3.11667"/>
          <table:table-cell office:value-type="float" office:value="3.034"/>
          <table:table-cell office:value-type="float" office:value="0.41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469.0"/>
          <table:table-cell office:value-type="float" office:value="67636.0"/>
          <table:table-cell office:value-type="float" office:value="61961.0"/>
          <table:table-cell office:value-type="float" office:value="203027.0"/>
          <table:table-cell office:value-type="float" office:value="149927.0"/>
          <table:table-cell office:value-type="float" office:value="0.0"/>
          <table:table-cell office:value-type="float" office:value="0.0"/>
          <table:table-cell office:value-type="float" office:value="7.17235"/>
          <table:table-cell office:value-type="float" office:value="7.09"/>
          <table:table-cell office:value-type="float" office:value="4.72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9630.0"/>
          <table:table-cell office:value-type="float" office:value="31334.0"/>
          <table:table-cell office:value-type="float" office:value="203027.0"/>
          <table:table-cell office:value-type="float" office:value="149927.0"/>
          <table:table-cell office:value-type="float" office:value="0.0"/>
          <table:table-cell office:value-type="float" office:value="0.0"/>
          <table:table-cell table:formula="of:=MIN([.$B112];[.$O112])" office:value-type="float"/>
          <table:table-cell table:formula="of:=MIN([.$C112];[.$P112])" office:value-type="float"/>
          <table:table-cell table:formula="of:=MIN([.$D112];[.$Q112])" office:value-type="float"/>
          <table:table-cell table:formula="of:=MIN([.$E112];[.$R112])" office:value-type="float"/>
          <table:table-cell table:formula="of:=MIN([.$F112];[.$S112])" office:value-type="float"/>
          <table:table-cell table:formula="of:=MIN([.$G112];[.$T112])" office:value-type="float"/>
          <table:table-cell table:formula="of:=MIN([.$H112];[.$U112])" office:value-type="float"/>
          <table:table-cell table:formula="of:=MIN([.$I112];[.$V112])" office:value-type="float"/>
          <table:table-cell table:formula="of:=MIN([.$J112])" office:value-type="float"/>
          <table:table-cell table:formula="of:=MIN([.$K112];[.$W112])" office:value-type="float"/>
          <table:table-cell table:formula="of:=MIN([.$L112];[.$X112])" office:value-type="float"/>
          <table:table-cell table:formula="of:=MIN([.$M112];[.$Y112])" office:value-type="float"/>
          <table:table-cell table:formula="of:=MIN([.$N112];[.$Z112])" office:value-type="float"/>
          <table:table-cell table:formula="of:=MEDIAN([.$B112];[.$O112])" office:value-type="float"/>
          <table:table-cell table:formula="of:=MEDIAN([.$C112];[.$P112])" office:value-type="float"/>
          <table:table-cell table:formula="of:=MEDIAN([.$D112];[.$Q112])" office:value-type="float"/>
          <table:table-cell table:formula="of:=MEDIAN([.$E112];[.$R112])" office:value-type="float"/>
          <table:table-cell table:formula="of:=MEDIAN([.$F112];[.$S112])" office:value-type="float"/>
          <table:table-cell table:formula="of:=MEDIAN([.$G112];[.$T112])" office:value-type="float"/>
          <table:table-cell table:formula="of:=MEDIAN([.$H112];[.$U112])" office:value-type="float"/>
          <table:table-cell table:formula="of:=MEDIAN([.$I112];[.$V112])" office:value-type="float"/>
          <table:table-cell table:formula="of:=MEDIAN([.$J112])" office:value-type="float"/>
          <table:table-cell table:formula="of:=MEDIAN([.$K112];[.$W112])" office:value-type="float"/>
          <table:table-cell table:formula="of:=MEDIAN([.$L112];[.$X112])" office:value-type="float"/>
          <table:table-cell table:formula="of:=MEDIAN([.$M112];[.$Y112])" office:value-type="float"/>
          <table:table-cell table:formula="of:=MEDIAN([.$N112];[.$Z112])" office:value-type="float"/>
          <table:table-cell table:formula="of:=MAX([.$B112];[.$O112])" office:value-type="float"/>
          <table:table-cell table:formula="of:=MAX([.$C112];[.$P112])" office:value-type="float"/>
          <table:table-cell table:formula="of:=MAX([.$D112];[.$Q112])" office:value-type="float"/>
          <table:table-cell table:formula="of:=MAX([.$E112];[.$R112])" office:value-type="float"/>
          <table:table-cell table:formula="of:=MAX([.$F112];[.$S112])" office:value-type="float"/>
          <table:table-cell table:formula="of:=MAX([.$G112];[.$T112])" office:value-type="float"/>
          <table:table-cell table:formula="of:=MAX([.$H112];[.$U112])" office:value-type="float"/>
          <table:table-cell table:formula="of:=MAX([.$I112];[.$V112])" office:value-type="float"/>
          <table:table-cell table:formula="of:=MAX([.$J112])" office:value-type="float"/>
          <table:table-cell table:formula="of:=MAX([.$K112];[.$W112])" office:value-type="float"/>
          <table:table-cell table:formula="of:=MAX([.$L112];[.$X112])" office:value-type="float"/>
          <table:table-cell table:formula="of:=MAX([.$M112];[.$Y112])" office:value-type="float"/>
          <table:table-cell table:formula="of:=MAX([.$N112];[.$Z112])" office:value-type="float"/>
        </table:table-row>
        <table:table-row table:style-name="ro1">
          <table:table-cell office:value-type="string">
            <text:p>p03.pddl/37</text:p>
          </table:table-cell>
          <table:table-cell office:value-type="float" office:value="15.9987"/>
          <table:table-cell office:value-type="float" office:value="15.911"/>
          <table:table-cell office:value-type="float" office:value="13.14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1228.0"/>
          <table:table-cell office:value-type="float" office:value="160432.0"/>
          <table:table-cell office:value-type="float" office:value="151265.0"/>
          <table:table-cell office:value-type="float" office:value="208590.0"/>
          <table:table-cell office:value-type="float" office:value="154508.0"/>
          <table:table-cell office:value-type="float" office:value="0.0"/>
          <table:table-cell office:value-type="float" office:value="0.0"/>
          <table:table-cell office:value-type="float" office:value="9.02401"/>
          <table:table-cell office:value-type="float" office:value="8.934"/>
          <table:table-cell office:value-type="float" office:value="6.43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3757.0"/>
          <table:table-cell office:value-type="float" office:value="34878.0"/>
          <table:table-cell office:value-type="float" office:value="208590.0"/>
          <table:table-cell office:value-type="float" office:value="154508.0"/>
          <table:table-cell office:value-type="float" office:value="0.0"/>
          <table:table-cell office:value-type="float" office:value="0.0"/>
          <table:table-cell table:formula="of:=MIN([.$B113];[.$O113])" office:value-type="float"/>
          <table:table-cell table:formula="of:=MIN([.$C113];[.$P113])" office:value-type="float"/>
          <table:table-cell table:formula="of:=MIN([.$D113];[.$Q113])" office:value-type="float"/>
          <table:table-cell table:formula="of:=MIN([.$E113];[.$R113])" office:value-type="float"/>
          <table:table-cell table:formula="of:=MIN([.$F113];[.$S113])" office:value-type="float"/>
          <table:table-cell table:formula="of:=MIN([.$G113];[.$T113])" office:value-type="float"/>
          <table:table-cell table:formula="of:=MIN([.$H113];[.$U113])" office:value-type="float"/>
          <table:table-cell table:formula="of:=MIN([.$I113];[.$V113])" office:value-type="float"/>
          <table:table-cell table:formula="of:=MIN([.$J113])" office:value-type="float"/>
          <table:table-cell table:formula="of:=MIN([.$K113];[.$W113])" office:value-type="float"/>
          <table:table-cell table:formula="of:=MIN([.$L113];[.$X113])" office:value-type="float"/>
          <table:table-cell table:formula="of:=MIN([.$M113];[.$Y113])" office:value-type="float"/>
          <table:table-cell table:formula="of:=MIN([.$N113];[.$Z113])" office:value-type="float"/>
          <table:table-cell table:formula="of:=MEDIAN([.$B113];[.$O113])" office:value-type="float"/>
          <table:table-cell table:formula="of:=MEDIAN([.$C113];[.$P113])" office:value-type="float"/>
          <table:table-cell table:formula="of:=MEDIAN([.$D113];[.$Q113])" office:value-type="float"/>
          <table:table-cell table:formula="of:=MEDIAN([.$E113];[.$R113])" office:value-type="float"/>
          <table:table-cell table:formula="of:=MEDIAN([.$F113];[.$S113])" office:value-type="float"/>
          <table:table-cell table:formula="of:=MEDIAN([.$G113];[.$T113])" office:value-type="float"/>
          <table:table-cell table:formula="of:=MEDIAN([.$H113];[.$U113])" office:value-type="float"/>
          <table:table-cell table:formula="of:=MEDIAN([.$I113];[.$V113])" office:value-type="float"/>
          <table:table-cell table:formula="of:=MEDIAN([.$J113])" office:value-type="float"/>
          <table:table-cell table:formula="of:=MEDIAN([.$K113];[.$W113])" office:value-type="float"/>
          <table:table-cell table:formula="of:=MEDIAN([.$L113];[.$X113])" office:value-type="float"/>
          <table:table-cell table:formula="of:=MEDIAN([.$M113];[.$Y113])" office:value-type="float"/>
          <table:table-cell table:formula="of:=MEDIAN([.$N113];[.$Z113])" office:value-type="float"/>
          <table:table-cell table:formula="of:=MAX([.$B113];[.$O113])" office:value-type="float"/>
          <table:table-cell table:formula="of:=MAX([.$C113];[.$P113])" office:value-type="float"/>
          <table:table-cell table:formula="of:=MAX([.$D113];[.$Q113])" office:value-type="float"/>
          <table:table-cell table:formula="of:=MAX([.$E113];[.$R113])" office:value-type="float"/>
          <table:table-cell table:formula="of:=MAX([.$F113];[.$S113])" office:value-type="float"/>
          <table:table-cell table:formula="of:=MAX([.$G113];[.$T113])" office:value-type="float"/>
          <table:table-cell table:formula="of:=MAX([.$H113];[.$U113])" office:value-type="float"/>
          <table:table-cell table:formula="of:=MAX([.$I113];[.$V113])" office:value-type="float"/>
          <table:table-cell table:formula="of:=MAX([.$J113])" office:value-type="float"/>
          <table:table-cell table:formula="of:=MAX([.$K113];[.$W113])" office:value-type="float"/>
          <table:table-cell table:formula="of:=MAX([.$L113];[.$X113])" office:value-type="float"/>
          <table:table-cell table:formula="of:=MAX([.$M113];[.$Y113])" office:value-type="float"/>
          <table:table-cell table:formula="of:=MAX([.$N113];[.$Z113])" office:value-type="float"/>
        </table:table-row>
        <table:table-row table:style-name="ro1">
          <table:table-cell office:value-type="string">
            <text:p>p03.pddl/38</text:p>
          </table:table-cell>
          <table:table-cell office:value-type="float" office:value="3.46048"/>
          <table:table-cell office:value-type="float" office:value="3.372"/>
          <table:table-cell office:value-type="float" office:value="0.62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770.0"/>
          <table:table-cell office:value-type="float" office:value="68322.0"/>
          <table:table-cell office:value-type="float" office:value="61440.0"/>
          <table:table-cell office:value-type="float" office:value="214153.0"/>
          <table:table-cell office:value-type="float" office:value="159089.0"/>
          <table:table-cell office:value-type="float" office:value="0.0"/>
          <table:table-cell office:value-type="float" office:value="0.0"/>
          <table:table-cell office:value-type="float" office:value="2.98333"/>
          <table:table-cell office:value-type="float" office:value="2.904"/>
          <table:table-cell office:value-type="float" office:value="0.39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491.0"/>
          <table:table-cell office:value-type="float" office:value="3256.0"/>
          <table:table-cell office:value-type="float" office:value="214153.0"/>
          <table:table-cell office:value-type="float" office:value="159089.0"/>
          <table:table-cell office:value-type="float" office:value="0.0"/>
          <table:table-cell office:value-type="float" office:value="0.0"/>
          <table:table-cell table:formula="of:=MIN([.$B114];[.$O114])" office:value-type="float"/>
          <table:table-cell table:formula="of:=MIN([.$C114];[.$P114])" office:value-type="float"/>
          <table:table-cell table:formula="of:=MIN([.$D114];[.$Q114])" office:value-type="float"/>
          <table:table-cell table:formula="of:=MIN([.$E114];[.$R114])" office:value-type="float"/>
          <table:table-cell table:formula="of:=MIN([.$F114];[.$S114])" office:value-type="float"/>
          <table:table-cell table:formula="of:=MIN([.$G114];[.$T114])" office:value-type="float"/>
          <table:table-cell table:formula="of:=MIN([.$H114];[.$U114])" office:value-type="float"/>
          <table:table-cell table:formula="of:=MIN([.$I114];[.$V114])" office:value-type="float"/>
          <table:table-cell table:formula="of:=MIN([.$J114])" office:value-type="float"/>
          <table:table-cell table:formula="of:=MIN([.$K114];[.$W114])" office:value-type="float"/>
          <table:table-cell table:formula="of:=MIN([.$L114];[.$X114])" office:value-type="float"/>
          <table:table-cell table:formula="of:=MIN([.$M114];[.$Y114])" office:value-type="float"/>
          <table:table-cell table:formula="of:=MIN([.$N114];[.$Z114])" office:value-type="float"/>
          <table:table-cell table:formula="of:=MEDIAN([.$B114];[.$O114])" office:value-type="float"/>
          <table:table-cell table:formula="of:=MEDIAN([.$C114];[.$P114])" office:value-type="float"/>
          <table:table-cell table:formula="of:=MEDIAN([.$D114];[.$Q114])" office:value-type="float"/>
          <table:table-cell table:formula="of:=MEDIAN([.$E114];[.$R114])" office:value-type="float"/>
          <table:table-cell table:formula="of:=MEDIAN([.$F114];[.$S114])" office:value-type="float"/>
          <table:table-cell table:formula="of:=MEDIAN([.$G114];[.$T114])" office:value-type="float"/>
          <table:table-cell table:formula="of:=MEDIAN([.$H114];[.$U114])" office:value-type="float"/>
          <table:table-cell table:formula="of:=MEDIAN([.$I114];[.$V114])" office:value-type="float"/>
          <table:table-cell table:formula="of:=MEDIAN([.$J114])" office:value-type="float"/>
          <table:table-cell table:formula="of:=MEDIAN([.$K114];[.$W114])" office:value-type="float"/>
          <table:table-cell table:formula="of:=MEDIAN([.$L114];[.$X114])" office:value-type="float"/>
          <table:table-cell table:formula="of:=MEDIAN([.$M114];[.$Y114])" office:value-type="float"/>
          <table:table-cell table:formula="of:=MEDIAN([.$N114];[.$Z114])" office:value-type="float"/>
          <table:table-cell table:formula="of:=MAX([.$B114];[.$O114])" office:value-type="float"/>
          <table:table-cell table:formula="of:=MAX([.$C114];[.$P114])" office:value-type="float"/>
          <table:table-cell table:formula="of:=MAX([.$D114];[.$Q114])" office:value-type="float"/>
          <table:table-cell table:formula="of:=MAX([.$E114];[.$R114])" office:value-type="float"/>
          <table:table-cell table:formula="of:=MAX([.$F114];[.$S114])" office:value-type="float"/>
          <table:table-cell table:formula="of:=MAX([.$G114];[.$T114])" office:value-type="float"/>
          <table:table-cell table:formula="of:=MAX([.$H114];[.$U114])" office:value-type="float"/>
          <table:table-cell table:formula="of:=MAX([.$I114];[.$V114])" office:value-type="float"/>
          <table:table-cell table:formula="of:=MAX([.$J114])" office:value-type="float"/>
          <table:table-cell table:formula="of:=MAX([.$K114];[.$W114])" office:value-type="float"/>
          <table:table-cell table:formula="of:=MAX([.$L114];[.$X114])" office:value-type="float"/>
          <table:table-cell table:formula="of:=MAX([.$M114];[.$Y114])" office:value-type="float"/>
          <table:table-cell table:formula="of:=MAX([.$N114];[.$Z114])" office:value-type="float"/>
        </table:table-row>
        <table:table-row table:style-name="ro1">
          <table:table-cell office:value-type="string">
            <text:p>p03.pddl/39</text:p>
          </table:table-cell>
          <table:table-cell office:value-type="float" office:value="3.32507"/>
          <table:table-cell office:value-type="float" office:value="3.236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793.0"/>
          <table:table-cell office:value-type="float" office:value="52099.0"/>
          <table:table-cell office:value-type="float" office:value="46053.0"/>
          <table:table-cell office:value-type="float" office:value="219716.0"/>
          <table:table-cell office:value-type="float" office:value="163670.0"/>
          <table:table-cell office:value-type="float" office:value="0.0"/>
          <table:table-cell office:value-type="float" office:value="0.0"/>
          <table:table-cell office:value-type="float" office:value="4.75946"/>
          <table:table-cell office:value-type="float" office:value="4.67"/>
          <table:table-cell office:value-type="float" office:value="2.07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8832.0"/>
          <table:table-cell office:value-type="float" office:value="16608.0"/>
          <table:table-cell office:value-type="float" office:value="219716.0"/>
          <table:table-cell office:value-type="float" office:value="163670.0"/>
          <table:table-cell office:value-type="float" office:value="0.0"/>
          <table:table-cell office:value-type="float" office:value="0.0"/>
          <table:table-cell table:formula="of:=MIN([.$B115];[.$O115])" office:value-type="float"/>
          <table:table-cell table:formula="of:=MIN([.$C115];[.$P115])" office:value-type="float"/>
          <table:table-cell table:formula="of:=MIN([.$D115];[.$Q115])" office:value-type="float"/>
          <table:table-cell table:formula="of:=MIN([.$E115];[.$R115])" office:value-type="float"/>
          <table:table-cell table:formula="of:=MIN([.$F115];[.$S115])" office:value-type="float"/>
          <table:table-cell table:formula="of:=MIN([.$G115];[.$T115])" office:value-type="float"/>
          <table:table-cell table:formula="of:=MIN([.$H115];[.$U115])" office:value-type="float"/>
          <table:table-cell table:formula="of:=MIN([.$I115];[.$V115])" office:value-type="float"/>
          <table:table-cell table:formula="of:=MIN([.$J115])" office:value-type="float"/>
          <table:table-cell table:formula="of:=MIN([.$K115];[.$W115])" office:value-type="float"/>
          <table:table-cell table:formula="of:=MIN([.$L115];[.$X115])" office:value-type="float"/>
          <table:table-cell table:formula="of:=MIN([.$M115];[.$Y115])" office:value-type="float"/>
          <table:table-cell table:formula="of:=MIN([.$N115];[.$Z115])" office:value-type="float"/>
          <table:table-cell table:formula="of:=MEDIAN([.$B115];[.$O115])" office:value-type="float"/>
          <table:table-cell table:formula="of:=MEDIAN([.$C115];[.$P115])" office:value-type="float"/>
          <table:table-cell table:formula="of:=MEDIAN([.$D115];[.$Q115])" office:value-type="float"/>
          <table:table-cell table:formula="of:=MEDIAN([.$E115];[.$R115])" office:value-type="float"/>
          <table:table-cell table:formula="of:=MEDIAN([.$F115];[.$S115])" office:value-type="float"/>
          <table:table-cell table:formula="of:=MEDIAN([.$G115];[.$T115])" office:value-type="float"/>
          <table:table-cell table:formula="of:=MEDIAN([.$H115];[.$U115])" office:value-type="float"/>
          <table:table-cell table:formula="of:=MEDIAN([.$I115];[.$V115])" office:value-type="float"/>
          <table:table-cell table:formula="of:=MEDIAN([.$J115])" office:value-type="float"/>
          <table:table-cell table:formula="of:=MEDIAN([.$K115];[.$W115])" office:value-type="float"/>
          <table:table-cell table:formula="of:=MEDIAN([.$L115];[.$X115])" office:value-type="float"/>
          <table:table-cell table:formula="of:=MEDIAN([.$M115];[.$Y115])" office:value-type="float"/>
          <table:table-cell table:formula="of:=MEDIAN([.$N115];[.$Z115])" office:value-type="float"/>
          <table:table-cell table:formula="of:=MAX([.$B115];[.$O115])" office:value-type="float"/>
          <table:table-cell table:formula="of:=MAX([.$C115];[.$P115])" office:value-type="float"/>
          <table:table-cell table:formula="of:=MAX([.$D115];[.$Q115])" office:value-type="float"/>
          <table:table-cell table:formula="of:=MAX([.$E115];[.$R115])" office:value-type="float"/>
          <table:table-cell table:formula="of:=MAX([.$F115];[.$S115])" office:value-type="float"/>
          <table:table-cell table:formula="of:=MAX([.$G115];[.$T115])" office:value-type="float"/>
          <table:table-cell table:formula="of:=MAX([.$H115];[.$U115])" office:value-type="float"/>
          <table:table-cell table:formula="of:=MAX([.$I115];[.$V115])" office:value-type="float"/>
          <table:table-cell table:formula="of:=MAX([.$J115])" office:value-type="float"/>
          <table:table-cell table:formula="of:=MAX([.$K115];[.$W115])" office:value-type="float"/>
          <table:table-cell table:formula="of:=MAX([.$L115];[.$X115])" office:value-type="float"/>
          <table:table-cell table:formula="of:=MAX([.$M115];[.$Y115])" office:value-type="float"/>
          <table:table-cell table:formula="of:=MAX([.$N115];[.$Z115])" office:value-type="float"/>
        </table:table-row>
        <table:table-row table:style-name="ro1">
          <table:table-cell office:value-type="string">
            <text:p>p03.pddl/4</text:p>
          </table:table-cell>
          <table:table-cell office:value-type="float" office:value="0.381717"/>
          <table:table-cell office:value-type="float" office:value="0.3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382.0"/>
          <table:table-cell office:value-type="float" office:value="43.0"/>
          <table:table-cell office:value-type="float" office:value="25011.0"/>
          <table:table-cell office:value-type="float" office:value="5916.0"/>
          <table:table-cell office:value-type="float" office:value="0.0"/>
          <table:table-cell office:value-type="float" office:value="0.0"/>
          <table:table-cell office:value-type="float" office:value="0.347454"/>
          <table:table-cell office:value-type="float" office:value="0.3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66.0"/>
          <table:table-cell office:value-type="float" office:value="25011.0"/>
          <table:table-cell office:value-type="float" office:value="5916.0"/>
          <table:table-cell office:value-type="float" office:value="0.0"/>
          <table:table-cell office:value-type="float" office:value="0.0"/>
          <table:table-cell table:formula="of:=MIN([.$B116];[.$O116])" office:value-type="float"/>
          <table:table-cell table:formula="of:=MIN([.$C116];[.$P116])" office:value-type="float"/>
          <table:table-cell table:formula="of:=MIN([.$D116];[.$Q116])" office:value-type="float"/>
          <table:table-cell table:formula="of:=MIN([.$E116];[.$R116])" office:value-type="float"/>
          <table:table-cell table:formula="of:=MIN([.$F116];[.$S116])" office:value-type="float"/>
          <table:table-cell table:formula="of:=MIN([.$G116];[.$T116])" office:value-type="float"/>
          <table:table-cell table:formula="of:=MIN([.$H116];[.$U116])" office:value-type="float"/>
          <table:table-cell table:formula="of:=MIN([.$I116];[.$V116])" office:value-type="float"/>
          <table:table-cell table:formula="of:=MIN([.$J116])" office:value-type="float"/>
          <table:table-cell table:formula="of:=MIN([.$K116];[.$W116])" office:value-type="float"/>
          <table:table-cell table:formula="of:=MIN([.$L116];[.$X116])" office:value-type="float"/>
          <table:table-cell table:formula="of:=MIN([.$M116];[.$Y116])" office:value-type="float"/>
          <table:table-cell table:formula="of:=MIN([.$N116];[.$Z116])" office:value-type="float"/>
          <table:table-cell table:formula="of:=MEDIAN([.$B116];[.$O116])" office:value-type="float"/>
          <table:table-cell table:formula="of:=MEDIAN([.$C116];[.$P116])" office:value-type="float"/>
          <table:table-cell table:formula="of:=MEDIAN([.$D116];[.$Q116])" office:value-type="float"/>
          <table:table-cell table:formula="of:=MEDIAN([.$E116];[.$R116])" office:value-type="float"/>
          <table:table-cell table:formula="of:=MEDIAN([.$F116];[.$S116])" office:value-type="float"/>
          <table:table-cell table:formula="of:=MEDIAN([.$G116];[.$T116])" office:value-type="float"/>
          <table:table-cell table:formula="of:=MEDIAN([.$H116];[.$U116])" office:value-type="float"/>
          <table:table-cell table:formula="of:=MEDIAN([.$I116];[.$V116])" office:value-type="float"/>
          <table:table-cell table:formula="of:=MEDIAN([.$J116])" office:value-type="float"/>
          <table:table-cell table:formula="of:=MEDIAN([.$K116];[.$W116])" office:value-type="float"/>
          <table:table-cell table:formula="of:=MEDIAN([.$L116];[.$X116])" office:value-type="float"/>
          <table:table-cell table:formula="of:=MEDIAN([.$M116];[.$Y116])" office:value-type="float"/>
          <table:table-cell table:formula="of:=MEDIAN([.$N116];[.$Z116])" office:value-type="float"/>
          <table:table-cell table:formula="of:=MAX([.$B116];[.$O116])" office:value-type="float"/>
          <table:table-cell table:formula="of:=MAX([.$C116];[.$P116])" office:value-type="float"/>
          <table:table-cell table:formula="of:=MAX([.$D116];[.$Q116])" office:value-type="float"/>
          <table:table-cell table:formula="of:=MAX([.$E116];[.$R116])" office:value-type="float"/>
          <table:table-cell table:formula="of:=MAX([.$F116];[.$S116])" office:value-type="float"/>
          <table:table-cell table:formula="of:=MAX([.$G116];[.$T116])" office:value-type="float"/>
          <table:table-cell table:formula="of:=MAX([.$H116];[.$U116])" office:value-type="float"/>
          <table:table-cell table:formula="of:=MAX([.$I116];[.$V116])" office:value-type="float"/>
          <table:table-cell table:formula="of:=MAX([.$J116])" office:value-type="float"/>
          <table:table-cell table:formula="of:=MAX([.$K116];[.$W116])" office:value-type="float"/>
          <table:table-cell table:formula="of:=MAX([.$L116];[.$X116])" office:value-type="float"/>
          <table:table-cell table:formula="of:=MAX([.$M116];[.$Y116])" office:value-type="float"/>
          <table:table-cell table:formula="of:=MAX([.$N116];[.$Z116])" office:value-type="float"/>
        </table:table-row>
        <table:table-row table:style-name="ro1">
          <table:table-cell office:value-type="string">
            <text:p>p03.pddl/40</text:p>
          </table:table-cell>
          <table:table-cell office:value-type="float" office:value="3.87337"/>
          <table:table-cell office:value-type="float" office:value="3.786"/>
          <table:table-cell office:value-type="float" office:value="0.64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586.0"/>
          <table:table-cell office:value-type="float" office:value="59460.0"/>
          <table:table-cell office:value-type="float" office:value="55709.0"/>
          <table:table-cell office:value-type="float" office:value="225279.0"/>
          <table:table-cell office:value-type="float" office:value="168251.0"/>
          <table:table-cell office:value-type="float" office:value="0.0"/>
          <table:table-cell office:value-type="float" office:value="0.0"/>
          <table:table-cell office:value-type="float" office:value="7.53449"/>
          <table:table-cell office:value-type="float" office:value="7.444"/>
          <table:table-cell office:value-type="float" office:value="4.82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4582.0"/>
          <table:table-cell office:value-type="float" office:value="22811.0"/>
          <table:table-cell office:value-type="float" office:value="225279.0"/>
          <table:table-cell office:value-type="float" office:value="168251.0"/>
          <table:table-cell office:value-type="float" office:value="0.0"/>
          <table:table-cell office:value-type="float" office:value="0.0"/>
          <table:table-cell table:formula="of:=MIN([.$B117];[.$O117])" office:value-type="float"/>
          <table:table-cell table:formula="of:=MIN([.$C117];[.$P117])" office:value-type="float"/>
          <table:table-cell table:formula="of:=MIN([.$D117];[.$Q117])" office:value-type="float"/>
          <table:table-cell table:formula="of:=MIN([.$E117];[.$R117])" office:value-type="float"/>
          <table:table-cell table:formula="of:=MIN([.$F117];[.$S117])" office:value-type="float"/>
          <table:table-cell table:formula="of:=MIN([.$G117];[.$T117])" office:value-type="float"/>
          <table:table-cell table:formula="of:=MIN([.$H117];[.$U117])" office:value-type="float"/>
          <table:table-cell table:formula="of:=MIN([.$I117];[.$V117])" office:value-type="float"/>
          <table:table-cell table:formula="of:=MIN([.$J117])" office:value-type="float"/>
          <table:table-cell table:formula="of:=MIN([.$K117];[.$W117])" office:value-type="float"/>
          <table:table-cell table:formula="of:=MIN([.$L117];[.$X117])" office:value-type="float"/>
          <table:table-cell table:formula="of:=MIN([.$M117];[.$Y117])" office:value-type="float"/>
          <table:table-cell table:formula="of:=MIN([.$N117];[.$Z117])" office:value-type="float"/>
          <table:table-cell table:formula="of:=MEDIAN([.$B117];[.$O117])" office:value-type="float"/>
          <table:table-cell table:formula="of:=MEDIAN([.$C117];[.$P117])" office:value-type="float"/>
          <table:table-cell table:formula="of:=MEDIAN([.$D117];[.$Q117])" office:value-type="float"/>
          <table:table-cell table:formula="of:=MEDIAN([.$E117];[.$R117])" office:value-type="float"/>
          <table:table-cell table:formula="of:=MEDIAN([.$F117];[.$S117])" office:value-type="float"/>
          <table:table-cell table:formula="of:=MEDIAN([.$G117];[.$T117])" office:value-type="float"/>
          <table:table-cell table:formula="of:=MEDIAN([.$H117];[.$U117])" office:value-type="float"/>
          <table:table-cell table:formula="of:=MEDIAN([.$I117];[.$V117])" office:value-type="float"/>
          <table:table-cell table:formula="of:=MEDIAN([.$J117])" office:value-type="float"/>
          <table:table-cell table:formula="of:=MEDIAN([.$K117];[.$W117])" office:value-type="float"/>
          <table:table-cell table:formula="of:=MEDIAN([.$L117];[.$X117])" office:value-type="float"/>
          <table:table-cell table:formula="of:=MEDIAN([.$M117];[.$Y117])" office:value-type="float"/>
          <table:table-cell table:formula="of:=MEDIAN([.$N117];[.$Z117])" office:value-type="float"/>
          <table:table-cell table:formula="of:=MAX([.$B117];[.$O117])" office:value-type="float"/>
          <table:table-cell table:formula="of:=MAX([.$C117];[.$P117])" office:value-type="float"/>
          <table:table-cell table:formula="of:=MAX([.$D117];[.$Q117])" office:value-type="float"/>
          <table:table-cell table:formula="of:=MAX([.$E117];[.$R117])" office:value-type="float"/>
          <table:table-cell table:formula="of:=MAX([.$F117];[.$S117])" office:value-type="float"/>
          <table:table-cell table:formula="of:=MAX([.$G117];[.$T117])" office:value-type="float"/>
          <table:table-cell table:formula="of:=MAX([.$H117];[.$U117])" office:value-type="float"/>
          <table:table-cell table:formula="of:=MAX([.$I117];[.$V117])" office:value-type="float"/>
          <table:table-cell table:formula="of:=MAX([.$J117])" office:value-type="float"/>
          <table:table-cell table:formula="of:=MAX([.$K117];[.$W117])" office:value-type="float"/>
          <table:table-cell table:formula="of:=MAX([.$L117];[.$X117])" office:value-type="float"/>
          <table:table-cell table:formula="of:=MAX([.$M117];[.$Y117])" office:value-type="float"/>
          <table:table-cell table:formula="of:=MAX([.$N117];[.$Z117])" office:value-type="float"/>
        </table:table-row>
        <table:table-row table:style-name="ro1">
          <table:table-cell office:value-type="string">
            <text:p>p03.pddl/5</text:p>
          </table:table-cell>
          <table:table-cell office:value-type="float" office:value="0.470709"/>
          <table:table-cell office:value-type="float" office:value="0.4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96.0"/>
          <table:table-cell office:value-type="float" office:value="1773.0"/>
          <table:table-cell office:value-type="float" office:value="434.0"/>
          <table:table-cell office:value-type="float" office:value="30574.0"/>
          <table:table-cell office:value-type="float" office:value="9360.0"/>
          <table:table-cell office:value-type="float" office:value="0.0"/>
          <table:table-cell office:value-type="float" office:value="0.0"/>
          <table:table-cell office:value-type="float" office:value="0.418994"/>
          <table:table-cell office:value-type="float" office:value="0.3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100.0"/>
          <table:table-cell office:value-type="float" office:value="30574.0"/>
          <table:table-cell office:value-type="float" office:value="9360.0"/>
          <table:table-cell office:value-type="float" office:value="0.0"/>
          <table:table-cell office:value-type="float" office:value="0.0"/>
          <table:table-cell table:formula="of:=MIN([.$B118];[.$O118])" office:value-type="float"/>
          <table:table-cell table:formula="of:=MIN([.$C118];[.$P118])" office:value-type="float"/>
          <table:table-cell table:formula="of:=MIN([.$D118];[.$Q118])" office:value-type="float"/>
          <table:table-cell table:formula="of:=MIN([.$E118];[.$R118])" office:value-type="float"/>
          <table:table-cell table:formula="of:=MIN([.$F118];[.$S118])" office:value-type="float"/>
          <table:table-cell table:formula="of:=MIN([.$G118];[.$T118])" office:value-type="float"/>
          <table:table-cell table:formula="of:=MIN([.$H118];[.$U118])" office:value-type="float"/>
          <table:table-cell table:formula="of:=MIN([.$I118];[.$V118])" office:value-type="float"/>
          <table:table-cell table:formula="of:=MIN([.$J118])" office:value-type="float"/>
          <table:table-cell table:formula="of:=MIN([.$K118];[.$W118])" office:value-type="float"/>
          <table:table-cell table:formula="of:=MIN([.$L118];[.$X118])" office:value-type="float"/>
          <table:table-cell table:formula="of:=MIN([.$M118];[.$Y118])" office:value-type="float"/>
          <table:table-cell table:formula="of:=MIN([.$N118];[.$Z118])" office:value-type="float"/>
          <table:table-cell table:formula="of:=MEDIAN([.$B118];[.$O118])" office:value-type="float"/>
          <table:table-cell table:formula="of:=MEDIAN([.$C118];[.$P118])" office:value-type="float"/>
          <table:table-cell table:formula="of:=MEDIAN([.$D118];[.$Q118])" office:value-type="float"/>
          <table:table-cell table:formula="of:=MEDIAN([.$E118];[.$R118])" office:value-type="float"/>
          <table:table-cell table:formula="of:=MEDIAN([.$F118];[.$S118])" office:value-type="float"/>
          <table:table-cell table:formula="of:=MEDIAN([.$G118];[.$T118])" office:value-type="float"/>
          <table:table-cell table:formula="of:=MEDIAN([.$H118];[.$U118])" office:value-type="float"/>
          <table:table-cell table:formula="of:=MEDIAN([.$I118];[.$V118])" office:value-type="float"/>
          <table:table-cell table:formula="of:=MEDIAN([.$J118])" office:value-type="float"/>
          <table:table-cell table:formula="of:=MEDIAN([.$K118];[.$W118])" office:value-type="float"/>
          <table:table-cell table:formula="of:=MEDIAN([.$L118];[.$X118])" office:value-type="float"/>
          <table:table-cell table:formula="of:=MEDIAN([.$M118];[.$Y118])" office:value-type="float"/>
          <table:table-cell table:formula="of:=MEDIAN([.$N118];[.$Z118])" office:value-type="float"/>
          <table:table-cell table:formula="of:=MAX([.$B118];[.$O118])" office:value-type="float"/>
          <table:table-cell table:formula="of:=MAX([.$C118];[.$P118])" office:value-type="float"/>
          <table:table-cell table:formula="of:=MAX([.$D118];[.$Q118])" office:value-type="float"/>
          <table:table-cell table:formula="of:=MAX([.$E118];[.$R118])" office:value-type="float"/>
          <table:table-cell table:formula="of:=MAX([.$F118];[.$S118])" office:value-type="float"/>
          <table:table-cell table:formula="of:=MAX([.$G118];[.$T118])" office:value-type="float"/>
          <table:table-cell table:formula="of:=MAX([.$H118];[.$U118])" office:value-type="float"/>
          <table:table-cell table:formula="of:=MAX([.$I118];[.$V118])" office:value-type="float"/>
          <table:table-cell table:formula="of:=MAX([.$J118])" office:value-type="float"/>
          <table:table-cell table:formula="of:=MAX([.$K118];[.$W118])" office:value-type="float"/>
          <table:table-cell table:formula="of:=MAX([.$L118];[.$X118])" office:value-type="float"/>
          <table:table-cell table:formula="of:=MAX([.$M118];[.$Y118])" office:value-type="float"/>
          <table:table-cell table:formula="of:=MAX([.$N118];[.$Z118])" office:value-type="float"/>
        </table:table-row>
        <table:table-row table:style-name="ro1">
          <table:table-cell office:value-type="string">
            <text:p>p03.pddl/6</text:p>
          </table:table-cell>
          <table:table-cell office:value-type="float" office:value="0.535974"/>
          <table:table-cell office:value-type="float" office:value="0.493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86.0"/>
          <table:table-cell office:value-type="float" office:value="2369.0"/>
          <table:table-cell office:value-type="float" office:value="543.0"/>
          <table:table-cell office:value-type="float" office:value="36137.0"/>
          <table:table-cell office:value-type="float" office:value="13194.0"/>
          <table:table-cell office:value-type="float" office:value="0.0"/>
          <table:table-cell office:value-type="float" office:value="0.0"/>
          <table:table-cell office:value-type="float" office:value="0.48499"/>
          <table:table-cell office:value-type="float" office:value="0.44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.0"/>
          <table:table-cell office:value-type="float" office:value="678.0"/>
          <table:table-cell office:value-type="float" office:value="36137.0"/>
          <table:table-cell office:value-type="float" office:value="13194.0"/>
          <table:table-cell office:value-type="float" office:value="0.0"/>
          <table:table-cell office:value-type="float" office:value="0.0"/>
          <table:table-cell table:formula="of:=MIN([.$B119];[.$O119])" office:value-type="float"/>
          <table:table-cell table:formula="of:=MIN([.$C119];[.$P119])" office:value-type="float"/>
          <table:table-cell table:formula="of:=MIN([.$D119];[.$Q119])" office:value-type="float"/>
          <table:table-cell table:formula="of:=MIN([.$E119];[.$R119])" office:value-type="float"/>
          <table:table-cell table:formula="of:=MIN([.$F119];[.$S119])" office:value-type="float"/>
          <table:table-cell table:formula="of:=MIN([.$G119];[.$T119])" office:value-type="float"/>
          <table:table-cell table:formula="of:=MIN([.$H119];[.$U119])" office:value-type="float"/>
          <table:table-cell table:formula="of:=MIN([.$I119];[.$V119])" office:value-type="float"/>
          <table:table-cell table:formula="of:=MIN([.$J119])" office:value-type="float"/>
          <table:table-cell table:formula="of:=MIN([.$K119];[.$W119])" office:value-type="float"/>
          <table:table-cell table:formula="of:=MIN([.$L119];[.$X119])" office:value-type="float"/>
          <table:table-cell table:formula="of:=MIN([.$M119];[.$Y119])" office:value-type="float"/>
          <table:table-cell table:formula="of:=MIN([.$N119];[.$Z119])" office:value-type="float"/>
          <table:table-cell table:formula="of:=MEDIAN([.$B119];[.$O119])" office:value-type="float"/>
          <table:table-cell table:formula="of:=MEDIAN([.$C119];[.$P119])" office:value-type="float"/>
          <table:table-cell table:formula="of:=MEDIAN([.$D119];[.$Q119])" office:value-type="float"/>
          <table:table-cell table:formula="of:=MEDIAN([.$E119];[.$R119])" office:value-type="float"/>
          <table:table-cell table:formula="of:=MEDIAN([.$F119];[.$S119])" office:value-type="float"/>
          <table:table-cell table:formula="of:=MEDIAN([.$G119];[.$T119])" office:value-type="float"/>
          <table:table-cell table:formula="of:=MEDIAN([.$H119];[.$U119])" office:value-type="float"/>
          <table:table-cell table:formula="of:=MEDIAN([.$I119];[.$V119])" office:value-type="float"/>
          <table:table-cell table:formula="of:=MEDIAN([.$J119])" office:value-type="float"/>
          <table:table-cell table:formula="of:=MEDIAN([.$K119];[.$W119])" office:value-type="float"/>
          <table:table-cell table:formula="of:=MEDIAN([.$L119];[.$X119])" office:value-type="float"/>
          <table:table-cell table:formula="of:=MEDIAN([.$M119];[.$Y119])" office:value-type="float"/>
          <table:table-cell table:formula="of:=MEDIAN([.$N119];[.$Z119])" office:value-type="float"/>
          <table:table-cell table:formula="of:=MAX([.$B119];[.$O119])" office:value-type="float"/>
          <table:table-cell table:formula="of:=MAX([.$C119];[.$P119])" office:value-type="float"/>
          <table:table-cell table:formula="of:=MAX([.$D119];[.$Q119])" office:value-type="float"/>
          <table:table-cell table:formula="of:=MAX([.$E119];[.$R119])" office:value-type="float"/>
          <table:table-cell table:formula="of:=MAX([.$F119];[.$S119])" office:value-type="float"/>
          <table:table-cell table:formula="of:=MAX([.$G119];[.$T119])" office:value-type="float"/>
          <table:table-cell table:formula="of:=MAX([.$H119];[.$U119])" office:value-type="float"/>
          <table:table-cell table:formula="of:=MAX([.$I119];[.$V119])" office:value-type="float"/>
          <table:table-cell table:formula="of:=MAX([.$J119])" office:value-type="float"/>
          <table:table-cell table:formula="of:=MAX([.$K119];[.$W119])" office:value-type="float"/>
          <table:table-cell table:formula="of:=MAX([.$L119];[.$X119])" office:value-type="float"/>
          <table:table-cell table:formula="of:=MAX([.$M119];[.$Y119])" office:value-type="float"/>
          <table:table-cell table:formula="of:=MAX([.$N119];[.$Z119])" office:value-type="float"/>
        </table:table-row>
        <table:table-row table:style-name="ro1">
          <table:table-cell office:value-type="string">
            <text:p>p03.pddl/7</text:p>
          </table:table-cell>
          <table:table-cell office:value-type="float" office:value="0.655753"/>
          <table:table-cell office:value-type="float" office:value="0.612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306.0"/>
          <table:table-cell office:value-type="float" office:value="4903.0"/>
          <table:table-cell office:value-type="float" office:value="2173.0"/>
          <table:table-cell office:value-type="float" office:value="41700.0"/>
          <table:table-cell office:value-type="float" office:value="17338.0"/>
          <table:table-cell office:value-type="float" office:value="0.0"/>
          <table:table-cell office:value-type="float" office:value="0.0"/>
          <table:table-cell office:value-type="float" office:value="0.54294"/>
          <table:table-cell office:value-type="float" office:value="0.498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60.0"/>
          <table:table-cell office:value-type="float" office:value="3258.0"/>
          <table:table-cell office:value-type="float" office:value="41700.0"/>
          <table:table-cell office:value-type="float" office:value="17338.0"/>
          <table:table-cell office:value-type="float" office:value="0.0"/>
          <table:table-cell office:value-type="float" office:value="0.0"/>
          <table:table-cell table:formula="of:=MIN([.$B120];[.$O120])" office:value-type="float"/>
          <table:table-cell table:formula="of:=MIN([.$C120];[.$P120])" office:value-type="float"/>
          <table:table-cell table:formula="of:=MIN([.$D120];[.$Q120])" office:value-type="float"/>
          <table:table-cell table:formula="of:=MIN([.$E120];[.$R120])" office:value-type="float"/>
          <table:table-cell table:formula="of:=MIN([.$F120];[.$S120])" office:value-type="float"/>
          <table:table-cell table:formula="of:=MIN([.$G120];[.$T120])" office:value-type="float"/>
          <table:table-cell table:formula="of:=MIN([.$H120];[.$U120])" office:value-type="float"/>
          <table:table-cell table:formula="of:=MIN([.$I120];[.$V120])" office:value-type="float"/>
          <table:table-cell table:formula="of:=MIN([.$J120])" office:value-type="float"/>
          <table:table-cell table:formula="of:=MIN([.$K120];[.$W120])" office:value-type="float"/>
          <table:table-cell table:formula="of:=MIN([.$L120];[.$X120])" office:value-type="float"/>
          <table:table-cell table:formula="of:=MIN([.$M120];[.$Y120])" office:value-type="float"/>
          <table:table-cell table:formula="of:=MIN([.$N120];[.$Z120])" office:value-type="float"/>
          <table:table-cell table:formula="of:=MEDIAN([.$B120];[.$O120])" office:value-type="float"/>
          <table:table-cell table:formula="of:=MEDIAN([.$C120];[.$P120])" office:value-type="float"/>
          <table:table-cell table:formula="of:=MEDIAN([.$D120];[.$Q120])" office:value-type="float"/>
          <table:table-cell table:formula="of:=MEDIAN([.$E120];[.$R120])" office:value-type="float"/>
          <table:table-cell table:formula="of:=MEDIAN([.$F120];[.$S120])" office:value-type="float"/>
          <table:table-cell table:formula="of:=MEDIAN([.$G120];[.$T120])" office:value-type="float"/>
          <table:table-cell table:formula="of:=MEDIAN([.$H120];[.$U120])" office:value-type="float"/>
          <table:table-cell table:formula="of:=MEDIAN([.$I120];[.$V120])" office:value-type="float"/>
          <table:table-cell table:formula="of:=MEDIAN([.$J120])" office:value-type="float"/>
          <table:table-cell table:formula="of:=MEDIAN([.$K120];[.$W120])" office:value-type="float"/>
          <table:table-cell table:formula="of:=MEDIAN([.$L120];[.$X120])" office:value-type="float"/>
          <table:table-cell table:formula="of:=MEDIAN([.$M120];[.$Y120])" office:value-type="float"/>
          <table:table-cell table:formula="of:=MEDIAN([.$N120];[.$Z120])" office:value-type="float"/>
          <table:table-cell table:formula="of:=MAX([.$B120];[.$O120])" office:value-type="float"/>
          <table:table-cell table:formula="of:=MAX([.$C120];[.$P120])" office:value-type="float"/>
          <table:table-cell table:formula="of:=MAX([.$D120];[.$Q120])" office:value-type="float"/>
          <table:table-cell table:formula="of:=MAX([.$E120];[.$R120])" office:value-type="float"/>
          <table:table-cell table:formula="of:=MAX([.$F120];[.$S120])" office:value-type="float"/>
          <table:table-cell table:formula="of:=MAX([.$G120];[.$T120])" office:value-type="float"/>
          <table:table-cell table:formula="of:=MAX([.$H120];[.$U120])" office:value-type="float"/>
          <table:table-cell table:formula="of:=MAX([.$I120];[.$V120])" office:value-type="float"/>
          <table:table-cell table:formula="of:=MAX([.$J120])" office:value-type="float"/>
          <table:table-cell table:formula="of:=MAX([.$K120];[.$W120])" office:value-type="float"/>
          <table:table-cell table:formula="of:=MAX([.$L120];[.$X120])" office:value-type="float"/>
          <table:table-cell table:formula="of:=MAX([.$M120];[.$Y120])" office:value-type="float"/>
          <table:table-cell table:formula="of:=MAX([.$N120];[.$Z120])" office:value-type="float"/>
        </table:table-row>
        <table:table-row table:style-name="ro1">
          <table:table-cell office:value-type="string">
            <text:p>p03.pddl/8</text:p>
          </table:table-cell>
          <table:table-cell office:value-type="float" office:value="0.861984"/>
          <table:table-cell office:value-type="float" office:value="0.819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487.0"/>
          <table:table-cell office:value-type="float" office:value="6720.0"/>
          <table:table-cell office:value-type="float" office:value="3268.0"/>
          <table:table-cell office:value-type="float" office:value="47263.0"/>
          <table:table-cell office:value-type="float" office:value="21717.0"/>
          <table:table-cell office:value-type="float" office:value="0.0"/>
          <table:table-cell office:value-type="float" office:value="0.0"/>
          <table:table-cell office:value-type="float" office:value="0.64803"/>
          <table:table-cell office:value-type="float" office:value="0.604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471.0"/>
          <table:table-cell office:value-type="float" office:value="2854.0"/>
          <table:table-cell office:value-type="float" office:value="47263.0"/>
          <table:table-cell office:value-type="float" office:value="21717.0"/>
          <table:table-cell office:value-type="float" office:value="0.0"/>
          <table:table-cell office:value-type="float" office:value="0.0"/>
          <table:table-cell table:formula="of:=MIN([.$B121];[.$O121])" office:value-type="float"/>
          <table:table-cell table:formula="of:=MIN([.$C121];[.$P121])" office:value-type="float"/>
          <table:table-cell table:formula="of:=MIN([.$D121];[.$Q121])" office:value-type="float"/>
          <table:table-cell table:formula="of:=MIN([.$E121];[.$R121])" office:value-type="float"/>
          <table:table-cell table:formula="of:=MIN([.$F121];[.$S121])" office:value-type="float"/>
          <table:table-cell table:formula="of:=MIN([.$G121];[.$T121])" office:value-type="float"/>
          <table:table-cell table:formula="of:=MIN([.$H121];[.$U121])" office:value-type="float"/>
          <table:table-cell table:formula="of:=MIN([.$I121];[.$V121])" office:value-type="float"/>
          <table:table-cell table:formula="of:=MIN([.$J121])" office:value-type="float"/>
          <table:table-cell table:formula="of:=MIN([.$K121];[.$W121])" office:value-type="float"/>
          <table:table-cell table:formula="of:=MIN([.$L121];[.$X121])" office:value-type="float"/>
          <table:table-cell table:formula="of:=MIN([.$M121];[.$Y121])" office:value-type="float"/>
          <table:table-cell table:formula="of:=MIN([.$N121];[.$Z121])" office:value-type="float"/>
          <table:table-cell table:formula="of:=MEDIAN([.$B121];[.$O121])" office:value-type="float"/>
          <table:table-cell table:formula="of:=MEDIAN([.$C121];[.$P121])" office:value-type="float"/>
          <table:table-cell table:formula="of:=MEDIAN([.$D121];[.$Q121])" office:value-type="float"/>
          <table:table-cell table:formula="of:=MEDIAN([.$E121];[.$R121])" office:value-type="float"/>
          <table:table-cell table:formula="of:=MEDIAN([.$F121];[.$S121])" office:value-type="float"/>
          <table:table-cell table:formula="of:=MEDIAN([.$G121];[.$T121])" office:value-type="float"/>
          <table:table-cell table:formula="of:=MEDIAN([.$H121];[.$U121])" office:value-type="float"/>
          <table:table-cell table:formula="of:=MEDIAN([.$I121];[.$V121])" office:value-type="float"/>
          <table:table-cell table:formula="of:=MEDIAN([.$J121])" office:value-type="float"/>
          <table:table-cell table:formula="of:=MEDIAN([.$K121];[.$W121])" office:value-type="float"/>
          <table:table-cell table:formula="of:=MEDIAN([.$L121];[.$X121])" office:value-type="float"/>
          <table:table-cell table:formula="of:=MEDIAN([.$M121];[.$Y121])" office:value-type="float"/>
          <table:table-cell table:formula="of:=MEDIAN([.$N121];[.$Z121])" office:value-type="float"/>
          <table:table-cell table:formula="of:=MAX([.$B121];[.$O121])" office:value-type="float"/>
          <table:table-cell table:formula="of:=MAX([.$C121];[.$P121])" office:value-type="float"/>
          <table:table-cell table:formula="of:=MAX([.$D121];[.$Q121])" office:value-type="float"/>
          <table:table-cell table:formula="of:=MAX([.$E121];[.$R121])" office:value-type="float"/>
          <table:table-cell table:formula="of:=MAX([.$F121];[.$S121])" office:value-type="float"/>
          <table:table-cell table:formula="of:=MAX([.$G121];[.$T121])" office:value-type="float"/>
          <table:table-cell table:formula="of:=MAX([.$H121];[.$U121])" office:value-type="float"/>
          <table:table-cell table:formula="of:=MAX([.$I121];[.$V121])" office:value-type="float"/>
          <table:table-cell table:formula="of:=MAX([.$J121])" office:value-type="float"/>
          <table:table-cell table:formula="of:=MAX([.$K121];[.$W121])" office:value-type="float"/>
          <table:table-cell table:formula="of:=MAX([.$L121];[.$X121])" office:value-type="float"/>
          <table:table-cell table:formula="of:=MAX([.$M121];[.$Y121])" office:value-type="float"/>
          <table:table-cell table:formula="of:=MAX([.$N121];[.$Z121])" office:value-type="float"/>
        </table:table-row>
        <table:table-row table:style-name="ro1">
          <table:table-cell office:value-type="string">
            <text:p>p03.pddl/9</text:p>
          </table:table-cell>
          <table:table-cell office:value-type="float" office:value="1.42931"/>
          <table:table-cell office:value-type="float" office:value="1.382"/>
          <table:table-cell office:value-type="float" office:value="0.69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284.0"/>
          <table:table-cell office:value-type="float" office:value="12984.0"/>
          <table:table-cell office:value-type="float" office:value="7572.0"/>
          <table:table-cell office:value-type="float" office:value="52826.0"/>
          <table:table-cell office:value-type="float" office:value="26244.0"/>
          <table:table-cell office:value-type="float" office:value="0.0"/>
          <table:table-cell office:value-type="float" office:value="0.0"/>
          <table:table-cell office:value-type="float" office:value="0.750544"/>
          <table:table-cell office:value-type="float" office:value="0.702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92.0"/>
          <table:table-cell office:value-type="float" office:value="2101.0"/>
          <table:table-cell office:value-type="float" office:value="52826.0"/>
          <table:table-cell office:value-type="float" office:value="26244.0"/>
          <table:table-cell office:value-type="float" office:value="0.0"/>
          <table:table-cell office:value-type="float" office:value="0.0"/>
          <table:table-cell table:formula="of:=MIN([.$B122];[.$O122])" office:value-type="float"/>
          <table:table-cell table:formula="of:=MIN([.$C122];[.$P122])" office:value-type="float"/>
          <table:table-cell table:formula="of:=MIN([.$D122];[.$Q122])" office:value-type="float"/>
          <table:table-cell table:formula="of:=MIN([.$E122];[.$R122])" office:value-type="float"/>
          <table:table-cell table:formula="of:=MIN([.$F122];[.$S122])" office:value-type="float"/>
          <table:table-cell table:formula="of:=MIN([.$G122];[.$T122])" office:value-type="float"/>
          <table:table-cell table:formula="of:=MIN([.$H122];[.$U122])" office:value-type="float"/>
          <table:table-cell table:formula="of:=MIN([.$I122];[.$V122])" office:value-type="float"/>
          <table:table-cell table:formula="of:=MIN([.$J122])" office:value-type="float"/>
          <table:table-cell table:formula="of:=MIN([.$K122];[.$W122])" office:value-type="float"/>
          <table:table-cell table:formula="of:=MIN([.$L122];[.$X122])" office:value-type="float"/>
          <table:table-cell table:formula="of:=MIN([.$M122];[.$Y122])" office:value-type="float"/>
          <table:table-cell table:formula="of:=MIN([.$N122];[.$Z122])" office:value-type="float"/>
          <table:table-cell table:formula="of:=MEDIAN([.$B122];[.$O122])" office:value-type="float"/>
          <table:table-cell table:formula="of:=MEDIAN([.$C122];[.$P122])" office:value-type="float"/>
          <table:table-cell table:formula="of:=MEDIAN([.$D122];[.$Q122])" office:value-type="float"/>
          <table:table-cell table:formula="of:=MEDIAN([.$E122];[.$R122])" office:value-type="float"/>
          <table:table-cell table:formula="of:=MEDIAN([.$F122];[.$S122])" office:value-type="float"/>
          <table:table-cell table:formula="of:=MEDIAN([.$G122];[.$T122])" office:value-type="float"/>
          <table:table-cell table:formula="of:=MEDIAN([.$H122];[.$U122])" office:value-type="float"/>
          <table:table-cell table:formula="of:=MEDIAN([.$I122];[.$V122])" office:value-type="float"/>
          <table:table-cell table:formula="of:=MEDIAN([.$J122])" office:value-type="float"/>
          <table:table-cell table:formula="of:=MEDIAN([.$K122];[.$W122])" office:value-type="float"/>
          <table:table-cell table:formula="of:=MEDIAN([.$L122];[.$X122])" office:value-type="float"/>
          <table:table-cell table:formula="of:=MEDIAN([.$M122];[.$Y122])" office:value-type="float"/>
          <table:table-cell table:formula="of:=MEDIAN([.$N122];[.$Z122])" office:value-type="float"/>
          <table:table-cell table:formula="of:=MAX([.$B122];[.$O122])" office:value-type="float"/>
          <table:table-cell table:formula="of:=MAX([.$C122];[.$P122])" office:value-type="float"/>
          <table:table-cell table:formula="of:=MAX([.$D122];[.$Q122])" office:value-type="float"/>
          <table:table-cell table:formula="of:=MAX([.$E122];[.$R122])" office:value-type="float"/>
          <table:table-cell table:formula="of:=MAX([.$F122];[.$S122])" office:value-type="float"/>
          <table:table-cell table:formula="of:=MAX([.$G122];[.$T122])" office:value-type="float"/>
          <table:table-cell table:formula="of:=MAX([.$H122];[.$U122])" office:value-type="float"/>
          <table:table-cell table:formula="of:=MAX([.$I122];[.$V122])" office:value-type="float"/>
          <table:table-cell table:formula="of:=MAX([.$J122])" office:value-type="float"/>
          <table:table-cell table:formula="of:=MAX([.$K122];[.$W122])" office:value-type="float"/>
          <table:table-cell table:formula="of:=MAX([.$L122];[.$X122])" office:value-type="float"/>
          <table:table-cell table:formula="of:=MAX([.$M122];[.$Y122])" office:value-type="float"/>
          <table:table-cell table:formula="of:=MAX([.$N122];[.$Z122])" office:value-type="float"/>
        </table:table-row>
        <table:table-row table:style-name="ro1">
          <table:table-cell office:value-type="string">
            <text:p>p04.pddl/1</text:p>
          </table:table-cell>
          <table:table-cell office:value-type="float" office:value="0.193471"/>
          <table:table-cell office:value-type="float" office:value="0.1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863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183618"/>
          <table:table-cell office:value-type="float" office:value="0.1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9863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3];[.$O123])" office:value-type="float"/>
          <table:table-cell table:formula="of:=MIN([.$C123];[.$P123])" office:value-type="float"/>
          <table:table-cell table:formula="of:=MIN([.$D123];[.$Q123])" office:value-type="float"/>
          <table:table-cell table:formula="of:=MIN([.$E123];[.$R123])" office:value-type="float"/>
          <table:table-cell table:formula="of:=MIN([.$F123];[.$S123])" office:value-type="float"/>
          <table:table-cell table:formula="of:=MIN([.$G123];[.$T123])" office:value-type="float"/>
          <table:table-cell table:formula="of:=MIN([.$H123];[.$U123])" office:value-type="float"/>
          <table:table-cell table:formula="of:=MIN([.$I123];[.$V123])" office:value-type="float"/>
          <table:table-cell table:formula="of:=MIN([.$J123])" office:value-type="float"/>
          <table:table-cell table:formula="of:=MIN([.$K123];[.$W123])" office:value-type="float"/>
          <table:table-cell table:formula="of:=MIN([.$L123];[.$X123])" office:value-type="float"/>
          <table:table-cell table:formula="of:=MIN([.$M123];[.$Y123])" office:value-type="float"/>
          <table:table-cell table:formula="of:=MIN([.$N123];[.$Z123])" office:value-type="float"/>
          <table:table-cell table:formula="of:=MEDIAN([.$B123];[.$O123])" office:value-type="float"/>
          <table:table-cell table:formula="of:=MEDIAN([.$C123];[.$P123])" office:value-type="float"/>
          <table:table-cell table:formula="of:=MEDIAN([.$D123];[.$Q123])" office:value-type="float"/>
          <table:table-cell table:formula="of:=MEDIAN([.$E123];[.$R123])" office:value-type="float"/>
          <table:table-cell table:formula="of:=MEDIAN([.$F123];[.$S123])" office:value-type="float"/>
          <table:table-cell table:formula="of:=MEDIAN([.$G123];[.$T123])" office:value-type="float"/>
          <table:table-cell table:formula="of:=MEDIAN([.$H123];[.$U123])" office:value-type="float"/>
          <table:table-cell table:formula="of:=MEDIAN([.$I123];[.$V123])" office:value-type="float"/>
          <table:table-cell table:formula="of:=MEDIAN([.$J123])" office:value-type="float"/>
          <table:table-cell table:formula="of:=MEDIAN([.$K123];[.$W123])" office:value-type="float"/>
          <table:table-cell table:formula="of:=MEDIAN([.$L123];[.$X123])" office:value-type="float"/>
          <table:table-cell table:formula="of:=MEDIAN([.$M123];[.$Y123])" office:value-type="float"/>
          <table:table-cell table:formula="of:=MEDIAN([.$N123];[.$Z123])" office:value-type="float"/>
          <table:table-cell table:formula="of:=MAX([.$B123];[.$O123])" office:value-type="float"/>
          <table:table-cell table:formula="of:=MAX([.$C123];[.$P123])" office:value-type="float"/>
          <table:table-cell table:formula="of:=MAX([.$D123];[.$Q123])" office:value-type="float"/>
          <table:table-cell table:formula="of:=MAX([.$E123];[.$R123])" office:value-type="float"/>
          <table:table-cell table:formula="of:=MAX([.$F123];[.$S123])" office:value-type="float"/>
          <table:table-cell table:formula="of:=MAX([.$G123];[.$T123])" office:value-type="float"/>
          <table:table-cell table:formula="of:=MAX([.$H123];[.$U123])" office:value-type="float"/>
          <table:table-cell table:formula="of:=MAX([.$I123];[.$V123])" office:value-type="float"/>
          <table:table-cell table:formula="of:=MAX([.$J123])" office:value-type="float"/>
          <table:table-cell table:formula="of:=MAX([.$K123];[.$W123])" office:value-type="float"/>
          <table:table-cell table:formula="of:=MAX([.$L123];[.$X123])" office:value-type="float"/>
          <table:table-cell table:formula="of:=MAX([.$M123];[.$Y123])" office:value-type="float"/>
          <table:table-cell table:formula="of:=MAX([.$N123];[.$Z123])" office:value-type="float"/>
        </table:table-row>
        <table:table-row table:style-name="ro1">
          <table:table-cell office:value-type="string">
            <text:p>p04.pddl/10</text:p>
          </table:table-cell>
          <table:table-cell office:value-type="float" office:value="4.76517"/>
          <table:table-cell office:value-type="float" office:value="4.715"/>
          <table:table-cell office:value-type="float" office:value="3.81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418.0"/>
          <table:table-cell office:value-type="float" office:value="30933.0"/>
          <table:table-cell office:value-type="float" office:value="26055.0"/>
          <table:table-cell office:value-type="float" office:value="69164.0"/>
          <table:table-cell office:value-type="float" office:value="36155.0"/>
          <table:table-cell office:value-type="float" office:value="0.0"/>
          <table:table-cell office:value-type="float" office:value="0.0"/>
          <table:table-cell office:value-type="float" office:value="1.34811"/>
          <table:table-cell office:value-type="float" office:value="1.297"/>
          <table:table-cell office:value-type="float" office:value="0.51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409.0"/>
          <table:table-cell office:value-type="float" office:value="5062.0"/>
          <table:table-cell office:value-type="float" office:value="69164.0"/>
          <table:table-cell office:value-type="float" office:value="36155.0"/>
          <table:table-cell office:value-type="float" office:value="0.0"/>
          <table:table-cell office:value-type="float" office:value="0.0"/>
          <table:table-cell table:formula="of:=MIN([.$B124];[.$O124])" office:value-type="float"/>
          <table:table-cell table:formula="of:=MIN([.$C124];[.$P124])" office:value-type="float"/>
          <table:table-cell table:formula="of:=MIN([.$D124];[.$Q124])" office:value-type="float"/>
          <table:table-cell table:formula="of:=MIN([.$E124];[.$R124])" office:value-type="float"/>
          <table:table-cell table:formula="of:=MIN([.$F124];[.$S124])" office:value-type="float"/>
          <table:table-cell table:formula="of:=MIN([.$G124];[.$T124])" office:value-type="float"/>
          <table:table-cell table:formula="of:=MIN([.$H124];[.$U124])" office:value-type="float"/>
          <table:table-cell table:formula="of:=MIN([.$I124];[.$V124])" office:value-type="float"/>
          <table:table-cell table:formula="of:=MIN([.$J124])" office:value-type="float"/>
          <table:table-cell table:formula="of:=MIN([.$K124];[.$W124])" office:value-type="float"/>
          <table:table-cell table:formula="of:=MIN([.$L124];[.$X124])" office:value-type="float"/>
          <table:table-cell table:formula="of:=MIN([.$M124];[.$Y124])" office:value-type="float"/>
          <table:table-cell table:formula="of:=MIN([.$N124];[.$Z124])" office:value-type="float"/>
          <table:table-cell table:formula="of:=MEDIAN([.$B124];[.$O124])" office:value-type="float"/>
          <table:table-cell table:formula="of:=MEDIAN([.$C124];[.$P124])" office:value-type="float"/>
          <table:table-cell table:formula="of:=MEDIAN([.$D124];[.$Q124])" office:value-type="float"/>
          <table:table-cell table:formula="of:=MEDIAN([.$E124];[.$R124])" office:value-type="float"/>
          <table:table-cell table:formula="of:=MEDIAN([.$F124];[.$S124])" office:value-type="float"/>
          <table:table-cell table:formula="of:=MEDIAN([.$G124];[.$T124])" office:value-type="float"/>
          <table:table-cell table:formula="of:=MEDIAN([.$H124];[.$U124])" office:value-type="float"/>
          <table:table-cell table:formula="of:=MEDIAN([.$I124];[.$V124])" office:value-type="float"/>
          <table:table-cell table:formula="of:=MEDIAN([.$J124])" office:value-type="float"/>
          <table:table-cell table:formula="of:=MEDIAN([.$K124];[.$W124])" office:value-type="float"/>
          <table:table-cell table:formula="of:=MEDIAN([.$L124];[.$X124])" office:value-type="float"/>
          <table:table-cell table:formula="of:=MEDIAN([.$M124];[.$Y124])" office:value-type="float"/>
          <table:table-cell table:formula="of:=MEDIAN([.$N124];[.$Z124])" office:value-type="float"/>
          <table:table-cell table:formula="of:=MAX([.$B124];[.$O124])" office:value-type="float"/>
          <table:table-cell table:formula="of:=MAX([.$C124];[.$P124])" office:value-type="float"/>
          <table:table-cell table:formula="of:=MAX([.$D124];[.$Q124])" office:value-type="float"/>
          <table:table-cell table:formula="of:=MAX([.$E124];[.$R124])" office:value-type="float"/>
          <table:table-cell table:formula="of:=MAX([.$F124];[.$S124])" office:value-type="float"/>
          <table:table-cell table:formula="of:=MAX([.$G124];[.$T124])" office:value-type="float"/>
          <table:table-cell table:formula="of:=MAX([.$H124];[.$U124])" office:value-type="float"/>
          <table:table-cell table:formula="of:=MAX([.$I124];[.$V124])" office:value-type="float"/>
          <table:table-cell table:formula="of:=MAX([.$J124])" office:value-type="float"/>
          <table:table-cell table:formula="of:=MAX([.$K124];[.$W124])" office:value-type="float"/>
          <table:table-cell table:formula="of:=MAX([.$L124];[.$X124])" office:value-type="float"/>
          <table:table-cell table:formula="of:=MAX([.$M124];[.$Y124])" office:value-type="float"/>
          <table:table-cell table:formula="of:=MAX([.$N124];[.$Z124])" office:value-type="float"/>
        </table:table-row>
        <table:table-row table:style-name="ro1">
          <table:table-cell office:value-type="string">
            <text:p>p04.pddl/11</text:p>
          </table:table-cell>
          <table:table-cell office:value-type="float" office:value="7.00205"/>
          <table:table-cell office:value-type="float" office:value="6.95"/>
          <table:table-cell office:value-type="float" office:value="5.97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5400.0"/>
          <table:table-cell office:value-type="float" office:value="37355.0"/>
          <table:table-cell office:value-type="float" office:value="32166.0"/>
          <table:table-cell office:value-type="float" office:value="75753.0"/>
          <table:table-cell office:value-type="float" office:value="41580.0"/>
          <table:table-cell office:value-type="float" office:value="0.0"/>
          <table:table-cell office:value-type="float" office:value="0.0"/>
          <table:table-cell office:value-type="float" office:value="3.32804"/>
          <table:table-cell office:value-type="float" office:value="3.274"/>
          <table:table-cell office:value-type="float" office:value="2.48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6231.0"/>
          <table:table-cell office:value-type="float" office:value="24633.0"/>
          <table:table-cell office:value-type="float" office:value="75753.0"/>
          <table:table-cell office:value-type="float" office:value="41580.0"/>
          <table:table-cell office:value-type="float" office:value="0.0"/>
          <table:table-cell office:value-type="float" office:value="0.0"/>
          <table:table-cell table:formula="of:=MIN([.$B125];[.$O125])" office:value-type="float"/>
          <table:table-cell table:formula="of:=MIN([.$C125];[.$P125])" office:value-type="float"/>
          <table:table-cell table:formula="of:=MIN([.$D125];[.$Q125])" office:value-type="float"/>
          <table:table-cell table:formula="of:=MIN([.$E125];[.$R125])" office:value-type="float"/>
          <table:table-cell table:formula="of:=MIN([.$F125];[.$S125])" office:value-type="float"/>
          <table:table-cell table:formula="of:=MIN([.$G125];[.$T125])" office:value-type="float"/>
          <table:table-cell table:formula="of:=MIN([.$H125];[.$U125])" office:value-type="float"/>
          <table:table-cell table:formula="of:=MIN([.$I125];[.$V125])" office:value-type="float"/>
          <table:table-cell table:formula="of:=MIN([.$J125])" office:value-type="float"/>
          <table:table-cell table:formula="of:=MIN([.$K125];[.$W125])" office:value-type="float"/>
          <table:table-cell table:formula="of:=MIN([.$L125];[.$X125])" office:value-type="float"/>
          <table:table-cell table:formula="of:=MIN([.$M125];[.$Y125])" office:value-type="float"/>
          <table:table-cell table:formula="of:=MIN([.$N125];[.$Z125])" office:value-type="float"/>
          <table:table-cell table:formula="of:=MEDIAN([.$B125];[.$O125])" office:value-type="float"/>
          <table:table-cell table:formula="of:=MEDIAN([.$C125];[.$P125])" office:value-type="float"/>
          <table:table-cell table:formula="of:=MEDIAN([.$D125];[.$Q125])" office:value-type="float"/>
          <table:table-cell table:formula="of:=MEDIAN([.$E125];[.$R125])" office:value-type="float"/>
          <table:table-cell table:formula="of:=MEDIAN([.$F125];[.$S125])" office:value-type="float"/>
          <table:table-cell table:formula="of:=MEDIAN([.$G125];[.$T125])" office:value-type="float"/>
          <table:table-cell table:formula="of:=MEDIAN([.$H125];[.$U125])" office:value-type="float"/>
          <table:table-cell table:formula="of:=MEDIAN([.$I125];[.$V125])" office:value-type="float"/>
          <table:table-cell table:formula="of:=MEDIAN([.$J125])" office:value-type="float"/>
          <table:table-cell table:formula="of:=MEDIAN([.$K125];[.$W125])" office:value-type="float"/>
          <table:table-cell table:formula="of:=MEDIAN([.$L125];[.$X125])" office:value-type="float"/>
          <table:table-cell table:formula="of:=MEDIAN([.$M125];[.$Y125])" office:value-type="float"/>
          <table:table-cell table:formula="of:=MEDIAN([.$N125];[.$Z125])" office:value-type="float"/>
          <table:table-cell table:formula="of:=MAX([.$B125];[.$O125])" office:value-type="float"/>
          <table:table-cell table:formula="of:=MAX([.$C125];[.$P125])" office:value-type="float"/>
          <table:table-cell table:formula="of:=MAX([.$D125];[.$Q125])" office:value-type="float"/>
          <table:table-cell table:formula="of:=MAX([.$E125];[.$R125])" office:value-type="float"/>
          <table:table-cell table:formula="of:=MAX([.$F125];[.$S125])" office:value-type="float"/>
          <table:table-cell table:formula="of:=MAX([.$G125];[.$T125])" office:value-type="float"/>
          <table:table-cell table:formula="of:=MAX([.$H125];[.$U125])" office:value-type="float"/>
          <table:table-cell table:formula="of:=MAX([.$I125];[.$V125])" office:value-type="float"/>
          <table:table-cell table:formula="of:=MAX([.$J125])" office:value-type="float"/>
          <table:table-cell table:formula="of:=MAX([.$K125];[.$W125])" office:value-type="float"/>
          <table:table-cell table:formula="of:=MAX([.$L125];[.$X125])" office:value-type="float"/>
          <table:table-cell table:formula="of:=MAX([.$M125];[.$Y125])" office:value-type="float"/>
          <table:table-cell table:formula="of:=MAX([.$N125];[.$Z125])" office:value-type="float"/>
        </table:table-row>
        <table:table-row table:style-name="ro1">
          <table:table-cell office:value-type="string">
            <text:p>p04.pddl/12</text:p>
          </table:table-cell>
          <table:table-cell office:value-type="float" office:value="17.9535"/>
          <table:table-cell office:value-type="float" office:value="17.898"/>
          <table:table-cell office:value-type="float" office:value="16.81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2440.0"/>
          <table:table-cell office:value-type="float" office:value="66861.0"/>
          <table:table-cell office:value-type="float" office:value="60720.0"/>
          <table:table-cell office:value-type="float" office:value="82342.0"/>
          <table:table-cell office:value-type="float" office:value="47005.0"/>
          <table:table-cell office:value-type="float" office:value="0.0"/>
          <table:table-cell office:value-type="float" office:value="0.0"/>
          <table:table-cell office:value-type="float" office:value="3.10193"/>
          <table:table-cell office:value-type="float" office:value="3.047"/>
          <table:table-cell office:value-type="float" office:value="2.14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973.0"/>
          <table:table-cell office:value-type="float" office:value="16415.0"/>
          <table:table-cell office:value-type="float" office:value="82342.0"/>
          <table:table-cell office:value-type="float" office:value="47005.0"/>
          <table:table-cell office:value-type="float" office:value="0.0"/>
          <table:table-cell office:value-type="float" office:value="0.0"/>
          <table:table-cell table:formula="of:=MIN([.$B126];[.$O126])" office:value-type="float"/>
          <table:table-cell table:formula="of:=MIN([.$C126];[.$P126])" office:value-type="float"/>
          <table:table-cell table:formula="of:=MIN([.$D126];[.$Q126])" office:value-type="float"/>
          <table:table-cell table:formula="of:=MIN([.$E126];[.$R126])" office:value-type="float"/>
          <table:table-cell table:formula="of:=MIN([.$F126];[.$S126])" office:value-type="float"/>
          <table:table-cell table:formula="of:=MIN([.$G126];[.$T126])" office:value-type="float"/>
          <table:table-cell table:formula="of:=MIN([.$H126];[.$U126])" office:value-type="float"/>
          <table:table-cell table:formula="of:=MIN([.$I126];[.$V126])" office:value-type="float"/>
          <table:table-cell table:formula="of:=MIN([.$J126])" office:value-type="float"/>
          <table:table-cell table:formula="of:=MIN([.$K126];[.$W126])" office:value-type="float"/>
          <table:table-cell table:formula="of:=MIN([.$L126];[.$X126])" office:value-type="float"/>
          <table:table-cell table:formula="of:=MIN([.$M126];[.$Y126])" office:value-type="float"/>
          <table:table-cell table:formula="of:=MIN([.$N126];[.$Z126])" office:value-type="float"/>
          <table:table-cell table:formula="of:=MEDIAN([.$B126];[.$O126])" office:value-type="float"/>
          <table:table-cell table:formula="of:=MEDIAN([.$C126];[.$P126])" office:value-type="float"/>
          <table:table-cell table:formula="of:=MEDIAN([.$D126];[.$Q126])" office:value-type="float"/>
          <table:table-cell table:formula="of:=MEDIAN([.$E126];[.$R126])" office:value-type="float"/>
          <table:table-cell table:formula="of:=MEDIAN([.$F126];[.$S126])" office:value-type="float"/>
          <table:table-cell table:formula="of:=MEDIAN([.$G126];[.$T126])" office:value-type="float"/>
          <table:table-cell table:formula="of:=MEDIAN([.$H126];[.$U126])" office:value-type="float"/>
          <table:table-cell table:formula="of:=MEDIAN([.$I126];[.$V126])" office:value-type="float"/>
          <table:table-cell table:formula="of:=MEDIAN([.$J126])" office:value-type="float"/>
          <table:table-cell table:formula="of:=MEDIAN([.$K126];[.$W126])" office:value-type="float"/>
          <table:table-cell table:formula="of:=MEDIAN([.$L126];[.$X126])" office:value-type="float"/>
          <table:table-cell table:formula="of:=MEDIAN([.$M126];[.$Y126])" office:value-type="float"/>
          <table:table-cell table:formula="of:=MEDIAN([.$N126];[.$Z126])" office:value-type="float"/>
          <table:table-cell table:formula="of:=MAX([.$B126];[.$O126])" office:value-type="float"/>
          <table:table-cell table:formula="of:=MAX([.$C126];[.$P126])" office:value-type="float"/>
          <table:table-cell table:formula="of:=MAX([.$D126];[.$Q126])" office:value-type="float"/>
          <table:table-cell table:formula="of:=MAX([.$E126];[.$R126])" office:value-type="float"/>
          <table:table-cell table:formula="of:=MAX([.$F126];[.$S126])" office:value-type="float"/>
          <table:table-cell table:formula="of:=MAX([.$G126];[.$T126])" office:value-type="float"/>
          <table:table-cell table:formula="of:=MAX([.$H126];[.$U126])" office:value-type="float"/>
          <table:table-cell table:formula="of:=MAX([.$I126];[.$V126])" office:value-type="float"/>
          <table:table-cell table:formula="of:=MAX([.$J126])" office:value-type="float"/>
          <table:table-cell table:formula="of:=MAX([.$K126];[.$W126])" office:value-type="float"/>
          <table:table-cell table:formula="of:=MAX([.$L126];[.$X126])" office:value-type="float"/>
          <table:table-cell table:formula="of:=MAX([.$M126];[.$Y126])" office:value-type="float"/>
          <table:table-cell table:formula="of:=MAX([.$N126];[.$Z126])" office:value-type="float"/>
        </table:table-row>
        <table:table-row table:style-name="ro1">
          <table:table-cell office:value-type="string">
            <text:p>p04.pddl/13</text:p>
          </table:table-cell>
          <table:table-cell office:value-type="float" office:value="52.8678"/>
          <table:table-cell office:value-type="float" office:value="52.812"/>
          <table:table-cell office:value-type="float" office:value="51.59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87912.0"/>
          <table:table-cell office:value-type="float" office:value="150443.0"/>
          <table:table-cell office:value-type="float" office:value="141645.0"/>
          <table:table-cell office:value-type="float" office:value="88931.0"/>
          <table:table-cell office:value-type="float" office:value="52430.0"/>
          <table:table-cell office:value-type="float" office:value="0.0"/>
          <table:table-cell office:value-type="float" office:value="0.0"/>
          <table:table-cell office:value-type="float" office:value="6.03202"/>
          <table:table-cell office:value-type="float" office:value="5.971"/>
          <table:table-cell office:value-type="float" office:value="4.99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0348.0"/>
          <table:table-cell office:value-type="float" office:value="29845.0"/>
          <table:table-cell office:value-type="float" office:value="88931.0"/>
          <table:table-cell office:value-type="float" office:value="52430.0"/>
          <table:table-cell office:value-type="float" office:value="0.0"/>
          <table:table-cell office:value-type="float" office:value="0.0"/>
          <table:table-cell table:formula="of:=MIN([.$B127];[.$O127])" office:value-type="float"/>
          <table:table-cell table:formula="of:=MIN([.$C127];[.$P127])" office:value-type="float"/>
          <table:table-cell table:formula="of:=MIN([.$D127];[.$Q127])" office:value-type="float"/>
          <table:table-cell table:formula="of:=MIN([.$E127];[.$R127])" office:value-type="float"/>
          <table:table-cell table:formula="of:=MIN([.$F127];[.$S127])" office:value-type="float"/>
          <table:table-cell table:formula="of:=MIN([.$G127];[.$T127])" office:value-type="float"/>
          <table:table-cell table:formula="of:=MIN([.$H127];[.$U127])" office:value-type="float"/>
          <table:table-cell table:formula="of:=MIN([.$I127];[.$V127])" office:value-type="float"/>
          <table:table-cell table:formula="of:=MIN([.$J127])" office:value-type="float"/>
          <table:table-cell table:formula="of:=MIN([.$K127];[.$W127])" office:value-type="float"/>
          <table:table-cell table:formula="of:=MIN([.$L127];[.$X127])" office:value-type="float"/>
          <table:table-cell table:formula="of:=MIN([.$M127];[.$Y127])" office:value-type="float"/>
          <table:table-cell table:formula="of:=MIN([.$N127];[.$Z127])" office:value-type="float"/>
          <table:table-cell table:formula="of:=MEDIAN([.$B127];[.$O127])" office:value-type="float"/>
          <table:table-cell table:formula="of:=MEDIAN([.$C127];[.$P127])" office:value-type="float"/>
          <table:table-cell table:formula="of:=MEDIAN([.$D127];[.$Q127])" office:value-type="float"/>
          <table:table-cell table:formula="of:=MEDIAN([.$E127];[.$R127])" office:value-type="float"/>
          <table:table-cell table:formula="of:=MEDIAN([.$F127];[.$S127])" office:value-type="float"/>
          <table:table-cell table:formula="of:=MEDIAN([.$G127];[.$T127])" office:value-type="float"/>
          <table:table-cell table:formula="of:=MEDIAN([.$H127];[.$U127])" office:value-type="float"/>
          <table:table-cell table:formula="of:=MEDIAN([.$I127];[.$V127])" office:value-type="float"/>
          <table:table-cell table:formula="of:=MEDIAN([.$J127])" office:value-type="float"/>
          <table:table-cell table:formula="of:=MEDIAN([.$K127];[.$W127])" office:value-type="float"/>
          <table:table-cell table:formula="of:=MEDIAN([.$L127];[.$X127])" office:value-type="float"/>
          <table:table-cell table:formula="of:=MEDIAN([.$M127];[.$Y127])" office:value-type="float"/>
          <table:table-cell table:formula="of:=MEDIAN([.$N127];[.$Z127])" office:value-type="float"/>
          <table:table-cell table:formula="of:=MAX([.$B127];[.$O127])" office:value-type="float"/>
          <table:table-cell table:formula="of:=MAX([.$C127];[.$P127])" office:value-type="float"/>
          <table:table-cell table:formula="of:=MAX([.$D127];[.$Q127])" office:value-type="float"/>
          <table:table-cell table:formula="of:=MAX([.$E127];[.$R127])" office:value-type="float"/>
          <table:table-cell table:formula="of:=MAX([.$F127];[.$S127])" office:value-type="float"/>
          <table:table-cell table:formula="of:=MAX([.$G127];[.$T127])" office:value-type="float"/>
          <table:table-cell table:formula="of:=MAX([.$H127];[.$U127])" office:value-type="float"/>
          <table:table-cell table:formula="of:=MAX([.$I127];[.$V127])" office:value-type="float"/>
          <table:table-cell table:formula="of:=MAX([.$J127])" office:value-type="float"/>
          <table:table-cell table:formula="of:=MAX([.$K127];[.$W127])" office:value-type="float"/>
          <table:table-cell table:formula="of:=MAX([.$L127];[.$X127])" office:value-type="float"/>
          <table:table-cell table:formula="of:=MAX([.$M127];[.$Y127])" office:value-type="float"/>
          <table:table-cell table:formula="of:=MAX([.$N127];[.$Z127])" office:value-type="float"/>
        </table:table-row>
        <table:table-row table:style-name="ro1">
          <table:table-cell office:value-type="string">
            <text:p>p04.pddl/14</text:p>
          </table:table-cell>
          <table:table-cell office:value-type="float" office:value="156.873"/>
          <table:table-cell office:value-type="float" office:value="156.809"/>
          <table:table-cell office:value-type="float" office:value="155.67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14796.0"/>
          <table:table-cell office:value-type="float" office:value="323067.0"/>
          <table:table-cell office:value-type="float" office:value="313478.0"/>
          <table:table-cell office:value-type="float" office:value="95520.0"/>
          <table:table-cell office:value-type="float" office:value="57855.0"/>
          <table:table-cell office:value-type="float" office:value="0.0"/>
          <table:table-cell office:value-type="float" office:value="0.0"/>
          <table:table-cell office:value-type="float" office:value="9.28704"/>
          <table:table-cell office:value-type="float" office:value="9.231"/>
          <table:table-cell office:value-type="float" office:value="8.18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7938.0"/>
          <table:table-cell office:value-type="float" office:value="40925.0"/>
          <table:table-cell office:value-type="float" office:value="95520.0"/>
          <table:table-cell office:value-type="float" office:value="57855.0"/>
          <table:table-cell office:value-type="float" office:value="0.0"/>
          <table:table-cell office:value-type="float" office:value="0.0"/>
          <table:table-cell table:formula="of:=MIN([.$B128];[.$O128])" office:value-type="float"/>
          <table:table-cell table:formula="of:=MIN([.$C128];[.$P128])" office:value-type="float"/>
          <table:table-cell table:formula="of:=MIN([.$D128];[.$Q128])" office:value-type="float"/>
          <table:table-cell table:formula="of:=MIN([.$E128];[.$R128])" office:value-type="float"/>
          <table:table-cell table:formula="of:=MIN([.$F128];[.$S128])" office:value-type="float"/>
          <table:table-cell table:formula="of:=MIN([.$G128];[.$T128])" office:value-type="float"/>
          <table:table-cell table:formula="of:=MIN([.$H128];[.$U128])" office:value-type="float"/>
          <table:table-cell table:formula="of:=MIN([.$I128];[.$V128])" office:value-type="float"/>
          <table:table-cell table:formula="of:=MIN([.$J128])" office:value-type="float"/>
          <table:table-cell table:formula="of:=MIN([.$K128];[.$W128])" office:value-type="float"/>
          <table:table-cell table:formula="of:=MIN([.$L128];[.$X128])" office:value-type="float"/>
          <table:table-cell table:formula="of:=MIN([.$M128];[.$Y128])" office:value-type="float"/>
          <table:table-cell table:formula="of:=MIN([.$N128];[.$Z128])" office:value-type="float"/>
          <table:table-cell table:formula="of:=MEDIAN([.$B128];[.$O128])" office:value-type="float"/>
          <table:table-cell table:formula="of:=MEDIAN([.$C128];[.$P128])" office:value-type="float"/>
          <table:table-cell table:formula="of:=MEDIAN([.$D128];[.$Q128])" office:value-type="float"/>
          <table:table-cell table:formula="of:=MEDIAN([.$E128];[.$R128])" office:value-type="float"/>
          <table:table-cell table:formula="of:=MEDIAN([.$F128];[.$S128])" office:value-type="float"/>
          <table:table-cell table:formula="of:=MEDIAN([.$G128];[.$T128])" office:value-type="float"/>
          <table:table-cell table:formula="of:=MEDIAN([.$H128];[.$U128])" office:value-type="float"/>
          <table:table-cell table:formula="of:=MEDIAN([.$I128];[.$V128])" office:value-type="float"/>
          <table:table-cell table:formula="of:=MEDIAN([.$J128])" office:value-type="float"/>
          <table:table-cell table:formula="of:=MEDIAN([.$K128];[.$W128])" office:value-type="float"/>
          <table:table-cell table:formula="of:=MEDIAN([.$L128];[.$X128])" office:value-type="float"/>
          <table:table-cell table:formula="of:=MEDIAN([.$M128];[.$Y128])" office:value-type="float"/>
          <table:table-cell table:formula="of:=MEDIAN([.$N128];[.$Z128])" office:value-type="float"/>
          <table:table-cell table:formula="of:=MAX([.$B128];[.$O128])" office:value-type="float"/>
          <table:table-cell table:formula="of:=MAX([.$C128];[.$P128])" office:value-type="float"/>
          <table:table-cell table:formula="of:=MAX([.$D128];[.$Q128])" office:value-type="float"/>
          <table:table-cell table:formula="of:=MAX([.$E128];[.$R128])" office:value-type="float"/>
          <table:table-cell table:formula="of:=MAX([.$F128];[.$S128])" office:value-type="float"/>
          <table:table-cell table:formula="of:=MAX([.$G128];[.$T128])" office:value-type="float"/>
          <table:table-cell table:formula="of:=MAX([.$H128];[.$U128])" office:value-type="float"/>
          <table:table-cell table:formula="of:=MAX([.$I128];[.$V128])" office:value-type="float"/>
          <table:table-cell table:formula="of:=MAX([.$J128])" office:value-type="float"/>
          <table:table-cell table:formula="of:=MAX([.$K128];[.$W128])" office:value-type="float"/>
          <table:table-cell table:formula="of:=MAX([.$L128];[.$X128])" office:value-type="float"/>
          <table:table-cell table:formula="of:=MAX([.$M128];[.$Y128])" office:value-type="float"/>
          <table:table-cell table:formula="of:=MAX([.$N128];[.$Z128])" office:value-type="float"/>
        </table:table-row>
        <table:table-row table:style-name="ro1">
          <table:table-cell office:value-type="string">
            <text:p>p04.pddl/15</text:p>
          </table:table-cell>
          <table:table-cell office:value-type="float" office:value="300.0"/>
          <table:table-cell office:value-type="float" office:value="299.99"/>
          <table:table-cell office:value-type="float" office:value="298.7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7722.0"/>
          <table:table-cell office:value-type="float" office:value="564175.0"/>
          <table:table-cell office:value-type="float" office:value="555088.0"/>
          <table:table-cell office:value-type="float" office:value="102109.0"/>
          <table:table-cell office:value-type="float" office:value="63280.0"/>
          <table:table-cell office:value-type="float" office:value="0.0"/>
          <table:table-cell office:value-type="float" office:value="0.0"/>
          <table:table-cell office:value-type="float" office:value="23.1356"/>
          <table:table-cell office:value-type="float" office:value="23.072"/>
          <table:table-cell office:value-type="float" office:value="21.95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3634.0"/>
          <table:table-cell office:value-type="float" office:value="89244.0"/>
          <table:table-cell office:value-type="float" office:value="102109.0"/>
          <table:table-cell office:value-type="float" office:value="63280.0"/>
          <table:table-cell office:value-type="float" office:value="0.0"/>
          <table:table-cell office:value-type="float" office:value="0.0"/>
          <table:table-cell table:formula="of:=MIN([.$B129];[.$O129])" office:value-type="float"/>
          <table:table-cell table:formula="of:=MIN([.$C129];[.$P129])" office:value-type="float"/>
          <table:table-cell table:formula="of:=MIN([.$D129];[.$Q129])" office:value-type="float"/>
          <table:table-cell table:formula="of:=MIN([.$E129];[.$R129])" office:value-type="float"/>
          <table:table-cell table:formula="of:=MIN([.$F129];[.$S129])" office:value-type="float"/>
          <table:table-cell table:formula="of:=MIN([.$G129];[.$T129])" office:value-type="float"/>
          <table:table-cell table:formula="of:=MIN([.$H129];[.$U129])" office:value-type="float"/>
          <table:table-cell table:formula="of:=MIN([.$I129];[.$V129])" office:value-type="float"/>
          <table:table-cell table:formula="of:=MIN([.$J129])" office:value-type="float"/>
          <table:table-cell table:formula="of:=MIN([.$K129];[.$W129])" office:value-type="float"/>
          <table:table-cell table:formula="of:=MIN([.$L129];[.$X129])" office:value-type="float"/>
          <table:table-cell table:formula="of:=MIN([.$M129];[.$Y129])" office:value-type="float"/>
          <table:table-cell table:formula="of:=MIN([.$N129];[.$Z129])" office:value-type="float"/>
          <table:table-cell table:formula="of:=MEDIAN([.$B129];[.$O129])" office:value-type="float"/>
          <table:table-cell table:formula="of:=MEDIAN([.$C129];[.$P129])" office:value-type="float"/>
          <table:table-cell table:formula="of:=MEDIAN([.$D129];[.$Q129])" office:value-type="float"/>
          <table:table-cell table:formula="of:=MEDIAN([.$E129];[.$R129])" office:value-type="float"/>
          <table:table-cell table:formula="of:=MEDIAN([.$F129];[.$S129])" office:value-type="float"/>
          <table:table-cell table:formula="of:=MEDIAN([.$G129];[.$T129])" office:value-type="float"/>
          <table:table-cell table:formula="of:=MEDIAN([.$H129];[.$U129])" office:value-type="float"/>
          <table:table-cell table:formula="of:=MEDIAN([.$I129];[.$V129])" office:value-type="float"/>
          <table:table-cell table:formula="of:=MEDIAN([.$J129])" office:value-type="float"/>
          <table:table-cell table:formula="of:=MEDIAN([.$K129];[.$W129])" office:value-type="float"/>
          <table:table-cell table:formula="of:=MEDIAN([.$L129];[.$X129])" office:value-type="float"/>
          <table:table-cell table:formula="of:=MEDIAN([.$M129];[.$Y129])" office:value-type="float"/>
          <table:table-cell table:formula="of:=MEDIAN([.$N129];[.$Z129])" office:value-type="float"/>
          <table:table-cell table:formula="of:=MAX([.$B129];[.$O129])" office:value-type="float"/>
          <table:table-cell table:formula="of:=MAX([.$C129];[.$P129])" office:value-type="float"/>
          <table:table-cell table:formula="of:=MAX([.$D129];[.$Q129])" office:value-type="float"/>
          <table:table-cell table:formula="of:=MAX([.$E129];[.$R129])" office:value-type="float"/>
          <table:table-cell table:formula="of:=MAX([.$F129];[.$S129])" office:value-type="float"/>
          <table:table-cell table:formula="of:=MAX([.$G129];[.$T129])" office:value-type="float"/>
          <table:table-cell table:formula="of:=MAX([.$H129];[.$U129])" office:value-type="float"/>
          <table:table-cell table:formula="of:=MAX([.$I129];[.$V129])" office:value-type="float"/>
          <table:table-cell table:formula="of:=MAX([.$J129])" office:value-type="float"/>
          <table:table-cell table:formula="of:=MAX([.$K129];[.$W129])" office:value-type="float"/>
          <table:table-cell table:formula="of:=MAX([.$L129];[.$X129])" office:value-type="float"/>
          <table:table-cell table:formula="of:=MAX([.$M129];[.$Y129])" office:value-type="float"/>
          <table:table-cell table:formula="of:=MAX([.$N129];[.$Z129])" office:value-type="float"/>
        </table:table-row>
        <table:table-row table:style-name="ro1">
          <table:table-cell office:value-type="string">
            <text:p>p04.pddl/16</text:p>
          </table:table-cell>
          <table:table-cell office:value-type="float" office:value="300.0"/>
          <table:table-cell office:value-type="float" office:value="299.984"/>
          <table:table-cell office:value-type="float" office:value="298.6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15768.0"/>
          <table:table-cell office:value-type="float" office:value="642022.0"/>
          <table:table-cell office:value-type="float" office:value="628473.0"/>
          <table:table-cell office:value-type="float" office:value="108698.0"/>
          <table:table-cell office:value-type="float" office:value="68705.0"/>
          <table:table-cell office:value-type="float" office:value="0.0"/>
          <table:table-cell office:value-type="float" office:value="0.0"/>
          <table:table-cell office:value-type="float" office:value="60.7491"/>
          <table:table-cell office:value-type="float" office:value="60.679"/>
          <table:table-cell office:value-type="float" office:value="59.32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43254.0"/>
          <table:table-cell office:value-type="float" office:value="196178.0"/>
          <table:table-cell office:value-type="float" office:value="108698.0"/>
          <table:table-cell office:value-type="float" office:value="68705.0"/>
          <table:table-cell office:value-type="float" office:value="0.0"/>
          <table:table-cell office:value-type="float" office:value="0.0"/>
          <table:table-cell table:formula="of:=MIN([.$B130];[.$O130])" office:value-type="float"/>
          <table:table-cell table:formula="of:=MIN([.$C130];[.$P130])" office:value-type="float"/>
          <table:table-cell table:formula="of:=MIN([.$D130];[.$Q130])" office:value-type="float"/>
          <table:table-cell table:formula="of:=MIN([.$E130];[.$R130])" office:value-type="float"/>
          <table:table-cell table:formula="of:=MIN([.$F130];[.$S130])" office:value-type="float"/>
          <table:table-cell table:formula="of:=MIN([.$G130];[.$T130])" office:value-type="float"/>
          <table:table-cell table:formula="of:=MIN([.$H130];[.$U130])" office:value-type="float"/>
          <table:table-cell table:formula="of:=MIN([.$I130];[.$V130])" office:value-type="float"/>
          <table:table-cell table:formula="of:=MIN([.$J130])" office:value-type="float"/>
          <table:table-cell table:formula="of:=MIN([.$K130];[.$W130])" office:value-type="float"/>
          <table:table-cell table:formula="of:=MIN([.$L130];[.$X130])" office:value-type="float"/>
          <table:table-cell table:formula="of:=MIN([.$M130];[.$Y130])" office:value-type="float"/>
          <table:table-cell table:formula="of:=MIN([.$N130];[.$Z130])" office:value-type="float"/>
          <table:table-cell table:formula="of:=MEDIAN([.$B130];[.$O130])" office:value-type="float"/>
          <table:table-cell table:formula="of:=MEDIAN([.$C130];[.$P130])" office:value-type="float"/>
          <table:table-cell table:formula="of:=MEDIAN([.$D130];[.$Q130])" office:value-type="float"/>
          <table:table-cell table:formula="of:=MEDIAN([.$E130];[.$R130])" office:value-type="float"/>
          <table:table-cell table:formula="of:=MEDIAN([.$F130];[.$S130])" office:value-type="float"/>
          <table:table-cell table:formula="of:=MEDIAN([.$G130];[.$T130])" office:value-type="float"/>
          <table:table-cell table:formula="of:=MEDIAN([.$H130];[.$U130])" office:value-type="float"/>
          <table:table-cell table:formula="of:=MEDIAN([.$I130];[.$V130])" office:value-type="float"/>
          <table:table-cell table:formula="of:=MEDIAN([.$J130])" office:value-type="float"/>
          <table:table-cell table:formula="of:=MEDIAN([.$K130];[.$W130])" office:value-type="float"/>
          <table:table-cell table:formula="of:=MEDIAN([.$L130];[.$X130])" office:value-type="float"/>
          <table:table-cell table:formula="of:=MEDIAN([.$M130];[.$Y130])" office:value-type="float"/>
          <table:table-cell table:formula="of:=MEDIAN([.$N130];[.$Z130])" office:value-type="float"/>
          <table:table-cell table:formula="of:=MAX([.$B130];[.$O130])" office:value-type="float"/>
          <table:table-cell table:formula="of:=MAX([.$C130];[.$P130])" office:value-type="float"/>
          <table:table-cell table:formula="of:=MAX([.$D130];[.$Q130])" office:value-type="float"/>
          <table:table-cell table:formula="of:=MAX([.$E130];[.$R130])" office:value-type="float"/>
          <table:table-cell table:formula="of:=MAX([.$F130];[.$S130])" office:value-type="float"/>
          <table:table-cell table:formula="of:=MAX([.$G130];[.$T130])" office:value-type="float"/>
          <table:table-cell table:formula="of:=MAX([.$H130];[.$U130])" office:value-type="float"/>
          <table:table-cell table:formula="of:=MAX([.$I130];[.$V130])" office:value-type="float"/>
          <table:table-cell table:formula="of:=MAX([.$J130])" office:value-type="float"/>
          <table:table-cell table:formula="of:=MAX([.$K130];[.$W130])" office:value-type="float"/>
          <table:table-cell table:formula="of:=MAX([.$L130];[.$X130])" office:value-type="float"/>
          <table:table-cell table:formula="of:=MAX([.$M130];[.$Y130])" office:value-type="float"/>
          <table:table-cell table:formula="of:=MAX([.$N130];[.$Z130])" office:value-type="float"/>
        </table:table-row>
        <table:table-row table:style-name="ro1">
          <table:table-cell office:value-type="string">
            <text:p>p04.pddl/17</text:p>
          </table:table-cell>
          <table:table-cell office:value-type="float" office:value="300.0"/>
          <table:table-cell office:value-type="float" office:value="299.99"/>
          <table:table-cell office:value-type="float" office:value="298.3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06301.0"/>
          <table:table-cell office:value-type="float" office:value="648278.0"/>
          <table:table-cell office:value-type="float" office:value="632559.0"/>
          <table:table-cell office:value-type="float" office:value="115287.0"/>
          <table:table-cell office:value-type="float" office:value="74130.0"/>
          <table:table-cell office:value-type="float" office:value="0.0"/>
          <table:table-cell office:value-type="float" office:value="0.0"/>
          <table:table-cell office:value-type="float" office:value="150.168"/>
          <table:table-cell office:value-type="float" office:value="150.093"/>
          <table:table-cell office:value-type="float" office:value="148.77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94242.0"/>
          <table:table-cell office:value-type="float" office:value="399795.0"/>
          <table:table-cell office:value-type="float" office:value="115287.0"/>
          <table:table-cell office:value-type="float" office:value="74130.0"/>
          <table:table-cell office:value-type="float" office:value="0.0"/>
          <table:table-cell office:value-type="float" office:value="0.0"/>
          <table:table-cell table:formula="of:=MIN([.$B131];[.$O131])" office:value-type="float"/>
          <table:table-cell table:formula="of:=MIN([.$C131];[.$P131])" office:value-type="float"/>
          <table:table-cell table:formula="of:=MIN([.$D131];[.$Q131])" office:value-type="float"/>
          <table:table-cell table:formula="of:=MIN([.$E131];[.$R131])" office:value-type="float"/>
          <table:table-cell table:formula="of:=MIN([.$F131];[.$S131])" office:value-type="float"/>
          <table:table-cell table:formula="of:=MIN([.$G131];[.$T131])" office:value-type="float"/>
          <table:table-cell table:formula="of:=MIN([.$H131];[.$U131])" office:value-type="float"/>
          <table:table-cell table:formula="of:=MIN([.$I131];[.$V131])" office:value-type="float"/>
          <table:table-cell table:formula="of:=MIN([.$J131])" office:value-type="float"/>
          <table:table-cell table:formula="of:=MIN([.$K131];[.$W131])" office:value-type="float"/>
          <table:table-cell table:formula="of:=MIN([.$L131];[.$X131])" office:value-type="float"/>
          <table:table-cell table:formula="of:=MIN([.$M131];[.$Y131])" office:value-type="float"/>
          <table:table-cell table:formula="of:=MIN([.$N131];[.$Z131])" office:value-type="float"/>
          <table:table-cell table:formula="of:=MEDIAN([.$B131];[.$O131])" office:value-type="float"/>
          <table:table-cell table:formula="of:=MEDIAN([.$C131];[.$P131])" office:value-type="float"/>
          <table:table-cell table:formula="of:=MEDIAN([.$D131];[.$Q131])" office:value-type="float"/>
          <table:table-cell table:formula="of:=MEDIAN([.$E131];[.$R131])" office:value-type="float"/>
          <table:table-cell table:formula="of:=MEDIAN([.$F131];[.$S131])" office:value-type="float"/>
          <table:table-cell table:formula="of:=MEDIAN([.$G131];[.$T131])" office:value-type="float"/>
          <table:table-cell table:formula="of:=MEDIAN([.$H131];[.$U131])" office:value-type="float"/>
          <table:table-cell table:formula="of:=MEDIAN([.$I131];[.$V131])" office:value-type="float"/>
          <table:table-cell table:formula="of:=MEDIAN([.$J131])" office:value-type="float"/>
          <table:table-cell table:formula="of:=MEDIAN([.$K131];[.$W131])" office:value-type="float"/>
          <table:table-cell table:formula="of:=MEDIAN([.$L131];[.$X131])" office:value-type="float"/>
          <table:table-cell table:formula="of:=MEDIAN([.$M131];[.$Y131])" office:value-type="float"/>
          <table:table-cell table:formula="of:=MEDIAN([.$N131];[.$Z131])" office:value-type="float"/>
          <table:table-cell table:formula="of:=MAX([.$B131];[.$O131])" office:value-type="float"/>
          <table:table-cell table:formula="of:=MAX([.$C131];[.$P131])" office:value-type="float"/>
          <table:table-cell table:formula="of:=MAX([.$D131];[.$Q131])" office:value-type="float"/>
          <table:table-cell table:formula="of:=MAX([.$E131];[.$R131])" office:value-type="float"/>
          <table:table-cell table:formula="of:=MAX([.$F131];[.$S131])" office:value-type="float"/>
          <table:table-cell table:formula="of:=MAX([.$G131];[.$T131])" office:value-type="float"/>
          <table:table-cell table:formula="of:=MAX([.$H131];[.$U131])" office:value-type="float"/>
          <table:table-cell table:formula="of:=MAX([.$I131];[.$V131])" office:value-type="float"/>
          <table:table-cell table:formula="of:=MAX([.$J131])" office:value-type="float"/>
          <table:table-cell table:formula="of:=MAX([.$K131];[.$W131])" office:value-type="float"/>
          <table:table-cell table:formula="of:=MAX([.$L131];[.$X131])" office:value-type="float"/>
          <table:table-cell table:formula="of:=MAX([.$M131];[.$Y131])" office:value-type="float"/>
          <table:table-cell table:formula="of:=MAX([.$N131];[.$Z131])" office:value-type="float"/>
        </table:table-row>
        <table:table-row table:style-name="ro1">
          <table:table-cell office:value-type="string">
            <text:p>p04.pddl/18</text:p>
          </table:table-cell>
          <table:table-cell office:value-type="float" office:value="300.0"/>
          <table:table-cell office:value-type="float" office:value="299.991"/>
          <table:table-cell office:value-type="float" office:value="298.4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91626.0"/>
          <table:table-cell office:value-type="float" office:value="567826.0"/>
          <table:table-cell office:value-type="float" office:value="555820.0"/>
          <table:table-cell office:value-type="float" office:value="121876.0"/>
          <table:table-cell office:value-type="float" office:value="7955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3"/>
          <table:table-cell office:value-type="float" office:value="298.6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61017.0"/>
          <table:table-cell office:value-type="float" office:value="742329.0"/>
          <table:table-cell office:value-type="float" office:value="121876.0"/>
          <table:table-cell office:value-type="float" office:value="79555.0"/>
          <table:table-cell office:value-type="float" office:value="0.0"/>
          <table:table-cell office:value-type="float" office:value="0.0"/>
          <table:table-cell table:formula="of:=MIN([.$B132];[.$O132])" office:value-type="float"/>
          <table:table-cell table:formula="of:=MIN([.$C132];[.$P132])" office:value-type="float"/>
          <table:table-cell table:formula="of:=MIN([.$D132];[.$Q132])" office:value-type="float"/>
          <table:table-cell table:formula="of:=MIN([.$E132];[.$R132])" office:value-type="float"/>
          <table:table-cell table:formula="of:=MIN([.$F132];[.$S132])" office:value-type="float"/>
          <table:table-cell table:formula="of:=MIN([.$G132];[.$T132])" office:value-type="float"/>
          <table:table-cell table:formula="of:=MIN([.$H132];[.$U132])" office:value-type="float"/>
          <table:table-cell table:formula="of:=MIN([.$I132];[.$V132])" office:value-type="float"/>
          <table:table-cell table:formula="of:=MIN([.$J132])" office:value-type="float"/>
          <table:table-cell table:formula="of:=MIN([.$K132];[.$W132])" office:value-type="float"/>
          <table:table-cell table:formula="of:=MIN([.$L132];[.$X132])" office:value-type="float"/>
          <table:table-cell table:formula="of:=MIN([.$M132];[.$Y132])" office:value-type="float"/>
          <table:table-cell table:formula="of:=MIN([.$N132];[.$Z132])" office:value-type="float"/>
          <table:table-cell table:formula="of:=MEDIAN([.$B132];[.$O132])" office:value-type="float"/>
          <table:table-cell table:formula="of:=MEDIAN([.$C132];[.$P132])" office:value-type="float"/>
          <table:table-cell table:formula="of:=MEDIAN([.$D132];[.$Q132])" office:value-type="float"/>
          <table:table-cell table:formula="of:=MEDIAN([.$E132];[.$R132])" office:value-type="float"/>
          <table:table-cell table:formula="of:=MEDIAN([.$F132];[.$S132])" office:value-type="float"/>
          <table:table-cell table:formula="of:=MEDIAN([.$G132];[.$T132])" office:value-type="float"/>
          <table:table-cell table:formula="of:=MEDIAN([.$H132];[.$U132])" office:value-type="float"/>
          <table:table-cell table:formula="of:=MEDIAN([.$I132];[.$V132])" office:value-type="float"/>
          <table:table-cell table:formula="of:=MEDIAN([.$J132])" office:value-type="float"/>
          <table:table-cell table:formula="of:=MEDIAN([.$K132];[.$W132])" office:value-type="float"/>
          <table:table-cell table:formula="of:=MEDIAN([.$L132];[.$X132])" office:value-type="float"/>
          <table:table-cell table:formula="of:=MEDIAN([.$M132];[.$Y132])" office:value-type="float"/>
          <table:table-cell table:formula="of:=MEDIAN([.$N132];[.$Z132])" office:value-type="float"/>
          <table:table-cell table:formula="of:=MAX([.$B132];[.$O132])" office:value-type="float"/>
          <table:table-cell table:formula="of:=MAX([.$C132];[.$P132])" office:value-type="float"/>
          <table:table-cell table:formula="of:=MAX([.$D132];[.$Q132])" office:value-type="float"/>
          <table:table-cell table:formula="of:=MAX([.$E132];[.$R132])" office:value-type="float"/>
          <table:table-cell table:formula="of:=MAX([.$F132];[.$S132])" office:value-type="float"/>
          <table:table-cell table:formula="of:=MAX([.$G132];[.$T132])" office:value-type="float"/>
          <table:table-cell table:formula="of:=MAX([.$H132];[.$U132])" office:value-type="float"/>
          <table:table-cell table:formula="of:=MAX([.$I132];[.$V132])" office:value-type="float"/>
          <table:table-cell table:formula="of:=MAX([.$J132])" office:value-type="float"/>
          <table:table-cell table:formula="of:=MAX([.$K132];[.$W132])" office:value-type="float"/>
          <table:table-cell table:formula="of:=MAX([.$L132];[.$X132])" office:value-type="float"/>
          <table:table-cell table:formula="of:=MAX([.$M132];[.$Y132])" office:value-type="float"/>
          <table:table-cell table:formula="of:=MAX([.$N132];[.$Z132])" office:value-type="float"/>
        </table:table-row>
        <table:table-row table:style-name="ro1">
          <table:table-cell office:value-type="string">
            <text:p>p04.pddl/19</text:p>
          </table:table-cell>
          <table:table-cell office:value-type="float" office:value="300.0"/>
          <table:table-cell office:value-type="float" office:value="299.989"/>
          <table:table-cell office:value-type="float" office:value="298.3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16831.0"/>
          <table:table-cell office:value-type="float" office:value="613134.0"/>
          <table:table-cell office:value-type="float" office:value="601731.0"/>
          <table:table-cell office:value-type="float" office:value="128465.0"/>
          <table:table-cell office:value-type="float" office:value="8498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6"/>
          <table:table-cell office:value-type="float" office:value="298.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46332.0"/>
          <table:table-cell office:value-type="float" office:value="737119.0"/>
          <table:table-cell office:value-type="float" office:value="128465.0"/>
          <table:table-cell office:value-type="float" office:value="84980.0"/>
          <table:table-cell office:value-type="float" office:value="0.0"/>
          <table:table-cell office:value-type="float" office:value="0.0"/>
          <table:table-cell table:formula="of:=MIN([.$B133];[.$O133])" office:value-type="float"/>
          <table:table-cell table:formula="of:=MIN([.$C133];[.$P133])" office:value-type="float"/>
          <table:table-cell table:formula="of:=MIN([.$D133];[.$Q133])" office:value-type="float"/>
          <table:table-cell table:formula="of:=MIN([.$E133];[.$R133])" office:value-type="float"/>
          <table:table-cell table:formula="of:=MIN([.$F133];[.$S133])" office:value-type="float"/>
          <table:table-cell table:formula="of:=MIN([.$G133];[.$T133])" office:value-type="float"/>
          <table:table-cell table:formula="of:=MIN([.$H133];[.$U133])" office:value-type="float"/>
          <table:table-cell table:formula="of:=MIN([.$I133];[.$V133])" office:value-type="float"/>
          <table:table-cell table:formula="of:=MIN([.$J133])" office:value-type="float"/>
          <table:table-cell table:formula="of:=MIN([.$K133];[.$W133])" office:value-type="float"/>
          <table:table-cell table:formula="of:=MIN([.$L133];[.$X133])" office:value-type="float"/>
          <table:table-cell table:formula="of:=MIN([.$M133];[.$Y133])" office:value-type="float"/>
          <table:table-cell table:formula="of:=MIN([.$N133];[.$Z133])" office:value-type="float"/>
          <table:table-cell table:formula="of:=MEDIAN([.$B133];[.$O133])" office:value-type="float"/>
          <table:table-cell table:formula="of:=MEDIAN([.$C133];[.$P133])" office:value-type="float"/>
          <table:table-cell table:formula="of:=MEDIAN([.$D133];[.$Q133])" office:value-type="float"/>
          <table:table-cell table:formula="of:=MEDIAN([.$E133];[.$R133])" office:value-type="float"/>
          <table:table-cell table:formula="of:=MEDIAN([.$F133];[.$S133])" office:value-type="float"/>
          <table:table-cell table:formula="of:=MEDIAN([.$G133];[.$T133])" office:value-type="float"/>
          <table:table-cell table:formula="of:=MEDIAN([.$H133];[.$U133])" office:value-type="float"/>
          <table:table-cell table:formula="of:=MEDIAN([.$I133];[.$V133])" office:value-type="float"/>
          <table:table-cell table:formula="of:=MEDIAN([.$J133])" office:value-type="float"/>
          <table:table-cell table:formula="of:=MEDIAN([.$K133];[.$W133])" office:value-type="float"/>
          <table:table-cell table:formula="of:=MEDIAN([.$L133];[.$X133])" office:value-type="float"/>
          <table:table-cell table:formula="of:=MEDIAN([.$M133];[.$Y133])" office:value-type="float"/>
          <table:table-cell table:formula="of:=MEDIAN([.$N133];[.$Z133])" office:value-type="float"/>
          <table:table-cell table:formula="of:=MAX([.$B133];[.$O133])" office:value-type="float"/>
          <table:table-cell table:formula="of:=MAX([.$C133];[.$P133])" office:value-type="float"/>
          <table:table-cell table:formula="of:=MAX([.$D133];[.$Q133])" office:value-type="float"/>
          <table:table-cell table:formula="of:=MAX([.$E133];[.$R133])" office:value-type="float"/>
          <table:table-cell table:formula="of:=MAX([.$F133];[.$S133])" office:value-type="float"/>
          <table:table-cell table:formula="of:=MAX([.$G133];[.$T133])" office:value-type="float"/>
          <table:table-cell table:formula="of:=MAX([.$H133];[.$U133])" office:value-type="float"/>
          <table:table-cell table:formula="of:=MAX([.$I133];[.$V133])" office:value-type="float"/>
          <table:table-cell table:formula="of:=MAX([.$J133])" office:value-type="float"/>
          <table:table-cell table:formula="of:=MAX([.$K133];[.$W133])" office:value-type="float"/>
          <table:table-cell table:formula="of:=MAX([.$L133];[.$X133])" office:value-type="float"/>
          <table:table-cell table:formula="of:=MAX([.$M133];[.$Y133])" office:value-type="float"/>
          <table:table-cell table:formula="of:=MAX([.$N133];[.$Z133])" office:value-type="float"/>
        </table:table-row>
        <table:table-row table:style-name="ro1">
          <table:table-cell office:value-type="string">
            <text:p>p04.pddl/2</text:p>
          </table:table-cell>
          <table:table-cell office:value-type="float" office:value="0.269805"/>
          <table:table-cell office:value-type="float" office:value="0.2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452.0"/>
          <table:table-cell office:value-type="float" office:value="191.0"/>
          <table:table-cell office:value-type="float" office:value="0.0"/>
          <table:table-cell office:value-type="float" office:value="0.0"/>
          <table:table-cell office:value-type="float" office:value="0.250445"/>
          <table:table-cell office:value-type="float" office:value="0.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6452.0"/>
          <table:table-cell office:value-type="float" office:value="191.0"/>
          <table:table-cell office:value-type="float" office:value="0.0"/>
          <table:table-cell office:value-type="float" office:value="0.0"/>
          <table:table-cell table:formula="of:=MIN([.$B134];[.$O134])" office:value-type="float"/>
          <table:table-cell table:formula="of:=MIN([.$C134];[.$P134])" office:value-type="float"/>
          <table:table-cell table:formula="of:=MIN([.$D134];[.$Q134])" office:value-type="float"/>
          <table:table-cell table:formula="of:=MIN([.$E134];[.$R134])" office:value-type="float"/>
          <table:table-cell table:formula="of:=MIN([.$F134];[.$S134])" office:value-type="float"/>
          <table:table-cell table:formula="of:=MIN([.$G134];[.$T134])" office:value-type="float"/>
          <table:table-cell table:formula="of:=MIN([.$H134];[.$U134])" office:value-type="float"/>
          <table:table-cell table:formula="of:=MIN([.$I134];[.$V134])" office:value-type="float"/>
          <table:table-cell table:formula="of:=MIN([.$J134])" office:value-type="float"/>
          <table:table-cell table:formula="of:=MIN([.$K134];[.$W134])" office:value-type="float"/>
          <table:table-cell table:formula="of:=MIN([.$L134];[.$X134])" office:value-type="float"/>
          <table:table-cell table:formula="of:=MIN([.$M134];[.$Y134])" office:value-type="float"/>
          <table:table-cell table:formula="of:=MIN([.$N134];[.$Z134])" office:value-type="float"/>
          <table:table-cell table:formula="of:=MEDIAN([.$B134];[.$O134])" office:value-type="float"/>
          <table:table-cell table:formula="of:=MEDIAN([.$C134];[.$P134])" office:value-type="float"/>
          <table:table-cell table:formula="of:=MEDIAN([.$D134];[.$Q134])" office:value-type="float"/>
          <table:table-cell table:formula="of:=MEDIAN([.$E134];[.$R134])" office:value-type="float"/>
          <table:table-cell table:formula="of:=MEDIAN([.$F134];[.$S134])" office:value-type="float"/>
          <table:table-cell table:formula="of:=MEDIAN([.$G134];[.$T134])" office:value-type="float"/>
          <table:table-cell table:formula="of:=MEDIAN([.$H134];[.$U134])" office:value-type="float"/>
          <table:table-cell table:formula="of:=MEDIAN([.$I134];[.$V134])" office:value-type="float"/>
          <table:table-cell table:formula="of:=MEDIAN([.$J134])" office:value-type="float"/>
          <table:table-cell table:formula="of:=MEDIAN([.$K134];[.$W134])" office:value-type="float"/>
          <table:table-cell table:formula="of:=MEDIAN([.$L134];[.$X134])" office:value-type="float"/>
          <table:table-cell table:formula="of:=MEDIAN([.$M134];[.$Y134])" office:value-type="float"/>
          <table:table-cell table:formula="of:=MEDIAN([.$N134];[.$Z134])" office:value-type="float"/>
          <table:table-cell table:formula="of:=MAX([.$B134];[.$O134])" office:value-type="float"/>
          <table:table-cell table:formula="of:=MAX([.$C134];[.$P134])" office:value-type="float"/>
          <table:table-cell table:formula="of:=MAX([.$D134];[.$Q134])" office:value-type="float"/>
          <table:table-cell table:formula="of:=MAX([.$E134];[.$R134])" office:value-type="float"/>
          <table:table-cell table:formula="of:=MAX([.$F134];[.$S134])" office:value-type="float"/>
          <table:table-cell table:formula="of:=MAX([.$G134];[.$T134])" office:value-type="float"/>
          <table:table-cell table:formula="of:=MAX([.$H134];[.$U134])" office:value-type="float"/>
          <table:table-cell table:formula="of:=MAX([.$I134];[.$V134])" office:value-type="float"/>
          <table:table-cell table:formula="of:=MAX([.$J134])" office:value-type="float"/>
          <table:table-cell table:formula="of:=MAX([.$K134];[.$W134])" office:value-type="float"/>
          <table:table-cell table:formula="of:=MAX([.$L134];[.$X134])" office:value-type="float"/>
          <table:table-cell table:formula="of:=MAX([.$M134];[.$Y134])" office:value-type="float"/>
          <table:table-cell table:formula="of:=MAX([.$N134];[.$Z134])" office:value-type="float"/>
        </table:table-row>
        <table:table-row table:style-name="ro1">
          <table:table-cell office:value-type="string">
            <text:p>p04.pddl/20</text:p>
          </table:table-cell>
          <table:table-cell office:value-type="float" office:value="300.0"/>
          <table:table-cell office:value-type="float" office:value="299.988"/>
          <table:table-cell office:value-type="float" office:value="298.2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6634.0"/>
          <table:table-cell office:value-type="float" office:value="644791.0"/>
          <table:table-cell office:value-type="float" office:value="628236.0"/>
          <table:table-cell office:value-type="float" office:value="135054.0"/>
          <table:table-cell office:value-type="float" office:value="9040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8.3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76137.0"/>
          <table:table-cell office:value-type="float" office:value="768353.0"/>
          <table:table-cell office:value-type="float" office:value="135054.0"/>
          <table:table-cell office:value-type="float" office:value="90405.0"/>
          <table:table-cell office:value-type="float" office:value="0.0"/>
          <table:table-cell office:value-type="float" office:value="0.0"/>
          <table:table-cell table:formula="of:=MIN([.$B135];[.$O135])" office:value-type="float"/>
          <table:table-cell table:formula="of:=MIN([.$C135];[.$P135])" office:value-type="float"/>
          <table:table-cell table:formula="of:=MIN([.$D135];[.$Q135])" office:value-type="float"/>
          <table:table-cell table:formula="of:=MIN([.$E135];[.$R135])" office:value-type="float"/>
          <table:table-cell table:formula="of:=MIN([.$F135];[.$S135])" office:value-type="float"/>
          <table:table-cell table:formula="of:=MIN([.$G135];[.$T135])" office:value-type="float"/>
          <table:table-cell table:formula="of:=MIN([.$H135];[.$U135])" office:value-type="float"/>
          <table:table-cell table:formula="of:=MIN([.$I135];[.$V135])" office:value-type="float"/>
          <table:table-cell table:formula="of:=MIN([.$J135])" office:value-type="float"/>
          <table:table-cell table:formula="of:=MIN([.$K135];[.$W135])" office:value-type="float"/>
          <table:table-cell table:formula="of:=MIN([.$L135];[.$X135])" office:value-type="float"/>
          <table:table-cell table:formula="of:=MIN([.$M135];[.$Y135])" office:value-type="float"/>
          <table:table-cell table:formula="of:=MIN([.$N135];[.$Z135])" office:value-type="float"/>
          <table:table-cell table:formula="of:=MEDIAN([.$B135];[.$O135])" office:value-type="float"/>
          <table:table-cell table:formula="of:=MEDIAN([.$C135];[.$P135])" office:value-type="float"/>
          <table:table-cell table:formula="of:=MEDIAN([.$D135];[.$Q135])" office:value-type="float"/>
          <table:table-cell table:formula="of:=MEDIAN([.$E135];[.$R135])" office:value-type="float"/>
          <table:table-cell table:formula="of:=MEDIAN([.$F135];[.$S135])" office:value-type="float"/>
          <table:table-cell table:formula="of:=MEDIAN([.$G135];[.$T135])" office:value-type="float"/>
          <table:table-cell table:formula="of:=MEDIAN([.$H135];[.$U135])" office:value-type="float"/>
          <table:table-cell table:formula="of:=MEDIAN([.$I135];[.$V135])" office:value-type="float"/>
          <table:table-cell table:formula="of:=MEDIAN([.$J135])" office:value-type="float"/>
          <table:table-cell table:formula="of:=MEDIAN([.$K135];[.$W135])" office:value-type="float"/>
          <table:table-cell table:formula="of:=MEDIAN([.$L135];[.$X135])" office:value-type="float"/>
          <table:table-cell table:formula="of:=MEDIAN([.$M135];[.$Y135])" office:value-type="float"/>
          <table:table-cell table:formula="of:=MEDIAN([.$N135];[.$Z135])" office:value-type="float"/>
          <table:table-cell table:formula="of:=MAX([.$B135];[.$O135])" office:value-type="float"/>
          <table:table-cell table:formula="of:=MAX([.$C135];[.$P135])" office:value-type="float"/>
          <table:table-cell table:formula="of:=MAX([.$D135];[.$Q135])" office:value-type="float"/>
          <table:table-cell table:formula="of:=MAX([.$E135];[.$R135])" office:value-type="float"/>
          <table:table-cell table:formula="of:=MAX([.$F135];[.$S135])" office:value-type="float"/>
          <table:table-cell table:formula="of:=MAX([.$G135];[.$T135])" office:value-type="float"/>
          <table:table-cell table:formula="of:=MAX([.$H135];[.$U135])" office:value-type="float"/>
          <table:table-cell table:formula="of:=MAX([.$I135];[.$V135])" office:value-type="float"/>
          <table:table-cell table:formula="of:=MAX([.$J135])" office:value-type="float"/>
          <table:table-cell table:formula="of:=MAX([.$K135];[.$W135])" office:value-type="float"/>
          <table:table-cell table:formula="of:=MAX([.$L135];[.$X135])" office:value-type="float"/>
          <table:table-cell table:formula="of:=MAX([.$M135];[.$Y135])" office:value-type="float"/>
          <table:table-cell table:formula="of:=MAX([.$N135];[.$Z135])" office:value-type="float"/>
        </table:table-row>
        <table:table-row table:style-name="ro1">
          <table:table-cell office:value-type="string">
            <text:p>p04.pddl/21</text:p>
          </table:table-cell>
          <table:table-cell office:value-type="float" office:value="300.0"/>
          <table:table-cell office:value-type="float" office:value="299.988"/>
          <table:table-cell office:value-type="float" office:value="298.1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34395.0"/>
          <table:table-cell office:value-type="float" office:value="671919.0"/>
          <table:table-cell office:value-type="float" office:value="650824.0"/>
          <table:table-cell office:value-type="float" office:value="141643.0"/>
          <table:table-cell office:value-type="float" office:value="9583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8.3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24474.0"/>
          <table:table-cell office:value-type="float" office:value="702522.0"/>
          <table:table-cell office:value-type="float" office:value="141643.0"/>
          <table:table-cell office:value-type="float" office:value="95830.0"/>
          <table:table-cell office:value-type="float" office:value="0.0"/>
          <table:table-cell office:value-type="float" office:value="0.0"/>
          <table:table-cell table:formula="of:=MIN([.$B136];[.$O136])" office:value-type="float"/>
          <table:table-cell table:formula="of:=MIN([.$C136];[.$P136])" office:value-type="float"/>
          <table:table-cell table:formula="of:=MIN([.$D136];[.$Q136])" office:value-type="float"/>
          <table:table-cell table:formula="of:=MIN([.$E136];[.$R136])" office:value-type="float"/>
          <table:table-cell table:formula="of:=MIN([.$F136];[.$S136])" office:value-type="float"/>
          <table:table-cell table:formula="of:=MIN([.$G136];[.$T136])" office:value-type="float"/>
          <table:table-cell table:formula="of:=MIN([.$H136];[.$U136])" office:value-type="float"/>
          <table:table-cell table:formula="of:=MIN([.$I136];[.$V136])" office:value-type="float"/>
          <table:table-cell table:formula="of:=MIN([.$J136])" office:value-type="float"/>
          <table:table-cell table:formula="of:=MIN([.$K136];[.$W136])" office:value-type="float"/>
          <table:table-cell table:formula="of:=MIN([.$L136];[.$X136])" office:value-type="float"/>
          <table:table-cell table:formula="of:=MIN([.$M136];[.$Y136])" office:value-type="float"/>
          <table:table-cell table:formula="of:=MIN([.$N136];[.$Z136])" office:value-type="float"/>
          <table:table-cell table:formula="of:=MEDIAN([.$B136];[.$O136])" office:value-type="float"/>
          <table:table-cell table:formula="of:=MEDIAN([.$C136];[.$P136])" office:value-type="float"/>
          <table:table-cell table:formula="of:=MEDIAN([.$D136];[.$Q136])" office:value-type="float"/>
          <table:table-cell table:formula="of:=MEDIAN([.$E136];[.$R136])" office:value-type="float"/>
          <table:table-cell table:formula="of:=MEDIAN([.$F136];[.$S136])" office:value-type="float"/>
          <table:table-cell table:formula="of:=MEDIAN([.$G136];[.$T136])" office:value-type="float"/>
          <table:table-cell table:formula="of:=MEDIAN([.$H136];[.$U136])" office:value-type="float"/>
          <table:table-cell table:formula="of:=MEDIAN([.$I136];[.$V136])" office:value-type="float"/>
          <table:table-cell table:formula="of:=MEDIAN([.$J136])" office:value-type="float"/>
          <table:table-cell table:formula="of:=MEDIAN([.$K136];[.$W136])" office:value-type="float"/>
          <table:table-cell table:formula="of:=MEDIAN([.$L136];[.$X136])" office:value-type="float"/>
          <table:table-cell table:formula="of:=MEDIAN([.$M136];[.$Y136])" office:value-type="float"/>
          <table:table-cell table:formula="of:=MEDIAN([.$N136];[.$Z136])" office:value-type="float"/>
          <table:table-cell table:formula="of:=MAX([.$B136];[.$O136])" office:value-type="float"/>
          <table:table-cell table:formula="of:=MAX([.$C136];[.$P136])" office:value-type="float"/>
          <table:table-cell table:formula="of:=MAX([.$D136];[.$Q136])" office:value-type="float"/>
          <table:table-cell table:formula="of:=MAX([.$E136];[.$R136])" office:value-type="float"/>
          <table:table-cell table:formula="of:=MAX([.$F136];[.$S136])" office:value-type="float"/>
          <table:table-cell table:formula="of:=MAX([.$G136];[.$T136])" office:value-type="float"/>
          <table:table-cell table:formula="of:=MAX([.$H136];[.$U136])" office:value-type="float"/>
          <table:table-cell table:formula="of:=MAX([.$I136];[.$V136])" office:value-type="float"/>
          <table:table-cell table:formula="of:=MAX([.$J136])" office:value-type="float"/>
          <table:table-cell table:formula="of:=MAX([.$K136];[.$W136])" office:value-type="float"/>
          <table:table-cell table:formula="of:=MAX([.$L136];[.$X136])" office:value-type="float"/>
          <table:table-cell table:formula="of:=MAX([.$M136];[.$Y136])" office:value-type="float"/>
          <table:table-cell table:formula="of:=MAX([.$N136];[.$Z136])" office:value-type="float"/>
        </table:table-row>
        <table:table-row table:style-name="ro1">
          <table:table-cell office:value-type="string">
            <text:p>p04.pddl/22</text:p>
          </table:table-cell>
          <table:table-cell office:value-type="float" office:value="300.0"/>
          <table:table-cell office:value-type="float" office:value="299.993"/>
          <table:table-cell office:value-type="float" office:value="298.0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8273.0"/>
          <table:table-cell office:value-type="float" office:value="593845.0"/>
          <table:table-cell office:value-type="float" office:value="574940.0"/>
          <table:table-cell office:value-type="float" office:value="148232.0"/>
          <table:table-cell office:value-type="float" office:value="10125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8.1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18472.0"/>
          <table:table-cell office:value-type="float" office:value="690092.0"/>
          <table:table-cell office:value-type="float" office:value="148232.0"/>
          <table:table-cell office:value-type="float" office:value="101255.0"/>
          <table:table-cell office:value-type="float" office:value="0.0"/>
          <table:table-cell office:value-type="float" office:value="0.0"/>
          <table:table-cell table:formula="of:=MIN([.$B137];[.$O137])" office:value-type="float"/>
          <table:table-cell table:formula="of:=MIN([.$C137];[.$P137])" office:value-type="float"/>
          <table:table-cell table:formula="of:=MIN([.$D137];[.$Q137])" office:value-type="float"/>
          <table:table-cell table:formula="of:=MIN([.$E137];[.$R137])" office:value-type="float"/>
          <table:table-cell table:formula="of:=MIN([.$F137];[.$S137])" office:value-type="float"/>
          <table:table-cell table:formula="of:=MIN([.$G137];[.$T137])" office:value-type="float"/>
          <table:table-cell table:formula="of:=MIN([.$H137];[.$U137])" office:value-type="float"/>
          <table:table-cell table:formula="of:=MIN([.$I137];[.$V137])" office:value-type="float"/>
          <table:table-cell table:formula="of:=MIN([.$J137])" office:value-type="float"/>
          <table:table-cell table:formula="of:=MIN([.$K137];[.$W137])" office:value-type="float"/>
          <table:table-cell table:formula="of:=MIN([.$L137];[.$X137])" office:value-type="float"/>
          <table:table-cell table:formula="of:=MIN([.$M137];[.$Y137])" office:value-type="float"/>
          <table:table-cell table:formula="of:=MIN([.$N137];[.$Z137])" office:value-type="float"/>
          <table:table-cell table:formula="of:=MEDIAN([.$B137];[.$O137])" office:value-type="float"/>
          <table:table-cell table:formula="of:=MEDIAN([.$C137];[.$P137])" office:value-type="float"/>
          <table:table-cell table:formula="of:=MEDIAN([.$D137];[.$Q137])" office:value-type="float"/>
          <table:table-cell table:formula="of:=MEDIAN([.$E137];[.$R137])" office:value-type="float"/>
          <table:table-cell table:formula="of:=MEDIAN([.$F137];[.$S137])" office:value-type="float"/>
          <table:table-cell table:formula="of:=MEDIAN([.$G137];[.$T137])" office:value-type="float"/>
          <table:table-cell table:formula="of:=MEDIAN([.$H137];[.$U137])" office:value-type="float"/>
          <table:table-cell table:formula="of:=MEDIAN([.$I137];[.$V137])" office:value-type="float"/>
          <table:table-cell table:formula="of:=MEDIAN([.$J137])" office:value-type="float"/>
          <table:table-cell table:formula="of:=MEDIAN([.$K137];[.$W137])" office:value-type="float"/>
          <table:table-cell table:formula="of:=MEDIAN([.$L137];[.$X137])" office:value-type="float"/>
          <table:table-cell table:formula="of:=MEDIAN([.$M137];[.$Y137])" office:value-type="float"/>
          <table:table-cell table:formula="of:=MEDIAN([.$N137];[.$Z137])" office:value-type="float"/>
          <table:table-cell table:formula="of:=MAX([.$B137];[.$O137])" office:value-type="float"/>
          <table:table-cell table:formula="of:=MAX([.$C137];[.$P137])" office:value-type="float"/>
          <table:table-cell table:formula="of:=MAX([.$D137];[.$Q137])" office:value-type="float"/>
          <table:table-cell table:formula="of:=MAX([.$E137];[.$R137])" office:value-type="float"/>
          <table:table-cell table:formula="of:=MAX([.$F137];[.$S137])" office:value-type="float"/>
          <table:table-cell table:formula="of:=MAX([.$G137];[.$T137])" office:value-type="float"/>
          <table:table-cell table:formula="of:=MAX([.$H137];[.$U137])" office:value-type="float"/>
          <table:table-cell table:formula="of:=MAX([.$I137];[.$V137])" office:value-type="float"/>
          <table:table-cell table:formula="of:=MAX([.$J137])" office:value-type="float"/>
          <table:table-cell table:formula="of:=MAX([.$K137];[.$W137])" office:value-type="float"/>
          <table:table-cell table:formula="of:=MAX([.$L137];[.$X137])" office:value-type="float"/>
          <table:table-cell table:formula="of:=MAX([.$M137];[.$Y137])" office:value-type="float"/>
          <table:table-cell table:formula="of:=MAX([.$N137];[.$Z137])" office:value-type="float"/>
        </table:table-row>
        <table:table-row table:style-name="ro1">
          <table:table-cell office:value-type="string">
            <text:p>p04.pddl/23</text:p>
          </table:table-cell>
          <table:table-cell office:value-type="float" office:value="300.0"/>
          <table:table-cell office:value-type="float" office:value="299.988"/>
          <table:table-cell office:value-type="float" office:value="297.7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45145.0"/>
          <table:table-cell office:value-type="float" office:value="734060.0"/>
          <table:table-cell office:value-type="float" office:value="704403.0"/>
          <table:table-cell office:value-type="float" office:value="154821.0"/>
          <table:table-cell office:value-type="float" office:value="10668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8.2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88941.0"/>
          <table:table-cell office:value-type="float" office:value="633181.0"/>
          <table:table-cell office:value-type="float" office:value="154821.0"/>
          <table:table-cell office:value-type="float" office:value="106680.0"/>
          <table:table-cell office:value-type="float" office:value="0.0"/>
          <table:table-cell office:value-type="float" office:value="0.0"/>
          <table:table-cell table:formula="of:=MIN([.$B138];[.$O138])" office:value-type="float"/>
          <table:table-cell table:formula="of:=MIN([.$C138];[.$P138])" office:value-type="float"/>
          <table:table-cell table:formula="of:=MIN([.$D138];[.$Q138])" office:value-type="float"/>
          <table:table-cell table:formula="of:=MIN([.$E138];[.$R138])" office:value-type="float"/>
          <table:table-cell table:formula="of:=MIN([.$F138];[.$S138])" office:value-type="float"/>
          <table:table-cell table:formula="of:=MIN([.$G138];[.$T138])" office:value-type="float"/>
          <table:table-cell table:formula="of:=MIN([.$H138];[.$U138])" office:value-type="float"/>
          <table:table-cell table:formula="of:=MIN([.$I138];[.$V138])" office:value-type="float"/>
          <table:table-cell table:formula="of:=MIN([.$J138])" office:value-type="float"/>
          <table:table-cell table:formula="of:=MIN([.$K138];[.$W138])" office:value-type="float"/>
          <table:table-cell table:formula="of:=MIN([.$L138];[.$X138])" office:value-type="float"/>
          <table:table-cell table:formula="of:=MIN([.$M138];[.$Y138])" office:value-type="float"/>
          <table:table-cell table:formula="of:=MIN([.$N138];[.$Z138])" office:value-type="float"/>
          <table:table-cell table:formula="of:=MEDIAN([.$B138];[.$O138])" office:value-type="float"/>
          <table:table-cell table:formula="of:=MEDIAN([.$C138];[.$P138])" office:value-type="float"/>
          <table:table-cell table:formula="of:=MEDIAN([.$D138];[.$Q138])" office:value-type="float"/>
          <table:table-cell table:formula="of:=MEDIAN([.$E138];[.$R138])" office:value-type="float"/>
          <table:table-cell table:formula="of:=MEDIAN([.$F138];[.$S138])" office:value-type="float"/>
          <table:table-cell table:formula="of:=MEDIAN([.$G138];[.$T138])" office:value-type="float"/>
          <table:table-cell table:formula="of:=MEDIAN([.$H138];[.$U138])" office:value-type="float"/>
          <table:table-cell table:formula="of:=MEDIAN([.$I138];[.$V138])" office:value-type="float"/>
          <table:table-cell table:formula="of:=MEDIAN([.$J138])" office:value-type="float"/>
          <table:table-cell table:formula="of:=MEDIAN([.$K138];[.$W138])" office:value-type="float"/>
          <table:table-cell table:formula="of:=MEDIAN([.$L138];[.$X138])" office:value-type="float"/>
          <table:table-cell table:formula="of:=MEDIAN([.$M138];[.$Y138])" office:value-type="float"/>
          <table:table-cell table:formula="of:=MEDIAN([.$N138];[.$Z138])" office:value-type="float"/>
          <table:table-cell table:formula="of:=MAX([.$B138];[.$O138])" office:value-type="float"/>
          <table:table-cell table:formula="of:=MAX([.$C138];[.$P138])" office:value-type="float"/>
          <table:table-cell table:formula="of:=MAX([.$D138];[.$Q138])" office:value-type="float"/>
          <table:table-cell table:formula="of:=MAX([.$E138];[.$R138])" office:value-type="float"/>
          <table:table-cell table:formula="of:=MAX([.$F138];[.$S138])" office:value-type="float"/>
          <table:table-cell table:formula="of:=MAX([.$G138];[.$T138])" office:value-type="float"/>
          <table:table-cell table:formula="of:=MAX([.$H138];[.$U138])" office:value-type="float"/>
          <table:table-cell table:formula="of:=MAX([.$I138];[.$V138])" office:value-type="float"/>
          <table:table-cell table:formula="of:=MAX([.$J138])" office:value-type="float"/>
          <table:table-cell table:formula="of:=MAX([.$K138];[.$W138])" office:value-type="float"/>
          <table:table-cell table:formula="of:=MAX([.$L138];[.$X138])" office:value-type="float"/>
          <table:table-cell table:formula="of:=MAX([.$M138];[.$Y138])" office:value-type="float"/>
          <table:table-cell table:formula="of:=MAX([.$N138];[.$Z138])" office:value-type="float"/>
        </table:table-row>
        <table:table-row table:style-name="ro1">
          <table:table-cell office:value-type="string">
            <text:p>p04.pddl/24</text:p>
          </table:table-cell>
          <table:table-cell office:value-type="float" office:value="300.0"/>
          <table:table-cell office:value-type="float" office:value="299.991"/>
          <table:table-cell office:value-type="float" office:value="297.7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12308.0"/>
          <table:table-cell office:value-type="float" office:value="632222.0"/>
          <table:table-cell office:value-type="float" office:value="606194.0"/>
          <table:table-cell office:value-type="float" office:value="161410.0"/>
          <table:table-cell office:value-type="float" office:value="11210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8.0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99247.0"/>
          <table:table-cell office:value-type="float" office:value="653788.0"/>
          <table:table-cell office:value-type="float" office:value="161410.0"/>
          <table:table-cell office:value-type="float" office:value="112105.0"/>
          <table:table-cell office:value-type="float" office:value="0.0"/>
          <table:table-cell office:value-type="float" office:value="0.0"/>
          <table:table-cell table:formula="of:=MIN([.$B139];[.$O139])" office:value-type="float"/>
          <table:table-cell table:formula="of:=MIN([.$C139];[.$P139])" office:value-type="float"/>
          <table:table-cell table:formula="of:=MIN([.$D139];[.$Q139])" office:value-type="float"/>
          <table:table-cell table:formula="of:=MIN([.$E139];[.$R139])" office:value-type="float"/>
          <table:table-cell table:formula="of:=MIN([.$F139];[.$S139])" office:value-type="float"/>
          <table:table-cell table:formula="of:=MIN([.$G139];[.$T139])" office:value-type="float"/>
          <table:table-cell table:formula="of:=MIN([.$H139];[.$U139])" office:value-type="float"/>
          <table:table-cell table:formula="of:=MIN([.$I139];[.$V139])" office:value-type="float"/>
          <table:table-cell table:formula="of:=MIN([.$J139])" office:value-type="float"/>
          <table:table-cell table:formula="of:=MIN([.$K139];[.$W139])" office:value-type="float"/>
          <table:table-cell table:formula="of:=MIN([.$L139];[.$X139])" office:value-type="float"/>
          <table:table-cell table:formula="of:=MIN([.$M139];[.$Y139])" office:value-type="float"/>
          <table:table-cell table:formula="of:=MIN([.$N139];[.$Z139])" office:value-type="float"/>
          <table:table-cell table:formula="of:=MEDIAN([.$B139];[.$O139])" office:value-type="float"/>
          <table:table-cell table:formula="of:=MEDIAN([.$C139];[.$P139])" office:value-type="float"/>
          <table:table-cell table:formula="of:=MEDIAN([.$D139];[.$Q139])" office:value-type="float"/>
          <table:table-cell table:formula="of:=MEDIAN([.$E139];[.$R139])" office:value-type="float"/>
          <table:table-cell table:formula="of:=MEDIAN([.$F139];[.$S139])" office:value-type="float"/>
          <table:table-cell table:formula="of:=MEDIAN([.$G139];[.$T139])" office:value-type="float"/>
          <table:table-cell table:formula="of:=MEDIAN([.$H139];[.$U139])" office:value-type="float"/>
          <table:table-cell table:formula="of:=MEDIAN([.$I139];[.$V139])" office:value-type="float"/>
          <table:table-cell table:formula="of:=MEDIAN([.$J139])" office:value-type="float"/>
          <table:table-cell table:formula="of:=MEDIAN([.$K139];[.$W139])" office:value-type="float"/>
          <table:table-cell table:formula="of:=MEDIAN([.$L139];[.$X139])" office:value-type="float"/>
          <table:table-cell table:formula="of:=MEDIAN([.$M139];[.$Y139])" office:value-type="float"/>
          <table:table-cell table:formula="of:=MEDIAN([.$N139];[.$Z139])" office:value-type="float"/>
          <table:table-cell table:formula="of:=MAX([.$B139];[.$O139])" office:value-type="float"/>
          <table:table-cell table:formula="of:=MAX([.$C139];[.$P139])" office:value-type="float"/>
          <table:table-cell table:formula="of:=MAX([.$D139];[.$Q139])" office:value-type="float"/>
          <table:table-cell table:formula="of:=MAX([.$E139];[.$R139])" office:value-type="float"/>
          <table:table-cell table:formula="of:=MAX([.$F139];[.$S139])" office:value-type="float"/>
          <table:table-cell table:formula="of:=MAX([.$G139];[.$T139])" office:value-type="float"/>
          <table:table-cell table:formula="of:=MAX([.$H139];[.$U139])" office:value-type="float"/>
          <table:table-cell table:formula="of:=MAX([.$I139];[.$V139])" office:value-type="float"/>
          <table:table-cell table:formula="of:=MAX([.$J139])" office:value-type="float"/>
          <table:table-cell table:formula="of:=MAX([.$K139];[.$W139])" office:value-type="float"/>
          <table:table-cell table:formula="of:=MAX([.$L139];[.$X139])" office:value-type="float"/>
          <table:table-cell table:formula="of:=MAX([.$M139];[.$Y139])" office:value-type="float"/>
          <table:table-cell table:formula="of:=MAX([.$N139];[.$Z139])" office:value-type="float"/>
        </table:table-row>
        <table:table-row table:style-name="ro1">
          <table:table-cell office:value-type="string">
            <text:p>p04.pddl/25</text:p>
          </table:table-cell>
          <table:table-cell office:value-type="float" office:value="15.8344"/>
          <table:table-cell office:value-type="float" office:value="15.743"/>
          <table:table-cell office:value-type="float" office:value="13.62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39976.0"/>
          <table:table-cell office:value-type="float" office:value="177306.0"/>
          <table:table-cell office:value-type="float" office:value="161481.0"/>
          <table:table-cell office:value-type="float" office:value="167999.0"/>
          <table:table-cell office:value-type="float" office:value="11753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6"/>
          <table:table-cell office:value-type="float" office:value="298.0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99339.0"/>
          <table:table-cell office:value-type="float" office:value="652905.0"/>
          <table:table-cell office:value-type="float" office:value="167999.0"/>
          <table:table-cell office:value-type="float" office:value="117530.0"/>
          <table:table-cell office:value-type="float" office:value="0.0"/>
          <table:table-cell office:value-type="float" office:value="0.0"/>
          <table:table-cell table:formula="of:=MIN([.$B140];[.$O140])" office:value-type="float"/>
          <table:table-cell table:formula="of:=MIN([.$C140];[.$P140])" office:value-type="float"/>
          <table:table-cell table:formula="of:=MIN([.$D140];[.$Q140])" office:value-type="float"/>
          <table:table-cell table:formula="of:=MIN([.$E140];[.$R140])" office:value-type="float"/>
          <table:table-cell table:formula="of:=MIN([.$F140];[.$S140])" office:value-type="float"/>
          <table:table-cell table:formula="of:=MIN([.$G140];[.$T140])" office:value-type="float"/>
          <table:table-cell table:formula="of:=MIN([.$H140];[.$U140])" office:value-type="float"/>
          <table:table-cell table:formula="of:=MIN([.$I140];[.$V140])" office:value-type="float"/>
          <table:table-cell table:formula="of:=MIN([.$J140])" office:value-type="float"/>
          <table:table-cell table:formula="of:=MIN([.$K140];[.$W140])" office:value-type="float"/>
          <table:table-cell table:formula="of:=MIN([.$L140];[.$X140])" office:value-type="float"/>
          <table:table-cell table:formula="of:=MIN([.$M140];[.$Y140])" office:value-type="float"/>
          <table:table-cell table:formula="of:=MIN([.$N140];[.$Z140])" office:value-type="float"/>
          <table:table-cell table:formula="of:=MEDIAN([.$B140];[.$O140])" office:value-type="float"/>
          <table:table-cell table:formula="of:=MEDIAN([.$C140];[.$P140])" office:value-type="float"/>
          <table:table-cell table:formula="of:=MEDIAN([.$D140];[.$Q140])" office:value-type="float"/>
          <table:table-cell table:formula="of:=MEDIAN([.$E140];[.$R140])" office:value-type="float"/>
          <table:table-cell table:formula="of:=MEDIAN([.$F140];[.$S140])" office:value-type="float"/>
          <table:table-cell table:formula="of:=MEDIAN([.$G140];[.$T140])" office:value-type="float"/>
          <table:table-cell table:formula="of:=MEDIAN([.$H140];[.$U140])" office:value-type="float"/>
          <table:table-cell table:formula="of:=MEDIAN([.$I140];[.$V140])" office:value-type="float"/>
          <table:table-cell table:formula="of:=MEDIAN([.$J140])" office:value-type="float"/>
          <table:table-cell table:formula="of:=MEDIAN([.$K140];[.$W140])" office:value-type="float"/>
          <table:table-cell table:formula="of:=MEDIAN([.$L140];[.$X140])" office:value-type="float"/>
          <table:table-cell table:formula="of:=MEDIAN([.$M140];[.$Y140])" office:value-type="float"/>
          <table:table-cell table:formula="of:=MEDIAN([.$N140];[.$Z140])" office:value-type="float"/>
          <table:table-cell table:formula="of:=MAX([.$B140];[.$O140])" office:value-type="float"/>
          <table:table-cell table:formula="of:=MAX([.$C140];[.$P140])" office:value-type="float"/>
          <table:table-cell table:formula="of:=MAX([.$D140];[.$Q140])" office:value-type="float"/>
          <table:table-cell table:formula="of:=MAX([.$E140];[.$R140])" office:value-type="float"/>
          <table:table-cell table:formula="of:=MAX([.$F140];[.$S140])" office:value-type="float"/>
          <table:table-cell table:formula="of:=MAX([.$G140];[.$T140])" office:value-type="float"/>
          <table:table-cell table:formula="of:=MAX([.$H140];[.$U140])" office:value-type="float"/>
          <table:table-cell table:formula="of:=MAX([.$I140];[.$V140])" office:value-type="float"/>
          <table:table-cell table:formula="of:=MAX([.$J140])" office:value-type="float"/>
          <table:table-cell table:formula="of:=MAX([.$K140];[.$W140])" office:value-type="float"/>
          <table:table-cell table:formula="of:=MAX([.$L140];[.$X140])" office:value-type="float"/>
          <table:table-cell table:formula="of:=MAX([.$M140];[.$Y140])" office:value-type="float"/>
          <table:table-cell table:formula="of:=MAX([.$N140];[.$Z140])" office:value-type="float"/>
        </table:table-row>
        <table:table-row table:style-name="ro1">
          <table:table-cell office:value-type="string">
            <text:p>p04.pddl/26</text:p>
          </table:table-cell>
          <table:table-cell office:value-type="float" office:value="2.89252"/>
          <table:table-cell office:value-type="float" office:value="2.815"/>
          <table:table-cell office:value-type="float" office:value="0.53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617.0"/>
          <table:table-cell office:value-type="float" office:value="59199.0"/>
          <table:table-cell office:value-type="float" office:value="53919.0"/>
          <table:table-cell office:value-type="float" office:value="174588.0"/>
          <table:table-cell office:value-type="float" office:value="122955.0"/>
          <table:table-cell office:value-type="float" office:value="0.0"/>
          <table:table-cell office:value-type="float" office:value="0.0"/>
          <table:table-cell office:value-type="float" office:value="94.4576"/>
          <table:table-cell office:value-type="float" office:value="94.337"/>
          <table:table-cell office:value-type="float" office:value="92.27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78157.0"/>
          <table:table-cell office:value-type="float" office:value="245774.0"/>
          <table:table-cell office:value-type="float" office:value="174588.0"/>
          <table:table-cell office:value-type="float" office:value="122955.0"/>
          <table:table-cell office:value-type="float" office:value="0.0"/>
          <table:table-cell office:value-type="float" office:value="0.0"/>
          <table:table-cell table:formula="of:=MIN([.$B141];[.$O141])" office:value-type="float"/>
          <table:table-cell table:formula="of:=MIN([.$C141];[.$P141])" office:value-type="float"/>
          <table:table-cell table:formula="of:=MIN([.$D141];[.$Q141])" office:value-type="float"/>
          <table:table-cell table:formula="of:=MIN([.$E141];[.$R141])" office:value-type="float"/>
          <table:table-cell table:formula="of:=MIN([.$F141];[.$S141])" office:value-type="float"/>
          <table:table-cell table:formula="of:=MIN([.$G141];[.$T141])" office:value-type="float"/>
          <table:table-cell table:formula="of:=MIN([.$H141];[.$U141])" office:value-type="float"/>
          <table:table-cell table:formula="of:=MIN([.$I141];[.$V141])" office:value-type="float"/>
          <table:table-cell table:formula="of:=MIN([.$J141])" office:value-type="float"/>
          <table:table-cell table:formula="of:=MIN([.$K141];[.$W141])" office:value-type="float"/>
          <table:table-cell table:formula="of:=MIN([.$L141];[.$X141])" office:value-type="float"/>
          <table:table-cell table:formula="of:=MIN([.$M141];[.$Y141])" office:value-type="float"/>
          <table:table-cell table:formula="of:=MIN([.$N141];[.$Z141])" office:value-type="float"/>
          <table:table-cell table:formula="of:=MEDIAN([.$B141];[.$O141])" office:value-type="float"/>
          <table:table-cell table:formula="of:=MEDIAN([.$C141];[.$P141])" office:value-type="float"/>
          <table:table-cell table:formula="of:=MEDIAN([.$D141];[.$Q141])" office:value-type="float"/>
          <table:table-cell table:formula="of:=MEDIAN([.$E141];[.$R141])" office:value-type="float"/>
          <table:table-cell table:formula="of:=MEDIAN([.$F141];[.$S141])" office:value-type="float"/>
          <table:table-cell table:formula="of:=MEDIAN([.$G141];[.$T141])" office:value-type="float"/>
          <table:table-cell table:formula="of:=MEDIAN([.$H141];[.$U141])" office:value-type="float"/>
          <table:table-cell table:formula="of:=MEDIAN([.$I141];[.$V141])" office:value-type="float"/>
          <table:table-cell table:formula="of:=MEDIAN([.$J141])" office:value-type="float"/>
          <table:table-cell table:formula="of:=MEDIAN([.$K141];[.$W141])" office:value-type="float"/>
          <table:table-cell table:formula="of:=MEDIAN([.$L141];[.$X141])" office:value-type="float"/>
          <table:table-cell table:formula="of:=MEDIAN([.$M141];[.$Y141])" office:value-type="float"/>
          <table:table-cell table:formula="of:=MEDIAN([.$N141];[.$Z141])" office:value-type="float"/>
          <table:table-cell table:formula="of:=MAX([.$B141];[.$O141])" office:value-type="float"/>
          <table:table-cell table:formula="of:=MAX([.$C141];[.$P141])" office:value-type="float"/>
          <table:table-cell table:formula="of:=MAX([.$D141];[.$Q141])" office:value-type="float"/>
          <table:table-cell table:formula="of:=MAX([.$E141];[.$R141])" office:value-type="float"/>
          <table:table-cell table:formula="of:=MAX([.$F141];[.$S141])" office:value-type="float"/>
          <table:table-cell table:formula="of:=MAX([.$G141];[.$T141])" office:value-type="float"/>
          <table:table-cell table:formula="of:=MAX([.$H141];[.$U141])" office:value-type="float"/>
          <table:table-cell table:formula="of:=MAX([.$I141];[.$V141])" office:value-type="float"/>
          <table:table-cell table:formula="of:=MAX([.$J141])" office:value-type="float"/>
          <table:table-cell table:formula="of:=MAX([.$K141];[.$W141])" office:value-type="float"/>
          <table:table-cell table:formula="of:=MAX([.$L141];[.$X141])" office:value-type="float"/>
          <table:table-cell table:formula="of:=MAX([.$M141];[.$Y141])" office:value-type="float"/>
          <table:table-cell table:formula="of:=MAX([.$N141];[.$Z141])" office:value-type="float"/>
        </table:table-row>
        <table:table-row table:style-name="ro1">
          <table:table-cell office:value-type="string">
            <text:p>p04.pddl/27</text:p>
          </table:table-cell>
          <table:table-cell office:value-type="float" office:value="3.18378"/>
          <table:table-cell office:value-type="float" office:value="3.107"/>
          <table:table-cell office:value-type="float" office:value="0.75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798.0"/>
          <table:table-cell office:value-type="float" office:value="90883.0"/>
          <table:table-cell office:value-type="float" office:value="82902.0"/>
          <table:table-cell office:value-type="float" office:value="181177.0"/>
          <table:table-cell office:value-type="float" office:value="128380.0"/>
          <table:table-cell office:value-type="float" office:value="0.0"/>
          <table:table-cell office:value-type="float" office:value="0.0"/>
          <table:table-cell office:value-type="float" office:value="142.605"/>
          <table:table-cell office:value-type="float" office:value="142.479"/>
          <table:table-cell office:value-type="float" office:value="140.36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39692.0"/>
          <table:table-cell office:value-type="float" office:value="332965.0"/>
          <table:table-cell office:value-type="float" office:value="181177.0"/>
          <table:table-cell office:value-type="float" office:value="128380.0"/>
          <table:table-cell office:value-type="float" office:value="0.0"/>
          <table:table-cell office:value-type="float" office:value="0.0"/>
          <table:table-cell table:formula="of:=MIN([.$B142];[.$O142])" office:value-type="float"/>
          <table:table-cell table:formula="of:=MIN([.$C142];[.$P142])" office:value-type="float"/>
          <table:table-cell table:formula="of:=MIN([.$D142];[.$Q142])" office:value-type="float"/>
          <table:table-cell table:formula="of:=MIN([.$E142];[.$R142])" office:value-type="float"/>
          <table:table-cell table:formula="of:=MIN([.$F142];[.$S142])" office:value-type="float"/>
          <table:table-cell table:formula="of:=MIN([.$G142];[.$T142])" office:value-type="float"/>
          <table:table-cell table:formula="of:=MIN([.$H142];[.$U142])" office:value-type="float"/>
          <table:table-cell table:formula="of:=MIN([.$I142];[.$V142])" office:value-type="float"/>
          <table:table-cell table:formula="of:=MIN([.$J142])" office:value-type="float"/>
          <table:table-cell table:formula="of:=MIN([.$K142];[.$W142])" office:value-type="float"/>
          <table:table-cell table:formula="of:=MIN([.$L142];[.$X142])" office:value-type="float"/>
          <table:table-cell table:formula="of:=MIN([.$M142];[.$Y142])" office:value-type="float"/>
          <table:table-cell table:formula="of:=MIN([.$N142];[.$Z142])" office:value-type="float"/>
          <table:table-cell table:formula="of:=MEDIAN([.$B142];[.$O142])" office:value-type="float"/>
          <table:table-cell table:formula="of:=MEDIAN([.$C142];[.$P142])" office:value-type="float"/>
          <table:table-cell table:formula="of:=MEDIAN([.$D142];[.$Q142])" office:value-type="float"/>
          <table:table-cell table:formula="of:=MEDIAN([.$E142];[.$R142])" office:value-type="float"/>
          <table:table-cell table:formula="of:=MEDIAN([.$F142];[.$S142])" office:value-type="float"/>
          <table:table-cell table:formula="of:=MEDIAN([.$G142];[.$T142])" office:value-type="float"/>
          <table:table-cell table:formula="of:=MEDIAN([.$H142];[.$U142])" office:value-type="float"/>
          <table:table-cell table:formula="of:=MEDIAN([.$I142];[.$V142])" office:value-type="float"/>
          <table:table-cell table:formula="of:=MEDIAN([.$J142])" office:value-type="float"/>
          <table:table-cell table:formula="of:=MEDIAN([.$K142];[.$W142])" office:value-type="float"/>
          <table:table-cell table:formula="of:=MEDIAN([.$L142];[.$X142])" office:value-type="float"/>
          <table:table-cell table:formula="of:=MEDIAN([.$M142];[.$Y142])" office:value-type="float"/>
          <table:table-cell table:formula="of:=MEDIAN([.$N142];[.$Z142])" office:value-type="float"/>
          <table:table-cell table:formula="of:=MAX([.$B142];[.$O142])" office:value-type="float"/>
          <table:table-cell table:formula="of:=MAX([.$C142];[.$P142])" office:value-type="float"/>
          <table:table-cell table:formula="of:=MAX([.$D142];[.$Q142])" office:value-type="float"/>
          <table:table-cell table:formula="of:=MAX([.$E142];[.$R142])" office:value-type="float"/>
          <table:table-cell table:formula="of:=MAX([.$F142];[.$S142])" office:value-type="float"/>
          <table:table-cell table:formula="of:=MAX([.$G142];[.$T142])" office:value-type="float"/>
          <table:table-cell table:formula="of:=MAX([.$H142];[.$U142])" office:value-type="float"/>
          <table:table-cell table:formula="of:=MAX([.$I142];[.$V142])" office:value-type="float"/>
          <table:table-cell table:formula="of:=MAX([.$J142])" office:value-type="float"/>
          <table:table-cell table:formula="of:=MAX([.$K142];[.$W142])" office:value-type="float"/>
          <table:table-cell table:formula="of:=MAX([.$L142];[.$X142])" office:value-type="float"/>
          <table:table-cell table:formula="of:=MAX([.$M142];[.$Y142])" office:value-type="float"/>
          <table:table-cell table:formula="of:=MAX([.$N142];[.$Z142])" office:value-type="float"/>
        </table:table-row>
        <table:table-row table:style-name="ro1">
          <table:table-cell office:value-type="string">
            <text:p>p04.pddl/28</text:p>
          </table:table-cell>
          <table:table-cell office:value-type="float" office:value="3.10787"/>
          <table:table-cell office:value-type="float" office:value="3.028"/>
          <table:table-cell office:value-type="float" office:value="0.5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738.0"/>
          <table:table-cell office:value-type="float" office:value="67211.0"/>
          <table:table-cell office:value-type="float" office:value="61625.0"/>
          <table:table-cell office:value-type="float" office:value="187766.0"/>
          <table:table-cell office:value-type="float" office:value="133805.0"/>
          <table:table-cell office:value-type="float" office:value="0.0"/>
          <table:table-cell office:value-type="float" office:value="0.0"/>
          <table:table-cell office:value-type="float" office:value="153.883"/>
          <table:table-cell office:value-type="float" office:value="153.737"/>
          <table:table-cell office:value-type="float" office:value="151.58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75637.0"/>
          <table:table-cell office:value-type="float" office:value="375829.0"/>
          <table:table-cell office:value-type="float" office:value="187766.0"/>
          <table:table-cell office:value-type="float" office:value="133805.0"/>
          <table:table-cell office:value-type="float" office:value="0.0"/>
          <table:table-cell office:value-type="float" office:value="0.0"/>
          <table:table-cell table:formula="of:=MIN([.$B143];[.$O143])" office:value-type="float"/>
          <table:table-cell table:formula="of:=MIN([.$C143];[.$P143])" office:value-type="float"/>
          <table:table-cell table:formula="of:=MIN([.$D143];[.$Q143])" office:value-type="float"/>
          <table:table-cell table:formula="of:=MIN([.$E143];[.$R143])" office:value-type="float"/>
          <table:table-cell table:formula="of:=MIN([.$F143];[.$S143])" office:value-type="float"/>
          <table:table-cell table:formula="of:=MIN([.$G143];[.$T143])" office:value-type="float"/>
          <table:table-cell table:formula="of:=MIN([.$H143];[.$U143])" office:value-type="float"/>
          <table:table-cell table:formula="of:=MIN([.$I143];[.$V143])" office:value-type="float"/>
          <table:table-cell table:formula="of:=MIN([.$J143])" office:value-type="float"/>
          <table:table-cell table:formula="of:=MIN([.$K143];[.$W143])" office:value-type="float"/>
          <table:table-cell table:formula="of:=MIN([.$L143];[.$X143])" office:value-type="float"/>
          <table:table-cell table:formula="of:=MIN([.$M143];[.$Y143])" office:value-type="float"/>
          <table:table-cell table:formula="of:=MIN([.$N143];[.$Z143])" office:value-type="float"/>
          <table:table-cell table:formula="of:=MEDIAN([.$B143];[.$O143])" office:value-type="float"/>
          <table:table-cell table:formula="of:=MEDIAN([.$C143];[.$P143])" office:value-type="float"/>
          <table:table-cell table:formula="of:=MEDIAN([.$D143];[.$Q143])" office:value-type="float"/>
          <table:table-cell table:formula="of:=MEDIAN([.$E143];[.$R143])" office:value-type="float"/>
          <table:table-cell table:formula="of:=MEDIAN([.$F143];[.$S143])" office:value-type="float"/>
          <table:table-cell table:formula="of:=MEDIAN([.$G143];[.$T143])" office:value-type="float"/>
          <table:table-cell table:formula="of:=MEDIAN([.$H143];[.$U143])" office:value-type="float"/>
          <table:table-cell table:formula="of:=MEDIAN([.$I143];[.$V143])" office:value-type="float"/>
          <table:table-cell table:formula="of:=MEDIAN([.$J143])" office:value-type="float"/>
          <table:table-cell table:formula="of:=MEDIAN([.$K143];[.$W143])" office:value-type="float"/>
          <table:table-cell table:formula="of:=MEDIAN([.$L143];[.$X143])" office:value-type="float"/>
          <table:table-cell table:formula="of:=MEDIAN([.$M143];[.$Y143])" office:value-type="float"/>
          <table:table-cell table:formula="of:=MEDIAN([.$N143];[.$Z143])" office:value-type="float"/>
          <table:table-cell table:formula="of:=MAX([.$B143];[.$O143])" office:value-type="float"/>
          <table:table-cell table:formula="of:=MAX([.$C143];[.$P143])" office:value-type="float"/>
          <table:table-cell table:formula="of:=MAX([.$D143];[.$Q143])" office:value-type="float"/>
          <table:table-cell table:formula="of:=MAX([.$E143];[.$R143])" office:value-type="float"/>
          <table:table-cell table:formula="of:=MAX([.$F143];[.$S143])" office:value-type="float"/>
          <table:table-cell table:formula="of:=MAX([.$G143];[.$T143])" office:value-type="float"/>
          <table:table-cell table:formula="of:=MAX([.$H143];[.$U143])" office:value-type="float"/>
          <table:table-cell table:formula="of:=MAX([.$I143];[.$V143])" office:value-type="float"/>
          <table:table-cell table:formula="of:=MAX([.$J143])" office:value-type="float"/>
          <table:table-cell table:formula="of:=MAX([.$K143];[.$W143])" office:value-type="float"/>
          <table:table-cell table:formula="of:=MAX([.$L143];[.$X143])" office:value-type="float"/>
          <table:table-cell table:formula="of:=MAX([.$M143];[.$Y143])" office:value-type="float"/>
          <table:table-cell table:formula="of:=MAX([.$N143];[.$Z143])" office:value-type="float"/>
        </table:table-row>
        <table:table-row table:style-name="ro1">
          <table:table-cell office:value-type="string">
            <text:p>p04.pddl/29</text:p>
          </table:table-cell>
          <table:table-cell office:value-type="float" office:value="2.92409"/>
          <table:table-cell office:value-type="float" office:value="2.844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947.0"/>
          <table:table-cell office:value-type="float" office:value="67452.0"/>
          <table:table-cell office:value-type="float" office:value="60064.0"/>
          <table:table-cell office:value-type="float" office:value="194355.0"/>
          <table:table-cell office:value-type="float" office:value="13923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7.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65521.0"/>
          <table:table-cell office:value-type="float" office:value="607672.0"/>
          <table:table-cell office:value-type="float" office:value="194355.0"/>
          <table:table-cell office:value-type="float" office:value="139230.0"/>
          <table:table-cell office:value-type="float" office:value="0.0"/>
          <table:table-cell office:value-type="float" office:value="0.0"/>
          <table:table-cell table:formula="of:=MIN([.$B144];[.$O144])" office:value-type="float"/>
          <table:table-cell table:formula="of:=MIN([.$C144];[.$P144])" office:value-type="float"/>
          <table:table-cell table:formula="of:=MIN([.$D144];[.$Q144])" office:value-type="float"/>
          <table:table-cell table:formula="of:=MIN([.$E144];[.$R144])" office:value-type="float"/>
          <table:table-cell table:formula="of:=MIN([.$F144];[.$S144])" office:value-type="float"/>
          <table:table-cell table:formula="of:=MIN([.$G144];[.$T144])" office:value-type="float"/>
          <table:table-cell table:formula="of:=MIN([.$H144];[.$U144])" office:value-type="float"/>
          <table:table-cell table:formula="of:=MIN([.$I144];[.$V144])" office:value-type="float"/>
          <table:table-cell table:formula="of:=MIN([.$J144])" office:value-type="float"/>
          <table:table-cell table:formula="of:=MIN([.$K144];[.$W144])" office:value-type="float"/>
          <table:table-cell table:formula="of:=MIN([.$L144];[.$X144])" office:value-type="float"/>
          <table:table-cell table:formula="of:=MIN([.$M144];[.$Y144])" office:value-type="float"/>
          <table:table-cell table:formula="of:=MIN([.$N144];[.$Z144])" office:value-type="float"/>
          <table:table-cell table:formula="of:=MEDIAN([.$B144];[.$O144])" office:value-type="float"/>
          <table:table-cell table:formula="of:=MEDIAN([.$C144];[.$P144])" office:value-type="float"/>
          <table:table-cell table:formula="of:=MEDIAN([.$D144];[.$Q144])" office:value-type="float"/>
          <table:table-cell table:formula="of:=MEDIAN([.$E144];[.$R144])" office:value-type="float"/>
          <table:table-cell table:formula="of:=MEDIAN([.$F144];[.$S144])" office:value-type="float"/>
          <table:table-cell table:formula="of:=MEDIAN([.$G144];[.$T144])" office:value-type="float"/>
          <table:table-cell table:formula="of:=MEDIAN([.$H144];[.$U144])" office:value-type="float"/>
          <table:table-cell table:formula="of:=MEDIAN([.$I144];[.$V144])" office:value-type="float"/>
          <table:table-cell table:formula="of:=MEDIAN([.$J144])" office:value-type="float"/>
          <table:table-cell table:formula="of:=MEDIAN([.$K144];[.$W144])" office:value-type="float"/>
          <table:table-cell table:formula="of:=MEDIAN([.$L144];[.$X144])" office:value-type="float"/>
          <table:table-cell table:formula="of:=MEDIAN([.$M144];[.$Y144])" office:value-type="float"/>
          <table:table-cell table:formula="of:=MEDIAN([.$N144];[.$Z144])" office:value-type="float"/>
          <table:table-cell table:formula="of:=MAX([.$B144];[.$O144])" office:value-type="float"/>
          <table:table-cell table:formula="of:=MAX([.$C144];[.$P144])" office:value-type="float"/>
          <table:table-cell table:formula="of:=MAX([.$D144];[.$Q144])" office:value-type="float"/>
          <table:table-cell table:formula="of:=MAX([.$E144];[.$R144])" office:value-type="float"/>
          <table:table-cell table:formula="of:=MAX([.$F144];[.$S144])" office:value-type="float"/>
          <table:table-cell table:formula="of:=MAX([.$G144];[.$T144])" office:value-type="float"/>
          <table:table-cell table:formula="of:=MAX([.$H144];[.$U144])" office:value-type="float"/>
          <table:table-cell table:formula="of:=MAX([.$I144];[.$V144])" office:value-type="float"/>
          <table:table-cell table:formula="of:=MAX([.$J144])" office:value-type="float"/>
          <table:table-cell table:formula="of:=MAX([.$K144];[.$W144])" office:value-type="float"/>
          <table:table-cell table:formula="of:=MAX([.$L144];[.$X144])" office:value-type="float"/>
          <table:table-cell table:formula="of:=MAX([.$M144];[.$Y144])" office:value-type="float"/>
          <table:table-cell table:formula="of:=MAX([.$N144];[.$Z144])" office:value-type="float"/>
        </table:table-row>
        <table:table-row table:style-name="ro1">
          <table:table-cell office:value-type="string">
            <text:p>p04.pddl/3</text:p>
          </table:table-cell>
          <table:table-cell office:value-type="float" office:value="0.345973"/>
          <table:table-cell office:value-type="float" office:value="0.3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041.0"/>
          <table:table-cell office:value-type="float" office:value="442.0"/>
          <table:table-cell office:value-type="float" office:value="0.0"/>
          <table:table-cell office:value-type="float" office:value="0.0"/>
          <table:table-cell office:value-type="float" office:value="0.315173"/>
          <table:table-cell office:value-type="float" office:value="0.2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41.0"/>
          <table:table-cell office:value-type="float" office:value="442.0"/>
          <table:table-cell office:value-type="float" office:value="0.0"/>
          <table:table-cell office:value-type="float" office:value="0.0"/>
          <table:table-cell table:formula="of:=MIN([.$B145];[.$O145])" office:value-type="float"/>
          <table:table-cell table:formula="of:=MIN([.$C145];[.$P145])" office:value-type="float"/>
          <table:table-cell table:formula="of:=MIN([.$D145];[.$Q145])" office:value-type="float"/>
          <table:table-cell table:formula="of:=MIN([.$E145];[.$R145])" office:value-type="float"/>
          <table:table-cell table:formula="of:=MIN([.$F145];[.$S145])" office:value-type="float"/>
          <table:table-cell table:formula="of:=MIN([.$G145];[.$T145])" office:value-type="float"/>
          <table:table-cell table:formula="of:=MIN([.$H145];[.$U145])" office:value-type="float"/>
          <table:table-cell table:formula="of:=MIN([.$I145];[.$V145])" office:value-type="float"/>
          <table:table-cell table:formula="of:=MIN([.$J145])" office:value-type="float"/>
          <table:table-cell table:formula="of:=MIN([.$K145];[.$W145])" office:value-type="float"/>
          <table:table-cell table:formula="of:=MIN([.$L145];[.$X145])" office:value-type="float"/>
          <table:table-cell table:formula="of:=MIN([.$M145];[.$Y145])" office:value-type="float"/>
          <table:table-cell table:formula="of:=MIN([.$N145];[.$Z145])" office:value-type="float"/>
          <table:table-cell table:formula="of:=MEDIAN([.$B145];[.$O145])" office:value-type="float"/>
          <table:table-cell table:formula="of:=MEDIAN([.$C145];[.$P145])" office:value-type="float"/>
          <table:table-cell table:formula="of:=MEDIAN([.$D145];[.$Q145])" office:value-type="float"/>
          <table:table-cell table:formula="of:=MEDIAN([.$E145];[.$R145])" office:value-type="float"/>
          <table:table-cell table:formula="of:=MEDIAN([.$F145];[.$S145])" office:value-type="float"/>
          <table:table-cell table:formula="of:=MEDIAN([.$G145];[.$T145])" office:value-type="float"/>
          <table:table-cell table:formula="of:=MEDIAN([.$H145];[.$U145])" office:value-type="float"/>
          <table:table-cell table:formula="of:=MEDIAN([.$I145];[.$V145])" office:value-type="float"/>
          <table:table-cell table:formula="of:=MEDIAN([.$J145])" office:value-type="float"/>
          <table:table-cell table:formula="of:=MEDIAN([.$K145];[.$W145])" office:value-type="float"/>
          <table:table-cell table:formula="of:=MEDIAN([.$L145];[.$X145])" office:value-type="float"/>
          <table:table-cell table:formula="of:=MEDIAN([.$M145];[.$Y145])" office:value-type="float"/>
          <table:table-cell table:formula="of:=MEDIAN([.$N145];[.$Z145])" office:value-type="float"/>
          <table:table-cell table:formula="of:=MAX([.$B145];[.$O145])" office:value-type="float"/>
          <table:table-cell table:formula="of:=MAX([.$C145];[.$P145])" office:value-type="float"/>
          <table:table-cell table:formula="of:=MAX([.$D145];[.$Q145])" office:value-type="float"/>
          <table:table-cell table:formula="of:=MAX([.$E145];[.$R145])" office:value-type="float"/>
          <table:table-cell table:formula="of:=MAX([.$F145];[.$S145])" office:value-type="float"/>
          <table:table-cell table:formula="of:=MAX([.$G145];[.$T145])" office:value-type="float"/>
          <table:table-cell table:formula="of:=MAX([.$H145];[.$U145])" office:value-type="float"/>
          <table:table-cell table:formula="of:=MAX([.$I145];[.$V145])" office:value-type="float"/>
          <table:table-cell table:formula="of:=MAX([.$J145])" office:value-type="float"/>
          <table:table-cell table:formula="of:=MAX([.$K145];[.$W145])" office:value-type="float"/>
          <table:table-cell table:formula="of:=MAX([.$L145];[.$X145])" office:value-type="float"/>
          <table:table-cell table:formula="of:=MAX([.$M145];[.$Y145])" office:value-type="float"/>
          <table:table-cell table:formula="of:=MAX([.$N145];[.$Z145])" office:value-type="float"/>
        </table:table-row>
        <table:table-row table:style-name="ro1">
          <table:table-cell office:value-type="string">
            <text:p>p04.pddl/30</text:p>
          </table:table-cell>
          <table:table-cell office:value-type="float" office:value="3.41961"/>
          <table:table-cell office:value-type="float" office:value="3.338"/>
          <table:table-cell office:value-type="float" office:value="0.72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851.0"/>
          <table:table-cell office:value-type="float" office:value="96501.0"/>
          <table:table-cell office:value-type="float" office:value="90635.0"/>
          <table:table-cell office:value-type="float" office:value="200944.0"/>
          <table:table-cell office:value-type="float" office:value="144655.0"/>
          <table:table-cell office:value-type="float" office:value="0.0"/>
          <table:table-cell office:value-type="float" office:value="0.0"/>
          <table:table-cell office:value-type="float" office:value="10.9501"/>
          <table:table-cell office:value-type="float" office:value="10.86"/>
          <table:table-cell office:value-type="float" office:value="8.44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1995.0"/>
          <table:table-cell office:value-type="float" office:value="45590.0"/>
          <table:table-cell office:value-type="float" office:value="200944.0"/>
          <table:table-cell office:value-type="float" office:value="144655.0"/>
          <table:table-cell office:value-type="float" office:value="0.0"/>
          <table:table-cell office:value-type="float" office:value="0.0"/>
          <table:table-cell table:formula="of:=MIN([.$B146];[.$O146])" office:value-type="float"/>
          <table:table-cell table:formula="of:=MIN([.$C146];[.$P146])" office:value-type="float"/>
          <table:table-cell table:formula="of:=MIN([.$D146];[.$Q146])" office:value-type="float"/>
          <table:table-cell table:formula="of:=MIN([.$E146];[.$R146])" office:value-type="float"/>
          <table:table-cell table:formula="of:=MIN([.$F146];[.$S146])" office:value-type="float"/>
          <table:table-cell table:formula="of:=MIN([.$G146];[.$T146])" office:value-type="float"/>
          <table:table-cell table:formula="of:=MIN([.$H146];[.$U146])" office:value-type="float"/>
          <table:table-cell table:formula="of:=MIN([.$I146];[.$V146])" office:value-type="float"/>
          <table:table-cell table:formula="of:=MIN([.$J146])" office:value-type="float"/>
          <table:table-cell table:formula="of:=MIN([.$K146];[.$W146])" office:value-type="float"/>
          <table:table-cell table:formula="of:=MIN([.$L146];[.$X146])" office:value-type="float"/>
          <table:table-cell table:formula="of:=MIN([.$M146];[.$Y146])" office:value-type="float"/>
          <table:table-cell table:formula="of:=MIN([.$N146];[.$Z146])" office:value-type="float"/>
          <table:table-cell table:formula="of:=MEDIAN([.$B146];[.$O146])" office:value-type="float"/>
          <table:table-cell table:formula="of:=MEDIAN([.$C146];[.$P146])" office:value-type="float"/>
          <table:table-cell table:formula="of:=MEDIAN([.$D146];[.$Q146])" office:value-type="float"/>
          <table:table-cell table:formula="of:=MEDIAN([.$E146];[.$R146])" office:value-type="float"/>
          <table:table-cell table:formula="of:=MEDIAN([.$F146];[.$S146])" office:value-type="float"/>
          <table:table-cell table:formula="of:=MEDIAN([.$G146];[.$T146])" office:value-type="float"/>
          <table:table-cell table:formula="of:=MEDIAN([.$H146];[.$U146])" office:value-type="float"/>
          <table:table-cell table:formula="of:=MEDIAN([.$I146];[.$V146])" office:value-type="float"/>
          <table:table-cell table:formula="of:=MEDIAN([.$J146])" office:value-type="float"/>
          <table:table-cell table:formula="of:=MEDIAN([.$K146];[.$W146])" office:value-type="float"/>
          <table:table-cell table:formula="of:=MEDIAN([.$L146];[.$X146])" office:value-type="float"/>
          <table:table-cell table:formula="of:=MEDIAN([.$M146];[.$Y146])" office:value-type="float"/>
          <table:table-cell table:formula="of:=MEDIAN([.$N146];[.$Z146])" office:value-type="float"/>
          <table:table-cell table:formula="of:=MAX([.$B146];[.$O146])" office:value-type="float"/>
          <table:table-cell table:formula="of:=MAX([.$C146];[.$P146])" office:value-type="float"/>
          <table:table-cell table:formula="of:=MAX([.$D146];[.$Q146])" office:value-type="float"/>
          <table:table-cell table:formula="of:=MAX([.$E146];[.$R146])" office:value-type="float"/>
          <table:table-cell table:formula="of:=MAX([.$F146];[.$S146])" office:value-type="float"/>
          <table:table-cell table:formula="of:=MAX([.$G146];[.$T146])" office:value-type="float"/>
          <table:table-cell table:formula="of:=MAX([.$H146];[.$U146])" office:value-type="float"/>
          <table:table-cell table:formula="of:=MAX([.$I146];[.$V146])" office:value-type="float"/>
          <table:table-cell table:formula="of:=MAX([.$J146])" office:value-type="float"/>
          <table:table-cell table:formula="of:=MAX([.$K146];[.$W146])" office:value-type="float"/>
          <table:table-cell table:formula="of:=MAX([.$L146];[.$X146])" office:value-type="float"/>
          <table:table-cell table:formula="of:=MAX([.$M146];[.$Y146])" office:value-type="float"/>
          <table:table-cell table:formula="of:=MAX([.$N146];[.$Z146])" office:value-type="float"/>
        </table:table-row>
        <table:table-row table:style-name="ro1">
          <table:table-cell office:value-type="string">
            <text:p>p04.pddl/31</text:p>
          </table:table-cell>
          <table:table-cell office:value-type="float" office:value="3.22637"/>
          <table:table-cell office:value-type="float" office:value="3.137"/>
          <table:table-cell office:value-type="float" office:value="0.5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633.0"/>
          <table:table-cell office:value-type="float" office:value="97174.0"/>
          <table:table-cell office:value-type="float" office:value="90703.0"/>
          <table:table-cell office:value-type="float" office:value="207533.0"/>
          <table:table-cell office:value-type="float" office:value="150080.0"/>
          <table:table-cell office:value-type="float" office:value="0.0"/>
          <table:table-cell office:value-type="float" office:value="0.0"/>
          <table:table-cell office:value-type="float" office:value="9.58545"/>
          <table:table-cell office:value-type="float" office:value="9.498"/>
          <table:table-cell office:value-type="float" office:value="6.93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5131.0"/>
          <table:table-cell office:value-type="float" office:value="38081.0"/>
          <table:table-cell office:value-type="float" office:value="207533.0"/>
          <table:table-cell office:value-type="float" office:value="150080.0"/>
          <table:table-cell office:value-type="float" office:value="0.0"/>
          <table:table-cell office:value-type="float" office:value="0.0"/>
          <table:table-cell table:formula="of:=MIN([.$B147];[.$O147])" office:value-type="float"/>
          <table:table-cell table:formula="of:=MIN([.$C147];[.$P147])" office:value-type="float"/>
          <table:table-cell table:formula="of:=MIN([.$D147];[.$Q147])" office:value-type="float"/>
          <table:table-cell table:formula="of:=MIN([.$E147];[.$R147])" office:value-type="float"/>
          <table:table-cell table:formula="of:=MIN([.$F147];[.$S147])" office:value-type="float"/>
          <table:table-cell table:formula="of:=MIN([.$G147];[.$T147])" office:value-type="float"/>
          <table:table-cell table:formula="of:=MIN([.$H147];[.$U147])" office:value-type="float"/>
          <table:table-cell table:formula="of:=MIN([.$I147];[.$V147])" office:value-type="float"/>
          <table:table-cell table:formula="of:=MIN([.$J147])" office:value-type="float"/>
          <table:table-cell table:formula="of:=MIN([.$K147];[.$W147])" office:value-type="float"/>
          <table:table-cell table:formula="of:=MIN([.$L147];[.$X147])" office:value-type="float"/>
          <table:table-cell table:formula="of:=MIN([.$M147];[.$Y147])" office:value-type="float"/>
          <table:table-cell table:formula="of:=MIN([.$N147];[.$Z147])" office:value-type="float"/>
          <table:table-cell table:formula="of:=MEDIAN([.$B147];[.$O147])" office:value-type="float"/>
          <table:table-cell table:formula="of:=MEDIAN([.$C147];[.$P147])" office:value-type="float"/>
          <table:table-cell table:formula="of:=MEDIAN([.$D147];[.$Q147])" office:value-type="float"/>
          <table:table-cell table:formula="of:=MEDIAN([.$E147];[.$R147])" office:value-type="float"/>
          <table:table-cell table:formula="of:=MEDIAN([.$F147];[.$S147])" office:value-type="float"/>
          <table:table-cell table:formula="of:=MEDIAN([.$G147];[.$T147])" office:value-type="float"/>
          <table:table-cell table:formula="of:=MEDIAN([.$H147];[.$U147])" office:value-type="float"/>
          <table:table-cell table:formula="of:=MEDIAN([.$I147];[.$V147])" office:value-type="float"/>
          <table:table-cell table:formula="of:=MEDIAN([.$J147])" office:value-type="float"/>
          <table:table-cell table:formula="of:=MEDIAN([.$K147];[.$W147])" office:value-type="float"/>
          <table:table-cell table:formula="of:=MEDIAN([.$L147];[.$X147])" office:value-type="float"/>
          <table:table-cell table:formula="of:=MEDIAN([.$M147];[.$Y147])" office:value-type="float"/>
          <table:table-cell table:formula="of:=MEDIAN([.$N147];[.$Z147])" office:value-type="float"/>
          <table:table-cell table:formula="of:=MAX([.$B147];[.$O147])" office:value-type="float"/>
          <table:table-cell table:formula="of:=MAX([.$C147];[.$P147])" office:value-type="float"/>
          <table:table-cell table:formula="of:=MAX([.$D147];[.$Q147])" office:value-type="float"/>
          <table:table-cell table:formula="of:=MAX([.$E147];[.$R147])" office:value-type="float"/>
          <table:table-cell table:formula="of:=MAX([.$F147];[.$S147])" office:value-type="float"/>
          <table:table-cell table:formula="of:=MAX([.$G147];[.$T147])" office:value-type="float"/>
          <table:table-cell table:formula="of:=MAX([.$H147];[.$U147])" office:value-type="float"/>
          <table:table-cell table:formula="of:=MAX([.$I147];[.$V147])" office:value-type="float"/>
          <table:table-cell table:formula="of:=MAX([.$J147])" office:value-type="float"/>
          <table:table-cell table:formula="of:=MAX([.$K147];[.$W147])" office:value-type="float"/>
          <table:table-cell table:formula="of:=MAX([.$L147];[.$X147])" office:value-type="float"/>
          <table:table-cell table:formula="of:=MAX([.$M147];[.$Y147])" office:value-type="float"/>
          <table:table-cell table:formula="of:=MAX([.$N147];[.$Z147])" office:value-type="float"/>
        </table:table-row>
        <table:table-row table:style-name="ro1">
          <table:table-cell office:value-type="string">
            <text:p>p04.pddl/32</text:p>
          </table:table-cell>
          <table:table-cell office:value-type="float" office:value="3.42736"/>
          <table:table-cell office:value-type="float" office:value="3.331"/>
          <table:table-cell office:value-type="float" office:value="0.58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604.0"/>
          <table:table-cell office:value-type="float" office:value="83082.0"/>
          <table:table-cell office:value-type="float" office:value="77710.0"/>
          <table:table-cell office:value-type="float" office:value="214122.0"/>
          <table:table-cell office:value-type="float" office:value="155505.0"/>
          <table:table-cell office:value-type="float" office:value="0.0"/>
          <table:table-cell office:value-type="float" office:value="0.0"/>
          <table:table-cell office:value-type="float" office:value="36.438"/>
          <table:table-cell office:value-type="float" office:value="36.31"/>
          <table:table-cell office:value-type="float" office:value="33.79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85055.0"/>
          <table:table-cell office:value-type="float" office:value="117463.0"/>
          <table:table-cell office:value-type="float" office:value="214122.0"/>
          <table:table-cell office:value-type="float" office:value="155505.0"/>
          <table:table-cell office:value-type="float" office:value="0.0"/>
          <table:table-cell office:value-type="float" office:value="0.0"/>
          <table:table-cell table:formula="of:=MIN([.$B148];[.$O148])" office:value-type="float"/>
          <table:table-cell table:formula="of:=MIN([.$C148];[.$P148])" office:value-type="float"/>
          <table:table-cell table:formula="of:=MIN([.$D148];[.$Q148])" office:value-type="float"/>
          <table:table-cell table:formula="of:=MIN([.$E148];[.$R148])" office:value-type="float"/>
          <table:table-cell table:formula="of:=MIN([.$F148];[.$S148])" office:value-type="float"/>
          <table:table-cell table:formula="of:=MIN([.$G148];[.$T148])" office:value-type="float"/>
          <table:table-cell table:formula="of:=MIN([.$H148];[.$U148])" office:value-type="float"/>
          <table:table-cell table:formula="of:=MIN([.$I148];[.$V148])" office:value-type="float"/>
          <table:table-cell table:formula="of:=MIN([.$J148])" office:value-type="float"/>
          <table:table-cell table:formula="of:=MIN([.$K148];[.$W148])" office:value-type="float"/>
          <table:table-cell table:formula="of:=MIN([.$L148];[.$X148])" office:value-type="float"/>
          <table:table-cell table:formula="of:=MIN([.$M148];[.$Y148])" office:value-type="float"/>
          <table:table-cell table:formula="of:=MIN([.$N148];[.$Z148])" office:value-type="float"/>
          <table:table-cell table:formula="of:=MEDIAN([.$B148];[.$O148])" office:value-type="float"/>
          <table:table-cell table:formula="of:=MEDIAN([.$C148];[.$P148])" office:value-type="float"/>
          <table:table-cell table:formula="of:=MEDIAN([.$D148];[.$Q148])" office:value-type="float"/>
          <table:table-cell table:formula="of:=MEDIAN([.$E148];[.$R148])" office:value-type="float"/>
          <table:table-cell table:formula="of:=MEDIAN([.$F148];[.$S148])" office:value-type="float"/>
          <table:table-cell table:formula="of:=MEDIAN([.$G148];[.$T148])" office:value-type="float"/>
          <table:table-cell table:formula="of:=MEDIAN([.$H148];[.$U148])" office:value-type="float"/>
          <table:table-cell table:formula="of:=MEDIAN([.$I148];[.$V148])" office:value-type="float"/>
          <table:table-cell table:formula="of:=MEDIAN([.$J148])" office:value-type="float"/>
          <table:table-cell table:formula="of:=MEDIAN([.$K148];[.$W148])" office:value-type="float"/>
          <table:table-cell table:formula="of:=MEDIAN([.$L148];[.$X148])" office:value-type="float"/>
          <table:table-cell table:formula="of:=MEDIAN([.$M148];[.$Y148])" office:value-type="float"/>
          <table:table-cell table:formula="of:=MEDIAN([.$N148];[.$Z148])" office:value-type="float"/>
          <table:table-cell table:formula="of:=MAX([.$B148];[.$O148])" office:value-type="float"/>
          <table:table-cell table:formula="of:=MAX([.$C148];[.$P148])" office:value-type="float"/>
          <table:table-cell table:formula="of:=MAX([.$D148];[.$Q148])" office:value-type="float"/>
          <table:table-cell table:formula="of:=MAX([.$E148];[.$R148])" office:value-type="float"/>
          <table:table-cell table:formula="of:=MAX([.$F148];[.$S148])" office:value-type="float"/>
          <table:table-cell table:formula="of:=MAX([.$G148];[.$T148])" office:value-type="float"/>
          <table:table-cell table:formula="of:=MAX([.$H148];[.$U148])" office:value-type="float"/>
          <table:table-cell table:formula="of:=MAX([.$I148];[.$V148])" office:value-type="float"/>
          <table:table-cell table:formula="of:=MAX([.$J148])" office:value-type="float"/>
          <table:table-cell table:formula="of:=MAX([.$K148];[.$W148])" office:value-type="float"/>
          <table:table-cell table:formula="of:=MAX([.$L148];[.$X148])" office:value-type="float"/>
          <table:table-cell table:formula="of:=MAX([.$M148];[.$Y148])" office:value-type="float"/>
          <table:table-cell table:formula="of:=MAX([.$N148];[.$Z148])" office:value-type="float"/>
        </table:table-row>
        <table:table-row table:style-name="ro1">
          <table:table-cell office:value-type="string">
            <text:p>p04.pddl/33</text:p>
          </table:table-cell>
          <table:table-cell office:value-type="float" office:value="4.23053"/>
          <table:table-cell office:value-type="float" office:value="4.142"/>
          <table:table-cell office:value-type="float" office:value="1.17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157.0"/>
          <table:table-cell office:value-type="float" office:value="103755.0"/>
          <table:table-cell office:value-type="float" office:value="95030.0"/>
          <table:table-cell office:value-type="float" office:value="220711.0"/>
          <table:table-cell office:value-type="float" office:value="160930.0"/>
          <table:table-cell office:value-type="float" office:value="0.0"/>
          <table:table-cell office:value-type="float" office:value="0.0"/>
          <table:table-cell office:value-type="float" office:value="12.9212"/>
          <table:table-cell office:value-type="float" office:value="12.82"/>
          <table:table-cell office:value-type="float" office:value="10.22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0187.0"/>
          <table:table-cell office:value-type="float" office:value="46166.0"/>
          <table:table-cell office:value-type="float" office:value="220711.0"/>
          <table:table-cell office:value-type="float" office:value="160930.0"/>
          <table:table-cell office:value-type="float" office:value="0.0"/>
          <table:table-cell office:value-type="float" office:value="0.0"/>
          <table:table-cell table:formula="of:=MIN([.$B149];[.$O149])" office:value-type="float"/>
          <table:table-cell table:formula="of:=MIN([.$C149];[.$P149])" office:value-type="float"/>
          <table:table-cell table:formula="of:=MIN([.$D149];[.$Q149])" office:value-type="float"/>
          <table:table-cell table:formula="of:=MIN([.$E149];[.$R149])" office:value-type="float"/>
          <table:table-cell table:formula="of:=MIN([.$F149];[.$S149])" office:value-type="float"/>
          <table:table-cell table:formula="of:=MIN([.$G149];[.$T149])" office:value-type="float"/>
          <table:table-cell table:formula="of:=MIN([.$H149];[.$U149])" office:value-type="float"/>
          <table:table-cell table:formula="of:=MIN([.$I149];[.$V149])" office:value-type="float"/>
          <table:table-cell table:formula="of:=MIN([.$J149])" office:value-type="float"/>
          <table:table-cell table:formula="of:=MIN([.$K149];[.$W149])" office:value-type="float"/>
          <table:table-cell table:formula="of:=MIN([.$L149];[.$X149])" office:value-type="float"/>
          <table:table-cell table:formula="of:=MIN([.$M149];[.$Y149])" office:value-type="float"/>
          <table:table-cell table:formula="of:=MIN([.$N149];[.$Z149])" office:value-type="float"/>
          <table:table-cell table:formula="of:=MEDIAN([.$B149];[.$O149])" office:value-type="float"/>
          <table:table-cell table:formula="of:=MEDIAN([.$C149];[.$P149])" office:value-type="float"/>
          <table:table-cell table:formula="of:=MEDIAN([.$D149];[.$Q149])" office:value-type="float"/>
          <table:table-cell table:formula="of:=MEDIAN([.$E149];[.$R149])" office:value-type="float"/>
          <table:table-cell table:formula="of:=MEDIAN([.$F149];[.$S149])" office:value-type="float"/>
          <table:table-cell table:formula="of:=MEDIAN([.$G149];[.$T149])" office:value-type="float"/>
          <table:table-cell table:formula="of:=MEDIAN([.$H149];[.$U149])" office:value-type="float"/>
          <table:table-cell table:formula="of:=MEDIAN([.$I149];[.$V149])" office:value-type="float"/>
          <table:table-cell table:formula="of:=MEDIAN([.$J149])" office:value-type="float"/>
          <table:table-cell table:formula="of:=MEDIAN([.$K149];[.$W149])" office:value-type="float"/>
          <table:table-cell table:formula="of:=MEDIAN([.$L149];[.$X149])" office:value-type="float"/>
          <table:table-cell table:formula="of:=MEDIAN([.$M149];[.$Y149])" office:value-type="float"/>
          <table:table-cell table:formula="of:=MEDIAN([.$N149];[.$Z149])" office:value-type="float"/>
          <table:table-cell table:formula="of:=MAX([.$B149];[.$O149])" office:value-type="float"/>
          <table:table-cell table:formula="of:=MAX([.$C149];[.$P149])" office:value-type="float"/>
          <table:table-cell table:formula="of:=MAX([.$D149];[.$Q149])" office:value-type="float"/>
          <table:table-cell table:formula="of:=MAX([.$E149];[.$R149])" office:value-type="float"/>
          <table:table-cell table:formula="of:=MAX([.$F149];[.$S149])" office:value-type="float"/>
          <table:table-cell table:formula="of:=MAX([.$G149];[.$T149])" office:value-type="float"/>
          <table:table-cell table:formula="of:=MAX([.$H149];[.$U149])" office:value-type="float"/>
          <table:table-cell table:formula="of:=MAX([.$I149];[.$V149])" office:value-type="float"/>
          <table:table-cell table:formula="of:=MAX([.$J149])" office:value-type="float"/>
          <table:table-cell table:formula="of:=MAX([.$K149];[.$W149])" office:value-type="float"/>
          <table:table-cell table:formula="of:=MAX([.$L149];[.$X149])" office:value-type="float"/>
          <table:table-cell table:formula="of:=MAX([.$M149];[.$Y149])" office:value-type="float"/>
          <table:table-cell table:formula="of:=MAX([.$N149];[.$Z149])" office:value-type="float"/>
        </table:table-row>
        <table:table-row table:style-name="ro1">
          <table:table-cell office:value-type="string">
            <text:p>p04.pddl/34</text:p>
          </table:table-cell>
          <table:table-cell office:value-type="float" office:value="3.4807"/>
          <table:table-cell office:value-type="float" office:value="3.393"/>
          <table:table-cell office:value-type="float" office:value="0.43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493.0"/>
          <table:table-cell office:value-type="float" office:value="100178.0"/>
          <table:table-cell office:value-type="float" office:value="94040.0"/>
          <table:table-cell office:value-type="float" office:value="227300.0"/>
          <table:table-cell office:value-type="float" office:value="166355.0"/>
          <table:table-cell office:value-type="float" office:value="0.0"/>
          <table:table-cell office:value-type="float" office:value="0.0"/>
          <table:table-cell office:value-type="float" office:value="108.2"/>
          <table:table-cell office:value-type="float" office:value="108.016"/>
          <table:table-cell office:value-type="float" office:value="105.39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32437.0"/>
          <table:table-cell office:value-type="float" office:value="170510.0"/>
          <table:table-cell office:value-type="float" office:value="227300.0"/>
          <table:table-cell office:value-type="float" office:value="166355.0"/>
          <table:table-cell office:value-type="float" office:value="0.0"/>
          <table:table-cell office:value-type="float" office:value="0.0"/>
          <table:table-cell table:formula="of:=MIN([.$B150];[.$O150])" office:value-type="float"/>
          <table:table-cell table:formula="of:=MIN([.$C150];[.$P150])" office:value-type="float"/>
          <table:table-cell table:formula="of:=MIN([.$D150];[.$Q150])" office:value-type="float"/>
          <table:table-cell table:formula="of:=MIN([.$E150];[.$R150])" office:value-type="float"/>
          <table:table-cell table:formula="of:=MIN([.$F150];[.$S150])" office:value-type="float"/>
          <table:table-cell table:formula="of:=MIN([.$G150];[.$T150])" office:value-type="float"/>
          <table:table-cell table:formula="of:=MIN([.$H150];[.$U150])" office:value-type="float"/>
          <table:table-cell table:formula="of:=MIN([.$I150];[.$V150])" office:value-type="float"/>
          <table:table-cell table:formula="of:=MIN([.$J150])" office:value-type="float"/>
          <table:table-cell table:formula="of:=MIN([.$K150];[.$W150])" office:value-type="float"/>
          <table:table-cell table:formula="of:=MIN([.$L150];[.$X150])" office:value-type="float"/>
          <table:table-cell table:formula="of:=MIN([.$M150];[.$Y150])" office:value-type="float"/>
          <table:table-cell table:formula="of:=MIN([.$N150];[.$Z150])" office:value-type="float"/>
          <table:table-cell table:formula="of:=MEDIAN([.$B150];[.$O150])" office:value-type="float"/>
          <table:table-cell table:formula="of:=MEDIAN([.$C150];[.$P150])" office:value-type="float"/>
          <table:table-cell table:formula="of:=MEDIAN([.$D150];[.$Q150])" office:value-type="float"/>
          <table:table-cell table:formula="of:=MEDIAN([.$E150];[.$R150])" office:value-type="float"/>
          <table:table-cell table:formula="of:=MEDIAN([.$F150];[.$S150])" office:value-type="float"/>
          <table:table-cell table:formula="of:=MEDIAN([.$G150];[.$T150])" office:value-type="float"/>
          <table:table-cell table:formula="of:=MEDIAN([.$H150];[.$U150])" office:value-type="float"/>
          <table:table-cell table:formula="of:=MEDIAN([.$I150];[.$V150])" office:value-type="float"/>
          <table:table-cell table:formula="of:=MEDIAN([.$J150])" office:value-type="float"/>
          <table:table-cell table:formula="of:=MEDIAN([.$K150];[.$W150])" office:value-type="float"/>
          <table:table-cell table:formula="of:=MEDIAN([.$L150];[.$X150])" office:value-type="float"/>
          <table:table-cell table:formula="of:=MEDIAN([.$M150];[.$Y150])" office:value-type="float"/>
          <table:table-cell table:formula="of:=MEDIAN([.$N150];[.$Z150])" office:value-type="float"/>
          <table:table-cell table:formula="of:=MAX([.$B150];[.$O150])" office:value-type="float"/>
          <table:table-cell table:formula="of:=MAX([.$C150];[.$P150])" office:value-type="float"/>
          <table:table-cell table:formula="of:=MAX([.$D150];[.$Q150])" office:value-type="float"/>
          <table:table-cell table:formula="of:=MAX([.$E150];[.$R150])" office:value-type="float"/>
          <table:table-cell table:formula="of:=MAX([.$F150];[.$S150])" office:value-type="float"/>
          <table:table-cell table:formula="of:=MAX([.$G150];[.$T150])" office:value-type="float"/>
          <table:table-cell table:formula="of:=MAX([.$H150];[.$U150])" office:value-type="float"/>
          <table:table-cell table:formula="of:=MAX([.$I150];[.$V150])" office:value-type="float"/>
          <table:table-cell table:formula="of:=MAX([.$J150])" office:value-type="float"/>
          <table:table-cell table:formula="of:=MAX([.$K150];[.$W150])" office:value-type="float"/>
          <table:table-cell table:formula="of:=MAX([.$L150];[.$X150])" office:value-type="float"/>
          <table:table-cell table:formula="of:=MAX([.$M150];[.$Y150])" office:value-type="float"/>
          <table:table-cell table:formula="of:=MAX([.$N150];[.$Z150])" office:value-type="float"/>
        </table:table-row>
        <table:table-row table:style-name="ro1">
          <table:table-cell office:value-type="string">
            <text:p>p04.pddl/35</text:p>
          </table:table-cell>
          <table:table-cell office:value-type="float" office:value="3.78353"/>
          <table:table-cell office:value-type="float" office:value="3.694"/>
          <table:table-cell office:value-type="float" office:value="0.58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179.0"/>
          <table:table-cell office:value-type="float" office:value="101826.0"/>
          <table:table-cell office:value-type="float" office:value="93671.0"/>
          <table:table-cell office:value-type="float" office:value="233889.0"/>
          <table:table-cell office:value-type="float" office:value="171780.0"/>
          <table:table-cell office:value-type="float" office:value="0.0"/>
          <table:table-cell office:value-type="float" office:value="0.0"/>
          <table:table-cell office:value-type="float" office:value="182.55"/>
          <table:table-cell office:value-type="float" office:value="182.359"/>
          <table:table-cell office:value-type="float" office:value="179.61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61465.0"/>
          <table:table-cell office:value-type="float" office:value="347691.0"/>
          <table:table-cell office:value-type="float" office:value="233889.0"/>
          <table:table-cell office:value-type="float" office:value="171780.0"/>
          <table:table-cell office:value-type="float" office:value="0.0"/>
          <table:table-cell office:value-type="float" office:value="0.0"/>
          <table:table-cell table:formula="of:=MIN([.$B151];[.$O151])" office:value-type="float"/>
          <table:table-cell table:formula="of:=MIN([.$C151];[.$P151])" office:value-type="float"/>
          <table:table-cell table:formula="of:=MIN([.$D151];[.$Q151])" office:value-type="float"/>
          <table:table-cell table:formula="of:=MIN([.$E151];[.$R151])" office:value-type="float"/>
          <table:table-cell table:formula="of:=MIN([.$F151];[.$S151])" office:value-type="float"/>
          <table:table-cell table:formula="of:=MIN([.$G151];[.$T151])" office:value-type="float"/>
          <table:table-cell table:formula="of:=MIN([.$H151];[.$U151])" office:value-type="float"/>
          <table:table-cell table:formula="of:=MIN([.$I151];[.$V151])" office:value-type="float"/>
          <table:table-cell table:formula="of:=MIN([.$J151])" office:value-type="float"/>
          <table:table-cell table:formula="of:=MIN([.$K151];[.$W151])" office:value-type="float"/>
          <table:table-cell table:formula="of:=MIN([.$L151];[.$X151])" office:value-type="float"/>
          <table:table-cell table:formula="of:=MIN([.$M151];[.$Y151])" office:value-type="float"/>
          <table:table-cell table:formula="of:=MIN([.$N151];[.$Z151])" office:value-type="float"/>
          <table:table-cell table:formula="of:=MEDIAN([.$B151];[.$O151])" office:value-type="float"/>
          <table:table-cell table:formula="of:=MEDIAN([.$C151];[.$P151])" office:value-type="float"/>
          <table:table-cell table:formula="of:=MEDIAN([.$D151];[.$Q151])" office:value-type="float"/>
          <table:table-cell table:formula="of:=MEDIAN([.$E151];[.$R151])" office:value-type="float"/>
          <table:table-cell table:formula="of:=MEDIAN([.$F151];[.$S151])" office:value-type="float"/>
          <table:table-cell table:formula="of:=MEDIAN([.$G151];[.$T151])" office:value-type="float"/>
          <table:table-cell table:formula="of:=MEDIAN([.$H151];[.$U151])" office:value-type="float"/>
          <table:table-cell table:formula="of:=MEDIAN([.$I151];[.$V151])" office:value-type="float"/>
          <table:table-cell table:formula="of:=MEDIAN([.$J151])" office:value-type="float"/>
          <table:table-cell table:formula="of:=MEDIAN([.$K151];[.$W151])" office:value-type="float"/>
          <table:table-cell table:formula="of:=MEDIAN([.$L151];[.$X151])" office:value-type="float"/>
          <table:table-cell table:formula="of:=MEDIAN([.$M151];[.$Y151])" office:value-type="float"/>
          <table:table-cell table:formula="of:=MEDIAN([.$N151];[.$Z151])" office:value-type="float"/>
          <table:table-cell table:formula="of:=MAX([.$B151];[.$O151])" office:value-type="float"/>
          <table:table-cell table:formula="of:=MAX([.$C151];[.$P151])" office:value-type="float"/>
          <table:table-cell table:formula="of:=MAX([.$D151];[.$Q151])" office:value-type="float"/>
          <table:table-cell table:formula="of:=MAX([.$E151];[.$R151])" office:value-type="float"/>
          <table:table-cell table:formula="of:=MAX([.$F151];[.$S151])" office:value-type="float"/>
          <table:table-cell table:formula="of:=MAX([.$G151];[.$T151])" office:value-type="float"/>
          <table:table-cell table:formula="of:=MAX([.$H151];[.$U151])" office:value-type="float"/>
          <table:table-cell table:formula="of:=MAX([.$I151];[.$V151])" office:value-type="float"/>
          <table:table-cell table:formula="of:=MAX([.$J151])" office:value-type="float"/>
          <table:table-cell table:formula="of:=MAX([.$K151];[.$W151])" office:value-type="float"/>
          <table:table-cell table:formula="of:=MAX([.$L151];[.$X151])" office:value-type="float"/>
          <table:table-cell table:formula="of:=MAX([.$M151];[.$Y151])" office:value-type="float"/>
          <table:table-cell table:formula="of:=MAX([.$N151];[.$Z151])" office:value-type="float"/>
        </table:table-row>
        <table:table-row table:style-name="ro1">
          <table:table-cell office:value-type="string">
            <text:p>p04.pddl/36</text:p>
          </table:table-cell>
          <table:table-cell office:value-type="float" office:value="4.13962"/>
          <table:table-cell office:value-type="float" office:value="4.048"/>
          <table:table-cell office:value-type="float" office:value="0.84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092.0"/>
          <table:table-cell office:value-type="float" office:value="124225.0"/>
          <table:table-cell office:value-type="float" office:value="116929.0"/>
          <table:table-cell office:value-type="float" office:value="240478.0"/>
          <table:table-cell office:value-type="float" office:value="17720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7.1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65086.0"/>
          <table:table-cell office:value-type="float" office:value="618022.0"/>
          <table:table-cell office:value-type="float" office:value="240478.0"/>
          <table:table-cell office:value-type="float" office:value="177205.0"/>
          <table:table-cell office:value-type="float" office:value="0.0"/>
          <table:table-cell office:value-type="float" office:value="0.0"/>
          <table:table-cell table:formula="of:=MIN([.$B152];[.$O152])" office:value-type="float"/>
          <table:table-cell table:formula="of:=MIN([.$C152];[.$P152])" office:value-type="float"/>
          <table:table-cell table:formula="of:=MIN([.$D152];[.$Q152])" office:value-type="float"/>
          <table:table-cell table:formula="of:=MIN([.$E152];[.$R152])" office:value-type="float"/>
          <table:table-cell table:formula="of:=MIN([.$F152];[.$S152])" office:value-type="float"/>
          <table:table-cell table:formula="of:=MIN([.$G152];[.$T152])" office:value-type="float"/>
          <table:table-cell table:formula="of:=MIN([.$H152];[.$U152])" office:value-type="float"/>
          <table:table-cell table:formula="of:=MIN([.$I152];[.$V152])" office:value-type="float"/>
          <table:table-cell table:formula="of:=MIN([.$J152])" office:value-type="float"/>
          <table:table-cell table:formula="of:=MIN([.$K152];[.$W152])" office:value-type="float"/>
          <table:table-cell table:formula="of:=MIN([.$L152];[.$X152])" office:value-type="float"/>
          <table:table-cell table:formula="of:=MIN([.$M152];[.$Y152])" office:value-type="float"/>
          <table:table-cell table:formula="of:=MIN([.$N152];[.$Z152])" office:value-type="float"/>
          <table:table-cell table:formula="of:=MEDIAN([.$B152];[.$O152])" office:value-type="float"/>
          <table:table-cell table:formula="of:=MEDIAN([.$C152];[.$P152])" office:value-type="float"/>
          <table:table-cell table:formula="of:=MEDIAN([.$D152];[.$Q152])" office:value-type="float"/>
          <table:table-cell table:formula="of:=MEDIAN([.$E152];[.$R152])" office:value-type="float"/>
          <table:table-cell table:formula="of:=MEDIAN([.$F152];[.$S152])" office:value-type="float"/>
          <table:table-cell table:formula="of:=MEDIAN([.$G152];[.$T152])" office:value-type="float"/>
          <table:table-cell table:formula="of:=MEDIAN([.$H152];[.$U152])" office:value-type="float"/>
          <table:table-cell table:formula="of:=MEDIAN([.$I152];[.$V152])" office:value-type="float"/>
          <table:table-cell table:formula="of:=MEDIAN([.$J152])" office:value-type="float"/>
          <table:table-cell table:formula="of:=MEDIAN([.$K152];[.$W152])" office:value-type="float"/>
          <table:table-cell table:formula="of:=MEDIAN([.$L152];[.$X152])" office:value-type="float"/>
          <table:table-cell table:formula="of:=MEDIAN([.$M152];[.$Y152])" office:value-type="float"/>
          <table:table-cell table:formula="of:=MEDIAN([.$N152];[.$Z152])" office:value-type="float"/>
          <table:table-cell table:formula="of:=MAX([.$B152];[.$O152])" office:value-type="float"/>
          <table:table-cell table:formula="of:=MAX([.$C152];[.$P152])" office:value-type="float"/>
          <table:table-cell table:formula="of:=MAX([.$D152];[.$Q152])" office:value-type="float"/>
          <table:table-cell table:formula="of:=MAX([.$E152];[.$R152])" office:value-type="float"/>
          <table:table-cell table:formula="of:=MAX([.$F152];[.$S152])" office:value-type="float"/>
          <table:table-cell table:formula="of:=MAX([.$G152];[.$T152])" office:value-type="float"/>
          <table:table-cell table:formula="of:=MAX([.$H152];[.$U152])" office:value-type="float"/>
          <table:table-cell table:formula="of:=MAX([.$I152];[.$V152])" office:value-type="float"/>
          <table:table-cell table:formula="of:=MAX([.$J152])" office:value-type="float"/>
          <table:table-cell table:formula="of:=MAX([.$K152];[.$W152])" office:value-type="float"/>
          <table:table-cell table:formula="of:=MAX([.$L152];[.$X152])" office:value-type="float"/>
          <table:table-cell table:formula="of:=MAX([.$M152];[.$Y152])" office:value-type="float"/>
          <table:table-cell table:formula="of:=MAX([.$N152];[.$Z152])" office:value-type="float"/>
        </table:table-row>
        <table:table-row table:style-name="ro1">
          <table:table-cell office:value-type="string">
            <text:p>p04.pddl/37</text:p>
          </table:table-cell>
          <table:table-cell office:value-type="float" office:value="3.99065"/>
          <table:table-cell office:value-type="float" office:value="3.898"/>
          <table:table-cell office:value-type="float" office:value="0.59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640.0"/>
          <table:table-cell office:value-type="float" office:value="87669.0"/>
          <table:table-cell office:value-type="float" office:value="83274.0"/>
          <table:table-cell office:value-type="float" office:value="247067.0"/>
          <table:table-cell office:value-type="float" office:value="182630.0"/>
          <table:table-cell office:value-type="float" office:value="0.0"/>
          <table:table-cell office:value-type="float" office:value="0.0"/>
          <table:table-cell office:value-type="float" office:value="86.2916"/>
          <table:table-cell office:value-type="float" office:value="86.13"/>
          <table:table-cell office:value-type="float" office:value="83.18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43675.0"/>
          <table:table-cell office:value-type="float" office:value="190552.0"/>
          <table:table-cell office:value-type="float" office:value="247067.0"/>
          <table:table-cell office:value-type="float" office:value="182630.0"/>
          <table:table-cell office:value-type="float" office:value="0.0"/>
          <table:table-cell office:value-type="float" office:value="0.0"/>
          <table:table-cell table:formula="of:=MIN([.$B153];[.$O153])" office:value-type="float"/>
          <table:table-cell table:formula="of:=MIN([.$C153];[.$P153])" office:value-type="float"/>
          <table:table-cell table:formula="of:=MIN([.$D153];[.$Q153])" office:value-type="float"/>
          <table:table-cell table:formula="of:=MIN([.$E153];[.$R153])" office:value-type="float"/>
          <table:table-cell table:formula="of:=MIN([.$F153];[.$S153])" office:value-type="float"/>
          <table:table-cell table:formula="of:=MIN([.$G153];[.$T153])" office:value-type="float"/>
          <table:table-cell table:formula="of:=MIN([.$H153];[.$U153])" office:value-type="float"/>
          <table:table-cell table:formula="of:=MIN([.$I153];[.$V153])" office:value-type="float"/>
          <table:table-cell table:formula="of:=MIN([.$J153])" office:value-type="float"/>
          <table:table-cell table:formula="of:=MIN([.$K153];[.$W153])" office:value-type="float"/>
          <table:table-cell table:formula="of:=MIN([.$L153];[.$X153])" office:value-type="float"/>
          <table:table-cell table:formula="of:=MIN([.$M153];[.$Y153])" office:value-type="float"/>
          <table:table-cell table:formula="of:=MIN([.$N153];[.$Z153])" office:value-type="float"/>
          <table:table-cell table:formula="of:=MEDIAN([.$B153];[.$O153])" office:value-type="float"/>
          <table:table-cell table:formula="of:=MEDIAN([.$C153];[.$P153])" office:value-type="float"/>
          <table:table-cell table:formula="of:=MEDIAN([.$D153];[.$Q153])" office:value-type="float"/>
          <table:table-cell table:formula="of:=MEDIAN([.$E153];[.$R153])" office:value-type="float"/>
          <table:table-cell table:formula="of:=MEDIAN([.$F153];[.$S153])" office:value-type="float"/>
          <table:table-cell table:formula="of:=MEDIAN([.$G153];[.$T153])" office:value-type="float"/>
          <table:table-cell table:formula="of:=MEDIAN([.$H153];[.$U153])" office:value-type="float"/>
          <table:table-cell table:formula="of:=MEDIAN([.$I153];[.$V153])" office:value-type="float"/>
          <table:table-cell table:formula="of:=MEDIAN([.$J153])" office:value-type="float"/>
          <table:table-cell table:formula="of:=MEDIAN([.$K153];[.$W153])" office:value-type="float"/>
          <table:table-cell table:formula="of:=MEDIAN([.$L153];[.$X153])" office:value-type="float"/>
          <table:table-cell table:formula="of:=MEDIAN([.$M153];[.$Y153])" office:value-type="float"/>
          <table:table-cell table:formula="of:=MEDIAN([.$N153];[.$Z153])" office:value-type="float"/>
          <table:table-cell table:formula="of:=MAX([.$B153];[.$O153])" office:value-type="float"/>
          <table:table-cell table:formula="of:=MAX([.$C153];[.$P153])" office:value-type="float"/>
          <table:table-cell table:formula="of:=MAX([.$D153];[.$Q153])" office:value-type="float"/>
          <table:table-cell table:formula="of:=MAX([.$E153];[.$R153])" office:value-type="float"/>
          <table:table-cell table:formula="of:=MAX([.$F153];[.$S153])" office:value-type="float"/>
          <table:table-cell table:formula="of:=MAX([.$G153];[.$T153])" office:value-type="float"/>
          <table:table-cell table:formula="of:=MAX([.$H153];[.$U153])" office:value-type="float"/>
          <table:table-cell table:formula="of:=MAX([.$I153];[.$V153])" office:value-type="float"/>
          <table:table-cell table:formula="of:=MAX([.$J153])" office:value-type="float"/>
          <table:table-cell table:formula="of:=MAX([.$K153];[.$W153])" office:value-type="float"/>
          <table:table-cell table:formula="of:=MAX([.$L153];[.$X153])" office:value-type="float"/>
          <table:table-cell table:formula="of:=MAX([.$M153];[.$Y153])" office:value-type="float"/>
          <table:table-cell table:formula="of:=MAX([.$N153];[.$Z153])" office:value-type="float"/>
        </table:table-row>
        <table:table-row table:style-name="ro1">
          <table:table-cell office:value-type="string">
            <text:p>p04.pddl/38</text:p>
          </table:table-cell>
          <table:table-cell office:value-type="float" office:value="3.93692"/>
          <table:table-cell office:value-type="float" office:value="3.846"/>
          <table:table-cell office:value-type="float" office:value="0.45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941.0"/>
          <table:table-cell office:value-type="float" office:value="72133.0"/>
          <table:table-cell office:value-type="float" office:value="67289.0"/>
          <table:table-cell office:value-type="float" office:value="253656.0"/>
          <table:table-cell office:value-type="float" office:value="188055.0"/>
          <table:table-cell office:value-type="float" office:value="0.0"/>
          <table:table-cell office:value-type="float" office:value="0.0"/>
          <table:table-cell office:value-type="float" office:value="159.092"/>
          <table:table-cell office:value-type="float" office:value="158.888"/>
          <table:table-cell office:value-type="float" office:value="155.6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63836.0"/>
          <table:table-cell office:value-type="float" office:value="351382.0"/>
          <table:table-cell office:value-type="float" office:value="253656.0"/>
          <table:table-cell office:value-type="float" office:value="188055.0"/>
          <table:table-cell office:value-type="float" office:value="0.0"/>
          <table:table-cell office:value-type="float" office:value="0.0"/>
          <table:table-cell table:formula="of:=MIN([.$B154];[.$O154])" office:value-type="float"/>
          <table:table-cell table:formula="of:=MIN([.$C154];[.$P154])" office:value-type="float"/>
          <table:table-cell table:formula="of:=MIN([.$D154];[.$Q154])" office:value-type="float"/>
          <table:table-cell table:formula="of:=MIN([.$E154];[.$R154])" office:value-type="float"/>
          <table:table-cell table:formula="of:=MIN([.$F154];[.$S154])" office:value-type="float"/>
          <table:table-cell table:formula="of:=MIN([.$G154];[.$T154])" office:value-type="float"/>
          <table:table-cell table:formula="of:=MIN([.$H154];[.$U154])" office:value-type="float"/>
          <table:table-cell table:formula="of:=MIN([.$I154];[.$V154])" office:value-type="float"/>
          <table:table-cell table:formula="of:=MIN([.$J154])" office:value-type="float"/>
          <table:table-cell table:formula="of:=MIN([.$K154];[.$W154])" office:value-type="float"/>
          <table:table-cell table:formula="of:=MIN([.$L154];[.$X154])" office:value-type="float"/>
          <table:table-cell table:formula="of:=MIN([.$M154];[.$Y154])" office:value-type="float"/>
          <table:table-cell table:formula="of:=MIN([.$N154];[.$Z154])" office:value-type="float"/>
          <table:table-cell table:formula="of:=MEDIAN([.$B154];[.$O154])" office:value-type="float"/>
          <table:table-cell table:formula="of:=MEDIAN([.$C154];[.$P154])" office:value-type="float"/>
          <table:table-cell table:formula="of:=MEDIAN([.$D154];[.$Q154])" office:value-type="float"/>
          <table:table-cell table:formula="of:=MEDIAN([.$E154];[.$R154])" office:value-type="float"/>
          <table:table-cell table:formula="of:=MEDIAN([.$F154];[.$S154])" office:value-type="float"/>
          <table:table-cell table:formula="of:=MEDIAN([.$G154];[.$T154])" office:value-type="float"/>
          <table:table-cell table:formula="of:=MEDIAN([.$H154];[.$U154])" office:value-type="float"/>
          <table:table-cell table:formula="of:=MEDIAN([.$I154];[.$V154])" office:value-type="float"/>
          <table:table-cell table:formula="of:=MEDIAN([.$J154])" office:value-type="float"/>
          <table:table-cell table:formula="of:=MEDIAN([.$K154];[.$W154])" office:value-type="float"/>
          <table:table-cell table:formula="of:=MEDIAN([.$L154];[.$X154])" office:value-type="float"/>
          <table:table-cell table:formula="of:=MEDIAN([.$M154];[.$Y154])" office:value-type="float"/>
          <table:table-cell table:formula="of:=MEDIAN([.$N154];[.$Z154])" office:value-type="float"/>
          <table:table-cell table:formula="of:=MAX([.$B154];[.$O154])" office:value-type="float"/>
          <table:table-cell table:formula="of:=MAX([.$C154];[.$P154])" office:value-type="float"/>
          <table:table-cell table:formula="of:=MAX([.$D154];[.$Q154])" office:value-type="float"/>
          <table:table-cell table:formula="of:=MAX([.$E154];[.$R154])" office:value-type="float"/>
          <table:table-cell table:formula="of:=MAX([.$F154];[.$S154])" office:value-type="float"/>
          <table:table-cell table:formula="of:=MAX([.$G154];[.$T154])" office:value-type="float"/>
          <table:table-cell table:formula="of:=MAX([.$H154];[.$U154])" office:value-type="float"/>
          <table:table-cell table:formula="of:=MAX([.$I154];[.$V154])" office:value-type="float"/>
          <table:table-cell table:formula="of:=MAX([.$J154])" office:value-type="float"/>
          <table:table-cell table:formula="of:=MAX([.$K154];[.$W154])" office:value-type="float"/>
          <table:table-cell table:formula="of:=MAX([.$L154];[.$X154])" office:value-type="float"/>
          <table:table-cell table:formula="of:=MAX([.$M154];[.$Y154])" office:value-type="float"/>
          <table:table-cell table:formula="of:=MAX([.$N154];[.$Z154])" office:value-type="float"/>
        </table:table-row>
        <table:table-row table:style-name="ro1">
          <table:table-cell office:value-type="string">
            <text:p>p04.pddl/39</text:p>
          </table:table-cell>
          <table:table-cell office:value-type="float" office:value="22.7373"/>
          <table:table-cell office:value-type="float" office:value="22.633"/>
          <table:table-cell office:value-type="float" office:value="19.17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39396.0"/>
          <table:table-cell office:value-type="float" office:value="178972.0"/>
          <table:table-cell office:value-type="float" office:value="170704.0"/>
          <table:table-cell office:value-type="float" office:value="260245.0"/>
          <table:table-cell office:value-type="float" office:value="193480.0"/>
          <table:table-cell office:value-type="float" office:value="0.0"/>
          <table:table-cell office:value-type="float" office:value="0.0"/>
          <table:table-cell office:value-type="float" office:value="35.5777"/>
          <table:table-cell office:value-type="float" office:value="35.439"/>
          <table:table-cell office:value-type="float" office:value="32.15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65892.0"/>
          <table:table-cell office:value-type="float" office:value="91790.0"/>
          <table:table-cell office:value-type="float" office:value="260245.0"/>
          <table:table-cell office:value-type="float" office:value="193480.0"/>
          <table:table-cell office:value-type="float" office:value="0.0"/>
          <table:table-cell office:value-type="float" office:value="0.0"/>
          <table:table-cell table:formula="of:=MIN([.$B155];[.$O155])" office:value-type="float"/>
          <table:table-cell table:formula="of:=MIN([.$C155];[.$P155])" office:value-type="float"/>
          <table:table-cell table:formula="of:=MIN([.$D155];[.$Q155])" office:value-type="float"/>
          <table:table-cell table:formula="of:=MIN([.$E155];[.$R155])" office:value-type="float"/>
          <table:table-cell table:formula="of:=MIN([.$F155];[.$S155])" office:value-type="float"/>
          <table:table-cell table:formula="of:=MIN([.$G155];[.$T155])" office:value-type="float"/>
          <table:table-cell table:formula="of:=MIN([.$H155];[.$U155])" office:value-type="float"/>
          <table:table-cell table:formula="of:=MIN([.$I155];[.$V155])" office:value-type="float"/>
          <table:table-cell table:formula="of:=MIN([.$J155])" office:value-type="float"/>
          <table:table-cell table:formula="of:=MIN([.$K155];[.$W155])" office:value-type="float"/>
          <table:table-cell table:formula="of:=MIN([.$L155];[.$X155])" office:value-type="float"/>
          <table:table-cell table:formula="of:=MIN([.$M155];[.$Y155])" office:value-type="float"/>
          <table:table-cell table:formula="of:=MIN([.$N155];[.$Z155])" office:value-type="float"/>
          <table:table-cell table:formula="of:=MEDIAN([.$B155];[.$O155])" office:value-type="float"/>
          <table:table-cell table:formula="of:=MEDIAN([.$C155];[.$P155])" office:value-type="float"/>
          <table:table-cell table:formula="of:=MEDIAN([.$D155];[.$Q155])" office:value-type="float"/>
          <table:table-cell table:formula="of:=MEDIAN([.$E155];[.$R155])" office:value-type="float"/>
          <table:table-cell table:formula="of:=MEDIAN([.$F155];[.$S155])" office:value-type="float"/>
          <table:table-cell table:formula="of:=MEDIAN([.$G155];[.$T155])" office:value-type="float"/>
          <table:table-cell table:formula="of:=MEDIAN([.$H155];[.$U155])" office:value-type="float"/>
          <table:table-cell table:formula="of:=MEDIAN([.$I155];[.$V155])" office:value-type="float"/>
          <table:table-cell table:formula="of:=MEDIAN([.$J155])" office:value-type="float"/>
          <table:table-cell table:formula="of:=MEDIAN([.$K155];[.$W155])" office:value-type="float"/>
          <table:table-cell table:formula="of:=MEDIAN([.$L155];[.$X155])" office:value-type="float"/>
          <table:table-cell table:formula="of:=MEDIAN([.$M155];[.$Y155])" office:value-type="float"/>
          <table:table-cell table:formula="of:=MEDIAN([.$N155];[.$Z155])" office:value-type="float"/>
          <table:table-cell table:formula="of:=MAX([.$B155];[.$O155])" office:value-type="float"/>
          <table:table-cell table:formula="of:=MAX([.$C155];[.$P155])" office:value-type="float"/>
          <table:table-cell table:formula="of:=MAX([.$D155];[.$Q155])" office:value-type="float"/>
          <table:table-cell table:formula="of:=MAX([.$E155];[.$R155])" office:value-type="float"/>
          <table:table-cell table:formula="of:=MAX([.$F155];[.$S155])" office:value-type="float"/>
          <table:table-cell table:formula="of:=MAX([.$G155];[.$T155])" office:value-type="float"/>
          <table:table-cell table:formula="of:=MAX([.$H155];[.$U155])" office:value-type="float"/>
          <table:table-cell table:formula="of:=MAX([.$I155];[.$V155])" office:value-type="float"/>
          <table:table-cell table:formula="of:=MAX([.$J155])" office:value-type="float"/>
          <table:table-cell table:formula="of:=MAX([.$K155];[.$W155])" office:value-type="float"/>
          <table:table-cell table:formula="of:=MAX([.$L155];[.$X155])" office:value-type="float"/>
          <table:table-cell table:formula="of:=MAX([.$M155];[.$Y155])" office:value-type="float"/>
          <table:table-cell table:formula="of:=MAX([.$N155];[.$Z155])" office:value-type="float"/>
        </table:table-row>
        <table:table-row table:style-name="ro1">
          <table:table-cell office:value-type="string">
            <text:p>p04.pddl/4</text:p>
          </table:table-cell>
          <table:table-cell office:value-type="float" office:value="0.456262"/>
          <table:table-cell office:value-type="float" office:value="0.4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81.0"/>
          <table:table-cell office:value-type="float" office:value="2.0"/>
          <table:table-cell office:value-type="float" office:value="29630.0"/>
          <table:table-cell office:value-type="float" office:value="6633.0"/>
          <table:table-cell office:value-type="float" office:value="0.0"/>
          <table:table-cell office:value-type="float" office:value="0.0"/>
          <table:table-cell office:value-type="float" office:value="0.375076"/>
          <table:table-cell office:value-type="float" office:value="0.3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0.0"/>
          <table:table-cell office:value-type="float" office:value="29630.0"/>
          <table:table-cell office:value-type="float" office:value="6633.0"/>
          <table:table-cell office:value-type="float" office:value="0.0"/>
          <table:table-cell office:value-type="float" office:value="0.0"/>
          <table:table-cell table:formula="of:=MIN([.$B156];[.$O156])" office:value-type="float"/>
          <table:table-cell table:formula="of:=MIN([.$C156];[.$P156])" office:value-type="float"/>
          <table:table-cell table:formula="of:=MIN([.$D156];[.$Q156])" office:value-type="float"/>
          <table:table-cell table:formula="of:=MIN([.$E156];[.$R156])" office:value-type="float"/>
          <table:table-cell table:formula="of:=MIN([.$F156];[.$S156])" office:value-type="float"/>
          <table:table-cell table:formula="of:=MIN([.$G156];[.$T156])" office:value-type="float"/>
          <table:table-cell table:formula="of:=MIN([.$H156];[.$U156])" office:value-type="float"/>
          <table:table-cell table:formula="of:=MIN([.$I156];[.$V156])" office:value-type="float"/>
          <table:table-cell table:formula="of:=MIN([.$J156])" office:value-type="float"/>
          <table:table-cell table:formula="of:=MIN([.$K156];[.$W156])" office:value-type="float"/>
          <table:table-cell table:formula="of:=MIN([.$L156];[.$X156])" office:value-type="float"/>
          <table:table-cell table:formula="of:=MIN([.$M156];[.$Y156])" office:value-type="float"/>
          <table:table-cell table:formula="of:=MIN([.$N156];[.$Z156])" office:value-type="float"/>
          <table:table-cell table:formula="of:=MEDIAN([.$B156];[.$O156])" office:value-type="float"/>
          <table:table-cell table:formula="of:=MEDIAN([.$C156];[.$P156])" office:value-type="float"/>
          <table:table-cell table:formula="of:=MEDIAN([.$D156];[.$Q156])" office:value-type="float"/>
          <table:table-cell table:formula="of:=MEDIAN([.$E156];[.$R156])" office:value-type="float"/>
          <table:table-cell table:formula="of:=MEDIAN([.$F156];[.$S156])" office:value-type="float"/>
          <table:table-cell table:formula="of:=MEDIAN([.$G156];[.$T156])" office:value-type="float"/>
          <table:table-cell table:formula="of:=MEDIAN([.$H156];[.$U156])" office:value-type="float"/>
          <table:table-cell table:formula="of:=MEDIAN([.$I156];[.$V156])" office:value-type="float"/>
          <table:table-cell table:formula="of:=MEDIAN([.$J156])" office:value-type="float"/>
          <table:table-cell table:formula="of:=MEDIAN([.$K156];[.$W156])" office:value-type="float"/>
          <table:table-cell table:formula="of:=MEDIAN([.$L156];[.$X156])" office:value-type="float"/>
          <table:table-cell table:formula="of:=MEDIAN([.$M156];[.$Y156])" office:value-type="float"/>
          <table:table-cell table:formula="of:=MEDIAN([.$N156];[.$Z156])" office:value-type="float"/>
          <table:table-cell table:formula="of:=MAX([.$B156];[.$O156])" office:value-type="float"/>
          <table:table-cell table:formula="of:=MAX([.$C156];[.$P156])" office:value-type="float"/>
          <table:table-cell table:formula="of:=MAX([.$D156];[.$Q156])" office:value-type="float"/>
          <table:table-cell table:formula="of:=MAX([.$E156];[.$R156])" office:value-type="float"/>
          <table:table-cell table:formula="of:=MAX([.$F156];[.$S156])" office:value-type="float"/>
          <table:table-cell table:formula="of:=MAX([.$G156];[.$T156])" office:value-type="float"/>
          <table:table-cell table:formula="of:=MAX([.$H156];[.$U156])" office:value-type="float"/>
          <table:table-cell table:formula="of:=MAX([.$I156];[.$V156])" office:value-type="float"/>
          <table:table-cell table:formula="of:=MAX([.$J156])" office:value-type="float"/>
          <table:table-cell table:formula="of:=MAX([.$K156];[.$W156])" office:value-type="float"/>
          <table:table-cell table:formula="of:=MAX([.$L156];[.$X156])" office:value-type="float"/>
          <table:table-cell table:formula="of:=MAX([.$M156];[.$Y156])" office:value-type="float"/>
          <table:table-cell table:formula="of:=MAX([.$N156];[.$Z156])" office:value-type="float"/>
        </table:table-row>
        <table:table-row table:style-name="ro1">
          <table:table-cell office:value-type="string">
            <text:p>p04.pddl/40</text:p>
          </table:table-cell>
          <table:table-cell office:value-type="float" office:value="4.6661"/>
          <table:table-cell office:value-type="float" office:value="4.569"/>
          <table:table-cell office:value-type="float" office:value="0.93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572.0"/>
          <table:table-cell office:value-type="float" office:value="141818.0"/>
          <table:table-cell office:value-type="float" office:value="133205.0"/>
          <table:table-cell office:value-type="float" office:value="266834.0"/>
          <table:table-cell office:value-type="float" office:value="198905.0"/>
          <table:table-cell office:value-type="float" office:value="0.0"/>
          <table:table-cell office:value-type="float" office:value="0.0"/>
          <table:table-cell office:value-type="float" office:value="147.449"/>
          <table:table-cell office:value-type="float" office:value="147.019"/>
          <table:table-cell office:value-type="float" office:value="143.84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32793.0"/>
          <table:table-cell office:value-type="float" office:value="300461.0"/>
          <table:table-cell office:value-type="float" office:value="266834.0"/>
          <table:table-cell office:value-type="float" office:value="198905.0"/>
          <table:table-cell office:value-type="float" office:value="0.0"/>
          <table:table-cell office:value-type="float" office:value="0.0"/>
          <table:table-cell table:formula="of:=MIN([.$B157];[.$O157])" office:value-type="float"/>
          <table:table-cell table:formula="of:=MIN([.$C157];[.$P157])" office:value-type="float"/>
          <table:table-cell table:formula="of:=MIN([.$D157];[.$Q157])" office:value-type="float"/>
          <table:table-cell table:formula="of:=MIN([.$E157];[.$R157])" office:value-type="float"/>
          <table:table-cell table:formula="of:=MIN([.$F157];[.$S157])" office:value-type="float"/>
          <table:table-cell table:formula="of:=MIN([.$G157];[.$T157])" office:value-type="float"/>
          <table:table-cell table:formula="of:=MIN([.$H157];[.$U157])" office:value-type="float"/>
          <table:table-cell table:formula="of:=MIN([.$I157];[.$V157])" office:value-type="float"/>
          <table:table-cell table:formula="of:=MIN([.$J157])" office:value-type="float"/>
          <table:table-cell table:formula="of:=MIN([.$K157];[.$W157])" office:value-type="float"/>
          <table:table-cell table:formula="of:=MIN([.$L157];[.$X157])" office:value-type="float"/>
          <table:table-cell table:formula="of:=MIN([.$M157];[.$Y157])" office:value-type="float"/>
          <table:table-cell table:formula="of:=MIN([.$N157];[.$Z157])" office:value-type="float"/>
          <table:table-cell table:formula="of:=MEDIAN([.$B157];[.$O157])" office:value-type="float"/>
          <table:table-cell table:formula="of:=MEDIAN([.$C157];[.$P157])" office:value-type="float"/>
          <table:table-cell table:formula="of:=MEDIAN([.$D157];[.$Q157])" office:value-type="float"/>
          <table:table-cell table:formula="of:=MEDIAN([.$E157];[.$R157])" office:value-type="float"/>
          <table:table-cell table:formula="of:=MEDIAN([.$F157];[.$S157])" office:value-type="float"/>
          <table:table-cell table:formula="of:=MEDIAN([.$G157];[.$T157])" office:value-type="float"/>
          <table:table-cell table:formula="of:=MEDIAN([.$H157];[.$U157])" office:value-type="float"/>
          <table:table-cell table:formula="of:=MEDIAN([.$I157];[.$V157])" office:value-type="float"/>
          <table:table-cell table:formula="of:=MEDIAN([.$J157])" office:value-type="float"/>
          <table:table-cell table:formula="of:=MEDIAN([.$K157];[.$W157])" office:value-type="float"/>
          <table:table-cell table:formula="of:=MEDIAN([.$L157];[.$X157])" office:value-type="float"/>
          <table:table-cell table:formula="of:=MEDIAN([.$M157];[.$Y157])" office:value-type="float"/>
          <table:table-cell table:formula="of:=MEDIAN([.$N157];[.$Z157])" office:value-type="float"/>
          <table:table-cell table:formula="of:=MAX([.$B157];[.$O157])" office:value-type="float"/>
          <table:table-cell table:formula="of:=MAX([.$C157];[.$P157])" office:value-type="float"/>
          <table:table-cell table:formula="of:=MAX([.$D157];[.$Q157])" office:value-type="float"/>
          <table:table-cell table:formula="of:=MAX([.$E157];[.$R157])" office:value-type="float"/>
          <table:table-cell table:formula="of:=MAX([.$F157];[.$S157])" office:value-type="float"/>
          <table:table-cell table:formula="of:=MAX([.$G157];[.$T157])" office:value-type="float"/>
          <table:table-cell table:formula="of:=MAX([.$H157];[.$U157])" office:value-type="float"/>
          <table:table-cell table:formula="of:=MAX([.$I157];[.$V157])" office:value-type="float"/>
          <table:table-cell table:formula="of:=MAX([.$J157])" office:value-type="float"/>
          <table:table-cell table:formula="of:=MAX([.$K157];[.$W157])" office:value-type="float"/>
          <table:table-cell table:formula="of:=MAX([.$L157];[.$X157])" office:value-type="float"/>
          <table:table-cell table:formula="of:=MAX([.$M157];[.$Y157])" office:value-type="float"/>
          <table:table-cell table:formula="of:=MAX([.$N157];[.$Z157])" office:value-type="float"/>
        </table:table-row>
        <table:table-row table:style-name="ro1">
          <table:table-cell office:value-type="string">
            <text:p>p04.pddl/5</text:p>
          </table:table-cell>
          <table:table-cell office:value-type="float" office:value="0.566388"/>
          <table:table-cell office:value-type="float" office:value="0.52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98.0"/>
          <table:table-cell office:value-type="float" office:value="2480.0"/>
          <table:table-cell office:value-type="float" office:value="134.0"/>
          <table:table-cell office:value-type="float" office:value="36219.0"/>
          <table:table-cell office:value-type="float" office:value="10721.0"/>
          <table:table-cell office:value-type="float" office:value="0.0"/>
          <table:table-cell office:value-type="float" office:value="0.0"/>
          <table:table-cell office:value-type="float" office:value="0.480514"/>
          <table:table-cell office:value-type="float" office:value="0.4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7.0"/>
          <table:table-cell office:value-type="float" office:value="245.0"/>
          <table:table-cell office:value-type="float" office:value="36219.0"/>
          <table:table-cell office:value-type="float" office:value="10721.0"/>
          <table:table-cell office:value-type="float" office:value="0.0"/>
          <table:table-cell office:value-type="float" office:value="0.0"/>
          <table:table-cell table:formula="of:=MIN([.$B158];[.$O158])" office:value-type="float"/>
          <table:table-cell table:formula="of:=MIN([.$C158];[.$P158])" office:value-type="float"/>
          <table:table-cell table:formula="of:=MIN([.$D158];[.$Q158])" office:value-type="float"/>
          <table:table-cell table:formula="of:=MIN([.$E158];[.$R158])" office:value-type="float"/>
          <table:table-cell table:formula="of:=MIN([.$F158];[.$S158])" office:value-type="float"/>
          <table:table-cell table:formula="of:=MIN([.$G158];[.$T158])" office:value-type="float"/>
          <table:table-cell table:formula="of:=MIN([.$H158];[.$U158])" office:value-type="float"/>
          <table:table-cell table:formula="of:=MIN([.$I158];[.$V158])" office:value-type="float"/>
          <table:table-cell table:formula="of:=MIN([.$J158])" office:value-type="float"/>
          <table:table-cell table:formula="of:=MIN([.$K158];[.$W158])" office:value-type="float"/>
          <table:table-cell table:formula="of:=MIN([.$L158];[.$X158])" office:value-type="float"/>
          <table:table-cell table:formula="of:=MIN([.$M158];[.$Y158])" office:value-type="float"/>
          <table:table-cell table:formula="of:=MIN([.$N158];[.$Z158])" office:value-type="float"/>
          <table:table-cell table:formula="of:=MEDIAN([.$B158];[.$O158])" office:value-type="float"/>
          <table:table-cell table:formula="of:=MEDIAN([.$C158];[.$P158])" office:value-type="float"/>
          <table:table-cell table:formula="of:=MEDIAN([.$D158];[.$Q158])" office:value-type="float"/>
          <table:table-cell table:formula="of:=MEDIAN([.$E158];[.$R158])" office:value-type="float"/>
          <table:table-cell table:formula="of:=MEDIAN([.$F158];[.$S158])" office:value-type="float"/>
          <table:table-cell table:formula="of:=MEDIAN([.$G158];[.$T158])" office:value-type="float"/>
          <table:table-cell table:formula="of:=MEDIAN([.$H158];[.$U158])" office:value-type="float"/>
          <table:table-cell table:formula="of:=MEDIAN([.$I158];[.$V158])" office:value-type="float"/>
          <table:table-cell table:formula="of:=MEDIAN([.$J158])" office:value-type="float"/>
          <table:table-cell table:formula="of:=MEDIAN([.$K158];[.$W158])" office:value-type="float"/>
          <table:table-cell table:formula="of:=MEDIAN([.$L158];[.$X158])" office:value-type="float"/>
          <table:table-cell table:formula="of:=MEDIAN([.$M158];[.$Y158])" office:value-type="float"/>
          <table:table-cell table:formula="of:=MEDIAN([.$N158];[.$Z158])" office:value-type="float"/>
          <table:table-cell table:formula="of:=MAX([.$B158];[.$O158])" office:value-type="float"/>
          <table:table-cell table:formula="of:=MAX([.$C158];[.$P158])" office:value-type="float"/>
          <table:table-cell table:formula="of:=MAX([.$D158];[.$Q158])" office:value-type="float"/>
          <table:table-cell table:formula="of:=MAX([.$E158];[.$R158])" office:value-type="float"/>
          <table:table-cell table:formula="of:=MAX([.$F158];[.$S158])" office:value-type="float"/>
          <table:table-cell table:formula="of:=MAX([.$G158];[.$T158])" office:value-type="float"/>
          <table:table-cell table:formula="of:=MAX([.$H158];[.$U158])" office:value-type="float"/>
          <table:table-cell table:formula="of:=MAX([.$I158];[.$V158])" office:value-type="float"/>
          <table:table-cell table:formula="of:=MAX([.$J158])" office:value-type="float"/>
          <table:table-cell table:formula="of:=MAX([.$K158];[.$W158])" office:value-type="float"/>
          <table:table-cell table:formula="of:=MAX([.$L158];[.$X158])" office:value-type="float"/>
          <table:table-cell table:formula="of:=MAX([.$M158];[.$Y158])" office:value-type="float"/>
          <table:table-cell table:formula="of:=MAX([.$N158];[.$Z158])" office:value-type="float"/>
        </table:table-row>
        <table:table-row table:style-name="ro1">
          <table:table-cell office:value-type="string">
            <text:p>p04.pddl/6</text:p>
          </table:table-cell>
          <table:table-cell office:value-type="float" office:value="0.60042"/>
          <table:table-cell office:value-type="float" office:value="0.56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61.0"/>
          <table:table-cell office:value-type="float" office:value="4800.0"/>
          <table:table-cell office:value-type="float" office:value="1386.0"/>
          <table:table-cell office:value-type="float" office:value="42808.0"/>
          <table:table-cell office:value-type="float" office:value="15271.0"/>
          <table:table-cell office:value-type="float" office:value="0.0"/>
          <table:table-cell office:value-type="float" office:value="0.0"/>
          <table:table-cell office:value-type="float" office:value="0.572227"/>
          <table:table-cell office:value-type="float" office:value="0.5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4.0"/>
          <table:table-cell office:value-type="float" office:value="297.0"/>
          <table:table-cell office:value-type="float" office:value="42808.0"/>
          <table:table-cell office:value-type="float" office:value="15271.0"/>
          <table:table-cell office:value-type="float" office:value="0.0"/>
          <table:table-cell office:value-type="float" office:value="0.0"/>
          <table:table-cell table:formula="of:=MIN([.$B159];[.$O159])" office:value-type="float"/>
          <table:table-cell table:formula="of:=MIN([.$C159];[.$P159])" office:value-type="float"/>
          <table:table-cell table:formula="of:=MIN([.$D159];[.$Q159])" office:value-type="float"/>
          <table:table-cell table:formula="of:=MIN([.$E159];[.$R159])" office:value-type="float"/>
          <table:table-cell table:formula="of:=MIN([.$F159];[.$S159])" office:value-type="float"/>
          <table:table-cell table:formula="of:=MIN([.$G159];[.$T159])" office:value-type="float"/>
          <table:table-cell table:formula="of:=MIN([.$H159];[.$U159])" office:value-type="float"/>
          <table:table-cell table:formula="of:=MIN([.$I159];[.$V159])" office:value-type="float"/>
          <table:table-cell table:formula="of:=MIN([.$J159])" office:value-type="float"/>
          <table:table-cell table:formula="of:=MIN([.$K159];[.$W159])" office:value-type="float"/>
          <table:table-cell table:formula="of:=MIN([.$L159];[.$X159])" office:value-type="float"/>
          <table:table-cell table:formula="of:=MIN([.$M159];[.$Y159])" office:value-type="float"/>
          <table:table-cell table:formula="of:=MIN([.$N159];[.$Z159])" office:value-type="float"/>
          <table:table-cell table:formula="of:=MEDIAN([.$B159];[.$O159])" office:value-type="float"/>
          <table:table-cell table:formula="of:=MEDIAN([.$C159];[.$P159])" office:value-type="float"/>
          <table:table-cell table:formula="of:=MEDIAN([.$D159];[.$Q159])" office:value-type="float"/>
          <table:table-cell table:formula="of:=MEDIAN([.$E159];[.$R159])" office:value-type="float"/>
          <table:table-cell table:formula="of:=MEDIAN([.$F159];[.$S159])" office:value-type="float"/>
          <table:table-cell table:formula="of:=MEDIAN([.$G159];[.$T159])" office:value-type="float"/>
          <table:table-cell table:formula="of:=MEDIAN([.$H159];[.$U159])" office:value-type="float"/>
          <table:table-cell table:formula="of:=MEDIAN([.$I159];[.$V159])" office:value-type="float"/>
          <table:table-cell table:formula="of:=MEDIAN([.$J159])" office:value-type="float"/>
          <table:table-cell table:formula="of:=MEDIAN([.$K159];[.$W159])" office:value-type="float"/>
          <table:table-cell table:formula="of:=MEDIAN([.$L159];[.$X159])" office:value-type="float"/>
          <table:table-cell table:formula="of:=MEDIAN([.$M159];[.$Y159])" office:value-type="float"/>
          <table:table-cell table:formula="of:=MEDIAN([.$N159];[.$Z159])" office:value-type="float"/>
          <table:table-cell table:formula="of:=MAX([.$B159];[.$O159])" office:value-type="float"/>
          <table:table-cell table:formula="of:=MAX([.$C159];[.$P159])" office:value-type="float"/>
          <table:table-cell table:formula="of:=MAX([.$D159];[.$Q159])" office:value-type="float"/>
          <table:table-cell table:formula="of:=MAX([.$E159];[.$R159])" office:value-type="float"/>
          <table:table-cell table:formula="of:=MAX([.$F159];[.$S159])" office:value-type="float"/>
          <table:table-cell table:formula="of:=MAX([.$G159];[.$T159])" office:value-type="float"/>
          <table:table-cell table:formula="of:=MAX([.$H159];[.$U159])" office:value-type="float"/>
          <table:table-cell table:formula="of:=MAX([.$I159];[.$V159])" office:value-type="float"/>
          <table:table-cell table:formula="of:=MAX([.$J159])" office:value-type="float"/>
          <table:table-cell table:formula="of:=MAX([.$K159];[.$W159])" office:value-type="float"/>
          <table:table-cell table:formula="of:=MAX([.$L159];[.$X159])" office:value-type="float"/>
          <table:table-cell table:formula="of:=MAX([.$M159];[.$Y159])" office:value-type="float"/>
          <table:table-cell table:formula="of:=MAX([.$N159];[.$Z159])" office:value-type="float"/>
        </table:table-row>
        <table:table-row table:style-name="ro1">
          <table:table-cell office:value-type="string">
            <text:p>p04.pddl/7</text:p>
          </table:table-cell>
          <table:table-cell office:value-type="float" office:value="0.772287"/>
          <table:table-cell office:value-type="float" office:value="0.724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849.0"/>
          <table:table-cell office:value-type="float" office:value="7526.0"/>
          <table:table-cell office:value-type="float" office:value="3514.0"/>
          <table:table-cell office:value-type="float" office:value="49397.0"/>
          <table:table-cell office:value-type="float" office:value="20185.0"/>
          <table:table-cell office:value-type="float" office:value="0.0"/>
          <table:table-cell office:value-type="float" office:value="0.0"/>
          <table:table-cell office:value-type="float" office:value="0.648095"/>
          <table:table-cell office:value-type="float" office:value="0.599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65.0"/>
          <table:table-cell office:value-type="float" office:value="914.0"/>
          <table:table-cell office:value-type="float" office:value="49397.0"/>
          <table:table-cell office:value-type="float" office:value="20185.0"/>
          <table:table-cell office:value-type="float" office:value="0.0"/>
          <table:table-cell office:value-type="float" office:value="0.0"/>
          <table:table-cell table:formula="of:=MIN([.$B160];[.$O160])" office:value-type="float"/>
          <table:table-cell table:formula="of:=MIN([.$C160];[.$P160])" office:value-type="float"/>
          <table:table-cell table:formula="of:=MIN([.$D160];[.$Q160])" office:value-type="float"/>
          <table:table-cell table:formula="of:=MIN([.$E160];[.$R160])" office:value-type="float"/>
          <table:table-cell table:formula="of:=MIN([.$F160];[.$S160])" office:value-type="float"/>
          <table:table-cell table:formula="of:=MIN([.$G160];[.$T160])" office:value-type="float"/>
          <table:table-cell table:formula="of:=MIN([.$H160];[.$U160])" office:value-type="float"/>
          <table:table-cell table:formula="of:=MIN([.$I160];[.$V160])" office:value-type="float"/>
          <table:table-cell table:formula="of:=MIN([.$J160])" office:value-type="float"/>
          <table:table-cell table:formula="of:=MIN([.$K160];[.$W160])" office:value-type="float"/>
          <table:table-cell table:formula="of:=MIN([.$L160];[.$X160])" office:value-type="float"/>
          <table:table-cell table:formula="of:=MIN([.$M160];[.$Y160])" office:value-type="float"/>
          <table:table-cell table:formula="of:=MIN([.$N160];[.$Z160])" office:value-type="float"/>
          <table:table-cell table:formula="of:=MEDIAN([.$B160];[.$O160])" office:value-type="float"/>
          <table:table-cell table:formula="of:=MEDIAN([.$C160];[.$P160])" office:value-type="float"/>
          <table:table-cell table:formula="of:=MEDIAN([.$D160];[.$Q160])" office:value-type="float"/>
          <table:table-cell table:formula="of:=MEDIAN([.$E160];[.$R160])" office:value-type="float"/>
          <table:table-cell table:formula="of:=MEDIAN([.$F160];[.$S160])" office:value-type="float"/>
          <table:table-cell table:formula="of:=MEDIAN([.$G160];[.$T160])" office:value-type="float"/>
          <table:table-cell table:formula="of:=MEDIAN([.$H160];[.$U160])" office:value-type="float"/>
          <table:table-cell table:formula="of:=MEDIAN([.$I160];[.$V160])" office:value-type="float"/>
          <table:table-cell table:formula="of:=MEDIAN([.$J160])" office:value-type="float"/>
          <table:table-cell table:formula="of:=MEDIAN([.$K160];[.$W160])" office:value-type="float"/>
          <table:table-cell table:formula="of:=MEDIAN([.$L160];[.$X160])" office:value-type="float"/>
          <table:table-cell table:formula="of:=MEDIAN([.$M160];[.$Y160])" office:value-type="float"/>
          <table:table-cell table:formula="of:=MEDIAN([.$N160];[.$Z160])" office:value-type="float"/>
          <table:table-cell table:formula="of:=MAX([.$B160];[.$O160])" office:value-type="float"/>
          <table:table-cell table:formula="of:=MAX([.$C160];[.$P160])" office:value-type="float"/>
          <table:table-cell table:formula="of:=MAX([.$D160];[.$Q160])" office:value-type="float"/>
          <table:table-cell table:formula="of:=MAX([.$E160];[.$R160])" office:value-type="float"/>
          <table:table-cell table:formula="of:=MAX([.$F160];[.$S160])" office:value-type="float"/>
          <table:table-cell table:formula="of:=MAX([.$G160];[.$T160])" office:value-type="float"/>
          <table:table-cell table:formula="of:=MAX([.$H160];[.$U160])" office:value-type="float"/>
          <table:table-cell table:formula="of:=MAX([.$I160];[.$V160])" office:value-type="float"/>
          <table:table-cell table:formula="of:=MAX([.$J160])" office:value-type="float"/>
          <table:table-cell table:formula="of:=MAX([.$K160];[.$W160])" office:value-type="float"/>
          <table:table-cell table:formula="of:=MAX([.$L160];[.$X160])" office:value-type="float"/>
          <table:table-cell table:formula="of:=MAX([.$M160];[.$Y160])" office:value-type="float"/>
          <table:table-cell table:formula="of:=MAX([.$N160];[.$Z160])" office:value-type="float"/>
        </table:table-row>
        <table:table-row table:style-name="ro1">
          <table:table-cell office:value-type="string">
            <text:p>p04.pddl/8</text:p>
          </table:table-cell>
          <table:table-cell office:value-type="float" office:value="1.13904"/>
          <table:table-cell office:value-type="float" office:value="1.091"/>
          <table:table-cell office:value-type="float" office:value="0.37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264.0"/>
          <table:table-cell office:value-type="float" office:value="10800.0"/>
          <table:table-cell office:value-type="float" office:value="6913.0"/>
          <table:table-cell office:value-type="float" office:value="55986.0"/>
          <table:table-cell office:value-type="float" office:value="25374.0"/>
          <table:table-cell office:value-type="float" office:value="0.0"/>
          <table:table-cell office:value-type="float" office:value="0.0"/>
          <table:table-cell office:value-type="float" office:value="0.717681"/>
          <table:table-cell office:value-type="float" office:value="0.669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87.0"/>
          <table:table-cell office:value-type="float" office:value="1490.0"/>
          <table:table-cell office:value-type="float" office:value="55986.0"/>
          <table:table-cell office:value-type="float" office:value="25374.0"/>
          <table:table-cell office:value-type="float" office:value="0.0"/>
          <table:table-cell office:value-type="float" office:value="0.0"/>
          <table:table-cell table:formula="of:=MIN([.$B161];[.$O161])" office:value-type="float"/>
          <table:table-cell table:formula="of:=MIN([.$C161];[.$P161])" office:value-type="float"/>
          <table:table-cell table:formula="of:=MIN([.$D161];[.$Q161])" office:value-type="float"/>
          <table:table-cell table:formula="of:=MIN([.$E161];[.$R161])" office:value-type="float"/>
          <table:table-cell table:formula="of:=MIN([.$F161];[.$S161])" office:value-type="float"/>
          <table:table-cell table:formula="of:=MIN([.$G161];[.$T161])" office:value-type="float"/>
          <table:table-cell table:formula="of:=MIN([.$H161];[.$U161])" office:value-type="float"/>
          <table:table-cell table:formula="of:=MIN([.$I161];[.$V161])" office:value-type="float"/>
          <table:table-cell table:formula="of:=MIN([.$J161])" office:value-type="float"/>
          <table:table-cell table:formula="of:=MIN([.$K161];[.$W161])" office:value-type="float"/>
          <table:table-cell table:formula="of:=MIN([.$L161];[.$X161])" office:value-type="float"/>
          <table:table-cell table:formula="of:=MIN([.$M161];[.$Y161])" office:value-type="float"/>
          <table:table-cell table:formula="of:=MIN([.$N161];[.$Z161])" office:value-type="float"/>
          <table:table-cell table:formula="of:=MEDIAN([.$B161];[.$O161])" office:value-type="float"/>
          <table:table-cell table:formula="of:=MEDIAN([.$C161];[.$P161])" office:value-type="float"/>
          <table:table-cell table:formula="of:=MEDIAN([.$D161];[.$Q161])" office:value-type="float"/>
          <table:table-cell table:formula="of:=MEDIAN([.$E161];[.$R161])" office:value-type="float"/>
          <table:table-cell table:formula="of:=MEDIAN([.$F161];[.$S161])" office:value-type="float"/>
          <table:table-cell table:formula="of:=MEDIAN([.$G161];[.$T161])" office:value-type="float"/>
          <table:table-cell table:formula="of:=MEDIAN([.$H161];[.$U161])" office:value-type="float"/>
          <table:table-cell table:formula="of:=MEDIAN([.$I161];[.$V161])" office:value-type="float"/>
          <table:table-cell table:formula="of:=MEDIAN([.$J161])" office:value-type="float"/>
          <table:table-cell table:formula="of:=MEDIAN([.$K161];[.$W161])" office:value-type="float"/>
          <table:table-cell table:formula="of:=MEDIAN([.$L161];[.$X161])" office:value-type="float"/>
          <table:table-cell table:formula="of:=MEDIAN([.$M161];[.$Y161])" office:value-type="float"/>
          <table:table-cell table:formula="of:=MEDIAN([.$N161];[.$Z161])" office:value-type="float"/>
          <table:table-cell table:formula="of:=MAX([.$B161];[.$O161])" office:value-type="float"/>
          <table:table-cell table:formula="of:=MAX([.$C161];[.$P161])" office:value-type="float"/>
          <table:table-cell table:formula="of:=MAX([.$D161];[.$Q161])" office:value-type="float"/>
          <table:table-cell table:formula="of:=MAX([.$E161];[.$R161])" office:value-type="float"/>
          <table:table-cell table:formula="of:=MAX([.$F161];[.$S161])" office:value-type="float"/>
          <table:table-cell table:formula="of:=MAX([.$G161];[.$T161])" office:value-type="float"/>
          <table:table-cell table:formula="of:=MAX([.$H161];[.$U161])" office:value-type="float"/>
          <table:table-cell table:formula="of:=MAX([.$I161];[.$V161])" office:value-type="float"/>
          <table:table-cell table:formula="of:=MAX([.$J161])" office:value-type="float"/>
          <table:table-cell table:formula="of:=MAX([.$K161];[.$W161])" office:value-type="float"/>
          <table:table-cell table:formula="of:=MAX([.$L161];[.$X161])" office:value-type="float"/>
          <table:table-cell table:formula="of:=MAX([.$M161];[.$Y161])" office:value-type="float"/>
          <table:table-cell table:formula="of:=MAX([.$N161];[.$Z161])" office:value-type="float"/>
        </table:table-row>
        <table:table-row table:style-name="ro1">
          <table:table-cell office:value-type="string">
            <text:p>p04.pddl/9</text:p>
          </table:table-cell>
          <table:table-cell office:value-type="float" office:value="1.75038"/>
          <table:table-cell office:value-type="float" office:value="1.693"/>
          <table:table-cell office:value-type="float" office:value="0.92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326.0"/>
          <table:table-cell office:value-type="float" office:value="18786.0"/>
          <table:table-cell office:value-type="float" office:value="14488.0"/>
          <table:table-cell office:value-type="float" office:value="62575.0"/>
          <table:table-cell office:value-type="float" office:value="30735.0"/>
          <table:table-cell office:value-type="float" office:value="0.0"/>
          <table:table-cell office:value-type="float" office:value="0.0"/>
          <table:table-cell office:value-type="float" office:value="0.948122"/>
          <table:table-cell office:value-type="float" office:value="0.898"/>
          <table:table-cell office:value-type="float" office:value="0.2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253.0"/>
          <table:table-cell office:value-type="float" office:value="4243.0"/>
          <table:table-cell office:value-type="float" office:value="62575.0"/>
          <table:table-cell office:value-type="float" office:value="30735.0"/>
          <table:table-cell office:value-type="float" office:value="0.0"/>
          <table:table-cell office:value-type="float" office:value="0.0"/>
          <table:table-cell table:formula="of:=MIN([.$B162];[.$O162])" office:value-type="float"/>
          <table:table-cell table:formula="of:=MIN([.$C162];[.$P162])" office:value-type="float"/>
          <table:table-cell table:formula="of:=MIN([.$D162];[.$Q162])" office:value-type="float"/>
          <table:table-cell table:formula="of:=MIN([.$E162];[.$R162])" office:value-type="float"/>
          <table:table-cell table:formula="of:=MIN([.$F162];[.$S162])" office:value-type="float"/>
          <table:table-cell table:formula="of:=MIN([.$G162];[.$T162])" office:value-type="float"/>
          <table:table-cell table:formula="of:=MIN([.$H162];[.$U162])" office:value-type="float"/>
          <table:table-cell table:formula="of:=MIN([.$I162];[.$V162])" office:value-type="float"/>
          <table:table-cell table:formula="of:=MIN([.$J162])" office:value-type="float"/>
          <table:table-cell table:formula="of:=MIN([.$K162];[.$W162])" office:value-type="float"/>
          <table:table-cell table:formula="of:=MIN([.$L162];[.$X162])" office:value-type="float"/>
          <table:table-cell table:formula="of:=MIN([.$M162];[.$Y162])" office:value-type="float"/>
          <table:table-cell table:formula="of:=MIN([.$N162];[.$Z162])" office:value-type="float"/>
          <table:table-cell table:formula="of:=MEDIAN([.$B162];[.$O162])" office:value-type="float"/>
          <table:table-cell table:formula="of:=MEDIAN([.$C162];[.$P162])" office:value-type="float"/>
          <table:table-cell table:formula="of:=MEDIAN([.$D162];[.$Q162])" office:value-type="float"/>
          <table:table-cell table:formula="of:=MEDIAN([.$E162];[.$R162])" office:value-type="float"/>
          <table:table-cell table:formula="of:=MEDIAN([.$F162];[.$S162])" office:value-type="float"/>
          <table:table-cell table:formula="of:=MEDIAN([.$G162];[.$T162])" office:value-type="float"/>
          <table:table-cell table:formula="of:=MEDIAN([.$H162];[.$U162])" office:value-type="float"/>
          <table:table-cell table:formula="of:=MEDIAN([.$I162];[.$V162])" office:value-type="float"/>
          <table:table-cell table:formula="of:=MEDIAN([.$J162])" office:value-type="float"/>
          <table:table-cell table:formula="of:=MEDIAN([.$K162];[.$W162])" office:value-type="float"/>
          <table:table-cell table:formula="of:=MEDIAN([.$L162];[.$X162])" office:value-type="float"/>
          <table:table-cell table:formula="of:=MEDIAN([.$M162];[.$Y162])" office:value-type="float"/>
          <table:table-cell table:formula="of:=MEDIAN([.$N162];[.$Z162])" office:value-type="float"/>
          <table:table-cell table:formula="of:=MAX([.$B162];[.$O162])" office:value-type="float"/>
          <table:table-cell table:formula="of:=MAX([.$C162];[.$P162])" office:value-type="float"/>
          <table:table-cell table:formula="of:=MAX([.$D162];[.$Q162])" office:value-type="float"/>
          <table:table-cell table:formula="of:=MAX([.$E162];[.$R162])" office:value-type="float"/>
          <table:table-cell table:formula="of:=MAX([.$F162];[.$S162])" office:value-type="float"/>
          <table:table-cell table:formula="of:=MAX([.$G162];[.$T162])" office:value-type="float"/>
          <table:table-cell table:formula="of:=MAX([.$H162];[.$U162])" office:value-type="float"/>
          <table:table-cell table:formula="of:=MAX([.$I162];[.$V162])" office:value-type="float"/>
          <table:table-cell table:formula="of:=MAX([.$J162])" office:value-type="float"/>
          <table:table-cell table:formula="of:=MAX([.$K162];[.$W162])" office:value-type="float"/>
          <table:table-cell table:formula="of:=MAX([.$L162];[.$X162])" office:value-type="float"/>
          <table:table-cell table:formula="of:=MAX([.$M162];[.$Y162])" office:value-type="float"/>
          <table:table-cell table:formula="of:=MAX([.$N162];[.$Z162])" office:value-type="float"/>
        </table:table-row>
        <table:table-row table:style-name="ro1">
          <table:table-cell office:value-type="string">
            <text:p>p05.pddl/1</text:p>
          </table:table-cell>
          <table:table-cell office:value-type="float" office:value="0.294646"/>
          <table:table-cell office:value-type="float" office:value="0.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211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322558"/>
          <table:table-cell office:value-type="float" office:value="0.2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8211.0"/>
          <table:table-cell office:value-type="float" office:value="3.0"/>
          <table:table-cell office:value-type="float" office:value="0.0"/>
          <table:table-cell office:value-type="float" office:value="0.0"/>
          <table:table-cell table:formula="of:=MIN([.$B163];[.$O163])" office:value-type="float"/>
          <table:table-cell table:formula="of:=MIN([.$C163];[.$P163])" office:value-type="float"/>
          <table:table-cell table:formula="of:=MIN([.$D163];[.$Q163])" office:value-type="float"/>
          <table:table-cell table:formula="of:=MIN([.$E163];[.$R163])" office:value-type="float"/>
          <table:table-cell table:formula="of:=MIN([.$F163];[.$S163])" office:value-type="float"/>
          <table:table-cell table:formula="of:=MIN([.$G163];[.$T163])" office:value-type="float"/>
          <table:table-cell table:formula="of:=MIN([.$H163];[.$U163])" office:value-type="float"/>
          <table:table-cell table:formula="of:=MIN([.$I163];[.$V163])" office:value-type="float"/>
          <table:table-cell table:formula="of:=MIN([.$J163])" office:value-type="float"/>
          <table:table-cell table:formula="of:=MIN([.$K163];[.$W163])" office:value-type="float"/>
          <table:table-cell table:formula="of:=MIN([.$L163];[.$X163])" office:value-type="float"/>
          <table:table-cell table:formula="of:=MIN([.$M163];[.$Y163])" office:value-type="float"/>
          <table:table-cell table:formula="of:=MIN([.$N163];[.$Z163])" office:value-type="float"/>
          <table:table-cell table:formula="of:=MEDIAN([.$B163];[.$O163])" office:value-type="float"/>
          <table:table-cell table:formula="of:=MEDIAN([.$C163];[.$P163])" office:value-type="float"/>
          <table:table-cell table:formula="of:=MEDIAN([.$D163];[.$Q163])" office:value-type="float"/>
          <table:table-cell table:formula="of:=MEDIAN([.$E163];[.$R163])" office:value-type="float"/>
          <table:table-cell table:formula="of:=MEDIAN([.$F163];[.$S163])" office:value-type="float"/>
          <table:table-cell table:formula="of:=MEDIAN([.$G163];[.$T163])" office:value-type="float"/>
          <table:table-cell table:formula="of:=MEDIAN([.$H163];[.$U163])" office:value-type="float"/>
          <table:table-cell table:formula="of:=MEDIAN([.$I163];[.$V163])" office:value-type="float"/>
          <table:table-cell table:formula="of:=MEDIAN([.$J163])" office:value-type="float"/>
          <table:table-cell table:formula="of:=MEDIAN([.$K163];[.$W163])" office:value-type="float"/>
          <table:table-cell table:formula="of:=MEDIAN([.$L163];[.$X163])" office:value-type="float"/>
          <table:table-cell table:formula="of:=MEDIAN([.$M163];[.$Y163])" office:value-type="float"/>
          <table:table-cell table:formula="of:=MEDIAN([.$N163];[.$Z163])" office:value-type="float"/>
          <table:table-cell table:formula="of:=MAX([.$B163];[.$O163])" office:value-type="float"/>
          <table:table-cell table:formula="of:=MAX([.$C163];[.$P163])" office:value-type="float"/>
          <table:table-cell table:formula="of:=MAX([.$D163];[.$Q163])" office:value-type="float"/>
          <table:table-cell table:formula="of:=MAX([.$E163];[.$R163])" office:value-type="float"/>
          <table:table-cell table:formula="of:=MAX([.$F163];[.$S163])" office:value-type="float"/>
          <table:table-cell table:formula="of:=MAX([.$G163];[.$T163])" office:value-type="float"/>
          <table:table-cell table:formula="of:=MAX([.$H163];[.$U163])" office:value-type="float"/>
          <table:table-cell table:formula="of:=MAX([.$I163];[.$V163])" office:value-type="float"/>
          <table:table-cell table:formula="of:=MAX([.$J163])" office:value-type="float"/>
          <table:table-cell table:formula="of:=MAX([.$K163];[.$W163])" office:value-type="float"/>
          <table:table-cell table:formula="of:=MAX([.$L163];[.$X163])" office:value-type="float"/>
          <table:table-cell table:formula="of:=MAX([.$M163];[.$Y163])" office:value-type="float"/>
          <table:table-cell table:formula="of:=MAX([.$N163];[.$Z163])" office:value-type="float"/>
        </table:table-row>
        <table:table-row table:style-name="ro1">
          <table:table-cell office:value-type="string">
            <text:p>p05.pddl/10</text:p>
          </table:table-cell>
          <table:table-cell office:value-type="float" office:value="9.23169"/>
          <table:table-cell office:value-type="float" office:value="9.168"/>
          <table:table-cell office:value-type="float" office:value="7.42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6795.0"/>
          <table:table-cell office:value-type="float" office:value="51903.0"/>
          <table:table-cell office:value-type="float" office:value="38363.0"/>
          <table:table-cell office:value-type="float" office:value="127651.0"/>
          <table:table-cell office:value-type="float" office:value="59264.0"/>
          <table:table-cell office:value-type="float" office:value="0.0"/>
          <table:table-cell office:value-type="float" office:value="0.0"/>
          <table:table-cell office:value-type="float" office:value="2.70486"/>
          <table:table-cell office:value-type="float" office:value="2.645"/>
          <table:table-cell office:value-type="float" office:value="1.07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510.0"/>
          <table:table-cell office:value-type="float" office:value="9110.0"/>
          <table:table-cell office:value-type="float" office:value="127651.0"/>
          <table:table-cell office:value-type="float" office:value="59264.0"/>
          <table:table-cell office:value-type="float" office:value="0.0"/>
          <table:table-cell office:value-type="float" office:value="0.0"/>
          <table:table-cell table:formula="of:=MIN([.$B164];[.$O164])" office:value-type="float"/>
          <table:table-cell table:formula="of:=MIN([.$C164];[.$P164])" office:value-type="float"/>
          <table:table-cell table:formula="of:=MIN([.$D164];[.$Q164])" office:value-type="float"/>
          <table:table-cell table:formula="of:=MIN([.$E164];[.$R164])" office:value-type="float"/>
          <table:table-cell table:formula="of:=MIN([.$F164];[.$S164])" office:value-type="float"/>
          <table:table-cell table:formula="of:=MIN([.$G164];[.$T164])" office:value-type="float"/>
          <table:table-cell table:formula="of:=MIN([.$H164];[.$U164])" office:value-type="float"/>
          <table:table-cell table:formula="of:=MIN([.$I164];[.$V164])" office:value-type="float"/>
          <table:table-cell table:formula="of:=MIN([.$J164])" office:value-type="float"/>
          <table:table-cell table:formula="of:=MIN([.$K164];[.$W164])" office:value-type="float"/>
          <table:table-cell table:formula="of:=MIN([.$L164];[.$X164])" office:value-type="float"/>
          <table:table-cell table:formula="of:=MIN([.$M164];[.$Y164])" office:value-type="float"/>
          <table:table-cell table:formula="of:=MIN([.$N164];[.$Z164])" office:value-type="float"/>
          <table:table-cell table:formula="of:=MEDIAN([.$B164];[.$O164])" office:value-type="float"/>
          <table:table-cell table:formula="of:=MEDIAN([.$C164];[.$P164])" office:value-type="float"/>
          <table:table-cell table:formula="of:=MEDIAN([.$D164];[.$Q164])" office:value-type="float"/>
          <table:table-cell table:formula="of:=MEDIAN([.$E164];[.$R164])" office:value-type="float"/>
          <table:table-cell table:formula="of:=MEDIAN([.$F164];[.$S164])" office:value-type="float"/>
          <table:table-cell table:formula="of:=MEDIAN([.$G164];[.$T164])" office:value-type="float"/>
          <table:table-cell table:formula="of:=MEDIAN([.$H164];[.$U164])" office:value-type="float"/>
          <table:table-cell table:formula="of:=MEDIAN([.$I164];[.$V164])" office:value-type="float"/>
          <table:table-cell table:formula="of:=MEDIAN([.$J164])" office:value-type="float"/>
          <table:table-cell table:formula="of:=MEDIAN([.$K164];[.$W164])" office:value-type="float"/>
          <table:table-cell table:formula="of:=MEDIAN([.$L164];[.$X164])" office:value-type="float"/>
          <table:table-cell table:formula="of:=MEDIAN([.$M164];[.$Y164])" office:value-type="float"/>
          <table:table-cell table:formula="of:=MEDIAN([.$N164];[.$Z164])" office:value-type="float"/>
          <table:table-cell table:formula="of:=MAX([.$B164];[.$O164])" office:value-type="float"/>
          <table:table-cell table:formula="of:=MAX([.$C164];[.$P164])" office:value-type="float"/>
          <table:table-cell table:formula="of:=MAX([.$D164];[.$Q164])" office:value-type="float"/>
          <table:table-cell table:formula="of:=MAX([.$E164];[.$R164])" office:value-type="float"/>
          <table:table-cell table:formula="of:=MAX([.$F164];[.$S164])" office:value-type="float"/>
          <table:table-cell table:formula="of:=MAX([.$G164];[.$T164])" office:value-type="float"/>
          <table:table-cell table:formula="of:=MAX([.$H164];[.$U164])" office:value-type="float"/>
          <table:table-cell table:formula="of:=MAX([.$I164];[.$V164])" office:value-type="float"/>
          <table:table-cell table:formula="of:=MAX([.$J164])" office:value-type="float"/>
          <table:table-cell table:formula="of:=MAX([.$K164];[.$W164])" office:value-type="float"/>
          <table:table-cell table:formula="of:=MAX([.$L164];[.$X164])" office:value-type="float"/>
          <table:table-cell table:formula="of:=MAX([.$M164];[.$Y164])" office:value-type="float"/>
          <table:table-cell table:formula="of:=MAX([.$N164];[.$Z164])" office:value-type="float"/>
        </table:table-row>
        <table:table-row table:style-name="ro1">
          <table:table-cell office:value-type="string">
            <text:p>p05.pddl/11</text:p>
          </table:table-cell>
          <table:table-cell office:value-type="float" office:value="13.2224"/>
          <table:table-cell office:value-type="float" office:value="13.154"/>
          <table:table-cell office:value-type="float" office:value="11.4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1115.0"/>
          <table:table-cell office:value-type="float" office:value="68442.0"/>
          <table:table-cell office:value-type="float" office:value="59612.0"/>
          <table:table-cell office:value-type="float" office:value="139811.0"/>
          <table:table-cell office:value-type="float" office:value="69030.0"/>
          <table:table-cell office:value-type="float" office:value="0.0"/>
          <table:table-cell office:value-type="float" office:value="0.0"/>
          <table:table-cell office:value-type="float" office:value="3.44596"/>
          <table:table-cell office:value-type="float" office:value="3.375"/>
          <table:table-cell office:value-type="float" office:value="1.78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740.0"/>
          <table:table-cell office:value-type="float" office:value="10468.0"/>
          <table:table-cell office:value-type="float" office:value="139811.0"/>
          <table:table-cell office:value-type="float" office:value="69030.0"/>
          <table:table-cell office:value-type="float" office:value="0.0"/>
          <table:table-cell office:value-type="float" office:value="0.0"/>
          <table:table-cell table:formula="of:=MIN([.$B165];[.$O165])" office:value-type="float"/>
          <table:table-cell table:formula="of:=MIN([.$C165];[.$P165])" office:value-type="float"/>
          <table:table-cell table:formula="of:=MIN([.$D165];[.$Q165])" office:value-type="float"/>
          <table:table-cell table:formula="of:=MIN([.$E165];[.$R165])" office:value-type="float"/>
          <table:table-cell table:formula="of:=MIN([.$F165];[.$S165])" office:value-type="float"/>
          <table:table-cell table:formula="of:=MIN([.$G165];[.$T165])" office:value-type="float"/>
          <table:table-cell table:formula="of:=MIN([.$H165];[.$U165])" office:value-type="float"/>
          <table:table-cell table:formula="of:=MIN([.$I165];[.$V165])" office:value-type="float"/>
          <table:table-cell table:formula="of:=MIN([.$J165])" office:value-type="float"/>
          <table:table-cell table:formula="of:=MIN([.$K165];[.$W165])" office:value-type="float"/>
          <table:table-cell table:formula="of:=MIN([.$L165];[.$X165])" office:value-type="float"/>
          <table:table-cell table:formula="of:=MIN([.$M165];[.$Y165])" office:value-type="float"/>
          <table:table-cell table:formula="of:=MIN([.$N165];[.$Z165])" office:value-type="float"/>
          <table:table-cell table:formula="of:=MEDIAN([.$B165];[.$O165])" office:value-type="float"/>
          <table:table-cell table:formula="of:=MEDIAN([.$C165];[.$P165])" office:value-type="float"/>
          <table:table-cell table:formula="of:=MEDIAN([.$D165];[.$Q165])" office:value-type="float"/>
          <table:table-cell table:formula="of:=MEDIAN([.$E165];[.$R165])" office:value-type="float"/>
          <table:table-cell table:formula="of:=MEDIAN([.$F165];[.$S165])" office:value-type="float"/>
          <table:table-cell table:formula="of:=MEDIAN([.$G165];[.$T165])" office:value-type="float"/>
          <table:table-cell table:formula="of:=MEDIAN([.$H165];[.$U165])" office:value-type="float"/>
          <table:table-cell table:formula="of:=MEDIAN([.$I165];[.$V165])" office:value-type="float"/>
          <table:table-cell table:formula="of:=MEDIAN([.$J165])" office:value-type="float"/>
          <table:table-cell table:formula="of:=MEDIAN([.$K165];[.$W165])" office:value-type="float"/>
          <table:table-cell table:formula="of:=MEDIAN([.$L165];[.$X165])" office:value-type="float"/>
          <table:table-cell table:formula="of:=MEDIAN([.$M165];[.$Y165])" office:value-type="float"/>
          <table:table-cell table:formula="of:=MEDIAN([.$N165];[.$Z165])" office:value-type="float"/>
          <table:table-cell table:formula="of:=MAX([.$B165];[.$O165])" office:value-type="float"/>
          <table:table-cell table:formula="of:=MAX([.$C165];[.$P165])" office:value-type="float"/>
          <table:table-cell table:formula="of:=MAX([.$D165];[.$Q165])" office:value-type="float"/>
          <table:table-cell table:formula="of:=MAX([.$E165];[.$R165])" office:value-type="float"/>
          <table:table-cell table:formula="of:=MAX([.$F165];[.$S165])" office:value-type="float"/>
          <table:table-cell table:formula="of:=MAX([.$G165];[.$T165])" office:value-type="float"/>
          <table:table-cell table:formula="of:=MAX([.$H165];[.$U165])" office:value-type="float"/>
          <table:table-cell table:formula="of:=MAX([.$I165];[.$V165])" office:value-type="float"/>
          <table:table-cell table:formula="of:=MAX([.$J165])" office:value-type="float"/>
          <table:table-cell table:formula="of:=MAX([.$K165];[.$W165])" office:value-type="float"/>
          <table:table-cell table:formula="of:=MAX([.$L165];[.$X165])" office:value-type="float"/>
          <table:table-cell table:formula="of:=MAX([.$M165];[.$Y165])" office:value-type="float"/>
          <table:table-cell table:formula="of:=MAX([.$N165];[.$Z165])" office:value-type="float"/>
        </table:table-row>
        <table:table-row table:style-name="ro1">
          <table:table-cell office:value-type="string">
            <text:p>p05.pddl/12</text:p>
          </table:table-cell>
          <table:table-cell office:value-type="float" office:value="25.8915"/>
          <table:table-cell office:value-type="float" office:value="25.812"/>
          <table:table-cell office:value-type="float" office:value="23.9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1893.0"/>
          <table:table-cell office:value-type="float" office:value="78228.0"/>
          <table:table-cell office:value-type="float" office:value="65384.0"/>
          <table:table-cell office:value-type="float" office:value="151971.0"/>
          <table:table-cell office:value-type="float" office:value="78993.0"/>
          <table:table-cell office:value-type="float" office:value="0.0"/>
          <table:table-cell office:value-type="float" office:value="0.0"/>
          <table:table-cell office:value-type="float" office:value="5.05685"/>
          <table:table-cell office:value-type="float" office:value="4.99"/>
          <table:table-cell office:value-type="float" office:value="3.12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053.0"/>
          <table:table-cell office:value-type="float" office:value="14919.0"/>
          <table:table-cell office:value-type="float" office:value="151971.0"/>
          <table:table-cell office:value-type="float" office:value="78993.0"/>
          <table:table-cell office:value-type="float" office:value="0.0"/>
          <table:table-cell office:value-type="float" office:value="0.0"/>
          <table:table-cell table:formula="of:=MIN([.$B166];[.$O166])" office:value-type="float"/>
          <table:table-cell table:formula="of:=MIN([.$C166];[.$P166])" office:value-type="float"/>
          <table:table-cell table:formula="of:=MIN([.$D166];[.$Q166])" office:value-type="float"/>
          <table:table-cell table:formula="of:=MIN([.$E166];[.$R166])" office:value-type="float"/>
          <table:table-cell table:formula="of:=MIN([.$F166];[.$S166])" office:value-type="float"/>
          <table:table-cell table:formula="of:=MIN([.$G166];[.$T166])" office:value-type="float"/>
          <table:table-cell table:formula="of:=MIN([.$H166];[.$U166])" office:value-type="float"/>
          <table:table-cell table:formula="of:=MIN([.$I166];[.$V166])" office:value-type="float"/>
          <table:table-cell table:formula="of:=MIN([.$J166])" office:value-type="float"/>
          <table:table-cell table:formula="of:=MIN([.$K166];[.$W166])" office:value-type="float"/>
          <table:table-cell table:formula="of:=MIN([.$L166];[.$X166])" office:value-type="float"/>
          <table:table-cell table:formula="of:=MIN([.$M166];[.$Y166])" office:value-type="float"/>
          <table:table-cell table:formula="of:=MIN([.$N166];[.$Z166])" office:value-type="float"/>
          <table:table-cell table:formula="of:=MEDIAN([.$B166];[.$O166])" office:value-type="float"/>
          <table:table-cell table:formula="of:=MEDIAN([.$C166];[.$P166])" office:value-type="float"/>
          <table:table-cell table:formula="of:=MEDIAN([.$D166];[.$Q166])" office:value-type="float"/>
          <table:table-cell table:formula="of:=MEDIAN([.$E166];[.$R166])" office:value-type="float"/>
          <table:table-cell table:formula="of:=MEDIAN([.$F166];[.$S166])" office:value-type="float"/>
          <table:table-cell table:formula="of:=MEDIAN([.$G166];[.$T166])" office:value-type="float"/>
          <table:table-cell table:formula="of:=MEDIAN([.$H166];[.$U166])" office:value-type="float"/>
          <table:table-cell table:formula="of:=MEDIAN([.$I166];[.$V166])" office:value-type="float"/>
          <table:table-cell table:formula="of:=MEDIAN([.$J166])" office:value-type="float"/>
          <table:table-cell table:formula="of:=MEDIAN([.$K166];[.$W166])" office:value-type="float"/>
          <table:table-cell table:formula="of:=MEDIAN([.$L166];[.$X166])" office:value-type="float"/>
          <table:table-cell table:formula="of:=MEDIAN([.$M166];[.$Y166])" office:value-type="float"/>
          <table:table-cell table:formula="of:=MEDIAN([.$N166];[.$Z166])" office:value-type="float"/>
          <table:table-cell table:formula="of:=MAX([.$B166];[.$O166])" office:value-type="float"/>
          <table:table-cell table:formula="of:=MAX([.$C166];[.$P166])" office:value-type="float"/>
          <table:table-cell table:formula="of:=MAX([.$D166];[.$Q166])" office:value-type="float"/>
          <table:table-cell table:formula="of:=MAX([.$E166];[.$R166])" office:value-type="float"/>
          <table:table-cell table:formula="of:=MAX([.$F166];[.$S166])" office:value-type="float"/>
          <table:table-cell table:formula="of:=MAX([.$G166];[.$T166])" office:value-type="float"/>
          <table:table-cell table:formula="of:=MAX([.$H166];[.$U166])" office:value-type="float"/>
          <table:table-cell table:formula="of:=MAX([.$I166];[.$V166])" office:value-type="float"/>
          <table:table-cell table:formula="of:=MAX([.$J166])" office:value-type="float"/>
          <table:table-cell table:formula="of:=MAX([.$K166];[.$W166])" office:value-type="float"/>
          <table:table-cell table:formula="of:=MAX([.$L166];[.$X166])" office:value-type="float"/>
          <table:table-cell table:formula="of:=MAX([.$M166];[.$Y166])" office:value-type="float"/>
          <table:table-cell table:formula="of:=MAX([.$N166];[.$Z166])" office:value-type="float"/>
        </table:table-row>
        <table:table-row table:style-name="ro1">
          <table:table-cell office:value-type="string">
            <text:p>p05.pddl/13</text:p>
          </table:table-cell>
          <table:table-cell office:value-type="float" office:value="119.036"/>
          <table:table-cell office:value-type="float" office:value="118.961"/>
          <table:table-cell office:value-type="float" office:value="116.82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15840.0"/>
          <table:table-cell office:value-type="float" office:value="199460.0"/>
          <table:table-cell office:value-type="float" office:value="187283.0"/>
          <table:table-cell office:value-type="float" office:value="164131.0"/>
          <table:table-cell office:value-type="float" office:value="89025.0"/>
          <table:table-cell office:value-type="float" office:value="0.0"/>
          <table:table-cell office:value-type="float" office:value="0.0"/>
          <table:table-cell office:value-type="float" office:value="9.32558"/>
          <table:table-cell office:value-type="float" office:value="9.257"/>
          <table:table-cell office:value-type="float" office:value="7.33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7580.0"/>
          <table:table-cell office:value-type="float" office:value="26595.0"/>
          <table:table-cell office:value-type="float" office:value="164131.0"/>
          <table:table-cell office:value-type="float" office:value="89025.0"/>
          <table:table-cell office:value-type="float" office:value="0.0"/>
          <table:table-cell office:value-type="float" office:value="0.0"/>
          <table:table-cell table:formula="of:=MIN([.$B167];[.$O167])" office:value-type="float"/>
          <table:table-cell table:formula="of:=MIN([.$C167];[.$P167])" office:value-type="float"/>
          <table:table-cell table:formula="of:=MIN([.$D167];[.$Q167])" office:value-type="float"/>
          <table:table-cell table:formula="of:=MIN([.$E167];[.$R167])" office:value-type="float"/>
          <table:table-cell table:formula="of:=MIN([.$F167];[.$S167])" office:value-type="float"/>
          <table:table-cell table:formula="of:=MIN([.$G167];[.$T167])" office:value-type="float"/>
          <table:table-cell table:formula="of:=MIN([.$H167];[.$U167])" office:value-type="float"/>
          <table:table-cell table:formula="of:=MIN([.$I167];[.$V167])" office:value-type="float"/>
          <table:table-cell table:formula="of:=MIN([.$J167])" office:value-type="float"/>
          <table:table-cell table:formula="of:=MIN([.$K167];[.$W167])" office:value-type="float"/>
          <table:table-cell table:formula="of:=MIN([.$L167];[.$X167])" office:value-type="float"/>
          <table:table-cell table:formula="of:=MIN([.$M167];[.$Y167])" office:value-type="float"/>
          <table:table-cell table:formula="of:=MIN([.$N167];[.$Z167])" office:value-type="float"/>
          <table:table-cell table:formula="of:=MEDIAN([.$B167];[.$O167])" office:value-type="float"/>
          <table:table-cell table:formula="of:=MEDIAN([.$C167];[.$P167])" office:value-type="float"/>
          <table:table-cell table:formula="of:=MEDIAN([.$D167];[.$Q167])" office:value-type="float"/>
          <table:table-cell table:formula="of:=MEDIAN([.$E167];[.$R167])" office:value-type="float"/>
          <table:table-cell table:formula="of:=MEDIAN([.$F167];[.$S167])" office:value-type="float"/>
          <table:table-cell table:formula="of:=MEDIAN([.$G167];[.$T167])" office:value-type="float"/>
          <table:table-cell table:formula="of:=MEDIAN([.$H167];[.$U167])" office:value-type="float"/>
          <table:table-cell table:formula="of:=MEDIAN([.$I167];[.$V167])" office:value-type="float"/>
          <table:table-cell table:formula="of:=MEDIAN([.$J167])" office:value-type="float"/>
          <table:table-cell table:formula="of:=MEDIAN([.$K167];[.$W167])" office:value-type="float"/>
          <table:table-cell table:formula="of:=MEDIAN([.$L167];[.$X167])" office:value-type="float"/>
          <table:table-cell table:formula="of:=MEDIAN([.$M167];[.$Y167])" office:value-type="float"/>
          <table:table-cell table:formula="of:=MEDIAN([.$N167];[.$Z167])" office:value-type="float"/>
          <table:table-cell table:formula="of:=MAX([.$B167];[.$O167])" office:value-type="float"/>
          <table:table-cell table:formula="of:=MAX([.$C167];[.$P167])" office:value-type="float"/>
          <table:table-cell table:formula="of:=MAX([.$D167];[.$Q167])" office:value-type="float"/>
          <table:table-cell table:formula="of:=MAX([.$E167];[.$R167])" office:value-type="float"/>
          <table:table-cell table:formula="of:=MAX([.$F167];[.$S167])" office:value-type="float"/>
          <table:table-cell table:formula="of:=MAX([.$G167];[.$T167])" office:value-type="float"/>
          <table:table-cell table:formula="of:=MAX([.$H167];[.$U167])" office:value-type="float"/>
          <table:table-cell table:formula="of:=MAX([.$I167];[.$V167])" office:value-type="float"/>
          <table:table-cell table:formula="of:=MAX([.$J167])" office:value-type="float"/>
          <table:table-cell table:formula="of:=MAX([.$K167];[.$W167])" office:value-type="float"/>
          <table:table-cell table:formula="of:=MAX([.$L167];[.$X167])" office:value-type="float"/>
          <table:table-cell table:formula="of:=MAX([.$M167];[.$Y167])" office:value-type="float"/>
          <table:table-cell table:formula="of:=MAX([.$N167];[.$Z167])" office:value-type="float"/>
        </table:table-row>
        <table:table-row table:style-name="ro1">
          <table:table-cell office:value-type="string">
            <text:p>p05.pddl/14</text:p>
          </table:table-cell>
          <table:table-cell office:value-type="float" office:value="300.0"/>
          <table:table-cell office:value-type="float" office:value="299.987"/>
          <table:table-cell office:value-type="float" office:value="297.7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0491.0"/>
          <table:table-cell office:value-type="float" office:value="401412.0"/>
          <table:table-cell office:value-type="float" office:value="382808.0"/>
          <table:table-cell office:value-type="float" office:value="176291.0"/>
          <table:table-cell office:value-type="float" office:value="99062.0"/>
          <table:table-cell office:value-type="float" office:value="0.0"/>
          <table:table-cell office:value-type="float" office:value="0.0"/>
          <table:table-cell office:value-type="float" office:value="16.1315"/>
          <table:table-cell office:value-type="float" office:value="16.054"/>
          <table:table-cell office:value-type="float" office:value="13.94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8622.0"/>
          <table:table-cell office:value-type="float" office:value="39373.0"/>
          <table:table-cell office:value-type="float" office:value="176291.0"/>
          <table:table-cell office:value-type="float" office:value="99062.0"/>
          <table:table-cell office:value-type="float" office:value="0.0"/>
          <table:table-cell office:value-type="float" office:value="0.0"/>
          <table:table-cell table:formula="of:=MIN([.$B168];[.$O168])" office:value-type="float"/>
          <table:table-cell table:formula="of:=MIN([.$C168];[.$P168])" office:value-type="float"/>
          <table:table-cell table:formula="of:=MIN([.$D168];[.$Q168])" office:value-type="float"/>
          <table:table-cell table:formula="of:=MIN([.$E168];[.$R168])" office:value-type="float"/>
          <table:table-cell table:formula="of:=MIN([.$F168];[.$S168])" office:value-type="float"/>
          <table:table-cell table:formula="of:=MIN([.$G168];[.$T168])" office:value-type="float"/>
          <table:table-cell table:formula="of:=MIN([.$H168];[.$U168])" office:value-type="float"/>
          <table:table-cell table:formula="of:=MIN([.$I168];[.$V168])" office:value-type="float"/>
          <table:table-cell table:formula="of:=MIN([.$J168])" office:value-type="float"/>
          <table:table-cell table:formula="of:=MIN([.$K168];[.$W168])" office:value-type="float"/>
          <table:table-cell table:formula="of:=MIN([.$L168];[.$X168])" office:value-type="float"/>
          <table:table-cell table:formula="of:=MIN([.$M168];[.$Y168])" office:value-type="float"/>
          <table:table-cell table:formula="of:=MIN([.$N168];[.$Z168])" office:value-type="float"/>
          <table:table-cell table:formula="of:=MEDIAN([.$B168];[.$O168])" office:value-type="float"/>
          <table:table-cell table:formula="of:=MEDIAN([.$C168];[.$P168])" office:value-type="float"/>
          <table:table-cell table:formula="of:=MEDIAN([.$D168];[.$Q168])" office:value-type="float"/>
          <table:table-cell table:formula="of:=MEDIAN([.$E168];[.$R168])" office:value-type="float"/>
          <table:table-cell table:formula="of:=MEDIAN([.$F168];[.$S168])" office:value-type="float"/>
          <table:table-cell table:formula="of:=MEDIAN([.$G168];[.$T168])" office:value-type="float"/>
          <table:table-cell table:formula="of:=MEDIAN([.$H168];[.$U168])" office:value-type="float"/>
          <table:table-cell table:formula="of:=MEDIAN([.$I168];[.$V168])" office:value-type="float"/>
          <table:table-cell table:formula="of:=MEDIAN([.$J168])" office:value-type="float"/>
          <table:table-cell table:formula="of:=MEDIAN([.$K168];[.$W168])" office:value-type="float"/>
          <table:table-cell table:formula="of:=MEDIAN([.$L168];[.$X168])" office:value-type="float"/>
          <table:table-cell table:formula="of:=MEDIAN([.$M168];[.$Y168])" office:value-type="float"/>
          <table:table-cell table:formula="of:=MEDIAN([.$N168];[.$Z168])" office:value-type="float"/>
          <table:table-cell table:formula="of:=MAX([.$B168];[.$O168])" office:value-type="float"/>
          <table:table-cell table:formula="of:=MAX([.$C168];[.$P168])" office:value-type="float"/>
          <table:table-cell table:formula="of:=MAX([.$D168];[.$Q168])" office:value-type="float"/>
          <table:table-cell table:formula="of:=MAX([.$E168];[.$R168])" office:value-type="float"/>
          <table:table-cell table:formula="of:=MAX([.$F168];[.$S168])" office:value-type="float"/>
          <table:table-cell table:formula="of:=MAX([.$G168];[.$T168])" office:value-type="float"/>
          <table:table-cell table:formula="of:=MAX([.$H168];[.$U168])" office:value-type="float"/>
          <table:table-cell table:formula="of:=MAX([.$I168];[.$V168])" office:value-type="float"/>
          <table:table-cell table:formula="of:=MAX([.$J168])" office:value-type="float"/>
          <table:table-cell table:formula="of:=MAX([.$K168];[.$W168])" office:value-type="float"/>
          <table:table-cell table:formula="of:=MAX([.$L168];[.$X168])" office:value-type="float"/>
          <table:table-cell table:formula="of:=MAX([.$M168];[.$Y168])" office:value-type="float"/>
          <table:table-cell table:formula="of:=MAX([.$N168];[.$Z168])" office:value-type="float"/>
        </table:table-row>
        <table:table-row table:style-name="ro1">
          <table:table-cell office:value-type="string">
            <text:p>p05.pddl/15</text:p>
          </table:table-cell>
          <table:table-cell office:value-type="float" office:value="300.0"/>
          <table:table-cell office:value-type="float" office:value="299.988"/>
          <table:table-cell office:value-type="float" office:value="297.4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3739.0"/>
          <table:table-cell office:value-type="float" office:value="448399.0"/>
          <table:table-cell office:value-type="float" office:value="437198.0"/>
          <table:table-cell office:value-type="float" office:value="188451.0"/>
          <table:table-cell office:value-type="float" office:value="109099.0"/>
          <table:table-cell office:value-type="float" office:value="0.0"/>
          <table:table-cell office:value-type="float" office:value="0.0"/>
          <table:table-cell office:value-type="float" office:value="43.4033"/>
          <table:table-cell office:value-type="float" office:value="43.318"/>
          <table:table-cell office:value-type="float" office:value="41.06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5281.0"/>
          <table:table-cell office:value-type="float" office:value="75898.0"/>
          <table:table-cell office:value-type="float" office:value="188451.0"/>
          <table:table-cell office:value-type="float" office:value="109099.0"/>
          <table:table-cell office:value-type="float" office:value="0.0"/>
          <table:table-cell office:value-type="float" office:value="0.0"/>
          <table:table-cell table:formula="of:=MIN([.$B169];[.$O169])" office:value-type="float"/>
          <table:table-cell table:formula="of:=MIN([.$C169];[.$P169])" office:value-type="float"/>
          <table:table-cell table:formula="of:=MIN([.$D169];[.$Q169])" office:value-type="float"/>
          <table:table-cell table:formula="of:=MIN([.$E169];[.$R169])" office:value-type="float"/>
          <table:table-cell table:formula="of:=MIN([.$F169];[.$S169])" office:value-type="float"/>
          <table:table-cell table:formula="of:=MIN([.$G169];[.$T169])" office:value-type="float"/>
          <table:table-cell table:formula="of:=MIN([.$H169];[.$U169])" office:value-type="float"/>
          <table:table-cell table:formula="of:=MIN([.$I169];[.$V169])" office:value-type="float"/>
          <table:table-cell table:formula="of:=MIN([.$J169])" office:value-type="float"/>
          <table:table-cell table:formula="of:=MIN([.$K169];[.$W169])" office:value-type="float"/>
          <table:table-cell table:formula="of:=MIN([.$L169];[.$X169])" office:value-type="float"/>
          <table:table-cell table:formula="of:=MIN([.$M169];[.$Y169])" office:value-type="float"/>
          <table:table-cell table:formula="of:=MIN([.$N169];[.$Z169])" office:value-type="float"/>
          <table:table-cell table:formula="of:=MEDIAN([.$B169];[.$O169])" office:value-type="float"/>
          <table:table-cell table:formula="of:=MEDIAN([.$C169];[.$P169])" office:value-type="float"/>
          <table:table-cell table:formula="of:=MEDIAN([.$D169];[.$Q169])" office:value-type="float"/>
          <table:table-cell table:formula="of:=MEDIAN([.$E169];[.$R169])" office:value-type="float"/>
          <table:table-cell table:formula="of:=MEDIAN([.$F169];[.$S169])" office:value-type="float"/>
          <table:table-cell table:formula="of:=MEDIAN([.$G169];[.$T169])" office:value-type="float"/>
          <table:table-cell table:formula="of:=MEDIAN([.$H169];[.$U169])" office:value-type="float"/>
          <table:table-cell table:formula="of:=MEDIAN([.$I169];[.$V169])" office:value-type="float"/>
          <table:table-cell table:formula="of:=MEDIAN([.$J169])" office:value-type="float"/>
          <table:table-cell table:formula="of:=MEDIAN([.$K169];[.$W169])" office:value-type="float"/>
          <table:table-cell table:formula="of:=MEDIAN([.$L169];[.$X169])" office:value-type="float"/>
          <table:table-cell table:formula="of:=MEDIAN([.$M169];[.$Y169])" office:value-type="float"/>
          <table:table-cell table:formula="of:=MEDIAN([.$N169];[.$Z169])" office:value-type="float"/>
          <table:table-cell table:formula="of:=MAX([.$B169];[.$O169])" office:value-type="float"/>
          <table:table-cell table:formula="of:=MAX([.$C169];[.$P169])" office:value-type="float"/>
          <table:table-cell table:formula="of:=MAX([.$D169];[.$Q169])" office:value-type="float"/>
          <table:table-cell table:formula="of:=MAX([.$E169];[.$R169])" office:value-type="float"/>
          <table:table-cell table:formula="of:=MAX([.$F169];[.$S169])" office:value-type="float"/>
          <table:table-cell table:formula="of:=MAX([.$G169];[.$T169])" office:value-type="float"/>
          <table:table-cell table:formula="of:=MAX([.$H169];[.$U169])" office:value-type="float"/>
          <table:table-cell table:formula="of:=MAX([.$I169];[.$V169])" office:value-type="float"/>
          <table:table-cell table:formula="of:=MAX([.$J169])" office:value-type="float"/>
          <table:table-cell table:formula="of:=MAX([.$K169];[.$W169])" office:value-type="float"/>
          <table:table-cell table:formula="of:=MAX([.$L169];[.$X169])" office:value-type="float"/>
          <table:table-cell table:formula="of:=MAX([.$M169];[.$Y169])" office:value-type="float"/>
          <table:table-cell table:formula="of:=MAX([.$N169];[.$Z169])" office:value-type="float"/>
        </table:table-row>
        <table:table-row table:style-name="ro1">
          <table:table-cell office:value-type="string">
            <text:p>p05.pddl/16</text:p>
          </table:table-cell>
          <table:table-cell office:value-type="float" office:value="300.0"/>
          <table:table-cell office:value-type="float" office:value="299.986"/>
          <table:table-cell office:value-type="float" office:value="297.4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80525.0"/>
          <table:table-cell office:value-type="float" office:value="430209.0"/>
          <table:table-cell office:value-type="float" office:value="420547.0"/>
          <table:table-cell office:value-type="float" office:value="200611.0"/>
          <table:table-cell office:value-type="float" office:value="119136.0"/>
          <table:table-cell office:value-type="float" office:value="0.0"/>
          <table:table-cell office:value-type="float" office:value="0.0"/>
          <table:table-cell office:value-type="float" office:value="112.547"/>
          <table:table-cell office:value-type="float" office:value="112.449"/>
          <table:table-cell office:value-type="float" office:value="109.99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34090.0"/>
          <table:table-cell office:value-type="float" office:value="176314.0"/>
          <table:table-cell office:value-type="float" office:value="200611.0"/>
          <table:table-cell office:value-type="float" office:value="119136.0"/>
          <table:table-cell office:value-type="float" office:value="0.0"/>
          <table:table-cell office:value-type="float" office:value="0.0"/>
          <table:table-cell table:formula="of:=MIN([.$B170];[.$O170])" office:value-type="float"/>
          <table:table-cell table:formula="of:=MIN([.$C170];[.$P170])" office:value-type="float"/>
          <table:table-cell table:formula="of:=MIN([.$D170];[.$Q170])" office:value-type="float"/>
          <table:table-cell table:formula="of:=MIN([.$E170];[.$R170])" office:value-type="float"/>
          <table:table-cell table:formula="of:=MIN([.$F170];[.$S170])" office:value-type="float"/>
          <table:table-cell table:formula="of:=MIN([.$G170];[.$T170])" office:value-type="float"/>
          <table:table-cell table:formula="of:=MIN([.$H170];[.$U170])" office:value-type="float"/>
          <table:table-cell table:formula="of:=MIN([.$I170];[.$V170])" office:value-type="float"/>
          <table:table-cell table:formula="of:=MIN([.$J170])" office:value-type="float"/>
          <table:table-cell table:formula="of:=MIN([.$K170];[.$W170])" office:value-type="float"/>
          <table:table-cell table:formula="of:=MIN([.$L170];[.$X170])" office:value-type="float"/>
          <table:table-cell table:formula="of:=MIN([.$M170];[.$Y170])" office:value-type="float"/>
          <table:table-cell table:formula="of:=MIN([.$N170];[.$Z170])" office:value-type="float"/>
          <table:table-cell table:formula="of:=MEDIAN([.$B170];[.$O170])" office:value-type="float"/>
          <table:table-cell table:formula="of:=MEDIAN([.$C170];[.$P170])" office:value-type="float"/>
          <table:table-cell table:formula="of:=MEDIAN([.$D170];[.$Q170])" office:value-type="float"/>
          <table:table-cell table:formula="of:=MEDIAN([.$E170];[.$R170])" office:value-type="float"/>
          <table:table-cell table:formula="of:=MEDIAN([.$F170];[.$S170])" office:value-type="float"/>
          <table:table-cell table:formula="of:=MEDIAN([.$G170];[.$T170])" office:value-type="float"/>
          <table:table-cell table:formula="of:=MEDIAN([.$H170];[.$U170])" office:value-type="float"/>
          <table:table-cell table:formula="of:=MEDIAN([.$I170];[.$V170])" office:value-type="float"/>
          <table:table-cell table:formula="of:=MEDIAN([.$J170])" office:value-type="float"/>
          <table:table-cell table:formula="of:=MEDIAN([.$K170];[.$W170])" office:value-type="float"/>
          <table:table-cell table:formula="of:=MEDIAN([.$L170];[.$X170])" office:value-type="float"/>
          <table:table-cell table:formula="of:=MEDIAN([.$M170];[.$Y170])" office:value-type="float"/>
          <table:table-cell table:formula="of:=MEDIAN([.$N170];[.$Z170])" office:value-type="float"/>
          <table:table-cell table:formula="of:=MAX([.$B170];[.$O170])" office:value-type="float"/>
          <table:table-cell table:formula="of:=MAX([.$C170];[.$P170])" office:value-type="float"/>
          <table:table-cell table:formula="of:=MAX([.$D170];[.$Q170])" office:value-type="float"/>
          <table:table-cell table:formula="of:=MAX([.$E170];[.$R170])" office:value-type="float"/>
          <table:table-cell table:formula="of:=MAX([.$F170];[.$S170])" office:value-type="float"/>
          <table:table-cell table:formula="of:=MAX([.$G170];[.$T170])" office:value-type="float"/>
          <table:table-cell table:formula="of:=MAX([.$H170];[.$U170])" office:value-type="float"/>
          <table:table-cell table:formula="of:=MAX([.$I170];[.$V170])" office:value-type="float"/>
          <table:table-cell table:formula="of:=MAX([.$J170])" office:value-type="float"/>
          <table:table-cell table:formula="of:=MAX([.$K170];[.$W170])" office:value-type="float"/>
          <table:table-cell table:formula="of:=MAX([.$L170];[.$X170])" office:value-type="float"/>
          <table:table-cell table:formula="of:=MAX([.$M170];[.$Y170])" office:value-type="float"/>
          <table:table-cell table:formula="of:=MAX([.$N170];[.$Z170])" office:value-type="float"/>
        </table:table-row>
        <table:table-row table:style-name="ro1">
          <table:table-cell office:value-type="string">
            <text:p>p05.pddl/17</text:p>
          </table:table-cell>
          <table:table-cell office:value-type="float" office:value="300.0"/>
          <table:table-cell office:value-type="float" office:value="299.991"/>
          <table:table-cell office:value-type="float" office:value="297.0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9818.0"/>
          <table:table-cell office:value-type="float" office:value="412649.0"/>
          <table:table-cell office:value-type="float" office:value="399633.0"/>
          <table:table-cell office:value-type="float" office:value="212771.0"/>
          <table:table-cell office:value-type="float" office:value="129173.0"/>
          <table:table-cell office:value-type="float" office:value="0.0"/>
          <table:table-cell office:value-type="float" office:value="0.0"/>
          <table:table-cell office:value-type="float" office:value="234.233"/>
          <table:table-cell office:value-type="float" office:value="234.12"/>
          <table:table-cell office:value-type="float" office:value="231.42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61395.0"/>
          <table:table-cell office:value-type="float" office:value="341724.0"/>
          <table:table-cell office:value-type="float" office:value="212771.0"/>
          <table:table-cell office:value-type="float" office:value="129173.0"/>
          <table:table-cell office:value-type="float" office:value="0.0"/>
          <table:table-cell office:value-type="float" office:value="0.0"/>
          <table:table-cell table:formula="of:=MIN([.$B171];[.$O171])" office:value-type="float"/>
          <table:table-cell table:formula="of:=MIN([.$C171];[.$P171])" office:value-type="float"/>
          <table:table-cell table:formula="of:=MIN([.$D171];[.$Q171])" office:value-type="float"/>
          <table:table-cell table:formula="of:=MIN([.$E171];[.$R171])" office:value-type="float"/>
          <table:table-cell table:formula="of:=MIN([.$F171];[.$S171])" office:value-type="float"/>
          <table:table-cell table:formula="of:=MIN([.$G171];[.$T171])" office:value-type="float"/>
          <table:table-cell table:formula="of:=MIN([.$H171];[.$U171])" office:value-type="float"/>
          <table:table-cell table:formula="of:=MIN([.$I171];[.$V171])" office:value-type="float"/>
          <table:table-cell table:formula="of:=MIN([.$J171])" office:value-type="float"/>
          <table:table-cell table:formula="of:=MIN([.$K171];[.$W171])" office:value-type="float"/>
          <table:table-cell table:formula="of:=MIN([.$L171];[.$X171])" office:value-type="float"/>
          <table:table-cell table:formula="of:=MIN([.$M171];[.$Y171])" office:value-type="float"/>
          <table:table-cell table:formula="of:=MIN([.$N171];[.$Z171])" office:value-type="float"/>
          <table:table-cell table:formula="of:=MEDIAN([.$B171];[.$O171])" office:value-type="float"/>
          <table:table-cell table:formula="of:=MEDIAN([.$C171];[.$P171])" office:value-type="float"/>
          <table:table-cell table:formula="of:=MEDIAN([.$D171];[.$Q171])" office:value-type="float"/>
          <table:table-cell table:formula="of:=MEDIAN([.$E171];[.$R171])" office:value-type="float"/>
          <table:table-cell table:formula="of:=MEDIAN([.$F171];[.$S171])" office:value-type="float"/>
          <table:table-cell table:formula="of:=MEDIAN([.$G171];[.$T171])" office:value-type="float"/>
          <table:table-cell table:formula="of:=MEDIAN([.$H171];[.$U171])" office:value-type="float"/>
          <table:table-cell table:formula="of:=MEDIAN([.$I171];[.$V171])" office:value-type="float"/>
          <table:table-cell table:formula="of:=MEDIAN([.$J171])" office:value-type="float"/>
          <table:table-cell table:formula="of:=MEDIAN([.$K171];[.$W171])" office:value-type="float"/>
          <table:table-cell table:formula="of:=MEDIAN([.$L171];[.$X171])" office:value-type="float"/>
          <table:table-cell table:formula="of:=MEDIAN([.$M171];[.$Y171])" office:value-type="float"/>
          <table:table-cell table:formula="of:=MEDIAN([.$N171];[.$Z171])" office:value-type="float"/>
          <table:table-cell table:formula="of:=MAX([.$B171];[.$O171])" office:value-type="float"/>
          <table:table-cell table:formula="of:=MAX([.$C171];[.$P171])" office:value-type="float"/>
          <table:table-cell table:formula="of:=MAX([.$D171];[.$Q171])" office:value-type="float"/>
          <table:table-cell table:formula="of:=MAX([.$E171];[.$R171])" office:value-type="float"/>
          <table:table-cell table:formula="of:=MAX([.$F171];[.$S171])" office:value-type="float"/>
          <table:table-cell table:formula="of:=MAX([.$G171];[.$T171])" office:value-type="float"/>
          <table:table-cell table:formula="of:=MAX([.$H171];[.$U171])" office:value-type="float"/>
          <table:table-cell table:formula="of:=MAX([.$I171];[.$V171])" office:value-type="float"/>
          <table:table-cell table:formula="of:=MAX([.$J171])" office:value-type="float"/>
          <table:table-cell table:formula="of:=MAX([.$K171];[.$W171])" office:value-type="float"/>
          <table:table-cell table:formula="of:=MAX([.$L171];[.$X171])" office:value-type="float"/>
          <table:table-cell table:formula="of:=MAX([.$M171];[.$Y171])" office:value-type="float"/>
          <table:table-cell table:formula="of:=MAX([.$N171];[.$Z171])" office:value-type="float"/>
        </table:table-row>
        <table:table-row table:style-name="ro1">
          <table:table-cell office:value-type="string">
            <text:p>p05.pddl/18</text:p>
          </table:table-cell>
          <table:table-cell office:value-type="float" office:value="300.0"/>
          <table:table-cell office:value-type="float" office:value="299.99"/>
          <table:table-cell office:value-type="float" office:value="297.1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2254.0"/>
          <table:table-cell office:value-type="float" office:value="417656.0"/>
          <table:table-cell office:value-type="float" office:value="401624.0"/>
          <table:table-cell office:value-type="float" office:value="224931.0"/>
          <table:table-cell office:value-type="float" office:value="13921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7.2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41099.0"/>
          <table:table-cell office:value-type="float" office:value="444624.0"/>
          <table:table-cell office:value-type="float" office:value="224931.0"/>
          <table:table-cell office:value-type="float" office:value="139210.0"/>
          <table:table-cell office:value-type="float" office:value="0.0"/>
          <table:table-cell office:value-type="float" office:value="0.0"/>
          <table:table-cell table:formula="of:=MIN([.$B172];[.$O172])" office:value-type="float"/>
          <table:table-cell table:formula="of:=MIN([.$C172];[.$P172])" office:value-type="float"/>
          <table:table-cell table:formula="of:=MIN([.$D172];[.$Q172])" office:value-type="float"/>
          <table:table-cell table:formula="of:=MIN([.$E172];[.$R172])" office:value-type="float"/>
          <table:table-cell table:formula="of:=MIN([.$F172];[.$S172])" office:value-type="float"/>
          <table:table-cell table:formula="of:=MIN([.$G172];[.$T172])" office:value-type="float"/>
          <table:table-cell table:formula="of:=MIN([.$H172];[.$U172])" office:value-type="float"/>
          <table:table-cell table:formula="of:=MIN([.$I172];[.$V172])" office:value-type="float"/>
          <table:table-cell table:formula="of:=MIN([.$J172])" office:value-type="float"/>
          <table:table-cell table:formula="of:=MIN([.$K172];[.$W172])" office:value-type="float"/>
          <table:table-cell table:formula="of:=MIN([.$L172];[.$X172])" office:value-type="float"/>
          <table:table-cell table:formula="of:=MIN([.$M172];[.$Y172])" office:value-type="float"/>
          <table:table-cell table:formula="of:=MIN([.$N172];[.$Z172])" office:value-type="float"/>
          <table:table-cell table:formula="of:=MEDIAN([.$B172];[.$O172])" office:value-type="float"/>
          <table:table-cell table:formula="of:=MEDIAN([.$C172];[.$P172])" office:value-type="float"/>
          <table:table-cell table:formula="of:=MEDIAN([.$D172];[.$Q172])" office:value-type="float"/>
          <table:table-cell table:formula="of:=MEDIAN([.$E172];[.$R172])" office:value-type="float"/>
          <table:table-cell table:formula="of:=MEDIAN([.$F172];[.$S172])" office:value-type="float"/>
          <table:table-cell table:formula="of:=MEDIAN([.$G172];[.$T172])" office:value-type="float"/>
          <table:table-cell table:formula="of:=MEDIAN([.$H172];[.$U172])" office:value-type="float"/>
          <table:table-cell table:formula="of:=MEDIAN([.$I172];[.$V172])" office:value-type="float"/>
          <table:table-cell table:formula="of:=MEDIAN([.$J172])" office:value-type="float"/>
          <table:table-cell table:formula="of:=MEDIAN([.$K172];[.$W172])" office:value-type="float"/>
          <table:table-cell table:formula="of:=MEDIAN([.$L172];[.$X172])" office:value-type="float"/>
          <table:table-cell table:formula="of:=MEDIAN([.$M172];[.$Y172])" office:value-type="float"/>
          <table:table-cell table:formula="of:=MEDIAN([.$N172];[.$Z172])" office:value-type="float"/>
          <table:table-cell table:formula="of:=MAX([.$B172];[.$O172])" office:value-type="float"/>
          <table:table-cell table:formula="of:=MAX([.$C172];[.$P172])" office:value-type="float"/>
          <table:table-cell table:formula="of:=MAX([.$D172];[.$Q172])" office:value-type="float"/>
          <table:table-cell table:formula="of:=MAX([.$E172];[.$R172])" office:value-type="float"/>
          <table:table-cell table:formula="of:=MAX([.$F172];[.$S172])" office:value-type="float"/>
          <table:table-cell table:formula="of:=MAX([.$G172];[.$T172])" office:value-type="float"/>
          <table:table-cell table:formula="of:=MAX([.$H172];[.$U172])" office:value-type="float"/>
          <table:table-cell table:formula="of:=MAX([.$I172];[.$V172])" office:value-type="float"/>
          <table:table-cell table:formula="of:=MAX([.$J172])" office:value-type="float"/>
          <table:table-cell table:formula="of:=MAX([.$K172];[.$W172])" office:value-type="float"/>
          <table:table-cell table:formula="of:=MAX([.$L172];[.$X172])" office:value-type="float"/>
          <table:table-cell table:formula="of:=MAX([.$M172];[.$Y172])" office:value-type="float"/>
          <table:table-cell table:formula="of:=MAX([.$N172];[.$Z172])" office:value-type="float"/>
        </table:table-row>
        <table:table-row table:style-name="ro1">
          <table:table-cell office:value-type="string">
            <text:p>p05.pddl/19</text:p>
          </table:table-cell>
          <table:table-cell office:value-type="float" office:value="300.0"/>
          <table:table-cell office:value-type="float" office:value="299.992"/>
          <table:table-cell office:value-type="float" office:value="296.8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6722.0"/>
          <table:table-cell office:value-type="float" office:value="473970.0"/>
          <table:table-cell office:value-type="float" office:value="452221.0"/>
          <table:table-cell office:value-type="float" office:value="237091.0"/>
          <table:table-cell office:value-type="float" office:value="14924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7.15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12893.0"/>
          <table:table-cell office:value-type="float" office:value="416113.0"/>
          <table:table-cell office:value-type="float" office:value="237091.0"/>
          <table:table-cell office:value-type="float" office:value="149247.0"/>
          <table:table-cell office:value-type="float" office:value="0.0"/>
          <table:table-cell office:value-type="float" office:value="0.0"/>
          <table:table-cell table:formula="of:=MIN([.$B173];[.$O173])" office:value-type="float"/>
          <table:table-cell table:formula="of:=MIN([.$C173];[.$P173])" office:value-type="float"/>
          <table:table-cell table:formula="of:=MIN([.$D173];[.$Q173])" office:value-type="float"/>
          <table:table-cell table:formula="of:=MIN([.$E173];[.$R173])" office:value-type="float"/>
          <table:table-cell table:formula="of:=MIN([.$F173];[.$S173])" office:value-type="float"/>
          <table:table-cell table:formula="of:=MIN([.$G173];[.$T173])" office:value-type="float"/>
          <table:table-cell table:formula="of:=MIN([.$H173];[.$U173])" office:value-type="float"/>
          <table:table-cell table:formula="of:=MIN([.$I173];[.$V173])" office:value-type="float"/>
          <table:table-cell table:formula="of:=MIN([.$J173])" office:value-type="float"/>
          <table:table-cell table:formula="of:=MIN([.$K173];[.$W173])" office:value-type="float"/>
          <table:table-cell table:formula="of:=MIN([.$L173];[.$X173])" office:value-type="float"/>
          <table:table-cell table:formula="of:=MIN([.$M173];[.$Y173])" office:value-type="float"/>
          <table:table-cell table:formula="of:=MIN([.$N173];[.$Z173])" office:value-type="float"/>
          <table:table-cell table:formula="of:=MEDIAN([.$B173];[.$O173])" office:value-type="float"/>
          <table:table-cell table:formula="of:=MEDIAN([.$C173];[.$P173])" office:value-type="float"/>
          <table:table-cell table:formula="of:=MEDIAN([.$D173];[.$Q173])" office:value-type="float"/>
          <table:table-cell table:formula="of:=MEDIAN([.$E173];[.$R173])" office:value-type="float"/>
          <table:table-cell table:formula="of:=MEDIAN([.$F173];[.$S173])" office:value-type="float"/>
          <table:table-cell table:formula="of:=MEDIAN([.$G173];[.$T173])" office:value-type="float"/>
          <table:table-cell table:formula="of:=MEDIAN([.$H173];[.$U173])" office:value-type="float"/>
          <table:table-cell table:formula="of:=MEDIAN([.$I173];[.$V173])" office:value-type="float"/>
          <table:table-cell table:formula="of:=MEDIAN([.$J173])" office:value-type="float"/>
          <table:table-cell table:formula="of:=MEDIAN([.$K173];[.$W173])" office:value-type="float"/>
          <table:table-cell table:formula="of:=MEDIAN([.$L173];[.$X173])" office:value-type="float"/>
          <table:table-cell table:formula="of:=MEDIAN([.$M173];[.$Y173])" office:value-type="float"/>
          <table:table-cell table:formula="of:=MEDIAN([.$N173];[.$Z173])" office:value-type="float"/>
          <table:table-cell table:formula="of:=MAX([.$B173];[.$O173])" office:value-type="float"/>
          <table:table-cell table:formula="of:=MAX([.$C173];[.$P173])" office:value-type="float"/>
          <table:table-cell table:formula="of:=MAX([.$D173];[.$Q173])" office:value-type="float"/>
          <table:table-cell table:formula="of:=MAX([.$E173];[.$R173])" office:value-type="float"/>
          <table:table-cell table:formula="of:=MAX([.$F173];[.$S173])" office:value-type="float"/>
          <table:table-cell table:formula="of:=MAX([.$G173];[.$T173])" office:value-type="float"/>
          <table:table-cell table:formula="of:=MAX([.$H173];[.$U173])" office:value-type="float"/>
          <table:table-cell table:formula="of:=MAX([.$I173];[.$V173])" office:value-type="float"/>
          <table:table-cell table:formula="of:=MAX([.$J173])" office:value-type="float"/>
          <table:table-cell table:formula="of:=MAX([.$K173];[.$W173])" office:value-type="float"/>
          <table:table-cell table:formula="of:=MAX([.$L173];[.$X173])" office:value-type="float"/>
          <table:table-cell table:formula="of:=MAX([.$M173];[.$Y173])" office:value-type="float"/>
          <table:table-cell table:formula="of:=MAX([.$N173];[.$Z173])" office:value-type="float"/>
        </table:table-row>
        <table:table-row table:style-name="ro1">
          <table:table-cell office:value-type="string">
            <text:p>p05.pddl/2</text:p>
          </table:table-cell>
          <table:table-cell office:value-type="float" office:value="0.414595"/>
          <table:table-cell office:value-type="float" office:value="0.3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371.0"/>
          <table:table-cell office:value-type="float" office:value="293.0"/>
          <table:table-cell office:value-type="float" office:value="0.0"/>
          <table:table-cell office:value-type="float" office:value="0.0"/>
          <table:table-cell office:value-type="float" office:value="0.448359"/>
          <table:table-cell office:value-type="float" office:value="0.4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0371.0"/>
          <table:table-cell office:value-type="float" office:value="293.0"/>
          <table:table-cell office:value-type="float" office:value="0.0"/>
          <table:table-cell office:value-type="float" office:value="0.0"/>
          <table:table-cell table:formula="of:=MIN([.$B174];[.$O174])" office:value-type="float"/>
          <table:table-cell table:formula="of:=MIN([.$C174];[.$P174])" office:value-type="float"/>
          <table:table-cell table:formula="of:=MIN([.$D174];[.$Q174])" office:value-type="float"/>
          <table:table-cell table:formula="of:=MIN([.$E174];[.$R174])" office:value-type="float"/>
          <table:table-cell table:formula="of:=MIN([.$F174];[.$S174])" office:value-type="float"/>
          <table:table-cell table:formula="of:=MIN([.$G174];[.$T174])" office:value-type="float"/>
          <table:table-cell table:formula="of:=MIN([.$H174];[.$U174])" office:value-type="float"/>
          <table:table-cell table:formula="of:=MIN([.$I174];[.$V174])" office:value-type="float"/>
          <table:table-cell table:formula="of:=MIN([.$J174])" office:value-type="float"/>
          <table:table-cell table:formula="of:=MIN([.$K174];[.$W174])" office:value-type="float"/>
          <table:table-cell table:formula="of:=MIN([.$L174];[.$X174])" office:value-type="float"/>
          <table:table-cell table:formula="of:=MIN([.$M174];[.$Y174])" office:value-type="float"/>
          <table:table-cell table:formula="of:=MIN([.$N174];[.$Z174])" office:value-type="float"/>
          <table:table-cell table:formula="of:=MEDIAN([.$B174];[.$O174])" office:value-type="float"/>
          <table:table-cell table:formula="of:=MEDIAN([.$C174];[.$P174])" office:value-type="float"/>
          <table:table-cell table:formula="of:=MEDIAN([.$D174];[.$Q174])" office:value-type="float"/>
          <table:table-cell table:formula="of:=MEDIAN([.$E174];[.$R174])" office:value-type="float"/>
          <table:table-cell table:formula="of:=MEDIAN([.$F174];[.$S174])" office:value-type="float"/>
          <table:table-cell table:formula="of:=MEDIAN([.$G174];[.$T174])" office:value-type="float"/>
          <table:table-cell table:formula="of:=MEDIAN([.$H174];[.$U174])" office:value-type="float"/>
          <table:table-cell table:formula="of:=MEDIAN([.$I174];[.$V174])" office:value-type="float"/>
          <table:table-cell table:formula="of:=MEDIAN([.$J174])" office:value-type="float"/>
          <table:table-cell table:formula="of:=MEDIAN([.$K174];[.$W174])" office:value-type="float"/>
          <table:table-cell table:formula="of:=MEDIAN([.$L174];[.$X174])" office:value-type="float"/>
          <table:table-cell table:formula="of:=MEDIAN([.$M174];[.$Y174])" office:value-type="float"/>
          <table:table-cell table:formula="of:=MEDIAN([.$N174];[.$Z174])" office:value-type="float"/>
          <table:table-cell table:formula="of:=MAX([.$B174];[.$O174])" office:value-type="float"/>
          <table:table-cell table:formula="of:=MAX([.$C174];[.$P174])" office:value-type="float"/>
          <table:table-cell table:formula="of:=MAX([.$D174];[.$Q174])" office:value-type="float"/>
          <table:table-cell table:formula="of:=MAX([.$E174];[.$R174])" office:value-type="float"/>
          <table:table-cell table:formula="of:=MAX([.$F174];[.$S174])" office:value-type="float"/>
          <table:table-cell table:formula="of:=MAX([.$G174];[.$T174])" office:value-type="float"/>
          <table:table-cell table:formula="of:=MAX([.$H174];[.$U174])" office:value-type="float"/>
          <table:table-cell table:formula="of:=MAX([.$I174];[.$V174])" office:value-type="float"/>
          <table:table-cell table:formula="of:=MAX([.$J174])" office:value-type="float"/>
          <table:table-cell table:formula="of:=MAX([.$K174];[.$W174])" office:value-type="float"/>
          <table:table-cell table:formula="of:=MAX([.$L174];[.$X174])" office:value-type="float"/>
          <table:table-cell table:formula="of:=MAX([.$M174];[.$Y174])" office:value-type="float"/>
          <table:table-cell table:formula="of:=MAX([.$N174];[.$Z174])" office:value-type="float"/>
        </table:table-row>
        <table:table-row table:style-name="ro1">
          <table:table-cell office:value-type="string">
            <text:p>p05.pddl/20</text:p>
          </table:table-cell>
          <table:table-cell office:value-type="float" office:value="300.0"/>
          <table:table-cell office:value-type="float" office:value="299.996"/>
          <table:table-cell office:value-type="float" office:value="296.7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4248.0"/>
          <table:table-cell office:value-type="float" office:value="457720.0"/>
          <table:table-cell office:value-type="float" office:value="443436.0"/>
          <table:table-cell office:value-type="float" office:value="249251.0"/>
          <table:table-cell office:value-type="float" office:value="15928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9"/>
          <table:table-cell office:value-type="float" office:value="296.95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43086.0"/>
          <table:table-cell office:value-type="float" office:value="460188.0"/>
          <table:table-cell office:value-type="float" office:value="249251.0"/>
          <table:table-cell office:value-type="float" office:value="159284.0"/>
          <table:table-cell office:value-type="float" office:value="0.0"/>
          <table:table-cell office:value-type="float" office:value="0.0"/>
          <table:table-cell table:formula="of:=MIN([.$B175];[.$O175])" office:value-type="float"/>
          <table:table-cell table:formula="of:=MIN([.$C175];[.$P175])" office:value-type="float"/>
          <table:table-cell table:formula="of:=MIN([.$D175];[.$Q175])" office:value-type="float"/>
          <table:table-cell table:formula="of:=MIN([.$E175];[.$R175])" office:value-type="float"/>
          <table:table-cell table:formula="of:=MIN([.$F175];[.$S175])" office:value-type="float"/>
          <table:table-cell table:formula="of:=MIN([.$G175];[.$T175])" office:value-type="float"/>
          <table:table-cell table:formula="of:=MIN([.$H175];[.$U175])" office:value-type="float"/>
          <table:table-cell table:formula="of:=MIN([.$I175];[.$V175])" office:value-type="float"/>
          <table:table-cell table:formula="of:=MIN([.$J175])" office:value-type="float"/>
          <table:table-cell table:formula="of:=MIN([.$K175];[.$W175])" office:value-type="float"/>
          <table:table-cell table:formula="of:=MIN([.$L175];[.$X175])" office:value-type="float"/>
          <table:table-cell table:formula="of:=MIN([.$M175];[.$Y175])" office:value-type="float"/>
          <table:table-cell table:formula="of:=MIN([.$N175];[.$Z175])" office:value-type="float"/>
          <table:table-cell table:formula="of:=MEDIAN([.$B175];[.$O175])" office:value-type="float"/>
          <table:table-cell table:formula="of:=MEDIAN([.$C175];[.$P175])" office:value-type="float"/>
          <table:table-cell table:formula="of:=MEDIAN([.$D175];[.$Q175])" office:value-type="float"/>
          <table:table-cell table:formula="of:=MEDIAN([.$E175];[.$R175])" office:value-type="float"/>
          <table:table-cell table:formula="of:=MEDIAN([.$F175];[.$S175])" office:value-type="float"/>
          <table:table-cell table:formula="of:=MEDIAN([.$G175];[.$T175])" office:value-type="float"/>
          <table:table-cell table:formula="of:=MEDIAN([.$H175];[.$U175])" office:value-type="float"/>
          <table:table-cell table:formula="of:=MEDIAN([.$I175];[.$V175])" office:value-type="float"/>
          <table:table-cell table:formula="of:=MEDIAN([.$J175])" office:value-type="float"/>
          <table:table-cell table:formula="of:=MEDIAN([.$K175];[.$W175])" office:value-type="float"/>
          <table:table-cell table:formula="of:=MEDIAN([.$L175];[.$X175])" office:value-type="float"/>
          <table:table-cell table:formula="of:=MEDIAN([.$M175];[.$Y175])" office:value-type="float"/>
          <table:table-cell table:formula="of:=MEDIAN([.$N175];[.$Z175])" office:value-type="float"/>
          <table:table-cell table:formula="of:=MAX([.$B175];[.$O175])" office:value-type="float"/>
          <table:table-cell table:formula="of:=MAX([.$C175];[.$P175])" office:value-type="float"/>
          <table:table-cell table:formula="of:=MAX([.$D175];[.$Q175])" office:value-type="float"/>
          <table:table-cell table:formula="of:=MAX([.$E175];[.$R175])" office:value-type="float"/>
          <table:table-cell table:formula="of:=MAX([.$F175];[.$S175])" office:value-type="float"/>
          <table:table-cell table:formula="of:=MAX([.$G175];[.$T175])" office:value-type="float"/>
          <table:table-cell table:formula="of:=MAX([.$H175];[.$U175])" office:value-type="float"/>
          <table:table-cell table:formula="of:=MAX([.$I175];[.$V175])" office:value-type="float"/>
          <table:table-cell table:formula="of:=MAX([.$J175])" office:value-type="float"/>
          <table:table-cell table:formula="of:=MAX([.$K175];[.$W175])" office:value-type="float"/>
          <table:table-cell table:formula="of:=MAX([.$L175];[.$X175])" office:value-type="float"/>
          <table:table-cell table:formula="of:=MAX([.$M175];[.$Y175])" office:value-type="float"/>
          <table:table-cell table:formula="of:=MAX([.$N175];[.$Z175])" office:value-type="float"/>
        </table:table-row>
        <table:table-row table:style-name="ro1">
          <table:table-cell office:value-type="string">
            <text:p>p05.pddl/21</text:p>
          </table:table-cell>
          <table:table-cell office:value-type="float" office:value="300.0"/>
          <table:table-cell office:value-type="float" office:value="299.988"/>
          <table:table-cell office:value-type="float" office:value="296.5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9035.0"/>
          <table:table-cell office:value-type="float" office:value="433567.0"/>
          <table:table-cell office:value-type="float" office:value="415898.0"/>
          <table:table-cell office:value-type="float" office:value="261411.0"/>
          <table:table-cell office:value-type="float" office:value="16932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7"/>
          <table:table-cell office:value-type="float" office:value="296.8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33651.0"/>
          <table:table-cell office:value-type="float" office:value="447321.0"/>
          <table:table-cell office:value-type="float" office:value="261411.0"/>
          <table:table-cell office:value-type="float" office:value="169321.0"/>
          <table:table-cell office:value-type="float" office:value="0.0"/>
          <table:table-cell office:value-type="float" office:value="0.0"/>
          <table:table-cell table:formula="of:=MIN([.$B176];[.$O176])" office:value-type="float"/>
          <table:table-cell table:formula="of:=MIN([.$C176];[.$P176])" office:value-type="float"/>
          <table:table-cell table:formula="of:=MIN([.$D176];[.$Q176])" office:value-type="float"/>
          <table:table-cell table:formula="of:=MIN([.$E176];[.$R176])" office:value-type="float"/>
          <table:table-cell table:formula="of:=MIN([.$F176];[.$S176])" office:value-type="float"/>
          <table:table-cell table:formula="of:=MIN([.$G176];[.$T176])" office:value-type="float"/>
          <table:table-cell table:formula="of:=MIN([.$H176];[.$U176])" office:value-type="float"/>
          <table:table-cell table:formula="of:=MIN([.$I176];[.$V176])" office:value-type="float"/>
          <table:table-cell table:formula="of:=MIN([.$J176])" office:value-type="float"/>
          <table:table-cell table:formula="of:=MIN([.$K176];[.$W176])" office:value-type="float"/>
          <table:table-cell table:formula="of:=MIN([.$L176];[.$X176])" office:value-type="float"/>
          <table:table-cell table:formula="of:=MIN([.$M176];[.$Y176])" office:value-type="float"/>
          <table:table-cell table:formula="of:=MIN([.$N176];[.$Z176])" office:value-type="float"/>
          <table:table-cell table:formula="of:=MEDIAN([.$B176];[.$O176])" office:value-type="float"/>
          <table:table-cell table:formula="of:=MEDIAN([.$C176];[.$P176])" office:value-type="float"/>
          <table:table-cell table:formula="of:=MEDIAN([.$D176];[.$Q176])" office:value-type="float"/>
          <table:table-cell table:formula="of:=MEDIAN([.$E176];[.$R176])" office:value-type="float"/>
          <table:table-cell table:formula="of:=MEDIAN([.$F176];[.$S176])" office:value-type="float"/>
          <table:table-cell table:formula="of:=MEDIAN([.$G176];[.$T176])" office:value-type="float"/>
          <table:table-cell table:formula="of:=MEDIAN([.$H176];[.$U176])" office:value-type="float"/>
          <table:table-cell table:formula="of:=MEDIAN([.$I176];[.$V176])" office:value-type="float"/>
          <table:table-cell table:formula="of:=MEDIAN([.$J176])" office:value-type="float"/>
          <table:table-cell table:formula="of:=MEDIAN([.$K176];[.$W176])" office:value-type="float"/>
          <table:table-cell table:formula="of:=MEDIAN([.$L176];[.$X176])" office:value-type="float"/>
          <table:table-cell table:formula="of:=MEDIAN([.$M176];[.$Y176])" office:value-type="float"/>
          <table:table-cell table:formula="of:=MEDIAN([.$N176];[.$Z176])" office:value-type="float"/>
          <table:table-cell table:formula="of:=MAX([.$B176];[.$O176])" office:value-type="float"/>
          <table:table-cell table:formula="of:=MAX([.$C176];[.$P176])" office:value-type="float"/>
          <table:table-cell table:formula="of:=MAX([.$D176];[.$Q176])" office:value-type="float"/>
          <table:table-cell table:formula="of:=MAX([.$E176];[.$R176])" office:value-type="float"/>
          <table:table-cell table:formula="of:=MAX([.$F176];[.$S176])" office:value-type="float"/>
          <table:table-cell table:formula="of:=MAX([.$G176];[.$T176])" office:value-type="float"/>
          <table:table-cell table:formula="of:=MAX([.$H176];[.$U176])" office:value-type="float"/>
          <table:table-cell table:formula="of:=MAX([.$I176];[.$V176])" office:value-type="float"/>
          <table:table-cell table:formula="of:=MAX([.$J176])" office:value-type="float"/>
          <table:table-cell table:formula="of:=MAX([.$K176];[.$W176])" office:value-type="float"/>
          <table:table-cell table:formula="of:=MAX([.$L176];[.$X176])" office:value-type="float"/>
          <table:table-cell table:formula="of:=MAX([.$M176];[.$Y176])" office:value-type="float"/>
          <table:table-cell table:formula="of:=MAX([.$N176];[.$Z176])" office:value-type="float"/>
        </table:table-row>
        <table:table-row table:style-name="ro1">
          <table:table-cell office:value-type="string">
            <text:p>p05.pddl/22</text:p>
          </table:table-cell>
          <table:table-cell office:value-type="float" office:value="300.0"/>
          <table:table-cell office:value-type="float" office:value="299.988"/>
          <table:table-cell office:value-type="float" office:value="296.3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9831.0"/>
          <table:table-cell office:value-type="float" office:value="428202.0"/>
          <table:table-cell office:value-type="float" office:value="415237.0"/>
          <table:table-cell office:value-type="float" office:value="273571.0"/>
          <table:table-cell office:value-type="float" office:value="17935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6.7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32420.0"/>
          <table:table-cell office:value-type="float" office:value="443149.0"/>
          <table:table-cell office:value-type="float" office:value="273571.0"/>
          <table:table-cell office:value-type="float" office:value="179358.0"/>
          <table:table-cell office:value-type="float" office:value="0.0"/>
          <table:table-cell office:value-type="float" office:value="0.0"/>
          <table:table-cell table:formula="of:=MIN([.$B177];[.$O177])" office:value-type="float"/>
          <table:table-cell table:formula="of:=MIN([.$C177];[.$P177])" office:value-type="float"/>
          <table:table-cell table:formula="of:=MIN([.$D177];[.$Q177])" office:value-type="float"/>
          <table:table-cell table:formula="of:=MIN([.$E177];[.$R177])" office:value-type="float"/>
          <table:table-cell table:formula="of:=MIN([.$F177];[.$S177])" office:value-type="float"/>
          <table:table-cell table:formula="of:=MIN([.$G177];[.$T177])" office:value-type="float"/>
          <table:table-cell table:formula="of:=MIN([.$H177];[.$U177])" office:value-type="float"/>
          <table:table-cell table:formula="of:=MIN([.$I177];[.$V177])" office:value-type="float"/>
          <table:table-cell table:formula="of:=MIN([.$J177])" office:value-type="float"/>
          <table:table-cell table:formula="of:=MIN([.$K177];[.$W177])" office:value-type="float"/>
          <table:table-cell table:formula="of:=MIN([.$L177];[.$X177])" office:value-type="float"/>
          <table:table-cell table:formula="of:=MIN([.$M177];[.$Y177])" office:value-type="float"/>
          <table:table-cell table:formula="of:=MIN([.$N177];[.$Z177])" office:value-type="float"/>
          <table:table-cell table:formula="of:=MEDIAN([.$B177];[.$O177])" office:value-type="float"/>
          <table:table-cell table:formula="of:=MEDIAN([.$C177];[.$P177])" office:value-type="float"/>
          <table:table-cell table:formula="of:=MEDIAN([.$D177];[.$Q177])" office:value-type="float"/>
          <table:table-cell table:formula="of:=MEDIAN([.$E177];[.$R177])" office:value-type="float"/>
          <table:table-cell table:formula="of:=MEDIAN([.$F177];[.$S177])" office:value-type="float"/>
          <table:table-cell table:formula="of:=MEDIAN([.$G177];[.$T177])" office:value-type="float"/>
          <table:table-cell table:formula="of:=MEDIAN([.$H177];[.$U177])" office:value-type="float"/>
          <table:table-cell table:formula="of:=MEDIAN([.$I177];[.$V177])" office:value-type="float"/>
          <table:table-cell table:formula="of:=MEDIAN([.$J177])" office:value-type="float"/>
          <table:table-cell table:formula="of:=MEDIAN([.$K177];[.$W177])" office:value-type="float"/>
          <table:table-cell table:formula="of:=MEDIAN([.$L177];[.$X177])" office:value-type="float"/>
          <table:table-cell table:formula="of:=MEDIAN([.$M177];[.$Y177])" office:value-type="float"/>
          <table:table-cell table:formula="of:=MEDIAN([.$N177];[.$Z177])" office:value-type="float"/>
          <table:table-cell table:formula="of:=MAX([.$B177];[.$O177])" office:value-type="float"/>
          <table:table-cell table:formula="of:=MAX([.$C177];[.$P177])" office:value-type="float"/>
          <table:table-cell table:formula="of:=MAX([.$D177];[.$Q177])" office:value-type="float"/>
          <table:table-cell table:formula="of:=MAX([.$E177];[.$R177])" office:value-type="float"/>
          <table:table-cell table:formula="of:=MAX([.$F177];[.$S177])" office:value-type="float"/>
          <table:table-cell table:formula="of:=MAX([.$G177];[.$T177])" office:value-type="float"/>
          <table:table-cell table:formula="of:=MAX([.$H177];[.$U177])" office:value-type="float"/>
          <table:table-cell table:formula="of:=MAX([.$I177];[.$V177])" office:value-type="float"/>
          <table:table-cell table:formula="of:=MAX([.$J177])" office:value-type="float"/>
          <table:table-cell table:formula="of:=MAX([.$K177];[.$W177])" office:value-type="float"/>
          <table:table-cell table:formula="of:=MAX([.$L177];[.$X177])" office:value-type="float"/>
          <table:table-cell table:formula="of:=MAX([.$M177];[.$Y177])" office:value-type="float"/>
          <table:table-cell table:formula="of:=MAX([.$N177];[.$Z177])" office:value-type="float"/>
        </table:table-row>
        <table:table-row table:style-name="ro1">
          <table:table-cell office:value-type="string">
            <text:p>p05.pddl/23</text:p>
          </table:table-cell>
          <table:table-cell office:value-type="float" office:value="300.0"/>
          <table:table-cell office:value-type="float" office:value="299.982"/>
          <table:table-cell office:value-type="float" office:value="296.2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81218.0"/>
          <table:table-cell office:value-type="float" office:value="538251.0"/>
          <table:table-cell office:value-type="float" office:value="515653.0"/>
          <table:table-cell office:value-type="float" office:value="285731.0"/>
          <table:table-cell office:value-type="float" office:value="18939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6.4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31630.0"/>
          <table:table-cell office:value-type="float" office:value="445956.0"/>
          <table:table-cell office:value-type="float" office:value="285731.0"/>
          <table:table-cell office:value-type="float" office:value="189395.0"/>
          <table:table-cell office:value-type="float" office:value="0.0"/>
          <table:table-cell office:value-type="float" office:value="0.0"/>
          <table:table-cell table:formula="of:=MIN([.$B178];[.$O178])" office:value-type="float"/>
          <table:table-cell table:formula="of:=MIN([.$C178];[.$P178])" office:value-type="float"/>
          <table:table-cell table:formula="of:=MIN([.$D178];[.$Q178])" office:value-type="float"/>
          <table:table-cell table:formula="of:=MIN([.$E178];[.$R178])" office:value-type="float"/>
          <table:table-cell table:formula="of:=MIN([.$F178];[.$S178])" office:value-type="float"/>
          <table:table-cell table:formula="of:=MIN([.$G178];[.$T178])" office:value-type="float"/>
          <table:table-cell table:formula="of:=MIN([.$H178];[.$U178])" office:value-type="float"/>
          <table:table-cell table:formula="of:=MIN([.$I178];[.$V178])" office:value-type="float"/>
          <table:table-cell table:formula="of:=MIN([.$J178])" office:value-type="float"/>
          <table:table-cell table:formula="of:=MIN([.$K178];[.$W178])" office:value-type="float"/>
          <table:table-cell table:formula="of:=MIN([.$L178];[.$X178])" office:value-type="float"/>
          <table:table-cell table:formula="of:=MIN([.$M178];[.$Y178])" office:value-type="float"/>
          <table:table-cell table:formula="of:=MIN([.$N178];[.$Z178])" office:value-type="float"/>
          <table:table-cell table:formula="of:=MEDIAN([.$B178];[.$O178])" office:value-type="float"/>
          <table:table-cell table:formula="of:=MEDIAN([.$C178];[.$P178])" office:value-type="float"/>
          <table:table-cell table:formula="of:=MEDIAN([.$D178];[.$Q178])" office:value-type="float"/>
          <table:table-cell table:formula="of:=MEDIAN([.$E178];[.$R178])" office:value-type="float"/>
          <table:table-cell table:formula="of:=MEDIAN([.$F178];[.$S178])" office:value-type="float"/>
          <table:table-cell table:formula="of:=MEDIAN([.$G178];[.$T178])" office:value-type="float"/>
          <table:table-cell table:formula="of:=MEDIAN([.$H178];[.$U178])" office:value-type="float"/>
          <table:table-cell table:formula="of:=MEDIAN([.$I178];[.$V178])" office:value-type="float"/>
          <table:table-cell table:formula="of:=MEDIAN([.$J178])" office:value-type="float"/>
          <table:table-cell table:formula="of:=MEDIAN([.$K178];[.$W178])" office:value-type="float"/>
          <table:table-cell table:formula="of:=MEDIAN([.$L178];[.$X178])" office:value-type="float"/>
          <table:table-cell table:formula="of:=MEDIAN([.$M178];[.$Y178])" office:value-type="float"/>
          <table:table-cell table:formula="of:=MEDIAN([.$N178];[.$Z178])" office:value-type="float"/>
          <table:table-cell table:formula="of:=MAX([.$B178];[.$O178])" office:value-type="float"/>
          <table:table-cell table:formula="of:=MAX([.$C178];[.$P178])" office:value-type="float"/>
          <table:table-cell table:formula="of:=MAX([.$D178];[.$Q178])" office:value-type="float"/>
          <table:table-cell table:formula="of:=MAX([.$E178];[.$R178])" office:value-type="float"/>
          <table:table-cell table:formula="of:=MAX([.$F178];[.$S178])" office:value-type="float"/>
          <table:table-cell table:formula="of:=MAX([.$G178];[.$T178])" office:value-type="float"/>
          <table:table-cell table:formula="of:=MAX([.$H178];[.$U178])" office:value-type="float"/>
          <table:table-cell table:formula="of:=MAX([.$I178];[.$V178])" office:value-type="float"/>
          <table:table-cell table:formula="of:=MAX([.$J178])" office:value-type="float"/>
          <table:table-cell table:formula="of:=MAX([.$K178];[.$W178])" office:value-type="float"/>
          <table:table-cell table:formula="of:=MAX([.$L178];[.$X178])" office:value-type="float"/>
          <table:table-cell table:formula="of:=MAX([.$M178];[.$Y178])" office:value-type="float"/>
          <table:table-cell table:formula="of:=MAX([.$N178];[.$Z178])" office:value-type="float"/>
        </table:table-row>
        <table:table-row table:style-name="ro1">
          <table:table-cell office:value-type="string">
            <text:p>p05.pddl/24</text:p>
          </table:table-cell>
          <table:table-cell office:value-type="float" office:value="300.0"/>
          <table:table-cell office:value-type="float" office:value="299.988"/>
          <table:table-cell office:value-type="float" office:value="296.0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8227.0"/>
          <table:table-cell office:value-type="float" office:value="475321.0"/>
          <table:table-cell office:value-type="float" office:value="457057.0"/>
          <table:table-cell office:value-type="float" office:value="297891.0"/>
          <table:table-cell office:value-type="float" office:value="19943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6.4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49636.0"/>
          <table:table-cell office:value-type="float" office:value="476297.0"/>
          <table:table-cell office:value-type="float" office:value="297891.0"/>
          <table:table-cell office:value-type="float" office:value="199432.0"/>
          <table:table-cell office:value-type="float" office:value="0.0"/>
          <table:table-cell office:value-type="float" office:value="0.0"/>
          <table:table-cell table:formula="of:=MIN([.$B179];[.$O179])" office:value-type="float"/>
          <table:table-cell table:formula="of:=MIN([.$C179];[.$P179])" office:value-type="float"/>
          <table:table-cell table:formula="of:=MIN([.$D179];[.$Q179])" office:value-type="float"/>
          <table:table-cell table:formula="of:=MIN([.$E179];[.$R179])" office:value-type="float"/>
          <table:table-cell table:formula="of:=MIN([.$F179];[.$S179])" office:value-type="float"/>
          <table:table-cell table:formula="of:=MIN([.$G179];[.$T179])" office:value-type="float"/>
          <table:table-cell table:formula="of:=MIN([.$H179];[.$U179])" office:value-type="float"/>
          <table:table-cell table:formula="of:=MIN([.$I179];[.$V179])" office:value-type="float"/>
          <table:table-cell table:formula="of:=MIN([.$J179])" office:value-type="float"/>
          <table:table-cell table:formula="of:=MIN([.$K179];[.$W179])" office:value-type="float"/>
          <table:table-cell table:formula="of:=MIN([.$L179];[.$X179])" office:value-type="float"/>
          <table:table-cell table:formula="of:=MIN([.$M179];[.$Y179])" office:value-type="float"/>
          <table:table-cell table:formula="of:=MIN([.$N179];[.$Z179])" office:value-type="float"/>
          <table:table-cell table:formula="of:=MEDIAN([.$B179];[.$O179])" office:value-type="float"/>
          <table:table-cell table:formula="of:=MEDIAN([.$C179];[.$P179])" office:value-type="float"/>
          <table:table-cell table:formula="of:=MEDIAN([.$D179];[.$Q179])" office:value-type="float"/>
          <table:table-cell table:formula="of:=MEDIAN([.$E179];[.$R179])" office:value-type="float"/>
          <table:table-cell table:formula="of:=MEDIAN([.$F179];[.$S179])" office:value-type="float"/>
          <table:table-cell table:formula="of:=MEDIAN([.$G179];[.$T179])" office:value-type="float"/>
          <table:table-cell table:formula="of:=MEDIAN([.$H179];[.$U179])" office:value-type="float"/>
          <table:table-cell table:formula="of:=MEDIAN([.$I179];[.$V179])" office:value-type="float"/>
          <table:table-cell table:formula="of:=MEDIAN([.$J179])" office:value-type="float"/>
          <table:table-cell table:formula="of:=MEDIAN([.$K179];[.$W179])" office:value-type="float"/>
          <table:table-cell table:formula="of:=MEDIAN([.$L179];[.$X179])" office:value-type="float"/>
          <table:table-cell table:formula="of:=MEDIAN([.$M179];[.$Y179])" office:value-type="float"/>
          <table:table-cell table:formula="of:=MEDIAN([.$N179];[.$Z179])" office:value-type="float"/>
          <table:table-cell table:formula="of:=MAX([.$B179];[.$O179])" office:value-type="float"/>
          <table:table-cell table:formula="of:=MAX([.$C179];[.$P179])" office:value-type="float"/>
          <table:table-cell table:formula="of:=MAX([.$D179];[.$Q179])" office:value-type="float"/>
          <table:table-cell table:formula="of:=MAX([.$E179];[.$R179])" office:value-type="float"/>
          <table:table-cell table:formula="of:=MAX([.$F179];[.$S179])" office:value-type="float"/>
          <table:table-cell table:formula="of:=MAX([.$G179];[.$T179])" office:value-type="float"/>
          <table:table-cell table:formula="of:=MAX([.$H179];[.$U179])" office:value-type="float"/>
          <table:table-cell table:formula="of:=MAX([.$I179];[.$V179])" office:value-type="float"/>
          <table:table-cell table:formula="of:=MAX([.$J179])" office:value-type="float"/>
          <table:table-cell table:formula="of:=MAX([.$K179];[.$W179])" office:value-type="float"/>
          <table:table-cell table:formula="of:=MAX([.$L179];[.$X179])" office:value-type="float"/>
          <table:table-cell table:formula="of:=MAX([.$M179];[.$Y179])" office:value-type="float"/>
          <table:table-cell table:formula="of:=MAX([.$N179];[.$Z179])" office:value-type="float"/>
        </table:table-row>
        <table:table-row table:style-name="ro1">
          <table:table-cell office:value-type="string">
            <text:p>p05.pddl/25</text:p>
          </table:table-cell>
          <table:table-cell office:value-type="float" office:value="300.0"/>
          <table:table-cell office:value-type="float" office:value="299.99"/>
          <table:table-cell office:value-type="float" office:value="295.8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0258.0"/>
          <table:table-cell office:value-type="float" office:value="500785.0"/>
          <table:table-cell office:value-type="float" office:value="477517.0"/>
          <table:table-cell office:value-type="float" office:value="310051.0"/>
          <table:table-cell office:value-type="float" office:value="2094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6.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02298.0"/>
          <table:table-cell office:value-type="float" office:value="402451.0"/>
          <table:table-cell office:value-type="float" office:value="310051.0"/>
          <table:table-cell office:value-type="float" office:value="209469.0"/>
          <table:table-cell office:value-type="float" office:value="0.0"/>
          <table:table-cell office:value-type="float" office:value="0.0"/>
          <table:table-cell table:formula="of:=MIN([.$B180];[.$O180])" office:value-type="float"/>
          <table:table-cell table:formula="of:=MIN([.$C180];[.$P180])" office:value-type="float"/>
          <table:table-cell table:formula="of:=MIN([.$D180];[.$Q180])" office:value-type="float"/>
          <table:table-cell table:formula="of:=MIN([.$E180];[.$R180])" office:value-type="float"/>
          <table:table-cell table:formula="of:=MIN([.$F180];[.$S180])" office:value-type="float"/>
          <table:table-cell table:formula="of:=MIN([.$G180];[.$T180])" office:value-type="float"/>
          <table:table-cell table:formula="of:=MIN([.$H180];[.$U180])" office:value-type="float"/>
          <table:table-cell table:formula="of:=MIN([.$I180];[.$V180])" office:value-type="float"/>
          <table:table-cell table:formula="of:=MIN([.$J180])" office:value-type="float"/>
          <table:table-cell table:formula="of:=MIN([.$K180];[.$W180])" office:value-type="float"/>
          <table:table-cell table:formula="of:=MIN([.$L180];[.$X180])" office:value-type="float"/>
          <table:table-cell table:formula="of:=MIN([.$M180];[.$Y180])" office:value-type="float"/>
          <table:table-cell table:formula="of:=MIN([.$N180];[.$Z180])" office:value-type="float"/>
          <table:table-cell table:formula="of:=MEDIAN([.$B180];[.$O180])" office:value-type="float"/>
          <table:table-cell table:formula="of:=MEDIAN([.$C180];[.$P180])" office:value-type="float"/>
          <table:table-cell table:formula="of:=MEDIAN([.$D180];[.$Q180])" office:value-type="float"/>
          <table:table-cell table:formula="of:=MEDIAN([.$E180];[.$R180])" office:value-type="float"/>
          <table:table-cell table:formula="of:=MEDIAN([.$F180];[.$S180])" office:value-type="float"/>
          <table:table-cell table:formula="of:=MEDIAN([.$G180];[.$T180])" office:value-type="float"/>
          <table:table-cell table:formula="of:=MEDIAN([.$H180];[.$U180])" office:value-type="float"/>
          <table:table-cell table:formula="of:=MEDIAN([.$I180];[.$V180])" office:value-type="float"/>
          <table:table-cell table:formula="of:=MEDIAN([.$J180])" office:value-type="float"/>
          <table:table-cell table:formula="of:=MEDIAN([.$K180];[.$W180])" office:value-type="float"/>
          <table:table-cell table:formula="of:=MEDIAN([.$L180];[.$X180])" office:value-type="float"/>
          <table:table-cell table:formula="of:=MEDIAN([.$M180];[.$Y180])" office:value-type="float"/>
          <table:table-cell table:formula="of:=MEDIAN([.$N180];[.$Z180])" office:value-type="float"/>
          <table:table-cell table:formula="of:=MAX([.$B180];[.$O180])" office:value-type="float"/>
          <table:table-cell table:formula="of:=MAX([.$C180];[.$P180])" office:value-type="float"/>
          <table:table-cell table:formula="of:=MAX([.$D180];[.$Q180])" office:value-type="float"/>
          <table:table-cell table:formula="of:=MAX([.$E180];[.$R180])" office:value-type="float"/>
          <table:table-cell table:formula="of:=MAX([.$F180];[.$S180])" office:value-type="float"/>
          <table:table-cell table:formula="of:=MAX([.$G180];[.$T180])" office:value-type="float"/>
          <table:table-cell table:formula="of:=MAX([.$H180];[.$U180])" office:value-type="float"/>
          <table:table-cell table:formula="of:=MAX([.$I180];[.$V180])" office:value-type="float"/>
          <table:table-cell table:formula="of:=MAX([.$J180])" office:value-type="float"/>
          <table:table-cell table:formula="of:=MAX([.$K180];[.$W180])" office:value-type="float"/>
          <table:table-cell table:formula="of:=MAX([.$L180];[.$X180])" office:value-type="float"/>
          <table:table-cell table:formula="of:=MAX([.$M180];[.$Y180])" office:value-type="float"/>
          <table:table-cell table:formula="of:=MAX([.$N180];[.$Z180])" office:value-type="float"/>
        </table:table-row>
        <table:table-row table:style-name="ro1">
          <table:table-cell office:value-type="string">
            <text:p>p05.pddl/26</text:p>
          </table:table-cell>
          <table:table-cell office:value-type="float" office:value="300.0"/>
          <table:table-cell office:value-type="float" office:value="299.988"/>
          <table:table-cell office:value-type="float" office:value="295.5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5434.0"/>
          <table:table-cell office:value-type="float" office:value="562945.0"/>
          <table:table-cell office:value-type="float" office:value="534363.0"/>
          <table:table-cell office:value-type="float" office:value="322211.0"/>
          <table:table-cell office:value-type="float" office:value="21950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6.0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18191.0"/>
          <table:table-cell office:value-type="float" office:value="440506.0"/>
          <table:table-cell office:value-type="float" office:value="322211.0"/>
          <table:table-cell office:value-type="float" office:value="219506.0"/>
          <table:table-cell office:value-type="float" office:value="0.0"/>
          <table:table-cell office:value-type="float" office:value="0.0"/>
          <table:table-cell table:formula="of:=MIN([.$B181];[.$O181])" office:value-type="float"/>
          <table:table-cell table:formula="of:=MIN([.$C181];[.$P181])" office:value-type="float"/>
          <table:table-cell table:formula="of:=MIN([.$D181];[.$Q181])" office:value-type="float"/>
          <table:table-cell table:formula="of:=MIN([.$E181];[.$R181])" office:value-type="float"/>
          <table:table-cell table:formula="of:=MIN([.$F181];[.$S181])" office:value-type="float"/>
          <table:table-cell table:formula="of:=MIN([.$G181];[.$T181])" office:value-type="float"/>
          <table:table-cell table:formula="of:=MIN([.$H181];[.$U181])" office:value-type="float"/>
          <table:table-cell table:formula="of:=MIN([.$I181];[.$V181])" office:value-type="float"/>
          <table:table-cell table:formula="of:=MIN([.$J181])" office:value-type="float"/>
          <table:table-cell table:formula="of:=MIN([.$K181];[.$W181])" office:value-type="float"/>
          <table:table-cell table:formula="of:=MIN([.$L181];[.$X181])" office:value-type="float"/>
          <table:table-cell table:formula="of:=MIN([.$M181];[.$Y181])" office:value-type="float"/>
          <table:table-cell table:formula="of:=MIN([.$N181];[.$Z181])" office:value-type="float"/>
          <table:table-cell table:formula="of:=MEDIAN([.$B181];[.$O181])" office:value-type="float"/>
          <table:table-cell table:formula="of:=MEDIAN([.$C181];[.$P181])" office:value-type="float"/>
          <table:table-cell table:formula="of:=MEDIAN([.$D181];[.$Q181])" office:value-type="float"/>
          <table:table-cell table:formula="of:=MEDIAN([.$E181];[.$R181])" office:value-type="float"/>
          <table:table-cell table:formula="of:=MEDIAN([.$F181];[.$S181])" office:value-type="float"/>
          <table:table-cell table:formula="of:=MEDIAN([.$G181];[.$T181])" office:value-type="float"/>
          <table:table-cell table:formula="of:=MEDIAN([.$H181];[.$U181])" office:value-type="float"/>
          <table:table-cell table:formula="of:=MEDIAN([.$I181];[.$V181])" office:value-type="float"/>
          <table:table-cell table:formula="of:=MEDIAN([.$J181])" office:value-type="float"/>
          <table:table-cell table:formula="of:=MEDIAN([.$K181];[.$W181])" office:value-type="float"/>
          <table:table-cell table:formula="of:=MEDIAN([.$L181];[.$X181])" office:value-type="float"/>
          <table:table-cell table:formula="of:=MEDIAN([.$M181];[.$Y181])" office:value-type="float"/>
          <table:table-cell table:formula="of:=MEDIAN([.$N181];[.$Z181])" office:value-type="float"/>
          <table:table-cell table:formula="of:=MAX([.$B181];[.$O181])" office:value-type="float"/>
          <table:table-cell table:formula="of:=MAX([.$C181];[.$P181])" office:value-type="float"/>
          <table:table-cell table:formula="of:=MAX([.$D181];[.$Q181])" office:value-type="float"/>
          <table:table-cell table:formula="of:=MAX([.$E181];[.$R181])" office:value-type="float"/>
          <table:table-cell table:formula="of:=MAX([.$F181];[.$S181])" office:value-type="float"/>
          <table:table-cell table:formula="of:=MAX([.$G181];[.$T181])" office:value-type="float"/>
          <table:table-cell table:formula="of:=MAX([.$H181];[.$U181])" office:value-type="float"/>
          <table:table-cell table:formula="of:=MAX([.$I181];[.$V181])" office:value-type="float"/>
          <table:table-cell table:formula="of:=MAX([.$J181])" office:value-type="float"/>
          <table:table-cell table:formula="of:=MAX([.$K181];[.$W181])" office:value-type="float"/>
          <table:table-cell table:formula="of:=MAX([.$L181];[.$X181])" office:value-type="float"/>
          <table:table-cell table:formula="of:=MAX([.$M181];[.$Y181])" office:value-type="float"/>
          <table:table-cell table:formula="of:=MAX([.$N181];[.$Z181])" office:value-type="float"/>
        </table:table-row>
        <table:table-row table:style-name="ro1">
          <table:table-cell office:value-type="string">
            <text:p>p05.pddl/27</text:p>
          </table:table-cell>
          <table:table-cell office:value-type="float" office:value="300.0"/>
          <table:table-cell office:value-type="float" office:value="299.984"/>
          <table:table-cell office:value-type="float" office:value="295.6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299663.0"/>
          <table:table-cell office:value-type="float" office:value="609798.0"/>
          <table:table-cell office:value-type="float" office:value="580349.0"/>
          <table:table-cell office:value-type="float" office:value="334371.0"/>
          <table:table-cell office:value-type="float" office:value="22954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"/>
          <table:table-cell office:value-type="float" office:value="295.9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10187.0"/>
          <table:table-cell office:value-type="float" office:value="421974.0"/>
          <table:table-cell office:value-type="float" office:value="334371.0"/>
          <table:table-cell office:value-type="float" office:value="229543.0"/>
          <table:table-cell office:value-type="float" office:value="0.0"/>
          <table:table-cell office:value-type="float" office:value="0.0"/>
          <table:table-cell table:formula="of:=MIN([.$B182];[.$O182])" office:value-type="float"/>
          <table:table-cell table:formula="of:=MIN([.$C182];[.$P182])" office:value-type="float"/>
          <table:table-cell table:formula="of:=MIN([.$D182];[.$Q182])" office:value-type="float"/>
          <table:table-cell table:formula="of:=MIN([.$E182];[.$R182])" office:value-type="float"/>
          <table:table-cell table:formula="of:=MIN([.$F182];[.$S182])" office:value-type="float"/>
          <table:table-cell table:formula="of:=MIN([.$G182];[.$T182])" office:value-type="float"/>
          <table:table-cell table:formula="of:=MIN([.$H182];[.$U182])" office:value-type="float"/>
          <table:table-cell table:formula="of:=MIN([.$I182];[.$V182])" office:value-type="float"/>
          <table:table-cell table:formula="of:=MIN([.$J182])" office:value-type="float"/>
          <table:table-cell table:formula="of:=MIN([.$K182];[.$W182])" office:value-type="float"/>
          <table:table-cell table:formula="of:=MIN([.$L182];[.$X182])" office:value-type="float"/>
          <table:table-cell table:formula="of:=MIN([.$M182];[.$Y182])" office:value-type="float"/>
          <table:table-cell table:formula="of:=MIN([.$N182];[.$Z182])" office:value-type="float"/>
          <table:table-cell table:formula="of:=MEDIAN([.$B182];[.$O182])" office:value-type="float"/>
          <table:table-cell table:formula="of:=MEDIAN([.$C182];[.$P182])" office:value-type="float"/>
          <table:table-cell table:formula="of:=MEDIAN([.$D182];[.$Q182])" office:value-type="float"/>
          <table:table-cell table:formula="of:=MEDIAN([.$E182];[.$R182])" office:value-type="float"/>
          <table:table-cell table:formula="of:=MEDIAN([.$F182];[.$S182])" office:value-type="float"/>
          <table:table-cell table:formula="of:=MEDIAN([.$G182];[.$T182])" office:value-type="float"/>
          <table:table-cell table:formula="of:=MEDIAN([.$H182];[.$U182])" office:value-type="float"/>
          <table:table-cell table:formula="of:=MEDIAN([.$I182];[.$V182])" office:value-type="float"/>
          <table:table-cell table:formula="of:=MEDIAN([.$J182])" office:value-type="float"/>
          <table:table-cell table:formula="of:=MEDIAN([.$K182];[.$W182])" office:value-type="float"/>
          <table:table-cell table:formula="of:=MEDIAN([.$L182];[.$X182])" office:value-type="float"/>
          <table:table-cell table:formula="of:=MEDIAN([.$M182];[.$Y182])" office:value-type="float"/>
          <table:table-cell table:formula="of:=MEDIAN([.$N182];[.$Z182])" office:value-type="float"/>
          <table:table-cell table:formula="of:=MAX([.$B182];[.$O182])" office:value-type="float"/>
          <table:table-cell table:formula="of:=MAX([.$C182];[.$P182])" office:value-type="float"/>
          <table:table-cell table:formula="of:=MAX([.$D182];[.$Q182])" office:value-type="float"/>
          <table:table-cell table:formula="of:=MAX([.$E182];[.$R182])" office:value-type="float"/>
          <table:table-cell table:formula="of:=MAX([.$F182];[.$S182])" office:value-type="float"/>
          <table:table-cell table:formula="of:=MAX([.$G182];[.$T182])" office:value-type="float"/>
          <table:table-cell table:formula="of:=MAX([.$H182];[.$U182])" office:value-type="float"/>
          <table:table-cell table:formula="of:=MAX([.$I182];[.$V182])" office:value-type="float"/>
          <table:table-cell table:formula="of:=MAX([.$J182])" office:value-type="float"/>
          <table:table-cell table:formula="of:=MAX([.$K182];[.$W182])" office:value-type="float"/>
          <table:table-cell table:formula="of:=MAX([.$L182];[.$X182])" office:value-type="float"/>
          <table:table-cell table:formula="of:=MAX([.$M182];[.$Y182])" office:value-type="float"/>
          <table:table-cell table:formula="of:=MAX([.$N182];[.$Z182])" office:value-type="float"/>
        </table:table-row>
        <table:table-row table:style-name="ro1">
          <table:table-cell office:value-type="string">
            <text:p>p05.pddl/28</text:p>
          </table:table-cell>
          <table:table-cell office:value-type="float" office:value="5.679"/>
          <table:table-cell office:value-type="float" office:value="5.558"/>
          <table:table-cell office:value-type="float" office:value="1.05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896.0"/>
          <table:table-cell office:value-type="float" office:value="125257.0"/>
          <table:table-cell office:value-type="float" office:value="110806.0"/>
          <table:table-cell office:value-type="float" office:value="346531.0"/>
          <table:table-cell office:value-type="float" office:value="23958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5.7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4667.0"/>
          <table:table-cell office:value-type="float" office:value="375499.0"/>
          <table:table-cell office:value-type="float" office:value="346531.0"/>
          <table:table-cell office:value-type="float" office:value="239580.0"/>
          <table:table-cell office:value-type="float" office:value="0.0"/>
          <table:table-cell office:value-type="float" office:value="0.0"/>
          <table:table-cell table:formula="of:=MIN([.$B183];[.$O183])" office:value-type="float"/>
          <table:table-cell table:formula="of:=MIN([.$C183];[.$P183])" office:value-type="float"/>
          <table:table-cell table:formula="of:=MIN([.$D183];[.$Q183])" office:value-type="float"/>
          <table:table-cell table:formula="of:=MIN([.$E183];[.$R183])" office:value-type="float"/>
          <table:table-cell table:formula="of:=MIN([.$F183];[.$S183])" office:value-type="float"/>
          <table:table-cell table:formula="of:=MIN([.$G183];[.$T183])" office:value-type="float"/>
          <table:table-cell table:formula="of:=MIN([.$H183];[.$U183])" office:value-type="float"/>
          <table:table-cell table:formula="of:=MIN([.$I183];[.$V183])" office:value-type="float"/>
          <table:table-cell table:formula="of:=MIN([.$J183])" office:value-type="float"/>
          <table:table-cell table:formula="of:=MIN([.$K183];[.$W183])" office:value-type="float"/>
          <table:table-cell table:formula="of:=MIN([.$L183];[.$X183])" office:value-type="float"/>
          <table:table-cell table:formula="of:=MIN([.$M183];[.$Y183])" office:value-type="float"/>
          <table:table-cell table:formula="of:=MIN([.$N183];[.$Z183])" office:value-type="float"/>
          <table:table-cell table:formula="of:=MEDIAN([.$B183];[.$O183])" office:value-type="float"/>
          <table:table-cell table:formula="of:=MEDIAN([.$C183];[.$P183])" office:value-type="float"/>
          <table:table-cell table:formula="of:=MEDIAN([.$D183];[.$Q183])" office:value-type="float"/>
          <table:table-cell table:formula="of:=MEDIAN([.$E183];[.$R183])" office:value-type="float"/>
          <table:table-cell table:formula="of:=MEDIAN([.$F183];[.$S183])" office:value-type="float"/>
          <table:table-cell table:formula="of:=MEDIAN([.$G183];[.$T183])" office:value-type="float"/>
          <table:table-cell table:formula="of:=MEDIAN([.$H183];[.$U183])" office:value-type="float"/>
          <table:table-cell table:formula="of:=MEDIAN([.$I183];[.$V183])" office:value-type="float"/>
          <table:table-cell table:formula="of:=MEDIAN([.$J183])" office:value-type="float"/>
          <table:table-cell table:formula="of:=MEDIAN([.$K183];[.$W183])" office:value-type="float"/>
          <table:table-cell table:formula="of:=MEDIAN([.$L183];[.$X183])" office:value-type="float"/>
          <table:table-cell table:formula="of:=MEDIAN([.$M183];[.$Y183])" office:value-type="float"/>
          <table:table-cell table:formula="of:=MEDIAN([.$N183];[.$Z183])" office:value-type="float"/>
          <table:table-cell table:formula="of:=MAX([.$B183];[.$O183])" office:value-type="float"/>
          <table:table-cell table:formula="of:=MAX([.$C183];[.$P183])" office:value-type="float"/>
          <table:table-cell table:formula="of:=MAX([.$D183];[.$Q183])" office:value-type="float"/>
          <table:table-cell table:formula="of:=MAX([.$E183];[.$R183])" office:value-type="float"/>
          <table:table-cell table:formula="of:=MAX([.$F183];[.$S183])" office:value-type="float"/>
          <table:table-cell table:formula="of:=MAX([.$G183];[.$T183])" office:value-type="float"/>
          <table:table-cell table:formula="of:=MAX([.$H183];[.$U183])" office:value-type="float"/>
          <table:table-cell table:formula="of:=MAX([.$I183];[.$V183])" office:value-type="float"/>
          <table:table-cell table:formula="of:=MAX([.$J183])" office:value-type="float"/>
          <table:table-cell table:formula="of:=MAX([.$K183];[.$W183])" office:value-type="float"/>
          <table:table-cell table:formula="of:=MAX([.$L183];[.$X183])" office:value-type="float"/>
          <table:table-cell table:formula="of:=MAX([.$M183];[.$Y183])" office:value-type="float"/>
          <table:table-cell table:formula="of:=MAX([.$N183];[.$Z183])" office:value-type="float"/>
        </table:table-row>
        <table:table-row table:style-name="ro1">
          <table:table-cell office:value-type="string">
            <text:p>p05.pddl/29</text:p>
          </table:table-cell>
          <table:table-cell office:value-type="float" office:value="8.91674"/>
          <table:table-cell office:value-type="float" office:value="8.79"/>
          <table:table-cell office:value-type="float" office:value="4.06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2480.0"/>
          <table:table-cell office:value-type="float" office:value="236085.0"/>
          <table:table-cell office:value-type="float" office:value="213003.0"/>
          <table:table-cell office:value-type="float" office:value="358691.0"/>
          <table:table-cell office:value-type="float" office:value="24961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5.6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296424.0"/>
          <table:table-cell office:value-type="float" office:value="404343.0"/>
          <table:table-cell office:value-type="float" office:value="358691.0"/>
          <table:table-cell office:value-type="float" office:value="249617.0"/>
          <table:table-cell office:value-type="float" office:value="0.0"/>
          <table:table-cell office:value-type="float" office:value="0.0"/>
          <table:table-cell table:formula="of:=MIN([.$B184];[.$O184])" office:value-type="float"/>
          <table:table-cell table:formula="of:=MIN([.$C184];[.$P184])" office:value-type="float"/>
          <table:table-cell table:formula="of:=MIN([.$D184];[.$Q184])" office:value-type="float"/>
          <table:table-cell table:formula="of:=MIN([.$E184];[.$R184])" office:value-type="float"/>
          <table:table-cell table:formula="of:=MIN([.$F184];[.$S184])" office:value-type="float"/>
          <table:table-cell table:formula="of:=MIN([.$G184];[.$T184])" office:value-type="float"/>
          <table:table-cell table:formula="of:=MIN([.$H184];[.$U184])" office:value-type="float"/>
          <table:table-cell table:formula="of:=MIN([.$I184];[.$V184])" office:value-type="float"/>
          <table:table-cell table:formula="of:=MIN([.$J184])" office:value-type="float"/>
          <table:table-cell table:formula="of:=MIN([.$K184];[.$W184])" office:value-type="float"/>
          <table:table-cell table:formula="of:=MIN([.$L184];[.$X184])" office:value-type="float"/>
          <table:table-cell table:formula="of:=MIN([.$M184];[.$Y184])" office:value-type="float"/>
          <table:table-cell table:formula="of:=MIN([.$N184];[.$Z184])" office:value-type="float"/>
          <table:table-cell table:formula="of:=MEDIAN([.$B184];[.$O184])" office:value-type="float"/>
          <table:table-cell table:formula="of:=MEDIAN([.$C184];[.$P184])" office:value-type="float"/>
          <table:table-cell table:formula="of:=MEDIAN([.$D184];[.$Q184])" office:value-type="float"/>
          <table:table-cell table:formula="of:=MEDIAN([.$E184];[.$R184])" office:value-type="float"/>
          <table:table-cell table:formula="of:=MEDIAN([.$F184];[.$S184])" office:value-type="float"/>
          <table:table-cell table:formula="of:=MEDIAN([.$G184];[.$T184])" office:value-type="float"/>
          <table:table-cell table:formula="of:=MEDIAN([.$H184];[.$U184])" office:value-type="float"/>
          <table:table-cell table:formula="of:=MEDIAN([.$I184];[.$V184])" office:value-type="float"/>
          <table:table-cell table:formula="of:=MEDIAN([.$J184])" office:value-type="float"/>
          <table:table-cell table:formula="of:=MEDIAN([.$K184];[.$W184])" office:value-type="float"/>
          <table:table-cell table:formula="of:=MEDIAN([.$L184];[.$X184])" office:value-type="float"/>
          <table:table-cell table:formula="of:=MEDIAN([.$M184];[.$Y184])" office:value-type="float"/>
          <table:table-cell table:formula="of:=MEDIAN([.$N184];[.$Z184])" office:value-type="float"/>
          <table:table-cell table:formula="of:=MAX([.$B184];[.$O184])" office:value-type="float"/>
          <table:table-cell table:formula="of:=MAX([.$C184];[.$P184])" office:value-type="float"/>
          <table:table-cell table:formula="of:=MAX([.$D184];[.$Q184])" office:value-type="float"/>
          <table:table-cell table:formula="of:=MAX([.$E184];[.$R184])" office:value-type="float"/>
          <table:table-cell table:formula="of:=MAX([.$F184];[.$S184])" office:value-type="float"/>
          <table:table-cell table:formula="of:=MAX([.$G184];[.$T184])" office:value-type="float"/>
          <table:table-cell table:formula="of:=MAX([.$H184];[.$U184])" office:value-type="float"/>
          <table:table-cell table:formula="of:=MAX([.$I184];[.$V184])" office:value-type="float"/>
          <table:table-cell table:formula="of:=MAX([.$J184])" office:value-type="float"/>
          <table:table-cell table:formula="of:=MAX([.$K184];[.$W184])" office:value-type="float"/>
          <table:table-cell table:formula="of:=MAX([.$L184];[.$X184])" office:value-type="float"/>
          <table:table-cell table:formula="of:=MAX([.$M184];[.$Y184])" office:value-type="float"/>
          <table:table-cell table:formula="of:=MAX([.$N184];[.$Z184])" office:value-type="float"/>
        </table:table-row>
        <table:table-row table:style-name="ro1">
          <table:table-cell office:value-type="string">
            <text:p>p05.pddl/3</text:p>
          </table:table-cell>
          <table:table-cell office:value-type="float" office:value="0.558998"/>
          <table:table-cell office:value-type="float" office:value="0.5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531.0"/>
          <table:table-cell office:value-type="float" office:value="650.0"/>
          <table:table-cell office:value-type="float" office:value="0.0"/>
          <table:table-cell office:value-type="float" office:value="0.0"/>
          <table:table-cell office:value-type="float" office:value="0.552634"/>
          <table:table-cell office:value-type="float" office:value="0.5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2531.0"/>
          <table:table-cell office:value-type="float" office:value="650.0"/>
          <table:table-cell office:value-type="float" office:value="0.0"/>
          <table:table-cell office:value-type="float" office:value="0.0"/>
          <table:table-cell table:formula="of:=MIN([.$B185];[.$O185])" office:value-type="float"/>
          <table:table-cell table:formula="of:=MIN([.$C185];[.$P185])" office:value-type="float"/>
          <table:table-cell table:formula="of:=MIN([.$D185];[.$Q185])" office:value-type="float"/>
          <table:table-cell table:formula="of:=MIN([.$E185];[.$R185])" office:value-type="float"/>
          <table:table-cell table:formula="of:=MIN([.$F185];[.$S185])" office:value-type="float"/>
          <table:table-cell table:formula="of:=MIN([.$G185];[.$T185])" office:value-type="float"/>
          <table:table-cell table:formula="of:=MIN([.$H185];[.$U185])" office:value-type="float"/>
          <table:table-cell table:formula="of:=MIN([.$I185];[.$V185])" office:value-type="float"/>
          <table:table-cell table:formula="of:=MIN([.$J185])" office:value-type="float"/>
          <table:table-cell table:formula="of:=MIN([.$K185];[.$W185])" office:value-type="float"/>
          <table:table-cell table:formula="of:=MIN([.$L185];[.$X185])" office:value-type="float"/>
          <table:table-cell table:formula="of:=MIN([.$M185];[.$Y185])" office:value-type="float"/>
          <table:table-cell table:formula="of:=MIN([.$N185];[.$Z185])" office:value-type="float"/>
          <table:table-cell table:formula="of:=MEDIAN([.$B185];[.$O185])" office:value-type="float"/>
          <table:table-cell table:formula="of:=MEDIAN([.$C185];[.$P185])" office:value-type="float"/>
          <table:table-cell table:formula="of:=MEDIAN([.$D185];[.$Q185])" office:value-type="float"/>
          <table:table-cell table:formula="of:=MEDIAN([.$E185];[.$R185])" office:value-type="float"/>
          <table:table-cell table:formula="of:=MEDIAN([.$F185];[.$S185])" office:value-type="float"/>
          <table:table-cell table:formula="of:=MEDIAN([.$G185];[.$T185])" office:value-type="float"/>
          <table:table-cell table:formula="of:=MEDIAN([.$H185];[.$U185])" office:value-type="float"/>
          <table:table-cell table:formula="of:=MEDIAN([.$I185];[.$V185])" office:value-type="float"/>
          <table:table-cell table:formula="of:=MEDIAN([.$J185])" office:value-type="float"/>
          <table:table-cell table:formula="of:=MEDIAN([.$K185];[.$W185])" office:value-type="float"/>
          <table:table-cell table:formula="of:=MEDIAN([.$L185];[.$X185])" office:value-type="float"/>
          <table:table-cell table:formula="of:=MEDIAN([.$M185];[.$Y185])" office:value-type="float"/>
          <table:table-cell table:formula="of:=MEDIAN([.$N185];[.$Z185])" office:value-type="float"/>
          <table:table-cell table:formula="of:=MAX([.$B185];[.$O185])" office:value-type="float"/>
          <table:table-cell table:formula="of:=MAX([.$C185];[.$P185])" office:value-type="float"/>
          <table:table-cell table:formula="of:=MAX([.$D185];[.$Q185])" office:value-type="float"/>
          <table:table-cell table:formula="of:=MAX([.$E185];[.$R185])" office:value-type="float"/>
          <table:table-cell table:formula="of:=MAX([.$F185];[.$S185])" office:value-type="float"/>
          <table:table-cell table:formula="of:=MAX([.$G185];[.$T185])" office:value-type="float"/>
          <table:table-cell table:formula="of:=MAX([.$H185];[.$U185])" office:value-type="float"/>
          <table:table-cell table:formula="of:=MAX([.$I185];[.$V185])" office:value-type="float"/>
          <table:table-cell table:formula="of:=MAX([.$J185])" office:value-type="float"/>
          <table:table-cell table:formula="of:=MAX([.$K185];[.$W185])" office:value-type="float"/>
          <table:table-cell table:formula="of:=MAX([.$L185];[.$X185])" office:value-type="float"/>
          <table:table-cell table:formula="of:=MAX([.$M185];[.$Y185])" office:value-type="float"/>
          <table:table-cell table:formula="of:=MAX([.$N185];[.$Z185])" office:value-type="float"/>
        </table:table-row>
        <table:table-row table:style-name="ro1">
          <table:table-cell office:value-type="string">
            <text:p>p05.pddl/30</text:p>
          </table:table-cell>
          <table:table-cell office:value-type="float" office:value="6.36557"/>
          <table:table-cell office:value-type="float" office:value="6.239"/>
          <table:table-cell office:value-type="float" office:value="1.38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570.0"/>
          <table:table-cell office:value-type="float" office:value="135546.0"/>
          <table:table-cell office:value-type="float" office:value="123614.0"/>
          <table:table-cell office:value-type="float" office:value="370851.0"/>
          <table:table-cell office:value-type="float" office:value="259654.0"/>
          <table:table-cell office:value-type="float" office:value="0.0"/>
          <table:table-cell office:value-type="float" office:value="0.0"/>
          <table:table-cell office:value-type="float" office:value="27.132"/>
          <table:table-cell office:value-type="float" office:value="26.977"/>
          <table:table-cell office:value-type="float" office:value="22.51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8688.0"/>
          <table:table-cell office:value-type="float" office:value="56824.0"/>
          <table:table-cell office:value-type="float" office:value="370851.0"/>
          <table:table-cell office:value-type="float" office:value="259654.0"/>
          <table:table-cell office:value-type="float" office:value="0.0"/>
          <table:table-cell office:value-type="float" office:value="0.0"/>
          <table:table-cell table:formula="of:=MIN([.$B186];[.$O186])" office:value-type="float"/>
          <table:table-cell table:formula="of:=MIN([.$C186];[.$P186])" office:value-type="float"/>
          <table:table-cell table:formula="of:=MIN([.$D186];[.$Q186])" office:value-type="float"/>
          <table:table-cell table:formula="of:=MIN([.$E186];[.$R186])" office:value-type="float"/>
          <table:table-cell table:formula="of:=MIN([.$F186];[.$S186])" office:value-type="float"/>
          <table:table-cell table:formula="of:=MIN([.$G186];[.$T186])" office:value-type="float"/>
          <table:table-cell table:formula="of:=MIN([.$H186];[.$U186])" office:value-type="float"/>
          <table:table-cell table:formula="of:=MIN([.$I186];[.$V186])" office:value-type="float"/>
          <table:table-cell table:formula="of:=MIN([.$J186])" office:value-type="float"/>
          <table:table-cell table:formula="of:=MIN([.$K186];[.$W186])" office:value-type="float"/>
          <table:table-cell table:formula="of:=MIN([.$L186];[.$X186])" office:value-type="float"/>
          <table:table-cell table:formula="of:=MIN([.$M186];[.$Y186])" office:value-type="float"/>
          <table:table-cell table:formula="of:=MIN([.$N186];[.$Z186])" office:value-type="float"/>
          <table:table-cell table:formula="of:=MEDIAN([.$B186];[.$O186])" office:value-type="float"/>
          <table:table-cell table:formula="of:=MEDIAN([.$C186];[.$P186])" office:value-type="float"/>
          <table:table-cell table:formula="of:=MEDIAN([.$D186];[.$Q186])" office:value-type="float"/>
          <table:table-cell table:formula="of:=MEDIAN([.$E186];[.$R186])" office:value-type="float"/>
          <table:table-cell table:formula="of:=MEDIAN([.$F186];[.$S186])" office:value-type="float"/>
          <table:table-cell table:formula="of:=MEDIAN([.$G186];[.$T186])" office:value-type="float"/>
          <table:table-cell table:formula="of:=MEDIAN([.$H186];[.$U186])" office:value-type="float"/>
          <table:table-cell table:formula="of:=MEDIAN([.$I186];[.$V186])" office:value-type="float"/>
          <table:table-cell table:formula="of:=MEDIAN([.$J186])" office:value-type="float"/>
          <table:table-cell table:formula="of:=MEDIAN([.$K186];[.$W186])" office:value-type="float"/>
          <table:table-cell table:formula="of:=MEDIAN([.$L186];[.$X186])" office:value-type="float"/>
          <table:table-cell table:formula="of:=MEDIAN([.$M186];[.$Y186])" office:value-type="float"/>
          <table:table-cell table:formula="of:=MEDIAN([.$N186];[.$Z186])" office:value-type="float"/>
          <table:table-cell table:formula="of:=MAX([.$B186];[.$O186])" office:value-type="float"/>
          <table:table-cell table:formula="of:=MAX([.$C186];[.$P186])" office:value-type="float"/>
          <table:table-cell table:formula="of:=MAX([.$D186];[.$Q186])" office:value-type="float"/>
          <table:table-cell table:formula="of:=MAX([.$E186];[.$R186])" office:value-type="float"/>
          <table:table-cell table:formula="of:=MAX([.$F186];[.$S186])" office:value-type="float"/>
          <table:table-cell table:formula="of:=MAX([.$G186];[.$T186])" office:value-type="float"/>
          <table:table-cell table:formula="of:=MAX([.$H186];[.$U186])" office:value-type="float"/>
          <table:table-cell table:formula="of:=MAX([.$I186];[.$V186])" office:value-type="float"/>
          <table:table-cell table:formula="of:=MAX([.$J186])" office:value-type="float"/>
          <table:table-cell table:formula="of:=MAX([.$K186];[.$W186])" office:value-type="float"/>
          <table:table-cell table:formula="of:=MAX([.$L186];[.$X186])" office:value-type="float"/>
          <table:table-cell table:formula="of:=MAX([.$M186];[.$Y186])" office:value-type="float"/>
          <table:table-cell table:formula="of:=MAX([.$N186];[.$Z186])" office:value-type="float"/>
        </table:table-row>
        <table:table-row table:style-name="ro1">
          <table:table-cell office:value-type="string">
            <text:p>p05.pddl/31</text:p>
          </table:table-cell>
          <table:table-cell office:value-type="float" office:value="6.30954"/>
          <table:table-cell office:value-type="float" office:value="6.112"/>
          <table:table-cell office:value-type="float" office:value="1.04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395.0"/>
          <table:table-cell office:value-type="float" office:value="156835.0"/>
          <table:table-cell office:value-type="float" office:value="138411.0"/>
          <table:table-cell office:value-type="float" office:value="383011.0"/>
          <table:table-cell office:value-type="float" office:value="26969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5.2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3701.0"/>
          <table:table-cell office:value-type="float" office:value="372002.0"/>
          <table:table-cell office:value-type="float" office:value="383011.0"/>
          <table:table-cell office:value-type="float" office:value="269691.0"/>
          <table:table-cell office:value-type="float" office:value="0.0"/>
          <table:table-cell office:value-type="float" office:value="0.0"/>
          <table:table-cell table:formula="of:=MIN([.$B187];[.$O187])" office:value-type="float"/>
          <table:table-cell table:formula="of:=MIN([.$C187];[.$P187])" office:value-type="float"/>
          <table:table-cell table:formula="of:=MIN([.$D187];[.$Q187])" office:value-type="float"/>
          <table:table-cell table:formula="of:=MIN([.$E187];[.$R187])" office:value-type="float"/>
          <table:table-cell table:formula="of:=MIN([.$F187];[.$S187])" office:value-type="float"/>
          <table:table-cell table:formula="of:=MIN([.$G187];[.$T187])" office:value-type="float"/>
          <table:table-cell table:formula="of:=MIN([.$H187];[.$U187])" office:value-type="float"/>
          <table:table-cell table:formula="of:=MIN([.$I187];[.$V187])" office:value-type="float"/>
          <table:table-cell table:formula="of:=MIN([.$J187])" office:value-type="float"/>
          <table:table-cell table:formula="of:=MIN([.$K187];[.$W187])" office:value-type="float"/>
          <table:table-cell table:formula="of:=MIN([.$L187];[.$X187])" office:value-type="float"/>
          <table:table-cell table:formula="of:=MIN([.$M187];[.$Y187])" office:value-type="float"/>
          <table:table-cell table:formula="of:=MIN([.$N187];[.$Z187])" office:value-type="float"/>
          <table:table-cell table:formula="of:=MEDIAN([.$B187];[.$O187])" office:value-type="float"/>
          <table:table-cell table:formula="of:=MEDIAN([.$C187];[.$P187])" office:value-type="float"/>
          <table:table-cell table:formula="of:=MEDIAN([.$D187];[.$Q187])" office:value-type="float"/>
          <table:table-cell table:formula="of:=MEDIAN([.$E187];[.$R187])" office:value-type="float"/>
          <table:table-cell table:formula="of:=MEDIAN([.$F187];[.$S187])" office:value-type="float"/>
          <table:table-cell table:formula="of:=MEDIAN([.$G187];[.$T187])" office:value-type="float"/>
          <table:table-cell table:formula="of:=MEDIAN([.$H187];[.$U187])" office:value-type="float"/>
          <table:table-cell table:formula="of:=MEDIAN([.$I187];[.$V187])" office:value-type="float"/>
          <table:table-cell table:formula="of:=MEDIAN([.$J187])" office:value-type="float"/>
          <table:table-cell table:formula="of:=MEDIAN([.$K187];[.$W187])" office:value-type="float"/>
          <table:table-cell table:formula="of:=MEDIAN([.$L187];[.$X187])" office:value-type="float"/>
          <table:table-cell table:formula="of:=MEDIAN([.$M187];[.$Y187])" office:value-type="float"/>
          <table:table-cell table:formula="of:=MEDIAN([.$N187];[.$Z187])" office:value-type="float"/>
          <table:table-cell table:formula="of:=MAX([.$B187];[.$O187])" office:value-type="float"/>
          <table:table-cell table:formula="of:=MAX([.$C187];[.$P187])" office:value-type="float"/>
          <table:table-cell table:formula="of:=MAX([.$D187];[.$Q187])" office:value-type="float"/>
          <table:table-cell table:formula="of:=MAX([.$E187];[.$R187])" office:value-type="float"/>
          <table:table-cell table:formula="of:=MAX([.$F187];[.$S187])" office:value-type="float"/>
          <table:table-cell table:formula="of:=MAX([.$G187];[.$T187])" office:value-type="float"/>
          <table:table-cell table:formula="of:=MAX([.$H187];[.$U187])" office:value-type="float"/>
          <table:table-cell table:formula="of:=MAX([.$I187];[.$V187])" office:value-type="float"/>
          <table:table-cell table:formula="of:=MAX([.$J187])" office:value-type="float"/>
          <table:table-cell table:formula="of:=MAX([.$K187];[.$W187])" office:value-type="float"/>
          <table:table-cell table:formula="of:=MAX([.$L187];[.$X187])" office:value-type="float"/>
          <table:table-cell table:formula="of:=MAX([.$M187];[.$Y187])" office:value-type="float"/>
          <table:table-cell table:formula="of:=MAX([.$N187];[.$Z187])" office:value-type="float"/>
        </table:table-row>
        <table:table-row table:style-name="ro1">
          <table:table-cell office:value-type="string">
            <text:p>p05.pddl/32</text:p>
          </table:table-cell>
          <table:table-cell office:value-type="float" office:value="6.68551"/>
          <table:table-cell office:value-type="float" office:value="6.552"/>
          <table:table-cell office:value-type="float" office:value="1.32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601.0"/>
          <table:table-cell office:value-type="float" office:value="168510.0"/>
          <table:table-cell office:value-type="float" office:value="148505.0"/>
          <table:table-cell office:value-type="float" office:value="395171.0"/>
          <table:table-cell office:value-type="float" office:value="279728.0"/>
          <table:table-cell office:value-type="float" office:value="0.0"/>
          <table:table-cell office:value-type="float" office:value="0.0"/>
          <table:table-cell office:value-type="float" office:value="138.399"/>
          <table:table-cell office:value-type="float" office:value="138.172"/>
          <table:table-cell office:value-type="float" office:value="133.29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62484.0"/>
          <table:table-cell office:value-type="float" office:value="226065.0"/>
          <table:table-cell office:value-type="float" office:value="395171.0"/>
          <table:table-cell office:value-type="float" office:value="279728.0"/>
          <table:table-cell office:value-type="float" office:value="0.0"/>
          <table:table-cell office:value-type="float" office:value="0.0"/>
          <table:table-cell table:formula="of:=MIN([.$B188];[.$O188])" office:value-type="float"/>
          <table:table-cell table:formula="of:=MIN([.$C188];[.$P188])" office:value-type="float"/>
          <table:table-cell table:formula="of:=MIN([.$D188];[.$Q188])" office:value-type="float"/>
          <table:table-cell table:formula="of:=MIN([.$E188];[.$R188])" office:value-type="float"/>
          <table:table-cell table:formula="of:=MIN([.$F188];[.$S188])" office:value-type="float"/>
          <table:table-cell table:formula="of:=MIN([.$G188];[.$T188])" office:value-type="float"/>
          <table:table-cell table:formula="of:=MIN([.$H188];[.$U188])" office:value-type="float"/>
          <table:table-cell table:formula="of:=MIN([.$I188];[.$V188])" office:value-type="float"/>
          <table:table-cell table:formula="of:=MIN([.$J188])" office:value-type="float"/>
          <table:table-cell table:formula="of:=MIN([.$K188];[.$W188])" office:value-type="float"/>
          <table:table-cell table:formula="of:=MIN([.$L188];[.$X188])" office:value-type="float"/>
          <table:table-cell table:formula="of:=MIN([.$M188];[.$Y188])" office:value-type="float"/>
          <table:table-cell table:formula="of:=MIN([.$N188];[.$Z188])" office:value-type="float"/>
          <table:table-cell table:formula="of:=MEDIAN([.$B188];[.$O188])" office:value-type="float"/>
          <table:table-cell table:formula="of:=MEDIAN([.$C188];[.$P188])" office:value-type="float"/>
          <table:table-cell table:formula="of:=MEDIAN([.$D188];[.$Q188])" office:value-type="float"/>
          <table:table-cell table:formula="of:=MEDIAN([.$E188];[.$R188])" office:value-type="float"/>
          <table:table-cell table:formula="of:=MEDIAN([.$F188];[.$S188])" office:value-type="float"/>
          <table:table-cell table:formula="of:=MEDIAN([.$G188];[.$T188])" office:value-type="float"/>
          <table:table-cell table:formula="of:=MEDIAN([.$H188];[.$U188])" office:value-type="float"/>
          <table:table-cell table:formula="of:=MEDIAN([.$I188];[.$V188])" office:value-type="float"/>
          <table:table-cell table:formula="of:=MEDIAN([.$J188])" office:value-type="float"/>
          <table:table-cell table:formula="of:=MEDIAN([.$K188];[.$W188])" office:value-type="float"/>
          <table:table-cell table:formula="of:=MEDIAN([.$L188];[.$X188])" office:value-type="float"/>
          <table:table-cell table:formula="of:=MEDIAN([.$M188];[.$Y188])" office:value-type="float"/>
          <table:table-cell table:formula="of:=MEDIAN([.$N188];[.$Z188])" office:value-type="float"/>
          <table:table-cell table:formula="of:=MAX([.$B188];[.$O188])" office:value-type="float"/>
          <table:table-cell table:formula="of:=MAX([.$C188];[.$P188])" office:value-type="float"/>
          <table:table-cell table:formula="of:=MAX([.$D188];[.$Q188])" office:value-type="float"/>
          <table:table-cell table:formula="of:=MAX([.$E188];[.$R188])" office:value-type="float"/>
          <table:table-cell table:formula="of:=MAX([.$F188];[.$S188])" office:value-type="float"/>
          <table:table-cell table:formula="of:=MAX([.$G188];[.$T188])" office:value-type="float"/>
          <table:table-cell table:formula="of:=MAX([.$H188];[.$U188])" office:value-type="float"/>
          <table:table-cell table:formula="of:=MAX([.$I188];[.$V188])" office:value-type="float"/>
          <table:table-cell table:formula="of:=MAX([.$J188])" office:value-type="float"/>
          <table:table-cell table:formula="of:=MAX([.$K188];[.$W188])" office:value-type="float"/>
          <table:table-cell table:formula="of:=MAX([.$L188];[.$X188])" office:value-type="float"/>
          <table:table-cell table:formula="of:=MAX([.$M188];[.$Y188])" office:value-type="float"/>
          <table:table-cell table:formula="of:=MAX([.$N188];[.$Z188])" office:value-type="float"/>
        </table:table-row>
        <table:table-row table:style-name="ro1">
          <table:table-cell office:value-type="string">
            <text:p>p05.pddl/33</text:p>
          </table:table-cell>
          <table:table-cell office:value-type="float" office:value="7.48217"/>
          <table:table-cell office:value-type="float" office:value="7.35"/>
          <table:table-cell office:value-type="float" office:value="1.91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887.0"/>
          <table:table-cell office:value-type="float" office:value="194966.0"/>
          <table:table-cell office:value-type="float" office:value="175475.0"/>
          <table:table-cell office:value-type="float" office:value="407331.0"/>
          <table:table-cell office:value-type="float" office:value="289765.0"/>
          <table:table-cell office:value-type="float" office:value="0.0"/>
          <table:table-cell office:value-type="float" office:value="0.0"/>
          <table:table-cell office:value-type="float" office:value="40.7242"/>
          <table:table-cell office:value-type="float" office:value="40.543"/>
          <table:table-cell office:value-type="float" office:value="35.58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62176.0"/>
          <table:table-cell office:value-type="float" office:value="88277.0"/>
          <table:table-cell office:value-type="float" office:value="407331.0"/>
          <table:table-cell office:value-type="float" office:value="289765.0"/>
          <table:table-cell office:value-type="float" office:value="0.0"/>
          <table:table-cell office:value-type="float" office:value="0.0"/>
          <table:table-cell table:formula="of:=MIN([.$B189];[.$O189])" office:value-type="float"/>
          <table:table-cell table:formula="of:=MIN([.$C189];[.$P189])" office:value-type="float"/>
          <table:table-cell table:formula="of:=MIN([.$D189];[.$Q189])" office:value-type="float"/>
          <table:table-cell table:formula="of:=MIN([.$E189];[.$R189])" office:value-type="float"/>
          <table:table-cell table:formula="of:=MIN([.$F189];[.$S189])" office:value-type="float"/>
          <table:table-cell table:formula="of:=MIN([.$G189];[.$T189])" office:value-type="float"/>
          <table:table-cell table:formula="of:=MIN([.$H189];[.$U189])" office:value-type="float"/>
          <table:table-cell table:formula="of:=MIN([.$I189];[.$V189])" office:value-type="float"/>
          <table:table-cell table:formula="of:=MIN([.$J189])" office:value-type="float"/>
          <table:table-cell table:formula="of:=MIN([.$K189];[.$W189])" office:value-type="float"/>
          <table:table-cell table:formula="of:=MIN([.$L189];[.$X189])" office:value-type="float"/>
          <table:table-cell table:formula="of:=MIN([.$M189];[.$Y189])" office:value-type="float"/>
          <table:table-cell table:formula="of:=MIN([.$N189];[.$Z189])" office:value-type="float"/>
          <table:table-cell table:formula="of:=MEDIAN([.$B189];[.$O189])" office:value-type="float"/>
          <table:table-cell table:formula="of:=MEDIAN([.$C189];[.$P189])" office:value-type="float"/>
          <table:table-cell table:formula="of:=MEDIAN([.$D189];[.$Q189])" office:value-type="float"/>
          <table:table-cell table:formula="of:=MEDIAN([.$E189];[.$R189])" office:value-type="float"/>
          <table:table-cell table:formula="of:=MEDIAN([.$F189];[.$S189])" office:value-type="float"/>
          <table:table-cell table:formula="of:=MEDIAN([.$G189];[.$T189])" office:value-type="float"/>
          <table:table-cell table:formula="of:=MEDIAN([.$H189];[.$U189])" office:value-type="float"/>
          <table:table-cell table:formula="of:=MEDIAN([.$I189];[.$V189])" office:value-type="float"/>
          <table:table-cell table:formula="of:=MEDIAN([.$J189])" office:value-type="float"/>
          <table:table-cell table:formula="of:=MEDIAN([.$K189];[.$W189])" office:value-type="float"/>
          <table:table-cell table:formula="of:=MEDIAN([.$L189];[.$X189])" office:value-type="float"/>
          <table:table-cell table:formula="of:=MEDIAN([.$M189];[.$Y189])" office:value-type="float"/>
          <table:table-cell table:formula="of:=MEDIAN([.$N189];[.$Z189])" office:value-type="float"/>
          <table:table-cell table:formula="of:=MAX([.$B189];[.$O189])" office:value-type="float"/>
          <table:table-cell table:formula="of:=MAX([.$C189];[.$P189])" office:value-type="float"/>
          <table:table-cell table:formula="of:=MAX([.$D189];[.$Q189])" office:value-type="float"/>
          <table:table-cell table:formula="of:=MAX([.$E189];[.$R189])" office:value-type="float"/>
          <table:table-cell table:formula="of:=MAX([.$F189];[.$S189])" office:value-type="float"/>
          <table:table-cell table:formula="of:=MAX([.$G189];[.$T189])" office:value-type="float"/>
          <table:table-cell table:formula="of:=MAX([.$H189];[.$U189])" office:value-type="float"/>
          <table:table-cell table:formula="of:=MAX([.$I189];[.$V189])" office:value-type="float"/>
          <table:table-cell table:formula="of:=MAX([.$J189])" office:value-type="float"/>
          <table:table-cell table:formula="of:=MAX([.$K189];[.$W189])" office:value-type="float"/>
          <table:table-cell table:formula="of:=MAX([.$L189];[.$X189])" office:value-type="float"/>
          <table:table-cell table:formula="of:=MAX([.$M189];[.$Y189])" office:value-type="float"/>
          <table:table-cell table:formula="of:=MAX([.$N189];[.$Z189])" office:value-type="float"/>
        </table:table-row>
        <table:table-row table:style-name="ro1">
          <table:table-cell office:value-type="string">
            <text:p>p05.pddl/34</text:p>
          </table:table-cell>
          <table:table-cell office:value-type="float" office:value="6.48919"/>
          <table:table-cell office:value-type="float" office:value="6.358"/>
          <table:table-cell office:value-type="float" office:value="0.8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023.0"/>
          <table:table-cell office:value-type="float" office:value="140968.0"/>
          <table:table-cell office:value-type="float" office:value="127520.0"/>
          <table:table-cell office:value-type="float" office:value="419491.0"/>
          <table:table-cell office:value-type="float" office:value="29980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4.8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7416.0"/>
          <table:table-cell office:value-type="float" office:value="332988.0"/>
          <table:table-cell office:value-type="float" office:value="419491.0"/>
          <table:table-cell office:value-type="float" office:value="299802.0"/>
          <table:table-cell office:value-type="float" office:value="0.0"/>
          <table:table-cell office:value-type="float" office:value="0.0"/>
          <table:table-cell table:formula="of:=MIN([.$B190];[.$O190])" office:value-type="float"/>
          <table:table-cell table:formula="of:=MIN([.$C190];[.$P190])" office:value-type="float"/>
          <table:table-cell table:formula="of:=MIN([.$D190];[.$Q190])" office:value-type="float"/>
          <table:table-cell table:formula="of:=MIN([.$E190];[.$R190])" office:value-type="float"/>
          <table:table-cell table:formula="of:=MIN([.$F190];[.$S190])" office:value-type="float"/>
          <table:table-cell table:formula="of:=MIN([.$G190];[.$T190])" office:value-type="float"/>
          <table:table-cell table:formula="of:=MIN([.$H190];[.$U190])" office:value-type="float"/>
          <table:table-cell table:formula="of:=MIN([.$I190];[.$V190])" office:value-type="float"/>
          <table:table-cell table:formula="of:=MIN([.$J190])" office:value-type="float"/>
          <table:table-cell table:formula="of:=MIN([.$K190];[.$W190])" office:value-type="float"/>
          <table:table-cell table:formula="of:=MIN([.$L190];[.$X190])" office:value-type="float"/>
          <table:table-cell table:formula="of:=MIN([.$M190];[.$Y190])" office:value-type="float"/>
          <table:table-cell table:formula="of:=MIN([.$N190];[.$Z190])" office:value-type="float"/>
          <table:table-cell table:formula="of:=MEDIAN([.$B190];[.$O190])" office:value-type="float"/>
          <table:table-cell table:formula="of:=MEDIAN([.$C190];[.$P190])" office:value-type="float"/>
          <table:table-cell table:formula="of:=MEDIAN([.$D190];[.$Q190])" office:value-type="float"/>
          <table:table-cell table:formula="of:=MEDIAN([.$E190];[.$R190])" office:value-type="float"/>
          <table:table-cell table:formula="of:=MEDIAN([.$F190];[.$S190])" office:value-type="float"/>
          <table:table-cell table:formula="of:=MEDIAN([.$G190];[.$T190])" office:value-type="float"/>
          <table:table-cell table:formula="of:=MEDIAN([.$H190];[.$U190])" office:value-type="float"/>
          <table:table-cell table:formula="of:=MEDIAN([.$I190];[.$V190])" office:value-type="float"/>
          <table:table-cell table:formula="of:=MEDIAN([.$J190])" office:value-type="float"/>
          <table:table-cell table:formula="of:=MEDIAN([.$K190];[.$W190])" office:value-type="float"/>
          <table:table-cell table:formula="of:=MEDIAN([.$L190];[.$X190])" office:value-type="float"/>
          <table:table-cell table:formula="of:=MEDIAN([.$M190];[.$Y190])" office:value-type="float"/>
          <table:table-cell table:formula="of:=MEDIAN([.$N190];[.$Z190])" office:value-type="float"/>
          <table:table-cell table:formula="of:=MAX([.$B190];[.$O190])" office:value-type="float"/>
          <table:table-cell table:formula="of:=MAX([.$C190];[.$P190])" office:value-type="float"/>
          <table:table-cell table:formula="of:=MAX([.$D190];[.$Q190])" office:value-type="float"/>
          <table:table-cell table:formula="of:=MAX([.$E190];[.$R190])" office:value-type="float"/>
          <table:table-cell table:formula="of:=MAX([.$F190];[.$S190])" office:value-type="float"/>
          <table:table-cell table:formula="of:=MAX([.$G190];[.$T190])" office:value-type="float"/>
          <table:table-cell table:formula="of:=MAX([.$H190];[.$U190])" office:value-type="float"/>
          <table:table-cell table:formula="of:=MAX([.$I190];[.$V190])" office:value-type="float"/>
          <table:table-cell table:formula="of:=MAX([.$J190])" office:value-type="float"/>
          <table:table-cell table:formula="of:=MAX([.$K190];[.$W190])" office:value-type="float"/>
          <table:table-cell table:formula="of:=MAX([.$L190];[.$X190])" office:value-type="float"/>
          <table:table-cell table:formula="of:=MAX([.$M190];[.$Y190])" office:value-type="float"/>
          <table:table-cell table:formula="of:=MAX([.$N190];[.$Z190])" office:value-type="float"/>
        </table:table-row>
        <table:table-row table:style-name="ro1">
          <table:table-cell office:value-type="string">
            <text:p>p05.pddl/35</text:p>
          </table:table-cell>
          <table:table-cell office:value-type="float" office:value="7.45969"/>
          <table:table-cell office:value-type="float" office:value="7.321"/>
          <table:table-cell office:value-type="float" office:value="1.59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649.0"/>
          <table:table-cell office:value-type="float" office:value="240242.0"/>
          <table:table-cell office:value-type="float" office:value="219062.0"/>
          <table:table-cell office:value-type="float" office:value="431651.0"/>
          <table:table-cell office:value-type="float" office:value="30983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4.7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2065.0"/>
          <table:table-cell office:value-type="float" office:value="367937.0"/>
          <table:table-cell office:value-type="float" office:value="431651.0"/>
          <table:table-cell office:value-type="float" office:value="309839.0"/>
          <table:table-cell office:value-type="float" office:value="0.0"/>
          <table:table-cell office:value-type="float" office:value="0.0"/>
          <table:table-cell table:formula="of:=MIN([.$B191];[.$O191])" office:value-type="float"/>
          <table:table-cell table:formula="of:=MIN([.$C191];[.$P191])" office:value-type="float"/>
          <table:table-cell table:formula="of:=MIN([.$D191];[.$Q191])" office:value-type="float"/>
          <table:table-cell table:formula="of:=MIN([.$E191];[.$R191])" office:value-type="float"/>
          <table:table-cell table:formula="of:=MIN([.$F191];[.$S191])" office:value-type="float"/>
          <table:table-cell table:formula="of:=MIN([.$G191];[.$T191])" office:value-type="float"/>
          <table:table-cell table:formula="of:=MIN([.$H191];[.$U191])" office:value-type="float"/>
          <table:table-cell table:formula="of:=MIN([.$I191];[.$V191])" office:value-type="float"/>
          <table:table-cell table:formula="of:=MIN([.$J191])" office:value-type="float"/>
          <table:table-cell table:formula="of:=MIN([.$K191];[.$W191])" office:value-type="float"/>
          <table:table-cell table:formula="of:=MIN([.$L191];[.$X191])" office:value-type="float"/>
          <table:table-cell table:formula="of:=MIN([.$M191];[.$Y191])" office:value-type="float"/>
          <table:table-cell table:formula="of:=MIN([.$N191];[.$Z191])" office:value-type="float"/>
          <table:table-cell table:formula="of:=MEDIAN([.$B191];[.$O191])" office:value-type="float"/>
          <table:table-cell table:formula="of:=MEDIAN([.$C191];[.$P191])" office:value-type="float"/>
          <table:table-cell table:formula="of:=MEDIAN([.$D191];[.$Q191])" office:value-type="float"/>
          <table:table-cell table:formula="of:=MEDIAN([.$E191];[.$R191])" office:value-type="float"/>
          <table:table-cell table:formula="of:=MEDIAN([.$F191];[.$S191])" office:value-type="float"/>
          <table:table-cell table:formula="of:=MEDIAN([.$G191];[.$T191])" office:value-type="float"/>
          <table:table-cell table:formula="of:=MEDIAN([.$H191];[.$U191])" office:value-type="float"/>
          <table:table-cell table:formula="of:=MEDIAN([.$I191];[.$V191])" office:value-type="float"/>
          <table:table-cell table:formula="of:=MEDIAN([.$J191])" office:value-type="float"/>
          <table:table-cell table:formula="of:=MEDIAN([.$K191];[.$W191])" office:value-type="float"/>
          <table:table-cell table:formula="of:=MEDIAN([.$L191];[.$X191])" office:value-type="float"/>
          <table:table-cell table:formula="of:=MEDIAN([.$M191];[.$Y191])" office:value-type="float"/>
          <table:table-cell table:formula="of:=MEDIAN([.$N191];[.$Z191])" office:value-type="float"/>
          <table:table-cell table:formula="of:=MAX([.$B191];[.$O191])" office:value-type="float"/>
          <table:table-cell table:formula="of:=MAX([.$C191];[.$P191])" office:value-type="float"/>
          <table:table-cell table:formula="of:=MAX([.$D191];[.$Q191])" office:value-type="float"/>
          <table:table-cell table:formula="of:=MAX([.$E191];[.$R191])" office:value-type="float"/>
          <table:table-cell table:formula="of:=MAX([.$F191];[.$S191])" office:value-type="float"/>
          <table:table-cell table:formula="of:=MAX([.$G191];[.$T191])" office:value-type="float"/>
          <table:table-cell table:formula="of:=MAX([.$H191];[.$U191])" office:value-type="float"/>
          <table:table-cell table:formula="of:=MAX([.$I191];[.$V191])" office:value-type="float"/>
          <table:table-cell table:formula="of:=MAX([.$J191])" office:value-type="float"/>
          <table:table-cell table:formula="of:=MAX([.$K191];[.$W191])" office:value-type="float"/>
          <table:table-cell table:formula="of:=MAX([.$L191];[.$X191])" office:value-type="float"/>
          <table:table-cell table:formula="of:=MAX([.$M191];[.$Y191])" office:value-type="float"/>
          <table:table-cell table:formula="of:=MAX([.$N191];[.$Z191])" office:value-type="float"/>
        </table:table-row>
        <table:table-row table:style-name="ro1">
          <table:table-cell office:value-type="string">
            <text:p>p05.pddl/36</text:p>
          </table:table-cell>
          <table:table-cell office:value-type="float" office:value="7.12755"/>
          <table:table-cell office:value-type="float" office:value="6.947"/>
          <table:table-cell office:value-type="float" office:value="1.0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078.0"/>
          <table:table-cell office:value-type="float" office:value="136102.0"/>
          <table:table-cell office:value-type="float" office:value="121639.0"/>
          <table:table-cell office:value-type="float" office:value="443811.0"/>
          <table:table-cell office:value-type="float" office:value="31987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4.4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01973.0"/>
          <table:table-cell office:value-type="float" office:value="409852.0"/>
          <table:table-cell office:value-type="float" office:value="443811.0"/>
          <table:table-cell office:value-type="float" office:value="319876.0"/>
          <table:table-cell office:value-type="float" office:value="0.0"/>
          <table:table-cell office:value-type="float" office:value="0.0"/>
          <table:table-cell table:formula="of:=MIN([.$B192];[.$O192])" office:value-type="float"/>
          <table:table-cell table:formula="of:=MIN([.$C192];[.$P192])" office:value-type="float"/>
          <table:table-cell table:formula="of:=MIN([.$D192];[.$Q192])" office:value-type="float"/>
          <table:table-cell table:formula="of:=MIN([.$E192];[.$R192])" office:value-type="float"/>
          <table:table-cell table:formula="of:=MIN([.$F192];[.$S192])" office:value-type="float"/>
          <table:table-cell table:formula="of:=MIN([.$G192];[.$T192])" office:value-type="float"/>
          <table:table-cell table:formula="of:=MIN([.$H192];[.$U192])" office:value-type="float"/>
          <table:table-cell table:formula="of:=MIN([.$I192];[.$V192])" office:value-type="float"/>
          <table:table-cell table:formula="of:=MIN([.$J192])" office:value-type="float"/>
          <table:table-cell table:formula="of:=MIN([.$K192];[.$W192])" office:value-type="float"/>
          <table:table-cell table:formula="of:=MIN([.$L192];[.$X192])" office:value-type="float"/>
          <table:table-cell table:formula="of:=MIN([.$M192];[.$Y192])" office:value-type="float"/>
          <table:table-cell table:formula="of:=MIN([.$N192];[.$Z192])" office:value-type="float"/>
          <table:table-cell table:formula="of:=MEDIAN([.$B192];[.$O192])" office:value-type="float"/>
          <table:table-cell table:formula="of:=MEDIAN([.$C192];[.$P192])" office:value-type="float"/>
          <table:table-cell table:formula="of:=MEDIAN([.$D192];[.$Q192])" office:value-type="float"/>
          <table:table-cell table:formula="of:=MEDIAN([.$E192];[.$R192])" office:value-type="float"/>
          <table:table-cell table:formula="of:=MEDIAN([.$F192];[.$S192])" office:value-type="float"/>
          <table:table-cell table:formula="of:=MEDIAN([.$G192];[.$T192])" office:value-type="float"/>
          <table:table-cell table:formula="of:=MEDIAN([.$H192];[.$U192])" office:value-type="float"/>
          <table:table-cell table:formula="of:=MEDIAN([.$I192];[.$V192])" office:value-type="float"/>
          <table:table-cell table:formula="of:=MEDIAN([.$J192])" office:value-type="float"/>
          <table:table-cell table:formula="of:=MEDIAN([.$K192];[.$W192])" office:value-type="float"/>
          <table:table-cell table:formula="of:=MEDIAN([.$L192];[.$X192])" office:value-type="float"/>
          <table:table-cell table:formula="of:=MEDIAN([.$M192];[.$Y192])" office:value-type="float"/>
          <table:table-cell table:formula="of:=MEDIAN([.$N192];[.$Z192])" office:value-type="float"/>
          <table:table-cell table:formula="of:=MAX([.$B192];[.$O192])" office:value-type="float"/>
          <table:table-cell table:formula="of:=MAX([.$C192];[.$P192])" office:value-type="float"/>
          <table:table-cell table:formula="of:=MAX([.$D192];[.$Q192])" office:value-type="float"/>
          <table:table-cell table:formula="of:=MAX([.$E192];[.$R192])" office:value-type="float"/>
          <table:table-cell table:formula="of:=MAX([.$F192];[.$S192])" office:value-type="float"/>
          <table:table-cell table:formula="of:=MAX([.$G192];[.$T192])" office:value-type="float"/>
          <table:table-cell table:formula="of:=MAX([.$H192];[.$U192])" office:value-type="float"/>
          <table:table-cell table:formula="of:=MAX([.$I192];[.$V192])" office:value-type="float"/>
          <table:table-cell table:formula="of:=MAX([.$J192])" office:value-type="float"/>
          <table:table-cell table:formula="of:=MAX([.$K192];[.$W192])" office:value-type="float"/>
          <table:table-cell table:formula="of:=MAX([.$L192];[.$X192])" office:value-type="float"/>
          <table:table-cell table:formula="of:=MAX([.$M192];[.$Y192])" office:value-type="float"/>
          <table:table-cell table:formula="of:=MAX([.$N192];[.$Z192])" office:value-type="float"/>
        </table:table-row>
        <table:table-row table:style-name="ro1">
          <table:table-cell office:value-type="string">
            <text:p>p05.pddl/37</text:p>
          </table:table-cell>
          <table:table-cell office:value-type="float" office:value="7.60243"/>
          <table:table-cell office:value-type="float" office:value="7.451"/>
          <table:table-cell office:value-type="float" office:value="1.28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559.0"/>
          <table:table-cell office:value-type="float" office:value="158680.0"/>
          <table:table-cell office:value-type="float" office:value="143668.0"/>
          <table:table-cell office:value-type="float" office:value="455971.0"/>
          <table:table-cell office:value-type="float" office:value="329913.0"/>
          <table:table-cell office:value-type="float" office:value="0.0"/>
          <table:table-cell office:value-type="float" office:value="0.0"/>
          <table:table-cell office:value-type="float" office:value="9.63162"/>
          <table:table-cell office:value-type="float" office:value="9.496"/>
          <table:table-cell office:value-type="float" office:value="3.56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9466.0"/>
          <table:table-cell office:value-type="float" office:value="17277.0"/>
          <table:table-cell office:value-type="float" office:value="455971.0"/>
          <table:table-cell office:value-type="float" office:value="329913.0"/>
          <table:table-cell office:value-type="float" office:value="0.0"/>
          <table:table-cell office:value-type="float" office:value="0.0"/>
          <table:table-cell table:formula="of:=MIN([.$B193];[.$O193])" office:value-type="float"/>
          <table:table-cell table:formula="of:=MIN([.$C193];[.$P193])" office:value-type="float"/>
          <table:table-cell table:formula="of:=MIN([.$D193];[.$Q193])" office:value-type="float"/>
          <table:table-cell table:formula="of:=MIN([.$E193];[.$R193])" office:value-type="float"/>
          <table:table-cell table:formula="of:=MIN([.$F193];[.$S193])" office:value-type="float"/>
          <table:table-cell table:formula="of:=MIN([.$G193];[.$T193])" office:value-type="float"/>
          <table:table-cell table:formula="of:=MIN([.$H193];[.$U193])" office:value-type="float"/>
          <table:table-cell table:formula="of:=MIN([.$I193];[.$V193])" office:value-type="float"/>
          <table:table-cell table:formula="of:=MIN([.$J193])" office:value-type="float"/>
          <table:table-cell table:formula="of:=MIN([.$K193];[.$W193])" office:value-type="float"/>
          <table:table-cell table:formula="of:=MIN([.$L193];[.$X193])" office:value-type="float"/>
          <table:table-cell table:formula="of:=MIN([.$M193];[.$Y193])" office:value-type="float"/>
          <table:table-cell table:formula="of:=MIN([.$N193];[.$Z193])" office:value-type="float"/>
          <table:table-cell table:formula="of:=MEDIAN([.$B193];[.$O193])" office:value-type="float"/>
          <table:table-cell table:formula="of:=MEDIAN([.$C193];[.$P193])" office:value-type="float"/>
          <table:table-cell table:formula="of:=MEDIAN([.$D193];[.$Q193])" office:value-type="float"/>
          <table:table-cell table:formula="of:=MEDIAN([.$E193];[.$R193])" office:value-type="float"/>
          <table:table-cell table:formula="of:=MEDIAN([.$F193];[.$S193])" office:value-type="float"/>
          <table:table-cell table:formula="of:=MEDIAN([.$G193];[.$T193])" office:value-type="float"/>
          <table:table-cell table:formula="of:=MEDIAN([.$H193];[.$U193])" office:value-type="float"/>
          <table:table-cell table:formula="of:=MEDIAN([.$I193];[.$V193])" office:value-type="float"/>
          <table:table-cell table:formula="of:=MEDIAN([.$J193])" office:value-type="float"/>
          <table:table-cell table:formula="of:=MEDIAN([.$K193];[.$W193])" office:value-type="float"/>
          <table:table-cell table:formula="of:=MEDIAN([.$L193];[.$X193])" office:value-type="float"/>
          <table:table-cell table:formula="of:=MEDIAN([.$M193];[.$Y193])" office:value-type="float"/>
          <table:table-cell table:formula="of:=MEDIAN([.$N193];[.$Z193])" office:value-type="float"/>
          <table:table-cell table:formula="of:=MAX([.$B193];[.$O193])" office:value-type="float"/>
          <table:table-cell table:formula="of:=MAX([.$C193];[.$P193])" office:value-type="float"/>
          <table:table-cell table:formula="of:=MAX([.$D193];[.$Q193])" office:value-type="float"/>
          <table:table-cell table:formula="of:=MAX([.$E193];[.$R193])" office:value-type="float"/>
          <table:table-cell table:formula="of:=MAX([.$F193];[.$S193])" office:value-type="float"/>
          <table:table-cell table:formula="of:=MAX([.$G193];[.$T193])" office:value-type="float"/>
          <table:table-cell table:formula="of:=MAX([.$H193];[.$U193])" office:value-type="float"/>
          <table:table-cell table:formula="of:=MAX([.$I193];[.$V193])" office:value-type="float"/>
          <table:table-cell table:formula="of:=MAX([.$J193])" office:value-type="float"/>
          <table:table-cell table:formula="of:=MAX([.$K193];[.$W193])" office:value-type="float"/>
          <table:table-cell table:formula="of:=MAX([.$L193];[.$X193])" office:value-type="float"/>
          <table:table-cell table:formula="of:=MAX([.$M193];[.$Y193])" office:value-type="float"/>
          <table:table-cell table:formula="of:=MAX([.$N193];[.$Z193])" office:value-type="float"/>
        </table:table-row>
        <table:table-row table:style-name="ro1">
          <table:table-cell office:value-type="string">
            <text:p>p05.pddl/38</text:p>
          </table:table-cell>
          <table:table-cell office:value-type="float" office:value="7.32964"/>
          <table:table-cell office:value-type="float" office:value="7.185"/>
          <table:table-cell office:value-type="float" office:value="0.92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933.0"/>
          <table:table-cell office:value-type="float" office:value="135076.0"/>
          <table:table-cell office:value-type="float" office:value="120475.0"/>
          <table:table-cell office:value-type="float" office:value="468131.0"/>
          <table:table-cell office:value-type="float" office:value="339950.0"/>
          <table:table-cell office:value-type="float" office:value="0.0"/>
          <table:table-cell office:value-type="float" office:value="0.0"/>
          <table:table-cell office:value-type="float" office:value="49.3734"/>
          <table:table-cell office:value-type="float" office:value="49.15"/>
          <table:table-cell office:value-type="float" office:value="43.29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59252.0"/>
          <table:table-cell office:value-type="float" office:value="87162.0"/>
          <table:table-cell office:value-type="float" office:value="468131.0"/>
          <table:table-cell office:value-type="float" office:value="339950.0"/>
          <table:table-cell office:value-type="float" office:value="0.0"/>
          <table:table-cell office:value-type="float" office:value="0.0"/>
          <table:table-cell table:formula="of:=MIN([.$B194];[.$O194])" office:value-type="float"/>
          <table:table-cell table:formula="of:=MIN([.$C194];[.$P194])" office:value-type="float"/>
          <table:table-cell table:formula="of:=MIN([.$D194];[.$Q194])" office:value-type="float"/>
          <table:table-cell table:formula="of:=MIN([.$E194];[.$R194])" office:value-type="float"/>
          <table:table-cell table:formula="of:=MIN([.$F194];[.$S194])" office:value-type="float"/>
          <table:table-cell table:formula="of:=MIN([.$G194];[.$T194])" office:value-type="float"/>
          <table:table-cell table:formula="of:=MIN([.$H194];[.$U194])" office:value-type="float"/>
          <table:table-cell table:formula="of:=MIN([.$I194];[.$V194])" office:value-type="float"/>
          <table:table-cell table:formula="of:=MIN([.$J194])" office:value-type="float"/>
          <table:table-cell table:formula="of:=MIN([.$K194];[.$W194])" office:value-type="float"/>
          <table:table-cell table:formula="of:=MIN([.$L194];[.$X194])" office:value-type="float"/>
          <table:table-cell table:formula="of:=MIN([.$M194];[.$Y194])" office:value-type="float"/>
          <table:table-cell table:formula="of:=MIN([.$N194];[.$Z194])" office:value-type="float"/>
          <table:table-cell table:formula="of:=MEDIAN([.$B194];[.$O194])" office:value-type="float"/>
          <table:table-cell table:formula="of:=MEDIAN([.$C194];[.$P194])" office:value-type="float"/>
          <table:table-cell table:formula="of:=MEDIAN([.$D194];[.$Q194])" office:value-type="float"/>
          <table:table-cell table:formula="of:=MEDIAN([.$E194];[.$R194])" office:value-type="float"/>
          <table:table-cell table:formula="of:=MEDIAN([.$F194];[.$S194])" office:value-type="float"/>
          <table:table-cell table:formula="of:=MEDIAN([.$G194];[.$T194])" office:value-type="float"/>
          <table:table-cell table:formula="of:=MEDIAN([.$H194];[.$U194])" office:value-type="float"/>
          <table:table-cell table:formula="of:=MEDIAN([.$I194];[.$V194])" office:value-type="float"/>
          <table:table-cell table:formula="of:=MEDIAN([.$J194])" office:value-type="float"/>
          <table:table-cell table:formula="of:=MEDIAN([.$K194];[.$W194])" office:value-type="float"/>
          <table:table-cell table:formula="of:=MEDIAN([.$L194];[.$X194])" office:value-type="float"/>
          <table:table-cell table:formula="of:=MEDIAN([.$M194];[.$Y194])" office:value-type="float"/>
          <table:table-cell table:formula="of:=MEDIAN([.$N194];[.$Z194])" office:value-type="float"/>
          <table:table-cell table:formula="of:=MAX([.$B194];[.$O194])" office:value-type="float"/>
          <table:table-cell table:formula="of:=MAX([.$C194];[.$P194])" office:value-type="float"/>
          <table:table-cell table:formula="of:=MAX([.$D194];[.$Q194])" office:value-type="float"/>
          <table:table-cell table:formula="of:=MAX([.$E194];[.$R194])" office:value-type="float"/>
          <table:table-cell table:formula="of:=MAX([.$F194];[.$S194])" office:value-type="float"/>
          <table:table-cell table:formula="of:=MAX([.$G194];[.$T194])" office:value-type="float"/>
          <table:table-cell table:formula="of:=MAX([.$H194];[.$U194])" office:value-type="float"/>
          <table:table-cell table:formula="of:=MAX([.$I194];[.$V194])" office:value-type="float"/>
          <table:table-cell table:formula="of:=MAX([.$J194])" office:value-type="float"/>
          <table:table-cell table:formula="of:=MAX([.$K194];[.$W194])" office:value-type="float"/>
          <table:table-cell table:formula="of:=MAX([.$L194];[.$X194])" office:value-type="float"/>
          <table:table-cell table:formula="of:=MAX([.$M194];[.$Y194])" office:value-type="float"/>
          <table:table-cell table:formula="of:=MAX([.$N194];[.$Z194])" office:value-type="float"/>
        </table:table-row>
        <table:table-row table:style-name="ro1">
          <table:table-cell office:value-type="string">
            <text:p>p05.pddl/39</text:p>
          </table:table-cell>
          <table:table-cell office:value-type="float" office:value="8.10491"/>
          <table:table-cell office:value-type="float" office:value="7.955"/>
          <table:table-cell office:value-type="float" office:value="1.41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902.0"/>
          <table:table-cell office:value-type="float" office:value="172028.0"/>
          <table:table-cell office:value-type="float" office:value="157741.0"/>
          <table:table-cell office:value-type="float" office:value="480291.0"/>
          <table:table-cell office:value-type="float" office:value="34998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3"/>
          <table:table-cell office:value-type="float" office:value="293.9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8487.0"/>
          <table:table-cell office:value-type="float" office:value="319953.0"/>
          <table:table-cell office:value-type="float" office:value="480291.0"/>
          <table:table-cell office:value-type="float" office:value="349987.0"/>
          <table:table-cell office:value-type="float" office:value="0.0"/>
          <table:table-cell office:value-type="float" office:value="0.0"/>
          <table:table-cell table:formula="of:=MIN([.$B195];[.$O195])" office:value-type="float"/>
          <table:table-cell table:formula="of:=MIN([.$C195];[.$P195])" office:value-type="float"/>
          <table:table-cell table:formula="of:=MIN([.$D195];[.$Q195])" office:value-type="float"/>
          <table:table-cell table:formula="of:=MIN([.$E195];[.$R195])" office:value-type="float"/>
          <table:table-cell table:formula="of:=MIN([.$F195];[.$S195])" office:value-type="float"/>
          <table:table-cell table:formula="of:=MIN([.$G195];[.$T195])" office:value-type="float"/>
          <table:table-cell table:formula="of:=MIN([.$H195];[.$U195])" office:value-type="float"/>
          <table:table-cell table:formula="of:=MIN([.$I195];[.$V195])" office:value-type="float"/>
          <table:table-cell table:formula="of:=MIN([.$J195])" office:value-type="float"/>
          <table:table-cell table:formula="of:=MIN([.$K195];[.$W195])" office:value-type="float"/>
          <table:table-cell table:formula="of:=MIN([.$L195];[.$X195])" office:value-type="float"/>
          <table:table-cell table:formula="of:=MIN([.$M195];[.$Y195])" office:value-type="float"/>
          <table:table-cell table:formula="of:=MIN([.$N195];[.$Z195])" office:value-type="float"/>
          <table:table-cell table:formula="of:=MEDIAN([.$B195];[.$O195])" office:value-type="float"/>
          <table:table-cell table:formula="of:=MEDIAN([.$C195];[.$P195])" office:value-type="float"/>
          <table:table-cell table:formula="of:=MEDIAN([.$D195];[.$Q195])" office:value-type="float"/>
          <table:table-cell table:formula="of:=MEDIAN([.$E195];[.$R195])" office:value-type="float"/>
          <table:table-cell table:formula="of:=MEDIAN([.$F195];[.$S195])" office:value-type="float"/>
          <table:table-cell table:formula="of:=MEDIAN([.$G195];[.$T195])" office:value-type="float"/>
          <table:table-cell table:formula="of:=MEDIAN([.$H195];[.$U195])" office:value-type="float"/>
          <table:table-cell table:formula="of:=MEDIAN([.$I195];[.$V195])" office:value-type="float"/>
          <table:table-cell table:formula="of:=MEDIAN([.$J195])" office:value-type="float"/>
          <table:table-cell table:formula="of:=MEDIAN([.$K195];[.$W195])" office:value-type="float"/>
          <table:table-cell table:formula="of:=MEDIAN([.$L195];[.$X195])" office:value-type="float"/>
          <table:table-cell table:formula="of:=MEDIAN([.$M195];[.$Y195])" office:value-type="float"/>
          <table:table-cell table:formula="of:=MEDIAN([.$N195];[.$Z195])" office:value-type="float"/>
          <table:table-cell table:formula="of:=MAX([.$B195];[.$O195])" office:value-type="float"/>
          <table:table-cell table:formula="of:=MAX([.$C195];[.$P195])" office:value-type="float"/>
          <table:table-cell table:formula="of:=MAX([.$D195];[.$Q195])" office:value-type="float"/>
          <table:table-cell table:formula="of:=MAX([.$E195];[.$R195])" office:value-type="float"/>
          <table:table-cell table:formula="of:=MAX([.$F195];[.$S195])" office:value-type="float"/>
          <table:table-cell table:formula="of:=MAX([.$G195];[.$T195])" office:value-type="float"/>
          <table:table-cell table:formula="of:=MAX([.$H195];[.$U195])" office:value-type="float"/>
          <table:table-cell table:formula="of:=MAX([.$I195];[.$V195])" office:value-type="float"/>
          <table:table-cell table:formula="of:=MAX([.$J195])" office:value-type="float"/>
          <table:table-cell table:formula="of:=MAX([.$K195];[.$W195])" office:value-type="float"/>
          <table:table-cell table:formula="of:=MAX([.$L195];[.$X195])" office:value-type="float"/>
          <table:table-cell table:formula="of:=MAX([.$M195];[.$Y195])" office:value-type="float"/>
          <table:table-cell table:formula="of:=MAX([.$N195];[.$Z195])" office:value-type="float"/>
        </table:table-row>
        <table:table-row table:style-name="ro1">
          <table:table-cell office:value-type="string">
            <text:p>p05.pddl/4</text:p>
          </table:table-cell>
          <table:table-cell office:value-type="float" office:value="0.824906"/>
          <table:table-cell office:value-type="float" office:value="0.77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.0"/>
          <table:table-cell office:value-type="float" office:value="991.0"/>
          <table:table-cell office:value-type="float" office:value="178.0"/>
          <table:table-cell office:value-type="float" office:value="54691.0"/>
          <table:table-cell office:value-type="float" office:value="10951.0"/>
          <table:table-cell office:value-type="float" office:value="0.0"/>
          <table:table-cell office:value-type="float" office:value="0.0"/>
          <table:table-cell office:value-type="float" office:value="0.665359"/>
          <table:table-cell office:value-type="float" office:value="0.6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259.0"/>
          <table:table-cell office:value-type="float" office:value="54691.0"/>
          <table:table-cell office:value-type="float" office:value="10951.0"/>
          <table:table-cell office:value-type="float" office:value="0.0"/>
          <table:table-cell office:value-type="float" office:value="0.0"/>
          <table:table-cell table:formula="of:=MIN([.$B196];[.$O196])" office:value-type="float"/>
          <table:table-cell table:formula="of:=MIN([.$C196];[.$P196])" office:value-type="float"/>
          <table:table-cell table:formula="of:=MIN([.$D196];[.$Q196])" office:value-type="float"/>
          <table:table-cell table:formula="of:=MIN([.$E196];[.$R196])" office:value-type="float"/>
          <table:table-cell table:formula="of:=MIN([.$F196];[.$S196])" office:value-type="float"/>
          <table:table-cell table:formula="of:=MIN([.$G196];[.$T196])" office:value-type="float"/>
          <table:table-cell table:formula="of:=MIN([.$H196];[.$U196])" office:value-type="float"/>
          <table:table-cell table:formula="of:=MIN([.$I196];[.$V196])" office:value-type="float"/>
          <table:table-cell table:formula="of:=MIN([.$J196])" office:value-type="float"/>
          <table:table-cell table:formula="of:=MIN([.$K196];[.$W196])" office:value-type="float"/>
          <table:table-cell table:formula="of:=MIN([.$L196];[.$X196])" office:value-type="float"/>
          <table:table-cell table:formula="of:=MIN([.$M196];[.$Y196])" office:value-type="float"/>
          <table:table-cell table:formula="of:=MIN([.$N196];[.$Z196])" office:value-type="float"/>
          <table:table-cell table:formula="of:=MEDIAN([.$B196];[.$O196])" office:value-type="float"/>
          <table:table-cell table:formula="of:=MEDIAN([.$C196];[.$P196])" office:value-type="float"/>
          <table:table-cell table:formula="of:=MEDIAN([.$D196];[.$Q196])" office:value-type="float"/>
          <table:table-cell table:formula="of:=MEDIAN([.$E196];[.$R196])" office:value-type="float"/>
          <table:table-cell table:formula="of:=MEDIAN([.$F196];[.$S196])" office:value-type="float"/>
          <table:table-cell table:formula="of:=MEDIAN([.$G196];[.$T196])" office:value-type="float"/>
          <table:table-cell table:formula="of:=MEDIAN([.$H196];[.$U196])" office:value-type="float"/>
          <table:table-cell table:formula="of:=MEDIAN([.$I196];[.$V196])" office:value-type="float"/>
          <table:table-cell table:formula="of:=MEDIAN([.$J196])" office:value-type="float"/>
          <table:table-cell table:formula="of:=MEDIAN([.$K196];[.$W196])" office:value-type="float"/>
          <table:table-cell table:formula="of:=MEDIAN([.$L196];[.$X196])" office:value-type="float"/>
          <table:table-cell table:formula="of:=MEDIAN([.$M196];[.$Y196])" office:value-type="float"/>
          <table:table-cell table:formula="of:=MEDIAN([.$N196];[.$Z196])" office:value-type="float"/>
          <table:table-cell table:formula="of:=MAX([.$B196];[.$O196])" office:value-type="float"/>
          <table:table-cell table:formula="of:=MAX([.$C196];[.$P196])" office:value-type="float"/>
          <table:table-cell table:formula="of:=MAX([.$D196];[.$Q196])" office:value-type="float"/>
          <table:table-cell table:formula="of:=MAX([.$E196];[.$R196])" office:value-type="float"/>
          <table:table-cell table:formula="of:=MAX([.$F196];[.$S196])" office:value-type="float"/>
          <table:table-cell table:formula="of:=MAX([.$G196];[.$T196])" office:value-type="float"/>
          <table:table-cell table:formula="of:=MAX([.$H196];[.$U196])" office:value-type="float"/>
          <table:table-cell table:formula="of:=MAX([.$I196];[.$V196])" office:value-type="float"/>
          <table:table-cell table:formula="of:=MAX([.$J196])" office:value-type="float"/>
          <table:table-cell table:formula="of:=MAX([.$K196];[.$W196])" office:value-type="float"/>
          <table:table-cell table:formula="of:=MAX([.$L196];[.$X196])" office:value-type="float"/>
          <table:table-cell table:formula="of:=MAX([.$M196];[.$Y196])" office:value-type="float"/>
          <table:table-cell table:formula="of:=MAX([.$N196];[.$Z196])" office:value-type="float"/>
        </table:table-row>
        <table:table-row table:style-name="ro1">
          <table:table-cell office:value-type="string">
            <text:p>p05.pddl/40</text:p>
          </table:table-cell>
          <table:table-cell office:value-type="float" office:value="8.11263"/>
          <table:table-cell office:value-type="float" office:value="7.963"/>
          <table:table-cell office:value-type="float" office:value="1.38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149.0"/>
          <table:table-cell office:value-type="float" office:value="222215.0"/>
          <table:table-cell office:value-type="float" office:value="203789.0"/>
          <table:table-cell office:value-type="float" office:value="492451.0"/>
          <table:table-cell office:value-type="float" office:value="360024.0"/>
          <table:table-cell office:value-type="float" office:value="0.0"/>
          <table:table-cell office:value-type="float" office:value="0.0"/>
          <table:table-cell office:value-type="float" office:value="15.0138"/>
          <table:table-cell office:value-type="float" office:value="14.871"/>
          <table:table-cell office:value-type="float" office:value="8.62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9363.0"/>
          <table:table-cell office:value-type="float" office:value="31900.0"/>
          <table:table-cell office:value-type="float" office:value="492451.0"/>
          <table:table-cell office:value-type="float" office:value="360024.0"/>
          <table:table-cell office:value-type="float" office:value="0.0"/>
          <table:table-cell office:value-type="float" office:value="0.0"/>
          <table:table-cell table:formula="of:=MIN([.$B197];[.$O197])" office:value-type="float"/>
          <table:table-cell table:formula="of:=MIN([.$C197];[.$P197])" office:value-type="float"/>
          <table:table-cell table:formula="of:=MIN([.$D197];[.$Q197])" office:value-type="float"/>
          <table:table-cell table:formula="of:=MIN([.$E197];[.$R197])" office:value-type="float"/>
          <table:table-cell table:formula="of:=MIN([.$F197];[.$S197])" office:value-type="float"/>
          <table:table-cell table:formula="of:=MIN([.$G197];[.$T197])" office:value-type="float"/>
          <table:table-cell table:formula="of:=MIN([.$H197];[.$U197])" office:value-type="float"/>
          <table:table-cell table:formula="of:=MIN([.$I197];[.$V197])" office:value-type="float"/>
          <table:table-cell table:formula="of:=MIN([.$J197])" office:value-type="float"/>
          <table:table-cell table:formula="of:=MIN([.$K197];[.$W197])" office:value-type="float"/>
          <table:table-cell table:formula="of:=MIN([.$L197];[.$X197])" office:value-type="float"/>
          <table:table-cell table:formula="of:=MIN([.$M197];[.$Y197])" office:value-type="float"/>
          <table:table-cell table:formula="of:=MIN([.$N197];[.$Z197])" office:value-type="float"/>
          <table:table-cell table:formula="of:=MEDIAN([.$B197];[.$O197])" office:value-type="float"/>
          <table:table-cell table:formula="of:=MEDIAN([.$C197];[.$P197])" office:value-type="float"/>
          <table:table-cell table:formula="of:=MEDIAN([.$D197];[.$Q197])" office:value-type="float"/>
          <table:table-cell table:formula="of:=MEDIAN([.$E197];[.$R197])" office:value-type="float"/>
          <table:table-cell table:formula="of:=MEDIAN([.$F197];[.$S197])" office:value-type="float"/>
          <table:table-cell table:formula="of:=MEDIAN([.$G197];[.$T197])" office:value-type="float"/>
          <table:table-cell table:formula="of:=MEDIAN([.$H197];[.$U197])" office:value-type="float"/>
          <table:table-cell table:formula="of:=MEDIAN([.$I197];[.$V197])" office:value-type="float"/>
          <table:table-cell table:formula="of:=MEDIAN([.$J197])" office:value-type="float"/>
          <table:table-cell table:formula="of:=MEDIAN([.$K197];[.$W197])" office:value-type="float"/>
          <table:table-cell table:formula="of:=MEDIAN([.$L197];[.$X197])" office:value-type="float"/>
          <table:table-cell table:formula="of:=MEDIAN([.$M197];[.$Y197])" office:value-type="float"/>
          <table:table-cell table:formula="of:=MEDIAN([.$N197];[.$Z197])" office:value-type="float"/>
          <table:table-cell table:formula="of:=MAX([.$B197];[.$O197])" office:value-type="float"/>
          <table:table-cell table:formula="of:=MAX([.$C197];[.$P197])" office:value-type="float"/>
          <table:table-cell table:formula="of:=MAX([.$D197];[.$Q197])" office:value-type="float"/>
          <table:table-cell table:formula="of:=MAX([.$E197];[.$R197])" office:value-type="float"/>
          <table:table-cell table:formula="of:=MAX([.$F197];[.$S197])" office:value-type="float"/>
          <table:table-cell table:formula="of:=MAX([.$G197];[.$T197])" office:value-type="float"/>
          <table:table-cell table:formula="of:=MAX([.$H197];[.$U197])" office:value-type="float"/>
          <table:table-cell table:formula="of:=MAX([.$I197];[.$V197])" office:value-type="float"/>
          <table:table-cell table:formula="of:=MAX([.$J197])" office:value-type="float"/>
          <table:table-cell table:formula="of:=MAX([.$K197];[.$W197])" office:value-type="float"/>
          <table:table-cell table:formula="of:=MAX([.$L197];[.$X197])" office:value-type="float"/>
          <table:table-cell table:formula="of:=MAX([.$M197];[.$Y197])" office:value-type="float"/>
          <table:table-cell table:formula="of:=MAX([.$N197];[.$Z197])" office:value-type="float"/>
        </table:table-row>
        <table:table-row table:style-name="ro1">
          <table:table-cell office:value-type="string">
            <text:p>p05.pddl/5</text:p>
          </table:table-cell>
          <table:table-cell office:value-type="float" office:value="1.00116"/>
          <table:table-cell office:value-type="float" office:value="0.952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34.0"/>
          <table:table-cell office:value-type="float" office:value="3637.0"/>
          <table:table-cell office:value-type="float" office:value="1179.0"/>
          <table:table-cell office:value-type="float" office:value="66851.0"/>
          <table:table-cell office:value-type="float" office:value="17251.0"/>
          <table:table-cell office:value-type="float" office:value="0.0"/>
          <table:table-cell office:value-type="float" office:value="0.0"/>
          <table:table-cell office:value-type="float" office:value="0.840571"/>
          <table:table-cell office:value-type="float" office:value="0.79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.0"/>
          <table:table-cell office:value-type="float" office:value="800.0"/>
          <table:table-cell office:value-type="float" office:value="66851.0"/>
          <table:table-cell office:value-type="float" office:value="17251.0"/>
          <table:table-cell office:value-type="float" office:value="0.0"/>
          <table:table-cell office:value-type="float" office:value="0.0"/>
          <table:table-cell table:formula="of:=MIN([.$B198];[.$O198])" office:value-type="float"/>
          <table:table-cell table:formula="of:=MIN([.$C198];[.$P198])" office:value-type="float"/>
          <table:table-cell table:formula="of:=MIN([.$D198];[.$Q198])" office:value-type="float"/>
          <table:table-cell table:formula="of:=MIN([.$E198];[.$R198])" office:value-type="float"/>
          <table:table-cell table:formula="of:=MIN([.$F198];[.$S198])" office:value-type="float"/>
          <table:table-cell table:formula="of:=MIN([.$G198];[.$T198])" office:value-type="float"/>
          <table:table-cell table:formula="of:=MIN([.$H198];[.$U198])" office:value-type="float"/>
          <table:table-cell table:formula="of:=MIN([.$I198];[.$V198])" office:value-type="float"/>
          <table:table-cell table:formula="of:=MIN([.$J198])" office:value-type="float"/>
          <table:table-cell table:formula="of:=MIN([.$K198];[.$W198])" office:value-type="float"/>
          <table:table-cell table:formula="of:=MIN([.$L198];[.$X198])" office:value-type="float"/>
          <table:table-cell table:formula="of:=MIN([.$M198];[.$Y198])" office:value-type="float"/>
          <table:table-cell table:formula="of:=MIN([.$N198];[.$Z198])" office:value-type="float"/>
          <table:table-cell table:formula="of:=MEDIAN([.$B198];[.$O198])" office:value-type="float"/>
          <table:table-cell table:formula="of:=MEDIAN([.$C198];[.$P198])" office:value-type="float"/>
          <table:table-cell table:formula="of:=MEDIAN([.$D198];[.$Q198])" office:value-type="float"/>
          <table:table-cell table:formula="of:=MEDIAN([.$E198];[.$R198])" office:value-type="float"/>
          <table:table-cell table:formula="of:=MEDIAN([.$F198];[.$S198])" office:value-type="float"/>
          <table:table-cell table:formula="of:=MEDIAN([.$G198];[.$T198])" office:value-type="float"/>
          <table:table-cell table:formula="of:=MEDIAN([.$H198];[.$U198])" office:value-type="float"/>
          <table:table-cell table:formula="of:=MEDIAN([.$I198];[.$V198])" office:value-type="float"/>
          <table:table-cell table:formula="of:=MEDIAN([.$J198])" office:value-type="float"/>
          <table:table-cell table:formula="of:=MEDIAN([.$K198];[.$W198])" office:value-type="float"/>
          <table:table-cell table:formula="of:=MEDIAN([.$L198];[.$X198])" office:value-type="float"/>
          <table:table-cell table:formula="of:=MEDIAN([.$M198];[.$Y198])" office:value-type="float"/>
          <table:table-cell table:formula="of:=MEDIAN([.$N198];[.$Z198])" office:value-type="float"/>
          <table:table-cell table:formula="of:=MAX([.$B198];[.$O198])" office:value-type="float"/>
          <table:table-cell table:formula="of:=MAX([.$C198];[.$P198])" office:value-type="float"/>
          <table:table-cell table:formula="of:=MAX([.$D198];[.$Q198])" office:value-type="float"/>
          <table:table-cell table:formula="of:=MAX([.$E198];[.$R198])" office:value-type="float"/>
          <table:table-cell table:formula="of:=MAX([.$F198];[.$S198])" office:value-type="float"/>
          <table:table-cell table:formula="of:=MAX([.$G198];[.$T198])" office:value-type="float"/>
          <table:table-cell table:formula="of:=MAX([.$H198];[.$U198])" office:value-type="float"/>
          <table:table-cell table:formula="of:=MAX([.$I198];[.$V198])" office:value-type="float"/>
          <table:table-cell table:formula="of:=MAX([.$J198])" office:value-type="float"/>
          <table:table-cell table:formula="of:=MAX([.$K198];[.$W198])" office:value-type="float"/>
          <table:table-cell table:formula="of:=MAX([.$L198];[.$X198])" office:value-type="float"/>
          <table:table-cell table:formula="of:=MAX([.$M198];[.$Y198])" office:value-type="float"/>
          <table:table-cell table:formula="of:=MAX([.$N198];[.$Z198])" office:value-type="float"/>
        </table:table-row>
        <table:table-row table:style-name="ro1">
          <table:table-cell office:value-type="string">
            <text:p>p05.pddl/6</text:p>
          </table:table-cell>
          <table:table-cell office:value-type="float" office:value="1.42772"/>
          <table:table-cell office:value-type="float" office:value="1.135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19.0"/>
          <table:table-cell office:value-type="float" office:value="5746.0"/>
          <table:table-cell office:value-type="float" office:value="2325.0"/>
          <table:table-cell office:value-type="float" office:value="79011.0"/>
          <table:table-cell office:value-type="float" office:value="24395.0"/>
          <table:table-cell office:value-type="float" office:value="0.0"/>
          <table:table-cell office:value-type="float" office:value="0.0"/>
          <table:table-cell office:value-type="float" office:value="0.955449"/>
          <table:table-cell office:value-type="float" office:value="0.905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2.0"/>
          <table:table-cell office:value-type="float" office:value="805.0"/>
          <table:table-cell office:value-type="float" office:value="79011.0"/>
          <table:table-cell office:value-type="float" office:value="24395.0"/>
          <table:table-cell office:value-type="float" office:value="0.0"/>
          <table:table-cell office:value-type="float" office:value="0.0"/>
          <table:table-cell table:formula="of:=MIN([.$B199];[.$O199])" office:value-type="float"/>
          <table:table-cell table:formula="of:=MIN([.$C199];[.$P199])" office:value-type="float"/>
          <table:table-cell table:formula="of:=MIN([.$D199];[.$Q199])" office:value-type="float"/>
          <table:table-cell table:formula="of:=MIN([.$E199];[.$R199])" office:value-type="float"/>
          <table:table-cell table:formula="of:=MIN([.$F199];[.$S199])" office:value-type="float"/>
          <table:table-cell table:formula="of:=MIN([.$G199];[.$T199])" office:value-type="float"/>
          <table:table-cell table:formula="of:=MIN([.$H199];[.$U199])" office:value-type="float"/>
          <table:table-cell table:formula="of:=MIN([.$I199];[.$V199])" office:value-type="float"/>
          <table:table-cell table:formula="of:=MIN([.$J199])" office:value-type="float"/>
          <table:table-cell table:formula="of:=MIN([.$K199];[.$W199])" office:value-type="float"/>
          <table:table-cell table:formula="of:=MIN([.$L199];[.$X199])" office:value-type="float"/>
          <table:table-cell table:formula="of:=MIN([.$M199];[.$Y199])" office:value-type="float"/>
          <table:table-cell table:formula="of:=MIN([.$N199];[.$Z199])" office:value-type="float"/>
          <table:table-cell table:formula="of:=MEDIAN([.$B199];[.$O199])" office:value-type="float"/>
          <table:table-cell table:formula="of:=MEDIAN([.$C199];[.$P199])" office:value-type="float"/>
          <table:table-cell table:formula="of:=MEDIAN([.$D199];[.$Q199])" office:value-type="float"/>
          <table:table-cell table:formula="of:=MEDIAN([.$E199];[.$R199])" office:value-type="float"/>
          <table:table-cell table:formula="of:=MEDIAN([.$F199];[.$S199])" office:value-type="float"/>
          <table:table-cell table:formula="of:=MEDIAN([.$G199];[.$T199])" office:value-type="float"/>
          <table:table-cell table:formula="of:=MEDIAN([.$H199];[.$U199])" office:value-type="float"/>
          <table:table-cell table:formula="of:=MEDIAN([.$I199];[.$V199])" office:value-type="float"/>
          <table:table-cell table:formula="of:=MEDIAN([.$J199])" office:value-type="float"/>
          <table:table-cell table:formula="of:=MEDIAN([.$K199];[.$W199])" office:value-type="float"/>
          <table:table-cell table:formula="of:=MEDIAN([.$L199];[.$X199])" office:value-type="float"/>
          <table:table-cell table:formula="of:=MEDIAN([.$M199];[.$Y199])" office:value-type="float"/>
          <table:table-cell table:formula="of:=MEDIAN([.$N199];[.$Z199])" office:value-type="float"/>
          <table:table-cell table:formula="of:=MAX([.$B199];[.$O199])" office:value-type="float"/>
          <table:table-cell table:formula="of:=MAX([.$C199];[.$P199])" office:value-type="float"/>
          <table:table-cell table:formula="of:=MAX([.$D199];[.$Q199])" office:value-type="float"/>
          <table:table-cell table:formula="of:=MAX([.$E199];[.$R199])" office:value-type="float"/>
          <table:table-cell table:formula="of:=MAX([.$F199];[.$S199])" office:value-type="float"/>
          <table:table-cell table:formula="of:=MAX([.$G199];[.$T199])" office:value-type="float"/>
          <table:table-cell table:formula="of:=MAX([.$H199];[.$U199])" office:value-type="float"/>
          <table:table-cell table:formula="of:=MAX([.$I199];[.$V199])" office:value-type="float"/>
          <table:table-cell table:formula="of:=MAX([.$J199])" office:value-type="float"/>
          <table:table-cell table:formula="of:=MAX([.$K199];[.$W199])" office:value-type="float"/>
          <table:table-cell table:formula="of:=MAX([.$L199];[.$X199])" office:value-type="float"/>
          <table:table-cell table:formula="of:=MAX([.$M199];[.$Y199])" office:value-type="float"/>
          <table:table-cell table:formula="of:=MAX([.$N199];[.$Z199])" office:value-type="float"/>
        </table:table-row>
        <table:table-row table:style-name="ro1">
          <table:table-cell office:value-type="string">
            <text:p>p05.pddl/7</text:p>
          </table:table-cell>
          <table:table-cell office:value-type="float" office:value="1.54058"/>
          <table:table-cell office:value-type="float" office:value="1.485"/>
          <table:table-cell office:value-type="float" office:value="0.23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404.0"/>
          <table:table-cell office:value-type="float" office:value="17332.0"/>
          <table:table-cell office:value-type="float" office:value="7490.0"/>
          <table:table-cell office:value-type="float" office:value="91171.0"/>
          <table:table-cell office:value-type="float" office:value="32273.0"/>
          <table:table-cell office:value-type="float" office:value="0.0"/>
          <table:table-cell office:value-type="float" office:value="0.0"/>
          <table:table-cell office:value-type="float" office:value="1.1334"/>
          <table:table-cell office:value-type="float" office:value="1.081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92.0"/>
          <table:table-cell office:value-type="float" office:value="4736.0"/>
          <table:table-cell office:value-type="float" office:value="91171.0"/>
          <table:table-cell office:value-type="float" office:value="32273.0"/>
          <table:table-cell office:value-type="float" office:value="0.0"/>
          <table:table-cell office:value-type="float" office:value="0.0"/>
          <table:table-cell table:formula="of:=MIN([.$B200];[.$O200])" office:value-type="float"/>
          <table:table-cell table:formula="of:=MIN([.$C200];[.$P200])" office:value-type="float"/>
          <table:table-cell table:formula="of:=MIN([.$D200];[.$Q200])" office:value-type="float"/>
          <table:table-cell table:formula="of:=MIN([.$E200];[.$R200])" office:value-type="float"/>
          <table:table-cell table:formula="of:=MIN([.$F200];[.$S200])" office:value-type="float"/>
          <table:table-cell table:formula="of:=MIN([.$G200];[.$T200])" office:value-type="float"/>
          <table:table-cell table:formula="of:=MIN([.$H200];[.$U200])" office:value-type="float"/>
          <table:table-cell table:formula="of:=MIN([.$I200];[.$V200])" office:value-type="float"/>
          <table:table-cell table:formula="of:=MIN([.$J200])" office:value-type="float"/>
          <table:table-cell table:formula="of:=MIN([.$K200];[.$W200])" office:value-type="float"/>
          <table:table-cell table:formula="of:=MIN([.$L200];[.$X200])" office:value-type="float"/>
          <table:table-cell table:formula="of:=MIN([.$M200];[.$Y200])" office:value-type="float"/>
          <table:table-cell table:formula="of:=MIN([.$N200];[.$Z200])" office:value-type="float"/>
          <table:table-cell table:formula="of:=MEDIAN([.$B200];[.$O200])" office:value-type="float"/>
          <table:table-cell table:formula="of:=MEDIAN([.$C200];[.$P200])" office:value-type="float"/>
          <table:table-cell table:formula="of:=MEDIAN([.$D200];[.$Q200])" office:value-type="float"/>
          <table:table-cell table:formula="of:=MEDIAN([.$E200];[.$R200])" office:value-type="float"/>
          <table:table-cell table:formula="of:=MEDIAN([.$F200];[.$S200])" office:value-type="float"/>
          <table:table-cell table:formula="of:=MEDIAN([.$G200];[.$T200])" office:value-type="float"/>
          <table:table-cell table:formula="of:=MEDIAN([.$H200];[.$U200])" office:value-type="float"/>
          <table:table-cell table:formula="of:=MEDIAN([.$I200];[.$V200])" office:value-type="float"/>
          <table:table-cell table:formula="of:=MEDIAN([.$J200])" office:value-type="float"/>
          <table:table-cell table:formula="of:=MEDIAN([.$K200];[.$W200])" office:value-type="float"/>
          <table:table-cell table:formula="of:=MEDIAN([.$L200];[.$X200])" office:value-type="float"/>
          <table:table-cell table:formula="of:=MEDIAN([.$M200];[.$Y200])" office:value-type="float"/>
          <table:table-cell table:formula="of:=MEDIAN([.$N200];[.$Z200])" office:value-type="float"/>
          <table:table-cell table:formula="of:=MAX([.$B200];[.$O200])" office:value-type="float"/>
          <table:table-cell table:formula="of:=MAX([.$C200];[.$P200])" office:value-type="float"/>
          <table:table-cell table:formula="of:=MAX([.$D200];[.$Q200])" office:value-type="float"/>
          <table:table-cell table:formula="of:=MAX([.$E200];[.$R200])" office:value-type="float"/>
          <table:table-cell table:formula="of:=MAX([.$F200];[.$S200])" office:value-type="float"/>
          <table:table-cell table:formula="of:=MAX([.$G200];[.$T200])" office:value-type="float"/>
          <table:table-cell table:formula="of:=MAX([.$H200];[.$U200])" office:value-type="float"/>
          <table:table-cell table:formula="of:=MAX([.$I200];[.$V200])" office:value-type="float"/>
          <table:table-cell table:formula="of:=MAX([.$J200])" office:value-type="float"/>
          <table:table-cell table:formula="of:=MAX([.$K200];[.$W200])" office:value-type="float"/>
          <table:table-cell table:formula="of:=MAX([.$L200];[.$X200])" office:value-type="float"/>
          <table:table-cell table:formula="of:=MAX([.$M200];[.$Y200])" office:value-type="float"/>
          <table:table-cell table:formula="of:=MAX([.$N200];[.$Z200])" office:value-type="float"/>
        </table:table-row>
        <table:table-row table:style-name="ro1">
          <table:table-cell office:value-type="string">
            <text:p>p05.pddl/8</text:p>
          </table:table-cell>
          <table:table-cell office:value-type="float" office:value="2.0261"/>
          <table:table-cell office:value-type="float" office:value="1.97"/>
          <table:table-cell office:value-type="float" office:value="0.57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575.0"/>
          <table:table-cell office:value-type="float" office:value="14827.0"/>
          <table:table-cell office:value-type="float" office:value="9116.0"/>
          <table:table-cell office:value-type="float" office:value="103331.0"/>
          <table:table-cell office:value-type="float" office:value="40781.0"/>
          <table:table-cell office:value-type="float" office:value="0.0"/>
          <table:table-cell office:value-type="float" office:value="0.0"/>
          <table:table-cell office:value-type="float" office:value="1.46898"/>
          <table:table-cell office:value-type="float" office:value="1.415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20.0"/>
          <table:table-cell office:value-type="float" office:value="2032.0"/>
          <table:table-cell office:value-type="float" office:value="103331.0"/>
          <table:table-cell office:value-type="float" office:value="40781.0"/>
          <table:table-cell office:value-type="float" office:value="0.0"/>
          <table:table-cell office:value-type="float" office:value="0.0"/>
          <table:table-cell table:formula="of:=MIN([.$B201];[.$O201])" office:value-type="float"/>
          <table:table-cell table:formula="of:=MIN([.$C201];[.$P201])" office:value-type="float"/>
          <table:table-cell table:formula="of:=MIN([.$D201];[.$Q201])" office:value-type="float"/>
          <table:table-cell table:formula="of:=MIN([.$E201];[.$R201])" office:value-type="float"/>
          <table:table-cell table:formula="of:=MIN([.$F201];[.$S201])" office:value-type="float"/>
          <table:table-cell table:formula="of:=MIN([.$G201];[.$T201])" office:value-type="float"/>
          <table:table-cell table:formula="of:=MIN([.$H201];[.$U201])" office:value-type="float"/>
          <table:table-cell table:formula="of:=MIN([.$I201];[.$V201])" office:value-type="float"/>
          <table:table-cell table:formula="of:=MIN([.$J201])" office:value-type="float"/>
          <table:table-cell table:formula="of:=MIN([.$K201];[.$W201])" office:value-type="float"/>
          <table:table-cell table:formula="of:=MIN([.$L201];[.$X201])" office:value-type="float"/>
          <table:table-cell table:formula="of:=MIN([.$M201];[.$Y201])" office:value-type="float"/>
          <table:table-cell table:formula="of:=MIN([.$N201];[.$Z201])" office:value-type="float"/>
          <table:table-cell table:formula="of:=MEDIAN([.$B201];[.$O201])" office:value-type="float"/>
          <table:table-cell table:formula="of:=MEDIAN([.$C201];[.$P201])" office:value-type="float"/>
          <table:table-cell table:formula="of:=MEDIAN([.$D201];[.$Q201])" office:value-type="float"/>
          <table:table-cell table:formula="of:=MEDIAN([.$E201];[.$R201])" office:value-type="float"/>
          <table:table-cell table:formula="of:=MEDIAN([.$F201];[.$S201])" office:value-type="float"/>
          <table:table-cell table:formula="of:=MEDIAN([.$G201];[.$T201])" office:value-type="float"/>
          <table:table-cell table:formula="of:=MEDIAN([.$H201];[.$U201])" office:value-type="float"/>
          <table:table-cell table:formula="of:=MEDIAN([.$I201];[.$V201])" office:value-type="float"/>
          <table:table-cell table:formula="of:=MEDIAN([.$J201])" office:value-type="float"/>
          <table:table-cell table:formula="of:=MEDIAN([.$K201];[.$W201])" office:value-type="float"/>
          <table:table-cell table:formula="of:=MEDIAN([.$L201];[.$X201])" office:value-type="float"/>
          <table:table-cell table:formula="of:=MEDIAN([.$M201];[.$Y201])" office:value-type="float"/>
          <table:table-cell table:formula="of:=MEDIAN([.$N201];[.$Z201])" office:value-type="float"/>
          <table:table-cell table:formula="of:=MAX([.$B201];[.$O201])" office:value-type="float"/>
          <table:table-cell table:formula="of:=MAX([.$C201];[.$P201])" office:value-type="float"/>
          <table:table-cell table:formula="of:=MAX([.$D201];[.$Q201])" office:value-type="float"/>
          <table:table-cell table:formula="of:=MAX([.$E201];[.$R201])" office:value-type="float"/>
          <table:table-cell table:formula="of:=MAX([.$F201];[.$S201])" office:value-type="float"/>
          <table:table-cell table:formula="of:=MAX([.$G201];[.$T201])" office:value-type="float"/>
          <table:table-cell table:formula="of:=MAX([.$H201];[.$U201])" office:value-type="float"/>
          <table:table-cell table:formula="of:=MAX([.$I201];[.$V201])" office:value-type="float"/>
          <table:table-cell table:formula="of:=MAX([.$J201])" office:value-type="float"/>
          <table:table-cell table:formula="of:=MAX([.$K201];[.$W201])" office:value-type="float"/>
          <table:table-cell table:formula="of:=MAX([.$L201];[.$X201])" office:value-type="float"/>
          <table:table-cell table:formula="of:=MAX([.$M201];[.$Y201])" office:value-type="float"/>
          <table:table-cell table:formula="of:=MAX([.$N201];[.$Z201])" office:value-type="float"/>
        </table:table-row>
        <table:table-row table:style-name="ro1">
          <table:table-cell office:value-type="string">
            <text:p>p05.pddl/9</text:p>
          </table:table-cell>
          <table:table-cell office:value-type="float" office:value="2.78728"/>
          <table:table-cell office:value-type="float" office:value="2.726"/>
          <table:table-cell office:value-type="float" office:value="1.29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878.0"/>
          <table:table-cell office:value-type="float" office:value="29543.0"/>
          <table:table-cell office:value-type="float" office:value="19188.0"/>
          <table:table-cell office:value-type="float" office:value="115491.0"/>
          <table:table-cell office:value-type="float" office:value="49813.0"/>
          <table:table-cell office:value-type="float" office:value="0.0"/>
          <table:table-cell office:value-type="float" office:value="0.0"/>
          <table:table-cell office:value-type="float" office:value="1.75772"/>
          <table:table-cell office:value-type="float" office:value="1.699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405.0"/>
          <table:table-cell office:value-type="float" office:value="4540.0"/>
          <table:table-cell office:value-type="float" office:value="115491.0"/>
          <table:table-cell office:value-type="float" office:value="49813.0"/>
          <table:table-cell office:value-type="float" office:value="0.0"/>
          <table:table-cell office:value-type="float" office:value="0.0"/>
          <table:table-cell table:formula="of:=MIN([.$B202];[.$O202])" office:value-type="float"/>
          <table:table-cell table:formula="of:=MIN([.$C202];[.$P202])" office:value-type="float"/>
          <table:table-cell table:formula="of:=MIN([.$D202];[.$Q202])" office:value-type="float"/>
          <table:table-cell table:formula="of:=MIN([.$E202];[.$R202])" office:value-type="float"/>
          <table:table-cell table:formula="of:=MIN([.$F202];[.$S202])" office:value-type="float"/>
          <table:table-cell table:formula="of:=MIN([.$G202];[.$T202])" office:value-type="float"/>
          <table:table-cell table:formula="of:=MIN([.$H202];[.$U202])" office:value-type="float"/>
          <table:table-cell table:formula="of:=MIN([.$I202];[.$V202])" office:value-type="float"/>
          <table:table-cell table:formula="of:=MIN([.$J202])" office:value-type="float"/>
          <table:table-cell table:formula="of:=MIN([.$K202];[.$W202])" office:value-type="float"/>
          <table:table-cell table:formula="of:=MIN([.$L202];[.$X202])" office:value-type="float"/>
          <table:table-cell table:formula="of:=MIN([.$M202];[.$Y202])" office:value-type="float"/>
          <table:table-cell table:formula="of:=MIN([.$N202];[.$Z202])" office:value-type="float"/>
          <table:table-cell table:formula="of:=MEDIAN([.$B202];[.$O202])" office:value-type="float"/>
          <table:table-cell table:formula="of:=MEDIAN([.$C202];[.$P202])" office:value-type="float"/>
          <table:table-cell table:formula="of:=MEDIAN([.$D202];[.$Q202])" office:value-type="float"/>
          <table:table-cell table:formula="of:=MEDIAN([.$E202];[.$R202])" office:value-type="float"/>
          <table:table-cell table:formula="of:=MEDIAN([.$F202];[.$S202])" office:value-type="float"/>
          <table:table-cell table:formula="of:=MEDIAN([.$G202];[.$T202])" office:value-type="float"/>
          <table:table-cell table:formula="of:=MEDIAN([.$H202];[.$U202])" office:value-type="float"/>
          <table:table-cell table:formula="of:=MEDIAN([.$I202];[.$V202])" office:value-type="float"/>
          <table:table-cell table:formula="of:=MEDIAN([.$J202])" office:value-type="float"/>
          <table:table-cell table:formula="of:=MEDIAN([.$K202];[.$W202])" office:value-type="float"/>
          <table:table-cell table:formula="of:=MEDIAN([.$L202];[.$X202])" office:value-type="float"/>
          <table:table-cell table:formula="of:=MEDIAN([.$M202];[.$Y202])" office:value-type="float"/>
          <table:table-cell table:formula="of:=MEDIAN([.$N202];[.$Z202])" office:value-type="float"/>
          <table:table-cell table:formula="of:=MAX([.$B202];[.$O202])" office:value-type="float"/>
          <table:table-cell table:formula="of:=MAX([.$C202];[.$P202])" office:value-type="float"/>
          <table:table-cell table:formula="of:=MAX([.$D202];[.$Q202])" office:value-type="float"/>
          <table:table-cell table:formula="of:=MAX([.$E202];[.$R202])" office:value-type="float"/>
          <table:table-cell table:formula="of:=MAX([.$F202];[.$S202])" office:value-type="float"/>
          <table:table-cell table:formula="of:=MAX([.$G202];[.$T202])" office:value-type="float"/>
          <table:table-cell table:formula="of:=MAX([.$H202];[.$U202])" office:value-type="float"/>
          <table:table-cell table:formula="of:=MAX([.$I202];[.$V202])" office:value-type="float"/>
          <table:table-cell table:formula="of:=MAX([.$J202])" office:value-type="float"/>
          <table:table-cell table:formula="of:=MAX([.$K202];[.$W202])" office:value-type="float"/>
          <table:table-cell table:formula="of:=MAX([.$L202];[.$X202])" office:value-type="float"/>
          <table:table-cell table:formula="of:=MAX([.$M202];[.$Y202])" office:value-type="float"/>
          <table:table-cell table:formula="of:=MAX([.$N202];[.$Z202])" office:value-type="float"/>
        </table:table-row>
        <table:table-row table:style-name="ro1">
          <table:table-cell office:value-type="string">
            <text:p>p06.pddl/1</text:p>
          </table:table-cell>
          <table:table-cell office:value-type="float" office:value="0.346262"/>
          <table:table-cell office:value-type="float" office:value="0.2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697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366091"/>
          <table:table-cell office:value-type="float" office:value="0.3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0697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03];[.$O203])" office:value-type="float"/>
          <table:table-cell table:formula="of:=MIN([.$C203];[.$P203])" office:value-type="float"/>
          <table:table-cell table:formula="of:=MIN([.$D203];[.$Q203])" office:value-type="float"/>
          <table:table-cell table:formula="of:=MIN([.$E203];[.$R203])" office:value-type="float"/>
          <table:table-cell table:formula="of:=MIN([.$F203];[.$S203])" office:value-type="float"/>
          <table:table-cell table:formula="of:=MIN([.$G203];[.$T203])" office:value-type="float"/>
          <table:table-cell table:formula="of:=MIN([.$H203];[.$U203])" office:value-type="float"/>
          <table:table-cell table:formula="of:=MIN([.$I203];[.$V203])" office:value-type="float"/>
          <table:table-cell table:formula="of:=MIN([.$J203])" office:value-type="float"/>
          <table:table-cell table:formula="of:=MIN([.$K203];[.$W203])" office:value-type="float"/>
          <table:table-cell table:formula="of:=MIN([.$L203];[.$X203])" office:value-type="float"/>
          <table:table-cell table:formula="of:=MIN([.$M203];[.$Y203])" office:value-type="float"/>
          <table:table-cell table:formula="of:=MIN([.$N203];[.$Z203])" office:value-type="float"/>
          <table:table-cell table:formula="of:=MEDIAN([.$B203];[.$O203])" office:value-type="float"/>
          <table:table-cell table:formula="of:=MEDIAN([.$C203];[.$P203])" office:value-type="float"/>
          <table:table-cell table:formula="of:=MEDIAN([.$D203];[.$Q203])" office:value-type="float"/>
          <table:table-cell table:formula="of:=MEDIAN([.$E203];[.$R203])" office:value-type="float"/>
          <table:table-cell table:formula="of:=MEDIAN([.$F203];[.$S203])" office:value-type="float"/>
          <table:table-cell table:formula="of:=MEDIAN([.$G203];[.$T203])" office:value-type="float"/>
          <table:table-cell table:formula="of:=MEDIAN([.$H203];[.$U203])" office:value-type="float"/>
          <table:table-cell table:formula="of:=MEDIAN([.$I203];[.$V203])" office:value-type="float"/>
          <table:table-cell table:formula="of:=MEDIAN([.$J203])" office:value-type="float"/>
          <table:table-cell table:formula="of:=MEDIAN([.$K203];[.$W203])" office:value-type="float"/>
          <table:table-cell table:formula="of:=MEDIAN([.$L203];[.$X203])" office:value-type="float"/>
          <table:table-cell table:formula="of:=MEDIAN([.$M203];[.$Y203])" office:value-type="float"/>
          <table:table-cell table:formula="of:=MEDIAN([.$N203];[.$Z203])" office:value-type="float"/>
          <table:table-cell table:formula="of:=MAX([.$B203];[.$O203])" office:value-type="float"/>
          <table:table-cell table:formula="of:=MAX([.$C203];[.$P203])" office:value-type="float"/>
          <table:table-cell table:formula="of:=MAX([.$D203];[.$Q203])" office:value-type="float"/>
          <table:table-cell table:formula="of:=MAX([.$E203];[.$R203])" office:value-type="float"/>
          <table:table-cell table:formula="of:=MAX([.$F203];[.$S203])" office:value-type="float"/>
          <table:table-cell table:formula="of:=MAX([.$G203];[.$T203])" office:value-type="float"/>
          <table:table-cell table:formula="of:=MAX([.$H203];[.$U203])" office:value-type="float"/>
          <table:table-cell table:formula="of:=MAX([.$I203];[.$V203])" office:value-type="float"/>
          <table:table-cell table:formula="of:=MAX([.$J203])" office:value-type="float"/>
          <table:table-cell table:formula="of:=MAX([.$K203];[.$W203])" office:value-type="float"/>
          <table:table-cell table:formula="of:=MAX([.$L203];[.$X203])" office:value-type="float"/>
          <table:table-cell table:formula="of:=MAX([.$M203];[.$Y203])" office:value-type="float"/>
          <table:table-cell table:formula="of:=MAX([.$N203];[.$Z203])" office:value-type="float"/>
        </table:table-row>
        <table:table-row table:style-name="ro1">
          <table:table-cell office:value-type="string">
            <text:p>p06.pddl/10</text:p>
          </table:table-cell>
          <table:table-cell office:value-type="float" office:value="6.26321"/>
          <table:table-cell office:value-type="float" office:value="6.19"/>
          <table:table-cell office:value-type="float" office:value="4.4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490.0"/>
          <table:table-cell office:value-type="float" office:value="56765.0"/>
          <table:table-cell office:value-type="float" office:value="39981.0"/>
          <table:table-cell office:value-type="float" office:value="145041.0"/>
          <table:table-cell office:value-type="float" office:value="66871.0"/>
          <table:table-cell office:value-type="float" office:value="0.0"/>
          <table:table-cell office:value-type="float" office:value="0.0"/>
          <table:table-cell office:value-type="float" office:value="2.86536"/>
          <table:table-cell office:value-type="float" office:value="2.805"/>
          <table:table-cell office:value-type="float" office:value="1.01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413.0"/>
          <table:table-cell office:value-type="float" office:value="8284.0"/>
          <table:table-cell office:value-type="float" office:value="145041.0"/>
          <table:table-cell office:value-type="float" office:value="66871.0"/>
          <table:table-cell office:value-type="float" office:value="0.0"/>
          <table:table-cell office:value-type="float" office:value="0.0"/>
          <table:table-cell table:formula="of:=MIN([.$B204];[.$O204])" office:value-type="float"/>
          <table:table-cell table:formula="of:=MIN([.$C204];[.$P204])" office:value-type="float"/>
          <table:table-cell table:formula="of:=MIN([.$D204];[.$Q204])" office:value-type="float"/>
          <table:table-cell table:formula="of:=MIN([.$E204];[.$R204])" office:value-type="float"/>
          <table:table-cell table:formula="of:=MIN([.$F204];[.$S204])" office:value-type="float"/>
          <table:table-cell table:formula="of:=MIN([.$G204];[.$T204])" office:value-type="float"/>
          <table:table-cell table:formula="of:=MIN([.$H204];[.$U204])" office:value-type="float"/>
          <table:table-cell table:formula="of:=MIN([.$I204];[.$V204])" office:value-type="float"/>
          <table:table-cell table:formula="of:=MIN([.$J204])" office:value-type="float"/>
          <table:table-cell table:formula="of:=MIN([.$K204];[.$W204])" office:value-type="float"/>
          <table:table-cell table:formula="of:=MIN([.$L204];[.$X204])" office:value-type="float"/>
          <table:table-cell table:formula="of:=MIN([.$M204];[.$Y204])" office:value-type="float"/>
          <table:table-cell table:formula="of:=MIN([.$N204];[.$Z204])" office:value-type="float"/>
          <table:table-cell table:formula="of:=MEDIAN([.$B204];[.$O204])" office:value-type="float"/>
          <table:table-cell table:formula="of:=MEDIAN([.$C204];[.$P204])" office:value-type="float"/>
          <table:table-cell table:formula="of:=MEDIAN([.$D204];[.$Q204])" office:value-type="float"/>
          <table:table-cell table:formula="of:=MEDIAN([.$E204];[.$R204])" office:value-type="float"/>
          <table:table-cell table:formula="of:=MEDIAN([.$F204];[.$S204])" office:value-type="float"/>
          <table:table-cell table:formula="of:=MEDIAN([.$G204];[.$T204])" office:value-type="float"/>
          <table:table-cell table:formula="of:=MEDIAN([.$H204];[.$U204])" office:value-type="float"/>
          <table:table-cell table:formula="of:=MEDIAN([.$I204];[.$V204])" office:value-type="float"/>
          <table:table-cell table:formula="of:=MEDIAN([.$J204])" office:value-type="float"/>
          <table:table-cell table:formula="of:=MEDIAN([.$K204];[.$W204])" office:value-type="float"/>
          <table:table-cell table:formula="of:=MEDIAN([.$L204];[.$X204])" office:value-type="float"/>
          <table:table-cell table:formula="of:=MEDIAN([.$M204];[.$Y204])" office:value-type="float"/>
          <table:table-cell table:formula="of:=MEDIAN([.$N204];[.$Z204])" office:value-type="float"/>
          <table:table-cell table:formula="of:=MAX([.$B204];[.$O204])" office:value-type="float"/>
          <table:table-cell table:formula="of:=MAX([.$C204];[.$P204])" office:value-type="float"/>
          <table:table-cell table:formula="of:=MAX([.$D204];[.$Q204])" office:value-type="float"/>
          <table:table-cell table:formula="of:=MAX([.$E204];[.$R204])" office:value-type="float"/>
          <table:table-cell table:formula="of:=MAX([.$F204];[.$S204])" office:value-type="float"/>
          <table:table-cell table:formula="of:=MAX([.$G204];[.$T204])" office:value-type="float"/>
          <table:table-cell table:formula="of:=MAX([.$H204];[.$U204])" office:value-type="float"/>
          <table:table-cell table:formula="of:=MAX([.$I204];[.$V204])" office:value-type="float"/>
          <table:table-cell table:formula="of:=MAX([.$J204])" office:value-type="float"/>
          <table:table-cell table:formula="of:=MAX([.$K204];[.$W204])" office:value-type="float"/>
          <table:table-cell table:formula="of:=MAX([.$L204];[.$X204])" office:value-type="float"/>
          <table:table-cell table:formula="of:=MAX([.$M204];[.$Y204])" office:value-type="float"/>
          <table:table-cell table:formula="of:=MAX([.$N204];[.$Z204])" office:value-type="float"/>
        </table:table-row>
        <table:table-row table:style-name="ro1">
          <table:table-cell office:value-type="string">
            <text:p>p06.pddl/11</text:p>
          </table:table-cell>
          <table:table-cell office:value-type="float" office:value="18.7432"/>
          <table:table-cell office:value-type="float" office:value="18.672"/>
          <table:table-cell office:value-type="float" office:value="16.64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7144.0"/>
          <table:table-cell office:value-type="float" office:value="75912.0"/>
          <table:table-cell office:value-type="float" office:value="67276.0"/>
          <table:table-cell office:value-type="float" office:value="158857.0"/>
          <table:table-cell office:value-type="float" office:value="77968.0"/>
          <table:table-cell office:value-type="float" office:value="0.0"/>
          <table:table-cell office:value-type="float" office:value="0.0"/>
          <table:table-cell office:value-type="float" office:value="4.51369"/>
          <table:table-cell office:value-type="float" office:value="4.449"/>
          <table:table-cell office:value-type="float" office:value="2.61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201.0"/>
          <table:table-cell office:value-type="float" office:value="14836.0"/>
          <table:table-cell office:value-type="float" office:value="158857.0"/>
          <table:table-cell office:value-type="float" office:value="77968.0"/>
          <table:table-cell office:value-type="float" office:value="0.0"/>
          <table:table-cell office:value-type="float" office:value="0.0"/>
          <table:table-cell table:formula="of:=MIN([.$B205];[.$O205])" office:value-type="float"/>
          <table:table-cell table:formula="of:=MIN([.$C205];[.$P205])" office:value-type="float"/>
          <table:table-cell table:formula="of:=MIN([.$D205];[.$Q205])" office:value-type="float"/>
          <table:table-cell table:formula="of:=MIN([.$E205];[.$R205])" office:value-type="float"/>
          <table:table-cell table:formula="of:=MIN([.$F205];[.$S205])" office:value-type="float"/>
          <table:table-cell table:formula="of:=MIN([.$G205];[.$T205])" office:value-type="float"/>
          <table:table-cell table:formula="of:=MIN([.$H205];[.$U205])" office:value-type="float"/>
          <table:table-cell table:formula="of:=MIN([.$I205];[.$V205])" office:value-type="float"/>
          <table:table-cell table:formula="of:=MIN([.$J205])" office:value-type="float"/>
          <table:table-cell table:formula="of:=MIN([.$K205];[.$W205])" office:value-type="float"/>
          <table:table-cell table:formula="of:=MIN([.$L205];[.$X205])" office:value-type="float"/>
          <table:table-cell table:formula="of:=MIN([.$M205];[.$Y205])" office:value-type="float"/>
          <table:table-cell table:formula="of:=MIN([.$N205];[.$Z205])" office:value-type="float"/>
          <table:table-cell table:formula="of:=MEDIAN([.$B205];[.$O205])" office:value-type="float"/>
          <table:table-cell table:formula="of:=MEDIAN([.$C205];[.$P205])" office:value-type="float"/>
          <table:table-cell table:formula="of:=MEDIAN([.$D205];[.$Q205])" office:value-type="float"/>
          <table:table-cell table:formula="of:=MEDIAN([.$E205];[.$R205])" office:value-type="float"/>
          <table:table-cell table:formula="of:=MEDIAN([.$F205];[.$S205])" office:value-type="float"/>
          <table:table-cell table:formula="of:=MEDIAN([.$G205];[.$T205])" office:value-type="float"/>
          <table:table-cell table:formula="of:=MEDIAN([.$H205];[.$U205])" office:value-type="float"/>
          <table:table-cell table:formula="of:=MEDIAN([.$I205];[.$V205])" office:value-type="float"/>
          <table:table-cell table:formula="of:=MEDIAN([.$J205])" office:value-type="float"/>
          <table:table-cell table:formula="of:=MEDIAN([.$K205];[.$W205])" office:value-type="float"/>
          <table:table-cell table:formula="of:=MEDIAN([.$L205];[.$X205])" office:value-type="float"/>
          <table:table-cell table:formula="of:=MEDIAN([.$M205];[.$Y205])" office:value-type="float"/>
          <table:table-cell table:formula="of:=MEDIAN([.$N205];[.$Z205])" office:value-type="float"/>
          <table:table-cell table:formula="of:=MAX([.$B205];[.$O205])" office:value-type="float"/>
          <table:table-cell table:formula="of:=MAX([.$C205];[.$P205])" office:value-type="float"/>
          <table:table-cell table:formula="of:=MAX([.$D205];[.$Q205])" office:value-type="float"/>
          <table:table-cell table:formula="of:=MAX([.$E205];[.$R205])" office:value-type="float"/>
          <table:table-cell table:formula="of:=MAX([.$F205];[.$S205])" office:value-type="float"/>
          <table:table-cell table:formula="of:=MAX([.$G205];[.$T205])" office:value-type="float"/>
          <table:table-cell table:formula="of:=MAX([.$H205];[.$U205])" office:value-type="float"/>
          <table:table-cell table:formula="of:=MAX([.$I205];[.$V205])" office:value-type="float"/>
          <table:table-cell table:formula="of:=MAX([.$J205])" office:value-type="float"/>
          <table:table-cell table:formula="of:=MAX([.$K205];[.$W205])" office:value-type="float"/>
          <table:table-cell table:formula="of:=MAX([.$L205];[.$X205])" office:value-type="float"/>
          <table:table-cell table:formula="of:=MAX([.$M205];[.$Y205])" office:value-type="float"/>
          <table:table-cell table:formula="of:=MAX([.$N205];[.$Z205])" office:value-type="float"/>
        </table:table-row>
        <table:table-row table:style-name="ro1">
          <table:table-cell office:value-type="string">
            <text:p>p06.pddl/12</text:p>
          </table:table-cell>
          <table:table-cell office:value-type="float" office:value="40.688"/>
          <table:table-cell office:value-type="float" office:value="40.613"/>
          <table:table-cell office:value-type="float" office:value="38.37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4872.0"/>
          <table:table-cell office:value-type="float" office:value="125085.0"/>
          <table:table-cell office:value-type="float" office:value="111178.0"/>
          <table:table-cell office:value-type="float" office:value="172673.0"/>
          <table:table-cell office:value-type="float" office:value="89286.0"/>
          <table:table-cell office:value-type="float" office:value="0.0"/>
          <table:table-cell office:value-type="float" office:value="0.0"/>
          <table:table-cell office:value-type="float" office:value="8.56548"/>
          <table:table-cell office:value-type="float" office:value="8.498"/>
          <table:table-cell office:value-type="float" office:value="6.51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7993.0"/>
          <table:table-cell office:value-type="float" office:value="26676.0"/>
          <table:table-cell office:value-type="float" office:value="172673.0"/>
          <table:table-cell office:value-type="float" office:value="89286.0"/>
          <table:table-cell office:value-type="float" office:value="0.0"/>
          <table:table-cell office:value-type="float" office:value="0.0"/>
          <table:table-cell table:formula="of:=MIN([.$B206];[.$O206])" office:value-type="float"/>
          <table:table-cell table:formula="of:=MIN([.$C206];[.$P206])" office:value-type="float"/>
          <table:table-cell table:formula="of:=MIN([.$D206];[.$Q206])" office:value-type="float"/>
          <table:table-cell table:formula="of:=MIN([.$E206];[.$R206])" office:value-type="float"/>
          <table:table-cell table:formula="of:=MIN([.$F206];[.$S206])" office:value-type="float"/>
          <table:table-cell table:formula="of:=MIN([.$G206];[.$T206])" office:value-type="float"/>
          <table:table-cell table:formula="of:=MIN([.$H206];[.$U206])" office:value-type="float"/>
          <table:table-cell table:formula="of:=MIN([.$I206];[.$V206])" office:value-type="float"/>
          <table:table-cell table:formula="of:=MIN([.$J206])" office:value-type="float"/>
          <table:table-cell table:formula="of:=MIN([.$K206];[.$W206])" office:value-type="float"/>
          <table:table-cell table:formula="of:=MIN([.$L206];[.$X206])" office:value-type="float"/>
          <table:table-cell table:formula="of:=MIN([.$M206];[.$Y206])" office:value-type="float"/>
          <table:table-cell table:formula="of:=MIN([.$N206];[.$Z206])" office:value-type="float"/>
          <table:table-cell table:formula="of:=MEDIAN([.$B206];[.$O206])" office:value-type="float"/>
          <table:table-cell table:formula="of:=MEDIAN([.$C206];[.$P206])" office:value-type="float"/>
          <table:table-cell table:formula="of:=MEDIAN([.$D206];[.$Q206])" office:value-type="float"/>
          <table:table-cell table:formula="of:=MEDIAN([.$E206];[.$R206])" office:value-type="float"/>
          <table:table-cell table:formula="of:=MEDIAN([.$F206];[.$S206])" office:value-type="float"/>
          <table:table-cell table:formula="of:=MEDIAN([.$G206];[.$T206])" office:value-type="float"/>
          <table:table-cell table:formula="of:=MEDIAN([.$H206];[.$U206])" office:value-type="float"/>
          <table:table-cell table:formula="of:=MEDIAN([.$I206];[.$V206])" office:value-type="float"/>
          <table:table-cell table:formula="of:=MEDIAN([.$J206])" office:value-type="float"/>
          <table:table-cell table:formula="of:=MEDIAN([.$K206];[.$W206])" office:value-type="float"/>
          <table:table-cell table:formula="of:=MEDIAN([.$L206];[.$X206])" office:value-type="float"/>
          <table:table-cell table:formula="of:=MEDIAN([.$M206];[.$Y206])" office:value-type="float"/>
          <table:table-cell table:formula="of:=MEDIAN([.$N206];[.$Z206])" office:value-type="float"/>
          <table:table-cell table:formula="of:=MAX([.$B206];[.$O206])" office:value-type="float"/>
          <table:table-cell table:formula="of:=MAX([.$C206];[.$P206])" office:value-type="float"/>
          <table:table-cell table:formula="of:=MAX([.$D206];[.$Q206])" office:value-type="float"/>
          <table:table-cell table:formula="of:=MAX([.$E206];[.$R206])" office:value-type="float"/>
          <table:table-cell table:formula="of:=MAX([.$F206];[.$S206])" office:value-type="float"/>
          <table:table-cell table:formula="of:=MAX([.$G206];[.$T206])" office:value-type="float"/>
          <table:table-cell table:formula="of:=MAX([.$H206];[.$U206])" office:value-type="float"/>
          <table:table-cell table:formula="of:=MAX([.$I206];[.$V206])" office:value-type="float"/>
          <table:table-cell table:formula="of:=MAX([.$J206])" office:value-type="float"/>
          <table:table-cell table:formula="of:=MAX([.$K206];[.$W206])" office:value-type="float"/>
          <table:table-cell table:formula="of:=MAX([.$L206];[.$X206])" office:value-type="float"/>
          <table:table-cell table:formula="of:=MAX([.$M206];[.$Y206])" office:value-type="float"/>
          <table:table-cell table:formula="of:=MAX([.$N206];[.$Z206])" office:value-type="float"/>
        </table:table-row>
        <table:table-row table:style-name="ro1">
          <table:table-cell office:value-type="string">
            <text:p>p06.pddl/13</text:p>
          </table:table-cell>
          <table:table-cell office:value-type="float" office:value="141.618"/>
          <table:table-cell office:value-type="float" office:value="141.532"/>
          <table:table-cell office:value-type="float" office:value="139.19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22503.0"/>
          <table:table-cell office:value-type="float" office:value="210513.0"/>
          <table:table-cell office:value-type="float" office:value="199655.0"/>
          <table:table-cell office:value-type="float" office:value="186489.0"/>
          <table:table-cell office:value-type="float" office:value="100682.0"/>
          <table:table-cell office:value-type="float" office:value="0.0"/>
          <table:table-cell office:value-type="float" office:value="0.0"/>
          <table:table-cell office:value-type="float" office:value="12.725"/>
          <table:table-cell office:value-type="float" office:value="12.653"/>
          <table:table-cell office:value-type="float" office:value="10.48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0956.0"/>
          <table:table-cell office:value-type="float" office:value="30240.0"/>
          <table:table-cell office:value-type="float" office:value="186489.0"/>
          <table:table-cell office:value-type="float" office:value="100682.0"/>
          <table:table-cell office:value-type="float" office:value="0.0"/>
          <table:table-cell office:value-type="float" office:value="0.0"/>
          <table:table-cell table:formula="of:=MIN([.$B207];[.$O207])" office:value-type="float"/>
          <table:table-cell table:formula="of:=MIN([.$C207];[.$P207])" office:value-type="float"/>
          <table:table-cell table:formula="of:=MIN([.$D207];[.$Q207])" office:value-type="float"/>
          <table:table-cell table:formula="of:=MIN([.$E207];[.$R207])" office:value-type="float"/>
          <table:table-cell table:formula="of:=MIN([.$F207];[.$S207])" office:value-type="float"/>
          <table:table-cell table:formula="of:=MIN([.$G207];[.$T207])" office:value-type="float"/>
          <table:table-cell table:formula="of:=MIN([.$H207];[.$U207])" office:value-type="float"/>
          <table:table-cell table:formula="of:=MIN([.$I207];[.$V207])" office:value-type="float"/>
          <table:table-cell table:formula="of:=MIN([.$J207])" office:value-type="float"/>
          <table:table-cell table:formula="of:=MIN([.$K207];[.$W207])" office:value-type="float"/>
          <table:table-cell table:formula="of:=MIN([.$L207];[.$X207])" office:value-type="float"/>
          <table:table-cell table:formula="of:=MIN([.$M207];[.$Y207])" office:value-type="float"/>
          <table:table-cell table:formula="of:=MIN([.$N207];[.$Z207])" office:value-type="float"/>
          <table:table-cell table:formula="of:=MEDIAN([.$B207];[.$O207])" office:value-type="float"/>
          <table:table-cell table:formula="of:=MEDIAN([.$C207];[.$P207])" office:value-type="float"/>
          <table:table-cell table:formula="of:=MEDIAN([.$D207];[.$Q207])" office:value-type="float"/>
          <table:table-cell table:formula="of:=MEDIAN([.$E207];[.$R207])" office:value-type="float"/>
          <table:table-cell table:formula="of:=MEDIAN([.$F207];[.$S207])" office:value-type="float"/>
          <table:table-cell table:formula="of:=MEDIAN([.$G207];[.$T207])" office:value-type="float"/>
          <table:table-cell table:formula="of:=MEDIAN([.$H207];[.$U207])" office:value-type="float"/>
          <table:table-cell table:formula="of:=MEDIAN([.$I207];[.$V207])" office:value-type="float"/>
          <table:table-cell table:formula="of:=MEDIAN([.$J207])" office:value-type="float"/>
          <table:table-cell table:formula="of:=MEDIAN([.$K207];[.$W207])" office:value-type="float"/>
          <table:table-cell table:formula="of:=MEDIAN([.$L207];[.$X207])" office:value-type="float"/>
          <table:table-cell table:formula="of:=MEDIAN([.$M207];[.$Y207])" office:value-type="float"/>
          <table:table-cell table:formula="of:=MEDIAN([.$N207];[.$Z207])" office:value-type="float"/>
          <table:table-cell table:formula="of:=MAX([.$B207];[.$O207])" office:value-type="float"/>
          <table:table-cell table:formula="of:=MAX([.$C207];[.$P207])" office:value-type="float"/>
          <table:table-cell table:formula="of:=MAX([.$D207];[.$Q207])" office:value-type="float"/>
          <table:table-cell table:formula="of:=MAX([.$E207];[.$R207])" office:value-type="float"/>
          <table:table-cell table:formula="of:=MAX([.$F207];[.$S207])" office:value-type="float"/>
          <table:table-cell table:formula="of:=MAX([.$G207];[.$T207])" office:value-type="float"/>
          <table:table-cell table:formula="of:=MAX([.$H207];[.$U207])" office:value-type="float"/>
          <table:table-cell table:formula="of:=MAX([.$I207];[.$V207])" office:value-type="float"/>
          <table:table-cell table:formula="of:=MAX([.$J207])" office:value-type="float"/>
          <table:table-cell table:formula="of:=MAX([.$K207];[.$W207])" office:value-type="float"/>
          <table:table-cell table:formula="of:=MAX([.$L207];[.$X207])" office:value-type="float"/>
          <table:table-cell table:formula="of:=MAX([.$M207];[.$Y207])" office:value-type="float"/>
          <table:table-cell table:formula="of:=MAX([.$N207];[.$Z207])" office:value-type="float"/>
        </table:table-row>
        <table:table-row table:style-name="ro1">
          <table:table-cell office:value-type="string">
            <text:p>p06.pddl/14</text:p>
          </table:table-cell>
          <table:table-cell office:value-type="float" office:value="300.0"/>
          <table:table-cell office:value-type="float" office:value="299.984"/>
          <table:table-cell office:value-type="float" office:value="297.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7794.0"/>
          <table:table-cell office:value-type="float" office:value="410706.0"/>
          <table:table-cell office:value-type="float" office:value="398235.0"/>
          <table:table-cell office:value-type="float" office:value="200305.0"/>
          <table:table-cell office:value-type="float" office:value="112085.0"/>
          <table:table-cell office:value-type="float" office:value="0.0"/>
          <table:table-cell office:value-type="float" office:value="0.0"/>
          <table:table-cell office:value-type="float" office:value="33.6658"/>
          <table:table-cell office:value-type="float" office:value="33.586"/>
          <table:table-cell office:value-type="float" office:value="31.28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9911.0"/>
          <table:table-cell office:value-type="float" office:value="71340.0"/>
          <table:table-cell office:value-type="float" office:value="200305.0"/>
          <table:table-cell office:value-type="float" office:value="112085.0"/>
          <table:table-cell office:value-type="float" office:value="0.0"/>
          <table:table-cell office:value-type="float" office:value="0.0"/>
          <table:table-cell table:formula="of:=MIN([.$B208];[.$O208])" office:value-type="float"/>
          <table:table-cell table:formula="of:=MIN([.$C208];[.$P208])" office:value-type="float"/>
          <table:table-cell table:formula="of:=MIN([.$D208];[.$Q208])" office:value-type="float"/>
          <table:table-cell table:formula="of:=MIN([.$E208];[.$R208])" office:value-type="float"/>
          <table:table-cell table:formula="of:=MIN([.$F208];[.$S208])" office:value-type="float"/>
          <table:table-cell table:formula="of:=MIN([.$G208];[.$T208])" office:value-type="float"/>
          <table:table-cell table:formula="of:=MIN([.$H208];[.$U208])" office:value-type="float"/>
          <table:table-cell table:formula="of:=MIN([.$I208];[.$V208])" office:value-type="float"/>
          <table:table-cell table:formula="of:=MIN([.$J208])" office:value-type="float"/>
          <table:table-cell table:formula="of:=MIN([.$K208];[.$W208])" office:value-type="float"/>
          <table:table-cell table:formula="of:=MIN([.$L208];[.$X208])" office:value-type="float"/>
          <table:table-cell table:formula="of:=MIN([.$M208];[.$Y208])" office:value-type="float"/>
          <table:table-cell table:formula="of:=MIN([.$N208];[.$Z208])" office:value-type="float"/>
          <table:table-cell table:formula="of:=MEDIAN([.$B208];[.$O208])" office:value-type="float"/>
          <table:table-cell table:formula="of:=MEDIAN([.$C208];[.$P208])" office:value-type="float"/>
          <table:table-cell table:formula="of:=MEDIAN([.$D208];[.$Q208])" office:value-type="float"/>
          <table:table-cell table:formula="of:=MEDIAN([.$E208];[.$R208])" office:value-type="float"/>
          <table:table-cell table:formula="of:=MEDIAN([.$F208];[.$S208])" office:value-type="float"/>
          <table:table-cell table:formula="of:=MEDIAN([.$G208];[.$T208])" office:value-type="float"/>
          <table:table-cell table:formula="of:=MEDIAN([.$H208];[.$U208])" office:value-type="float"/>
          <table:table-cell table:formula="of:=MEDIAN([.$I208];[.$V208])" office:value-type="float"/>
          <table:table-cell table:formula="of:=MEDIAN([.$J208])" office:value-type="float"/>
          <table:table-cell table:formula="of:=MEDIAN([.$K208];[.$W208])" office:value-type="float"/>
          <table:table-cell table:formula="of:=MEDIAN([.$L208];[.$X208])" office:value-type="float"/>
          <table:table-cell table:formula="of:=MEDIAN([.$M208];[.$Y208])" office:value-type="float"/>
          <table:table-cell table:formula="of:=MEDIAN([.$N208];[.$Z208])" office:value-type="float"/>
          <table:table-cell table:formula="of:=MAX([.$B208];[.$O208])" office:value-type="float"/>
          <table:table-cell table:formula="of:=MAX([.$C208];[.$P208])" office:value-type="float"/>
          <table:table-cell table:formula="of:=MAX([.$D208];[.$Q208])" office:value-type="float"/>
          <table:table-cell table:formula="of:=MAX([.$E208];[.$R208])" office:value-type="float"/>
          <table:table-cell table:formula="of:=MAX([.$F208];[.$S208])" office:value-type="float"/>
          <table:table-cell table:formula="of:=MAX([.$G208];[.$T208])" office:value-type="float"/>
          <table:table-cell table:formula="of:=MAX([.$H208];[.$U208])" office:value-type="float"/>
          <table:table-cell table:formula="of:=MAX([.$I208];[.$V208])" office:value-type="float"/>
          <table:table-cell table:formula="of:=MAX([.$J208])" office:value-type="float"/>
          <table:table-cell table:formula="of:=MAX([.$K208];[.$W208])" office:value-type="float"/>
          <table:table-cell table:formula="of:=MAX([.$L208];[.$X208])" office:value-type="float"/>
          <table:table-cell table:formula="of:=MAX([.$M208];[.$Y208])" office:value-type="float"/>
          <table:table-cell table:formula="of:=MAX([.$N208];[.$Z208])" office:value-type="float"/>
        </table:table-row>
        <table:table-row table:style-name="ro1">
          <table:table-cell office:value-type="string">
            <text:p>p06.pddl/15</text:p>
          </table:table-cell>
          <table:table-cell office:value-type="float" office:value="300.0"/>
          <table:table-cell office:value-type="float" office:value="299.988"/>
          <table:table-cell office:value-type="float" office:value="297.2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8324.0"/>
          <table:table-cell office:value-type="float" office:value="436232.0"/>
          <table:table-cell office:value-type="float" office:value="423871.0"/>
          <table:table-cell office:value-type="float" office:value="214121.0"/>
          <table:table-cell office:value-type="float" office:value="123488.0"/>
          <table:table-cell office:value-type="float" office:value="0.0"/>
          <table:table-cell office:value-type="float" office:value="0.0"/>
          <table:table-cell office:value-type="float" office:value="56.3071"/>
          <table:table-cell office:value-type="float" office:value="56.224"/>
          <table:table-cell office:value-type="float" office:value="53.68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72402.0"/>
          <table:table-cell office:value-type="float" office:value="95051.0"/>
          <table:table-cell office:value-type="float" office:value="214121.0"/>
          <table:table-cell office:value-type="float" office:value="123488.0"/>
          <table:table-cell office:value-type="float" office:value="0.0"/>
          <table:table-cell office:value-type="float" office:value="0.0"/>
          <table:table-cell table:formula="of:=MIN([.$B209];[.$O209])" office:value-type="float"/>
          <table:table-cell table:formula="of:=MIN([.$C209];[.$P209])" office:value-type="float"/>
          <table:table-cell table:formula="of:=MIN([.$D209];[.$Q209])" office:value-type="float"/>
          <table:table-cell table:formula="of:=MIN([.$E209];[.$R209])" office:value-type="float"/>
          <table:table-cell table:formula="of:=MIN([.$F209];[.$S209])" office:value-type="float"/>
          <table:table-cell table:formula="of:=MIN([.$G209];[.$T209])" office:value-type="float"/>
          <table:table-cell table:formula="of:=MIN([.$H209];[.$U209])" office:value-type="float"/>
          <table:table-cell table:formula="of:=MIN([.$I209];[.$V209])" office:value-type="float"/>
          <table:table-cell table:formula="of:=MIN([.$J209])" office:value-type="float"/>
          <table:table-cell table:formula="of:=MIN([.$K209];[.$W209])" office:value-type="float"/>
          <table:table-cell table:formula="of:=MIN([.$L209];[.$X209])" office:value-type="float"/>
          <table:table-cell table:formula="of:=MIN([.$M209];[.$Y209])" office:value-type="float"/>
          <table:table-cell table:formula="of:=MIN([.$N209];[.$Z209])" office:value-type="float"/>
          <table:table-cell table:formula="of:=MEDIAN([.$B209];[.$O209])" office:value-type="float"/>
          <table:table-cell table:formula="of:=MEDIAN([.$C209];[.$P209])" office:value-type="float"/>
          <table:table-cell table:formula="of:=MEDIAN([.$D209];[.$Q209])" office:value-type="float"/>
          <table:table-cell table:formula="of:=MEDIAN([.$E209];[.$R209])" office:value-type="float"/>
          <table:table-cell table:formula="of:=MEDIAN([.$F209];[.$S209])" office:value-type="float"/>
          <table:table-cell table:formula="of:=MEDIAN([.$G209];[.$T209])" office:value-type="float"/>
          <table:table-cell table:formula="of:=MEDIAN([.$H209];[.$U209])" office:value-type="float"/>
          <table:table-cell table:formula="of:=MEDIAN([.$I209];[.$V209])" office:value-type="float"/>
          <table:table-cell table:formula="of:=MEDIAN([.$J209])" office:value-type="float"/>
          <table:table-cell table:formula="of:=MEDIAN([.$K209];[.$W209])" office:value-type="float"/>
          <table:table-cell table:formula="of:=MEDIAN([.$L209];[.$X209])" office:value-type="float"/>
          <table:table-cell table:formula="of:=MEDIAN([.$M209];[.$Y209])" office:value-type="float"/>
          <table:table-cell table:formula="of:=MEDIAN([.$N209];[.$Z209])" office:value-type="float"/>
          <table:table-cell table:formula="of:=MAX([.$B209];[.$O209])" office:value-type="float"/>
          <table:table-cell table:formula="of:=MAX([.$C209];[.$P209])" office:value-type="float"/>
          <table:table-cell table:formula="of:=MAX([.$D209];[.$Q209])" office:value-type="float"/>
          <table:table-cell table:formula="of:=MAX([.$E209];[.$R209])" office:value-type="float"/>
          <table:table-cell table:formula="of:=MAX([.$F209];[.$S209])" office:value-type="float"/>
          <table:table-cell table:formula="of:=MAX([.$G209];[.$T209])" office:value-type="float"/>
          <table:table-cell table:formula="of:=MAX([.$H209];[.$U209])" office:value-type="float"/>
          <table:table-cell table:formula="of:=MAX([.$I209];[.$V209])" office:value-type="float"/>
          <table:table-cell table:formula="of:=MAX([.$J209])" office:value-type="float"/>
          <table:table-cell table:formula="of:=MAX([.$K209];[.$W209])" office:value-type="float"/>
          <table:table-cell table:formula="of:=MAX([.$L209];[.$X209])" office:value-type="float"/>
          <table:table-cell table:formula="of:=MAX([.$M209];[.$Y209])" office:value-type="float"/>
          <table:table-cell table:formula="of:=MAX([.$N209];[.$Z209])" office:value-type="float"/>
        </table:table-row>
        <table:table-row table:style-name="ro1">
          <table:table-cell office:value-type="string">
            <text:p>p06.pddl/16</text:p>
          </table:table-cell>
          <table:table-cell office:value-type="float" office:value="300.0"/>
          <table:table-cell office:value-type="float" office:value="299.988"/>
          <table:table-cell office:value-type="float" office:value="297.0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9510.0"/>
          <table:table-cell office:value-type="float" office:value="460515.0"/>
          <table:table-cell office:value-type="float" office:value="444359.0"/>
          <table:table-cell office:value-type="float" office:value="227937.0"/>
          <table:table-cell office:value-type="float" office:value="134891.0"/>
          <table:table-cell office:value-type="float" office:value="0.0"/>
          <table:table-cell office:value-type="float" office:value="0.0"/>
          <table:table-cell office:value-type="float" office:value="131.324"/>
          <table:table-cell office:value-type="float" office:value="131.219"/>
          <table:table-cell office:value-type="float" office:value="128.43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71087.0"/>
          <table:table-cell office:value-type="float" office:value="225078.0"/>
          <table:table-cell office:value-type="float" office:value="227937.0"/>
          <table:table-cell office:value-type="float" office:value="134891.0"/>
          <table:table-cell office:value-type="float" office:value="0.0"/>
          <table:table-cell office:value-type="float" office:value="0.0"/>
          <table:table-cell table:formula="of:=MIN([.$B210];[.$O210])" office:value-type="float"/>
          <table:table-cell table:formula="of:=MIN([.$C210];[.$P210])" office:value-type="float"/>
          <table:table-cell table:formula="of:=MIN([.$D210];[.$Q210])" office:value-type="float"/>
          <table:table-cell table:formula="of:=MIN([.$E210];[.$R210])" office:value-type="float"/>
          <table:table-cell table:formula="of:=MIN([.$F210];[.$S210])" office:value-type="float"/>
          <table:table-cell table:formula="of:=MIN([.$G210];[.$T210])" office:value-type="float"/>
          <table:table-cell table:formula="of:=MIN([.$H210];[.$U210])" office:value-type="float"/>
          <table:table-cell table:formula="of:=MIN([.$I210];[.$V210])" office:value-type="float"/>
          <table:table-cell table:formula="of:=MIN([.$J210])" office:value-type="float"/>
          <table:table-cell table:formula="of:=MIN([.$K210];[.$W210])" office:value-type="float"/>
          <table:table-cell table:formula="of:=MIN([.$L210];[.$X210])" office:value-type="float"/>
          <table:table-cell table:formula="of:=MIN([.$M210];[.$Y210])" office:value-type="float"/>
          <table:table-cell table:formula="of:=MIN([.$N210];[.$Z210])" office:value-type="float"/>
          <table:table-cell table:formula="of:=MEDIAN([.$B210];[.$O210])" office:value-type="float"/>
          <table:table-cell table:formula="of:=MEDIAN([.$C210];[.$P210])" office:value-type="float"/>
          <table:table-cell table:formula="of:=MEDIAN([.$D210];[.$Q210])" office:value-type="float"/>
          <table:table-cell table:formula="of:=MEDIAN([.$E210];[.$R210])" office:value-type="float"/>
          <table:table-cell table:formula="of:=MEDIAN([.$F210];[.$S210])" office:value-type="float"/>
          <table:table-cell table:formula="of:=MEDIAN([.$G210];[.$T210])" office:value-type="float"/>
          <table:table-cell table:formula="of:=MEDIAN([.$H210];[.$U210])" office:value-type="float"/>
          <table:table-cell table:formula="of:=MEDIAN([.$I210];[.$V210])" office:value-type="float"/>
          <table:table-cell table:formula="of:=MEDIAN([.$J210])" office:value-type="float"/>
          <table:table-cell table:formula="of:=MEDIAN([.$K210];[.$W210])" office:value-type="float"/>
          <table:table-cell table:formula="of:=MEDIAN([.$L210];[.$X210])" office:value-type="float"/>
          <table:table-cell table:formula="of:=MEDIAN([.$M210];[.$Y210])" office:value-type="float"/>
          <table:table-cell table:formula="of:=MEDIAN([.$N210];[.$Z210])" office:value-type="float"/>
          <table:table-cell table:formula="of:=MAX([.$B210];[.$O210])" office:value-type="float"/>
          <table:table-cell table:formula="of:=MAX([.$C210];[.$P210])" office:value-type="float"/>
          <table:table-cell table:formula="of:=MAX([.$D210];[.$Q210])" office:value-type="float"/>
          <table:table-cell table:formula="of:=MAX([.$E210];[.$R210])" office:value-type="float"/>
          <table:table-cell table:formula="of:=MAX([.$F210];[.$S210])" office:value-type="float"/>
          <table:table-cell table:formula="of:=MAX([.$G210];[.$T210])" office:value-type="float"/>
          <table:table-cell table:formula="of:=MAX([.$H210];[.$U210])" office:value-type="float"/>
          <table:table-cell table:formula="of:=MAX([.$I210];[.$V210])" office:value-type="float"/>
          <table:table-cell table:formula="of:=MAX([.$J210])" office:value-type="float"/>
          <table:table-cell table:formula="of:=MAX([.$K210];[.$W210])" office:value-type="float"/>
          <table:table-cell table:formula="of:=MAX([.$L210];[.$X210])" office:value-type="float"/>
          <table:table-cell table:formula="of:=MAX([.$M210];[.$Y210])" office:value-type="float"/>
          <table:table-cell table:formula="of:=MAX([.$N210];[.$Z210])" office:value-type="float"/>
        </table:table-row>
        <table:table-row table:style-name="ro1">
          <table:table-cell office:value-type="string">
            <text:p>p06.pddl/17</text:p>
          </table:table-cell>
          <table:table-cell office:value-type="float" office:value="300.0"/>
          <table:table-cell office:value-type="float" office:value="299.98"/>
          <table:table-cell office:value-type="float" office:value="296.8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2049.0"/>
          <table:table-cell office:value-type="float" office:value="393916.0"/>
          <table:table-cell office:value-type="float" office:value="380340.0"/>
          <table:table-cell office:value-type="float" office:value="241753.0"/>
          <table:table-cell office:value-type="float" office:value="14629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6.9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18641.0"/>
          <table:table-cell office:value-type="float" office:value="411124.0"/>
          <table:table-cell office:value-type="float" office:value="241753.0"/>
          <table:table-cell office:value-type="float" office:value="146294.0"/>
          <table:table-cell office:value-type="float" office:value="0.0"/>
          <table:table-cell office:value-type="float" office:value="0.0"/>
          <table:table-cell table:formula="of:=MIN([.$B211];[.$O211])" office:value-type="float"/>
          <table:table-cell table:formula="of:=MIN([.$C211];[.$P211])" office:value-type="float"/>
          <table:table-cell table:formula="of:=MIN([.$D211];[.$Q211])" office:value-type="float"/>
          <table:table-cell table:formula="of:=MIN([.$E211];[.$R211])" office:value-type="float"/>
          <table:table-cell table:formula="of:=MIN([.$F211];[.$S211])" office:value-type="float"/>
          <table:table-cell table:formula="of:=MIN([.$G211];[.$T211])" office:value-type="float"/>
          <table:table-cell table:formula="of:=MIN([.$H211];[.$U211])" office:value-type="float"/>
          <table:table-cell table:formula="of:=MIN([.$I211];[.$V211])" office:value-type="float"/>
          <table:table-cell table:formula="of:=MIN([.$J211])" office:value-type="float"/>
          <table:table-cell table:formula="of:=MIN([.$K211];[.$W211])" office:value-type="float"/>
          <table:table-cell table:formula="of:=MIN([.$L211];[.$X211])" office:value-type="float"/>
          <table:table-cell table:formula="of:=MIN([.$M211];[.$Y211])" office:value-type="float"/>
          <table:table-cell table:formula="of:=MIN([.$N211];[.$Z211])" office:value-type="float"/>
          <table:table-cell table:formula="of:=MEDIAN([.$B211];[.$O211])" office:value-type="float"/>
          <table:table-cell table:formula="of:=MEDIAN([.$C211];[.$P211])" office:value-type="float"/>
          <table:table-cell table:formula="of:=MEDIAN([.$D211];[.$Q211])" office:value-type="float"/>
          <table:table-cell table:formula="of:=MEDIAN([.$E211];[.$R211])" office:value-type="float"/>
          <table:table-cell table:formula="of:=MEDIAN([.$F211];[.$S211])" office:value-type="float"/>
          <table:table-cell table:formula="of:=MEDIAN([.$G211];[.$T211])" office:value-type="float"/>
          <table:table-cell table:formula="of:=MEDIAN([.$H211];[.$U211])" office:value-type="float"/>
          <table:table-cell table:formula="of:=MEDIAN([.$I211];[.$V211])" office:value-type="float"/>
          <table:table-cell table:formula="of:=MEDIAN([.$J211])" office:value-type="float"/>
          <table:table-cell table:formula="of:=MEDIAN([.$K211];[.$W211])" office:value-type="float"/>
          <table:table-cell table:formula="of:=MEDIAN([.$L211];[.$X211])" office:value-type="float"/>
          <table:table-cell table:formula="of:=MEDIAN([.$M211];[.$Y211])" office:value-type="float"/>
          <table:table-cell table:formula="of:=MEDIAN([.$N211];[.$Z211])" office:value-type="float"/>
          <table:table-cell table:formula="of:=MAX([.$B211];[.$O211])" office:value-type="float"/>
          <table:table-cell table:formula="of:=MAX([.$C211];[.$P211])" office:value-type="float"/>
          <table:table-cell table:formula="of:=MAX([.$D211];[.$Q211])" office:value-type="float"/>
          <table:table-cell table:formula="of:=MAX([.$E211];[.$R211])" office:value-type="float"/>
          <table:table-cell table:formula="of:=MAX([.$F211];[.$S211])" office:value-type="float"/>
          <table:table-cell table:formula="of:=MAX([.$G211];[.$T211])" office:value-type="float"/>
          <table:table-cell table:formula="of:=MAX([.$H211];[.$U211])" office:value-type="float"/>
          <table:table-cell table:formula="of:=MAX([.$I211];[.$V211])" office:value-type="float"/>
          <table:table-cell table:formula="of:=MAX([.$J211])" office:value-type="float"/>
          <table:table-cell table:formula="of:=MAX([.$K211];[.$W211])" office:value-type="float"/>
          <table:table-cell table:formula="of:=MAX([.$L211];[.$X211])" office:value-type="float"/>
          <table:table-cell table:formula="of:=MAX([.$M211];[.$Y211])" office:value-type="float"/>
          <table:table-cell table:formula="of:=MAX([.$N211];[.$Z211])" office:value-type="float"/>
        </table:table-row>
        <table:table-row table:style-name="ro1">
          <table:table-cell office:value-type="string">
            <text:p>p06.pddl/18</text:p>
          </table:table-cell>
          <table:table-cell office:value-type="float" office:value="300.0"/>
          <table:table-cell office:value-type="float" office:value="299.985"/>
          <table:table-cell office:value-type="float" office:value="296.5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3805.0"/>
          <table:table-cell office:value-type="float" office:value="436673.0"/>
          <table:table-cell office:value-type="float" office:value="420177.0"/>
          <table:table-cell office:value-type="float" office:value="255569.0"/>
          <table:table-cell office:value-type="float" office:value="15769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6.8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28380.0"/>
          <table:table-cell office:value-type="float" office:value="436730.0"/>
          <table:table-cell office:value-type="float" office:value="255569.0"/>
          <table:table-cell office:value-type="float" office:value="157697.0"/>
          <table:table-cell office:value-type="float" office:value="0.0"/>
          <table:table-cell office:value-type="float" office:value="0.0"/>
          <table:table-cell table:formula="of:=MIN([.$B212];[.$O212])" office:value-type="float"/>
          <table:table-cell table:formula="of:=MIN([.$C212];[.$P212])" office:value-type="float"/>
          <table:table-cell table:formula="of:=MIN([.$D212];[.$Q212])" office:value-type="float"/>
          <table:table-cell table:formula="of:=MIN([.$E212];[.$R212])" office:value-type="float"/>
          <table:table-cell table:formula="of:=MIN([.$F212];[.$S212])" office:value-type="float"/>
          <table:table-cell table:formula="of:=MIN([.$G212];[.$T212])" office:value-type="float"/>
          <table:table-cell table:formula="of:=MIN([.$H212];[.$U212])" office:value-type="float"/>
          <table:table-cell table:formula="of:=MIN([.$I212];[.$V212])" office:value-type="float"/>
          <table:table-cell table:formula="of:=MIN([.$J212])" office:value-type="float"/>
          <table:table-cell table:formula="of:=MIN([.$K212];[.$W212])" office:value-type="float"/>
          <table:table-cell table:formula="of:=MIN([.$L212];[.$X212])" office:value-type="float"/>
          <table:table-cell table:formula="of:=MIN([.$M212];[.$Y212])" office:value-type="float"/>
          <table:table-cell table:formula="of:=MIN([.$N212];[.$Z212])" office:value-type="float"/>
          <table:table-cell table:formula="of:=MEDIAN([.$B212];[.$O212])" office:value-type="float"/>
          <table:table-cell table:formula="of:=MEDIAN([.$C212];[.$P212])" office:value-type="float"/>
          <table:table-cell table:formula="of:=MEDIAN([.$D212];[.$Q212])" office:value-type="float"/>
          <table:table-cell table:formula="of:=MEDIAN([.$E212];[.$R212])" office:value-type="float"/>
          <table:table-cell table:formula="of:=MEDIAN([.$F212];[.$S212])" office:value-type="float"/>
          <table:table-cell table:formula="of:=MEDIAN([.$G212];[.$T212])" office:value-type="float"/>
          <table:table-cell table:formula="of:=MEDIAN([.$H212];[.$U212])" office:value-type="float"/>
          <table:table-cell table:formula="of:=MEDIAN([.$I212];[.$V212])" office:value-type="float"/>
          <table:table-cell table:formula="of:=MEDIAN([.$J212])" office:value-type="float"/>
          <table:table-cell table:formula="of:=MEDIAN([.$K212];[.$W212])" office:value-type="float"/>
          <table:table-cell table:formula="of:=MEDIAN([.$L212];[.$X212])" office:value-type="float"/>
          <table:table-cell table:formula="of:=MEDIAN([.$M212];[.$Y212])" office:value-type="float"/>
          <table:table-cell table:formula="of:=MEDIAN([.$N212];[.$Z212])" office:value-type="float"/>
          <table:table-cell table:formula="of:=MAX([.$B212];[.$O212])" office:value-type="float"/>
          <table:table-cell table:formula="of:=MAX([.$C212];[.$P212])" office:value-type="float"/>
          <table:table-cell table:formula="of:=MAX([.$D212];[.$Q212])" office:value-type="float"/>
          <table:table-cell table:formula="of:=MAX([.$E212];[.$R212])" office:value-type="float"/>
          <table:table-cell table:formula="of:=MAX([.$F212];[.$S212])" office:value-type="float"/>
          <table:table-cell table:formula="of:=MAX([.$G212];[.$T212])" office:value-type="float"/>
          <table:table-cell table:formula="of:=MAX([.$H212];[.$U212])" office:value-type="float"/>
          <table:table-cell table:formula="of:=MAX([.$I212];[.$V212])" office:value-type="float"/>
          <table:table-cell table:formula="of:=MAX([.$J212])" office:value-type="float"/>
          <table:table-cell table:formula="of:=MAX([.$K212];[.$W212])" office:value-type="float"/>
          <table:table-cell table:formula="of:=MAX([.$L212];[.$X212])" office:value-type="float"/>
          <table:table-cell table:formula="of:=MAX([.$M212];[.$Y212])" office:value-type="float"/>
          <table:table-cell table:formula="of:=MAX([.$N212];[.$Z212])" office:value-type="float"/>
        </table:table-row>
        <table:table-row table:style-name="ro1">
          <table:table-cell office:value-type="string">
            <text:p>p06.pddl/19</text:p>
          </table:table-cell>
          <table:table-cell office:value-type="float" office:value="300.0"/>
          <table:table-cell office:value-type="float" office:value="299.992"/>
          <table:table-cell office:value-type="float" office:value="296.4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5808.0"/>
          <table:table-cell office:value-type="float" office:value="521668.0"/>
          <table:table-cell office:value-type="float" office:value="507239.0"/>
          <table:table-cell office:value-type="float" office:value="269385.0"/>
          <table:table-cell office:value-type="float" office:value="16910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6.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28864.0"/>
          <table:table-cell office:value-type="float" office:value="426515.0"/>
          <table:table-cell office:value-type="float" office:value="269385.0"/>
          <table:table-cell office:value-type="float" office:value="169100.0"/>
          <table:table-cell office:value-type="float" office:value="0.0"/>
          <table:table-cell office:value-type="float" office:value="0.0"/>
          <table:table-cell table:formula="of:=MIN([.$B213];[.$O213])" office:value-type="float"/>
          <table:table-cell table:formula="of:=MIN([.$C213];[.$P213])" office:value-type="float"/>
          <table:table-cell table:formula="of:=MIN([.$D213];[.$Q213])" office:value-type="float"/>
          <table:table-cell table:formula="of:=MIN([.$E213];[.$R213])" office:value-type="float"/>
          <table:table-cell table:formula="of:=MIN([.$F213];[.$S213])" office:value-type="float"/>
          <table:table-cell table:formula="of:=MIN([.$G213];[.$T213])" office:value-type="float"/>
          <table:table-cell table:formula="of:=MIN([.$H213];[.$U213])" office:value-type="float"/>
          <table:table-cell table:formula="of:=MIN([.$I213];[.$V213])" office:value-type="float"/>
          <table:table-cell table:formula="of:=MIN([.$J213])" office:value-type="float"/>
          <table:table-cell table:formula="of:=MIN([.$K213];[.$W213])" office:value-type="float"/>
          <table:table-cell table:formula="of:=MIN([.$L213];[.$X213])" office:value-type="float"/>
          <table:table-cell table:formula="of:=MIN([.$M213];[.$Y213])" office:value-type="float"/>
          <table:table-cell table:formula="of:=MIN([.$N213];[.$Z213])" office:value-type="float"/>
          <table:table-cell table:formula="of:=MEDIAN([.$B213];[.$O213])" office:value-type="float"/>
          <table:table-cell table:formula="of:=MEDIAN([.$C213];[.$P213])" office:value-type="float"/>
          <table:table-cell table:formula="of:=MEDIAN([.$D213];[.$Q213])" office:value-type="float"/>
          <table:table-cell table:formula="of:=MEDIAN([.$E213];[.$R213])" office:value-type="float"/>
          <table:table-cell table:formula="of:=MEDIAN([.$F213];[.$S213])" office:value-type="float"/>
          <table:table-cell table:formula="of:=MEDIAN([.$G213];[.$T213])" office:value-type="float"/>
          <table:table-cell table:formula="of:=MEDIAN([.$H213];[.$U213])" office:value-type="float"/>
          <table:table-cell table:formula="of:=MEDIAN([.$I213];[.$V213])" office:value-type="float"/>
          <table:table-cell table:formula="of:=MEDIAN([.$J213])" office:value-type="float"/>
          <table:table-cell table:formula="of:=MEDIAN([.$K213];[.$W213])" office:value-type="float"/>
          <table:table-cell table:formula="of:=MEDIAN([.$L213];[.$X213])" office:value-type="float"/>
          <table:table-cell table:formula="of:=MEDIAN([.$M213];[.$Y213])" office:value-type="float"/>
          <table:table-cell table:formula="of:=MEDIAN([.$N213];[.$Z213])" office:value-type="float"/>
          <table:table-cell table:formula="of:=MAX([.$B213];[.$O213])" office:value-type="float"/>
          <table:table-cell table:formula="of:=MAX([.$C213];[.$P213])" office:value-type="float"/>
          <table:table-cell table:formula="of:=MAX([.$D213];[.$Q213])" office:value-type="float"/>
          <table:table-cell table:formula="of:=MAX([.$E213];[.$R213])" office:value-type="float"/>
          <table:table-cell table:formula="of:=MAX([.$F213];[.$S213])" office:value-type="float"/>
          <table:table-cell table:formula="of:=MAX([.$G213];[.$T213])" office:value-type="float"/>
          <table:table-cell table:formula="of:=MAX([.$H213];[.$U213])" office:value-type="float"/>
          <table:table-cell table:formula="of:=MAX([.$I213];[.$V213])" office:value-type="float"/>
          <table:table-cell table:formula="of:=MAX([.$J213])" office:value-type="float"/>
          <table:table-cell table:formula="of:=MAX([.$K213];[.$W213])" office:value-type="float"/>
          <table:table-cell table:formula="of:=MAX([.$L213];[.$X213])" office:value-type="float"/>
          <table:table-cell table:formula="of:=MAX([.$M213];[.$Y213])" office:value-type="float"/>
          <table:table-cell table:formula="of:=MAX([.$N213];[.$Z213])" office:value-type="float"/>
        </table:table-row>
        <table:table-row table:style-name="ro1">
          <table:table-cell office:value-type="string">
            <text:p>p06.pddl/2</text:p>
          </table:table-cell>
          <table:table-cell office:value-type="float" office:value="0.548516"/>
          <table:table-cell office:value-type="float" office:value="0.4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513.0"/>
          <table:table-cell office:value-type="float" office:value="326.0"/>
          <table:table-cell office:value-type="float" office:value="0.0"/>
          <table:table-cell office:value-type="float" office:value="0.0"/>
          <table:table-cell office:value-type="float" office:value="0.520818"/>
          <table:table-cell office:value-type="float" office:value="0.4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4513.0"/>
          <table:table-cell office:value-type="float" office:value="326.0"/>
          <table:table-cell office:value-type="float" office:value="0.0"/>
          <table:table-cell office:value-type="float" office:value="0.0"/>
          <table:table-cell table:formula="of:=MIN([.$B214];[.$O214])" office:value-type="float"/>
          <table:table-cell table:formula="of:=MIN([.$C214];[.$P214])" office:value-type="float"/>
          <table:table-cell table:formula="of:=MIN([.$D214];[.$Q214])" office:value-type="float"/>
          <table:table-cell table:formula="of:=MIN([.$E214];[.$R214])" office:value-type="float"/>
          <table:table-cell table:formula="of:=MIN([.$F214];[.$S214])" office:value-type="float"/>
          <table:table-cell table:formula="of:=MIN([.$G214];[.$T214])" office:value-type="float"/>
          <table:table-cell table:formula="of:=MIN([.$H214];[.$U214])" office:value-type="float"/>
          <table:table-cell table:formula="of:=MIN([.$I214];[.$V214])" office:value-type="float"/>
          <table:table-cell table:formula="of:=MIN([.$J214])" office:value-type="float"/>
          <table:table-cell table:formula="of:=MIN([.$K214];[.$W214])" office:value-type="float"/>
          <table:table-cell table:formula="of:=MIN([.$L214];[.$X214])" office:value-type="float"/>
          <table:table-cell table:formula="of:=MIN([.$M214];[.$Y214])" office:value-type="float"/>
          <table:table-cell table:formula="of:=MIN([.$N214];[.$Z214])" office:value-type="float"/>
          <table:table-cell table:formula="of:=MEDIAN([.$B214];[.$O214])" office:value-type="float"/>
          <table:table-cell table:formula="of:=MEDIAN([.$C214];[.$P214])" office:value-type="float"/>
          <table:table-cell table:formula="of:=MEDIAN([.$D214];[.$Q214])" office:value-type="float"/>
          <table:table-cell table:formula="of:=MEDIAN([.$E214];[.$R214])" office:value-type="float"/>
          <table:table-cell table:formula="of:=MEDIAN([.$F214];[.$S214])" office:value-type="float"/>
          <table:table-cell table:formula="of:=MEDIAN([.$G214];[.$T214])" office:value-type="float"/>
          <table:table-cell table:formula="of:=MEDIAN([.$H214];[.$U214])" office:value-type="float"/>
          <table:table-cell table:formula="of:=MEDIAN([.$I214];[.$V214])" office:value-type="float"/>
          <table:table-cell table:formula="of:=MEDIAN([.$J214])" office:value-type="float"/>
          <table:table-cell table:formula="of:=MEDIAN([.$K214];[.$W214])" office:value-type="float"/>
          <table:table-cell table:formula="of:=MEDIAN([.$L214];[.$X214])" office:value-type="float"/>
          <table:table-cell table:formula="of:=MEDIAN([.$M214];[.$Y214])" office:value-type="float"/>
          <table:table-cell table:formula="of:=MEDIAN([.$N214];[.$Z214])" office:value-type="float"/>
          <table:table-cell table:formula="of:=MAX([.$B214];[.$O214])" office:value-type="float"/>
          <table:table-cell table:formula="of:=MAX([.$C214];[.$P214])" office:value-type="float"/>
          <table:table-cell table:formula="of:=MAX([.$D214];[.$Q214])" office:value-type="float"/>
          <table:table-cell table:formula="of:=MAX([.$E214];[.$R214])" office:value-type="float"/>
          <table:table-cell table:formula="of:=MAX([.$F214];[.$S214])" office:value-type="float"/>
          <table:table-cell table:formula="of:=MAX([.$G214];[.$T214])" office:value-type="float"/>
          <table:table-cell table:formula="of:=MAX([.$H214];[.$U214])" office:value-type="float"/>
          <table:table-cell table:formula="of:=MAX([.$I214];[.$V214])" office:value-type="float"/>
          <table:table-cell table:formula="of:=MAX([.$J214])" office:value-type="float"/>
          <table:table-cell table:formula="of:=MAX([.$K214];[.$W214])" office:value-type="float"/>
          <table:table-cell table:formula="of:=MAX([.$L214];[.$X214])" office:value-type="float"/>
          <table:table-cell table:formula="of:=MAX([.$M214];[.$Y214])" office:value-type="float"/>
          <table:table-cell table:formula="of:=MAX([.$N214];[.$Z214])" office:value-type="float"/>
        </table:table-row>
        <table:table-row table:style-name="ro1">
          <table:table-cell office:value-type="string">
            <text:p>p06.pddl/20</text:p>
          </table:table-cell>
          <table:table-cell office:value-type="float" office:value="300.0"/>
          <table:table-cell office:value-type="float" office:value="299.983"/>
          <table:table-cell office:value-type="float" office:value="296.1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29199.0"/>
          <table:table-cell office:value-type="float" office:value="457103.0"/>
          <table:table-cell office:value-type="float" office:value="440046.0"/>
          <table:table-cell office:value-type="float" office:value="283201.0"/>
          <table:table-cell office:value-type="float" office:value="18050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6.3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28220.0"/>
          <table:table-cell office:value-type="float" office:value="439033.0"/>
          <table:table-cell office:value-type="float" office:value="283201.0"/>
          <table:table-cell office:value-type="float" office:value="180503.0"/>
          <table:table-cell office:value-type="float" office:value="0.0"/>
          <table:table-cell office:value-type="float" office:value="0.0"/>
          <table:table-cell table:formula="of:=MIN([.$B215];[.$O215])" office:value-type="float"/>
          <table:table-cell table:formula="of:=MIN([.$C215];[.$P215])" office:value-type="float"/>
          <table:table-cell table:formula="of:=MIN([.$D215];[.$Q215])" office:value-type="float"/>
          <table:table-cell table:formula="of:=MIN([.$E215];[.$R215])" office:value-type="float"/>
          <table:table-cell table:formula="of:=MIN([.$F215];[.$S215])" office:value-type="float"/>
          <table:table-cell table:formula="of:=MIN([.$G215];[.$T215])" office:value-type="float"/>
          <table:table-cell table:formula="of:=MIN([.$H215];[.$U215])" office:value-type="float"/>
          <table:table-cell table:formula="of:=MIN([.$I215];[.$V215])" office:value-type="float"/>
          <table:table-cell table:formula="of:=MIN([.$J215])" office:value-type="float"/>
          <table:table-cell table:formula="of:=MIN([.$K215];[.$W215])" office:value-type="float"/>
          <table:table-cell table:formula="of:=MIN([.$L215];[.$X215])" office:value-type="float"/>
          <table:table-cell table:formula="of:=MIN([.$M215];[.$Y215])" office:value-type="float"/>
          <table:table-cell table:formula="of:=MIN([.$N215];[.$Z215])" office:value-type="float"/>
          <table:table-cell table:formula="of:=MEDIAN([.$B215];[.$O215])" office:value-type="float"/>
          <table:table-cell table:formula="of:=MEDIAN([.$C215];[.$P215])" office:value-type="float"/>
          <table:table-cell table:formula="of:=MEDIAN([.$D215];[.$Q215])" office:value-type="float"/>
          <table:table-cell table:formula="of:=MEDIAN([.$E215];[.$R215])" office:value-type="float"/>
          <table:table-cell table:formula="of:=MEDIAN([.$F215];[.$S215])" office:value-type="float"/>
          <table:table-cell table:formula="of:=MEDIAN([.$G215];[.$T215])" office:value-type="float"/>
          <table:table-cell table:formula="of:=MEDIAN([.$H215];[.$U215])" office:value-type="float"/>
          <table:table-cell table:formula="of:=MEDIAN([.$I215];[.$V215])" office:value-type="float"/>
          <table:table-cell table:formula="of:=MEDIAN([.$J215])" office:value-type="float"/>
          <table:table-cell table:formula="of:=MEDIAN([.$K215];[.$W215])" office:value-type="float"/>
          <table:table-cell table:formula="of:=MEDIAN([.$L215];[.$X215])" office:value-type="float"/>
          <table:table-cell table:formula="of:=MEDIAN([.$M215];[.$Y215])" office:value-type="float"/>
          <table:table-cell table:formula="of:=MEDIAN([.$N215];[.$Z215])" office:value-type="float"/>
          <table:table-cell table:formula="of:=MAX([.$B215];[.$O215])" office:value-type="float"/>
          <table:table-cell table:formula="of:=MAX([.$C215];[.$P215])" office:value-type="float"/>
          <table:table-cell table:formula="of:=MAX([.$D215];[.$Q215])" office:value-type="float"/>
          <table:table-cell table:formula="of:=MAX([.$E215];[.$R215])" office:value-type="float"/>
          <table:table-cell table:formula="of:=MAX([.$F215];[.$S215])" office:value-type="float"/>
          <table:table-cell table:formula="of:=MAX([.$G215];[.$T215])" office:value-type="float"/>
          <table:table-cell table:formula="of:=MAX([.$H215];[.$U215])" office:value-type="float"/>
          <table:table-cell table:formula="of:=MAX([.$I215];[.$V215])" office:value-type="float"/>
          <table:table-cell table:formula="of:=MAX([.$J215])" office:value-type="float"/>
          <table:table-cell table:formula="of:=MAX([.$K215];[.$W215])" office:value-type="float"/>
          <table:table-cell table:formula="of:=MAX([.$L215];[.$X215])" office:value-type="float"/>
          <table:table-cell table:formula="of:=MAX([.$M215];[.$Y215])" office:value-type="float"/>
          <table:table-cell table:formula="of:=MAX([.$N215];[.$Z215])" office:value-type="float"/>
        </table:table-row>
        <table:table-row table:style-name="ro1">
          <table:table-cell office:value-type="string">
            <text:p>p06.pddl/21</text:p>
          </table:table-cell>
          <table:table-cell office:value-type="float" office:value="300.0"/>
          <table:table-cell office:value-type="float" office:value="299.973"/>
          <table:table-cell office:value-type="float" office:value="296.0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6073.0"/>
          <table:table-cell office:value-type="float" office:value="447592.0"/>
          <table:table-cell office:value-type="float" office:value="433206.0"/>
          <table:table-cell office:value-type="float" office:value="297017.0"/>
          <table:table-cell office:value-type="float" office:value="19190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6.4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42734.0"/>
          <table:table-cell office:value-type="float" office:value="464280.0"/>
          <table:table-cell office:value-type="float" office:value="297017.0"/>
          <table:table-cell office:value-type="float" office:value="191906.0"/>
          <table:table-cell office:value-type="float" office:value="0.0"/>
          <table:table-cell office:value-type="float" office:value="0.0"/>
          <table:table-cell table:formula="of:=MIN([.$B216];[.$O216])" office:value-type="float"/>
          <table:table-cell table:formula="of:=MIN([.$C216];[.$P216])" office:value-type="float"/>
          <table:table-cell table:formula="of:=MIN([.$D216];[.$Q216])" office:value-type="float"/>
          <table:table-cell table:formula="of:=MIN([.$E216];[.$R216])" office:value-type="float"/>
          <table:table-cell table:formula="of:=MIN([.$F216];[.$S216])" office:value-type="float"/>
          <table:table-cell table:formula="of:=MIN([.$G216];[.$T216])" office:value-type="float"/>
          <table:table-cell table:formula="of:=MIN([.$H216];[.$U216])" office:value-type="float"/>
          <table:table-cell table:formula="of:=MIN([.$I216];[.$V216])" office:value-type="float"/>
          <table:table-cell table:formula="of:=MIN([.$J216])" office:value-type="float"/>
          <table:table-cell table:formula="of:=MIN([.$K216];[.$W216])" office:value-type="float"/>
          <table:table-cell table:formula="of:=MIN([.$L216];[.$X216])" office:value-type="float"/>
          <table:table-cell table:formula="of:=MIN([.$M216];[.$Y216])" office:value-type="float"/>
          <table:table-cell table:formula="of:=MIN([.$N216];[.$Z216])" office:value-type="float"/>
          <table:table-cell table:formula="of:=MEDIAN([.$B216];[.$O216])" office:value-type="float"/>
          <table:table-cell table:formula="of:=MEDIAN([.$C216];[.$P216])" office:value-type="float"/>
          <table:table-cell table:formula="of:=MEDIAN([.$D216];[.$Q216])" office:value-type="float"/>
          <table:table-cell table:formula="of:=MEDIAN([.$E216];[.$R216])" office:value-type="float"/>
          <table:table-cell table:formula="of:=MEDIAN([.$F216];[.$S216])" office:value-type="float"/>
          <table:table-cell table:formula="of:=MEDIAN([.$G216];[.$T216])" office:value-type="float"/>
          <table:table-cell table:formula="of:=MEDIAN([.$H216];[.$U216])" office:value-type="float"/>
          <table:table-cell table:formula="of:=MEDIAN([.$I216];[.$V216])" office:value-type="float"/>
          <table:table-cell table:formula="of:=MEDIAN([.$J216])" office:value-type="float"/>
          <table:table-cell table:formula="of:=MEDIAN([.$K216];[.$W216])" office:value-type="float"/>
          <table:table-cell table:formula="of:=MEDIAN([.$L216];[.$X216])" office:value-type="float"/>
          <table:table-cell table:formula="of:=MEDIAN([.$M216];[.$Y216])" office:value-type="float"/>
          <table:table-cell table:formula="of:=MEDIAN([.$N216];[.$Z216])" office:value-type="float"/>
          <table:table-cell table:formula="of:=MAX([.$B216];[.$O216])" office:value-type="float"/>
          <table:table-cell table:formula="of:=MAX([.$C216];[.$P216])" office:value-type="float"/>
          <table:table-cell table:formula="of:=MAX([.$D216];[.$Q216])" office:value-type="float"/>
          <table:table-cell table:formula="of:=MAX([.$E216];[.$R216])" office:value-type="float"/>
          <table:table-cell table:formula="of:=MAX([.$F216];[.$S216])" office:value-type="float"/>
          <table:table-cell table:formula="of:=MAX([.$G216];[.$T216])" office:value-type="float"/>
          <table:table-cell table:formula="of:=MAX([.$H216];[.$U216])" office:value-type="float"/>
          <table:table-cell table:formula="of:=MAX([.$I216];[.$V216])" office:value-type="float"/>
          <table:table-cell table:formula="of:=MAX([.$J216])" office:value-type="float"/>
          <table:table-cell table:formula="of:=MAX([.$K216];[.$W216])" office:value-type="float"/>
          <table:table-cell table:formula="of:=MAX([.$L216];[.$X216])" office:value-type="float"/>
          <table:table-cell table:formula="of:=MAX([.$M216];[.$Y216])" office:value-type="float"/>
          <table:table-cell table:formula="of:=MAX([.$N216];[.$Z216])" office:value-type="float"/>
        </table:table-row>
        <table:table-row table:style-name="ro1">
          <table:table-cell office:value-type="string">
            <text:p>p06.pddl/22</text:p>
          </table:table-cell>
          <table:table-cell office:value-type="float" office:value="300.0"/>
          <table:table-cell office:value-type="float" office:value="299.988"/>
          <table:table-cell office:value-type="float" office:value="295.8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2716.0"/>
          <table:table-cell office:value-type="float" office:value="481590.0"/>
          <table:table-cell office:value-type="float" office:value="470456.0"/>
          <table:table-cell office:value-type="float" office:value="310833.0"/>
          <table:table-cell office:value-type="float" office:value="20330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6.1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21650.0"/>
          <table:table-cell office:value-type="float" office:value="430826.0"/>
          <table:table-cell office:value-type="float" office:value="310833.0"/>
          <table:table-cell office:value-type="float" office:value="203309.0"/>
          <table:table-cell office:value-type="float" office:value="0.0"/>
          <table:table-cell office:value-type="float" office:value="0.0"/>
          <table:table-cell table:formula="of:=MIN([.$B217];[.$O217])" office:value-type="float"/>
          <table:table-cell table:formula="of:=MIN([.$C217];[.$P217])" office:value-type="float"/>
          <table:table-cell table:formula="of:=MIN([.$D217];[.$Q217])" office:value-type="float"/>
          <table:table-cell table:formula="of:=MIN([.$E217];[.$R217])" office:value-type="float"/>
          <table:table-cell table:formula="of:=MIN([.$F217];[.$S217])" office:value-type="float"/>
          <table:table-cell table:formula="of:=MIN([.$G217];[.$T217])" office:value-type="float"/>
          <table:table-cell table:formula="of:=MIN([.$H217];[.$U217])" office:value-type="float"/>
          <table:table-cell table:formula="of:=MIN([.$I217];[.$V217])" office:value-type="float"/>
          <table:table-cell table:formula="of:=MIN([.$J217])" office:value-type="float"/>
          <table:table-cell table:formula="of:=MIN([.$K217];[.$W217])" office:value-type="float"/>
          <table:table-cell table:formula="of:=MIN([.$L217];[.$X217])" office:value-type="float"/>
          <table:table-cell table:formula="of:=MIN([.$M217];[.$Y217])" office:value-type="float"/>
          <table:table-cell table:formula="of:=MIN([.$N217];[.$Z217])" office:value-type="float"/>
          <table:table-cell table:formula="of:=MEDIAN([.$B217];[.$O217])" office:value-type="float"/>
          <table:table-cell table:formula="of:=MEDIAN([.$C217];[.$P217])" office:value-type="float"/>
          <table:table-cell table:formula="of:=MEDIAN([.$D217];[.$Q217])" office:value-type="float"/>
          <table:table-cell table:formula="of:=MEDIAN([.$E217];[.$R217])" office:value-type="float"/>
          <table:table-cell table:formula="of:=MEDIAN([.$F217];[.$S217])" office:value-type="float"/>
          <table:table-cell table:formula="of:=MEDIAN([.$G217];[.$T217])" office:value-type="float"/>
          <table:table-cell table:formula="of:=MEDIAN([.$H217];[.$U217])" office:value-type="float"/>
          <table:table-cell table:formula="of:=MEDIAN([.$I217];[.$V217])" office:value-type="float"/>
          <table:table-cell table:formula="of:=MEDIAN([.$J217])" office:value-type="float"/>
          <table:table-cell table:formula="of:=MEDIAN([.$K217];[.$W217])" office:value-type="float"/>
          <table:table-cell table:formula="of:=MEDIAN([.$L217];[.$X217])" office:value-type="float"/>
          <table:table-cell table:formula="of:=MEDIAN([.$M217];[.$Y217])" office:value-type="float"/>
          <table:table-cell table:formula="of:=MEDIAN([.$N217];[.$Z217])" office:value-type="float"/>
          <table:table-cell table:formula="of:=MAX([.$B217];[.$O217])" office:value-type="float"/>
          <table:table-cell table:formula="of:=MAX([.$C217];[.$P217])" office:value-type="float"/>
          <table:table-cell table:formula="of:=MAX([.$D217];[.$Q217])" office:value-type="float"/>
          <table:table-cell table:formula="of:=MAX([.$E217];[.$R217])" office:value-type="float"/>
          <table:table-cell table:formula="of:=MAX([.$F217];[.$S217])" office:value-type="float"/>
          <table:table-cell table:formula="of:=MAX([.$G217];[.$T217])" office:value-type="float"/>
          <table:table-cell table:formula="of:=MAX([.$H217];[.$U217])" office:value-type="float"/>
          <table:table-cell table:formula="of:=MAX([.$I217];[.$V217])" office:value-type="float"/>
          <table:table-cell table:formula="of:=MAX([.$J217])" office:value-type="float"/>
          <table:table-cell table:formula="of:=MAX([.$K217];[.$W217])" office:value-type="float"/>
          <table:table-cell table:formula="of:=MAX([.$L217];[.$X217])" office:value-type="float"/>
          <table:table-cell table:formula="of:=MAX([.$M217];[.$Y217])" office:value-type="float"/>
          <table:table-cell table:formula="of:=MAX([.$N217];[.$Z217])" office:value-type="float"/>
        </table:table-row>
        <table:table-row table:style-name="ro1">
          <table:table-cell office:value-type="string">
            <text:p>p06.pddl/23</text:p>
          </table:table-cell>
          <table:table-cell office:value-type="float" office:value="300.0"/>
          <table:table-cell office:value-type="float" office:value="299.987"/>
          <table:table-cell office:value-type="float" office:value="295.6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8490.0"/>
          <table:table-cell office:value-type="float" office:value="511486.0"/>
          <table:table-cell office:value-type="float" office:value="490064.0"/>
          <table:table-cell office:value-type="float" office:value="324649.0"/>
          <table:table-cell office:value-type="float" office:value="21471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5.8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94570.0"/>
          <table:table-cell office:value-type="float" office:value="394284.0"/>
          <table:table-cell office:value-type="float" office:value="324649.0"/>
          <table:table-cell office:value-type="float" office:value="214712.0"/>
          <table:table-cell office:value-type="float" office:value="0.0"/>
          <table:table-cell office:value-type="float" office:value="0.0"/>
          <table:table-cell table:formula="of:=MIN([.$B218];[.$O218])" office:value-type="float"/>
          <table:table-cell table:formula="of:=MIN([.$C218];[.$P218])" office:value-type="float"/>
          <table:table-cell table:formula="of:=MIN([.$D218];[.$Q218])" office:value-type="float"/>
          <table:table-cell table:formula="of:=MIN([.$E218];[.$R218])" office:value-type="float"/>
          <table:table-cell table:formula="of:=MIN([.$F218];[.$S218])" office:value-type="float"/>
          <table:table-cell table:formula="of:=MIN([.$G218];[.$T218])" office:value-type="float"/>
          <table:table-cell table:formula="of:=MIN([.$H218];[.$U218])" office:value-type="float"/>
          <table:table-cell table:formula="of:=MIN([.$I218];[.$V218])" office:value-type="float"/>
          <table:table-cell table:formula="of:=MIN([.$J218])" office:value-type="float"/>
          <table:table-cell table:formula="of:=MIN([.$K218];[.$W218])" office:value-type="float"/>
          <table:table-cell table:formula="of:=MIN([.$L218];[.$X218])" office:value-type="float"/>
          <table:table-cell table:formula="of:=MIN([.$M218];[.$Y218])" office:value-type="float"/>
          <table:table-cell table:formula="of:=MIN([.$N218];[.$Z218])" office:value-type="float"/>
          <table:table-cell table:formula="of:=MEDIAN([.$B218];[.$O218])" office:value-type="float"/>
          <table:table-cell table:formula="of:=MEDIAN([.$C218];[.$P218])" office:value-type="float"/>
          <table:table-cell table:formula="of:=MEDIAN([.$D218];[.$Q218])" office:value-type="float"/>
          <table:table-cell table:formula="of:=MEDIAN([.$E218];[.$R218])" office:value-type="float"/>
          <table:table-cell table:formula="of:=MEDIAN([.$F218];[.$S218])" office:value-type="float"/>
          <table:table-cell table:formula="of:=MEDIAN([.$G218];[.$T218])" office:value-type="float"/>
          <table:table-cell table:formula="of:=MEDIAN([.$H218];[.$U218])" office:value-type="float"/>
          <table:table-cell table:formula="of:=MEDIAN([.$I218];[.$V218])" office:value-type="float"/>
          <table:table-cell table:formula="of:=MEDIAN([.$J218])" office:value-type="float"/>
          <table:table-cell table:formula="of:=MEDIAN([.$K218];[.$W218])" office:value-type="float"/>
          <table:table-cell table:formula="of:=MEDIAN([.$L218];[.$X218])" office:value-type="float"/>
          <table:table-cell table:formula="of:=MEDIAN([.$M218];[.$Y218])" office:value-type="float"/>
          <table:table-cell table:formula="of:=MEDIAN([.$N218];[.$Z218])" office:value-type="float"/>
          <table:table-cell table:formula="of:=MAX([.$B218];[.$O218])" office:value-type="float"/>
          <table:table-cell table:formula="of:=MAX([.$C218];[.$P218])" office:value-type="float"/>
          <table:table-cell table:formula="of:=MAX([.$D218];[.$Q218])" office:value-type="float"/>
          <table:table-cell table:formula="of:=MAX([.$E218];[.$R218])" office:value-type="float"/>
          <table:table-cell table:formula="of:=MAX([.$F218];[.$S218])" office:value-type="float"/>
          <table:table-cell table:formula="of:=MAX([.$G218];[.$T218])" office:value-type="float"/>
          <table:table-cell table:formula="of:=MAX([.$H218];[.$U218])" office:value-type="float"/>
          <table:table-cell table:formula="of:=MAX([.$I218];[.$V218])" office:value-type="float"/>
          <table:table-cell table:formula="of:=MAX([.$J218])" office:value-type="float"/>
          <table:table-cell table:formula="of:=MAX([.$K218];[.$W218])" office:value-type="float"/>
          <table:table-cell table:formula="of:=MAX([.$L218];[.$X218])" office:value-type="float"/>
          <table:table-cell table:formula="of:=MAX([.$M218];[.$Y218])" office:value-type="float"/>
          <table:table-cell table:formula="of:=MAX([.$N218];[.$Z218])" office:value-type="float"/>
        </table:table-row>
        <table:table-row table:style-name="ro1">
          <table:table-cell office:value-type="string">
            <text:p>p06.pddl/24</text:p>
          </table:table-cell>
          <table:table-cell office:value-type="float" office:value="300.0"/>
          <table:table-cell office:value-type="float" office:value="299.985"/>
          <table:table-cell office:value-type="float" office:value="295.4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4143.0"/>
          <table:table-cell office:value-type="float" office:value="647305.0"/>
          <table:table-cell office:value-type="float" office:value="622479.0"/>
          <table:table-cell office:value-type="float" office:value="338465.0"/>
          <table:table-cell office:value-type="float" office:value="22611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5.8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81377.0"/>
          <table:table-cell office:value-type="float" office:value="374503.0"/>
          <table:table-cell office:value-type="float" office:value="338465.0"/>
          <table:table-cell office:value-type="float" office:value="226115.0"/>
          <table:table-cell office:value-type="float" office:value="0.0"/>
          <table:table-cell office:value-type="float" office:value="0.0"/>
          <table:table-cell table:formula="of:=MIN([.$B219];[.$O219])" office:value-type="float"/>
          <table:table-cell table:formula="of:=MIN([.$C219];[.$P219])" office:value-type="float"/>
          <table:table-cell table:formula="of:=MIN([.$D219];[.$Q219])" office:value-type="float"/>
          <table:table-cell table:formula="of:=MIN([.$E219];[.$R219])" office:value-type="float"/>
          <table:table-cell table:formula="of:=MIN([.$F219];[.$S219])" office:value-type="float"/>
          <table:table-cell table:formula="of:=MIN([.$G219];[.$T219])" office:value-type="float"/>
          <table:table-cell table:formula="of:=MIN([.$H219];[.$U219])" office:value-type="float"/>
          <table:table-cell table:formula="of:=MIN([.$I219];[.$V219])" office:value-type="float"/>
          <table:table-cell table:formula="of:=MIN([.$J219])" office:value-type="float"/>
          <table:table-cell table:formula="of:=MIN([.$K219];[.$W219])" office:value-type="float"/>
          <table:table-cell table:formula="of:=MIN([.$L219];[.$X219])" office:value-type="float"/>
          <table:table-cell table:formula="of:=MIN([.$M219];[.$Y219])" office:value-type="float"/>
          <table:table-cell table:formula="of:=MIN([.$N219];[.$Z219])" office:value-type="float"/>
          <table:table-cell table:formula="of:=MEDIAN([.$B219];[.$O219])" office:value-type="float"/>
          <table:table-cell table:formula="of:=MEDIAN([.$C219];[.$P219])" office:value-type="float"/>
          <table:table-cell table:formula="of:=MEDIAN([.$D219];[.$Q219])" office:value-type="float"/>
          <table:table-cell table:formula="of:=MEDIAN([.$E219];[.$R219])" office:value-type="float"/>
          <table:table-cell table:formula="of:=MEDIAN([.$F219];[.$S219])" office:value-type="float"/>
          <table:table-cell table:formula="of:=MEDIAN([.$G219];[.$T219])" office:value-type="float"/>
          <table:table-cell table:formula="of:=MEDIAN([.$H219];[.$U219])" office:value-type="float"/>
          <table:table-cell table:formula="of:=MEDIAN([.$I219];[.$V219])" office:value-type="float"/>
          <table:table-cell table:formula="of:=MEDIAN([.$J219])" office:value-type="float"/>
          <table:table-cell table:formula="of:=MEDIAN([.$K219];[.$W219])" office:value-type="float"/>
          <table:table-cell table:formula="of:=MEDIAN([.$L219];[.$X219])" office:value-type="float"/>
          <table:table-cell table:formula="of:=MEDIAN([.$M219];[.$Y219])" office:value-type="float"/>
          <table:table-cell table:formula="of:=MEDIAN([.$N219];[.$Z219])" office:value-type="float"/>
          <table:table-cell table:formula="of:=MAX([.$B219];[.$O219])" office:value-type="float"/>
          <table:table-cell table:formula="of:=MAX([.$C219];[.$P219])" office:value-type="float"/>
          <table:table-cell table:formula="of:=MAX([.$D219];[.$Q219])" office:value-type="float"/>
          <table:table-cell table:formula="of:=MAX([.$E219];[.$R219])" office:value-type="float"/>
          <table:table-cell table:formula="of:=MAX([.$F219];[.$S219])" office:value-type="float"/>
          <table:table-cell table:formula="of:=MAX([.$G219];[.$T219])" office:value-type="float"/>
          <table:table-cell table:formula="of:=MAX([.$H219];[.$U219])" office:value-type="float"/>
          <table:table-cell table:formula="of:=MAX([.$I219];[.$V219])" office:value-type="float"/>
          <table:table-cell table:formula="of:=MAX([.$J219])" office:value-type="float"/>
          <table:table-cell table:formula="of:=MAX([.$K219];[.$W219])" office:value-type="float"/>
          <table:table-cell table:formula="of:=MAX([.$L219];[.$X219])" office:value-type="float"/>
          <table:table-cell table:formula="of:=MAX([.$M219];[.$Y219])" office:value-type="float"/>
          <table:table-cell table:formula="of:=MAX([.$N219];[.$Z219])" office:value-type="float"/>
        </table:table-row>
        <table:table-row table:style-name="ro1">
          <table:table-cell office:value-type="string">
            <text:p>p06.pddl/25</text:p>
          </table:table-cell>
          <table:table-cell office:value-type="float" office:value="300.0"/>
          <table:table-cell office:value-type="float" office:value="299.986"/>
          <table:table-cell office:value-type="float" office:value="295.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9202.0"/>
          <table:table-cell office:value-type="float" office:value="628765.0"/>
          <table:table-cell office:value-type="float" office:value="610473.0"/>
          <table:table-cell office:value-type="float" office:value="352281.0"/>
          <table:table-cell office:value-type="float" office:value="23751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2"/>
          <table:table-cell office:value-type="float" office:value="295.5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12866.0"/>
          <table:table-cell office:value-type="float" office:value="418805.0"/>
          <table:table-cell office:value-type="float" office:value="352281.0"/>
          <table:table-cell office:value-type="float" office:value="237518.0"/>
          <table:table-cell office:value-type="float" office:value="0.0"/>
          <table:table-cell office:value-type="float" office:value="0.0"/>
          <table:table-cell table:formula="of:=MIN([.$B220];[.$O220])" office:value-type="float"/>
          <table:table-cell table:formula="of:=MIN([.$C220];[.$P220])" office:value-type="float"/>
          <table:table-cell table:formula="of:=MIN([.$D220];[.$Q220])" office:value-type="float"/>
          <table:table-cell table:formula="of:=MIN([.$E220];[.$R220])" office:value-type="float"/>
          <table:table-cell table:formula="of:=MIN([.$F220];[.$S220])" office:value-type="float"/>
          <table:table-cell table:formula="of:=MIN([.$G220];[.$T220])" office:value-type="float"/>
          <table:table-cell table:formula="of:=MIN([.$H220];[.$U220])" office:value-type="float"/>
          <table:table-cell table:formula="of:=MIN([.$I220];[.$V220])" office:value-type="float"/>
          <table:table-cell table:formula="of:=MIN([.$J220])" office:value-type="float"/>
          <table:table-cell table:formula="of:=MIN([.$K220];[.$W220])" office:value-type="float"/>
          <table:table-cell table:formula="of:=MIN([.$L220];[.$X220])" office:value-type="float"/>
          <table:table-cell table:formula="of:=MIN([.$M220];[.$Y220])" office:value-type="float"/>
          <table:table-cell table:formula="of:=MIN([.$N220];[.$Z220])" office:value-type="float"/>
          <table:table-cell table:formula="of:=MEDIAN([.$B220];[.$O220])" office:value-type="float"/>
          <table:table-cell table:formula="of:=MEDIAN([.$C220];[.$P220])" office:value-type="float"/>
          <table:table-cell table:formula="of:=MEDIAN([.$D220];[.$Q220])" office:value-type="float"/>
          <table:table-cell table:formula="of:=MEDIAN([.$E220];[.$R220])" office:value-type="float"/>
          <table:table-cell table:formula="of:=MEDIAN([.$F220];[.$S220])" office:value-type="float"/>
          <table:table-cell table:formula="of:=MEDIAN([.$G220];[.$T220])" office:value-type="float"/>
          <table:table-cell table:formula="of:=MEDIAN([.$H220];[.$U220])" office:value-type="float"/>
          <table:table-cell table:formula="of:=MEDIAN([.$I220];[.$V220])" office:value-type="float"/>
          <table:table-cell table:formula="of:=MEDIAN([.$J220])" office:value-type="float"/>
          <table:table-cell table:formula="of:=MEDIAN([.$K220];[.$W220])" office:value-type="float"/>
          <table:table-cell table:formula="of:=MEDIAN([.$L220];[.$X220])" office:value-type="float"/>
          <table:table-cell table:formula="of:=MEDIAN([.$M220];[.$Y220])" office:value-type="float"/>
          <table:table-cell table:formula="of:=MEDIAN([.$N220];[.$Z220])" office:value-type="float"/>
          <table:table-cell table:formula="of:=MAX([.$B220];[.$O220])" office:value-type="float"/>
          <table:table-cell table:formula="of:=MAX([.$C220];[.$P220])" office:value-type="float"/>
          <table:table-cell table:formula="of:=MAX([.$D220];[.$Q220])" office:value-type="float"/>
          <table:table-cell table:formula="of:=MAX([.$E220];[.$R220])" office:value-type="float"/>
          <table:table-cell table:formula="of:=MAX([.$F220];[.$S220])" office:value-type="float"/>
          <table:table-cell table:formula="of:=MAX([.$G220];[.$T220])" office:value-type="float"/>
          <table:table-cell table:formula="of:=MAX([.$H220];[.$U220])" office:value-type="float"/>
          <table:table-cell table:formula="of:=MAX([.$I220];[.$V220])" office:value-type="float"/>
          <table:table-cell table:formula="of:=MAX([.$J220])" office:value-type="float"/>
          <table:table-cell table:formula="of:=MAX([.$K220];[.$W220])" office:value-type="float"/>
          <table:table-cell table:formula="of:=MAX([.$L220];[.$X220])" office:value-type="float"/>
          <table:table-cell table:formula="of:=MAX([.$M220];[.$Y220])" office:value-type="float"/>
          <table:table-cell table:formula="of:=MAX([.$N220];[.$Z220])" office:value-type="float"/>
        </table:table-row>
        <table:table-row table:style-name="ro1">
          <table:table-cell office:value-type="string">
            <text:p>p06.pddl/26</text:p>
          </table:table-cell>
          <table:table-cell office:value-type="float" office:value="300.0"/>
          <table:table-cell office:value-type="float" office:value="299.987"/>
          <table:table-cell office:value-type="float" office:value="294.9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0678.0"/>
          <table:table-cell office:value-type="float" office:value="544228.0"/>
          <table:table-cell office:value-type="float" office:value="527972.0"/>
          <table:table-cell office:value-type="float" office:value="366097.0"/>
          <table:table-cell office:value-type="float" office:value="24892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5.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8576.0"/>
          <table:table-cell office:value-type="float" office:value="373836.0"/>
          <table:table-cell office:value-type="float" office:value="366097.0"/>
          <table:table-cell office:value-type="float" office:value="248921.0"/>
          <table:table-cell office:value-type="float" office:value="0.0"/>
          <table:table-cell office:value-type="float" office:value="0.0"/>
          <table:table-cell table:formula="of:=MIN([.$B221];[.$O221])" office:value-type="float"/>
          <table:table-cell table:formula="of:=MIN([.$C221];[.$P221])" office:value-type="float"/>
          <table:table-cell table:formula="of:=MIN([.$D221];[.$Q221])" office:value-type="float"/>
          <table:table-cell table:formula="of:=MIN([.$E221];[.$R221])" office:value-type="float"/>
          <table:table-cell table:formula="of:=MIN([.$F221];[.$S221])" office:value-type="float"/>
          <table:table-cell table:formula="of:=MIN([.$G221];[.$T221])" office:value-type="float"/>
          <table:table-cell table:formula="of:=MIN([.$H221];[.$U221])" office:value-type="float"/>
          <table:table-cell table:formula="of:=MIN([.$I221];[.$V221])" office:value-type="float"/>
          <table:table-cell table:formula="of:=MIN([.$J221])" office:value-type="float"/>
          <table:table-cell table:formula="of:=MIN([.$K221];[.$W221])" office:value-type="float"/>
          <table:table-cell table:formula="of:=MIN([.$L221];[.$X221])" office:value-type="float"/>
          <table:table-cell table:formula="of:=MIN([.$M221];[.$Y221])" office:value-type="float"/>
          <table:table-cell table:formula="of:=MIN([.$N221];[.$Z221])" office:value-type="float"/>
          <table:table-cell table:formula="of:=MEDIAN([.$B221];[.$O221])" office:value-type="float"/>
          <table:table-cell table:formula="of:=MEDIAN([.$C221];[.$P221])" office:value-type="float"/>
          <table:table-cell table:formula="of:=MEDIAN([.$D221];[.$Q221])" office:value-type="float"/>
          <table:table-cell table:formula="of:=MEDIAN([.$E221];[.$R221])" office:value-type="float"/>
          <table:table-cell table:formula="of:=MEDIAN([.$F221];[.$S221])" office:value-type="float"/>
          <table:table-cell table:formula="of:=MEDIAN([.$G221];[.$T221])" office:value-type="float"/>
          <table:table-cell table:formula="of:=MEDIAN([.$H221];[.$U221])" office:value-type="float"/>
          <table:table-cell table:formula="of:=MEDIAN([.$I221];[.$V221])" office:value-type="float"/>
          <table:table-cell table:formula="of:=MEDIAN([.$J221])" office:value-type="float"/>
          <table:table-cell table:formula="of:=MEDIAN([.$K221];[.$W221])" office:value-type="float"/>
          <table:table-cell table:formula="of:=MEDIAN([.$L221];[.$X221])" office:value-type="float"/>
          <table:table-cell table:formula="of:=MEDIAN([.$M221];[.$Y221])" office:value-type="float"/>
          <table:table-cell table:formula="of:=MEDIAN([.$N221];[.$Z221])" office:value-type="float"/>
          <table:table-cell table:formula="of:=MAX([.$B221];[.$O221])" office:value-type="float"/>
          <table:table-cell table:formula="of:=MAX([.$C221];[.$P221])" office:value-type="float"/>
          <table:table-cell table:formula="of:=MAX([.$D221];[.$Q221])" office:value-type="float"/>
          <table:table-cell table:formula="of:=MAX([.$E221];[.$R221])" office:value-type="float"/>
          <table:table-cell table:formula="of:=MAX([.$F221];[.$S221])" office:value-type="float"/>
          <table:table-cell table:formula="of:=MAX([.$G221];[.$T221])" office:value-type="float"/>
          <table:table-cell table:formula="of:=MAX([.$H221];[.$U221])" office:value-type="float"/>
          <table:table-cell table:formula="of:=MAX([.$I221];[.$V221])" office:value-type="float"/>
          <table:table-cell table:formula="of:=MAX([.$J221])" office:value-type="float"/>
          <table:table-cell table:formula="of:=MAX([.$K221];[.$W221])" office:value-type="float"/>
          <table:table-cell table:formula="of:=MAX([.$L221];[.$X221])" office:value-type="float"/>
          <table:table-cell table:formula="of:=MAX([.$M221];[.$Y221])" office:value-type="float"/>
          <table:table-cell table:formula="of:=MAX([.$N221];[.$Z221])" office:value-type="float"/>
        </table:table-row>
        <table:table-row table:style-name="ro1">
          <table:table-cell office:value-type="string">
            <text:p>p06.pddl/27</text:p>
          </table:table-cell>
          <table:table-cell office:value-type="float" office:value="300.0"/>
          <table:table-cell office:value-type="float" office:value="299.985"/>
          <table:table-cell office:value-type="float" office:value="294.8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8280.0"/>
          <table:table-cell office:value-type="float" office:value="539573.0"/>
          <table:table-cell office:value-type="float" office:value="519619.0"/>
          <table:table-cell office:value-type="float" office:value="379913.0"/>
          <table:table-cell office:value-type="float" office:value="26032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5.25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07939.0"/>
          <table:table-cell office:value-type="float" office:value="422774.0"/>
          <table:table-cell office:value-type="float" office:value="379913.0"/>
          <table:table-cell office:value-type="float" office:value="260324.0"/>
          <table:table-cell office:value-type="float" office:value="0.0"/>
          <table:table-cell office:value-type="float" office:value="0.0"/>
          <table:table-cell table:formula="of:=MIN([.$B222];[.$O222])" office:value-type="float"/>
          <table:table-cell table:formula="of:=MIN([.$C222];[.$P222])" office:value-type="float"/>
          <table:table-cell table:formula="of:=MIN([.$D222];[.$Q222])" office:value-type="float"/>
          <table:table-cell table:formula="of:=MIN([.$E222];[.$R222])" office:value-type="float"/>
          <table:table-cell table:formula="of:=MIN([.$F222];[.$S222])" office:value-type="float"/>
          <table:table-cell table:formula="of:=MIN([.$G222];[.$T222])" office:value-type="float"/>
          <table:table-cell table:formula="of:=MIN([.$H222];[.$U222])" office:value-type="float"/>
          <table:table-cell table:formula="of:=MIN([.$I222];[.$V222])" office:value-type="float"/>
          <table:table-cell table:formula="of:=MIN([.$J222])" office:value-type="float"/>
          <table:table-cell table:formula="of:=MIN([.$K222];[.$W222])" office:value-type="float"/>
          <table:table-cell table:formula="of:=MIN([.$L222];[.$X222])" office:value-type="float"/>
          <table:table-cell table:formula="of:=MIN([.$M222];[.$Y222])" office:value-type="float"/>
          <table:table-cell table:formula="of:=MIN([.$N222];[.$Z222])" office:value-type="float"/>
          <table:table-cell table:formula="of:=MEDIAN([.$B222];[.$O222])" office:value-type="float"/>
          <table:table-cell table:formula="of:=MEDIAN([.$C222];[.$P222])" office:value-type="float"/>
          <table:table-cell table:formula="of:=MEDIAN([.$D222];[.$Q222])" office:value-type="float"/>
          <table:table-cell table:formula="of:=MEDIAN([.$E222];[.$R222])" office:value-type="float"/>
          <table:table-cell table:formula="of:=MEDIAN([.$F222];[.$S222])" office:value-type="float"/>
          <table:table-cell table:formula="of:=MEDIAN([.$G222];[.$T222])" office:value-type="float"/>
          <table:table-cell table:formula="of:=MEDIAN([.$H222];[.$U222])" office:value-type="float"/>
          <table:table-cell table:formula="of:=MEDIAN([.$I222];[.$V222])" office:value-type="float"/>
          <table:table-cell table:formula="of:=MEDIAN([.$J222])" office:value-type="float"/>
          <table:table-cell table:formula="of:=MEDIAN([.$K222];[.$W222])" office:value-type="float"/>
          <table:table-cell table:formula="of:=MEDIAN([.$L222];[.$X222])" office:value-type="float"/>
          <table:table-cell table:formula="of:=MEDIAN([.$M222];[.$Y222])" office:value-type="float"/>
          <table:table-cell table:formula="of:=MEDIAN([.$N222];[.$Z222])" office:value-type="float"/>
          <table:table-cell table:formula="of:=MAX([.$B222];[.$O222])" office:value-type="float"/>
          <table:table-cell table:formula="of:=MAX([.$C222];[.$P222])" office:value-type="float"/>
          <table:table-cell table:formula="of:=MAX([.$D222];[.$Q222])" office:value-type="float"/>
          <table:table-cell table:formula="of:=MAX([.$E222];[.$R222])" office:value-type="float"/>
          <table:table-cell table:formula="of:=MAX([.$F222];[.$S222])" office:value-type="float"/>
          <table:table-cell table:formula="of:=MAX([.$G222];[.$T222])" office:value-type="float"/>
          <table:table-cell table:formula="of:=MAX([.$H222];[.$U222])" office:value-type="float"/>
          <table:table-cell table:formula="of:=MAX([.$I222];[.$V222])" office:value-type="float"/>
          <table:table-cell table:formula="of:=MAX([.$J222])" office:value-type="float"/>
          <table:table-cell table:formula="of:=MAX([.$K222];[.$W222])" office:value-type="float"/>
          <table:table-cell table:formula="of:=MAX([.$L222];[.$X222])" office:value-type="float"/>
          <table:table-cell table:formula="of:=MAX([.$M222];[.$Y222])" office:value-type="float"/>
          <table:table-cell table:formula="of:=MAX([.$N222];[.$Z222])" office:value-type="float"/>
        </table:table-row>
        <table:table-row table:style-name="ro1">
          <table:table-cell office:value-type="string">
            <text:p>p06.pddl/28</text:p>
          </table:table-cell>
          <table:table-cell office:value-type="float" office:value="300.0"/>
          <table:table-cell office:value-type="float" office:value="299.987"/>
          <table:table-cell office:value-type="float" office:value="294.6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2707.0"/>
          <table:table-cell office:value-type="float" office:value="542087.0"/>
          <table:table-cell office:value-type="float" office:value="526375.0"/>
          <table:table-cell office:value-type="float" office:value="393729.0"/>
          <table:table-cell office:value-type="float" office:value="27172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5.1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0981.0"/>
          <table:table-cell office:value-type="float" office:value="325476.0"/>
          <table:table-cell office:value-type="float" office:value="393729.0"/>
          <table:table-cell office:value-type="float" office:value="271727.0"/>
          <table:table-cell office:value-type="float" office:value="0.0"/>
          <table:table-cell office:value-type="float" office:value="0.0"/>
          <table:table-cell table:formula="of:=MIN([.$B223];[.$O223])" office:value-type="float"/>
          <table:table-cell table:formula="of:=MIN([.$C223];[.$P223])" office:value-type="float"/>
          <table:table-cell table:formula="of:=MIN([.$D223];[.$Q223])" office:value-type="float"/>
          <table:table-cell table:formula="of:=MIN([.$E223];[.$R223])" office:value-type="float"/>
          <table:table-cell table:formula="of:=MIN([.$F223];[.$S223])" office:value-type="float"/>
          <table:table-cell table:formula="of:=MIN([.$G223];[.$T223])" office:value-type="float"/>
          <table:table-cell table:formula="of:=MIN([.$H223];[.$U223])" office:value-type="float"/>
          <table:table-cell table:formula="of:=MIN([.$I223];[.$V223])" office:value-type="float"/>
          <table:table-cell table:formula="of:=MIN([.$J223])" office:value-type="float"/>
          <table:table-cell table:formula="of:=MIN([.$K223];[.$W223])" office:value-type="float"/>
          <table:table-cell table:formula="of:=MIN([.$L223];[.$X223])" office:value-type="float"/>
          <table:table-cell table:formula="of:=MIN([.$M223];[.$Y223])" office:value-type="float"/>
          <table:table-cell table:formula="of:=MIN([.$N223];[.$Z223])" office:value-type="float"/>
          <table:table-cell table:formula="of:=MEDIAN([.$B223];[.$O223])" office:value-type="float"/>
          <table:table-cell table:formula="of:=MEDIAN([.$C223];[.$P223])" office:value-type="float"/>
          <table:table-cell table:formula="of:=MEDIAN([.$D223];[.$Q223])" office:value-type="float"/>
          <table:table-cell table:formula="of:=MEDIAN([.$E223];[.$R223])" office:value-type="float"/>
          <table:table-cell table:formula="of:=MEDIAN([.$F223];[.$S223])" office:value-type="float"/>
          <table:table-cell table:formula="of:=MEDIAN([.$G223];[.$T223])" office:value-type="float"/>
          <table:table-cell table:formula="of:=MEDIAN([.$H223];[.$U223])" office:value-type="float"/>
          <table:table-cell table:formula="of:=MEDIAN([.$I223];[.$V223])" office:value-type="float"/>
          <table:table-cell table:formula="of:=MEDIAN([.$J223])" office:value-type="float"/>
          <table:table-cell table:formula="of:=MEDIAN([.$K223];[.$W223])" office:value-type="float"/>
          <table:table-cell table:formula="of:=MEDIAN([.$L223];[.$X223])" office:value-type="float"/>
          <table:table-cell table:formula="of:=MEDIAN([.$M223];[.$Y223])" office:value-type="float"/>
          <table:table-cell table:formula="of:=MEDIAN([.$N223];[.$Z223])" office:value-type="float"/>
          <table:table-cell table:formula="of:=MAX([.$B223];[.$O223])" office:value-type="float"/>
          <table:table-cell table:formula="of:=MAX([.$C223];[.$P223])" office:value-type="float"/>
          <table:table-cell table:formula="of:=MAX([.$D223];[.$Q223])" office:value-type="float"/>
          <table:table-cell table:formula="of:=MAX([.$E223];[.$R223])" office:value-type="float"/>
          <table:table-cell table:formula="of:=MAX([.$F223];[.$S223])" office:value-type="float"/>
          <table:table-cell table:formula="of:=MAX([.$G223];[.$T223])" office:value-type="float"/>
          <table:table-cell table:formula="of:=MAX([.$H223];[.$U223])" office:value-type="float"/>
          <table:table-cell table:formula="of:=MAX([.$I223];[.$V223])" office:value-type="float"/>
          <table:table-cell table:formula="of:=MAX([.$J223])" office:value-type="float"/>
          <table:table-cell table:formula="of:=MAX([.$K223];[.$W223])" office:value-type="float"/>
          <table:table-cell table:formula="of:=MAX([.$L223];[.$X223])" office:value-type="float"/>
          <table:table-cell table:formula="of:=MAX([.$M223];[.$Y223])" office:value-type="float"/>
          <table:table-cell table:formula="of:=MAX([.$N223];[.$Z223])" office:value-type="float"/>
        </table:table-row>
        <table:table-row table:style-name="ro1">
          <table:table-cell office:value-type="string">
            <text:p>p06.pddl/29</text:p>
          </table:table-cell>
          <table:table-cell office:value-type="float" office:value="300.0"/>
          <table:table-cell office:value-type="float" office:value="299.984"/>
          <table:table-cell office:value-type="float" office:value="294.5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7175.0"/>
          <table:table-cell office:value-type="float" office:value="593240.0"/>
          <table:table-cell office:value-type="float" office:value="579643.0"/>
          <table:table-cell office:value-type="float" office:value="407545.0"/>
          <table:table-cell office:value-type="float" office:value="28313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4.9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05003.0"/>
          <table:table-cell office:value-type="float" office:value="405217.0"/>
          <table:table-cell office:value-type="float" office:value="407545.0"/>
          <table:table-cell office:value-type="float" office:value="283130.0"/>
          <table:table-cell office:value-type="float" office:value="0.0"/>
          <table:table-cell office:value-type="float" office:value="0.0"/>
          <table:table-cell table:formula="of:=MIN([.$B224];[.$O224])" office:value-type="float"/>
          <table:table-cell table:formula="of:=MIN([.$C224];[.$P224])" office:value-type="float"/>
          <table:table-cell table:formula="of:=MIN([.$D224];[.$Q224])" office:value-type="float"/>
          <table:table-cell table:formula="of:=MIN([.$E224];[.$R224])" office:value-type="float"/>
          <table:table-cell table:formula="of:=MIN([.$F224];[.$S224])" office:value-type="float"/>
          <table:table-cell table:formula="of:=MIN([.$G224];[.$T224])" office:value-type="float"/>
          <table:table-cell table:formula="of:=MIN([.$H224];[.$U224])" office:value-type="float"/>
          <table:table-cell table:formula="of:=MIN([.$I224];[.$V224])" office:value-type="float"/>
          <table:table-cell table:formula="of:=MIN([.$J224])" office:value-type="float"/>
          <table:table-cell table:formula="of:=MIN([.$K224];[.$W224])" office:value-type="float"/>
          <table:table-cell table:formula="of:=MIN([.$L224];[.$X224])" office:value-type="float"/>
          <table:table-cell table:formula="of:=MIN([.$M224];[.$Y224])" office:value-type="float"/>
          <table:table-cell table:formula="of:=MIN([.$N224];[.$Z224])" office:value-type="float"/>
          <table:table-cell table:formula="of:=MEDIAN([.$B224];[.$O224])" office:value-type="float"/>
          <table:table-cell table:formula="of:=MEDIAN([.$C224];[.$P224])" office:value-type="float"/>
          <table:table-cell table:formula="of:=MEDIAN([.$D224];[.$Q224])" office:value-type="float"/>
          <table:table-cell table:formula="of:=MEDIAN([.$E224];[.$R224])" office:value-type="float"/>
          <table:table-cell table:formula="of:=MEDIAN([.$F224];[.$S224])" office:value-type="float"/>
          <table:table-cell table:formula="of:=MEDIAN([.$G224];[.$T224])" office:value-type="float"/>
          <table:table-cell table:formula="of:=MEDIAN([.$H224];[.$U224])" office:value-type="float"/>
          <table:table-cell table:formula="of:=MEDIAN([.$I224];[.$V224])" office:value-type="float"/>
          <table:table-cell table:formula="of:=MEDIAN([.$J224])" office:value-type="float"/>
          <table:table-cell table:formula="of:=MEDIAN([.$K224];[.$W224])" office:value-type="float"/>
          <table:table-cell table:formula="of:=MEDIAN([.$L224];[.$X224])" office:value-type="float"/>
          <table:table-cell table:formula="of:=MEDIAN([.$M224];[.$Y224])" office:value-type="float"/>
          <table:table-cell table:formula="of:=MEDIAN([.$N224];[.$Z224])" office:value-type="float"/>
          <table:table-cell table:formula="of:=MAX([.$B224];[.$O224])" office:value-type="float"/>
          <table:table-cell table:formula="of:=MAX([.$C224];[.$P224])" office:value-type="float"/>
          <table:table-cell table:formula="of:=MAX([.$D224];[.$Q224])" office:value-type="float"/>
          <table:table-cell table:formula="of:=MAX([.$E224];[.$R224])" office:value-type="float"/>
          <table:table-cell table:formula="of:=MAX([.$F224];[.$S224])" office:value-type="float"/>
          <table:table-cell table:formula="of:=MAX([.$G224];[.$T224])" office:value-type="float"/>
          <table:table-cell table:formula="of:=MAX([.$H224];[.$U224])" office:value-type="float"/>
          <table:table-cell table:formula="of:=MAX([.$I224];[.$V224])" office:value-type="float"/>
          <table:table-cell table:formula="of:=MAX([.$J224])" office:value-type="float"/>
          <table:table-cell table:formula="of:=MAX([.$K224];[.$W224])" office:value-type="float"/>
          <table:table-cell table:formula="of:=MAX([.$L224];[.$X224])" office:value-type="float"/>
          <table:table-cell table:formula="of:=MAX([.$M224];[.$Y224])" office:value-type="float"/>
          <table:table-cell table:formula="of:=MAX([.$N224];[.$Z224])" office:value-type="float"/>
        </table:table-row>
        <table:table-row table:style-name="ro1">
          <table:table-cell office:value-type="string">
            <text:p>p06.pddl/3</text:p>
          </table:table-cell>
          <table:table-cell office:value-type="float" office:value="0.663324"/>
          <table:table-cell office:value-type="float" office:value="0.6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8329.0"/>
          <table:table-cell office:value-type="float" office:value="729.0"/>
          <table:table-cell office:value-type="float" office:value="0.0"/>
          <table:table-cell office:value-type="float" office:value="0.0"/>
          <table:table-cell office:value-type="float" office:value="0.658747"/>
          <table:table-cell office:value-type="float" office:value="0.6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8329.0"/>
          <table:table-cell office:value-type="float" office:value="729.0"/>
          <table:table-cell office:value-type="float" office:value="0.0"/>
          <table:table-cell office:value-type="float" office:value="0.0"/>
          <table:table-cell table:formula="of:=MIN([.$B225];[.$O225])" office:value-type="float"/>
          <table:table-cell table:formula="of:=MIN([.$C225];[.$P225])" office:value-type="float"/>
          <table:table-cell table:formula="of:=MIN([.$D225];[.$Q225])" office:value-type="float"/>
          <table:table-cell table:formula="of:=MIN([.$E225];[.$R225])" office:value-type="float"/>
          <table:table-cell table:formula="of:=MIN([.$F225];[.$S225])" office:value-type="float"/>
          <table:table-cell table:formula="of:=MIN([.$G225];[.$T225])" office:value-type="float"/>
          <table:table-cell table:formula="of:=MIN([.$H225];[.$U225])" office:value-type="float"/>
          <table:table-cell table:formula="of:=MIN([.$I225];[.$V225])" office:value-type="float"/>
          <table:table-cell table:formula="of:=MIN([.$J225])" office:value-type="float"/>
          <table:table-cell table:formula="of:=MIN([.$K225];[.$W225])" office:value-type="float"/>
          <table:table-cell table:formula="of:=MIN([.$L225];[.$X225])" office:value-type="float"/>
          <table:table-cell table:formula="of:=MIN([.$M225];[.$Y225])" office:value-type="float"/>
          <table:table-cell table:formula="of:=MIN([.$N225];[.$Z225])" office:value-type="float"/>
          <table:table-cell table:formula="of:=MEDIAN([.$B225];[.$O225])" office:value-type="float"/>
          <table:table-cell table:formula="of:=MEDIAN([.$C225];[.$P225])" office:value-type="float"/>
          <table:table-cell table:formula="of:=MEDIAN([.$D225];[.$Q225])" office:value-type="float"/>
          <table:table-cell table:formula="of:=MEDIAN([.$E225];[.$R225])" office:value-type="float"/>
          <table:table-cell table:formula="of:=MEDIAN([.$F225];[.$S225])" office:value-type="float"/>
          <table:table-cell table:formula="of:=MEDIAN([.$G225];[.$T225])" office:value-type="float"/>
          <table:table-cell table:formula="of:=MEDIAN([.$H225];[.$U225])" office:value-type="float"/>
          <table:table-cell table:formula="of:=MEDIAN([.$I225];[.$V225])" office:value-type="float"/>
          <table:table-cell table:formula="of:=MEDIAN([.$J225])" office:value-type="float"/>
          <table:table-cell table:formula="of:=MEDIAN([.$K225];[.$W225])" office:value-type="float"/>
          <table:table-cell table:formula="of:=MEDIAN([.$L225];[.$X225])" office:value-type="float"/>
          <table:table-cell table:formula="of:=MEDIAN([.$M225];[.$Y225])" office:value-type="float"/>
          <table:table-cell table:formula="of:=MEDIAN([.$N225];[.$Z225])" office:value-type="float"/>
          <table:table-cell table:formula="of:=MAX([.$B225];[.$O225])" office:value-type="float"/>
          <table:table-cell table:formula="of:=MAX([.$C225];[.$P225])" office:value-type="float"/>
          <table:table-cell table:formula="of:=MAX([.$D225];[.$Q225])" office:value-type="float"/>
          <table:table-cell table:formula="of:=MAX([.$E225];[.$R225])" office:value-type="float"/>
          <table:table-cell table:formula="of:=MAX([.$F225];[.$S225])" office:value-type="float"/>
          <table:table-cell table:formula="of:=MAX([.$G225];[.$T225])" office:value-type="float"/>
          <table:table-cell table:formula="of:=MAX([.$H225];[.$U225])" office:value-type="float"/>
          <table:table-cell table:formula="of:=MAX([.$I225];[.$V225])" office:value-type="float"/>
          <table:table-cell table:formula="of:=MAX([.$J225])" office:value-type="float"/>
          <table:table-cell table:formula="of:=MAX([.$K225];[.$W225])" office:value-type="float"/>
          <table:table-cell table:formula="of:=MAX([.$L225];[.$X225])" office:value-type="float"/>
          <table:table-cell table:formula="of:=MAX([.$M225];[.$Y225])" office:value-type="float"/>
          <table:table-cell table:formula="of:=MAX([.$N225];[.$Z225])" office:value-type="float"/>
        </table:table-row>
        <table:table-row table:style-name="ro1">
          <table:table-cell office:value-type="string">
            <text:p>p06.pddl/30</text:p>
          </table:table-cell>
          <table:table-cell office:value-type="float" office:value="300.0"/>
          <table:table-cell office:value-type="float" office:value="299.98"/>
          <table:table-cell office:value-type="float" office:value="294.4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3487.0"/>
          <table:table-cell office:value-type="float" office:value="651335.0"/>
          <table:table-cell office:value-type="float" office:value="622977.0"/>
          <table:table-cell office:value-type="float" office:value="421361.0"/>
          <table:table-cell office:value-type="float" office:value="29453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4.8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95136.0"/>
          <table:table-cell office:value-type="float" office:value="387917.0"/>
          <table:table-cell office:value-type="float" office:value="421361.0"/>
          <table:table-cell office:value-type="float" office:value="294533.0"/>
          <table:table-cell office:value-type="float" office:value="0.0"/>
          <table:table-cell office:value-type="float" office:value="0.0"/>
          <table:table-cell table:formula="of:=MIN([.$B226];[.$O226])" office:value-type="float"/>
          <table:table-cell table:formula="of:=MIN([.$C226];[.$P226])" office:value-type="float"/>
          <table:table-cell table:formula="of:=MIN([.$D226];[.$Q226])" office:value-type="float"/>
          <table:table-cell table:formula="of:=MIN([.$E226];[.$R226])" office:value-type="float"/>
          <table:table-cell table:formula="of:=MIN([.$F226];[.$S226])" office:value-type="float"/>
          <table:table-cell table:formula="of:=MIN([.$G226];[.$T226])" office:value-type="float"/>
          <table:table-cell table:formula="of:=MIN([.$H226];[.$U226])" office:value-type="float"/>
          <table:table-cell table:formula="of:=MIN([.$I226];[.$V226])" office:value-type="float"/>
          <table:table-cell table:formula="of:=MIN([.$J226])" office:value-type="float"/>
          <table:table-cell table:formula="of:=MIN([.$K226];[.$W226])" office:value-type="float"/>
          <table:table-cell table:formula="of:=MIN([.$L226];[.$X226])" office:value-type="float"/>
          <table:table-cell table:formula="of:=MIN([.$M226];[.$Y226])" office:value-type="float"/>
          <table:table-cell table:formula="of:=MIN([.$N226];[.$Z226])" office:value-type="float"/>
          <table:table-cell table:formula="of:=MEDIAN([.$B226];[.$O226])" office:value-type="float"/>
          <table:table-cell table:formula="of:=MEDIAN([.$C226];[.$P226])" office:value-type="float"/>
          <table:table-cell table:formula="of:=MEDIAN([.$D226];[.$Q226])" office:value-type="float"/>
          <table:table-cell table:formula="of:=MEDIAN([.$E226];[.$R226])" office:value-type="float"/>
          <table:table-cell table:formula="of:=MEDIAN([.$F226];[.$S226])" office:value-type="float"/>
          <table:table-cell table:formula="of:=MEDIAN([.$G226];[.$T226])" office:value-type="float"/>
          <table:table-cell table:formula="of:=MEDIAN([.$H226];[.$U226])" office:value-type="float"/>
          <table:table-cell table:formula="of:=MEDIAN([.$I226];[.$V226])" office:value-type="float"/>
          <table:table-cell table:formula="of:=MEDIAN([.$J226])" office:value-type="float"/>
          <table:table-cell table:formula="of:=MEDIAN([.$K226];[.$W226])" office:value-type="float"/>
          <table:table-cell table:formula="of:=MEDIAN([.$L226];[.$X226])" office:value-type="float"/>
          <table:table-cell table:formula="of:=MEDIAN([.$M226];[.$Y226])" office:value-type="float"/>
          <table:table-cell table:formula="of:=MEDIAN([.$N226];[.$Z226])" office:value-type="float"/>
          <table:table-cell table:formula="of:=MAX([.$B226];[.$O226])" office:value-type="float"/>
          <table:table-cell table:formula="of:=MAX([.$C226];[.$P226])" office:value-type="float"/>
          <table:table-cell table:formula="of:=MAX([.$D226];[.$Q226])" office:value-type="float"/>
          <table:table-cell table:formula="of:=MAX([.$E226];[.$R226])" office:value-type="float"/>
          <table:table-cell table:formula="of:=MAX([.$F226];[.$S226])" office:value-type="float"/>
          <table:table-cell table:formula="of:=MAX([.$G226];[.$T226])" office:value-type="float"/>
          <table:table-cell table:formula="of:=MAX([.$H226];[.$U226])" office:value-type="float"/>
          <table:table-cell table:formula="of:=MAX([.$I226];[.$V226])" office:value-type="float"/>
          <table:table-cell table:formula="of:=MAX([.$J226])" office:value-type="float"/>
          <table:table-cell table:formula="of:=MAX([.$K226];[.$W226])" office:value-type="float"/>
          <table:table-cell table:formula="of:=MAX([.$L226];[.$X226])" office:value-type="float"/>
          <table:table-cell table:formula="of:=MAX([.$M226];[.$Y226])" office:value-type="float"/>
          <table:table-cell table:formula="of:=MAX([.$N226];[.$Z226])" office:value-type="float"/>
        </table:table-row>
        <table:table-row table:style-name="ro1">
          <table:table-cell office:value-type="string">
            <text:p>p06.pddl/31</text:p>
          </table:table-cell>
          <table:table-cell office:value-type="float" office:value="300.0"/>
          <table:table-cell office:value-type="float" office:value="299.992"/>
          <table:table-cell office:value-type="float" office:value="294.2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2445.0"/>
          <table:table-cell office:value-type="float" office:value="567405.0"/>
          <table:table-cell office:value-type="float" office:value="553266.0"/>
          <table:table-cell office:value-type="float" office:value="435177.0"/>
          <table:table-cell office:value-type="float" office:value="30593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3"/>
          <table:table-cell office:value-type="float" office:value="294.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84808.0"/>
          <table:table-cell office:value-type="float" office:value="377000.0"/>
          <table:table-cell office:value-type="float" office:value="435177.0"/>
          <table:table-cell office:value-type="float" office:value="305936.0"/>
          <table:table-cell office:value-type="float" office:value="0.0"/>
          <table:table-cell office:value-type="float" office:value="0.0"/>
          <table:table-cell table:formula="of:=MIN([.$B227];[.$O227])" office:value-type="float"/>
          <table:table-cell table:formula="of:=MIN([.$C227];[.$P227])" office:value-type="float"/>
          <table:table-cell table:formula="of:=MIN([.$D227];[.$Q227])" office:value-type="float"/>
          <table:table-cell table:formula="of:=MIN([.$E227];[.$R227])" office:value-type="float"/>
          <table:table-cell table:formula="of:=MIN([.$F227];[.$S227])" office:value-type="float"/>
          <table:table-cell table:formula="of:=MIN([.$G227];[.$T227])" office:value-type="float"/>
          <table:table-cell table:formula="of:=MIN([.$H227];[.$U227])" office:value-type="float"/>
          <table:table-cell table:formula="of:=MIN([.$I227];[.$V227])" office:value-type="float"/>
          <table:table-cell table:formula="of:=MIN([.$J227])" office:value-type="float"/>
          <table:table-cell table:formula="of:=MIN([.$K227];[.$W227])" office:value-type="float"/>
          <table:table-cell table:formula="of:=MIN([.$L227];[.$X227])" office:value-type="float"/>
          <table:table-cell table:formula="of:=MIN([.$M227];[.$Y227])" office:value-type="float"/>
          <table:table-cell table:formula="of:=MIN([.$N227];[.$Z227])" office:value-type="float"/>
          <table:table-cell table:formula="of:=MEDIAN([.$B227];[.$O227])" office:value-type="float"/>
          <table:table-cell table:formula="of:=MEDIAN([.$C227];[.$P227])" office:value-type="float"/>
          <table:table-cell table:formula="of:=MEDIAN([.$D227];[.$Q227])" office:value-type="float"/>
          <table:table-cell table:formula="of:=MEDIAN([.$E227];[.$R227])" office:value-type="float"/>
          <table:table-cell table:formula="of:=MEDIAN([.$F227];[.$S227])" office:value-type="float"/>
          <table:table-cell table:formula="of:=MEDIAN([.$G227];[.$T227])" office:value-type="float"/>
          <table:table-cell table:formula="of:=MEDIAN([.$H227];[.$U227])" office:value-type="float"/>
          <table:table-cell table:formula="of:=MEDIAN([.$I227];[.$V227])" office:value-type="float"/>
          <table:table-cell table:formula="of:=MEDIAN([.$J227])" office:value-type="float"/>
          <table:table-cell table:formula="of:=MEDIAN([.$K227];[.$W227])" office:value-type="float"/>
          <table:table-cell table:formula="of:=MEDIAN([.$L227];[.$X227])" office:value-type="float"/>
          <table:table-cell table:formula="of:=MEDIAN([.$M227];[.$Y227])" office:value-type="float"/>
          <table:table-cell table:formula="of:=MEDIAN([.$N227];[.$Z227])" office:value-type="float"/>
          <table:table-cell table:formula="of:=MAX([.$B227];[.$O227])" office:value-type="float"/>
          <table:table-cell table:formula="of:=MAX([.$C227];[.$P227])" office:value-type="float"/>
          <table:table-cell table:formula="of:=MAX([.$D227];[.$Q227])" office:value-type="float"/>
          <table:table-cell table:formula="of:=MAX([.$E227];[.$R227])" office:value-type="float"/>
          <table:table-cell table:formula="of:=MAX([.$F227];[.$S227])" office:value-type="float"/>
          <table:table-cell table:formula="of:=MAX([.$G227];[.$T227])" office:value-type="float"/>
          <table:table-cell table:formula="of:=MAX([.$H227];[.$U227])" office:value-type="float"/>
          <table:table-cell table:formula="of:=MAX([.$I227];[.$V227])" office:value-type="float"/>
          <table:table-cell table:formula="of:=MAX([.$J227])" office:value-type="float"/>
          <table:table-cell table:formula="of:=MAX([.$K227];[.$W227])" office:value-type="float"/>
          <table:table-cell table:formula="of:=MAX([.$L227];[.$X227])" office:value-type="float"/>
          <table:table-cell table:formula="of:=MAX([.$M227];[.$Y227])" office:value-type="float"/>
          <table:table-cell table:formula="of:=MAX([.$N227];[.$Z227])" office:value-type="float"/>
        </table:table-row>
        <table:table-row table:style-name="ro1">
          <table:table-cell office:value-type="string">
            <text:p>p06.pddl/32</text:p>
          </table:table-cell>
          <table:table-cell office:value-type="float" office:value="300.0"/>
          <table:table-cell office:value-type="float" office:value="300.004"/>
          <table:table-cell office:value-type="float" office:value="293.9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0606.0"/>
          <table:table-cell office:value-type="float" office:value="680934.0"/>
          <table:table-cell office:value-type="float" office:value="660915.0"/>
          <table:table-cell office:value-type="float" office:value="448993.0"/>
          <table:table-cell office:value-type="float" office:value="31733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4"/>
          <table:table-cell office:value-type="float" office:value="294.4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06570.0"/>
          <table:table-cell office:value-type="float" office:value="411261.0"/>
          <table:table-cell office:value-type="float" office:value="448993.0"/>
          <table:table-cell office:value-type="float" office:value="317339.0"/>
          <table:table-cell office:value-type="float" office:value="0.0"/>
          <table:table-cell office:value-type="float" office:value="0.0"/>
          <table:table-cell table:formula="of:=MIN([.$B228];[.$O228])" office:value-type="float"/>
          <table:table-cell table:formula="of:=MIN([.$C228];[.$P228])" office:value-type="float"/>
          <table:table-cell table:formula="of:=MIN([.$D228];[.$Q228])" office:value-type="float"/>
          <table:table-cell table:formula="of:=MIN([.$E228];[.$R228])" office:value-type="float"/>
          <table:table-cell table:formula="of:=MIN([.$F228];[.$S228])" office:value-type="float"/>
          <table:table-cell table:formula="of:=MIN([.$G228];[.$T228])" office:value-type="float"/>
          <table:table-cell table:formula="of:=MIN([.$H228];[.$U228])" office:value-type="float"/>
          <table:table-cell table:formula="of:=MIN([.$I228];[.$V228])" office:value-type="float"/>
          <table:table-cell table:formula="of:=MIN([.$J228])" office:value-type="float"/>
          <table:table-cell table:formula="of:=MIN([.$K228];[.$W228])" office:value-type="float"/>
          <table:table-cell table:formula="of:=MIN([.$L228];[.$X228])" office:value-type="float"/>
          <table:table-cell table:formula="of:=MIN([.$M228];[.$Y228])" office:value-type="float"/>
          <table:table-cell table:formula="of:=MIN([.$N228];[.$Z228])" office:value-type="float"/>
          <table:table-cell table:formula="of:=MEDIAN([.$B228];[.$O228])" office:value-type="float"/>
          <table:table-cell table:formula="of:=MEDIAN([.$C228];[.$P228])" office:value-type="float"/>
          <table:table-cell table:formula="of:=MEDIAN([.$D228];[.$Q228])" office:value-type="float"/>
          <table:table-cell table:formula="of:=MEDIAN([.$E228];[.$R228])" office:value-type="float"/>
          <table:table-cell table:formula="of:=MEDIAN([.$F228];[.$S228])" office:value-type="float"/>
          <table:table-cell table:formula="of:=MEDIAN([.$G228];[.$T228])" office:value-type="float"/>
          <table:table-cell table:formula="of:=MEDIAN([.$H228];[.$U228])" office:value-type="float"/>
          <table:table-cell table:formula="of:=MEDIAN([.$I228];[.$V228])" office:value-type="float"/>
          <table:table-cell table:formula="of:=MEDIAN([.$J228])" office:value-type="float"/>
          <table:table-cell table:formula="of:=MEDIAN([.$K228];[.$W228])" office:value-type="float"/>
          <table:table-cell table:formula="of:=MEDIAN([.$L228];[.$X228])" office:value-type="float"/>
          <table:table-cell table:formula="of:=MEDIAN([.$M228];[.$Y228])" office:value-type="float"/>
          <table:table-cell table:formula="of:=MEDIAN([.$N228];[.$Z228])" office:value-type="float"/>
          <table:table-cell table:formula="of:=MAX([.$B228];[.$O228])" office:value-type="float"/>
          <table:table-cell table:formula="of:=MAX([.$C228];[.$P228])" office:value-type="float"/>
          <table:table-cell table:formula="of:=MAX([.$D228];[.$Q228])" office:value-type="float"/>
          <table:table-cell table:formula="of:=MAX([.$E228];[.$R228])" office:value-type="float"/>
          <table:table-cell table:formula="of:=MAX([.$F228];[.$S228])" office:value-type="float"/>
          <table:table-cell table:formula="of:=MAX([.$G228];[.$T228])" office:value-type="float"/>
          <table:table-cell table:formula="of:=MAX([.$H228];[.$U228])" office:value-type="float"/>
          <table:table-cell table:formula="of:=MAX([.$I228];[.$V228])" office:value-type="float"/>
          <table:table-cell table:formula="of:=MAX([.$J228])" office:value-type="float"/>
          <table:table-cell table:formula="of:=MAX([.$K228];[.$W228])" office:value-type="float"/>
          <table:table-cell table:formula="of:=MAX([.$L228];[.$X228])" office:value-type="float"/>
          <table:table-cell table:formula="of:=MAX([.$M228];[.$Y228])" office:value-type="float"/>
          <table:table-cell table:formula="of:=MAX([.$N228];[.$Z228])" office:value-type="float"/>
        </table:table-row>
        <table:table-row table:style-name="ro1">
          <table:table-cell office:value-type="string">
            <text:p>p06.pddl/33</text:p>
          </table:table-cell>
          <table:table-cell office:value-type="float" office:value="106.156"/>
          <table:table-cell office:value-type="float" office:value="105.946"/>
          <table:table-cell office:value-type="float" office:value="99.52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13458.0"/>
          <table:table-cell office:value-type="float" office:value="501322.0"/>
          <table:table-cell office:value-type="float" office:value="473084.0"/>
          <table:table-cell office:value-type="float" office:value="462809.0"/>
          <table:table-cell office:value-type="float" office:value="32874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9"/>
          <table:table-cell office:value-type="float" office:value="294.1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2334.0"/>
          <table:table-cell office:value-type="float" office:value="360048.0"/>
          <table:table-cell office:value-type="float" office:value="462809.0"/>
          <table:table-cell office:value-type="float" office:value="328742.0"/>
          <table:table-cell office:value-type="float" office:value="0.0"/>
          <table:table-cell office:value-type="float" office:value="0.0"/>
          <table:table-cell table:formula="of:=MIN([.$B229];[.$O229])" office:value-type="float"/>
          <table:table-cell table:formula="of:=MIN([.$C229];[.$P229])" office:value-type="float"/>
          <table:table-cell table:formula="of:=MIN([.$D229];[.$Q229])" office:value-type="float"/>
          <table:table-cell table:formula="of:=MIN([.$E229];[.$R229])" office:value-type="float"/>
          <table:table-cell table:formula="of:=MIN([.$F229];[.$S229])" office:value-type="float"/>
          <table:table-cell table:formula="of:=MIN([.$G229];[.$T229])" office:value-type="float"/>
          <table:table-cell table:formula="of:=MIN([.$H229];[.$U229])" office:value-type="float"/>
          <table:table-cell table:formula="of:=MIN([.$I229];[.$V229])" office:value-type="float"/>
          <table:table-cell table:formula="of:=MIN([.$J229])" office:value-type="float"/>
          <table:table-cell table:formula="of:=MIN([.$K229];[.$W229])" office:value-type="float"/>
          <table:table-cell table:formula="of:=MIN([.$L229];[.$X229])" office:value-type="float"/>
          <table:table-cell table:formula="of:=MIN([.$M229];[.$Y229])" office:value-type="float"/>
          <table:table-cell table:formula="of:=MIN([.$N229];[.$Z229])" office:value-type="float"/>
          <table:table-cell table:formula="of:=MEDIAN([.$B229];[.$O229])" office:value-type="float"/>
          <table:table-cell table:formula="of:=MEDIAN([.$C229];[.$P229])" office:value-type="float"/>
          <table:table-cell table:formula="of:=MEDIAN([.$D229];[.$Q229])" office:value-type="float"/>
          <table:table-cell table:formula="of:=MEDIAN([.$E229];[.$R229])" office:value-type="float"/>
          <table:table-cell table:formula="of:=MEDIAN([.$F229];[.$S229])" office:value-type="float"/>
          <table:table-cell table:formula="of:=MEDIAN([.$G229];[.$T229])" office:value-type="float"/>
          <table:table-cell table:formula="of:=MEDIAN([.$H229];[.$U229])" office:value-type="float"/>
          <table:table-cell table:formula="of:=MEDIAN([.$I229];[.$V229])" office:value-type="float"/>
          <table:table-cell table:formula="of:=MEDIAN([.$J229])" office:value-type="float"/>
          <table:table-cell table:formula="of:=MEDIAN([.$K229];[.$W229])" office:value-type="float"/>
          <table:table-cell table:formula="of:=MEDIAN([.$L229];[.$X229])" office:value-type="float"/>
          <table:table-cell table:formula="of:=MEDIAN([.$M229];[.$Y229])" office:value-type="float"/>
          <table:table-cell table:formula="of:=MEDIAN([.$N229];[.$Z229])" office:value-type="float"/>
          <table:table-cell table:formula="of:=MAX([.$B229];[.$O229])" office:value-type="float"/>
          <table:table-cell table:formula="of:=MAX([.$C229];[.$P229])" office:value-type="float"/>
          <table:table-cell table:formula="of:=MAX([.$D229];[.$Q229])" office:value-type="float"/>
          <table:table-cell table:formula="of:=MAX([.$E229];[.$R229])" office:value-type="float"/>
          <table:table-cell table:formula="of:=MAX([.$F229];[.$S229])" office:value-type="float"/>
          <table:table-cell table:formula="of:=MAX([.$G229];[.$T229])" office:value-type="float"/>
          <table:table-cell table:formula="of:=MAX([.$H229];[.$U229])" office:value-type="float"/>
          <table:table-cell table:formula="of:=MAX([.$I229];[.$V229])" office:value-type="float"/>
          <table:table-cell table:formula="of:=MAX([.$J229])" office:value-type="float"/>
          <table:table-cell table:formula="of:=MAX([.$K229];[.$W229])" office:value-type="float"/>
          <table:table-cell table:formula="of:=MAX([.$L229];[.$X229])" office:value-type="float"/>
          <table:table-cell table:formula="of:=MAX([.$M229];[.$Y229])" office:value-type="float"/>
          <table:table-cell table:formula="of:=MAX([.$N229];[.$Z229])" office:value-type="float"/>
        </table:table-row>
        <table:table-row table:style-name="ro1">
          <table:table-cell office:value-type="string">
            <text:p>p06.pddl/34</text:p>
          </table:table-cell>
          <table:table-cell office:value-type="float" office:value="7.58717"/>
          <table:table-cell office:value-type="float" office:value="7.444"/>
          <table:table-cell office:value-type="float" office:value="1.01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525.0"/>
          <table:table-cell office:value-type="float" office:value="171299.0"/>
          <table:table-cell office:value-type="float" office:value="158471.0"/>
          <table:table-cell office:value-type="float" office:value="476625.0"/>
          <table:table-cell office:value-type="float" office:value="34014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4.0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87029.0"/>
          <table:table-cell office:value-type="float" office:value="377834.0"/>
          <table:table-cell office:value-type="float" office:value="476625.0"/>
          <table:table-cell office:value-type="float" office:value="340145.0"/>
          <table:table-cell office:value-type="float" office:value="0.0"/>
          <table:table-cell office:value-type="float" office:value="0.0"/>
          <table:table-cell table:formula="of:=MIN([.$B230];[.$O230])" office:value-type="float"/>
          <table:table-cell table:formula="of:=MIN([.$C230];[.$P230])" office:value-type="float"/>
          <table:table-cell table:formula="of:=MIN([.$D230];[.$Q230])" office:value-type="float"/>
          <table:table-cell table:formula="of:=MIN([.$E230];[.$R230])" office:value-type="float"/>
          <table:table-cell table:formula="of:=MIN([.$F230];[.$S230])" office:value-type="float"/>
          <table:table-cell table:formula="of:=MIN([.$G230];[.$T230])" office:value-type="float"/>
          <table:table-cell table:formula="of:=MIN([.$H230];[.$U230])" office:value-type="float"/>
          <table:table-cell table:formula="of:=MIN([.$I230];[.$V230])" office:value-type="float"/>
          <table:table-cell table:formula="of:=MIN([.$J230])" office:value-type="float"/>
          <table:table-cell table:formula="of:=MIN([.$K230];[.$W230])" office:value-type="float"/>
          <table:table-cell table:formula="of:=MIN([.$L230];[.$X230])" office:value-type="float"/>
          <table:table-cell table:formula="of:=MIN([.$M230];[.$Y230])" office:value-type="float"/>
          <table:table-cell table:formula="of:=MIN([.$N230];[.$Z230])" office:value-type="float"/>
          <table:table-cell table:formula="of:=MEDIAN([.$B230];[.$O230])" office:value-type="float"/>
          <table:table-cell table:formula="of:=MEDIAN([.$C230];[.$P230])" office:value-type="float"/>
          <table:table-cell table:formula="of:=MEDIAN([.$D230];[.$Q230])" office:value-type="float"/>
          <table:table-cell table:formula="of:=MEDIAN([.$E230];[.$R230])" office:value-type="float"/>
          <table:table-cell table:formula="of:=MEDIAN([.$F230];[.$S230])" office:value-type="float"/>
          <table:table-cell table:formula="of:=MEDIAN([.$G230];[.$T230])" office:value-type="float"/>
          <table:table-cell table:formula="of:=MEDIAN([.$H230];[.$U230])" office:value-type="float"/>
          <table:table-cell table:formula="of:=MEDIAN([.$I230];[.$V230])" office:value-type="float"/>
          <table:table-cell table:formula="of:=MEDIAN([.$J230])" office:value-type="float"/>
          <table:table-cell table:formula="of:=MEDIAN([.$K230];[.$W230])" office:value-type="float"/>
          <table:table-cell table:formula="of:=MEDIAN([.$L230];[.$X230])" office:value-type="float"/>
          <table:table-cell table:formula="of:=MEDIAN([.$M230];[.$Y230])" office:value-type="float"/>
          <table:table-cell table:formula="of:=MEDIAN([.$N230];[.$Z230])" office:value-type="float"/>
          <table:table-cell table:formula="of:=MAX([.$B230];[.$O230])" office:value-type="float"/>
          <table:table-cell table:formula="of:=MAX([.$C230];[.$P230])" office:value-type="float"/>
          <table:table-cell table:formula="of:=MAX([.$D230];[.$Q230])" office:value-type="float"/>
          <table:table-cell table:formula="of:=MAX([.$E230];[.$R230])" office:value-type="float"/>
          <table:table-cell table:formula="of:=MAX([.$F230];[.$S230])" office:value-type="float"/>
          <table:table-cell table:formula="of:=MAX([.$G230];[.$T230])" office:value-type="float"/>
          <table:table-cell table:formula="of:=MAX([.$H230];[.$U230])" office:value-type="float"/>
          <table:table-cell table:formula="of:=MAX([.$I230];[.$V230])" office:value-type="float"/>
          <table:table-cell table:formula="of:=MAX([.$J230])" office:value-type="float"/>
          <table:table-cell table:formula="of:=MAX([.$K230];[.$W230])" office:value-type="float"/>
          <table:table-cell table:formula="of:=MAX([.$L230];[.$X230])" office:value-type="float"/>
          <table:table-cell table:formula="of:=MAX([.$M230];[.$Y230])" office:value-type="float"/>
          <table:table-cell table:formula="of:=MAX([.$N230];[.$Z230])" office:value-type="float"/>
        </table:table-row>
        <table:table-row table:style-name="ro1">
          <table:table-cell office:value-type="string">
            <text:p>p06.pddl/35</text:p>
          </table:table-cell>
          <table:table-cell office:value-type="float" office:value="10.5459"/>
          <table:table-cell office:value-type="float" office:value="10.397"/>
          <table:table-cell office:value-type="float" office:value="3.52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9657.0"/>
          <table:table-cell office:value-type="float" office:value="266123.0"/>
          <table:table-cell office:value-type="float" office:value="249815.0"/>
          <table:table-cell office:value-type="float" office:value="490441.0"/>
          <table:table-cell office:value-type="float" office:value="35154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3.8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1681.0"/>
          <table:table-cell office:value-type="float" office:value="351479.0"/>
          <table:table-cell office:value-type="float" office:value="490441.0"/>
          <table:table-cell office:value-type="float" office:value="351548.0"/>
          <table:table-cell office:value-type="float" office:value="0.0"/>
          <table:table-cell office:value-type="float" office:value="0.0"/>
          <table:table-cell table:formula="of:=MIN([.$B231];[.$O231])" office:value-type="float"/>
          <table:table-cell table:formula="of:=MIN([.$C231];[.$P231])" office:value-type="float"/>
          <table:table-cell table:formula="of:=MIN([.$D231];[.$Q231])" office:value-type="float"/>
          <table:table-cell table:formula="of:=MIN([.$E231];[.$R231])" office:value-type="float"/>
          <table:table-cell table:formula="of:=MIN([.$F231];[.$S231])" office:value-type="float"/>
          <table:table-cell table:formula="of:=MIN([.$G231];[.$T231])" office:value-type="float"/>
          <table:table-cell table:formula="of:=MIN([.$H231];[.$U231])" office:value-type="float"/>
          <table:table-cell table:formula="of:=MIN([.$I231];[.$V231])" office:value-type="float"/>
          <table:table-cell table:formula="of:=MIN([.$J231])" office:value-type="float"/>
          <table:table-cell table:formula="of:=MIN([.$K231];[.$W231])" office:value-type="float"/>
          <table:table-cell table:formula="of:=MIN([.$L231];[.$X231])" office:value-type="float"/>
          <table:table-cell table:formula="of:=MIN([.$M231];[.$Y231])" office:value-type="float"/>
          <table:table-cell table:formula="of:=MIN([.$N231];[.$Z231])" office:value-type="float"/>
          <table:table-cell table:formula="of:=MEDIAN([.$B231];[.$O231])" office:value-type="float"/>
          <table:table-cell table:formula="of:=MEDIAN([.$C231];[.$P231])" office:value-type="float"/>
          <table:table-cell table:formula="of:=MEDIAN([.$D231];[.$Q231])" office:value-type="float"/>
          <table:table-cell table:formula="of:=MEDIAN([.$E231];[.$R231])" office:value-type="float"/>
          <table:table-cell table:formula="of:=MEDIAN([.$F231];[.$S231])" office:value-type="float"/>
          <table:table-cell table:formula="of:=MEDIAN([.$G231];[.$T231])" office:value-type="float"/>
          <table:table-cell table:formula="of:=MEDIAN([.$H231];[.$U231])" office:value-type="float"/>
          <table:table-cell table:formula="of:=MEDIAN([.$I231];[.$V231])" office:value-type="float"/>
          <table:table-cell table:formula="of:=MEDIAN([.$J231])" office:value-type="float"/>
          <table:table-cell table:formula="of:=MEDIAN([.$K231];[.$W231])" office:value-type="float"/>
          <table:table-cell table:formula="of:=MEDIAN([.$L231];[.$X231])" office:value-type="float"/>
          <table:table-cell table:formula="of:=MEDIAN([.$M231];[.$Y231])" office:value-type="float"/>
          <table:table-cell table:formula="of:=MEDIAN([.$N231];[.$Z231])" office:value-type="float"/>
          <table:table-cell table:formula="of:=MAX([.$B231];[.$O231])" office:value-type="float"/>
          <table:table-cell table:formula="of:=MAX([.$C231];[.$P231])" office:value-type="float"/>
          <table:table-cell table:formula="of:=MAX([.$D231];[.$Q231])" office:value-type="float"/>
          <table:table-cell table:formula="of:=MAX([.$E231];[.$R231])" office:value-type="float"/>
          <table:table-cell table:formula="of:=MAX([.$F231];[.$S231])" office:value-type="float"/>
          <table:table-cell table:formula="of:=MAX([.$G231];[.$T231])" office:value-type="float"/>
          <table:table-cell table:formula="of:=MAX([.$H231];[.$U231])" office:value-type="float"/>
          <table:table-cell table:formula="of:=MAX([.$I231];[.$V231])" office:value-type="float"/>
          <table:table-cell table:formula="of:=MAX([.$J231])" office:value-type="float"/>
          <table:table-cell table:formula="of:=MAX([.$K231];[.$W231])" office:value-type="float"/>
          <table:table-cell table:formula="of:=MAX([.$L231];[.$X231])" office:value-type="float"/>
          <table:table-cell table:formula="of:=MAX([.$M231];[.$Y231])" office:value-type="float"/>
          <table:table-cell table:formula="of:=MAX([.$N231];[.$Z231])" office:value-type="float"/>
        </table:table-row>
        <table:table-row table:style-name="ro1">
          <table:table-cell office:value-type="string">
            <text:p>p06.pddl/36</text:p>
          </table:table-cell>
          <table:table-cell office:value-type="float" office:value="9.86275"/>
          <table:table-cell office:value-type="float" office:value="9.714"/>
          <table:table-cell office:value-type="float" office:value="2.94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957.0"/>
          <table:table-cell office:value-type="float" office:value="210971.0"/>
          <table:table-cell office:value-type="float" office:value="199161.0"/>
          <table:table-cell office:value-type="float" office:value="504257.0"/>
          <table:table-cell office:value-type="float" office:value="36295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3"/>
          <table:table-cell office:value-type="float" office:value="293.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4828.0"/>
          <table:table-cell office:value-type="float" office:value="340570.0"/>
          <table:table-cell office:value-type="float" office:value="504257.0"/>
          <table:table-cell office:value-type="float" office:value="362951.0"/>
          <table:table-cell office:value-type="float" office:value="0.0"/>
          <table:table-cell office:value-type="float" office:value="0.0"/>
          <table:table-cell table:formula="of:=MIN([.$B232];[.$O232])" office:value-type="float"/>
          <table:table-cell table:formula="of:=MIN([.$C232];[.$P232])" office:value-type="float"/>
          <table:table-cell table:formula="of:=MIN([.$D232];[.$Q232])" office:value-type="float"/>
          <table:table-cell table:formula="of:=MIN([.$E232];[.$R232])" office:value-type="float"/>
          <table:table-cell table:formula="of:=MIN([.$F232];[.$S232])" office:value-type="float"/>
          <table:table-cell table:formula="of:=MIN([.$G232];[.$T232])" office:value-type="float"/>
          <table:table-cell table:formula="of:=MIN([.$H232];[.$U232])" office:value-type="float"/>
          <table:table-cell table:formula="of:=MIN([.$I232];[.$V232])" office:value-type="float"/>
          <table:table-cell table:formula="of:=MIN([.$J232])" office:value-type="float"/>
          <table:table-cell table:formula="of:=MIN([.$K232];[.$W232])" office:value-type="float"/>
          <table:table-cell table:formula="of:=MIN([.$L232];[.$X232])" office:value-type="float"/>
          <table:table-cell table:formula="of:=MIN([.$M232];[.$Y232])" office:value-type="float"/>
          <table:table-cell table:formula="of:=MIN([.$N232];[.$Z232])" office:value-type="float"/>
          <table:table-cell table:formula="of:=MEDIAN([.$B232];[.$O232])" office:value-type="float"/>
          <table:table-cell table:formula="of:=MEDIAN([.$C232];[.$P232])" office:value-type="float"/>
          <table:table-cell table:formula="of:=MEDIAN([.$D232];[.$Q232])" office:value-type="float"/>
          <table:table-cell table:formula="of:=MEDIAN([.$E232];[.$R232])" office:value-type="float"/>
          <table:table-cell table:formula="of:=MEDIAN([.$F232];[.$S232])" office:value-type="float"/>
          <table:table-cell table:formula="of:=MEDIAN([.$G232];[.$T232])" office:value-type="float"/>
          <table:table-cell table:formula="of:=MEDIAN([.$H232];[.$U232])" office:value-type="float"/>
          <table:table-cell table:formula="of:=MEDIAN([.$I232];[.$V232])" office:value-type="float"/>
          <table:table-cell table:formula="of:=MEDIAN([.$J232])" office:value-type="float"/>
          <table:table-cell table:formula="of:=MEDIAN([.$K232];[.$W232])" office:value-type="float"/>
          <table:table-cell table:formula="of:=MEDIAN([.$L232];[.$X232])" office:value-type="float"/>
          <table:table-cell table:formula="of:=MEDIAN([.$M232];[.$Y232])" office:value-type="float"/>
          <table:table-cell table:formula="of:=MEDIAN([.$N232];[.$Z232])" office:value-type="float"/>
          <table:table-cell table:formula="of:=MAX([.$B232];[.$O232])" office:value-type="float"/>
          <table:table-cell table:formula="of:=MAX([.$C232];[.$P232])" office:value-type="float"/>
          <table:table-cell table:formula="of:=MAX([.$D232];[.$Q232])" office:value-type="float"/>
          <table:table-cell table:formula="of:=MAX([.$E232];[.$R232])" office:value-type="float"/>
          <table:table-cell table:formula="of:=MAX([.$F232];[.$S232])" office:value-type="float"/>
          <table:table-cell table:formula="of:=MAX([.$G232];[.$T232])" office:value-type="float"/>
          <table:table-cell table:formula="of:=MAX([.$H232];[.$U232])" office:value-type="float"/>
          <table:table-cell table:formula="of:=MAX([.$I232];[.$V232])" office:value-type="float"/>
          <table:table-cell table:formula="of:=MAX([.$J232])" office:value-type="float"/>
          <table:table-cell table:formula="of:=MAX([.$K232];[.$W232])" office:value-type="float"/>
          <table:table-cell table:formula="of:=MAX([.$L232];[.$X232])" office:value-type="float"/>
          <table:table-cell table:formula="of:=MAX([.$M232];[.$Y232])" office:value-type="float"/>
          <table:table-cell table:formula="of:=MAX([.$N232];[.$Z232])" office:value-type="float"/>
        </table:table-row>
        <table:table-row table:style-name="ro1">
          <table:table-cell office:value-type="string">
            <text:p>p06.pddl/37</text:p>
          </table:table-cell>
          <table:table-cell office:value-type="float" office:value="11.7043"/>
          <table:table-cell office:value-type="float" office:value="11.547"/>
          <table:table-cell office:value-type="float" office:value="4.61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9600.0"/>
          <table:table-cell office:value-type="float" office:value="328676.0"/>
          <table:table-cell office:value-type="float" office:value="313582.0"/>
          <table:table-cell office:value-type="float" office:value="518073.0"/>
          <table:table-cell office:value-type="float" office:value="37435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3.5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1373.0"/>
          <table:table-cell office:value-type="float" office:value="340387.0"/>
          <table:table-cell office:value-type="float" office:value="518073.0"/>
          <table:table-cell office:value-type="float" office:value="374354.0"/>
          <table:table-cell office:value-type="float" office:value="0.0"/>
          <table:table-cell office:value-type="float" office:value="0.0"/>
          <table:table-cell table:formula="of:=MIN([.$B233];[.$O233])" office:value-type="float"/>
          <table:table-cell table:formula="of:=MIN([.$C233];[.$P233])" office:value-type="float"/>
          <table:table-cell table:formula="of:=MIN([.$D233];[.$Q233])" office:value-type="float"/>
          <table:table-cell table:formula="of:=MIN([.$E233];[.$R233])" office:value-type="float"/>
          <table:table-cell table:formula="of:=MIN([.$F233];[.$S233])" office:value-type="float"/>
          <table:table-cell table:formula="of:=MIN([.$G233];[.$T233])" office:value-type="float"/>
          <table:table-cell table:formula="of:=MIN([.$H233];[.$U233])" office:value-type="float"/>
          <table:table-cell table:formula="of:=MIN([.$I233];[.$V233])" office:value-type="float"/>
          <table:table-cell table:formula="of:=MIN([.$J233])" office:value-type="float"/>
          <table:table-cell table:formula="of:=MIN([.$K233];[.$W233])" office:value-type="float"/>
          <table:table-cell table:formula="of:=MIN([.$L233];[.$X233])" office:value-type="float"/>
          <table:table-cell table:formula="of:=MIN([.$M233];[.$Y233])" office:value-type="float"/>
          <table:table-cell table:formula="of:=MIN([.$N233];[.$Z233])" office:value-type="float"/>
          <table:table-cell table:formula="of:=MEDIAN([.$B233];[.$O233])" office:value-type="float"/>
          <table:table-cell table:formula="of:=MEDIAN([.$C233];[.$P233])" office:value-type="float"/>
          <table:table-cell table:formula="of:=MEDIAN([.$D233];[.$Q233])" office:value-type="float"/>
          <table:table-cell table:formula="of:=MEDIAN([.$E233];[.$R233])" office:value-type="float"/>
          <table:table-cell table:formula="of:=MEDIAN([.$F233];[.$S233])" office:value-type="float"/>
          <table:table-cell table:formula="of:=MEDIAN([.$G233];[.$T233])" office:value-type="float"/>
          <table:table-cell table:formula="of:=MEDIAN([.$H233];[.$U233])" office:value-type="float"/>
          <table:table-cell table:formula="of:=MEDIAN([.$I233];[.$V233])" office:value-type="float"/>
          <table:table-cell table:formula="of:=MEDIAN([.$J233])" office:value-type="float"/>
          <table:table-cell table:formula="of:=MEDIAN([.$K233];[.$W233])" office:value-type="float"/>
          <table:table-cell table:formula="of:=MEDIAN([.$L233];[.$X233])" office:value-type="float"/>
          <table:table-cell table:formula="of:=MEDIAN([.$M233];[.$Y233])" office:value-type="float"/>
          <table:table-cell table:formula="of:=MEDIAN([.$N233];[.$Z233])" office:value-type="float"/>
          <table:table-cell table:formula="of:=MAX([.$B233];[.$O233])" office:value-type="float"/>
          <table:table-cell table:formula="of:=MAX([.$C233];[.$P233])" office:value-type="float"/>
          <table:table-cell table:formula="of:=MAX([.$D233];[.$Q233])" office:value-type="float"/>
          <table:table-cell table:formula="of:=MAX([.$E233];[.$R233])" office:value-type="float"/>
          <table:table-cell table:formula="of:=MAX([.$F233];[.$S233])" office:value-type="float"/>
          <table:table-cell table:formula="of:=MAX([.$G233];[.$T233])" office:value-type="float"/>
          <table:table-cell table:formula="of:=MAX([.$H233];[.$U233])" office:value-type="float"/>
          <table:table-cell table:formula="of:=MAX([.$I233];[.$V233])" office:value-type="float"/>
          <table:table-cell table:formula="of:=MAX([.$J233])" office:value-type="float"/>
          <table:table-cell table:formula="of:=MAX([.$K233];[.$W233])" office:value-type="float"/>
          <table:table-cell table:formula="of:=MAX([.$L233];[.$X233])" office:value-type="float"/>
          <table:table-cell table:formula="of:=MAX([.$M233];[.$Y233])" office:value-type="float"/>
          <table:table-cell table:formula="of:=MAX([.$N233];[.$Z233])" office:value-type="float"/>
        </table:table-row>
        <table:table-row table:style-name="ro1">
          <table:table-cell office:value-type="string">
            <text:p>p06.pddl/38</text:p>
          </table:table-cell>
          <table:table-cell office:value-type="float" office:value="11.1845"/>
          <table:table-cell office:value-type="float" office:value="11.03"/>
          <table:table-cell office:value-type="float" office:value="3.84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7917.0"/>
          <table:table-cell office:value-type="float" office:value="243434.0"/>
          <table:table-cell office:value-type="float" office:value="230068.0"/>
          <table:table-cell office:value-type="float" office:value="531889.0"/>
          <table:table-cell office:value-type="float" office:value="38575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3.4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2181.0"/>
          <table:table-cell office:value-type="float" office:value="346100.0"/>
          <table:table-cell office:value-type="float" office:value="531889.0"/>
          <table:table-cell office:value-type="float" office:value="385757.0"/>
          <table:table-cell office:value-type="float" office:value="0.0"/>
          <table:table-cell office:value-type="float" office:value="0.0"/>
          <table:table-cell table:formula="of:=MIN([.$B234];[.$O234])" office:value-type="float"/>
          <table:table-cell table:formula="of:=MIN([.$C234];[.$P234])" office:value-type="float"/>
          <table:table-cell table:formula="of:=MIN([.$D234];[.$Q234])" office:value-type="float"/>
          <table:table-cell table:formula="of:=MIN([.$E234];[.$R234])" office:value-type="float"/>
          <table:table-cell table:formula="of:=MIN([.$F234];[.$S234])" office:value-type="float"/>
          <table:table-cell table:formula="of:=MIN([.$G234];[.$T234])" office:value-type="float"/>
          <table:table-cell table:formula="of:=MIN([.$H234];[.$U234])" office:value-type="float"/>
          <table:table-cell table:formula="of:=MIN([.$I234];[.$V234])" office:value-type="float"/>
          <table:table-cell table:formula="of:=MIN([.$J234])" office:value-type="float"/>
          <table:table-cell table:formula="of:=MIN([.$K234];[.$W234])" office:value-type="float"/>
          <table:table-cell table:formula="of:=MIN([.$L234];[.$X234])" office:value-type="float"/>
          <table:table-cell table:formula="of:=MIN([.$M234];[.$Y234])" office:value-type="float"/>
          <table:table-cell table:formula="of:=MIN([.$N234];[.$Z234])" office:value-type="float"/>
          <table:table-cell table:formula="of:=MEDIAN([.$B234];[.$O234])" office:value-type="float"/>
          <table:table-cell table:formula="of:=MEDIAN([.$C234];[.$P234])" office:value-type="float"/>
          <table:table-cell table:formula="of:=MEDIAN([.$D234];[.$Q234])" office:value-type="float"/>
          <table:table-cell table:formula="of:=MEDIAN([.$E234];[.$R234])" office:value-type="float"/>
          <table:table-cell table:formula="of:=MEDIAN([.$F234];[.$S234])" office:value-type="float"/>
          <table:table-cell table:formula="of:=MEDIAN([.$G234];[.$T234])" office:value-type="float"/>
          <table:table-cell table:formula="of:=MEDIAN([.$H234];[.$U234])" office:value-type="float"/>
          <table:table-cell table:formula="of:=MEDIAN([.$I234];[.$V234])" office:value-type="float"/>
          <table:table-cell table:formula="of:=MEDIAN([.$J234])" office:value-type="float"/>
          <table:table-cell table:formula="of:=MEDIAN([.$K234];[.$W234])" office:value-type="float"/>
          <table:table-cell table:formula="of:=MEDIAN([.$L234];[.$X234])" office:value-type="float"/>
          <table:table-cell table:formula="of:=MEDIAN([.$M234];[.$Y234])" office:value-type="float"/>
          <table:table-cell table:formula="of:=MEDIAN([.$N234];[.$Z234])" office:value-type="float"/>
          <table:table-cell table:formula="of:=MAX([.$B234];[.$O234])" office:value-type="float"/>
          <table:table-cell table:formula="of:=MAX([.$C234];[.$P234])" office:value-type="float"/>
          <table:table-cell table:formula="of:=MAX([.$D234];[.$Q234])" office:value-type="float"/>
          <table:table-cell table:formula="of:=MAX([.$E234];[.$R234])" office:value-type="float"/>
          <table:table-cell table:formula="of:=MAX([.$F234];[.$S234])" office:value-type="float"/>
          <table:table-cell table:formula="of:=MAX([.$G234];[.$T234])" office:value-type="float"/>
          <table:table-cell table:formula="of:=MAX([.$H234];[.$U234])" office:value-type="float"/>
          <table:table-cell table:formula="of:=MAX([.$I234];[.$V234])" office:value-type="float"/>
          <table:table-cell table:formula="of:=MAX([.$J234])" office:value-type="float"/>
          <table:table-cell table:formula="of:=MAX([.$K234];[.$W234])" office:value-type="float"/>
          <table:table-cell table:formula="of:=MAX([.$L234];[.$X234])" office:value-type="float"/>
          <table:table-cell table:formula="of:=MAX([.$M234];[.$Y234])" office:value-type="float"/>
          <table:table-cell table:formula="of:=MAX([.$N234];[.$Z234])" office:value-type="float"/>
        </table:table-row>
        <table:table-row table:style-name="ro1">
          <table:table-cell office:value-type="string">
            <text:p>p06.pddl/39</text:p>
          </table:table-cell>
          <table:table-cell office:value-type="float" office:value="10.2884"/>
          <table:table-cell office:value-type="float" office:value="10.131"/>
          <table:table-cell office:value-type="float" office:value="2.76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754.0"/>
          <table:table-cell office:value-type="float" office:value="267654.0"/>
          <table:table-cell office:value-type="float" office:value="256288.0"/>
          <table:table-cell office:value-type="float" office:value="545705.0"/>
          <table:table-cell office:value-type="float" office:value="39716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3.1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7440.0"/>
          <table:table-cell office:value-type="float" office:value="331838.0"/>
          <table:table-cell office:value-type="float" office:value="545705.0"/>
          <table:table-cell office:value-type="float" office:value="397160.0"/>
          <table:table-cell office:value-type="float" office:value="0.0"/>
          <table:table-cell office:value-type="float" office:value="0.0"/>
          <table:table-cell table:formula="of:=MIN([.$B235];[.$O235])" office:value-type="float"/>
          <table:table-cell table:formula="of:=MIN([.$C235];[.$P235])" office:value-type="float"/>
          <table:table-cell table:formula="of:=MIN([.$D235];[.$Q235])" office:value-type="float"/>
          <table:table-cell table:formula="of:=MIN([.$E235];[.$R235])" office:value-type="float"/>
          <table:table-cell table:formula="of:=MIN([.$F235];[.$S235])" office:value-type="float"/>
          <table:table-cell table:formula="of:=MIN([.$G235];[.$T235])" office:value-type="float"/>
          <table:table-cell table:formula="of:=MIN([.$H235];[.$U235])" office:value-type="float"/>
          <table:table-cell table:formula="of:=MIN([.$I235];[.$V235])" office:value-type="float"/>
          <table:table-cell table:formula="of:=MIN([.$J235])" office:value-type="float"/>
          <table:table-cell table:formula="of:=MIN([.$K235];[.$W235])" office:value-type="float"/>
          <table:table-cell table:formula="of:=MIN([.$L235];[.$X235])" office:value-type="float"/>
          <table:table-cell table:formula="of:=MIN([.$M235];[.$Y235])" office:value-type="float"/>
          <table:table-cell table:formula="of:=MIN([.$N235];[.$Z235])" office:value-type="float"/>
          <table:table-cell table:formula="of:=MEDIAN([.$B235];[.$O235])" office:value-type="float"/>
          <table:table-cell table:formula="of:=MEDIAN([.$C235];[.$P235])" office:value-type="float"/>
          <table:table-cell table:formula="of:=MEDIAN([.$D235];[.$Q235])" office:value-type="float"/>
          <table:table-cell table:formula="of:=MEDIAN([.$E235];[.$R235])" office:value-type="float"/>
          <table:table-cell table:formula="of:=MEDIAN([.$F235];[.$S235])" office:value-type="float"/>
          <table:table-cell table:formula="of:=MEDIAN([.$G235];[.$T235])" office:value-type="float"/>
          <table:table-cell table:formula="of:=MEDIAN([.$H235];[.$U235])" office:value-type="float"/>
          <table:table-cell table:formula="of:=MEDIAN([.$I235];[.$V235])" office:value-type="float"/>
          <table:table-cell table:formula="of:=MEDIAN([.$J235])" office:value-type="float"/>
          <table:table-cell table:formula="of:=MEDIAN([.$K235];[.$W235])" office:value-type="float"/>
          <table:table-cell table:formula="of:=MEDIAN([.$L235];[.$X235])" office:value-type="float"/>
          <table:table-cell table:formula="of:=MEDIAN([.$M235];[.$Y235])" office:value-type="float"/>
          <table:table-cell table:formula="of:=MEDIAN([.$N235];[.$Z235])" office:value-type="float"/>
          <table:table-cell table:formula="of:=MAX([.$B235];[.$O235])" office:value-type="float"/>
          <table:table-cell table:formula="of:=MAX([.$C235];[.$P235])" office:value-type="float"/>
          <table:table-cell table:formula="of:=MAX([.$D235];[.$Q235])" office:value-type="float"/>
          <table:table-cell table:formula="of:=MAX([.$E235];[.$R235])" office:value-type="float"/>
          <table:table-cell table:formula="of:=MAX([.$F235];[.$S235])" office:value-type="float"/>
          <table:table-cell table:formula="of:=MAX([.$G235];[.$T235])" office:value-type="float"/>
          <table:table-cell table:formula="of:=MAX([.$H235];[.$U235])" office:value-type="float"/>
          <table:table-cell table:formula="of:=MAX([.$I235];[.$V235])" office:value-type="float"/>
          <table:table-cell table:formula="of:=MAX([.$J235])" office:value-type="float"/>
          <table:table-cell table:formula="of:=MAX([.$K235];[.$W235])" office:value-type="float"/>
          <table:table-cell table:formula="of:=MAX([.$L235];[.$X235])" office:value-type="float"/>
          <table:table-cell table:formula="of:=MAX([.$M235];[.$Y235])" office:value-type="float"/>
          <table:table-cell table:formula="of:=MAX([.$N235];[.$Z235])" office:value-type="float"/>
        </table:table-row>
        <table:table-row table:style-name="ro1">
          <table:table-cell office:value-type="string">
            <text:p>p06.pddl/4</text:p>
          </table:table-cell>
          <table:table-cell office:value-type="float" office:value="0.810174"/>
          <table:table-cell office:value-type="float" office:value="0.7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415.0"/>
          <table:table-cell office:value-type="float" office:value="68.0"/>
          <table:table-cell office:value-type="float" office:value="62145.0"/>
          <table:table-cell office:value-type="float" office:value="11917.0"/>
          <table:table-cell office:value-type="float" office:value="0.0"/>
          <table:table-cell office:value-type="float" office:value="0.0"/>
          <table:table-cell office:value-type="float" office:value="0.84526"/>
          <table:table-cell office:value-type="float" office:value="0.7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0.0"/>
          <table:table-cell office:value-type="float" office:value="62145.0"/>
          <table:table-cell office:value-type="float" office:value="11917.0"/>
          <table:table-cell office:value-type="float" office:value="0.0"/>
          <table:table-cell office:value-type="float" office:value="0.0"/>
          <table:table-cell table:formula="of:=MIN([.$B236];[.$O236])" office:value-type="float"/>
          <table:table-cell table:formula="of:=MIN([.$C236];[.$P236])" office:value-type="float"/>
          <table:table-cell table:formula="of:=MIN([.$D236];[.$Q236])" office:value-type="float"/>
          <table:table-cell table:formula="of:=MIN([.$E236];[.$R236])" office:value-type="float"/>
          <table:table-cell table:formula="of:=MIN([.$F236];[.$S236])" office:value-type="float"/>
          <table:table-cell table:formula="of:=MIN([.$G236];[.$T236])" office:value-type="float"/>
          <table:table-cell table:formula="of:=MIN([.$H236];[.$U236])" office:value-type="float"/>
          <table:table-cell table:formula="of:=MIN([.$I236];[.$V236])" office:value-type="float"/>
          <table:table-cell table:formula="of:=MIN([.$J236])" office:value-type="float"/>
          <table:table-cell table:formula="of:=MIN([.$K236];[.$W236])" office:value-type="float"/>
          <table:table-cell table:formula="of:=MIN([.$L236];[.$X236])" office:value-type="float"/>
          <table:table-cell table:formula="of:=MIN([.$M236];[.$Y236])" office:value-type="float"/>
          <table:table-cell table:formula="of:=MIN([.$N236];[.$Z236])" office:value-type="float"/>
          <table:table-cell table:formula="of:=MEDIAN([.$B236];[.$O236])" office:value-type="float"/>
          <table:table-cell table:formula="of:=MEDIAN([.$C236];[.$P236])" office:value-type="float"/>
          <table:table-cell table:formula="of:=MEDIAN([.$D236];[.$Q236])" office:value-type="float"/>
          <table:table-cell table:formula="of:=MEDIAN([.$E236];[.$R236])" office:value-type="float"/>
          <table:table-cell table:formula="of:=MEDIAN([.$F236];[.$S236])" office:value-type="float"/>
          <table:table-cell table:formula="of:=MEDIAN([.$G236];[.$T236])" office:value-type="float"/>
          <table:table-cell table:formula="of:=MEDIAN([.$H236];[.$U236])" office:value-type="float"/>
          <table:table-cell table:formula="of:=MEDIAN([.$I236];[.$V236])" office:value-type="float"/>
          <table:table-cell table:formula="of:=MEDIAN([.$J236])" office:value-type="float"/>
          <table:table-cell table:formula="of:=MEDIAN([.$K236];[.$W236])" office:value-type="float"/>
          <table:table-cell table:formula="of:=MEDIAN([.$L236];[.$X236])" office:value-type="float"/>
          <table:table-cell table:formula="of:=MEDIAN([.$M236];[.$Y236])" office:value-type="float"/>
          <table:table-cell table:formula="of:=MEDIAN([.$N236];[.$Z236])" office:value-type="float"/>
          <table:table-cell table:formula="of:=MAX([.$B236];[.$O236])" office:value-type="float"/>
          <table:table-cell table:formula="of:=MAX([.$C236];[.$P236])" office:value-type="float"/>
          <table:table-cell table:formula="of:=MAX([.$D236];[.$Q236])" office:value-type="float"/>
          <table:table-cell table:formula="of:=MAX([.$E236];[.$R236])" office:value-type="float"/>
          <table:table-cell table:formula="of:=MAX([.$F236];[.$S236])" office:value-type="float"/>
          <table:table-cell table:formula="of:=MAX([.$G236];[.$T236])" office:value-type="float"/>
          <table:table-cell table:formula="of:=MAX([.$H236];[.$U236])" office:value-type="float"/>
          <table:table-cell table:formula="of:=MAX([.$I236];[.$V236])" office:value-type="float"/>
          <table:table-cell table:formula="of:=MAX([.$J236])" office:value-type="float"/>
          <table:table-cell table:formula="of:=MAX([.$K236];[.$W236])" office:value-type="float"/>
          <table:table-cell table:formula="of:=MAX([.$L236];[.$X236])" office:value-type="float"/>
          <table:table-cell table:formula="of:=MAX([.$M236];[.$Y236])" office:value-type="float"/>
          <table:table-cell table:formula="of:=MAX([.$N236];[.$Z236])" office:value-type="float"/>
        </table:table-row>
        <table:table-row table:style-name="ro1">
          <table:table-cell office:value-type="string">
            <text:p>p06.pddl/40</text:p>
          </table:table-cell>
          <table:table-cell office:value-type="float" office:value="9.41693"/>
          <table:table-cell office:value-type="float" office:value="9.243"/>
          <table:table-cell office:value-type="float" office:value="1.64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569.0"/>
          <table:table-cell office:value-type="float" office:value="232788.0"/>
          <table:table-cell office:value-type="float" office:value="221579.0"/>
          <table:table-cell office:value-type="float" office:value="559521.0"/>
          <table:table-cell office:value-type="float" office:value="40856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2"/>
          <table:table-cell office:value-type="float" office:value="293.0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0284.0"/>
          <table:table-cell office:value-type="float" office:value="346563.0"/>
          <table:table-cell office:value-type="float" office:value="559521.0"/>
          <table:table-cell office:value-type="float" office:value="408563.0"/>
          <table:table-cell office:value-type="float" office:value="0.0"/>
          <table:table-cell office:value-type="float" office:value="0.0"/>
          <table:table-cell table:formula="of:=MIN([.$B237];[.$O237])" office:value-type="float"/>
          <table:table-cell table:formula="of:=MIN([.$C237];[.$P237])" office:value-type="float"/>
          <table:table-cell table:formula="of:=MIN([.$D237];[.$Q237])" office:value-type="float"/>
          <table:table-cell table:formula="of:=MIN([.$E237];[.$R237])" office:value-type="float"/>
          <table:table-cell table:formula="of:=MIN([.$F237];[.$S237])" office:value-type="float"/>
          <table:table-cell table:formula="of:=MIN([.$G237];[.$T237])" office:value-type="float"/>
          <table:table-cell table:formula="of:=MIN([.$H237];[.$U237])" office:value-type="float"/>
          <table:table-cell table:formula="of:=MIN([.$I237];[.$V237])" office:value-type="float"/>
          <table:table-cell table:formula="of:=MIN([.$J237])" office:value-type="float"/>
          <table:table-cell table:formula="of:=MIN([.$K237];[.$W237])" office:value-type="float"/>
          <table:table-cell table:formula="of:=MIN([.$L237];[.$X237])" office:value-type="float"/>
          <table:table-cell table:formula="of:=MIN([.$M237];[.$Y237])" office:value-type="float"/>
          <table:table-cell table:formula="of:=MIN([.$N237];[.$Z237])" office:value-type="float"/>
          <table:table-cell table:formula="of:=MEDIAN([.$B237];[.$O237])" office:value-type="float"/>
          <table:table-cell table:formula="of:=MEDIAN([.$C237];[.$P237])" office:value-type="float"/>
          <table:table-cell table:formula="of:=MEDIAN([.$D237];[.$Q237])" office:value-type="float"/>
          <table:table-cell table:formula="of:=MEDIAN([.$E237];[.$R237])" office:value-type="float"/>
          <table:table-cell table:formula="of:=MEDIAN([.$F237];[.$S237])" office:value-type="float"/>
          <table:table-cell table:formula="of:=MEDIAN([.$G237];[.$T237])" office:value-type="float"/>
          <table:table-cell table:formula="of:=MEDIAN([.$H237];[.$U237])" office:value-type="float"/>
          <table:table-cell table:formula="of:=MEDIAN([.$I237];[.$V237])" office:value-type="float"/>
          <table:table-cell table:formula="of:=MEDIAN([.$J237])" office:value-type="float"/>
          <table:table-cell table:formula="of:=MEDIAN([.$K237];[.$W237])" office:value-type="float"/>
          <table:table-cell table:formula="of:=MEDIAN([.$L237];[.$X237])" office:value-type="float"/>
          <table:table-cell table:formula="of:=MEDIAN([.$M237];[.$Y237])" office:value-type="float"/>
          <table:table-cell table:formula="of:=MEDIAN([.$N237];[.$Z237])" office:value-type="float"/>
          <table:table-cell table:formula="of:=MAX([.$B237];[.$O237])" office:value-type="float"/>
          <table:table-cell table:formula="of:=MAX([.$C237];[.$P237])" office:value-type="float"/>
          <table:table-cell table:formula="of:=MAX([.$D237];[.$Q237])" office:value-type="float"/>
          <table:table-cell table:formula="of:=MAX([.$E237];[.$R237])" office:value-type="float"/>
          <table:table-cell table:formula="of:=MAX([.$F237];[.$S237])" office:value-type="float"/>
          <table:table-cell table:formula="of:=MAX([.$G237];[.$T237])" office:value-type="float"/>
          <table:table-cell table:formula="of:=MAX([.$H237];[.$U237])" office:value-type="float"/>
          <table:table-cell table:formula="of:=MAX([.$I237];[.$V237])" office:value-type="float"/>
          <table:table-cell table:formula="of:=MAX([.$J237])" office:value-type="float"/>
          <table:table-cell table:formula="of:=MAX([.$K237];[.$W237])" office:value-type="float"/>
          <table:table-cell table:formula="of:=MAX([.$L237];[.$X237])" office:value-type="float"/>
          <table:table-cell table:formula="of:=MAX([.$M237];[.$Y237])" office:value-type="float"/>
          <table:table-cell table:formula="of:=MAX([.$N237];[.$Z237])" office:value-type="float"/>
        </table:table-row>
        <table:table-row table:style-name="ro1">
          <table:table-cell office:value-type="string">
            <text:p>p06.pddl/5</text:p>
          </table:table-cell>
          <table:table-cell office:value-type="float" office:value="1.01579"/>
          <table:table-cell office:value-type="float" office:value="0.967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99.0"/>
          <table:table-cell office:value-type="float" office:value="3237.0"/>
          <table:table-cell office:value-type="float" office:value="754.0"/>
          <table:table-cell office:value-type="float" office:value="75961.0"/>
          <table:table-cell office:value-type="float" office:value="19086.0"/>
          <table:table-cell office:value-type="float" office:value="0.0"/>
          <table:table-cell office:value-type="float" office:value="0.0"/>
          <table:table-cell office:value-type="float" office:value="1.01934"/>
          <table:table-cell office:value-type="float" office:value="0.97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168.0"/>
          <table:table-cell office:value-type="float" office:value="75961.0"/>
          <table:table-cell office:value-type="float" office:value="19086.0"/>
          <table:table-cell office:value-type="float" office:value="0.0"/>
          <table:table-cell office:value-type="float" office:value="0.0"/>
          <table:table-cell table:formula="of:=MIN([.$B238];[.$O238])" office:value-type="float"/>
          <table:table-cell table:formula="of:=MIN([.$C238];[.$P238])" office:value-type="float"/>
          <table:table-cell table:formula="of:=MIN([.$D238];[.$Q238])" office:value-type="float"/>
          <table:table-cell table:formula="of:=MIN([.$E238];[.$R238])" office:value-type="float"/>
          <table:table-cell table:formula="of:=MIN([.$F238];[.$S238])" office:value-type="float"/>
          <table:table-cell table:formula="of:=MIN([.$G238];[.$T238])" office:value-type="float"/>
          <table:table-cell table:formula="of:=MIN([.$H238];[.$U238])" office:value-type="float"/>
          <table:table-cell table:formula="of:=MIN([.$I238];[.$V238])" office:value-type="float"/>
          <table:table-cell table:formula="of:=MIN([.$J238])" office:value-type="float"/>
          <table:table-cell table:formula="of:=MIN([.$K238];[.$W238])" office:value-type="float"/>
          <table:table-cell table:formula="of:=MIN([.$L238];[.$X238])" office:value-type="float"/>
          <table:table-cell table:formula="of:=MIN([.$M238];[.$Y238])" office:value-type="float"/>
          <table:table-cell table:formula="of:=MIN([.$N238];[.$Z238])" office:value-type="float"/>
          <table:table-cell table:formula="of:=MEDIAN([.$B238];[.$O238])" office:value-type="float"/>
          <table:table-cell table:formula="of:=MEDIAN([.$C238];[.$P238])" office:value-type="float"/>
          <table:table-cell table:formula="of:=MEDIAN([.$D238];[.$Q238])" office:value-type="float"/>
          <table:table-cell table:formula="of:=MEDIAN([.$E238];[.$R238])" office:value-type="float"/>
          <table:table-cell table:formula="of:=MEDIAN([.$F238];[.$S238])" office:value-type="float"/>
          <table:table-cell table:formula="of:=MEDIAN([.$G238];[.$T238])" office:value-type="float"/>
          <table:table-cell table:formula="of:=MEDIAN([.$H238];[.$U238])" office:value-type="float"/>
          <table:table-cell table:formula="of:=MEDIAN([.$I238];[.$V238])" office:value-type="float"/>
          <table:table-cell table:formula="of:=MEDIAN([.$J238])" office:value-type="float"/>
          <table:table-cell table:formula="of:=MEDIAN([.$K238];[.$W238])" office:value-type="float"/>
          <table:table-cell table:formula="of:=MEDIAN([.$L238];[.$X238])" office:value-type="float"/>
          <table:table-cell table:formula="of:=MEDIAN([.$M238];[.$Y238])" office:value-type="float"/>
          <table:table-cell table:formula="of:=MEDIAN([.$N238];[.$Z238])" office:value-type="float"/>
          <table:table-cell table:formula="of:=MAX([.$B238];[.$O238])" office:value-type="float"/>
          <table:table-cell table:formula="of:=MAX([.$C238];[.$P238])" office:value-type="float"/>
          <table:table-cell table:formula="of:=MAX([.$D238];[.$Q238])" office:value-type="float"/>
          <table:table-cell table:formula="of:=MAX([.$E238];[.$R238])" office:value-type="float"/>
          <table:table-cell table:formula="of:=MAX([.$F238];[.$S238])" office:value-type="float"/>
          <table:table-cell table:formula="of:=MAX([.$G238];[.$T238])" office:value-type="float"/>
          <table:table-cell table:formula="of:=MAX([.$H238];[.$U238])" office:value-type="float"/>
          <table:table-cell table:formula="of:=MAX([.$I238];[.$V238])" office:value-type="float"/>
          <table:table-cell table:formula="of:=MAX([.$J238])" office:value-type="float"/>
          <table:table-cell table:formula="of:=MAX([.$K238];[.$W238])" office:value-type="float"/>
          <table:table-cell table:formula="of:=MAX([.$L238];[.$X238])" office:value-type="float"/>
          <table:table-cell table:formula="of:=MAX([.$M238];[.$Y238])" office:value-type="float"/>
          <table:table-cell table:formula="of:=MAX([.$N238];[.$Z238])" office:value-type="float"/>
        </table:table-row>
        <table:table-row table:style-name="ro1">
          <table:table-cell office:value-type="string">
            <text:p>p06.pddl/6</text:p>
          </table:table-cell>
          <table:table-cell office:value-type="float" office:value="1.21581"/>
          <table:table-cell office:value-type="float" office:value="1.163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53.0"/>
          <table:table-cell office:value-type="float" office:value="3179.0"/>
          <table:table-cell office:value-type="float" office:value="1613.0"/>
          <table:table-cell office:value-type="float" office:value="89777.0"/>
          <table:table-cell office:value-type="float" office:value="27217.0"/>
          <table:table-cell office:value-type="float" office:value="0.0"/>
          <table:table-cell office:value-type="float" office:value="0.0"/>
          <table:table-cell office:value-type="float" office:value="1.14461"/>
          <table:table-cell office:value-type="float" office:value="1.093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48.0"/>
          <table:table-cell office:value-type="float" office:value="2538.0"/>
          <table:table-cell office:value-type="float" office:value="89777.0"/>
          <table:table-cell office:value-type="float" office:value="27217.0"/>
          <table:table-cell office:value-type="float" office:value="0.0"/>
          <table:table-cell office:value-type="float" office:value="0.0"/>
          <table:table-cell table:formula="of:=MIN([.$B239];[.$O239])" office:value-type="float"/>
          <table:table-cell table:formula="of:=MIN([.$C239];[.$P239])" office:value-type="float"/>
          <table:table-cell table:formula="of:=MIN([.$D239];[.$Q239])" office:value-type="float"/>
          <table:table-cell table:formula="of:=MIN([.$E239];[.$R239])" office:value-type="float"/>
          <table:table-cell table:formula="of:=MIN([.$F239];[.$S239])" office:value-type="float"/>
          <table:table-cell table:formula="of:=MIN([.$G239];[.$T239])" office:value-type="float"/>
          <table:table-cell table:formula="of:=MIN([.$H239];[.$U239])" office:value-type="float"/>
          <table:table-cell table:formula="of:=MIN([.$I239];[.$V239])" office:value-type="float"/>
          <table:table-cell table:formula="of:=MIN([.$J239])" office:value-type="float"/>
          <table:table-cell table:formula="of:=MIN([.$K239];[.$W239])" office:value-type="float"/>
          <table:table-cell table:formula="of:=MIN([.$L239];[.$X239])" office:value-type="float"/>
          <table:table-cell table:formula="of:=MIN([.$M239];[.$Y239])" office:value-type="float"/>
          <table:table-cell table:formula="of:=MIN([.$N239];[.$Z239])" office:value-type="float"/>
          <table:table-cell table:formula="of:=MEDIAN([.$B239];[.$O239])" office:value-type="float"/>
          <table:table-cell table:formula="of:=MEDIAN([.$C239];[.$P239])" office:value-type="float"/>
          <table:table-cell table:formula="of:=MEDIAN([.$D239];[.$Q239])" office:value-type="float"/>
          <table:table-cell table:formula="of:=MEDIAN([.$E239];[.$R239])" office:value-type="float"/>
          <table:table-cell table:formula="of:=MEDIAN([.$F239];[.$S239])" office:value-type="float"/>
          <table:table-cell table:formula="of:=MEDIAN([.$G239];[.$T239])" office:value-type="float"/>
          <table:table-cell table:formula="of:=MEDIAN([.$H239];[.$U239])" office:value-type="float"/>
          <table:table-cell table:formula="of:=MEDIAN([.$I239];[.$V239])" office:value-type="float"/>
          <table:table-cell table:formula="of:=MEDIAN([.$J239])" office:value-type="float"/>
          <table:table-cell table:formula="of:=MEDIAN([.$K239];[.$W239])" office:value-type="float"/>
          <table:table-cell table:formula="of:=MEDIAN([.$L239];[.$X239])" office:value-type="float"/>
          <table:table-cell table:formula="of:=MEDIAN([.$M239];[.$Y239])" office:value-type="float"/>
          <table:table-cell table:formula="of:=MEDIAN([.$N239];[.$Z239])" office:value-type="float"/>
          <table:table-cell table:formula="of:=MAX([.$B239];[.$O239])" office:value-type="float"/>
          <table:table-cell table:formula="of:=MAX([.$C239];[.$P239])" office:value-type="float"/>
          <table:table-cell table:formula="of:=MAX([.$D239];[.$Q239])" office:value-type="float"/>
          <table:table-cell table:formula="of:=MAX([.$E239];[.$R239])" office:value-type="float"/>
          <table:table-cell table:formula="of:=MAX([.$F239];[.$S239])" office:value-type="float"/>
          <table:table-cell table:formula="of:=MAX([.$G239];[.$T239])" office:value-type="float"/>
          <table:table-cell table:formula="of:=MAX([.$H239];[.$U239])" office:value-type="float"/>
          <table:table-cell table:formula="of:=MAX([.$I239];[.$V239])" office:value-type="float"/>
          <table:table-cell table:formula="of:=MAX([.$J239])" office:value-type="float"/>
          <table:table-cell table:formula="of:=MAX([.$K239];[.$W239])" office:value-type="float"/>
          <table:table-cell table:formula="of:=MAX([.$L239];[.$X239])" office:value-type="float"/>
          <table:table-cell table:formula="of:=MAX([.$M239];[.$Y239])" office:value-type="float"/>
          <table:table-cell table:formula="of:=MAX([.$N239];[.$Z239])" office:value-type="float"/>
        </table:table-row>
        <table:table-row table:style-name="ro1">
          <table:table-cell office:value-type="string">
            <text:p>p06.pddl/7</text:p>
          </table:table-cell>
          <table:table-cell office:value-type="float" office:value="1.6199"/>
          <table:table-cell office:value-type="float" office:value="1.559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950.0"/>
          <table:table-cell office:value-type="float" office:value="15296.0"/>
          <table:table-cell office:value-type="float" office:value="5186.0"/>
          <table:table-cell office:value-type="float" office:value="103593.0"/>
          <table:table-cell office:value-type="float" office:value="36181.0"/>
          <table:table-cell office:value-type="float" office:value="0.0"/>
          <table:table-cell office:value-type="float" office:value="0.0"/>
          <table:table-cell office:value-type="float" office:value="1.46859"/>
          <table:table-cell office:value-type="float" office:value="1.414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68.0"/>
          <table:table-cell office:value-type="float" office:value="2143.0"/>
          <table:table-cell office:value-type="float" office:value="103593.0"/>
          <table:table-cell office:value-type="float" office:value="36181.0"/>
          <table:table-cell office:value-type="float" office:value="0.0"/>
          <table:table-cell office:value-type="float" office:value="0.0"/>
          <table:table-cell table:formula="of:=MIN([.$B240];[.$O240])" office:value-type="float"/>
          <table:table-cell table:formula="of:=MIN([.$C240];[.$P240])" office:value-type="float"/>
          <table:table-cell table:formula="of:=MIN([.$D240];[.$Q240])" office:value-type="float"/>
          <table:table-cell table:formula="of:=MIN([.$E240];[.$R240])" office:value-type="float"/>
          <table:table-cell table:formula="of:=MIN([.$F240];[.$S240])" office:value-type="float"/>
          <table:table-cell table:formula="of:=MIN([.$G240];[.$T240])" office:value-type="float"/>
          <table:table-cell table:formula="of:=MIN([.$H240];[.$U240])" office:value-type="float"/>
          <table:table-cell table:formula="of:=MIN([.$I240];[.$V240])" office:value-type="float"/>
          <table:table-cell table:formula="of:=MIN([.$J240])" office:value-type="float"/>
          <table:table-cell table:formula="of:=MIN([.$K240];[.$W240])" office:value-type="float"/>
          <table:table-cell table:formula="of:=MIN([.$L240];[.$X240])" office:value-type="float"/>
          <table:table-cell table:formula="of:=MIN([.$M240];[.$Y240])" office:value-type="float"/>
          <table:table-cell table:formula="of:=MIN([.$N240];[.$Z240])" office:value-type="float"/>
          <table:table-cell table:formula="of:=MEDIAN([.$B240];[.$O240])" office:value-type="float"/>
          <table:table-cell table:formula="of:=MEDIAN([.$C240];[.$P240])" office:value-type="float"/>
          <table:table-cell table:formula="of:=MEDIAN([.$D240];[.$Q240])" office:value-type="float"/>
          <table:table-cell table:formula="of:=MEDIAN([.$E240];[.$R240])" office:value-type="float"/>
          <table:table-cell table:formula="of:=MEDIAN([.$F240];[.$S240])" office:value-type="float"/>
          <table:table-cell table:formula="of:=MEDIAN([.$G240];[.$T240])" office:value-type="float"/>
          <table:table-cell table:formula="of:=MEDIAN([.$H240];[.$U240])" office:value-type="float"/>
          <table:table-cell table:formula="of:=MEDIAN([.$I240];[.$V240])" office:value-type="float"/>
          <table:table-cell table:formula="of:=MEDIAN([.$J240])" office:value-type="float"/>
          <table:table-cell table:formula="of:=MEDIAN([.$K240];[.$W240])" office:value-type="float"/>
          <table:table-cell table:formula="of:=MEDIAN([.$L240];[.$X240])" office:value-type="float"/>
          <table:table-cell table:formula="of:=MEDIAN([.$M240];[.$Y240])" office:value-type="float"/>
          <table:table-cell table:formula="of:=MEDIAN([.$N240];[.$Z240])" office:value-type="float"/>
          <table:table-cell table:formula="of:=MAX([.$B240];[.$O240])" office:value-type="float"/>
          <table:table-cell table:formula="of:=MAX([.$C240];[.$P240])" office:value-type="float"/>
          <table:table-cell table:formula="of:=MAX([.$D240];[.$Q240])" office:value-type="float"/>
          <table:table-cell table:formula="of:=MAX([.$E240];[.$R240])" office:value-type="float"/>
          <table:table-cell table:formula="of:=MAX([.$F240];[.$S240])" office:value-type="float"/>
          <table:table-cell table:formula="of:=MAX([.$G240];[.$T240])" office:value-type="float"/>
          <table:table-cell table:formula="of:=MAX([.$H240];[.$U240])" office:value-type="float"/>
          <table:table-cell table:formula="of:=MAX([.$I240];[.$V240])" office:value-type="float"/>
          <table:table-cell table:formula="of:=MAX([.$J240])" office:value-type="float"/>
          <table:table-cell table:formula="of:=MAX([.$K240];[.$W240])" office:value-type="float"/>
          <table:table-cell table:formula="of:=MAX([.$L240];[.$X240])" office:value-type="float"/>
          <table:table-cell table:formula="of:=MAX([.$M240];[.$Y240])" office:value-type="float"/>
          <table:table-cell table:formula="of:=MAX([.$N240];[.$Z240])" office:value-type="float"/>
        </table:table-row>
        <table:table-row table:style-name="ro1">
          <table:table-cell office:value-type="string">
            <text:p>p06.pddl/8</text:p>
          </table:table-cell>
          <table:table-cell office:value-type="float" office:value="2.90893"/>
          <table:table-cell office:value-type="float" office:value="2.554"/>
          <table:table-cell office:value-type="float" office:value="0.99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706.0"/>
          <table:table-cell office:value-type="float" office:value="29958.0"/>
          <table:table-cell office:value-type="float" office:value="20729.0"/>
          <table:table-cell office:value-type="float" office:value="117409.0"/>
          <table:table-cell office:value-type="float" office:value="45858.0"/>
          <table:table-cell office:value-type="float" office:value="0.0"/>
          <table:table-cell office:value-type="float" office:value="0.0"/>
          <table:table-cell office:value-type="float" office:value="1.69363"/>
          <table:table-cell office:value-type="float" office:value="1.632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40.0"/>
          <table:table-cell office:value-type="float" office:value="1551.0"/>
          <table:table-cell office:value-type="float" office:value="117409.0"/>
          <table:table-cell office:value-type="float" office:value="45858.0"/>
          <table:table-cell office:value-type="float" office:value="0.0"/>
          <table:table-cell office:value-type="float" office:value="0.0"/>
          <table:table-cell table:formula="of:=MIN([.$B241];[.$O241])" office:value-type="float"/>
          <table:table-cell table:formula="of:=MIN([.$C241];[.$P241])" office:value-type="float"/>
          <table:table-cell table:formula="of:=MIN([.$D241];[.$Q241])" office:value-type="float"/>
          <table:table-cell table:formula="of:=MIN([.$E241];[.$R241])" office:value-type="float"/>
          <table:table-cell table:formula="of:=MIN([.$F241];[.$S241])" office:value-type="float"/>
          <table:table-cell table:formula="of:=MIN([.$G241];[.$T241])" office:value-type="float"/>
          <table:table-cell table:formula="of:=MIN([.$H241];[.$U241])" office:value-type="float"/>
          <table:table-cell table:formula="of:=MIN([.$I241];[.$V241])" office:value-type="float"/>
          <table:table-cell table:formula="of:=MIN([.$J241])" office:value-type="float"/>
          <table:table-cell table:formula="of:=MIN([.$K241];[.$W241])" office:value-type="float"/>
          <table:table-cell table:formula="of:=MIN([.$L241];[.$X241])" office:value-type="float"/>
          <table:table-cell table:formula="of:=MIN([.$M241];[.$Y241])" office:value-type="float"/>
          <table:table-cell table:formula="of:=MIN([.$N241];[.$Z241])" office:value-type="float"/>
          <table:table-cell table:formula="of:=MEDIAN([.$B241];[.$O241])" office:value-type="float"/>
          <table:table-cell table:formula="of:=MEDIAN([.$C241];[.$P241])" office:value-type="float"/>
          <table:table-cell table:formula="of:=MEDIAN([.$D241];[.$Q241])" office:value-type="float"/>
          <table:table-cell table:formula="of:=MEDIAN([.$E241];[.$R241])" office:value-type="float"/>
          <table:table-cell table:formula="of:=MEDIAN([.$F241];[.$S241])" office:value-type="float"/>
          <table:table-cell table:formula="of:=MEDIAN([.$G241];[.$T241])" office:value-type="float"/>
          <table:table-cell table:formula="of:=MEDIAN([.$H241];[.$U241])" office:value-type="float"/>
          <table:table-cell table:formula="of:=MEDIAN([.$I241];[.$V241])" office:value-type="float"/>
          <table:table-cell table:formula="of:=MEDIAN([.$J241])" office:value-type="float"/>
          <table:table-cell table:formula="of:=MEDIAN([.$K241];[.$W241])" office:value-type="float"/>
          <table:table-cell table:formula="of:=MEDIAN([.$L241];[.$X241])" office:value-type="float"/>
          <table:table-cell table:formula="of:=MEDIAN([.$M241];[.$Y241])" office:value-type="float"/>
          <table:table-cell table:formula="of:=MEDIAN([.$N241];[.$Z241])" office:value-type="float"/>
          <table:table-cell table:formula="of:=MAX([.$B241];[.$O241])" office:value-type="float"/>
          <table:table-cell table:formula="of:=MAX([.$C241];[.$P241])" office:value-type="float"/>
          <table:table-cell table:formula="of:=MAX([.$D241];[.$Q241])" office:value-type="float"/>
          <table:table-cell table:formula="of:=MAX([.$E241];[.$R241])" office:value-type="float"/>
          <table:table-cell table:formula="of:=MAX([.$F241];[.$S241])" office:value-type="float"/>
          <table:table-cell table:formula="of:=MAX([.$G241];[.$T241])" office:value-type="float"/>
          <table:table-cell table:formula="of:=MAX([.$H241];[.$U241])" office:value-type="float"/>
          <table:table-cell table:formula="of:=MAX([.$I241];[.$V241])" office:value-type="float"/>
          <table:table-cell table:formula="of:=MAX([.$J241])" office:value-type="float"/>
          <table:table-cell table:formula="of:=MAX([.$K241];[.$W241])" office:value-type="float"/>
          <table:table-cell table:formula="of:=MAX([.$L241];[.$X241])" office:value-type="float"/>
          <table:table-cell table:formula="of:=MAX([.$M241];[.$Y241])" office:value-type="float"/>
          <table:table-cell table:formula="of:=MAX([.$N241];[.$Z241])" office:value-type="float"/>
        </table:table-row>
        <table:table-row table:style-name="ro1">
          <table:table-cell office:value-type="string">
            <text:p>p06.pddl/9</text:p>
          </table:table-cell>
          <table:table-cell office:value-type="float" office:value="3.01732"/>
          <table:table-cell office:value-type="float" office:value="2.953"/>
          <table:table-cell office:value-type="float" office:value="1.28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900.0"/>
          <table:table-cell office:value-type="float" office:value="21500.0"/>
          <table:table-cell office:value-type="float" office:value="14513.0"/>
          <table:table-cell office:value-type="float" office:value="131225.0"/>
          <table:table-cell office:value-type="float" office:value="56128.0"/>
          <table:table-cell office:value-type="float" office:value="0.0"/>
          <table:table-cell office:value-type="float" office:value="0.0"/>
          <table:table-cell office:value-type="float" office:value="2.03652"/>
          <table:table-cell office:value-type="float" office:value="1.974"/>
          <table:table-cell office:value-type="float" office:value="0.48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307.0"/>
          <table:table-cell office:value-type="float" office:value="6088.0"/>
          <table:table-cell office:value-type="float" office:value="131225.0"/>
          <table:table-cell office:value-type="float" office:value="56128.0"/>
          <table:table-cell office:value-type="float" office:value="0.0"/>
          <table:table-cell office:value-type="float" office:value="0.0"/>
          <table:table-cell table:formula="of:=MIN([.$B242];[.$O242])" office:value-type="float"/>
          <table:table-cell table:formula="of:=MIN([.$C242];[.$P242])" office:value-type="float"/>
          <table:table-cell table:formula="of:=MIN([.$D242];[.$Q242])" office:value-type="float"/>
          <table:table-cell table:formula="of:=MIN([.$E242];[.$R242])" office:value-type="float"/>
          <table:table-cell table:formula="of:=MIN([.$F242];[.$S242])" office:value-type="float"/>
          <table:table-cell table:formula="of:=MIN([.$G242];[.$T242])" office:value-type="float"/>
          <table:table-cell table:formula="of:=MIN([.$H242];[.$U242])" office:value-type="float"/>
          <table:table-cell table:formula="of:=MIN([.$I242];[.$V242])" office:value-type="float"/>
          <table:table-cell table:formula="of:=MIN([.$J242])" office:value-type="float"/>
          <table:table-cell table:formula="of:=MIN([.$K242];[.$W242])" office:value-type="float"/>
          <table:table-cell table:formula="of:=MIN([.$L242];[.$X242])" office:value-type="float"/>
          <table:table-cell table:formula="of:=MIN([.$M242];[.$Y242])" office:value-type="float"/>
          <table:table-cell table:formula="of:=MIN([.$N242];[.$Z242])" office:value-type="float"/>
          <table:table-cell table:formula="of:=MEDIAN([.$B242];[.$O242])" office:value-type="float"/>
          <table:table-cell table:formula="of:=MEDIAN([.$C242];[.$P242])" office:value-type="float"/>
          <table:table-cell table:formula="of:=MEDIAN([.$D242];[.$Q242])" office:value-type="float"/>
          <table:table-cell table:formula="of:=MEDIAN([.$E242];[.$R242])" office:value-type="float"/>
          <table:table-cell table:formula="of:=MEDIAN([.$F242];[.$S242])" office:value-type="float"/>
          <table:table-cell table:formula="of:=MEDIAN([.$G242];[.$T242])" office:value-type="float"/>
          <table:table-cell table:formula="of:=MEDIAN([.$H242];[.$U242])" office:value-type="float"/>
          <table:table-cell table:formula="of:=MEDIAN([.$I242];[.$V242])" office:value-type="float"/>
          <table:table-cell table:formula="of:=MEDIAN([.$J242])" office:value-type="float"/>
          <table:table-cell table:formula="of:=MEDIAN([.$K242];[.$W242])" office:value-type="float"/>
          <table:table-cell table:formula="of:=MEDIAN([.$L242];[.$X242])" office:value-type="float"/>
          <table:table-cell table:formula="of:=MEDIAN([.$M242];[.$Y242])" office:value-type="float"/>
          <table:table-cell table:formula="of:=MEDIAN([.$N242];[.$Z242])" office:value-type="float"/>
          <table:table-cell table:formula="of:=MAX([.$B242];[.$O242])" office:value-type="float"/>
          <table:table-cell table:formula="of:=MAX([.$C242];[.$P242])" office:value-type="float"/>
          <table:table-cell table:formula="of:=MAX([.$D242];[.$Q242])" office:value-type="float"/>
          <table:table-cell table:formula="of:=MAX([.$E242];[.$R242])" office:value-type="float"/>
          <table:table-cell table:formula="of:=MAX([.$F242];[.$S242])" office:value-type="float"/>
          <table:table-cell table:formula="of:=MAX([.$G242];[.$T242])" office:value-type="float"/>
          <table:table-cell table:formula="of:=MAX([.$H242];[.$U242])" office:value-type="float"/>
          <table:table-cell table:formula="of:=MAX([.$I242];[.$V242])" office:value-type="float"/>
          <table:table-cell table:formula="of:=MAX([.$J242])" office:value-type="float"/>
          <table:table-cell table:formula="of:=MAX([.$K242];[.$W242])" office:value-type="float"/>
          <table:table-cell table:formula="of:=MAX([.$L242];[.$X242])" office:value-type="float"/>
          <table:table-cell table:formula="of:=MAX([.$M242];[.$Y242])" office:value-type="float"/>
          <table:table-cell table:formula="of:=MAX([.$N242];[.$Z242])" office:value-type="float"/>
        </table:table-row>
        <table:table-row table:style-name="ro1">
          <table:table-cell office:value-type="string">
            <text:p>p07.pddl/1</text:p>
          </table:table-cell>
          <table:table-cell office:value-type="float" office:value="0.22729"/>
          <table:table-cell office:value-type="float" office:value="0.1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973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0.217622"/>
          <table:table-cell office:value-type="float" office:value="0.1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973.0"/>
          <table:table-cell office:value-type="float" office:value="4.0"/>
          <table:table-cell office:value-type="float" office:value="0.0"/>
          <table:table-cell office:value-type="float" office:value="0.0"/>
          <table:table-cell table:formula="of:=MIN([.$B243];[.$O243])" office:value-type="float"/>
          <table:table-cell table:formula="of:=MIN([.$C243];[.$P243])" office:value-type="float"/>
          <table:table-cell table:formula="of:=MIN([.$D243];[.$Q243])" office:value-type="float"/>
          <table:table-cell table:formula="of:=MIN([.$E243];[.$R243])" office:value-type="float"/>
          <table:table-cell table:formula="of:=MIN([.$F243];[.$S243])" office:value-type="float"/>
          <table:table-cell table:formula="of:=MIN([.$G243];[.$T243])" office:value-type="float"/>
          <table:table-cell table:formula="of:=MIN([.$H243];[.$U243])" office:value-type="float"/>
          <table:table-cell table:formula="of:=MIN([.$I243];[.$V243])" office:value-type="float"/>
          <table:table-cell table:formula="of:=MIN([.$J243])" office:value-type="float"/>
          <table:table-cell table:formula="of:=MIN([.$K243];[.$W243])" office:value-type="float"/>
          <table:table-cell table:formula="of:=MIN([.$L243];[.$X243])" office:value-type="float"/>
          <table:table-cell table:formula="of:=MIN([.$M243];[.$Y243])" office:value-type="float"/>
          <table:table-cell table:formula="of:=MIN([.$N243];[.$Z243])" office:value-type="float"/>
          <table:table-cell table:formula="of:=MEDIAN([.$B243];[.$O243])" office:value-type="float"/>
          <table:table-cell table:formula="of:=MEDIAN([.$C243];[.$P243])" office:value-type="float"/>
          <table:table-cell table:formula="of:=MEDIAN([.$D243];[.$Q243])" office:value-type="float"/>
          <table:table-cell table:formula="of:=MEDIAN([.$E243];[.$R243])" office:value-type="float"/>
          <table:table-cell table:formula="of:=MEDIAN([.$F243];[.$S243])" office:value-type="float"/>
          <table:table-cell table:formula="of:=MEDIAN([.$G243];[.$T243])" office:value-type="float"/>
          <table:table-cell table:formula="of:=MEDIAN([.$H243];[.$U243])" office:value-type="float"/>
          <table:table-cell table:formula="of:=MEDIAN([.$I243];[.$V243])" office:value-type="float"/>
          <table:table-cell table:formula="of:=MEDIAN([.$J243])" office:value-type="float"/>
          <table:table-cell table:formula="of:=MEDIAN([.$K243];[.$W243])" office:value-type="float"/>
          <table:table-cell table:formula="of:=MEDIAN([.$L243];[.$X243])" office:value-type="float"/>
          <table:table-cell table:formula="of:=MEDIAN([.$M243];[.$Y243])" office:value-type="float"/>
          <table:table-cell table:formula="of:=MEDIAN([.$N243];[.$Z243])" office:value-type="float"/>
          <table:table-cell table:formula="of:=MAX([.$B243];[.$O243])" office:value-type="float"/>
          <table:table-cell table:formula="of:=MAX([.$C243];[.$P243])" office:value-type="float"/>
          <table:table-cell table:formula="of:=MAX([.$D243];[.$Q243])" office:value-type="float"/>
          <table:table-cell table:formula="of:=MAX([.$E243];[.$R243])" office:value-type="float"/>
          <table:table-cell table:formula="of:=MAX([.$F243];[.$S243])" office:value-type="float"/>
          <table:table-cell table:formula="of:=MAX([.$G243];[.$T243])" office:value-type="float"/>
          <table:table-cell table:formula="of:=MAX([.$H243];[.$U243])" office:value-type="float"/>
          <table:table-cell table:formula="of:=MAX([.$I243];[.$V243])" office:value-type="float"/>
          <table:table-cell table:formula="of:=MAX([.$J243])" office:value-type="float"/>
          <table:table-cell table:formula="of:=MAX([.$K243];[.$W243])" office:value-type="float"/>
          <table:table-cell table:formula="of:=MAX([.$L243];[.$X243])" office:value-type="float"/>
          <table:table-cell table:formula="of:=MAX([.$M243];[.$Y243])" office:value-type="float"/>
          <table:table-cell table:formula="of:=MAX([.$N243];[.$Z243])" office:value-type="float"/>
        </table:table-row>
        <table:table-row table:style-name="ro1">
          <table:table-cell office:value-type="string">
            <text:p>p07.pddl/10</text:p>
          </table:table-cell>
          <table:table-cell office:value-type="float" office:value="4.94742"/>
          <table:table-cell office:value-type="float" office:value="4.893"/>
          <table:table-cell office:value-type="float" office:value="3.74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881.0"/>
          <table:table-cell office:value-type="float" office:value="24508.0"/>
          <table:table-cell office:value-type="float" office:value="22233.0"/>
          <table:table-cell office:value-type="float" office:value="83667.0"/>
          <table:table-cell office:value-type="float" office:value="46049.0"/>
          <table:table-cell office:value-type="float" office:value="0.0"/>
          <table:table-cell office:value-type="float" office:value="0.0"/>
          <table:table-cell office:value-type="float" office:value="1.59491"/>
          <table:table-cell office:value-type="float" office:value="1.54"/>
          <table:table-cell office:value-type="float" office:value="0.64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524.0"/>
          <table:table-cell office:value-type="float" office:value="4929.0"/>
          <table:table-cell office:value-type="float" office:value="83667.0"/>
          <table:table-cell office:value-type="float" office:value="46049.0"/>
          <table:table-cell office:value-type="float" office:value="0.0"/>
          <table:table-cell office:value-type="float" office:value="0.0"/>
          <table:table-cell table:formula="of:=MIN([.$B244];[.$O244])" office:value-type="float"/>
          <table:table-cell table:formula="of:=MIN([.$C244];[.$P244])" office:value-type="float"/>
          <table:table-cell table:formula="of:=MIN([.$D244];[.$Q244])" office:value-type="float"/>
          <table:table-cell table:formula="of:=MIN([.$E244];[.$R244])" office:value-type="float"/>
          <table:table-cell table:formula="of:=MIN([.$F244];[.$S244])" office:value-type="float"/>
          <table:table-cell table:formula="of:=MIN([.$G244];[.$T244])" office:value-type="float"/>
          <table:table-cell table:formula="of:=MIN([.$H244];[.$U244])" office:value-type="float"/>
          <table:table-cell table:formula="of:=MIN([.$I244];[.$V244])" office:value-type="float"/>
          <table:table-cell table:formula="of:=MIN([.$J244])" office:value-type="float"/>
          <table:table-cell table:formula="of:=MIN([.$K244];[.$W244])" office:value-type="float"/>
          <table:table-cell table:formula="of:=MIN([.$L244];[.$X244])" office:value-type="float"/>
          <table:table-cell table:formula="of:=MIN([.$M244];[.$Y244])" office:value-type="float"/>
          <table:table-cell table:formula="of:=MIN([.$N244];[.$Z244])" office:value-type="float"/>
          <table:table-cell table:formula="of:=MEDIAN([.$B244];[.$O244])" office:value-type="float"/>
          <table:table-cell table:formula="of:=MEDIAN([.$C244];[.$P244])" office:value-type="float"/>
          <table:table-cell table:formula="of:=MEDIAN([.$D244];[.$Q244])" office:value-type="float"/>
          <table:table-cell table:formula="of:=MEDIAN([.$E244];[.$R244])" office:value-type="float"/>
          <table:table-cell table:formula="of:=MEDIAN([.$F244];[.$S244])" office:value-type="float"/>
          <table:table-cell table:formula="of:=MEDIAN([.$G244];[.$T244])" office:value-type="float"/>
          <table:table-cell table:formula="of:=MEDIAN([.$H244];[.$U244])" office:value-type="float"/>
          <table:table-cell table:formula="of:=MEDIAN([.$I244];[.$V244])" office:value-type="float"/>
          <table:table-cell table:formula="of:=MEDIAN([.$J244])" office:value-type="float"/>
          <table:table-cell table:formula="of:=MEDIAN([.$K244];[.$W244])" office:value-type="float"/>
          <table:table-cell table:formula="of:=MEDIAN([.$L244];[.$X244])" office:value-type="float"/>
          <table:table-cell table:formula="of:=MEDIAN([.$M244];[.$Y244])" office:value-type="float"/>
          <table:table-cell table:formula="of:=MEDIAN([.$N244];[.$Z244])" office:value-type="float"/>
          <table:table-cell table:formula="of:=MAX([.$B244];[.$O244])" office:value-type="float"/>
          <table:table-cell table:formula="of:=MAX([.$C244];[.$P244])" office:value-type="float"/>
          <table:table-cell table:formula="of:=MAX([.$D244];[.$Q244])" office:value-type="float"/>
          <table:table-cell table:formula="of:=MAX([.$E244];[.$R244])" office:value-type="float"/>
          <table:table-cell table:formula="of:=MAX([.$F244];[.$S244])" office:value-type="float"/>
          <table:table-cell table:formula="of:=MAX([.$G244];[.$T244])" office:value-type="float"/>
          <table:table-cell table:formula="of:=MAX([.$H244];[.$U244])" office:value-type="float"/>
          <table:table-cell table:formula="of:=MAX([.$I244];[.$V244])" office:value-type="float"/>
          <table:table-cell table:formula="of:=MAX([.$J244])" office:value-type="float"/>
          <table:table-cell table:formula="of:=MAX([.$K244];[.$W244])" office:value-type="float"/>
          <table:table-cell table:formula="of:=MAX([.$L244];[.$X244])" office:value-type="float"/>
          <table:table-cell table:formula="of:=MAX([.$M244];[.$Y244])" office:value-type="float"/>
          <table:table-cell table:formula="of:=MAX([.$N244];[.$Z244])" office:value-type="float"/>
        </table:table-row>
        <table:table-row table:style-name="ro1">
          <table:table-cell office:value-type="string">
            <text:p>p07.pddl/11</text:p>
          </table:table-cell>
          <table:table-cell office:value-type="float" office:value="8.08469"/>
          <table:table-cell office:value-type="float" office:value="8.027"/>
          <table:table-cell office:value-type="float" office:value="6.9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8059.0"/>
          <table:table-cell office:value-type="float" office:value="38255.0"/>
          <table:table-cell office:value-type="float" office:value="35660.0"/>
          <table:table-cell office:value-type="float" office:value="91633.0"/>
          <table:table-cell office:value-type="float" office:value="52634.0"/>
          <table:table-cell office:value-type="float" office:value="0.0"/>
          <table:table-cell office:value-type="float" office:value="0.0"/>
          <table:table-cell office:value-type="float" office:value="2.28718"/>
          <table:table-cell office:value-type="float" office:value="2.232"/>
          <table:table-cell office:value-type="float" office:value="1.26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863.0"/>
          <table:table-cell office:value-type="float" office:value="8406.0"/>
          <table:table-cell office:value-type="float" office:value="91633.0"/>
          <table:table-cell office:value-type="float" office:value="52634.0"/>
          <table:table-cell office:value-type="float" office:value="0.0"/>
          <table:table-cell office:value-type="float" office:value="0.0"/>
          <table:table-cell table:formula="of:=MIN([.$B245];[.$O245])" office:value-type="float"/>
          <table:table-cell table:formula="of:=MIN([.$C245];[.$P245])" office:value-type="float"/>
          <table:table-cell table:formula="of:=MIN([.$D245];[.$Q245])" office:value-type="float"/>
          <table:table-cell table:formula="of:=MIN([.$E245];[.$R245])" office:value-type="float"/>
          <table:table-cell table:formula="of:=MIN([.$F245];[.$S245])" office:value-type="float"/>
          <table:table-cell table:formula="of:=MIN([.$G245];[.$T245])" office:value-type="float"/>
          <table:table-cell table:formula="of:=MIN([.$H245];[.$U245])" office:value-type="float"/>
          <table:table-cell table:formula="of:=MIN([.$I245];[.$V245])" office:value-type="float"/>
          <table:table-cell table:formula="of:=MIN([.$J245])" office:value-type="float"/>
          <table:table-cell table:formula="of:=MIN([.$K245];[.$W245])" office:value-type="float"/>
          <table:table-cell table:formula="of:=MIN([.$L245];[.$X245])" office:value-type="float"/>
          <table:table-cell table:formula="of:=MIN([.$M245];[.$Y245])" office:value-type="float"/>
          <table:table-cell table:formula="of:=MIN([.$N245];[.$Z245])" office:value-type="float"/>
          <table:table-cell table:formula="of:=MEDIAN([.$B245];[.$O245])" office:value-type="float"/>
          <table:table-cell table:formula="of:=MEDIAN([.$C245];[.$P245])" office:value-type="float"/>
          <table:table-cell table:formula="of:=MEDIAN([.$D245];[.$Q245])" office:value-type="float"/>
          <table:table-cell table:formula="of:=MEDIAN([.$E245];[.$R245])" office:value-type="float"/>
          <table:table-cell table:formula="of:=MEDIAN([.$F245];[.$S245])" office:value-type="float"/>
          <table:table-cell table:formula="of:=MEDIAN([.$G245];[.$T245])" office:value-type="float"/>
          <table:table-cell table:formula="of:=MEDIAN([.$H245];[.$U245])" office:value-type="float"/>
          <table:table-cell table:formula="of:=MEDIAN([.$I245];[.$V245])" office:value-type="float"/>
          <table:table-cell table:formula="of:=MEDIAN([.$J245])" office:value-type="float"/>
          <table:table-cell table:formula="of:=MEDIAN([.$K245];[.$W245])" office:value-type="float"/>
          <table:table-cell table:formula="of:=MEDIAN([.$L245];[.$X245])" office:value-type="float"/>
          <table:table-cell table:formula="of:=MEDIAN([.$M245];[.$Y245])" office:value-type="float"/>
          <table:table-cell table:formula="of:=MEDIAN([.$N245];[.$Z245])" office:value-type="float"/>
          <table:table-cell table:formula="of:=MAX([.$B245];[.$O245])" office:value-type="float"/>
          <table:table-cell table:formula="of:=MAX([.$C245];[.$P245])" office:value-type="float"/>
          <table:table-cell table:formula="of:=MAX([.$D245];[.$Q245])" office:value-type="float"/>
          <table:table-cell table:formula="of:=MAX([.$E245];[.$R245])" office:value-type="float"/>
          <table:table-cell table:formula="of:=MAX([.$F245];[.$S245])" office:value-type="float"/>
          <table:table-cell table:formula="of:=MAX([.$G245];[.$T245])" office:value-type="float"/>
          <table:table-cell table:formula="of:=MAX([.$H245];[.$U245])" office:value-type="float"/>
          <table:table-cell table:formula="of:=MAX([.$I245];[.$V245])" office:value-type="float"/>
          <table:table-cell table:formula="of:=MAX([.$J245])" office:value-type="float"/>
          <table:table-cell table:formula="of:=MAX([.$K245];[.$W245])" office:value-type="float"/>
          <table:table-cell table:formula="of:=MAX([.$L245];[.$X245])" office:value-type="float"/>
          <table:table-cell table:formula="of:=MAX([.$M245];[.$Y245])" office:value-type="float"/>
          <table:table-cell table:formula="of:=MAX([.$N245];[.$Z245])" office:value-type="float"/>
        </table:table-row>
        <table:table-row table:style-name="ro1">
          <table:table-cell office:value-type="string">
            <text:p>p07.pddl/12</text:p>
          </table:table-cell>
          <table:table-cell office:value-type="float" office:value="22.5633"/>
          <table:table-cell office:value-type="float" office:value="22.503"/>
          <table:table-cell office:value-type="float" office:value="21.33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3465.0"/>
          <table:table-cell office:value-type="float" office:value="77188.0"/>
          <table:table-cell office:value-type="float" office:value="74350.0"/>
          <table:table-cell office:value-type="float" office:value="99599.0"/>
          <table:table-cell office:value-type="float" office:value="59219.0"/>
          <table:table-cell office:value-type="float" office:value="0.0"/>
          <table:table-cell office:value-type="float" office:value="0.0"/>
          <table:table-cell office:value-type="float" office:value="3.21623"/>
          <table:table-cell office:value-type="float" office:value="3.16"/>
          <table:table-cell office:value-type="float" office:value="2.01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8968.0"/>
          <table:table-cell office:value-type="float" office:value="13002.0"/>
          <table:table-cell office:value-type="float" office:value="99599.0"/>
          <table:table-cell office:value-type="float" office:value="59219.0"/>
          <table:table-cell office:value-type="float" office:value="0.0"/>
          <table:table-cell office:value-type="float" office:value="0.0"/>
          <table:table-cell table:formula="of:=MIN([.$B246];[.$O246])" office:value-type="float"/>
          <table:table-cell table:formula="of:=MIN([.$C246];[.$P246])" office:value-type="float"/>
          <table:table-cell table:formula="of:=MIN([.$D246];[.$Q246])" office:value-type="float"/>
          <table:table-cell table:formula="of:=MIN([.$E246];[.$R246])" office:value-type="float"/>
          <table:table-cell table:formula="of:=MIN([.$F246];[.$S246])" office:value-type="float"/>
          <table:table-cell table:formula="of:=MIN([.$G246];[.$T246])" office:value-type="float"/>
          <table:table-cell table:formula="of:=MIN([.$H246];[.$U246])" office:value-type="float"/>
          <table:table-cell table:formula="of:=MIN([.$I246];[.$V246])" office:value-type="float"/>
          <table:table-cell table:formula="of:=MIN([.$J246])" office:value-type="float"/>
          <table:table-cell table:formula="of:=MIN([.$K246];[.$W246])" office:value-type="float"/>
          <table:table-cell table:formula="of:=MIN([.$L246];[.$X246])" office:value-type="float"/>
          <table:table-cell table:formula="of:=MIN([.$M246];[.$Y246])" office:value-type="float"/>
          <table:table-cell table:formula="of:=MIN([.$N246];[.$Z246])" office:value-type="float"/>
          <table:table-cell table:formula="of:=MEDIAN([.$B246];[.$O246])" office:value-type="float"/>
          <table:table-cell table:formula="of:=MEDIAN([.$C246];[.$P246])" office:value-type="float"/>
          <table:table-cell table:formula="of:=MEDIAN([.$D246];[.$Q246])" office:value-type="float"/>
          <table:table-cell table:formula="of:=MEDIAN([.$E246];[.$R246])" office:value-type="float"/>
          <table:table-cell table:formula="of:=MEDIAN([.$F246];[.$S246])" office:value-type="float"/>
          <table:table-cell table:formula="of:=MEDIAN([.$G246];[.$T246])" office:value-type="float"/>
          <table:table-cell table:formula="of:=MEDIAN([.$H246];[.$U246])" office:value-type="float"/>
          <table:table-cell table:formula="of:=MEDIAN([.$I246];[.$V246])" office:value-type="float"/>
          <table:table-cell table:formula="of:=MEDIAN([.$J246])" office:value-type="float"/>
          <table:table-cell table:formula="of:=MEDIAN([.$K246];[.$W246])" office:value-type="float"/>
          <table:table-cell table:formula="of:=MEDIAN([.$L246];[.$X246])" office:value-type="float"/>
          <table:table-cell table:formula="of:=MEDIAN([.$M246];[.$Y246])" office:value-type="float"/>
          <table:table-cell table:formula="of:=MEDIAN([.$N246];[.$Z246])" office:value-type="float"/>
          <table:table-cell table:formula="of:=MAX([.$B246];[.$O246])" office:value-type="float"/>
          <table:table-cell table:formula="of:=MAX([.$C246];[.$P246])" office:value-type="float"/>
          <table:table-cell table:formula="of:=MAX([.$D246];[.$Q246])" office:value-type="float"/>
          <table:table-cell table:formula="of:=MAX([.$E246];[.$R246])" office:value-type="float"/>
          <table:table-cell table:formula="of:=MAX([.$F246];[.$S246])" office:value-type="float"/>
          <table:table-cell table:formula="of:=MAX([.$G246];[.$T246])" office:value-type="float"/>
          <table:table-cell table:formula="of:=MAX([.$H246];[.$U246])" office:value-type="float"/>
          <table:table-cell table:formula="of:=MAX([.$I246];[.$V246])" office:value-type="float"/>
          <table:table-cell table:formula="of:=MAX([.$J246])" office:value-type="float"/>
          <table:table-cell table:formula="of:=MAX([.$K246];[.$W246])" office:value-type="float"/>
          <table:table-cell table:formula="of:=MAX([.$L246];[.$X246])" office:value-type="float"/>
          <table:table-cell table:formula="of:=MAX([.$M246];[.$Y246])" office:value-type="float"/>
          <table:table-cell table:formula="of:=MAX([.$N246];[.$Z246])" office:value-type="float"/>
        </table:table-row>
        <table:table-row table:style-name="ro1">
          <table:table-cell office:value-type="string">
            <text:p>p07.pddl/13</text:p>
          </table:table-cell>
          <table:table-cell office:value-type="float" office:value="38.4046"/>
          <table:table-cell office:value-type="float" office:value="38.343"/>
          <table:table-cell office:value-type="float" office:value="36.97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4031.0"/>
          <table:table-cell office:value-type="float" office:value="115145.0"/>
          <table:table-cell office:value-type="float" office:value="111671.0"/>
          <table:table-cell office:value-type="float" office:value="107565.0"/>
          <table:table-cell office:value-type="float" office:value="65804.0"/>
          <table:table-cell office:value-type="float" office:value="0.0"/>
          <table:table-cell office:value-type="float" office:value="0.0"/>
          <table:table-cell office:value-type="float" office:value="4.31908"/>
          <table:table-cell office:value-type="float" office:value="4.262"/>
          <table:table-cell office:value-type="float" office:value="2.99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1771.0"/>
          <table:table-cell office:value-type="float" office:value="16710.0"/>
          <table:table-cell office:value-type="float" office:value="107565.0"/>
          <table:table-cell office:value-type="float" office:value="65804.0"/>
          <table:table-cell office:value-type="float" office:value="0.0"/>
          <table:table-cell office:value-type="float" office:value="0.0"/>
          <table:table-cell table:formula="of:=MIN([.$B247];[.$O247])" office:value-type="float"/>
          <table:table-cell table:formula="of:=MIN([.$C247];[.$P247])" office:value-type="float"/>
          <table:table-cell table:formula="of:=MIN([.$D247];[.$Q247])" office:value-type="float"/>
          <table:table-cell table:formula="of:=MIN([.$E247];[.$R247])" office:value-type="float"/>
          <table:table-cell table:formula="of:=MIN([.$F247];[.$S247])" office:value-type="float"/>
          <table:table-cell table:formula="of:=MIN([.$G247];[.$T247])" office:value-type="float"/>
          <table:table-cell table:formula="of:=MIN([.$H247];[.$U247])" office:value-type="float"/>
          <table:table-cell table:formula="of:=MIN([.$I247];[.$V247])" office:value-type="float"/>
          <table:table-cell table:formula="of:=MIN([.$J247])" office:value-type="float"/>
          <table:table-cell table:formula="of:=MIN([.$K247];[.$W247])" office:value-type="float"/>
          <table:table-cell table:formula="of:=MIN([.$L247];[.$X247])" office:value-type="float"/>
          <table:table-cell table:formula="of:=MIN([.$M247];[.$Y247])" office:value-type="float"/>
          <table:table-cell table:formula="of:=MIN([.$N247];[.$Z247])" office:value-type="float"/>
          <table:table-cell table:formula="of:=MEDIAN([.$B247];[.$O247])" office:value-type="float"/>
          <table:table-cell table:formula="of:=MEDIAN([.$C247];[.$P247])" office:value-type="float"/>
          <table:table-cell table:formula="of:=MEDIAN([.$D247];[.$Q247])" office:value-type="float"/>
          <table:table-cell table:formula="of:=MEDIAN([.$E247];[.$R247])" office:value-type="float"/>
          <table:table-cell table:formula="of:=MEDIAN([.$F247];[.$S247])" office:value-type="float"/>
          <table:table-cell table:formula="of:=MEDIAN([.$G247];[.$T247])" office:value-type="float"/>
          <table:table-cell table:formula="of:=MEDIAN([.$H247];[.$U247])" office:value-type="float"/>
          <table:table-cell table:formula="of:=MEDIAN([.$I247];[.$V247])" office:value-type="float"/>
          <table:table-cell table:formula="of:=MEDIAN([.$J247])" office:value-type="float"/>
          <table:table-cell table:formula="of:=MEDIAN([.$K247];[.$W247])" office:value-type="float"/>
          <table:table-cell table:formula="of:=MEDIAN([.$L247];[.$X247])" office:value-type="float"/>
          <table:table-cell table:formula="of:=MEDIAN([.$M247];[.$Y247])" office:value-type="float"/>
          <table:table-cell table:formula="of:=MEDIAN([.$N247];[.$Z247])" office:value-type="float"/>
          <table:table-cell table:formula="of:=MAX([.$B247];[.$O247])" office:value-type="float"/>
          <table:table-cell table:formula="of:=MAX([.$C247];[.$P247])" office:value-type="float"/>
          <table:table-cell table:formula="of:=MAX([.$D247];[.$Q247])" office:value-type="float"/>
          <table:table-cell table:formula="of:=MAX([.$E247];[.$R247])" office:value-type="float"/>
          <table:table-cell table:formula="of:=MAX([.$F247];[.$S247])" office:value-type="float"/>
          <table:table-cell table:formula="of:=MAX([.$G247];[.$T247])" office:value-type="float"/>
          <table:table-cell table:formula="of:=MAX([.$H247];[.$U247])" office:value-type="float"/>
          <table:table-cell table:formula="of:=MAX([.$I247];[.$V247])" office:value-type="float"/>
          <table:table-cell table:formula="of:=MAX([.$J247])" office:value-type="float"/>
          <table:table-cell table:formula="of:=MAX([.$K247];[.$W247])" office:value-type="float"/>
          <table:table-cell table:formula="of:=MAX([.$L247];[.$X247])" office:value-type="float"/>
          <table:table-cell table:formula="of:=MAX([.$M247];[.$Y247])" office:value-type="float"/>
          <table:table-cell table:formula="of:=MAX([.$N247];[.$Z247])" office:value-type="float"/>
        </table:table-row>
        <table:table-row table:style-name="ro1">
          <table:table-cell office:value-type="string">
            <text:p>p07.pddl/14</text:p>
          </table:table-cell>
          <table:table-cell office:value-type="float" office:value="238.71"/>
          <table:table-cell office:value-type="float" office:value="238.493"/>
          <table:table-cell office:value-type="float" office:value="237.05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17227.0"/>
          <table:table-cell office:value-type="float" office:value="436603.0"/>
          <table:table-cell office:value-type="float" office:value="431904.0"/>
          <table:table-cell office:value-type="float" office:value="115531.0"/>
          <table:table-cell office:value-type="float" office:value="72389.0"/>
          <table:table-cell office:value-type="float" office:value="0.0"/>
          <table:table-cell office:value-type="float" office:value="0.0"/>
          <table:table-cell office:value-type="float" office:value="8.83397"/>
          <table:table-cell office:value-type="float" office:value="8.775"/>
          <table:table-cell office:value-type="float" office:value="7.29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4369.0"/>
          <table:table-cell office:value-type="float" office:value="32142.0"/>
          <table:table-cell office:value-type="float" office:value="115531.0"/>
          <table:table-cell office:value-type="float" office:value="72389.0"/>
          <table:table-cell office:value-type="float" office:value="0.0"/>
          <table:table-cell office:value-type="float" office:value="0.0"/>
          <table:table-cell table:formula="of:=MIN([.$B248];[.$O248])" office:value-type="float"/>
          <table:table-cell table:formula="of:=MIN([.$C248];[.$P248])" office:value-type="float"/>
          <table:table-cell table:formula="of:=MIN([.$D248];[.$Q248])" office:value-type="float"/>
          <table:table-cell table:formula="of:=MIN([.$E248];[.$R248])" office:value-type="float"/>
          <table:table-cell table:formula="of:=MIN([.$F248];[.$S248])" office:value-type="float"/>
          <table:table-cell table:formula="of:=MIN([.$G248];[.$T248])" office:value-type="float"/>
          <table:table-cell table:formula="of:=MIN([.$H248];[.$U248])" office:value-type="float"/>
          <table:table-cell table:formula="of:=MIN([.$I248];[.$V248])" office:value-type="float"/>
          <table:table-cell table:formula="of:=MIN([.$J248])" office:value-type="float"/>
          <table:table-cell table:formula="of:=MIN([.$K248];[.$W248])" office:value-type="float"/>
          <table:table-cell table:formula="of:=MIN([.$L248];[.$X248])" office:value-type="float"/>
          <table:table-cell table:formula="of:=MIN([.$M248];[.$Y248])" office:value-type="float"/>
          <table:table-cell table:formula="of:=MIN([.$N248];[.$Z248])" office:value-type="float"/>
          <table:table-cell table:formula="of:=MEDIAN([.$B248];[.$O248])" office:value-type="float"/>
          <table:table-cell table:formula="of:=MEDIAN([.$C248];[.$P248])" office:value-type="float"/>
          <table:table-cell table:formula="of:=MEDIAN([.$D248];[.$Q248])" office:value-type="float"/>
          <table:table-cell table:formula="of:=MEDIAN([.$E248];[.$R248])" office:value-type="float"/>
          <table:table-cell table:formula="of:=MEDIAN([.$F248];[.$S248])" office:value-type="float"/>
          <table:table-cell table:formula="of:=MEDIAN([.$G248];[.$T248])" office:value-type="float"/>
          <table:table-cell table:formula="of:=MEDIAN([.$H248];[.$U248])" office:value-type="float"/>
          <table:table-cell table:formula="of:=MEDIAN([.$I248];[.$V248])" office:value-type="float"/>
          <table:table-cell table:formula="of:=MEDIAN([.$J248])" office:value-type="float"/>
          <table:table-cell table:formula="of:=MEDIAN([.$K248];[.$W248])" office:value-type="float"/>
          <table:table-cell table:formula="of:=MEDIAN([.$L248];[.$X248])" office:value-type="float"/>
          <table:table-cell table:formula="of:=MEDIAN([.$M248];[.$Y248])" office:value-type="float"/>
          <table:table-cell table:formula="of:=MEDIAN([.$N248];[.$Z248])" office:value-type="float"/>
          <table:table-cell table:formula="of:=MAX([.$B248];[.$O248])" office:value-type="float"/>
          <table:table-cell table:formula="of:=MAX([.$C248];[.$P248])" office:value-type="float"/>
          <table:table-cell table:formula="of:=MAX([.$D248];[.$Q248])" office:value-type="float"/>
          <table:table-cell table:formula="of:=MAX([.$E248];[.$R248])" office:value-type="float"/>
          <table:table-cell table:formula="of:=MAX([.$F248];[.$S248])" office:value-type="float"/>
          <table:table-cell table:formula="of:=MAX([.$G248];[.$T248])" office:value-type="float"/>
          <table:table-cell table:formula="of:=MAX([.$H248];[.$U248])" office:value-type="float"/>
          <table:table-cell table:formula="of:=MAX([.$I248];[.$V248])" office:value-type="float"/>
          <table:table-cell table:formula="of:=MAX([.$J248])" office:value-type="float"/>
          <table:table-cell table:formula="of:=MAX([.$K248];[.$W248])" office:value-type="float"/>
          <table:table-cell table:formula="of:=MAX([.$L248];[.$X248])" office:value-type="float"/>
          <table:table-cell table:formula="of:=MAX([.$M248];[.$Y248])" office:value-type="float"/>
          <table:table-cell table:formula="of:=MAX([.$N248];[.$Z248])" office:value-type="float"/>
        </table:table-row>
        <table:table-row table:style-name="ro1">
          <table:table-cell office:value-type="string">
            <text:p>p07.pddl/15</text:p>
          </table:table-cell>
          <table:table-cell office:value-type="float" office:value="300.0"/>
          <table:table-cell office:value-type="float" office:value="299.999"/>
          <table:table-cell office:value-type="float" office:value="298.45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19472.0"/>
          <table:table-cell office:value-type="float" office:value="639941.0"/>
          <table:table-cell office:value-type="float" office:value="632730.0"/>
          <table:table-cell office:value-type="float" office:value="123497.0"/>
          <table:table-cell office:value-type="float" office:value="78974.0"/>
          <table:table-cell office:value-type="float" office:value="0.0"/>
          <table:table-cell office:value-type="float" office:value="0.0"/>
          <table:table-cell office:value-type="float" office:value="13.808"/>
          <table:table-cell office:value-type="float" office:value="13.737"/>
          <table:table-cell office:value-type="float" office:value="12.3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4203.0"/>
          <table:table-cell office:value-type="float" office:value="46542.0"/>
          <table:table-cell office:value-type="float" office:value="123497.0"/>
          <table:table-cell office:value-type="float" office:value="78974.0"/>
          <table:table-cell office:value-type="float" office:value="0.0"/>
          <table:table-cell office:value-type="float" office:value="0.0"/>
          <table:table-cell table:formula="of:=MIN([.$B249];[.$O249])" office:value-type="float"/>
          <table:table-cell table:formula="of:=MIN([.$C249];[.$P249])" office:value-type="float"/>
          <table:table-cell table:formula="of:=MIN([.$D249];[.$Q249])" office:value-type="float"/>
          <table:table-cell table:formula="of:=MIN([.$E249];[.$R249])" office:value-type="float"/>
          <table:table-cell table:formula="of:=MIN([.$F249];[.$S249])" office:value-type="float"/>
          <table:table-cell table:formula="of:=MIN([.$G249];[.$T249])" office:value-type="float"/>
          <table:table-cell table:formula="of:=MIN([.$H249];[.$U249])" office:value-type="float"/>
          <table:table-cell table:formula="of:=MIN([.$I249];[.$V249])" office:value-type="float"/>
          <table:table-cell table:formula="of:=MIN([.$J249])" office:value-type="float"/>
          <table:table-cell table:formula="of:=MIN([.$K249];[.$W249])" office:value-type="float"/>
          <table:table-cell table:formula="of:=MIN([.$L249];[.$X249])" office:value-type="float"/>
          <table:table-cell table:formula="of:=MIN([.$M249];[.$Y249])" office:value-type="float"/>
          <table:table-cell table:formula="of:=MIN([.$N249];[.$Z249])" office:value-type="float"/>
          <table:table-cell table:formula="of:=MEDIAN([.$B249];[.$O249])" office:value-type="float"/>
          <table:table-cell table:formula="of:=MEDIAN([.$C249];[.$P249])" office:value-type="float"/>
          <table:table-cell table:formula="of:=MEDIAN([.$D249];[.$Q249])" office:value-type="float"/>
          <table:table-cell table:formula="of:=MEDIAN([.$E249];[.$R249])" office:value-type="float"/>
          <table:table-cell table:formula="of:=MEDIAN([.$F249];[.$S249])" office:value-type="float"/>
          <table:table-cell table:formula="of:=MEDIAN([.$G249];[.$T249])" office:value-type="float"/>
          <table:table-cell table:formula="of:=MEDIAN([.$H249];[.$U249])" office:value-type="float"/>
          <table:table-cell table:formula="of:=MEDIAN([.$I249];[.$V249])" office:value-type="float"/>
          <table:table-cell table:formula="of:=MEDIAN([.$J249])" office:value-type="float"/>
          <table:table-cell table:formula="of:=MEDIAN([.$K249];[.$W249])" office:value-type="float"/>
          <table:table-cell table:formula="of:=MEDIAN([.$L249];[.$X249])" office:value-type="float"/>
          <table:table-cell table:formula="of:=MEDIAN([.$M249];[.$Y249])" office:value-type="float"/>
          <table:table-cell table:formula="of:=MEDIAN([.$N249];[.$Z249])" office:value-type="float"/>
          <table:table-cell table:formula="of:=MAX([.$B249];[.$O249])" office:value-type="float"/>
          <table:table-cell table:formula="of:=MAX([.$C249];[.$P249])" office:value-type="float"/>
          <table:table-cell table:formula="of:=MAX([.$D249];[.$Q249])" office:value-type="float"/>
          <table:table-cell table:formula="of:=MAX([.$E249];[.$R249])" office:value-type="float"/>
          <table:table-cell table:formula="of:=MAX([.$F249];[.$S249])" office:value-type="float"/>
          <table:table-cell table:formula="of:=MAX([.$G249];[.$T249])" office:value-type="float"/>
          <table:table-cell table:formula="of:=MAX([.$H249];[.$U249])" office:value-type="float"/>
          <table:table-cell table:formula="of:=MAX([.$I249];[.$V249])" office:value-type="float"/>
          <table:table-cell table:formula="of:=MAX([.$J249])" office:value-type="float"/>
          <table:table-cell table:formula="of:=MAX([.$K249];[.$W249])" office:value-type="float"/>
          <table:table-cell table:formula="of:=MAX([.$L249];[.$X249])" office:value-type="float"/>
          <table:table-cell table:formula="of:=MAX([.$M249];[.$Y249])" office:value-type="float"/>
          <table:table-cell table:formula="of:=MAX([.$N249];[.$Z249])" office:value-type="float"/>
        </table:table-row>
        <table:table-row table:style-name="ro1">
          <table:table-cell office:value-type="string">
            <text:p>p07.pddl/16</text:p>
          </table:table-cell>
          <table:table-cell office:value-type="float" office:value="300.0"/>
          <table:table-cell office:value-type="float" office:value="299.987"/>
          <table:table-cell office:value-type="float" office:value="298.3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98321.0"/>
          <table:table-cell office:value-type="float" office:value="697074.0"/>
          <table:table-cell office:value-type="float" office:value="688531.0"/>
          <table:table-cell office:value-type="float" office:value="131463.0"/>
          <table:table-cell office:value-type="float" office:value="85559.0"/>
          <table:table-cell office:value-type="float" office:value="0.0"/>
          <table:table-cell office:value-type="float" office:value="0.0"/>
          <table:table-cell office:value-type="float" office:value="21.9831"/>
          <table:table-cell office:value-type="float" office:value="21.917"/>
          <table:table-cell office:value-type="float" office:value="20.34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58875.0"/>
          <table:table-cell office:value-type="float" office:value="78941.0"/>
          <table:table-cell office:value-type="float" office:value="131463.0"/>
          <table:table-cell office:value-type="float" office:value="85559.0"/>
          <table:table-cell office:value-type="float" office:value="0.0"/>
          <table:table-cell office:value-type="float" office:value="0.0"/>
          <table:table-cell table:formula="of:=MIN([.$B250];[.$O250])" office:value-type="float"/>
          <table:table-cell table:formula="of:=MIN([.$C250];[.$P250])" office:value-type="float"/>
          <table:table-cell table:formula="of:=MIN([.$D250];[.$Q250])" office:value-type="float"/>
          <table:table-cell table:formula="of:=MIN([.$E250];[.$R250])" office:value-type="float"/>
          <table:table-cell table:formula="of:=MIN([.$F250];[.$S250])" office:value-type="float"/>
          <table:table-cell table:formula="of:=MIN([.$G250];[.$T250])" office:value-type="float"/>
          <table:table-cell table:formula="of:=MIN([.$H250];[.$U250])" office:value-type="float"/>
          <table:table-cell table:formula="of:=MIN([.$I250];[.$V250])" office:value-type="float"/>
          <table:table-cell table:formula="of:=MIN([.$J250])" office:value-type="float"/>
          <table:table-cell table:formula="of:=MIN([.$K250];[.$W250])" office:value-type="float"/>
          <table:table-cell table:formula="of:=MIN([.$L250];[.$X250])" office:value-type="float"/>
          <table:table-cell table:formula="of:=MIN([.$M250];[.$Y250])" office:value-type="float"/>
          <table:table-cell table:formula="of:=MIN([.$N250];[.$Z250])" office:value-type="float"/>
          <table:table-cell table:formula="of:=MEDIAN([.$B250];[.$O250])" office:value-type="float"/>
          <table:table-cell table:formula="of:=MEDIAN([.$C250];[.$P250])" office:value-type="float"/>
          <table:table-cell table:formula="of:=MEDIAN([.$D250];[.$Q250])" office:value-type="float"/>
          <table:table-cell table:formula="of:=MEDIAN([.$E250];[.$R250])" office:value-type="float"/>
          <table:table-cell table:formula="of:=MEDIAN([.$F250];[.$S250])" office:value-type="float"/>
          <table:table-cell table:formula="of:=MEDIAN([.$G250];[.$T250])" office:value-type="float"/>
          <table:table-cell table:formula="of:=MEDIAN([.$H250];[.$U250])" office:value-type="float"/>
          <table:table-cell table:formula="of:=MEDIAN([.$I250];[.$V250])" office:value-type="float"/>
          <table:table-cell table:formula="of:=MEDIAN([.$J250])" office:value-type="float"/>
          <table:table-cell table:formula="of:=MEDIAN([.$K250];[.$W250])" office:value-type="float"/>
          <table:table-cell table:formula="of:=MEDIAN([.$L250];[.$X250])" office:value-type="float"/>
          <table:table-cell table:formula="of:=MEDIAN([.$M250];[.$Y250])" office:value-type="float"/>
          <table:table-cell table:formula="of:=MEDIAN([.$N250];[.$Z250])" office:value-type="float"/>
          <table:table-cell table:formula="of:=MAX([.$B250];[.$O250])" office:value-type="float"/>
          <table:table-cell table:formula="of:=MAX([.$C250];[.$P250])" office:value-type="float"/>
          <table:table-cell table:formula="of:=MAX([.$D250];[.$Q250])" office:value-type="float"/>
          <table:table-cell table:formula="of:=MAX([.$E250];[.$R250])" office:value-type="float"/>
          <table:table-cell table:formula="of:=MAX([.$F250];[.$S250])" office:value-type="float"/>
          <table:table-cell table:formula="of:=MAX([.$G250];[.$T250])" office:value-type="float"/>
          <table:table-cell table:formula="of:=MAX([.$H250];[.$U250])" office:value-type="float"/>
          <table:table-cell table:formula="of:=MAX([.$I250];[.$V250])" office:value-type="float"/>
          <table:table-cell table:formula="of:=MAX([.$J250])" office:value-type="float"/>
          <table:table-cell table:formula="of:=MAX([.$K250];[.$W250])" office:value-type="float"/>
          <table:table-cell table:formula="of:=MAX([.$L250];[.$X250])" office:value-type="float"/>
          <table:table-cell table:formula="of:=MAX([.$M250];[.$Y250])" office:value-type="float"/>
          <table:table-cell table:formula="of:=MAX([.$N250];[.$Z250])" office:value-type="float"/>
        </table:table-row>
        <table:table-row table:style-name="ro1">
          <table:table-cell office:value-type="string">
            <text:p>p07.pddl/17</text:p>
          </table:table-cell>
          <table:table-cell office:value-type="float" office:value="300.0"/>
          <table:table-cell office:value-type="float" office:value="299.991"/>
          <table:table-cell office:value-type="float" office:value="298.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2731.0"/>
          <table:table-cell office:value-type="float" office:value="753355.0"/>
          <table:table-cell office:value-type="float" office:value="741085.0"/>
          <table:table-cell office:value-type="float" office:value="139429.0"/>
          <table:table-cell office:value-type="float" office:value="92144.0"/>
          <table:table-cell office:value-type="float" office:value="0.0"/>
          <table:table-cell office:value-type="float" office:value="0.0"/>
          <table:table-cell office:value-type="float" office:value="29.0499"/>
          <table:table-cell office:value-type="float" office:value="28.981"/>
          <table:table-cell office:value-type="float" office:value="27.28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76238.0"/>
          <table:table-cell office:value-type="float" office:value="104428.0"/>
          <table:table-cell office:value-type="float" office:value="139429.0"/>
          <table:table-cell office:value-type="float" office:value="92144.0"/>
          <table:table-cell office:value-type="float" office:value="0.0"/>
          <table:table-cell office:value-type="float" office:value="0.0"/>
          <table:table-cell table:formula="of:=MIN([.$B251];[.$O251])" office:value-type="float"/>
          <table:table-cell table:formula="of:=MIN([.$C251];[.$P251])" office:value-type="float"/>
          <table:table-cell table:formula="of:=MIN([.$D251];[.$Q251])" office:value-type="float"/>
          <table:table-cell table:formula="of:=MIN([.$E251];[.$R251])" office:value-type="float"/>
          <table:table-cell table:formula="of:=MIN([.$F251];[.$S251])" office:value-type="float"/>
          <table:table-cell table:formula="of:=MIN([.$G251];[.$T251])" office:value-type="float"/>
          <table:table-cell table:formula="of:=MIN([.$H251];[.$U251])" office:value-type="float"/>
          <table:table-cell table:formula="of:=MIN([.$I251];[.$V251])" office:value-type="float"/>
          <table:table-cell table:formula="of:=MIN([.$J251])" office:value-type="float"/>
          <table:table-cell table:formula="of:=MIN([.$K251];[.$W251])" office:value-type="float"/>
          <table:table-cell table:formula="of:=MIN([.$L251];[.$X251])" office:value-type="float"/>
          <table:table-cell table:formula="of:=MIN([.$M251];[.$Y251])" office:value-type="float"/>
          <table:table-cell table:formula="of:=MIN([.$N251];[.$Z251])" office:value-type="float"/>
          <table:table-cell table:formula="of:=MEDIAN([.$B251];[.$O251])" office:value-type="float"/>
          <table:table-cell table:formula="of:=MEDIAN([.$C251];[.$P251])" office:value-type="float"/>
          <table:table-cell table:formula="of:=MEDIAN([.$D251];[.$Q251])" office:value-type="float"/>
          <table:table-cell table:formula="of:=MEDIAN([.$E251];[.$R251])" office:value-type="float"/>
          <table:table-cell table:formula="of:=MEDIAN([.$F251];[.$S251])" office:value-type="float"/>
          <table:table-cell table:formula="of:=MEDIAN([.$G251];[.$T251])" office:value-type="float"/>
          <table:table-cell table:formula="of:=MEDIAN([.$H251];[.$U251])" office:value-type="float"/>
          <table:table-cell table:formula="of:=MEDIAN([.$I251];[.$V251])" office:value-type="float"/>
          <table:table-cell table:formula="of:=MEDIAN([.$J251])" office:value-type="float"/>
          <table:table-cell table:formula="of:=MEDIAN([.$K251];[.$W251])" office:value-type="float"/>
          <table:table-cell table:formula="of:=MEDIAN([.$L251];[.$X251])" office:value-type="float"/>
          <table:table-cell table:formula="of:=MEDIAN([.$M251];[.$Y251])" office:value-type="float"/>
          <table:table-cell table:formula="of:=MEDIAN([.$N251];[.$Z251])" office:value-type="float"/>
          <table:table-cell table:formula="of:=MAX([.$B251];[.$O251])" office:value-type="float"/>
          <table:table-cell table:formula="of:=MAX([.$C251];[.$P251])" office:value-type="float"/>
          <table:table-cell table:formula="of:=MAX([.$D251];[.$Q251])" office:value-type="float"/>
          <table:table-cell table:formula="of:=MAX([.$E251];[.$R251])" office:value-type="float"/>
          <table:table-cell table:formula="of:=MAX([.$F251];[.$S251])" office:value-type="float"/>
          <table:table-cell table:formula="of:=MAX([.$G251];[.$T251])" office:value-type="float"/>
          <table:table-cell table:formula="of:=MAX([.$H251];[.$U251])" office:value-type="float"/>
          <table:table-cell table:formula="of:=MAX([.$I251];[.$V251])" office:value-type="float"/>
          <table:table-cell table:formula="of:=MAX([.$J251])" office:value-type="float"/>
          <table:table-cell table:formula="of:=MAX([.$K251];[.$W251])" office:value-type="float"/>
          <table:table-cell table:formula="of:=MAX([.$L251];[.$X251])" office:value-type="float"/>
          <table:table-cell table:formula="of:=MAX([.$M251];[.$Y251])" office:value-type="float"/>
          <table:table-cell table:formula="of:=MAX([.$N251];[.$Z251])" office:value-type="float"/>
        </table:table-row>
        <table:table-row table:style-name="ro1">
          <table:table-cell office:value-type="string">
            <text:p>p07.pddl/18</text:p>
          </table:table-cell>
          <table:table-cell office:value-type="float" office:value="300.0"/>
          <table:table-cell office:value-type="float" office:value="299.99"/>
          <table:table-cell office:value-type="float" office:value="298.1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94342.0"/>
          <table:table-cell office:value-type="float" office:value="743388.0"/>
          <table:table-cell office:value-type="float" office:value="729407.0"/>
          <table:table-cell office:value-type="float" office:value="147395.0"/>
          <table:table-cell office:value-type="float" office:value="98729.0"/>
          <table:table-cell office:value-type="float" office:value="0.0"/>
          <table:table-cell office:value-type="float" office:value="0.0"/>
          <table:table-cell office:value-type="float" office:value="46.3171"/>
          <table:table-cell office:value-type="float" office:value="46.24"/>
          <table:table-cell office:value-type="float" office:value="44.55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92703.0"/>
          <table:table-cell office:value-type="float" office:value="123987.0"/>
          <table:table-cell office:value-type="float" office:value="147395.0"/>
          <table:table-cell office:value-type="float" office:value="98729.0"/>
          <table:table-cell office:value-type="float" office:value="0.0"/>
          <table:table-cell office:value-type="float" office:value="0.0"/>
          <table:table-cell table:formula="of:=MIN([.$B252];[.$O252])" office:value-type="float"/>
          <table:table-cell table:formula="of:=MIN([.$C252];[.$P252])" office:value-type="float"/>
          <table:table-cell table:formula="of:=MIN([.$D252];[.$Q252])" office:value-type="float"/>
          <table:table-cell table:formula="of:=MIN([.$E252];[.$R252])" office:value-type="float"/>
          <table:table-cell table:formula="of:=MIN([.$F252];[.$S252])" office:value-type="float"/>
          <table:table-cell table:formula="of:=MIN([.$G252];[.$T252])" office:value-type="float"/>
          <table:table-cell table:formula="of:=MIN([.$H252];[.$U252])" office:value-type="float"/>
          <table:table-cell table:formula="of:=MIN([.$I252];[.$V252])" office:value-type="float"/>
          <table:table-cell table:formula="of:=MIN([.$J252])" office:value-type="float"/>
          <table:table-cell table:formula="of:=MIN([.$K252];[.$W252])" office:value-type="float"/>
          <table:table-cell table:formula="of:=MIN([.$L252];[.$X252])" office:value-type="float"/>
          <table:table-cell table:formula="of:=MIN([.$M252];[.$Y252])" office:value-type="float"/>
          <table:table-cell table:formula="of:=MIN([.$N252];[.$Z252])" office:value-type="float"/>
          <table:table-cell table:formula="of:=MEDIAN([.$B252];[.$O252])" office:value-type="float"/>
          <table:table-cell table:formula="of:=MEDIAN([.$C252];[.$P252])" office:value-type="float"/>
          <table:table-cell table:formula="of:=MEDIAN([.$D252];[.$Q252])" office:value-type="float"/>
          <table:table-cell table:formula="of:=MEDIAN([.$E252];[.$R252])" office:value-type="float"/>
          <table:table-cell table:formula="of:=MEDIAN([.$F252];[.$S252])" office:value-type="float"/>
          <table:table-cell table:formula="of:=MEDIAN([.$G252];[.$T252])" office:value-type="float"/>
          <table:table-cell table:formula="of:=MEDIAN([.$H252];[.$U252])" office:value-type="float"/>
          <table:table-cell table:formula="of:=MEDIAN([.$I252];[.$V252])" office:value-type="float"/>
          <table:table-cell table:formula="of:=MEDIAN([.$J252])" office:value-type="float"/>
          <table:table-cell table:formula="of:=MEDIAN([.$K252];[.$W252])" office:value-type="float"/>
          <table:table-cell table:formula="of:=MEDIAN([.$L252];[.$X252])" office:value-type="float"/>
          <table:table-cell table:formula="of:=MEDIAN([.$M252];[.$Y252])" office:value-type="float"/>
          <table:table-cell table:formula="of:=MEDIAN([.$N252];[.$Z252])" office:value-type="float"/>
          <table:table-cell table:formula="of:=MAX([.$B252];[.$O252])" office:value-type="float"/>
          <table:table-cell table:formula="of:=MAX([.$C252];[.$P252])" office:value-type="float"/>
          <table:table-cell table:formula="of:=MAX([.$D252];[.$Q252])" office:value-type="float"/>
          <table:table-cell table:formula="of:=MAX([.$E252];[.$R252])" office:value-type="float"/>
          <table:table-cell table:formula="of:=MAX([.$F252];[.$S252])" office:value-type="float"/>
          <table:table-cell table:formula="of:=MAX([.$G252];[.$T252])" office:value-type="float"/>
          <table:table-cell table:formula="of:=MAX([.$H252];[.$U252])" office:value-type="float"/>
          <table:table-cell table:formula="of:=MAX([.$I252];[.$V252])" office:value-type="float"/>
          <table:table-cell table:formula="of:=MAX([.$J252])" office:value-type="float"/>
          <table:table-cell table:formula="of:=MAX([.$K252];[.$W252])" office:value-type="float"/>
          <table:table-cell table:formula="of:=MAX([.$L252];[.$X252])" office:value-type="float"/>
          <table:table-cell table:formula="of:=MAX([.$M252];[.$Y252])" office:value-type="float"/>
          <table:table-cell table:formula="of:=MAX([.$N252];[.$Z252])" office:value-type="float"/>
        </table:table-row>
        <table:table-row table:style-name="ro1">
          <table:table-cell office:value-type="string">
            <text:p>p07.pddl/19</text:p>
          </table:table-cell>
          <table:table-cell office:value-type="float" office:value="300.0"/>
          <table:table-cell office:value-type="float" office:value="299.99"/>
          <table:table-cell office:value-type="float" office:value="298.0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77235.0"/>
          <table:table-cell office:value-type="float" office:value="673044.0"/>
          <table:table-cell office:value-type="float" office:value="659029.0"/>
          <table:table-cell office:value-type="float" office:value="155361.0"/>
          <table:table-cell office:value-type="float" office:value="105314.0"/>
          <table:table-cell office:value-type="float" office:value="0.0"/>
          <table:table-cell office:value-type="float" office:value="0.0"/>
          <table:table-cell office:value-type="float" office:value="96.4145"/>
          <table:table-cell office:value-type="float" office:value="96.336"/>
          <table:table-cell office:value-type="float" office:value="94.42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85077.0"/>
          <table:table-cell office:value-type="float" office:value="244070.0"/>
          <table:table-cell office:value-type="float" office:value="155361.0"/>
          <table:table-cell office:value-type="float" office:value="105314.0"/>
          <table:table-cell office:value-type="float" office:value="0.0"/>
          <table:table-cell office:value-type="float" office:value="0.0"/>
          <table:table-cell table:formula="of:=MIN([.$B253];[.$O253])" office:value-type="float"/>
          <table:table-cell table:formula="of:=MIN([.$C253];[.$P253])" office:value-type="float"/>
          <table:table-cell table:formula="of:=MIN([.$D253];[.$Q253])" office:value-type="float"/>
          <table:table-cell table:formula="of:=MIN([.$E253];[.$R253])" office:value-type="float"/>
          <table:table-cell table:formula="of:=MIN([.$F253];[.$S253])" office:value-type="float"/>
          <table:table-cell table:formula="of:=MIN([.$G253];[.$T253])" office:value-type="float"/>
          <table:table-cell table:formula="of:=MIN([.$H253];[.$U253])" office:value-type="float"/>
          <table:table-cell table:formula="of:=MIN([.$I253];[.$V253])" office:value-type="float"/>
          <table:table-cell table:formula="of:=MIN([.$J253])" office:value-type="float"/>
          <table:table-cell table:formula="of:=MIN([.$K253];[.$W253])" office:value-type="float"/>
          <table:table-cell table:formula="of:=MIN([.$L253];[.$X253])" office:value-type="float"/>
          <table:table-cell table:formula="of:=MIN([.$M253];[.$Y253])" office:value-type="float"/>
          <table:table-cell table:formula="of:=MIN([.$N253];[.$Z253])" office:value-type="float"/>
          <table:table-cell table:formula="of:=MEDIAN([.$B253];[.$O253])" office:value-type="float"/>
          <table:table-cell table:formula="of:=MEDIAN([.$C253];[.$P253])" office:value-type="float"/>
          <table:table-cell table:formula="of:=MEDIAN([.$D253];[.$Q253])" office:value-type="float"/>
          <table:table-cell table:formula="of:=MEDIAN([.$E253];[.$R253])" office:value-type="float"/>
          <table:table-cell table:formula="of:=MEDIAN([.$F253];[.$S253])" office:value-type="float"/>
          <table:table-cell table:formula="of:=MEDIAN([.$G253];[.$T253])" office:value-type="float"/>
          <table:table-cell table:formula="of:=MEDIAN([.$H253];[.$U253])" office:value-type="float"/>
          <table:table-cell table:formula="of:=MEDIAN([.$I253];[.$V253])" office:value-type="float"/>
          <table:table-cell table:formula="of:=MEDIAN([.$J253])" office:value-type="float"/>
          <table:table-cell table:formula="of:=MEDIAN([.$K253];[.$W253])" office:value-type="float"/>
          <table:table-cell table:formula="of:=MEDIAN([.$L253];[.$X253])" office:value-type="float"/>
          <table:table-cell table:formula="of:=MEDIAN([.$M253];[.$Y253])" office:value-type="float"/>
          <table:table-cell table:formula="of:=MEDIAN([.$N253];[.$Z253])" office:value-type="float"/>
          <table:table-cell table:formula="of:=MAX([.$B253];[.$O253])" office:value-type="float"/>
          <table:table-cell table:formula="of:=MAX([.$C253];[.$P253])" office:value-type="float"/>
          <table:table-cell table:formula="of:=MAX([.$D253];[.$Q253])" office:value-type="float"/>
          <table:table-cell table:formula="of:=MAX([.$E253];[.$R253])" office:value-type="float"/>
          <table:table-cell table:formula="of:=MAX([.$F253];[.$S253])" office:value-type="float"/>
          <table:table-cell table:formula="of:=MAX([.$G253];[.$T253])" office:value-type="float"/>
          <table:table-cell table:formula="of:=MAX([.$H253];[.$U253])" office:value-type="float"/>
          <table:table-cell table:formula="of:=MAX([.$I253];[.$V253])" office:value-type="float"/>
          <table:table-cell table:formula="of:=MAX([.$J253])" office:value-type="float"/>
          <table:table-cell table:formula="of:=MAX([.$K253];[.$W253])" office:value-type="float"/>
          <table:table-cell table:formula="of:=MAX([.$L253];[.$X253])" office:value-type="float"/>
          <table:table-cell table:formula="of:=MAX([.$M253];[.$Y253])" office:value-type="float"/>
          <table:table-cell table:formula="of:=MAX([.$N253];[.$Z253])" office:value-type="float"/>
        </table:table-row>
        <table:table-row table:style-name="ro1">
          <table:table-cell office:value-type="string">
            <text:p>p07.pddl/2</text:p>
          </table:table-cell>
          <table:table-cell office:value-type="float" office:value="0.32398"/>
          <table:table-cell office:value-type="float" office:value="0.2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939.0"/>
          <table:table-cell office:value-type="float" office:value="245.0"/>
          <table:table-cell office:value-type="float" office:value="0.0"/>
          <table:table-cell office:value-type="float" office:value="0.0"/>
          <table:table-cell office:value-type="float" office:value="0.292889"/>
          <table:table-cell office:value-type="float" office:value="0.2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9939.0"/>
          <table:table-cell office:value-type="float" office:value="245.0"/>
          <table:table-cell office:value-type="float" office:value="0.0"/>
          <table:table-cell office:value-type="float" office:value="0.0"/>
          <table:table-cell table:formula="of:=MIN([.$B254];[.$O254])" office:value-type="float"/>
          <table:table-cell table:formula="of:=MIN([.$C254];[.$P254])" office:value-type="float"/>
          <table:table-cell table:formula="of:=MIN([.$D254];[.$Q254])" office:value-type="float"/>
          <table:table-cell table:formula="of:=MIN([.$E254];[.$R254])" office:value-type="float"/>
          <table:table-cell table:formula="of:=MIN([.$F254];[.$S254])" office:value-type="float"/>
          <table:table-cell table:formula="of:=MIN([.$G254];[.$T254])" office:value-type="float"/>
          <table:table-cell table:formula="of:=MIN([.$H254];[.$U254])" office:value-type="float"/>
          <table:table-cell table:formula="of:=MIN([.$I254];[.$V254])" office:value-type="float"/>
          <table:table-cell table:formula="of:=MIN([.$J254])" office:value-type="float"/>
          <table:table-cell table:formula="of:=MIN([.$K254];[.$W254])" office:value-type="float"/>
          <table:table-cell table:formula="of:=MIN([.$L254];[.$X254])" office:value-type="float"/>
          <table:table-cell table:formula="of:=MIN([.$M254];[.$Y254])" office:value-type="float"/>
          <table:table-cell table:formula="of:=MIN([.$N254];[.$Z254])" office:value-type="float"/>
          <table:table-cell table:formula="of:=MEDIAN([.$B254];[.$O254])" office:value-type="float"/>
          <table:table-cell table:formula="of:=MEDIAN([.$C254];[.$P254])" office:value-type="float"/>
          <table:table-cell table:formula="of:=MEDIAN([.$D254];[.$Q254])" office:value-type="float"/>
          <table:table-cell table:formula="of:=MEDIAN([.$E254];[.$R254])" office:value-type="float"/>
          <table:table-cell table:formula="of:=MEDIAN([.$F254];[.$S254])" office:value-type="float"/>
          <table:table-cell table:formula="of:=MEDIAN([.$G254];[.$T254])" office:value-type="float"/>
          <table:table-cell table:formula="of:=MEDIAN([.$H254];[.$U254])" office:value-type="float"/>
          <table:table-cell table:formula="of:=MEDIAN([.$I254];[.$V254])" office:value-type="float"/>
          <table:table-cell table:formula="of:=MEDIAN([.$J254])" office:value-type="float"/>
          <table:table-cell table:formula="of:=MEDIAN([.$K254];[.$W254])" office:value-type="float"/>
          <table:table-cell table:formula="of:=MEDIAN([.$L254];[.$X254])" office:value-type="float"/>
          <table:table-cell table:formula="of:=MEDIAN([.$M254];[.$Y254])" office:value-type="float"/>
          <table:table-cell table:formula="of:=MEDIAN([.$N254];[.$Z254])" office:value-type="float"/>
          <table:table-cell table:formula="of:=MAX([.$B254];[.$O254])" office:value-type="float"/>
          <table:table-cell table:formula="of:=MAX([.$C254];[.$P254])" office:value-type="float"/>
          <table:table-cell table:formula="of:=MAX([.$D254];[.$Q254])" office:value-type="float"/>
          <table:table-cell table:formula="of:=MAX([.$E254];[.$R254])" office:value-type="float"/>
          <table:table-cell table:formula="of:=MAX([.$F254];[.$S254])" office:value-type="float"/>
          <table:table-cell table:formula="of:=MAX([.$G254];[.$T254])" office:value-type="float"/>
          <table:table-cell table:formula="of:=MAX([.$H254];[.$U254])" office:value-type="float"/>
          <table:table-cell table:formula="of:=MAX([.$I254];[.$V254])" office:value-type="float"/>
          <table:table-cell table:formula="of:=MAX([.$J254])" office:value-type="float"/>
          <table:table-cell table:formula="of:=MAX([.$K254];[.$W254])" office:value-type="float"/>
          <table:table-cell table:formula="of:=MAX([.$L254];[.$X254])" office:value-type="float"/>
          <table:table-cell table:formula="of:=MAX([.$M254];[.$Y254])" office:value-type="float"/>
          <table:table-cell table:formula="of:=MAX([.$N254];[.$Z254])" office:value-type="float"/>
        </table:table-row>
        <table:table-row table:style-name="ro1">
          <table:table-cell office:value-type="string">
            <text:p>p07.pddl/20</text:p>
          </table:table-cell>
          <table:table-cell office:value-type="float" office:value="300.0"/>
          <table:table-cell office:value-type="float" office:value="299.99"/>
          <table:table-cell office:value-type="float" office:value="297.9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33849.0"/>
          <table:table-cell office:value-type="float" office:value="590613.0"/>
          <table:table-cell office:value-type="float" office:value="577573.0"/>
          <table:table-cell office:value-type="float" office:value="163327.0"/>
          <table:table-cell office:value-type="float" office:value="111899.0"/>
          <table:table-cell office:value-type="float" office:value="0.0"/>
          <table:table-cell office:value-type="float" office:value="0.0"/>
          <table:table-cell office:value-type="float" office:value="170.46"/>
          <table:table-cell office:value-type="float" office:value="170.366"/>
          <table:table-cell office:value-type="float" office:value="168.46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21849.0"/>
          <table:table-cell office:value-type="float" office:value="421421.0"/>
          <table:table-cell office:value-type="float" office:value="163327.0"/>
          <table:table-cell office:value-type="float" office:value="111899.0"/>
          <table:table-cell office:value-type="float" office:value="0.0"/>
          <table:table-cell office:value-type="float" office:value="0.0"/>
          <table:table-cell table:formula="of:=MIN([.$B255];[.$O255])" office:value-type="float"/>
          <table:table-cell table:formula="of:=MIN([.$C255];[.$P255])" office:value-type="float"/>
          <table:table-cell table:formula="of:=MIN([.$D255];[.$Q255])" office:value-type="float"/>
          <table:table-cell table:formula="of:=MIN([.$E255];[.$R255])" office:value-type="float"/>
          <table:table-cell table:formula="of:=MIN([.$F255];[.$S255])" office:value-type="float"/>
          <table:table-cell table:formula="of:=MIN([.$G255];[.$T255])" office:value-type="float"/>
          <table:table-cell table:formula="of:=MIN([.$H255];[.$U255])" office:value-type="float"/>
          <table:table-cell table:formula="of:=MIN([.$I255];[.$V255])" office:value-type="float"/>
          <table:table-cell table:formula="of:=MIN([.$J255])" office:value-type="float"/>
          <table:table-cell table:formula="of:=MIN([.$K255];[.$W255])" office:value-type="float"/>
          <table:table-cell table:formula="of:=MIN([.$L255];[.$X255])" office:value-type="float"/>
          <table:table-cell table:formula="of:=MIN([.$M255];[.$Y255])" office:value-type="float"/>
          <table:table-cell table:formula="of:=MIN([.$N255];[.$Z255])" office:value-type="float"/>
          <table:table-cell table:formula="of:=MEDIAN([.$B255];[.$O255])" office:value-type="float"/>
          <table:table-cell table:formula="of:=MEDIAN([.$C255];[.$P255])" office:value-type="float"/>
          <table:table-cell table:formula="of:=MEDIAN([.$D255];[.$Q255])" office:value-type="float"/>
          <table:table-cell table:formula="of:=MEDIAN([.$E255];[.$R255])" office:value-type="float"/>
          <table:table-cell table:formula="of:=MEDIAN([.$F255];[.$S255])" office:value-type="float"/>
          <table:table-cell table:formula="of:=MEDIAN([.$G255];[.$T255])" office:value-type="float"/>
          <table:table-cell table:formula="of:=MEDIAN([.$H255];[.$U255])" office:value-type="float"/>
          <table:table-cell table:formula="of:=MEDIAN([.$I255];[.$V255])" office:value-type="float"/>
          <table:table-cell table:formula="of:=MEDIAN([.$J255])" office:value-type="float"/>
          <table:table-cell table:formula="of:=MEDIAN([.$K255];[.$W255])" office:value-type="float"/>
          <table:table-cell table:formula="of:=MEDIAN([.$L255];[.$X255])" office:value-type="float"/>
          <table:table-cell table:formula="of:=MEDIAN([.$M255];[.$Y255])" office:value-type="float"/>
          <table:table-cell table:formula="of:=MEDIAN([.$N255];[.$Z255])" office:value-type="float"/>
          <table:table-cell table:formula="of:=MAX([.$B255];[.$O255])" office:value-type="float"/>
          <table:table-cell table:formula="of:=MAX([.$C255];[.$P255])" office:value-type="float"/>
          <table:table-cell table:formula="of:=MAX([.$D255];[.$Q255])" office:value-type="float"/>
          <table:table-cell table:formula="of:=MAX([.$E255];[.$R255])" office:value-type="float"/>
          <table:table-cell table:formula="of:=MAX([.$F255];[.$S255])" office:value-type="float"/>
          <table:table-cell table:formula="of:=MAX([.$G255];[.$T255])" office:value-type="float"/>
          <table:table-cell table:formula="of:=MAX([.$H255];[.$U255])" office:value-type="float"/>
          <table:table-cell table:formula="of:=MAX([.$I255];[.$V255])" office:value-type="float"/>
          <table:table-cell table:formula="of:=MAX([.$J255])" office:value-type="float"/>
          <table:table-cell table:formula="of:=MAX([.$K255];[.$W255])" office:value-type="float"/>
          <table:table-cell table:formula="of:=MAX([.$L255];[.$X255])" office:value-type="float"/>
          <table:table-cell table:formula="of:=MAX([.$M255];[.$Y255])" office:value-type="float"/>
          <table:table-cell table:formula="of:=MAX([.$N255];[.$Z255])" office:value-type="float"/>
        </table:table-row>
        <table:table-row table:style-name="ro1">
          <table:table-cell office:value-type="string">
            <text:p>p07.pddl/21</text:p>
          </table:table-cell>
          <table:table-cell office:value-type="float" office:value="300.0"/>
          <table:table-cell office:value-type="float" office:value="299.986"/>
          <table:table-cell office:value-type="float" office:value="297.7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60233.0"/>
          <table:table-cell office:value-type="float" office:value="653622.0"/>
          <table:table-cell office:value-type="float" office:value="634524.0"/>
          <table:table-cell office:value-type="float" office:value="171293.0"/>
          <table:table-cell office:value-type="float" office:value="118484.0"/>
          <table:table-cell office:value-type="float" office:value="0.0"/>
          <table:table-cell office:value-type="float" office:value="0.0"/>
          <table:table-cell office:value-type="float" office:value="254.513"/>
          <table:table-cell office:value-type="float" office:value="254.399"/>
          <table:table-cell office:value-type="float" office:value="252.41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445366.0"/>
          <table:table-cell office:value-type="float" office:value="587926.0"/>
          <table:table-cell office:value-type="float" office:value="171293.0"/>
          <table:table-cell office:value-type="float" office:value="118484.0"/>
          <table:table-cell office:value-type="float" office:value="0.0"/>
          <table:table-cell office:value-type="float" office:value="0.0"/>
          <table:table-cell table:formula="of:=MIN([.$B256];[.$O256])" office:value-type="float"/>
          <table:table-cell table:formula="of:=MIN([.$C256];[.$P256])" office:value-type="float"/>
          <table:table-cell table:formula="of:=MIN([.$D256];[.$Q256])" office:value-type="float"/>
          <table:table-cell table:formula="of:=MIN([.$E256];[.$R256])" office:value-type="float"/>
          <table:table-cell table:formula="of:=MIN([.$F256];[.$S256])" office:value-type="float"/>
          <table:table-cell table:formula="of:=MIN([.$G256];[.$T256])" office:value-type="float"/>
          <table:table-cell table:formula="of:=MIN([.$H256];[.$U256])" office:value-type="float"/>
          <table:table-cell table:formula="of:=MIN([.$I256];[.$V256])" office:value-type="float"/>
          <table:table-cell table:formula="of:=MIN([.$J256])" office:value-type="float"/>
          <table:table-cell table:formula="of:=MIN([.$K256];[.$W256])" office:value-type="float"/>
          <table:table-cell table:formula="of:=MIN([.$L256];[.$X256])" office:value-type="float"/>
          <table:table-cell table:formula="of:=MIN([.$M256];[.$Y256])" office:value-type="float"/>
          <table:table-cell table:formula="of:=MIN([.$N256];[.$Z256])" office:value-type="float"/>
          <table:table-cell table:formula="of:=MEDIAN([.$B256];[.$O256])" office:value-type="float"/>
          <table:table-cell table:formula="of:=MEDIAN([.$C256];[.$P256])" office:value-type="float"/>
          <table:table-cell table:formula="of:=MEDIAN([.$D256];[.$Q256])" office:value-type="float"/>
          <table:table-cell table:formula="of:=MEDIAN([.$E256];[.$R256])" office:value-type="float"/>
          <table:table-cell table:formula="of:=MEDIAN([.$F256];[.$S256])" office:value-type="float"/>
          <table:table-cell table:formula="of:=MEDIAN([.$G256];[.$T256])" office:value-type="float"/>
          <table:table-cell table:formula="of:=MEDIAN([.$H256];[.$U256])" office:value-type="float"/>
          <table:table-cell table:formula="of:=MEDIAN([.$I256];[.$V256])" office:value-type="float"/>
          <table:table-cell table:formula="of:=MEDIAN([.$J256])" office:value-type="float"/>
          <table:table-cell table:formula="of:=MEDIAN([.$K256];[.$W256])" office:value-type="float"/>
          <table:table-cell table:formula="of:=MEDIAN([.$L256];[.$X256])" office:value-type="float"/>
          <table:table-cell table:formula="of:=MEDIAN([.$M256];[.$Y256])" office:value-type="float"/>
          <table:table-cell table:formula="of:=MEDIAN([.$N256];[.$Z256])" office:value-type="float"/>
          <table:table-cell table:formula="of:=MAX([.$B256];[.$O256])" office:value-type="float"/>
          <table:table-cell table:formula="of:=MAX([.$C256];[.$P256])" office:value-type="float"/>
          <table:table-cell table:formula="of:=MAX([.$D256];[.$Q256])" office:value-type="float"/>
          <table:table-cell table:formula="of:=MAX([.$E256];[.$R256])" office:value-type="float"/>
          <table:table-cell table:formula="of:=MAX([.$F256];[.$S256])" office:value-type="float"/>
          <table:table-cell table:formula="of:=MAX([.$G256];[.$T256])" office:value-type="float"/>
          <table:table-cell table:formula="of:=MAX([.$H256];[.$U256])" office:value-type="float"/>
          <table:table-cell table:formula="of:=MAX([.$I256];[.$V256])" office:value-type="float"/>
          <table:table-cell table:formula="of:=MAX([.$J256])" office:value-type="float"/>
          <table:table-cell table:formula="of:=MAX([.$K256];[.$W256])" office:value-type="float"/>
          <table:table-cell table:formula="of:=MAX([.$L256];[.$X256])" office:value-type="float"/>
          <table:table-cell table:formula="of:=MAX([.$M256];[.$Y256])" office:value-type="float"/>
          <table:table-cell table:formula="of:=MAX([.$N256];[.$Z256])" office:value-type="float"/>
        </table:table-row>
        <table:table-row table:style-name="ro1">
          <table:table-cell office:value-type="string">
            <text:p>p07.pddl/22</text:p>
          </table:table-cell>
          <table:table-cell office:value-type="float" office:value="300.0"/>
          <table:table-cell office:value-type="float" office:value="299.992"/>
          <table:table-cell office:value-type="float" office:value="297.7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26534.0"/>
          <table:table-cell office:value-type="float" office:value="576169.0"/>
          <table:table-cell office:value-type="float" office:value="562864.0"/>
          <table:table-cell office:value-type="float" office:value="179259.0"/>
          <table:table-cell office:value-type="float" office:value="1250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7.7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14613.0"/>
          <table:table-cell office:value-type="float" office:value="660712.0"/>
          <table:table-cell office:value-type="float" office:value="179259.0"/>
          <table:table-cell office:value-type="float" office:value="125069.0"/>
          <table:table-cell office:value-type="float" office:value="0.0"/>
          <table:table-cell office:value-type="float" office:value="0.0"/>
          <table:table-cell table:formula="of:=MIN([.$B257];[.$O257])" office:value-type="float"/>
          <table:table-cell table:formula="of:=MIN([.$C257];[.$P257])" office:value-type="float"/>
          <table:table-cell table:formula="of:=MIN([.$D257];[.$Q257])" office:value-type="float"/>
          <table:table-cell table:formula="of:=MIN([.$E257];[.$R257])" office:value-type="float"/>
          <table:table-cell table:formula="of:=MIN([.$F257];[.$S257])" office:value-type="float"/>
          <table:table-cell table:formula="of:=MIN([.$G257];[.$T257])" office:value-type="float"/>
          <table:table-cell table:formula="of:=MIN([.$H257];[.$U257])" office:value-type="float"/>
          <table:table-cell table:formula="of:=MIN([.$I257];[.$V257])" office:value-type="float"/>
          <table:table-cell table:formula="of:=MIN([.$J257])" office:value-type="float"/>
          <table:table-cell table:formula="of:=MIN([.$K257];[.$W257])" office:value-type="float"/>
          <table:table-cell table:formula="of:=MIN([.$L257];[.$X257])" office:value-type="float"/>
          <table:table-cell table:formula="of:=MIN([.$M257];[.$Y257])" office:value-type="float"/>
          <table:table-cell table:formula="of:=MIN([.$N257];[.$Z257])" office:value-type="float"/>
          <table:table-cell table:formula="of:=MEDIAN([.$B257];[.$O257])" office:value-type="float"/>
          <table:table-cell table:formula="of:=MEDIAN([.$C257];[.$P257])" office:value-type="float"/>
          <table:table-cell table:formula="of:=MEDIAN([.$D257];[.$Q257])" office:value-type="float"/>
          <table:table-cell table:formula="of:=MEDIAN([.$E257];[.$R257])" office:value-type="float"/>
          <table:table-cell table:formula="of:=MEDIAN([.$F257];[.$S257])" office:value-type="float"/>
          <table:table-cell table:formula="of:=MEDIAN([.$G257];[.$T257])" office:value-type="float"/>
          <table:table-cell table:formula="of:=MEDIAN([.$H257];[.$U257])" office:value-type="float"/>
          <table:table-cell table:formula="of:=MEDIAN([.$I257];[.$V257])" office:value-type="float"/>
          <table:table-cell table:formula="of:=MEDIAN([.$J257])" office:value-type="float"/>
          <table:table-cell table:formula="of:=MEDIAN([.$K257];[.$W257])" office:value-type="float"/>
          <table:table-cell table:formula="of:=MEDIAN([.$L257];[.$X257])" office:value-type="float"/>
          <table:table-cell table:formula="of:=MEDIAN([.$M257];[.$Y257])" office:value-type="float"/>
          <table:table-cell table:formula="of:=MEDIAN([.$N257];[.$Z257])" office:value-type="float"/>
          <table:table-cell table:formula="of:=MAX([.$B257];[.$O257])" office:value-type="float"/>
          <table:table-cell table:formula="of:=MAX([.$C257];[.$P257])" office:value-type="float"/>
          <table:table-cell table:formula="of:=MAX([.$D257];[.$Q257])" office:value-type="float"/>
          <table:table-cell table:formula="of:=MAX([.$E257];[.$R257])" office:value-type="float"/>
          <table:table-cell table:formula="of:=MAX([.$F257];[.$S257])" office:value-type="float"/>
          <table:table-cell table:formula="of:=MAX([.$G257];[.$T257])" office:value-type="float"/>
          <table:table-cell table:formula="of:=MAX([.$H257];[.$U257])" office:value-type="float"/>
          <table:table-cell table:formula="of:=MAX([.$I257];[.$V257])" office:value-type="float"/>
          <table:table-cell table:formula="of:=MAX([.$J257])" office:value-type="float"/>
          <table:table-cell table:formula="of:=MAX([.$K257];[.$W257])" office:value-type="float"/>
          <table:table-cell table:formula="of:=MAX([.$L257];[.$X257])" office:value-type="float"/>
          <table:table-cell table:formula="of:=MAX([.$M257];[.$Y257])" office:value-type="float"/>
          <table:table-cell table:formula="of:=MAX([.$N257];[.$Z257])" office:value-type="float"/>
        </table:table-row>
        <table:table-row table:style-name="ro1">
          <table:table-cell office:value-type="string">
            <text:p>p07.pddl/23</text:p>
          </table:table-cell>
          <table:table-cell office:value-type="float" office:value="300.0"/>
          <table:table-cell office:value-type="float" office:value="299.991"/>
          <table:table-cell office:value-type="float" office:value="297.4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51740.0"/>
          <table:table-cell office:value-type="float" office:value="675064.0"/>
          <table:table-cell office:value-type="float" office:value="659008.0"/>
          <table:table-cell office:value-type="float" office:value="187225.0"/>
          <table:table-cell office:value-type="float" office:value="13165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7.7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02480.0"/>
          <table:table-cell office:value-type="float" office:value="657088.0"/>
          <table:table-cell office:value-type="float" office:value="187225.0"/>
          <table:table-cell office:value-type="float" office:value="131654.0"/>
          <table:table-cell office:value-type="float" office:value="0.0"/>
          <table:table-cell office:value-type="float" office:value="0.0"/>
          <table:table-cell table:formula="of:=MIN([.$B258];[.$O258])" office:value-type="float"/>
          <table:table-cell table:formula="of:=MIN([.$C258];[.$P258])" office:value-type="float"/>
          <table:table-cell table:formula="of:=MIN([.$D258];[.$Q258])" office:value-type="float"/>
          <table:table-cell table:formula="of:=MIN([.$E258];[.$R258])" office:value-type="float"/>
          <table:table-cell table:formula="of:=MIN([.$F258];[.$S258])" office:value-type="float"/>
          <table:table-cell table:formula="of:=MIN([.$G258];[.$T258])" office:value-type="float"/>
          <table:table-cell table:formula="of:=MIN([.$H258];[.$U258])" office:value-type="float"/>
          <table:table-cell table:formula="of:=MIN([.$I258];[.$V258])" office:value-type="float"/>
          <table:table-cell table:formula="of:=MIN([.$J258])" office:value-type="float"/>
          <table:table-cell table:formula="of:=MIN([.$K258];[.$W258])" office:value-type="float"/>
          <table:table-cell table:formula="of:=MIN([.$L258];[.$X258])" office:value-type="float"/>
          <table:table-cell table:formula="of:=MIN([.$M258];[.$Y258])" office:value-type="float"/>
          <table:table-cell table:formula="of:=MIN([.$N258];[.$Z258])" office:value-type="float"/>
          <table:table-cell table:formula="of:=MEDIAN([.$B258];[.$O258])" office:value-type="float"/>
          <table:table-cell table:formula="of:=MEDIAN([.$C258];[.$P258])" office:value-type="float"/>
          <table:table-cell table:formula="of:=MEDIAN([.$D258];[.$Q258])" office:value-type="float"/>
          <table:table-cell table:formula="of:=MEDIAN([.$E258];[.$R258])" office:value-type="float"/>
          <table:table-cell table:formula="of:=MEDIAN([.$F258];[.$S258])" office:value-type="float"/>
          <table:table-cell table:formula="of:=MEDIAN([.$G258];[.$T258])" office:value-type="float"/>
          <table:table-cell table:formula="of:=MEDIAN([.$H258];[.$U258])" office:value-type="float"/>
          <table:table-cell table:formula="of:=MEDIAN([.$I258];[.$V258])" office:value-type="float"/>
          <table:table-cell table:formula="of:=MEDIAN([.$J258])" office:value-type="float"/>
          <table:table-cell table:formula="of:=MEDIAN([.$K258];[.$W258])" office:value-type="float"/>
          <table:table-cell table:formula="of:=MEDIAN([.$L258];[.$X258])" office:value-type="float"/>
          <table:table-cell table:formula="of:=MEDIAN([.$M258];[.$Y258])" office:value-type="float"/>
          <table:table-cell table:formula="of:=MEDIAN([.$N258];[.$Z258])" office:value-type="float"/>
          <table:table-cell table:formula="of:=MAX([.$B258];[.$O258])" office:value-type="float"/>
          <table:table-cell table:formula="of:=MAX([.$C258];[.$P258])" office:value-type="float"/>
          <table:table-cell table:formula="of:=MAX([.$D258];[.$Q258])" office:value-type="float"/>
          <table:table-cell table:formula="of:=MAX([.$E258];[.$R258])" office:value-type="float"/>
          <table:table-cell table:formula="of:=MAX([.$F258];[.$S258])" office:value-type="float"/>
          <table:table-cell table:formula="of:=MAX([.$G258];[.$T258])" office:value-type="float"/>
          <table:table-cell table:formula="of:=MAX([.$H258];[.$U258])" office:value-type="float"/>
          <table:table-cell table:formula="of:=MAX([.$I258];[.$V258])" office:value-type="float"/>
          <table:table-cell table:formula="of:=MAX([.$J258])" office:value-type="float"/>
          <table:table-cell table:formula="of:=MAX([.$K258];[.$W258])" office:value-type="float"/>
          <table:table-cell table:formula="of:=MAX([.$L258];[.$X258])" office:value-type="float"/>
          <table:table-cell table:formula="of:=MAX([.$M258];[.$Y258])" office:value-type="float"/>
          <table:table-cell table:formula="of:=MAX([.$N258];[.$Z258])" office:value-type="float"/>
        </table:table-row>
        <table:table-row table:style-name="ro1">
          <table:table-cell office:value-type="string">
            <text:p>p07.pddl/24</text:p>
          </table:table-cell>
          <table:table-cell office:value-type="float" office:value="300.0"/>
          <table:table-cell office:value-type="float" office:value="299.99"/>
          <table:table-cell office:value-type="float" office:value="297.3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37606.0"/>
          <table:table-cell office:value-type="float" office:value="766793.0"/>
          <table:table-cell office:value-type="float" office:value="753214.0"/>
          <table:table-cell office:value-type="float" office:value="195191.0"/>
          <table:table-cell office:value-type="float" office:value="138239.0"/>
          <table:table-cell office:value-type="float" office:value="0.0"/>
          <table:table-cell office:value-type="float" office:value="0.0"/>
          <table:table-cell office:value-type="float" office:value="217.401"/>
          <table:table-cell office:value-type="float" office:value="217.272"/>
          <table:table-cell office:value-type="float" office:value="214.91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374034.0"/>
          <table:table-cell office:value-type="float" office:value="483319.0"/>
          <table:table-cell office:value-type="float" office:value="195191.0"/>
          <table:table-cell office:value-type="float" office:value="138239.0"/>
          <table:table-cell office:value-type="float" office:value="0.0"/>
          <table:table-cell office:value-type="float" office:value="0.0"/>
          <table:table-cell table:formula="of:=MIN([.$B259];[.$O259])" office:value-type="float"/>
          <table:table-cell table:formula="of:=MIN([.$C259];[.$P259])" office:value-type="float"/>
          <table:table-cell table:formula="of:=MIN([.$D259];[.$Q259])" office:value-type="float"/>
          <table:table-cell table:formula="of:=MIN([.$E259];[.$R259])" office:value-type="float"/>
          <table:table-cell table:formula="of:=MIN([.$F259];[.$S259])" office:value-type="float"/>
          <table:table-cell table:formula="of:=MIN([.$G259];[.$T259])" office:value-type="float"/>
          <table:table-cell table:formula="of:=MIN([.$H259];[.$U259])" office:value-type="float"/>
          <table:table-cell table:formula="of:=MIN([.$I259];[.$V259])" office:value-type="float"/>
          <table:table-cell table:formula="of:=MIN([.$J259])" office:value-type="float"/>
          <table:table-cell table:formula="of:=MIN([.$K259];[.$W259])" office:value-type="float"/>
          <table:table-cell table:formula="of:=MIN([.$L259];[.$X259])" office:value-type="float"/>
          <table:table-cell table:formula="of:=MIN([.$M259];[.$Y259])" office:value-type="float"/>
          <table:table-cell table:formula="of:=MIN([.$N259];[.$Z259])" office:value-type="float"/>
          <table:table-cell table:formula="of:=MEDIAN([.$B259];[.$O259])" office:value-type="float"/>
          <table:table-cell table:formula="of:=MEDIAN([.$C259];[.$P259])" office:value-type="float"/>
          <table:table-cell table:formula="of:=MEDIAN([.$D259];[.$Q259])" office:value-type="float"/>
          <table:table-cell table:formula="of:=MEDIAN([.$E259];[.$R259])" office:value-type="float"/>
          <table:table-cell table:formula="of:=MEDIAN([.$F259];[.$S259])" office:value-type="float"/>
          <table:table-cell table:formula="of:=MEDIAN([.$G259];[.$T259])" office:value-type="float"/>
          <table:table-cell table:formula="of:=MEDIAN([.$H259];[.$U259])" office:value-type="float"/>
          <table:table-cell table:formula="of:=MEDIAN([.$I259];[.$V259])" office:value-type="float"/>
          <table:table-cell table:formula="of:=MEDIAN([.$J259])" office:value-type="float"/>
          <table:table-cell table:formula="of:=MEDIAN([.$K259];[.$W259])" office:value-type="float"/>
          <table:table-cell table:formula="of:=MEDIAN([.$L259];[.$X259])" office:value-type="float"/>
          <table:table-cell table:formula="of:=MEDIAN([.$M259];[.$Y259])" office:value-type="float"/>
          <table:table-cell table:formula="of:=MEDIAN([.$N259];[.$Z259])" office:value-type="float"/>
          <table:table-cell table:formula="of:=MAX([.$B259];[.$O259])" office:value-type="float"/>
          <table:table-cell table:formula="of:=MAX([.$C259];[.$P259])" office:value-type="float"/>
          <table:table-cell table:formula="of:=MAX([.$D259];[.$Q259])" office:value-type="float"/>
          <table:table-cell table:formula="of:=MAX([.$E259];[.$R259])" office:value-type="float"/>
          <table:table-cell table:formula="of:=MAX([.$F259];[.$S259])" office:value-type="float"/>
          <table:table-cell table:formula="of:=MAX([.$G259];[.$T259])" office:value-type="float"/>
          <table:table-cell table:formula="of:=MAX([.$H259];[.$U259])" office:value-type="float"/>
          <table:table-cell table:formula="of:=MAX([.$I259];[.$V259])" office:value-type="float"/>
          <table:table-cell table:formula="of:=MAX([.$J259])" office:value-type="float"/>
          <table:table-cell table:formula="of:=MAX([.$K259];[.$W259])" office:value-type="float"/>
          <table:table-cell table:formula="of:=MAX([.$L259];[.$X259])" office:value-type="float"/>
          <table:table-cell table:formula="of:=MAX([.$M259];[.$Y259])" office:value-type="float"/>
          <table:table-cell table:formula="of:=MAX([.$N259];[.$Z259])" office:value-type="float"/>
        </table:table-row>
        <table:table-row table:style-name="ro1">
          <table:table-cell office:value-type="string">
            <text:p>p07.pddl/25</text:p>
          </table:table-cell>
          <table:table-cell office:value-type="float" office:value="300.0"/>
          <table:table-cell office:value-type="float" office:value="299.986"/>
          <table:table-cell office:value-type="float" office:value="297.3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02768.0"/>
          <table:table-cell office:value-type="float" office:value="720670.0"/>
          <table:table-cell office:value-type="float" office:value="708921.0"/>
          <table:table-cell office:value-type="float" office:value="203157.0"/>
          <table:table-cell office:value-type="float" office:value="144824.0"/>
          <table:table-cell office:value-type="float" office:value="0.0"/>
          <table:table-cell office:value-type="float" office:value="0.0"/>
          <table:table-cell office:value-type="float" office:value="21.1345"/>
          <table:table-cell office:value-type="float" office:value="21.026"/>
          <table:table-cell office:value-type="float" office:value="18.64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46956.0"/>
          <table:table-cell office:value-type="float" office:value="65818.0"/>
          <table:table-cell office:value-type="float" office:value="203157.0"/>
          <table:table-cell office:value-type="float" office:value="144824.0"/>
          <table:table-cell office:value-type="float" office:value="0.0"/>
          <table:table-cell office:value-type="float" office:value="0.0"/>
          <table:table-cell table:formula="of:=MIN([.$B260];[.$O260])" office:value-type="float"/>
          <table:table-cell table:formula="of:=MIN([.$C260];[.$P260])" office:value-type="float"/>
          <table:table-cell table:formula="of:=MIN([.$D260];[.$Q260])" office:value-type="float"/>
          <table:table-cell table:formula="of:=MIN([.$E260];[.$R260])" office:value-type="float"/>
          <table:table-cell table:formula="of:=MIN([.$F260];[.$S260])" office:value-type="float"/>
          <table:table-cell table:formula="of:=MIN([.$G260];[.$T260])" office:value-type="float"/>
          <table:table-cell table:formula="of:=MIN([.$H260];[.$U260])" office:value-type="float"/>
          <table:table-cell table:formula="of:=MIN([.$I260];[.$V260])" office:value-type="float"/>
          <table:table-cell table:formula="of:=MIN([.$J260])" office:value-type="float"/>
          <table:table-cell table:formula="of:=MIN([.$K260];[.$W260])" office:value-type="float"/>
          <table:table-cell table:formula="of:=MIN([.$L260];[.$X260])" office:value-type="float"/>
          <table:table-cell table:formula="of:=MIN([.$M260];[.$Y260])" office:value-type="float"/>
          <table:table-cell table:formula="of:=MIN([.$N260];[.$Z260])" office:value-type="float"/>
          <table:table-cell table:formula="of:=MEDIAN([.$B260];[.$O260])" office:value-type="float"/>
          <table:table-cell table:formula="of:=MEDIAN([.$C260];[.$P260])" office:value-type="float"/>
          <table:table-cell table:formula="of:=MEDIAN([.$D260];[.$Q260])" office:value-type="float"/>
          <table:table-cell table:formula="of:=MEDIAN([.$E260];[.$R260])" office:value-type="float"/>
          <table:table-cell table:formula="of:=MEDIAN([.$F260];[.$S260])" office:value-type="float"/>
          <table:table-cell table:formula="of:=MEDIAN([.$G260];[.$T260])" office:value-type="float"/>
          <table:table-cell table:formula="of:=MEDIAN([.$H260];[.$U260])" office:value-type="float"/>
          <table:table-cell table:formula="of:=MEDIAN([.$I260];[.$V260])" office:value-type="float"/>
          <table:table-cell table:formula="of:=MEDIAN([.$J260])" office:value-type="float"/>
          <table:table-cell table:formula="of:=MEDIAN([.$K260];[.$W260])" office:value-type="float"/>
          <table:table-cell table:formula="of:=MEDIAN([.$L260];[.$X260])" office:value-type="float"/>
          <table:table-cell table:formula="of:=MEDIAN([.$M260];[.$Y260])" office:value-type="float"/>
          <table:table-cell table:formula="of:=MEDIAN([.$N260];[.$Z260])" office:value-type="float"/>
          <table:table-cell table:formula="of:=MAX([.$B260];[.$O260])" office:value-type="float"/>
          <table:table-cell table:formula="of:=MAX([.$C260];[.$P260])" office:value-type="float"/>
          <table:table-cell table:formula="of:=MAX([.$D260];[.$Q260])" office:value-type="float"/>
          <table:table-cell table:formula="of:=MAX([.$E260];[.$R260])" office:value-type="float"/>
          <table:table-cell table:formula="of:=MAX([.$F260];[.$S260])" office:value-type="float"/>
          <table:table-cell table:formula="of:=MAX([.$G260];[.$T260])" office:value-type="float"/>
          <table:table-cell table:formula="of:=MAX([.$H260];[.$U260])" office:value-type="float"/>
          <table:table-cell table:formula="of:=MAX([.$I260];[.$V260])" office:value-type="float"/>
          <table:table-cell table:formula="of:=MAX([.$J260])" office:value-type="float"/>
          <table:table-cell table:formula="of:=MAX([.$K260];[.$W260])" office:value-type="float"/>
          <table:table-cell table:formula="of:=MAX([.$L260];[.$X260])" office:value-type="float"/>
          <table:table-cell table:formula="of:=MAX([.$M260];[.$Y260])" office:value-type="float"/>
          <table:table-cell table:formula="of:=MAX([.$N260];[.$Z260])" office:value-type="float"/>
        </table:table-row>
        <table:table-row table:style-name="ro1">
          <table:table-cell office:value-type="string">
            <text:p>p07.pddl/26</text:p>
          </table:table-cell>
          <table:table-cell office:value-type="float" office:value="5.79605"/>
          <table:table-cell office:value-type="float" office:value="5.706"/>
          <table:table-cell office:value-type="float" office:value="2.96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015.0"/>
          <table:table-cell office:value-type="float" office:value="64429.0"/>
          <table:table-cell office:value-type="float" office:value="61726.0"/>
          <table:table-cell office:value-type="float" office:value="211123.0"/>
          <table:table-cell office:value-type="float" office:value="151409.0"/>
          <table:table-cell office:value-type="float" office:value="0.0"/>
          <table:table-cell office:value-type="float" office:value="0.0"/>
          <table:table-cell office:value-type="float" office:value="21.5342"/>
          <table:table-cell office:value-type="float" office:value="21.434"/>
          <table:table-cell office:value-type="float" office:value="18.81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44109.0"/>
          <table:table-cell office:value-type="float" office:value="62950.0"/>
          <table:table-cell office:value-type="float" office:value="211123.0"/>
          <table:table-cell office:value-type="float" office:value="151409.0"/>
          <table:table-cell office:value-type="float" office:value="0.0"/>
          <table:table-cell office:value-type="float" office:value="0.0"/>
          <table:table-cell table:formula="of:=MIN([.$B261];[.$O261])" office:value-type="float"/>
          <table:table-cell table:formula="of:=MIN([.$C261];[.$P261])" office:value-type="float"/>
          <table:table-cell table:formula="of:=MIN([.$D261];[.$Q261])" office:value-type="float"/>
          <table:table-cell table:formula="of:=MIN([.$E261];[.$R261])" office:value-type="float"/>
          <table:table-cell table:formula="of:=MIN([.$F261];[.$S261])" office:value-type="float"/>
          <table:table-cell table:formula="of:=MIN([.$G261];[.$T261])" office:value-type="float"/>
          <table:table-cell table:formula="of:=MIN([.$H261];[.$U261])" office:value-type="float"/>
          <table:table-cell table:formula="of:=MIN([.$I261];[.$V261])" office:value-type="float"/>
          <table:table-cell table:formula="of:=MIN([.$J261])" office:value-type="float"/>
          <table:table-cell table:formula="of:=MIN([.$K261];[.$W261])" office:value-type="float"/>
          <table:table-cell table:formula="of:=MIN([.$L261];[.$X261])" office:value-type="float"/>
          <table:table-cell table:formula="of:=MIN([.$M261];[.$Y261])" office:value-type="float"/>
          <table:table-cell table:formula="of:=MIN([.$N261];[.$Z261])" office:value-type="float"/>
          <table:table-cell table:formula="of:=MEDIAN([.$B261];[.$O261])" office:value-type="float"/>
          <table:table-cell table:formula="of:=MEDIAN([.$C261];[.$P261])" office:value-type="float"/>
          <table:table-cell table:formula="of:=MEDIAN([.$D261];[.$Q261])" office:value-type="float"/>
          <table:table-cell table:formula="of:=MEDIAN([.$E261];[.$R261])" office:value-type="float"/>
          <table:table-cell table:formula="of:=MEDIAN([.$F261];[.$S261])" office:value-type="float"/>
          <table:table-cell table:formula="of:=MEDIAN([.$G261];[.$T261])" office:value-type="float"/>
          <table:table-cell table:formula="of:=MEDIAN([.$H261];[.$U261])" office:value-type="float"/>
          <table:table-cell table:formula="of:=MEDIAN([.$I261];[.$V261])" office:value-type="float"/>
          <table:table-cell table:formula="of:=MEDIAN([.$J261])" office:value-type="float"/>
          <table:table-cell table:formula="of:=MEDIAN([.$K261];[.$W261])" office:value-type="float"/>
          <table:table-cell table:formula="of:=MEDIAN([.$L261];[.$X261])" office:value-type="float"/>
          <table:table-cell table:formula="of:=MEDIAN([.$M261];[.$Y261])" office:value-type="float"/>
          <table:table-cell table:formula="of:=MEDIAN([.$N261];[.$Z261])" office:value-type="float"/>
          <table:table-cell table:formula="of:=MAX([.$B261];[.$O261])" office:value-type="float"/>
          <table:table-cell table:formula="of:=MAX([.$C261];[.$P261])" office:value-type="float"/>
          <table:table-cell table:formula="of:=MAX([.$D261];[.$Q261])" office:value-type="float"/>
          <table:table-cell table:formula="of:=MAX([.$E261];[.$R261])" office:value-type="float"/>
          <table:table-cell table:formula="of:=MAX([.$F261];[.$S261])" office:value-type="float"/>
          <table:table-cell table:formula="of:=MAX([.$G261];[.$T261])" office:value-type="float"/>
          <table:table-cell table:formula="of:=MAX([.$H261];[.$U261])" office:value-type="float"/>
          <table:table-cell table:formula="of:=MAX([.$I261];[.$V261])" office:value-type="float"/>
          <table:table-cell table:formula="of:=MAX([.$J261])" office:value-type="float"/>
          <table:table-cell table:formula="of:=MAX([.$K261];[.$W261])" office:value-type="float"/>
          <table:table-cell table:formula="of:=MAX([.$L261];[.$X261])" office:value-type="float"/>
          <table:table-cell table:formula="of:=MAX([.$M261];[.$Y261])" office:value-type="float"/>
          <table:table-cell table:formula="of:=MAX([.$N261];[.$Z261])" office:value-type="float"/>
        </table:table-row>
        <table:table-row table:style-name="ro1">
          <table:table-cell office:value-type="string">
            <text:p>p07.pddl/27</text:p>
          </table:table-cell>
          <table:table-cell office:value-type="float" office:value="19.297"/>
          <table:table-cell office:value-type="float" office:value="19.205"/>
          <table:table-cell office:value-type="float" office:value="16.35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2907.0"/>
          <table:table-cell office:value-type="float" office:value="130467.0"/>
          <table:table-cell office:value-type="float" office:value="126909.0"/>
          <table:table-cell office:value-type="float" office:value="219089.0"/>
          <table:table-cell office:value-type="float" office:value="157994.0"/>
          <table:table-cell office:value-type="float" office:value="0.0"/>
          <table:table-cell office:value-type="float" office:value="0.0"/>
          <table:table-cell office:value-type="float" office:value="28.7133"/>
          <table:table-cell office:value-type="float" office:value="28.596"/>
          <table:table-cell office:value-type="float" office:value="25.86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61280.0"/>
          <table:table-cell office:value-type="float" office:value="83750.0"/>
          <table:table-cell office:value-type="float" office:value="219089.0"/>
          <table:table-cell office:value-type="float" office:value="157994.0"/>
          <table:table-cell office:value-type="float" office:value="0.0"/>
          <table:table-cell office:value-type="float" office:value="0.0"/>
          <table:table-cell table:formula="of:=MIN([.$B262];[.$O262])" office:value-type="float"/>
          <table:table-cell table:formula="of:=MIN([.$C262];[.$P262])" office:value-type="float"/>
          <table:table-cell table:formula="of:=MIN([.$D262];[.$Q262])" office:value-type="float"/>
          <table:table-cell table:formula="of:=MIN([.$E262];[.$R262])" office:value-type="float"/>
          <table:table-cell table:formula="of:=MIN([.$F262];[.$S262])" office:value-type="float"/>
          <table:table-cell table:formula="of:=MIN([.$G262];[.$T262])" office:value-type="float"/>
          <table:table-cell table:formula="of:=MIN([.$H262];[.$U262])" office:value-type="float"/>
          <table:table-cell table:formula="of:=MIN([.$I262];[.$V262])" office:value-type="float"/>
          <table:table-cell table:formula="of:=MIN([.$J262])" office:value-type="float"/>
          <table:table-cell table:formula="of:=MIN([.$K262];[.$W262])" office:value-type="float"/>
          <table:table-cell table:formula="of:=MIN([.$L262];[.$X262])" office:value-type="float"/>
          <table:table-cell table:formula="of:=MIN([.$M262];[.$Y262])" office:value-type="float"/>
          <table:table-cell table:formula="of:=MIN([.$N262];[.$Z262])" office:value-type="float"/>
          <table:table-cell table:formula="of:=MEDIAN([.$B262];[.$O262])" office:value-type="float"/>
          <table:table-cell table:formula="of:=MEDIAN([.$C262];[.$P262])" office:value-type="float"/>
          <table:table-cell table:formula="of:=MEDIAN([.$D262];[.$Q262])" office:value-type="float"/>
          <table:table-cell table:formula="of:=MEDIAN([.$E262];[.$R262])" office:value-type="float"/>
          <table:table-cell table:formula="of:=MEDIAN([.$F262];[.$S262])" office:value-type="float"/>
          <table:table-cell table:formula="of:=MEDIAN([.$G262];[.$T262])" office:value-type="float"/>
          <table:table-cell table:formula="of:=MEDIAN([.$H262];[.$U262])" office:value-type="float"/>
          <table:table-cell table:formula="of:=MEDIAN([.$I262];[.$V262])" office:value-type="float"/>
          <table:table-cell table:formula="of:=MEDIAN([.$J262])" office:value-type="float"/>
          <table:table-cell table:formula="of:=MEDIAN([.$K262];[.$W262])" office:value-type="float"/>
          <table:table-cell table:formula="of:=MEDIAN([.$L262];[.$X262])" office:value-type="float"/>
          <table:table-cell table:formula="of:=MEDIAN([.$M262];[.$Y262])" office:value-type="float"/>
          <table:table-cell table:formula="of:=MEDIAN([.$N262];[.$Z262])" office:value-type="float"/>
          <table:table-cell table:formula="of:=MAX([.$B262];[.$O262])" office:value-type="float"/>
          <table:table-cell table:formula="of:=MAX([.$C262];[.$P262])" office:value-type="float"/>
          <table:table-cell table:formula="of:=MAX([.$D262];[.$Q262])" office:value-type="float"/>
          <table:table-cell table:formula="of:=MAX([.$E262];[.$R262])" office:value-type="float"/>
          <table:table-cell table:formula="of:=MAX([.$F262];[.$S262])" office:value-type="float"/>
          <table:table-cell table:formula="of:=MAX([.$G262];[.$T262])" office:value-type="float"/>
          <table:table-cell table:formula="of:=MAX([.$H262];[.$U262])" office:value-type="float"/>
          <table:table-cell table:formula="of:=MAX([.$I262];[.$V262])" office:value-type="float"/>
          <table:table-cell table:formula="of:=MAX([.$J262])" office:value-type="float"/>
          <table:table-cell table:formula="of:=MAX([.$K262];[.$W262])" office:value-type="float"/>
          <table:table-cell table:formula="of:=MAX([.$L262];[.$X262])" office:value-type="float"/>
          <table:table-cell table:formula="of:=MAX([.$M262];[.$Y262])" office:value-type="float"/>
          <table:table-cell table:formula="of:=MAX([.$N262];[.$Z262])" office:value-type="float"/>
        </table:table-row>
        <table:table-row table:style-name="ro1">
          <table:table-cell office:value-type="string">
            <text:p>p07.pddl/28</text:p>
          </table:table-cell>
          <table:table-cell office:value-type="float" office:value="117.954"/>
          <table:table-cell office:value-type="float" office:value="117.801"/>
          <table:table-cell office:value-type="float" office:value="114.87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12478.0"/>
          <table:table-cell office:value-type="float" office:value="370120.0"/>
          <table:table-cell office:value-type="float" office:value="362932.0"/>
          <table:table-cell office:value-type="float" office:value="227055.0"/>
          <table:table-cell office:value-type="float" office:value="164579.0"/>
          <table:table-cell office:value-type="float" office:value="0.0"/>
          <table:table-cell office:value-type="float" office:value="0.0"/>
          <table:table-cell office:value-type="float" office:value="12.7304"/>
          <table:table-cell office:value-type="float" office:value="12.637"/>
          <table:table-cell office:value-type="float" office:value="10.0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8083.0"/>
          <table:table-cell office:value-type="float" office:value="41923.0"/>
          <table:table-cell office:value-type="float" office:value="227055.0"/>
          <table:table-cell office:value-type="float" office:value="164579.0"/>
          <table:table-cell office:value-type="float" office:value="0.0"/>
          <table:table-cell office:value-type="float" office:value="0.0"/>
          <table:table-cell table:formula="of:=MIN([.$B263];[.$O263])" office:value-type="float"/>
          <table:table-cell table:formula="of:=MIN([.$C263];[.$P263])" office:value-type="float"/>
          <table:table-cell table:formula="of:=MIN([.$D263];[.$Q263])" office:value-type="float"/>
          <table:table-cell table:formula="of:=MIN([.$E263];[.$R263])" office:value-type="float"/>
          <table:table-cell table:formula="of:=MIN([.$F263];[.$S263])" office:value-type="float"/>
          <table:table-cell table:formula="of:=MIN([.$G263];[.$T263])" office:value-type="float"/>
          <table:table-cell table:formula="of:=MIN([.$H263];[.$U263])" office:value-type="float"/>
          <table:table-cell table:formula="of:=MIN([.$I263];[.$V263])" office:value-type="float"/>
          <table:table-cell table:formula="of:=MIN([.$J263])" office:value-type="float"/>
          <table:table-cell table:formula="of:=MIN([.$K263];[.$W263])" office:value-type="float"/>
          <table:table-cell table:formula="of:=MIN([.$L263];[.$X263])" office:value-type="float"/>
          <table:table-cell table:formula="of:=MIN([.$M263];[.$Y263])" office:value-type="float"/>
          <table:table-cell table:formula="of:=MIN([.$N263];[.$Z263])" office:value-type="float"/>
          <table:table-cell table:formula="of:=MEDIAN([.$B263];[.$O263])" office:value-type="float"/>
          <table:table-cell table:formula="of:=MEDIAN([.$C263];[.$P263])" office:value-type="float"/>
          <table:table-cell table:formula="of:=MEDIAN([.$D263];[.$Q263])" office:value-type="float"/>
          <table:table-cell table:formula="of:=MEDIAN([.$E263];[.$R263])" office:value-type="float"/>
          <table:table-cell table:formula="of:=MEDIAN([.$F263];[.$S263])" office:value-type="float"/>
          <table:table-cell table:formula="of:=MEDIAN([.$G263];[.$T263])" office:value-type="float"/>
          <table:table-cell table:formula="of:=MEDIAN([.$H263];[.$U263])" office:value-type="float"/>
          <table:table-cell table:formula="of:=MEDIAN([.$I263];[.$V263])" office:value-type="float"/>
          <table:table-cell table:formula="of:=MEDIAN([.$J263])" office:value-type="float"/>
          <table:table-cell table:formula="of:=MEDIAN([.$K263];[.$W263])" office:value-type="float"/>
          <table:table-cell table:formula="of:=MEDIAN([.$L263];[.$X263])" office:value-type="float"/>
          <table:table-cell table:formula="of:=MEDIAN([.$M263];[.$Y263])" office:value-type="float"/>
          <table:table-cell table:formula="of:=MEDIAN([.$N263];[.$Z263])" office:value-type="float"/>
          <table:table-cell table:formula="of:=MAX([.$B263];[.$O263])" office:value-type="float"/>
          <table:table-cell table:formula="of:=MAX([.$C263];[.$P263])" office:value-type="float"/>
          <table:table-cell table:formula="of:=MAX([.$D263];[.$Q263])" office:value-type="float"/>
          <table:table-cell table:formula="of:=MAX([.$E263];[.$R263])" office:value-type="float"/>
          <table:table-cell table:formula="of:=MAX([.$F263];[.$S263])" office:value-type="float"/>
          <table:table-cell table:formula="of:=MAX([.$G263];[.$T263])" office:value-type="float"/>
          <table:table-cell table:formula="of:=MAX([.$H263];[.$U263])" office:value-type="float"/>
          <table:table-cell table:formula="of:=MAX([.$I263];[.$V263])" office:value-type="float"/>
          <table:table-cell table:formula="of:=MAX([.$J263])" office:value-type="float"/>
          <table:table-cell table:formula="of:=MAX([.$K263];[.$W263])" office:value-type="float"/>
          <table:table-cell table:formula="of:=MAX([.$L263];[.$X263])" office:value-type="float"/>
          <table:table-cell table:formula="of:=MAX([.$M263];[.$Y263])" office:value-type="float"/>
          <table:table-cell table:formula="of:=MAX([.$N263];[.$Z263])" office:value-type="float"/>
        </table:table-row>
        <table:table-row table:style-name="ro1">
          <table:table-cell office:value-type="string">
            <text:p>p07.pddl/29</text:p>
          </table:table-cell>
          <table:table-cell office:value-type="float" office:value="5.74626"/>
          <table:table-cell office:value-type="float" office:value="5.657"/>
          <table:table-cell office:value-type="float" office:value="2.59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553.0"/>
          <table:table-cell office:value-type="float" office:value="78849.0"/>
          <table:table-cell office:value-type="float" office:value="75887.0"/>
          <table:table-cell office:value-type="float" office:value="235021.0"/>
          <table:table-cell office:value-type="float" office:value="171164.0"/>
          <table:table-cell office:value-type="float" office:value="0.0"/>
          <table:table-cell office:value-type="float" office:value="0.0"/>
          <table:table-cell office:value-type="float" office:value="118.765"/>
          <table:table-cell office:value-type="float" office:value="118.631"/>
          <table:table-cell office:value-type="float" office:value="115.68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00223.0"/>
          <table:table-cell office:value-type="float" office:value="262555.0"/>
          <table:table-cell office:value-type="float" office:value="235021.0"/>
          <table:table-cell office:value-type="float" office:value="171164.0"/>
          <table:table-cell office:value-type="float" office:value="0.0"/>
          <table:table-cell office:value-type="float" office:value="0.0"/>
          <table:table-cell table:formula="of:=MIN([.$B264];[.$O264])" office:value-type="float"/>
          <table:table-cell table:formula="of:=MIN([.$C264];[.$P264])" office:value-type="float"/>
          <table:table-cell table:formula="of:=MIN([.$D264];[.$Q264])" office:value-type="float"/>
          <table:table-cell table:formula="of:=MIN([.$E264];[.$R264])" office:value-type="float"/>
          <table:table-cell table:formula="of:=MIN([.$F264];[.$S264])" office:value-type="float"/>
          <table:table-cell table:formula="of:=MIN([.$G264];[.$T264])" office:value-type="float"/>
          <table:table-cell table:formula="of:=MIN([.$H264];[.$U264])" office:value-type="float"/>
          <table:table-cell table:formula="of:=MIN([.$I264];[.$V264])" office:value-type="float"/>
          <table:table-cell table:formula="of:=MIN([.$J264])" office:value-type="float"/>
          <table:table-cell table:formula="of:=MIN([.$K264];[.$W264])" office:value-type="float"/>
          <table:table-cell table:formula="of:=MIN([.$L264];[.$X264])" office:value-type="float"/>
          <table:table-cell table:formula="of:=MIN([.$M264];[.$Y264])" office:value-type="float"/>
          <table:table-cell table:formula="of:=MIN([.$N264];[.$Z264])" office:value-type="float"/>
          <table:table-cell table:formula="of:=MEDIAN([.$B264];[.$O264])" office:value-type="float"/>
          <table:table-cell table:formula="of:=MEDIAN([.$C264];[.$P264])" office:value-type="float"/>
          <table:table-cell table:formula="of:=MEDIAN([.$D264];[.$Q264])" office:value-type="float"/>
          <table:table-cell table:formula="of:=MEDIAN([.$E264];[.$R264])" office:value-type="float"/>
          <table:table-cell table:formula="of:=MEDIAN([.$F264];[.$S264])" office:value-type="float"/>
          <table:table-cell table:formula="of:=MEDIAN([.$G264];[.$T264])" office:value-type="float"/>
          <table:table-cell table:formula="of:=MEDIAN([.$H264];[.$U264])" office:value-type="float"/>
          <table:table-cell table:formula="of:=MEDIAN([.$I264];[.$V264])" office:value-type="float"/>
          <table:table-cell table:formula="of:=MEDIAN([.$J264])" office:value-type="float"/>
          <table:table-cell table:formula="of:=MEDIAN([.$K264];[.$W264])" office:value-type="float"/>
          <table:table-cell table:formula="of:=MEDIAN([.$L264];[.$X264])" office:value-type="float"/>
          <table:table-cell table:formula="of:=MEDIAN([.$M264];[.$Y264])" office:value-type="float"/>
          <table:table-cell table:formula="of:=MEDIAN([.$N264];[.$Z264])" office:value-type="float"/>
          <table:table-cell table:formula="of:=MAX([.$B264];[.$O264])" office:value-type="float"/>
          <table:table-cell table:formula="of:=MAX([.$C264];[.$P264])" office:value-type="float"/>
          <table:table-cell table:formula="of:=MAX([.$D264];[.$Q264])" office:value-type="float"/>
          <table:table-cell table:formula="of:=MAX([.$E264];[.$R264])" office:value-type="float"/>
          <table:table-cell table:formula="of:=MAX([.$F264];[.$S264])" office:value-type="float"/>
          <table:table-cell table:formula="of:=MAX([.$G264];[.$T264])" office:value-type="float"/>
          <table:table-cell table:formula="of:=MAX([.$H264];[.$U264])" office:value-type="float"/>
          <table:table-cell table:formula="of:=MAX([.$I264];[.$V264])" office:value-type="float"/>
          <table:table-cell table:formula="of:=MAX([.$J264])" office:value-type="float"/>
          <table:table-cell table:formula="of:=MAX([.$K264];[.$W264])" office:value-type="float"/>
          <table:table-cell table:formula="of:=MAX([.$L264];[.$X264])" office:value-type="float"/>
          <table:table-cell table:formula="of:=MAX([.$M264];[.$Y264])" office:value-type="float"/>
          <table:table-cell table:formula="of:=MAX([.$N264];[.$Z264])" office:value-type="float"/>
        </table:table-row>
        <table:table-row table:style-name="ro1">
          <table:table-cell office:value-type="string">
            <text:p>p07.pddl/3</text:p>
          </table:table-cell>
          <table:table-cell office:value-type="float" office:value="0.414038"/>
          <table:table-cell office:value-type="float" office:value="0.3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905.0"/>
          <table:table-cell office:value-type="float" office:value="552.0"/>
          <table:table-cell office:value-type="float" office:value="0.0"/>
          <table:table-cell office:value-type="float" office:value="0.0"/>
          <table:table-cell office:value-type="float" office:value="0.373351"/>
          <table:table-cell office:value-type="float" office:value="0.3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7905.0"/>
          <table:table-cell office:value-type="float" office:value="552.0"/>
          <table:table-cell office:value-type="float" office:value="0.0"/>
          <table:table-cell office:value-type="float" office:value="0.0"/>
          <table:table-cell table:formula="of:=MIN([.$B265];[.$O265])" office:value-type="float"/>
          <table:table-cell table:formula="of:=MIN([.$C265];[.$P265])" office:value-type="float"/>
          <table:table-cell table:formula="of:=MIN([.$D265];[.$Q265])" office:value-type="float"/>
          <table:table-cell table:formula="of:=MIN([.$E265];[.$R265])" office:value-type="float"/>
          <table:table-cell table:formula="of:=MIN([.$F265];[.$S265])" office:value-type="float"/>
          <table:table-cell table:formula="of:=MIN([.$G265];[.$T265])" office:value-type="float"/>
          <table:table-cell table:formula="of:=MIN([.$H265];[.$U265])" office:value-type="float"/>
          <table:table-cell table:formula="of:=MIN([.$I265];[.$V265])" office:value-type="float"/>
          <table:table-cell table:formula="of:=MIN([.$J265])" office:value-type="float"/>
          <table:table-cell table:formula="of:=MIN([.$K265];[.$W265])" office:value-type="float"/>
          <table:table-cell table:formula="of:=MIN([.$L265];[.$X265])" office:value-type="float"/>
          <table:table-cell table:formula="of:=MIN([.$M265];[.$Y265])" office:value-type="float"/>
          <table:table-cell table:formula="of:=MIN([.$N265];[.$Z265])" office:value-type="float"/>
          <table:table-cell table:formula="of:=MEDIAN([.$B265];[.$O265])" office:value-type="float"/>
          <table:table-cell table:formula="of:=MEDIAN([.$C265];[.$P265])" office:value-type="float"/>
          <table:table-cell table:formula="of:=MEDIAN([.$D265];[.$Q265])" office:value-type="float"/>
          <table:table-cell table:formula="of:=MEDIAN([.$E265];[.$R265])" office:value-type="float"/>
          <table:table-cell table:formula="of:=MEDIAN([.$F265];[.$S265])" office:value-type="float"/>
          <table:table-cell table:formula="of:=MEDIAN([.$G265];[.$T265])" office:value-type="float"/>
          <table:table-cell table:formula="of:=MEDIAN([.$H265];[.$U265])" office:value-type="float"/>
          <table:table-cell table:formula="of:=MEDIAN([.$I265];[.$V265])" office:value-type="float"/>
          <table:table-cell table:formula="of:=MEDIAN([.$J265])" office:value-type="float"/>
          <table:table-cell table:formula="of:=MEDIAN([.$K265];[.$W265])" office:value-type="float"/>
          <table:table-cell table:formula="of:=MEDIAN([.$L265];[.$X265])" office:value-type="float"/>
          <table:table-cell table:formula="of:=MEDIAN([.$M265];[.$Y265])" office:value-type="float"/>
          <table:table-cell table:formula="of:=MEDIAN([.$N265];[.$Z265])" office:value-type="float"/>
          <table:table-cell table:formula="of:=MAX([.$B265];[.$O265])" office:value-type="float"/>
          <table:table-cell table:formula="of:=MAX([.$C265];[.$P265])" office:value-type="float"/>
          <table:table-cell table:formula="of:=MAX([.$D265];[.$Q265])" office:value-type="float"/>
          <table:table-cell table:formula="of:=MAX([.$E265];[.$R265])" office:value-type="float"/>
          <table:table-cell table:formula="of:=MAX([.$F265];[.$S265])" office:value-type="float"/>
          <table:table-cell table:formula="of:=MAX([.$G265];[.$T265])" office:value-type="float"/>
          <table:table-cell table:formula="of:=MAX([.$H265];[.$U265])" office:value-type="float"/>
          <table:table-cell table:formula="of:=MAX([.$I265];[.$V265])" office:value-type="float"/>
          <table:table-cell table:formula="of:=MAX([.$J265])" office:value-type="float"/>
          <table:table-cell table:formula="of:=MAX([.$K265];[.$W265])" office:value-type="float"/>
          <table:table-cell table:formula="of:=MAX([.$L265];[.$X265])" office:value-type="float"/>
          <table:table-cell table:formula="of:=MAX([.$M265];[.$Y265])" office:value-type="float"/>
          <table:table-cell table:formula="of:=MAX([.$N265];[.$Z265])" office:value-type="float"/>
        </table:table-row>
        <table:table-row table:style-name="ro1">
          <table:table-cell office:value-type="string">
            <text:p>p07.pddl/30</text:p>
          </table:table-cell>
          <table:table-cell office:value-type="float" office:value="16.4114"/>
          <table:table-cell office:value-type="float" office:value="16.297"/>
          <table:table-cell office:value-type="float" office:value="13.07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8102.0"/>
          <table:table-cell office:value-type="float" office:value="118968.0"/>
          <table:table-cell office:value-type="float" office:value="115988.0"/>
          <table:table-cell office:value-type="float" office:value="242987.0"/>
          <table:table-cell office:value-type="float" office:value="177749.0"/>
          <table:table-cell office:value-type="float" office:value="0.0"/>
          <table:table-cell office:value-type="float" office:value="0.0"/>
          <table:table-cell office:value-type="float" office:value="53.0508"/>
          <table:table-cell office:value-type="float" office:value="52.914"/>
          <table:table-cell office:value-type="float" office:value="50.01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03548.0"/>
          <table:table-cell office:value-type="float" office:value="136937.0"/>
          <table:table-cell office:value-type="float" office:value="242987.0"/>
          <table:table-cell office:value-type="float" office:value="177749.0"/>
          <table:table-cell office:value-type="float" office:value="0.0"/>
          <table:table-cell office:value-type="float" office:value="0.0"/>
          <table:table-cell table:formula="of:=MIN([.$B266];[.$O266])" office:value-type="float"/>
          <table:table-cell table:formula="of:=MIN([.$C266];[.$P266])" office:value-type="float"/>
          <table:table-cell table:formula="of:=MIN([.$D266];[.$Q266])" office:value-type="float"/>
          <table:table-cell table:formula="of:=MIN([.$E266];[.$R266])" office:value-type="float"/>
          <table:table-cell table:formula="of:=MIN([.$F266];[.$S266])" office:value-type="float"/>
          <table:table-cell table:formula="of:=MIN([.$G266];[.$T266])" office:value-type="float"/>
          <table:table-cell table:formula="of:=MIN([.$H266];[.$U266])" office:value-type="float"/>
          <table:table-cell table:formula="of:=MIN([.$I266];[.$V266])" office:value-type="float"/>
          <table:table-cell table:formula="of:=MIN([.$J266])" office:value-type="float"/>
          <table:table-cell table:formula="of:=MIN([.$K266];[.$W266])" office:value-type="float"/>
          <table:table-cell table:formula="of:=MIN([.$L266];[.$X266])" office:value-type="float"/>
          <table:table-cell table:formula="of:=MIN([.$M266];[.$Y266])" office:value-type="float"/>
          <table:table-cell table:formula="of:=MIN([.$N266];[.$Z266])" office:value-type="float"/>
          <table:table-cell table:formula="of:=MEDIAN([.$B266];[.$O266])" office:value-type="float"/>
          <table:table-cell table:formula="of:=MEDIAN([.$C266];[.$P266])" office:value-type="float"/>
          <table:table-cell table:formula="of:=MEDIAN([.$D266];[.$Q266])" office:value-type="float"/>
          <table:table-cell table:formula="of:=MEDIAN([.$E266];[.$R266])" office:value-type="float"/>
          <table:table-cell table:formula="of:=MEDIAN([.$F266];[.$S266])" office:value-type="float"/>
          <table:table-cell table:formula="of:=MEDIAN([.$G266];[.$T266])" office:value-type="float"/>
          <table:table-cell table:formula="of:=MEDIAN([.$H266];[.$U266])" office:value-type="float"/>
          <table:table-cell table:formula="of:=MEDIAN([.$I266];[.$V266])" office:value-type="float"/>
          <table:table-cell table:formula="of:=MEDIAN([.$J266])" office:value-type="float"/>
          <table:table-cell table:formula="of:=MEDIAN([.$K266];[.$W266])" office:value-type="float"/>
          <table:table-cell table:formula="of:=MEDIAN([.$L266];[.$X266])" office:value-type="float"/>
          <table:table-cell table:formula="of:=MEDIAN([.$M266];[.$Y266])" office:value-type="float"/>
          <table:table-cell table:formula="of:=MEDIAN([.$N266];[.$Z266])" office:value-type="float"/>
          <table:table-cell table:formula="of:=MAX([.$B266];[.$O266])" office:value-type="float"/>
          <table:table-cell table:formula="of:=MAX([.$C266];[.$P266])" office:value-type="float"/>
          <table:table-cell table:formula="of:=MAX([.$D266];[.$Q266])" office:value-type="float"/>
          <table:table-cell table:formula="of:=MAX([.$E266];[.$R266])" office:value-type="float"/>
          <table:table-cell table:formula="of:=MAX([.$F266];[.$S266])" office:value-type="float"/>
          <table:table-cell table:formula="of:=MAX([.$G266];[.$T266])" office:value-type="float"/>
          <table:table-cell table:formula="of:=MAX([.$H266];[.$U266])" office:value-type="float"/>
          <table:table-cell table:formula="of:=MAX([.$I266];[.$V266])" office:value-type="float"/>
          <table:table-cell table:formula="of:=MAX([.$J266])" office:value-type="float"/>
          <table:table-cell table:formula="of:=MAX([.$K266];[.$W266])" office:value-type="float"/>
          <table:table-cell table:formula="of:=MAX([.$L266];[.$X266])" office:value-type="float"/>
          <table:table-cell table:formula="of:=MAX([.$M266];[.$Y266])" office:value-type="float"/>
          <table:table-cell table:formula="of:=MAX([.$N266];[.$Z266])" office:value-type="float"/>
        </table:table-row>
        <table:table-row table:style-name="ro1">
          <table:table-cell office:value-type="string">
            <text:p>p07.pddl/31</text:p>
          </table:table-cell>
          <table:table-cell office:value-type="float" office:value="7.98549"/>
          <table:table-cell office:value-type="float" office:value="7.882"/>
          <table:table-cell office:value-type="float" office:value="4.6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8355.0"/>
          <table:table-cell office:value-type="float" office:value="127483.0"/>
          <table:table-cell office:value-type="float" office:value="123813.0"/>
          <table:table-cell office:value-type="float" office:value="250953.0"/>
          <table:table-cell office:value-type="float" office:value="184334.0"/>
          <table:table-cell office:value-type="float" office:value="0.0"/>
          <table:table-cell office:value-type="float" office:value="0.0"/>
          <table:table-cell office:value-type="float" office:value="8.57122"/>
          <table:table-cell office:value-type="float" office:value="8.478"/>
          <table:table-cell office:value-type="float" office:value="5.54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6050.0"/>
          <table:table-cell office:value-type="float" office:value="23297.0"/>
          <table:table-cell office:value-type="float" office:value="250953.0"/>
          <table:table-cell office:value-type="float" office:value="184334.0"/>
          <table:table-cell office:value-type="float" office:value="0.0"/>
          <table:table-cell office:value-type="float" office:value="0.0"/>
          <table:table-cell table:formula="of:=MIN([.$B267];[.$O267])" office:value-type="float"/>
          <table:table-cell table:formula="of:=MIN([.$C267];[.$P267])" office:value-type="float"/>
          <table:table-cell table:formula="of:=MIN([.$D267];[.$Q267])" office:value-type="float"/>
          <table:table-cell table:formula="of:=MIN([.$E267];[.$R267])" office:value-type="float"/>
          <table:table-cell table:formula="of:=MIN([.$F267];[.$S267])" office:value-type="float"/>
          <table:table-cell table:formula="of:=MIN([.$G267];[.$T267])" office:value-type="float"/>
          <table:table-cell table:formula="of:=MIN([.$H267];[.$U267])" office:value-type="float"/>
          <table:table-cell table:formula="of:=MIN([.$I267];[.$V267])" office:value-type="float"/>
          <table:table-cell table:formula="of:=MIN([.$J267])" office:value-type="float"/>
          <table:table-cell table:formula="of:=MIN([.$K267];[.$W267])" office:value-type="float"/>
          <table:table-cell table:formula="of:=MIN([.$L267];[.$X267])" office:value-type="float"/>
          <table:table-cell table:formula="of:=MIN([.$M267];[.$Y267])" office:value-type="float"/>
          <table:table-cell table:formula="of:=MIN([.$N267];[.$Z267])" office:value-type="float"/>
          <table:table-cell table:formula="of:=MEDIAN([.$B267];[.$O267])" office:value-type="float"/>
          <table:table-cell table:formula="of:=MEDIAN([.$C267];[.$P267])" office:value-type="float"/>
          <table:table-cell table:formula="of:=MEDIAN([.$D267];[.$Q267])" office:value-type="float"/>
          <table:table-cell table:formula="of:=MEDIAN([.$E267];[.$R267])" office:value-type="float"/>
          <table:table-cell table:formula="of:=MEDIAN([.$F267];[.$S267])" office:value-type="float"/>
          <table:table-cell table:formula="of:=MEDIAN([.$G267];[.$T267])" office:value-type="float"/>
          <table:table-cell table:formula="of:=MEDIAN([.$H267];[.$U267])" office:value-type="float"/>
          <table:table-cell table:formula="of:=MEDIAN([.$I267];[.$V267])" office:value-type="float"/>
          <table:table-cell table:formula="of:=MEDIAN([.$J267])" office:value-type="float"/>
          <table:table-cell table:formula="of:=MEDIAN([.$K267];[.$W267])" office:value-type="float"/>
          <table:table-cell table:formula="of:=MEDIAN([.$L267];[.$X267])" office:value-type="float"/>
          <table:table-cell table:formula="of:=MEDIAN([.$M267];[.$Y267])" office:value-type="float"/>
          <table:table-cell table:formula="of:=MEDIAN([.$N267];[.$Z267])" office:value-type="float"/>
          <table:table-cell table:formula="of:=MAX([.$B267];[.$O267])" office:value-type="float"/>
          <table:table-cell table:formula="of:=MAX([.$C267];[.$P267])" office:value-type="float"/>
          <table:table-cell table:formula="of:=MAX([.$D267];[.$Q267])" office:value-type="float"/>
          <table:table-cell table:formula="of:=MAX([.$E267];[.$R267])" office:value-type="float"/>
          <table:table-cell table:formula="of:=MAX([.$F267];[.$S267])" office:value-type="float"/>
          <table:table-cell table:formula="of:=MAX([.$G267];[.$T267])" office:value-type="float"/>
          <table:table-cell table:formula="of:=MAX([.$H267];[.$U267])" office:value-type="float"/>
          <table:table-cell table:formula="of:=MAX([.$I267];[.$V267])" office:value-type="float"/>
          <table:table-cell table:formula="of:=MAX([.$J267])" office:value-type="float"/>
          <table:table-cell table:formula="of:=MAX([.$K267];[.$W267])" office:value-type="float"/>
          <table:table-cell table:formula="of:=MAX([.$L267];[.$X267])" office:value-type="float"/>
          <table:table-cell table:formula="of:=MAX([.$M267];[.$Y267])" office:value-type="float"/>
          <table:table-cell table:formula="of:=MAX([.$N267];[.$Z267])" office:value-type="float"/>
        </table:table-row>
        <table:table-row table:style-name="ro1">
          <table:table-cell office:value-type="string">
            <text:p>p07.pddl/32</text:p>
          </table:table-cell>
          <table:table-cell office:value-type="float" office:value="7.01739"/>
          <table:table-cell office:value-type="float" office:value="6.92"/>
          <table:table-cell office:value-type="float" office:value="3.01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200.0"/>
          <table:table-cell office:value-type="float" office:value="105426.0"/>
          <table:table-cell office:value-type="float" office:value="102356.0"/>
          <table:table-cell office:value-type="float" office:value="258919.0"/>
          <table:table-cell office:value-type="float" office:value="190919.0"/>
          <table:table-cell office:value-type="float" office:value="0.0"/>
          <table:table-cell office:value-type="float" office:value="0.0"/>
          <table:table-cell office:value-type="float" office:value="74.735"/>
          <table:table-cell office:value-type="float" office:value="74.592"/>
          <table:table-cell office:value-type="float" office:value="71.4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47287.0"/>
          <table:table-cell office:value-type="float" office:value="192679.0"/>
          <table:table-cell office:value-type="float" office:value="258919.0"/>
          <table:table-cell office:value-type="float" office:value="190919.0"/>
          <table:table-cell office:value-type="float" office:value="0.0"/>
          <table:table-cell office:value-type="float" office:value="0.0"/>
          <table:table-cell table:formula="of:=MIN([.$B268];[.$O268])" office:value-type="float"/>
          <table:table-cell table:formula="of:=MIN([.$C268];[.$P268])" office:value-type="float"/>
          <table:table-cell table:formula="of:=MIN([.$D268];[.$Q268])" office:value-type="float"/>
          <table:table-cell table:formula="of:=MIN([.$E268];[.$R268])" office:value-type="float"/>
          <table:table-cell table:formula="of:=MIN([.$F268];[.$S268])" office:value-type="float"/>
          <table:table-cell table:formula="of:=MIN([.$G268];[.$T268])" office:value-type="float"/>
          <table:table-cell table:formula="of:=MIN([.$H268];[.$U268])" office:value-type="float"/>
          <table:table-cell table:formula="of:=MIN([.$I268];[.$V268])" office:value-type="float"/>
          <table:table-cell table:formula="of:=MIN([.$J268])" office:value-type="float"/>
          <table:table-cell table:formula="of:=MIN([.$K268];[.$W268])" office:value-type="float"/>
          <table:table-cell table:formula="of:=MIN([.$L268];[.$X268])" office:value-type="float"/>
          <table:table-cell table:formula="of:=MIN([.$M268];[.$Y268])" office:value-type="float"/>
          <table:table-cell table:formula="of:=MIN([.$N268];[.$Z268])" office:value-type="float"/>
          <table:table-cell table:formula="of:=MEDIAN([.$B268];[.$O268])" office:value-type="float"/>
          <table:table-cell table:formula="of:=MEDIAN([.$C268];[.$P268])" office:value-type="float"/>
          <table:table-cell table:formula="of:=MEDIAN([.$D268];[.$Q268])" office:value-type="float"/>
          <table:table-cell table:formula="of:=MEDIAN([.$E268];[.$R268])" office:value-type="float"/>
          <table:table-cell table:formula="of:=MEDIAN([.$F268];[.$S268])" office:value-type="float"/>
          <table:table-cell table:formula="of:=MEDIAN([.$G268];[.$T268])" office:value-type="float"/>
          <table:table-cell table:formula="of:=MEDIAN([.$H268];[.$U268])" office:value-type="float"/>
          <table:table-cell table:formula="of:=MEDIAN([.$I268];[.$V268])" office:value-type="float"/>
          <table:table-cell table:formula="of:=MEDIAN([.$J268])" office:value-type="float"/>
          <table:table-cell table:formula="of:=MEDIAN([.$K268];[.$W268])" office:value-type="float"/>
          <table:table-cell table:formula="of:=MEDIAN([.$L268];[.$X268])" office:value-type="float"/>
          <table:table-cell table:formula="of:=MEDIAN([.$M268];[.$Y268])" office:value-type="float"/>
          <table:table-cell table:formula="of:=MEDIAN([.$N268];[.$Z268])" office:value-type="float"/>
          <table:table-cell table:formula="of:=MAX([.$B268];[.$O268])" office:value-type="float"/>
          <table:table-cell table:formula="of:=MAX([.$C268];[.$P268])" office:value-type="float"/>
          <table:table-cell table:formula="of:=MAX([.$D268];[.$Q268])" office:value-type="float"/>
          <table:table-cell table:formula="of:=MAX([.$E268];[.$R268])" office:value-type="float"/>
          <table:table-cell table:formula="of:=MAX([.$F268];[.$S268])" office:value-type="float"/>
          <table:table-cell table:formula="of:=MAX([.$G268];[.$T268])" office:value-type="float"/>
          <table:table-cell table:formula="of:=MAX([.$H268];[.$U268])" office:value-type="float"/>
          <table:table-cell table:formula="of:=MAX([.$I268];[.$V268])" office:value-type="float"/>
          <table:table-cell table:formula="of:=MAX([.$J268])" office:value-type="float"/>
          <table:table-cell table:formula="of:=MAX([.$K268];[.$W268])" office:value-type="float"/>
          <table:table-cell table:formula="of:=MAX([.$L268];[.$X268])" office:value-type="float"/>
          <table:table-cell table:formula="of:=MAX([.$M268];[.$Y268])" office:value-type="float"/>
          <table:table-cell table:formula="of:=MAX([.$N268];[.$Z268])" office:value-type="float"/>
        </table:table-row>
        <table:table-row table:style-name="ro1">
          <table:table-cell office:value-type="string">
            <text:p>p07.pddl/33</text:p>
          </table:table-cell>
          <table:table-cell office:value-type="float" office:value="13.9323"/>
          <table:table-cell office:value-type="float" office:value="13.833"/>
          <table:table-cell office:value-type="float" office:value="10.21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6850.0"/>
          <table:table-cell office:value-type="float" office:value="183847.0"/>
          <table:table-cell office:value-type="float" office:value="179846.0"/>
          <table:table-cell office:value-type="float" office:value="266885.0"/>
          <table:table-cell office:value-type="float" office:value="197504.0"/>
          <table:table-cell office:value-type="float" office:value="0.0"/>
          <table:table-cell office:value-type="float" office:value="0.0"/>
          <table:table-cell office:value-type="float" office:value="50.0458"/>
          <table:table-cell office:value-type="float" office:value="49.906"/>
          <table:table-cell office:value-type="float" office:value="46.66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92124.0"/>
          <table:table-cell office:value-type="float" office:value="121016.0"/>
          <table:table-cell office:value-type="float" office:value="266885.0"/>
          <table:table-cell office:value-type="float" office:value="197504.0"/>
          <table:table-cell office:value-type="float" office:value="0.0"/>
          <table:table-cell office:value-type="float" office:value="0.0"/>
          <table:table-cell table:formula="of:=MIN([.$B269];[.$O269])" office:value-type="float"/>
          <table:table-cell table:formula="of:=MIN([.$C269];[.$P269])" office:value-type="float"/>
          <table:table-cell table:formula="of:=MIN([.$D269];[.$Q269])" office:value-type="float"/>
          <table:table-cell table:formula="of:=MIN([.$E269];[.$R269])" office:value-type="float"/>
          <table:table-cell table:formula="of:=MIN([.$F269];[.$S269])" office:value-type="float"/>
          <table:table-cell table:formula="of:=MIN([.$G269];[.$T269])" office:value-type="float"/>
          <table:table-cell table:formula="of:=MIN([.$H269];[.$U269])" office:value-type="float"/>
          <table:table-cell table:formula="of:=MIN([.$I269];[.$V269])" office:value-type="float"/>
          <table:table-cell table:formula="of:=MIN([.$J269])" office:value-type="float"/>
          <table:table-cell table:formula="of:=MIN([.$K269];[.$W269])" office:value-type="float"/>
          <table:table-cell table:formula="of:=MIN([.$L269];[.$X269])" office:value-type="float"/>
          <table:table-cell table:formula="of:=MIN([.$M269];[.$Y269])" office:value-type="float"/>
          <table:table-cell table:formula="of:=MIN([.$N269];[.$Z269])" office:value-type="float"/>
          <table:table-cell table:formula="of:=MEDIAN([.$B269];[.$O269])" office:value-type="float"/>
          <table:table-cell table:formula="of:=MEDIAN([.$C269];[.$P269])" office:value-type="float"/>
          <table:table-cell table:formula="of:=MEDIAN([.$D269];[.$Q269])" office:value-type="float"/>
          <table:table-cell table:formula="of:=MEDIAN([.$E269];[.$R269])" office:value-type="float"/>
          <table:table-cell table:formula="of:=MEDIAN([.$F269];[.$S269])" office:value-type="float"/>
          <table:table-cell table:formula="of:=MEDIAN([.$G269];[.$T269])" office:value-type="float"/>
          <table:table-cell table:formula="of:=MEDIAN([.$H269];[.$U269])" office:value-type="float"/>
          <table:table-cell table:formula="of:=MEDIAN([.$I269];[.$V269])" office:value-type="float"/>
          <table:table-cell table:formula="of:=MEDIAN([.$J269])" office:value-type="float"/>
          <table:table-cell table:formula="of:=MEDIAN([.$K269];[.$W269])" office:value-type="float"/>
          <table:table-cell table:formula="of:=MEDIAN([.$L269];[.$X269])" office:value-type="float"/>
          <table:table-cell table:formula="of:=MEDIAN([.$M269];[.$Y269])" office:value-type="float"/>
          <table:table-cell table:formula="of:=MEDIAN([.$N269];[.$Z269])" office:value-type="float"/>
          <table:table-cell table:formula="of:=MAX([.$B269];[.$O269])" office:value-type="float"/>
          <table:table-cell table:formula="of:=MAX([.$C269];[.$P269])" office:value-type="float"/>
          <table:table-cell table:formula="of:=MAX([.$D269];[.$Q269])" office:value-type="float"/>
          <table:table-cell table:formula="of:=MAX([.$E269];[.$R269])" office:value-type="float"/>
          <table:table-cell table:formula="of:=MAX([.$F269];[.$S269])" office:value-type="float"/>
          <table:table-cell table:formula="of:=MAX([.$G269];[.$T269])" office:value-type="float"/>
          <table:table-cell table:formula="of:=MAX([.$H269];[.$U269])" office:value-type="float"/>
          <table:table-cell table:formula="of:=MAX([.$I269];[.$V269])" office:value-type="float"/>
          <table:table-cell table:formula="of:=MAX([.$J269])" office:value-type="float"/>
          <table:table-cell table:formula="of:=MAX([.$K269];[.$W269])" office:value-type="float"/>
          <table:table-cell table:formula="of:=MAX([.$L269];[.$X269])" office:value-type="float"/>
          <table:table-cell table:formula="of:=MAX([.$M269];[.$Y269])" office:value-type="float"/>
          <table:table-cell table:formula="of:=MAX([.$N269];[.$Z269])" office:value-type="float"/>
        </table:table-row>
        <table:table-row table:style-name="ro1">
          <table:table-cell office:value-type="string">
            <text:p>p07.pddl/34</text:p>
          </table:table-cell>
          <table:table-cell office:value-type="float" office:value="85.1535"/>
          <table:table-cell office:value-type="float" office:value="84.998"/>
          <table:table-cell office:value-type="float" office:value="81.35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71581.0"/>
          <table:table-cell office:value-type="float" office:value="331298.0"/>
          <table:table-cell office:value-type="float" office:value="324367.0"/>
          <table:table-cell office:value-type="float" office:value="274851.0"/>
          <table:table-cell office:value-type="float" office:value="204089.0"/>
          <table:table-cell office:value-type="float" office:value="0.0"/>
          <table:table-cell office:value-type="float" office:value="0.0"/>
          <table:table-cell office:value-type="float" office:value="36.9348"/>
          <table:table-cell office:value-type="float" office:value="36.792"/>
          <table:table-cell office:value-type="float" office:value="33.38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70444.0"/>
          <table:table-cell office:value-type="float" office:value="95732.0"/>
          <table:table-cell office:value-type="float" office:value="274851.0"/>
          <table:table-cell office:value-type="float" office:value="204089.0"/>
          <table:table-cell office:value-type="float" office:value="0.0"/>
          <table:table-cell office:value-type="float" office:value="0.0"/>
          <table:table-cell table:formula="of:=MIN([.$B270];[.$O270])" office:value-type="float"/>
          <table:table-cell table:formula="of:=MIN([.$C270];[.$P270])" office:value-type="float"/>
          <table:table-cell table:formula="of:=MIN([.$D270];[.$Q270])" office:value-type="float"/>
          <table:table-cell table:formula="of:=MIN([.$E270];[.$R270])" office:value-type="float"/>
          <table:table-cell table:formula="of:=MIN([.$F270];[.$S270])" office:value-type="float"/>
          <table:table-cell table:formula="of:=MIN([.$G270];[.$T270])" office:value-type="float"/>
          <table:table-cell table:formula="of:=MIN([.$H270];[.$U270])" office:value-type="float"/>
          <table:table-cell table:formula="of:=MIN([.$I270];[.$V270])" office:value-type="float"/>
          <table:table-cell table:formula="of:=MIN([.$J270])" office:value-type="float"/>
          <table:table-cell table:formula="of:=MIN([.$K270];[.$W270])" office:value-type="float"/>
          <table:table-cell table:formula="of:=MIN([.$L270];[.$X270])" office:value-type="float"/>
          <table:table-cell table:formula="of:=MIN([.$M270];[.$Y270])" office:value-type="float"/>
          <table:table-cell table:formula="of:=MIN([.$N270];[.$Z270])" office:value-type="float"/>
          <table:table-cell table:formula="of:=MEDIAN([.$B270];[.$O270])" office:value-type="float"/>
          <table:table-cell table:formula="of:=MEDIAN([.$C270];[.$P270])" office:value-type="float"/>
          <table:table-cell table:formula="of:=MEDIAN([.$D270];[.$Q270])" office:value-type="float"/>
          <table:table-cell table:formula="of:=MEDIAN([.$E270];[.$R270])" office:value-type="float"/>
          <table:table-cell table:formula="of:=MEDIAN([.$F270];[.$S270])" office:value-type="float"/>
          <table:table-cell table:formula="of:=MEDIAN([.$G270];[.$T270])" office:value-type="float"/>
          <table:table-cell table:formula="of:=MEDIAN([.$H270];[.$U270])" office:value-type="float"/>
          <table:table-cell table:formula="of:=MEDIAN([.$I270];[.$V270])" office:value-type="float"/>
          <table:table-cell table:formula="of:=MEDIAN([.$J270])" office:value-type="float"/>
          <table:table-cell table:formula="of:=MEDIAN([.$K270];[.$W270])" office:value-type="float"/>
          <table:table-cell table:formula="of:=MEDIAN([.$L270];[.$X270])" office:value-type="float"/>
          <table:table-cell table:formula="of:=MEDIAN([.$M270];[.$Y270])" office:value-type="float"/>
          <table:table-cell table:formula="of:=MEDIAN([.$N270];[.$Z270])" office:value-type="float"/>
          <table:table-cell table:formula="of:=MAX([.$B270];[.$O270])" office:value-type="float"/>
          <table:table-cell table:formula="of:=MAX([.$C270];[.$P270])" office:value-type="float"/>
          <table:table-cell table:formula="of:=MAX([.$D270];[.$Q270])" office:value-type="float"/>
          <table:table-cell table:formula="of:=MAX([.$E270];[.$R270])" office:value-type="float"/>
          <table:table-cell table:formula="of:=MAX([.$F270];[.$S270])" office:value-type="float"/>
          <table:table-cell table:formula="of:=MAX([.$G270];[.$T270])" office:value-type="float"/>
          <table:table-cell table:formula="of:=MAX([.$H270];[.$U270])" office:value-type="float"/>
          <table:table-cell table:formula="of:=MAX([.$I270];[.$V270])" office:value-type="float"/>
          <table:table-cell table:formula="of:=MAX([.$J270])" office:value-type="float"/>
          <table:table-cell table:formula="of:=MAX([.$K270];[.$W270])" office:value-type="float"/>
          <table:table-cell table:formula="of:=MAX([.$L270];[.$X270])" office:value-type="float"/>
          <table:table-cell table:formula="of:=MAX([.$M270];[.$Y270])" office:value-type="float"/>
          <table:table-cell table:formula="of:=MAX([.$N270];[.$Z270])" office:value-type="float"/>
        </table:table-row>
        <table:table-row table:style-name="ro1">
          <table:table-cell office:value-type="string">
            <text:p>p07.pddl/35</text:p>
          </table:table-cell>
          <table:table-cell office:value-type="float" office:value="25.4354"/>
          <table:table-cell office:value-type="float" office:value="25.32"/>
          <table:table-cell office:value-type="float" office:value="21.63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7591.0"/>
          <table:table-cell office:value-type="float" office:value="282173.0"/>
          <table:table-cell office:value-type="float" office:value="276761.0"/>
          <table:table-cell office:value-type="float" office:value="282817.0"/>
          <table:table-cell office:value-type="float" office:value="210674.0"/>
          <table:table-cell office:value-type="float" office:value="0.0"/>
          <table:table-cell office:value-type="float" office:value="0.0"/>
          <table:table-cell office:value-type="float" office:value="10.6164"/>
          <table:table-cell office:value-type="float" office:value="10.512"/>
          <table:table-cell office:value-type="float" office:value="7.15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8161.0"/>
          <table:table-cell office:value-type="float" office:value="25983.0"/>
          <table:table-cell office:value-type="float" office:value="282817.0"/>
          <table:table-cell office:value-type="float" office:value="210674.0"/>
          <table:table-cell office:value-type="float" office:value="0.0"/>
          <table:table-cell office:value-type="float" office:value="0.0"/>
          <table:table-cell table:formula="of:=MIN([.$B271];[.$O271])" office:value-type="float"/>
          <table:table-cell table:formula="of:=MIN([.$C271];[.$P271])" office:value-type="float"/>
          <table:table-cell table:formula="of:=MIN([.$D271];[.$Q271])" office:value-type="float"/>
          <table:table-cell table:formula="of:=MIN([.$E271];[.$R271])" office:value-type="float"/>
          <table:table-cell table:formula="of:=MIN([.$F271];[.$S271])" office:value-type="float"/>
          <table:table-cell table:formula="of:=MIN([.$G271];[.$T271])" office:value-type="float"/>
          <table:table-cell table:formula="of:=MIN([.$H271];[.$U271])" office:value-type="float"/>
          <table:table-cell table:formula="of:=MIN([.$I271];[.$V271])" office:value-type="float"/>
          <table:table-cell table:formula="of:=MIN([.$J271])" office:value-type="float"/>
          <table:table-cell table:formula="of:=MIN([.$K271];[.$W271])" office:value-type="float"/>
          <table:table-cell table:formula="of:=MIN([.$L271];[.$X271])" office:value-type="float"/>
          <table:table-cell table:formula="of:=MIN([.$M271];[.$Y271])" office:value-type="float"/>
          <table:table-cell table:formula="of:=MIN([.$N271];[.$Z271])" office:value-type="float"/>
          <table:table-cell table:formula="of:=MEDIAN([.$B271];[.$O271])" office:value-type="float"/>
          <table:table-cell table:formula="of:=MEDIAN([.$C271];[.$P271])" office:value-type="float"/>
          <table:table-cell table:formula="of:=MEDIAN([.$D271];[.$Q271])" office:value-type="float"/>
          <table:table-cell table:formula="of:=MEDIAN([.$E271];[.$R271])" office:value-type="float"/>
          <table:table-cell table:formula="of:=MEDIAN([.$F271];[.$S271])" office:value-type="float"/>
          <table:table-cell table:formula="of:=MEDIAN([.$G271];[.$T271])" office:value-type="float"/>
          <table:table-cell table:formula="of:=MEDIAN([.$H271];[.$U271])" office:value-type="float"/>
          <table:table-cell table:formula="of:=MEDIAN([.$I271];[.$V271])" office:value-type="float"/>
          <table:table-cell table:formula="of:=MEDIAN([.$J271])" office:value-type="float"/>
          <table:table-cell table:formula="of:=MEDIAN([.$K271];[.$W271])" office:value-type="float"/>
          <table:table-cell table:formula="of:=MEDIAN([.$L271];[.$X271])" office:value-type="float"/>
          <table:table-cell table:formula="of:=MEDIAN([.$M271];[.$Y271])" office:value-type="float"/>
          <table:table-cell table:formula="of:=MEDIAN([.$N271];[.$Z271])" office:value-type="float"/>
          <table:table-cell table:formula="of:=MAX([.$B271];[.$O271])" office:value-type="float"/>
          <table:table-cell table:formula="of:=MAX([.$C271];[.$P271])" office:value-type="float"/>
          <table:table-cell table:formula="of:=MAX([.$D271];[.$Q271])" office:value-type="float"/>
          <table:table-cell table:formula="of:=MAX([.$E271];[.$R271])" office:value-type="float"/>
          <table:table-cell table:formula="of:=MAX([.$F271];[.$S271])" office:value-type="float"/>
          <table:table-cell table:formula="of:=MAX([.$G271];[.$T271])" office:value-type="float"/>
          <table:table-cell table:formula="of:=MAX([.$H271];[.$U271])" office:value-type="float"/>
          <table:table-cell table:formula="of:=MAX([.$I271];[.$V271])" office:value-type="float"/>
          <table:table-cell table:formula="of:=MAX([.$J271])" office:value-type="float"/>
          <table:table-cell table:formula="of:=MAX([.$K271];[.$W271])" office:value-type="float"/>
          <table:table-cell table:formula="of:=MAX([.$L271];[.$X271])" office:value-type="float"/>
          <table:table-cell table:formula="of:=MAX([.$M271];[.$Y271])" office:value-type="float"/>
          <table:table-cell table:formula="of:=MAX([.$N271];[.$Z271])" office:value-type="float"/>
        </table:table-row>
        <table:table-row table:style-name="ro1">
          <table:table-cell office:value-type="string">
            <text:p>p07.pddl/36</text:p>
          </table:table-cell>
          <table:table-cell office:value-type="float" office:value="208.053"/>
          <table:table-cell office:value-type="float" office:value="207.901"/>
          <table:table-cell office:value-type="float" office:value="204.04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73233.0"/>
          <table:table-cell office:value-type="float" office:value="642404.0"/>
          <table:table-cell office:value-type="float" office:value="632096.0"/>
          <table:table-cell office:value-type="float" office:value="290783.0"/>
          <table:table-cell office:value-type="float" office:value="217259.0"/>
          <table:table-cell office:value-type="float" office:value="0.0"/>
          <table:table-cell office:value-type="float" office:value="0.0"/>
          <table:table-cell office:value-type="float" office:value="11.2785"/>
          <table:table-cell office:value-type="float" office:value="11.176"/>
          <table:table-cell office:value-type="float" office:value="7.7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2601.0"/>
          <table:table-cell office:value-type="float" office:value="34386.0"/>
          <table:table-cell office:value-type="float" office:value="290783.0"/>
          <table:table-cell office:value-type="float" office:value="217259.0"/>
          <table:table-cell office:value-type="float" office:value="0.0"/>
          <table:table-cell office:value-type="float" office:value="0.0"/>
          <table:table-cell table:formula="of:=MIN([.$B272];[.$O272])" office:value-type="float"/>
          <table:table-cell table:formula="of:=MIN([.$C272];[.$P272])" office:value-type="float"/>
          <table:table-cell table:formula="of:=MIN([.$D272];[.$Q272])" office:value-type="float"/>
          <table:table-cell table:formula="of:=MIN([.$E272];[.$R272])" office:value-type="float"/>
          <table:table-cell table:formula="of:=MIN([.$F272];[.$S272])" office:value-type="float"/>
          <table:table-cell table:formula="of:=MIN([.$G272];[.$T272])" office:value-type="float"/>
          <table:table-cell table:formula="of:=MIN([.$H272];[.$U272])" office:value-type="float"/>
          <table:table-cell table:formula="of:=MIN([.$I272];[.$V272])" office:value-type="float"/>
          <table:table-cell table:formula="of:=MIN([.$J272])" office:value-type="float"/>
          <table:table-cell table:formula="of:=MIN([.$K272];[.$W272])" office:value-type="float"/>
          <table:table-cell table:formula="of:=MIN([.$L272];[.$X272])" office:value-type="float"/>
          <table:table-cell table:formula="of:=MIN([.$M272];[.$Y272])" office:value-type="float"/>
          <table:table-cell table:formula="of:=MIN([.$N272];[.$Z272])" office:value-type="float"/>
          <table:table-cell table:formula="of:=MEDIAN([.$B272];[.$O272])" office:value-type="float"/>
          <table:table-cell table:formula="of:=MEDIAN([.$C272];[.$P272])" office:value-type="float"/>
          <table:table-cell table:formula="of:=MEDIAN([.$D272];[.$Q272])" office:value-type="float"/>
          <table:table-cell table:formula="of:=MEDIAN([.$E272];[.$R272])" office:value-type="float"/>
          <table:table-cell table:formula="of:=MEDIAN([.$F272];[.$S272])" office:value-type="float"/>
          <table:table-cell table:formula="of:=MEDIAN([.$G272];[.$T272])" office:value-type="float"/>
          <table:table-cell table:formula="of:=MEDIAN([.$H272];[.$U272])" office:value-type="float"/>
          <table:table-cell table:formula="of:=MEDIAN([.$I272];[.$V272])" office:value-type="float"/>
          <table:table-cell table:formula="of:=MEDIAN([.$J272])" office:value-type="float"/>
          <table:table-cell table:formula="of:=MEDIAN([.$K272];[.$W272])" office:value-type="float"/>
          <table:table-cell table:formula="of:=MEDIAN([.$L272];[.$X272])" office:value-type="float"/>
          <table:table-cell table:formula="of:=MEDIAN([.$M272];[.$Y272])" office:value-type="float"/>
          <table:table-cell table:formula="of:=MEDIAN([.$N272];[.$Z272])" office:value-type="float"/>
          <table:table-cell table:formula="of:=MAX([.$B272];[.$O272])" office:value-type="float"/>
          <table:table-cell table:formula="of:=MAX([.$C272];[.$P272])" office:value-type="float"/>
          <table:table-cell table:formula="of:=MAX([.$D272];[.$Q272])" office:value-type="float"/>
          <table:table-cell table:formula="of:=MAX([.$E272];[.$R272])" office:value-type="float"/>
          <table:table-cell table:formula="of:=MAX([.$F272];[.$S272])" office:value-type="float"/>
          <table:table-cell table:formula="of:=MAX([.$G272];[.$T272])" office:value-type="float"/>
          <table:table-cell table:formula="of:=MAX([.$H272];[.$U272])" office:value-type="float"/>
          <table:table-cell table:formula="of:=MAX([.$I272];[.$V272])" office:value-type="float"/>
          <table:table-cell table:formula="of:=MAX([.$J272])" office:value-type="float"/>
          <table:table-cell table:formula="of:=MAX([.$K272];[.$W272])" office:value-type="float"/>
          <table:table-cell table:formula="of:=MAX([.$L272];[.$X272])" office:value-type="float"/>
          <table:table-cell table:formula="of:=MAX([.$M272];[.$Y272])" office:value-type="float"/>
          <table:table-cell table:formula="of:=MAX([.$N272];[.$Z272])" office:value-type="float"/>
        </table:table-row>
        <table:table-row table:style-name="ro1">
          <table:table-cell office:value-type="string">
            <text:p>p07.pddl/37</text:p>
          </table:table-cell>
          <table:table-cell office:value-type="float" office:value="6.21024"/>
          <table:table-cell office:value-type="float" office:value="6.103"/>
          <table:table-cell office:value-type="float" office:value="2.18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112.0"/>
          <table:table-cell office:value-type="float" office:value="110232.0"/>
          <table:table-cell office:value-type="float" office:value="107407.0"/>
          <table:table-cell office:value-type="float" office:value="298749.0"/>
          <table:table-cell office:value-type="float" office:value="223844.0"/>
          <table:table-cell office:value-type="float" office:value="0.0"/>
          <table:table-cell office:value-type="float" office:value="0.0"/>
          <table:table-cell office:value-type="float" office:value="11.2062"/>
          <table:table-cell office:value-type="float" office:value="11.099"/>
          <table:table-cell office:value-type="float" office:value="7.53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8237.0"/>
          <table:table-cell office:value-type="float" office:value="26970.0"/>
          <table:table-cell office:value-type="float" office:value="298749.0"/>
          <table:table-cell office:value-type="float" office:value="223844.0"/>
          <table:table-cell office:value-type="float" office:value="0.0"/>
          <table:table-cell office:value-type="float" office:value="0.0"/>
          <table:table-cell table:formula="of:=MIN([.$B273];[.$O273])" office:value-type="float"/>
          <table:table-cell table:formula="of:=MIN([.$C273];[.$P273])" office:value-type="float"/>
          <table:table-cell table:formula="of:=MIN([.$D273];[.$Q273])" office:value-type="float"/>
          <table:table-cell table:formula="of:=MIN([.$E273];[.$R273])" office:value-type="float"/>
          <table:table-cell table:formula="of:=MIN([.$F273];[.$S273])" office:value-type="float"/>
          <table:table-cell table:formula="of:=MIN([.$G273];[.$T273])" office:value-type="float"/>
          <table:table-cell table:formula="of:=MIN([.$H273];[.$U273])" office:value-type="float"/>
          <table:table-cell table:formula="of:=MIN([.$I273];[.$V273])" office:value-type="float"/>
          <table:table-cell table:formula="of:=MIN([.$J273])" office:value-type="float"/>
          <table:table-cell table:formula="of:=MIN([.$K273];[.$W273])" office:value-type="float"/>
          <table:table-cell table:formula="of:=MIN([.$L273];[.$X273])" office:value-type="float"/>
          <table:table-cell table:formula="of:=MIN([.$M273];[.$Y273])" office:value-type="float"/>
          <table:table-cell table:formula="of:=MIN([.$N273];[.$Z273])" office:value-type="float"/>
          <table:table-cell table:formula="of:=MEDIAN([.$B273];[.$O273])" office:value-type="float"/>
          <table:table-cell table:formula="of:=MEDIAN([.$C273];[.$P273])" office:value-type="float"/>
          <table:table-cell table:formula="of:=MEDIAN([.$D273];[.$Q273])" office:value-type="float"/>
          <table:table-cell table:formula="of:=MEDIAN([.$E273];[.$R273])" office:value-type="float"/>
          <table:table-cell table:formula="of:=MEDIAN([.$F273];[.$S273])" office:value-type="float"/>
          <table:table-cell table:formula="of:=MEDIAN([.$G273];[.$T273])" office:value-type="float"/>
          <table:table-cell table:formula="of:=MEDIAN([.$H273];[.$U273])" office:value-type="float"/>
          <table:table-cell table:formula="of:=MEDIAN([.$I273];[.$V273])" office:value-type="float"/>
          <table:table-cell table:formula="of:=MEDIAN([.$J273])" office:value-type="float"/>
          <table:table-cell table:formula="of:=MEDIAN([.$K273];[.$W273])" office:value-type="float"/>
          <table:table-cell table:formula="of:=MEDIAN([.$L273];[.$X273])" office:value-type="float"/>
          <table:table-cell table:formula="of:=MEDIAN([.$M273];[.$Y273])" office:value-type="float"/>
          <table:table-cell table:formula="of:=MEDIAN([.$N273];[.$Z273])" office:value-type="float"/>
          <table:table-cell table:formula="of:=MAX([.$B273];[.$O273])" office:value-type="float"/>
          <table:table-cell table:formula="of:=MAX([.$C273];[.$P273])" office:value-type="float"/>
          <table:table-cell table:formula="of:=MAX([.$D273];[.$Q273])" office:value-type="float"/>
          <table:table-cell table:formula="of:=MAX([.$E273];[.$R273])" office:value-type="float"/>
          <table:table-cell table:formula="of:=MAX([.$F273];[.$S273])" office:value-type="float"/>
          <table:table-cell table:formula="of:=MAX([.$G273];[.$T273])" office:value-type="float"/>
          <table:table-cell table:formula="of:=MAX([.$H273];[.$U273])" office:value-type="float"/>
          <table:table-cell table:formula="of:=MAX([.$I273];[.$V273])" office:value-type="float"/>
          <table:table-cell table:formula="of:=MAX([.$J273])" office:value-type="float"/>
          <table:table-cell table:formula="of:=MAX([.$K273];[.$W273])" office:value-type="float"/>
          <table:table-cell table:formula="of:=MAX([.$L273];[.$X273])" office:value-type="float"/>
          <table:table-cell table:formula="of:=MAX([.$M273];[.$Y273])" office:value-type="float"/>
          <table:table-cell table:formula="of:=MAX([.$N273];[.$Z273])" office:value-type="float"/>
        </table:table-row>
        <table:table-row table:style-name="ro1">
          <table:table-cell office:value-type="string">
            <text:p>p07.pddl/38</text:p>
          </table:table-cell>
          <table:table-cell office:value-type="float" office:value="24.6731"/>
          <table:table-cell office:value-type="float" office:value="24.561"/>
          <table:table-cell office:value-type="float" office:value="20.57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6718.0"/>
          <table:table-cell office:value-type="float" office:value="269316.0"/>
          <table:table-cell office:value-type="float" office:value="263518.0"/>
          <table:table-cell office:value-type="float" office:value="306715.0"/>
          <table:table-cell office:value-type="float" office:value="230429.0"/>
          <table:table-cell office:value-type="float" office:value="0.0"/>
          <table:table-cell office:value-type="float" office:value="0.0"/>
          <table:table-cell office:value-type="float" office:value="7.7265"/>
          <table:table-cell office:value-type="float" office:value="7.619"/>
          <table:table-cell office:value-type="float" office:value="3.88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9080.0"/>
          <table:table-cell office:value-type="float" office:value="14475.0"/>
          <table:table-cell office:value-type="float" office:value="306715.0"/>
          <table:table-cell office:value-type="float" office:value="230429.0"/>
          <table:table-cell office:value-type="float" office:value="0.0"/>
          <table:table-cell office:value-type="float" office:value="0.0"/>
          <table:table-cell table:formula="of:=MIN([.$B274];[.$O274])" office:value-type="float"/>
          <table:table-cell table:formula="of:=MIN([.$C274];[.$P274])" office:value-type="float"/>
          <table:table-cell table:formula="of:=MIN([.$D274];[.$Q274])" office:value-type="float"/>
          <table:table-cell table:formula="of:=MIN([.$E274];[.$R274])" office:value-type="float"/>
          <table:table-cell table:formula="of:=MIN([.$F274];[.$S274])" office:value-type="float"/>
          <table:table-cell table:formula="of:=MIN([.$G274];[.$T274])" office:value-type="float"/>
          <table:table-cell table:formula="of:=MIN([.$H274];[.$U274])" office:value-type="float"/>
          <table:table-cell table:formula="of:=MIN([.$I274];[.$V274])" office:value-type="float"/>
          <table:table-cell table:formula="of:=MIN([.$J274])" office:value-type="float"/>
          <table:table-cell table:formula="of:=MIN([.$K274];[.$W274])" office:value-type="float"/>
          <table:table-cell table:formula="of:=MIN([.$L274];[.$X274])" office:value-type="float"/>
          <table:table-cell table:formula="of:=MIN([.$M274];[.$Y274])" office:value-type="float"/>
          <table:table-cell table:formula="of:=MIN([.$N274];[.$Z274])" office:value-type="float"/>
          <table:table-cell table:formula="of:=MEDIAN([.$B274];[.$O274])" office:value-type="float"/>
          <table:table-cell table:formula="of:=MEDIAN([.$C274];[.$P274])" office:value-type="float"/>
          <table:table-cell table:formula="of:=MEDIAN([.$D274];[.$Q274])" office:value-type="float"/>
          <table:table-cell table:formula="of:=MEDIAN([.$E274];[.$R274])" office:value-type="float"/>
          <table:table-cell table:formula="of:=MEDIAN([.$F274];[.$S274])" office:value-type="float"/>
          <table:table-cell table:formula="of:=MEDIAN([.$G274];[.$T274])" office:value-type="float"/>
          <table:table-cell table:formula="of:=MEDIAN([.$H274];[.$U274])" office:value-type="float"/>
          <table:table-cell table:formula="of:=MEDIAN([.$I274];[.$V274])" office:value-type="float"/>
          <table:table-cell table:formula="of:=MEDIAN([.$J274])" office:value-type="float"/>
          <table:table-cell table:formula="of:=MEDIAN([.$K274];[.$W274])" office:value-type="float"/>
          <table:table-cell table:formula="of:=MEDIAN([.$L274];[.$X274])" office:value-type="float"/>
          <table:table-cell table:formula="of:=MEDIAN([.$M274];[.$Y274])" office:value-type="float"/>
          <table:table-cell table:formula="of:=MEDIAN([.$N274];[.$Z274])" office:value-type="float"/>
          <table:table-cell table:formula="of:=MAX([.$B274];[.$O274])" office:value-type="float"/>
          <table:table-cell table:formula="of:=MAX([.$C274];[.$P274])" office:value-type="float"/>
          <table:table-cell table:formula="of:=MAX([.$D274];[.$Q274])" office:value-type="float"/>
          <table:table-cell table:formula="of:=MAX([.$E274];[.$R274])" office:value-type="float"/>
          <table:table-cell table:formula="of:=MAX([.$F274];[.$S274])" office:value-type="float"/>
          <table:table-cell table:formula="of:=MAX([.$G274];[.$T274])" office:value-type="float"/>
          <table:table-cell table:formula="of:=MAX([.$H274];[.$U274])" office:value-type="float"/>
          <table:table-cell table:formula="of:=MAX([.$I274];[.$V274])" office:value-type="float"/>
          <table:table-cell table:formula="of:=MAX([.$J274])" office:value-type="float"/>
          <table:table-cell table:formula="of:=MAX([.$K274];[.$W274])" office:value-type="float"/>
          <table:table-cell table:formula="of:=MAX([.$L274];[.$X274])" office:value-type="float"/>
          <table:table-cell table:formula="of:=MAX([.$M274];[.$Y274])" office:value-type="float"/>
          <table:table-cell table:formula="of:=MAX([.$N274];[.$Z274])" office:value-type="float"/>
        </table:table-row>
        <table:table-row table:style-name="ro1">
          <table:table-cell office:value-type="string">
            <text:p>p07.pddl/39</text:p>
          </table:table-cell>
          <table:table-cell office:value-type="float" office:value="62.1711"/>
          <table:table-cell office:value-type="float" office:value="62.029"/>
          <table:table-cell office:value-type="float" office:value="57.81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59078.0"/>
          <table:table-cell office:value-type="float" office:value="382164.0"/>
          <table:table-cell office:value-type="float" office:value="375741.0"/>
          <table:table-cell office:value-type="float" office:value="314681.0"/>
          <table:table-cell office:value-type="float" office:value="237014.0"/>
          <table:table-cell office:value-type="float" office:value="0.0"/>
          <table:table-cell office:value-type="float" office:value="0.0"/>
          <table:table-cell office:value-type="float" office:value="8.0262"/>
          <table:table-cell office:value-type="float" office:value="7.915"/>
          <table:table-cell office:value-type="float" office:value="4.07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1067.0"/>
          <table:table-cell office:value-type="float" office:value="16832.0"/>
          <table:table-cell office:value-type="float" office:value="314681.0"/>
          <table:table-cell office:value-type="float" office:value="237014.0"/>
          <table:table-cell office:value-type="float" office:value="0.0"/>
          <table:table-cell office:value-type="float" office:value="0.0"/>
          <table:table-cell table:formula="of:=MIN([.$B275];[.$O275])" office:value-type="float"/>
          <table:table-cell table:formula="of:=MIN([.$C275];[.$P275])" office:value-type="float"/>
          <table:table-cell table:formula="of:=MIN([.$D275];[.$Q275])" office:value-type="float"/>
          <table:table-cell table:formula="of:=MIN([.$E275];[.$R275])" office:value-type="float"/>
          <table:table-cell table:formula="of:=MIN([.$F275];[.$S275])" office:value-type="float"/>
          <table:table-cell table:formula="of:=MIN([.$G275];[.$T275])" office:value-type="float"/>
          <table:table-cell table:formula="of:=MIN([.$H275];[.$U275])" office:value-type="float"/>
          <table:table-cell table:formula="of:=MIN([.$I275];[.$V275])" office:value-type="float"/>
          <table:table-cell table:formula="of:=MIN([.$J275])" office:value-type="float"/>
          <table:table-cell table:formula="of:=MIN([.$K275];[.$W275])" office:value-type="float"/>
          <table:table-cell table:formula="of:=MIN([.$L275];[.$X275])" office:value-type="float"/>
          <table:table-cell table:formula="of:=MIN([.$M275];[.$Y275])" office:value-type="float"/>
          <table:table-cell table:formula="of:=MIN([.$N275];[.$Z275])" office:value-type="float"/>
          <table:table-cell table:formula="of:=MEDIAN([.$B275];[.$O275])" office:value-type="float"/>
          <table:table-cell table:formula="of:=MEDIAN([.$C275];[.$P275])" office:value-type="float"/>
          <table:table-cell table:formula="of:=MEDIAN([.$D275];[.$Q275])" office:value-type="float"/>
          <table:table-cell table:formula="of:=MEDIAN([.$E275];[.$R275])" office:value-type="float"/>
          <table:table-cell table:formula="of:=MEDIAN([.$F275];[.$S275])" office:value-type="float"/>
          <table:table-cell table:formula="of:=MEDIAN([.$G275];[.$T275])" office:value-type="float"/>
          <table:table-cell table:formula="of:=MEDIAN([.$H275];[.$U275])" office:value-type="float"/>
          <table:table-cell table:formula="of:=MEDIAN([.$I275];[.$V275])" office:value-type="float"/>
          <table:table-cell table:formula="of:=MEDIAN([.$J275])" office:value-type="float"/>
          <table:table-cell table:formula="of:=MEDIAN([.$K275];[.$W275])" office:value-type="float"/>
          <table:table-cell table:formula="of:=MEDIAN([.$L275];[.$X275])" office:value-type="float"/>
          <table:table-cell table:formula="of:=MEDIAN([.$M275];[.$Y275])" office:value-type="float"/>
          <table:table-cell table:formula="of:=MEDIAN([.$N275];[.$Z275])" office:value-type="float"/>
          <table:table-cell table:formula="of:=MAX([.$B275];[.$O275])" office:value-type="float"/>
          <table:table-cell table:formula="of:=MAX([.$C275];[.$P275])" office:value-type="float"/>
          <table:table-cell table:formula="of:=MAX([.$D275];[.$Q275])" office:value-type="float"/>
          <table:table-cell table:formula="of:=MAX([.$E275];[.$R275])" office:value-type="float"/>
          <table:table-cell table:formula="of:=MAX([.$F275];[.$S275])" office:value-type="float"/>
          <table:table-cell table:formula="of:=MAX([.$G275];[.$T275])" office:value-type="float"/>
          <table:table-cell table:formula="of:=MAX([.$H275];[.$U275])" office:value-type="float"/>
          <table:table-cell table:formula="of:=MAX([.$I275];[.$V275])" office:value-type="float"/>
          <table:table-cell table:formula="of:=MAX([.$J275])" office:value-type="float"/>
          <table:table-cell table:formula="of:=MAX([.$K275];[.$W275])" office:value-type="float"/>
          <table:table-cell table:formula="of:=MAX([.$L275];[.$X275])" office:value-type="float"/>
          <table:table-cell table:formula="of:=MAX([.$M275];[.$Y275])" office:value-type="float"/>
          <table:table-cell table:formula="of:=MAX([.$N275];[.$Z275])" office:value-type="float"/>
        </table:table-row>
        <table:table-row table:style-name="ro1">
          <table:table-cell office:value-type="string">
            <text:p>p07.pddl/4</text:p>
          </table:table-cell>
          <table:table-cell office:value-type="float" office:value="0.519132"/>
          <table:table-cell office:value-type="float" office:value="0.4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35.0"/>
          <table:table-cell office:value-type="float" office:value="2.0"/>
          <table:table-cell office:value-type="float" office:value="35871.0"/>
          <table:table-cell office:value-type="float" office:value="8862.0"/>
          <table:table-cell office:value-type="float" office:value="0.0"/>
          <table:table-cell office:value-type="float" office:value="0.0"/>
          <table:table-cell office:value-type="float" office:value="0.469131"/>
          <table:table-cell office:value-type="float" office:value="0.4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9.0"/>
          <table:table-cell office:value-type="float" office:value="35871.0"/>
          <table:table-cell office:value-type="float" office:value="8862.0"/>
          <table:table-cell office:value-type="float" office:value="0.0"/>
          <table:table-cell office:value-type="float" office:value="0.0"/>
          <table:table-cell table:formula="of:=MIN([.$B276];[.$O276])" office:value-type="float"/>
          <table:table-cell table:formula="of:=MIN([.$C276];[.$P276])" office:value-type="float"/>
          <table:table-cell table:formula="of:=MIN([.$D276];[.$Q276])" office:value-type="float"/>
          <table:table-cell table:formula="of:=MIN([.$E276];[.$R276])" office:value-type="float"/>
          <table:table-cell table:formula="of:=MIN([.$F276];[.$S276])" office:value-type="float"/>
          <table:table-cell table:formula="of:=MIN([.$G276];[.$T276])" office:value-type="float"/>
          <table:table-cell table:formula="of:=MIN([.$H276];[.$U276])" office:value-type="float"/>
          <table:table-cell table:formula="of:=MIN([.$I276];[.$V276])" office:value-type="float"/>
          <table:table-cell table:formula="of:=MIN([.$J276])" office:value-type="float"/>
          <table:table-cell table:formula="of:=MIN([.$K276];[.$W276])" office:value-type="float"/>
          <table:table-cell table:formula="of:=MIN([.$L276];[.$X276])" office:value-type="float"/>
          <table:table-cell table:formula="of:=MIN([.$M276];[.$Y276])" office:value-type="float"/>
          <table:table-cell table:formula="of:=MIN([.$N276];[.$Z276])" office:value-type="float"/>
          <table:table-cell table:formula="of:=MEDIAN([.$B276];[.$O276])" office:value-type="float"/>
          <table:table-cell table:formula="of:=MEDIAN([.$C276];[.$P276])" office:value-type="float"/>
          <table:table-cell table:formula="of:=MEDIAN([.$D276];[.$Q276])" office:value-type="float"/>
          <table:table-cell table:formula="of:=MEDIAN([.$E276];[.$R276])" office:value-type="float"/>
          <table:table-cell table:formula="of:=MEDIAN([.$F276];[.$S276])" office:value-type="float"/>
          <table:table-cell table:formula="of:=MEDIAN([.$G276];[.$T276])" office:value-type="float"/>
          <table:table-cell table:formula="of:=MEDIAN([.$H276];[.$U276])" office:value-type="float"/>
          <table:table-cell table:formula="of:=MEDIAN([.$I276];[.$V276])" office:value-type="float"/>
          <table:table-cell table:formula="of:=MEDIAN([.$J276])" office:value-type="float"/>
          <table:table-cell table:formula="of:=MEDIAN([.$K276];[.$W276])" office:value-type="float"/>
          <table:table-cell table:formula="of:=MEDIAN([.$L276];[.$X276])" office:value-type="float"/>
          <table:table-cell table:formula="of:=MEDIAN([.$M276];[.$Y276])" office:value-type="float"/>
          <table:table-cell table:formula="of:=MEDIAN([.$N276];[.$Z276])" office:value-type="float"/>
          <table:table-cell table:formula="of:=MAX([.$B276];[.$O276])" office:value-type="float"/>
          <table:table-cell table:formula="of:=MAX([.$C276];[.$P276])" office:value-type="float"/>
          <table:table-cell table:formula="of:=MAX([.$D276];[.$Q276])" office:value-type="float"/>
          <table:table-cell table:formula="of:=MAX([.$E276];[.$R276])" office:value-type="float"/>
          <table:table-cell table:formula="of:=MAX([.$F276];[.$S276])" office:value-type="float"/>
          <table:table-cell table:formula="of:=MAX([.$G276];[.$T276])" office:value-type="float"/>
          <table:table-cell table:formula="of:=MAX([.$H276];[.$U276])" office:value-type="float"/>
          <table:table-cell table:formula="of:=MAX([.$I276];[.$V276])" office:value-type="float"/>
          <table:table-cell table:formula="of:=MAX([.$J276])" office:value-type="float"/>
          <table:table-cell table:formula="of:=MAX([.$K276];[.$W276])" office:value-type="float"/>
          <table:table-cell table:formula="of:=MAX([.$L276];[.$X276])" office:value-type="float"/>
          <table:table-cell table:formula="of:=MAX([.$M276];[.$Y276])" office:value-type="float"/>
          <table:table-cell table:formula="of:=MAX([.$N276];[.$Z276])" office:value-type="float"/>
        </table:table-row>
        <table:table-row table:style-name="ro1">
          <table:table-cell office:value-type="string">
            <text:p>p07.pddl/40</text:p>
          </table:table-cell>
          <table:table-cell office:value-type="float" office:value="52.9842"/>
          <table:table-cell office:value-type="float" office:value="52.839"/>
          <table:table-cell office:value-type="float" office:value="48.51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55082.0"/>
          <table:table-cell office:value-type="float" office:value="383936.0"/>
          <table:table-cell office:value-type="float" office:value="376518.0"/>
          <table:table-cell office:value-type="float" office:value="322647.0"/>
          <table:table-cell office:value-type="float" office:value="243599.0"/>
          <table:table-cell office:value-type="float" office:value="0.0"/>
          <table:table-cell office:value-type="float" office:value="0.0"/>
          <table:table-cell office:value-type="float" office:value="8.87766"/>
          <table:table-cell office:value-type="float" office:value="8.763"/>
          <table:table-cell office:value-type="float" office:value="4.94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8579.0"/>
          <table:table-cell office:value-type="float" office:value="13401.0"/>
          <table:table-cell office:value-type="float" office:value="322647.0"/>
          <table:table-cell office:value-type="float" office:value="243599.0"/>
          <table:table-cell office:value-type="float" office:value="0.0"/>
          <table:table-cell office:value-type="float" office:value="0.0"/>
          <table:table-cell table:formula="of:=MIN([.$B277];[.$O277])" office:value-type="float"/>
          <table:table-cell table:formula="of:=MIN([.$C277];[.$P277])" office:value-type="float"/>
          <table:table-cell table:formula="of:=MIN([.$D277];[.$Q277])" office:value-type="float"/>
          <table:table-cell table:formula="of:=MIN([.$E277];[.$R277])" office:value-type="float"/>
          <table:table-cell table:formula="of:=MIN([.$F277];[.$S277])" office:value-type="float"/>
          <table:table-cell table:formula="of:=MIN([.$G277];[.$T277])" office:value-type="float"/>
          <table:table-cell table:formula="of:=MIN([.$H277];[.$U277])" office:value-type="float"/>
          <table:table-cell table:formula="of:=MIN([.$I277];[.$V277])" office:value-type="float"/>
          <table:table-cell table:formula="of:=MIN([.$J277])" office:value-type="float"/>
          <table:table-cell table:formula="of:=MIN([.$K277];[.$W277])" office:value-type="float"/>
          <table:table-cell table:formula="of:=MIN([.$L277];[.$X277])" office:value-type="float"/>
          <table:table-cell table:formula="of:=MIN([.$M277];[.$Y277])" office:value-type="float"/>
          <table:table-cell table:formula="of:=MIN([.$N277];[.$Z277])" office:value-type="float"/>
          <table:table-cell table:formula="of:=MEDIAN([.$B277];[.$O277])" office:value-type="float"/>
          <table:table-cell table:formula="of:=MEDIAN([.$C277];[.$P277])" office:value-type="float"/>
          <table:table-cell table:formula="of:=MEDIAN([.$D277];[.$Q277])" office:value-type="float"/>
          <table:table-cell table:formula="of:=MEDIAN([.$E277];[.$R277])" office:value-type="float"/>
          <table:table-cell table:formula="of:=MEDIAN([.$F277];[.$S277])" office:value-type="float"/>
          <table:table-cell table:formula="of:=MEDIAN([.$G277];[.$T277])" office:value-type="float"/>
          <table:table-cell table:formula="of:=MEDIAN([.$H277];[.$U277])" office:value-type="float"/>
          <table:table-cell table:formula="of:=MEDIAN([.$I277];[.$V277])" office:value-type="float"/>
          <table:table-cell table:formula="of:=MEDIAN([.$J277])" office:value-type="float"/>
          <table:table-cell table:formula="of:=MEDIAN([.$K277];[.$W277])" office:value-type="float"/>
          <table:table-cell table:formula="of:=MEDIAN([.$L277];[.$X277])" office:value-type="float"/>
          <table:table-cell table:formula="of:=MEDIAN([.$M277];[.$Y277])" office:value-type="float"/>
          <table:table-cell table:formula="of:=MEDIAN([.$N277];[.$Z277])" office:value-type="float"/>
          <table:table-cell table:formula="of:=MAX([.$B277];[.$O277])" office:value-type="float"/>
          <table:table-cell table:formula="of:=MAX([.$C277];[.$P277])" office:value-type="float"/>
          <table:table-cell table:formula="of:=MAX([.$D277];[.$Q277])" office:value-type="float"/>
          <table:table-cell table:formula="of:=MAX([.$E277];[.$R277])" office:value-type="float"/>
          <table:table-cell table:formula="of:=MAX([.$F277];[.$S277])" office:value-type="float"/>
          <table:table-cell table:formula="of:=MAX([.$G277];[.$T277])" office:value-type="float"/>
          <table:table-cell table:formula="of:=MAX([.$H277];[.$U277])" office:value-type="float"/>
          <table:table-cell table:formula="of:=MAX([.$I277];[.$V277])" office:value-type="float"/>
          <table:table-cell table:formula="of:=MAX([.$J277])" office:value-type="float"/>
          <table:table-cell table:formula="of:=MAX([.$K277];[.$W277])" office:value-type="float"/>
          <table:table-cell table:formula="of:=MAX([.$L277];[.$X277])" office:value-type="float"/>
          <table:table-cell table:formula="of:=MAX([.$M277];[.$Y277])" office:value-type="float"/>
          <table:table-cell table:formula="of:=MAX([.$N277];[.$Z277])" office:value-type="float"/>
        </table:table-row>
        <table:table-row table:style-name="ro1">
          <table:table-cell office:value-type="string">
            <text:p>p07.pddl/5</text:p>
          </table:table-cell>
          <table:table-cell office:value-type="float" office:value="0.627189"/>
          <table:table-cell office:value-type="float" office:value="0.58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6.0"/>
          <table:table-cell office:value-type="float" office:value="326.0"/>
          <table:table-cell office:value-type="float" office:value="91.0"/>
          <table:table-cell office:value-type="float" office:value="43837.0"/>
          <table:table-cell office:value-type="float" office:value="14225.0"/>
          <table:table-cell office:value-type="float" office:value="0.0"/>
          <table:table-cell office:value-type="float" office:value="0.0"/>
          <table:table-cell office:value-type="float" office:value="0.567673"/>
          <table:table-cell office:value-type="float" office:value="0.5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100.0"/>
          <table:table-cell office:value-type="float" office:value="43837.0"/>
          <table:table-cell office:value-type="float" office:value="14225.0"/>
          <table:table-cell office:value-type="float" office:value="0.0"/>
          <table:table-cell office:value-type="float" office:value="0.0"/>
          <table:table-cell table:formula="of:=MIN([.$B278];[.$O278])" office:value-type="float"/>
          <table:table-cell table:formula="of:=MIN([.$C278];[.$P278])" office:value-type="float"/>
          <table:table-cell table:formula="of:=MIN([.$D278];[.$Q278])" office:value-type="float"/>
          <table:table-cell table:formula="of:=MIN([.$E278];[.$R278])" office:value-type="float"/>
          <table:table-cell table:formula="of:=MIN([.$F278];[.$S278])" office:value-type="float"/>
          <table:table-cell table:formula="of:=MIN([.$G278];[.$T278])" office:value-type="float"/>
          <table:table-cell table:formula="of:=MIN([.$H278];[.$U278])" office:value-type="float"/>
          <table:table-cell table:formula="of:=MIN([.$I278];[.$V278])" office:value-type="float"/>
          <table:table-cell table:formula="of:=MIN([.$J278])" office:value-type="float"/>
          <table:table-cell table:formula="of:=MIN([.$K278];[.$W278])" office:value-type="float"/>
          <table:table-cell table:formula="of:=MIN([.$L278];[.$X278])" office:value-type="float"/>
          <table:table-cell table:formula="of:=MIN([.$M278];[.$Y278])" office:value-type="float"/>
          <table:table-cell table:formula="of:=MIN([.$N278];[.$Z278])" office:value-type="float"/>
          <table:table-cell table:formula="of:=MEDIAN([.$B278];[.$O278])" office:value-type="float"/>
          <table:table-cell table:formula="of:=MEDIAN([.$C278];[.$P278])" office:value-type="float"/>
          <table:table-cell table:formula="of:=MEDIAN([.$D278];[.$Q278])" office:value-type="float"/>
          <table:table-cell table:formula="of:=MEDIAN([.$E278];[.$R278])" office:value-type="float"/>
          <table:table-cell table:formula="of:=MEDIAN([.$F278];[.$S278])" office:value-type="float"/>
          <table:table-cell table:formula="of:=MEDIAN([.$G278];[.$T278])" office:value-type="float"/>
          <table:table-cell table:formula="of:=MEDIAN([.$H278];[.$U278])" office:value-type="float"/>
          <table:table-cell table:formula="of:=MEDIAN([.$I278];[.$V278])" office:value-type="float"/>
          <table:table-cell table:formula="of:=MEDIAN([.$J278])" office:value-type="float"/>
          <table:table-cell table:formula="of:=MEDIAN([.$K278];[.$W278])" office:value-type="float"/>
          <table:table-cell table:formula="of:=MEDIAN([.$L278];[.$X278])" office:value-type="float"/>
          <table:table-cell table:formula="of:=MEDIAN([.$M278];[.$Y278])" office:value-type="float"/>
          <table:table-cell table:formula="of:=MEDIAN([.$N278];[.$Z278])" office:value-type="float"/>
          <table:table-cell table:formula="of:=MAX([.$B278];[.$O278])" office:value-type="float"/>
          <table:table-cell table:formula="of:=MAX([.$C278];[.$P278])" office:value-type="float"/>
          <table:table-cell table:formula="of:=MAX([.$D278];[.$Q278])" office:value-type="float"/>
          <table:table-cell table:formula="of:=MAX([.$E278];[.$R278])" office:value-type="float"/>
          <table:table-cell table:formula="of:=MAX([.$F278];[.$S278])" office:value-type="float"/>
          <table:table-cell table:formula="of:=MAX([.$G278];[.$T278])" office:value-type="float"/>
          <table:table-cell table:formula="of:=MAX([.$H278];[.$U278])" office:value-type="float"/>
          <table:table-cell table:formula="of:=MAX([.$I278];[.$V278])" office:value-type="float"/>
          <table:table-cell table:formula="of:=MAX([.$J278])" office:value-type="float"/>
          <table:table-cell table:formula="of:=MAX([.$K278];[.$W278])" office:value-type="float"/>
          <table:table-cell table:formula="of:=MAX([.$L278];[.$X278])" office:value-type="float"/>
          <table:table-cell table:formula="of:=MAX([.$M278];[.$Y278])" office:value-type="float"/>
          <table:table-cell table:formula="of:=MAX([.$N278];[.$Z278])" office:value-type="float"/>
        </table:table-row>
        <table:table-row table:style-name="ro1">
          <table:table-cell office:value-type="string">
            <text:p>p07.pddl/6</text:p>
          </table:table-cell>
          <table:table-cell office:value-type="float" office:value="0.670091"/>
          <table:table-cell office:value-type="float" office:value="0.626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40.0"/>
          <table:table-cell office:value-type="float" office:value="1229.0"/>
          <table:table-cell office:value-type="float" office:value="726.0"/>
          <table:table-cell office:value-type="float" office:value="51803.0"/>
          <table:table-cell office:value-type="float" office:value="20107.0"/>
          <table:table-cell office:value-type="float" office:value="0.0"/>
          <table:table-cell office:value-type="float" office:value="0.0"/>
          <table:table-cell office:value-type="float" office:value="0.702606"/>
          <table:table-cell office:value-type="float" office:value="0.659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16.0"/>
          <table:table-cell office:value-type="float" office:value="1123.0"/>
          <table:table-cell office:value-type="float" office:value="51803.0"/>
          <table:table-cell office:value-type="float" office:value="20107.0"/>
          <table:table-cell office:value-type="float" office:value="0.0"/>
          <table:table-cell office:value-type="float" office:value="0.0"/>
          <table:table-cell table:formula="of:=MIN([.$B279];[.$O279])" office:value-type="float"/>
          <table:table-cell table:formula="of:=MIN([.$C279];[.$P279])" office:value-type="float"/>
          <table:table-cell table:formula="of:=MIN([.$D279];[.$Q279])" office:value-type="float"/>
          <table:table-cell table:formula="of:=MIN([.$E279];[.$R279])" office:value-type="float"/>
          <table:table-cell table:formula="of:=MIN([.$F279];[.$S279])" office:value-type="float"/>
          <table:table-cell table:formula="of:=MIN([.$G279];[.$T279])" office:value-type="float"/>
          <table:table-cell table:formula="of:=MIN([.$H279];[.$U279])" office:value-type="float"/>
          <table:table-cell table:formula="of:=MIN([.$I279];[.$V279])" office:value-type="float"/>
          <table:table-cell table:formula="of:=MIN([.$J279])" office:value-type="float"/>
          <table:table-cell table:formula="of:=MIN([.$K279];[.$W279])" office:value-type="float"/>
          <table:table-cell table:formula="of:=MIN([.$L279];[.$X279])" office:value-type="float"/>
          <table:table-cell table:formula="of:=MIN([.$M279];[.$Y279])" office:value-type="float"/>
          <table:table-cell table:formula="of:=MIN([.$N279];[.$Z279])" office:value-type="float"/>
          <table:table-cell table:formula="of:=MEDIAN([.$B279];[.$O279])" office:value-type="float"/>
          <table:table-cell table:formula="of:=MEDIAN([.$C279];[.$P279])" office:value-type="float"/>
          <table:table-cell table:formula="of:=MEDIAN([.$D279];[.$Q279])" office:value-type="float"/>
          <table:table-cell table:formula="of:=MEDIAN([.$E279];[.$R279])" office:value-type="float"/>
          <table:table-cell table:formula="of:=MEDIAN([.$F279];[.$S279])" office:value-type="float"/>
          <table:table-cell table:formula="of:=MEDIAN([.$G279];[.$T279])" office:value-type="float"/>
          <table:table-cell table:formula="of:=MEDIAN([.$H279];[.$U279])" office:value-type="float"/>
          <table:table-cell table:formula="of:=MEDIAN([.$I279];[.$V279])" office:value-type="float"/>
          <table:table-cell table:formula="of:=MEDIAN([.$J279])" office:value-type="float"/>
          <table:table-cell table:formula="of:=MEDIAN([.$K279];[.$W279])" office:value-type="float"/>
          <table:table-cell table:formula="of:=MEDIAN([.$L279];[.$X279])" office:value-type="float"/>
          <table:table-cell table:formula="of:=MEDIAN([.$M279];[.$Y279])" office:value-type="float"/>
          <table:table-cell table:formula="of:=MEDIAN([.$N279];[.$Z279])" office:value-type="float"/>
          <table:table-cell table:formula="of:=MAX([.$B279];[.$O279])" office:value-type="float"/>
          <table:table-cell table:formula="of:=MAX([.$C279];[.$P279])" office:value-type="float"/>
          <table:table-cell table:formula="of:=MAX([.$D279];[.$Q279])" office:value-type="float"/>
          <table:table-cell table:formula="of:=MAX([.$E279];[.$R279])" office:value-type="float"/>
          <table:table-cell table:formula="of:=MAX([.$F279];[.$S279])" office:value-type="float"/>
          <table:table-cell table:formula="of:=MAX([.$G279];[.$T279])" office:value-type="float"/>
          <table:table-cell table:formula="of:=MAX([.$H279];[.$U279])" office:value-type="float"/>
          <table:table-cell table:formula="of:=MAX([.$I279];[.$V279])" office:value-type="float"/>
          <table:table-cell table:formula="of:=MAX([.$J279])" office:value-type="float"/>
          <table:table-cell table:formula="of:=MAX([.$K279];[.$W279])" office:value-type="float"/>
          <table:table-cell table:formula="of:=MAX([.$L279];[.$X279])" office:value-type="float"/>
          <table:table-cell table:formula="of:=MAX([.$M279];[.$Y279])" office:value-type="float"/>
          <table:table-cell table:formula="of:=MAX([.$N279];[.$Z279])" office:value-type="float"/>
        </table:table-row>
        <table:table-row table:style-name="ro1">
          <table:table-cell office:value-type="string">
            <text:p>p07.pddl/7</text:p>
          </table:table-cell>
          <table:table-cell office:value-type="float" office:value="1.01402"/>
          <table:table-cell office:value-type="float" office:value="0.959"/>
          <table:table-cell office:value-type="float" office:value="0.22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431.0"/>
          <table:table-cell office:value-type="float" office:value="3502.0"/>
          <table:table-cell office:value-type="float" office:value="2373.0"/>
          <table:table-cell office:value-type="float" office:value="59769.0"/>
          <table:table-cell office:value-type="float" office:value="26374.0"/>
          <table:table-cell office:value-type="float" office:value="0.0"/>
          <table:table-cell office:value-type="float" office:value="0.0"/>
          <table:table-cell office:value-type="float" office:value="0.780013"/>
          <table:table-cell office:value-type="float" office:value="0.735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46.0"/>
          <table:table-cell office:value-type="float" office:value="1179.0"/>
          <table:table-cell office:value-type="float" office:value="59769.0"/>
          <table:table-cell office:value-type="float" office:value="26374.0"/>
          <table:table-cell office:value-type="float" office:value="0.0"/>
          <table:table-cell office:value-type="float" office:value="0.0"/>
          <table:table-cell table:formula="of:=MIN([.$B280];[.$O280])" office:value-type="float"/>
          <table:table-cell table:formula="of:=MIN([.$C280];[.$P280])" office:value-type="float"/>
          <table:table-cell table:formula="of:=MIN([.$D280];[.$Q280])" office:value-type="float"/>
          <table:table-cell table:formula="of:=MIN([.$E280];[.$R280])" office:value-type="float"/>
          <table:table-cell table:formula="of:=MIN([.$F280];[.$S280])" office:value-type="float"/>
          <table:table-cell table:formula="of:=MIN([.$G280];[.$T280])" office:value-type="float"/>
          <table:table-cell table:formula="of:=MIN([.$H280];[.$U280])" office:value-type="float"/>
          <table:table-cell table:formula="of:=MIN([.$I280];[.$V280])" office:value-type="float"/>
          <table:table-cell table:formula="of:=MIN([.$J280])" office:value-type="float"/>
          <table:table-cell table:formula="of:=MIN([.$K280];[.$W280])" office:value-type="float"/>
          <table:table-cell table:formula="of:=MIN([.$L280];[.$X280])" office:value-type="float"/>
          <table:table-cell table:formula="of:=MIN([.$M280];[.$Y280])" office:value-type="float"/>
          <table:table-cell table:formula="of:=MIN([.$N280];[.$Z280])" office:value-type="float"/>
          <table:table-cell table:formula="of:=MEDIAN([.$B280];[.$O280])" office:value-type="float"/>
          <table:table-cell table:formula="of:=MEDIAN([.$C280];[.$P280])" office:value-type="float"/>
          <table:table-cell table:formula="of:=MEDIAN([.$D280];[.$Q280])" office:value-type="float"/>
          <table:table-cell table:formula="of:=MEDIAN([.$E280];[.$R280])" office:value-type="float"/>
          <table:table-cell table:formula="of:=MEDIAN([.$F280];[.$S280])" office:value-type="float"/>
          <table:table-cell table:formula="of:=MEDIAN([.$G280];[.$T280])" office:value-type="float"/>
          <table:table-cell table:formula="of:=MEDIAN([.$H280];[.$U280])" office:value-type="float"/>
          <table:table-cell table:formula="of:=MEDIAN([.$I280];[.$V280])" office:value-type="float"/>
          <table:table-cell table:formula="of:=MEDIAN([.$J280])" office:value-type="float"/>
          <table:table-cell table:formula="of:=MEDIAN([.$K280];[.$W280])" office:value-type="float"/>
          <table:table-cell table:formula="of:=MEDIAN([.$L280];[.$X280])" office:value-type="float"/>
          <table:table-cell table:formula="of:=MEDIAN([.$M280];[.$Y280])" office:value-type="float"/>
          <table:table-cell table:formula="of:=MEDIAN([.$N280];[.$Z280])" office:value-type="float"/>
          <table:table-cell table:formula="of:=MAX([.$B280];[.$O280])" office:value-type="float"/>
          <table:table-cell table:formula="of:=MAX([.$C280];[.$P280])" office:value-type="float"/>
          <table:table-cell table:formula="of:=MAX([.$D280];[.$Q280])" office:value-type="float"/>
          <table:table-cell table:formula="of:=MAX([.$E280];[.$R280])" office:value-type="float"/>
          <table:table-cell table:formula="of:=MAX([.$F280];[.$S280])" office:value-type="float"/>
          <table:table-cell table:formula="of:=MAX([.$G280];[.$T280])" office:value-type="float"/>
          <table:table-cell table:formula="of:=MAX([.$H280];[.$U280])" office:value-type="float"/>
          <table:table-cell table:formula="of:=MAX([.$I280];[.$V280])" office:value-type="float"/>
          <table:table-cell table:formula="of:=MAX([.$J280])" office:value-type="float"/>
          <table:table-cell table:formula="of:=MAX([.$K280];[.$W280])" office:value-type="float"/>
          <table:table-cell table:formula="of:=MAX([.$L280];[.$X280])" office:value-type="float"/>
          <table:table-cell table:formula="of:=MAX([.$M280];[.$Y280])" office:value-type="float"/>
          <table:table-cell table:formula="of:=MAX([.$N280];[.$Z280])" office:value-type="float"/>
        </table:table-row>
        <table:table-row table:style-name="ro1">
          <table:table-cell office:value-type="string">
            <text:p>p07.pddl/8</text:p>
          </table:table-cell>
          <table:table-cell office:value-type="float" office:value="1.22894"/>
          <table:table-cell office:value-type="float" office:value="1.181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626.0"/>
          <table:table-cell office:value-type="float" office:value="4978.0"/>
          <table:table-cell office:value-type="float" office:value="3972.0"/>
          <table:table-cell office:value-type="float" office:value="67735.0"/>
          <table:table-cell office:value-type="float" office:value="32882.0"/>
          <table:table-cell office:value-type="float" office:value="0.0"/>
          <table:table-cell office:value-type="float" office:value="0.0"/>
          <table:table-cell office:value-type="float" office:value="0.955224"/>
          <table:table-cell office:value-type="float" office:value="0.907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29.0"/>
          <table:table-cell office:value-type="float" office:value="1184.0"/>
          <table:table-cell office:value-type="float" office:value="67735.0"/>
          <table:table-cell office:value-type="float" office:value="32882.0"/>
          <table:table-cell office:value-type="float" office:value="0.0"/>
          <table:table-cell office:value-type="float" office:value="0.0"/>
          <table:table-cell table:formula="of:=MIN([.$B281];[.$O281])" office:value-type="float"/>
          <table:table-cell table:formula="of:=MIN([.$C281];[.$P281])" office:value-type="float"/>
          <table:table-cell table:formula="of:=MIN([.$D281];[.$Q281])" office:value-type="float"/>
          <table:table-cell table:formula="of:=MIN([.$E281];[.$R281])" office:value-type="float"/>
          <table:table-cell table:formula="of:=MIN([.$F281];[.$S281])" office:value-type="float"/>
          <table:table-cell table:formula="of:=MIN([.$G281];[.$T281])" office:value-type="float"/>
          <table:table-cell table:formula="of:=MIN([.$H281];[.$U281])" office:value-type="float"/>
          <table:table-cell table:formula="of:=MIN([.$I281];[.$V281])" office:value-type="float"/>
          <table:table-cell table:formula="of:=MIN([.$J281])" office:value-type="float"/>
          <table:table-cell table:formula="of:=MIN([.$K281];[.$W281])" office:value-type="float"/>
          <table:table-cell table:formula="of:=MIN([.$L281];[.$X281])" office:value-type="float"/>
          <table:table-cell table:formula="of:=MIN([.$M281];[.$Y281])" office:value-type="float"/>
          <table:table-cell table:formula="of:=MIN([.$N281];[.$Z281])" office:value-type="float"/>
          <table:table-cell table:formula="of:=MEDIAN([.$B281];[.$O281])" office:value-type="float"/>
          <table:table-cell table:formula="of:=MEDIAN([.$C281];[.$P281])" office:value-type="float"/>
          <table:table-cell table:formula="of:=MEDIAN([.$D281];[.$Q281])" office:value-type="float"/>
          <table:table-cell table:formula="of:=MEDIAN([.$E281];[.$R281])" office:value-type="float"/>
          <table:table-cell table:formula="of:=MEDIAN([.$F281];[.$S281])" office:value-type="float"/>
          <table:table-cell table:formula="of:=MEDIAN([.$G281];[.$T281])" office:value-type="float"/>
          <table:table-cell table:formula="of:=MEDIAN([.$H281];[.$U281])" office:value-type="float"/>
          <table:table-cell table:formula="of:=MEDIAN([.$I281];[.$V281])" office:value-type="float"/>
          <table:table-cell table:formula="of:=MEDIAN([.$J281])" office:value-type="float"/>
          <table:table-cell table:formula="of:=MEDIAN([.$K281];[.$W281])" office:value-type="float"/>
          <table:table-cell table:formula="of:=MEDIAN([.$L281];[.$X281])" office:value-type="float"/>
          <table:table-cell table:formula="of:=MEDIAN([.$M281];[.$Y281])" office:value-type="float"/>
          <table:table-cell table:formula="of:=MEDIAN([.$N281];[.$Z281])" office:value-type="float"/>
          <table:table-cell table:formula="of:=MAX([.$B281];[.$O281])" office:value-type="float"/>
          <table:table-cell table:formula="of:=MAX([.$C281];[.$P281])" office:value-type="float"/>
          <table:table-cell table:formula="of:=MAX([.$D281];[.$Q281])" office:value-type="float"/>
          <table:table-cell table:formula="of:=MAX([.$E281];[.$R281])" office:value-type="float"/>
          <table:table-cell table:formula="of:=MAX([.$F281];[.$S281])" office:value-type="float"/>
          <table:table-cell table:formula="of:=MAX([.$G281];[.$T281])" office:value-type="float"/>
          <table:table-cell table:formula="of:=MAX([.$H281];[.$U281])" office:value-type="float"/>
          <table:table-cell table:formula="of:=MAX([.$I281];[.$V281])" office:value-type="float"/>
          <table:table-cell table:formula="of:=MAX([.$J281])" office:value-type="float"/>
          <table:table-cell table:formula="of:=MAX([.$K281];[.$W281])" office:value-type="float"/>
          <table:table-cell table:formula="of:=MAX([.$L281];[.$X281])" office:value-type="float"/>
          <table:table-cell table:formula="of:=MAX([.$M281];[.$Y281])" office:value-type="float"/>
          <table:table-cell table:formula="of:=MAX([.$N281];[.$Z281])" office:value-type="float"/>
        </table:table-row>
        <table:table-row table:style-name="ro1">
          <table:table-cell office:value-type="string">
            <text:p>p07.pddl/9</text:p>
          </table:table-cell>
          <table:table-cell office:value-type="float" office:value="2.58107"/>
          <table:table-cell office:value-type="float" office:value="2.531"/>
          <table:table-cell office:value-type="float" office:value="1.65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941.0"/>
          <table:table-cell office:value-type="float" office:value="13827.0"/>
          <table:table-cell office:value-type="float" office:value="12229.0"/>
          <table:table-cell office:value-type="float" office:value="75701.0"/>
          <table:table-cell office:value-type="float" office:value="39464.0"/>
          <table:table-cell office:value-type="float" office:value="0.0"/>
          <table:table-cell office:value-type="float" office:value="0.0"/>
          <table:table-cell office:value-type="float" office:value="1.19475"/>
          <table:table-cell office:value-type="float" office:value="1.144"/>
          <table:table-cell office:value-type="float" office:value="0.35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941.0"/>
          <table:table-cell office:value-type="float" office:value="3021.0"/>
          <table:table-cell office:value-type="float" office:value="75701.0"/>
          <table:table-cell office:value-type="float" office:value="39464.0"/>
          <table:table-cell office:value-type="float" office:value="0.0"/>
          <table:table-cell office:value-type="float" office:value="0.0"/>
          <table:table-cell table:formula="of:=MIN([.$B282];[.$O282])" office:value-type="float"/>
          <table:table-cell table:formula="of:=MIN([.$C282];[.$P282])" office:value-type="float"/>
          <table:table-cell table:formula="of:=MIN([.$D282];[.$Q282])" office:value-type="float"/>
          <table:table-cell table:formula="of:=MIN([.$E282];[.$R282])" office:value-type="float"/>
          <table:table-cell table:formula="of:=MIN([.$F282];[.$S282])" office:value-type="float"/>
          <table:table-cell table:formula="of:=MIN([.$G282];[.$T282])" office:value-type="float"/>
          <table:table-cell table:formula="of:=MIN([.$H282];[.$U282])" office:value-type="float"/>
          <table:table-cell table:formula="of:=MIN([.$I282];[.$V282])" office:value-type="float"/>
          <table:table-cell table:formula="of:=MIN([.$J282])" office:value-type="float"/>
          <table:table-cell table:formula="of:=MIN([.$K282];[.$W282])" office:value-type="float"/>
          <table:table-cell table:formula="of:=MIN([.$L282];[.$X282])" office:value-type="float"/>
          <table:table-cell table:formula="of:=MIN([.$M282];[.$Y282])" office:value-type="float"/>
          <table:table-cell table:formula="of:=MIN([.$N282];[.$Z282])" office:value-type="float"/>
          <table:table-cell table:formula="of:=MEDIAN([.$B282];[.$O282])" office:value-type="float"/>
          <table:table-cell table:formula="of:=MEDIAN([.$C282];[.$P282])" office:value-type="float"/>
          <table:table-cell table:formula="of:=MEDIAN([.$D282];[.$Q282])" office:value-type="float"/>
          <table:table-cell table:formula="of:=MEDIAN([.$E282];[.$R282])" office:value-type="float"/>
          <table:table-cell table:formula="of:=MEDIAN([.$F282];[.$S282])" office:value-type="float"/>
          <table:table-cell table:formula="of:=MEDIAN([.$G282];[.$T282])" office:value-type="float"/>
          <table:table-cell table:formula="of:=MEDIAN([.$H282];[.$U282])" office:value-type="float"/>
          <table:table-cell table:formula="of:=MEDIAN([.$I282];[.$V282])" office:value-type="float"/>
          <table:table-cell table:formula="of:=MEDIAN([.$J282])" office:value-type="float"/>
          <table:table-cell table:formula="of:=MEDIAN([.$K282];[.$W282])" office:value-type="float"/>
          <table:table-cell table:formula="of:=MEDIAN([.$L282];[.$X282])" office:value-type="float"/>
          <table:table-cell table:formula="of:=MEDIAN([.$M282];[.$Y282])" office:value-type="float"/>
          <table:table-cell table:formula="of:=MEDIAN([.$N282];[.$Z282])" office:value-type="float"/>
          <table:table-cell table:formula="of:=MAX([.$B282];[.$O282])" office:value-type="float"/>
          <table:table-cell table:formula="of:=MAX([.$C282];[.$P282])" office:value-type="float"/>
          <table:table-cell table:formula="of:=MAX([.$D282];[.$Q282])" office:value-type="float"/>
          <table:table-cell table:formula="of:=MAX([.$E282];[.$R282])" office:value-type="float"/>
          <table:table-cell table:formula="of:=MAX([.$F282];[.$S282])" office:value-type="float"/>
          <table:table-cell table:formula="of:=MAX([.$G282];[.$T282])" office:value-type="float"/>
          <table:table-cell table:formula="of:=MAX([.$H282];[.$U282])" office:value-type="float"/>
          <table:table-cell table:formula="of:=MAX([.$I282];[.$V282])" office:value-type="float"/>
          <table:table-cell table:formula="of:=MAX([.$J282])" office:value-type="float"/>
          <table:table-cell table:formula="of:=MAX([.$K282];[.$W282])" office:value-type="float"/>
          <table:table-cell table:formula="of:=MAX([.$L282];[.$X282])" office:value-type="float"/>
          <table:table-cell table:formula="of:=MAX([.$M282];[.$Y282])" office:value-type="float"/>
          <table:table-cell table:formula="of:=MAX([.$N282];[.$Z282])" office:value-type="float"/>
        </table:table-row>
        <table:table-row table:style-name="ro1">
          <table:table-cell office:value-type="string">
            <text:p>p08.pddl/1</text:p>
          </table:table-cell>
          <table:table-cell office:value-type="float" office:value="0.406048"/>
          <table:table-cell office:value-type="float" office:value="0.3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545.0"/>
          <table:table-cell office:value-type="float" office:value="11.0"/>
          <table:table-cell office:value-type="float" office:value="0.0"/>
          <table:table-cell office:value-type="float" office:value="0.0"/>
          <table:table-cell office:value-type="float" office:value="0.415837"/>
          <table:table-cell office:value-type="float" office:value="0.3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5545.0"/>
          <table:table-cell office:value-type="float" office:value="11.0"/>
          <table:table-cell office:value-type="float" office:value="0.0"/>
          <table:table-cell office:value-type="float" office:value="0.0"/>
          <table:table-cell table:formula="of:=MIN([.$B283];[.$O283])" office:value-type="float"/>
          <table:table-cell table:formula="of:=MIN([.$C283];[.$P283])" office:value-type="float"/>
          <table:table-cell table:formula="of:=MIN([.$D283];[.$Q283])" office:value-type="float"/>
          <table:table-cell table:formula="of:=MIN([.$E283];[.$R283])" office:value-type="float"/>
          <table:table-cell table:formula="of:=MIN([.$F283];[.$S283])" office:value-type="float"/>
          <table:table-cell table:formula="of:=MIN([.$G283];[.$T283])" office:value-type="float"/>
          <table:table-cell table:formula="of:=MIN([.$H283];[.$U283])" office:value-type="float"/>
          <table:table-cell table:formula="of:=MIN([.$I283];[.$V283])" office:value-type="float"/>
          <table:table-cell table:formula="of:=MIN([.$J283])" office:value-type="float"/>
          <table:table-cell table:formula="of:=MIN([.$K283];[.$W283])" office:value-type="float"/>
          <table:table-cell table:formula="of:=MIN([.$L283];[.$X283])" office:value-type="float"/>
          <table:table-cell table:formula="of:=MIN([.$M283];[.$Y283])" office:value-type="float"/>
          <table:table-cell table:formula="of:=MIN([.$N283];[.$Z283])" office:value-type="float"/>
          <table:table-cell table:formula="of:=MEDIAN([.$B283];[.$O283])" office:value-type="float"/>
          <table:table-cell table:formula="of:=MEDIAN([.$C283];[.$P283])" office:value-type="float"/>
          <table:table-cell table:formula="of:=MEDIAN([.$D283];[.$Q283])" office:value-type="float"/>
          <table:table-cell table:formula="of:=MEDIAN([.$E283];[.$R283])" office:value-type="float"/>
          <table:table-cell table:formula="of:=MEDIAN([.$F283];[.$S283])" office:value-type="float"/>
          <table:table-cell table:formula="of:=MEDIAN([.$G283];[.$T283])" office:value-type="float"/>
          <table:table-cell table:formula="of:=MEDIAN([.$H283];[.$U283])" office:value-type="float"/>
          <table:table-cell table:formula="of:=MEDIAN([.$I283];[.$V283])" office:value-type="float"/>
          <table:table-cell table:formula="of:=MEDIAN([.$J283])" office:value-type="float"/>
          <table:table-cell table:formula="of:=MEDIAN([.$K283];[.$W283])" office:value-type="float"/>
          <table:table-cell table:formula="of:=MEDIAN([.$L283];[.$X283])" office:value-type="float"/>
          <table:table-cell table:formula="of:=MEDIAN([.$M283];[.$Y283])" office:value-type="float"/>
          <table:table-cell table:formula="of:=MEDIAN([.$N283];[.$Z283])" office:value-type="float"/>
          <table:table-cell table:formula="of:=MAX([.$B283];[.$O283])" office:value-type="float"/>
          <table:table-cell table:formula="of:=MAX([.$C283];[.$P283])" office:value-type="float"/>
          <table:table-cell table:formula="of:=MAX([.$D283];[.$Q283])" office:value-type="float"/>
          <table:table-cell table:formula="of:=MAX([.$E283];[.$R283])" office:value-type="float"/>
          <table:table-cell table:formula="of:=MAX([.$F283];[.$S283])" office:value-type="float"/>
          <table:table-cell table:formula="of:=MAX([.$G283];[.$T283])" office:value-type="float"/>
          <table:table-cell table:formula="of:=MAX([.$H283];[.$U283])" office:value-type="float"/>
          <table:table-cell table:formula="of:=MAX([.$I283];[.$V283])" office:value-type="float"/>
          <table:table-cell table:formula="of:=MAX([.$J283])" office:value-type="float"/>
          <table:table-cell table:formula="of:=MAX([.$K283];[.$W283])" office:value-type="float"/>
          <table:table-cell table:formula="of:=MAX([.$L283];[.$X283])" office:value-type="float"/>
          <table:table-cell table:formula="of:=MAX([.$M283];[.$Y283])" office:value-type="float"/>
          <table:table-cell table:formula="of:=MAX([.$N283];[.$Z283])" office:value-type="float"/>
        </table:table-row>
        <table:table-row table:style-name="ro1">
          <table:table-cell office:value-type="string">
            <text:p>p08.pddl/10</text:p>
          </table:table-cell>
          <table:table-cell office:value-type="float" office:value="12.2764"/>
          <table:table-cell office:value-type="float" office:value="12.203"/>
          <table:table-cell office:value-type="float" office:value="9.79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6588.0"/>
          <table:table-cell office:value-type="float" office:value="33933.0"/>
          <table:table-cell office:value-type="float" office:value="31248.0"/>
          <table:table-cell office:value-type="float" office:value="178752.0"/>
          <table:table-cell office:value-type="float" office:value="84646.0"/>
          <table:table-cell office:value-type="float" office:value="0.0"/>
          <table:table-cell office:value-type="float" office:value="0.0"/>
          <table:table-cell office:value-type="float" office:value="3.37365"/>
          <table:table-cell office:value-type="float" office:value="3.306"/>
          <table:table-cell office:value-type="float" office:value="1.19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448.0"/>
          <table:table-cell office:value-type="float" office:value="5035.0"/>
          <table:table-cell office:value-type="float" office:value="178752.0"/>
          <table:table-cell office:value-type="float" office:value="84646.0"/>
          <table:table-cell office:value-type="float" office:value="0.0"/>
          <table:table-cell office:value-type="float" office:value="0.0"/>
          <table:table-cell table:formula="of:=MIN([.$B284];[.$O284])" office:value-type="float"/>
          <table:table-cell table:formula="of:=MIN([.$C284];[.$P284])" office:value-type="float"/>
          <table:table-cell table:formula="of:=MIN([.$D284];[.$Q284])" office:value-type="float"/>
          <table:table-cell table:formula="of:=MIN([.$E284];[.$R284])" office:value-type="float"/>
          <table:table-cell table:formula="of:=MIN([.$F284];[.$S284])" office:value-type="float"/>
          <table:table-cell table:formula="of:=MIN([.$G284];[.$T284])" office:value-type="float"/>
          <table:table-cell table:formula="of:=MIN([.$H284];[.$U284])" office:value-type="float"/>
          <table:table-cell table:formula="of:=MIN([.$I284];[.$V284])" office:value-type="float"/>
          <table:table-cell table:formula="of:=MIN([.$J284])" office:value-type="float"/>
          <table:table-cell table:formula="of:=MIN([.$K284];[.$W284])" office:value-type="float"/>
          <table:table-cell table:formula="of:=MIN([.$L284];[.$X284])" office:value-type="float"/>
          <table:table-cell table:formula="of:=MIN([.$M284];[.$Y284])" office:value-type="float"/>
          <table:table-cell table:formula="of:=MIN([.$N284];[.$Z284])" office:value-type="float"/>
          <table:table-cell table:formula="of:=MEDIAN([.$B284];[.$O284])" office:value-type="float"/>
          <table:table-cell table:formula="of:=MEDIAN([.$C284];[.$P284])" office:value-type="float"/>
          <table:table-cell table:formula="of:=MEDIAN([.$D284];[.$Q284])" office:value-type="float"/>
          <table:table-cell table:formula="of:=MEDIAN([.$E284];[.$R284])" office:value-type="float"/>
          <table:table-cell table:formula="of:=MEDIAN([.$F284];[.$S284])" office:value-type="float"/>
          <table:table-cell table:formula="of:=MEDIAN([.$G284];[.$T284])" office:value-type="float"/>
          <table:table-cell table:formula="of:=MEDIAN([.$H284];[.$U284])" office:value-type="float"/>
          <table:table-cell table:formula="of:=MEDIAN([.$I284];[.$V284])" office:value-type="float"/>
          <table:table-cell table:formula="of:=MEDIAN([.$J284])" office:value-type="float"/>
          <table:table-cell table:formula="of:=MEDIAN([.$K284];[.$W284])" office:value-type="float"/>
          <table:table-cell table:formula="of:=MEDIAN([.$L284];[.$X284])" office:value-type="float"/>
          <table:table-cell table:formula="of:=MEDIAN([.$M284];[.$Y284])" office:value-type="float"/>
          <table:table-cell table:formula="of:=MEDIAN([.$N284];[.$Z284])" office:value-type="float"/>
          <table:table-cell table:formula="of:=MAX([.$B284];[.$O284])" office:value-type="float"/>
          <table:table-cell table:formula="of:=MAX([.$C284];[.$P284])" office:value-type="float"/>
          <table:table-cell table:formula="of:=MAX([.$D284];[.$Q284])" office:value-type="float"/>
          <table:table-cell table:formula="of:=MAX([.$E284];[.$R284])" office:value-type="float"/>
          <table:table-cell table:formula="of:=MAX([.$F284];[.$S284])" office:value-type="float"/>
          <table:table-cell table:formula="of:=MAX([.$G284];[.$T284])" office:value-type="float"/>
          <table:table-cell table:formula="of:=MAX([.$H284];[.$U284])" office:value-type="float"/>
          <table:table-cell table:formula="of:=MAX([.$I284];[.$V284])" office:value-type="float"/>
          <table:table-cell table:formula="of:=MAX([.$J284])" office:value-type="float"/>
          <table:table-cell table:formula="of:=MAX([.$K284];[.$W284])" office:value-type="float"/>
          <table:table-cell table:formula="of:=MAX([.$L284];[.$X284])" office:value-type="float"/>
          <table:table-cell table:formula="of:=MAX([.$M284];[.$Y284])" office:value-type="float"/>
          <table:table-cell table:formula="of:=MAX([.$N284];[.$Z284])" office:value-type="float"/>
        </table:table-row>
        <table:table-row table:style-name="ro1">
          <table:table-cell office:value-type="string">
            <text:p>p08.pddl/11</text:p>
          </table:table-cell>
          <table:table-cell office:value-type="float" office:value="28.9578"/>
          <table:table-cell office:value-type="float" office:value="28.87"/>
          <table:table-cell office:value-type="float" office:value="26.43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0541.0"/>
          <table:table-cell office:value-type="float" office:value="83227.0"/>
          <table:table-cell office:value-type="float" office:value="79504.0"/>
          <table:table-cell office:value-type="float" office:value="195775.0"/>
          <table:table-cell office:value-type="float" office:value="98376.0"/>
          <table:table-cell office:value-type="float" office:value="0.0"/>
          <table:table-cell office:value-type="float" office:value="0.0"/>
          <table:table-cell office:value-type="float" office:value="4.46747"/>
          <table:table-cell office:value-type="float" office:value="4.39"/>
          <table:table-cell office:value-type="float" office:value="2.1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6402.0"/>
          <table:table-cell office:value-type="float" office:value="9122.0"/>
          <table:table-cell office:value-type="float" office:value="195775.0"/>
          <table:table-cell office:value-type="float" office:value="98376.0"/>
          <table:table-cell office:value-type="float" office:value="0.0"/>
          <table:table-cell office:value-type="float" office:value="0.0"/>
          <table:table-cell table:formula="of:=MIN([.$B285];[.$O285])" office:value-type="float"/>
          <table:table-cell table:formula="of:=MIN([.$C285];[.$P285])" office:value-type="float"/>
          <table:table-cell table:formula="of:=MIN([.$D285];[.$Q285])" office:value-type="float"/>
          <table:table-cell table:formula="of:=MIN([.$E285];[.$R285])" office:value-type="float"/>
          <table:table-cell table:formula="of:=MIN([.$F285];[.$S285])" office:value-type="float"/>
          <table:table-cell table:formula="of:=MIN([.$G285];[.$T285])" office:value-type="float"/>
          <table:table-cell table:formula="of:=MIN([.$H285];[.$U285])" office:value-type="float"/>
          <table:table-cell table:formula="of:=MIN([.$I285];[.$V285])" office:value-type="float"/>
          <table:table-cell table:formula="of:=MIN([.$J285])" office:value-type="float"/>
          <table:table-cell table:formula="of:=MIN([.$K285];[.$W285])" office:value-type="float"/>
          <table:table-cell table:formula="of:=MIN([.$L285];[.$X285])" office:value-type="float"/>
          <table:table-cell table:formula="of:=MIN([.$M285];[.$Y285])" office:value-type="float"/>
          <table:table-cell table:formula="of:=MIN([.$N285];[.$Z285])" office:value-type="float"/>
          <table:table-cell table:formula="of:=MEDIAN([.$B285];[.$O285])" office:value-type="float"/>
          <table:table-cell table:formula="of:=MEDIAN([.$C285];[.$P285])" office:value-type="float"/>
          <table:table-cell table:formula="of:=MEDIAN([.$D285];[.$Q285])" office:value-type="float"/>
          <table:table-cell table:formula="of:=MEDIAN([.$E285];[.$R285])" office:value-type="float"/>
          <table:table-cell table:formula="of:=MEDIAN([.$F285];[.$S285])" office:value-type="float"/>
          <table:table-cell table:formula="of:=MEDIAN([.$G285];[.$T285])" office:value-type="float"/>
          <table:table-cell table:formula="of:=MEDIAN([.$H285];[.$U285])" office:value-type="float"/>
          <table:table-cell table:formula="of:=MEDIAN([.$I285];[.$V285])" office:value-type="float"/>
          <table:table-cell table:formula="of:=MEDIAN([.$J285])" office:value-type="float"/>
          <table:table-cell table:formula="of:=MEDIAN([.$K285];[.$W285])" office:value-type="float"/>
          <table:table-cell table:formula="of:=MEDIAN([.$L285];[.$X285])" office:value-type="float"/>
          <table:table-cell table:formula="of:=MEDIAN([.$M285];[.$Y285])" office:value-type="float"/>
          <table:table-cell table:formula="of:=MEDIAN([.$N285];[.$Z285])" office:value-type="float"/>
          <table:table-cell table:formula="of:=MAX([.$B285];[.$O285])" office:value-type="float"/>
          <table:table-cell table:formula="of:=MAX([.$C285];[.$P285])" office:value-type="float"/>
          <table:table-cell table:formula="of:=MAX([.$D285];[.$Q285])" office:value-type="float"/>
          <table:table-cell table:formula="of:=MAX([.$E285];[.$R285])" office:value-type="float"/>
          <table:table-cell table:formula="of:=MAX([.$F285];[.$S285])" office:value-type="float"/>
          <table:table-cell table:formula="of:=MAX([.$G285];[.$T285])" office:value-type="float"/>
          <table:table-cell table:formula="of:=MAX([.$H285];[.$U285])" office:value-type="float"/>
          <table:table-cell table:formula="of:=MAX([.$I285];[.$V285])" office:value-type="float"/>
          <table:table-cell table:formula="of:=MAX([.$J285])" office:value-type="float"/>
          <table:table-cell table:formula="of:=MAX([.$K285];[.$W285])" office:value-type="float"/>
          <table:table-cell table:formula="of:=MAX([.$L285];[.$X285])" office:value-type="float"/>
          <table:table-cell table:formula="of:=MAX([.$M285];[.$Y285])" office:value-type="float"/>
          <table:table-cell table:formula="of:=MAX([.$N285];[.$Z285])" office:value-type="float"/>
        </table:table-row>
        <table:table-row table:style-name="ro1">
          <table:table-cell office:value-type="string">
            <text:p>p08.pddl/12</text:p>
          </table:table-cell>
          <table:table-cell office:value-type="float" office:value="90.0923"/>
          <table:table-cell office:value-type="float" office:value="90.005"/>
          <table:table-cell office:value-type="float" office:value="87.28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90747.0"/>
          <table:table-cell office:value-type="float" office:value="149283.0"/>
          <table:table-cell office:value-type="float" office:value="145827.0"/>
          <table:table-cell office:value-type="float" office:value="212798.0"/>
          <table:table-cell office:value-type="float" office:value="112379.0"/>
          <table:table-cell office:value-type="float" office:value="0.0"/>
          <table:table-cell office:value-type="float" office:value="0.0"/>
          <table:table-cell office:value-type="float" office:value="5.15703"/>
          <table:table-cell office:value-type="float" office:value="5.081"/>
          <table:table-cell office:value-type="float" office:value="2.34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453.0"/>
          <table:table-cell office:value-type="float" office:value="8005.0"/>
          <table:table-cell office:value-type="float" office:value="212798.0"/>
          <table:table-cell office:value-type="float" office:value="112379.0"/>
          <table:table-cell office:value-type="float" office:value="0.0"/>
          <table:table-cell office:value-type="float" office:value="0.0"/>
          <table:table-cell table:formula="of:=MIN([.$B286];[.$O286])" office:value-type="float"/>
          <table:table-cell table:formula="of:=MIN([.$C286];[.$P286])" office:value-type="float"/>
          <table:table-cell table:formula="of:=MIN([.$D286];[.$Q286])" office:value-type="float"/>
          <table:table-cell table:formula="of:=MIN([.$E286];[.$R286])" office:value-type="float"/>
          <table:table-cell table:formula="of:=MIN([.$F286];[.$S286])" office:value-type="float"/>
          <table:table-cell table:formula="of:=MIN([.$G286];[.$T286])" office:value-type="float"/>
          <table:table-cell table:formula="of:=MIN([.$H286];[.$U286])" office:value-type="float"/>
          <table:table-cell table:formula="of:=MIN([.$I286];[.$V286])" office:value-type="float"/>
          <table:table-cell table:formula="of:=MIN([.$J286])" office:value-type="float"/>
          <table:table-cell table:formula="of:=MIN([.$K286];[.$W286])" office:value-type="float"/>
          <table:table-cell table:formula="of:=MIN([.$L286];[.$X286])" office:value-type="float"/>
          <table:table-cell table:formula="of:=MIN([.$M286];[.$Y286])" office:value-type="float"/>
          <table:table-cell table:formula="of:=MIN([.$N286];[.$Z286])" office:value-type="float"/>
          <table:table-cell table:formula="of:=MEDIAN([.$B286];[.$O286])" office:value-type="float"/>
          <table:table-cell table:formula="of:=MEDIAN([.$C286];[.$P286])" office:value-type="float"/>
          <table:table-cell table:formula="of:=MEDIAN([.$D286];[.$Q286])" office:value-type="float"/>
          <table:table-cell table:formula="of:=MEDIAN([.$E286];[.$R286])" office:value-type="float"/>
          <table:table-cell table:formula="of:=MEDIAN([.$F286];[.$S286])" office:value-type="float"/>
          <table:table-cell table:formula="of:=MEDIAN([.$G286];[.$T286])" office:value-type="float"/>
          <table:table-cell table:formula="of:=MEDIAN([.$H286];[.$U286])" office:value-type="float"/>
          <table:table-cell table:formula="of:=MEDIAN([.$I286];[.$V286])" office:value-type="float"/>
          <table:table-cell table:formula="of:=MEDIAN([.$J286])" office:value-type="float"/>
          <table:table-cell table:formula="of:=MEDIAN([.$K286];[.$W286])" office:value-type="float"/>
          <table:table-cell table:formula="of:=MEDIAN([.$L286];[.$X286])" office:value-type="float"/>
          <table:table-cell table:formula="of:=MEDIAN([.$M286];[.$Y286])" office:value-type="float"/>
          <table:table-cell table:formula="of:=MEDIAN([.$N286];[.$Z286])" office:value-type="float"/>
          <table:table-cell table:formula="of:=MAX([.$B286];[.$O286])" office:value-type="float"/>
          <table:table-cell table:formula="of:=MAX([.$C286];[.$P286])" office:value-type="float"/>
          <table:table-cell table:formula="of:=MAX([.$D286];[.$Q286])" office:value-type="float"/>
          <table:table-cell table:formula="of:=MAX([.$E286];[.$R286])" office:value-type="float"/>
          <table:table-cell table:formula="of:=MAX([.$F286];[.$S286])" office:value-type="float"/>
          <table:table-cell table:formula="of:=MAX([.$G286];[.$T286])" office:value-type="float"/>
          <table:table-cell table:formula="of:=MAX([.$H286];[.$U286])" office:value-type="float"/>
          <table:table-cell table:formula="of:=MAX([.$I286];[.$V286])" office:value-type="float"/>
          <table:table-cell table:formula="of:=MAX([.$J286])" office:value-type="float"/>
          <table:table-cell table:formula="of:=MAX([.$K286];[.$W286])" office:value-type="float"/>
          <table:table-cell table:formula="of:=MAX([.$L286];[.$X286])" office:value-type="float"/>
          <table:table-cell table:formula="of:=MAX([.$M286];[.$Y286])" office:value-type="float"/>
          <table:table-cell table:formula="of:=MAX([.$N286];[.$Z286])" office:value-type="float"/>
        </table:table-row>
        <table:table-row table:style-name="ro1">
          <table:table-cell office:value-type="string">
            <text:p>p08.pddl/13</text:p>
          </table:table-cell>
          <table:table-cell office:value-type="float" office:value="177.738"/>
          <table:table-cell office:value-type="float" office:value="177.644"/>
          <table:table-cell office:value-type="float" office:value="174.69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86127.0"/>
          <table:table-cell office:value-type="float" office:value="309441.0"/>
          <table:table-cell office:value-type="float" office:value="305076.0"/>
          <table:table-cell office:value-type="float" office:value="229821.0"/>
          <table:table-cell office:value-type="float" office:value="126468.0"/>
          <table:table-cell office:value-type="float" office:value="0.0"/>
          <table:table-cell office:value-type="float" office:value="0.0"/>
          <table:table-cell office:value-type="float" office:value="8.73159"/>
          <table:table-cell office:value-type="float" office:value="8.653"/>
          <table:table-cell office:value-type="float" office:value="5.94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1482.0"/>
          <table:table-cell office:value-type="float" office:value="15906.0"/>
          <table:table-cell office:value-type="float" office:value="229821.0"/>
          <table:table-cell office:value-type="float" office:value="126468.0"/>
          <table:table-cell office:value-type="float" office:value="0.0"/>
          <table:table-cell office:value-type="float" office:value="0.0"/>
          <table:table-cell table:formula="of:=MIN([.$B287];[.$O287])" office:value-type="float"/>
          <table:table-cell table:formula="of:=MIN([.$C287];[.$P287])" office:value-type="float"/>
          <table:table-cell table:formula="of:=MIN([.$D287];[.$Q287])" office:value-type="float"/>
          <table:table-cell table:formula="of:=MIN([.$E287];[.$R287])" office:value-type="float"/>
          <table:table-cell table:formula="of:=MIN([.$F287];[.$S287])" office:value-type="float"/>
          <table:table-cell table:formula="of:=MIN([.$G287];[.$T287])" office:value-type="float"/>
          <table:table-cell table:formula="of:=MIN([.$H287];[.$U287])" office:value-type="float"/>
          <table:table-cell table:formula="of:=MIN([.$I287];[.$V287])" office:value-type="float"/>
          <table:table-cell table:formula="of:=MIN([.$J287])" office:value-type="float"/>
          <table:table-cell table:formula="of:=MIN([.$K287];[.$W287])" office:value-type="float"/>
          <table:table-cell table:formula="of:=MIN([.$L287];[.$X287])" office:value-type="float"/>
          <table:table-cell table:formula="of:=MIN([.$M287];[.$Y287])" office:value-type="float"/>
          <table:table-cell table:formula="of:=MIN([.$N287];[.$Z287])" office:value-type="float"/>
          <table:table-cell table:formula="of:=MEDIAN([.$B287];[.$O287])" office:value-type="float"/>
          <table:table-cell table:formula="of:=MEDIAN([.$C287];[.$P287])" office:value-type="float"/>
          <table:table-cell table:formula="of:=MEDIAN([.$D287];[.$Q287])" office:value-type="float"/>
          <table:table-cell table:formula="of:=MEDIAN([.$E287];[.$R287])" office:value-type="float"/>
          <table:table-cell table:formula="of:=MEDIAN([.$F287];[.$S287])" office:value-type="float"/>
          <table:table-cell table:formula="of:=MEDIAN([.$G287];[.$T287])" office:value-type="float"/>
          <table:table-cell table:formula="of:=MEDIAN([.$H287];[.$U287])" office:value-type="float"/>
          <table:table-cell table:formula="of:=MEDIAN([.$I287];[.$V287])" office:value-type="float"/>
          <table:table-cell table:formula="of:=MEDIAN([.$J287])" office:value-type="float"/>
          <table:table-cell table:formula="of:=MEDIAN([.$K287];[.$W287])" office:value-type="float"/>
          <table:table-cell table:formula="of:=MEDIAN([.$L287];[.$X287])" office:value-type="float"/>
          <table:table-cell table:formula="of:=MEDIAN([.$M287];[.$Y287])" office:value-type="float"/>
          <table:table-cell table:formula="of:=MEDIAN([.$N287];[.$Z287])" office:value-type="float"/>
          <table:table-cell table:formula="of:=MAX([.$B287];[.$O287])" office:value-type="float"/>
          <table:table-cell table:formula="of:=MAX([.$C287];[.$P287])" office:value-type="float"/>
          <table:table-cell table:formula="of:=MAX([.$D287];[.$Q287])" office:value-type="float"/>
          <table:table-cell table:formula="of:=MAX([.$E287];[.$R287])" office:value-type="float"/>
          <table:table-cell table:formula="of:=MAX([.$F287];[.$S287])" office:value-type="float"/>
          <table:table-cell table:formula="of:=MAX([.$G287];[.$T287])" office:value-type="float"/>
          <table:table-cell table:formula="of:=MAX([.$H287];[.$U287])" office:value-type="float"/>
          <table:table-cell table:formula="of:=MAX([.$I287];[.$V287])" office:value-type="float"/>
          <table:table-cell table:formula="of:=MAX([.$J287])" office:value-type="float"/>
          <table:table-cell table:formula="of:=MAX([.$K287];[.$W287])" office:value-type="float"/>
          <table:table-cell table:formula="of:=MAX([.$L287];[.$X287])" office:value-type="float"/>
          <table:table-cell table:formula="of:=MAX([.$M287];[.$Y287])" office:value-type="float"/>
          <table:table-cell table:formula="of:=MAX([.$N287];[.$Z287])" office:value-type="float"/>
        </table:table-row>
        <table:table-row table:style-name="ro1">
          <table:table-cell office:value-type="string">
            <text:p>p08.pddl/14</text:p>
          </table:table-cell>
          <table:table-cell office:value-type="float" office:value="300.0"/>
          <table:table-cell office:value-type="float" office:value="299.981"/>
          <table:table-cell office:value-type="float" office:value="296.8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2163.0"/>
          <table:table-cell office:value-type="float" office:value="406721.0"/>
          <table:table-cell office:value-type="float" office:value="403111.0"/>
          <table:table-cell office:value-type="float" office:value="246844.0"/>
          <table:table-cell office:value-type="float" office:value="140559.0"/>
          <table:table-cell office:value-type="float" office:value="0.0"/>
          <table:table-cell office:value-type="float" office:value="0.0"/>
          <table:table-cell office:value-type="float" office:value="12.9459"/>
          <table:table-cell office:value-type="float" office:value="12.86"/>
          <table:table-cell office:value-type="float" office:value="9.63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7259.0"/>
          <table:table-cell office:value-type="float" office:value="23349.0"/>
          <table:table-cell office:value-type="float" office:value="246844.0"/>
          <table:table-cell office:value-type="float" office:value="140559.0"/>
          <table:table-cell office:value-type="float" office:value="0.0"/>
          <table:table-cell office:value-type="float" office:value="0.0"/>
          <table:table-cell table:formula="of:=MIN([.$B288];[.$O288])" office:value-type="float"/>
          <table:table-cell table:formula="of:=MIN([.$C288];[.$P288])" office:value-type="float"/>
          <table:table-cell table:formula="of:=MIN([.$D288];[.$Q288])" office:value-type="float"/>
          <table:table-cell table:formula="of:=MIN([.$E288];[.$R288])" office:value-type="float"/>
          <table:table-cell table:formula="of:=MIN([.$F288];[.$S288])" office:value-type="float"/>
          <table:table-cell table:formula="of:=MIN([.$G288];[.$T288])" office:value-type="float"/>
          <table:table-cell table:formula="of:=MIN([.$H288];[.$U288])" office:value-type="float"/>
          <table:table-cell table:formula="of:=MIN([.$I288];[.$V288])" office:value-type="float"/>
          <table:table-cell table:formula="of:=MIN([.$J288])" office:value-type="float"/>
          <table:table-cell table:formula="of:=MIN([.$K288];[.$W288])" office:value-type="float"/>
          <table:table-cell table:formula="of:=MIN([.$L288];[.$X288])" office:value-type="float"/>
          <table:table-cell table:formula="of:=MIN([.$M288];[.$Y288])" office:value-type="float"/>
          <table:table-cell table:formula="of:=MIN([.$N288];[.$Z288])" office:value-type="float"/>
          <table:table-cell table:formula="of:=MEDIAN([.$B288];[.$O288])" office:value-type="float"/>
          <table:table-cell table:formula="of:=MEDIAN([.$C288];[.$P288])" office:value-type="float"/>
          <table:table-cell table:formula="of:=MEDIAN([.$D288];[.$Q288])" office:value-type="float"/>
          <table:table-cell table:formula="of:=MEDIAN([.$E288];[.$R288])" office:value-type="float"/>
          <table:table-cell table:formula="of:=MEDIAN([.$F288];[.$S288])" office:value-type="float"/>
          <table:table-cell table:formula="of:=MEDIAN([.$G288];[.$T288])" office:value-type="float"/>
          <table:table-cell table:formula="of:=MEDIAN([.$H288];[.$U288])" office:value-type="float"/>
          <table:table-cell table:formula="of:=MEDIAN([.$I288];[.$V288])" office:value-type="float"/>
          <table:table-cell table:formula="of:=MEDIAN([.$J288])" office:value-type="float"/>
          <table:table-cell table:formula="of:=MEDIAN([.$K288];[.$W288])" office:value-type="float"/>
          <table:table-cell table:formula="of:=MEDIAN([.$L288];[.$X288])" office:value-type="float"/>
          <table:table-cell table:formula="of:=MEDIAN([.$M288];[.$Y288])" office:value-type="float"/>
          <table:table-cell table:formula="of:=MEDIAN([.$N288];[.$Z288])" office:value-type="float"/>
          <table:table-cell table:formula="of:=MAX([.$B288];[.$O288])" office:value-type="float"/>
          <table:table-cell table:formula="of:=MAX([.$C288];[.$P288])" office:value-type="float"/>
          <table:table-cell table:formula="of:=MAX([.$D288];[.$Q288])" office:value-type="float"/>
          <table:table-cell table:formula="of:=MAX([.$E288];[.$R288])" office:value-type="float"/>
          <table:table-cell table:formula="of:=MAX([.$F288];[.$S288])" office:value-type="float"/>
          <table:table-cell table:formula="of:=MAX([.$G288];[.$T288])" office:value-type="float"/>
          <table:table-cell table:formula="of:=MAX([.$H288];[.$U288])" office:value-type="float"/>
          <table:table-cell table:formula="of:=MAX([.$I288];[.$V288])" office:value-type="float"/>
          <table:table-cell table:formula="of:=MAX([.$J288])" office:value-type="float"/>
          <table:table-cell table:formula="of:=MAX([.$K288];[.$W288])" office:value-type="float"/>
          <table:table-cell table:formula="of:=MAX([.$L288];[.$X288])" office:value-type="float"/>
          <table:table-cell table:formula="of:=MAX([.$M288];[.$Y288])" office:value-type="float"/>
          <table:table-cell table:formula="of:=MAX([.$N288];[.$Z288])" office:value-type="float"/>
        </table:table-row>
        <table:table-row table:style-name="ro1">
          <table:table-cell office:value-type="string">
            <text:p>p08.pddl/15</text:p>
          </table:table-cell>
          <table:table-cell office:value-type="float" office:value="300.0"/>
          <table:table-cell office:value-type="float" office:value="299.992"/>
          <table:table-cell office:value-type="float" office:value="296.6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2992.0"/>
          <table:table-cell office:value-type="float" office:value="450031.0"/>
          <table:table-cell office:value-type="float" office:value="444365.0"/>
          <table:table-cell office:value-type="float" office:value="263867.0"/>
          <table:table-cell office:value-type="float" office:value="154650.0"/>
          <table:table-cell office:value-type="float" office:value="0.0"/>
          <table:table-cell office:value-type="float" office:value="0.0"/>
          <table:table-cell office:value-type="float" office:value="18.6927"/>
          <table:table-cell office:value-type="float" office:value="18.604"/>
          <table:table-cell office:value-type="float" office:value="15.4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7758.0"/>
          <table:table-cell office:value-type="float" office:value="38476.0"/>
          <table:table-cell office:value-type="float" office:value="263867.0"/>
          <table:table-cell office:value-type="float" office:value="154650.0"/>
          <table:table-cell office:value-type="float" office:value="0.0"/>
          <table:table-cell office:value-type="float" office:value="0.0"/>
          <table:table-cell table:formula="of:=MIN([.$B289];[.$O289])" office:value-type="float"/>
          <table:table-cell table:formula="of:=MIN([.$C289];[.$P289])" office:value-type="float"/>
          <table:table-cell table:formula="of:=MIN([.$D289];[.$Q289])" office:value-type="float"/>
          <table:table-cell table:formula="of:=MIN([.$E289];[.$R289])" office:value-type="float"/>
          <table:table-cell table:formula="of:=MIN([.$F289];[.$S289])" office:value-type="float"/>
          <table:table-cell table:formula="of:=MIN([.$G289];[.$T289])" office:value-type="float"/>
          <table:table-cell table:formula="of:=MIN([.$H289];[.$U289])" office:value-type="float"/>
          <table:table-cell table:formula="of:=MIN([.$I289];[.$V289])" office:value-type="float"/>
          <table:table-cell table:formula="of:=MIN([.$J289])" office:value-type="float"/>
          <table:table-cell table:formula="of:=MIN([.$K289];[.$W289])" office:value-type="float"/>
          <table:table-cell table:formula="of:=MIN([.$L289];[.$X289])" office:value-type="float"/>
          <table:table-cell table:formula="of:=MIN([.$M289];[.$Y289])" office:value-type="float"/>
          <table:table-cell table:formula="of:=MIN([.$N289];[.$Z289])" office:value-type="float"/>
          <table:table-cell table:formula="of:=MEDIAN([.$B289];[.$O289])" office:value-type="float"/>
          <table:table-cell table:formula="of:=MEDIAN([.$C289];[.$P289])" office:value-type="float"/>
          <table:table-cell table:formula="of:=MEDIAN([.$D289];[.$Q289])" office:value-type="float"/>
          <table:table-cell table:formula="of:=MEDIAN([.$E289];[.$R289])" office:value-type="float"/>
          <table:table-cell table:formula="of:=MEDIAN([.$F289];[.$S289])" office:value-type="float"/>
          <table:table-cell table:formula="of:=MEDIAN([.$G289];[.$T289])" office:value-type="float"/>
          <table:table-cell table:formula="of:=MEDIAN([.$H289];[.$U289])" office:value-type="float"/>
          <table:table-cell table:formula="of:=MEDIAN([.$I289];[.$V289])" office:value-type="float"/>
          <table:table-cell table:formula="of:=MEDIAN([.$J289])" office:value-type="float"/>
          <table:table-cell table:formula="of:=MEDIAN([.$K289];[.$W289])" office:value-type="float"/>
          <table:table-cell table:formula="of:=MEDIAN([.$L289];[.$X289])" office:value-type="float"/>
          <table:table-cell table:formula="of:=MEDIAN([.$M289];[.$Y289])" office:value-type="float"/>
          <table:table-cell table:formula="of:=MEDIAN([.$N289];[.$Z289])" office:value-type="float"/>
          <table:table-cell table:formula="of:=MAX([.$B289];[.$O289])" office:value-type="float"/>
          <table:table-cell table:formula="of:=MAX([.$C289];[.$P289])" office:value-type="float"/>
          <table:table-cell table:formula="of:=MAX([.$D289];[.$Q289])" office:value-type="float"/>
          <table:table-cell table:formula="of:=MAX([.$E289];[.$R289])" office:value-type="float"/>
          <table:table-cell table:formula="of:=MAX([.$F289];[.$S289])" office:value-type="float"/>
          <table:table-cell table:formula="of:=MAX([.$G289];[.$T289])" office:value-type="float"/>
          <table:table-cell table:formula="of:=MAX([.$H289];[.$U289])" office:value-type="float"/>
          <table:table-cell table:formula="of:=MAX([.$I289];[.$V289])" office:value-type="float"/>
          <table:table-cell table:formula="of:=MAX([.$J289])" office:value-type="float"/>
          <table:table-cell table:formula="of:=MAX([.$K289];[.$W289])" office:value-type="float"/>
          <table:table-cell table:formula="of:=MAX([.$L289];[.$X289])" office:value-type="float"/>
          <table:table-cell table:formula="of:=MAX([.$M289];[.$Y289])" office:value-type="float"/>
          <table:table-cell table:formula="of:=MAX([.$N289];[.$Z289])" office:value-type="float"/>
        </table:table-row>
        <table:table-row table:style-name="ro1">
          <table:table-cell office:value-type="string">
            <text:p>p08.pddl/16</text:p>
          </table:table-cell>
          <table:table-cell office:value-type="float" office:value="300.0"/>
          <table:table-cell office:value-type="float" office:value="299.998"/>
          <table:table-cell office:value-type="float" office:value="296.2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7282.0"/>
          <table:table-cell office:value-type="float" office:value="440155.0"/>
          <table:table-cell office:value-type="float" office:value="433434.0"/>
          <table:table-cell office:value-type="float" office:value="280890.0"/>
          <table:table-cell office:value-type="float" office:value="168741.0"/>
          <table:table-cell office:value-type="float" office:value="0.0"/>
          <table:table-cell office:value-type="float" office:value="0.0"/>
          <table:table-cell office:value-type="float" office:value="24.283"/>
          <table:table-cell office:value-type="float" office:value="24.196"/>
          <table:table-cell office:value-type="float" office:value="20.72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2910.0"/>
          <table:table-cell office:value-type="float" office:value="46611.0"/>
          <table:table-cell office:value-type="float" office:value="280890.0"/>
          <table:table-cell office:value-type="float" office:value="168741.0"/>
          <table:table-cell office:value-type="float" office:value="0.0"/>
          <table:table-cell office:value-type="float" office:value="0.0"/>
          <table:table-cell table:formula="of:=MIN([.$B290];[.$O290])" office:value-type="float"/>
          <table:table-cell table:formula="of:=MIN([.$C290];[.$P290])" office:value-type="float"/>
          <table:table-cell table:formula="of:=MIN([.$D290];[.$Q290])" office:value-type="float"/>
          <table:table-cell table:formula="of:=MIN([.$E290];[.$R290])" office:value-type="float"/>
          <table:table-cell table:formula="of:=MIN([.$F290];[.$S290])" office:value-type="float"/>
          <table:table-cell table:formula="of:=MIN([.$G290];[.$T290])" office:value-type="float"/>
          <table:table-cell table:formula="of:=MIN([.$H290];[.$U290])" office:value-type="float"/>
          <table:table-cell table:formula="of:=MIN([.$I290];[.$V290])" office:value-type="float"/>
          <table:table-cell table:formula="of:=MIN([.$J290])" office:value-type="float"/>
          <table:table-cell table:formula="of:=MIN([.$K290];[.$W290])" office:value-type="float"/>
          <table:table-cell table:formula="of:=MIN([.$L290];[.$X290])" office:value-type="float"/>
          <table:table-cell table:formula="of:=MIN([.$M290];[.$Y290])" office:value-type="float"/>
          <table:table-cell table:formula="of:=MIN([.$N290];[.$Z290])" office:value-type="float"/>
          <table:table-cell table:formula="of:=MEDIAN([.$B290];[.$O290])" office:value-type="float"/>
          <table:table-cell table:formula="of:=MEDIAN([.$C290];[.$P290])" office:value-type="float"/>
          <table:table-cell table:formula="of:=MEDIAN([.$D290];[.$Q290])" office:value-type="float"/>
          <table:table-cell table:formula="of:=MEDIAN([.$E290];[.$R290])" office:value-type="float"/>
          <table:table-cell table:formula="of:=MEDIAN([.$F290];[.$S290])" office:value-type="float"/>
          <table:table-cell table:formula="of:=MEDIAN([.$G290];[.$T290])" office:value-type="float"/>
          <table:table-cell table:formula="of:=MEDIAN([.$H290];[.$U290])" office:value-type="float"/>
          <table:table-cell table:formula="of:=MEDIAN([.$I290];[.$V290])" office:value-type="float"/>
          <table:table-cell table:formula="of:=MEDIAN([.$J290])" office:value-type="float"/>
          <table:table-cell table:formula="of:=MEDIAN([.$K290];[.$W290])" office:value-type="float"/>
          <table:table-cell table:formula="of:=MEDIAN([.$L290];[.$X290])" office:value-type="float"/>
          <table:table-cell table:formula="of:=MEDIAN([.$M290];[.$Y290])" office:value-type="float"/>
          <table:table-cell table:formula="of:=MEDIAN([.$N290];[.$Z290])" office:value-type="float"/>
          <table:table-cell table:formula="of:=MAX([.$B290];[.$O290])" office:value-type="float"/>
          <table:table-cell table:formula="of:=MAX([.$C290];[.$P290])" office:value-type="float"/>
          <table:table-cell table:formula="of:=MAX([.$D290];[.$Q290])" office:value-type="float"/>
          <table:table-cell table:formula="of:=MAX([.$E290];[.$R290])" office:value-type="float"/>
          <table:table-cell table:formula="of:=MAX([.$F290];[.$S290])" office:value-type="float"/>
          <table:table-cell table:formula="of:=MAX([.$G290];[.$T290])" office:value-type="float"/>
          <table:table-cell table:formula="of:=MAX([.$H290];[.$U290])" office:value-type="float"/>
          <table:table-cell table:formula="of:=MAX([.$I290];[.$V290])" office:value-type="float"/>
          <table:table-cell table:formula="of:=MAX([.$J290])" office:value-type="float"/>
          <table:table-cell table:formula="of:=MAX([.$K290];[.$W290])" office:value-type="float"/>
          <table:table-cell table:formula="of:=MAX([.$L290];[.$X290])" office:value-type="float"/>
          <table:table-cell table:formula="of:=MAX([.$M290];[.$Y290])" office:value-type="float"/>
          <table:table-cell table:formula="of:=MAX([.$N290];[.$Z290])" office:value-type="float"/>
        </table:table-row>
        <table:table-row table:style-name="ro1">
          <table:table-cell office:value-type="string">
            <text:p>p08.pddl/17</text:p>
          </table:table-cell>
          <table:table-cell office:value-type="float" office:value="300.0"/>
          <table:table-cell office:value-type="float" office:value="299.977"/>
          <table:table-cell office:value-type="float" office:value="296.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8916.0"/>
          <table:table-cell office:value-type="float" office:value="409914.0"/>
          <table:table-cell office:value-type="float" office:value="404318.0"/>
          <table:table-cell office:value-type="float" office:value="297913.0"/>
          <table:table-cell office:value-type="float" office:value="182832.0"/>
          <table:table-cell office:value-type="float" office:value="0.0"/>
          <table:table-cell office:value-type="float" office:value="0.0"/>
          <table:table-cell office:value-type="float" office:value="59.3743"/>
          <table:table-cell office:value-type="float" office:value="59.268"/>
          <table:table-cell office:value-type="float" office:value="55.6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6570.0"/>
          <table:table-cell office:value-type="float" office:value="92947.0"/>
          <table:table-cell office:value-type="float" office:value="297913.0"/>
          <table:table-cell office:value-type="float" office:value="182832.0"/>
          <table:table-cell office:value-type="float" office:value="0.0"/>
          <table:table-cell office:value-type="float" office:value="0.0"/>
          <table:table-cell table:formula="of:=MIN([.$B291];[.$O291])" office:value-type="float"/>
          <table:table-cell table:formula="of:=MIN([.$C291];[.$P291])" office:value-type="float"/>
          <table:table-cell table:formula="of:=MIN([.$D291];[.$Q291])" office:value-type="float"/>
          <table:table-cell table:formula="of:=MIN([.$E291];[.$R291])" office:value-type="float"/>
          <table:table-cell table:formula="of:=MIN([.$F291];[.$S291])" office:value-type="float"/>
          <table:table-cell table:formula="of:=MIN([.$G291];[.$T291])" office:value-type="float"/>
          <table:table-cell table:formula="of:=MIN([.$H291];[.$U291])" office:value-type="float"/>
          <table:table-cell table:formula="of:=MIN([.$I291];[.$V291])" office:value-type="float"/>
          <table:table-cell table:formula="of:=MIN([.$J291])" office:value-type="float"/>
          <table:table-cell table:formula="of:=MIN([.$K291];[.$W291])" office:value-type="float"/>
          <table:table-cell table:formula="of:=MIN([.$L291];[.$X291])" office:value-type="float"/>
          <table:table-cell table:formula="of:=MIN([.$M291];[.$Y291])" office:value-type="float"/>
          <table:table-cell table:formula="of:=MIN([.$N291];[.$Z291])" office:value-type="float"/>
          <table:table-cell table:formula="of:=MEDIAN([.$B291];[.$O291])" office:value-type="float"/>
          <table:table-cell table:formula="of:=MEDIAN([.$C291];[.$P291])" office:value-type="float"/>
          <table:table-cell table:formula="of:=MEDIAN([.$D291];[.$Q291])" office:value-type="float"/>
          <table:table-cell table:formula="of:=MEDIAN([.$E291];[.$R291])" office:value-type="float"/>
          <table:table-cell table:formula="of:=MEDIAN([.$F291];[.$S291])" office:value-type="float"/>
          <table:table-cell table:formula="of:=MEDIAN([.$G291];[.$T291])" office:value-type="float"/>
          <table:table-cell table:formula="of:=MEDIAN([.$H291];[.$U291])" office:value-type="float"/>
          <table:table-cell table:formula="of:=MEDIAN([.$I291];[.$V291])" office:value-type="float"/>
          <table:table-cell table:formula="of:=MEDIAN([.$J291])" office:value-type="float"/>
          <table:table-cell table:formula="of:=MEDIAN([.$K291];[.$W291])" office:value-type="float"/>
          <table:table-cell table:formula="of:=MEDIAN([.$L291];[.$X291])" office:value-type="float"/>
          <table:table-cell table:formula="of:=MEDIAN([.$M291];[.$Y291])" office:value-type="float"/>
          <table:table-cell table:formula="of:=MEDIAN([.$N291];[.$Z291])" office:value-type="float"/>
          <table:table-cell table:formula="of:=MAX([.$B291];[.$O291])" office:value-type="float"/>
          <table:table-cell table:formula="of:=MAX([.$C291];[.$P291])" office:value-type="float"/>
          <table:table-cell table:formula="of:=MAX([.$D291];[.$Q291])" office:value-type="float"/>
          <table:table-cell table:formula="of:=MAX([.$E291];[.$R291])" office:value-type="float"/>
          <table:table-cell table:formula="of:=MAX([.$F291];[.$S291])" office:value-type="float"/>
          <table:table-cell table:formula="of:=MAX([.$G291];[.$T291])" office:value-type="float"/>
          <table:table-cell table:formula="of:=MAX([.$H291];[.$U291])" office:value-type="float"/>
          <table:table-cell table:formula="of:=MAX([.$I291];[.$V291])" office:value-type="float"/>
          <table:table-cell table:formula="of:=MAX([.$J291])" office:value-type="float"/>
          <table:table-cell table:formula="of:=MAX([.$K291];[.$W291])" office:value-type="float"/>
          <table:table-cell table:formula="of:=MAX([.$L291];[.$X291])" office:value-type="float"/>
          <table:table-cell table:formula="of:=MAX([.$M291];[.$Y291])" office:value-type="float"/>
          <table:table-cell table:formula="of:=MAX([.$N291];[.$Z291])" office:value-type="float"/>
        </table:table-row>
        <table:table-row table:style-name="ro1">
          <table:table-cell office:value-type="string">
            <text:p>p08.pddl/18</text:p>
          </table:table-cell>
          <table:table-cell office:value-type="float" office:value="300.0"/>
          <table:table-cell office:value-type="float" office:value="299.984"/>
          <table:table-cell office:value-type="float" office:value="295.8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7004.0"/>
          <table:table-cell office:value-type="float" office:value="498538.0"/>
          <table:table-cell office:value-type="float" office:value="491513.0"/>
          <table:table-cell office:value-type="float" office:value="314936.0"/>
          <table:table-cell office:value-type="float" office:value="196923.0"/>
          <table:table-cell office:value-type="float" office:value="0.0"/>
          <table:table-cell office:value-type="float" office:value="0.0"/>
          <table:table-cell office:value-type="float" office:value="103.882"/>
          <table:table-cell office:value-type="float" office:value="103.77"/>
          <table:table-cell office:value-type="float" office:value="99.82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21380.0"/>
          <table:table-cell office:value-type="float" office:value="164237.0"/>
          <table:table-cell office:value-type="float" office:value="314936.0"/>
          <table:table-cell office:value-type="float" office:value="196923.0"/>
          <table:table-cell office:value-type="float" office:value="0.0"/>
          <table:table-cell office:value-type="float" office:value="0.0"/>
          <table:table-cell table:formula="of:=MIN([.$B292];[.$O292])" office:value-type="float"/>
          <table:table-cell table:formula="of:=MIN([.$C292];[.$P292])" office:value-type="float"/>
          <table:table-cell table:formula="of:=MIN([.$D292];[.$Q292])" office:value-type="float"/>
          <table:table-cell table:formula="of:=MIN([.$E292];[.$R292])" office:value-type="float"/>
          <table:table-cell table:formula="of:=MIN([.$F292];[.$S292])" office:value-type="float"/>
          <table:table-cell table:formula="of:=MIN([.$G292];[.$T292])" office:value-type="float"/>
          <table:table-cell table:formula="of:=MIN([.$H292];[.$U292])" office:value-type="float"/>
          <table:table-cell table:formula="of:=MIN([.$I292];[.$V292])" office:value-type="float"/>
          <table:table-cell table:formula="of:=MIN([.$J292])" office:value-type="float"/>
          <table:table-cell table:formula="of:=MIN([.$K292];[.$W292])" office:value-type="float"/>
          <table:table-cell table:formula="of:=MIN([.$L292];[.$X292])" office:value-type="float"/>
          <table:table-cell table:formula="of:=MIN([.$M292];[.$Y292])" office:value-type="float"/>
          <table:table-cell table:formula="of:=MIN([.$N292];[.$Z292])" office:value-type="float"/>
          <table:table-cell table:formula="of:=MEDIAN([.$B292];[.$O292])" office:value-type="float"/>
          <table:table-cell table:formula="of:=MEDIAN([.$C292];[.$P292])" office:value-type="float"/>
          <table:table-cell table:formula="of:=MEDIAN([.$D292];[.$Q292])" office:value-type="float"/>
          <table:table-cell table:formula="of:=MEDIAN([.$E292];[.$R292])" office:value-type="float"/>
          <table:table-cell table:formula="of:=MEDIAN([.$F292];[.$S292])" office:value-type="float"/>
          <table:table-cell table:formula="of:=MEDIAN([.$G292];[.$T292])" office:value-type="float"/>
          <table:table-cell table:formula="of:=MEDIAN([.$H292];[.$U292])" office:value-type="float"/>
          <table:table-cell table:formula="of:=MEDIAN([.$I292];[.$V292])" office:value-type="float"/>
          <table:table-cell table:formula="of:=MEDIAN([.$J292])" office:value-type="float"/>
          <table:table-cell table:formula="of:=MEDIAN([.$K292];[.$W292])" office:value-type="float"/>
          <table:table-cell table:formula="of:=MEDIAN([.$L292];[.$X292])" office:value-type="float"/>
          <table:table-cell table:formula="of:=MEDIAN([.$M292];[.$Y292])" office:value-type="float"/>
          <table:table-cell table:formula="of:=MEDIAN([.$N292];[.$Z292])" office:value-type="float"/>
          <table:table-cell table:formula="of:=MAX([.$B292];[.$O292])" office:value-type="float"/>
          <table:table-cell table:formula="of:=MAX([.$C292];[.$P292])" office:value-type="float"/>
          <table:table-cell table:formula="of:=MAX([.$D292];[.$Q292])" office:value-type="float"/>
          <table:table-cell table:formula="of:=MAX([.$E292];[.$R292])" office:value-type="float"/>
          <table:table-cell table:formula="of:=MAX([.$F292];[.$S292])" office:value-type="float"/>
          <table:table-cell table:formula="of:=MAX([.$G292];[.$T292])" office:value-type="float"/>
          <table:table-cell table:formula="of:=MAX([.$H292];[.$U292])" office:value-type="float"/>
          <table:table-cell table:formula="of:=MAX([.$I292];[.$V292])" office:value-type="float"/>
          <table:table-cell table:formula="of:=MAX([.$J292])" office:value-type="float"/>
          <table:table-cell table:formula="of:=MAX([.$K292];[.$W292])" office:value-type="float"/>
          <table:table-cell table:formula="of:=MAX([.$L292];[.$X292])" office:value-type="float"/>
          <table:table-cell table:formula="of:=MAX([.$M292];[.$Y292])" office:value-type="float"/>
          <table:table-cell table:formula="of:=MAX([.$N292];[.$Z292])" office:value-type="float"/>
        </table:table-row>
        <table:table-row table:style-name="ro1">
          <table:table-cell office:value-type="string">
            <text:p>p08.pddl/19</text:p>
          </table:table-cell>
          <table:table-cell office:value-type="float" office:value="300.0"/>
          <table:table-cell office:value-type="float" office:value="299.99"/>
          <table:table-cell office:value-type="float" office:value="295.5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1882.0"/>
          <table:table-cell office:value-type="float" office:value="481918.0"/>
          <table:table-cell office:value-type="float" office:value="473860.0"/>
          <table:table-cell office:value-type="float" office:value="331959.0"/>
          <table:table-cell office:value-type="float" office:value="211014.0"/>
          <table:table-cell office:value-type="float" office:value="0.0"/>
          <table:table-cell office:value-type="float" office:value="0.0"/>
          <table:table-cell office:value-type="float" office:value="204.28"/>
          <table:table-cell office:value-type="float" office:value="204.16"/>
          <table:table-cell office:value-type="float" office:value="199.97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02228.0"/>
          <table:table-cell office:value-type="float" office:value="269612.0"/>
          <table:table-cell office:value-type="float" office:value="331959.0"/>
          <table:table-cell office:value-type="float" office:value="211014.0"/>
          <table:table-cell office:value-type="float" office:value="0.0"/>
          <table:table-cell office:value-type="float" office:value="0.0"/>
          <table:table-cell table:formula="of:=MIN([.$B293];[.$O293])" office:value-type="float"/>
          <table:table-cell table:formula="of:=MIN([.$C293];[.$P293])" office:value-type="float"/>
          <table:table-cell table:formula="of:=MIN([.$D293];[.$Q293])" office:value-type="float"/>
          <table:table-cell table:formula="of:=MIN([.$E293];[.$R293])" office:value-type="float"/>
          <table:table-cell table:formula="of:=MIN([.$F293];[.$S293])" office:value-type="float"/>
          <table:table-cell table:formula="of:=MIN([.$G293];[.$T293])" office:value-type="float"/>
          <table:table-cell table:formula="of:=MIN([.$H293];[.$U293])" office:value-type="float"/>
          <table:table-cell table:formula="of:=MIN([.$I293];[.$V293])" office:value-type="float"/>
          <table:table-cell table:formula="of:=MIN([.$J293])" office:value-type="float"/>
          <table:table-cell table:formula="of:=MIN([.$K293];[.$W293])" office:value-type="float"/>
          <table:table-cell table:formula="of:=MIN([.$L293];[.$X293])" office:value-type="float"/>
          <table:table-cell table:formula="of:=MIN([.$M293];[.$Y293])" office:value-type="float"/>
          <table:table-cell table:formula="of:=MIN([.$N293];[.$Z293])" office:value-type="float"/>
          <table:table-cell table:formula="of:=MEDIAN([.$B293];[.$O293])" office:value-type="float"/>
          <table:table-cell table:formula="of:=MEDIAN([.$C293];[.$P293])" office:value-type="float"/>
          <table:table-cell table:formula="of:=MEDIAN([.$D293];[.$Q293])" office:value-type="float"/>
          <table:table-cell table:formula="of:=MEDIAN([.$E293];[.$R293])" office:value-type="float"/>
          <table:table-cell table:formula="of:=MEDIAN([.$F293];[.$S293])" office:value-type="float"/>
          <table:table-cell table:formula="of:=MEDIAN([.$G293];[.$T293])" office:value-type="float"/>
          <table:table-cell table:formula="of:=MEDIAN([.$H293];[.$U293])" office:value-type="float"/>
          <table:table-cell table:formula="of:=MEDIAN([.$I293];[.$V293])" office:value-type="float"/>
          <table:table-cell table:formula="of:=MEDIAN([.$J293])" office:value-type="float"/>
          <table:table-cell table:formula="of:=MEDIAN([.$K293];[.$W293])" office:value-type="float"/>
          <table:table-cell table:formula="of:=MEDIAN([.$L293];[.$X293])" office:value-type="float"/>
          <table:table-cell table:formula="of:=MEDIAN([.$M293];[.$Y293])" office:value-type="float"/>
          <table:table-cell table:formula="of:=MEDIAN([.$N293];[.$Z293])" office:value-type="float"/>
          <table:table-cell table:formula="of:=MAX([.$B293];[.$O293])" office:value-type="float"/>
          <table:table-cell table:formula="of:=MAX([.$C293];[.$P293])" office:value-type="float"/>
          <table:table-cell table:formula="of:=MAX([.$D293];[.$Q293])" office:value-type="float"/>
          <table:table-cell table:formula="of:=MAX([.$E293];[.$R293])" office:value-type="float"/>
          <table:table-cell table:formula="of:=MAX([.$F293];[.$S293])" office:value-type="float"/>
          <table:table-cell table:formula="of:=MAX([.$G293];[.$T293])" office:value-type="float"/>
          <table:table-cell table:formula="of:=MAX([.$H293];[.$U293])" office:value-type="float"/>
          <table:table-cell table:formula="of:=MAX([.$I293];[.$V293])" office:value-type="float"/>
          <table:table-cell table:formula="of:=MAX([.$J293])" office:value-type="float"/>
          <table:table-cell table:formula="of:=MAX([.$K293];[.$W293])" office:value-type="float"/>
          <table:table-cell table:formula="of:=MAX([.$L293];[.$X293])" office:value-type="float"/>
          <table:table-cell table:formula="of:=MAX([.$M293];[.$Y293])" office:value-type="float"/>
          <table:table-cell table:formula="of:=MAX([.$N293];[.$Z293])" office:value-type="float"/>
        </table:table-row>
        <table:table-row table:style-name="ro1">
          <table:table-cell office:value-type="string">
            <text:p>p08.pddl/2</text:p>
          </table:table-cell>
          <table:table-cell office:value-type="float" office:value="0.63314"/>
          <table:table-cell office:value-type="float" office:value="0.5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568.0"/>
          <table:table-cell office:value-type="float" office:value="416.0"/>
          <table:table-cell office:value-type="float" office:value="0.0"/>
          <table:table-cell office:value-type="float" office:value="0.0"/>
          <table:table-cell office:value-type="float" office:value="0.555869"/>
          <table:table-cell office:value-type="float" office:value="0.5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2568.0"/>
          <table:table-cell office:value-type="float" office:value="416.0"/>
          <table:table-cell office:value-type="float" office:value="0.0"/>
          <table:table-cell office:value-type="float" office:value="0.0"/>
          <table:table-cell table:formula="of:=MIN([.$B294];[.$O294])" office:value-type="float"/>
          <table:table-cell table:formula="of:=MIN([.$C294];[.$P294])" office:value-type="float"/>
          <table:table-cell table:formula="of:=MIN([.$D294];[.$Q294])" office:value-type="float"/>
          <table:table-cell table:formula="of:=MIN([.$E294];[.$R294])" office:value-type="float"/>
          <table:table-cell table:formula="of:=MIN([.$F294];[.$S294])" office:value-type="float"/>
          <table:table-cell table:formula="of:=MIN([.$G294];[.$T294])" office:value-type="float"/>
          <table:table-cell table:formula="of:=MIN([.$H294];[.$U294])" office:value-type="float"/>
          <table:table-cell table:formula="of:=MIN([.$I294];[.$V294])" office:value-type="float"/>
          <table:table-cell table:formula="of:=MIN([.$J294])" office:value-type="float"/>
          <table:table-cell table:formula="of:=MIN([.$K294];[.$W294])" office:value-type="float"/>
          <table:table-cell table:formula="of:=MIN([.$L294];[.$X294])" office:value-type="float"/>
          <table:table-cell table:formula="of:=MIN([.$M294];[.$Y294])" office:value-type="float"/>
          <table:table-cell table:formula="of:=MIN([.$N294];[.$Z294])" office:value-type="float"/>
          <table:table-cell table:formula="of:=MEDIAN([.$B294];[.$O294])" office:value-type="float"/>
          <table:table-cell table:formula="of:=MEDIAN([.$C294];[.$P294])" office:value-type="float"/>
          <table:table-cell table:formula="of:=MEDIAN([.$D294];[.$Q294])" office:value-type="float"/>
          <table:table-cell table:formula="of:=MEDIAN([.$E294];[.$R294])" office:value-type="float"/>
          <table:table-cell table:formula="of:=MEDIAN([.$F294];[.$S294])" office:value-type="float"/>
          <table:table-cell table:formula="of:=MEDIAN([.$G294];[.$T294])" office:value-type="float"/>
          <table:table-cell table:formula="of:=MEDIAN([.$H294];[.$U294])" office:value-type="float"/>
          <table:table-cell table:formula="of:=MEDIAN([.$I294];[.$V294])" office:value-type="float"/>
          <table:table-cell table:formula="of:=MEDIAN([.$J294])" office:value-type="float"/>
          <table:table-cell table:formula="of:=MEDIAN([.$K294];[.$W294])" office:value-type="float"/>
          <table:table-cell table:formula="of:=MEDIAN([.$L294];[.$X294])" office:value-type="float"/>
          <table:table-cell table:formula="of:=MEDIAN([.$M294];[.$Y294])" office:value-type="float"/>
          <table:table-cell table:formula="of:=MEDIAN([.$N294];[.$Z294])" office:value-type="float"/>
          <table:table-cell table:formula="of:=MAX([.$B294];[.$O294])" office:value-type="float"/>
          <table:table-cell table:formula="of:=MAX([.$C294];[.$P294])" office:value-type="float"/>
          <table:table-cell table:formula="of:=MAX([.$D294];[.$Q294])" office:value-type="float"/>
          <table:table-cell table:formula="of:=MAX([.$E294];[.$R294])" office:value-type="float"/>
          <table:table-cell table:formula="of:=MAX([.$F294];[.$S294])" office:value-type="float"/>
          <table:table-cell table:formula="of:=MAX([.$G294];[.$T294])" office:value-type="float"/>
          <table:table-cell table:formula="of:=MAX([.$H294];[.$U294])" office:value-type="float"/>
          <table:table-cell table:formula="of:=MAX([.$I294];[.$V294])" office:value-type="float"/>
          <table:table-cell table:formula="of:=MAX([.$J294])" office:value-type="float"/>
          <table:table-cell table:formula="of:=MAX([.$K294];[.$W294])" office:value-type="float"/>
          <table:table-cell table:formula="of:=MAX([.$L294];[.$X294])" office:value-type="float"/>
          <table:table-cell table:formula="of:=MAX([.$M294];[.$Y294])" office:value-type="float"/>
          <table:table-cell table:formula="of:=MAX([.$N294];[.$Z294])" office:value-type="float"/>
        </table:table-row>
        <table:table-row table:style-name="ro1">
          <table:table-cell office:value-type="string">
            <text:p>p08.pddl/20</text:p>
          </table:table-cell>
          <table:table-cell office:value-type="float" office:value="300.0"/>
          <table:table-cell office:value-type="float" office:value="299.985"/>
          <table:table-cell office:value-type="float" office:value="295.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9159.0"/>
          <table:table-cell office:value-type="float" office:value="443591.0"/>
          <table:table-cell office:value-type="float" office:value="434383.0"/>
          <table:table-cell office:value-type="float" office:value="348982.0"/>
          <table:table-cell office:value-type="float" office:value="22510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5.4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01133.0"/>
          <table:table-cell office:value-type="float" office:value="397338.0"/>
          <table:table-cell office:value-type="float" office:value="348982.0"/>
          <table:table-cell office:value-type="float" office:value="225105.0"/>
          <table:table-cell office:value-type="float" office:value="0.0"/>
          <table:table-cell office:value-type="float" office:value="0.0"/>
          <table:table-cell table:formula="of:=MIN([.$B295];[.$O295])" office:value-type="float"/>
          <table:table-cell table:formula="of:=MIN([.$C295];[.$P295])" office:value-type="float"/>
          <table:table-cell table:formula="of:=MIN([.$D295];[.$Q295])" office:value-type="float"/>
          <table:table-cell table:formula="of:=MIN([.$E295];[.$R295])" office:value-type="float"/>
          <table:table-cell table:formula="of:=MIN([.$F295];[.$S295])" office:value-type="float"/>
          <table:table-cell table:formula="of:=MIN([.$G295];[.$T295])" office:value-type="float"/>
          <table:table-cell table:formula="of:=MIN([.$H295];[.$U295])" office:value-type="float"/>
          <table:table-cell table:formula="of:=MIN([.$I295];[.$V295])" office:value-type="float"/>
          <table:table-cell table:formula="of:=MIN([.$J295])" office:value-type="float"/>
          <table:table-cell table:formula="of:=MIN([.$K295];[.$W295])" office:value-type="float"/>
          <table:table-cell table:formula="of:=MIN([.$L295];[.$X295])" office:value-type="float"/>
          <table:table-cell table:formula="of:=MIN([.$M295];[.$Y295])" office:value-type="float"/>
          <table:table-cell table:formula="of:=MIN([.$N295];[.$Z295])" office:value-type="float"/>
          <table:table-cell table:formula="of:=MEDIAN([.$B295];[.$O295])" office:value-type="float"/>
          <table:table-cell table:formula="of:=MEDIAN([.$C295];[.$P295])" office:value-type="float"/>
          <table:table-cell table:formula="of:=MEDIAN([.$D295];[.$Q295])" office:value-type="float"/>
          <table:table-cell table:formula="of:=MEDIAN([.$E295];[.$R295])" office:value-type="float"/>
          <table:table-cell table:formula="of:=MEDIAN([.$F295];[.$S295])" office:value-type="float"/>
          <table:table-cell table:formula="of:=MEDIAN([.$G295];[.$T295])" office:value-type="float"/>
          <table:table-cell table:formula="of:=MEDIAN([.$H295];[.$U295])" office:value-type="float"/>
          <table:table-cell table:formula="of:=MEDIAN([.$I295];[.$V295])" office:value-type="float"/>
          <table:table-cell table:formula="of:=MEDIAN([.$J295])" office:value-type="float"/>
          <table:table-cell table:formula="of:=MEDIAN([.$K295];[.$W295])" office:value-type="float"/>
          <table:table-cell table:formula="of:=MEDIAN([.$L295];[.$X295])" office:value-type="float"/>
          <table:table-cell table:formula="of:=MEDIAN([.$M295];[.$Y295])" office:value-type="float"/>
          <table:table-cell table:formula="of:=MEDIAN([.$N295];[.$Z295])" office:value-type="float"/>
          <table:table-cell table:formula="of:=MAX([.$B295];[.$O295])" office:value-type="float"/>
          <table:table-cell table:formula="of:=MAX([.$C295];[.$P295])" office:value-type="float"/>
          <table:table-cell table:formula="of:=MAX([.$D295];[.$Q295])" office:value-type="float"/>
          <table:table-cell table:formula="of:=MAX([.$E295];[.$R295])" office:value-type="float"/>
          <table:table-cell table:formula="of:=MAX([.$F295];[.$S295])" office:value-type="float"/>
          <table:table-cell table:formula="of:=MAX([.$G295];[.$T295])" office:value-type="float"/>
          <table:table-cell table:formula="of:=MAX([.$H295];[.$U295])" office:value-type="float"/>
          <table:table-cell table:formula="of:=MAX([.$I295];[.$V295])" office:value-type="float"/>
          <table:table-cell table:formula="of:=MAX([.$J295])" office:value-type="float"/>
          <table:table-cell table:formula="of:=MAX([.$K295];[.$W295])" office:value-type="float"/>
          <table:table-cell table:formula="of:=MAX([.$L295];[.$X295])" office:value-type="float"/>
          <table:table-cell table:formula="of:=MAX([.$M295];[.$Y295])" office:value-type="float"/>
          <table:table-cell table:formula="of:=MAX([.$N295];[.$Z295])" office:value-type="float"/>
        </table:table-row>
        <table:table-row table:style-name="ro1">
          <table:table-cell office:value-type="string">
            <text:p>p08.pddl/21</text:p>
          </table:table-cell>
          <table:table-cell office:value-type="float" office:value="300.0"/>
          <table:table-cell office:value-type="float" office:value="299.996"/>
          <table:table-cell office:value-type="float" office:value="295.0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8497.0"/>
          <table:table-cell office:value-type="float" office:value="447589.0"/>
          <table:table-cell office:value-type="float" office:value="439399.0"/>
          <table:table-cell office:value-type="float" office:value="366005.0"/>
          <table:table-cell office:value-type="float" office:value="23919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2"/>
          <table:table-cell office:value-type="float" office:value="295.4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5020.0"/>
          <table:table-cell office:value-type="float" office:value="353232.0"/>
          <table:table-cell office:value-type="float" office:value="366005.0"/>
          <table:table-cell office:value-type="float" office:value="239196.0"/>
          <table:table-cell office:value-type="float" office:value="0.0"/>
          <table:table-cell office:value-type="float" office:value="0.0"/>
          <table:table-cell table:formula="of:=MIN([.$B296];[.$O296])" office:value-type="float"/>
          <table:table-cell table:formula="of:=MIN([.$C296];[.$P296])" office:value-type="float"/>
          <table:table-cell table:formula="of:=MIN([.$D296];[.$Q296])" office:value-type="float"/>
          <table:table-cell table:formula="of:=MIN([.$E296];[.$R296])" office:value-type="float"/>
          <table:table-cell table:formula="of:=MIN([.$F296];[.$S296])" office:value-type="float"/>
          <table:table-cell table:formula="of:=MIN([.$G296];[.$T296])" office:value-type="float"/>
          <table:table-cell table:formula="of:=MIN([.$H296];[.$U296])" office:value-type="float"/>
          <table:table-cell table:formula="of:=MIN([.$I296];[.$V296])" office:value-type="float"/>
          <table:table-cell table:formula="of:=MIN([.$J296])" office:value-type="float"/>
          <table:table-cell table:formula="of:=MIN([.$K296];[.$W296])" office:value-type="float"/>
          <table:table-cell table:formula="of:=MIN([.$L296];[.$X296])" office:value-type="float"/>
          <table:table-cell table:formula="of:=MIN([.$M296];[.$Y296])" office:value-type="float"/>
          <table:table-cell table:formula="of:=MIN([.$N296];[.$Z296])" office:value-type="float"/>
          <table:table-cell table:formula="of:=MEDIAN([.$B296];[.$O296])" office:value-type="float"/>
          <table:table-cell table:formula="of:=MEDIAN([.$C296];[.$P296])" office:value-type="float"/>
          <table:table-cell table:formula="of:=MEDIAN([.$D296];[.$Q296])" office:value-type="float"/>
          <table:table-cell table:formula="of:=MEDIAN([.$E296];[.$R296])" office:value-type="float"/>
          <table:table-cell table:formula="of:=MEDIAN([.$F296];[.$S296])" office:value-type="float"/>
          <table:table-cell table:formula="of:=MEDIAN([.$G296];[.$T296])" office:value-type="float"/>
          <table:table-cell table:formula="of:=MEDIAN([.$H296];[.$U296])" office:value-type="float"/>
          <table:table-cell table:formula="of:=MEDIAN([.$I296];[.$V296])" office:value-type="float"/>
          <table:table-cell table:formula="of:=MEDIAN([.$J296])" office:value-type="float"/>
          <table:table-cell table:formula="of:=MEDIAN([.$K296];[.$W296])" office:value-type="float"/>
          <table:table-cell table:formula="of:=MEDIAN([.$L296];[.$X296])" office:value-type="float"/>
          <table:table-cell table:formula="of:=MEDIAN([.$M296];[.$Y296])" office:value-type="float"/>
          <table:table-cell table:formula="of:=MEDIAN([.$N296];[.$Z296])" office:value-type="float"/>
          <table:table-cell table:formula="of:=MAX([.$B296];[.$O296])" office:value-type="float"/>
          <table:table-cell table:formula="of:=MAX([.$C296];[.$P296])" office:value-type="float"/>
          <table:table-cell table:formula="of:=MAX([.$D296];[.$Q296])" office:value-type="float"/>
          <table:table-cell table:formula="of:=MAX([.$E296];[.$R296])" office:value-type="float"/>
          <table:table-cell table:formula="of:=MAX([.$F296];[.$S296])" office:value-type="float"/>
          <table:table-cell table:formula="of:=MAX([.$G296];[.$T296])" office:value-type="float"/>
          <table:table-cell table:formula="of:=MAX([.$H296];[.$U296])" office:value-type="float"/>
          <table:table-cell table:formula="of:=MAX([.$I296];[.$V296])" office:value-type="float"/>
          <table:table-cell table:formula="of:=MAX([.$J296])" office:value-type="float"/>
          <table:table-cell table:formula="of:=MAX([.$K296];[.$W296])" office:value-type="float"/>
          <table:table-cell table:formula="of:=MAX([.$L296];[.$X296])" office:value-type="float"/>
          <table:table-cell table:formula="of:=MAX([.$M296];[.$Y296])" office:value-type="float"/>
          <table:table-cell table:formula="of:=MAX([.$N296];[.$Z296])" office:value-type="float"/>
        </table:table-row>
        <table:table-row table:style-name="ro1">
          <table:table-cell office:value-type="string">
            <text:p>p08.pddl/22</text:p>
          </table:table-cell>
          <table:table-cell office:value-type="float" office:value="300.0"/>
          <table:table-cell office:value-type="float" office:value="299.986"/>
          <table:table-cell office:value-type="float" office:value="294.8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1972.0"/>
          <table:table-cell office:value-type="float" office:value="440754.0"/>
          <table:table-cell office:value-type="float" office:value="432137.0"/>
          <table:table-cell office:value-type="float" office:value="383028.0"/>
          <table:table-cell office:value-type="float" office:value="25328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5.2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4736.0"/>
          <table:table-cell office:value-type="float" office:value="348885.0"/>
          <table:table-cell office:value-type="float" office:value="383028.0"/>
          <table:table-cell office:value-type="float" office:value="253287.0"/>
          <table:table-cell office:value-type="float" office:value="0.0"/>
          <table:table-cell office:value-type="float" office:value="0.0"/>
          <table:table-cell table:formula="of:=MIN([.$B297];[.$O297])" office:value-type="float"/>
          <table:table-cell table:formula="of:=MIN([.$C297];[.$P297])" office:value-type="float"/>
          <table:table-cell table:formula="of:=MIN([.$D297];[.$Q297])" office:value-type="float"/>
          <table:table-cell table:formula="of:=MIN([.$E297];[.$R297])" office:value-type="float"/>
          <table:table-cell table:formula="of:=MIN([.$F297];[.$S297])" office:value-type="float"/>
          <table:table-cell table:formula="of:=MIN([.$G297];[.$T297])" office:value-type="float"/>
          <table:table-cell table:formula="of:=MIN([.$H297];[.$U297])" office:value-type="float"/>
          <table:table-cell table:formula="of:=MIN([.$I297];[.$V297])" office:value-type="float"/>
          <table:table-cell table:formula="of:=MIN([.$J297])" office:value-type="float"/>
          <table:table-cell table:formula="of:=MIN([.$K297];[.$W297])" office:value-type="float"/>
          <table:table-cell table:formula="of:=MIN([.$L297];[.$X297])" office:value-type="float"/>
          <table:table-cell table:formula="of:=MIN([.$M297];[.$Y297])" office:value-type="float"/>
          <table:table-cell table:formula="of:=MIN([.$N297];[.$Z297])" office:value-type="float"/>
          <table:table-cell table:formula="of:=MEDIAN([.$B297];[.$O297])" office:value-type="float"/>
          <table:table-cell table:formula="of:=MEDIAN([.$C297];[.$P297])" office:value-type="float"/>
          <table:table-cell table:formula="of:=MEDIAN([.$D297];[.$Q297])" office:value-type="float"/>
          <table:table-cell table:formula="of:=MEDIAN([.$E297];[.$R297])" office:value-type="float"/>
          <table:table-cell table:formula="of:=MEDIAN([.$F297];[.$S297])" office:value-type="float"/>
          <table:table-cell table:formula="of:=MEDIAN([.$G297];[.$T297])" office:value-type="float"/>
          <table:table-cell table:formula="of:=MEDIAN([.$H297];[.$U297])" office:value-type="float"/>
          <table:table-cell table:formula="of:=MEDIAN([.$I297];[.$V297])" office:value-type="float"/>
          <table:table-cell table:formula="of:=MEDIAN([.$J297])" office:value-type="float"/>
          <table:table-cell table:formula="of:=MEDIAN([.$K297];[.$W297])" office:value-type="float"/>
          <table:table-cell table:formula="of:=MEDIAN([.$L297];[.$X297])" office:value-type="float"/>
          <table:table-cell table:formula="of:=MEDIAN([.$M297];[.$Y297])" office:value-type="float"/>
          <table:table-cell table:formula="of:=MEDIAN([.$N297];[.$Z297])" office:value-type="float"/>
          <table:table-cell table:formula="of:=MAX([.$B297];[.$O297])" office:value-type="float"/>
          <table:table-cell table:formula="of:=MAX([.$C297];[.$P297])" office:value-type="float"/>
          <table:table-cell table:formula="of:=MAX([.$D297];[.$Q297])" office:value-type="float"/>
          <table:table-cell table:formula="of:=MAX([.$E297];[.$R297])" office:value-type="float"/>
          <table:table-cell table:formula="of:=MAX([.$F297];[.$S297])" office:value-type="float"/>
          <table:table-cell table:formula="of:=MAX([.$G297];[.$T297])" office:value-type="float"/>
          <table:table-cell table:formula="of:=MAX([.$H297];[.$U297])" office:value-type="float"/>
          <table:table-cell table:formula="of:=MAX([.$I297];[.$V297])" office:value-type="float"/>
          <table:table-cell table:formula="of:=MAX([.$J297])" office:value-type="float"/>
          <table:table-cell table:formula="of:=MAX([.$K297];[.$W297])" office:value-type="float"/>
          <table:table-cell table:formula="of:=MAX([.$L297];[.$X297])" office:value-type="float"/>
          <table:table-cell table:formula="of:=MAX([.$M297];[.$Y297])" office:value-type="float"/>
          <table:table-cell table:formula="of:=MAX([.$N297];[.$Z297])" office:value-type="float"/>
        </table:table-row>
        <table:table-row table:style-name="ro1">
          <table:table-cell office:value-type="string">
            <text:p>p08.pddl/23</text:p>
          </table:table-cell>
          <table:table-cell office:value-type="float" office:value="300.0"/>
          <table:table-cell office:value-type="float" office:value="299.989"/>
          <table:table-cell office:value-type="float" office:value="294.6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8550.0"/>
          <table:table-cell office:value-type="float" office:value="529773.0"/>
          <table:table-cell office:value-type="float" office:value="519001.0"/>
          <table:table-cell office:value-type="float" office:value="400051.0"/>
          <table:table-cell office:value-type="float" office:value="26737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4.9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80949.0"/>
          <table:table-cell office:value-type="float" office:value="371473.0"/>
          <table:table-cell office:value-type="float" office:value="400051.0"/>
          <table:table-cell office:value-type="float" office:value="267378.0"/>
          <table:table-cell office:value-type="float" office:value="0.0"/>
          <table:table-cell office:value-type="float" office:value="0.0"/>
          <table:table-cell table:formula="of:=MIN([.$B298];[.$O298])" office:value-type="float"/>
          <table:table-cell table:formula="of:=MIN([.$C298];[.$P298])" office:value-type="float"/>
          <table:table-cell table:formula="of:=MIN([.$D298];[.$Q298])" office:value-type="float"/>
          <table:table-cell table:formula="of:=MIN([.$E298];[.$R298])" office:value-type="float"/>
          <table:table-cell table:formula="of:=MIN([.$F298];[.$S298])" office:value-type="float"/>
          <table:table-cell table:formula="of:=MIN([.$G298];[.$T298])" office:value-type="float"/>
          <table:table-cell table:formula="of:=MIN([.$H298];[.$U298])" office:value-type="float"/>
          <table:table-cell table:formula="of:=MIN([.$I298];[.$V298])" office:value-type="float"/>
          <table:table-cell table:formula="of:=MIN([.$J298])" office:value-type="float"/>
          <table:table-cell table:formula="of:=MIN([.$K298];[.$W298])" office:value-type="float"/>
          <table:table-cell table:formula="of:=MIN([.$L298];[.$X298])" office:value-type="float"/>
          <table:table-cell table:formula="of:=MIN([.$M298];[.$Y298])" office:value-type="float"/>
          <table:table-cell table:formula="of:=MIN([.$N298];[.$Z298])" office:value-type="float"/>
          <table:table-cell table:formula="of:=MEDIAN([.$B298];[.$O298])" office:value-type="float"/>
          <table:table-cell table:formula="of:=MEDIAN([.$C298];[.$P298])" office:value-type="float"/>
          <table:table-cell table:formula="of:=MEDIAN([.$D298];[.$Q298])" office:value-type="float"/>
          <table:table-cell table:formula="of:=MEDIAN([.$E298];[.$R298])" office:value-type="float"/>
          <table:table-cell table:formula="of:=MEDIAN([.$F298];[.$S298])" office:value-type="float"/>
          <table:table-cell table:formula="of:=MEDIAN([.$G298];[.$T298])" office:value-type="float"/>
          <table:table-cell table:formula="of:=MEDIAN([.$H298];[.$U298])" office:value-type="float"/>
          <table:table-cell table:formula="of:=MEDIAN([.$I298];[.$V298])" office:value-type="float"/>
          <table:table-cell table:formula="of:=MEDIAN([.$J298])" office:value-type="float"/>
          <table:table-cell table:formula="of:=MEDIAN([.$K298];[.$W298])" office:value-type="float"/>
          <table:table-cell table:formula="of:=MEDIAN([.$L298];[.$X298])" office:value-type="float"/>
          <table:table-cell table:formula="of:=MEDIAN([.$M298];[.$Y298])" office:value-type="float"/>
          <table:table-cell table:formula="of:=MEDIAN([.$N298];[.$Z298])" office:value-type="float"/>
          <table:table-cell table:formula="of:=MAX([.$B298];[.$O298])" office:value-type="float"/>
          <table:table-cell table:formula="of:=MAX([.$C298];[.$P298])" office:value-type="float"/>
          <table:table-cell table:formula="of:=MAX([.$D298];[.$Q298])" office:value-type="float"/>
          <table:table-cell table:formula="of:=MAX([.$E298];[.$R298])" office:value-type="float"/>
          <table:table-cell table:formula="of:=MAX([.$F298];[.$S298])" office:value-type="float"/>
          <table:table-cell table:formula="of:=MAX([.$G298];[.$T298])" office:value-type="float"/>
          <table:table-cell table:formula="of:=MAX([.$H298];[.$U298])" office:value-type="float"/>
          <table:table-cell table:formula="of:=MAX([.$I298];[.$V298])" office:value-type="float"/>
          <table:table-cell table:formula="of:=MAX([.$J298])" office:value-type="float"/>
          <table:table-cell table:formula="of:=MAX([.$K298];[.$W298])" office:value-type="float"/>
          <table:table-cell table:formula="of:=MAX([.$L298];[.$X298])" office:value-type="float"/>
          <table:table-cell table:formula="of:=MAX([.$M298];[.$Y298])" office:value-type="float"/>
          <table:table-cell table:formula="of:=MAX([.$N298];[.$Z298])" office:value-type="float"/>
        </table:table-row>
        <table:table-row table:style-name="ro1">
          <table:table-cell office:value-type="string">
            <text:p>p08.pddl/24</text:p>
          </table:table-cell>
          <table:table-cell office:value-type="float" office:value="300.0"/>
          <table:table-cell office:value-type="float" office:value="299.999"/>
          <table:table-cell office:value-type="float" office:value="294.4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9379.0"/>
          <table:table-cell office:value-type="float" office:value="586712.0"/>
          <table:table-cell office:value-type="float" office:value="573492.0"/>
          <table:table-cell office:value-type="float" office:value="417074.0"/>
          <table:table-cell office:value-type="float" office:value="2814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4.8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0082.0"/>
          <table:table-cell office:value-type="float" office:value="329415.0"/>
          <table:table-cell office:value-type="float" office:value="417074.0"/>
          <table:table-cell office:value-type="float" office:value="281469.0"/>
          <table:table-cell office:value-type="float" office:value="0.0"/>
          <table:table-cell office:value-type="float" office:value="0.0"/>
          <table:table-cell table:formula="of:=MIN([.$B299];[.$O299])" office:value-type="float"/>
          <table:table-cell table:formula="of:=MIN([.$C299];[.$P299])" office:value-type="float"/>
          <table:table-cell table:formula="of:=MIN([.$D299];[.$Q299])" office:value-type="float"/>
          <table:table-cell table:formula="of:=MIN([.$E299];[.$R299])" office:value-type="float"/>
          <table:table-cell table:formula="of:=MIN([.$F299];[.$S299])" office:value-type="float"/>
          <table:table-cell table:formula="of:=MIN([.$G299];[.$T299])" office:value-type="float"/>
          <table:table-cell table:formula="of:=MIN([.$H299];[.$U299])" office:value-type="float"/>
          <table:table-cell table:formula="of:=MIN([.$I299];[.$V299])" office:value-type="float"/>
          <table:table-cell table:formula="of:=MIN([.$J299])" office:value-type="float"/>
          <table:table-cell table:formula="of:=MIN([.$K299];[.$W299])" office:value-type="float"/>
          <table:table-cell table:formula="of:=MIN([.$L299];[.$X299])" office:value-type="float"/>
          <table:table-cell table:formula="of:=MIN([.$M299];[.$Y299])" office:value-type="float"/>
          <table:table-cell table:formula="of:=MIN([.$N299];[.$Z299])" office:value-type="float"/>
          <table:table-cell table:formula="of:=MEDIAN([.$B299];[.$O299])" office:value-type="float"/>
          <table:table-cell table:formula="of:=MEDIAN([.$C299];[.$P299])" office:value-type="float"/>
          <table:table-cell table:formula="of:=MEDIAN([.$D299];[.$Q299])" office:value-type="float"/>
          <table:table-cell table:formula="of:=MEDIAN([.$E299];[.$R299])" office:value-type="float"/>
          <table:table-cell table:formula="of:=MEDIAN([.$F299];[.$S299])" office:value-type="float"/>
          <table:table-cell table:formula="of:=MEDIAN([.$G299];[.$T299])" office:value-type="float"/>
          <table:table-cell table:formula="of:=MEDIAN([.$H299];[.$U299])" office:value-type="float"/>
          <table:table-cell table:formula="of:=MEDIAN([.$I299];[.$V299])" office:value-type="float"/>
          <table:table-cell table:formula="of:=MEDIAN([.$J299])" office:value-type="float"/>
          <table:table-cell table:formula="of:=MEDIAN([.$K299];[.$W299])" office:value-type="float"/>
          <table:table-cell table:formula="of:=MEDIAN([.$L299];[.$X299])" office:value-type="float"/>
          <table:table-cell table:formula="of:=MEDIAN([.$M299];[.$Y299])" office:value-type="float"/>
          <table:table-cell table:formula="of:=MEDIAN([.$N299];[.$Z299])" office:value-type="float"/>
          <table:table-cell table:formula="of:=MAX([.$B299];[.$O299])" office:value-type="float"/>
          <table:table-cell table:formula="of:=MAX([.$C299];[.$P299])" office:value-type="float"/>
          <table:table-cell table:formula="of:=MAX([.$D299];[.$Q299])" office:value-type="float"/>
          <table:table-cell table:formula="of:=MAX([.$E299];[.$R299])" office:value-type="float"/>
          <table:table-cell table:formula="of:=MAX([.$F299];[.$S299])" office:value-type="float"/>
          <table:table-cell table:formula="of:=MAX([.$G299];[.$T299])" office:value-type="float"/>
          <table:table-cell table:formula="of:=MAX([.$H299];[.$U299])" office:value-type="float"/>
          <table:table-cell table:formula="of:=MAX([.$I299];[.$V299])" office:value-type="float"/>
          <table:table-cell table:formula="of:=MAX([.$J299])" office:value-type="float"/>
          <table:table-cell table:formula="of:=MAX([.$K299];[.$W299])" office:value-type="float"/>
          <table:table-cell table:formula="of:=MAX([.$L299];[.$X299])" office:value-type="float"/>
          <table:table-cell table:formula="of:=MAX([.$M299];[.$Y299])" office:value-type="float"/>
          <table:table-cell table:formula="of:=MAX([.$N299];[.$Z299])" office:value-type="float"/>
        </table:table-row>
        <table:table-row table:style-name="ro1">
          <table:table-cell office:value-type="string">
            <text:p>p08.pddl/25</text:p>
          </table:table-cell>
          <table:table-cell office:value-type="float" office:value="300.0"/>
          <table:table-cell office:value-type="float" office:value="299.986"/>
          <table:table-cell office:value-type="float" office:value="294.1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7328.0"/>
          <table:table-cell office:value-type="float" office:value="578466.0"/>
          <table:table-cell office:value-type="float" office:value="565799.0"/>
          <table:table-cell office:value-type="float" office:value="434097.0"/>
          <table:table-cell office:value-type="float" office:value="29556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7"/>
          <table:table-cell office:value-type="float" office:value="294.5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7596.0"/>
          <table:table-cell office:value-type="float" office:value="350387.0"/>
          <table:table-cell office:value-type="float" office:value="434097.0"/>
          <table:table-cell office:value-type="float" office:value="295560.0"/>
          <table:table-cell office:value-type="float" office:value="0.0"/>
          <table:table-cell office:value-type="float" office:value="0.0"/>
          <table:table-cell table:formula="of:=MIN([.$B300];[.$O300])" office:value-type="float"/>
          <table:table-cell table:formula="of:=MIN([.$C300];[.$P300])" office:value-type="float"/>
          <table:table-cell table:formula="of:=MIN([.$D300];[.$Q300])" office:value-type="float"/>
          <table:table-cell table:formula="of:=MIN([.$E300];[.$R300])" office:value-type="float"/>
          <table:table-cell table:formula="of:=MIN([.$F300];[.$S300])" office:value-type="float"/>
          <table:table-cell table:formula="of:=MIN([.$G300];[.$T300])" office:value-type="float"/>
          <table:table-cell table:formula="of:=MIN([.$H300];[.$U300])" office:value-type="float"/>
          <table:table-cell table:formula="of:=MIN([.$I300];[.$V300])" office:value-type="float"/>
          <table:table-cell table:formula="of:=MIN([.$J300])" office:value-type="float"/>
          <table:table-cell table:formula="of:=MIN([.$K300];[.$W300])" office:value-type="float"/>
          <table:table-cell table:formula="of:=MIN([.$L300];[.$X300])" office:value-type="float"/>
          <table:table-cell table:formula="of:=MIN([.$M300];[.$Y300])" office:value-type="float"/>
          <table:table-cell table:formula="of:=MIN([.$N300];[.$Z300])" office:value-type="float"/>
          <table:table-cell table:formula="of:=MEDIAN([.$B300];[.$O300])" office:value-type="float"/>
          <table:table-cell table:formula="of:=MEDIAN([.$C300];[.$P300])" office:value-type="float"/>
          <table:table-cell table:formula="of:=MEDIAN([.$D300];[.$Q300])" office:value-type="float"/>
          <table:table-cell table:formula="of:=MEDIAN([.$E300];[.$R300])" office:value-type="float"/>
          <table:table-cell table:formula="of:=MEDIAN([.$F300];[.$S300])" office:value-type="float"/>
          <table:table-cell table:formula="of:=MEDIAN([.$G300];[.$T300])" office:value-type="float"/>
          <table:table-cell table:formula="of:=MEDIAN([.$H300];[.$U300])" office:value-type="float"/>
          <table:table-cell table:formula="of:=MEDIAN([.$I300];[.$V300])" office:value-type="float"/>
          <table:table-cell table:formula="of:=MEDIAN([.$J300])" office:value-type="float"/>
          <table:table-cell table:formula="of:=MEDIAN([.$K300];[.$W300])" office:value-type="float"/>
          <table:table-cell table:formula="of:=MEDIAN([.$L300];[.$X300])" office:value-type="float"/>
          <table:table-cell table:formula="of:=MEDIAN([.$M300];[.$Y300])" office:value-type="float"/>
          <table:table-cell table:formula="of:=MEDIAN([.$N300];[.$Z300])" office:value-type="float"/>
          <table:table-cell table:formula="of:=MAX([.$B300];[.$O300])" office:value-type="float"/>
          <table:table-cell table:formula="of:=MAX([.$C300];[.$P300])" office:value-type="float"/>
          <table:table-cell table:formula="of:=MAX([.$D300];[.$Q300])" office:value-type="float"/>
          <table:table-cell table:formula="of:=MAX([.$E300];[.$R300])" office:value-type="float"/>
          <table:table-cell table:formula="of:=MAX([.$F300];[.$S300])" office:value-type="float"/>
          <table:table-cell table:formula="of:=MAX([.$G300];[.$T300])" office:value-type="float"/>
          <table:table-cell table:formula="of:=MAX([.$H300];[.$U300])" office:value-type="float"/>
          <table:table-cell table:formula="of:=MAX([.$I300];[.$V300])" office:value-type="float"/>
          <table:table-cell table:formula="of:=MAX([.$J300])" office:value-type="float"/>
          <table:table-cell table:formula="of:=MAX([.$K300];[.$W300])" office:value-type="float"/>
          <table:table-cell table:formula="of:=MAX([.$L300];[.$X300])" office:value-type="float"/>
          <table:table-cell table:formula="of:=MAX([.$M300];[.$Y300])" office:value-type="float"/>
          <table:table-cell table:formula="of:=MAX([.$N300];[.$Z300])" office:value-type="float"/>
        </table:table-row>
        <table:table-row table:style-name="ro1">
          <table:table-cell office:value-type="string">
            <text:p>p08.pddl/26</text:p>
          </table:table-cell>
          <table:table-cell office:value-type="float" office:value="300.0"/>
          <table:table-cell office:value-type="float" office:value="300.001"/>
          <table:table-cell office:value-type="float" office:value="293.9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6953.0"/>
          <table:table-cell office:value-type="float" office:value="571812.0"/>
          <table:table-cell office:value-type="float" office:value="559392.0"/>
          <table:table-cell office:value-type="float" office:value="451120.0"/>
          <table:table-cell office:value-type="float" office:value="30965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4.3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4103.0"/>
          <table:table-cell office:value-type="float" office:value="344793.0"/>
          <table:table-cell office:value-type="float" office:value="451120.0"/>
          <table:table-cell office:value-type="float" office:value="309651.0"/>
          <table:table-cell office:value-type="float" office:value="0.0"/>
          <table:table-cell office:value-type="float" office:value="0.0"/>
          <table:table-cell table:formula="of:=MIN([.$B301];[.$O301])" office:value-type="float"/>
          <table:table-cell table:formula="of:=MIN([.$C301];[.$P301])" office:value-type="float"/>
          <table:table-cell table:formula="of:=MIN([.$D301];[.$Q301])" office:value-type="float"/>
          <table:table-cell table:formula="of:=MIN([.$E301];[.$R301])" office:value-type="float"/>
          <table:table-cell table:formula="of:=MIN([.$F301];[.$S301])" office:value-type="float"/>
          <table:table-cell table:formula="of:=MIN([.$G301];[.$T301])" office:value-type="float"/>
          <table:table-cell table:formula="of:=MIN([.$H301];[.$U301])" office:value-type="float"/>
          <table:table-cell table:formula="of:=MIN([.$I301];[.$V301])" office:value-type="float"/>
          <table:table-cell table:formula="of:=MIN([.$J301])" office:value-type="float"/>
          <table:table-cell table:formula="of:=MIN([.$K301];[.$W301])" office:value-type="float"/>
          <table:table-cell table:formula="of:=MIN([.$L301];[.$X301])" office:value-type="float"/>
          <table:table-cell table:formula="of:=MIN([.$M301];[.$Y301])" office:value-type="float"/>
          <table:table-cell table:formula="of:=MIN([.$N301];[.$Z301])" office:value-type="float"/>
          <table:table-cell table:formula="of:=MEDIAN([.$B301];[.$O301])" office:value-type="float"/>
          <table:table-cell table:formula="of:=MEDIAN([.$C301];[.$P301])" office:value-type="float"/>
          <table:table-cell table:formula="of:=MEDIAN([.$D301];[.$Q301])" office:value-type="float"/>
          <table:table-cell table:formula="of:=MEDIAN([.$E301];[.$R301])" office:value-type="float"/>
          <table:table-cell table:formula="of:=MEDIAN([.$F301];[.$S301])" office:value-type="float"/>
          <table:table-cell table:formula="of:=MEDIAN([.$G301];[.$T301])" office:value-type="float"/>
          <table:table-cell table:formula="of:=MEDIAN([.$H301];[.$U301])" office:value-type="float"/>
          <table:table-cell table:formula="of:=MEDIAN([.$I301];[.$V301])" office:value-type="float"/>
          <table:table-cell table:formula="of:=MEDIAN([.$J301])" office:value-type="float"/>
          <table:table-cell table:formula="of:=MEDIAN([.$K301];[.$W301])" office:value-type="float"/>
          <table:table-cell table:formula="of:=MEDIAN([.$L301];[.$X301])" office:value-type="float"/>
          <table:table-cell table:formula="of:=MEDIAN([.$M301];[.$Y301])" office:value-type="float"/>
          <table:table-cell table:formula="of:=MEDIAN([.$N301];[.$Z301])" office:value-type="float"/>
          <table:table-cell table:formula="of:=MAX([.$B301];[.$O301])" office:value-type="float"/>
          <table:table-cell table:formula="of:=MAX([.$C301];[.$P301])" office:value-type="float"/>
          <table:table-cell table:formula="of:=MAX([.$D301];[.$Q301])" office:value-type="float"/>
          <table:table-cell table:formula="of:=MAX([.$E301];[.$R301])" office:value-type="float"/>
          <table:table-cell table:formula="of:=MAX([.$F301];[.$S301])" office:value-type="float"/>
          <table:table-cell table:formula="of:=MAX([.$G301];[.$T301])" office:value-type="float"/>
          <table:table-cell table:formula="of:=MAX([.$H301];[.$U301])" office:value-type="float"/>
          <table:table-cell table:formula="of:=MAX([.$I301];[.$V301])" office:value-type="float"/>
          <table:table-cell table:formula="of:=MAX([.$J301])" office:value-type="float"/>
          <table:table-cell table:formula="of:=MAX([.$K301];[.$W301])" office:value-type="float"/>
          <table:table-cell table:formula="of:=MAX([.$L301];[.$X301])" office:value-type="float"/>
          <table:table-cell table:formula="of:=MAX([.$M301];[.$Y301])" office:value-type="float"/>
          <table:table-cell table:formula="of:=MAX([.$N301];[.$Z301])" office:value-type="float"/>
        </table:table-row>
        <table:table-row table:style-name="ro1">
          <table:table-cell office:value-type="string">
            <text:p>p08.pddl/27</text:p>
          </table:table-cell>
          <table:table-cell office:value-type="float" office:value="300.0"/>
          <table:table-cell office:value-type="float" office:value="299.984"/>
          <table:table-cell office:value-type="float" office:value="293.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6845.0"/>
          <table:table-cell office:value-type="float" office:value="621121.0"/>
          <table:table-cell office:value-type="float" office:value="605842.0"/>
          <table:table-cell office:value-type="float" office:value="468143.0"/>
          <table:table-cell office:value-type="float" office:value="32374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5"/>
          <table:table-cell office:value-type="float" office:value="294.1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7288.0"/>
          <table:table-cell office:value-type="float" office:value="337364.0"/>
          <table:table-cell office:value-type="float" office:value="468143.0"/>
          <table:table-cell office:value-type="float" office:value="323742.0"/>
          <table:table-cell office:value-type="float" office:value="0.0"/>
          <table:table-cell office:value-type="float" office:value="0.0"/>
          <table:table-cell table:formula="of:=MIN([.$B302];[.$O302])" office:value-type="float"/>
          <table:table-cell table:formula="of:=MIN([.$C302];[.$P302])" office:value-type="float"/>
          <table:table-cell table:formula="of:=MIN([.$D302];[.$Q302])" office:value-type="float"/>
          <table:table-cell table:formula="of:=MIN([.$E302];[.$R302])" office:value-type="float"/>
          <table:table-cell table:formula="of:=MIN([.$F302];[.$S302])" office:value-type="float"/>
          <table:table-cell table:formula="of:=MIN([.$G302];[.$T302])" office:value-type="float"/>
          <table:table-cell table:formula="of:=MIN([.$H302];[.$U302])" office:value-type="float"/>
          <table:table-cell table:formula="of:=MIN([.$I302];[.$V302])" office:value-type="float"/>
          <table:table-cell table:formula="of:=MIN([.$J302])" office:value-type="float"/>
          <table:table-cell table:formula="of:=MIN([.$K302];[.$W302])" office:value-type="float"/>
          <table:table-cell table:formula="of:=MIN([.$L302];[.$X302])" office:value-type="float"/>
          <table:table-cell table:formula="of:=MIN([.$M302];[.$Y302])" office:value-type="float"/>
          <table:table-cell table:formula="of:=MIN([.$N302];[.$Z302])" office:value-type="float"/>
          <table:table-cell table:formula="of:=MEDIAN([.$B302];[.$O302])" office:value-type="float"/>
          <table:table-cell table:formula="of:=MEDIAN([.$C302];[.$P302])" office:value-type="float"/>
          <table:table-cell table:formula="of:=MEDIAN([.$D302];[.$Q302])" office:value-type="float"/>
          <table:table-cell table:formula="of:=MEDIAN([.$E302];[.$R302])" office:value-type="float"/>
          <table:table-cell table:formula="of:=MEDIAN([.$F302];[.$S302])" office:value-type="float"/>
          <table:table-cell table:formula="of:=MEDIAN([.$G302];[.$T302])" office:value-type="float"/>
          <table:table-cell table:formula="of:=MEDIAN([.$H302];[.$U302])" office:value-type="float"/>
          <table:table-cell table:formula="of:=MEDIAN([.$I302];[.$V302])" office:value-type="float"/>
          <table:table-cell table:formula="of:=MEDIAN([.$J302])" office:value-type="float"/>
          <table:table-cell table:formula="of:=MEDIAN([.$K302];[.$W302])" office:value-type="float"/>
          <table:table-cell table:formula="of:=MEDIAN([.$L302];[.$X302])" office:value-type="float"/>
          <table:table-cell table:formula="of:=MEDIAN([.$M302];[.$Y302])" office:value-type="float"/>
          <table:table-cell table:formula="of:=MEDIAN([.$N302];[.$Z302])" office:value-type="float"/>
          <table:table-cell table:formula="of:=MAX([.$B302];[.$O302])" office:value-type="float"/>
          <table:table-cell table:formula="of:=MAX([.$C302];[.$P302])" office:value-type="float"/>
          <table:table-cell table:formula="of:=MAX([.$D302];[.$Q302])" office:value-type="float"/>
          <table:table-cell table:formula="of:=MAX([.$E302];[.$R302])" office:value-type="float"/>
          <table:table-cell table:formula="of:=MAX([.$F302];[.$S302])" office:value-type="float"/>
          <table:table-cell table:formula="of:=MAX([.$G302];[.$T302])" office:value-type="float"/>
          <table:table-cell table:formula="of:=MAX([.$H302];[.$U302])" office:value-type="float"/>
          <table:table-cell table:formula="of:=MAX([.$I302];[.$V302])" office:value-type="float"/>
          <table:table-cell table:formula="of:=MAX([.$J302])" office:value-type="float"/>
          <table:table-cell table:formula="of:=MAX([.$K302];[.$W302])" office:value-type="float"/>
          <table:table-cell table:formula="of:=MAX([.$L302];[.$X302])" office:value-type="float"/>
          <table:table-cell table:formula="of:=MAX([.$M302];[.$Y302])" office:value-type="float"/>
          <table:table-cell table:formula="of:=MAX([.$N302];[.$Z302])" office:value-type="float"/>
        </table:table-row>
        <table:table-row table:style-name="ro1">
          <table:table-cell office:value-type="string">
            <text:p>p08.pddl/28</text:p>
          </table:table-cell>
          <table:table-cell office:value-type="float" office:value="216.91"/>
          <table:table-cell office:value-type="float" office:value="216.697"/>
          <table:table-cell office:value-type="float" office:value="210.07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93779.0"/>
          <table:table-cell office:value-type="float" office:value="565700.0"/>
          <table:table-cell office:value-type="float" office:value="555212.0"/>
          <table:table-cell office:value-type="float" office:value="485166.0"/>
          <table:table-cell office:value-type="float" office:value="33783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4.0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8605.0"/>
          <table:table-cell office:value-type="float" office:value="350087.0"/>
          <table:table-cell office:value-type="float" office:value="485166.0"/>
          <table:table-cell office:value-type="float" office:value="337833.0"/>
          <table:table-cell office:value-type="float" office:value="0.0"/>
          <table:table-cell office:value-type="float" office:value="0.0"/>
          <table:table-cell table:formula="of:=MIN([.$B303];[.$O303])" office:value-type="float"/>
          <table:table-cell table:formula="of:=MIN([.$C303];[.$P303])" office:value-type="float"/>
          <table:table-cell table:formula="of:=MIN([.$D303];[.$Q303])" office:value-type="float"/>
          <table:table-cell table:formula="of:=MIN([.$E303];[.$R303])" office:value-type="float"/>
          <table:table-cell table:formula="of:=MIN([.$F303];[.$S303])" office:value-type="float"/>
          <table:table-cell table:formula="of:=MIN([.$G303];[.$T303])" office:value-type="float"/>
          <table:table-cell table:formula="of:=MIN([.$H303];[.$U303])" office:value-type="float"/>
          <table:table-cell table:formula="of:=MIN([.$I303];[.$V303])" office:value-type="float"/>
          <table:table-cell table:formula="of:=MIN([.$J303])" office:value-type="float"/>
          <table:table-cell table:formula="of:=MIN([.$K303];[.$W303])" office:value-type="float"/>
          <table:table-cell table:formula="of:=MIN([.$L303];[.$X303])" office:value-type="float"/>
          <table:table-cell table:formula="of:=MIN([.$M303];[.$Y303])" office:value-type="float"/>
          <table:table-cell table:formula="of:=MIN([.$N303];[.$Z303])" office:value-type="float"/>
          <table:table-cell table:formula="of:=MEDIAN([.$B303];[.$O303])" office:value-type="float"/>
          <table:table-cell table:formula="of:=MEDIAN([.$C303];[.$P303])" office:value-type="float"/>
          <table:table-cell table:formula="of:=MEDIAN([.$D303];[.$Q303])" office:value-type="float"/>
          <table:table-cell table:formula="of:=MEDIAN([.$E303];[.$R303])" office:value-type="float"/>
          <table:table-cell table:formula="of:=MEDIAN([.$F303];[.$S303])" office:value-type="float"/>
          <table:table-cell table:formula="of:=MEDIAN([.$G303];[.$T303])" office:value-type="float"/>
          <table:table-cell table:formula="of:=MEDIAN([.$H303];[.$U303])" office:value-type="float"/>
          <table:table-cell table:formula="of:=MEDIAN([.$I303];[.$V303])" office:value-type="float"/>
          <table:table-cell table:formula="of:=MEDIAN([.$J303])" office:value-type="float"/>
          <table:table-cell table:formula="of:=MEDIAN([.$K303];[.$W303])" office:value-type="float"/>
          <table:table-cell table:formula="of:=MEDIAN([.$L303];[.$X303])" office:value-type="float"/>
          <table:table-cell table:formula="of:=MEDIAN([.$M303];[.$Y303])" office:value-type="float"/>
          <table:table-cell table:formula="of:=MEDIAN([.$N303];[.$Z303])" office:value-type="float"/>
          <table:table-cell table:formula="of:=MAX([.$B303];[.$O303])" office:value-type="float"/>
          <table:table-cell table:formula="of:=MAX([.$C303];[.$P303])" office:value-type="float"/>
          <table:table-cell table:formula="of:=MAX([.$D303];[.$Q303])" office:value-type="float"/>
          <table:table-cell table:formula="of:=MAX([.$E303];[.$R303])" office:value-type="float"/>
          <table:table-cell table:formula="of:=MAX([.$F303];[.$S303])" office:value-type="float"/>
          <table:table-cell table:formula="of:=MAX([.$G303];[.$T303])" office:value-type="float"/>
          <table:table-cell table:formula="of:=MAX([.$H303];[.$U303])" office:value-type="float"/>
          <table:table-cell table:formula="of:=MAX([.$I303];[.$V303])" office:value-type="float"/>
          <table:table-cell table:formula="of:=MAX([.$J303])" office:value-type="float"/>
          <table:table-cell table:formula="of:=MAX([.$K303];[.$W303])" office:value-type="float"/>
          <table:table-cell table:formula="of:=MAX([.$L303];[.$X303])" office:value-type="float"/>
          <table:table-cell table:formula="of:=MAX([.$M303];[.$Y303])" office:value-type="float"/>
          <table:table-cell table:formula="of:=MAX([.$N303];[.$Z303])" office:value-type="float"/>
        </table:table-row>
        <table:table-row table:style-name="ro1">
          <table:table-cell office:value-type="string">
            <text:p>p08.pddl/29</text:p>
          </table:table-cell>
          <table:table-cell office:value-type="float" office:value="300.0"/>
          <table:table-cell office:value-type="float" office:value="299.987"/>
          <table:table-cell office:value-type="float" office:value="293.0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3396.0"/>
          <table:table-cell office:value-type="float" office:value="657292.0"/>
          <table:table-cell office:value-type="float" office:value="645870.0"/>
          <table:table-cell office:value-type="float" office:value="502189.0"/>
          <table:table-cell office:value-type="float" office:value="351924.0"/>
          <table:table-cell office:value-type="float" office:value="0.0"/>
          <table:table-cell office:value-type="float" office:value="0.0"/>
          <table:table-cell office:value-type="float" office:value="34.9976"/>
          <table:table-cell office:value-type="float" office:value="34.833"/>
          <table:table-cell office:value-type="float" office:value="28.47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47195.0"/>
          <table:table-cell office:value-type="float" office:value="68865.0"/>
          <table:table-cell office:value-type="float" office:value="502189.0"/>
          <table:table-cell office:value-type="float" office:value="351924.0"/>
          <table:table-cell office:value-type="float" office:value="0.0"/>
          <table:table-cell office:value-type="float" office:value="0.0"/>
          <table:table-cell table:formula="of:=MIN([.$B304];[.$O304])" office:value-type="float"/>
          <table:table-cell table:formula="of:=MIN([.$C304];[.$P304])" office:value-type="float"/>
          <table:table-cell table:formula="of:=MIN([.$D304];[.$Q304])" office:value-type="float"/>
          <table:table-cell table:formula="of:=MIN([.$E304];[.$R304])" office:value-type="float"/>
          <table:table-cell table:formula="of:=MIN([.$F304];[.$S304])" office:value-type="float"/>
          <table:table-cell table:formula="of:=MIN([.$G304];[.$T304])" office:value-type="float"/>
          <table:table-cell table:formula="of:=MIN([.$H304];[.$U304])" office:value-type="float"/>
          <table:table-cell table:formula="of:=MIN([.$I304];[.$V304])" office:value-type="float"/>
          <table:table-cell table:formula="of:=MIN([.$J304])" office:value-type="float"/>
          <table:table-cell table:formula="of:=MIN([.$K304];[.$W304])" office:value-type="float"/>
          <table:table-cell table:formula="of:=MIN([.$L304];[.$X304])" office:value-type="float"/>
          <table:table-cell table:formula="of:=MIN([.$M304];[.$Y304])" office:value-type="float"/>
          <table:table-cell table:formula="of:=MIN([.$N304];[.$Z304])" office:value-type="float"/>
          <table:table-cell table:formula="of:=MEDIAN([.$B304];[.$O304])" office:value-type="float"/>
          <table:table-cell table:formula="of:=MEDIAN([.$C304];[.$P304])" office:value-type="float"/>
          <table:table-cell table:formula="of:=MEDIAN([.$D304];[.$Q304])" office:value-type="float"/>
          <table:table-cell table:formula="of:=MEDIAN([.$E304];[.$R304])" office:value-type="float"/>
          <table:table-cell table:formula="of:=MEDIAN([.$F304];[.$S304])" office:value-type="float"/>
          <table:table-cell table:formula="of:=MEDIAN([.$G304];[.$T304])" office:value-type="float"/>
          <table:table-cell table:formula="of:=MEDIAN([.$H304];[.$U304])" office:value-type="float"/>
          <table:table-cell table:formula="of:=MEDIAN([.$I304];[.$V304])" office:value-type="float"/>
          <table:table-cell table:formula="of:=MEDIAN([.$J304])" office:value-type="float"/>
          <table:table-cell table:formula="of:=MEDIAN([.$K304];[.$W304])" office:value-type="float"/>
          <table:table-cell table:formula="of:=MEDIAN([.$L304];[.$X304])" office:value-type="float"/>
          <table:table-cell table:formula="of:=MEDIAN([.$M304];[.$Y304])" office:value-type="float"/>
          <table:table-cell table:formula="of:=MEDIAN([.$N304];[.$Z304])" office:value-type="float"/>
          <table:table-cell table:formula="of:=MAX([.$B304];[.$O304])" office:value-type="float"/>
          <table:table-cell table:formula="of:=MAX([.$C304];[.$P304])" office:value-type="float"/>
          <table:table-cell table:formula="of:=MAX([.$D304];[.$Q304])" office:value-type="float"/>
          <table:table-cell table:formula="of:=MAX([.$E304];[.$R304])" office:value-type="float"/>
          <table:table-cell table:formula="of:=MAX([.$F304];[.$S304])" office:value-type="float"/>
          <table:table-cell table:formula="of:=MAX([.$G304];[.$T304])" office:value-type="float"/>
          <table:table-cell table:formula="of:=MAX([.$H304];[.$U304])" office:value-type="float"/>
          <table:table-cell table:formula="of:=MAX([.$I304];[.$V304])" office:value-type="float"/>
          <table:table-cell table:formula="of:=MAX([.$J304])" office:value-type="float"/>
          <table:table-cell table:formula="of:=MAX([.$K304];[.$W304])" office:value-type="float"/>
          <table:table-cell table:formula="of:=MAX([.$L304];[.$X304])" office:value-type="float"/>
          <table:table-cell table:formula="of:=MAX([.$M304];[.$Y304])" office:value-type="float"/>
          <table:table-cell table:formula="of:=MAX([.$N304];[.$Z304])" office:value-type="float"/>
        </table:table-row>
        <table:table-row table:style-name="ro1">
          <table:table-cell office:value-type="string">
            <text:p>p08.pddl/3</text:p>
          </table:table-cell>
          <table:table-cell office:value-type="float" office:value="0.850017"/>
          <table:table-cell office:value-type="float" office:value="0.7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9591.0"/>
          <table:table-cell office:value-type="float" office:value="889.0"/>
          <table:table-cell office:value-type="float" office:value="0.0"/>
          <table:table-cell office:value-type="float" office:value="0.0"/>
          <table:table-cell office:value-type="float" office:value="0.834686"/>
          <table:table-cell office:value-type="float" office:value="0.7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9591.0"/>
          <table:table-cell office:value-type="float" office:value="889.0"/>
          <table:table-cell office:value-type="float" office:value="0.0"/>
          <table:table-cell office:value-type="float" office:value="0.0"/>
          <table:table-cell table:formula="of:=MIN([.$B305];[.$O305])" office:value-type="float"/>
          <table:table-cell table:formula="of:=MIN([.$C305];[.$P305])" office:value-type="float"/>
          <table:table-cell table:formula="of:=MIN([.$D305];[.$Q305])" office:value-type="float"/>
          <table:table-cell table:formula="of:=MIN([.$E305];[.$R305])" office:value-type="float"/>
          <table:table-cell table:formula="of:=MIN([.$F305];[.$S305])" office:value-type="float"/>
          <table:table-cell table:formula="of:=MIN([.$G305];[.$T305])" office:value-type="float"/>
          <table:table-cell table:formula="of:=MIN([.$H305];[.$U305])" office:value-type="float"/>
          <table:table-cell table:formula="of:=MIN([.$I305];[.$V305])" office:value-type="float"/>
          <table:table-cell table:formula="of:=MIN([.$J305])" office:value-type="float"/>
          <table:table-cell table:formula="of:=MIN([.$K305];[.$W305])" office:value-type="float"/>
          <table:table-cell table:formula="of:=MIN([.$L305];[.$X305])" office:value-type="float"/>
          <table:table-cell table:formula="of:=MIN([.$M305];[.$Y305])" office:value-type="float"/>
          <table:table-cell table:formula="of:=MIN([.$N305];[.$Z305])" office:value-type="float"/>
          <table:table-cell table:formula="of:=MEDIAN([.$B305];[.$O305])" office:value-type="float"/>
          <table:table-cell table:formula="of:=MEDIAN([.$C305];[.$P305])" office:value-type="float"/>
          <table:table-cell table:formula="of:=MEDIAN([.$D305];[.$Q305])" office:value-type="float"/>
          <table:table-cell table:formula="of:=MEDIAN([.$E305];[.$R305])" office:value-type="float"/>
          <table:table-cell table:formula="of:=MEDIAN([.$F305];[.$S305])" office:value-type="float"/>
          <table:table-cell table:formula="of:=MEDIAN([.$G305];[.$T305])" office:value-type="float"/>
          <table:table-cell table:formula="of:=MEDIAN([.$H305];[.$U305])" office:value-type="float"/>
          <table:table-cell table:formula="of:=MEDIAN([.$I305];[.$V305])" office:value-type="float"/>
          <table:table-cell table:formula="of:=MEDIAN([.$J305])" office:value-type="float"/>
          <table:table-cell table:formula="of:=MEDIAN([.$K305];[.$W305])" office:value-type="float"/>
          <table:table-cell table:formula="of:=MEDIAN([.$L305];[.$X305])" office:value-type="float"/>
          <table:table-cell table:formula="of:=MEDIAN([.$M305];[.$Y305])" office:value-type="float"/>
          <table:table-cell table:formula="of:=MEDIAN([.$N305];[.$Z305])" office:value-type="float"/>
          <table:table-cell table:formula="of:=MAX([.$B305];[.$O305])" office:value-type="float"/>
          <table:table-cell table:formula="of:=MAX([.$C305];[.$P305])" office:value-type="float"/>
          <table:table-cell table:formula="of:=MAX([.$D305];[.$Q305])" office:value-type="float"/>
          <table:table-cell table:formula="of:=MAX([.$E305];[.$R305])" office:value-type="float"/>
          <table:table-cell table:formula="of:=MAX([.$F305];[.$S305])" office:value-type="float"/>
          <table:table-cell table:formula="of:=MAX([.$G305];[.$T305])" office:value-type="float"/>
          <table:table-cell table:formula="of:=MAX([.$H305];[.$U305])" office:value-type="float"/>
          <table:table-cell table:formula="of:=MAX([.$I305];[.$V305])" office:value-type="float"/>
          <table:table-cell table:formula="of:=MAX([.$J305])" office:value-type="float"/>
          <table:table-cell table:formula="of:=MAX([.$K305];[.$W305])" office:value-type="float"/>
          <table:table-cell table:formula="of:=MAX([.$L305];[.$X305])" office:value-type="float"/>
          <table:table-cell table:formula="of:=MAX([.$M305];[.$Y305])" office:value-type="float"/>
          <table:table-cell table:formula="of:=MAX([.$N305];[.$Z305])" office:value-type="float"/>
        </table:table-row>
        <table:table-row table:style-name="ro1">
          <table:table-cell office:value-type="string">
            <text:p>p08.pddl/30</text:p>
          </table:table-cell>
          <table:table-cell office:value-type="float" office:value="134.026"/>
          <table:table-cell office:value-type="float" office:value="133.801"/>
          <table:table-cell office:value-type="float" office:value="126.73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06889.0"/>
          <table:table-cell office:value-type="float" office:value="457488.0"/>
          <table:table-cell office:value-type="float" office:value="447275.0"/>
          <table:table-cell office:value-type="float" office:value="519212.0"/>
          <table:table-cell office:value-type="float" office:value="36601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2"/>
          <table:table-cell office:value-type="float" office:value="293.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28981.0"/>
          <table:table-cell office:value-type="float" office:value="307546.0"/>
          <table:table-cell office:value-type="float" office:value="519212.0"/>
          <table:table-cell office:value-type="float" office:value="366015.0"/>
          <table:table-cell office:value-type="float" office:value="0.0"/>
          <table:table-cell office:value-type="float" office:value="0.0"/>
          <table:table-cell table:formula="of:=MIN([.$B306];[.$O306])" office:value-type="float"/>
          <table:table-cell table:formula="of:=MIN([.$C306];[.$P306])" office:value-type="float"/>
          <table:table-cell table:formula="of:=MIN([.$D306];[.$Q306])" office:value-type="float"/>
          <table:table-cell table:formula="of:=MIN([.$E306];[.$R306])" office:value-type="float"/>
          <table:table-cell table:formula="of:=MIN([.$F306];[.$S306])" office:value-type="float"/>
          <table:table-cell table:formula="of:=MIN([.$G306];[.$T306])" office:value-type="float"/>
          <table:table-cell table:formula="of:=MIN([.$H306];[.$U306])" office:value-type="float"/>
          <table:table-cell table:formula="of:=MIN([.$I306];[.$V306])" office:value-type="float"/>
          <table:table-cell table:formula="of:=MIN([.$J306])" office:value-type="float"/>
          <table:table-cell table:formula="of:=MIN([.$K306];[.$W306])" office:value-type="float"/>
          <table:table-cell table:formula="of:=MIN([.$L306];[.$X306])" office:value-type="float"/>
          <table:table-cell table:formula="of:=MIN([.$M306];[.$Y306])" office:value-type="float"/>
          <table:table-cell table:formula="of:=MIN([.$N306];[.$Z306])" office:value-type="float"/>
          <table:table-cell table:formula="of:=MEDIAN([.$B306];[.$O306])" office:value-type="float"/>
          <table:table-cell table:formula="of:=MEDIAN([.$C306];[.$P306])" office:value-type="float"/>
          <table:table-cell table:formula="of:=MEDIAN([.$D306];[.$Q306])" office:value-type="float"/>
          <table:table-cell table:formula="of:=MEDIAN([.$E306];[.$R306])" office:value-type="float"/>
          <table:table-cell table:formula="of:=MEDIAN([.$F306];[.$S306])" office:value-type="float"/>
          <table:table-cell table:formula="of:=MEDIAN([.$G306];[.$T306])" office:value-type="float"/>
          <table:table-cell table:formula="of:=MEDIAN([.$H306];[.$U306])" office:value-type="float"/>
          <table:table-cell table:formula="of:=MEDIAN([.$I306];[.$V306])" office:value-type="float"/>
          <table:table-cell table:formula="of:=MEDIAN([.$J306])" office:value-type="float"/>
          <table:table-cell table:formula="of:=MEDIAN([.$K306];[.$W306])" office:value-type="float"/>
          <table:table-cell table:formula="of:=MEDIAN([.$L306];[.$X306])" office:value-type="float"/>
          <table:table-cell table:formula="of:=MEDIAN([.$M306];[.$Y306])" office:value-type="float"/>
          <table:table-cell table:formula="of:=MEDIAN([.$N306];[.$Z306])" office:value-type="float"/>
          <table:table-cell table:formula="of:=MAX([.$B306];[.$O306])" office:value-type="float"/>
          <table:table-cell table:formula="of:=MAX([.$C306];[.$P306])" office:value-type="float"/>
          <table:table-cell table:formula="of:=MAX([.$D306];[.$Q306])" office:value-type="float"/>
          <table:table-cell table:formula="of:=MAX([.$E306];[.$R306])" office:value-type="float"/>
          <table:table-cell table:formula="of:=MAX([.$F306];[.$S306])" office:value-type="float"/>
          <table:table-cell table:formula="of:=MAX([.$G306];[.$T306])" office:value-type="float"/>
          <table:table-cell table:formula="of:=MAX([.$H306];[.$U306])" office:value-type="float"/>
          <table:table-cell table:formula="of:=MAX([.$I306];[.$V306])" office:value-type="float"/>
          <table:table-cell table:formula="of:=MAX([.$J306])" office:value-type="float"/>
          <table:table-cell table:formula="of:=MAX([.$K306];[.$W306])" office:value-type="float"/>
          <table:table-cell table:formula="of:=MAX([.$L306];[.$X306])" office:value-type="float"/>
          <table:table-cell table:formula="of:=MAX([.$M306];[.$Y306])" office:value-type="float"/>
          <table:table-cell table:formula="of:=MAX([.$N306];[.$Z306])" office:value-type="float"/>
        </table:table-row>
        <table:table-row table:style-name="ro1">
          <table:table-cell office:value-type="string">
            <text:p>p08.pddl/31</text:p>
          </table:table-cell>
          <table:table-cell office:value-type="float" office:value="144.541"/>
          <table:table-cell office:value-type="float" office:value="144.299"/>
          <table:table-cell office:value-type="float" office:value="137.17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17147.0"/>
          <table:table-cell office:value-type="float" office:value="426161.0"/>
          <table:table-cell office:value-type="float" office:value="416392.0"/>
          <table:table-cell office:value-type="float" office:value="536235.0"/>
          <table:table-cell office:value-type="float" office:value="380106.0"/>
          <table:table-cell office:value-type="float" office:value="0.0"/>
          <table:table-cell office:value-type="float" office:value="0.0"/>
          <table:table-cell office:value-type="float" office:value="114.732"/>
          <table:table-cell office:value-type="float" office:value="114.479"/>
          <table:table-cell office:value-type="float" office:value="107.82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26136.0"/>
          <table:table-cell office:value-type="float" office:value="172978.0"/>
          <table:table-cell office:value-type="float" office:value="536235.0"/>
          <table:table-cell office:value-type="float" office:value="380106.0"/>
          <table:table-cell office:value-type="float" office:value="0.0"/>
          <table:table-cell office:value-type="float" office:value="0.0"/>
          <table:table-cell table:formula="of:=MIN([.$B307];[.$O307])" office:value-type="float"/>
          <table:table-cell table:formula="of:=MIN([.$C307];[.$P307])" office:value-type="float"/>
          <table:table-cell table:formula="of:=MIN([.$D307];[.$Q307])" office:value-type="float"/>
          <table:table-cell table:formula="of:=MIN([.$E307];[.$R307])" office:value-type="float"/>
          <table:table-cell table:formula="of:=MIN([.$F307];[.$S307])" office:value-type="float"/>
          <table:table-cell table:formula="of:=MIN([.$G307];[.$T307])" office:value-type="float"/>
          <table:table-cell table:formula="of:=MIN([.$H307];[.$U307])" office:value-type="float"/>
          <table:table-cell table:formula="of:=MIN([.$I307];[.$V307])" office:value-type="float"/>
          <table:table-cell table:formula="of:=MIN([.$J307])" office:value-type="float"/>
          <table:table-cell table:formula="of:=MIN([.$K307];[.$W307])" office:value-type="float"/>
          <table:table-cell table:formula="of:=MIN([.$L307];[.$X307])" office:value-type="float"/>
          <table:table-cell table:formula="of:=MIN([.$M307];[.$Y307])" office:value-type="float"/>
          <table:table-cell table:formula="of:=MIN([.$N307];[.$Z307])" office:value-type="float"/>
          <table:table-cell table:formula="of:=MEDIAN([.$B307];[.$O307])" office:value-type="float"/>
          <table:table-cell table:formula="of:=MEDIAN([.$C307];[.$P307])" office:value-type="float"/>
          <table:table-cell table:formula="of:=MEDIAN([.$D307];[.$Q307])" office:value-type="float"/>
          <table:table-cell table:formula="of:=MEDIAN([.$E307];[.$R307])" office:value-type="float"/>
          <table:table-cell table:formula="of:=MEDIAN([.$F307];[.$S307])" office:value-type="float"/>
          <table:table-cell table:formula="of:=MEDIAN([.$G307];[.$T307])" office:value-type="float"/>
          <table:table-cell table:formula="of:=MEDIAN([.$H307];[.$U307])" office:value-type="float"/>
          <table:table-cell table:formula="of:=MEDIAN([.$I307];[.$V307])" office:value-type="float"/>
          <table:table-cell table:formula="of:=MEDIAN([.$J307])" office:value-type="float"/>
          <table:table-cell table:formula="of:=MEDIAN([.$K307];[.$W307])" office:value-type="float"/>
          <table:table-cell table:formula="of:=MEDIAN([.$L307];[.$X307])" office:value-type="float"/>
          <table:table-cell table:formula="of:=MEDIAN([.$M307];[.$Y307])" office:value-type="float"/>
          <table:table-cell table:formula="of:=MEDIAN([.$N307];[.$Z307])" office:value-type="float"/>
          <table:table-cell table:formula="of:=MAX([.$B307];[.$O307])" office:value-type="float"/>
          <table:table-cell table:formula="of:=MAX([.$C307];[.$P307])" office:value-type="float"/>
          <table:table-cell table:formula="of:=MAX([.$D307];[.$Q307])" office:value-type="float"/>
          <table:table-cell table:formula="of:=MAX([.$E307];[.$R307])" office:value-type="float"/>
          <table:table-cell table:formula="of:=MAX([.$F307];[.$S307])" office:value-type="float"/>
          <table:table-cell table:formula="of:=MAX([.$G307];[.$T307])" office:value-type="float"/>
          <table:table-cell table:formula="of:=MAX([.$H307];[.$U307])" office:value-type="float"/>
          <table:table-cell table:formula="of:=MAX([.$I307];[.$V307])" office:value-type="float"/>
          <table:table-cell table:formula="of:=MAX([.$J307])" office:value-type="float"/>
          <table:table-cell table:formula="of:=MAX([.$K307];[.$W307])" office:value-type="float"/>
          <table:table-cell table:formula="of:=MAX([.$L307];[.$X307])" office:value-type="float"/>
          <table:table-cell table:formula="of:=MAX([.$M307];[.$Y307])" office:value-type="float"/>
          <table:table-cell table:formula="of:=MAX([.$N307];[.$Z307])" office:value-type="float"/>
        </table:table-row>
        <table:table-row table:style-name="ro1">
          <table:table-cell office:value-type="string">
            <text:p>p08.pddl/32</text:p>
          </table:table-cell>
          <table:table-cell office:value-type="float" office:value="26.2001"/>
          <table:table-cell office:value-type="float" office:value="26.036"/>
          <table:table-cell office:value-type="float" office:value="18.44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1012.0"/>
          <table:table-cell office:value-type="float" office:value="234570.0"/>
          <table:table-cell office:value-type="float" office:value="228288.0"/>
          <table:table-cell office:value-type="float" office:value="553258.0"/>
          <table:table-cell office:value-type="float" office:value="394197.0"/>
          <table:table-cell office:value-type="float" office:value="0.0"/>
          <table:table-cell office:value-type="float" office:value="0.0"/>
          <table:table-cell office:value-type="float" office:value="109.703"/>
          <table:table-cell office:value-type="float" office:value="109.444"/>
          <table:table-cell office:value-type="float" office:value="102.51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24187.0"/>
          <table:table-cell office:value-type="float" office:value="169685.0"/>
          <table:table-cell office:value-type="float" office:value="553258.0"/>
          <table:table-cell office:value-type="float" office:value="394197.0"/>
          <table:table-cell office:value-type="float" office:value="0.0"/>
          <table:table-cell office:value-type="float" office:value="0.0"/>
          <table:table-cell table:formula="of:=MIN([.$B308];[.$O308])" office:value-type="float"/>
          <table:table-cell table:formula="of:=MIN([.$C308];[.$P308])" office:value-type="float"/>
          <table:table-cell table:formula="of:=MIN([.$D308];[.$Q308])" office:value-type="float"/>
          <table:table-cell table:formula="of:=MIN([.$E308];[.$R308])" office:value-type="float"/>
          <table:table-cell table:formula="of:=MIN([.$F308];[.$S308])" office:value-type="float"/>
          <table:table-cell table:formula="of:=MIN([.$G308];[.$T308])" office:value-type="float"/>
          <table:table-cell table:formula="of:=MIN([.$H308];[.$U308])" office:value-type="float"/>
          <table:table-cell table:formula="of:=MIN([.$I308];[.$V308])" office:value-type="float"/>
          <table:table-cell table:formula="of:=MIN([.$J308])" office:value-type="float"/>
          <table:table-cell table:formula="of:=MIN([.$K308];[.$W308])" office:value-type="float"/>
          <table:table-cell table:formula="of:=MIN([.$L308];[.$X308])" office:value-type="float"/>
          <table:table-cell table:formula="of:=MIN([.$M308];[.$Y308])" office:value-type="float"/>
          <table:table-cell table:formula="of:=MIN([.$N308];[.$Z308])" office:value-type="float"/>
          <table:table-cell table:formula="of:=MEDIAN([.$B308];[.$O308])" office:value-type="float"/>
          <table:table-cell table:formula="of:=MEDIAN([.$C308];[.$P308])" office:value-type="float"/>
          <table:table-cell table:formula="of:=MEDIAN([.$D308];[.$Q308])" office:value-type="float"/>
          <table:table-cell table:formula="of:=MEDIAN([.$E308];[.$R308])" office:value-type="float"/>
          <table:table-cell table:formula="of:=MEDIAN([.$F308];[.$S308])" office:value-type="float"/>
          <table:table-cell table:formula="of:=MEDIAN([.$G308];[.$T308])" office:value-type="float"/>
          <table:table-cell table:formula="of:=MEDIAN([.$H308];[.$U308])" office:value-type="float"/>
          <table:table-cell table:formula="of:=MEDIAN([.$I308];[.$V308])" office:value-type="float"/>
          <table:table-cell table:formula="of:=MEDIAN([.$J308])" office:value-type="float"/>
          <table:table-cell table:formula="of:=MEDIAN([.$K308];[.$W308])" office:value-type="float"/>
          <table:table-cell table:formula="of:=MEDIAN([.$L308];[.$X308])" office:value-type="float"/>
          <table:table-cell table:formula="of:=MEDIAN([.$M308];[.$Y308])" office:value-type="float"/>
          <table:table-cell table:formula="of:=MEDIAN([.$N308];[.$Z308])" office:value-type="float"/>
          <table:table-cell table:formula="of:=MAX([.$B308];[.$O308])" office:value-type="float"/>
          <table:table-cell table:formula="of:=MAX([.$C308];[.$P308])" office:value-type="float"/>
          <table:table-cell table:formula="of:=MAX([.$D308];[.$Q308])" office:value-type="float"/>
          <table:table-cell table:formula="of:=MAX([.$E308];[.$R308])" office:value-type="float"/>
          <table:table-cell table:formula="of:=MAX([.$F308];[.$S308])" office:value-type="float"/>
          <table:table-cell table:formula="of:=MAX([.$G308];[.$T308])" office:value-type="float"/>
          <table:table-cell table:formula="of:=MAX([.$H308];[.$U308])" office:value-type="float"/>
          <table:table-cell table:formula="of:=MAX([.$I308];[.$V308])" office:value-type="float"/>
          <table:table-cell table:formula="of:=MAX([.$J308])" office:value-type="float"/>
          <table:table-cell table:formula="of:=MAX([.$K308];[.$W308])" office:value-type="float"/>
          <table:table-cell table:formula="of:=MAX([.$L308];[.$X308])" office:value-type="float"/>
          <table:table-cell table:formula="of:=MAX([.$M308];[.$Y308])" office:value-type="float"/>
          <table:table-cell table:formula="of:=MAX([.$N308];[.$Z308])" office:value-type="float"/>
        </table:table-row>
        <table:table-row table:style-name="ro1">
          <table:table-cell office:value-type="string">
            <text:p>p08.pddl/33</text:p>
          </table:table-cell>
          <table:table-cell office:value-type="float" office:value="128.299"/>
          <table:table-cell office:value-type="float" office:value="128.059"/>
          <table:table-cell office:value-type="float" office:value="120.38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99007.0"/>
          <table:table-cell office:value-type="float" office:value="538499.0"/>
          <table:table-cell office:value-type="float" office:value="528701.0"/>
          <table:table-cell office:value-type="float" office:value="570281.0"/>
          <table:table-cell office:value-type="float" office:value="408288.0"/>
          <table:table-cell office:value-type="float" office:value="0.0"/>
          <table:table-cell office:value-type="float" office:value="0.0"/>
          <table:table-cell office:value-type="float" office:value="135.574"/>
          <table:table-cell office:value-type="float" office:value="135.263"/>
          <table:table-cell office:value-type="float" office:value="128.21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30225.0"/>
          <table:table-cell office:value-type="float" office:value="174048.0"/>
          <table:table-cell office:value-type="float" office:value="570281.0"/>
          <table:table-cell office:value-type="float" office:value="408288.0"/>
          <table:table-cell office:value-type="float" office:value="0.0"/>
          <table:table-cell office:value-type="float" office:value="0.0"/>
          <table:table-cell table:formula="of:=MIN([.$B309];[.$O309])" office:value-type="float"/>
          <table:table-cell table:formula="of:=MIN([.$C309];[.$P309])" office:value-type="float"/>
          <table:table-cell table:formula="of:=MIN([.$D309];[.$Q309])" office:value-type="float"/>
          <table:table-cell table:formula="of:=MIN([.$E309];[.$R309])" office:value-type="float"/>
          <table:table-cell table:formula="of:=MIN([.$F309];[.$S309])" office:value-type="float"/>
          <table:table-cell table:formula="of:=MIN([.$G309];[.$T309])" office:value-type="float"/>
          <table:table-cell table:formula="of:=MIN([.$H309];[.$U309])" office:value-type="float"/>
          <table:table-cell table:formula="of:=MIN([.$I309];[.$V309])" office:value-type="float"/>
          <table:table-cell table:formula="of:=MIN([.$J309])" office:value-type="float"/>
          <table:table-cell table:formula="of:=MIN([.$K309];[.$W309])" office:value-type="float"/>
          <table:table-cell table:formula="of:=MIN([.$L309];[.$X309])" office:value-type="float"/>
          <table:table-cell table:formula="of:=MIN([.$M309];[.$Y309])" office:value-type="float"/>
          <table:table-cell table:formula="of:=MIN([.$N309];[.$Z309])" office:value-type="float"/>
          <table:table-cell table:formula="of:=MEDIAN([.$B309];[.$O309])" office:value-type="float"/>
          <table:table-cell table:formula="of:=MEDIAN([.$C309];[.$P309])" office:value-type="float"/>
          <table:table-cell table:formula="of:=MEDIAN([.$D309];[.$Q309])" office:value-type="float"/>
          <table:table-cell table:formula="of:=MEDIAN([.$E309];[.$R309])" office:value-type="float"/>
          <table:table-cell table:formula="of:=MEDIAN([.$F309];[.$S309])" office:value-type="float"/>
          <table:table-cell table:formula="of:=MEDIAN([.$G309];[.$T309])" office:value-type="float"/>
          <table:table-cell table:formula="of:=MEDIAN([.$H309];[.$U309])" office:value-type="float"/>
          <table:table-cell table:formula="of:=MEDIAN([.$I309];[.$V309])" office:value-type="float"/>
          <table:table-cell table:formula="of:=MEDIAN([.$J309])" office:value-type="float"/>
          <table:table-cell table:formula="of:=MEDIAN([.$K309];[.$W309])" office:value-type="float"/>
          <table:table-cell table:formula="of:=MEDIAN([.$L309];[.$X309])" office:value-type="float"/>
          <table:table-cell table:formula="of:=MEDIAN([.$M309];[.$Y309])" office:value-type="float"/>
          <table:table-cell table:formula="of:=MEDIAN([.$N309];[.$Z309])" office:value-type="float"/>
          <table:table-cell table:formula="of:=MAX([.$B309];[.$O309])" office:value-type="float"/>
          <table:table-cell table:formula="of:=MAX([.$C309];[.$P309])" office:value-type="float"/>
          <table:table-cell table:formula="of:=MAX([.$D309];[.$Q309])" office:value-type="float"/>
          <table:table-cell table:formula="of:=MAX([.$E309];[.$R309])" office:value-type="float"/>
          <table:table-cell table:formula="of:=MAX([.$F309];[.$S309])" office:value-type="float"/>
          <table:table-cell table:formula="of:=MAX([.$G309];[.$T309])" office:value-type="float"/>
          <table:table-cell table:formula="of:=MAX([.$H309];[.$U309])" office:value-type="float"/>
          <table:table-cell table:formula="of:=MAX([.$I309];[.$V309])" office:value-type="float"/>
          <table:table-cell table:formula="of:=MAX([.$J309])" office:value-type="float"/>
          <table:table-cell table:formula="of:=MAX([.$K309];[.$W309])" office:value-type="float"/>
          <table:table-cell table:formula="of:=MAX([.$L309];[.$X309])" office:value-type="float"/>
          <table:table-cell table:formula="of:=MAX([.$M309];[.$Y309])" office:value-type="float"/>
          <table:table-cell table:formula="of:=MAX([.$N309];[.$Z309])" office:value-type="float"/>
        </table:table-row>
        <table:table-row table:style-name="ro1">
          <table:table-cell office:value-type="string">
            <text:p>p08.pddl/34</text:p>
          </table:table-cell>
          <table:table-cell office:value-type="float" office:value="92.3724"/>
          <table:table-cell office:value-type="float" office:value="92.154"/>
          <table:table-cell office:value-type="float" office:value="84.05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75445.0"/>
          <table:table-cell office:value-type="float" office:value="442876.0"/>
          <table:table-cell office:value-type="float" office:value="434239.0"/>
          <table:table-cell office:value-type="float" office:value="587304.0"/>
          <table:table-cell office:value-type="float" office:value="422379.0"/>
          <table:table-cell office:value-type="float" office:value="0.0"/>
          <table:table-cell office:value-type="float" office:value="0.0"/>
          <table:table-cell office:value-type="float" office:value="17.801"/>
          <table:table-cell office:value-type="float" office:value="17.638"/>
          <table:table-cell office:value-type="float" office:value="10.24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9296.0"/>
          <table:table-cell office:value-type="float" office:value="29076.0"/>
          <table:table-cell office:value-type="float" office:value="587304.0"/>
          <table:table-cell office:value-type="float" office:value="422379.0"/>
          <table:table-cell office:value-type="float" office:value="0.0"/>
          <table:table-cell office:value-type="float" office:value="0.0"/>
          <table:table-cell table:formula="of:=MIN([.$B310];[.$O310])" office:value-type="float"/>
          <table:table-cell table:formula="of:=MIN([.$C310];[.$P310])" office:value-type="float"/>
          <table:table-cell table:formula="of:=MIN([.$D310];[.$Q310])" office:value-type="float"/>
          <table:table-cell table:formula="of:=MIN([.$E310];[.$R310])" office:value-type="float"/>
          <table:table-cell table:formula="of:=MIN([.$F310];[.$S310])" office:value-type="float"/>
          <table:table-cell table:formula="of:=MIN([.$G310];[.$T310])" office:value-type="float"/>
          <table:table-cell table:formula="of:=MIN([.$H310];[.$U310])" office:value-type="float"/>
          <table:table-cell table:formula="of:=MIN([.$I310];[.$V310])" office:value-type="float"/>
          <table:table-cell table:formula="of:=MIN([.$J310])" office:value-type="float"/>
          <table:table-cell table:formula="of:=MIN([.$K310];[.$W310])" office:value-type="float"/>
          <table:table-cell table:formula="of:=MIN([.$L310];[.$X310])" office:value-type="float"/>
          <table:table-cell table:formula="of:=MIN([.$M310];[.$Y310])" office:value-type="float"/>
          <table:table-cell table:formula="of:=MIN([.$N310];[.$Z310])" office:value-type="float"/>
          <table:table-cell table:formula="of:=MEDIAN([.$B310];[.$O310])" office:value-type="float"/>
          <table:table-cell table:formula="of:=MEDIAN([.$C310];[.$P310])" office:value-type="float"/>
          <table:table-cell table:formula="of:=MEDIAN([.$D310];[.$Q310])" office:value-type="float"/>
          <table:table-cell table:formula="of:=MEDIAN([.$E310];[.$R310])" office:value-type="float"/>
          <table:table-cell table:formula="of:=MEDIAN([.$F310];[.$S310])" office:value-type="float"/>
          <table:table-cell table:formula="of:=MEDIAN([.$G310];[.$T310])" office:value-type="float"/>
          <table:table-cell table:formula="of:=MEDIAN([.$H310];[.$U310])" office:value-type="float"/>
          <table:table-cell table:formula="of:=MEDIAN([.$I310];[.$V310])" office:value-type="float"/>
          <table:table-cell table:formula="of:=MEDIAN([.$J310])" office:value-type="float"/>
          <table:table-cell table:formula="of:=MEDIAN([.$K310];[.$W310])" office:value-type="float"/>
          <table:table-cell table:formula="of:=MEDIAN([.$L310];[.$X310])" office:value-type="float"/>
          <table:table-cell table:formula="of:=MEDIAN([.$M310];[.$Y310])" office:value-type="float"/>
          <table:table-cell table:formula="of:=MEDIAN([.$N310];[.$Z310])" office:value-type="float"/>
          <table:table-cell table:formula="of:=MAX([.$B310];[.$O310])" office:value-type="float"/>
          <table:table-cell table:formula="of:=MAX([.$C310];[.$P310])" office:value-type="float"/>
          <table:table-cell table:formula="of:=MAX([.$D310];[.$Q310])" office:value-type="float"/>
          <table:table-cell table:formula="of:=MAX([.$E310];[.$R310])" office:value-type="float"/>
          <table:table-cell table:formula="of:=MAX([.$F310];[.$S310])" office:value-type="float"/>
          <table:table-cell table:formula="of:=MAX([.$G310];[.$T310])" office:value-type="float"/>
          <table:table-cell table:formula="of:=MAX([.$H310];[.$U310])" office:value-type="float"/>
          <table:table-cell table:formula="of:=MAX([.$I310];[.$V310])" office:value-type="float"/>
          <table:table-cell table:formula="of:=MAX([.$J310])" office:value-type="float"/>
          <table:table-cell table:formula="of:=MAX([.$K310];[.$W310])" office:value-type="float"/>
          <table:table-cell table:formula="of:=MAX([.$L310];[.$X310])" office:value-type="float"/>
          <table:table-cell table:formula="of:=MAX([.$M310];[.$Y310])" office:value-type="float"/>
          <table:table-cell table:formula="of:=MAX([.$N310];[.$Z310])" office:value-type="float"/>
        </table:table-row>
        <table:table-row table:style-name="ro1">
          <table:table-cell office:value-type="string">
            <text:p>p08.pddl/35</text:p>
          </table:table-cell>
          <table:table-cell office:value-type="float" office:value="46.663"/>
          <table:table-cell office:value-type="float" office:value="46.483"/>
          <table:table-cell office:value-type="float" office:value="38.35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4703.0"/>
          <table:table-cell office:value-type="float" office:value="262808.0"/>
          <table:table-cell office:value-type="float" office:value="256109.0"/>
          <table:table-cell office:value-type="float" office:value="604327.0"/>
          <table:table-cell office:value-type="float" office:value="436470.0"/>
          <table:table-cell office:value-type="float" office:value="0.0"/>
          <table:table-cell office:value-type="float" office:value="0.0"/>
          <table:table-cell office:value-type="float" office:value="18.7441"/>
          <table:table-cell office:value-type="float" office:value="18.576"/>
          <table:table-cell office:value-type="float" office:value="11.0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0240.0"/>
          <table:table-cell office:value-type="float" office:value="30664.0"/>
          <table:table-cell office:value-type="float" office:value="604327.0"/>
          <table:table-cell office:value-type="float" office:value="436470.0"/>
          <table:table-cell office:value-type="float" office:value="0.0"/>
          <table:table-cell office:value-type="float" office:value="0.0"/>
          <table:table-cell table:formula="of:=MIN([.$B311];[.$O311])" office:value-type="float"/>
          <table:table-cell table:formula="of:=MIN([.$C311];[.$P311])" office:value-type="float"/>
          <table:table-cell table:formula="of:=MIN([.$D311];[.$Q311])" office:value-type="float"/>
          <table:table-cell table:formula="of:=MIN([.$E311];[.$R311])" office:value-type="float"/>
          <table:table-cell table:formula="of:=MIN([.$F311];[.$S311])" office:value-type="float"/>
          <table:table-cell table:formula="of:=MIN([.$G311];[.$T311])" office:value-type="float"/>
          <table:table-cell table:formula="of:=MIN([.$H311];[.$U311])" office:value-type="float"/>
          <table:table-cell table:formula="of:=MIN([.$I311];[.$V311])" office:value-type="float"/>
          <table:table-cell table:formula="of:=MIN([.$J311])" office:value-type="float"/>
          <table:table-cell table:formula="of:=MIN([.$K311];[.$W311])" office:value-type="float"/>
          <table:table-cell table:formula="of:=MIN([.$L311];[.$X311])" office:value-type="float"/>
          <table:table-cell table:formula="of:=MIN([.$M311];[.$Y311])" office:value-type="float"/>
          <table:table-cell table:formula="of:=MIN([.$N311];[.$Z311])" office:value-type="float"/>
          <table:table-cell table:formula="of:=MEDIAN([.$B311];[.$O311])" office:value-type="float"/>
          <table:table-cell table:formula="of:=MEDIAN([.$C311];[.$P311])" office:value-type="float"/>
          <table:table-cell table:formula="of:=MEDIAN([.$D311];[.$Q311])" office:value-type="float"/>
          <table:table-cell table:formula="of:=MEDIAN([.$E311];[.$R311])" office:value-type="float"/>
          <table:table-cell table:formula="of:=MEDIAN([.$F311];[.$S311])" office:value-type="float"/>
          <table:table-cell table:formula="of:=MEDIAN([.$G311];[.$T311])" office:value-type="float"/>
          <table:table-cell table:formula="of:=MEDIAN([.$H311];[.$U311])" office:value-type="float"/>
          <table:table-cell table:formula="of:=MEDIAN([.$I311];[.$V311])" office:value-type="float"/>
          <table:table-cell table:formula="of:=MEDIAN([.$J311])" office:value-type="float"/>
          <table:table-cell table:formula="of:=MEDIAN([.$K311];[.$W311])" office:value-type="float"/>
          <table:table-cell table:formula="of:=MEDIAN([.$L311];[.$X311])" office:value-type="float"/>
          <table:table-cell table:formula="of:=MEDIAN([.$M311];[.$Y311])" office:value-type="float"/>
          <table:table-cell table:formula="of:=MEDIAN([.$N311];[.$Z311])" office:value-type="float"/>
          <table:table-cell table:formula="of:=MAX([.$B311];[.$O311])" office:value-type="float"/>
          <table:table-cell table:formula="of:=MAX([.$C311];[.$P311])" office:value-type="float"/>
          <table:table-cell table:formula="of:=MAX([.$D311];[.$Q311])" office:value-type="float"/>
          <table:table-cell table:formula="of:=MAX([.$E311];[.$R311])" office:value-type="float"/>
          <table:table-cell table:formula="of:=MAX([.$F311];[.$S311])" office:value-type="float"/>
          <table:table-cell table:formula="of:=MAX([.$G311];[.$T311])" office:value-type="float"/>
          <table:table-cell table:formula="of:=MAX([.$H311];[.$U311])" office:value-type="float"/>
          <table:table-cell table:formula="of:=MAX([.$I311];[.$V311])" office:value-type="float"/>
          <table:table-cell table:formula="of:=MAX([.$J311])" office:value-type="float"/>
          <table:table-cell table:formula="of:=MAX([.$K311];[.$W311])" office:value-type="float"/>
          <table:table-cell table:formula="of:=MAX([.$L311];[.$X311])" office:value-type="float"/>
          <table:table-cell table:formula="of:=MAX([.$M311];[.$Y311])" office:value-type="float"/>
          <table:table-cell table:formula="of:=MAX([.$N311];[.$Z311])" office:value-type="float"/>
        </table:table-row>
        <table:table-row table:style-name="ro1">
          <table:table-cell office:value-type="string">
            <text:p>p08.pddl/36</text:p>
          </table:table-cell>
          <table:table-cell office:value-type="float" office:value="221.563"/>
          <table:table-cell office:value-type="float" office:value="221.27"/>
          <table:table-cell office:value-type="float" office:value="212.84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47900.0"/>
          <table:table-cell office:value-type="float" office:value="756191.0"/>
          <table:table-cell office:value-type="float" office:value="745038.0"/>
          <table:table-cell office:value-type="float" office:value="621350.0"/>
          <table:table-cell office:value-type="float" office:value="450561.0"/>
          <table:table-cell office:value-type="float" office:value="0.0"/>
          <table:table-cell office:value-type="float" office:value="0.0"/>
          <table:table-cell office:value-type="float" office:value="13.3193"/>
          <table:table-cell office:value-type="float" office:value="13.132"/>
          <table:table-cell office:value-type="float" office:value="5.31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432.0"/>
          <table:table-cell office:value-type="float" office:value="11879.0"/>
          <table:table-cell office:value-type="float" office:value="621350.0"/>
          <table:table-cell office:value-type="float" office:value="450561.0"/>
          <table:table-cell office:value-type="float" office:value="0.0"/>
          <table:table-cell office:value-type="float" office:value="0.0"/>
          <table:table-cell table:formula="of:=MIN([.$B312];[.$O312])" office:value-type="float"/>
          <table:table-cell table:formula="of:=MIN([.$C312];[.$P312])" office:value-type="float"/>
          <table:table-cell table:formula="of:=MIN([.$D312];[.$Q312])" office:value-type="float"/>
          <table:table-cell table:formula="of:=MIN([.$E312];[.$R312])" office:value-type="float"/>
          <table:table-cell table:formula="of:=MIN([.$F312];[.$S312])" office:value-type="float"/>
          <table:table-cell table:formula="of:=MIN([.$G312];[.$T312])" office:value-type="float"/>
          <table:table-cell table:formula="of:=MIN([.$H312];[.$U312])" office:value-type="float"/>
          <table:table-cell table:formula="of:=MIN([.$I312];[.$V312])" office:value-type="float"/>
          <table:table-cell table:formula="of:=MIN([.$J312])" office:value-type="float"/>
          <table:table-cell table:formula="of:=MIN([.$K312];[.$W312])" office:value-type="float"/>
          <table:table-cell table:formula="of:=MIN([.$L312];[.$X312])" office:value-type="float"/>
          <table:table-cell table:formula="of:=MIN([.$M312];[.$Y312])" office:value-type="float"/>
          <table:table-cell table:formula="of:=MIN([.$N312];[.$Z312])" office:value-type="float"/>
          <table:table-cell table:formula="of:=MEDIAN([.$B312];[.$O312])" office:value-type="float"/>
          <table:table-cell table:formula="of:=MEDIAN([.$C312];[.$P312])" office:value-type="float"/>
          <table:table-cell table:formula="of:=MEDIAN([.$D312];[.$Q312])" office:value-type="float"/>
          <table:table-cell table:formula="of:=MEDIAN([.$E312];[.$R312])" office:value-type="float"/>
          <table:table-cell table:formula="of:=MEDIAN([.$F312];[.$S312])" office:value-type="float"/>
          <table:table-cell table:formula="of:=MEDIAN([.$G312];[.$T312])" office:value-type="float"/>
          <table:table-cell table:formula="of:=MEDIAN([.$H312];[.$U312])" office:value-type="float"/>
          <table:table-cell table:formula="of:=MEDIAN([.$I312];[.$V312])" office:value-type="float"/>
          <table:table-cell table:formula="of:=MEDIAN([.$J312])" office:value-type="float"/>
          <table:table-cell table:formula="of:=MEDIAN([.$K312];[.$W312])" office:value-type="float"/>
          <table:table-cell table:formula="of:=MEDIAN([.$L312];[.$X312])" office:value-type="float"/>
          <table:table-cell table:formula="of:=MEDIAN([.$M312];[.$Y312])" office:value-type="float"/>
          <table:table-cell table:formula="of:=MEDIAN([.$N312];[.$Z312])" office:value-type="float"/>
          <table:table-cell table:formula="of:=MAX([.$B312];[.$O312])" office:value-type="float"/>
          <table:table-cell table:formula="of:=MAX([.$C312];[.$P312])" office:value-type="float"/>
          <table:table-cell table:formula="of:=MAX([.$D312];[.$Q312])" office:value-type="float"/>
          <table:table-cell table:formula="of:=MAX([.$E312];[.$R312])" office:value-type="float"/>
          <table:table-cell table:formula="of:=MAX([.$F312];[.$S312])" office:value-type="float"/>
          <table:table-cell table:formula="of:=MAX([.$G312];[.$T312])" office:value-type="float"/>
          <table:table-cell table:formula="of:=MAX([.$H312];[.$U312])" office:value-type="float"/>
          <table:table-cell table:formula="of:=MAX([.$I312];[.$V312])" office:value-type="float"/>
          <table:table-cell table:formula="of:=MAX([.$J312])" office:value-type="float"/>
          <table:table-cell table:formula="of:=MAX([.$K312];[.$W312])" office:value-type="float"/>
          <table:table-cell table:formula="of:=MAX([.$L312];[.$X312])" office:value-type="float"/>
          <table:table-cell table:formula="of:=MAX([.$M312];[.$Y312])" office:value-type="float"/>
          <table:table-cell table:formula="of:=MAX([.$N312];[.$Z312])" office:value-type="float"/>
        </table:table-row>
        <table:table-row table:style-name="ro1">
          <table:table-cell office:value-type="string">
            <text:p>p08.pddl/37</text:p>
          </table:table-cell>
          <table:table-cell office:value-type="float" office:value="300.0"/>
          <table:table-cell office:value-type="float" office:value="299.996"/>
          <table:table-cell office:value-type="float" office:value="291.26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3666.0"/>
          <table:table-cell office:value-type="float" office:value="695164.0"/>
          <table:table-cell office:value-type="float" office:value="683566.0"/>
          <table:table-cell office:value-type="float" office:value="638373.0"/>
          <table:table-cell office:value-type="float" office:value="464652.0"/>
          <table:table-cell office:value-type="float" office:value="0.0"/>
          <table:table-cell office:value-type="float" office:value="0.0"/>
          <table:table-cell office:value-type="float" office:value="188.76"/>
          <table:table-cell office:value-type="float" office:value="188.43"/>
          <table:table-cell office:value-type="float" office:value="180.37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60952.0"/>
          <table:table-cell office:value-type="float" office:value="216329.0"/>
          <table:table-cell office:value-type="float" office:value="638373.0"/>
          <table:table-cell office:value-type="float" office:value="464652.0"/>
          <table:table-cell office:value-type="float" office:value="0.0"/>
          <table:table-cell office:value-type="float" office:value="0.0"/>
          <table:table-cell table:formula="of:=MIN([.$B313];[.$O313])" office:value-type="float"/>
          <table:table-cell table:formula="of:=MIN([.$C313];[.$P313])" office:value-type="float"/>
          <table:table-cell table:formula="of:=MIN([.$D313];[.$Q313])" office:value-type="float"/>
          <table:table-cell table:formula="of:=MIN([.$E313];[.$R313])" office:value-type="float"/>
          <table:table-cell table:formula="of:=MIN([.$F313];[.$S313])" office:value-type="float"/>
          <table:table-cell table:formula="of:=MIN([.$G313];[.$T313])" office:value-type="float"/>
          <table:table-cell table:formula="of:=MIN([.$H313];[.$U313])" office:value-type="float"/>
          <table:table-cell table:formula="of:=MIN([.$I313];[.$V313])" office:value-type="float"/>
          <table:table-cell table:formula="of:=MIN([.$J313])" office:value-type="float"/>
          <table:table-cell table:formula="of:=MIN([.$K313];[.$W313])" office:value-type="float"/>
          <table:table-cell table:formula="of:=MIN([.$L313];[.$X313])" office:value-type="float"/>
          <table:table-cell table:formula="of:=MIN([.$M313];[.$Y313])" office:value-type="float"/>
          <table:table-cell table:formula="of:=MIN([.$N313];[.$Z313])" office:value-type="float"/>
          <table:table-cell table:formula="of:=MEDIAN([.$B313];[.$O313])" office:value-type="float"/>
          <table:table-cell table:formula="of:=MEDIAN([.$C313];[.$P313])" office:value-type="float"/>
          <table:table-cell table:formula="of:=MEDIAN([.$D313];[.$Q313])" office:value-type="float"/>
          <table:table-cell table:formula="of:=MEDIAN([.$E313];[.$R313])" office:value-type="float"/>
          <table:table-cell table:formula="of:=MEDIAN([.$F313];[.$S313])" office:value-type="float"/>
          <table:table-cell table:formula="of:=MEDIAN([.$G313];[.$T313])" office:value-type="float"/>
          <table:table-cell table:formula="of:=MEDIAN([.$H313];[.$U313])" office:value-type="float"/>
          <table:table-cell table:formula="of:=MEDIAN([.$I313];[.$V313])" office:value-type="float"/>
          <table:table-cell table:formula="of:=MEDIAN([.$J313])" office:value-type="float"/>
          <table:table-cell table:formula="of:=MEDIAN([.$K313];[.$W313])" office:value-type="float"/>
          <table:table-cell table:formula="of:=MEDIAN([.$L313];[.$X313])" office:value-type="float"/>
          <table:table-cell table:formula="of:=MEDIAN([.$M313];[.$Y313])" office:value-type="float"/>
          <table:table-cell table:formula="of:=MEDIAN([.$N313];[.$Z313])" office:value-type="float"/>
          <table:table-cell table:formula="of:=MAX([.$B313];[.$O313])" office:value-type="float"/>
          <table:table-cell table:formula="of:=MAX([.$C313];[.$P313])" office:value-type="float"/>
          <table:table-cell table:formula="of:=MAX([.$D313];[.$Q313])" office:value-type="float"/>
          <table:table-cell table:formula="of:=MAX([.$E313];[.$R313])" office:value-type="float"/>
          <table:table-cell table:formula="of:=MAX([.$F313];[.$S313])" office:value-type="float"/>
          <table:table-cell table:formula="of:=MAX([.$G313];[.$T313])" office:value-type="float"/>
          <table:table-cell table:formula="of:=MAX([.$H313];[.$U313])" office:value-type="float"/>
          <table:table-cell table:formula="of:=MAX([.$I313];[.$V313])" office:value-type="float"/>
          <table:table-cell table:formula="of:=MAX([.$J313])" office:value-type="float"/>
          <table:table-cell table:formula="of:=MAX([.$K313];[.$W313])" office:value-type="float"/>
          <table:table-cell table:formula="of:=MAX([.$L313];[.$X313])" office:value-type="float"/>
          <table:table-cell table:formula="of:=MAX([.$M313];[.$Y313])" office:value-type="float"/>
          <table:table-cell table:formula="of:=MAX([.$N313];[.$Z313])" office:value-type="float"/>
        </table:table-row>
        <table:table-row table:style-name="ro1">
          <table:table-cell office:value-type="string">
            <text:p>p08.pddl/38</text:p>
          </table:table-cell>
          <table:table-cell office:value-type="float" office:value="300.0"/>
          <table:table-cell office:value-type="float" office:value="299.99"/>
          <table:table-cell office:value-type="float" office:value="291.17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75611.0"/>
          <table:table-cell office:value-type="float" office:value="702729.0"/>
          <table:table-cell office:value-type="float" office:value="692387.0"/>
          <table:table-cell office:value-type="float" office:value="655396.0"/>
          <table:table-cell office:value-type="float" office:value="478743.0"/>
          <table:table-cell office:value-type="float" office:value="0.0"/>
          <table:table-cell office:value-type="float" office:value="0.0"/>
          <table:table-cell office:value-type="float" office:value="11.0132"/>
          <table:table-cell office:value-type="float" office:value="10.83"/>
          <table:table-cell office:value-type="float" office:value="2.51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558.0"/>
          <table:table-cell office:value-type="float" office:value="10063.0"/>
          <table:table-cell office:value-type="float" office:value="655396.0"/>
          <table:table-cell office:value-type="float" office:value="478743.0"/>
          <table:table-cell office:value-type="float" office:value="0.0"/>
          <table:table-cell office:value-type="float" office:value="0.0"/>
          <table:table-cell table:formula="of:=MIN([.$B314];[.$O314])" office:value-type="float"/>
          <table:table-cell table:formula="of:=MIN([.$C314];[.$P314])" office:value-type="float"/>
          <table:table-cell table:formula="of:=MIN([.$D314];[.$Q314])" office:value-type="float"/>
          <table:table-cell table:formula="of:=MIN([.$E314];[.$R314])" office:value-type="float"/>
          <table:table-cell table:formula="of:=MIN([.$F314];[.$S314])" office:value-type="float"/>
          <table:table-cell table:formula="of:=MIN([.$G314];[.$T314])" office:value-type="float"/>
          <table:table-cell table:formula="of:=MIN([.$H314];[.$U314])" office:value-type="float"/>
          <table:table-cell table:formula="of:=MIN([.$I314];[.$V314])" office:value-type="float"/>
          <table:table-cell table:formula="of:=MIN([.$J314])" office:value-type="float"/>
          <table:table-cell table:formula="of:=MIN([.$K314];[.$W314])" office:value-type="float"/>
          <table:table-cell table:formula="of:=MIN([.$L314];[.$X314])" office:value-type="float"/>
          <table:table-cell table:formula="of:=MIN([.$M314];[.$Y314])" office:value-type="float"/>
          <table:table-cell table:formula="of:=MIN([.$N314];[.$Z314])" office:value-type="float"/>
          <table:table-cell table:formula="of:=MEDIAN([.$B314];[.$O314])" office:value-type="float"/>
          <table:table-cell table:formula="of:=MEDIAN([.$C314];[.$P314])" office:value-type="float"/>
          <table:table-cell table:formula="of:=MEDIAN([.$D314];[.$Q314])" office:value-type="float"/>
          <table:table-cell table:formula="of:=MEDIAN([.$E314];[.$R314])" office:value-type="float"/>
          <table:table-cell table:formula="of:=MEDIAN([.$F314];[.$S314])" office:value-type="float"/>
          <table:table-cell table:formula="of:=MEDIAN([.$G314];[.$T314])" office:value-type="float"/>
          <table:table-cell table:formula="of:=MEDIAN([.$H314];[.$U314])" office:value-type="float"/>
          <table:table-cell table:formula="of:=MEDIAN([.$I314];[.$V314])" office:value-type="float"/>
          <table:table-cell table:formula="of:=MEDIAN([.$J314])" office:value-type="float"/>
          <table:table-cell table:formula="of:=MEDIAN([.$K314];[.$W314])" office:value-type="float"/>
          <table:table-cell table:formula="of:=MEDIAN([.$L314];[.$X314])" office:value-type="float"/>
          <table:table-cell table:formula="of:=MEDIAN([.$M314];[.$Y314])" office:value-type="float"/>
          <table:table-cell table:formula="of:=MEDIAN([.$N314];[.$Z314])" office:value-type="float"/>
          <table:table-cell table:formula="of:=MAX([.$B314];[.$O314])" office:value-type="float"/>
          <table:table-cell table:formula="of:=MAX([.$C314];[.$P314])" office:value-type="float"/>
          <table:table-cell table:formula="of:=MAX([.$D314];[.$Q314])" office:value-type="float"/>
          <table:table-cell table:formula="of:=MAX([.$E314];[.$R314])" office:value-type="float"/>
          <table:table-cell table:formula="of:=MAX([.$F314];[.$S314])" office:value-type="float"/>
          <table:table-cell table:formula="of:=MAX([.$G314];[.$T314])" office:value-type="float"/>
          <table:table-cell table:formula="of:=MAX([.$H314];[.$U314])" office:value-type="float"/>
          <table:table-cell table:formula="of:=MAX([.$I314];[.$V314])" office:value-type="float"/>
          <table:table-cell table:formula="of:=MAX([.$J314])" office:value-type="float"/>
          <table:table-cell table:formula="of:=MAX([.$K314];[.$W314])" office:value-type="float"/>
          <table:table-cell table:formula="of:=MAX([.$L314];[.$X314])" office:value-type="float"/>
          <table:table-cell table:formula="of:=MAX([.$M314];[.$Y314])" office:value-type="float"/>
          <table:table-cell table:formula="of:=MAX([.$N314];[.$Z314])" office:value-type="float"/>
        </table:table-row>
        <table:table-row table:style-name="ro1">
          <table:table-cell office:value-type="string">
            <text:p>p08.pddl/39</text:p>
          </table:table-cell>
          <table:table-cell office:value-type="float" office:value="228.379"/>
          <table:table-cell office:value-type="float" office:value="228.061"/>
          <table:table-cell office:value-type="float" office:value="218.99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53335.0"/>
          <table:table-cell office:value-type="float" office:value="723681.0"/>
          <table:table-cell office:value-type="float" office:value="712188.0"/>
          <table:table-cell office:value-type="float" office:value="672419.0"/>
          <table:table-cell office:value-type="float" office:value="492834.0"/>
          <table:table-cell office:value-type="float" office:value="0.0"/>
          <table:table-cell office:value-type="float" office:value="0.0"/>
          <table:table-cell office:value-type="float" office:value="13.4423"/>
          <table:table-cell office:value-type="float" office:value="13.254"/>
          <table:table-cell office:value-type="float" office:value="4.65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0905.0"/>
          <table:table-cell office:value-type="float" office:value="18128.0"/>
          <table:table-cell office:value-type="float" office:value="672419.0"/>
          <table:table-cell office:value-type="float" office:value="492834.0"/>
          <table:table-cell office:value-type="float" office:value="0.0"/>
          <table:table-cell office:value-type="float" office:value="0.0"/>
          <table:table-cell table:formula="of:=MIN([.$B315];[.$O315])" office:value-type="float"/>
          <table:table-cell table:formula="of:=MIN([.$C315];[.$P315])" office:value-type="float"/>
          <table:table-cell table:formula="of:=MIN([.$D315];[.$Q315])" office:value-type="float"/>
          <table:table-cell table:formula="of:=MIN([.$E315];[.$R315])" office:value-type="float"/>
          <table:table-cell table:formula="of:=MIN([.$F315];[.$S315])" office:value-type="float"/>
          <table:table-cell table:formula="of:=MIN([.$G315];[.$T315])" office:value-type="float"/>
          <table:table-cell table:formula="of:=MIN([.$H315];[.$U315])" office:value-type="float"/>
          <table:table-cell table:formula="of:=MIN([.$I315];[.$V315])" office:value-type="float"/>
          <table:table-cell table:formula="of:=MIN([.$J315])" office:value-type="float"/>
          <table:table-cell table:formula="of:=MIN([.$K315];[.$W315])" office:value-type="float"/>
          <table:table-cell table:formula="of:=MIN([.$L315];[.$X315])" office:value-type="float"/>
          <table:table-cell table:formula="of:=MIN([.$M315];[.$Y315])" office:value-type="float"/>
          <table:table-cell table:formula="of:=MIN([.$N315];[.$Z315])" office:value-type="float"/>
          <table:table-cell table:formula="of:=MEDIAN([.$B315];[.$O315])" office:value-type="float"/>
          <table:table-cell table:formula="of:=MEDIAN([.$C315];[.$P315])" office:value-type="float"/>
          <table:table-cell table:formula="of:=MEDIAN([.$D315];[.$Q315])" office:value-type="float"/>
          <table:table-cell table:formula="of:=MEDIAN([.$E315];[.$R315])" office:value-type="float"/>
          <table:table-cell table:formula="of:=MEDIAN([.$F315];[.$S315])" office:value-type="float"/>
          <table:table-cell table:formula="of:=MEDIAN([.$G315];[.$T315])" office:value-type="float"/>
          <table:table-cell table:formula="of:=MEDIAN([.$H315];[.$U315])" office:value-type="float"/>
          <table:table-cell table:formula="of:=MEDIAN([.$I315];[.$V315])" office:value-type="float"/>
          <table:table-cell table:formula="of:=MEDIAN([.$J315])" office:value-type="float"/>
          <table:table-cell table:formula="of:=MEDIAN([.$K315];[.$W315])" office:value-type="float"/>
          <table:table-cell table:formula="of:=MEDIAN([.$L315];[.$X315])" office:value-type="float"/>
          <table:table-cell table:formula="of:=MEDIAN([.$M315];[.$Y315])" office:value-type="float"/>
          <table:table-cell table:formula="of:=MEDIAN([.$N315];[.$Z315])" office:value-type="float"/>
          <table:table-cell table:formula="of:=MAX([.$B315];[.$O315])" office:value-type="float"/>
          <table:table-cell table:formula="of:=MAX([.$C315];[.$P315])" office:value-type="float"/>
          <table:table-cell table:formula="of:=MAX([.$D315];[.$Q315])" office:value-type="float"/>
          <table:table-cell table:formula="of:=MAX([.$E315];[.$R315])" office:value-type="float"/>
          <table:table-cell table:formula="of:=MAX([.$F315];[.$S315])" office:value-type="float"/>
          <table:table-cell table:formula="of:=MAX([.$G315];[.$T315])" office:value-type="float"/>
          <table:table-cell table:formula="of:=MAX([.$H315];[.$U315])" office:value-type="float"/>
          <table:table-cell table:formula="of:=MAX([.$I315];[.$V315])" office:value-type="float"/>
          <table:table-cell table:formula="of:=MAX([.$J315])" office:value-type="float"/>
          <table:table-cell table:formula="of:=MAX([.$K315];[.$W315])" office:value-type="float"/>
          <table:table-cell table:formula="of:=MAX([.$L315];[.$X315])" office:value-type="float"/>
          <table:table-cell table:formula="of:=MAX([.$M315];[.$Y315])" office:value-type="float"/>
          <table:table-cell table:formula="of:=MAX([.$N315];[.$Z315])" office:value-type="float"/>
        </table:table-row>
        <table:table-row table:style-name="ro1">
          <table:table-cell office:value-type="string">
            <text:p>p08.pddl/4</text:p>
          </table:table-cell>
          <table:table-cell office:value-type="float" office:value="1.02065"/>
          <table:table-cell office:value-type="float" office:value="0.9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26.0"/>
          <table:table-cell office:value-type="float" office:value="18.0"/>
          <table:table-cell office:value-type="float" office:value="76614.0"/>
          <table:table-cell office:value-type="float" office:value="16365.0"/>
          <table:table-cell office:value-type="float" office:value="0.0"/>
          <table:table-cell office:value-type="float" office:value="0.0"/>
          <table:table-cell office:value-type="float" office:value="1.043"/>
          <table:table-cell office:value-type="float" office:value="0.9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9.0"/>
          <table:table-cell office:value-type="float" office:value="76614.0"/>
          <table:table-cell office:value-type="float" office:value="16365.0"/>
          <table:table-cell office:value-type="float" office:value="0.0"/>
          <table:table-cell office:value-type="float" office:value="0.0"/>
          <table:table-cell table:formula="of:=MIN([.$B316];[.$O316])" office:value-type="float"/>
          <table:table-cell table:formula="of:=MIN([.$C316];[.$P316])" office:value-type="float"/>
          <table:table-cell table:formula="of:=MIN([.$D316];[.$Q316])" office:value-type="float"/>
          <table:table-cell table:formula="of:=MIN([.$E316];[.$R316])" office:value-type="float"/>
          <table:table-cell table:formula="of:=MIN([.$F316];[.$S316])" office:value-type="float"/>
          <table:table-cell table:formula="of:=MIN([.$G316];[.$T316])" office:value-type="float"/>
          <table:table-cell table:formula="of:=MIN([.$H316];[.$U316])" office:value-type="float"/>
          <table:table-cell table:formula="of:=MIN([.$I316];[.$V316])" office:value-type="float"/>
          <table:table-cell table:formula="of:=MIN([.$J316])" office:value-type="float"/>
          <table:table-cell table:formula="of:=MIN([.$K316];[.$W316])" office:value-type="float"/>
          <table:table-cell table:formula="of:=MIN([.$L316];[.$X316])" office:value-type="float"/>
          <table:table-cell table:formula="of:=MIN([.$M316];[.$Y316])" office:value-type="float"/>
          <table:table-cell table:formula="of:=MIN([.$N316];[.$Z316])" office:value-type="float"/>
          <table:table-cell table:formula="of:=MEDIAN([.$B316];[.$O316])" office:value-type="float"/>
          <table:table-cell table:formula="of:=MEDIAN([.$C316];[.$P316])" office:value-type="float"/>
          <table:table-cell table:formula="of:=MEDIAN([.$D316];[.$Q316])" office:value-type="float"/>
          <table:table-cell table:formula="of:=MEDIAN([.$E316];[.$R316])" office:value-type="float"/>
          <table:table-cell table:formula="of:=MEDIAN([.$F316];[.$S316])" office:value-type="float"/>
          <table:table-cell table:formula="of:=MEDIAN([.$G316];[.$T316])" office:value-type="float"/>
          <table:table-cell table:formula="of:=MEDIAN([.$H316];[.$U316])" office:value-type="float"/>
          <table:table-cell table:formula="of:=MEDIAN([.$I316];[.$V316])" office:value-type="float"/>
          <table:table-cell table:formula="of:=MEDIAN([.$J316])" office:value-type="float"/>
          <table:table-cell table:formula="of:=MEDIAN([.$K316];[.$W316])" office:value-type="float"/>
          <table:table-cell table:formula="of:=MEDIAN([.$L316];[.$X316])" office:value-type="float"/>
          <table:table-cell table:formula="of:=MEDIAN([.$M316];[.$Y316])" office:value-type="float"/>
          <table:table-cell table:formula="of:=MEDIAN([.$N316];[.$Z316])" office:value-type="float"/>
          <table:table-cell table:formula="of:=MAX([.$B316];[.$O316])" office:value-type="float"/>
          <table:table-cell table:formula="of:=MAX([.$C316];[.$P316])" office:value-type="float"/>
          <table:table-cell table:formula="of:=MAX([.$D316];[.$Q316])" office:value-type="float"/>
          <table:table-cell table:formula="of:=MAX([.$E316];[.$R316])" office:value-type="float"/>
          <table:table-cell table:formula="of:=MAX([.$F316];[.$S316])" office:value-type="float"/>
          <table:table-cell table:formula="of:=MAX([.$G316];[.$T316])" office:value-type="float"/>
          <table:table-cell table:formula="of:=MAX([.$H316];[.$U316])" office:value-type="float"/>
          <table:table-cell table:formula="of:=MAX([.$I316];[.$V316])" office:value-type="float"/>
          <table:table-cell table:formula="of:=MAX([.$J316])" office:value-type="float"/>
          <table:table-cell table:formula="of:=MAX([.$K316];[.$W316])" office:value-type="float"/>
          <table:table-cell table:formula="of:=MAX([.$L316];[.$X316])" office:value-type="float"/>
          <table:table-cell table:formula="of:=MAX([.$M316];[.$Y316])" office:value-type="float"/>
          <table:table-cell table:formula="of:=MAX([.$N316];[.$Z316])" office:value-type="float"/>
        </table:table-row>
        <table:table-row table:style-name="ro1">
          <table:table-cell office:value-type="string">
            <text:p>p08.pddl/40</text:p>
          </table:table-cell>
          <table:table-cell office:value-type="float" office:value="80.0621"/>
          <table:table-cell office:value-type="float" office:value="79.836"/>
          <table:table-cell office:value-type="float" office:value="70.57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59136.0"/>
          <table:table-cell office:value-type="float" office:value="509809.0"/>
          <table:table-cell office:value-type="float" office:value="501788.0"/>
          <table:table-cell office:value-type="float" office:value="689442.0"/>
          <table:table-cell office:value-type="float" office:value="506925.0"/>
          <table:table-cell office:value-type="float" office:value="0.0"/>
          <table:table-cell office:value-type="float" office:value="0.0"/>
          <table:table-cell office:value-type="float" office:value="267.515"/>
          <table:table-cell office:value-type="float" office:value="267.177"/>
          <table:table-cell office:value-type="float" office:value="258.52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42576.0"/>
          <table:table-cell office:value-type="float" office:value="329637.0"/>
          <table:table-cell office:value-type="float" office:value="689442.0"/>
          <table:table-cell office:value-type="float" office:value="506925.0"/>
          <table:table-cell office:value-type="float" office:value="0.0"/>
          <table:table-cell office:value-type="float" office:value="0.0"/>
          <table:table-cell table:formula="of:=MIN([.$B317];[.$O317])" office:value-type="float"/>
          <table:table-cell table:formula="of:=MIN([.$C317];[.$P317])" office:value-type="float"/>
          <table:table-cell table:formula="of:=MIN([.$D317];[.$Q317])" office:value-type="float"/>
          <table:table-cell table:formula="of:=MIN([.$E317];[.$R317])" office:value-type="float"/>
          <table:table-cell table:formula="of:=MIN([.$F317];[.$S317])" office:value-type="float"/>
          <table:table-cell table:formula="of:=MIN([.$G317];[.$T317])" office:value-type="float"/>
          <table:table-cell table:formula="of:=MIN([.$H317];[.$U317])" office:value-type="float"/>
          <table:table-cell table:formula="of:=MIN([.$I317];[.$V317])" office:value-type="float"/>
          <table:table-cell table:formula="of:=MIN([.$J317])" office:value-type="float"/>
          <table:table-cell table:formula="of:=MIN([.$K317];[.$W317])" office:value-type="float"/>
          <table:table-cell table:formula="of:=MIN([.$L317];[.$X317])" office:value-type="float"/>
          <table:table-cell table:formula="of:=MIN([.$M317];[.$Y317])" office:value-type="float"/>
          <table:table-cell table:formula="of:=MIN([.$N317];[.$Z317])" office:value-type="float"/>
          <table:table-cell table:formula="of:=MEDIAN([.$B317];[.$O317])" office:value-type="float"/>
          <table:table-cell table:formula="of:=MEDIAN([.$C317];[.$P317])" office:value-type="float"/>
          <table:table-cell table:formula="of:=MEDIAN([.$D317];[.$Q317])" office:value-type="float"/>
          <table:table-cell table:formula="of:=MEDIAN([.$E317];[.$R317])" office:value-type="float"/>
          <table:table-cell table:formula="of:=MEDIAN([.$F317];[.$S317])" office:value-type="float"/>
          <table:table-cell table:formula="of:=MEDIAN([.$G317];[.$T317])" office:value-type="float"/>
          <table:table-cell table:formula="of:=MEDIAN([.$H317];[.$U317])" office:value-type="float"/>
          <table:table-cell table:formula="of:=MEDIAN([.$I317];[.$V317])" office:value-type="float"/>
          <table:table-cell table:formula="of:=MEDIAN([.$J317])" office:value-type="float"/>
          <table:table-cell table:formula="of:=MEDIAN([.$K317];[.$W317])" office:value-type="float"/>
          <table:table-cell table:formula="of:=MEDIAN([.$L317];[.$X317])" office:value-type="float"/>
          <table:table-cell table:formula="of:=MEDIAN([.$M317];[.$Y317])" office:value-type="float"/>
          <table:table-cell table:formula="of:=MEDIAN([.$N317];[.$Z317])" office:value-type="float"/>
          <table:table-cell table:formula="of:=MAX([.$B317];[.$O317])" office:value-type="float"/>
          <table:table-cell table:formula="of:=MAX([.$C317];[.$P317])" office:value-type="float"/>
          <table:table-cell table:formula="of:=MAX([.$D317];[.$Q317])" office:value-type="float"/>
          <table:table-cell table:formula="of:=MAX([.$E317];[.$R317])" office:value-type="float"/>
          <table:table-cell table:formula="of:=MAX([.$F317];[.$S317])" office:value-type="float"/>
          <table:table-cell table:formula="of:=MAX([.$G317];[.$T317])" office:value-type="float"/>
          <table:table-cell table:formula="of:=MAX([.$H317];[.$U317])" office:value-type="float"/>
          <table:table-cell table:formula="of:=MAX([.$I317];[.$V317])" office:value-type="float"/>
          <table:table-cell table:formula="of:=MAX([.$J317])" office:value-type="float"/>
          <table:table-cell table:formula="of:=MAX([.$K317];[.$W317])" office:value-type="float"/>
          <table:table-cell table:formula="of:=MAX([.$L317];[.$X317])" office:value-type="float"/>
          <table:table-cell table:formula="of:=MAX([.$M317];[.$Y317])" office:value-type="float"/>
          <table:table-cell table:formula="of:=MAX([.$N317];[.$Z317])" office:value-type="float"/>
        </table:table-row>
        <table:table-row table:style-name="ro1">
          <table:table-cell office:value-type="string">
            <text:p>p08.pddl/5</text:p>
          </table:table-cell>
          <table:table-cell office:value-type="float" office:value="1.19321"/>
          <table:table-cell office:value-type="float" office:value="1.13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544.0"/>
          <table:table-cell office:value-type="float" office:value="198.0"/>
          <table:table-cell office:value-type="float" office:value="93637.0"/>
          <table:table-cell office:value-type="float" office:value="25363.0"/>
          <table:table-cell office:value-type="float" office:value="0.0"/>
          <table:table-cell office:value-type="float" office:value="0.0"/>
          <table:table-cell office:value-type="float" office:value="1.2645"/>
          <table:table-cell office:value-type="float" office:value="1.21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5.0"/>
          <table:table-cell office:value-type="float" office:value="241.0"/>
          <table:table-cell office:value-type="float" office:value="93637.0"/>
          <table:table-cell office:value-type="float" office:value="25363.0"/>
          <table:table-cell office:value-type="float" office:value="0.0"/>
          <table:table-cell office:value-type="float" office:value="0.0"/>
          <table:table-cell table:formula="of:=MIN([.$B318];[.$O318])" office:value-type="float"/>
          <table:table-cell table:formula="of:=MIN([.$C318];[.$P318])" office:value-type="float"/>
          <table:table-cell table:formula="of:=MIN([.$D318];[.$Q318])" office:value-type="float"/>
          <table:table-cell table:formula="of:=MIN([.$E318];[.$R318])" office:value-type="float"/>
          <table:table-cell table:formula="of:=MIN([.$F318];[.$S318])" office:value-type="float"/>
          <table:table-cell table:formula="of:=MIN([.$G318];[.$T318])" office:value-type="float"/>
          <table:table-cell table:formula="of:=MIN([.$H318];[.$U318])" office:value-type="float"/>
          <table:table-cell table:formula="of:=MIN([.$I318];[.$V318])" office:value-type="float"/>
          <table:table-cell table:formula="of:=MIN([.$J318])" office:value-type="float"/>
          <table:table-cell table:formula="of:=MIN([.$K318];[.$W318])" office:value-type="float"/>
          <table:table-cell table:formula="of:=MIN([.$L318];[.$X318])" office:value-type="float"/>
          <table:table-cell table:formula="of:=MIN([.$M318];[.$Y318])" office:value-type="float"/>
          <table:table-cell table:formula="of:=MIN([.$N318];[.$Z318])" office:value-type="float"/>
          <table:table-cell table:formula="of:=MEDIAN([.$B318];[.$O318])" office:value-type="float"/>
          <table:table-cell table:formula="of:=MEDIAN([.$C318];[.$P318])" office:value-type="float"/>
          <table:table-cell table:formula="of:=MEDIAN([.$D318];[.$Q318])" office:value-type="float"/>
          <table:table-cell table:formula="of:=MEDIAN([.$E318];[.$R318])" office:value-type="float"/>
          <table:table-cell table:formula="of:=MEDIAN([.$F318];[.$S318])" office:value-type="float"/>
          <table:table-cell table:formula="of:=MEDIAN([.$G318];[.$T318])" office:value-type="float"/>
          <table:table-cell table:formula="of:=MEDIAN([.$H318];[.$U318])" office:value-type="float"/>
          <table:table-cell table:formula="of:=MEDIAN([.$I318];[.$V318])" office:value-type="float"/>
          <table:table-cell table:formula="of:=MEDIAN([.$J318])" office:value-type="float"/>
          <table:table-cell table:formula="of:=MEDIAN([.$K318];[.$W318])" office:value-type="float"/>
          <table:table-cell table:formula="of:=MEDIAN([.$L318];[.$X318])" office:value-type="float"/>
          <table:table-cell table:formula="of:=MEDIAN([.$M318];[.$Y318])" office:value-type="float"/>
          <table:table-cell table:formula="of:=MEDIAN([.$N318];[.$Z318])" office:value-type="float"/>
          <table:table-cell table:formula="of:=MAX([.$B318];[.$O318])" office:value-type="float"/>
          <table:table-cell table:formula="of:=MAX([.$C318];[.$P318])" office:value-type="float"/>
          <table:table-cell table:formula="of:=MAX([.$D318];[.$Q318])" office:value-type="float"/>
          <table:table-cell table:formula="of:=MAX([.$E318];[.$R318])" office:value-type="float"/>
          <table:table-cell table:formula="of:=MAX([.$F318];[.$S318])" office:value-type="float"/>
          <table:table-cell table:formula="of:=MAX([.$G318];[.$T318])" office:value-type="float"/>
          <table:table-cell table:formula="of:=MAX([.$H318];[.$U318])" office:value-type="float"/>
          <table:table-cell table:formula="of:=MAX([.$I318];[.$V318])" office:value-type="float"/>
          <table:table-cell table:formula="of:=MAX([.$J318])" office:value-type="float"/>
          <table:table-cell table:formula="of:=MAX([.$K318];[.$W318])" office:value-type="float"/>
          <table:table-cell table:formula="of:=MAX([.$L318];[.$X318])" office:value-type="float"/>
          <table:table-cell table:formula="of:=MAX([.$M318];[.$Y318])" office:value-type="float"/>
          <table:table-cell table:formula="of:=MAX([.$N318];[.$Z318])" office:value-type="float"/>
        </table:table-row>
        <table:table-row table:style-name="ro1">
          <table:table-cell office:value-type="string">
            <text:p>p08.pddl/6</text:p>
          </table:table-cell>
          <table:table-cell office:value-type="float" office:value="1.57963"/>
          <table:table-cell office:value-type="float" office:value="1.522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21.0"/>
          <table:table-cell office:value-type="float" office:value="2488.0"/>
          <table:table-cell office:value-type="float" office:value="1495.0"/>
          <table:table-cell office:value-type="float" office:value="110660.0"/>
          <table:table-cell office:value-type="float" office:value="35505.0"/>
          <table:table-cell office:value-type="float" office:value="0.0"/>
          <table:table-cell office:value-type="float" office:value="0.0"/>
          <table:table-cell office:value-type="float" office:value="1.5056"/>
          <table:table-cell office:value-type="float" office:value="1.449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88.0"/>
          <table:table-cell office:value-type="float" office:value="1199.0"/>
          <table:table-cell office:value-type="float" office:value="110660.0"/>
          <table:table-cell office:value-type="float" office:value="35505.0"/>
          <table:table-cell office:value-type="float" office:value="0.0"/>
          <table:table-cell office:value-type="float" office:value="0.0"/>
          <table:table-cell table:formula="of:=MIN([.$B319];[.$O319])" office:value-type="float"/>
          <table:table-cell table:formula="of:=MIN([.$C319];[.$P319])" office:value-type="float"/>
          <table:table-cell table:formula="of:=MIN([.$D319];[.$Q319])" office:value-type="float"/>
          <table:table-cell table:formula="of:=MIN([.$E319];[.$R319])" office:value-type="float"/>
          <table:table-cell table:formula="of:=MIN([.$F319];[.$S319])" office:value-type="float"/>
          <table:table-cell table:formula="of:=MIN([.$G319];[.$T319])" office:value-type="float"/>
          <table:table-cell table:formula="of:=MIN([.$H319];[.$U319])" office:value-type="float"/>
          <table:table-cell table:formula="of:=MIN([.$I319];[.$V319])" office:value-type="float"/>
          <table:table-cell table:formula="of:=MIN([.$J319])" office:value-type="float"/>
          <table:table-cell table:formula="of:=MIN([.$K319];[.$W319])" office:value-type="float"/>
          <table:table-cell table:formula="of:=MIN([.$L319];[.$X319])" office:value-type="float"/>
          <table:table-cell table:formula="of:=MIN([.$M319];[.$Y319])" office:value-type="float"/>
          <table:table-cell table:formula="of:=MIN([.$N319];[.$Z319])" office:value-type="float"/>
          <table:table-cell table:formula="of:=MEDIAN([.$B319];[.$O319])" office:value-type="float"/>
          <table:table-cell table:formula="of:=MEDIAN([.$C319];[.$P319])" office:value-type="float"/>
          <table:table-cell table:formula="of:=MEDIAN([.$D319];[.$Q319])" office:value-type="float"/>
          <table:table-cell table:formula="of:=MEDIAN([.$E319];[.$R319])" office:value-type="float"/>
          <table:table-cell table:formula="of:=MEDIAN([.$F319];[.$S319])" office:value-type="float"/>
          <table:table-cell table:formula="of:=MEDIAN([.$G319];[.$T319])" office:value-type="float"/>
          <table:table-cell table:formula="of:=MEDIAN([.$H319];[.$U319])" office:value-type="float"/>
          <table:table-cell table:formula="of:=MEDIAN([.$I319];[.$V319])" office:value-type="float"/>
          <table:table-cell table:formula="of:=MEDIAN([.$J319])" office:value-type="float"/>
          <table:table-cell table:formula="of:=MEDIAN([.$K319];[.$W319])" office:value-type="float"/>
          <table:table-cell table:formula="of:=MEDIAN([.$L319];[.$X319])" office:value-type="float"/>
          <table:table-cell table:formula="of:=MEDIAN([.$M319];[.$Y319])" office:value-type="float"/>
          <table:table-cell table:formula="of:=MEDIAN([.$N319];[.$Z319])" office:value-type="float"/>
          <table:table-cell table:formula="of:=MAX([.$B319];[.$O319])" office:value-type="float"/>
          <table:table-cell table:formula="of:=MAX([.$C319];[.$P319])" office:value-type="float"/>
          <table:table-cell table:formula="of:=MAX([.$D319];[.$Q319])" office:value-type="float"/>
          <table:table-cell table:formula="of:=MAX([.$E319];[.$R319])" office:value-type="float"/>
          <table:table-cell table:formula="of:=MAX([.$F319];[.$S319])" office:value-type="float"/>
          <table:table-cell table:formula="of:=MAX([.$G319];[.$T319])" office:value-type="float"/>
          <table:table-cell table:formula="of:=MAX([.$H319];[.$U319])" office:value-type="float"/>
          <table:table-cell table:formula="of:=MAX([.$I319];[.$V319])" office:value-type="float"/>
          <table:table-cell table:formula="of:=MAX([.$J319])" office:value-type="float"/>
          <table:table-cell table:formula="of:=MAX([.$K319];[.$W319])" office:value-type="float"/>
          <table:table-cell table:formula="of:=MAX([.$L319];[.$X319])" office:value-type="float"/>
          <table:table-cell table:formula="of:=MAX([.$M319];[.$Y319])" office:value-type="float"/>
          <table:table-cell table:formula="of:=MAX([.$N319];[.$Z319])" office:value-type="float"/>
        </table:table-row>
        <table:table-row table:style-name="ro1">
          <table:table-cell office:value-type="string">
            <text:p>p08.pddl/7</text:p>
          </table:table-cell>
          <table:table-cell office:value-type="float" office:value="2.08569"/>
          <table:table-cell office:value-type="float" office:value="2.022"/>
          <table:table-cell office:value-type="float" office:value="0.42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682.0"/>
          <table:table-cell office:value-type="float" office:value="5169.0"/>
          <table:table-cell office:value-type="float" office:value="3857.0"/>
          <table:table-cell office:value-type="float" office:value="127683.0"/>
          <table:table-cell office:value-type="float" office:value="46644.0"/>
          <table:table-cell office:value-type="float" office:value="0.0"/>
          <table:table-cell office:value-type="float" office:value="0.0"/>
          <table:table-cell office:value-type="float" office:value="1.63446"/>
          <table:table-cell office:value-type="float" office:value="1.574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98.0"/>
          <table:table-cell office:value-type="float" office:value="975.0"/>
          <table:table-cell office:value-type="float" office:value="127683.0"/>
          <table:table-cell office:value-type="float" office:value="46644.0"/>
          <table:table-cell office:value-type="float" office:value="0.0"/>
          <table:table-cell office:value-type="float" office:value="0.0"/>
          <table:table-cell table:formula="of:=MIN([.$B320];[.$O320])" office:value-type="float"/>
          <table:table-cell table:formula="of:=MIN([.$C320];[.$P320])" office:value-type="float"/>
          <table:table-cell table:formula="of:=MIN([.$D320];[.$Q320])" office:value-type="float"/>
          <table:table-cell table:formula="of:=MIN([.$E320];[.$R320])" office:value-type="float"/>
          <table:table-cell table:formula="of:=MIN([.$F320];[.$S320])" office:value-type="float"/>
          <table:table-cell table:formula="of:=MIN([.$G320];[.$T320])" office:value-type="float"/>
          <table:table-cell table:formula="of:=MIN([.$H320];[.$U320])" office:value-type="float"/>
          <table:table-cell table:formula="of:=MIN([.$I320];[.$V320])" office:value-type="float"/>
          <table:table-cell table:formula="of:=MIN([.$J320])" office:value-type="float"/>
          <table:table-cell table:formula="of:=MIN([.$K320];[.$W320])" office:value-type="float"/>
          <table:table-cell table:formula="of:=MIN([.$L320];[.$X320])" office:value-type="float"/>
          <table:table-cell table:formula="of:=MIN([.$M320];[.$Y320])" office:value-type="float"/>
          <table:table-cell table:formula="of:=MIN([.$N320];[.$Z320])" office:value-type="float"/>
          <table:table-cell table:formula="of:=MEDIAN([.$B320];[.$O320])" office:value-type="float"/>
          <table:table-cell table:formula="of:=MEDIAN([.$C320];[.$P320])" office:value-type="float"/>
          <table:table-cell table:formula="of:=MEDIAN([.$D320];[.$Q320])" office:value-type="float"/>
          <table:table-cell table:formula="of:=MEDIAN([.$E320];[.$R320])" office:value-type="float"/>
          <table:table-cell table:formula="of:=MEDIAN([.$F320];[.$S320])" office:value-type="float"/>
          <table:table-cell table:formula="of:=MEDIAN([.$G320];[.$T320])" office:value-type="float"/>
          <table:table-cell table:formula="of:=MEDIAN([.$H320];[.$U320])" office:value-type="float"/>
          <table:table-cell table:formula="of:=MEDIAN([.$I320];[.$V320])" office:value-type="float"/>
          <table:table-cell table:formula="of:=MEDIAN([.$J320])" office:value-type="float"/>
          <table:table-cell table:formula="of:=MEDIAN([.$K320];[.$W320])" office:value-type="float"/>
          <table:table-cell table:formula="of:=MEDIAN([.$L320];[.$X320])" office:value-type="float"/>
          <table:table-cell table:formula="of:=MEDIAN([.$M320];[.$Y320])" office:value-type="float"/>
          <table:table-cell table:formula="of:=MEDIAN([.$N320];[.$Z320])" office:value-type="float"/>
          <table:table-cell table:formula="of:=MAX([.$B320];[.$O320])" office:value-type="float"/>
          <table:table-cell table:formula="of:=MAX([.$C320];[.$P320])" office:value-type="float"/>
          <table:table-cell table:formula="of:=MAX([.$D320];[.$Q320])" office:value-type="float"/>
          <table:table-cell table:formula="of:=MAX([.$E320];[.$R320])" office:value-type="float"/>
          <table:table-cell table:formula="of:=MAX([.$F320];[.$S320])" office:value-type="float"/>
          <table:table-cell table:formula="of:=MAX([.$G320];[.$T320])" office:value-type="float"/>
          <table:table-cell table:formula="of:=MAX([.$H320];[.$U320])" office:value-type="float"/>
          <table:table-cell table:formula="of:=MAX([.$I320];[.$V320])" office:value-type="float"/>
          <table:table-cell table:formula="of:=MAX([.$J320])" office:value-type="float"/>
          <table:table-cell table:formula="of:=MAX([.$K320];[.$W320])" office:value-type="float"/>
          <table:table-cell table:formula="of:=MAX([.$L320];[.$X320])" office:value-type="float"/>
          <table:table-cell table:formula="of:=MAX([.$M320];[.$Y320])" office:value-type="float"/>
          <table:table-cell table:formula="of:=MAX([.$N320];[.$Z320])" office:value-type="float"/>
        </table:table-row>
        <table:table-row table:style-name="ro1">
          <table:table-cell office:value-type="string">
            <text:p>p08.pddl/8</text:p>
          </table:table-cell>
          <table:table-cell office:value-type="float" office:value="3.71374"/>
          <table:table-cell office:value-type="float" office:value="3.647"/>
          <table:table-cell office:value-type="float" office:value="1.69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421.0"/>
          <table:table-cell office:value-type="float" office:value="9984.0"/>
          <table:table-cell office:value-type="float" office:value="8717.0"/>
          <table:table-cell office:value-type="float" office:value="144706.0"/>
          <table:table-cell office:value-type="float" office:value="58640.0"/>
          <table:table-cell office:value-type="float" office:value="0.0"/>
          <table:table-cell office:value-type="float" office:value="0.0"/>
          <table:table-cell office:value-type="float" office:value="2.09085"/>
          <table:table-cell office:value-type="float" office:value="2.027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080.0"/>
          <table:table-cell office:value-type="float" office:value="1793.0"/>
          <table:table-cell office:value-type="float" office:value="144706.0"/>
          <table:table-cell office:value-type="float" office:value="58640.0"/>
          <table:table-cell office:value-type="float" office:value="0.0"/>
          <table:table-cell office:value-type="float" office:value="0.0"/>
          <table:table-cell table:formula="of:=MIN([.$B321];[.$O321])" office:value-type="float"/>
          <table:table-cell table:formula="of:=MIN([.$C321];[.$P321])" office:value-type="float"/>
          <table:table-cell table:formula="of:=MIN([.$D321];[.$Q321])" office:value-type="float"/>
          <table:table-cell table:formula="of:=MIN([.$E321];[.$R321])" office:value-type="float"/>
          <table:table-cell table:formula="of:=MIN([.$F321];[.$S321])" office:value-type="float"/>
          <table:table-cell table:formula="of:=MIN([.$G321];[.$T321])" office:value-type="float"/>
          <table:table-cell table:formula="of:=MIN([.$H321];[.$U321])" office:value-type="float"/>
          <table:table-cell table:formula="of:=MIN([.$I321];[.$V321])" office:value-type="float"/>
          <table:table-cell table:formula="of:=MIN([.$J321])" office:value-type="float"/>
          <table:table-cell table:formula="of:=MIN([.$K321];[.$W321])" office:value-type="float"/>
          <table:table-cell table:formula="of:=MIN([.$L321];[.$X321])" office:value-type="float"/>
          <table:table-cell table:formula="of:=MIN([.$M321];[.$Y321])" office:value-type="float"/>
          <table:table-cell table:formula="of:=MIN([.$N321];[.$Z321])" office:value-type="float"/>
          <table:table-cell table:formula="of:=MEDIAN([.$B321];[.$O321])" office:value-type="float"/>
          <table:table-cell table:formula="of:=MEDIAN([.$C321];[.$P321])" office:value-type="float"/>
          <table:table-cell table:formula="of:=MEDIAN([.$D321];[.$Q321])" office:value-type="float"/>
          <table:table-cell table:formula="of:=MEDIAN([.$E321];[.$R321])" office:value-type="float"/>
          <table:table-cell table:formula="of:=MEDIAN([.$F321];[.$S321])" office:value-type="float"/>
          <table:table-cell table:formula="of:=MEDIAN([.$G321];[.$T321])" office:value-type="float"/>
          <table:table-cell table:formula="of:=MEDIAN([.$H321];[.$U321])" office:value-type="float"/>
          <table:table-cell table:formula="of:=MEDIAN([.$I321];[.$V321])" office:value-type="float"/>
          <table:table-cell table:formula="of:=MEDIAN([.$J321])" office:value-type="float"/>
          <table:table-cell table:formula="of:=MEDIAN([.$K321];[.$W321])" office:value-type="float"/>
          <table:table-cell table:formula="of:=MEDIAN([.$L321];[.$X321])" office:value-type="float"/>
          <table:table-cell table:formula="of:=MEDIAN([.$M321];[.$Y321])" office:value-type="float"/>
          <table:table-cell table:formula="of:=MEDIAN([.$N321];[.$Z321])" office:value-type="float"/>
          <table:table-cell table:formula="of:=MAX([.$B321];[.$O321])" office:value-type="float"/>
          <table:table-cell table:formula="of:=MAX([.$C321];[.$P321])" office:value-type="float"/>
          <table:table-cell table:formula="of:=MAX([.$D321];[.$Q321])" office:value-type="float"/>
          <table:table-cell table:formula="of:=MAX([.$E321];[.$R321])" office:value-type="float"/>
          <table:table-cell table:formula="of:=MAX([.$F321];[.$S321])" office:value-type="float"/>
          <table:table-cell table:formula="of:=MAX([.$G321];[.$T321])" office:value-type="float"/>
          <table:table-cell table:formula="of:=MAX([.$H321];[.$U321])" office:value-type="float"/>
          <table:table-cell table:formula="of:=MAX([.$I321];[.$V321])" office:value-type="float"/>
          <table:table-cell table:formula="of:=MAX([.$J321])" office:value-type="float"/>
          <table:table-cell table:formula="of:=MAX([.$K321];[.$W321])" office:value-type="float"/>
          <table:table-cell table:formula="of:=MAX([.$L321];[.$X321])" office:value-type="float"/>
          <table:table-cell table:formula="of:=MAX([.$M321];[.$Y321])" office:value-type="float"/>
          <table:table-cell table:formula="of:=MAX([.$N321];[.$Z321])" office:value-type="float"/>
        </table:table-row>
        <table:table-row table:style-name="ro1">
          <table:table-cell office:value-type="string">
            <text:p>p08.pddl/9</text:p>
          </table:table-cell>
          <table:table-cell office:value-type="float" office:value="6.44601"/>
          <table:table-cell office:value-type="float" office:value="6.374"/>
          <table:table-cell office:value-type="float" office:value="4.3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8484.0"/>
          <table:table-cell office:value-type="float" office:value="21150.0"/>
          <table:table-cell office:value-type="float" office:value="18626.0"/>
          <table:table-cell office:value-type="float" office:value="161729.0"/>
          <table:table-cell office:value-type="float" office:value="71353.0"/>
          <table:table-cell office:value-type="float" office:value="0.0"/>
          <table:table-cell office:value-type="float" office:value="0.0"/>
          <table:table-cell office:value-type="float" office:value="2.74524"/>
          <table:table-cell office:value-type="float" office:value="2.677"/>
          <table:table-cell office:value-type="float" office:value="0.68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130.0"/>
          <table:table-cell office:value-type="float" office:value="3628.0"/>
          <table:table-cell office:value-type="float" office:value="161729.0"/>
          <table:table-cell office:value-type="float" office:value="71353.0"/>
          <table:table-cell office:value-type="float" office:value="0.0"/>
          <table:table-cell office:value-type="float" office:value="0.0"/>
          <table:table-cell table:formula="of:=MIN([.$B322];[.$O322])" office:value-type="float"/>
          <table:table-cell table:formula="of:=MIN([.$C322];[.$P322])" office:value-type="float"/>
          <table:table-cell table:formula="of:=MIN([.$D322];[.$Q322])" office:value-type="float"/>
          <table:table-cell table:formula="of:=MIN([.$E322];[.$R322])" office:value-type="float"/>
          <table:table-cell table:formula="of:=MIN([.$F322];[.$S322])" office:value-type="float"/>
          <table:table-cell table:formula="of:=MIN([.$G322];[.$T322])" office:value-type="float"/>
          <table:table-cell table:formula="of:=MIN([.$H322];[.$U322])" office:value-type="float"/>
          <table:table-cell table:formula="of:=MIN([.$I322];[.$V322])" office:value-type="float"/>
          <table:table-cell table:formula="of:=MIN([.$J322])" office:value-type="float"/>
          <table:table-cell table:formula="of:=MIN([.$K322];[.$W322])" office:value-type="float"/>
          <table:table-cell table:formula="of:=MIN([.$L322];[.$X322])" office:value-type="float"/>
          <table:table-cell table:formula="of:=MIN([.$M322];[.$Y322])" office:value-type="float"/>
          <table:table-cell table:formula="of:=MIN([.$N322];[.$Z322])" office:value-type="float"/>
          <table:table-cell table:formula="of:=MEDIAN([.$B322];[.$O322])" office:value-type="float"/>
          <table:table-cell table:formula="of:=MEDIAN([.$C322];[.$P322])" office:value-type="float"/>
          <table:table-cell table:formula="of:=MEDIAN([.$D322];[.$Q322])" office:value-type="float"/>
          <table:table-cell table:formula="of:=MEDIAN([.$E322];[.$R322])" office:value-type="float"/>
          <table:table-cell table:formula="of:=MEDIAN([.$F322];[.$S322])" office:value-type="float"/>
          <table:table-cell table:formula="of:=MEDIAN([.$G322];[.$T322])" office:value-type="float"/>
          <table:table-cell table:formula="of:=MEDIAN([.$H322];[.$U322])" office:value-type="float"/>
          <table:table-cell table:formula="of:=MEDIAN([.$I322];[.$V322])" office:value-type="float"/>
          <table:table-cell table:formula="of:=MEDIAN([.$J322])" office:value-type="float"/>
          <table:table-cell table:formula="of:=MEDIAN([.$K322];[.$W322])" office:value-type="float"/>
          <table:table-cell table:formula="of:=MEDIAN([.$L322];[.$X322])" office:value-type="float"/>
          <table:table-cell table:formula="of:=MEDIAN([.$M322];[.$Y322])" office:value-type="float"/>
          <table:table-cell table:formula="of:=MEDIAN([.$N322];[.$Z322])" office:value-type="float"/>
          <table:table-cell table:formula="of:=MAX([.$B322];[.$O322])" office:value-type="float"/>
          <table:table-cell table:formula="of:=MAX([.$C322];[.$P322])" office:value-type="float"/>
          <table:table-cell table:formula="of:=MAX([.$D322];[.$Q322])" office:value-type="float"/>
          <table:table-cell table:formula="of:=MAX([.$E322];[.$R322])" office:value-type="float"/>
          <table:table-cell table:formula="of:=MAX([.$F322];[.$S322])" office:value-type="float"/>
          <table:table-cell table:formula="of:=MAX([.$G322];[.$T322])" office:value-type="float"/>
          <table:table-cell table:formula="of:=MAX([.$H322];[.$U322])" office:value-type="float"/>
          <table:table-cell table:formula="of:=MAX([.$I322];[.$V322])" office:value-type="float"/>
          <table:table-cell table:formula="of:=MAX([.$J322])" office:value-type="float"/>
          <table:table-cell table:formula="of:=MAX([.$K322];[.$W322])" office:value-type="float"/>
          <table:table-cell table:formula="of:=MAX([.$L322];[.$X322])" office:value-type="float"/>
          <table:table-cell table:formula="of:=MAX([.$M322];[.$Y322])" office:value-type="float"/>
          <table:table-cell table:formula="of:=MAX([.$N322];[.$Z322])" office:value-type="float"/>
        </table:table-row>
        <table:table-row table:style-name="ro1">
          <table:table-cell office:value-type="string">
            <text:p>p09.pddl/1</text:p>
          </table:table-cell>
          <table:table-cell office:value-type="float" office:value="0.475356"/>
          <table:table-cell office:value-type="float" office:value="0.4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8973.0"/>
          <table:table-cell office:value-type="float" office:value="13.0"/>
          <table:table-cell office:value-type="float" office:value="0.0"/>
          <table:table-cell office:value-type="float" office:value="0.0"/>
          <table:table-cell office:value-type="float" office:value="0.492328"/>
          <table:table-cell office:value-type="float" office:value="0.4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8973.0"/>
          <table:table-cell office:value-type="float" office:value="13.0"/>
          <table:table-cell office:value-type="float" office:value="0.0"/>
          <table:table-cell office:value-type="float" office:value="0.0"/>
          <table:table-cell table:formula="of:=MIN([.$B323];[.$O323])" office:value-type="float"/>
          <table:table-cell table:formula="of:=MIN([.$C323];[.$P323])" office:value-type="float"/>
          <table:table-cell table:formula="of:=MIN([.$D323];[.$Q323])" office:value-type="float"/>
          <table:table-cell table:formula="of:=MIN([.$E323];[.$R323])" office:value-type="float"/>
          <table:table-cell table:formula="of:=MIN([.$F323];[.$S323])" office:value-type="float"/>
          <table:table-cell table:formula="of:=MIN([.$G323];[.$T323])" office:value-type="float"/>
          <table:table-cell table:formula="of:=MIN([.$H323];[.$U323])" office:value-type="float"/>
          <table:table-cell table:formula="of:=MIN([.$I323];[.$V323])" office:value-type="float"/>
          <table:table-cell table:formula="of:=MIN([.$J323])" office:value-type="float"/>
          <table:table-cell table:formula="of:=MIN([.$K323];[.$W323])" office:value-type="float"/>
          <table:table-cell table:formula="of:=MIN([.$L323];[.$X323])" office:value-type="float"/>
          <table:table-cell table:formula="of:=MIN([.$M323];[.$Y323])" office:value-type="float"/>
          <table:table-cell table:formula="of:=MIN([.$N323];[.$Z323])" office:value-type="float"/>
          <table:table-cell table:formula="of:=MEDIAN([.$B323];[.$O323])" office:value-type="float"/>
          <table:table-cell table:formula="of:=MEDIAN([.$C323];[.$P323])" office:value-type="float"/>
          <table:table-cell table:formula="of:=MEDIAN([.$D323];[.$Q323])" office:value-type="float"/>
          <table:table-cell table:formula="of:=MEDIAN([.$E323];[.$R323])" office:value-type="float"/>
          <table:table-cell table:formula="of:=MEDIAN([.$F323];[.$S323])" office:value-type="float"/>
          <table:table-cell table:formula="of:=MEDIAN([.$G323];[.$T323])" office:value-type="float"/>
          <table:table-cell table:formula="of:=MEDIAN([.$H323];[.$U323])" office:value-type="float"/>
          <table:table-cell table:formula="of:=MEDIAN([.$I323];[.$V323])" office:value-type="float"/>
          <table:table-cell table:formula="of:=MEDIAN([.$J323])" office:value-type="float"/>
          <table:table-cell table:formula="of:=MEDIAN([.$K323];[.$W323])" office:value-type="float"/>
          <table:table-cell table:formula="of:=MEDIAN([.$L323];[.$X323])" office:value-type="float"/>
          <table:table-cell table:formula="of:=MEDIAN([.$M323];[.$Y323])" office:value-type="float"/>
          <table:table-cell table:formula="of:=MEDIAN([.$N323];[.$Z323])" office:value-type="float"/>
          <table:table-cell table:formula="of:=MAX([.$B323];[.$O323])" office:value-type="float"/>
          <table:table-cell table:formula="of:=MAX([.$C323];[.$P323])" office:value-type="float"/>
          <table:table-cell table:formula="of:=MAX([.$D323];[.$Q323])" office:value-type="float"/>
          <table:table-cell table:formula="of:=MAX([.$E323];[.$R323])" office:value-type="float"/>
          <table:table-cell table:formula="of:=MAX([.$F323];[.$S323])" office:value-type="float"/>
          <table:table-cell table:formula="of:=MAX([.$G323];[.$T323])" office:value-type="float"/>
          <table:table-cell table:formula="of:=MAX([.$H323];[.$U323])" office:value-type="float"/>
          <table:table-cell table:formula="of:=MAX([.$I323];[.$V323])" office:value-type="float"/>
          <table:table-cell table:formula="of:=MAX([.$J323])" office:value-type="float"/>
          <table:table-cell table:formula="of:=MAX([.$K323];[.$W323])" office:value-type="float"/>
          <table:table-cell table:formula="of:=MAX([.$L323];[.$X323])" office:value-type="float"/>
          <table:table-cell table:formula="of:=MAX([.$M323];[.$Y323])" office:value-type="float"/>
          <table:table-cell table:formula="of:=MAX([.$N323];[.$Z323])" office:value-type="float"/>
        </table:table-row>
        <table:table-row table:style-name="ro1">
          <table:table-cell office:value-type="string">
            <text:p>p09.pddl/10</text:p>
          </table:table-cell>
          <table:table-cell office:value-type="float" office:value="17.7891"/>
          <table:table-cell office:value-type="float" office:value="17.708"/>
          <table:table-cell office:value-type="float" office:value="14.95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0151.0"/>
          <table:table-cell office:value-type="float" office:value="50932.0"/>
          <table:table-cell office:value-type="float" office:value="47947.0"/>
          <table:table-cell office:value-type="float" office:value="202673.0"/>
          <table:table-cell office:value-type="float" office:value="96966.0"/>
          <table:table-cell office:value-type="float" office:value="0.0"/>
          <table:table-cell office:value-type="float" office:value="0.0"/>
          <table:table-cell office:value-type="float" office:value="3.87334"/>
          <table:table-cell office:value-type="float" office:value="3.798"/>
          <table:table-cell office:value-type="float" office:value="1.34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947.0"/>
          <table:table-cell office:value-type="float" office:value="6335.0"/>
          <table:table-cell office:value-type="float" office:value="202673.0"/>
          <table:table-cell office:value-type="float" office:value="96966.0"/>
          <table:table-cell office:value-type="float" office:value="0.0"/>
          <table:table-cell office:value-type="float" office:value="0.0"/>
          <table:table-cell table:formula="of:=MIN([.$B324];[.$O324])" office:value-type="float"/>
          <table:table-cell table:formula="of:=MIN([.$C324];[.$P324])" office:value-type="float"/>
          <table:table-cell table:formula="of:=MIN([.$D324];[.$Q324])" office:value-type="float"/>
          <table:table-cell table:formula="of:=MIN([.$E324];[.$R324])" office:value-type="float"/>
          <table:table-cell table:formula="of:=MIN([.$F324];[.$S324])" office:value-type="float"/>
          <table:table-cell table:formula="of:=MIN([.$G324];[.$T324])" office:value-type="float"/>
          <table:table-cell table:formula="of:=MIN([.$H324];[.$U324])" office:value-type="float"/>
          <table:table-cell table:formula="of:=MIN([.$I324];[.$V324])" office:value-type="float"/>
          <table:table-cell table:formula="of:=MIN([.$J324])" office:value-type="float"/>
          <table:table-cell table:formula="of:=MIN([.$K324];[.$W324])" office:value-type="float"/>
          <table:table-cell table:formula="of:=MIN([.$L324];[.$X324])" office:value-type="float"/>
          <table:table-cell table:formula="of:=MIN([.$M324];[.$Y324])" office:value-type="float"/>
          <table:table-cell table:formula="of:=MIN([.$N324];[.$Z324])" office:value-type="float"/>
          <table:table-cell table:formula="of:=MEDIAN([.$B324];[.$O324])" office:value-type="float"/>
          <table:table-cell table:formula="of:=MEDIAN([.$C324];[.$P324])" office:value-type="float"/>
          <table:table-cell table:formula="of:=MEDIAN([.$D324];[.$Q324])" office:value-type="float"/>
          <table:table-cell table:formula="of:=MEDIAN([.$E324];[.$R324])" office:value-type="float"/>
          <table:table-cell table:formula="of:=MEDIAN([.$F324];[.$S324])" office:value-type="float"/>
          <table:table-cell table:formula="of:=MEDIAN([.$G324];[.$T324])" office:value-type="float"/>
          <table:table-cell table:formula="of:=MEDIAN([.$H324];[.$U324])" office:value-type="float"/>
          <table:table-cell table:formula="of:=MEDIAN([.$I324];[.$V324])" office:value-type="float"/>
          <table:table-cell table:formula="of:=MEDIAN([.$J324])" office:value-type="float"/>
          <table:table-cell table:formula="of:=MEDIAN([.$K324];[.$W324])" office:value-type="float"/>
          <table:table-cell table:formula="of:=MEDIAN([.$L324];[.$X324])" office:value-type="float"/>
          <table:table-cell table:formula="of:=MEDIAN([.$M324];[.$Y324])" office:value-type="float"/>
          <table:table-cell table:formula="of:=MEDIAN([.$N324];[.$Z324])" office:value-type="float"/>
          <table:table-cell table:formula="of:=MAX([.$B324];[.$O324])" office:value-type="float"/>
          <table:table-cell table:formula="of:=MAX([.$C324];[.$P324])" office:value-type="float"/>
          <table:table-cell table:formula="of:=MAX([.$D324];[.$Q324])" office:value-type="float"/>
          <table:table-cell table:formula="of:=MAX([.$E324];[.$R324])" office:value-type="float"/>
          <table:table-cell table:formula="of:=MAX([.$F324];[.$S324])" office:value-type="float"/>
          <table:table-cell table:formula="of:=MAX([.$G324];[.$T324])" office:value-type="float"/>
          <table:table-cell table:formula="of:=MAX([.$H324];[.$U324])" office:value-type="float"/>
          <table:table-cell table:formula="of:=MAX([.$I324];[.$V324])" office:value-type="float"/>
          <table:table-cell table:formula="of:=MAX([.$J324])" office:value-type="float"/>
          <table:table-cell table:formula="of:=MAX([.$K324];[.$W324])" office:value-type="float"/>
          <table:table-cell table:formula="of:=MAX([.$L324];[.$X324])" office:value-type="float"/>
          <table:table-cell table:formula="of:=MAX([.$M324];[.$Y324])" office:value-type="float"/>
          <table:table-cell table:formula="of:=MAX([.$N324];[.$Z324])" office:value-type="float"/>
        </table:table-row>
        <table:table-row table:style-name="ro1">
          <table:table-cell office:value-type="string">
            <text:p>p09.pddl/11</text:p>
          </table:table-cell>
          <table:table-cell office:value-type="float" office:value="58.6241"/>
          <table:table-cell office:value-type="float" office:value="58.525"/>
          <table:table-cell office:value-type="float" office:value="55.7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1948.0"/>
          <table:table-cell office:value-type="float" office:value="115698.0"/>
          <table:table-cell office:value-type="float" office:value="112519.0"/>
          <table:table-cell office:value-type="float" office:value="221973.0"/>
          <table:table-cell office:value-type="float" office:value="112533.0"/>
          <table:table-cell office:value-type="float" office:value="0.0"/>
          <table:table-cell office:value-type="float" office:value="0.0"/>
          <table:table-cell office:value-type="float" office:value="5.26301"/>
          <table:table-cell office:value-type="float" office:value="5.183"/>
          <table:table-cell office:value-type="float" office:value="2.48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6664.0"/>
          <table:table-cell office:value-type="float" office:value="9762.0"/>
          <table:table-cell office:value-type="float" office:value="221973.0"/>
          <table:table-cell office:value-type="float" office:value="112533.0"/>
          <table:table-cell office:value-type="float" office:value="0.0"/>
          <table:table-cell office:value-type="float" office:value="0.0"/>
          <table:table-cell table:formula="of:=MIN([.$B325];[.$O325])" office:value-type="float"/>
          <table:table-cell table:formula="of:=MIN([.$C325];[.$P325])" office:value-type="float"/>
          <table:table-cell table:formula="of:=MIN([.$D325];[.$Q325])" office:value-type="float"/>
          <table:table-cell table:formula="of:=MIN([.$E325];[.$R325])" office:value-type="float"/>
          <table:table-cell table:formula="of:=MIN([.$F325];[.$S325])" office:value-type="float"/>
          <table:table-cell table:formula="of:=MIN([.$G325];[.$T325])" office:value-type="float"/>
          <table:table-cell table:formula="of:=MIN([.$H325];[.$U325])" office:value-type="float"/>
          <table:table-cell table:formula="of:=MIN([.$I325];[.$V325])" office:value-type="float"/>
          <table:table-cell table:formula="of:=MIN([.$J325])" office:value-type="float"/>
          <table:table-cell table:formula="of:=MIN([.$K325];[.$W325])" office:value-type="float"/>
          <table:table-cell table:formula="of:=MIN([.$L325];[.$X325])" office:value-type="float"/>
          <table:table-cell table:formula="of:=MIN([.$M325];[.$Y325])" office:value-type="float"/>
          <table:table-cell table:formula="of:=MIN([.$N325];[.$Z325])" office:value-type="float"/>
          <table:table-cell table:formula="of:=MEDIAN([.$B325];[.$O325])" office:value-type="float"/>
          <table:table-cell table:formula="of:=MEDIAN([.$C325];[.$P325])" office:value-type="float"/>
          <table:table-cell table:formula="of:=MEDIAN([.$D325];[.$Q325])" office:value-type="float"/>
          <table:table-cell table:formula="of:=MEDIAN([.$E325];[.$R325])" office:value-type="float"/>
          <table:table-cell table:formula="of:=MEDIAN([.$F325];[.$S325])" office:value-type="float"/>
          <table:table-cell table:formula="of:=MEDIAN([.$G325];[.$T325])" office:value-type="float"/>
          <table:table-cell table:formula="of:=MEDIAN([.$H325];[.$U325])" office:value-type="float"/>
          <table:table-cell table:formula="of:=MEDIAN([.$I325];[.$V325])" office:value-type="float"/>
          <table:table-cell table:formula="of:=MEDIAN([.$J325])" office:value-type="float"/>
          <table:table-cell table:formula="of:=MEDIAN([.$K325];[.$W325])" office:value-type="float"/>
          <table:table-cell table:formula="of:=MEDIAN([.$L325];[.$X325])" office:value-type="float"/>
          <table:table-cell table:formula="of:=MEDIAN([.$M325];[.$Y325])" office:value-type="float"/>
          <table:table-cell table:formula="of:=MEDIAN([.$N325];[.$Z325])" office:value-type="float"/>
          <table:table-cell table:formula="of:=MAX([.$B325];[.$O325])" office:value-type="float"/>
          <table:table-cell table:formula="of:=MAX([.$C325];[.$P325])" office:value-type="float"/>
          <table:table-cell table:formula="of:=MAX([.$D325];[.$Q325])" office:value-type="float"/>
          <table:table-cell table:formula="of:=MAX([.$E325];[.$R325])" office:value-type="float"/>
          <table:table-cell table:formula="of:=MAX([.$F325];[.$S325])" office:value-type="float"/>
          <table:table-cell table:formula="of:=MAX([.$G325];[.$T325])" office:value-type="float"/>
          <table:table-cell table:formula="of:=MAX([.$H325];[.$U325])" office:value-type="float"/>
          <table:table-cell table:formula="of:=MAX([.$I325];[.$V325])" office:value-type="float"/>
          <table:table-cell table:formula="of:=MAX([.$J325])" office:value-type="float"/>
          <table:table-cell table:formula="of:=MAX([.$K325];[.$W325])" office:value-type="float"/>
          <table:table-cell table:formula="of:=MAX([.$L325];[.$X325])" office:value-type="float"/>
          <table:table-cell table:formula="of:=MAX([.$M325];[.$Y325])" office:value-type="float"/>
          <table:table-cell table:formula="of:=MAX([.$N325];[.$Z325])" office:value-type="float"/>
        </table:table-row>
        <table:table-row table:style-name="ro1">
          <table:table-cell office:value-type="string">
            <text:p>p09.pddl/12</text:p>
          </table:table-cell>
          <table:table-cell office:value-type="float" office:value="157.159"/>
          <table:table-cell office:value-type="float" office:value="157.067"/>
          <table:table-cell office:value-type="float" office:value="153.86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40152.0"/>
          <table:table-cell office:value-type="float" office:value="227214.0"/>
          <table:table-cell office:value-type="float" office:value="224612.0"/>
          <table:table-cell office:value-type="float" office:value="241273.0"/>
          <table:table-cell office:value-type="float" office:value="128405.0"/>
          <table:table-cell office:value-type="float" office:value="0.0"/>
          <table:table-cell office:value-type="float" office:value="0.0"/>
          <table:table-cell office:value-type="float" office:value="7.68324"/>
          <table:table-cell office:value-type="float" office:value="7.603"/>
          <table:table-cell office:value-type="float" office:value="4.74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770.0"/>
          <table:table-cell office:value-type="float" office:value="15679.0"/>
          <table:table-cell office:value-type="float" office:value="241273.0"/>
          <table:table-cell office:value-type="float" office:value="128405.0"/>
          <table:table-cell office:value-type="float" office:value="0.0"/>
          <table:table-cell office:value-type="float" office:value="0.0"/>
          <table:table-cell table:formula="of:=MIN([.$B326];[.$O326])" office:value-type="float"/>
          <table:table-cell table:formula="of:=MIN([.$C326];[.$P326])" office:value-type="float"/>
          <table:table-cell table:formula="of:=MIN([.$D326];[.$Q326])" office:value-type="float"/>
          <table:table-cell table:formula="of:=MIN([.$E326];[.$R326])" office:value-type="float"/>
          <table:table-cell table:formula="of:=MIN([.$F326];[.$S326])" office:value-type="float"/>
          <table:table-cell table:formula="of:=MIN([.$G326];[.$T326])" office:value-type="float"/>
          <table:table-cell table:formula="of:=MIN([.$H326];[.$U326])" office:value-type="float"/>
          <table:table-cell table:formula="of:=MIN([.$I326];[.$V326])" office:value-type="float"/>
          <table:table-cell table:formula="of:=MIN([.$J326])" office:value-type="float"/>
          <table:table-cell table:formula="of:=MIN([.$K326];[.$W326])" office:value-type="float"/>
          <table:table-cell table:formula="of:=MIN([.$L326];[.$X326])" office:value-type="float"/>
          <table:table-cell table:formula="of:=MIN([.$M326];[.$Y326])" office:value-type="float"/>
          <table:table-cell table:formula="of:=MIN([.$N326];[.$Z326])" office:value-type="float"/>
          <table:table-cell table:formula="of:=MEDIAN([.$B326];[.$O326])" office:value-type="float"/>
          <table:table-cell table:formula="of:=MEDIAN([.$C326];[.$P326])" office:value-type="float"/>
          <table:table-cell table:formula="of:=MEDIAN([.$D326];[.$Q326])" office:value-type="float"/>
          <table:table-cell table:formula="of:=MEDIAN([.$E326];[.$R326])" office:value-type="float"/>
          <table:table-cell table:formula="of:=MEDIAN([.$F326];[.$S326])" office:value-type="float"/>
          <table:table-cell table:formula="of:=MEDIAN([.$G326];[.$T326])" office:value-type="float"/>
          <table:table-cell table:formula="of:=MEDIAN([.$H326];[.$U326])" office:value-type="float"/>
          <table:table-cell table:formula="of:=MEDIAN([.$I326];[.$V326])" office:value-type="float"/>
          <table:table-cell table:formula="of:=MEDIAN([.$J326])" office:value-type="float"/>
          <table:table-cell table:formula="of:=MEDIAN([.$K326];[.$W326])" office:value-type="float"/>
          <table:table-cell table:formula="of:=MEDIAN([.$L326];[.$X326])" office:value-type="float"/>
          <table:table-cell table:formula="of:=MEDIAN([.$M326];[.$Y326])" office:value-type="float"/>
          <table:table-cell table:formula="of:=MEDIAN([.$N326];[.$Z326])" office:value-type="float"/>
          <table:table-cell table:formula="of:=MAX([.$B326];[.$O326])" office:value-type="float"/>
          <table:table-cell table:formula="of:=MAX([.$C326];[.$P326])" office:value-type="float"/>
          <table:table-cell table:formula="of:=MAX([.$D326];[.$Q326])" office:value-type="float"/>
          <table:table-cell table:formula="of:=MAX([.$E326];[.$R326])" office:value-type="float"/>
          <table:table-cell table:formula="of:=MAX([.$F326];[.$S326])" office:value-type="float"/>
          <table:table-cell table:formula="of:=MAX([.$G326];[.$T326])" office:value-type="float"/>
          <table:table-cell table:formula="of:=MAX([.$H326];[.$U326])" office:value-type="float"/>
          <table:table-cell table:formula="of:=MAX([.$I326];[.$V326])" office:value-type="float"/>
          <table:table-cell table:formula="of:=MAX([.$J326])" office:value-type="float"/>
          <table:table-cell table:formula="of:=MAX([.$K326];[.$W326])" office:value-type="float"/>
          <table:table-cell table:formula="of:=MAX([.$L326];[.$X326])" office:value-type="float"/>
          <table:table-cell table:formula="of:=MAX([.$M326];[.$Y326])" office:value-type="float"/>
          <table:table-cell table:formula="of:=MAX([.$N326];[.$Z326])" office:value-type="float"/>
        </table:table-row>
        <table:table-row table:style-name="ro1">
          <table:table-cell office:value-type="string">
            <text:p>p09.pddl/13</text:p>
          </table:table-cell>
          <table:table-cell office:value-type="float" office:value="268.809"/>
          <table:table-cell office:value-type="float" office:value="268.706"/>
          <table:table-cell office:value-type="float" office:value="265.24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00864.0"/>
          <table:table-cell office:value-type="float" office:value="354851.0"/>
          <table:table-cell office:value-type="float" office:value="351215.0"/>
          <table:table-cell office:value-type="float" office:value="260573.0"/>
          <table:table-cell office:value-type="float" office:value="144375.0"/>
          <table:table-cell office:value-type="float" office:value="0.0"/>
          <table:table-cell office:value-type="float" office:value="0.0"/>
          <table:table-cell office:value-type="float" office:value="12.9022"/>
          <table:table-cell office:value-type="float" office:value="12.814"/>
          <table:table-cell office:value-type="float" office:value="9.53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0458.0"/>
          <table:table-cell office:value-type="float" office:value="28347.0"/>
          <table:table-cell office:value-type="float" office:value="260573.0"/>
          <table:table-cell office:value-type="float" office:value="144375.0"/>
          <table:table-cell office:value-type="float" office:value="0.0"/>
          <table:table-cell office:value-type="float" office:value="0.0"/>
          <table:table-cell table:formula="of:=MIN([.$B327];[.$O327])" office:value-type="float"/>
          <table:table-cell table:formula="of:=MIN([.$C327];[.$P327])" office:value-type="float"/>
          <table:table-cell table:formula="of:=MIN([.$D327];[.$Q327])" office:value-type="float"/>
          <table:table-cell table:formula="of:=MIN([.$E327];[.$R327])" office:value-type="float"/>
          <table:table-cell table:formula="of:=MIN([.$F327];[.$S327])" office:value-type="float"/>
          <table:table-cell table:formula="of:=MIN([.$G327];[.$T327])" office:value-type="float"/>
          <table:table-cell table:formula="of:=MIN([.$H327];[.$U327])" office:value-type="float"/>
          <table:table-cell table:formula="of:=MIN([.$I327];[.$V327])" office:value-type="float"/>
          <table:table-cell table:formula="of:=MIN([.$J327])" office:value-type="float"/>
          <table:table-cell table:formula="of:=MIN([.$K327];[.$W327])" office:value-type="float"/>
          <table:table-cell table:formula="of:=MIN([.$L327];[.$X327])" office:value-type="float"/>
          <table:table-cell table:formula="of:=MIN([.$M327];[.$Y327])" office:value-type="float"/>
          <table:table-cell table:formula="of:=MIN([.$N327];[.$Z327])" office:value-type="float"/>
          <table:table-cell table:formula="of:=MEDIAN([.$B327];[.$O327])" office:value-type="float"/>
          <table:table-cell table:formula="of:=MEDIAN([.$C327];[.$P327])" office:value-type="float"/>
          <table:table-cell table:formula="of:=MEDIAN([.$D327];[.$Q327])" office:value-type="float"/>
          <table:table-cell table:formula="of:=MEDIAN([.$E327];[.$R327])" office:value-type="float"/>
          <table:table-cell table:formula="of:=MEDIAN([.$F327];[.$S327])" office:value-type="float"/>
          <table:table-cell table:formula="of:=MEDIAN([.$G327];[.$T327])" office:value-type="float"/>
          <table:table-cell table:formula="of:=MEDIAN([.$H327];[.$U327])" office:value-type="float"/>
          <table:table-cell table:formula="of:=MEDIAN([.$I327];[.$V327])" office:value-type="float"/>
          <table:table-cell table:formula="of:=MEDIAN([.$J327])" office:value-type="float"/>
          <table:table-cell table:formula="of:=MEDIAN([.$K327];[.$W327])" office:value-type="float"/>
          <table:table-cell table:formula="of:=MEDIAN([.$L327];[.$X327])" office:value-type="float"/>
          <table:table-cell table:formula="of:=MEDIAN([.$M327];[.$Y327])" office:value-type="float"/>
          <table:table-cell table:formula="of:=MEDIAN([.$N327];[.$Z327])" office:value-type="float"/>
          <table:table-cell table:formula="of:=MAX([.$B327];[.$O327])" office:value-type="float"/>
          <table:table-cell table:formula="of:=MAX([.$C327];[.$P327])" office:value-type="float"/>
          <table:table-cell table:formula="of:=MAX([.$D327];[.$Q327])" office:value-type="float"/>
          <table:table-cell table:formula="of:=MAX([.$E327];[.$R327])" office:value-type="float"/>
          <table:table-cell table:formula="of:=MAX([.$F327];[.$S327])" office:value-type="float"/>
          <table:table-cell table:formula="of:=MAX([.$G327];[.$T327])" office:value-type="float"/>
          <table:table-cell table:formula="of:=MAX([.$H327];[.$U327])" office:value-type="float"/>
          <table:table-cell table:formula="of:=MAX([.$I327];[.$V327])" office:value-type="float"/>
          <table:table-cell table:formula="of:=MAX([.$J327])" office:value-type="float"/>
          <table:table-cell table:formula="of:=MAX([.$K327];[.$W327])" office:value-type="float"/>
          <table:table-cell table:formula="of:=MAX([.$L327];[.$X327])" office:value-type="float"/>
          <table:table-cell table:formula="of:=MAX([.$M327];[.$Y327])" office:value-type="float"/>
          <table:table-cell table:formula="of:=MAX([.$N327];[.$Z327])" office:value-type="float"/>
        </table:table-row>
        <table:table-row table:style-name="ro1">
          <table:table-cell office:value-type="string">
            <text:p>p09.pddl/14</text:p>
          </table:table-cell>
          <table:table-cell office:value-type="float" office:value="300.0"/>
          <table:table-cell office:value-type="float" office:value="299.986"/>
          <table:table-cell office:value-type="float" office:value="296.3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1211.0"/>
          <table:table-cell office:value-type="float" office:value="425481.0"/>
          <table:table-cell office:value-type="float" office:value="420981.0"/>
          <table:table-cell office:value-type="float" office:value="279873.0"/>
          <table:table-cell office:value-type="float" office:value="160348.0"/>
          <table:table-cell office:value-type="float" office:value="0.0"/>
          <table:table-cell office:value-type="float" office:value="0.0"/>
          <table:table-cell office:value-type="float" office:value="22.4496"/>
          <table:table-cell office:value-type="float" office:value="22.361"/>
          <table:table-cell office:value-type="float" office:value="18.57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3036.0"/>
          <table:table-cell office:value-type="float" office:value="45609.0"/>
          <table:table-cell office:value-type="float" office:value="279873.0"/>
          <table:table-cell office:value-type="float" office:value="160348.0"/>
          <table:table-cell office:value-type="float" office:value="0.0"/>
          <table:table-cell office:value-type="float" office:value="0.0"/>
          <table:table-cell table:formula="of:=MIN([.$B328];[.$O328])" office:value-type="float"/>
          <table:table-cell table:formula="of:=MIN([.$C328];[.$P328])" office:value-type="float"/>
          <table:table-cell table:formula="of:=MIN([.$D328];[.$Q328])" office:value-type="float"/>
          <table:table-cell table:formula="of:=MIN([.$E328];[.$R328])" office:value-type="float"/>
          <table:table-cell table:formula="of:=MIN([.$F328];[.$S328])" office:value-type="float"/>
          <table:table-cell table:formula="of:=MIN([.$G328];[.$T328])" office:value-type="float"/>
          <table:table-cell table:formula="of:=MIN([.$H328];[.$U328])" office:value-type="float"/>
          <table:table-cell table:formula="of:=MIN([.$I328];[.$V328])" office:value-type="float"/>
          <table:table-cell table:formula="of:=MIN([.$J328])" office:value-type="float"/>
          <table:table-cell table:formula="of:=MIN([.$K328];[.$W328])" office:value-type="float"/>
          <table:table-cell table:formula="of:=MIN([.$L328];[.$X328])" office:value-type="float"/>
          <table:table-cell table:formula="of:=MIN([.$M328];[.$Y328])" office:value-type="float"/>
          <table:table-cell table:formula="of:=MIN([.$N328];[.$Z328])" office:value-type="float"/>
          <table:table-cell table:formula="of:=MEDIAN([.$B328];[.$O328])" office:value-type="float"/>
          <table:table-cell table:formula="of:=MEDIAN([.$C328];[.$P328])" office:value-type="float"/>
          <table:table-cell table:formula="of:=MEDIAN([.$D328];[.$Q328])" office:value-type="float"/>
          <table:table-cell table:formula="of:=MEDIAN([.$E328];[.$R328])" office:value-type="float"/>
          <table:table-cell table:formula="of:=MEDIAN([.$F328];[.$S328])" office:value-type="float"/>
          <table:table-cell table:formula="of:=MEDIAN([.$G328];[.$T328])" office:value-type="float"/>
          <table:table-cell table:formula="of:=MEDIAN([.$H328];[.$U328])" office:value-type="float"/>
          <table:table-cell table:formula="of:=MEDIAN([.$I328];[.$V328])" office:value-type="float"/>
          <table:table-cell table:formula="of:=MEDIAN([.$J328])" office:value-type="float"/>
          <table:table-cell table:formula="of:=MEDIAN([.$K328];[.$W328])" office:value-type="float"/>
          <table:table-cell table:formula="of:=MEDIAN([.$L328];[.$X328])" office:value-type="float"/>
          <table:table-cell table:formula="of:=MEDIAN([.$M328];[.$Y328])" office:value-type="float"/>
          <table:table-cell table:formula="of:=MEDIAN([.$N328];[.$Z328])" office:value-type="float"/>
          <table:table-cell table:formula="of:=MAX([.$B328];[.$O328])" office:value-type="float"/>
          <table:table-cell table:formula="of:=MAX([.$C328];[.$P328])" office:value-type="float"/>
          <table:table-cell table:formula="of:=MAX([.$D328];[.$Q328])" office:value-type="float"/>
          <table:table-cell table:formula="of:=MAX([.$E328];[.$R328])" office:value-type="float"/>
          <table:table-cell table:formula="of:=MAX([.$F328];[.$S328])" office:value-type="float"/>
          <table:table-cell table:formula="of:=MAX([.$G328];[.$T328])" office:value-type="float"/>
          <table:table-cell table:formula="of:=MAX([.$H328];[.$U328])" office:value-type="float"/>
          <table:table-cell table:formula="of:=MAX([.$I328];[.$V328])" office:value-type="float"/>
          <table:table-cell table:formula="of:=MAX([.$J328])" office:value-type="float"/>
          <table:table-cell table:formula="of:=MAX([.$K328];[.$W328])" office:value-type="float"/>
          <table:table-cell table:formula="of:=MAX([.$L328];[.$X328])" office:value-type="float"/>
          <table:table-cell table:formula="of:=MAX([.$M328];[.$Y328])" office:value-type="float"/>
          <table:table-cell table:formula="of:=MAX([.$N328];[.$Z328])" office:value-type="float"/>
        </table:table-row>
        <table:table-row table:style-name="ro1">
          <table:table-cell office:value-type="string">
            <text:p>p09.pddl/15</text:p>
          </table:table-cell>
          <table:table-cell office:value-type="float" office:value="300.0"/>
          <table:table-cell office:value-type="float" office:value="299.986"/>
          <table:table-cell office:value-type="float" office:value="296.1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29002.0"/>
          <table:table-cell office:value-type="float" office:value="421217.0"/>
          <table:table-cell office:value-type="float" office:value="417291.0"/>
          <table:table-cell office:value-type="float" office:value="299173.0"/>
          <table:table-cell office:value-type="float" office:value="176321.0"/>
          <table:table-cell office:value-type="float" office:value="0.0"/>
          <table:table-cell office:value-type="float" office:value="0.0"/>
          <table:table-cell office:value-type="float" office:value="33.5515"/>
          <table:table-cell office:value-type="float" office:value="33.448"/>
          <table:table-cell office:value-type="float" office:value="29.8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7099.0"/>
          <table:table-cell office:value-type="float" office:value="64595.0"/>
          <table:table-cell office:value-type="float" office:value="299173.0"/>
          <table:table-cell office:value-type="float" office:value="176321.0"/>
          <table:table-cell office:value-type="float" office:value="0.0"/>
          <table:table-cell office:value-type="float" office:value="0.0"/>
          <table:table-cell table:formula="of:=MIN([.$B329];[.$O329])" office:value-type="float"/>
          <table:table-cell table:formula="of:=MIN([.$C329];[.$P329])" office:value-type="float"/>
          <table:table-cell table:formula="of:=MIN([.$D329];[.$Q329])" office:value-type="float"/>
          <table:table-cell table:formula="of:=MIN([.$E329];[.$R329])" office:value-type="float"/>
          <table:table-cell table:formula="of:=MIN([.$F329];[.$S329])" office:value-type="float"/>
          <table:table-cell table:formula="of:=MIN([.$G329];[.$T329])" office:value-type="float"/>
          <table:table-cell table:formula="of:=MIN([.$H329];[.$U329])" office:value-type="float"/>
          <table:table-cell table:formula="of:=MIN([.$I329];[.$V329])" office:value-type="float"/>
          <table:table-cell table:formula="of:=MIN([.$J329])" office:value-type="float"/>
          <table:table-cell table:formula="of:=MIN([.$K329];[.$W329])" office:value-type="float"/>
          <table:table-cell table:formula="of:=MIN([.$L329];[.$X329])" office:value-type="float"/>
          <table:table-cell table:formula="of:=MIN([.$M329];[.$Y329])" office:value-type="float"/>
          <table:table-cell table:formula="of:=MIN([.$N329];[.$Z329])" office:value-type="float"/>
          <table:table-cell table:formula="of:=MEDIAN([.$B329];[.$O329])" office:value-type="float"/>
          <table:table-cell table:formula="of:=MEDIAN([.$C329];[.$P329])" office:value-type="float"/>
          <table:table-cell table:formula="of:=MEDIAN([.$D329];[.$Q329])" office:value-type="float"/>
          <table:table-cell table:formula="of:=MEDIAN([.$E329];[.$R329])" office:value-type="float"/>
          <table:table-cell table:formula="of:=MEDIAN([.$F329];[.$S329])" office:value-type="float"/>
          <table:table-cell table:formula="of:=MEDIAN([.$G329];[.$T329])" office:value-type="float"/>
          <table:table-cell table:formula="of:=MEDIAN([.$H329];[.$U329])" office:value-type="float"/>
          <table:table-cell table:formula="of:=MEDIAN([.$I329];[.$V329])" office:value-type="float"/>
          <table:table-cell table:formula="of:=MEDIAN([.$J329])" office:value-type="float"/>
          <table:table-cell table:formula="of:=MEDIAN([.$K329];[.$W329])" office:value-type="float"/>
          <table:table-cell table:formula="of:=MEDIAN([.$L329];[.$X329])" office:value-type="float"/>
          <table:table-cell table:formula="of:=MEDIAN([.$M329];[.$Y329])" office:value-type="float"/>
          <table:table-cell table:formula="of:=MEDIAN([.$N329];[.$Z329])" office:value-type="float"/>
          <table:table-cell table:formula="of:=MAX([.$B329];[.$O329])" office:value-type="float"/>
          <table:table-cell table:formula="of:=MAX([.$C329];[.$P329])" office:value-type="float"/>
          <table:table-cell table:formula="of:=MAX([.$D329];[.$Q329])" office:value-type="float"/>
          <table:table-cell table:formula="of:=MAX([.$E329];[.$R329])" office:value-type="float"/>
          <table:table-cell table:formula="of:=MAX([.$F329];[.$S329])" office:value-type="float"/>
          <table:table-cell table:formula="of:=MAX([.$G329];[.$T329])" office:value-type="float"/>
          <table:table-cell table:formula="of:=MAX([.$H329];[.$U329])" office:value-type="float"/>
          <table:table-cell table:formula="of:=MAX([.$I329];[.$V329])" office:value-type="float"/>
          <table:table-cell table:formula="of:=MAX([.$J329])" office:value-type="float"/>
          <table:table-cell table:formula="of:=MAX([.$K329];[.$W329])" office:value-type="float"/>
          <table:table-cell table:formula="of:=MAX([.$L329];[.$X329])" office:value-type="float"/>
          <table:table-cell table:formula="of:=MAX([.$M329];[.$Y329])" office:value-type="float"/>
          <table:table-cell table:formula="of:=MAX([.$N329];[.$Z329])" office:value-type="float"/>
        </table:table-row>
        <table:table-row table:style-name="ro1">
          <table:table-cell office:value-type="string">
            <text:p>p09.pddl/16</text:p>
          </table:table-cell>
          <table:table-cell office:value-type="float" office:value="300.0"/>
          <table:table-cell office:value-type="float" office:value="299.988"/>
          <table:table-cell office:value-type="float" office:value="295.7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20575.0"/>
          <table:table-cell office:value-type="float" office:value="433978.0"/>
          <table:table-cell office:value-type="float" office:value="428570.0"/>
          <table:table-cell office:value-type="float" office:value="318473.0"/>
          <table:table-cell office:value-type="float" office:value="192294.0"/>
          <table:table-cell office:value-type="float" office:value="0.0"/>
          <table:table-cell office:value-type="float" office:value="0.0"/>
          <table:table-cell office:value-type="float" office:value="63.0771"/>
          <table:table-cell office:value-type="float" office:value="62.954"/>
          <table:table-cell office:value-type="float" office:value="59.14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78878.0"/>
          <table:table-cell office:value-type="float" office:value="107258.0"/>
          <table:table-cell office:value-type="float" office:value="318473.0"/>
          <table:table-cell office:value-type="float" office:value="192294.0"/>
          <table:table-cell office:value-type="float" office:value="0.0"/>
          <table:table-cell office:value-type="float" office:value="0.0"/>
          <table:table-cell table:formula="of:=MIN([.$B330];[.$O330])" office:value-type="float"/>
          <table:table-cell table:formula="of:=MIN([.$C330];[.$P330])" office:value-type="float"/>
          <table:table-cell table:formula="of:=MIN([.$D330];[.$Q330])" office:value-type="float"/>
          <table:table-cell table:formula="of:=MIN([.$E330];[.$R330])" office:value-type="float"/>
          <table:table-cell table:formula="of:=MIN([.$F330];[.$S330])" office:value-type="float"/>
          <table:table-cell table:formula="of:=MIN([.$G330];[.$T330])" office:value-type="float"/>
          <table:table-cell table:formula="of:=MIN([.$H330];[.$U330])" office:value-type="float"/>
          <table:table-cell table:formula="of:=MIN([.$I330];[.$V330])" office:value-type="float"/>
          <table:table-cell table:formula="of:=MIN([.$J330])" office:value-type="float"/>
          <table:table-cell table:formula="of:=MIN([.$K330];[.$W330])" office:value-type="float"/>
          <table:table-cell table:formula="of:=MIN([.$L330];[.$X330])" office:value-type="float"/>
          <table:table-cell table:formula="of:=MIN([.$M330];[.$Y330])" office:value-type="float"/>
          <table:table-cell table:formula="of:=MIN([.$N330];[.$Z330])" office:value-type="float"/>
          <table:table-cell table:formula="of:=MEDIAN([.$B330];[.$O330])" office:value-type="float"/>
          <table:table-cell table:formula="of:=MEDIAN([.$C330];[.$P330])" office:value-type="float"/>
          <table:table-cell table:formula="of:=MEDIAN([.$D330];[.$Q330])" office:value-type="float"/>
          <table:table-cell table:formula="of:=MEDIAN([.$E330];[.$R330])" office:value-type="float"/>
          <table:table-cell table:formula="of:=MEDIAN([.$F330];[.$S330])" office:value-type="float"/>
          <table:table-cell table:formula="of:=MEDIAN([.$G330];[.$T330])" office:value-type="float"/>
          <table:table-cell table:formula="of:=MEDIAN([.$H330];[.$U330])" office:value-type="float"/>
          <table:table-cell table:formula="of:=MEDIAN([.$I330];[.$V330])" office:value-type="float"/>
          <table:table-cell table:formula="of:=MEDIAN([.$J330])" office:value-type="float"/>
          <table:table-cell table:formula="of:=MEDIAN([.$K330];[.$W330])" office:value-type="float"/>
          <table:table-cell table:formula="of:=MEDIAN([.$L330];[.$X330])" office:value-type="float"/>
          <table:table-cell table:formula="of:=MEDIAN([.$M330];[.$Y330])" office:value-type="float"/>
          <table:table-cell table:formula="of:=MEDIAN([.$N330];[.$Z330])" office:value-type="float"/>
          <table:table-cell table:formula="of:=MAX([.$B330];[.$O330])" office:value-type="float"/>
          <table:table-cell table:formula="of:=MAX([.$C330];[.$P330])" office:value-type="float"/>
          <table:table-cell table:formula="of:=MAX([.$D330];[.$Q330])" office:value-type="float"/>
          <table:table-cell table:formula="of:=MAX([.$E330];[.$R330])" office:value-type="float"/>
          <table:table-cell table:formula="of:=MAX([.$F330];[.$S330])" office:value-type="float"/>
          <table:table-cell table:formula="of:=MAX([.$G330];[.$T330])" office:value-type="float"/>
          <table:table-cell table:formula="of:=MAX([.$H330];[.$U330])" office:value-type="float"/>
          <table:table-cell table:formula="of:=MAX([.$I330];[.$V330])" office:value-type="float"/>
          <table:table-cell table:formula="of:=MAX([.$J330])" office:value-type="float"/>
          <table:table-cell table:formula="of:=MAX([.$K330];[.$W330])" office:value-type="float"/>
          <table:table-cell table:formula="of:=MAX([.$L330];[.$X330])" office:value-type="float"/>
          <table:table-cell table:formula="of:=MAX([.$M330];[.$Y330])" office:value-type="float"/>
          <table:table-cell table:formula="of:=MAX([.$N330];[.$Z330])" office:value-type="float"/>
        </table:table-row>
        <table:table-row table:style-name="ro1">
          <table:table-cell office:value-type="string">
            <text:p>p09.pddl/17</text:p>
          </table:table-cell>
          <table:table-cell office:value-type="float" office:value="300.0"/>
          <table:table-cell office:value-type="float" office:value="299.991"/>
          <table:table-cell office:value-type="float" office:value="295.6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29789.0"/>
          <table:table-cell office:value-type="float" office:value="466994.0"/>
          <table:table-cell office:value-type="float" office:value="460097.0"/>
          <table:table-cell office:value-type="float" office:value="337773.0"/>
          <table:table-cell office:value-type="float" office:value="208267.0"/>
          <table:table-cell office:value-type="float" office:value="0.0"/>
          <table:table-cell office:value-type="float" office:value="0.0"/>
          <table:table-cell office:value-type="float" office:value="156.682"/>
          <table:table-cell office:value-type="float" office:value="156.558"/>
          <table:table-cell office:value-type="float" office:value="152.44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60441.0"/>
          <table:table-cell office:value-type="float" office:value="209156.0"/>
          <table:table-cell office:value-type="float" office:value="337773.0"/>
          <table:table-cell office:value-type="float" office:value="208267.0"/>
          <table:table-cell office:value-type="float" office:value="0.0"/>
          <table:table-cell office:value-type="float" office:value="0.0"/>
          <table:table-cell table:formula="of:=MIN([.$B331];[.$O331])" office:value-type="float"/>
          <table:table-cell table:formula="of:=MIN([.$C331];[.$P331])" office:value-type="float"/>
          <table:table-cell table:formula="of:=MIN([.$D331];[.$Q331])" office:value-type="float"/>
          <table:table-cell table:formula="of:=MIN([.$E331];[.$R331])" office:value-type="float"/>
          <table:table-cell table:formula="of:=MIN([.$F331];[.$S331])" office:value-type="float"/>
          <table:table-cell table:formula="of:=MIN([.$G331];[.$T331])" office:value-type="float"/>
          <table:table-cell table:formula="of:=MIN([.$H331];[.$U331])" office:value-type="float"/>
          <table:table-cell table:formula="of:=MIN([.$I331];[.$V331])" office:value-type="float"/>
          <table:table-cell table:formula="of:=MIN([.$J331])" office:value-type="float"/>
          <table:table-cell table:formula="of:=MIN([.$K331];[.$W331])" office:value-type="float"/>
          <table:table-cell table:formula="of:=MIN([.$L331];[.$X331])" office:value-type="float"/>
          <table:table-cell table:formula="of:=MIN([.$M331];[.$Y331])" office:value-type="float"/>
          <table:table-cell table:formula="of:=MIN([.$N331];[.$Z331])" office:value-type="float"/>
          <table:table-cell table:formula="of:=MEDIAN([.$B331];[.$O331])" office:value-type="float"/>
          <table:table-cell table:formula="of:=MEDIAN([.$C331];[.$P331])" office:value-type="float"/>
          <table:table-cell table:formula="of:=MEDIAN([.$D331];[.$Q331])" office:value-type="float"/>
          <table:table-cell table:formula="of:=MEDIAN([.$E331];[.$R331])" office:value-type="float"/>
          <table:table-cell table:formula="of:=MEDIAN([.$F331];[.$S331])" office:value-type="float"/>
          <table:table-cell table:formula="of:=MEDIAN([.$G331];[.$T331])" office:value-type="float"/>
          <table:table-cell table:formula="of:=MEDIAN([.$H331];[.$U331])" office:value-type="float"/>
          <table:table-cell table:formula="of:=MEDIAN([.$I331];[.$V331])" office:value-type="float"/>
          <table:table-cell table:formula="of:=MEDIAN([.$J331])" office:value-type="float"/>
          <table:table-cell table:formula="of:=MEDIAN([.$K331];[.$W331])" office:value-type="float"/>
          <table:table-cell table:formula="of:=MEDIAN([.$L331];[.$X331])" office:value-type="float"/>
          <table:table-cell table:formula="of:=MEDIAN([.$M331];[.$Y331])" office:value-type="float"/>
          <table:table-cell table:formula="of:=MEDIAN([.$N331];[.$Z331])" office:value-type="float"/>
          <table:table-cell table:formula="of:=MAX([.$B331];[.$O331])" office:value-type="float"/>
          <table:table-cell table:formula="of:=MAX([.$C331];[.$P331])" office:value-type="float"/>
          <table:table-cell table:formula="of:=MAX([.$D331];[.$Q331])" office:value-type="float"/>
          <table:table-cell table:formula="of:=MAX([.$E331];[.$R331])" office:value-type="float"/>
          <table:table-cell table:formula="of:=MAX([.$F331];[.$S331])" office:value-type="float"/>
          <table:table-cell table:formula="of:=MAX([.$G331];[.$T331])" office:value-type="float"/>
          <table:table-cell table:formula="of:=MAX([.$H331];[.$U331])" office:value-type="float"/>
          <table:table-cell table:formula="of:=MAX([.$I331];[.$V331])" office:value-type="float"/>
          <table:table-cell table:formula="of:=MAX([.$J331])" office:value-type="float"/>
          <table:table-cell table:formula="of:=MAX([.$K331];[.$W331])" office:value-type="float"/>
          <table:table-cell table:formula="of:=MAX([.$L331];[.$X331])" office:value-type="float"/>
          <table:table-cell table:formula="of:=MAX([.$M331];[.$Y331])" office:value-type="float"/>
          <table:table-cell table:formula="of:=MAX([.$N331];[.$Z331])" office:value-type="float"/>
        </table:table-row>
        <table:table-row table:style-name="ro1">
          <table:table-cell office:value-type="string">
            <text:p>p09.pddl/18</text:p>
          </table:table-cell>
          <table:table-cell office:value-type="float" office:value="300.0"/>
          <table:table-cell office:value-type="float" office:value="299.99"/>
          <table:table-cell office:value-type="float" office:value="295.2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20984.0"/>
          <table:table-cell office:value-type="float" office:value="420020.0"/>
          <table:table-cell office:value-type="float" office:value="413818.0"/>
          <table:table-cell office:value-type="float" office:value="357073.0"/>
          <table:table-cell office:value-type="float" office:value="224240.0"/>
          <table:table-cell office:value-type="float" office:value="0.0"/>
          <table:table-cell office:value-type="float" office:value="0.0"/>
          <table:table-cell office:value-type="float" office:value="267.08"/>
          <table:table-cell office:value-type="float" office:value="266.963"/>
          <table:table-cell office:value-type="float" office:value="262.48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78807.0"/>
          <table:table-cell office:value-type="float" office:value="367227.0"/>
          <table:table-cell office:value-type="float" office:value="357073.0"/>
          <table:table-cell office:value-type="float" office:value="224240.0"/>
          <table:table-cell office:value-type="float" office:value="0.0"/>
          <table:table-cell office:value-type="float" office:value="0.0"/>
          <table:table-cell table:formula="of:=MIN([.$B332];[.$O332])" office:value-type="float"/>
          <table:table-cell table:formula="of:=MIN([.$C332];[.$P332])" office:value-type="float"/>
          <table:table-cell table:formula="of:=MIN([.$D332];[.$Q332])" office:value-type="float"/>
          <table:table-cell table:formula="of:=MIN([.$E332];[.$R332])" office:value-type="float"/>
          <table:table-cell table:formula="of:=MIN([.$F332];[.$S332])" office:value-type="float"/>
          <table:table-cell table:formula="of:=MIN([.$G332];[.$T332])" office:value-type="float"/>
          <table:table-cell table:formula="of:=MIN([.$H332];[.$U332])" office:value-type="float"/>
          <table:table-cell table:formula="of:=MIN([.$I332];[.$V332])" office:value-type="float"/>
          <table:table-cell table:formula="of:=MIN([.$J332])" office:value-type="float"/>
          <table:table-cell table:formula="of:=MIN([.$K332];[.$W332])" office:value-type="float"/>
          <table:table-cell table:formula="of:=MIN([.$L332];[.$X332])" office:value-type="float"/>
          <table:table-cell table:formula="of:=MIN([.$M332];[.$Y332])" office:value-type="float"/>
          <table:table-cell table:formula="of:=MIN([.$N332];[.$Z332])" office:value-type="float"/>
          <table:table-cell table:formula="of:=MEDIAN([.$B332];[.$O332])" office:value-type="float"/>
          <table:table-cell table:formula="of:=MEDIAN([.$C332];[.$P332])" office:value-type="float"/>
          <table:table-cell table:formula="of:=MEDIAN([.$D332];[.$Q332])" office:value-type="float"/>
          <table:table-cell table:formula="of:=MEDIAN([.$E332];[.$R332])" office:value-type="float"/>
          <table:table-cell table:formula="of:=MEDIAN([.$F332];[.$S332])" office:value-type="float"/>
          <table:table-cell table:formula="of:=MEDIAN([.$G332];[.$T332])" office:value-type="float"/>
          <table:table-cell table:formula="of:=MEDIAN([.$H332];[.$U332])" office:value-type="float"/>
          <table:table-cell table:formula="of:=MEDIAN([.$I332];[.$V332])" office:value-type="float"/>
          <table:table-cell table:formula="of:=MEDIAN([.$J332])" office:value-type="float"/>
          <table:table-cell table:formula="of:=MEDIAN([.$K332];[.$W332])" office:value-type="float"/>
          <table:table-cell table:formula="of:=MEDIAN([.$L332];[.$X332])" office:value-type="float"/>
          <table:table-cell table:formula="of:=MEDIAN([.$M332];[.$Y332])" office:value-type="float"/>
          <table:table-cell table:formula="of:=MEDIAN([.$N332];[.$Z332])" office:value-type="float"/>
          <table:table-cell table:formula="of:=MAX([.$B332];[.$O332])" office:value-type="float"/>
          <table:table-cell table:formula="of:=MAX([.$C332];[.$P332])" office:value-type="float"/>
          <table:table-cell table:formula="of:=MAX([.$D332];[.$Q332])" office:value-type="float"/>
          <table:table-cell table:formula="of:=MAX([.$E332];[.$R332])" office:value-type="float"/>
          <table:table-cell table:formula="of:=MAX([.$F332];[.$S332])" office:value-type="float"/>
          <table:table-cell table:formula="of:=MAX([.$G332];[.$T332])" office:value-type="float"/>
          <table:table-cell table:formula="of:=MAX([.$H332];[.$U332])" office:value-type="float"/>
          <table:table-cell table:formula="of:=MAX([.$I332];[.$V332])" office:value-type="float"/>
          <table:table-cell table:formula="of:=MAX([.$J332])" office:value-type="float"/>
          <table:table-cell table:formula="of:=MAX([.$K332];[.$W332])" office:value-type="float"/>
          <table:table-cell table:formula="of:=MAX([.$L332];[.$X332])" office:value-type="float"/>
          <table:table-cell table:formula="of:=MAX([.$M332];[.$Y332])" office:value-type="float"/>
          <table:table-cell table:formula="of:=MAX([.$N332];[.$Z332])" office:value-type="float"/>
        </table:table-row>
        <table:table-row table:style-name="ro1">
          <table:table-cell office:value-type="string">
            <text:p>p09.pddl/19</text:p>
          </table:table-cell>
          <table:table-cell office:value-type="float" office:value="300.0"/>
          <table:table-cell office:value-type="float" office:value="299.99"/>
          <table:table-cell office:value-type="float" office:value="295.0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4229.0"/>
          <table:table-cell office:value-type="float" office:value="441116.0"/>
          <table:table-cell office:value-type="float" office:value="433994.0"/>
          <table:table-cell office:value-type="float" office:value="376373.0"/>
          <table:table-cell office:value-type="float" office:value="24021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300.009"/>
          <table:table-cell office:value-type="float" office:value="295.1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80116.0"/>
          <table:table-cell office:value-type="float" office:value="376855.0"/>
          <table:table-cell office:value-type="float" office:value="376373.0"/>
          <table:table-cell office:value-type="float" office:value="240213.0"/>
          <table:table-cell office:value-type="float" office:value="0.0"/>
          <table:table-cell office:value-type="float" office:value="0.0"/>
          <table:table-cell table:formula="of:=MIN([.$B333];[.$O333])" office:value-type="float"/>
          <table:table-cell table:formula="of:=MIN([.$C333];[.$P333])" office:value-type="float"/>
          <table:table-cell table:formula="of:=MIN([.$D333];[.$Q333])" office:value-type="float"/>
          <table:table-cell table:formula="of:=MIN([.$E333];[.$R333])" office:value-type="float"/>
          <table:table-cell table:formula="of:=MIN([.$F333];[.$S333])" office:value-type="float"/>
          <table:table-cell table:formula="of:=MIN([.$G333];[.$T333])" office:value-type="float"/>
          <table:table-cell table:formula="of:=MIN([.$H333];[.$U333])" office:value-type="float"/>
          <table:table-cell table:formula="of:=MIN([.$I333];[.$V333])" office:value-type="float"/>
          <table:table-cell table:formula="of:=MIN([.$J333])" office:value-type="float"/>
          <table:table-cell table:formula="of:=MIN([.$K333];[.$W333])" office:value-type="float"/>
          <table:table-cell table:formula="of:=MIN([.$L333];[.$X333])" office:value-type="float"/>
          <table:table-cell table:formula="of:=MIN([.$M333];[.$Y333])" office:value-type="float"/>
          <table:table-cell table:formula="of:=MIN([.$N333];[.$Z333])" office:value-type="float"/>
          <table:table-cell table:formula="of:=MEDIAN([.$B333];[.$O333])" office:value-type="float"/>
          <table:table-cell table:formula="of:=MEDIAN([.$C333];[.$P333])" office:value-type="float"/>
          <table:table-cell table:formula="of:=MEDIAN([.$D333];[.$Q333])" office:value-type="float"/>
          <table:table-cell table:formula="of:=MEDIAN([.$E333];[.$R333])" office:value-type="float"/>
          <table:table-cell table:formula="of:=MEDIAN([.$F333];[.$S333])" office:value-type="float"/>
          <table:table-cell table:formula="of:=MEDIAN([.$G333];[.$T333])" office:value-type="float"/>
          <table:table-cell table:formula="of:=MEDIAN([.$H333];[.$U333])" office:value-type="float"/>
          <table:table-cell table:formula="of:=MEDIAN([.$I333];[.$V333])" office:value-type="float"/>
          <table:table-cell table:formula="of:=MEDIAN([.$J333])" office:value-type="float"/>
          <table:table-cell table:formula="of:=MEDIAN([.$K333];[.$W333])" office:value-type="float"/>
          <table:table-cell table:formula="of:=MEDIAN([.$L333];[.$X333])" office:value-type="float"/>
          <table:table-cell table:formula="of:=MEDIAN([.$M333];[.$Y333])" office:value-type="float"/>
          <table:table-cell table:formula="of:=MEDIAN([.$N333];[.$Z333])" office:value-type="float"/>
          <table:table-cell table:formula="of:=MAX([.$B333];[.$O333])" office:value-type="float"/>
          <table:table-cell table:formula="of:=MAX([.$C333];[.$P333])" office:value-type="float"/>
          <table:table-cell table:formula="of:=MAX([.$D333];[.$Q333])" office:value-type="float"/>
          <table:table-cell table:formula="of:=MAX([.$E333];[.$R333])" office:value-type="float"/>
          <table:table-cell table:formula="of:=MAX([.$F333];[.$S333])" office:value-type="float"/>
          <table:table-cell table:formula="of:=MAX([.$G333];[.$T333])" office:value-type="float"/>
          <table:table-cell table:formula="of:=MAX([.$H333];[.$U333])" office:value-type="float"/>
          <table:table-cell table:formula="of:=MAX([.$I333];[.$V333])" office:value-type="float"/>
          <table:table-cell table:formula="of:=MAX([.$J333])" office:value-type="float"/>
          <table:table-cell table:formula="of:=MAX([.$K333];[.$W333])" office:value-type="float"/>
          <table:table-cell table:formula="of:=MAX([.$L333];[.$X333])" office:value-type="float"/>
          <table:table-cell table:formula="of:=MAX([.$M333];[.$Y333])" office:value-type="float"/>
          <table:table-cell table:formula="of:=MAX([.$N333];[.$Z333])" office:value-type="float"/>
        </table:table-row>
        <table:table-row table:style-name="ro1">
          <table:table-cell office:value-type="string">
            <text:p>p09.pddl/2</text:p>
          </table:table-cell>
          <table:table-cell office:value-type="float" office:value="0.756242"/>
          <table:table-cell office:value-type="float" office:value="0.7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8273.0"/>
          <table:table-cell office:value-type="float" office:value="476.0"/>
          <table:table-cell office:value-type="float" office:value="0.0"/>
          <table:table-cell office:value-type="float" office:value="0.0"/>
          <table:table-cell office:value-type="float" office:value="0.719966"/>
          <table:table-cell office:value-type="float" office:value="0.6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8273.0"/>
          <table:table-cell office:value-type="float" office:value="476.0"/>
          <table:table-cell office:value-type="float" office:value="0.0"/>
          <table:table-cell office:value-type="float" office:value="0.0"/>
          <table:table-cell table:formula="of:=MIN([.$B334];[.$O334])" office:value-type="float"/>
          <table:table-cell table:formula="of:=MIN([.$C334];[.$P334])" office:value-type="float"/>
          <table:table-cell table:formula="of:=MIN([.$D334];[.$Q334])" office:value-type="float"/>
          <table:table-cell table:formula="of:=MIN([.$E334];[.$R334])" office:value-type="float"/>
          <table:table-cell table:formula="of:=MIN([.$F334];[.$S334])" office:value-type="float"/>
          <table:table-cell table:formula="of:=MIN([.$G334];[.$T334])" office:value-type="float"/>
          <table:table-cell table:formula="of:=MIN([.$H334];[.$U334])" office:value-type="float"/>
          <table:table-cell table:formula="of:=MIN([.$I334];[.$V334])" office:value-type="float"/>
          <table:table-cell table:formula="of:=MIN([.$J334])" office:value-type="float"/>
          <table:table-cell table:formula="of:=MIN([.$K334];[.$W334])" office:value-type="float"/>
          <table:table-cell table:formula="of:=MIN([.$L334];[.$X334])" office:value-type="float"/>
          <table:table-cell table:formula="of:=MIN([.$M334];[.$Y334])" office:value-type="float"/>
          <table:table-cell table:formula="of:=MIN([.$N334];[.$Z334])" office:value-type="float"/>
          <table:table-cell table:formula="of:=MEDIAN([.$B334];[.$O334])" office:value-type="float"/>
          <table:table-cell table:formula="of:=MEDIAN([.$C334];[.$P334])" office:value-type="float"/>
          <table:table-cell table:formula="of:=MEDIAN([.$D334];[.$Q334])" office:value-type="float"/>
          <table:table-cell table:formula="of:=MEDIAN([.$E334];[.$R334])" office:value-type="float"/>
          <table:table-cell table:formula="of:=MEDIAN([.$F334];[.$S334])" office:value-type="float"/>
          <table:table-cell table:formula="of:=MEDIAN([.$G334];[.$T334])" office:value-type="float"/>
          <table:table-cell table:formula="of:=MEDIAN([.$H334];[.$U334])" office:value-type="float"/>
          <table:table-cell table:formula="of:=MEDIAN([.$I334];[.$V334])" office:value-type="float"/>
          <table:table-cell table:formula="of:=MEDIAN([.$J334])" office:value-type="float"/>
          <table:table-cell table:formula="of:=MEDIAN([.$K334];[.$W334])" office:value-type="float"/>
          <table:table-cell table:formula="of:=MEDIAN([.$L334];[.$X334])" office:value-type="float"/>
          <table:table-cell table:formula="of:=MEDIAN([.$M334];[.$Y334])" office:value-type="float"/>
          <table:table-cell table:formula="of:=MEDIAN([.$N334];[.$Z334])" office:value-type="float"/>
          <table:table-cell table:formula="of:=MAX([.$B334];[.$O334])" office:value-type="float"/>
          <table:table-cell table:formula="of:=MAX([.$C334];[.$P334])" office:value-type="float"/>
          <table:table-cell table:formula="of:=MAX([.$D334];[.$Q334])" office:value-type="float"/>
          <table:table-cell table:formula="of:=MAX([.$E334];[.$R334])" office:value-type="float"/>
          <table:table-cell table:formula="of:=MAX([.$F334];[.$S334])" office:value-type="float"/>
          <table:table-cell table:formula="of:=MAX([.$G334];[.$T334])" office:value-type="float"/>
          <table:table-cell table:formula="of:=MAX([.$H334];[.$U334])" office:value-type="float"/>
          <table:table-cell table:formula="of:=MAX([.$I334];[.$V334])" office:value-type="float"/>
          <table:table-cell table:formula="of:=MAX([.$J334])" office:value-type="float"/>
          <table:table-cell table:formula="of:=MAX([.$K334];[.$W334])" office:value-type="float"/>
          <table:table-cell table:formula="of:=MAX([.$L334];[.$X334])" office:value-type="float"/>
          <table:table-cell table:formula="of:=MAX([.$M334];[.$Y334])" office:value-type="float"/>
          <table:table-cell table:formula="of:=MAX([.$N334];[.$Z334])" office:value-type="float"/>
        </table:table-row>
        <table:table-row table:style-name="ro1">
          <table:table-cell office:value-type="string">
            <text:p>p09.pddl/20</text:p>
          </table:table-cell>
          <table:table-cell office:value-type="float" office:value="300.0"/>
          <table:table-cell office:value-type="float" office:value="299.989"/>
          <table:table-cell office:value-type="float" office:value="294.74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81321.0"/>
          <table:table-cell office:value-type="float" office:value="388216.0"/>
          <table:table-cell office:value-type="float" office:value="382378.0"/>
          <table:table-cell office:value-type="float" office:value="395673.0"/>
          <table:table-cell office:value-type="float" office:value="25618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4.9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25955.0"/>
          <table:table-cell office:value-type="float" office:value="427363.0"/>
          <table:table-cell office:value-type="float" office:value="395673.0"/>
          <table:table-cell office:value-type="float" office:value="256186.0"/>
          <table:table-cell office:value-type="float" office:value="0.0"/>
          <table:table-cell office:value-type="float" office:value="0.0"/>
          <table:table-cell table:formula="of:=MIN([.$B335];[.$O335])" office:value-type="float"/>
          <table:table-cell table:formula="of:=MIN([.$C335];[.$P335])" office:value-type="float"/>
          <table:table-cell table:formula="of:=MIN([.$D335];[.$Q335])" office:value-type="float"/>
          <table:table-cell table:formula="of:=MIN([.$E335];[.$R335])" office:value-type="float"/>
          <table:table-cell table:formula="of:=MIN([.$F335];[.$S335])" office:value-type="float"/>
          <table:table-cell table:formula="of:=MIN([.$G335];[.$T335])" office:value-type="float"/>
          <table:table-cell table:formula="of:=MIN([.$H335];[.$U335])" office:value-type="float"/>
          <table:table-cell table:formula="of:=MIN([.$I335];[.$V335])" office:value-type="float"/>
          <table:table-cell table:formula="of:=MIN([.$J335])" office:value-type="float"/>
          <table:table-cell table:formula="of:=MIN([.$K335];[.$W335])" office:value-type="float"/>
          <table:table-cell table:formula="of:=MIN([.$L335];[.$X335])" office:value-type="float"/>
          <table:table-cell table:formula="of:=MIN([.$M335];[.$Y335])" office:value-type="float"/>
          <table:table-cell table:formula="of:=MIN([.$N335];[.$Z335])" office:value-type="float"/>
          <table:table-cell table:formula="of:=MEDIAN([.$B335];[.$O335])" office:value-type="float"/>
          <table:table-cell table:formula="of:=MEDIAN([.$C335];[.$P335])" office:value-type="float"/>
          <table:table-cell table:formula="of:=MEDIAN([.$D335];[.$Q335])" office:value-type="float"/>
          <table:table-cell table:formula="of:=MEDIAN([.$E335];[.$R335])" office:value-type="float"/>
          <table:table-cell table:formula="of:=MEDIAN([.$F335];[.$S335])" office:value-type="float"/>
          <table:table-cell table:formula="of:=MEDIAN([.$G335];[.$T335])" office:value-type="float"/>
          <table:table-cell table:formula="of:=MEDIAN([.$H335];[.$U335])" office:value-type="float"/>
          <table:table-cell table:formula="of:=MEDIAN([.$I335];[.$V335])" office:value-type="float"/>
          <table:table-cell table:formula="of:=MEDIAN([.$J335])" office:value-type="float"/>
          <table:table-cell table:formula="of:=MEDIAN([.$K335];[.$W335])" office:value-type="float"/>
          <table:table-cell table:formula="of:=MEDIAN([.$L335];[.$X335])" office:value-type="float"/>
          <table:table-cell table:formula="of:=MEDIAN([.$M335];[.$Y335])" office:value-type="float"/>
          <table:table-cell table:formula="of:=MEDIAN([.$N335];[.$Z335])" office:value-type="float"/>
          <table:table-cell table:formula="of:=MAX([.$B335];[.$O335])" office:value-type="float"/>
          <table:table-cell table:formula="of:=MAX([.$C335];[.$P335])" office:value-type="float"/>
          <table:table-cell table:formula="of:=MAX([.$D335];[.$Q335])" office:value-type="float"/>
          <table:table-cell table:formula="of:=MAX([.$E335];[.$R335])" office:value-type="float"/>
          <table:table-cell table:formula="of:=MAX([.$F335];[.$S335])" office:value-type="float"/>
          <table:table-cell table:formula="of:=MAX([.$G335];[.$T335])" office:value-type="float"/>
          <table:table-cell table:formula="of:=MAX([.$H335];[.$U335])" office:value-type="float"/>
          <table:table-cell table:formula="of:=MAX([.$I335];[.$V335])" office:value-type="float"/>
          <table:table-cell table:formula="of:=MAX([.$J335])" office:value-type="float"/>
          <table:table-cell table:formula="of:=MAX([.$K335];[.$W335])" office:value-type="float"/>
          <table:table-cell table:formula="of:=MAX([.$L335];[.$X335])" office:value-type="float"/>
          <table:table-cell table:formula="of:=MAX([.$M335];[.$Y335])" office:value-type="float"/>
          <table:table-cell table:formula="of:=MAX([.$N335];[.$Z335])" office:value-type="float"/>
        </table:table-row>
        <table:table-row table:style-name="ro1">
          <table:table-cell office:value-type="string">
            <text:p>p09.pddl/21</text:p>
          </table:table-cell>
          <table:table-cell office:value-type="float" office:value="300.0"/>
          <table:table-cell office:value-type="float" office:value="299.98"/>
          <table:table-cell office:value-type="float" office:value="294.49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96196.0"/>
          <table:table-cell office:value-type="float" office:value="436658.0"/>
          <table:table-cell office:value-type="float" office:value="430250.0"/>
          <table:table-cell office:value-type="float" office:value="414973.0"/>
          <table:table-cell office:value-type="float" office:value="27215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4.85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05074.0"/>
          <table:table-cell office:value-type="float" office:value="396675.0"/>
          <table:table-cell office:value-type="float" office:value="414973.0"/>
          <table:table-cell office:value-type="float" office:value="272159.0"/>
          <table:table-cell office:value-type="float" office:value="0.0"/>
          <table:table-cell office:value-type="float" office:value="0.0"/>
          <table:table-cell table:formula="of:=MIN([.$B336];[.$O336])" office:value-type="float"/>
          <table:table-cell table:formula="of:=MIN([.$C336];[.$P336])" office:value-type="float"/>
          <table:table-cell table:formula="of:=MIN([.$D336];[.$Q336])" office:value-type="float"/>
          <table:table-cell table:formula="of:=MIN([.$E336];[.$R336])" office:value-type="float"/>
          <table:table-cell table:formula="of:=MIN([.$F336];[.$S336])" office:value-type="float"/>
          <table:table-cell table:formula="of:=MIN([.$G336];[.$T336])" office:value-type="float"/>
          <table:table-cell table:formula="of:=MIN([.$H336];[.$U336])" office:value-type="float"/>
          <table:table-cell table:formula="of:=MIN([.$I336];[.$V336])" office:value-type="float"/>
          <table:table-cell table:formula="of:=MIN([.$J336])" office:value-type="float"/>
          <table:table-cell table:formula="of:=MIN([.$K336];[.$W336])" office:value-type="float"/>
          <table:table-cell table:formula="of:=MIN([.$L336];[.$X336])" office:value-type="float"/>
          <table:table-cell table:formula="of:=MIN([.$M336];[.$Y336])" office:value-type="float"/>
          <table:table-cell table:formula="of:=MIN([.$N336];[.$Z336])" office:value-type="float"/>
          <table:table-cell table:formula="of:=MEDIAN([.$B336];[.$O336])" office:value-type="float"/>
          <table:table-cell table:formula="of:=MEDIAN([.$C336];[.$P336])" office:value-type="float"/>
          <table:table-cell table:formula="of:=MEDIAN([.$D336];[.$Q336])" office:value-type="float"/>
          <table:table-cell table:formula="of:=MEDIAN([.$E336];[.$R336])" office:value-type="float"/>
          <table:table-cell table:formula="of:=MEDIAN([.$F336];[.$S336])" office:value-type="float"/>
          <table:table-cell table:formula="of:=MEDIAN([.$G336];[.$T336])" office:value-type="float"/>
          <table:table-cell table:formula="of:=MEDIAN([.$H336];[.$U336])" office:value-type="float"/>
          <table:table-cell table:formula="of:=MEDIAN([.$I336];[.$V336])" office:value-type="float"/>
          <table:table-cell table:formula="of:=MEDIAN([.$J336])" office:value-type="float"/>
          <table:table-cell table:formula="of:=MEDIAN([.$K336];[.$W336])" office:value-type="float"/>
          <table:table-cell table:formula="of:=MEDIAN([.$L336];[.$X336])" office:value-type="float"/>
          <table:table-cell table:formula="of:=MEDIAN([.$M336];[.$Y336])" office:value-type="float"/>
          <table:table-cell table:formula="of:=MEDIAN([.$N336];[.$Z336])" office:value-type="float"/>
          <table:table-cell table:formula="of:=MAX([.$B336];[.$O336])" office:value-type="float"/>
          <table:table-cell table:formula="of:=MAX([.$C336];[.$P336])" office:value-type="float"/>
          <table:table-cell table:formula="of:=MAX([.$D336];[.$Q336])" office:value-type="float"/>
          <table:table-cell table:formula="of:=MAX([.$E336];[.$R336])" office:value-type="float"/>
          <table:table-cell table:formula="of:=MAX([.$F336];[.$S336])" office:value-type="float"/>
          <table:table-cell table:formula="of:=MAX([.$G336];[.$T336])" office:value-type="float"/>
          <table:table-cell table:formula="of:=MAX([.$H336];[.$U336])" office:value-type="float"/>
          <table:table-cell table:formula="of:=MAX([.$I336];[.$V336])" office:value-type="float"/>
          <table:table-cell table:formula="of:=MAX([.$J336])" office:value-type="float"/>
          <table:table-cell table:formula="of:=MAX([.$K336];[.$W336])" office:value-type="float"/>
          <table:table-cell table:formula="of:=MAX([.$L336];[.$X336])" office:value-type="float"/>
          <table:table-cell table:formula="of:=MAX([.$M336];[.$Y336])" office:value-type="float"/>
          <table:table-cell table:formula="of:=MAX([.$N336];[.$Z336])" office:value-type="float"/>
        </table:table-row>
        <table:table-row table:style-name="ro1">
          <table:table-cell office:value-type="string">
            <text:p>p09.pddl/22</text:p>
          </table:table-cell>
          <table:table-cell office:value-type="float" office:value="300.0"/>
          <table:table-cell office:value-type="float" office:value="299.991"/>
          <table:table-cell office:value-type="float" office:value="294.18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89193.0"/>
          <table:table-cell office:value-type="float" office:value="463650.0"/>
          <table:table-cell office:value-type="float" office:value="454039.0"/>
          <table:table-cell office:value-type="float" office:value="434273.0"/>
          <table:table-cell office:value-type="float" office:value="28813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"/>
          <table:table-cell office:value-type="float" office:value="294.6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92710.0"/>
          <table:table-cell office:value-type="float" office:value="385580.0"/>
          <table:table-cell office:value-type="float" office:value="434273.0"/>
          <table:table-cell office:value-type="float" office:value="288132.0"/>
          <table:table-cell office:value-type="float" office:value="0.0"/>
          <table:table-cell office:value-type="float" office:value="0.0"/>
          <table:table-cell table:formula="of:=MIN([.$B337];[.$O337])" office:value-type="float"/>
          <table:table-cell table:formula="of:=MIN([.$C337];[.$P337])" office:value-type="float"/>
          <table:table-cell table:formula="of:=MIN([.$D337];[.$Q337])" office:value-type="float"/>
          <table:table-cell table:formula="of:=MIN([.$E337];[.$R337])" office:value-type="float"/>
          <table:table-cell table:formula="of:=MIN([.$F337];[.$S337])" office:value-type="float"/>
          <table:table-cell table:formula="of:=MIN([.$G337];[.$T337])" office:value-type="float"/>
          <table:table-cell table:formula="of:=MIN([.$H337];[.$U337])" office:value-type="float"/>
          <table:table-cell table:formula="of:=MIN([.$I337];[.$V337])" office:value-type="float"/>
          <table:table-cell table:formula="of:=MIN([.$J337])" office:value-type="float"/>
          <table:table-cell table:formula="of:=MIN([.$K337];[.$W337])" office:value-type="float"/>
          <table:table-cell table:formula="of:=MIN([.$L337];[.$X337])" office:value-type="float"/>
          <table:table-cell table:formula="of:=MIN([.$M337];[.$Y337])" office:value-type="float"/>
          <table:table-cell table:formula="of:=MIN([.$N337];[.$Z337])" office:value-type="float"/>
          <table:table-cell table:formula="of:=MEDIAN([.$B337];[.$O337])" office:value-type="float"/>
          <table:table-cell table:formula="of:=MEDIAN([.$C337];[.$P337])" office:value-type="float"/>
          <table:table-cell table:formula="of:=MEDIAN([.$D337];[.$Q337])" office:value-type="float"/>
          <table:table-cell table:formula="of:=MEDIAN([.$E337];[.$R337])" office:value-type="float"/>
          <table:table-cell table:formula="of:=MEDIAN([.$F337];[.$S337])" office:value-type="float"/>
          <table:table-cell table:formula="of:=MEDIAN([.$G337];[.$T337])" office:value-type="float"/>
          <table:table-cell table:formula="of:=MEDIAN([.$H337];[.$U337])" office:value-type="float"/>
          <table:table-cell table:formula="of:=MEDIAN([.$I337];[.$V337])" office:value-type="float"/>
          <table:table-cell table:formula="of:=MEDIAN([.$J337])" office:value-type="float"/>
          <table:table-cell table:formula="of:=MEDIAN([.$K337];[.$W337])" office:value-type="float"/>
          <table:table-cell table:formula="of:=MEDIAN([.$L337];[.$X337])" office:value-type="float"/>
          <table:table-cell table:formula="of:=MEDIAN([.$M337];[.$Y337])" office:value-type="float"/>
          <table:table-cell table:formula="of:=MEDIAN([.$N337];[.$Z337])" office:value-type="float"/>
          <table:table-cell table:formula="of:=MAX([.$B337];[.$O337])" office:value-type="float"/>
          <table:table-cell table:formula="of:=MAX([.$C337];[.$P337])" office:value-type="float"/>
          <table:table-cell table:formula="of:=MAX([.$D337];[.$Q337])" office:value-type="float"/>
          <table:table-cell table:formula="of:=MAX([.$E337];[.$R337])" office:value-type="float"/>
          <table:table-cell table:formula="of:=MAX([.$F337];[.$S337])" office:value-type="float"/>
          <table:table-cell table:formula="of:=MAX([.$G337];[.$T337])" office:value-type="float"/>
          <table:table-cell table:formula="of:=MAX([.$H337];[.$U337])" office:value-type="float"/>
          <table:table-cell table:formula="of:=MAX([.$I337];[.$V337])" office:value-type="float"/>
          <table:table-cell table:formula="of:=MAX([.$J337])" office:value-type="float"/>
          <table:table-cell table:formula="of:=MAX([.$K337];[.$W337])" office:value-type="float"/>
          <table:table-cell table:formula="of:=MAX([.$L337];[.$X337])" office:value-type="float"/>
          <table:table-cell table:formula="of:=MAX([.$M337];[.$Y337])" office:value-type="float"/>
          <table:table-cell table:formula="of:=MAX([.$N337];[.$Z337])" office:value-type="float"/>
        </table:table-row>
        <table:table-row table:style-name="ro1">
          <table:table-cell office:value-type="string">
            <text:p>p09.pddl/23</text:p>
          </table:table-cell>
          <table:table-cell office:value-type="float" office:value="300.0"/>
          <table:table-cell office:value-type="float" office:value="299.986"/>
          <table:table-cell office:value-type="float" office:value="293.82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94875.0"/>
          <table:table-cell office:value-type="float" office:value="427132.0"/>
          <table:table-cell office:value-type="float" office:value="418704.0"/>
          <table:table-cell office:value-type="float" office:value="453573.0"/>
          <table:table-cell office:value-type="float" office:value="30410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4.3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7235.0"/>
          <table:table-cell office:value-type="float" office:value="354147.0"/>
          <table:table-cell office:value-type="float" office:value="453573.0"/>
          <table:table-cell office:value-type="float" office:value="304105.0"/>
          <table:table-cell office:value-type="float" office:value="0.0"/>
          <table:table-cell office:value-type="float" office:value="0.0"/>
          <table:table-cell table:formula="of:=MIN([.$B338];[.$O338])" office:value-type="float"/>
          <table:table-cell table:formula="of:=MIN([.$C338];[.$P338])" office:value-type="float"/>
          <table:table-cell table:formula="of:=MIN([.$D338];[.$Q338])" office:value-type="float"/>
          <table:table-cell table:formula="of:=MIN([.$E338];[.$R338])" office:value-type="float"/>
          <table:table-cell table:formula="of:=MIN([.$F338];[.$S338])" office:value-type="float"/>
          <table:table-cell table:formula="of:=MIN([.$G338];[.$T338])" office:value-type="float"/>
          <table:table-cell table:formula="of:=MIN([.$H338];[.$U338])" office:value-type="float"/>
          <table:table-cell table:formula="of:=MIN([.$I338];[.$V338])" office:value-type="float"/>
          <table:table-cell table:formula="of:=MIN([.$J338])" office:value-type="float"/>
          <table:table-cell table:formula="of:=MIN([.$K338];[.$W338])" office:value-type="float"/>
          <table:table-cell table:formula="of:=MIN([.$L338];[.$X338])" office:value-type="float"/>
          <table:table-cell table:formula="of:=MIN([.$M338];[.$Y338])" office:value-type="float"/>
          <table:table-cell table:formula="of:=MIN([.$N338];[.$Z338])" office:value-type="float"/>
          <table:table-cell table:formula="of:=MEDIAN([.$B338];[.$O338])" office:value-type="float"/>
          <table:table-cell table:formula="of:=MEDIAN([.$C338];[.$P338])" office:value-type="float"/>
          <table:table-cell table:formula="of:=MEDIAN([.$D338];[.$Q338])" office:value-type="float"/>
          <table:table-cell table:formula="of:=MEDIAN([.$E338];[.$R338])" office:value-type="float"/>
          <table:table-cell table:formula="of:=MEDIAN([.$F338];[.$S338])" office:value-type="float"/>
          <table:table-cell table:formula="of:=MEDIAN([.$G338];[.$T338])" office:value-type="float"/>
          <table:table-cell table:formula="of:=MEDIAN([.$H338];[.$U338])" office:value-type="float"/>
          <table:table-cell table:formula="of:=MEDIAN([.$I338];[.$V338])" office:value-type="float"/>
          <table:table-cell table:formula="of:=MEDIAN([.$J338])" office:value-type="float"/>
          <table:table-cell table:formula="of:=MEDIAN([.$K338];[.$W338])" office:value-type="float"/>
          <table:table-cell table:formula="of:=MEDIAN([.$L338];[.$X338])" office:value-type="float"/>
          <table:table-cell table:formula="of:=MEDIAN([.$M338];[.$Y338])" office:value-type="float"/>
          <table:table-cell table:formula="of:=MEDIAN([.$N338];[.$Z338])" office:value-type="float"/>
          <table:table-cell table:formula="of:=MAX([.$B338];[.$O338])" office:value-type="float"/>
          <table:table-cell table:formula="of:=MAX([.$C338];[.$P338])" office:value-type="float"/>
          <table:table-cell table:formula="of:=MAX([.$D338];[.$Q338])" office:value-type="float"/>
          <table:table-cell table:formula="of:=MAX([.$E338];[.$R338])" office:value-type="float"/>
          <table:table-cell table:formula="of:=MAX([.$F338];[.$S338])" office:value-type="float"/>
          <table:table-cell table:formula="of:=MAX([.$G338];[.$T338])" office:value-type="float"/>
          <table:table-cell table:formula="of:=MAX([.$H338];[.$U338])" office:value-type="float"/>
          <table:table-cell table:formula="of:=MAX([.$I338];[.$V338])" office:value-type="float"/>
          <table:table-cell table:formula="of:=MAX([.$J338])" office:value-type="float"/>
          <table:table-cell table:formula="of:=MAX([.$K338];[.$W338])" office:value-type="float"/>
          <table:table-cell table:formula="of:=MAX([.$L338];[.$X338])" office:value-type="float"/>
          <table:table-cell table:formula="of:=MAX([.$M338];[.$Y338])" office:value-type="float"/>
          <table:table-cell table:formula="of:=MAX([.$N338];[.$Z338])" office:value-type="float"/>
        </table:table-row>
        <table:table-row table:style-name="ro1">
          <table:table-cell office:value-type="string">
            <text:p>p09.pddl/24</text:p>
          </table:table-cell>
          <table:table-cell office:value-type="float" office:value="300.0"/>
          <table:table-cell office:value-type="float" office:value="299.984"/>
          <table:table-cell office:value-type="float" office:value="293.6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198220.0"/>
          <table:table-cell office:value-type="float" office:value="528914.0"/>
          <table:table-cell office:value-type="float" office:value="516965.0"/>
          <table:table-cell office:value-type="float" office:value="472873.0"/>
          <table:table-cell office:value-type="float" office:value="32007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4.0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5117.0"/>
          <table:table-cell office:value-type="float" office:value="359607.0"/>
          <table:table-cell office:value-type="float" office:value="472873.0"/>
          <table:table-cell office:value-type="float" office:value="320078.0"/>
          <table:table-cell office:value-type="float" office:value="0.0"/>
          <table:table-cell office:value-type="float" office:value="0.0"/>
          <table:table-cell table:formula="of:=MIN([.$B339];[.$O339])" office:value-type="float"/>
          <table:table-cell table:formula="of:=MIN([.$C339];[.$P339])" office:value-type="float"/>
          <table:table-cell table:formula="of:=MIN([.$D339];[.$Q339])" office:value-type="float"/>
          <table:table-cell table:formula="of:=MIN([.$E339];[.$R339])" office:value-type="float"/>
          <table:table-cell table:formula="of:=MIN([.$F339];[.$S339])" office:value-type="float"/>
          <table:table-cell table:formula="of:=MIN([.$G339];[.$T339])" office:value-type="float"/>
          <table:table-cell table:formula="of:=MIN([.$H339];[.$U339])" office:value-type="float"/>
          <table:table-cell table:formula="of:=MIN([.$I339];[.$V339])" office:value-type="float"/>
          <table:table-cell table:formula="of:=MIN([.$J339])" office:value-type="float"/>
          <table:table-cell table:formula="of:=MIN([.$K339];[.$W339])" office:value-type="float"/>
          <table:table-cell table:formula="of:=MIN([.$L339];[.$X339])" office:value-type="float"/>
          <table:table-cell table:formula="of:=MIN([.$M339];[.$Y339])" office:value-type="float"/>
          <table:table-cell table:formula="of:=MIN([.$N339];[.$Z339])" office:value-type="float"/>
          <table:table-cell table:formula="of:=MEDIAN([.$B339];[.$O339])" office:value-type="float"/>
          <table:table-cell table:formula="of:=MEDIAN([.$C339];[.$P339])" office:value-type="float"/>
          <table:table-cell table:formula="of:=MEDIAN([.$D339];[.$Q339])" office:value-type="float"/>
          <table:table-cell table:formula="of:=MEDIAN([.$E339];[.$R339])" office:value-type="float"/>
          <table:table-cell table:formula="of:=MEDIAN([.$F339];[.$S339])" office:value-type="float"/>
          <table:table-cell table:formula="of:=MEDIAN([.$G339];[.$T339])" office:value-type="float"/>
          <table:table-cell table:formula="of:=MEDIAN([.$H339];[.$U339])" office:value-type="float"/>
          <table:table-cell table:formula="of:=MEDIAN([.$I339];[.$V339])" office:value-type="float"/>
          <table:table-cell table:formula="of:=MEDIAN([.$J339])" office:value-type="float"/>
          <table:table-cell table:formula="of:=MEDIAN([.$K339];[.$W339])" office:value-type="float"/>
          <table:table-cell table:formula="of:=MEDIAN([.$L339];[.$X339])" office:value-type="float"/>
          <table:table-cell table:formula="of:=MEDIAN([.$M339];[.$Y339])" office:value-type="float"/>
          <table:table-cell table:formula="of:=MEDIAN([.$N339];[.$Z339])" office:value-type="float"/>
          <table:table-cell table:formula="of:=MAX([.$B339];[.$O339])" office:value-type="float"/>
          <table:table-cell table:formula="of:=MAX([.$C339];[.$P339])" office:value-type="float"/>
          <table:table-cell table:formula="of:=MAX([.$D339];[.$Q339])" office:value-type="float"/>
          <table:table-cell table:formula="of:=MAX([.$E339];[.$R339])" office:value-type="float"/>
          <table:table-cell table:formula="of:=MAX([.$F339];[.$S339])" office:value-type="float"/>
          <table:table-cell table:formula="of:=MAX([.$G339];[.$T339])" office:value-type="float"/>
          <table:table-cell table:formula="of:=MAX([.$H339];[.$U339])" office:value-type="float"/>
          <table:table-cell table:formula="of:=MAX([.$I339];[.$V339])" office:value-type="float"/>
          <table:table-cell table:formula="of:=MAX([.$J339])" office:value-type="float"/>
          <table:table-cell table:formula="of:=MAX([.$K339];[.$W339])" office:value-type="float"/>
          <table:table-cell table:formula="of:=MAX([.$L339];[.$X339])" office:value-type="float"/>
          <table:table-cell table:formula="of:=MAX([.$M339];[.$Y339])" office:value-type="float"/>
          <table:table-cell table:formula="of:=MAX([.$N339];[.$Z339])" office:value-type="float"/>
        </table:table-row>
        <table:table-row table:style-name="ro1">
          <table:table-cell office:value-type="string">
            <text:p>p09.pddl/25</text:p>
          </table:table-cell>
          <table:table-cell office:value-type="float" office:value="300.0"/>
          <table:table-cell office:value-type="float" office:value="299.991"/>
          <table:table-cell office:value-type="float" office:value="293.3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0542.0"/>
          <table:table-cell office:value-type="float" office:value="607148.0"/>
          <table:table-cell office:value-type="float" office:value="596611.0"/>
          <table:table-cell office:value-type="float" office:value="492173.0"/>
          <table:table-cell office:value-type="float" office:value="33605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7"/>
          <table:table-cell office:value-type="float" office:value="293.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87633.0"/>
          <table:table-cell office:value-type="float" office:value="373228.0"/>
          <table:table-cell office:value-type="float" office:value="492173.0"/>
          <table:table-cell office:value-type="float" office:value="336051.0"/>
          <table:table-cell office:value-type="float" office:value="0.0"/>
          <table:table-cell office:value-type="float" office:value="0.0"/>
          <table:table-cell table:formula="of:=MIN([.$B340];[.$O340])" office:value-type="float"/>
          <table:table-cell table:formula="of:=MIN([.$C340];[.$P340])" office:value-type="float"/>
          <table:table-cell table:formula="of:=MIN([.$D340];[.$Q340])" office:value-type="float"/>
          <table:table-cell table:formula="of:=MIN([.$E340];[.$R340])" office:value-type="float"/>
          <table:table-cell table:formula="of:=MIN([.$F340];[.$S340])" office:value-type="float"/>
          <table:table-cell table:formula="of:=MIN([.$G340];[.$T340])" office:value-type="float"/>
          <table:table-cell table:formula="of:=MIN([.$H340];[.$U340])" office:value-type="float"/>
          <table:table-cell table:formula="of:=MIN([.$I340];[.$V340])" office:value-type="float"/>
          <table:table-cell table:formula="of:=MIN([.$J340])" office:value-type="float"/>
          <table:table-cell table:formula="of:=MIN([.$K340];[.$W340])" office:value-type="float"/>
          <table:table-cell table:formula="of:=MIN([.$L340];[.$X340])" office:value-type="float"/>
          <table:table-cell table:formula="of:=MIN([.$M340];[.$Y340])" office:value-type="float"/>
          <table:table-cell table:formula="of:=MIN([.$N340];[.$Z340])" office:value-type="float"/>
          <table:table-cell table:formula="of:=MEDIAN([.$B340];[.$O340])" office:value-type="float"/>
          <table:table-cell table:formula="of:=MEDIAN([.$C340];[.$P340])" office:value-type="float"/>
          <table:table-cell table:formula="of:=MEDIAN([.$D340];[.$Q340])" office:value-type="float"/>
          <table:table-cell table:formula="of:=MEDIAN([.$E340];[.$R340])" office:value-type="float"/>
          <table:table-cell table:formula="of:=MEDIAN([.$F340];[.$S340])" office:value-type="float"/>
          <table:table-cell table:formula="of:=MEDIAN([.$G340];[.$T340])" office:value-type="float"/>
          <table:table-cell table:formula="of:=MEDIAN([.$H340];[.$U340])" office:value-type="float"/>
          <table:table-cell table:formula="of:=MEDIAN([.$I340];[.$V340])" office:value-type="float"/>
          <table:table-cell table:formula="of:=MEDIAN([.$J340])" office:value-type="float"/>
          <table:table-cell table:formula="of:=MEDIAN([.$K340];[.$W340])" office:value-type="float"/>
          <table:table-cell table:formula="of:=MEDIAN([.$L340];[.$X340])" office:value-type="float"/>
          <table:table-cell table:formula="of:=MEDIAN([.$M340];[.$Y340])" office:value-type="float"/>
          <table:table-cell table:formula="of:=MEDIAN([.$N340];[.$Z340])" office:value-type="float"/>
          <table:table-cell table:formula="of:=MAX([.$B340];[.$O340])" office:value-type="float"/>
          <table:table-cell table:formula="of:=MAX([.$C340];[.$P340])" office:value-type="float"/>
          <table:table-cell table:formula="of:=MAX([.$D340];[.$Q340])" office:value-type="float"/>
          <table:table-cell table:formula="of:=MAX([.$E340];[.$R340])" office:value-type="float"/>
          <table:table-cell table:formula="of:=MAX([.$F340];[.$S340])" office:value-type="float"/>
          <table:table-cell table:formula="of:=MAX([.$G340];[.$T340])" office:value-type="float"/>
          <table:table-cell table:formula="of:=MAX([.$H340];[.$U340])" office:value-type="float"/>
          <table:table-cell table:formula="of:=MAX([.$I340];[.$V340])" office:value-type="float"/>
          <table:table-cell table:formula="of:=MAX([.$J340])" office:value-type="float"/>
          <table:table-cell table:formula="of:=MAX([.$K340];[.$W340])" office:value-type="float"/>
          <table:table-cell table:formula="of:=MAX([.$L340];[.$X340])" office:value-type="float"/>
          <table:table-cell table:formula="of:=MAX([.$M340];[.$Y340])" office:value-type="float"/>
          <table:table-cell table:formula="of:=MAX([.$N340];[.$Z340])" office:value-type="float"/>
        </table:table-row>
        <table:table-row table:style-name="ro1">
          <table:table-cell office:value-type="string">
            <text:p>p09.pddl/26</text:p>
          </table:table-cell>
          <table:table-cell office:value-type="float" office:value="300.0"/>
          <table:table-cell office:value-type="float" office:value="299.996"/>
          <table:table-cell office:value-type="float" office:value="292.9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05466.0"/>
          <table:table-cell office:value-type="float" office:value="612898.0"/>
          <table:table-cell office:value-type="float" office:value="600592.0"/>
          <table:table-cell office:value-type="float" office:value="511473.0"/>
          <table:table-cell office:value-type="float" office:value="35202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3.3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0648.0"/>
          <table:table-cell office:value-type="float" office:value="305575.0"/>
          <table:table-cell office:value-type="float" office:value="511473.0"/>
          <table:table-cell office:value-type="float" office:value="352024.0"/>
          <table:table-cell office:value-type="float" office:value="0.0"/>
          <table:table-cell office:value-type="float" office:value="0.0"/>
          <table:table-cell table:formula="of:=MIN([.$B341];[.$O341])" office:value-type="float"/>
          <table:table-cell table:formula="of:=MIN([.$C341];[.$P341])" office:value-type="float"/>
          <table:table-cell table:formula="of:=MIN([.$D341];[.$Q341])" office:value-type="float"/>
          <table:table-cell table:formula="of:=MIN([.$E341];[.$R341])" office:value-type="float"/>
          <table:table-cell table:formula="of:=MIN([.$F341];[.$S341])" office:value-type="float"/>
          <table:table-cell table:formula="of:=MIN([.$G341];[.$T341])" office:value-type="float"/>
          <table:table-cell table:formula="of:=MIN([.$H341];[.$U341])" office:value-type="float"/>
          <table:table-cell table:formula="of:=MIN([.$I341];[.$V341])" office:value-type="float"/>
          <table:table-cell table:formula="of:=MIN([.$J341])" office:value-type="float"/>
          <table:table-cell table:formula="of:=MIN([.$K341];[.$W341])" office:value-type="float"/>
          <table:table-cell table:formula="of:=MIN([.$L341];[.$X341])" office:value-type="float"/>
          <table:table-cell table:formula="of:=MIN([.$M341];[.$Y341])" office:value-type="float"/>
          <table:table-cell table:formula="of:=MIN([.$N341];[.$Z341])" office:value-type="float"/>
          <table:table-cell table:formula="of:=MEDIAN([.$B341];[.$O341])" office:value-type="float"/>
          <table:table-cell table:formula="of:=MEDIAN([.$C341];[.$P341])" office:value-type="float"/>
          <table:table-cell table:formula="of:=MEDIAN([.$D341];[.$Q341])" office:value-type="float"/>
          <table:table-cell table:formula="of:=MEDIAN([.$E341];[.$R341])" office:value-type="float"/>
          <table:table-cell table:formula="of:=MEDIAN([.$F341];[.$S341])" office:value-type="float"/>
          <table:table-cell table:formula="of:=MEDIAN([.$G341];[.$T341])" office:value-type="float"/>
          <table:table-cell table:formula="of:=MEDIAN([.$H341];[.$U341])" office:value-type="float"/>
          <table:table-cell table:formula="of:=MEDIAN([.$I341];[.$V341])" office:value-type="float"/>
          <table:table-cell table:formula="of:=MEDIAN([.$J341])" office:value-type="float"/>
          <table:table-cell table:formula="of:=MEDIAN([.$K341];[.$W341])" office:value-type="float"/>
          <table:table-cell table:formula="of:=MEDIAN([.$L341];[.$X341])" office:value-type="float"/>
          <table:table-cell table:formula="of:=MEDIAN([.$M341];[.$Y341])" office:value-type="float"/>
          <table:table-cell table:formula="of:=MEDIAN([.$N341];[.$Z341])" office:value-type="float"/>
          <table:table-cell table:formula="of:=MAX([.$B341];[.$O341])" office:value-type="float"/>
          <table:table-cell table:formula="of:=MAX([.$C341];[.$P341])" office:value-type="float"/>
          <table:table-cell table:formula="of:=MAX([.$D341];[.$Q341])" office:value-type="float"/>
          <table:table-cell table:formula="of:=MAX([.$E341];[.$R341])" office:value-type="float"/>
          <table:table-cell table:formula="of:=MAX([.$F341];[.$S341])" office:value-type="float"/>
          <table:table-cell table:formula="of:=MAX([.$G341];[.$T341])" office:value-type="float"/>
          <table:table-cell table:formula="of:=MAX([.$H341];[.$U341])" office:value-type="float"/>
          <table:table-cell table:formula="of:=MAX([.$I341];[.$V341])" office:value-type="float"/>
          <table:table-cell table:formula="of:=MAX([.$J341])" office:value-type="float"/>
          <table:table-cell table:formula="of:=MAX([.$K341];[.$W341])" office:value-type="float"/>
          <table:table-cell table:formula="of:=MAX([.$L341];[.$X341])" office:value-type="float"/>
          <table:table-cell table:formula="of:=MAX([.$M341];[.$Y341])" office:value-type="float"/>
          <table:table-cell table:formula="of:=MAX([.$N341];[.$Z341])" office:value-type="float"/>
        </table:table-row>
        <table:table-row table:style-name="ro1">
          <table:table-cell office:value-type="string">
            <text:p>p09.pddl/27</text:p>
          </table:table-cell>
          <table:table-cell office:value-type="float" office:value="300.0"/>
          <table:table-cell office:value-type="float" office:value="299.986"/>
          <table:table-cell office:value-type="float" office:value="292.71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83988.0"/>
          <table:table-cell office:value-type="float" office:value="543203.0"/>
          <table:table-cell office:value-type="float" office:value="532735.0"/>
          <table:table-cell office:value-type="float" office:value="530773.0"/>
          <table:table-cell office:value-type="float" office:value="36799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3.3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5367.0"/>
          <table:table-cell office:value-type="float" office:value="323537.0"/>
          <table:table-cell office:value-type="float" office:value="530773.0"/>
          <table:table-cell office:value-type="float" office:value="367997.0"/>
          <table:table-cell office:value-type="float" office:value="0.0"/>
          <table:table-cell office:value-type="float" office:value="0.0"/>
          <table:table-cell table:formula="of:=MIN([.$B342];[.$O342])" office:value-type="float"/>
          <table:table-cell table:formula="of:=MIN([.$C342];[.$P342])" office:value-type="float"/>
          <table:table-cell table:formula="of:=MIN([.$D342];[.$Q342])" office:value-type="float"/>
          <table:table-cell table:formula="of:=MIN([.$E342];[.$R342])" office:value-type="float"/>
          <table:table-cell table:formula="of:=MIN([.$F342];[.$S342])" office:value-type="float"/>
          <table:table-cell table:formula="of:=MIN([.$G342];[.$T342])" office:value-type="float"/>
          <table:table-cell table:formula="of:=MIN([.$H342];[.$U342])" office:value-type="float"/>
          <table:table-cell table:formula="of:=MIN([.$I342];[.$V342])" office:value-type="float"/>
          <table:table-cell table:formula="of:=MIN([.$J342])" office:value-type="float"/>
          <table:table-cell table:formula="of:=MIN([.$K342];[.$W342])" office:value-type="float"/>
          <table:table-cell table:formula="of:=MIN([.$L342];[.$X342])" office:value-type="float"/>
          <table:table-cell table:formula="of:=MIN([.$M342];[.$Y342])" office:value-type="float"/>
          <table:table-cell table:formula="of:=MIN([.$N342];[.$Z342])" office:value-type="float"/>
          <table:table-cell table:formula="of:=MEDIAN([.$B342];[.$O342])" office:value-type="float"/>
          <table:table-cell table:formula="of:=MEDIAN([.$C342];[.$P342])" office:value-type="float"/>
          <table:table-cell table:formula="of:=MEDIAN([.$D342];[.$Q342])" office:value-type="float"/>
          <table:table-cell table:formula="of:=MEDIAN([.$E342];[.$R342])" office:value-type="float"/>
          <table:table-cell table:formula="of:=MEDIAN([.$F342];[.$S342])" office:value-type="float"/>
          <table:table-cell table:formula="of:=MEDIAN([.$G342];[.$T342])" office:value-type="float"/>
          <table:table-cell table:formula="of:=MEDIAN([.$H342];[.$U342])" office:value-type="float"/>
          <table:table-cell table:formula="of:=MEDIAN([.$I342];[.$V342])" office:value-type="float"/>
          <table:table-cell table:formula="of:=MEDIAN([.$J342])" office:value-type="float"/>
          <table:table-cell table:formula="of:=MEDIAN([.$K342];[.$W342])" office:value-type="float"/>
          <table:table-cell table:formula="of:=MEDIAN([.$L342];[.$X342])" office:value-type="float"/>
          <table:table-cell table:formula="of:=MEDIAN([.$M342];[.$Y342])" office:value-type="float"/>
          <table:table-cell table:formula="of:=MEDIAN([.$N342];[.$Z342])" office:value-type="float"/>
          <table:table-cell table:formula="of:=MAX([.$B342];[.$O342])" office:value-type="float"/>
          <table:table-cell table:formula="of:=MAX([.$C342];[.$P342])" office:value-type="float"/>
          <table:table-cell table:formula="of:=MAX([.$D342];[.$Q342])" office:value-type="float"/>
          <table:table-cell table:formula="of:=MAX([.$E342];[.$R342])" office:value-type="float"/>
          <table:table-cell table:formula="of:=MAX([.$F342];[.$S342])" office:value-type="float"/>
          <table:table-cell table:formula="of:=MAX([.$G342];[.$T342])" office:value-type="float"/>
          <table:table-cell table:formula="of:=MAX([.$H342];[.$U342])" office:value-type="float"/>
          <table:table-cell table:formula="of:=MAX([.$I342];[.$V342])" office:value-type="float"/>
          <table:table-cell table:formula="of:=MAX([.$J342])" office:value-type="float"/>
          <table:table-cell table:formula="of:=MAX([.$K342];[.$W342])" office:value-type="float"/>
          <table:table-cell table:formula="of:=MAX([.$L342];[.$X342])" office:value-type="float"/>
          <table:table-cell table:formula="of:=MAX([.$M342];[.$Y342])" office:value-type="float"/>
          <table:table-cell table:formula="of:=MAX([.$N342];[.$Z342])" office:value-type="float"/>
        </table:table-row>
        <table:table-row table:style-name="ro1">
          <table:table-cell office:value-type="string">
            <text:p>p09.pddl/28</text:p>
          </table:table-cell>
          <table:table-cell office:value-type="float" office:value="300.0"/>
          <table:table-cell office:value-type="float" office:value="299.985"/>
          <table:table-cell office:value-type="float" office:value="292.44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93130.0"/>
          <table:table-cell office:value-type="float" office:value="680578.0"/>
          <table:table-cell office:value-type="float" office:value="668166.0"/>
          <table:table-cell office:value-type="float" office:value="550073.0"/>
          <table:table-cell office:value-type="float" office:value="38397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2.9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3436.0"/>
          <table:table-cell office:value-type="float" office:value="333819.0"/>
          <table:table-cell office:value-type="float" office:value="550073.0"/>
          <table:table-cell office:value-type="float" office:value="383970.0"/>
          <table:table-cell office:value-type="float" office:value="0.0"/>
          <table:table-cell office:value-type="float" office:value="0.0"/>
          <table:table-cell table:formula="of:=MIN([.$B343];[.$O343])" office:value-type="float"/>
          <table:table-cell table:formula="of:=MIN([.$C343];[.$P343])" office:value-type="float"/>
          <table:table-cell table:formula="of:=MIN([.$D343];[.$Q343])" office:value-type="float"/>
          <table:table-cell table:formula="of:=MIN([.$E343];[.$R343])" office:value-type="float"/>
          <table:table-cell table:formula="of:=MIN([.$F343];[.$S343])" office:value-type="float"/>
          <table:table-cell table:formula="of:=MIN([.$G343];[.$T343])" office:value-type="float"/>
          <table:table-cell table:formula="of:=MIN([.$H343];[.$U343])" office:value-type="float"/>
          <table:table-cell table:formula="of:=MIN([.$I343];[.$V343])" office:value-type="float"/>
          <table:table-cell table:formula="of:=MIN([.$J343])" office:value-type="float"/>
          <table:table-cell table:formula="of:=MIN([.$K343];[.$W343])" office:value-type="float"/>
          <table:table-cell table:formula="of:=MIN([.$L343];[.$X343])" office:value-type="float"/>
          <table:table-cell table:formula="of:=MIN([.$M343];[.$Y343])" office:value-type="float"/>
          <table:table-cell table:formula="of:=MIN([.$N343];[.$Z343])" office:value-type="float"/>
          <table:table-cell table:formula="of:=MEDIAN([.$B343];[.$O343])" office:value-type="float"/>
          <table:table-cell table:formula="of:=MEDIAN([.$C343];[.$P343])" office:value-type="float"/>
          <table:table-cell table:formula="of:=MEDIAN([.$D343];[.$Q343])" office:value-type="float"/>
          <table:table-cell table:formula="of:=MEDIAN([.$E343];[.$R343])" office:value-type="float"/>
          <table:table-cell table:formula="of:=MEDIAN([.$F343];[.$S343])" office:value-type="float"/>
          <table:table-cell table:formula="of:=MEDIAN([.$G343];[.$T343])" office:value-type="float"/>
          <table:table-cell table:formula="of:=MEDIAN([.$H343];[.$U343])" office:value-type="float"/>
          <table:table-cell table:formula="of:=MEDIAN([.$I343];[.$V343])" office:value-type="float"/>
          <table:table-cell table:formula="of:=MEDIAN([.$J343])" office:value-type="float"/>
          <table:table-cell table:formula="of:=MEDIAN([.$K343];[.$W343])" office:value-type="float"/>
          <table:table-cell table:formula="of:=MEDIAN([.$L343];[.$X343])" office:value-type="float"/>
          <table:table-cell table:formula="of:=MEDIAN([.$M343];[.$Y343])" office:value-type="float"/>
          <table:table-cell table:formula="of:=MEDIAN([.$N343];[.$Z343])" office:value-type="float"/>
          <table:table-cell table:formula="of:=MAX([.$B343];[.$O343])" office:value-type="float"/>
          <table:table-cell table:formula="of:=MAX([.$C343];[.$P343])" office:value-type="float"/>
          <table:table-cell table:formula="of:=MAX([.$D343];[.$Q343])" office:value-type="float"/>
          <table:table-cell table:formula="of:=MAX([.$E343];[.$R343])" office:value-type="float"/>
          <table:table-cell table:formula="of:=MAX([.$F343];[.$S343])" office:value-type="float"/>
          <table:table-cell table:formula="of:=MAX([.$G343];[.$T343])" office:value-type="float"/>
          <table:table-cell table:formula="of:=MAX([.$H343];[.$U343])" office:value-type="float"/>
          <table:table-cell table:formula="of:=MAX([.$I343];[.$V343])" office:value-type="float"/>
          <table:table-cell table:formula="of:=MAX([.$J343])" office:value-type="float"/>
          <table:table-cell table:formula="of:=MAX([.$K343];[.$W343])" office:value-type="float"/>
          <table:table-cell table:formula="of:=MAX([.$L343];[.$X343])" office:value-type="float"/>
          <table:table-cell table:formula="of:=MAX([.$M343];[.$Y343])" office:value-type="float"/>
          <table:table-cell table:formula="of:=MAX([.$N343];[.$Z343])" office:value-type="float"/>
        </table:table-row>
        <table:table-row table:style-name="ro1">
          <table:table-cell office:value-type="string">
            <text:p>p09.pddl/29</text:p>
          </table:table-cell>
          <table:table-cell office:value-type="float" office:value="300.0"/>
          <table:table-cell office:value-type="float" office:value="299.989"/>
          <table:table-cell office:value-type="float" office:value="292.1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7717.0"/>
          <table:table-cell office:value-type="float" office:value="618229.0"/>
          <table:table-cell office:value-type="float" office:value="608211.0"/>
          <table:table-cell office:value-type="float" office:value="569373.0"/>
          <table:table-cell office:value-type="float" office:value="39994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2.8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2724.0"/>
          <table:table-cell office:value-type="float" office:value="342340.0"/>
          <table:table-cell office:value-type="float" office:value="569373.0"/>
          <table:table-cell office:value-type="float" office:value="399943.0"/>
          <table:table-cell office:value-type="float" office:value="0.0"/>
          <table:table-cell office:value-type="float" office:value="0.0"/>
          <table:table-cell table:formula="of:=MIN([.$B344];[.$O344])" office:value-type="float"/>
          <table:table-cell table:formula="of:=MIN([.$C344];[.$P344])" office:value-type="float"/>
          <table:table-cell table:formula="of:=MIN([.$D344];[.$Q344])" office:value-type="float"/>
          <table:table-cell table:formula="of:=MIN([.$E344];[.$R344])" office:value-type="float"/>
          <table:table-cell table:formula="of:=MIN([.$F344];[.$S344])" office:value-type="float"/>
          <table:table-cell table:formula="of:=MIN([.$G344];[.$T344])" office:value-type="float"/>
          <table:table-cell table:formula="of:=MIN([.$H344];[.$U344])" office:value-type="float"/>
          <table:table-cell table:formula="of:=MIN([.$I344];[.$V344])" office:value-type="float"/>
          <table:table-cell table:formula="of:=MIN([.$J344])" office:value-type="float"/>
          <table:table-cell table:formula="of:=MIN([.$K344];[.$W344])" office:value-type="float"/>
          <table:table-cell table:formula="of:=MIN([.$L344];[.$X344])" office:value-type="float"/>
          <table:table-cell table:formula="of:=MIN([.$M344];[.$Y344])" office:value-type="float"/>
          <table:table-cell table:formula="of:=MIN([.$N344];[.$Z344])" office:value-type="float"/>
          <table:table-cell table:formula="of:=MEDIAN([.$B344];[.$O344])" office:value-type="float"/>
          <table:table-cell table:formula="of:=MEDIAN([.$C344];[.$P344])" office:value-type="float"/>
          <table:table-cell table:formula="of:=MEDIAN([.$D344];[.$Q344])" office:value-type="float"/>
          <table:table-cell table:formula="of:=MEDIAN([.$E344];[.$R344])" office:value-type="float"/>
          <table:table-cell table:formula="of:=MEDIAN([.$F344];[.$S344])" office:value-type="float"/>
          <table:table-cell table:formula="of:=MEDIAN([.$G344];[.$T344])" office:value-type="float"/>
          <table:table-cell table:formula="of:=MEDIAN([.$H344];[.$U344])" office:value-type="float"/>
          <table:table-cell table:formula="of:=MEDIAN([.$I344];[.$V344])" office:value-type="float"/>
          <table:table-cell table:formula="of:=MEDIAN([.$J344])" office:value-type="float"/>
          <table:table-cell table:formula="of:=MEDIAN([.$K344];[.$W344])" office:value-type="float"/>
          <table:table-cell table:formula="of:=MEDIAN([.$L344];[.$X344])" office:value-type="float"/>
          <table:table-cell table:formula="of:=MEDIAN([.$M344];[.$Y344])" office:value-type="float"/>
          <table:table-cell table:formula="of:=MEDIAN([.$N344];[.$Z344])" office:value-type="float"/>
          <table:table-cell table:formula="of:=MAX([.$B344];[.$O344])" office:value-type="float"/>
          <table:table-cell table:formula="of:=MAX([.$C344];[.$P344])" office:value-type="float"/>
          <table:table-cell table:formula="of:=MAX([.$D344];[.$Q344])" office:value-type="float"/>
          <table:table-cell table:formula="of:=MAX([.$E344];[.$R344])" office:value-type="float"/>
          <table:table-cell table:formula="of:=MAX([.$F344];[.$S344])" office:value-type="float"/>
          <table:table-cell table:formula="of:=MAX([.$G344];[.$T344])" office:value-type="float"/>
          <table:table-cell table:formula="of:=MAX([.$H344];[.$U344])" office:value-type="float"/>
          <table:table-cell table:formula="of:=MAX([.$I344];[.$V344])" office:value-type="float"/>
          <table:table-cell table:formula="of:=MAX([.$J344])" office:value-type="float"/>
          <table:table-cell table:formula="of:=MAX([.$K344];[.$W344])" office:value-type="float"/>
          <table:table-cell table:formula="of:=MAX([.$L344];[.$X344])" office:value-type="float"/>
          <table:table-cell table:formula="of:=MAX([.$M344];[.$Y344])" office:value-type="float"/>
          <table:table-cell table:formula="of:=MAX([.$N344];[.$Z344])" office:value-type="float"/>
        </table:table-row>
        <table:table-row table:style-name="ro1">
          <table:table-cell office:value-type="string">
            <text:p>p09.pddl/3</text:p>
          </table:table-cell>
          <table:table-cell office:value-type="float" office:value="0.906588"/>
          <table:table-cell office:value-type="float" office:value="0.8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7573.0"/>
          <table:table-cell office:value-type="float" office:value="1011.0"/>
          <table:table-cell office:value-type="float" office:value="0.0"/>
          <table:table-cell office:value-type="float" office:value="0.0"/>
          <table:table-cell office:value-type="float" office:value="0.957316"/>
          <table:table-cell office:value-type="float" office:value="0.9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7573.0"/>
          <table:table-cell office:value-type="float" office:value="1011.0"/>
          <table:table-cell office:value-type="float" office:value="0.0"/>
          <table:table-cell office:value-type="float" office:value="0.0"/>
          <table:table-cell table:formula="of:=MIN([.$B345];[.$O345])" office:value-type="float"/>
          <table:table-cell table:formula="of:=MIN([.$C345];[.$P345])" office:value-type="float"/>
          <table:table-cell table:formula="of:=MIN([.$D345];[.$Q345])" office:value-type="float"/>
          <table:table-cell table:formula="of:=MIN([.$E345];[.$R345])" office:value-type="float"/>
          <table:table-cell table:formula="of:=MIN([.$F345];[.$S345])" office:value-type="float"/>
          <table:table-cell table:formula="of:=MIN([.$G345];[.$T345])" office:value-type="float"/>
          <table:table-cell table:formula="of:=MIN([.$H345];[.$U345])" office:value-type="float"/>
          <table:table-cell table:formula="of:=MIN([.$I345];[.$V345])" office:value-type="float"/>
          <table:table-cell table:formula="of:=MIN([.$J345])" office:value-type="float"/>
          <table:table-cell table:formula="of:=MIN([.$K345];[.$W345])" office:value-type="float"/>
          <table:table-cell table:formula="of:=MIN([.$L345];[.$X345])" office:value-type="float"/>
          <table:table-cell table:formula="of:=MIN([.$M345];[.$Y345])" office:value-type="float"/>
          <table:table-cell table:formula="of:=MIN([.$N345];[.$Z345])" office:value-type="float"/>
          <table:table-cell table:formula="of:=MEDIAN([.$B345];[.$O345])" office:value-type="float"/>
          <table:table-cell table:formula="of:=MEDIAN([.$C345];[.$P345])" office:value-type="float"/>
          <table:table-cell table:formula="of:=MEDIAN([.$D345];[.$Q345])" office:value-type="float"/>
          <table:table-cell table:formula="of:=MEDIAN([.$E345];[.$R345])" office:value-type="float"/>
          <table:table-cell table:formula="of:=MEDIAN([.$F345];[.$S345])" office:value-type="float"/>
          <table:table-cell table:formula="of:=MEDIAN([.$G345];[.$T345])" office:value-type="float"/>
          <table:table-cell table:formula="of:=MEDIAN([.$H345];[.$U345])" office:value-type="float"/>
          <table:table-cell table:formula="of:=MEDIAN([.$I345];[.$V345])" office:value-type="float"/>
          <table:table-cell table:formula="of:=MEDIAN([.$J345])" office:value-type="float"/>
          <table:table-cell table:formula="of:=MEDIAN([.$K345];[.$W345])" office:value-type="float"/>
          <table:table-cell table:formula="of:=MEDIAN([.$L345];[.$X345])" office:value-type="float"/>
          <table:table-cell table:formula="of:=MEDIAN([.$M345];[.$Y345])" office:value-type="float"/>
          <table:table-cell table:formula="of:=MEDIAN([.$N345];[.$Z345])" office:value-type="float"/>
          <table:table-cell table:formula="of:=MAX([.$B345];[.$O345])" office:value-type="float"/>
          <table:table-cell table:formula="of:=MAX([.$C345];[.$P345])" office:value-type="float"/>
          <table:table-cell table:formula="of:=MAX([.$D345];[.$Q345])" office:value-type="float"/>
          <table:table-cell table:formula="of:=MAX([.$E345];[.$R345])" office:value-type="float"/>
          <table:table-cell table:formula="of:=MAX([.$F345];[.$S345])" office:value-type="float"/>
          <table:table-cell table:formula="of:=MAX([.$G345];[.$T345])" office:value-type="float"/>
          <table:table-cell table:formula="of:=MAX([.$H345];[.$U345])" office:value-type="float"/>
          <table:table-cell table:formula="of:=MAX([.$I345];[.$V345])" office:value-type="float"/>
          <table:table-cell table:formula="of:=MAX([.$J345])" office:value-type="float"/>
          <table:table-cell table:formula="of:=MAX([.$K345];[.$W345])" office:value-type="float"/>
          <table:table-cell table:formula="of:=MAX([.$L345];[.$X345])" office:value-type="float"/>
          <table:table-cell table:formula="of:=MAX([.$M345];[.$Y345])" office:value-type="float"/>
          <table:table-cell table:formula="of:=MAX([.$N345];[.$Z345])" office:value-type="float"/>
        </table:table-row>
        <table:table-row table:style-name="ro1">
          <table:table-cell office:value-type="string">
            <text:p>p09.pddl/30</text:p>
          </table:table-cell>
          <table:table-cell office:value-type="float" office:value="300.0"/>
          <table:table-cell office:value-type="float" office:value="299.985"/>
          <table:table-cell office:value-type="float" office:value="291.9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198969.0"/>
          <table:table-cell office:value-type="float" office:value="760821.0"/>
          <table:table-cell office:value-type="float" office:value="747080.0"/>
          <table:table-cell office:value-type="float" office:value="588673.0"/>
          <table:table-cell office:value-type="float" office:value="41591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2.6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31896.0"/>
          <table:table-cell office:value-type="float" office:value="439905.0"/>
          <table:table-cell office:value-type="float" office:value="588673.0"/>
          <table:table-cell office:value-type="float" office:value="415916.0"/>
          <table:table-cell office:value-type="float" office:value="0.0"/>
          <table:table-cell office:value-type="float" office:value="0.0"/>
          <table:table-cell table:formula="of:=MIN([.$B346];[.$O346])" office:value-type="float"/>
          <table:table-cell table:formula="of:=MIN([.$C346];[.$P346])" office:value-type="float"/>
          <table:table-cell table:formula="of:=MIN([.$D346];[.$Q346])" office:value-type="float"/>
          <table:table-cell table:formula="of:=MIN([.$E346];[.$R346])" office:value-type="float"/>
          <table:table-cell table:formula="of:=MIN([.$F346];[.$S346])" office:value-type="float"/>
          <table:table-cell table:formula="of:=MIN([.$G346];[.$T346])" office:value-type="float"/>
          <table:table-cell table:formula="of:=MIN([.$H346];[.$U346])" office:value-type="float"/>
          <table:table-cell table:formula="of:=MIN([.$I346];[.$V346])" office:value-type="float"/>
          <table:table-cell table:formula="of:=MIN([.$J346])" office:value-type="float"/>
          <table:table-cell table:formula="of:=MIN([.$K346];[.$W346])" office:value-type="float"/>
          <table:table-cell table:formula="of:=MIN([.$L346];[.$X346])" office:value-type="float"/>
          <table:table-cell table:formula="of:=MIN([.$M346];[.$Y346])" office:value-type="float"/>
          <table:table-cell table:formula="of:=MIN([.$N346];[.$Z346])" office:value-type="float"/>
          <table:table-cell table:formula="of:=MEDIAN([.$B346];[.$O346])" office:value-type="float"/>
          <table:table-cell table:formula="of:=MEDIAN([.$C346];[.$P346])" office:value-type="float"/>
          <table:table-cell table:formula="of:=MEDIAN([.$D346];[.$Q346])" office:value-type="float"/>
          <table:table-cell table:formula="of:=MEDIAN([.$E346];[.$R346])" office:value-type="float"/>
          <table:table-cell table:formula="of:=MEDIAN([.$F346];[.$S346])" office:value-type="float"/>
          <table:table-cell table:formula="of:=MEDIAN([.$G346];[.$T346])" office:value-type="float"/>
          <table:table-cell table:formula="of:=MEDIAN([.$H346];[.$U346])" office:value-type="float"/>
          <table:table-cell table:formula="of:=MEDIAN([.$I346];[.$V346])" office:value-type="float"/>
          <table:table-cell table:formula="of:=MEDIAN([.$J346])" office:value-type="float"/>
          <table:table-cell table:formula="of:=MEDIAN([.$K346];[.$W346])" office:value-type="float"/>
          <table:table-cell table:formula="of:=MEDIAN([.$L346];[.$X346])" office:value-type="float"/>
          <table:table-cell table:formula="of:=MEDIAN([.$M346];[.$Y346])" office:value-type="float"/>
          <table:table-cell table:formula="of:=MEDIAN([.$N346];[.$Z346])" office:value-type="float"/>
          <table:table-cell table:formula="of:=MAX([.$B346];[.$O346])" office:value-type="float"/>
          <table:table-cell table:formula="of:=MAX([.$C346];[.$P346])" office:value-type="float"/>
          <table:table-cell table:formula="of:=MAX([.$D346];[.$Q346])" office:value-type="float"/>
          <table:table-cell table:formula="of:=MAX([.$E346];[.$R346])" office:value-type="float"/>
          <table:table-cell table:formula="of:=MAX([.$F346];[.$S346])" office:value-type="float"/>
          <table:table-cell table:formula="of:=MAX([.$G346];[.$T346])" office:value-type="float"/>
          <table:table-cell table:formula="of:=MAX([.$H346];[.$U346])" office:value-type="float"/>
          <table:table-cell table:formula="of:=MAX([.$I346];[.$V346])" office:value-type="float"/>
          <table:table-cell table:formula="of:=MAX([.$J346])" office:value-type="float"/>
          <table:table-cell table:formula="of:=MAX([.$K346];[.$W346])" office:value-type="float"/>
          <table:table-cell table:formula="of:=MAX([.$L346];[.$X346])" office:value-type="float"/>
          <table:table-cell table:formula="of:=MAX([.$M346];[.$Y346])" office:value-type="float"/>
          <table:table-cell table:formula="of:=MAX([.$N346];[.$Z346])" office:value-type="float"/>
        </table:table-row>
        <table:table-row table:style-name="ro1">
          <table:table-cell office:value-type="string">
            <text:p>p09.pddl/31</text:p>
          </table:table-cell>
          <table:table-cell office:value-type="float" office:value="300.0"/>
          <table:table-cell office:value-type="float" office:value="299.987"/>
          <table:table-cell office:value-type="float" office:value="291.75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53675.0"/>
          <table:table-cell office:value-type="float" office:value="553472.0"/>
          <table:table-cell office:value-type="float" office:value="546674.0"/>
          <table:table-cell office:value-type="float" office:value="607973.0"/>
          <table:table-cell office:value-type="float" office:value="431889.0"/>
          <table:table-cell office:value-type="float" office:value="0.0"/>
          <table:table-cell office:value-type="float" office:value="0.0"/>
          <table:table-cell office:value-type="float" office:value="276.176"/>
          <table:table-cell office:value-type="float" office:value="275.91"/>
          <table:table-cell office:value-type="float" office:value="268.22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25652.0"/>
          <table:table-cell office:value-type="float" office:value="289409.0"/>
          <table:table-cell office:value-type="float" office:value="607973.0"/>
          <table:table-cell office:value-type="float" office:value="431889.0"/>
          <table:table-cell office:value-type="float" office:value="0.0"/>
          <table:table-cell office:value-type="float" office:value="0.0"/>
          <table:table-cell table:formula="of:=MIN([.$B347];[.$O347])" office:value-type="float"/>
          <table:table-cell table:formula="of:=MIN([.$C347];[.$P347])" office:value-type="float"/>
          <table:table-cell table:formula="of:=MIN([.$D347];[.$Q347])" office:value-type="float"/>
          <table:table-cell table:formula="of:=MIN([.$E347];[.$R347])" office:value-type="float"/>
          <table:table-cell table:formula="of:=MIN([.$F347];[.$S347])" office:value-type="float"/>
          <table:table-cell table:formula="of:=MIN([.$G347];[.$T347])" office:value-type="float"/>
          <table:table-cell table:formula="of:=MIN([.$H347];[.$U347])" office:value-type="float"/>
          <table:table-cell table:formula="of:=MIN([.$I347];[.$V347])" office:value-type="float"/>
          <table:table-cell table:formula="of:=MIN([.$J347])" office:value-type="float"/>
          <table:table-cell table:formula="of:=MIN([.$K347];[.$W347])" office:value-type="float"/>
          <table:table-cell table:formula="of:=MIN([.$L347];[.$X347])" office:value-type="float"/>
          <table:table-cell table:formula="of:=MIN([.$M347];[.$Y347])" office:value-type="float"/>
          <table:table-cell table:formula="of:=MIN([.$N347];[.$Z347])" office:value-type="float"/>
          <table:table-cell table:formula="of:=MEDIAN([.$B347];[.$O347])" office:value-type="float"/>
          <table:table-cell table:formula="of:=MEDIAN([.$C347];[.$P347])" office:value-type="float"/>
          <table:table-cell table:formula="of:=MEDIAN([.$D347];[.$Q347])" office:value-type="float"/>
          <table:table-cell table:formula="of:=MEDIAN([.$E347];[.$R347])" office:value-type="float"/>
          <table:table-cell table:formula="of:=MEDIAN([.$F347];[.$S347])" office:value-type="float"/>
          <table:table-cell table:formula="of:=MEDIAN([.$G347];[.$T347])" office:value-type="float"/>
          <table:table-cell table:formula="of:=MEDIAN([.$H347];[.$U347])" office:value-type="float"/>
          <table:table-cell table:formula="of:=MEDIAN([.$I347];[.$V347])" office:value-type="float"/>
          <table:table-cell table:formula="of:=MEDIAN([.$J347])" office:value-type="float"/>
          <table:table-cell table:formula="of:=MEDIAN([.$K347];[.$W347])" office:value-type="float"/>
          <table:table-cell table:formula="of:=MEDIAN([.$L347];[.$X347])" office:value-type="float"/>
          <table:table-cell table:formula="of:=MEDIAN([.$M347];[.$Y347])" office:value-type="float"/>
          <table:table-cell table:formula="of:=MEDIAN([.$N347];[.$Z347])" office:value-type="float"/>
          <table:table-cell table:formula="of:=MAX([.$B347];[.$O347])" office:value-type="float"/>
          <table:table-cell table:formula="of:=MAX([.$C347];[.$P347])" office:value-type="float"/>
          <table:table-cell table:formula="of:=MAX([.$D347];[.$Q347])" office:value-type="float"/>
          <table:table-cell table:formula="of:=MAX([.$E347];[.$R347])" office:value-type="float"/>
          <table:table-cell table:formula="of:=MAX([.$F347];[.$S347])" office:value-type="float"/>
          <table:table-cell table:formula="of:=MAX([.$G347];[.$T347])" office:value-type="float"/>
          <table:table-cell table:formula="of:=MAX([.$H347];[.$U347])" office:value-type="float"/>
          <table:table-cell table:formula="of:=MAX([.$I347];[.$V347])" office:value-type="float"/>
          <table:table-cell table:formula="of:=MAX([.$J347])" office:value-type="float"/>
          <table:table-cell table:formula="of:=MAX([.$K347];[.$W347])" office:value-type="float"/>
          <table:table-cell table:formula="of:=MAX([.$L347];[.$X347])" office:value-type="float"/>
          <table:table-cell table:formula="of:=MAX([.$M347];[.$Y347])" office:value-type="float"/>
          <table:table-cell table:formula="of:=MAX([.$N347];[.$Z347])" office:value-type="float"/>
        </table:table-row>
        <table:table-row table:style-name="ro1">
          <table:table-cell office:value-type="string">
            <text:p>p09.pddl/32</text:p>
          </table:table-cell>
          <table:table-cell office:value-type="float" office:value="45.7076"/>
          <table:table-cell office:value-type="float" office:value="45.517"/>
          <table:table-cell office:value-type="float" office:value="36.81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8598.0"/>
          <table:table-cell office:value-type="float" office:value="306364.0"/>
          <table:table-cell office:value-type="float" office:value="300618.0"/>
          <table:table-cell office:value-type="float" office:value="627273.0"/>
          <table:table-cell office:value-type="float" office:value="44786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2.0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8184.0"/>
          <table:table-cell office:value-type="float" office:value="350960.0"/>
          <table:table-cell office:value-type="float" office:value="627273.0"/>
          <table:table-cell office:value-type="float" office:value="447862.0"/>
          <table:table-cell office:value-type="float" office:value="0.0"/>
          <table:table-cell office:value-type="float" office:value="0.0"/>
          <table:table-cell table:formula="of:=MIN([.$B348];[.$O348])" office:value-type="float"/>
          <table:table-cell table:formula="of:=MIN([.$C348];[.$P348])" office:value-type="float"/>
          <table:table-cell table:formula="of:=MIN([.$D348];[.$Q348])" office:value-type="float"/>
          <table:table-cell table:formula="of:=MIN([.$E348];[.$R348])" office:value-type="float"/>
          <table:table-cell table:formula="of:=MIN([.$F348];[.$S348])" office:value-type="float"/>
          <table:table-cell table:formula="of:=MIN([.$G348];[.$T348])" office:value-type="float"/>
          <table:table-cell table:formula="of:=MIN([.$H348];[.$U348])" office:value-type="float"/>
          <table:table-cell table:formula="of:=MIN([.$I348];[.$V348])" office:value-type="float"/>
          <table:table-cell table:formula="of:=MIN([.$J348])" office:value-type="float"/>
          <table:table-cell table:formula="of:=MIN([.$K348];[.$W348])" office:value-type="float"/>
          <table:table-cell table:formula="of:=MIN([.$L348];[.$X348])" office:value-type="float"/>
          <table:table-cell table:formula="of:=MIN([.$M348];[.$Y348])" office:value-type="float"/>
          <table:table-cell table:formula="of:=MIN([.$N348];[.$Z348])" office:value-type="float"/>
          <table:table-cell table:formula="of:=MEDIAN([.$B348];[.$O348])" office:value-type="float"/>
          <table:table-cell table:formula="of:=MEDIAN([.$C348];[.$P348])" office:value-type="float"/>
          <table:table-cell table:formula="of:=MEDIAN([.$D348];[.$Q348])" office:value-type="float"/>
          <table:table-cell table:formula="of:=MEDIAN([.$E348];[.$R348])" office:value-type="float"/>
          <table:table-cell table:formula="of:=MEDIAN([.$F348];[.$S348])" office:value-type="float"/>
          <table:table-cell table:formula="of:=MEDIAN([.$G348];[.$T348])" office:value-type="float"/>
          <table:table-cell table:formula="of:=MEDIAN([.$H348];[.$U348])" office:value-type="float"/>
          <table:table-cell table:formula="of:=MEDIAN([.$I348];[.$V348])" office:value-type="float"/>
          <table:table-cell table:formula="of:=MEDIAN([.$J348])" office:value-type="float"/>
          <table:table-cell table:formula="of:=MEDIAN([.$K348];[.$W348])" office:value-type="float"/>
          <table:table-cell table:formula="of:=MEDIAN([.$L348];[.$X348])" office:value-type="float"/>
          <table:table-cell table:formula="of:=MEDIAN([.$M348];[.$Y348])" office:value-type="float"/>
          <table:table-cell table:formula="of:=MEDIAN([.$N348];[.$Z348])" office:value-type="float"/>
          <table:table-cell table:formula="of:=MAX([.$B348];[.$O348])" office:value-type="float"/>
          <table:table-cell table:formula="of:=MAX([.$C348];[.$P348])" office:value-type="float"/>
          <table:table-cell table:formula="of:=MAX([.$D348];[.$Q348])" office:value-type="float"/>
          <table:table-cell table:formula="of:=MAX([.$E348];[.$R348])" office:value-type="float"/>
          <table:table-cell table:formula="of:=MAX([.$F348];[.$S348])" office:value-type="float"/>
          <table:table-cell table:formula="of:=MAX([.$G348];[.$T348])" office:value-type="float"/>
          <table:table-cell table:formula="of:=MAX([.$H348];[.$U348])" office:value-type="float"/>
          <table:table-cell table:formula="of:=MAX([.$I348];[.$V348])" office:value-type="float"/>
          <table:table-cell table:formula="of:=MAX([.$J348])" office:value-type="float"/>
          <table:table-cell table:formula="of:=MAX([.$K348];[.$W348])" office:value-type="float"/>
          <table:table-cell table:formula="of:=MAX([.$L348];[.$X348])" office:value-type="float"/>
          <table:table-cell table:formula="of:=MAX([.$M348];[.$Y348])" office:value-type="float"/>
          <table:table-cell table:formula="of:=MAX([.$N348];[.$Z348])" office:value-type="float"/>
        </table:table-row>
        <table:table-row table:style-name="ro1">
          <table:table-cell office:value-type="string">
            <text:p>p09.pddl/33</text:p>
          </table:table-cell>
          <table:table-cell office:value-type="float" office:value="44.9373"/>
          <table:table-cell office:value-type="float" office:value="44.742"/>
          <table:table-cell office:value-type="float" office:value="35.8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7835.0"/>
          <table:table-cell office:value-type="float" office:value="374523.0"/>
          <table:table-cell office:value-type="float" office:value="367214.0"/>
          <table:table-cell office:value-type="float" office:value="646573.0"/>
          <table:table-cell office:value-type="float" office:value="46383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1.7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2201.0"/>
          <table:table-cell office:value-type="float" office:value="334745.0"/>
          <table:table-cell office:value-type="float" office:value="646573.0"/>
          <table:table-cell office:value-type="float" office:value="463835.0"/>
          <table:table-cell office:value-type="float" office:value="0.0"/>
          <table:table-cell office:value-type="float" office:value="0.0"/>
          <table:table-cell table:formula="of:=MIN([.$B349];[.$O349])" office:value-type="float"/>
          <table:table-cell table:formula="of:=MIN([.$C349];[.$P349])" office:value-type="float"/>
          <table:table-cell table:formula="of:=MIN([.$D349];[.$Q349])" office:value-type="float"/>
          <table:table-cell table:formula="of:=MIN([.$E349];[.$R349])" office:value-type="float"/>
          <table:table-cell table:formula="of:=MIN([.$F349];[.$S349])" office:value-type="float"/>
          <table:table-cell table:formula="of:=MIN([.$G349];[.$T349])" office:value-type="float"/>
          <table:table-cell table:formula="of:=MIN([.$H349];[.$U349])" office:value-type="float"/>
          <table:table-cell table:formula="of:=MIN([.$I349];[.$V349])" office:value-type="float"/>
          <table:table-cell table:formula="of:=MIN([.$J349])" office:value-type="float"/>
          <table:table-cell table:formula="of:=MIN([.$K349];[.$W349])" office:value-type="float"/>
          <table:table-cell table:formula="of:=MIN([.$L349];[.$X349])" office:value-type="float"/>
          <table:table-cell table:formula="of:=MIN([.$M349];[.$Y349])" office:value-type="float"/>
          <table:table-cell table:formula="of:=MIN([.$N349];[.$Z349])" office:value-type="float"/>
          <table:table-cell table:formula="of:=MEDIAN([.$B349];[.$O349])" office:value-type="float"/>
          <table:table-cell table:formula="of:=MEDIAN([.$C349];[.$P349])" office:value-type="float"/>
          <table:table-cell table:formula="of:=MEDIAN([.$D349];[.$Q349])" office:value-type="float"/>
          <table:table-cell table:formula="of:=MEDIAN([.$E349];[.$R349])" office:value-type="float"/>
          <table:table-cell table:formula="of:=MEDIAN([.$F349];[.$S349])" office:value-type="float"/>
          <table:table-cell table:formula="of:=MEDIAN([.$G349];[.$T349])" office:value-type="float"/>
          <table:table-cell table:formula="of:=MEDIAN([.$H349];[.$U349])" office:value-type="float"/>
          <table:table-cell table:formula="of:=MEDIAN([.$I349];[.$V349])" office:value-type="float"/>
          <table:table-cell table:formula="of:=MEDIAN([.$J349])" office:value-type="float"/>
          <table:table-cell table:formula="of:=MEDIAN([.$K349];[.$W349])" office:value-type="float"/>
          <table:table-cell table:formula="of:=MEDIAN([.$L349];[.$X349])" office:value-type="float"/>
          <table:table-cell table:formula="of:=MEDIAN([.$M349];[.$Y349])" office:value-type="float"/>
          <table:table-cell table:formula="of:=MEDIAN([.$N349];[.$Z349])" office:value-type="float"/>
          <table:table-cell table:formula="of:=MAX([.$B349];[.$O349])" office:value-type="float"/>
          <table:table-cell table:formula="of:=MAX([.$C349];[.$P349])" office:value-type="float"/>
          <table:table-cell table:formula="of:=MAX([.$D349];[.$Q349])" office:value-type="float"/>
          <table:table-cell table:formula="of:=MAX([.$E349];[.$R349])" office:value-type="float"/>
          <table:table-cell table:formula="of:=MAX([.$F349];[.$S349])" office:value-type="float"/>
          <table:table-cell table:formula="of:=MAX([.$G349];[.$T349])" office:value-type="float"/>
          <table:table-cell table:formula="of:=MAX([.$H349];[.$U349])" office:value-type="float"/>
          <table:table-cell table:formula="of:=MAX([.$I349];[.$V349])" office:value-type="float"/>
          <table:table-cell table:formula="of:=MAX([.$J349])" office:value-type="float"/>
          <table:table-cell table:formula="of:=MAX([.$K349];[.$W349])" office:value-type="float"/>
          <table:table-cell table:formula="of:=MAX([.$L349];[.$X349])" office:value-type="float"/>
          <table:table-cell table:formula="of:=MAX([.$M349];[.$Y349])" office:value-type="float"/>
          <table:table-cell table:formula="of:=MAX([.$N349];[.$Z349])" office:value-type="float"/>
        </table:table-row>
        <table:table-row table:style-name="ro1">
          <table:table-cell office:value-type="string">
            <text:p>p09.pddl/34</text:p>
          </table:table-cell>
          <table:table-cell office:value-type="float" office:value="22.2118"/>
          <table:table-cell office:value-type="float" office:value="22.015"/>
          <table:table-cell office:value-type="float" office:value="12.76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0338.0"/>
          <table:table-cell office:value-type="float" office:value="229417.0"/>
          <table:table-cell office:value-type="float" office:value="224236.0"/>
          <table:table-cell office:value-type="float" office:value="665873.0"/>
          <table:table-cell office:value-type="float" office:value="47980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1.6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1940.0"/>
          <table:table-cell office:value-type="float" office:value="351908.0"/>
          <table:table-cell office:value-type="float" office:value="665873.0"/>
          <table:table-cell office:value-type="float" office:value="479808.0"/>
          <table:table-cell office:value-type="float" office:value="0.0"/>
          <table:table-cell office:value-type="float" office:value="0.0"/>
          <table:table-cell table:formula="of:=MIN([.$B350];[.$O350])" office:value-type="float"/>
          <table:table-cell table:formula="of:=MIN([.$C350];[.$P350])" office:value-type="float"/>
          <table:table-cell table:formula="of:=MIN([.$D350];[.$Q350])" office:value-type="float"/>
          <table:table-cell table:formula="of:=MIN([.$E350];[.$R350])" office:value-type="float"/>
          <table:table-cell table:formula="of:=MIN([.$F350];[.$S350])" office:value-type="float"/>
          <table:table-cell table:formula="of:=MIN([.$G350];[.$T350])" office:value-type="float"/>
          <table:table-cell table:formula="of:=MIN([.$H350];[.$U350])" office:value-type="float"/>
          <table:table-cell table:formula="of:=MIN([.$I350];[.$V350])" office:value-type="float"/>
          <table:table-cell table:formula="of:=MIN([.$J350])" office:value-type="float"/>
          <table:table-cell table:formula="of:=MIN([.$K350];[.$W350])" office:value-type="float"/>
          <table:table-cell table:formula="of:=MIN([.$L350];[.$X350])" office:value-type="float"/>
          <table:table-cell table:formula="of:=MIN([.$M350];[.$Y350])" office:value-type="float"/>
          <table:table-cell table:formula="of:=MIN([.$N350];[.$Z350])" office:value-type="float"/>
          <table:table-cell table:formula="of:=MEDIAN([.$B350];[.$O350])" office:value-type="float"/>
          <table:table-cell table:formula="of:=MEDIAN([.$C350];[.$P350])" office:value-type="float"/>
          <table:table-cell table:formula="of:=MEDIAN([.$D350];[.$Q350])" office:value-type="float"/>
          <table:table-cell table:formula="of:=MEDIAN([.$E350];[.$R350])" office:value-type="float"/>
          <table:table-cell table:formula="of:=MEDIAN([.$F350];[.$S350])" office:value-type="float"/>
          <table:table-cell table:formula="of:=MEDIAN([.$G350];[.$T350])" office:value-type="float"/>
          <table:table-cell table:formula="of:=MEDIAN([.$H350];[.$U350])" office:value-type="float"/>
          <table:table-cell table:formula="of:=MEDIAN([.$I350];[.$V350])" office:value-type="float"/>
          <table:table-cell table:formula="of:=MEDIAN([.$J350])" office:value-type="float"/>
          <table:table-cell table:formula="of:=MEDIAN([.$K350];[.$W350])" office:value-type="float"/>
          <table:table-cell table:formula="of:=MEDIAN([.$L350];[.$X350])" office:value-type="float"/>
          <table:table-cell table:formula="of:=MEDIAN([.$M350];[.$Y350])" office:value-type="float"/>
          <table:table-cell table:formula="of:=MEDIAN([.$N350];[.$Z350])" office:value-type="float"/>
          <table:table-cell table:formula="of:=MAX([.$B350];[.$O350])" office:value-type="float"/>
          <table:table-cell table:formula="of:=MAX([.$C350];[.$P350])" office:value-type="float"/>
          <table:table-cell table:formula="of:=MAX([.$D350];[.$Q350])" office:value-type="float"/>
          <table:table-cell table:formula="of:=MAX([.$E350];[.$R350])" office:value-type="float"/>
          <table:table-cell table:formula="of:=MAX([.$F350];[.$S350])" office:value-type="float"/>
          <table:table-cell table:formula="of:=MAX([.$G350];[.$T350])" office:value-type="float"/>
          <table:table-cell table:formula="of:=MAX([.$H350];[.$U350])" office:value-type="float"/>
          <table:table-cell table:formula="of:=MAX([.$I350];[.$V350])" office:value-type="float"/>
          <table:table-cell table:formula="of:=MAX([.$J350])" office:value-type="float"/>
          <table:table-cell table:formula="of:=MAX([.$K350];[.$W350])" office:value-type="float"/>
          <table:table-cell table:formula="of:=MAX([.$L350];[.$X350])" office:value-type="float"/>
          <table:table-cell table:formula="of:=MAX([.$M350];[.$Y350])" office:value-type="float"/>
          <table:table-cell table:formula="of:=MAX([.$N350];[.$Z350])" office:value-type="float"/>
        </table:table-row>
        <table:table-row table:style-name="ro1">
          <table:table-cell office:value-type="string">
            <text:p>p09.pddl/35</text:p>
          </table:table-cell>
          <table:table-cell office:value-type="float" office:value="300.0"/>
          <table:table-cell office:value-type="float" office:value="299.985"/>
          <table:table-cell office:value-type="float" office:value="290.61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54920.0"/>
          <table:table-cell office:value-type="float" office:value="520664.0"/>
          <table:table-cell office:value-type="float" office:value="512793.0"/>
          <table:table-cell office:value-type="float" office:value="685173.0"/>
          <table:table-cell office:value-type="float" office:value="495781.0"/>
          <table:table-cell office:value-type="float" office:value="0.0"/>
          <table:table-cell office:value-type="float" office:value="0.0"/>
          <table:table-cell office:value-type="float" office:value="252.79"/>
          <table:table-cell office:value-type="float" office:value="252.462"/>
          <table:table-cell office:value-type="float" office:value="243.9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53406.0"/>
          <table:table-cell office:value-type="float" office:value="332733.0"/>
          <table:table-cell office:value-type="float" office:value="685173.0"/>
          <table:table-cell office:value-type="float" office:value="495781.0"/>
          <table:table-cell office:value-type="float" office:value="0.0"/>
          <table:table-cell office:value-type="float" office:value="0.0"/>
          <table:table-cell table:formula="of:=MIN([.$B351];[.$O351])" office:value-type="float"/>
          <table:table-cell table:formula="of:=MIN([.$C351];[.$P351])" office:value-type="float"/>
          <table:table-cell table:formula="of:=MIN([.$D351];[.$Q351])" office:value-type="float"/>
          <table:table-cell table:formula="of:=MIN([.$E351];[.$R351])" office:value-type="float"/>
          <table:table-cell table:formula="of:=MIN([.$F351];[.$S351])" office:value-type="float"/>
          <table:table-cell table:formula="of:=MIN([.$G351];[.$T351])" office:value-type="float"/>
          <table:table-cell table:formula="of:=MIN([.$H351];[.$U351])" office:value-type="float"/>
          <table:table-cell table:formula="of:=MIN([.$I351];[.$V351])" office:value-type="float"/>
          <table:table-cell table:formula="of:=MIN([.$J351])" office:value-type="float"/>
          <table:table-cell table:formula="of:=MIN([.$K351];[.$W351])" office:value-type="float"/>
          <table:table-cell table:formula="of:=MIN([.$L351];[.$X351])" office:value-type="float"/>
          <table:table-cell table:formula="of:=MIN([.$M351];[.$Y351])" office:value-type="float"/>
          <table:table-cell table:formula="of:=MIN([.$N351];[.$Z351])" office:value-type="float"/>
          <table:table-cell table:formula="of:=MEDIAN([.$B351];[.$O351])" office:value-type="float"/>
          <table:table-cell table:formula="of:=MEDIAN([.$C351];[.$P351])" office:value-type="float"/>
          <table:table-cell table:formula="of:=MEDIAN([.$D351];[.$Q351])" office:value-type="float"/>
          <table:table-cell table:formula="of:=MEDIAN([.$E351];[.$R351])" office:value-type="float"/>
          <table:table-cell table:formula="of:=MEDIAN([.$F351];[.$S351])" office:value-type="float"/>
          <table:table-cell table:formula="of:=MEDIAN([.$G351];[.$T351])" office:value-type="float"/>
          <table:table-cell table:formula="of:=MEDIAN([.$H351];[.$U351])" office:value-type="float"/>
          <table:table-cell table:formula="of:=MEDIAN([.$I351];[.$V351])" office:value-type="float"/>
          <table:table-cell table:formula="of:=MEDIAN([.$J351])" office:value-type="float"/>
          <table:table-cell table:formula="of:=MEDIAN([.$K351];[.$W351])" office:value-type="float"/>
          <table:table-cell table:formula="of:=MEDIAN([.$L351];[.$X351])" office:value-type="float"/>
          <table:table-cell table:formula="of:=MEDIAN([.$M351];[.$Y351])" office:value-type="float"/>
          <table:table-cell table:formula="of:=MEDIAN([.$N351];[.$Z351])" office:value-type="float"/>
          <table:table-cell table:formula="of:=MAX([.$B351];[.$O351])" office:value-type="float"/>
          <table:table-cell table:formula="of:=MAX([.$C351];[.$P351])" office:value-type="float"/>
          <table:table-cell table:formula="of:=MAX([.$D351];[.$Q351])" office:value-type="float"/>
          <table:table-cell table:formula="of:=MAX([.$E351];[.$R351])" office:value-type="float"/>
          <table:table-cell table:formula="of:=MAX([.$F351];[.$S351])" office:value-type="float"/>
          <table:table-cell table:formula="of:=MAX([.$G351];[.$T351])" office:value-type="float"/>
          <table:table-cell table:formula="of:=MAX([.$H351];[.$U351])" office:value-type="float"/>
          <table:table-cell table:formula="of:=MAX([.$I351];[.$V351])" office:value-type="float"/>
          <table:table-cell table:formula="of:=MAX([.$J351])" office:value-type="float"/>
          <table:table-cell table:formula="of:=MAX([.$K351];[.$W351])" office:value-type="float"/>
          <table:table-cell table:formula="of:=MAX([.$L351];[.$X351])" office:value-type="float"/>
          <table:table-cell table:formula="of:=MAX([.$M351];[.$Y351])" office:value-type="float"/>
          <table:table-cell table:formula="of:=MAX([.$N351];[.$Z351])" office:value-type="float"/>
        </table:table-row>
        <table:table-row table:style-name="ro1">
          <table:table-cell office:value-type="string">
            <text:p>p09.pddl/36</text:p>
          </table:table-cell>
          <table:table-cell office:value-type="float" office:value="143.808"/>
          <table:table-cell office:value-type="float" office:value="143.543"/>
          <table:table-cell office:value-type="float" office:value="133.71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87822.0"/>
          <table:table-cell office:value-type="float" office:value="578570.0"/>
          <table:table-cell office:value-type="float" office:value="571465.0"/>
          <table:table-cell office:value-type="float" office:value="704473.0"/>
          <table:table-cell office:value-type="float" office:value="51175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2"/>
          <table:table-cell office:value-type="float" office:value="291.0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8340.0"/>
          <table:table-cell office:value-type="float" office:value="358781.0"/>
          <table:table-cell office:value-type="float" office:value="704473.0"/>
          <table:table-cell office:value-type="float" office:value="511754.0"/>
          <table:table-cell office:value-type="float" office:value="0.0"/>
          <table:table-cell office:value-type="float" office:value="0.0"/>
          <table:table-cell table:formula="of:=MIN([.$B352];[.$O352])" office:value-type="float"/>
          <table:table-cell table:formula="of:=MIN([.$C352];[.$P352])" office:value-type="float"/>
          <table:table-cell table:formula="of:=MIN([.$D352];[.$Q352])" office:value-type="float"/>
          <table:table-cell table:formula="of:=MIN([.$E352];[.$R352])" office:value-type="float"/>
          <table:table-cell table:formula="of:=MIN([.$F352];[.$S352])" office:value-type="float"/>
          <table:table-cell table:formula="of:=MIN([.$G352];[.$T352])" office:value-type="float"/>
          <table:table-cell table:formula="of:=MIN([.$H352];[.$U352])" office:value-type="float"/>
          <table:table-cell table:formula="of:=MIN([.$I352];[.$V352])" office:value-type="float"/>
          <table:table-cell table:formula="of:=MIN([.$J352])" office:value-type="float"/>
          <table:table-cell table:formula="of:=MIN([.$K352];[.$W352])" office:value-type="float"/>
          <table:table-cell table:formula="of:=MIN([.$L352];[.$X352])" office:value-type="float"/>
          <table:table-cell table:formula="of:=MIN([.$M352];[.$Y352])" office:value-type="float"/>
          <table:table-cell table:formula="of:=MIN([.$N352];[.$Z352])" office:value-type="float"/>
          <table:table-cell table:formula="of:=MEDIAN([.$B352];[.$O352])" office:value-type="float"/>
          <table:table-cell table:formula="of:=MEDIAN([.$C352];[.$P352])" office:value-type="float"/>
          <table:table-cell table:formula="of:=MEDIAN([.$D352];[.$Q352])" office:value-type="float"/>
          <table:table-cell table:formula="of:=MEDIAN([.$E352];[.$R352])" office:value-type="float"/>
          <table:table-cell table:formula="of:=MEDIAN([.$F352];[.$S352])" office:value-type="float"/>
          <table:table-cell table:formula="of:=MEDIAN([.$G352];[.$T352])" office:value-type="float"/>
          <table:table-cell table:formula="of:=MEDIAN([.$H352];[.$U352])" office:value-type="float"/>
          <table:table-cell table:formula="of:=MEDIAN([.$I352];[.$V352])" office:value-type="float"/>
          <table:table-cell table:formula="of:=MEDIAN([.$J352])" office:value-type="float"/>
          <table:table-cell table:formula="of:=MEDIAN([.$K352];[.$W352])" office:value-type="float"/>
          <table:table-cell table:formula="of:=MEDIAN([.$L352];[.$X352])" office:value-type="float"/>
          <table:table-cell table:formula="of:=MEDIAN([.$M352];[.$Y352])" office:value-type="float"/>
          <table:table-cell table:formula="of:=MEDIAN([.$N352];[.$Z352])" office:value-type="float"/>
          <table:table-cell table:formula="of:=MAX([.$B352];[.$O352])" office:value-type="float"/>
          <table:table-cell table:formula="of:=MAX([.$C352];[.$P352])" office:value-type="float"/>
          <table:table-cell table:formula="of:=MAX([.$D352];[.$Q352])" office:value-type="float"/>
          <table:table-cell table:formula="of:=MAX([.$E352];[.$R352])" office:value-type="float"/>
          <table:table-cell table:formula="of:=MAX([.$F352];[.$S352])" office:value-type="float"/>
          <table:table-cell table:formula="of:=MAX([.$G352];[.$T352])" office:value-type="float"/>
          <table:table-cell table:formula="of:=MAX([.$H352];[.$U352])" office:value-type="float"/>
          <table:table-cell table:formula="of:=MAX([.$I352];[.$V352])" office:value-type="float"/>
          <table:table-cell table:formula="of:=MAX([.$J352])" office:value-type="float"/>
          <table:table-cell table:formula="of:=MAX([.$K352];[.$W352])" office:value-type="float"/>
          <table:table-cell table:formula="of:=MAX([.$L352];[.$X352])" office:value-type="float"/>
          <table:table-cell table:formula="of:=MAX([.$M352];[.$Y352])" office:value-type="float"/>
          <table:table-cell table:formula="of:=MAX([.$N352];[.$Z352])" office:value-type="float"/>
        </table:table-row>
        <table:table-row table:style-name="ro1">
          <table:table-cell office:value-type="string">
            <text:p>p09.pddl/37</text:p>
          </table:table-cell>
          <table:table-cell office:value-type="float" office:value="300.0"/>
          <table:table-cell office:value-type="float" office:value="299.988"/>
          <table:table-cell office:value-type="float" office:value="290.05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37306.0"/>
          <table:table-cell office:value-type="float" office:value="580046.0"/>
          <table:table-cell office:value-type="float" office:value="572467.0"/>
          <table:table-cell office:value-type="float" office:value="723773.0"/>
          <table:table-cell office:value-type="float" office:value="52772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4"/>
          <table:table-cell office:value-type="float" office:value="290.8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4233.0"/>
          <table:table-cell office:value-type="float" office:value="307560.0"/>
          <table:table-cell office:value-type="float" office:value="723773.0"/>
          <table:table-cell office:value-type="float" office:value="527727.0"/>
          <table:table-cell office:value-type="float" office:value="0.0"/>
          <table:table-cell office:value-type="float" office:value="0.0"/>
          <table:table-cell table:formula="of:=MIN([.$B353];[.$O353])" office:value-type="float"/>
          <table:table-cell table:formula="of:=MIN([.$C353];[.$P353])" office:value-type="float"/>
          <table:table-cell table:formula="of:=MIN([.$D353];[.$Q353])" office:value-type="float"/>
          <table:table-cell table:formula="of:=MIN([.$E353];[.$R353])" office:value-type="float"/>
          <table:table-cell table:formula="of:=MIN([.$F353];[.$S353])" office:value-type="float"/>
          <table:table-cell table:formula="of:=MIN([.$G353];[.$T353])" office:value-type="float"/>
          <table:table-cell table:formula="of:=MIN([.$H353];[.$U353])" office:value-type="float"/>
          <table:table-cell table:formula="of:=MIN([.$I353];[.$V353])" office:value-type="float"/>
          <table:table-cell table:formula="of:=MIN([.$J353])" office:value-type="float"/>
          <table:table-cell table:formula="of:=MIN([.$K353];[.$W353])" office:value-type="float"/>
          <table:table-cell table:formula="of:=MIN([.$L353];[.$X353])" office:value-type="float"/>
          <table:table-cell table:formula="of:=MIN([.$M353];[.$Y353])" office:value-type="float"/>
          <table:table-cell table:formula="of:=MIN([.$N353];[.$Z353])" office:value-type="float"/>
          <table:table-cell table:formula="of:=MEDIAN([.$B353];[.$O353])" office:value-type="float"/>
          <table:table-cell table:formula="of:=MEDIAN([.$C353];[.$P353])" office:value-type="float"/>
          <table:table-cell table:formula="of:=MEDIAN([.$D353];[.$Q353])" office:value-type="float"/>
          <table:table-cell table:formula="of:=MEDIAN([.$E353];[.$R353])" office:value-type="float"/>
          <table:table-cell table:formula="of:=MEDIAN([.$F353];[.$S353])" office:value-type="float"/>
          <table:table-cell table:formula="of:=MEDIAN([.$G353];[.$T353])" office:value-type="float"/>
          <table:table-cell table:formula="of:=MEDIAN([.$H353];[.$U353])" office:value-type="float"/>
          <table:table-cell table:formula="of:=MEDIAN([.$I353];[.$V353])" office:value-type="float"/>
          <table:table-cell table:formula="of:=MEDIAN([.$J353])" office:value-type="float"/>
          <table:table-cell table:formula="of:=MEDIAN([.$K353];[.$W353])" office:value-type="float"/>
          <table:table-cell table:formula="of:=MEDIAN([.$L353];[.$X353])" office:value-type="float"/>
          <table:table-cell table:formula="of:=MEDIAN([.$M353];[.$Y353])" office:value-type="float"/>
          <table:table-cell table:formula="of:=MEDIAN([.$N353];[.$Z353])" office:value-type="float"/>
          <table:table-cell table:formula="of:=MAX([.$B353];[.$O353])" office:value-type="float"/>
          <table:table-cell table:formula="of:=MAX([.$C353];[.$P353])" office:value-type="float"/>
          <table:table-cell table:formula="of:=MAX([.$D353];[.$Q353])" office:value-type="float"/>
          <table:table-cell table:formula="of:=MAX([.$E353];[.$R353])" office:value-type="float"/>
          <table:table-cell table:formula="of:=MAX([.$F353];[.$S353])" office:value-type="float"/>
          <table:table-cell table:formula="of:=MAX([.$G353];[.$T353])" office:value-type="float"/>
          <table:table-cell table:formula="of:=MAX([.$H353];[.$U353])" office:value-type="float"/>
          <table:table-cell table:formula="of:=MAX([.$I353];[.$V353])" office:value-type="float"/>
          <table:table-cell table:formula="of:=MAX([.$J353])" office:value-type="float"/>
          <table:table-cell table:formula="of:=MAX([.$K353];[.$W353])" office:value-type="float"/>
          <table:table-cell table:formula="of:=MAX([.$L353];[.$X353])" office:value-type="float"/>
          <table:table-cell table:formula="of:=MAX([.$M353];[.$Y353])" office:value-type="float"/>
          <table:table-cell table:formula="of:=MAX([.$N353];[.$Z353])" office:value-type="float"/>
        </table:table-row>
        <table:table-row table:style-name="ro1">
          <table:table-cell office:value-type="string">
            <text:p>p09.pddl/38</text:p>
          </table:table-cell>
          <table:table-cell office:value-type="float" office:value="300.0"/>
          <table:table-cell office:value-type="float" office:value="299.989"/>
          <table:table-cell office:value-type="float" office:value="289.77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128256.0"/>
          <table:table-cell office:value-type="float" office:value="561926.0"/>
          <table:table-cell office:value-type="float" office:value="554443.0"/>
          <table:table-cell office:value-type="float" office:value="743073.0"/>
          <table:table-cell office:value-type="float" office:value="543700.0"/>
          <table:table-cell office:value-type="float" office:value="0.0"/>
          <table:table-cell office:value-type="float" office:value="0.0"/>
          <table:table-cell office:value-type="float" office:value="65.0469"/>
          <table:table-cell office:value-type="float" office:value="64.818"/>
          <table:table-cell office:value-type="float" office:value="55.5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68319.0"/>
          <table:table-cell office:value-type="float" office:value="97678.0"/>
          <table:table-cell office:value-type="float" office:value="743073.0"/>
          <table:table-cell office:value-type="float" office:value="543700.0"/>
          <table:table-cell office:value-type="float" office:value="0.0"/>
          <table:table-cell office:value-type="float" office:value="0.0"/>
          <table:table-cell table:formula="of:=MIN([.$B354];[.$O354])" office:value-type="float"/>
          <table:table-cell table:formula="of:=MIN([.$C354];[.$P354])" office:value-type="float"/>
          <table:table-cell table:formula="of:=MIN([.$D354];[.$Q354])" office:value-type="float"/>
          <table:table-cell table:formula="of:=MIN([.$E354];[.$R354])" office:value-type="float"/>
          <table:table-cell table:formula="of:=MIN([.$F354];[.$S354])" office:value-type="float"/>
          <table:table-cell table:formula="of:=MIN([.$G354];[.$T354])" office:value-type="float"/>
          <table:table-cell table:formula="of:=MIN([.$H354];[.$U354])" office:value-type="float"/>
          <table:table-cell table:formula="of:=MIN([.$I354];[.$V354])" office:value-type="float"/>
          <table:table-cell table:formula="of:=MIN([.$J354])" office:value-type="float"/>
          <table:table-cell table:formula="of:=MIN([.$K354];[.$W354])" office:value-type="float"/>
          <table:table-cell table:formula="of:=MIN([.$L354];[.$X354])" office:value-type="float"/>
          <table:table-cell table:formula="of:=MIN([.$M354];[.$Y354])" office:value-type="float"/>
          <table:table-cell table:formula="of:=MIN([.$N354];[.$Z354])" office:value-type="float"/>
          <table:table-cell table:formula="of:=MEDIAN([.$B354];[.$O354])" office:value-type="float"/>
          <table:table-cell table:formula="of:=MEDIAN([.$C354];[.$P354])" office:value-type="float"/>
          <table:table-cell table:formula="of:=MEDIAN([.$D354];[.$Q354])" office:value-type="float"/>
          <table:table-cell table:formula="of:=MEDIAN([.$E354];[.$R354])" office:value-type="float"/>
          <table:table-cell table:formula="of:=MEDIAN([.$F354];[.$S354])" office:value-type="float"/>
          <table:table-cell table:formula="of:=MEDIAN([.$G354];[.$T354])" office:value-type="float"/>
          <table:table-cell table:formula="of:=MEDIAN([.$H354];[.$U354])" office:value-type="float"/>
          <table:table-cell table:formula="of:=MEDIAN([.$I354];[.$V354])" office:value-type="float"/>
          <table:table-cell table:formula="of:=MEDIAN([.$J354])" office:value-type="float"/>
          <table:table-cell table:formula="of:=MEDIAN([.$K354];[.$W354])" office:value-type="float"/>
          <table:table-cell table:formula="of:=MEDIAN([.$L354];[.$X354])" office:value-type="float"/>
          <table:table-cell table:formula="of:=MEDIAN([.$M354];[.$Y354])" office:value-type="float"/>
          <table:table-cell table:formula="of:=MEDIAN([.$N354];[.$Z354])" office:value-type="float"/>
          <table:table-cell table:formula="of:=MAX([.$B354];[.$O354])" office:value-type="float"/>
          <table:table-cell table:formula="of:=MAX([.$C354];[.$P354])" office:value-type="float"/>
          <table:table-cell table:formula="of:=MAX([.$D354];[.$Q354])" office:value-type="float"/>
          <table:table-cell table:formula="of:=MAX([.$E354];[.$R354])" office:value-type="float"/>
          <table:table-cell table:formula="of:=MAX([.$F354];[.$S354])" office:value-type="float"/>
          <table:table-cell table:formula="of:=MAX([.$G354];[.$T354])" office:value-type="float"/>
          <table:table-cell table:formula="of:=MAX([.$H354];[.$U354])" office:value-type="float"/>
          <table:table-cell table:formula="of:=MAX([.$I354];[.$V354])" office:value-type="float"/>
          <table:table-cell table:formula="of:=MAX([.$J354])" office:value-type="float"/>
          <table:table-cell table:formula="of:=MAX([.$K354];[.$W354])" office:value-type="float"/>
          <table:table-cell table:formula="of:=MAX([.$L354];[.$X354])" office:value-type="float"/>
          <table:table-cell table:formula="of:=MAX([.$M354];[.$Y354])" office:value-type="float"/>
          <table:table-cell table:formula="of:=MAX([.$N354];[.$Z354])" office:value-type="float"/>
        </table:table-row>
        <table:table-row table:style-name="ro1">
          <table:table-cell office:value-type="string">
            <text:p>p09.pddl/39</text:p>
          </table:table-cell>
          <table:table-cell office:value-type="float" office:value="300.0"/>
          <table:table-cell office:value-type="float" office:value="299.985"/>
          <table:table-cell office:value-type="float" office:value="289.65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54389.0"/>
          <table:table-cell office:value-type="float" office:value="675764.0"/>
          <table:table-cell office:value-type="float" office:value="668271.0"/>
          <table:table-cell office:value-type="float" office:value="762373.0"/>
          <table:table-cell office:value-type="float" office:value="559673.0"/>
          <table:table-cell office:value-type="float" office:value="0.0"/>
          <table:table-cell office:value-type="float" office:value="0.0"/>
          <table:table-cell office:value-type="float" office:value="261.323"/>
          <table:table-cell office:value-type="float" office:value="260.981"/>
          <table:table-cell office:value-type="float" office:value="251.29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80828.0"/>
          <table:table-cell office:value-type="float" office:value="241122.0"/>
          <table:table-cell office:value-type="float" office:value="762373.0"/>
          <table:table-cell office:value-type="float" office:value="559673.0"/>
          <table:table-cell office:value-type="float" office:value="0.0"/>
          <table:table-cell office:value-type="float" office:value="0.0"/>
          <table:table-cell table:formula="of:=MIN([.$B355];[.$O355])" office:value-type="float"/>
          <table:table-cell table:formula="of:=MIN([.$C355];[.$P355])" office:value-type="float"/>
          <table:table-cell table:formula="of:=MIN([.$D355];[.$Q355])" office:value-type="float"/>
          <table:table-cell table:formula="of:=MIN([.$E355];[.$R355])" office:value-type="float"/>
          <table:table-cell table:formula="of:=MIN([.$F355];[.$S355])" office:value-type="float"/>
          <table:table-cell table:formula="of:=MIN([.$G355];[.$T355])" office:value-type="float"/>
          <table:table-cell table:formula="of:=MIN([.$H355];[.$U355])" office:value-type="float"/>
          <table:table-cell table:formula="of:=MIN([.$I355];[.$V355])" office:value-type="float"/>
          <table:table-cell table:formula="of:=MIN([.$J355])" office:value-type="float"/>
          <table:table-cell table:formula="of:=MIN([.$K355];[.$W355])" office:value-type="float"/>
          <table:table-cell table:formula="of:=MIN([.$L355];[.$X355])" office:value-type="float"/>
          <table:table-cell table:formula="of:=MIN([.$M355];[.$Y355])" office:value-type="float"/>
          <table:table-cell table:formula="of:=MIN([.$N355];[.$Z355])" office:value-type="float"/>
          <table:table-cell table:formula="of:=MEDIAN([.$B355];[.$O355])" office:value-type="float"/>
          <table:table-cell table:formula="of:=MEDIAN([.$C355];[.$P355])" office:value-type="float"/>
          <table:table-cell table:formula="of:=MEDIAN([.$D355];[.$Q355])" office:value-type="float"/>
          <table:table-cell table:formula="of:=MEDIAN([.$E355];[.$R355])" office:value-type="float"/>
          <table:table-cell table:formula="of:=MEDIAN([.$F355];[.$S355])" office:value-type="float"/>
          <table:table-cell table:formula="of:=MEDIAN([.$G355];[.$T355])" office:value-type="float"/>
          <table:table-cell table:formula="of:=MEDIAN([.$H355];[.$U355])" office:value-type="float"/>
          <table:table-cell table:formula="of:=MEDIAN([.$I355];[.$V355])" office:value-type="float"/>
          <table:table-cell table:formula="of:=MEDIAN([.$J355])" office:value-type="float"/>
          <table:table-cell table:formula="of:=MEDIAN([.$K355];[.$W355])" office:value-type="float"/>
          <table:table-cell table:formula="of:=MEDIAN([.$L355];[.$X355])" office:value-type="float"/>
          <table:table-cell table:formula="of:=MEDIAN([.$M355];[.$Y355])" office:value-type="float"/>
          <table:table-cell table:formula="of:=MEDIAN([.$N355];[.$Z355])" office:value-type="float"/>
          <table:table-cell table:formula="of:=MAX([.$B355];[.$O355])" office:value-type="float"/>
          <table:table-cell table:formula="of:=MAX([.$C355];[.$P355])" office:value-type="float"/>
          <table:table-cell table:formula="of:=MAX([.$D355];[.$Q355])" office:value-type="float"/>
          <table:table-cell table:formula="of:=MAX([.$E355];[.$R355])" office:value-type="float"/>
          <table:table-cell table:formula="of:=MAX([.$F355];[.$S355])" office:value-type="float"/>
          <table:table-cell table:formula="of:=MAX([.$G355];[.$T355])" office:value-type="float"/>
          <table:table-cell table:formula="of:=MAX([.$H355];[.$U355])" office:value-type="float"/>
          <table:table-cell table:formula="of:=MAX([.$I355];[.$V355])" office:value-type="float"/>
          <table:table-cell table:formula="of:=MAX([.$J355])" office:value-type="float"/>
          <table:table-cell table:formula="of:=MAX([.$K355];[.$W355])" office:value-type="float"/>
          <table:table-cell table:formula="of:=MAX([.$L355];[.$X355])" office:value-type="float"/>
          <table:table-cell table:formula="of:=MAX([.$M355];[.$Y355])" office:value-type="float"/>
          <table:table-cell table:formula="of:=MAX([.$N355];[.$Z355])" office:value-type="float"/>
        </table:table-row>
        <table:table-row table:style-name="ro1">
          <table:table-cell office:value-type="string">
            <text:p>p09.pddl/4</text:p>
          </table:table-cell>
          <table:table-cell office:value-type="float" office:value="1.20206"/>
          <table:table-cell office:value-type="float" office:value="1.1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5.0"/>
          <table:table-cell office:value-type="float" office:value="20.0"/>
          <table:table-cell office:value-type="float" office:value="86873.0"/>
          <table:table-cell office:value-type="float" office:value="19450.0"/>
          <table:table-cell office:value-type="float" office:value="0.0"/>
          <table:table-cell office:value-type="float" office:value="0.0"/>
          <table:table-cell office:value-type="float" office:value="1.23827"/>
          <table:table-cell office:value-type="float" office:value="1.1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1.0"/>
          <table:table-cell office:value-type="float" office:value="86873.0"/>
          <table:table-cell office:value-type="float" office:value="19450.0"/>
          <table:table-cell office:value-type="float" office:value="0.0"/>
          <table:table-cell office:value-type="float" office:value="0.0"/>
          <table:table-cell table:formula="of:=MIN([.$B356];[.$O356])" office:value-type="float"/>
          <table:table-cell table:formula="of:=MIN([.$C356];[.$P356])" office:value-type="float"/>
          <table:table-cell table:formula="of:=MIN([.$D356];[.$Q356])" office:value-type="float"/>
          <table:table-cell table:formula="of:=MIN([.$E356];[.$R356])" office:value-type="float"/>
          <table:table-cell table:formula="of:=MIN([.$F356];[.$S356])" office:value-type="float"/>
          <table:table-cell table:formula="of:=MIN([.$G356];[.$T356])" office:value-type="float"/>
          <table:table-cell table:formula="of:=MIN([.$H356];[.$U356])" office:value-type="float"/>
          <table:table-cell table:formula="of:=MIN([.$I356];[.$V356])" office:value-type="float"/>
          <table:table-cell table:formula="of:=MIN([.$J356])" office:value-type="float"/>
          <table:table-cell table:formula="of:=MIN([.$K356];[.$W356])" office:value-type="float"/>
          <table:table-cell table:formula="of:=MIN([.$L356];[.$X356])" office:value-type="float"/>
          <table:table-cell table:formula="of:=MIN([.$M356];[.$Y356])" office:value-type="float"/>
          <table:table-cell table:formula="of:=MIN([.$N356];[.$Z356])" office:value-type="float"/>
          <table:table-cell table:formula="of:=MEDIAN([.$B356];[.$O356])" office:value-type="float"/>
          <table:table-cell table:formula="of:=MEDIAN([.$C356];[.$P356])" office:value-type="float"/>
          <table:table-cell table:formula="of:=MEDIAN([.$D356];[.$Q356])" office:value-type="float"/>
          <table:table-cell table:formula="of:=MEDIAN([.$E356];[.$R356])" office:value-type="float"/>
          <table:table-cell table:formula="of:=MEDIAN([.$F356];[.$S356])" office:value-type="float"/>
          <table:table-cell table:formula="of:=MEDIAN([.$G356];[.$T356])" office:value-type="float"/>
          <table:table-cell table:formula="of:=MEDIAN([.$H356];[.$U356])" office:value-type="float"/>
          <table:table-cell table:formula="of:=MEDIAN([.$I356];[.$V356])" office:value-type="float"/>
          <table:table-cell table:formula="of:=MEDIAN([.$J356])" office:value-type="float"/>
          <table:table-cell table:formula="of:=MEDIAN([.$K356];[.$W356])" office:value-type="float"/>
          <table:table-cell table:formula="of:=MEDIAN([.$L356];[.$X356])" office:value-type="float"/>
          <table:table-cell table:formula="of:=MEDIAN([.$M356];[.$Y356])" office:value-type="float"/>
          <table:table-cell table:formula="of:=MEDIAN([.$N356];[.$Z356])" office:value-type="float"/>
          <table:table-cell table:formula="of:=MAX([.$B356];[.$O356])" office:value-type="float"/>
          <table:table-cell table:formula="of:=MAX([.$C356];[.$P356])" office:value-type="float"/>
          <table:table-cell table:formula="of:=MAX([.$D356];[.$Q356])" office:value-type="float"/>
          <table:table-cell table:formula="of:=MAX([.$E356];[.$R356])" office:value-type="float"/>
          <table:table-cell table:formula="of:=MAX([.$F356];[.$S356])" office:value-type="float"/>
          <table:table-cell table:formula="of:=MAX([.$G356];[.$T356])" office:value-type="float"/>
          <table:table-cell table:formula="of:=MAX([.$H356];[.$U356])" office:value-type="float"/>
          <table:table-cell table:formula="of:=MAX([.$I356];[.$V356])" office:value-type="float"/>
          <table:table-cell table:formula="of:=MAX([.$J356])" office:value-type="float"/>
          <table:table-cell table:formula="of:=MAX([.$K356];[.$W356])" office:value-type="float"/>
          <table:table-cell table:formula="of:=MAX([.$L356];[.$X356])" office:value-type="float"/>
          <table:table-cell table:formula="of:=MAX([.$M356];[.$Y356])" office:value-type="float"/>
          <table:table-cell table:formula="of:=MAX([.$N356];[.$Z356])" office:value-type="float"/>
        </table:table-row>
        <table:table-row table:style-name="ro1">
          <table:table-cell office:value-type="string">
            <text:p>p09.pddl/40</text:p>
          </table:table-cell>
          <table:table-cell office:value-type="float" office:value="300.0"/>
          <table:table-cell office:value-type="float" office:value="299.993"/>
          <table:table-cell office:value-type="float" office:value="289.38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78097.0"/>
          <table:table-cell office:value-type="float" office:value="711131.0"/>
          <table:table-cell office:value-type="float" office:value="703565.0"/>
          <table:table-cell office:value-type="float" office:value="781673.0"/>
          <table:table-cell office:value-type="float" office:value="575646.0"/>
          <table:table-cell office:value-type="float" office:value="0.0"/>
          <table:table-cell office:value-type="float" office:value="0.0"/>
          <table:table-cell office:value-type="float" office:value="62.1928"/>
          <table:table-cell office:value-type="float" office:value="61.948"/>
          <table:table-cell office:value-type="float" office:value="51.99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78643.0"/>
          <table:table-cell office:value-type="float" office:value="110091.0"/>
          <table:table-cell office:value-type="float" office:value="781673.0"/>
          <table:table-cell office:value-type="float" office:value="575646.0"/>
          <table:table-cell office:value-type="float" office:value="0.0"/>
          <table:table-cell office:value-type="float" office:value="0.0"/>
          <table:table-cell table:formula="of:=MIN([.$B357];[.$O357])" office:value-type="float"/>
          <table:table-cell table:formula="of:=MIN([.$C357];[.$P357])" office:value-type="float"/>
          <table:table-cell table:formula="of:=MIN([.$D357];[.$Q357])" office:value-type="float"/>
          <table:table-cell table:formula="of:=MIN([.$E357];[.$R357])" office:value-type="float"/>
          <table:table-cell table:formula="of:=MIN([.$F357];[.$S357])" office:value-type="float"/>
          <table:table-cell table:formula="of:=MIN([.$G357];[.$T357])" office:value-type="float"/>
          <table:table-cell table:formula="of:=MIN([.$H357];[.$U357])" office:value-type="float"/>
          <table:table-cell table:formula="of:=MIN([.$I357];[.$V357])" office:value-type="float"/>
          <table:table-cell table:formula="of:=MIN([.$J357])" office:value-type="float"/>
          <table:table-cell table:formula="of:=MIN([.$K357];[.$W357])" office:value-type="float"/>
          <table:table-cell table:formula="of:=MIN([.$L357];[.$X357])" office:value-type="float"/>
          <table:table-cell table:formula="of:=MIN([.$M357];[.$Y357])" office:value-type="float"/>
          <table:table-cell table:formula="of:=MIN([.$N357];[.$Z357])" office:value-type="float"/>
          <table:table-cell table:formula="of:=MEDIAN([.$B357];[.$O357])" office:value-type="float"/>
          <table:table-cell table:formula="of:=MEDIAN([.$C357];[.$P357])" office:value-type="float"/>
          <table:table-cell table:formula="of:=MEDIAN([.$D357];[.$Q357])" office:value-type="float"/>
          <table:table-cell table:formula="of:=MEDIAN([.$E357];[.$R357])" office:value-type="float"/>
          <table:table-cell table:formula="of:=MEDIAN([.$F357];[.$S357])" office:value-type="float"/>
          <table:table-cell table:formula="of:=MEDIAN([.$G357];[.$T357])" office:value-type="float"/>
          <table:table-cell table:formula="of:=MEDIAN([.$H357];[.$U357])" office:value-type="float"/>
          <table:table-cell table:formula="of:=MEDIAN([.$I357];[.$V357])" office:value-type="float"/>
          <table:table-cell table:formula="of:=MEDIAN([.$J357])" office:value-type="float"/>
          <table:table-cell table:formula="of:=MEDIAN([.$K357];[.$W357])" office:value-type="float"/>
          <table:table-cell table:formula="of:=MEDIAN([.$L357];[.$X357])" office:value-type="float"/>
          <table:table-cell table:formula="of:=MEDIAN([.$M357];[.$Y357])" office:value-type="float"/>
          <table:table-cell table:formula="of:=MEDIAN([.$N357];[.$Z357])" office:value-type="float"/>
          <table:table-cell table:formula="of:=MAX([.$B357];[.$O357])" office:value-type="float"/>
          <table:table-cell table:formula="of:=MAX([.$C357];[.$P357])" office:value-type="float"/>
          <table:table-cell table:formula="of:=MAX([.$D357];[.$Q357])" office:value-type="float"/>
          <table:table-cell table:formula="of:=MAX([.$E357];[.$R357])" office:value-type="float"/>
          <table:table-cell table:formula="of:=MAX([.$F357];[.$S357])" office:value-type="float"/>
          <table:table-cell table:formula="of:=MAX([.$G357];[.$T357])" office:value-type="float"/>
          <table:table-cell table:formula="of:=MAX([.$H357];[.$U357])" office:value-type="float"/>
          <table:table-cell table:formula="of:=MAX([.$I357];[.$V357])" office:value-type="float"/>
          <table:table-cell table:formula="of:=MAX([.$J357])" office:value-type="float"/>
          <table:table-cell table:formula="of:=MAX([.$K357];[.$W357])" office:value-type="float"/>
          <table:table-cell table:formula="of:=MAX([.$L357];[.$X357])" office:value-type="float"/>
          <table:table-cell table:formula="of:=MAX([.$M357];[.$Y357])" office:value-type="float"/>
          <table:table-cell table:formula="of:=MAX([.$N357];[.$Z357])" office:value-type="float"/>
        </table:table-row>
        <table:table-row table:style-name="ro1">
          <table:table-cell office:value-type="string">
            <text:p>p09.pddl/5</text:p>
          </table:table-cell>
          <table:table-cell office:value-type="float" office:value="1.58237"/>
          <table:table-cell office:value-type="float" office:value="1.524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7.0"/>
          <table:table-cell office:value-type="float" office:value="910.0"/>
          <table:table-cell office:value-type="float" office:value="271.0"/>
          <table:table-cell office:value-type="float" office:value="106173.0"/>
          <table:table-cell office:value-type="float" office:value="29674.0"/>
          <table:table-cell office:value-type="float" office:value="0.0"/>
          <table:table-cell office:value-type="float" office:value="0.0"/>
          <table:table-cell office:value-type="float" office:value="1.40599"/>
          <table:table-cell office:value-type="float" office:value="1.35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1.0"/>
          <table:table-cell office:value-type="float" office:value="138.0"/>
          <table:table-cell office:value-type="float" office:value="106173.0"/>
          <table:table-cell office:value-type="float" office:value="29674.0"/>
          <table:table-cell office:value-type="float" office:value="0.0"/>
          <table:table-cell office:value-type="float" office:value="0.0"/>
          <table:table-cell table:formula="of:=MIN([.$B358];[.$O358])" office:value-type="float"/>
          <table:table-cell table:formula="of:=MIN([.$C358];[.$P358])" office:value-type="float"/>
          <table:table-cell table:formula="of:=MIN([.$D358];[.$Q358])" office:value-type="float"/>
          <table:table-cell table:formula="of:=MIN([.$E358];[.$R358])" office:value-type="float"/>
          <table:table-cell table:formula="of:=MIN([.$F358];[.$S358])" office:value-type="float"/>
          <table:table-cell table:formula="of:=MIN([.$G358];[.$T358])" office:value-type="float"/>
          <table:table-cell table:formula="of:=MIN([.$H358];[.$U358])" office:value-type="float"/>
          <table:table-cell table:formula="of:=MIN([.$I358];[.$V358])" office:value-type="float"/>
          <table:table-cell table:formula="of:=MIN([.$J358])" office:value-type="float"/>
          <table:table-cell table:formula="of:=MIN([.$K358];[.$W358])" office:value-type="float"/>
          <table:table-cell table:formula="of:=MIN([.$L358];[.$X358])" office:value-type="float"/>
          <table:table-cell table:formula="of:=MIN([.$M358];[.$Y358])" office:value-type="float"/>
          <table:table-cell table:formula="of:=MIN([.$N358];[.$Z358])" office:value-type="float"/>
          <table:table-cell table:formula="of:=MEDIAN([.$B358];[.$O358])" office:value-type="float"/>
          <table:table-cell table:formula="of:=MEDIAN([.$C358];[.$P358])" office:value-type="float"/>
          <table:table-cell table:formula="of:=MEDIAN([.$D358];[.$Q358])" office:value-type="float"/>
          <table:table-cell table:formula="of:=MEDIAN([.$E358];[.$R358])" office:value-type="float"/>
          <table:table-cell table:formula="of:=MEDIAN([.$F358];[.$S358])" office:value-type="float"/>
          <table:table-cell table:formula="of:=MEDIAN([.$G358];[.$T358])" office:value-type="float"/>
          <table:table-cell table:formula="of:=MEDIAN([.$H358];[.$U358])" office:value-type="float"/>
          <table:table-cell table:formula="of:=MEDIAN([.$I358];[.$V358])" office:value-type="float"/>
          <table:table-cell table:formula="of:=MEDIAN([.$J358])" office:value-type="float"/>
          <table:table-cell table:formula="of:=MEDIAN([.$K358];[.$W358])" office:value-type="float"/>
          <table:table-cell table:formula="of:=MEDIAN([.$L358];[.$X358])" office:value-type="float"/>
          <table:table-cell table:formula="of:=MEDIAN([.$M358];[.$Y358])" office:value-type="float"/>
          <table:table-cell table:formula="of:=MEDIAN([.$N358];[.$Z358])" office:value-type="float"/>
          <table:table-cell table:formula="of:=MAX([.$B358];[.$O358])" office:value-type="float"/>
          <table:table-cell table:formula="of:=MAX([.$C358];[.$P358])" office:value-type="float"/>
          <table:table-cell table:formula="of:=MAX([.$D358];[.$Q358])" office:value-type="float"/>
          <table:table-cell table:formula="of:=MAX([.$E358];[.$R358])" office:value-type="float"/>
          <table:table-cell table:formula="of:=MAX([.$F358];[.$S358])" office:value-type="float"/>
          <table:table-cell table:formula="of:=MAX([.$G358];[.$T358])" office:value-type="float"/>
          <table:table-cell table:formula="of:=MAX([.$H358];[.$U358])" office:value-type="float"/>
          <table:table-cell table:formula="of:=MAX([.$I358];[.$V358])" office:value-type="float"/>
          <table:table-cell table:formula="of:=MAX([.$J358])" office:value-type="float"/>
          <table:table-cell table:formula="of:=MAX([.$K358];[.$W358])" office:value-type="float"/>
          <table:table-cell table:formula="of:=MAX([.$L358];[.$X358])" office:value-type="float"/>
          <table:table-cell table:formula="of:=MAX([.$M358];[.$Y358])" office:value-type="float"/>
          <table:table-cell table:formula="of:=MAX([.$N358];[.$Z358])" office:value-type="float"/>
        </table:table-row>
        <table:table-row table:style-name="ro1">
          <table:table-cell office:value-type="string">
            <text:p>p09.pddl/6</text:p>
          </table:table-cell>
          <table:table-cell office:value-type="float" office:value="1.92796"/>
          <table:table-cell office:value-type="float" office:value="1.866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53.0"/>
          <table:table-cell office:value-type="float" office:value="3503.0"/>
          <table:table-cell office:value-type="float" office:value="2385.0"/>
          <table:table-cell office:value-type="float" office:value="125473.0"/>
          <table:table-cell office:value-type="float" office:value="41194.0"/>
          <table:table-cell office:value-type="float" office:value="0.0"/>
          <table:table-cell office:value-type="float" office:value="0.0"/>
          <table:table-cell office:value-type="float" office:value="1.63781"/>
          <table:table-cell office:value-type="float" office:value="1.577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9.0"/>
          <table:table-cell office:value-type="float" office:value="279.0"/>
          <table:table-cell office:value-type="float" office:value="125473.0"/>
          <table:table-cell office:value-type="float" office:value="41194.0"/>
          <table:table-cell office:value-type="float" office:value="0.0"/>
          <table:table-cell office:value-type="float" office:value="0.0"/>
          <table:table-cell table:formula="of:=MIN([.$B359];[.$O359])" office:value-type="float"/>
          <table:table-cell table:formula="of:=MIN([.$C359];[.$P359])" office:value-type="float"/>
          <table:table-cell table:formula="of:=MIN([.$D359];[.$Q359])" office:value-type="float"/>
          <table:table-cell table:formula="of:=MIN([.$E359];[.$R359])" office:value-type="float"/>
          <table:table-cell table:formula="of:=MIN([.$F359];[.$S359])" office:value-type="float"/>
          <table:table-cell table:formula="of:=MIN([.$G359];[.$T359])" office:value-type="float"/>
          <table:table-cell table:formula="of:=MIN([.$H359];[.$U359])" office:value-type="float"/>
          <table:table-cell table:formula="of:=MIN([.$I359];[.$V359])" office:value-type="float"/>
          <table:table-cell table:formula="of:=MIN([.$J359])" office:value-type="float"/>
          <table:table-cell table:formula="of:=MIN([.$K359];[.$W359])" office:value-type="float"/>
          <table:table-cell table:formula="of:=MIN([.$L359];[.$X359])" office:value-type="float"/>
          <table:table-cell table:formula="of:=MIN([.$M359];[.$Y359])" office:value-type="float"/>
          <table:table-cell table:formula="of:=MIN([.$N359];[.$Z359])" office:value-type="float"/>
          <table:table-cell table:formula="of:=MEDIAN([.$B359];[.$O359])" office:value-type="float"/>
          <table:table-cell table:formula="of:=MEDIAN([.$C359];[.$P359])" office:value-type="float"/>
          <table:table-cell table:formula="of:=MEDIAN([.$D359];[.$Q359])" office:value-type="float"/>
          <table:table-cell table:formula="of:=MEDIAN([.$E359];[.$R359])" office:value-type="float"/>
          <table:table-cell table:formula="of:=MEDIAN([.$F359];[.$S359])" office:value-type="float"/>
          <table:table-cell table:formula="of:=MEDIAN([.$G359];[.$T359])" office:value-type="float"/>
          <table:table-cell table:formula="of:=MEDIAN([.$H359];[.$U359])" office:value-type="float"/>
          <table:table-cell table:formula="of:=MEDIAN([.$I359];[.$V359])" office:value-type="float"/>
          <table:table-cell table:formula="of:=MEDIAN([.$J359])" office:value-type="float"/>
          <table:table-cell table:formula="of:=MEDIAN([.$K359];[.$W359])" office:value-type="float"/>
          <table:table-cell table:formula="of:=MEDIAN([.$L359];[.$X359])" office:value-type="float"/>
          <table:table-cell table:formula="of:=MEDIAN([.$M359];[.$Y359])" office:value-type="float"/>
          <table:table-cell table:formula="of:=MEDIAN([.$N359];[.$Z359])" office:value-type="float"/>
          <table:table-cell table:formula="of:=MAX([.$B359];[.$O359])" office:value-type="float"/>
          <table:table-cell table:formula="of:=MAX([.$C359];[.$P359])" office:value-type="float"/>
          <table:table-cell table:formula="of:=MAX([.$D359];[.$Q359])" office:value-type="float"/>
          <table:table-cell table:formula="of:=MAX([.$E359];[.$R359])" office:value-type="float"/>
          <table:table-cell table:formula="of:=MAX([.$F359];[.$S359])" office:value-type="float"/>
          <table:table-cell table:formula="of:=MAX([.$G359];[.$T359])" office:value-type="float"/>
          <table:table-cell table:formula="of:=MAX([.$H359];[.$U359])" office:value-type="float"/>
          <table:table-cell table:formula="of:=MAX([.$I359];[.$V359])" office:value-type="float"/>
          <table:table-cell table:formula="of:=MAX([.$J359])" office:value-type="float"/>
          <table:table-cell table:formula="of:=MAX([.$K359];[.$W359])" office:value-type="float"/>
          <table:table-cell table:formula="of:=MAX([.$L359];[.$X359])" office:value-type="float"/>
          <table:table-cell table:formula="of:=MAX([.$M359];[.$Y359])" office:value-type="float"/>
          <table:table-cell table:formula="of:=MAX([.$N359];[.$Z359])" office:value-type="float"/>
        </table:table-row>
        <table:table-row table:style-name="ro1">
          <table:table-cell office:value-type="string">
            <text:p>p09.pddl/7</text:p>
          </table:table-cell>
          <table:table-cell office:value-type="float" office:value="2.45874"/>
          <table:table-cell office:value-type="float" office:value="2.393"/>
          <table:table-cell office:value-type="float" office:value="0.49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541.0"/>
          <table:table-cell office:value-type="float" office:value="5791.0"/>
          <table:table-cell office:value-type="float" office:value="4424.0"/>
          <table:table-cell office:value-type="float" office:value="144773.0"/>
          <table:table-cell office:value-type="float" office:value="53843.0"/>
          <table:table-cell office:value-type="float" office:value="0.0"/>
          <table:table-cell office:value-type="float" office:value="0.0"/>
          <table:table-cell office:value-type="float" office:value="1.99035"/>
          <table:table-cell office:value-type="float" office:value="1.924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05.0"/>
          <table:table-cell office:value-type="float" office:value="774.0"/>
          <table:table-cell office:value-type="float" office:value="144773.0"/>
          <table:table-cell office:value-type="float" office:value="53843.0"/>
          <table:table-cell office:value-type="float" office:value="0.0"/>
          <table:table-cell office:value-type="float" office:value="0.0"/>
          <table:table-cell table:formula="of:=MIN([.$B360];[.$O360])" office:value-type="float"/>
          <table:table-cell table:formula="of:=MIN([.$C360];[.$P360])" office:value-type="float"/>
          <table:table-cell table:formula="of:=MIN([.$D360];[.$Q360])" office:value-type="float"/>
          <table:table-cell table:formula="of:=MIN([.$E360];[.$R360])" office:value-type="float"/>
          <table:table-cell table:formula="of:=MIN([.$F360];[.$S360])" office:value-type="float"/>
          <table:table-cell table:formula="of:=MIN([.$G360];[.$T360])" office:value-type="float"/>
          <table:table-cell table:formula="of:=MIN([.$H360];[.$U360])" office:value-type="float"/>
          <table:table-cell table:formula="of:=MIN([.$I360];[.$V360])" office:value-type="float"/>
          <table:table-cell table:formula="of:=MIN([.$J360])" office:value-type="float"/>
          <table:table-cell table:formula="of:=MIN([.$K360];[.$W360])" office:value-type="float"/>
          <table:table-cell table:formula="of:=MIN([.$L360];[.$X360])" office:value-type="float"/>
          <table:table-cell table:formula="of:=MIN([.$M360];[.$Y360])" office:value-type="float"/>
          <table:table-cell table:formula="of:=MIN([.$N360];[.$Z360])" office:value-type="float"/>
          <table:table-cell table:formula="of:=MEDIAN([.$B360];[.$O360])" office:value-type="float"/>
          <table:table-cell table:formula="of:=MEDIAN([.$C360];[.$P360])" office:value-type="float"/>
          <table:table-cell table:formula="of:=MEDIAN([.$D360];[.$Q360])" office:value-type="float"/>
          <table:table-cell table:formula="of:=MEDIAN([.$E360];[.$R360])" office:value-type="float"/>
          <table:table-cell table:formula="of:=MEDIAN([.$F360];[.$S360])" office:value-type="float"/>
          <table:table-cell table:formula="of:=MEDIAN([.$G360];[.$T360])" office:value-type="float"/>
          <table:table-cell table:formula="of:=MEDIAN([.$H360];[.$U360])" office:value-type="float"/>
          <table:table-cell table:formula="of:=MEDIAN([.$I360];[.$V360])" office:value-type="float"/>
          <table:table-cell table:formula="of:=MEDIAN([.$J360])" office:value-type="float"/>
          <table:table-cell table:formula="of:=MEDIAN([.$K360];[.$W360])" office:value-type="float"/>
          <table:table-cell table:formula="of:=MEDIAN([.$L360];[.$X360])" office:value-type="float"/>
          <table:table-cell table:formula="of:=MEDIAN([.$M360];[.$Y360])" office:value-type="float"/>
          <table:table-cell table:formula="of:=MEDIAN([.$N360];[.$Z360])" office:value-type="float"/>
          <table:table-cell table:formula="of:=MAX([.$B360];[.$O360])" office:value-type="float"/>
          <table:table-cell table:formula="of:=MAX([.$C360];[.$P360])" office:value-type="float"/>
          <table:table-cell table:formula="of:=MAX([.$D360];[.$Q360])" office:value-type="float"/>
          <table:table-cell table:formula="of:=MAX([.$E360];[.$R360])" office:value-type="float"/>
          <table:table-cell table:formula="of:=MAX([.$F360];[.$S360])" office:value-type="float"/>
          <table:table-cell table:formula="of:=MAX([.$G360];[.$T360])" office:value-type="float"/>
          <table:table-cell table:formula="of:=MAX([.$H360];[.$U360])" office:value-type="float"/>
          <table:table-cell table:formula="of:=MAX([.$I360];[.$V360])" office:value-type="float"/>
          <table:table-cell table:formula="of:=MAX([.$J360])" office:value-type="float"/>
          <table:table-cell table:formula="of:=MAX([.$K360];[.$W360])" office:value-type="float"/>
          <table:table-cell table:formula="of:=MAX([.$L360];[.$X360])" office:value-type="float"/>
          <table:table-cell table:formula="of:=MAX([.$M360];[.$Y360])" office:value-type="float"/>
          <table:table-cell table:formula="of:=MAX([.$N360];[.$Z360])" office:value-type="float"/>
        </table:table-row>
        <table:table-row table:style-name="ro1">
          <table:table-cell office:value-type="string">
            <text:p>p09.pddl/8</text:p>
          </table:table-cell>
          <table:table-cell office:value-type="float" office:value="7.32605"/>
          <table:table-cell office:value-type="float" office:value="7.256"/>
          <table:table-cell office:value-type="float" office:value="5.12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478.0"/>
          <table:table-cell office:value-type="float" office:value="35526.0"/>
          <table:table-cell office:value-type="float" office:value="32119.0"/>
          <table:table-cell office:value-type="float" office:value="164073.0"/>
          <table:table-cell office:value-type="float" office:value="67461.0"/>
          <table:table-cell office:value-type="float" office:value="0.0"/>
          <table:table-cell office:value-type="float" office:value="0.0"/>
          <table:table-cell office:value-type="float" office:value="2.37193"/>
          <table:table-cell office:value-type="float" office:value="2.304"/>
          <table:table-cell office:value-type="float" office:value="0.29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61.0"/>
          <table:table-cell office:value-type="float" office:value="1464.0"/>
          <table:table-cell office:value-type="float" office:value="164073.0"/>
          <table:table-cell office:value-type="float" office:value="67461.0"/>
          <table:table-cell office:value-type="float" office:value="0.0"/>
          <table:table-cell office:value-type="float" office:value="0.0"/>
          <table:table-cell table:formula="of:=MIN([.$B361];[.$O361])" office:value-type="float"/>
          <table:table-cell table:formula="of:=MIN([.$C361];[.$P361])" office:value-type="float"/>
          <table:table-cell table:formula="of:=MIN([.$D361];[.$Q361])" office:value-type="float"/>
          <table:table-cell table:formula="of:=MIN([.$E361];[.$R361])" office:value-type="float"/>
          <table:table-cell table:formula="of:=MIN([.$F361];[.$S361])" office:value-type="float"/>
          <table:table-cell table:formula="of:=MIN([.$G361];[.$T361])" office:value-type="float"/>
          <table:table-cell table:formula="of:=MIN([.$H361];[.$U361])" office:value-type="float"/>
          <table:table-cell table:formula="of:=MIN([.$I361];[.$V361])" office:value-type="float"/>
          <table:table-cell table:formula="of:=MIN([.$J361])" office:value-type="float"/>
          <table:table-cell table:formula="of:=MIN([.$K361];[.$W361])" office:value-type="float"/>
          <table:table-cell table:formula="of:=MIN([.$L361];[.$X361])" office:value-type="float"/>
          <table:table-cell table:formula="of:=MIN([.$M361];[.$Y361])" office:value-type="float"/>
          <table:table-cell table:formula="of:=MIN([.$N361];[.$Z361])" office:value-type="float"/>
          <table:table-cell table:formula="of:=MEDIAN([.$B361];[.$O361])" office:value-type="float"/>
          <table:table-cell table:formula="of:=MEDIAN([.$C361];[.$P361])" office:value-type="float"/>
          <table:table-cell table:formula="of:=MEDIAN([.$D361];[.$Q361])" office:value-type="float"/>
          <table:table-cell table:formula="of:=MEDIAN([.$E361];[.$R361])" office:value-type="float"/>
          <table:table-cell table:formula="of:=MEDIAN([.$F361];[.$S361])" office:value-type="float"/>
          <table:table-cell table:formula="of:=MEDIAN([.$G361];[.$T361])" office:value-type="float"/>
          <table:table-cell table:formula="of:=MEDIAN([.$H361];[.$U361])" office:value-type="float"/>
          <table:table-cell table:formula="of:=MEDIAN([.$I361];[.$V361])" office:value-type="float"/>
          <table:table-cell table:formula="of:=MEDIAN([.$J361])" office:value-type="float"/>
          <table:table-cell table:formula="of:=MEDIAN([.$K361];[.$W361])" office:value-type="float"/>
          <table:table-cell table:formula="of:=MEDIAN([.$L361];[.$X361])" office:value-type="float"/>
          <table:table-cell table:formula="of:=MEDIAN([.$M361];[.$Y361])" office:value-type="float"/>
          <table:table-cell table:formula="of:=MEDIAN([.$N361];[.$Z361])" office:value-type="float"/>
          <table:table-cell table:formula="of:=MAX([.$B361];[.$O361])" office:value-type="float"/>
          <table:table-cell table:formula="of:=MAX([.$C361];[.$P361])" office:value-type="float"/>
          <table:table-cell table:formula="of:=MAX([.$D361];[.$Q361])" office:value-type="float"/>
          <table:table-cell table:formula="of:=MAX([.$E361];[.$R361])" office:value-type="float"/>
          <table:table-cell table:formula="of:=MAX([.$F361];[.$S361])" office:value-type="float"/>
          <table:table-cell table:formula="of:=MAX([.$G361];[.$T361])" office:value-type="float"/>
          <table:table-cell table:formula="of:=MAX([.$H361];[.$U361])" office:value-type="float"/>
          <table:table-cell table:formula="of:=MAX([.$I361];[.$V361])" office:value-type="float"/>
          <table:table-cell table:formula="of:=MAX([.$J361])" office:value-type="float"/>
          <table:table-cell table:formula="of:=MAX([.$K361];[.$W361])" office:value-type="float"/>
          <table:table-cell table:formula="of:=MAX([.$L361];[.$X361])" office:value-type="float"/>
          <table:table-cell table:formula="of:=MAX([.$M361];[.$Y361])" office:value-type="float"/>
          <table:table-cell table:formula="of:=MAX([.$N361];[.$Z361])" office:value-type="float"/>
        </table:table-row>
        <table:table-row table:style-name="ro1">
          <table:table-cell office:value-type="string">
            <text:p>p09.pddl/9</text:p>
          </table:table-cell>
          <table:table-cell office:value-type="float" office:value="7.9321"/>
          <table:table-cell office:value-type="float" office:value="7.858"/>
          <table:table-cell office:value-type="float" office:value="5.48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190.0"/>
          <table:table-cell office:value-type="float" office:value="25460.0"/>
          <table:table-cell office:value-type="float" office:value="23244.0"/>
          <table:table-cell office:value-type="float" office:value="183373.0"/>
          <table:table-cell office:value-type="float" office:value="81888.0"/>
          <table:table-cell office:value-type="float" office:value="0.0"/>
          <table:table-cell office:value-type="float" office:value="0.0"/>
          <table:table-cell office:value-type="float" office:value="2.99764"/>
          <table:table-cell office:value-type="float" office:value="2.925"/>
          <table:table-cell office:value-type="float" office:value="0.68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115.0"/>
          <table:table-cell office:value-type="float" office:value="3707.0"/>
          <table:table-cell office:value-type="float" office:value="183373.0"/>
          <table:table-cell office:value-type="float" office:value="81888.0"/>
          <table:table-cell office:value-type="float" office:value="0.0"/>
          <table:table-cell office:value-type="float" office:value="0.0"/>
          <table:table-cell table:formula="of:=MIN([.$B362];[.$O362])" office:value-type="float"/>
          <table:table-cell table:formula="of:=MIN([.$C362];[.$P362])" office:value-type="float"/>
          <table:table-cell table:formula="of:=MIN([.$D362];[.$Q362])" office:value-type="float"/>
          <table:table-cell table:formula="of:=MIN([.$E362];[.$R362])" office:value-type="float"/>
          <table:table-cell table:formula="of:=MIN([.$F362];[.$S362])" office:value-type="float"/>
          <table:table-cell table:formula="of:=MIN([.$G362];[.$T362])" office:value-type="float"/>
          <table:table-cell table:formula="of:=MIN([.$H362];[.$U362])" office:value-type="float"/>
          <table:table-cell table:formula="of:=MIN([.$I362];[.$V362])" office:value-type="float"/>
          <table:table-cell table:formula="of:=MIN([.$J362])" office:value-type="float"/>
          <table:table-cell table:formula="of:=MIN([.$K362];[.$W362])" office:value-type="float"/>
          <table:table-cell table:formula="of:=MIN([.$L362];[.$X362])" office:value-type="float"/>
          <table:table-cell table:formula="of:=MIN([.$M362];[.$Y362])" office:value-type="float"/>
          <table:table-cell table:formula="of:=MIN([.$N362];[.$Z362])" office:value-type="float"/>
          <table:table-cell table:formula="of:=MEDIAN([.$B362];[.$O362])" office:value-type="float"/>
          <table:table-cell table:formula="of:=MEDIAN([.$C362];[.$P362])" office:value-type="float"/>
          <table:table-cell table:formula="of:=MEDIAN([.$D362];[.$Q362])" office:value-type="float"/>
          <table:table-cell table:formula="of:=MEDIAN([.$E362];[.$R362])" office:value-type="float"/>
          <table:table-cell table:formula="of:=MEDIAN([.$F362];[.$S362])" office:value-type="float"/>
          <table:table-cell table:formula="of:=MEDIAN([.$G362];[.$T362])" office:value-type="float"/>
          <table:table-cell table:formula="of:=MEDIAN([.$H362];[.$U362])" office:value-type="float"/>
          <table:table-cell table:formula="of:=MEDIAN([.$I362];[.$V362])" office:value-type="float"/>
          <table:table-cell table:formula="of:=MEDIAN([.$J362])" office:value-type="float"/>
          <table:table-cell table:formula="of:=MEDIAN([.$K362];[.$W362])" office:value-type="float"/>
          <table:table-cell table:formula="of:=MEDIAN([.$L362];[.$X362])" office:value-type="float"/>
          <table:table-cell table:formula="of:=MEDIAN([.$M362];[.$Y362])" office:value-type="float"/>
          <table:table-cell table:formula="of:=MEDIAN([.$N362];[.$Z362])" office:value-type="float"/>
          <table:table-cell table:formula="of:=MAX([.$B362];[.$O362])" office:value-type="float"/>
          <table:table-cell table:formula="of:=MAX([.$C362];[.$P362])" office:value-type="float"/>
          <table:table-cell table:formula="of:=MAX([.$D362];[.$Q362])" office:value-type="float"/>
          <table:table-cell table:formula="of:=MAX([.$E362];[.$R362])" office:value-type="float"/>
          <table:table-cell table:formula="of:=MAX([.$F362];[.$S362])" office:value-type="float"/>
          <table:table-cell table:formula="of:=MAX([.$G362];[.$T362])" office:value-type="float"/>
          <table:table-cell table:formula="of:=MAX([.$H362];[.$U362])" office:value-type="float"/>
          <table:table-cell table:formula="of:=MAX([.$I362];[.$V362])" office:value-type="float"/>
          <table:table-cell table:formula="of:=MAX([.$J362])" office:value-type="float"/>
          <table:table-cell table:formula="of:=MAX([.$K362];[.$W362])" office:value-type="float"/>
          <table:table-cell table:formula="of:=MAX([.$L362];[.$X362])" office:value-type="float"/>
          <table:table-cell table:formula="of:=MAX([.$M362];[.$Y362])" office:value-type="float"/>
          <table:table-cell table:formula="of:=MAX([.$N362];[.$Z362])" office:value-type="float"/>
        </table:table-row>
        <table:table-row table:style-name="ro1">
          <table:table-cell office:value-type="string">
            <text:p>p10.pddl/1</text:p>
          </table:table-cell>
          <table:table-cell office:value-type="float" office:value="0.512659"/>
          <table:table-cell office:value-type="float" office:value="0.4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2401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0.543405"/>
          <table:table-cell office:value-type="float" office:value="0.4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2401.0"/>
          <table:table-cell office:value-type="float" office:value="4.0"/>
          <table:table-cell office:value-type="float" office:value="0.0"/>
          <table:table-cell office:value-type="float" office:value="0.0"/>
          <table:table-cell table:formula="of:=MIN([.$B363];[.$O363])" office:value-type="float"/>
          <table:table-cell table:formula="of:=MIN([.$C363];[.$P363])" office:value-type="float"/>
          <table:table-cell table:formula="of:=MIN([.$D363];[.$Q363])" office:value-type="float"/>
          <table:table-cell table:formula="of:=MIN([.$E363];[.$R363])" office:value-type="float"/>
          <table:table-cell table:formula="of:=MIN([.$F363];[.$S363])" office:value-type="float"/>
          <table:table-cell table:formula="of:=MIN([.$G363];[.$T363])" office:value-type="float"/>
          <table:table-cell table:formula="of:=MIN([.$H363];[.$U363])" office:value-type="float"/>
          <table:table-cell table:formula="of:=MIN([.$I363];[.$V363])" office:value-type="float"/>
          <table:table-cell table:formula="of:=MIN([.$J363])" office:value-type="float"/>
          <table:table-cell table:formula="of:=MIN([.$K363];[.$W363])" office:value-type="float"/>
          <table:table-cell table:formula="of:=MIN([.$L363];[.$X363])" office:value-type="float"/>
          <table:table-cell table:formula="of:=MIN([.$M363];[.$Y363])" office:value-type="float"/>
          <table:table-cell table:formula="of:=MIN([.$N363];[.$Z363])" office:value-type="float"/>
          <table:table-cell table:formula="of:=MEDIAN([.$B363];[.$O363])" office:value-type="float"/>
          <table:table-cell table:formula="of:=MEDIAN([.$C363];[.$P363])" office:value-type="float"/>
          <table:table-cell table:formula="of:=MEDIAN([.$D363];[.$Q363])" office:value-type="float"/>
          <table:table-cell table:formula="of:=MEDIAN([.$E363];[.$R363])" office:value-type="float"/>
          <table:table-cell table:formula="of:=MEDIAN([.$F363];[.$S363])" office:value-type="float"/>
          <table:table-cell table:formula="of:=MEDIAN([.$G363];[.$T363])" office:value-type="float"/>
          <table:table-cell table:formula="of:=MEDIAN([.$H363];[.$U363])" office:value-type="float"/>
          <table:table-cell table:formula="of:=MEDIAN([.$I363];[.$V363])" office:value-type="float"/>
          <table:table-cell table:formula="of:=MEDIAN([.$J363])" office:value-type="float"/>
          <table:table-cell table:formula="of:=MEDIAN([.$K363];[.$W363])" office:value-type="float"/>
          <table:table-cell table:formula="of:=MEDIAN([.$L363];[.$X363])" office:value-type="float"/>
          <table:table-cell table:formula="of:=MEDIAN([.$M363];[.$Y363])" office:value-type="float"/>
          <table:table-cell table:formula="of:=MEDIAN([.$N363];[.$Z363])" office:value-type="float"/>
          <table:table-cell table:formula="of:=MAX([.$B363];[.$O363])" office:value-type="float"/>
          <table:table-cell table:formula="of:=MAX([.$C363];[.$P363])" office:value-type="float"/>
          <table:table-cell table:formula="of:=MAX([.$D363];[.$Q363])" office:value-type="float"/>
          <table:table-cell table:formula="of:=MAX([.$E363];[.$R363])" office:value-type="float"/>
          <table:table-cell table:formula="of:=MAX([.$F363];[.$S363])" office:value-type="float"/>
          <table:table-cell table:formula="of:=MAX([.$G363];[.$T363])" office:value-type="float"/>
          <table:table-cell table:formula="of:=MAX([.$H363];[.$U363])" office:value-type="float"/>
          <table:table-cell table:formula="of:=MAX([.$I363];[.$V363])" office:value-type="float"/>
          <table:table-cell table:formula="of:=MAX([.$J363])" office:value-type="float"/>
          <table:table-cell table:formula="of:=MAX([.$K363];[.$W363])" office:value-type="float"/>
          <table:table-cell table:formula="of:=MAX([.$L363];[.$X363])" office:value-type="float"/>
          <table:table-cell table:formula="of:=MAX([.$M363];[.$Y363])" office:value-type="float"/>
          <table:table-cell table:formula="of:=MAX([.$N363];[.$Z363])" office:value-type="float"/>
        </table:table-row>
        <table:table-row table:style-name="ro1">
          <table:table-cell office:value-type="string">
            <text:p>p10.pddl/10</text:p>
          </table:table-cell>
          <table:table-cell office:value-type="float" office:value="18.9019"/>
          <table:table-cell office:value-type="float" office:value="18.814"/>
          <table:table-cell office:value-type="float" office:value="15.69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4169.0"/>
          <table:table-cell office:value-type="float" office:value="82825.0"/>
          <table:table-cell office:value-type="float" office:value="73359.0"/>
          <table:table-cell office:value-type="float" office:value="226594.0"/>
          <table:table-cell office:value-type="float" office:value="104102.0"/>
          <table:table-cell office:value-type="float" office:value="0.0"/>
          <table:table-cell office:value-type="float" office:value="0.0"/>
          <table:table-cell office:value-type="float" office:value="4.5427"/>
          <table:table-cell office:value-type="float" office:value="4.47"/>
          <table:table-cell office:value-type="float" office:value="1.64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862.0"/>
          <table:table-cell office:value-type="float" office:value="6993.0"/>
          <table:table-cell office:value-type="float" office:value="226594.0"/>
          <table:table-cell office:value-type="float" office:value="104102.0"/>
          <table:table-cell office:value-type="float" office:value="0.0"/>
          <table:table-cell office:value-type="float" office:value="0.0"/>
          <table:table-cell table:formula="of:=MIN([.$B364];[.$O364])" office:value-type="float"/>
          <table:table-cell table:formula="of:=MIN([.$C364];[.$P364])" office:value-type="float"/>
          <table:table-cell table:formula="of:=MIN([.$D364];[.$Q364])" office:value-type="float"/>
          <table:table-cell table:formula="of:=MIN([.$E364];[.$R364])" office:value-type="float"/>
          <table:table-cell table:formula="of:=MIN([.$F364];[.$S364])" office:value-type="float"/>
          <table:table-cell table:formula="of:=MIN([.$G364];[.$T364])" office:value-type="float"/>
          <table:table-cell table:formula="of:=MIN([.$H364];[.$U364])" office:value-type="float"/>
          <table:table-cell table:formula="of:=MIN([.$I364];[.$V364])" office:value-type="float"/>
          <table:table-cell table:formula="of:=MIN([.$J364])" office:value-type="float"/>
          <table:table-cell table:formula="of:=MIN([.$K364];[.$W364])" office:value-type="float"/>
          <table:table-cell table:formula="of:=MIN([.$L364];[.$X364])" office:value-type="float"/>
          <table:table-cell table:formula="of:=MIN([.$M364];[.$Y364])" office:value-type="float"/>
          <table:table-cell table:formula="of:=MIN([.$N364];[.$Z364])" office:value-type="float"/>
          <table:table-cell table:formula="of:=MEDIAN([.$B364];[.$O364])" office:value-type="float"/>
          <table:table-cell table:formula="of:=MEDIAN([.$C364];[.$P364])" office:value-type="float"/>
          <table:table-cell table:formula="of:=MEDIAN([.$D364];[.$Q364])" office:value-type="float"/>
          <table:table-cell table:formula="of:=MEDIAN([.$E364];[.$R364])" office:value-type="float"/>
          <table:table-cell table:formula="of:=MEDIAN([.$F364];[.$S364])" office:value-type="float"/>
          <table:table-cell table:formula="of:=MEDIAN([.$G364];[.$T364])" office:value-type="float"/>
          <table:table-cell table:formula="of:=MEDIAN([.$H364];[.$U364])" office:value-type="float"/>
          <table:table-cell table:formula="of:=MEDIAN([.$I364];[.$V364])" office:value-type="float"/>
          <table:table-cell table:formula="of:=MEDIAN([.$J364])" office:value-type="float"/>
          <table:table-cell table:formula="of:=MEDIAN([.$K364];[.$W364])" office:value-type="float"/>
          <table:table-cell table:formula="of:=MEDIAN([.$L364];[.$X364])" office:value-type="float"/>
          <table:table-cell table:formula="of:=MEDIAN([.$M364];[.$Y364])" office:value-type="float"/>
          <table:table-cell table:formula="of:=MEDIAN([.$N364];[.$Z364])" office:value-type="float"/>
          <table:table-cell table:formula="of:=MAX([.$B364];[.$O364])" office:value-type="float"/>
          <table:table-cell table:formula="of:=MAX([.$C364];[.$P364])" office:value-type="float"/>
          <table:table-cell table:formula="of:=MAX([.$D364];[.$Q364])" office:value-type="float"/>
          <table:table-cell table:formula="of:=MAX([.$E364];[.$R364])" office:value-type="float"/>
          <table:table-cell table:formula="of:=MAX([.$F364];[.$S364])" office:value-type="float"/>
          <table:table-cell table:formula="of:=MAX([.$G364];[.$T364])" office:value-type="float"/>
          <table:table-cell table:formula="of:=MAX([.$H364];[.$U364])" office:value-type="float"/>
          <table:table-cell table:formula="of:=MAX([.$I364];[.$V364])" office:value-type="float"/>
          <table:table-cell table:formula="of:=MAX([.$J364])" office:value-type="float"/>
          <table:table-cell table:formula="of:=MAX([.$K364];[.$W364])" office:value-type="float"/>
          <table:table-cell table:formula="of:=MAX([.$L364];[.$X364])" office:value-type="float"/>
          <table:table-cell table:formula="of:=MAX([.$M364];[.$Y364])" office:value-type="float"/>
          <table:table-cell table:formula="of:=MAX([.$N364];[.$Z364])" office:value-type="float"/>
        </table:table-row>
        <table:table-row table:style-name="ro1">
          <table:table-cell office:value-type="string">
            <text:p>p10.pddl/11</text:p>
          </table:table-cell>
          <table:table-cell office:value-type="float" office:value="41.6057"/>
          <table:table-cell office:value-type="float" office:value="41.506"/>
          <table:table-cell office:value-type="float" office:value="38.2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4222.0"/>
          <table:table-cell office:value-type="float" office:value="109933.0"/>
          <table:table-cell office:value-type="float" office:value="101930.0"/>
          <table:table-cell office:value-type="float" office:value="248171.0"/>
          <table:table-cell office:value-type="float" office:value="121498.0"/>
          <table:table-cell office:value-type="float" office:value="0.0"/>
          <table:table-cell office:value-type="float" office:value="0.0"/>
          <table:table-cell office:value-type="float" office:value="6.07398"/>
          <table:table-cell office:value-type="float" office:value="5.998"/>
          <table:table-cell office:value-type="float" office:value="2.87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8011.0"/>
          <table:table-cell office:value-type="float" office:value="11967.0"/>
          <table:table-cell office:value-type="float" office:value="248171.0"/>
          <table:table-cell office:value-type="float" office:value="121498.0"/>
          <table:table-cell office:value-type="float" office:value="0.0"/>
          <table:table-cell office:value-type="float" office:value="0.0"/>
          <table:table-cell table:formula="of:=MIN([.$B365];[.$O365])" office:value-type="float"/>
          <table:table-cell table:formula="of:=MIN([.$C365];[.$P365])" office:value-type="float"/>
          <table:table-cell table:formula="of:=MIN([.$D365];[.$Q365])" office:value-type="float"/>
          <table:table-cell table:formula="of:=MIN([.$E365];[.$R365])" office:value-type="float"/>
          <table:table-cell table:formula="of:=MIN([.$F365];[.$S365])" office:value-type="float"/>
          <table:table-cell table:formula="of:=MIN([.$G365];[.$T365])" office:value-type="float"/>
          <table:table-cell table:formula="of:=MIN([.$H365];[.$U365])" office:value-type="float"/>
          <table:table-cell table:formula="of:=MIN([.$I365];[.$V365])" office:value-type="float"/>
          <table:table-cell table:formula="of:=MIN([.$J365])" office:value-type="float"/>
          <table:table-cell table:formula="of:=MIN([.$K365];[.$W365])" office:value-type="float"/>
          <table:table-cell table:formula="of:=MIN([.$L365];[.$X365])" office:value-type="float"/>
          <table:table-cell table:formula="of:=MIN([.$M365];[.$Y365])" office:value-type="float"/>
          <table:table-cell table:formula="of:=MIN([.$N365];[.$Z365])" office:value-type="float"/>
          <table:table-cell table:formula="of:=MEDIAN([.$B365];[.$O365])" office:value-type="float"/>
          <table:table-cell table:formula="of:=MEDIAN([.$C365];[.$P365])" office:value-type="float"/>
          <table:table-cell table:formula="of:=MEDIAN([.$D365];[.$Q365])" office:value-type="float"/>
          <table:table-cell table:formula="of:=MEDIAN([.$E365];[.$R365])" office:value-type="float"/>
          <table:table-cell table:formula="of:=MEDIAN([.$F365];[.$S365])" office:value-type="float"/>
          <table:table-cell table:formula="of:=MEDIAN([.$G365];[.$T365])" office:value-type="float"/>
          <table:table-cell table:formula="of:=MEDIAN([.$H365];[.$U365])" office:value-type="float"/>
          <table:table-cell table:formula="of:=MEDIAN([.$I365];[.$V365])" office:value-type="float"/>
          <table:table-cell table:formula="of:=MEDIAN([.$J365])" office:value-type="float"/>
          <table:table-cell table:formula="of:=MEDIAN([.$K365];[.$W365])" office:value-type="float"/>
          <table:table-cell table:formula="of:=MEDIAN([.$L365];[.$X365])" office:value-type="float"/>
          <table:table-cell table:formula="of:=MEDIAN([.$M365];[.$Y365])" office:value-type="float"/>
          <table:table-cell table:formula="of:=MEDIAN([.$N365];[.$Z365])" office:value-type="float"/>
          <table:table-cell table:formula="of:=MAX([.$B365];[.$O365])" office:value-type="float"/>
          <table:table-cell table:formula="of:=MAX([.$C365];[.$P365])" office:value-type="float"/>
          <table:table-cell table:formula="of:=MAX([.$D365];[.$Q365])" office:value-type="float"/>
          <table:table-cell table:formula="of:=MAX([.$E365];[.$R365])" office:value-type="float"/>
          <table:table-cell table:formula="of:=MAX([.$F365];[.$S365])" office:value-type="float"/>
          <table:table-cell table:formula="of:=MAX([.$G365];[.$T365])" office:value-type="float"/>
          <table:table-cell table:formula="of:=MAX([.$H365];[.$U365])" office:value-type="float"/>
          <table:table-cell table:formula="of:=MAX([.$I365];[.$V365])" office:value-type="float"/>
          <table:table-cell table:formula="of:=MAX([.$J365])" office:value-type="float"/>
          <table:table-cell table:formula="of:=MAX([.$K365];[.$W365])" office:value-type="float"/>
          <table:table-cell table:formula="of:=MAX([.$L365];[.$X365])" office:value-type="float"/>
          <table:table-cell table:formula="of:=MAX([.$M365];[.$Y365])" office:value-type="float"/>
          <table:table-cell table:formula="of:=MAX([.$N365];[.$Z365])" office:value-type="float"/>
        </table:table-row>
        <table:table-row table:style-name="ro1">
          <table:table-cell office:value-type="string">
            <text:p>p10.pddl/12</text:p>
          </table:table-cell>
          <table:table-cell office:value-type="float" office:value="127.836"/>
          <table:table-cell office:value-type="float" office:value="127.74"/>
          <table:table-cell office:value-type="float" office:value="124.18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17048.0"/>
          <table:table-cell office:value-type="float" office:value="232076.0"/>
          <table:table-cell office:value-type="float" office:value="221162.0"/>
          <table:table-cell office:value-type="float" office:value="269748.0"/>
          <table:table-cell office:value-type="float" office:value="139234.0"/>
          <table:table-cell office:value-type="float" office:value="0.0"/>
          <table:table-cell office:value-type="float" office:value="0.0"/>
          <table:table-cell office:value-type="float" office:value="6.74041"/>
          <table:table-cell office:value-type="float" office:value="6.655"/>
          <table:table-cell office:value-type="float" office:value="3.41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7854.0"/>
          <table:table-cell office:value-type="float" office:value="12356.0"/>
          <table:table-cell office:value-type="float" office:value="269748.0"/>
          <table:table-cell office:value-type="float" office:value="139234.0"/>
          <table:table-cell office:value-type="float" office:value="0.0"/>
          <table:table-cell office:value-type="float" office:value="0.0"/>
          <table:table-cell table:formula="of:=MIN([.$B366];[.$O366])" office:value-type="float"/>
          <table:table-cell table:formula="of:=MIN([.$C366];[.$P366])" office:value-type="float"/>
          <table:table-cell table:formula="of:=MIN([.$D366];[.$Q366])" office:value-type="float"/>
          <table:table-cell table:formula="of:=MIN([.$E366];[.$R366])" office:value-type="float"/>
          <table:table-cell table:formula="of:=MIN([.$F366];[.$S366])" office:value-type="float"/>
          <table:table-cell table:formula="of:=MIN([.$G366];[.$T366])" office:value-type="float"/>
          <table:table-cell table:formula="of:=MIN([.$H366];[.$U366])" office:value-type="float"/>
          <table:table-cell table:formula="of:=MIN([.$I366];[.$V366])" office:value-type="float"/>
          <table:table-cell table:formula="of:=MIN([.$J366])" office:value-type="float"/>
          <table:table-cell table:formula="of:=MIN([.$K366];[.$W366])" office:value-type="float"/>
          <table:table-cell table:formula="of:=MIN([.$L366];[.$X366])" office:value-type="float"/>
          <table:table-cell table:formula="of:=MIN([.$M366];[.$Y366])" office:value-type="float"/>
          <table:table-cell table:formula="of:=MIN([.$N366];[.$Z366])" office:value-type="float"/>
          <table:table-cell table:formula="of:=MEDIAN([.$B366];[.$O366])" office:value-type="float"/>
          <table:table-cell table:formula="of:=MEDIAN([.$C366];[.$P366])" office:value-type="float"/>
          <table:table-cell table:formula="of:=MEDIAN([.$D366];[.$Q366])" office:value-type="float"/>
          <table:table-cell table:formula="of:=MEDIAN([.$E366];[.$R366])" office:value-type="float"/>
          <table:table-cell table:formula="of:=MEDIAN([.$F366];[.$S366])" office:value-type="float"/>
          <table:table-cell table:formula="of:=MEDIAN([.$G366];[.$T366])" office:value-type="float"/>
          <table:table-cell table:formula="of:=MEDIAN([.$H366];[.$U366])" office:value-type="float"/>
          <table:table-cell table:formula="of:=MEDIAN([.$I366];[.$V366])" office:value-type="float"/>
          <table:table-cell table:formula="of:=MEDIAN([.$J366])" office:value-type="float"/>
          <table:table-cell table:formula="of:=MEDIAN([.$K366];[.$W366])" office:value-type="float"/>
          <table:table-cell table:formula="of:=MEDIAN([.$L366];[.$X366])" office:value-type="float"/>
          <table:table-cell table:formula="of:=MEDIAN([.$M366];[.$Y366])" office:value-type="float"/>
          <table:table-cell table:formula="of:=MEDIAN([.$N366];[.$Z366])" office:value-type="float"/>
          <table:table-cell table:formula="of:=MAX([.$B366];[.$O366])" office:value-type="float"/>
          <table:table-cell table:formula="of:=MAX([.$C366];[.$P366])" office:value-type="float"/>
          <table:table-cell table:formula="of:=MAX([.$D366];[.$Q366])" office:value-type="float"/>
          <table:table-cell table:formula="of:=MAX([.$E366];[.$R366])" office:value-type="float"/>
          <table:table-cell table:formula="of:=MAX([.$F366];[.$S366])" office:value-type="float"/>
          <table:table-cell table:formula="of:=MAX([.$G366];[.$T366])" office:value-type="float"/>
          <table:table-cell table:formula="of:=MAX([.$H366];[.$U366])" office:value-type="float"/>
          <table:table-cell table:formula="of:=MAX([.$I366];[.$V366])" office:value-type="float"/>
          <table:table-cell table:formula="of:=MAX([.$J366])" office:value-type="float"/>
          <table:table-cell table:formula="of:=MAX([.$K366];[.$W366])" office:value-type="float"/>
          <table:table-cell table:formula="of:=MAX([.$L366];[.$X366])" office:value-type="float"/>
          <table:table-cell table:formula="of:=MAX([.$M366];[.$Y366])" office:value-type="float"/>
          <table:table-cell table:formula="of:=MAX([.$N366];[.$Z366])" office:value-type="float"/>
        </table:table-row>
        <table:table-row table:style-name="ro1">
          <table:table-cell office:value-type="string">
            <text:p>p10.pddl/13</text:p>
          </table:table-cell>
          <table:table-cell office:value-type="float" office:value="249.033"/>
          <table:table-cell office:value-type="float" office:value="248.931"/>
          <table:table-cell office:value-type="float" office:value="245.14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01800.0"/>
          <table:table-cell office:value-type="float" office:value="351241.0"/>
          <table:table-cell office:value-type="float" office:value="339808.0"/>
          <table:table-cell office:value-type="float" office:value="291325.0"/>
          <table:table-cell office:value-type="float" office:value="157083.0"/>
          <table:table-cell office:value-type="float" office:value="0.0"/>
          <table:table-cell office:value-type="float" office:value="0.0"/>
          <table:table-cell office:value-type="float" office:value="10.2584"/>
          <table:table-cell office:value-type="float" office:value="10.168"/>
          <table:table-cell office:value-type="float" office:value="6.73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4076.0"/>
          <table:table-cell office:value-type="float" office:value="20083.0"/>
          <table:table-cell office:value-type="float" office:value="291325.0"/>
          <table:table-cell office:value-type="float" office:value="157083.0"/>
          <table:table-cell office:value-type="float" office:value="0.0"/>
          <table:table-cell office:value-type="float" office:value="0.0"/>
          <table:table-cell table:formula="of:=MIN([.$B367];[.$O367])" office:value-type="float"/>
          <table:table-cell table:formula="of:=MIN([.$C367];[.$P367])" office:value-type="float"/>
          <table:table-cell table:formula="of:=MIN([.$D367];[.$Q367])" office:value-type="float"/>
          <table:table-cell table:formula="of:=MIN([.$E367];[.$R367])" office:value-type="float"/>
          <table:table-cell table:formula="of:=MIN([.$F367];[.$S367])" office:value-type="float"/>
          <table:table-cell table:formula="of:=MIN([.$G367];[.$T367])" office:value-type="float"/>
          <table:table-cell table:formula="of:=MIN([.$H367];[.$U367])" office:value-type="float"/>
          <table:table-cell table:formula="of:=MIN([.$I367];[.$V367])" office:value-type="float"/>
          <table:table-cell table:formula="of:=MIN([.$J367])" office:value-type="float"/>
          <table:table-cell table:formula="of:=MIN([.$K367];[.$W367])" office:value-type="float"/>
          <table:table-cell table:formula="of:=MIN([.$L367];[.$X367])" office:value-type="float"/>
          <table:table-cell table:formula="of:=MIN([.$M367];[.$Y367])" office:value-type="float"/>
          <table:table-cell table:formula="of:=MIN([.$N367];[.$Z367])" office:value-type="float"/>
          <table:table-cell table:formula="of:=MEDIAN([.$B367];[.$O367])" office:value-type="float"/>
          <table:table-cell table:formula="of:=MEDIAN([.$C367];[.$P367])" office:value-type="float"/>
          <table:table-cell table:formula="of:=MEDIAN([.$D367];[.$Q367])" office:value-type="float"/>
          <table:table-cell table:formula="of:=MEDIAN([.$E367];[.$R367])" office:value-type="float"/>
          <table:table-cell table:formula="of:=MEDIAN([.$F367];[.$S367])" office:value-type="float"/>
          <table:table-cell table:formula="of:=MEDIAN([.$G367];[.$T367])" office:value-type="float"/>
          <table:table-cell table:formula="of:=MEDIAN([.$H367];[.$U367])" office:value-type="float"/>
          <table:table-cell table:formula="of:=MEDIAN([.$I367];[.$V367])" office:value-type="float"/>
          <table:table-cell table:formula="of:=MEDIAN([.$J367])" office:value-type="float"/>
          <table:table-cell table:formula="of:=MEDIAN([.$K367];[.$W367])" office:value-type="float"/>
          <table:table-cell table:formula="of:=MEDIAN([.$L367];[.$X367])" office:value-type="float"/>
          <table:table-cell table:formula="of:=MEDIAN([.$M367];[.$Y367])" office:value-type="float"/>
          <table:table-cell table:formula="of:=MEDIAN([.$N367];[.$Z367])" office:value-type="float"/>
          <table:table-cell table:formula="of:=MAX([.$B367];[.$O367])" office:value-type="float"/>
          <table:table-cell table:formula="of:=MAX([.$C367];[.$P367])" office:value-type="float"/>
          <table:table-cell table:formula="of:=MAX([.$D367];[.$Q367])" office:value-type="float"/>
          <table:table-cell table:formula="of:=MAX([.$E367];[.$R367])" office:value-type="float"/>
          <table:table-cell table:formula="of:=MAX([.$F367];[.$S367])" office:value-type="float"/>
          <table:table-cell table:formula="of:=MAX([.$G367];[.$T367])" office:value-type="float"/>
          <table:table-cell table:formula="of:=MAX([.$H367];[.$U367])" office:value-type="float"/>
          <table:table-cell table:formula="of:=MAX([.$I367];[.$V367])" office:value-type="float"/>
          <table:table-cell table:formula="of:=MAX([.$J367])" office:value-type="float"/>
          <table:table-cell table:formula="of:=MAX([.$K367];[.$W367])" office:value-type="float"/>
          <table:table-cell table:formula="of:=MAX([.$L367];[.$X367])" office:value-type="float"/>
          <table:table-cell table:formula="of:=MAX([.$M367];[.$Y367])" office:value-type="float"/>
          <table:table-cell table:formula="of:=MAX([.$N367];[.$Z367])" office:value-type="float"/>
        </table:table-row>
        <table:table-row table:style-name="ro1">
          <table:table-cell office:value-type="string">
            <text:p>p10.pddl/14</text:p>
          </table:table-cell>
          <table:table-cell office:value-type="float" office:value="300.0"/>
          <table:table-cell office:value-type="float" office:value="299.978"/>
          <table:table-cell office:value-type="float" office:value="295.9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0649.0"/>
          <table:table-cell office:value-type="float" office:value="420484.0"/>
          <table:table-cell office:value-type="float" office:value="405931.0"/>
          <table:table-cell office:value-type="float" office:value="312902.0"/>
          <table:table-cell office:value-type="float" office:value="174938.0"/>
          <table:table-cell office:value-type="float" office:value="0.0"/>
          <table:table-cell office:value-type="float" office:value="0.0"/>
          <table:table-cell office:value-type="float" office:value="11.5467"/>
          <table:table-cell office:value-type="float" office:value="11.451"/>
          <table:table-cell office:value-type="float" office:value="7.76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3600.0"/>
          <table:table-cell office:value-type="float" office:value="20203.0"/>
          <table:table-cell office:value-type="float" office:value="312902.0"/>
          <table:table-cell office:value-type="float" office:value="174938.0"/>
          <table:table-cell office:value-type="float" office:value="0.0"/>
          <table:table-cell office:value-type="float" office:value="0.0"/>
          <table:table-cell table:formula="of:=MIN([.$B368];[.$O368])" office:value-type="float"/>
          <table:table-cell table:formula="of:=MIN([.$C368];[.$P368])" office:value-type="float"/>
          <table:table-cell table:formula="of:=MIN([.$D368];[.$Q368])" office:value-type="float"/>
          <table:table-cell table:formula="of:=MIN([.$E368];[.$R368])" office:value-type="float"/>
          <table:table-cell table:formula="of:=MIN([.$F368];[.$S368])" office:value-type="float"/>
          <table:table-cell table:formula="of:=MIN([.$G368];[.$T368])" office:value-type="float"/>
          <table:table-cell table:formula="of:=MIN([.$H368];[.$U368])" office:value-type="float"/>
          <table:table-cell table:formula="of:=MIN([.$I368];[.$V368])" office:value-type="float"/>
          <table:table-cell table:formula="of:=MIN([.$J368])" office:value-type="float"/>
          <table:table-cell table:formula="of:=MIN([.$K368];[.$W368])" office:value-type="float"/>
          <table:table-cell table:formula="of:=MIN([.$L368];[.$X368])" office:value-type="float"/>
          <table:table-cell table:formula="of:=MIN([.$M368];[.$Y368])" office:value-type="float"/>
          <table:table-cell table:formula="of:=MIN([.$N368];[.$Z368])" office:value-type="float"/>
          <table:table-cell table:formula="of:=MEDIAN([.$B368];[.$O368])" office:value-type="float"/>
          <table:table-cell table:formula="of:=MEDIAN([.$C368];[.$P368])" office:value-type="float"/>
          <table:table-cell table:formula="of:=MEDIAN([.$D368];[.$Q368])" office:value-type="float"/>
          <table:table-cell table:formula="of:=MEDIAN([.$E368];[.$R368])" office:value-type="float"/>
          <table:table-cell table:formula="of:=MEDIAN([.$F368];[.$S368])" office:value-type="float"/>
          <table:table-cell table:formula="of:=MEDIAN([.$G368];[.$T368])" office:value-type="float"/>
          <table:table-cell table:formula="of:=MEDIAN([.$H368];[.$U368])" office:value-type="float"/>
          <table:table-cell table:formula="of:=MEDIAN([.$I368];[.$V368])" office:value-type="float"/>
          <table:table-cell table:formula="of:=MEDIAN([.$J368])" office:value-type="float"/>
          <table:table-cell table:formula="of:=MEDIAN([.$K368];[.$W368])" office:value-type="float"/>
          <table:table-cell table:formula="of:=MEDIAN([.$L368];[.$X368])" office:value-type="float"/>
          <table:table-cell table:formula="of:=MEDIAN([.$M368];[.$Y368])" office:value-type="float"/>
          <table:table-cell table:formula="of:=MEDIAN([.$N368];[.$Z368])" office:value-type="float"/>
          <table:table-cell table:formula="of:=MAX([.$B368];[.$O368])" office:value-type="float"/>
          <table:table-cell table:formula="of:=MAX([.$C368];[.$P368])" office:value-type="float"/>
          <table:table-cell table:formula="of:=MAX([.$D368];[.$Q368])" office:value-type="float"/>
          <table:table-cell table:formula="of:=MAX([.$E368];[.$R368])" office:value-type="float"/>
          <table:table-cell table:formula="of:=MAX([.$F368];[.$S368])" office:value-type="float"/>
          <table:table-cell table:formula="of:=MAX([.$G368];[.$T368])" office:value-type="float"/>
          <table:table-cell table:formula="of:=MAX([.$H368];[.$U368])" office:value-type="float"/>
          <table:table-cell table:formula="of:=MAX([.$I368];[.$V368])" office:value-type="float"/>
          <table:table-cell table:formula="of:=MAX([.$J368])" office:value-type="float"/>
          <table:table-cell table:formula="of:=MAX([.$K368];[.$W368])" office:value-type="float"/>
          <table:table-cell table:formula="of:=MAX([.$L368];[.$X368])" office:value-type="float"/>
          <table:table-cell table:formula="of:=MAX([.$M368];[.$Y368])" office:value-type="float"/>
          <table:table-cell table:formula="of:=MAX([.$N368];[.$Z368])" office:value-type="float"/>
        </table:table-row>
        <table:table-row table:style-name="ro1">
          <table:table-cell office:value-type="string">
            <text:p>p10.pddl/15</text:p>
          </table:table-cell>
          <table:table-cell office:value-type="float" office:value="300.0"/>
          <table:table-cell office:value-type="float" office:value="299.985"/>
          <table:table-cell office:value-type="float" office:value="295.6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01104.0"/>
          <table:table-cell office:value-type="float" office:value="468416.0"/>
          <table:table-cell office:value-type="float" office:value="451759.0"/>
          <table:table-cell office:value-type="float" office:value="334479.0"/>
          <table:table-cell office:value-type="float" office:value="192793.0"/>
          <table:table-cell office:value-type="float" office:value="0.0"/>
          <table:table-cell office:value-type="float" office:value="0.0"/>
          <table:table-cell office:value-type="float" office:value="19.3414"/>
          <table:table-cell office:value-type="float" office:value="19.236"/>
          <table:table-cell office:value-type="float" office:value="15.24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3651.0"/>
          <table:table-cell office:value-type="float" office:value="32866.0"/>
          <table:table-cell office:value-type="float" office:value="334479.0"/>
          <table:table-cell office:value-type="float" office:value="192793.0"/>
          <table:table-cell office:value-type="float" office:value="0.0"/>
          <table:table-cell office:value-type="float" office:value="0.0"/>
          <table:table-cell table:formula="of:=MIN([.$B369];[.$O369])" office:value-type="float"/>
          <table:table-cell table:formula="of:=MIN([.$C369];[.$P369])" office:value-type="float"/>
          <table:table-cell table:formula="of:=MIN([.$D369];[.$Q369])" office:value-type="float"/>
          <table:table-cell table:formula="of:=MIN([.$E369];[.$R369])" office:value-type="float"/>
          <table:table-cell table:formula="of:=MIN([.$F369];[.$S369])" office:value-type="float"/>
          <table:table-cell table:formula="of:=MIN([.$G369];[.$T369])" office:value-type="float"/>
          <table:table-cell table:formula="of:=MIN([.$H369];[.$U369])" office:value-type="float"/>
          <table:table-cell table:formula="of:=MIN([.$I369];[.$V369])" office:value-type="float"/>
          <table:table-cell table:formula="of:=MIN([.$J369])" office:value-type="float"/>
          <table:table-cell table:formula="of:=MIN([.$K369];[.$W369])" office:value-type="float"/>
          <table:table-cell table:formula="of:=MIN([.$L369];[.$X369])" office:value-type="float"/>
          <table:table-cell table:formula="of:=MIN([.$M369];[.$Y369])" office:value-type="float"/>
          <table:table-cell table:formula="of:=MIN([.$N369];[.$Z369])" office:value-type="float"/>
          <table:table-cell table:formula="of:=MEDIAN([.$B369];[.$O369])" office:value-type="float"/>
          <table:table-cell table:formula="of:=MEDIAN([.$C369];[.$P369])" office:value-type="float"/>
          <table:table-cell table:formula="of:=MEDIAN([.$D369];[.$Q369])" office:value-type="float"/>
          <table:table-cell table:formula="of:=MEDIAN([.$E369];[.$R369])" office:value-type="float"/>
          <table:table-cell table:formula="of:=MEDIAN([.$F369];[.$S369])" office:value-type="float"/>
          <table:table-cell table:formula="of:=MEDIAN([.$G369];[.$T369])" office:value-type="float"/>
          <table:table-cell table:formula="of:=MEDIAN([.$H369];[.$U369])" office:value-type="float"/>
          <table:table-cell table:formula="of:=MEDIAN([.$I369];[.$V369])" office:value-type="float"/>
          <table:table-cell table:formula="of:=MEDIAN([.$J369])" office:value-type="float"/>
          <table:table-cell table:formula="of:=MEDIAN([.$K369];[.$W369])" office:value-type="float"/>
          <table:table-cell table:formula="of:=MEDIAN([.$L369];[.$X369])" office:value-type="float"/>
          <table:table-cell table:formula="of:=MEDIAN([.$M369];[.$Y369])" office:value-type="float"/>
          <table:table-cell table:formula="of:=MEDIAN([.$N369];[.$Z369])" office:value-type="float"/>
          <table:table-cell table:formula="of:=MAX([.$B369];[.$O369])" office:value-type="float"/>
          <table:table-cell table:formula="of:=MAX([.$C369];[.$P369])" office:value-type="float"/>
          <table:table-cell table:formula="of:=MAX([.$D369];[.$Q369])" office:value-type="float"/>
          <table:table-cell table:formula="of:=MAX([.$E369];[.$R369])" office:value-type="float"/>
          <table:table-cell table:formula="of:=MAX([.$F369];[.$S369])" office:value-type="float"/>
          <table:table-cell table:formula="of:=MAX([.$G369];[.$T369])" office:value-type="float"/>
          <table:table-cell table:formula="of:=MAX([.$H369];[.$U369])" office:value-type="float"/>
          <table:table-cell table:formula="of:=MAX([.$I369];[.$V369])" office:value-type="float"/>
          <table:table-cell table:formula="of:=MAX([.$J369])" office:value-type="float"/>
          <table:table-cell table:formula="of:=MAX([.$K369];[.$W369])" office:value-type="float"/>
          <table:table-cell table:formula="of:=MAX([.$L369];[.$X369])" office:value-type="float"/>
          <table:table-cell table:formula="of:=MAX([.$M369];[.$Y369])" office:value-type="float"/>
          <table:table-cell table:formula="of:=MAX([.$N369];[.$Z369])" office:value-type="float"/>
        </table:table-row>
        <table:table-row table:style-name="ro1">
          <table:table-cell office:value-type="string">
            <text:p>p10.pddl/16</text:p>
          </table:table-cell>
          <table:table-cell office:value-type="float" office:value="300.0"/>
          <table:table-cell office:value-type="float" office:value="299.988"/>
          <table:table-cell office:value-type="float" office:value="295.34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94991.0"/>
          <table:table-cell office:value-type="float" office:value="460226.0"/>
          <table:table-cell office:value-type="float" office:value="447540.0"/>
          <table:table-cell office:value-type="float" office:value="356056.0"/>
          <table:table-cell office:value-type="float" office:value="210648.0"/>
          <table:table-cell office:value-type="float" office:value="0.0"/>
          <table:table-cell office:value-type="float" office:value="0.0"/>
          <table:table-cell office:value-type="float" office:value="26.3127"/>
          <table:table-cell office:value-type="float" office:value="26.212"/>
          <table:table-cell office:value-type="float" office:value="21.78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4320.0"/>
          <table:table-cell office:value-type="float" office:value="48970.0"/>
          <table:table-cell office:value-type="float" office:value="356056.0"/>
          <table:table-cell office:value-type="float" office:value="210648.0"/>
          <table:table-cell office:value-type="float" office:value="0.0"/>
          <table:table-cell office:value-type="float" office:value="0.0"/>
          <table:table-cell table:formula="of:=MIN([.$B370];[.$O370])" office:value-type="float"/>
          <table:table-cell table:formula="of:=MIN([.$C370];[.$P370])" office:value-type="float"/>
          <table:table-cell table:formula="of:=MIN([.$D370];[.$Q370])" office:value-type="float"/>
          <table:table-cell table:formula="of:=MIN([.$E370];[.$R370])" office:value-type="float"/>
          <table:table-cell table:formula="of:=MIN([.$F370];[.$S370])" office:value-type="float"/>
          <table:table-cell table:formula="of:=MIN([.$G370];[.$T370])" office:value-type="float"/>
          <table:table-cell table:formula="of:=MIN([.$H370];[.$U370])" office:value-type="float"/>
          <table:table-cell table:formula="of:=MIN([.$I370];[.$V370])" office:value-type="float"/>
          <table:table-cell table:formula="of:=MIN([.$J370])" office:value-type="float"/>
          <table:table-cell table:formula="of:=MIN([.$K370];[.$W370])" office:value-type="float"/>
          <table:table-cell table:formula="of:=MIN([.$L370];[.$X370])" office:value-type="float"/>
          <table:table-cell table:formula="of:=MIN([.$M370];[.$Y370])" office:value-type="float"/>
          <table:table-cell table:formula="of:=MIN([.$N370];[.$Z370])" office:value-type="float"/>
          <table:table-cell table:formula="of:=MEDIAN([.$B370];[.$O370])" office:value-type="float"/>
          <table:table-cell table:formula="of:=MEDIAN([.$C370];[.$P370])" office:value-type="float"/>
          <table:table-cell table:formula="of:=MEDIAN([.$D370];[.$Q370])" office:value-type="float"/>
          <table:table-cell table:formula="of:=MEDIAN([.$E370];[.$R370])" office:value-type="float"/>
          <table:table-cell table:formula="of:=MEDIAN([.$F370];[.$S370])" office:value-type="float"/>
          <table:table-cell table:formula="of:=MEDIAN([.$G370];[.$T370])" office:value-type="float"/>
          <table:table-cell table:formula="of:=MEDIAN([.$H370];[.$U370])" office:value-type="float"/>
          <table:table-cell table:formula="of:=MEDIAN([.$I370];[.$V370])" office:value-type="float"/>
          <table:table-cell table:formula="of:=MEDIAN([.$J370])" office:value-type="float"/>
          <table:table-cell table:formula="of:=MEDIAN([.$K370];[.$W370])" office:value-type="float"/>
          <table:table-cell table:formula="of:=MEDIAN([.$L370];[.$X370])" office:value-type="float"/>
          <table:table-cell table:formula="of:=MEDIAN([.$M370];[.$Y370])" office:value-type="float"/>
          <table:table-cell table:formula="of:=MEDIAN([.$N370];[.$Z370])" office:value-type="float"/>
          <table:table-cell table:formula="of:=MAX([.$B370];[.$O370])" office:value-type="float"/>
          <table:table-cell table:formula="of:=MAX([.$C370];[.$P370])" office:value-type="float"/>
          <table:table-cell table:formula="of:=MAX([.$D370];[.$Q370])" office:value-type="float"/>
          <table:table-cell table:formula="of:=MAX([.$E370];[.$R370])" office:value-type="float"/>
          <table:table-cell table:formula="of:=MAX([.$F370];[.$S370])" office:value-type="float"/>
          <table:table-cell table:formula="of:=MAX([.$G370];[.$T370])" office:value-type="float"/>
          <table:table-cell table:formula="of:=MAX([.$H370];[.$U370])" office:value-type="float"/>
          <table:table-cell table:formula="of:=MAX([.$I370];[.$V370])" office:value-type="float"/>
          <table:table-cell table:formula="of:=MAX([.$J370])" office:value-type="float"/>
          <table:table-cell table:formula="of:=MAX([.$K370];[.$W370])" office:value-type="float"/>
          <table:table-cell table:formula="of:=MAX([.$L370];[.$X370])" office:value-type="float"/>
          <table:table-cell table:formula="of:=MAX([.$M370];[.$Y370])" office:value-type="float"/>
          <table:table-cell table:formula="of:=MAX([.$N370];[.$Z370])" office:value-type="float"/>
        </table:table-row>
        <table:table-row table:style-name="ro1">
          <table:table-cell office:value-type="string">
            <text:p>p10.pddl/17</text:p>
          </table:table-cell>
          <table:table-cell office:value-type="float" office:value="300.0"/>
          <table:table-cell office:value-type="float" office:value="299.99"/>
          <table:table-cell office:value-type="float" office:value="295.06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94860.0"/>
          <table:table-cell office:value-type="float" office:value="544794.0"/>
          <table:table-cell office:value-type="float" office:value="528846.0"/>
          <table:table-cell office:value-type="float" office:value="377633.0"/>
          <table:table-cell office:value-type="float" office:value="228503.0"/>
          <table:table-cell office:value-type="float" office:value="0.0"/>
          <table:table-cell office:value-type="float" office:value="0.0"/>
          <table:table-cell office:value-type="float" office:value="44.5309"/>
          <table:table-cell office:value-type="float" office:value="44.411"/>
          <table:table-cell office:value-type="float" office:value="39.83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1905.0"/>
          <table:table-cell office:value-type="float" office:value="72911.0"/>
          <table:table-cell office:value-type="float" office:value="377633.0"/>
          <table:table-cell office:value-type="float" office:value="228503.0"/>
          <table:table-cell office:value-type="float" office:value="0.0"/>
          <table:table-cell office:value-type="float" office:value="0.0"/>
          <table:table-cell table:formula="of:=MIN([.$B371];[.$O371])" office:value-type="float"/>
          <table:table-cell table:formula="of:=MIN([.$C371];[.$P371])" office:value-type="float"/>
          <table:table-cell table:formula="of:=MIN([.$D371];[.$Q371])" office:value-type="float"/>
          <table:table-cell table:formula="of:=MIN([.$E371];[.$R371])" office:value-type="float"/>
          <table:table-cell table:formula="of:=MIN([.$F371];[.$S371])" office:value-type="float"/>
          <table:table-cell table:formula="of:=MIN([.$G371];[.$T371])" office:value-type="float"/>
          <table:table-cell table:formula="of:=MIN([.$H371];[.$U371])" office:value-type="float"/>
          <table:table-cell table:formula="of:=MIN([.$I371];[.$V371])" office:value-type="float"/>
          <table:table-cell table:formula="of:=MIN([.$J371])" office:value-type="float"/>
          <table:table-cell table:formula="of:=MIN([.$K371];[.$W371])" office:value-type="float"/>
          <table:table-cell table:formula="of:=MIN([.$L371];[.$X371])" office:value-type="float"/>
          <table:table-cell table:formula="of:=MIN([.$M371];[.$Y371])" office:value-type="float"/>
          <table:table-cell table:formula="of:=MIN([.$N371];[.$Z371])" office:value-type="float"/>
          <table:table-cell table:formula="of:=MEDIAN([.$B371];[.$O371])" office:value-type="float"/>
          <table:table-cell table:formula="of:=MEDIAN([.$C371];[.$P371])" office:value-type="float"/>
          <table:table-cell table:formula="of:=MEDIAN([.$D371];[.$Q371])" office:value-type="float"/>
          <table:table-cell table:formula="of:=MEDIAN([.$E371];[.$R371])" office:value-type="float"/>
          <table:table-cell table:formula="of:=MEDIAN([.$F371];[.$S371])" office:value-type="float"/>
          <table:table-cell table:formula="of:=MEDIAN([.$G371];[.$T371])" office:value-type="float"/>
          <table:table-cell table:formula="of:=MEDIAN([.$H371];[.$U371])" office:value-type="float"/>
          <table:table-cell table:formula="of:=MEDIAN([.$I371];[.$V371])" office:value-type="float"/>
          <table:table-cell table:formula="of:=MEDIAN([.$J371])" office:value-type="float"/>
          <table:table-cell table:formula="of:=MEDIAN([.$K371];[.$W371])" office:value-type="float"/>
          <table:table-cell table:formula="of:=MEDIAN([.$L371];[.$X371])" office:value-type="float"/>
          <table:table-cell table:formula="of:=MEDIAN([.$M371];[.$Y371])" office:value-type="float"/>
          <table:table-cell table:formula="of:=MEDIAN([.$N371];[.$Z371])" office:value-type="float"/>
          <table:table-cell table:formula="of:=MAX([.$B371];[.$O371])" office:value-type="float"/>
          <table:table-cell table:formula="of:=MAX([.$C371];[.$P371])" office:value-type="float"/>
          <table:table-cell table:formula="of:=MAX([.$D371];[.$Q371])" office:value-type="float"/>
          <table:table-cell table:formula="of:=MAX([.$E371];[.$R371])" office:value-type="float"/>
          <table:table-cell table:formula="of:=MAX([.$F371];[.$S371])" office:value-type="float"/>
          <table:table-cell table:formula="of:=MAX([.$G371];[.$T371])" office:value-type="float"/>
          <table:table-cell table:formula="of:=MAX([.$H371];[.$U371])" office:value-type="float"/>
          <table:table-cell table:formula="of:=MAX([.$I371];[.$V371])" office:value-type="float"/>
          <table:table-cell table:formula="of:=MAX([.$J371])" office:value-type="float"/>
          <table:table-cell table:formula="of:=MAX([.$K371];[.$W371])" office:value-type="float"/>
          <table:table-cell table:formula="of:=MAX([.$L371];[.$X371])" office:value-type="float"/>
          <table:table-cell table:formula="of:=MAX([.$M371];[.$Y371])" office:value-type="float"/>
          <table:table-cell table:formula="of:=MAX([.$N371];[.$Z371])" office:value-type="float"/>
        </table:table-row>
        <table:table-row table:style-name="ro1">
          <table:table-cell office:value-type="string">
            <text:p>p10.pddl/18</text:p>
          </table:table-cell>
          <table:table-cell office:value-type="float" office:value="300.0"/>
          <table:table-cell office:value-type="float" office:value="299.989"/>
          <table:table-cell office:value-type="float" office:value="294.6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198673.0"/>
          <table:table-cell office:value-type="float" office:value="614918.0"/>
          <table:table-cell office:value-type="float" office:value="592478.0"/>
          <table:table-cell office:value-type="float" office:value="399210.0"/>
          <table:table-cell office:value-type="float" office:value="246358.0"/>
          <table:table-cell office:value-type="float" office:value="0.0"/>
          <table:table-cell office:value-type="float" office:value="0.0"/>
          <table:table-cell office:value-type="float" office:value="67.1905"/>
          <table:table-cell office:value-type="float" office:value="67.064"/>
          <table:table-cell office:value-type="float" office:value="62.22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70283.0"/>
          <table:table-cell office:value-type="float" office:value="99020.0"/>
          <table:table-cell office:value-type="float" office:value="399210.0"/>
          <table:table-cell office:value-type="float" office:value="246358.0"/>
          <table:table-cell office:value-type="float" office:value="0.0"/>
          <table:table-cell office:value-type="float" office:value="0.0"/>
          <table:table-cell table:formula="of:=MIN([.$B372];[.$O372])" office:value-type="float"/>
          <table:table-cell table:formula="of:=MIN([.$C372];[.$P372])" office:value-type="float"/>
          <table:table-cell table:formula="of:=MIN([.$D372];[.$Q372])" office:value-type="float"/>
          <table:table-cell table:formula="of:=MIN([.$E372];[.$R372])" office:value-type="float"/>
          <table:table-cell table:formula="of:=MIN([.$F372];[.$S372])" office:value-type="float"/>
          <table:table-cell table:formula="of:=MIN([.$G372];[.$T372])" office:value-type="float"/>
          <table:table-cell table:formula="of:=MIN([.$H372];[.$U372])" office:value-type="float"/>
          <table:table-cell table:formula="of:=MIN([.$I372];[.$V372])" office:value-type="float"/>
          <table:table-cell table:formula="of:=MIN([.$J372])" office:value-type="float"/>
          <table:table-cell table:formula="of:=MIN([.$K372];[.$W372])" office:value-type="float"/>
          <table:table-cell table:formula="of:=MIN([.$L372];[.$X372])" office:value-type="float"/>
          <table:table-cell table:formula="of:=MIN([.$M372];[.$Y372])" office:value-type="float"/>
          <table:table-cell table:formula="of:=MIN([.$N372];[.$Z372])" office:value-type="float"/>
          <table:table-cell table:formula="of:=MEDIAN([.$B372];[.$O372])" office:value-type="float"/>
          <table:table-cell table:formula="of:=MEDIAN([.$C372];[.$P372])" office:value-type="float"/>
          <table:table-cell table:formula="of:=MEDIAN([.$D372];[.$Q372])" office:value-type="float"/>
          <table:table-cell table:formula="of:=MEDIAN([.$E372];[.$R372])" office:value-type="float"/>
          <table:table-cell table:formula="of:=MEDIAN([.$F372];[.$S372])" office:value-type="float"/>
          <table:table-cell table:formula="of:=MEDIAN([.$G372];[.$T372])" office:value-type="float"/>
          <table:table-cell table:formula="of:=MEDIAN([.$H372];[.$U372])" office:value-type="float"/>
          <table:table-cell table:formula="of:=MEDIAN([.$I372];[.$V372])" office:value-type="float"/>
          <table:table-cell table:formula="of:=MEDIAN([.$J372])" office:value-type="float"/>
          <table:table-cell table:formula="of:=MEDIAN([.$K372];[.$W372])" office:value-type="float"/>
          <table:table-cell table:formula="of:=MEDIAN([.$L372];[.$X372])" office:value-type="float"/>
          <table:table-cell table:formula="of:=MEDIAN([.$M372];[.$Y372])" office:value-type="float"/>
          <table:table-cell table:formula="of:=MEDIAN([.$N372];[.$Z372])" office:value-type="float"/>
          <table:table-cell table:formula="of:=MAX([.$B372];[.$O372])" office:value-type="float"/>
          <table:table-cell table:formula="of:=MAX([.$C372];[.$P372])" office:value-type="float"/>
          <table:table-cell table:formula="of:=MAX([.$D372];[.$Q372])" office:value-type="float"/>
          <table:table-cell table:formula="of:=MAX([.$E372];[.$R372])" office:value-type="float"/>
          <table:table-cell table:formula="of:=MAX([.$F372];[.$S372])" office:value-type="float"/>
          <table:table-cell table:formula="of:=MAX([.$G372];[.$T372])" office:value-type="float"/>
          <table:table-cell table:formula="of:=MAX([.$H372];[.$U372])" office:value-type="float"/>
          <table:table-cell table:formula="of:=MAX([.$I372];[.$V372])" office:value-type="float"/>
          <table:table-cell table:formula="of:=MAX([.$J372])" office:value-type="float"/>
          <table:table-cell table:formula="of:=MAX([.$K372];[.$W372])" office:value-type="float"/>
          <table:table-cell table:formula="of:=MAX([.$L372];[.$X372])" office:value-type="float"/>
          <table:table-cell table:formula="of:=MAX([.$M372];[.$Y372])" office:value-type="float"/>
          <table:table-cell table:formula="of:=MAX([.$N372];[.$Z372])" office:value-type="float"/>
        </table:table-row>
        <table:table-row table:style-name="ro1">
          <table:table-cell office:value-type="string">
            <text:p>p10.pddl/19</text:p>
          </table:table-cell>
          <table:table-cell office:value-type="float" office:value="300.0"/>
          <table:table-cell office:value-type="float" office:value="299.982"/>
          <table:table-cell office:value-type="float" office:value="294.43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93165.0"/>
          <table:table-cell office:value-type="float" office:value="520114.0"/>
          <table:table-cell office:value-type="float" office:value="499238.0"/>
          <table:table-cell office:value-type="float" office:value="420787.0"/>
          <table:table-cell office:value-type="float" office:value="264213.0"/>
          <table:table-cell office:value-type="float" office:value="0.0"/>
          <table:table-cell office:value-type="float" office:value="0.0"/>
          <table:table-cell office:value-type="float" office:value="141.881"/>
          <table:table-cell office:value-type="float" office:value="141.737"/>
          <table:table-cell office:value-type="float" office:value="136.49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39186.0"/>
          <table:table-cell office:value-type="float" office:value="194254.0"/>
          <table:table-cell office:value-type="float" office:value="420787.0"/>
          <table:table-cell office:value-type="float" office:value="264213.0"/>
          <table:table-cell office:value-type="float" office:value="0.0"/>
          <table:table-cell office:value-type="float" office:value="0.0"/>
          <table:table-cell table:formula="of:=MIN([.$B373];[.$O373])" office:value-type="float"/>
          <table:table-cell table:formula="of:=MIN([.$C373];[.$P373])" office:value-type="float"/>
          <table:table-cell table:formula="of:=MIN([.$D373];[.$Q373])" office:value-type="float"/>
          <table:table-cell table:formula="of:=MIN([.$E373];[.$R373])" office:value-type="float"/>
          <table:table-cell table:formula="of:=MIN([.$F373];[.$S373])" office:value-type="float"/>
          <table:table-cell table:formula="of:=MIN([.$G373];[.$T373])" office:value-type="float"/>
          <table:table-cell table:formula="of:=MIN([.$H373];[.$U373])" office:value-type="float"/>
          <table:table-cell table:formula="of:=MIN([.$I373];[.$V373])" office:value-type="float"/>
          <table:table-cell table:formula="of:=MIN([.$J373])" office:value-type="float"/>
          <table:table-cell table:formula="of:=MIN([.$K373];[.$W373])" office:value-type="float"/>
          <table:table-cell table:formula="of:=MIN([.$L373];[.$X373])" office:value-type="float"/>
          <table:table-cell table:formula="of:=MIN([.$M373];[.$Y373])" office:value-type="float"/>
          <table:table-cell table:formula="of:=MIN([.$N373];[.$Z373])" office:value-type="float"/>
          <table:table-cell table:formula="of:=MEDIAN([.$B373];[.$O373])" office:value-type="float"/>
          <table:table-cell table:formula="of:=MEDIAN([.$C373];[.$P373])" office:value-type="float"/>
          <table:table-cell table:formula="of:=MEDIAN([.$D373];[.$Q373])" office:value-type="float"/>
          <table:table-cell table:formula="of:=MEDIAN([.$E373];[.$R373])" office:value-type="float"/>
          <table:table-cell table:formula="of:=MEDIAN([.$F373];[.$S373])" office:value-type="float"/>
          <table:table-cell table:formula="of:=MEDIAN([.$G373];[.$T373])" office:value-type="float"/>
          <table:table-cell table:formula="of:=MEDIAN([.$H373];[.$U373])" office:value-type="float"/>
          <table:table-cell table:formula="of:=MEDIAN([.$I373];[.$V373])" office:value-type="float"/>
          <table:table-cell table:formula="of:=MEDIAN([.$J373])" office:value-type="float"/>
          <table:table-cell table:formula="of:=MEDIAN([.$K373];[.$W373])" office:value-type="float"/>
          <table:table-cell table:formula="of:=MEDIAN([.$L373];[.$X373])" office:value-type="float"/>
          <table:table-cell table:formula="of:=MEDIAN([.$M373];[.$Y373])" office:value-type="float"/>
          <table:table-cell table:formula="of:=MEDIAN([.$N373];[.$Z373])" office:value-type="float"/>
          <table:table-cell table:formula="of:=MAX([.$B373];[.$O373])" office:value-type="float"/>
          <table:table-cell table:formula="of:=MAX([.$C373];[.$P373])" office:value-type="float"/>
          <table:table-cell table:formula="of:=MAX([.$D373];[.$Q373])" office:value-type="float"/>
          <table:table-cell table:formula="of:=MAX([.$E373];[.$R373])" office:value-type="float"/>
          <table:table-cell table:formula="of:=MAX([.$F373];[.$S373])" office:value-type="float"/>
          <table:table-cell table:formula="of:=MAX([.$G373];[.$T373])" office:value-type="float"/>
          <table:table-cell table:formula="of:=MAX([.$H373];[.$U373])" office:value-type="float"/>
          <table:table-cell table:formula="of:=MAX([.$I373];[.$V373])" office:value-type="float"/>
          <table:table-cell table:formula="of:=MAX([.$J373])" office:value-type="float"/>
          <table:table-cell table:formula="of:=MAX([.$K373];[.$W373])" office:value-type="float"/>
          <table:table-cell table:formula="of:=MAX([.$L373];[.$X373])" office:value-type="float"/>
          <table:table-cell table:formula="of:=MAX([.$M373];[.$Y373])" office:value-type="float"/>
          <table:table-cell table:formula="of:=MAX([.$N373];[.$Z373])" office:value-type="float"/>
        </table:table-row>
        <table:table-row table:style-name="ro1">
          <table:table-cell office:value-type="string">
            <text:p>p10.pddl/2</text:p>
          </table:table-cell>
          <table:table-cell office:value-type="float" office:value="0.77805"/>
          <table:table-cell office:value-type="float" office:value="0.7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3978.0"/>
          <table:table-cell office:value-type="float" office:value="501.0"/>
          <table:table-cell office:value-type="float" office:value="0.0"/>
          <table:table-cell office:value-type="float" office:value="0.0"/>
          <table:table-cell office:value-type="float" office:value="0.74346"/>
          <table:table-cell office:value-type="float" office:value="0.6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3978.0"/>
          <table:table-cell office:value-type="float" office:value="501.0"/>
          <table:table-cell office:value-type="float" office:value="0.0"/>
          <table:table-cell office:value-type="float" office:value="0.0"/>
          <table:table-cell table:formula="of:=MIN([.$B374];[.$O374])" office:value-type="float"/>
          <table:table-cell table:formula="of:=MIN([.$C374];[.$P374])" office:value-type="float"/>
          <table:table-cell table:formula="of:=MIN([.$D374];[.$Q374])" office:value-type="float"/>
          <table:table-cell table:formula="of:=MIN([.$E374];[.$R374])" office:value-type="float"/>
          <table:table-cell table:formula="of:=MIN([.$F374];[.$S374])" office:value-type="float"/>
          <table:table-cell table:formula="of:=MIN([.$G374];[.$T374])" office:value-type="float"/>
          <table:table-cell table:formula="of:=MIN([.$H374];[.$U374])" office:value-type="float"/>
          <table:table-cell table:formula="of:=MIN([.$I374];[.$V374])" office:value-type="float"/>
          <table:table-cell table:formula="of:=MIN([.$J374])" office:value-type="float"/>
          <table:table-cell table:formula="of:=MIN([.$K374];[.$W374])" office:value-type="float"/>
          <table:table-cell table:formula="of:=MIN([.$L374];[.$X374])" office:value-type="float"/>
          <table:table-cell table:formula="of:=MIN([.$M374];[.$Y374])" office:value-type="float"/>
          <table:table-cell table:formula="of:=MIN([.$N374];[.$Z374])" office:value-type="float"/>
          <table:table-cell table:formula="of:=MEDIAN([.$B374];[.$O374])" office:value-type="float"/>
          <table:table-cell table:formula="of:=MEDIAN([.$C374];[.$P374])" office:value-type="float"/>
          <table:table-cell table:formula="of:=MEDIAN([.$D374];[.$Q374])" office:value-type="float"/>
          <table:table-cell table:formula="of:=MEDIAN([.$E374];[.$R374])" office:value-type="float"/>
          <table:table-cell table:formula="of:=MEDIAN([.$F374];[.$S374])" office:value-type="float"/>
          <table:table-cell table:formula="of:=MEDIAN([.$G374];[.$T374])" office:value-type="float"/>
          <table:table-cell table:formula="of:=MEDIAN([.$H374];[.$U374])" office:value-type="float"/>
          <table:table-cell table:formula="of:=MEDIAN([.$I374];[.$V374])" office:value-type="float"/>
          <table:table-cell table:formula="of:=MEDIAN([.$J374])" office:value-type="float"/>
          <table:table-cell table:formula="of:=MEDIAN([.$K374];[.$W374])" office:value-type="float"/>
          <table:table-cell table:formula="of:=MEDIAN([.$L374];[.$X374])" office:value-type="float"/>
          <table:table-cell table:formula="of:=MEDIAN([.$M374];[.$Y374])" office:value-type="float"/>
          <table:table-cell table:formula="of:=MEDIAN([.$N374];[.$Z374])" office:value-type="float"/>
          <table:table-cell table:formula="of:=MAX([.$B374];[.$O374])" office:value-type="float"/>
          <table:table-cell table:formula="of:=MAX([.$C374];[.$P374])" office:value-type="float"/>
          <table:table-cell table:formula="of:=MAX([.$D374];[.$Q374])" office:value-type="float"/>
          <table:table-cell table:formula="of:=MAX([.$E374];[.$R374])" office:value-type="float"/>
          <table:table-cell table:formula="of:=MAX([.$F374];[.$S374])" office:value-type="float"/>
          <table:table-cell table:formula="of:=MAX([.$G374];[.$T374])" office:value-type="float"/>
          <table:table-cell table:formula="of:=MAX([.$H374];[.$U374])" office:value-type="float"/>
          <table:table-cell table:formula="of:=MAX([.$I374];[.$V374])" office:value-type="float"/>
          <table:table-cell table:formula="of:=MAX([.$J374])" office:value-type="float"/>
          <table:table-cell table:formula="of:=MAX([.$K374];[.$W374])" office:value-type="float"/>
          <table:table-cell table:formula="of:=MAX([.$L374];[.$X374])" office:value-type="float"/>
          <table:table-cell table:formula="of:=MAX([.$M374];[.$Y374])" office:value-type="float"/>
          <table:table-cell table:formula="of:=MAX([.$N374];[.$Z374])" office:value-type="float"/>
        </table:table-row>
        <table:table-row table:style-name="ro1">
          <table:table-cell office:value-type="string">
            <text:p>p10.pddl/20</text:p>
          </table:table-cell>
          <table:table-cell office:value-type="float" office:value="300.0"/>
          <table:table-cell office:value-type="float" office:value="299.978"/>
          <table:table-cell office:value-type="float" office:value="294.01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91450.0"/>
          <table:table-cell office:value-type="float" office:value="585245.0"/>
          <table:table-cell office:value-type="float" office:value="566058.0"/>
          <table:table-cell office:value-type="float" office:value="442364.0"/>
          <table:table-cell office:value-type="float" office:value="28206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4.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2849.0"/>
          <table:table-cell office:value-type="float" office:value="329895.0"/>
          <table:table-cell office:value-type="float" office:value="442364.0"/>
          <table:table-cell office:value-type="float" office:value="282068.0"/>
          <table:table-cell office:value-type="float" office:value="0.0"/>
          <table:table-cell office:value-type="float" office:value="0.0"/>
          <table:table-cell table:formula="of:=MIN([.$B375];[.$O375])" office:value-type="float"/>
          <table:table-cell table:formula="of:=MIN([.$C375];[.$P375])" office:value-type="float"/>
          <table:table-cell table:formula="of:=MIN([.$D375];[.$Q375])" office:value-type="float"/>
          <table:table-cell table:formula="of:=MIN([.$E375];[.$R375])" office:value-type="float"/>
          <table:table-cell table:formula="of:=MIN([.$F375];[.$S375])" office:value-type="float"/>
          <table:table-cell table:formula="of:=MIN([.$G375];[.$T375])" office:value-type="float"/>
          <table:table-cell table:formula="of:=MIN([.$H375];[.$U375])" office:value-type="float"/>
          <table:table-cell table:formula="of:=MIN([.$I375];[.$V375])" office:value-type="float"/>
          <table:table-cell table:formula="of:=MIN([.$J375])" office:value-type="float"/>
          <table:table-cell table:formula="of:=MIN([.$K375];[.$W375])" office:value-type="float"/>
          <table:table-cell table:formula="of:=MIN([.$L375];[.$X375])" office:value-type="float"/>
          <table:table-cell table:formula="of:=MIN([.$M375];[.$Y375])" office:value-type="float"/>
          <table:table-cell table:formula="of:=MIN([.$N375];[.$Z375])" office:value-type="float"/>
          <table:table-cell table:formula="of:=MEDIAN([.$B375];[.$O375])" office:value-type="float"/>
          <table:table-cell table:formula="of:=MEDIAN([.$C375];[.$P375])" office:value-type="float"/>
          <table:table-cell table:formula="of:=MEDIAN([.$D375];[.$Q375])" office:value-type="float"/>
          <table:table-cell table:formula="of:=MEDIAN([.$E375];[.$R375])" office:value-type="float"/>
          <table:table-cell table:formula="of:=MEDIAN([.$F375];[.$S375])" office:value-type="float"/>
          <table:table-cell table:formula="of:=MEDIAN([.$G375];[.$T375])" office:value-type="float"/>
          <table:table-cell table:formula="of:=MEDIAN([.$H375];[.$U375])" office:value-type="float"/>
          <table:table-cell table:formula="of:=MEDIAN([.$I375];[.$V375])" office:value-type="float"/>
          <table:table-cell table:formula="of:=MEDIAN([.$J375])" office:value-type="float"/>
          <table:table-cell table:formula="of:=MEDIAN([.$K375];[.$W375])" office:value-type="float"/>
          <table:table-cell table:formula="of:=MEDIAN([.$L375];[.$X375])" office:value-type="float"/>
          <table:table-cell table:formula="of:=MEDIAN([.$M375];[.$Y375])" office:value-type="float"/>
          <table:table-cell table:formula="of:=MEDIAN([.$N375];[.$Z375])" office:value-type="float"/>
          <table:table-cell table:formula="of:=MAX([.$B375];[.$O375])" office:value-type="float"/>
          <table:table-cell table:formula="of:=MAX([.$C375];[.$P375])" office:value-type="float"/>
          <table:table-cell table:formula="of:=MAX([.$D375];[.$Q375])" office:value-type="float"/>
          <table:table-cell table:formula="of:=MAX([.$E375];[.$R375])" office:value-type="float"/>
          <table:table-cell table:formula="of:=MAX([.$F375];[.$S375])" office:value-type="float"/>
          <table:table-cell table:formula="of:=MAX([.$G375];[.$T375])" office:value-type="float"/>
          <table:table-cell table:formula="of:=MAX([.$H375];[.$U375])" office:value-type="float"/>
          <table:table-cell table:formula="of:=MAX([.$I375];[.$V375])" office:value-type="float"/>
          <table:table-cell table:formula="of:=MAX([.$J375])" office:value-type="float"/>
          <table:table-cell table:formula="of:=MAX([.$K375];[.$W375])" office:value-type="float"/>
          <table:table-cell table:formula="of:=MAX([.$L375];[.$X375])" office:value-type="float"/>
          <table:table-cell table:formula="of:=MAX([.$M375];[.$Y375])" office:value-type="float"/>
          <table:table-cell table:formula="of:=MAX([.$N375];[.$Z375])" office:value-type="float"/>
        </table:table-row>
        <table:table-row table:style-name="ro1">
          <table:table-cell office:value-type="string">
            <text:p>p10.pddl/21</text:p>
          </table:table-cell>
          <table:table-cell office:value-type="float" office:value="300.0"/>
          <table:table-cell office:value-type="float" office:value="299.982"/>
          <table:table-cell office:value-type="float" office:value="293.6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198144.0"/>
          <table:table-cell office:value-type="float" office:value="619736.0"/>
          <table:table-cell office:value-type="float" office:value="596468.0"/>
          <table:table-cell office:value-type="float" office:value="463941.0"/>
          <table:table-cell office:value-type="float" office:value="29992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4.1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0336.0"/>
          <table:table-cell office:value-type="float" office:value="322025.0"/>
          <table:table-cell office:value-type="float" office:value="463941.0"/>
          <table:table-cell office:value-type="float" office:value="299923.0"/>
          <table:table-cell office:value-type="float" office:value="0.0"/>
          <table:table-cell office:value-type="float" office:value="0.0"/>
          <table:table-cell table:formula="of:=MIN([.$B376];[.$O376])" office:value-type="float"/>
          <table:table-cell table:formula="of:=MIN([.$C376];[.$P376])" office:value-type="float"/>
          <table:table-cell table:formula="of:=MIN([.$D376];[.$Q376])" office:value-type="float"/>
          <table:table-cell table:formula="of:=MIN([.$E376];[.$R376])" office:value-type="float"/>
          <table:table-cell table:formula="of:=MIN([.$F376];[.$S376])" office:value-type="float"/>
          <table:table-cell table:formula="of:=MIN([.$G376];[.$T376])" office:value-type="float"/>
          <table:table-cell table:formula="of:=MIN([.$H376];[.$U376])" office:value-type="float"/>
          <table:table-cell table:formula="of:=MIN([.$I376];[.$V376])" office:value-type="float"/>
          <table:table-cell table:formula="of:=MIN([.$J376])" office:value-type="float"/>
          <table:table-cell table:formula="of:=MIN([.$K376];[.$W376])" office:value-type="float"/>
          <table:table-cell table:formula="of:=MIN([.$L376];[.$X376])" office:value-type="float"/>
          <table:table-cell table:formula="of:=MIN([.$M376];[.$Y376])" office:value-type="float"/>
          <table:table-cell table:formula="of:=MIN([.$N376];[.$Z376])" office:value-type="float"/>
          <table:table-cell table:formula="of:=MEDIAN([.$B376];[.$O376])" office:value-type="float"/>
          <table:table-cell table:formula="of:=MEDIAN([.$C376];[.$P376])" office:value-type="float"/>
          <table:table-cell table:formula="of:=MEDIAN([.$D376];[.$Q376])" office:value-type="float"/>
          <table:table-cell table:formula="of:=MEDIAN([.$E376];[.$R376])" office:value-type="float"/>
          <table:table-cell table:formula="of:=MEDIAN([.$F376];[.$S376])" office:value-type="float"/>
          <table:table-cell table:formula="of:=MEDIAN([.$G376];[.$T376])" office:value-type="float"/>
          <table:table-cell table:formula="of:=MEDIAN([.$H376];[.$U376])" office:value-type="float"/>
          <table:table-cell table:formula="of:=MEDIAN([.$I376];[.$V376])" office:value-type="float"/>
          <table:table-cell table:formula="of:=MEDIAN([.$J376])" office:value-type="float"/>
          <table:table-cell table:formula="of:=MEDIAN([.$K376];[.$W376])" office:value-type="float"/>
          <table:table-cell table:formula="of:=MEDIAN([.$L376];[.$X376])" office:value-type="float"/>
          <table:table-cell table:formula="of:=MEDIAN([.$M376];[.$Y376])" office:value-type="float"/>
          <table:table-cell table:formula="of:=MEDIAN([.$N376];[.$Z376])" office:value-type="float"/>
          <table:table-cell table:formula="of:=MAX([.$B376];[.$O376])" office:value-type="float"/>
          <table:table-cell table:formula="of:=MAX([.$C376];[.$P376])" office:value-type="float"/>
          <table:table-cell table:formula="of:=MAX([.$D376];[.$Q376])" office:value-type="float"/>
          <table:table-cell table:formula="of:=MAX([.$E376];[.$R376])" office:value-type="float"/>
          <table:table-cell table:formula="of:=MAX([.$F376];[.$S376])" office:value-type="float"/>
          <table:table-cell table:formula="of:=MAX([.$G376];[.$T376])" office:value-type="float"/>
          <table:table-cell table:formula="of:=MAX([.$H376];[.$U376])" office:value-type="float"/>
          <table:table-cell table:formula="of:=MAX([.$I376];[.$V376])" office:value-type="float"/>
          <table:table-cell table:formula="of:=MAX([.$J376])" office:value-type="float"/>
          <table:table-cell table:formula="of:=MAX([.$K376];[.$W376])" office:value-type="float"/>
          <table:table-cell table:formula="of:=MAX([.$L376];[.$X376])" office:value-type="float"/>
          <table:table-cell table:formula="of:=MAX([.$M376];[.$Y376])" office:value-type="float"/>
          <table:table-cell table:formula="of:=MAX([.$N376];[.$Z376])" office:value-type="float"/>
        </table:table-row>
        <table:table-row table:style-name="ro1">
          <table:table-cell office:value-type="string">
            <text:p>p10.pddl/22</text:p>
          </table:table-cell>
          <table:table-cell office:value-type="float" office:value="300.0"/>
          <table:table-cell office:value-type="float" office:value="299.986"/>
          <table:table-cell office:value-type="float" office:value="293.23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77550.0"/>
          <table:table-cell office:value-type="float" office:value="555602.0"/>
          <table:table-cell office:value-type="float" office:value="538330.0"/>
          <table:table-cell office:value-type="float" office:value="485518.0"/>
          <table:table-cell office:value-type="float" office:value="31777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3.85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299066.0"/>
          <table:table-cell office:value-type="float" office:value="395438.0"/>
          <table:table-cell office:value-type="float" office:value="485518.0"/>
          <table:table-cell office:value-type="float" office:value="317778.0"/>
          <table:table-cell office:value-type="float" office:value="0.0"/>
          <table:table-cell office:value-type="float" office:value="0.0"/>
          <table:table-cell table:formula="of:=MIN([.$B377];[.$O377])" office:value-type="float"/>
          <table:table-cell table:formula="of:=MIN([.$C377];[.$P377])" office:value-type="float"/>
          <table:table-cell table:formula="of:=MIN([.$D377];[.$Q377])" office:value-type="float"/>
          <table:table-cell table:formula="of:=MIN([.$E377];[.$R377])" office:value-type="float"/>
          <table:table-cell table:formula="of:=MIN([.$F377];[.$S377])" office:value-type="float"/>
          <table:table-cell table:formula="of:=MIN([.$G377];[.$T377])" office:value-type="float"/>
          <table:table-cell table:formula="of:=MIN([.$H377];[.$U377])" office:value-type="float"/>
          <table:table-cell table:formula="of:=MIN([.$I377];[.$V377])" office:value-type="float"/>
          <table:table-cell table:formula="of:=MIN([.$J377])" office:value-type="float"/>
          <table:table-cell table:formula="of:=MIN([.$K377];[.$W377])" office:value-type="float"/>
          <table:table-cell table:formula="of:=MIN([.$L377];[.$X377])" office:value-type="float"/>
          <table:table-cell table:formula="of:=MIN([.$M377];[.$Y377])" office:value-type="float"/>
          <table:table-cell table:formula="of:=MIN([.$N377];[.$Z377])" office:value-type="float"/>
          <table:table-cell table:formula="of:=MEDIAN([.$B377];[.$O377])" office:value-type="float"/>
          <table:table-cell table:formula="of:=MEDIAN([.$C377];[.$P377])" office:value-type="float"/>
          <table:table-cell table:formula="of:=MEDIAN([.$D377];[.$Q377])" office:value-type="float"/>
          <table:table-cell table:formula="of:=MEDIAN([.$E377];[.$R377])" office:value-type="float"/>
          <table:table-cell table:formula="of:=MEDIAN([.$F377];[.$S377])" office:value-type="float"/>
          <table:table-cell table:formula="of:=MEDIAN([.$G377];[.$T377])" office:value-type="float"/>
          <table:table-cell table:formula="of:=MEDIAN([.$H377];[.$U377])" office:value-type="float"/>
          <table:table-cell table:formula="of:=MEDIAN([.$I377];[.$V377])" office:value-type="float"/>
          <table:table-cell table:formula="of:=MEDIAN([.$J377])" office:value-type="float"/>
          <table:table-cell table:formula="of:=MEDIAN([.$K377];[.$W377])" office:value-type="float"/>
          <table:table-cell table:formula="of:=MEDIAN([.$L377];[.$X377])" office:value-type="float"/>
          <table:table-cell table:formula="of:=MEDIAN([.$M377];[.$Y377])" office:value-type="float"/>
          <table:table-cell table:formula="of:=MEDIAN([.$N377];[.$Z377])" office:value-type="float"/>
          <table:table-cell table:formula="of:=MAX([.$B377];[.$O377])" office:value-type="float"/>
          <table:table-cell table:formula="of:=MAX([.$C377];[.$P377])" office:value-type="float"/>
          <table:table-cell table:formula="of:=MAX([.$D377];[.$Q377])" office:value-type="float"/>
          <table:table-cell table:formula="of:=MAX([.$E377];[.$R377])" office:value-type="float"/>
          <table:table-cell table:formula="of:=MAX([.$F377];[.$S377])" office:value-type="float"/>
          <table:table-cell table:formula="of:=MAX([.$G377];[.$T377])" office:value-type="float"/>
          <table:table-cell table:formula="of:=MAX([.$H377];[.$U377])" office:value-type="float"/>
          <table:table-cell table:formula="of:=MAX([.$I377];[.$V377])" office:value-type="float"/>
          <table:table-cell table:formula="of:=MAX([.$J377])" office:value-type="float"/>
          <table:table-cell table:formula="of:=MAX([.$K377];[.$W377])" office:value-type="float"/>
          <table:table-cell table:formula="of:=MAX([.$L377];[.$X377])" office:value-type="float"/>
          <table:table-cell table:formula="of:=MAX([.$M377];[.$Y377])" office:value-type="float"/>
          <table:table-cell table:formula="of:=MAX([.$N377];[.$Z377])" office:value-type="float"/>
        </table:table-row>
        <table:table-row table:style-name="ro1">
          <table:table-cell office:value-type="string">
            <text:p>p10.pddl/23</text:p>
          </table:table-cell>
          <table:table-cell office:value-type="float" office:value="300.0"/>
          <table:table-cell office:value-type="float" office:value="299.985"/>
          <table:table-cell office:value-type="float" office:value="293.09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85762.0"/>
          <table:table-cell office:value-type="float" office:value="823031.0"/>
          <table:table-cell office:value-type="float" office:value="798506.0"/>
          <table:table-cell office:value-type="float" office:value="507095.0"/>
          <table:table-cell office:value-type="float" office:value="33563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3.6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7724.0"/>
          <table:table-cell office:value-type="float" office:value="376839.0"/>
          <table:table-cell office:value-type="float" office:value="507095.0"/>
          <table:table-cell office:value-type="float" office:value="335633.0"/>
          <table:table-cell office:value-type="float" office:value="0.0"/>
          <table:table-cell office:value-type="float" office:value="0.0"/>
          <table:table-cell table:formula="of:=MIN([.$B378];[.$O378])" office:value-type="float"/>
          <table:table-cell table:formula="of:=MIN([.$C378];[.$P378])" office:value-type="float"/>
          <table:table-cell table:formula="of:=MIN([.$D378];[.$Q378])" office:value-type="float"/>
          <table:table-cell table:formula="of:=MIN([.$E378];[.$R378])" office:value-type="float"/>
          <table:table-cell table:formula="of:=MIN([.$F378];[.$S378])" office:value-type="float"/>
          <table:table-cell table:formula="of:=MIN([.$G378];[.$T378])" office:value-type="float"/>
          <table:table-cell table:formula="of:=MIN([.$H378];[.$U378])" office:value-type="float"/>
          <table:table-cell table:formula="of:=MIN([.$I378];[.$V378])" office:value-type="float"/>
          <table:table-cell table:formula="of:=MIN([.$J378])" office:value-type="float"/>
          <table:table-cell table:formula="of:=MIN([.$K378];[.$W378])" office:value-type="float"/>
          <table:table-cell table:formula="of:=MIN([.$L378];[.$X378])" office:value-type="float"/>
          <table:table-cell table:formula="of:=MIN([.$M378];[.$Y378])" office:value-type="float"/>
          <table:table-cell table:formula="of:=MIN([.$N378];[.$Z378])" office:value-type="float"/>
          <table:table-cell table:formula="of:=MEDIAN([.$B378];[.$O378])" office:value-type="float"/>
          <table:table-cell table:formula="of:=MEDIAN([.$C378];[.$P378])" office:value-type="float"/>
          <table:table-cell table:formula="of:=MEDIAN([.$D378];[.$Q378])" office:value-type="float"/>
          <table:table-cell table:formula="of:=MEDIAN([.$E378];[.$R378])" office:value-type="float"/>
          <table:table-cell table:formula="of:=MEDIAN([.$F378];[.$S378])" office:value-type="float"/>
          <table:table-cell table:formula="of:=MEDIAN([.$G378];[.$T378])" office:value-type="float"/>
          <table:table-cell table:formula="of:=MEDIAN([.$H378];[.$U378])" office:value-type="float"/>
          <table:table-cell table:formula="of:=MEDIAN([.$I378];[.$V378])" office:value-type="float"/>
          <table:table-cell table:formula="of:=MEDIAN([.$J378])" office:value-type="float"/>
          <table:table-cell table:formula="of:=MEDIAN([.$K378];[.$W378])" office:value-type="float"/>
          <table:table-cell table:formula="of:=MEDIAN([.$L378];[.$X378])" office:value-type="float"/>
          <table:table-cell table:formula="of:=MEDIAN([.$M378];[.$Y378])" office:value-type="float"/>
          <table:table-cell table:formula="of:=MEDIAN([.$N378];[.$Z378])" office:value-type="float"/>
          <table:table-cell table:formula="of:=MAX([.$B378];[.$O378])" office:value-type="float"/>
          <table:table-cell table:formula="of:=MAX([.$C378];[.$P378])" office:value-type="float"/>
          <table:table-cell table:formula="of:=MAX([.$D378];[.$Q378])" office:value-type="float"/>
          <table:table-cell table:formula="of:=MAX([.$E378];[.$R378])" office:value-type="float"/>
          <table:table-cell table:formula="of:=MAX([.$F378];[.$S378])" office:value-type="float"/>
          <table:table-cell table:formula="of:=MAX([.$G378];[.$T378])" office:value-type="float"/>
          <table:table-cell table:formula="of:=MAX([.$H378];[.$U378])" office:value-type="float"/>
          <table:table-cell table:formula="of:=MAX([.$I378];[.$V378])" office:value-type="float"/>
          <table:table-cell table:formula="of:=MAX([.$J378])" office:value-type="float"/>
          <table:table-cell table:formula="of:=MAX([.$K378];[.$W378])" office:value-type="float"/>
          <table:table-cell table:formula="of:=MAX([.$L378];[.$X378])" office:value-type="float"/>
          <table:table-cell table:formula="of:=MAX([.$M378];[.$Y378])" office:value-type="float"/>
          <table:table-cell table:formula="of:=MAX([.$N378];[.$Z378])" office:value-type="float"/>
        </table:table-row>
        <table:table-row table:style-name="ro1">
          <table:table-cell office:value-type="string">
            <text:p>p10.pddl/24</text:p>
          </table:table-cell>
          <table:table-cell office:value-type="float" office:value="300.0"/>
          <table:table-cell office:value-type="float" office:value="299.99"/>
          <table:table-cell office:value-type="float" office:value="292.65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86812.0"/>
          <table:table-cell office:value-type="float" office:value="764809.0"/>
          <table:table-cell office:value-type="float" office:value="740855.0"/>
          <table:table-cell office:value-type="float" office:value="528672.0"/>
          <table:table-cell office:value-type="float" office:value="35348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3.3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0846.0"/>
          <table:table-cell office:value-type="float" office:value="307338.0"/>
          <table:table-cell office:value-type="float" office:value="528672.0"/>
          <table:table-cell office:value-type="float" office:value="353488.0"/>
          <table:table-cell office:value-type="float" office:value="0.0"/>
          <table:table-cell office:value-type="float" office:value="0.0"/>
          <table:table-cell table:formula="of:=MIN([.$B379];[.$O379])" office:value-type="float"/>
          <table:table-cell table:formula="of:=MIN([.$C379];[.$P379])" office:value-type="float"/>
          <table:table-cell table:formula="of:=MIN([.$D379];[.$Q379])" office:value-type="float"/>
          <table:table-cell table:formula="of:=MIN([.$E379];[.$R379])" office:value-type="float"/>
          <table:table-cell table:formula="of:=MIN([.$F379];[.$S379])" office:value-type="float"/>
          <table:table-cell table:formula="of:=MIN([.$G379];[.$T379])" office:value-type="float"/>
          <table:table-cell table:formula="of:=MIN([.$H379];[.$U379])" office:value-type="float"/>
          <table:table-cell table:formula="of:=MIN([.$I379];[.$V379])" office:value-type="float"/>
          <table:table-cell table:formula="of:=MIN([.$J379])" office:value-type="float"/>
          <table:table-cell table:formula="of:=MIN([.$K379];[.$W379])" office:value-type="float"/>
          <table:table-cell table:formula="of:=MIN([.$L379];[.$X379])" office:value-type="float"/>
          <table:table-cell table:formula="of:=MIN([.$M379];[.$Y379])" office:value-type="float"/>
          <table:table-cell table:formula="of:=MIN([.$N379];[.$Z379])" office:value-type="float"/>
          <table:table-cell table:formula="of:=MEDIAN([.$B379];[.$O379])" office:value-type="float"/>
          <table:table-cell table:formula="of:=MEDIAN([.$C379];[.$P379])" office:value-type="float"/>
          <table:table-cell table:formula="of:=MEDIAN([.$D379];[.$Q379])" office:value-type="float"/>
          <table:table-cell table:formula="of:=MEDIAN([.$E379];[.$R379])" office:value-type="float"/>
          <table:table-cell table:formula="of:=MEDIAN([.$F379];[.$S379])" office:value-type="float"/>
          <table:table-cell table:formula="of:=MEDIAN([.$G379];[.$T379])" office:value-type="float"/>
          <table:table-cell table:formula="of:=MEDIAN([.$H379];[.$U379])" office:value-type="float"/>
          <table:table-cell table:formula="of:=MEDIAN([.$I379];[.$V379])" office:value-type="float"/>
          <table:table-cell table:formula="of:=MEDIAN([.$J379])" office:value-type="float"/>
          <table:table-cell table:formula="of:=MEDIAN([.$K379];[.$W379])" office:value-type="float"/>
          <table:table-cell table:formula="of:=MEDIAN([.$L379];[.$X379])" office:value-type="float"/>
          <table:table-cell table:formula="of:=MEDIAN([.$M379];[.$Y379])" office:value-type="float"/>
          <table:table-cell table:formula="of:=MEDIAN([.$N379];[.$Z379])" office:value-type="float"/>
          <table:table-cell table:formula="of:=MAX([.$B379];[.$O379])" office:value-type="float"/>
          <table:table-cell table:formula="of:=MAX([.$C379];[.$P379])" office:value-type="float"/>
          <table:table-cell table:formula="of:=MAX([.$D379];[.$Q379])" office:value-type="float"/>
          <table:table-cell table:formula="of:=MAX([.$E379];[.$R379])" office:value-type="float"/>
          <table:table-cell table:formula="of:=MAX([.$F379];[.$S379])" office:value-type="float"/>
          <table:table-cell table:formula="of:=MAX([.$G379];[.$T379])" office:value-type="float"/>
          <table:table-cell table:formula="of:=MAX([.$H379];[.$U379])" office:value-type="float"/>
          <table:table-cell table:formula="of:=MAX([.$I379];[.$V379])" office:value-type="float"/>
          <table:table-cell table:formula="of:=MAX([.$J379])" office:value-type="float"/>
          <table:table-cell table:formula="of:=MAX([.$K379];[.$W379])" office:value-type="float"/>
          <table:table-cell table:formula="of:=MAX([.$L379];[.$X379])" office:value-type="float"/>
          <table:table-cell table:formula="of:=MAX([.$M379];[.$Y379])" office:value-type="float"/>
          <table:table-cell table:formula="of:=MAX([.$N379];[.$Z379])" office:value-type="float"/>
        </table:table-row>
        <table:table-row table:style-name="ro1">
          <table:table-cell office:value-type="string">
            <text:p>p10.pddl/25</text:p>
          </table:table-cell>
          <table:table-cell office:value-type="float" office:value="300.0"/>
          <table:table-cell office:value-type="float" office:value="299.984"/>
          <table:table-cell office:value-type="float" office:value="292.5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01570.0"/>
          <table:table-cell office:value-type="float" office:value="761642.0"/>
          <table:table-cell office:value-type="float" office:value="740143.0"/>
          <table:table-cell office:value-type="float" office:value="550249.0"/>
          <table:table-cell office:value-type="float" office:value="37134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3.0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4602.0"/>
          <table:table-cell office:value-type="float" office:value="378237.0"/>
          <table:table-cell office:value-type="float" office:value="550249.0"/>
          <table:table-cell office:value-type="float" office:value="371343.0"/>
          <table:table-cell office:value-type="float" office:value="0.0"/>
          <table:table-cell office:value-type="float" office:value="0.0"/>
          <table:table-cell table:formula="of:=MIN([.$B380];[.$O380])" office:value-type="float"/>
          <table:table-cell table:formula="of:=MIN([.$C380];[.$P380])" office:value-type="float"/>
          <table:table-cell table:formula="of:=MIN([.$D380];[.$Q380])" office:value-type="float"/>
          <table:table-cell table:formula="of:=MIN([.$E380];[.$R380])" office:value-type="float"/>
          <table:table-cell table:formula="of:=MIN([.$F380];[.$S380])" office:value-type="float"/>
          <table:table-cell table:formula="of:=MIN([.$G380];[.$T380])" office:value-type="float"/>
          <table:table-cell table:formula="of:=MIN([.$H380];[.$U380])" office:value-type="float"/>
          <table:table-cell table:formula="of:=MIN([.$I380];[.$V380])" office:value-type="float"/>
          <table:table-cell table:formula="of:=MIN([.$J380])" office:value-type="float"/>
          <table:table-cell table:formula="of:=MIN([.$K380];[.$W380])" office:value-type="float"/>
          <table:table-cell table:formula="of:=MIN([.$L380];[.$X380])" office:value-type="float"/>
          <table:table-cell table:formula="of:=MIN([.$M380];[.$Y380])" office:value-type="float"/>
          <table:table-cell table:formula="of:=MIN([.$N380];[.$Z380])" office:value-type="float"/>
          <table:table-cell table:formula="of:=MEDIAN([.$B380];[.$O380])" office:value-type="float"/>
          <table:table-cell table:formula="of:=MEDIAN([.$C380];[.$P380])" office:value-type="float"/>
          <table:table-cell table:formula="of:=MEDIAN([.$D380];[.$Q380])" office:value-type="float"/>
          <table:table-cell table:formula="of:=MEDIAN([.$E380];[.$R380])" office:value-type="float"/>
          <table:table-cell table:formula="of:=MEDIAN([.$F380];[.$S380])" office:value-type="float"/>
          <table:table-cell table:formula="of:=MEDIAN([.$G380];[.$T380])" office:value-type="float"/>
          <table:table-cell table:formula="of:=MEDIAN([.$H380];[.$U380])" office:value-type="float"/>
          <table:table-cell table:formula="of:=MEDIAN([.$I380];[.$V380])" office:value-type="float"/>
          <table:table-cell table:formula="of:=MEDIAN([.$J380])" office:value-type="float"/>
          <table:table-cell table:formula="of:=MEDIAN([.$K380];[.$W380])" office:value-type="float"/>
          <table:table-cell table:formula="of:=MEDIAN([.$L380];[.$X380])" office:value-type="float"/>
          <table:table-cell table:formula="of:=MEDIAN([.$M380];[.$Y380])" office:value-type="float"/>
          <table:table-cell table:formula="of:=MEDIAN([.$N380];[.$Z380])" office:value-type="float"/>
          <table:table-cell table:formula="of:=MAX([.$B380];[.$O380])" office:value-type="float"/>
          <table:table-cell table:formula="of:=MAX([.$C380];[.$P380])" office:value-type="float"/>
          <table:table-cell table:formula="of:=MAX([.$D380];[.$Q380])" office:value-type="float"/>
          <table:table-cell table:formula="of:=MAX([.$E380];[.$R380])" office:value-type="float"/>
          <table:table-cell table:formula="of:=MAX([.$F380];[.$S380])" office:value-type="float"/>
          <table:table-cell table:formula="of:=MAX([.$G380];[.$T380])" office:value-type="float"/>
          <table:table-cell table:formula="of:=MAX([.$H380];[.$U380])" office:value-type="float"/>
          <table:table-cell table:formula="of:=MAX([.$I380];[.$V380])" office:value-type="float"/>
          <table:table-cell table:formula="of:=MAX([.$J380])" office:value-type="float"/>
          <table:table-cell table:formula="of:=MAX([.$K380];[.$W380])" office:value-type="float"/>
          <table:table-cell table:formula="of:=MAX([.$L380];[.$X380])" office:value-type="float"/>
          <table:table-cell table:formula="of:=MAX([.$M380];[.$Y380])" office:value-type="float"/>
          <table:table-cell table:formula="of:=MAX([.$N380];[.$Z380])" office:value-type="float"/>
        </table:table-row>
        <table:table-row table:style-name="ro1">
          <table:table-cell office:value-type="string">
            <text:p>p10.pddl/26</text:p>
          </table:table-cell>
          <table:table-cell office:value-type="float" office:value="300.0"/>
          <table:table-cell office:value-type="float" office:value="299.986"/>
          <table:table-cell office:value-type="float" office:value="292.0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198458.0"/>
          <table:table-cell office:value-type="float" office:value="920812.0"/>
          <table:table-cell office:value-type="float" office:value="901437.0"/>
          <table:table-cell office:value-type="float" office:value="571826.0"/>
          <table:table-cell office:value-type="float" office:value="38919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2.8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4709.0"/>
          <table:table-cell office:value-type="float" office:value="357722.0"/>
          <table:table-cell office:value-type="float" office:value="571826.0"/>
          <table:table-cell office:value-type="float" office:value="389198.0"/>
          <table:table-cell office:value-type="float" office:value="0.0"/>
          <table:table-cell office:value-type="float" office:value="0.0"/>
          <table:table-cell table:formula="of:=MIN([.$B381];[.$O381])" office:value-type="float"/>
          <table:table-cell table:formula="of:=MIN([.$C381];[.$P381])" office:value-type="float"/>
          <table:table-cell table:formula="of:=MIN([.$D381];[.$Q381])" office:value-type="float"/>
          <table:table-cell table:formula="of:=MIN([.$E381];[.$R381])" office:value-type="float"/>
          <table:table-cell table:formula="of:=MIN([.$F381];[.$S381])" office:value-type="float"/>
          <table:table-cell table:formula="of:=MIN([.$G381];[.$T381])" office:value-type="float"/>
          <table:table-cell table:formula="of:=MIN([.$H381];[.$U381])" office:value-type="float"/>
          <table:table-cell table:formula="of:=MIN([.$I381];[.$V381])" office:value-type="float"/>
          <table:table-cell table:formula="of:=MIN([.$J381])" office:value-type="float"/>
          <table:table-cell table:formula="of:=MIN([.$K381];[.$W381])" office:value-type="float"/>
          <table:table-cell table:formula="of:=MIN([.$L381];[.$X381])" office:value-type="float"/>
          <table:table-cell table:formula="of:=MIN([.$M381];[.$Y381])" office:value-type="float"/>
          <table:table-cell table:formula="of:=MIN([.$N381];[.$Z381])" office:value-type="float"/>
          <table:table-cell table:formula="of:=MEDIAN([.$B381];[.$O381])" office:value-type="float"/>
          <table:table-cell table:formula="of:=MEDIAN([.$C381];[.$P381])" office:value-type="float"/>
          <table:table-cell table:formula="of:=MEDIAN([.$D381];[.$Q381])" office:value-type="float"/>
          <table:table-cell table:formula="of:=MEDIAN([.$E381];[.$R381])" office:value-type="float"/>
          <table:table-cell table:formula="of:=MEDIAN([.$F381];[.$S381])" office:value-type="float"/>
          <table:table-cell table:formula="of:=MEDIAN([.$G381];[.$T381])" office:value-type="float"/>
          <table:table-cell table:formula="of:=MEDIAN([.$H381];[.$U381])" office:value-type="float"/>
          <table:table-cell table:formula="of:=MEDIAN([.$I381];[.$V381])" office:value-type="float"/>
          <table:table-cell table:formula="of:=MEDIAN([.$J381])" office:value-type="float"/>
          <table:table-cell table:formula="of:=MEDIAN([.$K381];[.$W381])" office:value-type="float"/>
          <table:table-cell table:formula="of:=MEDIAN([.$L381];[.$X381])" office:value-type="float"/>
          <table:table-cell table:formula="of:=MEDIAN([.$M381];[.$Y381])" office:value-type="float"/>
          <table:table-cell table:formula="of:=MEDIAN([.$N381];[.$Z381])" office:value-type="float"/>
          <table:table-cell table:formula="of:=MAX([.$B381];[.$O381])" office:value-type="float"/>
          <table:table-cell table:formula="of:=MAX([.$C381];[.$P381])" office:value-type="float"/>
          <table:table-cell table:formula="of:=MAX([.$D381];[.$Q381])" office:value-type="float"/>
          <table:table-cell table:formula="of:=MAX([.$E381];[.$R381])" office:value-type="float"/>
          <table:table-cell table:formula="of:=MAX([.$F381];[.$S381])" office:value-type="float"/>
          <table:table-cell table:formula="of:=MAX([.$G381];[.$T381])" office:value-type="float"/>
          <table:table-cell table:formula="of:=MAX([.$H381];[.$U381])" office:value-type="float"/>
          <table:table-cell table:formula="of:=MAX([.$I381];[.$V381])" office:value-type="float"/>
          <table:table-cell table:formula="of:=MAX([.$J381])" office:value-type="float"/>
          <table:table-cell table:formula="of:=MAX([.$K381];[.$W381])" office:value-type="float"/>
          <table:table-cell table:formula="of:=MAX([.$L381];[.$X381])" office:value-type="float"/>
          <table:table-cell table:formula="of:=MAX([.$M381];[.$Y381])" office:value-type="float"/>
          <table:table-cell table:formula="of:=MAX([.$N381];[.$Z381])" office:value-type="float"/>
        </table:table-row>
        <table:table-row table:style-name="ro1">
          <table:table-cell office:value-type="string">
            <text:p>p10.pddl/27</text:p>
          </table:table-cell>
          <table:table-cell office:value-type="float" office:value="300.0"/>
          <table:table-cell office:value-type="float" office:value="299.99"/>
          <table:table-cell office:value-type="float" office:value="291.82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96150.0"/>
          <table:table-cell office:value-type="float" office:value="942075.0"/>
          <table:table-cell office:value-type="float" office:value="913198.0"/>
          <table:table-cell office:value-type="float" office:value="593403.0"/>
          <table:table-cell office:value-type="float" office:value="40705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6"/>
          <table:table-cell office:value-type="float" office:value="292.5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199755.0"/>
          <table:table-cell office:value-type="float" office:value="273721.0"/>
          <table:table-cell office:value-type="float" office:value="593403.0"/>
          <table:table-cell office:value-type="float" office:value="407053.0"/>
          <table:table-cell office:value-type="float" office:value="0.0"/>
          <table:table-cell office:value-type="float" office:value="0.0"/>
          <table:table-cell table:formula="of:=MIN([.$B382];[.$O382])" office:value-type="float"/>
          <table:table-cell table:formula="of:=MIN([.$C382];[.$P382])" office:value-type="float"/>
          <table:table-cell table:formula="of:=MIN([.$D382];[.$Q382])" office:value-type="float"/>
          <table:table-cell table:formula="of:=MIN([.$E382];[.$R382])" office:value-type="float"/>
          <table:table-cell table:formula="of:=MIN([.$F382];[.$S382])" office:value-type="float"/>
          <table:table-cell table:formula="of:=MIN([.$G382];[.$T382])" office:value-type="float"/>
          <table:table-cell table:formula="of:=MIN([.$H382];[.$U382])" office:value-type="float"/>
          <table:table-cell table:formula="of:=MIN([.$I382];[.$V382])" office:value-type="float"/>
          <table:table-cell table:formula="of:=MIN([.$J382])" office:value-type="float"/>
          <table:table-cell table:formula="of:=MIN([.$K382];[.$W382])" office:value-type="float"/>
          <table:table-cell table:formula="of:=MIN([.$L382];[.$X382])" office:value-type="float"/>
          <table:table-cell table:formula="of:=MIN([.$M382];[.$Y382])" office:value-type="float"/>
          <table:table-cell table:formula="of:=MIN([.$N382];[.$Z382])" office:value-type="float"/>
          <table:table-cell table:formula="of:=MEDIAN([.$B382];[.$O382])" office:value-type="float"/>
          <table:table-cell table:formula="of:=MEDIAN([.$C382];[.$P382])" office:value-type="float"/>
          <table:table-cell table:formula="of:=MEDIAN([.$D382];[.$Q382])" office:value-type="float"/>
          <table:table-cell table:formula="of:=MEDIAN([.$E382];[.$R382])" office:value-type="float"/>
          <table:table-cell table:formula="of:=MEDIAN([.$F382];[.$S382])" office:value-type="float"/>
          <table:table-cell table:formula="of:=MEDIAN([.$G382];[.$T382])" office:value-type="float"/>
          <table:table-cell table:formula="of:=MEDIAN([.$H382];[.$U382])" office:value-type="float"/>
          <table:table-cell table:formula="of:=MEDIAN([.$I382];[.$V382])" office:value-type="float"/>
          <table:table-cell table:formula="of:=MEDIAN([.$J382])" office:value-type="float"/>
          <table:table-cell table:formula="of:=MEDIAN([.$K382];[.$W382])" office:value-type="float"/>
          <table:table-cell table:formula="of:=MEDIAN([.$L382];[.$X382])" office:value-type="float"/>
          <table:table-cell table:formula="of:=MEDIAN([.$M382];[.$Y382])" office:value-type="float"/>
          <table:table-cell table:formula="of:=MEDIAN([.$N382];[.$Z382])" office:value-type="float"/>
          <table:table-cell table:formula="of:=MAX([.$B382];[.$O382])" office:value-type="float"/>
          <table:table-cell table:formula="of:=MAX([.$C382];[.$P382])" office:value-type="float"/>
          <table:table-cell table:formula="of:=MAX([.$D382];[.$Q382])" office:value-type="float"/>
          <table:table-cell table:formula="of:=MAX([.$E382];[.$R382])" office:value-type="float"/>
          <table:table-cell table:formula="of:=MAX([.$F382];[.$S382])" office:value-type="float"/>
          <table:table-cell table:formula="of:=MAX([.$G382];[.$T382])" office:value-type="float"/>
          <table:table-cell table:formula="of:=MAX([.$H382];[.$U382])" office:value-type="float"/>
          <table:table-cell table:formula="of:=MAX([.$I382];[.$V382])" office:value-type="float"/>
          <table:table-cell table:formula="of:=MAX([.$J382])" office:value-type="float"/>
          <table:table-cell table:formula="of:=MAX([.$K382];[.$W382])" office:value-type="float"/>
          <table:table-cell table:formula="of:=MAX([.$L382];[.$X382])" office:value-type="float"/>
          <table:table-cell table:formula="of:=MAX([.$M382];[.$Y382])" office:value-type="float"/>
          <table:table-cell table:formula="of:=MAX([.$N382];[.$Z382])" office:value-type="float"/>
        </table:table-row>
        <table:table-row table:style-name="ro1">
          <table:table-cell office:value-type="string">
            <text:p>p10.pddl/28</text:p>
          </table:table-cell>
          <table:table-cell office:value-type="float" office:value="300.0"/>
          <table:table-cell office:value-type="float" office:value="299.985"/>
          <table:table-cell office:value-type="float" office:value="291.62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7909.0"/>
          <table:table-cell office:value-type="float" office:value="959742.0"/>
          <table:table-cell office:value-type="float" office:value="937691.0"/>
          <table:table-cell office:value-type="float" office:value="614980.0"/>
          <table:table-cell office:value-type="float" office:value="42490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3"/>
          <table:table-cell office:value-type="float" office:value="292.2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2692.0"/>
          <table:table-cell office:value-type="float" office:value="369485.0"/>
          <table:table-cell office:value-type="float" office:value="614980.0"/>
          <table:table-cell office:value-type="float" office:value="424908.0"/>
          <table:table-cell office:value-type="float" office:value="0.0"/>
          <table:table-cell office:value-type="float" office:value="0.0"/>
          <table:table-cell table:formula="of:=MIN([.$B383];[.$O383])" office:value-type="float"/>
          <table:table-cell table:formula="of:=MIN([.$C383];[.$P383])" office:value-type="float"/>
          <table:table-cell table:formula="of:=MIN([.$D383];[.$Q383])" office:value-type="float"/>
          <table:table-cell table:formula="of:=MIN([.$E383];[.$R383])" office:value-type="float"/>
          <table:table-cell table:formula="of:=MIN([.$F383];[.$S383])" office:value-type="float"/>
          <table:table-cell table:formula="of:=MIN([.$G383];[.$T383])" office:value-type="float"/>
          <table:table-cell table:formula="of:=MIN([.$H383];[.$U383])" office:value-type="float"/>
          <table:table-cell table:formula="of:=MIN([.$I383];[.$V383])" office:value-type="float"/>
          <table:table-cell table:formula="of:=MIN([.$J383])" office:value-type="float"/>
          <table:table-cell table:formula="of:=MIN([.$K383];[.$W383])" office:value-type="float"/>
          <table:table-cell table:formula="of:=MIN([.$L383];[.$X383])" office:value-type="float"/>
          <table:table-cell table:formula="of:=MIN([.$M383];[.$Y383])" office:value-type="float"/>
          <table:table-cell table:formula="of:=MIN([.$N383];[.$Z383])" office:value-type="float"/>
          <table:table-cell table:formula="of:=MEDIAN([.$B383];[.$O383])" office:value-type="float"/>
          <table:table-cell table:formula="of:=MEDIAN([.$C383];[.$P383])" office:value-type="float"/>
          <table:table-cell table:formula="of:=MEDIAN([.$D383];[.$Q383])" office:value-type="float"/>
          <table:table-cell table:formula="of:=MEDIAN([.$E383];[.$R383])" office:value-type="float"/>
          <table:table-cell table:formula="of:=MEDIAN([.$F383];[.$S383])" office:value-type="float"/>
          <table:table-cell table:formula="of:=MEDIAN([.$G383];[.$T383])" office:value-type="float"/>
          <table:table-cell table:formula="of:=MEDIAN([.$H383];[.$U383])" office:value-type="float"/>
          <table:table-cell table:formula="of:=MEDIAN([.$I383];[.$V383])" office:value-type="float"/>
          <table:table-cell table:formula="of:=MEDIAN([.$J383])" office:value-type="float"/>
          <table:table-cell table:formula="of:=MEDIAN([.$K383];[.$W383])" office:value-type="float"/>
          <table:table-cell table:formula="of:=MEDIAN([.$L383];[.$X383])" office:value-type="float"/>
          <table:table-cell table:formula="of:=MEDIAN([.$M383];[.$Y383])" office:value-type="float"/>
          <table:table-cell table:formula="of:=MEDIAN([.$N383];[.$Z383])" office:value-type="float"/>
          <table:table-cell table:formula="of:=MAX([.$B383];[.$O383])" office:value-type="float"/>
          <table:table-cell table:formula="of:=MAX([.$C383];[.$P383])" office:value-type="float"/>
          <table:table-cell table:formula="of:=MAX([.$D383];[.$Q383])" office:value-type="float"/>
          <table:table-cell table:formula="of:=MAX([.$E383];[.$R383])" office:value-type="float"/>
          <table:table-cell table:formula="of:=MAX([.$F383];[.$S383])" office:value-type="float"/>
          <table:table-cell table:formula="of:=MAX([.$G383];[.$T383])" office:value-type="float"/>
          <table:table-cell table:formula="of:=MAX([.$H383];[.$U383])" office:value-type="float"/>
          <table:table-cell table:formula="of:=MAX([.$I383];[.$V383])" office:value-type="float"/>
          <table:table-cell table:formula="of:=MAX([.$J383])" office:value-type="float"/>
          <table:table-cell table:formula="of:=MAX([.$K383];[.$W383])" office:value-type="float"/>
          <table:table-cell table:formula="of:=MAX([.$L383];[.$X383])" office:value-type="float"/>
          <table:table-cell table:formula="of:=MAX([.$M383];[.$Y383])" office:value-type="float"/>
          <table:table-cell table:formula="of:=MAX([.$N383];[.$Z383])" office:value-type="float"/>
        </table:table-row>
        <table:table-row table:style-name="ro1">
          <table:table-cell office:value-type="string">
            <text:p>p10.pddl/29</text:p>
          </table:table-cell>
          <table:table-cell office:value-type="float" office:value="300.0"/>
          <table:table-cell office:value-type="float" office:value="299.991"/>
          <table:table-cell office:value-type="float" office:value="291.2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03327.0"/>
          <table:table-cell office:value-type="float" office:value="934303.0"/>
          <table:table-cell office:value-type="float" office:value="900664.0"/>
          <table:table-cell office:value-type="float" office:value="636557.0"/>
          <table:table-cell office:value-type="float" office:value="44276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1.7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0183.0"/>
          <table:table-cell office:value-type="float" office:value="347564.0"/>
          <table:table-cell office:value-type="float" office:value="636557.0"/>
          <table:table-cell office:value-type="float" office:value="442763.0"/>
          <table:table-cell office:value-type="float" office:value="0.0"/>
          <table:table-cell office:value-type="float" office:value="0.0"/>
          <table:table-cell table:formula="of:=MIN([.$B384];[.$O384])" office:value-type="float"/>
          <table:table-cell table:formula="of:=MIN([.$C384];[.$P384])" office:value-type="float"/>
          <table:table-cell table:formula="of:=MIN([.$D384];[.$Q384])" office:value-type="float"/>
          <table:table-cell table:formula="of:=MIN([.$E384];[.$R384])" office:value-type="float"/>
          <table:table-cell table:formula="of:=MIN([.$F384];[.$S384])" office:value-type="float"/>
          <table:table-cell table:formula="of:=MIN([.$G384];[.$T384])" office:value-type="float"/>
          <table:table-cell table:formula="of:=MIN([.$H384];[.$U384])" office:value-type="float"/>
          <table:table-cell table:formula="of:=MIN([.$I384];[.$V384])" office:value-type="float"/>
          <table:table-cell table:formula="of:=MIN([.$J384])" office:value-type="float"/>
          <table:table-cell table:formula="of:=MIN([.$K384];[.$W384])" office:value-type="float"/>
          <table:table-cell table:formula="of:=MIN([.$L384];[.$X384])" office:value-type="float"/>
          <table:table-cell table:formula="of:=MIN([.$M384];[.$Y384])" office:value-type="float"/>
          <table:table-cell table:formula="of:=MIN([.$N384];[.$Z384])" office:value-type="float"/>
          <table:table-cell table:formula="of:=MEDIAN([.$B384];[.$O384])" office:value-type="float"/>
          <table:table-cell table:formula="of:=MEDIAN([.$C384];[.$P384])" office:value-type="float"/>
          <table:table-cell table:formula="of:=MEDIAN([.$D384];[.$Q384])" office:value-type="float"/>
          <table:table-cell table:formula="of:=MEDIAN([.$E384];[.$R384])" office:value-type="float"/>
          <table:table-cell table:formula="of:=MEDIAN([.$F384];[.$S384])" office:value-type="float"/>
          <table:table-cell table:formula="of:=MEDIAN([.$G384];[.$T384])" office:value-type="float"/>
          <table:table-cell table:formula="of:=MEDIAN([.$H384];[.$U384])" office:value-type="float"/>
          <table:table-cell table:formula="of:=MEDIAN([.$I384];[.$V384])" office:value-type="float"/>
          <table:table-cell table:formula="of:=MEDIAN([.$J384])" office:value-type="float"/>
          <table:table-cell table:formula="of:=MEDIAN([.$K384];[.$W384])" office:value-type="float"/>
          <table:table-cell table:formula="of:=MEDIAN([.$L384];[.$X384])" office:value-type="float"/>
          <table:table-cell table:formula="of:=MEDIAN([.$M384];[.$Y384])" office:value-type="float"/>
          <table:table-cell table:formula="of:=MEDIAN([.$N384];[.$Z384])" office:value-type="float"/>
          <table:table-cell table:formula="of:=MAX([.$B384];[.$O384])" office:value-type="float"/>
          <table:table-cell table:formula="of:=MAX([.$C384];[.$P384])" office:value-type="float"/>
          <table:table-cell table:formula="of:=MAX([.$D384];[.$Q384])" office:value-type="float"/>
          <table:table-cell table:formula="of:=MAX([.$E384];[.$R384])" office:value-type="float"/>
          <table:table-cell table:formula="of:=MAX([.$F384];[.$S384])" office:value-type="float"/>
          <table:table-cell table:formula="of:=MAX([.$G384];[.$T384])" office:value-type="float"/>
          <table:table-cell table:formula="of:=MAX([.$H384];[.$U384])" office:value-type="float"/>
          <table:table-cell table:formula="of:=MAX([.$I384];[.$V384])" office:value-type="float"/>
          <table:table-cell table:formula="of:=MAX([.$J384])" office:value-type="float"/>
          <table:table-cell table:formula="of:=MAX([.$K384];[.$W384])" office:value-type="float"/>
          <table:table-cell table:formula="of:=MAX([.$L384];[.$X384])" office:value-type="float"/>
          <table:table-cell table:formula="of:=MAX([.$M384];[.$Y384])" office:value-type="float"/>
          <table:table-cell table:formula="of:=MAX([.$N384];[.$Z384])" office:value-type="float"/>
        </table:table-row>
        <table:table-row table:style-name="ro1">
          <table:table-cell office:value-type="string">
            <text:p>p10.pddl/3</text:p>
          </table:table-cell>
          <table:table-cell office:value-type="float" office:value="1.0902"/>
          <table:table-cell office:value-type="float" office:value="1.0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5555.0"/>
          <table:table-cell office:value-type="float" office:value="1098.0"/>
          <table:table-cell office:value-type="float" office:value="0.0"/>
          <table:table-cell office:value-type="float" office:value="0.0"/>
          <table:table-cell office:value-type="float" office:value="0.942456"/>
          <table:table-cell office:value-type="float" office:value="0.8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75555.0"/>
          <table:table-cell office:value-type="float" office:value="1098.0"/>
          <table:table-cell office:value-type="float" office:value="0.0"/>
          <table:table-cell office:value-type="float" office:value="0.0"/>
          <table:table-cell table:formula="of:=MIN([.$B385];[.$O385])" office:value-type="float"/>
          <table:table-cell table:formula="of:=MIN([.$C385];[.$P385])" office:value-type="float"/>
          <table:table-cell table:formula="of:=MIN([.$D385];[.$Q385])" office:value-type="float"/>
          <table:table-cell table:formula="of:=MIN([.$E385];[.$R385])" office:value-type="float"/>
          <table:table-cell table:formula="of:=MIN([.$F385];[.$S385])" office:value-type="float"/>
          <table:table-cell table:formula="of:=MIN([.$G385];[.$T385])" office:value-type="float"/>
          <table:table-cell table:formula="of:=MIN([.$H385];[.$U385])" office:value-type="float"/>
          <table:table-cell table:formula="of:=MIN([.$I385];[.$V385])" office:value-type="float"/>
          <table:table-cell table:formula="of:=MIN([.$J385])" office:value-type="float"/>
          <table:table-cell table:formula="of:=MIN([.$K385];[.$W385])" office:value-type="float"/>
          <table:table-cell table:formula="of:=MIN([.$L385];[.$X385])" office:value-type="float"/>
          <table:table-cell table:formula="of:=MIN([.$M385];[.$Y385])" office:value-type="float"/>
          <table:table-cell table:formula="of:=MIN([.$N385];[.$Z385])" office:value-type="float"/>
          <table:table-cell table:formula="of:=MEDIAN([.$B385];[.$O385])" office:value-type="float"/>
          <table:table-cell table:formula="of:=MEDIAN([.$C385];[.$P385])" office:value-type="float"/>
          <table:table-cell table:formula="of:=MEDIAN([.$D385];[.$Q385])" office:value-type="float"/>
          <table:table-cell table:formula="of:=MEDIAN([.$E385];[.$R385])" office:value-type="float"/>
          <table:table-cell table:formula="of:=MEDIAN([.$F385];[.$S385])" office:value-type="float"/>
          <table:table-cell table:formula="of:=MEDIAN([.$G385];[.$T385])" office:value-type="float"/>
          <table:table-cell table:formula="of:=MEDIAN([.$H385];[.$U385])" office:value-type="float"/>
          <table:table-cell table:formula="of:=MEDIAN([.$I385];[.$V385])" office:value-type="float"/>
          <table:table-cell table:formula="of:=MEDIAN([.$J385])" office:value-type="float"/>
          <table:table-cell table:formula="of:=MEDIAN([.$K385];[.$W385])" office:value-type="float"/>
          <table:table-cell table:formula="of:=MEDIAN([.$L385];[.$X385])" office:value-type="float"/>
          <table:table-cell table:formula="of:=MEDIAN([.$M385];[.$Y385])" office:value-type="float"/>
          <table:table-cell table:formula="of:=MEDIAN([.$N385];[.$Z385])" office:value-type="float"/>
          <table:table-cell table:formula="of:=MAX([.$B385];[.$O385])" office:value-type="float"/>
          <table:table-cell table:formula="of:=MAX([.$C385];[.$P385])" office:value-type="float"/>
          <table:table-cell table:formula="of:=MAX([.$D385];[.$Q385])" office:value-type="float"/>
          <table:table-cell table:formula="of:=MAX([.$E385];[.$R385])" office:value-type="float"/>
          <table:table-cell table:formula="of:=MAX([.$F385];[.$S385])" office:value-type="float"/>
          <table:table-cell table:formula="of:=MAX([.$G385];[.$T385])" office:value-type="float"/>
          <table:table-cell table:formula="of:=MAX([.$H385];[.$U385])" office:value-type="float"/>
          <table:table-cell table:formula="of:=MAX([.$I385];[.$V385])" office:value-type="float"/>
          <table:table-cell table:formula="of:=MAX([.$J385])" office:value-type="float"/>
          <table:table-cell table:formula="of:=MAX([.$K385];[.$W385])" office:value-type="float"/>
          <table:table-cell table:formula="of:=MAX([.$L385];[.$X385])" office:value-type="float"/>
          <table:table-cell table:formula="of:=MAX([.$M385];[.$Y385])" office:value-type="float"/>
          <table:table-cell table:formula="of:=MAX([.$N385];[.$Z385])" office:value-type="float"/>
        </table:table-row>
        <table:table-row table:style-name="ro1">
          <table:table-cell office:value-type="string">
            <text:p>p10.pddl/30</text:p>
          </table:table-cell>
          <table:table-cell office:value-type="float" office:value="300.0"/>
          <table:table-cell office:value-type="float" office:value="299.982"/>
          <table:table-cell office:value-type="float" office:value="291.0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00714.0"/>
          <table:table-cell office:value-type="float" office:value="1298080.0"/>
          <table:table-cell office:value-type="float" office:value="1268176.0"/>
          <table:table-cell office:value-type="float" office:value="658134.0"/>
          <table:table-cell office:value-type="float" office:value="46061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1.6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26868.0"/>
          <table:table-cell office:value-type="float" office:value="302868.0"/>
          <table:table-cell office:value-type="float" office:value="658134.0"/>
          <table:table-cell office:value-type="float" office:value="460618.0"/>
          <table:table-cell office:value-type="float" office:value="0.0"/>
          <table:table-cell office:value-type="float" office:value="0.0"/>
          <table:table-cell table:formula="of:=MIN([.$B386];[.$O386])" office:value-type="float"/>
          <table:table-cell table:formula="of:=MIN([.$C386];[.$P386])" office:value-type="float"/>
          <table:table-cell table:formula="of:=MIN([.$D386];[.$Q386])" office:value-type="float"/>
          <table:table-cell table:formula="of:=MIN([.$E386];[.$R386])" office:value-type="float"/>
          <table:table-cell table:formula="of:=MIN([.$F386];[.$S386])" office:value-type="float"/>
          <table:table-cell table:formula="of:=MIN([.$G386];[.$T386])" office:value-type="float"/>
          <table:table-cell table:formula="of:=MIN([.$H386];[.$U386])" office:value-type="float"/>
          <table:table-cell table:formula="of:=MIN([.$I386];[.$V386])" office:value-type="float"/>
          <table:table-cell table:formula="of:=MIN([.$J386])" office:value-type="float"/>
          <table:table-cell table:formula="of:=MIN([.$K386];[.$W386])" office:value-type="float"/>
          <table:table-cell table:formula="of:=MIN([.$L386];[.$X386])" office:value-type="float"/>
          <table:table-cell table:formula="of:=MIN([.$M386];[.$Y386])" office:value-type="float"/>
          <table:table-cell table:formula="of:=MIN([.$N386];[.$Z386])" office:value-type="float"/>
          <table:table-cell table:formula="of:=MEDIAN([.$B386];[.$O386])" office:value-type="float"/>
          <table:table-cell table:formula="of:=MEDIAN([.$C386];[.$P386])" office:value-type="float"/>
          <table:table-cell table:formula="of:=MEDIAN([.$D386];[.$Q386])" office:value-type="float"/>
          <table:table-cell table:formula="of:=MEDIAN([.$E386];[.$R386])" office:value-type="float"/>
          <table:table-cell table:formula="of:=MEDIAN([.$F386];[.$S386])" office:value-type="float"/>
          <table:table-cell table:formula="of:=MEDIAN([.$G386];[.$T386])" office:value-type="float"/>
          <table:table-cell table:formula="of:=MEDIAN([.$H386];[.$U386])" office:value-type="float"/>
          <table:table-cell table:formula="of:=MEDIAN([.$I386];[.$V386])" office:value-type="float"/>
          <table:table-cell table:formula="of:=MEDIAN([.$J386])" office:value-type="float"/>
          <table:table-cell table:formula="of:=MEDIAN([.$K386];[.$W386])" office:value-type="float"/>
          <table:table-cell table:formula="of:=MEDIAN([.$L386];[.$X386])" office:value-type="float"/>
          <table:table-cell table:formula="of:=MEDIAN([.$M386];[.$Y386])" office:value-type="float"/>
          <table:table-cell table:formula="of:=MEDIAN([.$N386];[.$Z386])" office:value-type="float"/>
          <table:table-cell table:formula="of:=MAX([.$B386];[.$O386])" office:value-type="float"/>
          <table:table-cell table:formula="of:=MAX([.$C386];[.$P386])" office:value-type="float"/>
          <table:table-cell table:formula="of:=MAX([.$D386];[.$Q386])" office:value-type="float"/>
          <table:table-cell table:formula="of:=MAX([.$E386];[.$R386])" office:value-type="float"/>
          <table:table-cell table:formula="of:=MAX([.$F386];[.$S386])" office:value-type="float"/>
          <table:table-cell table:formula="of:=MAX([.$G386];[.$T386])" office:value-type="float"/>
          <table:table-cell table:formula="of:=MAX([.$H386];[.$U386])" office:value-type="float"/>
          <table:table-cell table:formula="of:=MAX([.$I386];[.$V386])" office:value-type="float"/>
          <table:table-cell table:formula="of:=MAX([.$J386])" office:value-type="float"/>
          <table:table-cell table:formula="of:=MAX([.$K386];[.$W386])" office:value-type="float"/>
          <table:table-cell table:formula="of:=MAX([.$L386];[.$X386])" office:value-type="float"/>
          <table:table-cell table:formula="of:=MAX([.$M386];[.$Y386])" office:value-type="float"/>
          <table:table-cell table:formula="of:=MAX([.$N386];[.$Z386])" office:value-type="float"/>
        </table:table-row>
        <table:table-row table:style-name="ro1">
          <table:table-cell office:value-type="string">
            <text:p>p10.pddl/31</text:p>
          </table:table-cell>
          <table:table-cell office:value-type="float" office:value="300.0"/>
          <table:table-cell office:value-type="float" office:value="299.986"/>
          <table:table-cell office:value-type="float" office:value="290.59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9852.0"/>
          <table:table-cell office:value-type="float" office:value="1000699.0"/>
          <table:table-cell office:value-type="float" office:value="979191.0"/>
          <table:table-cell office:value-type="float" office:value="679711.0"/>
          <table:table-cell office:value-type="float" office:value="47847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1.3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9161.0"/>
          <table:table-cell office:value-type="float" office:value="359945.0"/>
          <table:table-cell office:value-type="float" office:value="679711.0"/>
          <table:table-cell office:value-type="float" office:value="478473.0"/>
          <table:table-cell office:value-type="float" office:value="0.0"/>
          <table:table-cell office:value-type="float" office:value="0.0"/>
          <table:table-cell table:formula="of:=MIN([.$B387];[.$O387])" office:value-type="float"/>
          <table:table-cell table:formula="of:=MIN([.$C387];[.$P387])" office:value-type="float"/>
          <table:table-cell table:formula="of:=MIN([.$D387];[.$Q387])" office:value-type="float"/>
          <table:table-cell table:formula="of:=MIN([.$E387];[.$R387])" office:value-type="float"/>
          <table:table-cell table:formula="of:=MIN([.$F387];[.$S387])" office:value-type="float"/>
          <table:table-cell table:formula="of:=MIN([.$G387];[.$T387])" office:value-type="float"/>
          <table:table-cell table:formula="of:=MIN([.$H387];[.$U387])" office:value-type="float"/>
          <table:table-cell table:formula="of:=MIN([.$I387];[.$V387])" office:value-type="float"/>
          <table:table-cell table:formula="of:=MIN([.$J387])" office:value-type="float"/>
          <table:table-cell table:formula="of:=MIN([.$K387];[.$W387])" office:value-type="float"/>
          <table:table-cell table:formula="of:=MIN([.$L387];[.$X387])" office:value-type="float"/>
          <table:table-cell table:formula="of:=MIN([.$M387];[.$Y387])" office:value-type="float"/>
          <table:table-cell table:formula="of:=MIN([.$N387];[.$Z387])" office:value-type="float"/>
          <table:table-cell table:formula="of:=MEDIAN([.$B387];[.$O387])" office:value-type="float"/>
          <table:table-cell table:formula="of:=MEDIAN([.$C387];[.$P387])" office:value-type="float"/>
          <table:table-cell table:formula="of:=MEDIAN([.$D387];[.$Q387])" office:value-type="float"/>
          <table:table-cell table:formula="of:=MEDIAN([.$E387];[.$R387])" office:value-type="float"/>
          <table:table-cell table:formula="of:=MEDIAN([.$F387];[.$S387])" office:value-type="float"/>
          <table:table-cell table:formula="of:=MEDIAN([.$G387];[.$T387])" office:value-type="float"/>
          <table:table-cell table:formula="of:=MEDIAN([.$H387];[.$U387])" office:value-type="float"/>
          <table:table-cell table:formula="of:=MEDIAN([.$I387];[.$V387])" office:value-type="float"/>
          <table:table-cell table:formula="of:=MEDIAN([.$J387])" office:value-type="float"/>
          <table:table-cell table:formula="of:=MEDIAN([.$K387];[.$W387])" office:value-type="float"/>
          <table:table-cell table:formula="of:=MEDIAN([.$L387];[.$X387])" office:value-type="float"/>
          <table:table-cell table:formula="of:=MEDIAN([.$M387];[.$Y387])" office:value-type="float"/>
          <table:table-cell table:formula="of:=MEDIAN([.$N387];[.$Z387])" office:value-type="float"/>
          <table:table-cell table:formula="of:=MAX([.$B387];[.$O387])" office:value-type="float"/>
          <table:table-cell table:formula="of:=MAX([.$C387];[.$P387])" office:value-type="float"/>
          <table:table-cell table:formula="of:=MAX([.$D387];[.$Q387])" office:value-type="float"/>
          <table:table-cell table:formula="of:=MAX([.$E387];[.$R387])" office:value-type="float"/>
          <table:table-cell table:formula="of:=MAX([.$F387];[.$S387])" office:value-type="float"/>
          <table:table-cell table:formula="of:=MAX([.$G387];[.$T387])" office:value-type="float"/>
          <table:table-cell table:formula="of:=MAX([.$H387];[.$U387])" office:value-type="float"/>
          <table:table-cell table:formula="of:=MAX([.$I387];[.$V387])" office:value-type="float"/>
          <table:table-cell table:formula="of:=MAX([.$J387])" office:value-type="float"/>
          <table:table-cell table:formula="of:=MAX([.$K387];[.$W387])" office:value-type="float"/>
          <table:table-cell table:formula="of:=MAX([.$L387];[.$X387])" office:value-type="float"/>
          <table:table-cell table:formula="of:=MAX([.$M387];[.$Y387])" office:value-type="float"/>
          <table:table-cell table:formula="of:=MAX([.$N387];[.$Z387])" office:value-type="float"/>
        </table:table-row>
        <table:table-row table:style-name="ro1">
          <table:table-cell office:value-type="string">
            <text:p>p10.pddl/32</text:p>
          </table:table-cell>
          <table:table-cell office:value-type="float" office:value="300.0"/>
          <table:table-cell office:value-type="float" office:value="299.985"/>
          <table:table-cell office:value-type="float" office:value="290.34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54838.0"/>
          <table:table-cell office:value-type="float" office:value="1207635.0"/>
          <table:table-cell office:value-type="float" office:value="1176093.0"/>
          <table:table-cell office:value-type="float" office:value="701288.0"/>
          <table:table-cell office:value-type="float" office:value="49632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0.8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01476.0"/>
          <table:table-cell office:value-type="float" office:value="267458.0"/>
          <table:table-cell office:value-type="float" office:value="701288.0"/>
          <table:table-cell office:value-type="float" office:value="496328.0"/>
          <table:table-cell office:value-type="float" office:value="0.0"/>
          <table:table-cell office:value-type="float" office:value="0.0"/>
          <table:table-cell table:formula="of:=MIN([.$B388];[.$O388])" office:value-type="float"/>
          <table:table-cell table:formula="of:=MIN([.$C388];[.$P388])" office:value-type="float"/>
          <table:table-cell table:formula="of:=MIN([.$D388];[.$Q388])" office:value-type="float"/>
          <table:table-cell table:formula="of:=MIN([.$E388];[.$R388])" office:value-type="float"/>
          <table:table-cell table:formula="of:=MIN([.$F388];[.$S388])" office:value-type="float"/>
          <table:table-cell table:formula="of:=MIN([.$G388];[.$T388])" office:value-type="float"/>
          <table:table-cell table:formula="of:=MIN([.$H388];[.$U388])" office:value-type="float"/>
          <table:table-cell table:formula="of:=MIN([.$I388];[.$V388])" office:value-type="float"/>
          <table:table-cell table:formula="of:=MIN([.$J388])" office:value-type="float"/>
          <table:table-cell table:formula="of:=MIN([.$K388];[.$W388])" office:value-type="float"/>
          <table:table-cell table:formula="of:=MIN([.$L388];[.$X388])" office:value-type="float"/>
          <table:table-cell table:formula="of:=MIN([.$M388];[.$Y388])" office:value-type="float"/>
          <table:table-cell table:formula="of:=MIN([.$N388];[.$Z388])" office:value-type="float"/>
          <table:table-cell table:formula="of:=MEDIAN([.$B388];[.$O388])" office:value-type="float"/>
          <table:table-cell table:formula="of:=MEDIAN([.$C388];[.$P388])" office:value-type="float"/>
          <table:table-cell table:formula="of:=MEDIAN([.$D388];[.$Q388])" office:value-type="float"/>
          <table:table-cell table:formula="of:=MEDIAN([.$E388];[.$R388])" office:value-type="float"/>
          <table:table-cell table:formula="of:=MEDIAN([.$F388];[.$S388])" office:value-type="float"/>
          <table:table-cell table:formula="of:=MEDIAN([.$G388];[.$T388])" office:value-type="float"/>
          <table:table-cell table:formula="of:=MEDIAN([.$H388];[.$U388])" office:value-type="float"/>
          <table:table-cell table:formula="of:=MEDIAN([.$I388];[.$V388])" office:value-type="float"/>
          <table:table-cell table:formula="of:=MEDIAN([.$J388])" office:value-type="float"/>
          <table:table-cell table:formula="of:=MEDIAN([.$K388];[.$W388])" office:value-type="float"/>
          <table:table-cell table:formula="of:=MEDIAN([.$L388];[.$X388])" office:value-type="float"/>
          <table:table-cell table:formula="of:=MEDIAN([.$M388];[.$Y388])" office:value-type="float"/>
          <table:table-cell table:formula="of:=MEDIAN([.$N388];[.$Z388])" office:value-type="float"/>
          <table:table-cell table:formula="of:=MAX([.$B388];[.$O388])" office:value-type="float"/>
          <table:table-cell table:formula="of:=MAX([.$C388];[.$P388])" office:value-type="float"/>
          <table:table-cell table:formula="of:=MAX([.$D388];[.$Q388])" office:value-type="float"/>
          <table:table-cell table:formula="of:=MAX([.$E388];[.$R388])" office:value-type="float"/>
          <table:table-cell table:formula="of:=MAX([.$F388];[.$S388])" office:value-type="float"/>
          <table:table-cell table:formula="of:=MAX([.$G388];[.$T388])" office:value-type="float"/>
          <table:table-cell table:formula="of:=MAX([.$H388];[.$U388])" office:value-type="float"/>
          <table:table-cell table:formula="of:=MAX([.$I388];[.$V388])" office:value-type="float"/>
          <table:table-cell table:formula="of:=MAX([.$J388])" office:value-type="float"/>
          <table:table-cell table:formula="of:=MAX([.$K388];[.$W388])" office:value-type="float"/>
          <table:table-cell table:formula="of:=MAX([.$L388];[.$X388])" office:value-type="float"/>
          <table:table-cell table:formula="of:=MAX([.$M388];[.$Y388])" office:value-type="float"/>
          <table:table-cell table:formula="of:=MAX([.$N388];[.$Z388])" office:value-type="float"/>
        </table:table-row>
        <table:table-row table:style-name="ro1">
          <table:table-cell office:value-type="string">
            <text:p>p10.pddl/33</text:p>
          </table:table-cell>
          <table:table-cell office:value-type="float" office:value="300.0"/>
          <table:table-cell office:value-type="float" office:value="299.988"/>
          <table:table-cell office:value-type="float" office:value="290.15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5951.0"/>
          <table:table-cell office:value-type="float" office:value="1312874.0"/>
          <table:table-cell office:value-type="float" office:value="1293623.0"/>
          <table:table-cell office:value-type="float" office:value="722865.0"/>
          <table:table-cell office:value-type="float" office:value="51418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0.9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04172.0"/>
          <table:table-cell office:value-type="float" office:value="279565.0"/>
          <table:table-cell office:value-type="float" office:value="722865.0"/>
          <table:table-cell office:value-type="float" office:value="514183.0"/>
          <table:table-cell office:value-type="float" office:value="0.0"/>
          <table:table-cell office:value-type="float" office:value="0.0"/>
          <table:table-cell table:formula="of:=MIN([.$B389];[.$O389])" office:value-type="float"/>
          <table:table-cell table:formula="of:=MIN([.$C389];[.$P389])" office:value-type="float"/>
          <table:table-cell table:formula="of:=MIN([.$D389];[.$Q389])" office:value-type="float"/>
          <table:table-cell table:formula="of:=MIN([.$E389];[.$R389])" office:value-type="float"/>
          <table:table-cell table:formula="of:=MIN([.$F389];[.$S389])" office:value-type="float"/>
          <table:table-cell table:formula="of:=MIN([.$G389];[.$T389])" office:value-type="float"/>
          <table:table-cell table:formula="of:=MIN([.$H389];[.$U389])" office:value-type="float"/>
          <table:table-cell table:formula="of:=MIN([.$I389];[.$V389])" office:value-type="float"/>
          <table:table-cell table:formula="of:=MIN([.$J389])" office:value-type="float"/>
          <table:table-cell table:formula="of:=MIN([.$K389];[.$W389])" office:value-type="float"/>
          <table:table-cell table:formula="of:=MIN([.$L389];[.$X389])" office:value-type="float"/>
          <table:table-cell table:formula="of:=MIN([.$M389];[.$Y389])" office:value-type="float"/>
          <table:table-cell table:formula="of:=MIN([.$N389];[.$Z389])" office:value-type="float"/>
          <table:table-cell table:formula="of:=MEDIAN([.$B389];[.$O389])" office:value-type="float"/>
          <table:table-cell table:formula="of:=MEDIAN([.$C389];[.$P389])" office:value-type="float"/>
          <table:table-cell table:formula="of:=MEDIAN([.$D389];[.$Q389])" office:value-type="float"/>
          <table:table-cell table:formula="of:=MEDIAN([.$E389];[.$R389])" office:value-type="float"/>
          <table:table-cell table:formula="of:=MEDIAN([.$F389];[.$S389])" office:value-type="float"/>
          <table:table-cell table:formula="of:=MEDIAN([.$G389];[.$T389])" office:value-type="float"/>
          <table:table-cell table:formula="of:=MEDIAN([.$H389];[.$U389])" office:value-type="float"/>
          <table:table-cell table:formula="of:=MEDIAN([.$I389];[.$V389])" office:value-type="float"/>
          <table:table-cell table:formula="of:=MEDIAN([.$J389])" office:value-type="float"/>
          <table:table-cell table:formula="of:=MEDIAN([.$K389];[.$W389])" office:value-type="float"/>
          <table:table-cell table:formula="of:=MEDIAN([.$L389];[.$X389])" office:value-type="float"/>
          <table:table-cell table:formula="of:=MEDIAN([.$M389];[.$Y389])" office:value-type="float"/>
          <table:table-cell table:formula="of:=MEDIAN([.$N389];[.$Z389])" office:value-type="float"/>
          <table:table-cell table:formula="of:=MAX([.$B389];[.$O389])" office:value-type="float"/>
          <table:table-cell table:formula="of:=MAX([.$C389];[.$P389])" office:value-type="float"/>
          <table:table-cell table:formula="of:=MAX([.$D389];[.$Q389])" office:value-type="float"/>
          <table:table-cell table:formula="of:=MAX([.$E389];[.$R389])" office:value-type="float"/>
          <table:table-cell table:formula="of:=MAX([.$F389];[.$S389])" office:value-type="float"/>
          <table:table-cell table:formula="of:=MAX([.$G389];[.$T389])" office:value-type="float"/>
          <table:table-cell table:formula="of:=MAX([.$H389];[.$U389])" office:value-type="float"/>
          <table:table-cell table:formula="of:=MAX([.$I389];[.$V389])" office:value-type="float"/>
          <table:table-cell table:formula="of:=MAX([.$J389])" office:value-type="float"/>
          <table:table-cell table:formula="of:=MAX([.$K389];[.$W389])" office:value-type="float"/>
          <table:table-cell table:formula="of:=MAX([.$L389];[.$X389])" office:value-type="float"/>
          <table:table-cell table:formula="of:=MAX([.$M389];[.$Y389])" office:value-type="float"/>
          <table:table-cell table:formula="of:=MAX([.$N389];[.$Z389])" office:value-type="float"/>
        </table:table-row>
        <table:table-row table:style-name="ro1">
          <table:table-cell office:value-type="string">
            <text:p>p10.pddl/34</text:p>
          </table:table-cell>
          <table:table-cell office:value-type="float" office:value="300.0"/>
          <table:table-cell office:value-type="float" office:value="299.988"/>
          <table:table-cell office:value-type="float" office:value="289.66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6110.0"/>
          <table:table-cell office:value-type="float" office:value="1078097.0"/>
          <table:table-cell office:value-type="float" office:value="1052757.0"/>
          <table:table-cell office:value-type="float" office:value="744442.0"/>
          <table:table-cell office:value-type="float" office:value="53203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0.5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4423.0"/>
          <table:table-cell office:value-type="float" office:value="322669.0"/>
          <table:table-cell office:value-type="float" office:value="744442.0"/>
          <table:table-cell office:value-type="float" office:value="532038.0"/>
          <table:table-cell office:value-type="float" office:value="0.0"/>
          <table:table-cell office:value-type="float" office:value="0.0"/>
          <table:table-cell table:formula="of:=MIN([.$B390];[.$O390])" office:value-type="float"/>
          <table:table-cell table:formula="of:=MIN([.$C390];[.$P390])" office:value-type="float"/>
          <table:table-cell table:formula="of:=MIN([.$D390];[.$Q390])" office:value-type="float"/>
          <table:table-cell table:formula="of:=MIN([.$E390];[.$R390])" office:value-type="float"/>
          <table:table-cell table:formula="of:=MIN([.$F390];[.$S390])" office:value-type="float"/>
          <table:table-cell table:formula="of:=MIN([.$G390];[.$T390])" office:value-type="float"/>
          <table:table-cell table:formula="of:=MIN([.$H390];[.$U390])" office:value-type="float"/>
          <table:table-cell table:formula="of:=MIN([.$I390];[.$V390])" office:value-type="float"/>
          <table:table-cell table:formula="of:=MIN([.$J390])" office:value-type="float"/>
          <table:table-cell table:formula="of:=MIN([.$K390];[.$W390])" office:value-type="float"/>
          <table:table-cell table:formula="of:=MIN([.$L390];[.$X390])" office:value-type="float"/>
          <table:table-cell table:formula="of:=MIN([.$M390];[.$Y390])" office:value-type="float"/>
          <table:table-cell table:formula="of:=MIN([.$N390];[.$Z390])" office:value-type="float"/>
          <table:table-cell table:formula="of:=MEDIAN([.$B390];[.$O390])" office:value-type="float"/>
          <table:table-cell table:formula="of:=MEDIAN([.$C390];[.$P390])" office:value-type="float"/>
          <table:table-cell table:formula="of:=MEDIAN([.$D390];[.$Q390])" office:value-type="float"/>
          <table:table-cell table:formula="of:=MEDIAN([.$E390];[.$R390])" office:value-type="float"/>
          <table:table-cell table:formula="of:=MEDIAN([.$F390];[.$S390])" office:value-type="float"/>
          <table:table-cell table:formula="of:=MEDIAN([.$G390];[.$T390])" office:value-type="float"/>
          <table:table-cell table:formula="of:=MEDIAN([.$H390];[.$U390])" office:value-type="float"/>
          <table:table-cell table:formula="of:=MEDIAN([.$I390];[.$V390])" office:value-type="float"/>
          <table:table-cell table:formula="of:=MEDIAN([.$J390])" office:value-type="float"/>
          <table:table-cell table:formula="of:=MEDIAN([.$K390];[.$W390])" office:value-type="float"/>
          <table:table-cell table:formula="of:=MEDIAN([.$L390];[.$X390])" office:value-type="float"/>
          <table:table-cell table:formula="of:=MEDIAN([.$M390];[.$Y390])" office:value-type="float"/>
          <table:table-cell table:formula="of:=MEDIAN([.$N390];[.$Z390])" office:value-type="float"/>
          <table:table-cell table:formula="of:=MAX([.$B390];[.$O390])" office:value-type="float"/>
          <table:table-cell table:formula="of:=MAX([.$C390];[.$P390])" office:value-type="float"/>
          <table:table-cell table:formula="of:=MAX([.$D390];[.$Q390])" office:value-type="float"/>
          <table:table-cell table:formula="of:=MAX([.$E390];[.$R390])" office:value-type="float"/>
          <table:table-cell table:formula="of:=MAX([.$F390];[.$S390])" office:value-type="float"/>
          <table:table-cell table:formula="of:=MAX([.$G390];[.$T390])" office:value-type="float"/>
          <table:table-cell table:formula="of:=MAX([.$H390];[.$U390])" office:value-type="float"/>
          <table:table-cell table:formula="of:=MAX([.$I390];[.$V390])" office:value-type="float"/>
          <table:table-cell table:formula="of:=MAX([.$J390])" office:value-type="float"/>
          <table:table-cell table:formula="of:=MAX([.$K390];[.$W390])" office:value-type="float"/>
          <table:table-cell table:formula="of:=MAX([.$L390];[.$X390])" office:value-type="float"/>
          <table:table-cell table:formula="of:=MAX([.$M390];[.$Y390])" office:value-type="float"/>
          <table:table-cell table:formula="of:=MAX([.$N390];[.$Z390])" office:value-type="float"/>
        </table:table-row>
        <table:table-row table:style-name="ro1">
          <table:table-cell office:value-type="string">
            <text:p>p10.pddl/35</text:p>
          </table:table-cell>
          <table:table-cell office:value-type="float" office:value="300.0"/>
          <table:table-cell office:value-type="float" office:value="299.982"/>
          <table:table-cell office:value-type="float" office:value="289.47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52982.0"/>
          <table:table-cell office:value-type="float" office:value="1352779.0"/>
          <table:table-cell office:value-type="float" office:value="1323072.0"/>
          <table:table-cell office:value-type="float" office:value="766019.0"/>
          <table:table-cell office:value-type="float" office:value="54989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0.3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0458.0"/>
          <table:table-cell office:value-type="float" office:value="292137.0"/>
          <table:table-cell office:value-type="float" office:value="766019.0"/>
          <table:table-cell office:value-type="float" office:value="549893.0"/>
          <table:table-cell office:value-type="float" office:value="0.0"/>
          <table:table-cell office:value-type="float" office:value="0.0"/>
          <table:table-cell table:formula="of:=MIN([.$B391];[.$O391])" office:value-type="float"/>
          <table:table-cell table:formula="of:=MIN([.$C391];[.$P391])" office:value-type="float"/>
          <table:table-cell table:formula="of:=MIN([.$D391];[.$Q391])" office:value-type="float"/>
          <table:table-cell table:formula="of:=MIN([.$E391];[.$R391])" office:value-type="float"/>
          <table:table-cell table:formula="of:=MIN([.$F391];[.$S391])" office:value-type="float"/>
          <table:table-cell table:formula="of:=MIN([.$G391];[.$T391])" office:value-type="float"/>
          <table:table-cell table:formula="of:=MIN([.$H391];[.$U391])" office:value-type="float"/>
          <table:table-cell table:formula="of:=MIN([.$I391];[.$V391])" office:value-type="float"/>
          <table:table-cell table:formula="of:=MIN([.$J391])" office:value-type="float"/>
          <table:table-cell table:formula="of:=MIN([.$K391];[.$W391])" office:value-type="float"/>
          <table:table-cell table:formula="of:=MIN([.$L391];[.$X391])" office:value-type="float"/>
          <table:table-cell table:formula="of:=MIN([.$M391];[.$Y391])" office:value-type="float"/>
          <table:table-cell table:formula="of:=MIN([.$N391];[.$Z391])" office:value-type="float"/>
          <table:table-cell table:formula="of:=MEDIAN([.$B391];[.$O391])" office:value-type="float"/>
          <table:table-cell table:formula="of:=MEDIAN([.$C391];[.$P391])" office:value-type="float"/>
          <table:table-cell table:formula="of:=MEDIAN([.$D391];[.$Q391])" office:value-type="float"/>
          <table:table-cell table:formula="of:=MEDIAN([.$E391];[.$R391])" office:value-type="float"/>
          <table:table-cell table:formula="of:=MEDIAN([.$F391];[.$S391])" office:value-type="float"/>
          <table:table-cell table:formula="of:=MEDIAN([.$G391];[.$T391])" office:value-type="float"/>
          <table:table-cell table:formula="of:=MEDIAN([.$H391];[.$U391])" office:value-type="float"/>
          <table:table-cell table:formula="of:=MEDIAN([.$I391];[.$V391])" office:value-type="float"/>
          <table:table-cell table:formula="of:=MEDIAN([.$J391])" office:value-type="float"/>
          <table:table-cell table:formula="of:=MEDIAN([.$K391];[.$W391])" office:value-type="float"/>
          <table:table-cell table:formula="of:=MEDIAN([.$L391];[.$X391])" office:value-type="float"/>
          <table:table-cell table:formula="of:=MEDIAN([.$M391];[.$Y391])" office:value-type="float"/>
          <table:table-cell table:formula="of:=MEDIAN([.$N391];[.$Z391])" office:value-type="float"/>
          <table:table-cell table:formula="of:=MAX([.$B391];[.$O391])" office:value-type="float"/>
          <table:table-cell table:formula="of:=MAX([.$C391];[.$P391])" office:value-type="float"/>
          <table:table-cell table:formula="of:=MAX([.$D391];[.$Q391])" office:value-type="float"/>
          <table:table-cell table:formula="of:=MAX([.$E391];[.$R391])" office:value-type="float"/>
          <table:table-cell table:formula="of:=MAX([.$F391];[.$S391])" office:value-type="float"/>
          <table:table-cell table:formula="of:=MAX([.$G391];[.$T391])" office:value-type="float"/>
          <table:table-cell table:formula="of:=MAX([.$H391];[.$U391])" office:value-type="float"/>
          <table:table-cell table:formula="of:=MAX([.$I391];[.$V391])" office:value-type="float"/>
          <table:table-cell table:formula="of:=MAX([.$J391])" office:value-type="float"/>
          <table:table-cell table:formula="of:=MAX([.$K391];[.$W391])" office:value-type="float"/>
          <table:table-cell table:formula="of:=MAX([.$L391];[.$X391])" office:value-type="float"/>
          <table:table-cell table:formula="of:=MAX([.$M391];[.$Y391])" office:value-type="float"/>
          <table:table-cell table:formula="of:=MAX([.$N391];[.$Z391])" office:value-type="float"/>
        </table:table-row>
        <table:table-row table:style-name="ro1">
          <table:table-cell office:value-type="string">
            <text:p>p10.pddl/36</text:p>
          </table:table-cell>
          <table:table-cell office:value-type="float" office:value="300.0"/>
          <table:table-cell office:value-type="float" office:value="299.989"/>
          <table:table-cell office:value-type="float" office:value="289.05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47199.0"/>
          <table:table-cell office:value-type="float" office:value="1185399.0"/>
          <table:table-cell office:value-type="float" office:value="1163536.0"/>
          <table:table-cell office:value-type="float" office:value="787596.0"/>
          <table:table-cell office:value-type="float" office:value="56774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0.0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199410.0"/>
          <table:table-cell office:value-type="float" office:value="278846.0"/>
          <table:table-cell office:value-type="float" office:value="787596.0"/>
          <table:table-cell office:value-type="float" office:value="567748.0"/>
          <table:table-cell office:value-type="float" office:value="0.0"/>
          <table:table-cell office:value-type="float" office:value="0.0"/>
          <table:table-cell table:formula="of:=MIN([.$B392];[.$O392])" office:value-type="float"/>
          <table:table-cell table:formula="of:=MIN([.$C392];[.$P392])" office:value-type="float"/>
          <table:table-cell table:formula="of:=MIN([.$D392];[.$Q392])" office:value-type="float"/>
          <table:table-cell table:formula="of:=MIN([.$E392];[.$R392])" office:value-type="float"/>
          <table:table-cell table:formula="of:=MIN([.$F392];[.$S392])" office:value-type="float"/>
          <table:table-cell table:formula="of:=MIN([.$G392];[.$T392])" office:value-type="float"/>
          <table:table-cell table:formula="of:=MIN([.$H392];[.$U392])" office:value-type="float"/>
          <table:table-cell table:formula="of:=MIN([.$I392];[.$V392])" office:value-type="float"/>
          <table:table-cell table:formula="of:=MIN([.$J392])" office:value-type="float"/>
          <table:table-cell table:formula="of:=MIN([.$K392];[.$W392])" office:value-type="float"/>
          <table:table-cell table:formula="of:=MIN([.$L392];[.$X392])" office:value-type="float"/>
          <table:table-cell table:formula="of:=MIN([.$M392];[.$Y392])" office:value-type="float"/>
          <table:table-cell table:formula="of:=MIN([.$N392];[.$Z392])" office:value-type="float"/>
          <table:table-cell table:formula="of:=MEDIAN([.$B392];[.$O392])" office:value-type="float"/>
          <table:table-cell table:formula="of:=MEDIAN([.$C392];[.$P392])" office:value-type="float"/>
          <table:table-cell table:formula="of:=MEDIAN([.$D392];[.$Q392])" office:value-type="float"/>
          <table:table-cell table:formula="of:=MEDIAN([.$E392];[.$R392])" office:value-type="float"/>
          <table:table-cell table:formula="of:=MEDIAN([.$F392];[.$S392])" office:value-type="float"/>
          <table:table-cell table:formula="of:=MEDIAN([.$G392];[.$T392])" office:value-type="float"/>
          <table:table-cell table:formula="of:=MEDIAN([.$H392];[.$U392])" office:value-type="float"/>
          <table:table-cell table:formula="of:=MEDIAN([.$I392];[.$V392])" office:value-type="float"/>
          <table:table-cell table:formula="of:=MEDIAN([.$J392])" office:value-type="float"/>
          <table:table-cell table:formula="of:=MEDIAN([.$K392];[.$W392])" office:value-type="float"/>
          <table:table-cell table:formula="of:=MEDIAN([.$L392];[.$X392])" office:value-type="float"/>
          <table:table-cell table:formula="of:=MEDIAN([.$M392];[.$Y392])" office:value-type="float"/>
          <table:table-cell table:formula="of:=MEDIAN([.$N392];[.$Z392])" office:value-type="float"/>
          <table:table-cell table:formula="of:=MAX([.$B392];[.$O392])" office:value-type="float"/>
          <table:table-cell table:formula="of:=MAX([.$C392];[.$P392])" office:value-type="float"/>
          <table:table-cell table:formula="of:=MAX([.$D392];[.$Q392])" office:value-type="float"/>
          <table:table-cell table:formula="of:=MAX([.$E392];[.$R392])" office:value-type="float"/>
          <table:table-cell table:formula="of:=MAX([.$F392];[.$S392])" office:value-type="float"/>
          <table:table-cell table:formula="of:=MAX([.$G392];[.$T392])" office:value-type="float"/>
          <table:table-cell table:formula="of:=MAX([.$H392];[.$U392])" office:value-type="float"/>
          <table:table-cell table:formula="of:=MAX([.$I392];[.$V392])" office:value-type="float"/>
          <table:table-cell table:formula="of:=MAX([.$J392])" office:value-type="float"/>
          <table:table-cell table:formula="of:=MAX([.$K392];[.$W392])" office:value-type="float"/>
          <table:table-cell table:formula="of:=MAX([.$L392];[.$X392])" office:value-type="float"/>
          <table:table-cell table:formula="of:=MAX([.$M392];[.$Y392])" office:value-type="float"/>
          <table:table-cell table:formula="of:=MAX([.$N392];[.$Z392])" office:value-type="float"/>
        </table:table-row>
        <table:table-row table:style-name="ro1">
          <table:table-cell office:value-type="string">
            <text:p>p10.pddl/37</text:p>
          </table:table-cell>
          <table:table-cell office:value-type="float" office:value="300.0"/>
          <table:table-cell office:value-type="float" office:value="299.993"/>
          <table:table-cell office:value-type="float" office:value="288.78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3654.0"/>
          <table:table-cell office:value-type="float" office:value="1365243.0"/>
          <table:table-cell office:value-type="float" office:value="1335461.0"/>
          <table:table-cell office:value-type="float" office:value="809173.0"/>
          <table:table-cell office:value-type="float" office:value="58560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89.59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96240.0"/>
          <table:table-cell office:value-type="float" office:value="271932.0"/>
          <table:table-cell office:value-type="float" office:value="809173.0"/>
          <table:table-cell office:value-type="float" office:value="585603.0"/>
          <table:table-cell office:value-type="float" office:value="0.0"/>
          <table:table-cell office:value-type="float" office:value="0.0"/>
          <table:table-cell table:formula="of:=MIN([.$B393];[.$O393])" office:value-type="float"/>
          <table:table-cell table:formula="of:=MIN([.$C393];[.$P393])" office:value-type="float"/>
          <table:table-cell table:formula="of:=MIN([.$D393];[.$Q393])" office:value-type="float"/>
          <table:table-cell table:formula="of:=MIN([.$E393];[.$R393])" office:value-type="float"/>
          <table:table-cell table:formula="of:=MIN([.$F393];[.$S393])" office:value-type="float"/>
          <table:table-cell table:formula="of:=MIN([.$G393];[.$T393])" office:value-type="float"/>
          <table:table-cell table:formula="of:=MIN([.$H393];[.$U393])" office:value-type="float"/>
          <table:table-cell table:formula="of:=MIN([.$I393];[.$V393])" office:value-type="float"/>
          <table:table-cell table:formula="of:=MIN([.$J393])" office:value-type="float"/>
          <table:table-cell table:formula="of:=MIN([.$K393];[.$W393])" office:value-type="float"/>
          <table:table-cell table:formula="of:=MIN([.$L393];[.$X393])" office:value-type="float"/>
          <table:table-cell table:formula="of:=MIN([.$M393];[.$Y393])" office:value-type="float"/>
          <table:table-cell table:formula="of:=MIN([.$N393];[.$Z393])" office:value-type="float"/>
          <table:table-cell table:formula="of:=MEDIAN([.$B393];[.$O393])" office:value-type="float"/>
          <table:table-cell table:formula="of:=MEDIAN([.$C393];[.$P393])" office:value-type="float"/>
          <table:table-cell table:formula="of:=MEDIAN([.$D393];[.$Q393])" office:value-type="float"/>
          <table:table-cell table:formula="of:=MEDIAN([.$E393];[.$R393])" office:value-type="float"/>
          <table:table-cell table:formula="of:=MEDIAN([.$F393];[.$S393])" office:value-type="float"/>
          <table:table-cell table:formula="of:=MEDIAN([.$G393];[.$T393])" office:value-type="float"/>
          <table:table-cell table:formula="of:=MEDIAN([.$H393];[.$U393])" office:value-type="float"/>
          <table:table-cell table:formula="of:=MEDIAN([.$I393];[.$V393])" office:value-type="float"/>
          <table:table-cell table:formula="of:=MEDIAN([.$J393])" office:value-type="float"/>
          <table:table-cell table:formula="of:=MEDIAN([.$K393];[.$W393])" office:value-type="float"/>
          <table:table-cell table:formula="of:=MEDIAN([.$L393];[.$X393])" office:value-type="float"/>
          <table:table-cell table:formula="of:=MEDIAN([.$M393];[.$Y393])" office:value-type="float"/>
          <table:table-cell table:formula="of:=MEDIAN([.$N393];[.$Z393])" office:value-type="float"/>
          <table:table-cell table:formula="of:=MAX([.$B393];[.$O393])" office:value-type="float"/>
          <table:table-cell table:formula="of:=MAX([.$C393];[.$P393])" office:value-type="float"/>
          <table:table-cell table:formula="of:=MAX([.$D393];[.$Q393])" office:value-type="float"/>
          <table:table-cell table:formula="of:=MAX([.$E393];[.$R393])" office:value-type="float"/>
          <table:table-cell table:formula="of:=MAX([.$F393];[.$S393])" office:value-type="float"/>
          <table:table-cell table:formula="of:=MAX([.$G393];[.$T393])" office:value-type="float"/>
          <table:table-cell table:formula="of:=MAX([.$H393];[.$U393])" office:value-type="float"/>
          <table:table-cell table:formula="of:=MAX([.$I393];[.$V393])" office:value-type="float"/>
          <table:table-cell table:formula="of:=MAX([.$J393])" office:value-type="float"/>
          <table:table-cell table:formula="of:=MAX([.$K393];[.$W393])" office:value-type="float"/>
          <table:table-cell table:formula="of:=MAX([.$L393];[.$X393])" office:value-type="float"/>
          <table:table-cell table:formula="of:=MAX([.$M393];[.$Y393])" office:value-type="float"/>
          <table:table-cell table:formula="of:=MAX([.$N393];[.$Z393])" office:value-type="float"/>
        </table:table-row>
        <table:table-row table:style-name="ro1">
          <table:table-cell office:value-type="string">
            <text:p>p10.pddl/38</text:p>
          </table:table-cell>
          <table:table-cell office:value-type="float" office:value="300.0"/>
          <table:table-cell office:value-type="float" office:value="299.977"/>
          <table:table-cell office:value-type="float" office:value="288.55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9238.0"/>
          <table:table-cell office:value-type="float" office:value="1631316.0"/>
          <table:table-cell office:value-type="float" office:value="1605051.0"/>
          <table:table-cell office:value-type="float" office:value="830750.0"/>
          <table:table-cell office:value-type="float" office:value="60345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89.3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199001.0"/>
          <table:table-cell office:value-type="float" office:value="270033.0"/>
          <table:table-cell office:value-type="float" office:value="830750.0"/>
          <table:table-cell office:value-type="float" office:value="603458.0"/>
          <table:table-cell office:value-type="float" office:value="0.0"/>
          <table:table-cell office:value-type="float" office:value="0.0"/>
          <table:table-cell table:formula="of:=MIN([.$B394];[.$O394])" office:value-type="float"/>
          <table:table-cell table:formula="of:=MIN([.$C394];[.$P394])" office:value-type="float"/>
          <table:table-cell table:formula="of:=MIN([.$D394];[.$Q394])" office:value-type="float"/>
          <table:table-cell table:formula="of:=MIN([.$E394];[.$R394])" office:value-type="float"/>
          <table:table-cell table:formula="of:=MIN([.$F394];[.$S394])" office:value-type="float"/>
          <table:table-cell table:formula="of:=MIN([.$G394];[.$T394])" office:value-type="float"/>
          <table:table-cell table:formula="of:=MIN([.$H394];[.$U394])" office:value-type="float"/>
          <table:table-cell table:formula="of:=MIN([.$I394];[.$V394])" office:value-type="float"/>
          <table:table-cell table:formula="of:=MIN([.$J394])" office:value-type="float"/>
          <table:table-cell table:formula="of:=MIN([.$K394];[.$W394])" office:value-type="float"/>
          <table:table-cell table:formula="of:=MIN([.$L394];[.$X394])" office:value-type="float"/>
          <table:table-cell table:formula="of:=MIN([.$M394];[.$Y394])" office:value-type="float"/>
          <table:table-cell table:formula="of:=MIN([.$N394];[.$Z394])" office:value-type="float"/>
          <table:table-cell table:formula="of:=MEDIAN([.$B394];[.$O394])" office:value-type="float"/>
          <table:table-cell table:formula="of:=MEDIAN([.$C394];[.$P394])" office:value-type="float"/>
          <table:table-cell table:formula="of:=MEDIAN([.$D394];[.$Q394])" office:value-type="float"/>
          <table:table-cell table:formula="of:=MEDIAN([.$E394];[.$R394])" office:value-type="float"/>
          <table:table-cell table:formula="of:=MEDIAN([.$F394];[.$S394])" office:value-type="float"/>
          <table:table-cell table:formula="of:=MEDIAN([.$G394];[.$T394])" office:value-type="float"/>
          <table:table-cell table:formula="of:=MEDIAN([.$H394];[.$U394])" office:value-type="float"/>
          <table:table-cell table:formula="of:=MEDIAN([.$I394];[.$V394])" office:value-type="float"/>
          <table:table-cell table:formula="of:=MEDIAN([.$J394])" office:value-type="float"/>
          <table:table-cell table:formula="of:=MEDIAN([.$K394];[.$W394])" office:value-type="float"/>
          <table:table-cell table:formula="of:=MEDIAN([.$L394];[.$X394])" office:value-type="float"/>
          <table:table-cell table:formula="of:=MEDIAN([.$M394];[.$Y394])" office:value-type="float"/>
          <table:table-cell table:formula="of:=MEDIAN([.$N394];[.$Z394])" office:value-type="float"/>
          <table:table-cell table:formula="of:=MAX([.$B394];[.$O394])" office:value-type="float"/>
          <table:table-cell table:formula="of:=MAX([.$C394];[.$P394])" office:value-type="float"/>
          <table:table-cell table:formula="of:=MAX([.$D394];[.$Q394])" office:value-type="float"/>
          <table:table-cell table:formula="of:=MAX([.$E394];[.$R394])" office:value-type="float"/>
          <table:table-cell table:formula="of:=MAX([.$F394];[.$S394])" office:value-type="float"/>
          <table:table-cell table:formula="of:=MAX([.$G394];[.$T394])" office:value-type="float"/>
          <table:table-cell table:formula="of:=MAX([.$H394];[.$U394])" office:value-type="float"/>
          <table:table-cell table:formula="of:=MAX([.$I394];[.$V394])" office:value-type="float"/>
          <table:table-cell table:formula="of:=MAX([.$J394])" office:value-type="float"/>
          <table:table-cell table:formula="of:=MAX([.$K394];[.$W394])" office:value-type="float"/>
          <table:table-cell table:formula="of:=MAX([.$L394];[.$X394])" office:value-type="float"/>
          <table:table-cell table:formula="of:=MAX([.$M394];[.$Y394])" office:value-type="float"/>
          <table:table-cell table:formula="of:=MAX([.$N394];[.$Z394])" office:value-type="float"/>
        </table:table-row>
        <table:table-row table:style-name="ro1">
          <table:table-cell office:value-type="string">
            <text:p>p10.pddl/39</text:p>
          </table:table-cell>
          <table:table-cell office:value-type="float" office:value="300.0"/>
          <table:table-cell office:value-type="float" office:value="299.987"/>
          <table:table-cell office:value-type="float" office:value="288.34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2817.0"/>
          <table:table-cell office:value-type="float" office:value="1363896.0"/>
          <table:table-cell office:value-type="float" office:value="1337163.0"/>
          <table:table-cell office:value-type="float" office:value="852327.0"/>
          <table:table-cell office:value-type="float" office:value="62131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89.1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24060.0"/>
          <table:table-cell office:value-type="float" office:value="304289.0"/>
          <table:table-cell office:value-type="float" office:value="852327.0"/>
          <table:table-cell office:value-type="float" office:value="621313.0"/>
          <table:table-cell office:value-type="float" office:value="0.0"/>
          <table:table-cell office:value-type="float" office:value="0.0"/>
          <table:table-cell table:formula="of:=MIN([.$B395];[.$O395])" office:value-type="float"/>
          <table:table-cell table:formula="of:=MIN([.$C395];[.$P395])" office:value-type="float"/>
          <table:table-cell table:formula="of:=MIN([.$D395];[.$Q395])" office:value-type="float"/>
          <table:table-cell table:formula="of:=MIN([.$E395];[.$R395])" office:value-type="float"/>
          <table:table-cell table:formula="of:=MIN([.$F395];[.$S395])" office:value-type="float"/>
          <table:table-cell table:formula="of:=MIN([.$G395];[.$T395])" office:value-type="float"/>
          <table:table-cell table:formula="of:=MIN([.$H395];[.$U395])" office:value-type="float"/>
          <table:table-cell table:formula="of:=MIN([.$I395];[.$V395])" office:value-type="float"/>
          <table:table-cell table:formula="of:=MIN([.$J395])" office:value-type="float"/>
          <table:table-cell table:formula="of:=MIN([.$K395];[.$W395])" office:value-type="float"/>
          <table:table-cell table:formula="of:=MIN([.$L395];[.$X395])" office:value-type="float"/>
          <table:table-cell table:formula="of:=MIN([.$M395];[.$Y395])" office:value-type="float"/>
          <table:table-cell table:formula="of:=MIN([.$N395];[.$Z395])" office:value-type="float"/>
          <table:table-cell table:formula="of:=MEDIAN([.$B395];[.$O395])" office:value-type="float"/>
          <table:table-cell table:formula="of:=MEDIAN([.$C395];[.$P395])" office:value-type="float"/>
          <table:table-cell table:formula="of:=MEDIAN([.$D395];[.$Q395])" office:value-type="float"/>
          <table:table-cell table:formula="of:=MEDIAN([.$E395];[.$R395])" office:value-type="float"/>
          <table:table-cell table:formula="of:=MEDIAN([.$F395];[.$S395])" office:value-type="float"/>
          <table:table-cell table:formula="of:=MEDIAN([.$G395];[.$T395])" office:value-type="float"/>
          <table:table-cell table:formula="of:=MEDIAN([.$H395];[.$U395])" office:value-type="float"/>
          <table:table-cell table:formula="of:=MEDIAN([.$I395];[.$V395])" office:value-type="float"/>
          <table:table-cell table:formula="of:=MEDIAN([.$J395])" office:value-type="float"/>
          <table:table-cell table:formula="of:=MEDIAN([.$K395];[.$W395])" office:value-type="float"/>
          <table:table-cell table:formula="of:=MEDIAN([.$L395];[.$X395])" office:value-type="float"/>
          <table:table-cell table:formula="of:=MEDIAN([.$M395];[.$Y395])" office:value-type="float"/>
          <table:table-cell table:formula="of:=MEDIAN([.$N395];[.$Z395])" office:value-type="float"/>
          <table:table-cell table:formula="of:=MAX([.$B395];[.$O395])" office:value-type="float"/>
          <table:table-cell table:formula="of:=MAX([.$C395];[.$P395])" office:value-type="float"/>
          <table:table-cell table:formula="of:=MAX([.$D395];[.$Q395])" office:value-type="float"/>
          <table:table-cell table:formula="of:=MAX([.$E395];[.$R395])" office:value-type="float"/>
          <table:table-cell table:formula="of:=MAX([.$F395];[.$S395])" office:value-type="float"/>
          <table:table-cell table:formula="of:=MAX([.$G395];[.$T395])" office:value-type="float"/>
          <table:table-cell table:formula="of:=MAX([.$H395];[.$U395])" office:value-type="float"/>
          <table:table-cell table:formula="of:=MAX([.$I395];[.$V395])" office:value-type="float"/>
          <table:table-cell table:formula="of:=MAX([.$J395])" office:value-type="float"/>
          <table:table-cell table:formula="of:=MAX([.$K395];[.$W395])" office:value-type="float"/>
          <table:table-cell table:formula="of:=MAX([.$L395];[.$X395])" office:value-type="float"/>
          <table:table-cell table:formula="of:=MAX([.$M395];[.$Y395])" office:value-type="float"/>
          <table:table-cell table:formula="of:=MAX([.$N395];[.$Z395])" office:value-type="float"/>
        </table:table-row>
        <table:table-row table:style-name="ro1">
          <table:table-cell office:value-type="string">
            <text:p>p10.pddl/4</text:p>
          </table:table-cell>
          <table:table-cell office:value-type="float" office:value="1.33605"/>
          <table:table-cell office:value-type="float" office:value="1.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.0"/>
          <table:table-cell office:value-type="float" office:value="2.0"/>
          <table:table-cell office:value-type="float" office:value="97132.0"/>
          <table:table-cell office:value-type="float" office:value="17471.0"/>
          <table:table-cell office:value-type="float" office:value="0.0"/>
          <table:table-cell office:value-type="float" office:value="0.0"/>
          <table:table-cell office:value-type="float" office:value="1.21037"/>
          <table:table-cell office:value-type="float" office:value="1.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1.0"/>
          <table:table-cell office:value-type="float" office:value="97132.0"/>
          <table:table-cell office:value-type="float" office:value="17471.0"/>
          <table:table-cell office:value-type="float" office:value="0.0"/>
          <table:table-cell office:value-type="float" office:value="0.0"/>
          <table:table-cell table:formula="of:=MIN([.$B396];[.$O396])" office:value-type="float"/>
          <table:table-cell table:formula="of:=MIN([.$C396];[.$P396])" office:value-type="float"/>
          <table:table-cell table:formula="of:=MIN([.$D396];[.$Q396])" office:value-type="float"/>
          <table:table-cell table:formula="of:=MIN([.$E396];[.$R396])" office:value-type="float"/>
          <table:table-cell table:formula="of:=MIN([.$F396];[.$S396])" office:value-type="float"/>
          <table:table-cell table:formula="of:=MIN([.$G396];[.$T396])" office:value-type="float"/>
          <table:table-cell table:formula="of:=MIN([.$H396];[.$U396])" office:value-type="float"/>
          <table:table-cell table:formula="of:=MIN([.$I396];[.$V396])" office:value-type="float"/>
          <table:table-cell table:formula="of:=MIN([.$J396])" office:value-type="float"/>
          <table:table-cell table:formula="of:=MIN([.$K396];[.$W396])" office:value-type="float"/>
          <table:table-cell table:formula="of:=MIN([.$L396];[.$X396])" office:value-type="float"/>
          <table:table-cell table:formula="of:=MIN([.$M396];[.$Y396])" office:value-type="float"/>
          <table:table-cell table:formula="of:=MIN([.$N396];[.$Z396])" office:value-type="float"/>
          <table:table-cell table:formula="of:=MEDIAN([.$B396];[.$O396])" office:value-type="float"/>
          <table:table-cell table:formula="of:=MEDIAN([.$C396];[.$P396])" office:value-type="float"/>
          <table:table-cell table:formula="of:=MEDIAN([.$D396];[.$Q396])" office:value-type="float"/>
          <table:table-cell table:formula="of:=MEDIAN([.$E396];[.$R396])" office:value-type="float"/>
          <table:table-cell table:formula="of:=MEDIAN([.$F396];[.$S396])" office:value-type="float"/>
          <table:table-cell table:formula="of:=MEDIAN([.$G396];[.$T396])" office:value-type="float"/>
          <table:table-cell table:formula="of:=MEDIAN([.$H396];[.$U396])" office:value-type="float"/>
          <table:table-cell table:formula="of:=MEDIAN([.$I396];[.$V396])" office:value-type="float"/>
          <table:table-cell table:formula="of:=MEDIAN([.$J396])" office:value-type="float"/>
          <table:table-cell table:formula="of:=MEDIAN([.$K396];[.$W396])" office:value-type="float"/>
          <table:table-cell table:formula="of:=MEDIAN([.$L396];[.$X396])" office:value-type="float"/>
          <table:table-cell table:formula="of:=MEDIAN([.$M396];[.$Y396])" office:value-type="float"/>
          <table:table-cell table:formula="of:=MEDIAN([.$N396];[.$Z396])" office:value-type="float"/>
          <table:table-cell table:formula="of:=MAX([.$B396];[.$O396])" office:value-type="float"/>
          <table:table-cell table:formula="of:=MAX([.$C396];[.$P396])" office:value-type="float"/>
          <table:table-cell table:formula="of:=MAX([.$D396];[.$Q396])" office:value-type="float"/>
          <table:table-cell table:formula="of:=MAX([.$E396];[.$R396])" office:value-type="float"/>
          <table:table-cell table:formula="of:=MAX([.$F396];[.$S396])" office:value-type="float"/>
          <table:table-cell table:formula="of:=MAX([.$G396];[.$T396])" office:value-type="float"/>
          <table:table-cell table:formula="of:=MAX([.$H396];[.$U396])" office:value-type="float"/>
          <table:table-cell table:formula="of:=MAX([.$I396];[.$V396])" office:value-type="float"/>
          <table:table-cell table:formula="of:=MAX([.$J396])" office:value-type="float"/>
          <table:table-cell table:formula="of:=MAX([.$K396];[.$W396])" office:value-type="float"/>
          <table:table-cell table:formula="of:=MAX([.$L396];[.$X396])" office:value-type="float"/>
          <table:table-cell table:formula="of:=MAX([.$M396];[.$Y396])" office:value-type="float"/>
          <table:table-cell table:formula="of:=MAX([.$N396];[.$Z396])" office:value-type="float"/>
        </table:table-row>
        <table:table-row table:style-name="ro1">
          <table:table-cell office:value-type="string">
            <text:p>p10.pddl/40</text:p>
          </table:table-cell>
          <table:table-cell office:value-type="float" office:value="300.0"/>
          <table:table-cell office:value-type="float" office:value="299.979"/>
          <table:table-cell office:value-type="float" office:value="287.81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47926.0"/>
          <table:table-cell office:value-type="float" office:value="1267570.0"/>
          <table:table-cell office:value-type="float" office:value="1235818.0"/>
          <table:table-cell office:value-type="float" office:value="873904.0"/>
          <table:table-cell office:value-type="float" office:value="63916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88.9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5492.0"/>
          <table:table-cell office:value-type="float" office:value="300917.0"/>
          <table:table-cell office:value-type="float" office:value="873904.0"/>
          <table:table-cell office:value-type="float" office:value="639168.0"/>
          <table:table-cell office:value-type="float" office:value="0.0"/>
          <table:table-cell office:value-type="float" office:value="0.0"/>
          <table:table-cell table:formula="of:=MIN([.$B397];[.$O397])" office:value-type="float"/>
          <table:table-cell table:formula="of:=MIN([.$C397];[.$P397])" office:value-type="float"/>
          <table:table-cell table:formula="of:=MIN([.$D397];[.$Q397])" office:value-type="float"/>
          <table:table-cell table:formula="of:=MIN([.$E397];[.$R397])" office:value-type="float"/>
          <table:table-cell table:formula="of:=MIN([.$F397];[.$S397])" office:value-type="float"/>
          <table:table-cell table:formula="of:=MIN([.$G397];[.$T397])" office:value-type="float"/>
          <table:table-cell table:formula="of:=MIN([.$H397];[.$U397])" office:value-type="float"/>
          <table:table-cell table:formula="of:=MIN([.$I397];[.$V397])" office:value-type="float"/>
          <table:table-cell table:formula="of:=MIN([.$J397])" office:value-type="float"/>
          <table:table-cell table:formula="of:=MIN([.$K397];[.$W397])" office:value-type="float"/>
          <table:table-cell table:formula="of:=MIN([.$L397];[.$X397])" office:value-type="float"/>
          <table:table-cell table:formula="of:=MIN([.$M397];[.$Y397])" office:value-type="float"/>
          <table:table-cell table:formula="of:=MIN([.$N397];[.$Z397])" office:value-type="float"/>
          <table:table-cell table:formula="of:=MEDIAN([.$B397];[.$O397])" office:value-type="float"/>
          <table:table-cell table:formula="of:=MEDIAN([.$C397];[.$P397])" office:value-type="float"/>
          <table:table-cell table:formula="of:=MEDIAN([.$D397];[.$Q397])" office:value-type="float"/>
          <table:table-cell table:formula="of:=MEDIAN([.$E397];[.$R397])" office:value-type="float"/>
          <table:table-cell table:formula="of:=MEDIAN([.$F397];[.$S397])" office:value-type="float"/>
          <table:table-cell table:formula="of:=MEDIAN([.$G397];[.$T397])" office:value-type="float"/>
          <table:table-cell table:formula="of:=MEDIAN([.$H397];[.$U397])" office:value-type="float"/>
          <table:table-cell table:formula="of:=MEDIAN([.$I397];[.$V397])" office:value-type="float"/>
          <table:table-cell table:formula="of:=MEDIAN([.$J397])" office:value-type="float"/>
          <table:table-cell table:formula="of:=MEDIAN([.$K397];[.$W397])" office:value-type="float"/>
          <table:table-cell table:formula="of:=MEDIAN([.$L397];[.$X397])" office:value-type="float"/>
          <table:table-cell table:formula="of:=MEDIAN([.$M397];[.$Y397])" office:value-type="float"/>
          <table:table-cell table:formula="of:=MEDIAN([.$N397];[.$Z397])" office:value-type="float"/>
          <table:table-cell table:formula="of:=MAX([.$B397];[.$O397])" office:value-type="float"/>
          <table:table-cell table:formula="of:=MAX([.$C397];[.$P397])" office:value-type="float"/>
          <table:table-cell table:formula="of:=MAX([.$D397];[.$Q397])" office:value-type="float"/>
          <table:table-cell table:formula="of:=MAX([.$E397];[.$R397])" office:value-type="float"/>
          <table:table-cell table:formula="of:=MAX([.$F397];[.$S397])" office:value-type="float"/>
          <table:table-cell table:formula="of:=MAX([.$G397];[.$T397])" office:value-type="float"/>
          <table:table-cell table:formula="of:=MAX([.$H397];[.$U397])" office:value-type="float"/>
          <table:table-cell table:formula="of:=MAX([.$I397];[.$V397])" office:value-type="float"/>
          <table:table-cell table:formula="of:=MAX([.$J397])" office:value-type="float"/>
          <table:table-cell table:formula="of:=MAX([.$K397];[.$W397])" office:value-type="float"/>
          <table:table-cell table:formula="of:=MAX([.$L397];[.$X397])" office:value-type="float"/>
          <table:table-cell table:formula="of:=MAX([.$M397];[.$Y397])" office:value-type="float"/>
          <table:table-cell table:formula="of:=MAX([.$N397];[.$Z397])" office:value-type="float"/>
        </table:table-row>
        <table:table-row table:style-name="ro1">
          <table:table-cell office:value-type="string">
            <text:p>p10.pddl/5</text:p>
          </table:table-cell>
          <table:table-cell office:value-type="float" office:value="1.74939"/>
          <table:table-cell office:value-type="float" office:value="1.688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20.0"/>
          <table:table-cell office:value-type="float" office:value="3639.0"/>
          <table:table-cell office:value-type="float" office:value="398.0"/>
          <table:table-cell office:value-type="float" office:value="118709.0"/>
          <table:table-cell office:value-type="float" office:value="28886.0"/>
          <table:table-cell office:value-type="float" office:value="0.0"/>
          <table:table-cell office:value-type="float" office:value="0.0"/>
          <table:table-cell office:value-type="float" office:value="1.55411"/>
          <table:table-cell office:value-type="float" office:value="1.49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.0"/>
          <table:table-cell office:value-type="float" office:value="213.0"/>
          <table:table-cell office:value-type="float" office:value="118709.0"/>
          <table:table-cell office:value-type="float" office:value="28886.0"/>
          <table:table-cell office:value-type="float" office:value="0.0"/>
          <table:table-cell office:value-type="float" office:value="0.0"/>
          <table:table-cell table:formula="of:=MIN([.$B398];[.$O398])" office:value-type="float"/>
          <table:table-cell table:formula="of:=MIN([.$C398];[.$P398])" office:value-type="float"/>
          <table:table-cell table:formula="of:=MIN([.$D398];[.$Q398])" office:value-type="float"/>
          <table:table-cell table:formula="of:=MIN([.$E398];[.$R398])" office:value-type="float"/>
          <table:table-cell table:formula="of:=MIN([.$F398];[.$S398])" office:value-type="float"/>
          <table:table-cell table:formula="of:=MIN([.$G398];[.$T398])" office:value-type="float"/>
          <table:table-cell table:formula="of:=MIN([.$H398];[.$U398])" office:value-type="float"/>
          <table:table-cell table:formula="of:=MIN([.$I398];[.$V398])" office:value-type="float"/>
          <table:table-cell table:formula="of:=MIN([.$J398])" office:value-type="float"/>
          <table:table-cell table:formula="of:=MIN([.$K398];[.$W398])" office:value-type="float"/>
          <table:table-cell table:formula="of:=MIN([.$L398];[.$X398])" office:value-type="float"/>
          <table:table-cell table:formula="of:=MIN([.$M398];[.$Y398])" office:value-type="float"/>
          <table:table-cell table:formula="of:=MIN([.$N398];[.$Z398])" office:value-type="float"/>
          <table:table-cell table:formula="of:=MEDIAN([.$B398];[.$O398])" office:value-type="float"/>
          <table:table-cell table:formula="of:=MEDIAN([.$C398];[.$P398])" office:value-type="float"/>
          <table:table-cell table:formula="of:=MEDIAN([.$D398];[.$Q398])" office:value-type="float"/>
          <table:table-cell table:formula="of:=MEDIAN([.$E398];[.$R398])" office:value-type="float"/>
          <table:table-cell table:formula="of:=MEDIAN([.$F398];[.$S398])" office:value-type="float"/>
          <table:table-cell table:formula="of:=MEDIAN([.$G398];[.$T398])" office:value-type="float"/>
          <table:table-cell table:formula="of:=MEDIAN([.$H398];[.$U398])" office:value-type="float"/>
          <table:table-cell table:formula="of:=MEDIAN([.$I398];[.$V398])" office:value-type="float"/>
          <table:table-cell table:formula="of:=MEDIAN([.$J398])" office:value-type="float"/>
          <table:table-cell table:formula="of:=MEDIAN([.$K398];[.$W398])" office:value-type="float"/>
          <table:table-cell table:formula="of:=MEDIAN([.$L398];[.$X398])" office:value-type="float"/>
          <table:table-cell table:formula="of:=MEDIAN([.$M398];[.$Y398])" office:value-type="float"/>
          <table:table-cell table:formula="of:=MEDIAN([.$N398];[.$Z398])" office:value-type="float"/>
          <table:table-cell table:formula="of:=MAX([.$B398];[.$O398])" office:value-type="float"/>
          <table:table-cell table:formula="of:=MAX([.$C398];[.$P398])" office:value-type="float"/>
          <table:table-cell table:formula="of:=MAX([.$D398];[.$Q398])" office:value-type="float"/>
          <table:table-cell table:formula="of:=MAX([.$E398];[.$R398])" office:value-type="float"/>
          <table:table-cell table:formula="of:=MAX([.$F398];[.$S398])" office:value-type="float"/>
          <table:table-cell table:formula="of:=MAX([.$G398];[.$T398])" office:value-type="float"/>
          <table:table-cell table:formula="of:=MAX([.$H398];[.$U398])" office:value-type="float"/>
          <table:table-cell table:formula="of:=MAX([.$I398];[.$V398])" office:value-type="float"/>
          <table:table-cell table:formula="of:=MAX([.$J398])" office:value-type="float"/>
          <table:table-cell table:formula="of:=MAX([.$K398];[.$W398])" office:value-type="float"/>
          <table:table-cell table:formula="of:=MAX([.$L398];[.$X398])" office:value-type="float"/>
          <table:table-cell table:formula="of:=MAX([.$M398];[.$Y398])" office:value-type="float"/>
          <table:table-cell table:formula="of:=MAX([.$N398];[.$Z398])" office:value-type="float"/>
        </table:table-row>
        <table:table-row table:style-name="ro1">
          <table:table-cell office:value-type="string">
            <text:p>p10.pddl/6</text:p>
          </table:table-cell>
          <table:table-cell office:value-type="float" office:value="2.14309"/>
          <table:table-cell office:value-type="float" office:value="2.077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551.0"/>
          <table:table-cell office:value-type="float" office:value="8087.0"/>
          <table:table-cell office:value-type="float" office:value="3469.0"/>
          <table:table-cell office:value-type="float" office:value="140286.0"/>
          <table:table-cell office:value-type="float" office:value="41761.0"/>
          <table:table-cell office:value-type="float" office:value="0.0"/>
          <table:table-cell office:value-type="float" office:value="0.0"/>
          <table:table-cell office:value-type="float" office:value="1.79067"/>
          <table:table-cell office:value-type="float" office:value="1.732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6.0"/>
          <table:table-cell office:value-type="float" office:value="348.0"/>
          <table:table-cell office:value-type="float" office:value="140286.0"/>
          <table:table-cell office:value-type="float" office:value="41761.0"/>
          <table:table-cell office:value-type="float" office:value="0.0"/>
          <table:table-cell office:value-type="float" office:value="0.0"/>
          <table:table-cell table:formula="of:=MIN([.$B399];[.$O399])" office:value-type="float"/>
          <table:table-cell table:formula="of:=MIN([.$C399];[.$P399])" office:value-type="float"/>
          <table:table-cell table:formula="of:=MIN([.$D399];[.$Q399])" office:value-type="float"/>
          <table:table-cell table:formula="of:=MIN([.$E399];[.$R399])" office:value-type="float"/>
          <table:table-cell table:formula="of:=MIN([.$F399];[.$S399])" office:value-type="float"/>
          <table:table-cell table:formula="of:=MIN([.$G399];[.$T399])" office:value-type="float"/>
          <table:table-cell table:formula="of:=MIN([.$H399];[.$U399])" office:value-type="float"/>
          <table:table-cell table:formula="of:=MIN([.$I399];[.$V399])" office:value-type="float"/>
          <table:table-cell table:formula="of:=MIN([.$J399])" office:value-type="float"/>
          <table:table-cell table:formula="of:=MIN([.$K399];[.$W399])" office:value-type="float"/>
          <table:table-cell table:formula="of:=MIN([.$L399];[.$X399])" office:value-type="float"/>
          <table:table-cell table:formula="of:=MIN([.$M399];[.$Y399])" office:value-type="float"/>
          <table:table-cell table:formula="of:=MIN([.$N399];[.$Z399])" office:value-type="float"/>
          <table:table-cell table:formula="of:=MEDIAN([.$B399];[.$O399])" office:value-type="float"/>
          <table:table-cell table:formula="of:=MEDIAN([.$C399];[.$P399])" office:value-type="float"/>
          <table:table-cell table:formula="of:=MEDIAN([.$D399];[.$Q399])" office:value-type="float"/>
          <table:table-cell table:formula="of:=MEDIAN([.$E399];[.$R399])" office:value-type="float"/>
          <table:table-cell table:formula="of:=MEDIAN([.$F399];[.$S399])" office:value-type="float"/>
          <table:table-cell table:formula="of:=MEDIAN([.$G399];[.$T399])" office:value-type="float"/>
          <table:table-cell table:formula="of:=MEDIAN([.$H399];[.$U399])" office:value-type="float"/>
          <table:table-cell table:formula="of:=MEDIAN([.$I399];[.$V399])" office:value-type="float"/>
          <table:table-cell table:formula="of:=MEDIAN([.$J399])" office:value-type="float"/>
          <table:table-cell table:formula="of:=MEDIAN([.$K399];[.$W399])" office:value-type="float"/>
          <table:table-cell table:formula="of:=MEDIAN([.$L399];[.$X399])" office:value-type="float"/>
          <table:table-cell table:formula="of:=MEDIAN([.$M399];[.$Y399])" office:value-type="float"/>
          <table:table-cell table:formula="of:=MEDIAN([.$N399];[.$Z399])" office:value-type="float"/>
          <table:table-cell table:formula="of:=MAX([.$B399];[.$O399])" office:value-type="float"/>
          <table:table-cell table:formula="of:=MAX([.$C399];[.$P399])" office:value-type="float"/>
          <table:table-cell table:formula="of:=MAX([.$D399];[.$Q399])" office:value-type="float"/>
          <table:table-cell table:formula="of:=MAX([.$E399];[.$R399])" office:value-type="float"/>
          <table:table-cell table:formula="of:=MAX([.$F399];[.$S399])" office:value-type="float"/>
          <table:table-cell table:formula="of:=MAX([.$G399];[.$T399])" office:value-type="float"/>
          <table:table-cell table:formula="of:=MAX([.$H399];[.$U399])" office:value-type="float"/>
          <table:table-cell table:formula="of:=MAX([.$I399];[.$V399])" office:value-type="float"/>
          <table:table-cell table:formula="of:=MAX([.$J399])" office:value-type="float"/>
          <table:table-cell table:formula="of:=MAX([.$K399];[.$W399])" office:value-type="float"/>
          <table:table-cell table:formula="of:=MAX([.$L399];[.$X399])" office:value-type="float"/>
          <table:table-cell table:formula="of:=MAX([.$M399];[.$Y399])" office:value-type="float"/>
          <table:table-cell table:formula="of:=MAX([.$N399];[.$Z399])" office:value-type="float"/>
        </table:table-row>
        <table:table-row table:style-name="ro1">
          <table:table-cell office:value-type="string">
            <text:p>p10.pddl/7</text:p>
          </table:table-cell>
          <table:table-cell office:value-type="float" office:value="2.92098"/>
          <table:table-cell office:value-type="float" office:value="2.85"/>
          <table:table-cell office:value-type="float" office:value="0.67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543.0"/>
          <table:table-cell office:value-type="float" office:value="13140.0"/>
          <table:table-cell office:value-type="float" office:value="8776.0"/>
          <table:table-cell office:value-type="float" office:value="161863.0"/>
          <table:table-cell office:value-type="float" office:value="55900.0"/>
          <table:table-cell office:value-type="float" office:value="0.0"/>
          <table:table-cell office:value-type="float" office:value="0.0"/>
          <table:table-cell office:value-type="float" office:value="2.38972"/>
          <table:table-cell office:value-type="float" office:value="2.326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672.0"/>
          <table:table-cell office:value-type="float" office:value="4789.0"/>
          <table:table-cell office:value-type="float" office:value="161863.0"/>
          <table:table-cell office:value-type="float" office:value="55900.0"/>
          <table:table-cell office:value-type="float" office:value="0.0"/>
          <table:table-cell office:value-type="float" office:value="0.0"/>
          <table:table-cell table:formula="of:=MIN([.$B400];[.$O400])" office:value-type="float"/>
          <table:table-cell table:formula="of:=MIN([.$C400];[.$P400])" office:value-type="float"/>
          <table:table-cell table:formula="of:=MIN([.$D400];[.$Q400])" office:value-type="float"/>
          <table:table-cell table:formula="of:=MIN([.$E400];[.$R400])" office:value-type="float"/>
          <table:table-cell table:formula="of:=MIN([.$F400];[.$S400])" office:value-type="float"/>
          <table:table-cell table:formula="of:=MIN([.$G400];[.$T400])" office:value-type="float"/>
          <table:table-cell table:formula="of:=MIN([.$H400];[.$U400])" office:value-type="float"/>
          <table:table-cell table:formula="of:=MIN([.$I400];[.$V400])" office:value-type="float"/>
          <table:table-cell table:formula="of:=MIN([.$J400])" office:value-type="float"/>
          <table:table-cell table:formula="of:=MIN([.$K400];[.$W400])" office:value-type="float"/>
          <table:table-cell table:formula="of:=MIN([.$L400];[.$X400])" office:value-type="float"/>
          <table:table-cell table:formula="of:=MIN([.$M400];[.$Y400])" office:value-type="float"/>
          <table:table-cell table:formula="of:=MIN([.$N400];[.$Z400])" office:value-type="float"/>
          <table:table-cell table:formula="of:=MEDIAN([.$B400];[.$O400])" office:value-type="float"/>
          <table:table-cell table:formula="of:=MEDIAN([.$C400];[.$P400])" office:value-type="float"/>
          <table:table-cell table:formula="of:=MEDIAN([.$D400];[.$Q400])" office:value-type="float"/>
          <table:table-cell table:formula="of:=MEDIAN([.$E400];[.$R400])" office:value-type="float"/>
          <table:table-cell table:formula="of:=MEDIAN([.$F400];[.$S400])" office:value-type="float"/>
          <table:table-cell table:formula="of:=MEDIAN([.$G400];[.$T400])" office:value-type="float"/>
          <table:table-cell table:formula="of:=MEDIAN([.$H400];[.$U400])" office:value-type="float"/>
          <table:table-cell table:formula="of:=MEDIAN([.$I400];[.$V400])" office:value-type="float"/>
          <table:table-cell table:formula="of:=MEDIAN([.$J400])" office:value-type="float"/>
          <table:table-cell table:formula="of:=MEDIAN([.$K400];[.$W400])" office:value-type="float"/>
          <table:table-cell table:formula="of:=MEDIAN([.$L400];[.$X400])" office:value-type="float"/>
          <table:table-cell table:formula="of:=MEDIAN([.$M400];[.$Y400])" office:value-type="float"/>
          <table:table-cell table:formula="of:=MEDIAN([.$N400];[.$Z400])" office:value-type="float"/>
          <table:table-cell table:formula="of:=MAX([.$B400];[.$O400])" office:value-type="float"/>
          <table:table-cell table:formula="of:=MAX([.$C400];[.$P400])" office:value-type="float"/>
          <table:table-cell table:formula="of:=MAX([.$D400];[.$Q400])" office:value-type="float"/>
          <table:table-cell table:formula="of:=MAX([.$E400];[.$R400])" office:value-type="float"/>
          <table:table-cell table:formula="of:=MAX([.$F400];[.$S400])" office:value-type="float"/>
          <table:table-cell table:formula="of:=MAX([.$G400];[.$T400])" office:value-type="float"/>
          <table:table-cell table:formula="of:=MAX([.$H400];[.$U400])" office:value-type="float"/>
          <table:table-cell table:formula="of:=MAX([.$I400];[.$V400])" office:value-type="float"/>
          <table:table-cell table:formula="of:=MAX([.$J400])" office:value-type="float"/>
          <table:table-cell table:formula="of:=MAX([.$K400];[.$W400])" office:value-type="float"/>
          <table:table-cell table:formula="of:=MAX([.$L400];[.$X400])" office:value-type="float"/>
          <table:table-cell table:formula="of:=MAX([.$M400];[.$Y400])" office:value-type="float"/>
          <table:table-cell table:formula="of:=MAX([.$N400];[.$Z400])" office:value-type="float"/>
        </table:table-row>
        <table:table-row table:style-name="ro1">
          <table:table-cell office:value-type="string">
            <text:p>p10.pddl/8</text:p>
          </table:table-cell>
          <table:table-cell office:value-type="float" office:value="4.33468"/>
          <table:table-cell office:value-type="float" office:value="4.258"/>
          <table:table-cell office:value-type="float" office:value="1.84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268.0"/>
          <table:table-cell office:value-type="float" office:value="21078.0"/>
          <table:table-cell office:value-type="float" office:value="15854.0"/>
          <table:table-cell office:value-type="float" office:value="183440.0"/>
          <table:table-cell office:value-type="float" office:value="71123.0"/>
          <table:table-cell office:value-type="float" office:value="0.0"/>
          <table:table-cell office:value-type="float" office:value="0.0"/>
          <table:table-cell office:value-type="float" office:value="2.73424"/>
          <table:table-cell office:value-type="float" office:value="2.668"/>
          <table:table-cell office:value-type="float" office:value="0.37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322.0"/>
          <table:table-cell office:value-type="float" office:value="2290.0"/>
          <table:table-cell office:value-type="float" office:value="183440.0"/>
          <table:table-cell office:value-type="float" office:value="71123.0"/>
          <table:table-cell office:value-type="float" office:value="0.0"/>
          <table:table-cell office:value-type="float" office:value="0.0"/>
          <table:table-cell table:formula="of:=MIN([.$B401];[.$O401])" office:value-type="float"/>
          <table:table-cell table:formula="of:=MIN([.$C401];[.$P401])" office:value-type="float"/>
          <table:table-cell table:formula="of:=MIN([.$D401];[.$Q401])" office:value-type="float"/>
          <table:table-cell table:formula="of:=MIN([.$E401];[.$R401])" office:value-type="float"/>
          <table:table-cell table:formula="of:=MIN([.$F401];[.$S401])" office:value-type="float"/>
          <table:table-cell table:formula="of:=MIN([.$G401];[.$T401])" office:value-type="float"/>
          <table:table-cell table:formula="of:=MIN([.$H401];[.$U401])" office:value-type="float"/>
          <table:table-cell table:formula="of:=MIN([.$I401];[.$V401])" office:value-type="float"/>
          <table:table-cell table:formula="of:=MIN([.$J401])" office:value-type="float"/>
          <table:table-cell table:formula="of:=MIN([.$K401];[.$W401])" office:value-type="float"/>
          <table:table-cell table:formula="of:=MIN([.$L401];[.$X401])" office:value-type="float"/>
          <table:table-cell table:formula="of:=MIN([.$M401];[.$Y401])" office:value-type="float"/>
          <table:table-cell table:formula="of:=MIN([.$N401];[.$Z401])" office:value-type="float"/>
          <table:table-cell table:formula="of:=MEDIAN([.$B401];[.$O401])" office:value-type="float"/>
          <table:table-cell table:formula="of:=MEDIAN([.$C401];[.$P401])" office:value-type="float"/>
          <table:table-cell table:formula="of:=MEDIAN([.$D401];[.$Q401])" office:value-type="float"/>
          <table:table-cell table:formula="of:=MEDIAN([.$E401];[.$R401])" office:value-type="float"/>
          <table:table-cell table:formula="of:=MEDIAN([.$F401];[.$S401])" office:value-type="float"/>
          <table:table-cell table:formula="of:=MEDIAN([.$G401];[.$T401])" office:value-type="float"/>
          <table:table-cell table:formula="of:=MEDIAN([.$H401];[.$U401])" office:value-type="float"/>
          <table:table-cell table:formula="of:=MEDIAN([.$I401];[.$V401])" office:value-type="float"/>
          <table:table-cell table:formula="of:=MEDIAN([.$J401])" office:value-type="float"/>
          <table:table-cell table:formula="of:=MEDIAN([.$K401];[.$W401])" office:value-type="float"/>
          <table:table-cell table:formula="of:=MEDIAN([.$L401];[.$X401])" office:value-type="float"/>
          <table:table-cell table:formula="of:=MEDIAN([.$M401];[.$Y401])" office:value-type="float"/>
          <table:table-cell table:formula="of:=MEDIAN([.$N401];[.$Z401])" office:value-type="float"/>
          <table:table-cell table:formula="of:=MAX([.$B401];[.$O401])" office:value-type="float"/>
          <table:table-cell table:formula="of:=MAX([.$C401];[.$P401])" office:value-type="float"/>
          <table:table-cell table:formula="of:=MAX([.$D401];[.$Q401])" office:value-type="float"/>
          <table:table-cell table:formula="of:=MAX([.$E401];[.$R401])" office:value-type="float"/>
          <table:table-cell table:formula="of:=MAX([.$F401];[.$S401])" office:value-type="float"/>
          <table:table-cell table:formula="of:=MAX([.$G401];[.$T401])" office:value-type="float"/>
          <table:table-cell table:formula="of:=MAX([.$H401];[.$U401])" office:value-type="float"/>
          <table:table-cell table:formula="of:=MAX([.$I401];[.$V401])" office:value-type="float"/>
          <table:table-cell table:formula="of:=MAX([.$J401])" office:value-type="float"/>
          <table:table-cell table:formula="of:=MAX([.$K401];[.$W401])" office:value-type="float"/>
          <table:table-cell table:formula="of:=MAX([.$L401];[.$X401])" office:value-type="float"/>
          <table:table-cell table:formula="of:=MAX([.$M401];[.$Y401])" office:value-type="float"/>
          <table:table-cell table:formula="of:=MAX([.$N401];[.$Z401])" office:value-type="float"/>
        </table:table-row>
        <table:table-row table:style-name="ro1">
          <table:table-cell office:value-type="string">
            <text:p>p10.pddl/9</text:p>
          </table:table-cell>
          <table:table-cell office:value-type="float" office:value="20.8772"/>
          <table:table-cell office:value-type="float" office:value="20.793"/>
          <table:table-cell office:value-type="float" office:value="18.13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2545.0"/>
          <table:table-cell office:value-type="float" office:value="97288.0"/>
          <table:table-cell office:value-type="float" office:value="85974.0"/>
          <table:table-cell office:value-type="float" office:value="205017.0"/>
          <table:table-cell office:value-type="float" office:value="87250.0"/>
          <table:table-cell office:value-type="float" office:value="0.0"/>
          <table:table-cell office:value-type="float" office:value="0.0"/>
          <table:table-cell office:value-type="float" office:value="3.18475"/>
          <table:table-cell office:value-type="float" office:value="3.113"/>
          <table:table-cell office:value-type="float" office:value="0.5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711.0"/>
          <table:table-cell office:value-type="float" office:value="7125.0"/>
          <table:table-cell office:value-type="float" office:value="205017.0"/>
          <table:table-cell office:value-type="float" office:value="87250.0"/>
          <table:table-cell office:value-type="float" office:value="0.0"/>
          <table:table-cell office:value-type="float" office:value="0.0"/>
          <table:table-cell table:formula="of:=MIN([.$B402];[.$O402])" office:value-type="float"/>
          <table:table-cell table:formula="of:=MIN([.$C402];[.$P402])" office:value-type="float"/>
          <table:table-cell table:formula="of:=MIN([.$D402];[.$Q402])" office:value-type="float"/>
          <table:table-cell table:formula="of:=MIN([.$E402];[.$R402])" office:value-type="float"/>
          <table:table-cell table:formula="of:=MIN([.$F402];[.$S402])" office:value-type="float"/>
          <table:table-cell table:formula="of:=MIN([.$G402];[.$T402])" office:value-type="float"/>
          <table:table-cell table:formula="of:=MIN([.$H402];[.$U402])" office:value-type="float"/>
          <table:table-cell table:formula="of:=MIN([.$I402];[.$V402])" office:value-type="float"/>
          <table:table-cell table:formula="of:=MIN([.$J402])" office:value-type="float"/>
          <table:table-cell table:formula="of:=MIN([.$K402];[.$W402])" office:value-type="float"/>
          <table:table-cell table:formula="of:=MIN([.$L402];[.$X402])" office:value-type="float"/>
          <table:table-cell table:formula="of:=MIN([.$M402];[.$Y402])" office:value-type="float"/>
          <table:table-cell table:formula="of:=MIN([.$N402];[.$Z402])" office:value-type="float"/>
          <table:table-cell table:formula="of:=MEDIAN([.$B402];[.$O402])" office:value-type="float"/>
          <table:table-cell table:formula="of:=MEDIAN([.$C402];[.$P402])" office:value-type="float"/>
          <table:table-cell table:formula="of:=MEDIAN([.$D402];[.$Q402])" office:value-type="float"/>
          <table:table-cell table:formula="of:=MEDIAN([.$E402];[.$R402])" office:value-type="float"/>
          <table:table-cell table:formula="of:=MEDIAN([.$F402];[.$S402])" office:value-type="float"/>
          <table:table-cell table:formula="of:=MEDIAN([.$G402];[.$T402])" office:value-type="float"/>
          <table:table-cell table:formula="of:=MEDIAN([.$H402];[.$U402])" office:value-type="float"/>
          <table:table-cell table:formula="of:=MEDIAN([.$I402];[.$V402])" office:value-type="float"/>
          <table:table-cell table:formula="of:=MEDIAN([.$J402])" office:value-type="float"/>
          <table:table-cell table:formula="of:=MEDIAN([.$K402];[.$W402])" office:value-type="float"/>
          <table:table-cell table:formula="of:=MEDIAN([.$L402];[.$X402])" office:value-type="float"/>
          <table:table-cell table:formula="of:=MEDIAN([.$M402];[.$Y402])" office:value-type="float"/>
          <table:table-cell table:formula="of:=MEDIAN([.$N402];[.$Z402])" office:value-type="float"/>
          <table:table-cell table:formula="of:=MAX([.$B402];[.$O402])" office:value-type="float"/>
          <table:table-cell table:formula="of:=MAX([.$C402];[.$P402])" office:value-type="float"/>
          <table:table-cell table:formula="of:=MAX([.$D402];[.$Q402])" office:value-type="float"/>
          <table:table-cell table:formula="of:=MAX([.$E402];[.$R402])" office:value-type="float"/>
          <table:table-cell table:formula="of:=MAX([.$F402];[.$S402])" office:value-type="float"/>
          <table:table-cell table:formula="of:=MAX([.$G402];[.$T402])" office:value-type="float"/>
          <table:table-cell table:formula="of:=MAX([.$H402];[.$U402])" office:value-type="float"/>
          <table:table-cell table:formula="of:=MAX([.$I402];[.$V402])" office:value-type="float"/>
          <table:table-cell table:formula="of:=MAX([.$J402])" office:value-type="float"/>
          <table:table-cell table:formula="of:=MAX([.$K402];[.$W402])" office:value-type="float"/>
          <table:table-cell table:formula="of:=MAX([.$L402];[.$X402])" office:value-type="float"/>
          <table:table-cell table:formula="of:=MAX([.$M402];[.$Y402])" office:value-type="float"/>
          <table:table-cell table:formula="of:=MAX([.$N402];[.$Z40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02])" office:value-type="float"/>
          <table:table-cell table:formula="of:=SUM([.C3:.C402])" office:value-type="float"/>
          <table:table-cell table:formula="of:=SUM([.D3:.D402])" office:value-type="float"/>
          <table:table-cell table:formula="of:=SUM([.E3:.E402])" office:value-type="float"/>
          <table:table-cell table:formula="of:=SUM([.F3:.F402])" office:value-type="float"/>
          <table:table-cell table:formula="of:=SUM([.G3:.G402])" office:value-type="float"/>
          <table:table-cell table:formula="of:=SUM([.H3:.H402])" office:value-type="float"/>
          <table:table-cell table:formula="of:=SUM([.I3:.I402])" office:value-type="float"/>
          <table:table-cell table:formula="of:=SUM([.J3:.J402])" office:value-type="float"/>
          <table:table-cell table:formula="of:=SUM([.K3:.K402])" office:value-type="float"/>
          <table:table-cell table:formula="of:=SUM([.L3:.L402])" office:value-type="float"/>
          <table:table-cell table:formula="of:=SUM([.M3:.M402])" office:value-type="float"/>
          <table:table-cell table:formula="of:=SUM([.N3:.N402])" office:value-type="float"/>
          <table:table-cell table:formula="of:=SUM([.O3:.O402])" office:value-type="float"/>
          <table:table-cell table:formula="of:=SUM([.P3:.P402])" office:value-type="float"/>
          <table:table-cell table:formula="of:=SUM([.Q3:.Q402])" office:value-type="float"/>
          <table:table-cell table:formula="of:=SUM([.R3:.R402])" office:value-type="float"/>
          <table:table-cell table:formula="of:=SUM([.S3:.S402])" office:value-type="float"/>
          <table:table-cell table:formula="of:=SUM([.T3:.T402])" office:value-type="float"/>
          <table:table-cell table:formula="of:=SUM([.U3:.U402])" office:value-type="float"/>
          <table:table-cell table:formula="of:=SUM([.V3:.V402])" office:value-type="float"/>
          <table:table-cell table:formula="of:=SUM([.W3:.W402])" office:value-type="float"/>
          <table:table-cell table:formula="of:=SUM([.X3:.X402])" office:value-type="float"/>
          <table:table-cell table:formula="of:=SUM([.Y3:.Y402])" office:value-type="float"/>
          <table:table-cell table:formula="of:=SUM([.Z3:.Z402])" office:value-type="float"/>
          <table:table-cell table:formula="of:=SUM([.AA3:.AA402])" office:value-type="float"/>
          <table:table-cell table:formula="of:=SUM([.AB3:.AB402])" office:value-type="float"/>
          <table:table-cell table:formula="of:=SUM([.AC3:.AC402])" office:value-type="float"/>
          <table:table-cell table:formula="of:=SUM([.AD3:.AD402])" office:value-type="float"/>
          <table:table-cell table:formula="of:=SUM([.AE3:.AE402])" office:value-type="float"/>
          <table:table-cell table:formula="of:=SUM([.AF3:.AF402])" office:value-type="float"/>
          <table:table-cell table:formula="of:=SUM([.AG3:.AG402])" office:value-type="float"/>
          <table:table-cell table:formula="of:=SUM([.AH3:.AH402])" office:value-type="float"/>
          <table:table-cell table:formula="of:=SUM([.AI3:.AI402])" office:value-type="float"/>
          <table:table-cell table:formula="of:=SUM([.AJ3:.AJ402])" office:value-type="float"/>
          <table:table-cell table:formula="of:=SUM([.AK3:.AK402])" office:value-type="float"/>
          <table:table-cell table:formula="of:=SUM([.AL3:.AL402])" office:value-type="float"/>
          <table:table-cell table:formula="of:=SUM([.AM3:.AM402])" office:value-type="float"/>
          <table:table-cell table:formula="of:=SUM([.AN3:.AN402])" office:value-type="float"/>
          <table:table-cell table:formula="of:=SUM([.AO3:.AO402])" office:value-type="float"/>
          <table:table-cell table:formula="of:=SUM([.AP3:.AP402])" office:value-type="float"/>
          <table:table-cell table:formula="of:=SUM([.AQ3:.AQ402])" office:value-type="float"/>
          <table:table-cell table:formula="of:=SUM([.AR3:.AR402])" office:value-type="float"/>
          <table:table-cell table:formula="of:=SUM([.AS3:.AS402])" office:value-type="float"/>
          <table:table-cell table:formula="of:=SUM([.AT3:.AT402])" office:value-type="float"/>
          <table:table-cell table:formula="of:=SUM([.AU3:.AU402])" office:value-type="float"/>
          <table:table-cell table:formula="of:=SUM([.AV3:.AV402])" office:value-type="float"/>
          <table:table-cell table:formula="of:=SUM([.AW3:.AW402])" office:value-type="float"/>
          <table:table-cell table:formula="of:=SUM([.AX3:.AX402])" office:value-type="float"/>
          <table:table-cell table:formula="of:=SUM([.AY3:.AY402])" office:value-type="float"/>
          <table:table-cell table:formula="of:=SUM([.AZ3:.AZ402])" office:value-type="float"/>
          <table:table-cell table:formula="of:=SUM([.BA3:.BA402])" office:value-type="float"/>
          <table:table-cell table:formula="of:=SUM([.BB3:.BB402])" office:value-type="float"/>
          <table:table-cell table:formula="of:=SUM([.BC3:.BC402])" office:value-type="float"/>
          <table:table-cell table:formula="of:=SUM([.BD3:.BD402])" office:value-type="float"/>
          <table:table-cell table:formula="of:=SUM([.BE3:.BE402])" office:value-type="float"/>
          <table:table-cell table:formula="of:=SUM([.BF3:.BF402])" office:value-type="float"/>
          <table:table-cell table:formula="of:=SUM([.BG3:.BG402])" office:value-type="float"/>
          <table:table-cell table:formula="of:=SUM([.BH3:.BH402])" office:value-type="float"/>
          <table:table-cell table:formula="of:=SUM([.BI3:.BI402])" office:value-type="float"/>
          <table:table-cell table:formula="of:=SUM([.BJ3:.BJ402])" office:value-type="float"/>
          <table:table-cell table:formula="of:=SUM([.BK3:.BK402])" office:value-type="float"/>
          <table:table-cell table:formula="of:=SUM([.BL3:.BL402])" office:value-type="float"/>
          <table:table-cell table:formula="of:=SUM([.BM3:.BM40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02])" office:value-type="float"/>
          <table:table-cell table:formula="of:=AVERAGE([.C3:.C402])" office:value-type="float"/>
          <table:table-cell table:formula="of:=AVERAGE([.D3:.D402])" office:value-type="float"/>
          <table:table-cell table:formula="of:=AVERAGE([.E3:.E402])" office:value-type="float"/>
          <table:table-cell table:formula="of:=AVERAGE([.F3:.F402])" office:value-type="float"/>
          <table:table-cell table:formula="of:=AVERAGE([.G3:.G402])" office:value-type="float"/>
          <table:table-cell table:formula="of:=AVERAGE([.H3:.H402])" office:value-type="float"/>
          <table:table-cell table:formula="of:=AVERAGE([.I3:.I402])" office:value-type="float"/>
          <table:table-cell table:formula="of:=AVERAGE([.J3:.J402])" office:value-type="float"/>
          <table:table-cell table:formula="of:=AVERAGE([.K3:.K402])" office:value-type="float"/>
          <table:table-cell table:formula="of:=AVERAGE([.L3:.L402])" office:value-type="float"/>
          <table:table-cell table:formula="of:=AVERAGE([.M3:.M402])" office:value-type="float"/>
          <table:table-cell table:formula="of:=AVERAGE([.N3:.N402])" office:value-type="float"/>
          <table:table-cell table:formula="of:=AVERAGE([.O3:.O402])" office:value-type="float"/>
          <table:table-cell table:formula="of:=AVERAGE([.P3:.P402])" office:value-type="float"/>
          <table:table-cell table:formula="of:=AVERAGE([.Q3:.Q402])" office:value-type="float"/>
          <table:table-cell table:formula="of:=AVERAGE([.R3:.R402])" office:value-type="float"/>
          <table:table-cell table:formula="of:=AVERAGE([.S3:.S402])" office:value-type="float"/>
          <table:table-cell table:formula="of:=AVERAGE([.T3:.T402])" office:value-type="float"/>
          <table:table-cell table:formula="of:=AVERAGE([.U3:.U402])" office:value-type="float"/>
          <table:table-cell table:formula="of:=AVERAGE([.V3:.V402])" office:value-type="float"/>
          <table:table-cell table:formula="of:=AVERAGE([.W3:.W402])" office:value-type="float"/>
          <table:table-cell table:formula="of:=AVERAGE([.X3:.X402])" office:value-type="float"/>
          <table:table-cell table:formula="of:=AVERAGE([.Y3:.Y402])" office:value-type="float"/>
          <table:table-cell table:formula="of:=AVERAGE([.Z3:.Z402])" office:value-type="float"/>
          <table:table-cell table:formula="of:=AVERAGE([.AA3:.AA402])" office:value-type="float"/>
          <table:table-cell table:formula="of:=AVERAGE([.AB3:.AB402])" office:value-type="float"/>
          <table:table-cell table:formula="of:=AVERAGE([.AC3:.AC402])" office:value-type="float"/>
          <table:table-cell table:formula="of:=AVERAGE([.AD3:.AD402])" office:value-type="float"/>
          <table:table-cell table:formula="of:=AVERAGE([.AE3:.AE402])" office:value-type="float"/>
          <table:table-cell table:formula="of:=AVERAGE([.AF3:.AF402])" office:value-type="float"/>
          <table:table-cell table:formula="of:=AVERAGE([.AG3:.AG402])" office:value-type="float"/>
          <table:table-cell table:formula="of:=AVERAGE([.AH3:.AH402])" office:value-type="float"/>
          <table:table-cell table:formula="of:=AVERAGE([.AI3:.AI402])" office:value-type="float"/>
          <table:table-cell table:formula="of:=AVERAGE([.AJ3:.AJ402])" office:value-type="float"/>
          <table:table-cell table:formula="of:=AVERAGE([.AK3:.AK402])" office:value-type="float"/>
          <table:table-cell table:formula="of:=AVERAGE([.AL3:.AL402])" office:value-type="float"/>
          <table:table-cell table:formula="of:=AVERAGE([.AM3:.AM402])" office:value-type="float"/>
          <table:table-cell table:formula="of:=AVERAGE([.AN3:.AN402])" office:value-type="float"/>
          <table:table-cell table:formula="of:=AVERAGE([.AO3:.AO402])" office:value-type="float"/>
          <table:table-cell table:formula="of:=AVERAGE([.AP3:.AP402])" office:value-type="float"/>
          <table:table-cell table:formula="of:=AVERAGE([.AQ3:.AQ402])" office:value-type="float"/>
          <table:table-cell table:formula="of:=AVERAGE([.AR3:.AR402])" office:value-type="float"/>
          <table:table-cell table:formula="of:=AVERAGE([.AS3:.AS402])" office:value-type="float"/>
          <table:table-cell table:formula="of:=AVERAGE([.AT3:.AT402])" office:value-type="float"/>
          <table:table-cell table:formula="of:=AVERAGE([.AU3:.AU402])" office:value-type="float"/>
          <table:table-cell table:formula="of:=AVERAGE([.AV3:.AV402])" office:value-type="float"/>
          <table:table-cell table:formula="of:=AVERAGE([.AW3:.AW402])" office:value-type="float"/>
          <table:table-cell table:formula="of:=AVERAGE([.AX3:.AX402])" office:value-type="float"/>
          <table:table-cell table:formula="of:=AVERAGE([.AY3:.AY402])" office:value-type="float"/>
          <table:table-cell table:formula="of:=AVERAGE([.AZ3:.AZ402])" office:value-type="float"/>
          <table:table-cell table:formula="of:=AVERAGE([.BA3:.BA402])" office:value-type="float"/>
          <table:table-cell table:formula="of:=AVERAGE([.BB3:.BB402])" office:value-type="float"/>
          <table:table-cell table:formula="of:=AVERAGE([.BC3:.BC402])" office:value-type="float"/>
          <table:table-cell table:formula="of:=AVERAGE([.BD3:.BD402])" office:value-type="float"/>
          <table:table-cell table:formula="of:=AVERAGE([.BE3:.BE402])" office:value-type="float"/>
          <table:table-cell table:formula="of:=AVERAGE([.BF3:.BF402])" office:value-type="float"/>
          <table:table-cell table:formula="of:=AVERAGE([.BG3:.BG402])" office:value-type="float"/>
          <table:table-cell table:formula="of:=AVERAGE([.BH3:.BH402])" office:value-type="float"/>
          <table:table-cell table:formula="of:=AVERAGE([.BI3:.BI402])" office:value-type="float"/>
          <table:table-cell table:formula="of:=AVERAGE([.BJ3:.BJ402])" office:value-type="float"/>
          <table:table-cell table:formula="of:=AVERAGE([.BK3:.BK402])" office:value-type="float"/>
          <table:table-cell table:formula="of:=AVERAGE([.BL3:.BL402])" office:value-type="float"/>
          <table:table-cell table:formula="of:=AVERAGE([.BM3:.BM40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02])" office:value-type="float"/>
          <table:table-cell table:formula="of:=STDEV([.C3:.C402])" office:value-type="float"/>
          <table:table-cell table:formula="of:=STDEV([.D3:.D402])" office:value-type="float"/>
          <table:table-cell table:formula="of:=STDEV([.E3:.E402])" office:value-type="float"/>
          <table:table-cell table:formula="of:=STDEV([.F3:.F402])" office:value-type="float"/>
          <table:table-cell table:formula="of:=STDEV([.G3:.G402])" office:value-type="float"/>
          <table:table-cell table:formula="of:=STDEV([.H3:.H402])" office:value-type="float"/>
          <table:table-cell table:formula="of:=STDEV([.I3:.I402])" office:value-type="float"/>
          <table:table-cell table:formula="of:=STDEV([.J3:.J402])" office:value-type="float"/>
          <table:table-cell table:formula="of:=STDEV([.K3:.K402])" office:value-type="float"/>
          <table:table-cell table:formula="of:=STDEV([.L3:.L402])" office:value-type="float"/>
          <table:table-cell table:formula="of:=STDEV([.M3:.M402])" office:value-type="float"/>
          <table:table-cell table:formula="of:=STDEV([.N3:.N402])" office:value-type="float"/>
          <table:table-cell table:formula="of:=STDEV([.O3:.O402])" office:value-type="float"/>
          <table:table-cell table:formula="of:=STDEV([.P3:.P402])" office:value-type="float"/>
          <table:table-cell table:formula="of:=STDEV([.Q3:.Q402])" office:value-type="float"/>
          <table:table-cell table:formula="of:=STDEV([.R3:.R402])" office:value-type="float"/>
          <table:table-cell table:formula="of:=STDEV([.S3:.S402])" office:value-type="float"/>
          <table:table-cell table:formula="of:=STDEV([.T3:.T402])" office:value-type="float"/>
          <table:table-cell table:formula="of:=STDEV([.U3:.U402])" office:value-type="float"/>
          <table:table-cell table:formula="of:=STDEV([.V3:.V402])" office:value-type="float"/>
          <table:table-cell table:formula="of:=STDEV([.W3:.W402])" office:value-type="float"/>
          <table:table-cell table:formula="of:=STDEV([.X3:.X402])" office:value-type="float"/>
          <table:table-cell table:formula="of:=STDEV([.Y3:.Y402])" office:value-type="float"/>
          <table:table-cell table:formula="of:=STDEV([.Z3:.Z402])" office:value-type="float"/>
          <table:table-cell table:formula="of:=STDEV([.AA3:.AA402])" office:value-type="float"/>
          <table:table-cell table:formula="of:=STDEV([.AB3:.AB402])" office:value-type="float"/>
          <table:table-cell table:formula="of:=STDEV([.AC3:.AC402])" office:value-type="float"/>
          <table:table-cell table:formula="of:=STDEV([.AD3:.AD402])" office:value-type="float"/>
          <table:table-cell table:formula="of:=STDEV([.AE3:.AE402])" office:value-type="float"/>
          <table:table-cell table:formula="of:=STDEV([.AF3:.AF402])" office:value-type="float"/>
          <table:table-cell table:formula="of:=STDEV([.AG3:.AG402])" office:value-type="float"/>
          <table:table-cell table:formula="of:=STDEV([.AH3:.AH402])" office:value-type="float"/>
          <table:table-cell table:formula="of:=STDEV([.AI3:.AI402])" office:value-type="float"/>
          <table:table-cell table:formula="of:=STDEV([.AJ3:.AJ402])" office:value-type="float"/>
          <table:table-cell table:formula="of:=STDEV([.AK3:.AK402])" office:value-type="float"/>
          <table:table-cell table:formula="of:=STDEV([.AL3:.AL402])" office:value-type="float"/>
          <table:table-cell table:formula="of:=STDEV([.AM3:.AM402])" office:value-type="float"/>
          <table:table-cell table:formula="of:=STDEV([.AN3:.AN402])" office:value-type="float"/>
          <table:table-cell table:formula="of:=STDEV([.AO3:.AO402])" office:value-type="float"/>
          <table:table-cell table:formula="of:=STDEV([.AP3:.AP402])" office:value-type="float"/>
          <table:table-cell table:formula="of:=STDEV([.AQ3:.AQ402])" office:value-type="float"/>
          <table:table-cell table:formula="of:=STDEV([.AR3:.AR402])" office:value-type="float"/>
          <table:table-cell table:formula="of:=STDEV([.AS3:.AS402])" office:value-type="float"/>
          <table:table-cell table:formula="of:=STDEV([.AT3:.AT402])" office:value-type="float"/>
          <table:table-cell table:formula="of:=STDEV([.AU3:.AU402])" office:value-type="float"/>
          <table:table-cell table:formula="of:=STDEV([.AV3:.AV402])" office:value-type="float"/>
          <table:table-cell table:formula="of:=STDEV([.AW3:.AW402])" office:value-type="float"/>
          <table:table-cell table:formula="of:=STDEV([.AX3:.AX402])" office:value-type="float"/>
          <table:table-cell table:formula="of:=STDEV([.AY3:.AY402])" office:value-type="float"/>
          <table:table-cell table:formula="of:=STDEV([.AZ3:.AZ402])" office:value-type="float"/>
          <table:table-cell table:formula="of:=STDEV([.BA3:.BA402])" office:value-type="float"/>
          <table:table-cell table:formula="of:=STDEV([.BB3:.BB402])" office:value-type="float"/>
          <table:table-cell table:formula="of:=STDEV([.BC3:.BC402])" office:value-type="float"/>
          <table:table-cell table:formula="of:=STDEV([.BD3:.BD402])" office:value-type="float"/>
          <table:table-cell table:formula="of:=STDEV([.BE3:.BE402])" office:value-type="float"/>
          <table:table-cell table:formula="of:=STDEV([.BF3:.BF402])" office:value-type="float"/>
          <table:table-cell table:formula="of:=STDEV([.BG3:.BG402])" office:value-type="float"/>
          <table:table-cell table:formula="of:=STDEV([.BH3:.BH402])" office:value-type="float"/>
          <table:table-cell table:formula="of:=STDEV([.BI3:.BI402])" office:value-type="float"/>
          <table:table-cell table:formula="of:=STDEV([.BJ3:.BJ402])" office:value-type="float"/>
          <table:table-cell table:formula="of:=STDEV([.BK3:.BK402])" office:value-type="float"/>
          <table:table-cell table:formula="of:=STDEV([.BL3:.BL402])" office:value-type="float"/>
          <table:table-cell table:formula="of:=STDEV([.BM3:.BM40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02]-[.$AA3:.$AA402])^2)^0.5" office:value-type="float"/>
          <table:table-cell table:number-matrix-columns-spanned="1" table:number-matrix-rows-spanned="1" table:formula="of:=SUM(([.C3:.C402]-[.$AB3:.$AB402])^2)^0.5" office:value-type="float"/>
          <table:table-cell table:number-matrix-columns-spanned="1" table:number-matrix-rows-spanned="1" table:formula="of:=SUM(([.D3:.D402]-[.$AC3:.$AC402])^2)^0.5" office:value-type="float"/>
          <table:table-cell table:number-matrix-columns-spanned="1" table:number-matrix-rows-spanned="1" table:formula="of:=SUM(([.E3:.E402]-[.$AD3:.$AD402])^2)^0.5" office:value-type="float"/>
          <table:table-cell table:number-matrix-columns-spanned="1" table:number-matrix-rows-spanned="1" table:formula="of:=SUM(([.F3:.F402]-[.$AE3:.$AE402])^2)^0.5" office:value-type="float"/>
          <table:table-cell table:number-matrix-columns-spanned="1" table:number-matrix-rows-spanned="1" table:formula="of:=SUM(([.G3:.G402]-[.$AF3:.$AF402])^2)^0.5" office:value-type="float"/>
          <table:table-cell table:number-matrix-columns-spanned="1" table:number-matrix-rows-spanned="1" table:formula="of:=SUM(([.H3:.H402]-[.$AG3:.$AG402])^2)^0.5" office:value-type="float"/>
          <table:table-cell table:number-matrix-columns-spanned="1" table:number-matrix-rows-spanned="1" table:formula="of:=SUM(([.I3:.I402]-[.$AH3:.$AH402])^2)^0.5" office:value-type="float"/>
          <table:table-cell table:number-matrix-columns-spanned="1" table:number-matrix-rows-spanned="1" table:formula="of:=SUM(([.J3:.J402]-[.$AI3:.$AI402])^2)^0.5" office:value-type="float"/>
          <table:table-cell table:number-matrix-columns-spanned="1" table:number-matrix-rows-spanned="1" table:formula="of:=SUM(([.K3:.K402]-[.$AJ3:.$AJ402])^2)^0.5" office:value-type="float"/>
          <table:table-cell table:number-matrix-columns-spanned="1" table:number-matrix-rows-spanned="1" table:formula="of:=SUM(([.L3:.L402]-[.$AK3:.$AK402])^2)^0.5" office:value-type="float"/>
          <table:table-cell table:number-matrix-columns-spanned="1" table:number-matrix-rows-spanned="1" table:formula="of:=SUM(([.M3:.M402]-[.$AL3:.$AL402])^2)^0.5" office:value-type="float"/>
          <table:table-cell table:number-matrix-columns-spanned="1" table:number-matrix-rows-spanned="1" table:formula="of:=SUM(([.N3:.N402]-[.$AM3:.$AM402])^2)^0.5" office:value-type="float"/>
          <table:table-cell table:number-matrix-columns-spanned="1" table:number-matrix-rows-spanned="1" table:formula="of:=SUM(([.O3:.O402]-[.$AA3:.$AA402])^2)^0.5" office:value-type="float"/>
          <table:table-cell table:number-matrix-columns-spanned="1" table:number-matrix-rows-spanned="1" table:formula="of:=SUM(([.P3:.P402]-[.$AB3:.$AB402])^2)^0.5" office:value-type="float"/>
          <table:table-cell table:number-matrix-columns-spanned="1" table:number-matrix-rows-spanned="1" table:formula="of:=SUM(([.Q3:.Q402]-[.$AC3:.$AC402])^2)^0.5" office:value-type="float"/>
          <table:table-cell table:number-matrix-columns-spanned="1" table:number-matrix-rows-spanned="1" table:formula="of:=SUM(([.R3:.R402]-[.$AD3:.$AD402])^2)^0.5" office:value-type="float"/>
          <table:table-cell table:number-matrix-columns-spanned="1" table:number-matrix-rows-spanned="1" table:formula="of:=SUM(([.S3:.S402]-[.$AE3:.$AE402])^2)^0.5" office:value-type="float"/>
          <table:table-cell table:number-matrix-columns-spanned="1" table:number-matrix-rows-spanned="1" table:formula="of:=SUM(([.T3:.T402]-[.$AF3:.$AF402])^2)^0.5" office:value-type="float"/>
          <table:table-cell table:number-matrix-columns-spanned="1" table:number-matrix-rows-spanned="1" table:formula="of:=SUM(([.U3:.U402]-[.$AG3:.$AG402])^2)^0.5" office:value-type="float"/>
          <table:table-cell table:number-matrix-columns-spanned="1" table:number-matrix-rows-spanned="1" table:formula="of:=SUM(([.V3:.V402]-[.$AH3:.$AH402])^2)^0.5" office:value-type="float"/>
          <table:table-cell table:number-matrix-columns-spanned="1" table:number-matrix-rows-spanned="1" table:formula="of:=SUM(([.W3:.W402]-[.$AJ3:.$AJ402])^2)^0.5" office:value-type="float"/>
          <table:table-cell table:number-matrix-columns-spanned="1" table:number-matrix-rows-spanned="1" table:formula="of:=SUM(([.X3:.X402]-[.$AK3:.$AK402])^2)^0.5" office:value-type="float"/>
          <table:table-cell table:number-matrix-columns-spanned="1" table:number-matrix-rows-spanned="1" table:formula="of:=SUM(([.Y3:.Y402]-[.$AL3:.$AL402])^2)^0.5" office:value-type="float"/>
          <table:table-cell table:number-matrix-columns-spanned="1" table:number-matrix-rows-spanned="1" table:formula="of:=SUM(([.Z3:.Z402]-[.$AM3:.$AM40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02]=[.$AA3:.$AA402])" office:value-type="float"/>
          <table:table-cell table:number-matrix-columns-spanned="1" table:number-matrix-rows-spanned="1" table:formula="of:=SUM([.C3:.C402]=[.$AB3:.$AB402])" office:value-type="float"/>
          <table:table-cell table:number-matrix-columns-spanned="1" table:number-matrix-rows-spanned="1" table:formula="of:=SUM([.D3:.D402]=[.$AC3:.$AC402])" office:value-type="float"/>
          <table:table-cell table:number-matrix-columns-spanned="1" table:number-matrix-rows-spanned="1" table:formula="of:=SUM([.E3:.E402]=[.$AD3:.$AD402])" office:value-type="float"/>
          <table:table-cell table:number-matrix-columns-spanned="1" table:number-matrix-rows-spanned="1" table:formula="of:=SUM([.F3:.F402]=[.$AE3:.$AE402])" office:value-type="float"/>
          <table:table-cell table:number-matrix-columns-spanned="1" table:number-matrix-rows-spanned="1" table:formula="of:=SUM([.G3:.G402]=[.$AF3:.$AF402])" office:value-type="float"/>
          <table:table-cell table:number-matrix-columns-spanned="1" table:number-matrix-rows-spanned="1" table:formula="of:=SUM([.H3:.H402]=[.$AG3:.$AG402])" office:value-type="float"/>
          <table:table-cell table:number-matrix-columns-spanned="1" table:number-matrix-rows-spanned="1" table:formula="of:=SUM([.I3:.I402]=[.$AH3:.$AH402])" office:value-type="float"/>
          <table:table-cell table:number-matrix-columns-spanned="1" table:number-matrix-rows-spanned="1" table:formula="of:=SUM([.J3:.J402]=[.$AI3:.$AI402])" office:value-type="float"/>
          <table:table-cell table:number-matrix-columns-spanned="1" table:number-matrix-rows-spanned="1" table:formula="of:=SUM([.K3:.K402]=[.$AJ3:.$AJ402])" office:value-type="float"/>
          <table:table-cell table:number-matrix-columns-spanned="1" table:number-matrix-rows-spanned="1" table:formula="of:=SUM([.L3:.L402]=[.$AK3:.$AK402])" office:value-type="float"/>
          <table:table-cell table:number-matrix-columns-spanned="1" table:number-matrix-rows-spanned="1" table:formula="of:=SUM([.M3:.M402]=[.$AL3:.$AL402])" office:value-type="float"/>
          <table:table-cell table:number-matrix-columns-spanned="1" table:number-matrix-rows-spanned="1" table:formula="of:=SUM([.N3:.N402]=[.$AM3:.$AM402])" office:value-type="float"/>
          <table:table-cell table:number-matrix-columns-spanned="1" table:number-matrix-rows-spanned="1" table:formula="of:=SUM([.O3:.O402]=[.$AA3:.$AA402])" office:value-type="float"/>
          <table:table-cell table:number-matrix-columns-spanned="1" table:number-matrix-rows-spanned="1" table:formula="of:=SUM([.P3:.P402]=[.$AB3:.$AB402])" office:value-type="float"/>
          <table:table-cell table:number-matrix-columns-spanned="1" table:number-matrix-rows-spanned="1" table:formula="of:=SUM([.Q3:.Q402]=[.$AC3:.$AC402])" office:value-type="float"/>
          <table:table-cell table:number-matrix-columns-spanned="1" table:number-matrix-rows-spanned="1" table:formula="of:=SUM([.R3:.R402]=[.$AD3:.$AD402])" office:value-type="float"/>
          <table:table-cell table:number-matrix-columns-spanned="1" table:number-matrix-rows-spanned="1" table:formula="of:=SUM([.S3:.S402]=[.$AE3:.$AE402])" office:value-type="float"/>
          <table:table-cell table:number-matrix-columns-spanned="1" table:number-matrix-rows-spanned="1" table:formula="of:=SUM([.T3:.T402]=[.$AF3:.$AF402])" office:value-type="float"/>
          <table:table-cell table:number-matrix-columns-spanned="1" table:number-matrix-rows-spanned="1" table:formula="of:=SUM([.U3:.U402]=[.$AG3:.$AG402])" office:value-type="float"/>
          <table:table-cell table:number-matrix-columns-spanned="1" table:number-matrix-rows-spanned="1" table:formula="of:=SUM([.V3:.V402]=[.$AH3:.$AH402])" office:value-type="float"/>
          <table:table-cell table:number-matrix-columns-spanned="1" table:number-matrix-rows-spanned="1" table:formula="of:=SUM([.W3:.W402]=[.$AJ3:.$AJ402])" office:value-type="float"/>
          <table:table-cell table:number-matrix-columns-spanned="1" table:number-matrix-rows-spanned="1" table:formula="of:=SUM([.X3:.X402]=[.$AK3:.$AK402])" office:value-type="float"/>
          <table:table-cell table:number-matrix-columns-spanned="1" table:number-matrix-rows-spanned="1" table:formula="of:=SUM([.Y3:.Y402]=[.$AL3:.$AL402])" office:value-type="float"/>
          <table:table-cell table:number-matrix-columns-spanned="1" table:number-matrix-rows-spanned="1" table:formula="of:=SUM([.Z3:.Z402]=[.$AM3:.$AM40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02]&lt;[.$AN3:.$AN402])" office:value-type="float"/>
          <table:table-cell table:number-matrix-columns-spanned="1" table:number-matrix-rows-spanned="1" table:formula="of:=SUM([.C3:.C402]&lt;[.$AO3:.$AO402])" office:value-type="float"/>
          <table:table-cell table:number-matrix-columns-spanned="1" table:number-matrix-rows-spanned="1" table:formula="of:=SUM([.D3:.D402]&lt;[.$AP3:.$AP402])" office:value-type="float"/>
          <table:table-cell table:number-matrix-columns-spanned="1" table:number-matrix-rows-spanned="1" table:formula="of:=SUM([.E3:.E402]&lt;[.$AQ3:.$AQ402])" office:value-type="float"/>
          <table:table-cell table:number-matrix-columns-spanned="1" table:number-matrix-rows-spanned="1" table:formula="of:=SUM([.F3:.F402]&lt;[.$AR3:.$AR402])" office:value-type="float"/>
          <table:table-cell table:number-matrix-columns-spanned="1" table:number-matrix-rows-spanned="1" table:formula="of:=SUM([.G3:.G402]&lt;[.$AS3:.$AS402])" office:value-type="float"/>
          <table:table-cell table:number-matrix-columns-spanned="1" table:number-matrix-rows-spanned="1" table:formula="of:=SUM([.H3:.H402]&lt;[.$AT3:.$AT402])" office:value-type="float"/>
          <table:table-cell table:number-matrix-columns-spanned="1" table:number-matrix-rows-spanned="1" table:formula="of:=SUM([.I3:.I402]&lt;[.$AU3:.$AU402])" office:value-type="float"/>
          <table:table-cell table:number-matrix-columns-spanned="1" table:number-matrix-rows-spanned="1" table:formula="of:=SUM([.J3:.J402]&lt;[.$AV3:.$AV402])" office:value-type="float"/>
          <table:table-cell table:number-matrix-columns-spanned="1" table:number-matrix-rows-spanned="1" table:formula="of:=SUM([.K3:.K402]&lt;[.$AW3:.$AW402])" office:value-type="float"/>
          <table:table-cell table:number-matrix-columns-spanned="1" table:number-matrix-rows-spanned="1" table:formula="of:=SUM([.L3:.L402]&lt;[.$AX3:.$AX402])" office:value-type="float"/>
          <table:table-cell table:number-matrix-columns-spanned="1" table:number-matrix-rows-spanned="1" table:formula="of:=SUM([.M3:.M402]&lt;[.$AY3:.$AY402])" office:value-type="float"/>
          <table:table-cell table:number-matrix-columns-spanned="1" table:number-matrix-rows-spanned="1" table:formula="of:=SUM([.N3:.N402]&lt;[.$AZ3:.$AZ402])" office:value-type="float"/>
          <table:table-cell table:number-matrix-columns-spanned="1" table:number-matrix-rows-spanned="1" table:formula="of:=SUM([.O3:.O402]&lt;[.$AN3:.$AN402])" office:value-type="float"/>
          <table:table-cell table:number-matrix-columns-spanned="1" table:number-matrix-rows-spanned="1" table:formula="of:=SUM([.P3:.P402]&lt;[.$AO3:.$AO402])" office:value-type="float"/>
          <table:table-cell table:number-matrix-columns-spanned="1" table:number-matrix-rows-spanned="1" table:formula="of:=SUM([.Q3:.Q402]&lt;[.$AP3:.$AP402])" office:value-type="float"/>
          <table:table-cell table:number-matrix-columns-spanned="1" table:number-matrix-rows-spanned="1" table:formula="of:=SUM([.R3:.R402]&lt;[.$AQ3:.$AQ402])" office:value-type="float"/>
          <table:table-cell table:number-matrix-columns-spanned="1" table:number-matrix-rows-spanned="1" table:formula="of:=SUM([.S3:.S402]&lt;[.$AR3:.$AR402])" office:value-type="float"/>
          <table:table-cell table:number-matrix-columns-spanned="1" table:number-matrix-rows-spanned="1" table:formula="of:=SUM([.T3:.T402]&lt;[.$AS3:.$AS402])" office:value-type="float"/>
          <table:table-cell table:number-matrix-columns-spanned="1" table:number-matrix-rows-spanned="1" table:formula="of:=SUM([.U3:.U402]&lt;[.$AT3:.$AT402])" office:value-type="float"/>
          <table:table-cell table:number-matrix-columns-spanned="1" table:number-matrix-rows-spanned="1" table:formula="of:=SUM([.V3:.V402]&lt;[.$AU3:.$AU402])" office:value-type="float"/>
          <table:table-cell table:number-matrix-columns-spanned="1" table:number-matrix-rows-spanned="1" table:formula="of:=SUM([.W3:.W402]&lt;[.$AW3:.$AW402])" office:value-type="float"/>
          <table:table-cell table:number-matrix-columns-spanned="1" table:number-matrix-rows-spanned="1" table:formula="of:=SUM([.X3:.X402]&lt;[.$AX3:.$AX402])" office:value-type="float"/>
          <table:table-cell table:number-matrix-columns-spanned="1" table:number-matrix-rows-spanned="1" table:formula="of:=SUM([.Y3:.Y402]&lt;[.$AY3:.$AY402])" office:value-type="float"/>
          <table:table-cell table:number-matrix-columns-spanned="1" table:number-matrix-rows-spanned="1" table:formula="of:=SUM([.Z3:.Z402]&lt;[.$AZ3:.$AZ40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02]&gt;[.$AN3:.$AN402])" office:value-type="float"/>
          <table:table-cell table:number-matrix-columns-spanned="1" table:number-matrix-rows-spanned="1" table:formula="of:=SUM([.C3:.C402]&gt;[.$AO3:.$AO402])" office:value-type="float"/>
          <table:table-cell table:number-matrix-columns-spanned="1" table:number-matrix-rows-spanned="1" table:formula="of:=SUM([.D3:.D402]&gt;[.$AP3:.$AP402])" office:value-type="float"/>
          <table:table-cell table:number-matrix-columns-spanned="1" table:number-matrix-rows-spanned="1" table:formula="of:=SUM([.E3:.E402]&gt;[.$AQ3:.$AQ402])" office:value-type="float"/>
          <table:table-cell table:number-matrix-columns-spanned="1" table:number-matrix-rows-spanned="1" table:formula="of:=SUM([.F3:.F402]&gt;[.$AR3:.$AR402])" office:value-type="float"/>
          <table:table-cell table:number-matrix-columns-spanned="1" table:number-matrix-rows-spanned="1" table:formula="of:=SUM([.G3:.G402]&gt;[.$AS3:.$AS402])" office:value-type="float"/>
          <table:table-cell table:number-matrix-columns-spanned="1" table:number-matrix-rows-spanned="1" table:formula="of:=SUM([.H3:.H402]&gt;[.$AT3:.$AT402])" office:value-type="float"/>
          <table:table-cell table:number-matrix-columns-spanned="1" table:number-matrix-rows-spanned="1" table:formula="of:=SUM([.I3:.I402]&gt;[.$AU3:.$AU402])" office:value-type="float"/>
          <table:table-cell table:number-matrix-columns-spanned="1" table:number-matrix-rows-spanned="1" table:formula="of:=SUM([.J3:.J402]&gt;[.$AV3:.$AV402])" office:value-type="float"/>
          <table:table-cell table:number-matrix-columns-spanned="1" table:number-matrix-rows-spanned="1" table:formula="of:=SUM([.K3:.K402]&gt;[.$AW3:.$AW402])" office:value-type="float"/>
          <table:table-cell table:number-matrix-columns-spanned="1" table:number-matrix-rows-spanned="1" table:formula="of:=SUM([.L3:.L402]&gt;[.$AX3:.$AX402])" office:value-type="float"/>
          <table:table-cell table:number-matrix-columns-spanned="1" table:number-matrix-rows-spanned="1" table:formula="of:=SUM([.M3:.M402]&gt;[.$AY3:.$AY402])" office:value-type="float"/>
          <table:table-cell table:number-matrix-columns-spanned="1" table:number-matrix-rows-spanned="1" table:formula="of:=SUM([.N3:.N402]&gt;[.$AZ3:.$AZ402])" office:value-type="float"/>
          <table:table-cell table:number-matrix-columns-spanned="1" table:number-matrix-rows-spanned="1" table:formula="of:=SUM([.O3:.O402]&gt;[.$AN3:.$AN402])" office:value-type="float"/>
          <table:table-cell table:number-matrix-columns-spanned="1" table:number-matrix-rows-spanned="1" table:formula="of:=SUM([.P3:.P402]&gt;[.$AO3:.$AO402])" office:value-type="float"/>
          <table:table-cell table:number-matrix-columns-spanned="1" table:number-matrix-rows-spanned="1" table:formula="of:=SUM([.Q3:.Q402]&gt;[.$AP3:.$AP402])" office:value-type="float"/>
          <table:table-cell table:number-matrix-columns-spanned="1" table:number-matrix-rows-spanned="1" table:formula="of:=SUM([.R3:.R402]&gt;[.$AQ3:.$AQ402])" office:value-type="float"/>
          <table:table-cell table:number-matrix-columns-spanned="1" table:number-matrix-rows-spanned="1" table:formula="of:=SUM([.S3:.S402]&gt;[.$AR3:.$AR402])" office:value-type="float"/>
          <table:table-cell table:number-matrix-columns-spanned="1" table:number-matrix-rows-spanned="1" table:formula="of:=SUM([.T3:.T402]&gt;[.$AS3:.$AS402])" office:value-type="float"/>
          <table:table-cell table:number-matrix-columns-spanned="1" table:number-matrix-rows-spanned="1" table:formula="of:=SUM([.U3:.U402]&gt;[.$AT3:.$AT402])" office:value-type="float"/>
          <table:table-cell table:number-matrix-columns-spanned="1" table:number-matrix-rows-spanned="1" table:formula="of:=SUM([.V3:.V402]&gt;[.$AU3:.$AU402])" office:value-type="float"/>
          <table:table-cell table:number-matrix-columns-spanned="1" table:number-matrix-rows-spanned="1" table:formula="of:=SUM([.W3:.W402]&gt;[.$AW3:.$AW402])" office:value-type="float"/>
          <table:table-cell table:number-matrix-columns-spanned="1" table:number-matrix-rows-spanned="1" table:formula="of:=SUM([.X3:.X402]&gt;[.$AX3:.$AX402])" office:value-type="float"/>
          <table:table-cell table:number-matrix-columns-spanned="1" table:number-matrix-rows-spanned="1" table:formula="of:=SUM([.Y3:.Y402]&gt;[.$AY3:.$AY402])" office:value-type="float"/>
          <table:table-cell table:number-matrix-columns-spanned="1" table:number-matrix-rows-spanned="1" table:formula="of:=SUM([.Z3:.Z402]&gt;[.$AZ3:.$AZ40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02]=[.$BA3:.$BA402])" office:value-type="float"/>
          <table:table-cell table:number-matrix-columns-spanned="1" table:number-matrix-rows-spanned="1" table:formula="of:=SUM([.C3:.C402]=[.$BB3:.$BB402])" office:value-type="float"/>
          <table:table-cell table:number-matrix-columns-spanned="1" table:number-matrix-rows-spanned="1" table:formula="of:=SUM([.D3:.D402]=[.$BC3:.$BC402])" office:value-type="float"/>
          <table:table-cell table:number-matrix-columns-spanned="1" table:number-matrix-rows-spanned="1" table:formula="of:=SUM([.E3:.E402]=[.$BD3:.$BD402])" office:value-type="float"/>
          <table:table-cell table:number-matrix-columns-spanned="1" table:number-matrix-rows-spanned="1" table:formula="of:=SUM([.F3:.F402]=[.$BE3:.$BE402])" office:value-type="float"/>
          <table:table-cell table:number-matrix-columns-spanned="1" table:number-matrix-rows-spanned="1" table:formula="of:=SUM([.G3:.G402]=[.$BF3:.$BF402])" office:value-type="float"/>
          <table:table-cell table:number-matrix-columns-spanned="1" table:number-matrix-rows-spanned="1" table:formula="of:=SUM([.H3:.H402]=[.$BG3:.$BG402])" office:value-type="float"/>
          <table:table-cell table:number-matrix-columns-spanned="1" table:number-matrix-rows-spanned="1" table:formula="of:=SUM([.I3:.I402]=[.$BH3:.$BH402])" office:value-type="float"/>
          <table:table-cell table:number-matrix-columns-spanned="1" table:number-matrix-rows-spanned="1" table:formula="of:=SUM([.J3:.J402]=[.$BI3:.$BI402])" office:value-type="float"/>
          <table:table-cell table:number-matrix-columns-spanned="1" table:number-matrix-rows-spanned="1" table:formula="of:=SUM([.K3:.K402]=[.$BJ3:.$BJ402])" office:value-type="float"/>
          <table:table-cell table:number-matrix-columns-spanned="1" table:number-matrix-rows-spanned="1" table:formula="of:=SUM([.L3:.L402]=[.$BK3:.$BK402])" office:value-type="float"/>
          <table:table-cell table:number-matrix-columns-spanned="1" table:number-matrix-rows-spanned="1" table:formula="of:=SUM([.M3:.M402]=[.$BL3:.$BL402])" office:value-type="float"/>
          <table:table-cell table:number-matrix-columns-spanned="1" table:number-matrix-rows-spanned="1" table:formula="of:=SUM([.N3:.N402]=[.$BM3:.$BM402])" office:value-type="float"/>
          <table:table-cell table:number-matrix-columns-spanned="1" table:number-matrix-rows-spanned="1" table:formula="of:=SUM([.O3:.O402]=[.$BA3:.$BA402])" office:value-type="float"/>
          <table:table-cell table:number-matrix-columns-spanned="1" table:number-matrix-rows-spanned="1" table:formula="of:=SUM([.P3:.P402]=[.$BB3:.$BB402])" office:value-type="float"/>
          <table:table-cell table:number-matrix-columns-spanned="1" table:number-matrix-rows-spanned="1" table:formula="of:=SUM([.Q3:.Q402]=[.$BC3:.$BC402])" office:value-type="float"/>
          <table:table-cell table:number-matrix-columns-spanned="1" table:number-matrix-rows-spanned="1" table:formula="of:=SUM([.R3:.R402]=[.$BD3:.$BD402])" office:value-type="float"/>
          <table:table-cell table:number-matrix-columns-spanned="1" table:number-matrix-rows-spanned="1" table:formula="of:=SUM([.S3:.S402]=[.$BE3:.$BE402])" office:value-type="float"/>
          <table:table-cell table:number-matrix-columns-spanned="1" table:number-matrix-rows-spanned="1" table:formula="of:=SUM([.T3:.T402]=[.$BF3:.$BF402])" office:value-type="float"/>
          <table:table-cell table:number-matrix-columns-spanned="1" table:number-matrix-rows-spanned="1" table:formula="of:=SUM([.U3:.U402]=[.$BG3:.$BG402])" office:value-type="float"/>
          <table:table-cell table:number-matrix-columns-spanned="1" table:number-matrix-rows-spanned="1" table:formula="of:=SUM([.V3:.V402]=[.$BH3:.$BH402])" office:value-type="float"/>
          <table:table-cell table:number-matrix-columns-spanned="1" table:number-matrix-rows-spanned="1" table:formula="of:=SUM([.W3:.W402]=[.$BJ3:.$BJ402])" office:value-type="float"/>
          <table:table-cell table:number-matrix-columns-spanned="1" table:number-matrix-rows-spanned="1" table:formula="of:=SUM([.X3:.X402]=[.$BK3:.$BK402])" office:value-type="float"/>
          <table:table-cell table:number-matrix-columns-spanned="1" table:number-matrix-rows-spanned="1" table:formula="of:=SUM([.Y3:.Y402]=[.$BL3:.$BL402])" office:value-type="float"/>
          <table:table-cell table:number-matrix-columns-spanned="1" table:number-matrix-rows-spanned="1" table:formula="of:=SUM([.Z3:.Z402]=[.$BM3:.$BM40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1/hclasp-2-bas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un-benchmark-1/clasp-vsid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p01.pddl</text:p>
          </table:table-cell>
          <table:table-cell table:formula="of:=AVERAGE([Instances.B3:Instances.B42])" office:value-type="float"/>
          <table:table-cell table:formula="of:=AVERAGE([Instances.C3:Instances.C42])" office:value-type="float"/>
          <table:table-cell table:formula="of:=AVERAGE([Instances.D3:Instances.D42])" office:value-type="float"/>
          <table:table-cell table:formula="of:=AVERAGE([Instances.E3:Instances.E42])" office:value-type="float"/>
          <table:table-cell table:formula="of:=SUM([Instances.F3:Instances.F42])" office:value-type="float"/>
          <table:table-cell table:formula="of:=AVERAGE([Instances.G3:Instances.G42])" office:value-type="float"/>
          <table:table-cell table:formula="of:=AVERAGE([Instances.H3:Instances.H42])" office:value-type="float"/>
          <table:table-cell table:formula="of:=AVERAGE([Instances.I3:Instances.I42])" office:value-type="float"/>
          <table:table-cell table:formula="of:=AVERAGE([Instances.J3:Instances.J42])" office:value-type="float"/>
          <table:table-cell table:formula="of:=AVERAGE([Instances.K3:Instances.K42])" office:value-type="float"/>
          <table:table-cell table:formula="of:=AVERAGE([Instances.L3:Instances.L42])" office:value-type="float"/>
          <table:table-cell table:formula="of:=AVERAGE([Instances.M3:Instances.M42])" office:value-type="float"/>
          <table:table-cell table:formula="of:=AVERAGE([Instances.N3:Instances.N42])" office:value-type="float"/>
          <table:table-cell table:formula="of:=AVERAGE([Instances.O3:Instances.O42])" office:value-type="float"/>
          <table:table-cell table:formula="of:=AVERAGE([Instances.P3:Instances.P42])" office:value-type="float"/>
          <table:table-cell table:formula="of:=AVERAGE([Instances.Q3:Instances.Q42])" office:value-type="float"/>
          <table:table-cell table:formula="of:=AVERAGE([Instances.R3:Instances.R42])" office:value-type="float"/>
          <table:table-cell table:formula="of:=SUM([Instances.S3:Instances.S42])" office:value-type="float"/>
          <table:table-cell table:formula="of:=AVERAGE([Instances.T3:Instances.T42])" office:value-type="float"/>
          <table:table-cell table:formula="of:=AVERAGE([Instances.U3:Instances.U42])" office:value-type="float"/>
          <table:table-cell table:formula="of:=AVERAGE([Instances.V3:Instances.V42])" office:value-type="float"/>
          <table:table-cell table:formula="of:=AVERAGE([Instances.W3:Instances.W42])" office:value-type="float"/>
          <table:table-cell table:formula="of:=AVERAGE([Instances.X3:Instances.X42])" office:value-type="float"/>
          <table:table-cell table:formula="of:=AVERAGE([Instances.Y3:Instances.Y42])" office:value-type="float"/>
          <table:table-cell table:formula="of:=AVERAGE([Instances.Z3:Instances.Z42])" office:value-type="float"/>
          <table:table-cell table:formula="of:=MIN([.$B3];[.$O3])" office:value-type="float"/>
          <table:table-cell table:formula="of:=MIN([.$C3];[.$P3])" office:value-type="float"/>
          <table:table-cell table:formula="of:=MIN([.$D3];[.$Q3])" office:value-type="float"/>
          <table:table-cell table:formula="of:=MIN([.$E3];[.$R3])" office:value-type="float"/>
          <table:table-cell table:formula="of:=MIN([.$F3];[.$S3])" office:value-type="float"/>
          <table:table-cell table:formula="of:=MIN([.$G3];[.$T3])" office:value-type="float"/>
          <table:table-cell table:formula="of:=MIN([.$H3];[.$U3])" office:value-type="float"/>
          <table:table-cell table:formula="of:=MIN([.$I3];[.$V3])" office:value-type="float"/>
          <table:table-cell table:formula="of:=MIN([.$J3])" office:value-type="float"/>
          <table:table-cell table:formula="of:=MIN([.$K3];[.$W3])" office:value-type="float"/>
          <table:table-cell table:formula="of:=MIN([.$L3];[.$X3])" office:value-type="float"/>
          <table:table-cell table:formula="of:=MIN([.$M3];[.$Y3])" office:value-type="float"/>
          <table:table-cell table:formula="of:=MIN([.$N3];[.$Z3])" office:value-type="float"/>
          <table:table-cell table:formula="of:=MEDIAN([.$B3];[.$O3])" office:value-type="float"/>
          <table:table-cell table:formula="of:=MEDIAN([.$C3];[.$P3])" office:value-type="float"/>
          <table:table-cell table:formula="of:=MEDIAN([.$D3];[.$Q3])" office:value-type="float"/>
          <table:table-cell table:formula="of:=MEDIAN([.$E3];[.$R3])" office:value-type="float"/>
          <table:table-cell table:formula="of:=MEDIAN([.$F3];[.$S3])" office:value-type="float"/>
          <table:table-cell table:formula="of:=MEDIAN([.$G3];[.$T3])" office:value-type="float"/>
          <table:table-cell table:formula="of:=MEDIAN([.$H3];[.$U3])" office:value-type="float"/>
          <table:table-cell table:formula="of:=MEDIAN([.$I3];[.$V3])" office:value-type="float"/>
          <table:table-cell table:formula="of:=MEDIAN([.$J3])" office:value-type="float"/>
          <table:table-cell table:formula="of:=MEDIAN([.$K3];[.$W3])" office:value-type="float"/>
          <table:table-cell table:formula="of:=MEDIAN([.$L3];[.$X3])" office:value-type="float"/>
          <table:table-cell table:formula="of:=MEDIAN([.$M3];[.$Y3])" office:value-type="float"/>
          <table:table-cell table:formula="of:=MEDIAN([.$N3];[.$Z3])" office:value-type="float"/>
          <table:table-cell table:formula="of:=MAX([.$B3];[.$O3])" office:value-type="float"/>
          <table:table-cell table:formula="of:=MAX([.$C3];[.$P3])" office:value-type="float"/>
          <table:table-cell table:formula="of:=MAX([.$D3];[.$Q3])" office:value-type="float"/>
          <table:table-cell table:formula="of:=MAX([.$E3];[.$R3])" office:value-type="float"/>
          <table:table-cell table:formula="of:=MAX([.$F3];[.$S3])" office:value-type="float"/>
          <table:table-cell table:formula="of:=MAX([.$G3];[.$T3])" office:value-type="float"/>
          <table:table-cell table:formula="of:=MAX([.$H3];[.$U3])" office:value-type="float"/>
          <table:table-cell table:formula="of:=MAX([.$I3];[.$V3])" office:value-type="float"/>
          <table:table-cell table:formula="of:=MAX([.$J3])" office:value-type="float"/>
          <table:table-cell table:formula="of:=MAX([.$K3];[.$W3])" office:value-type="float"/>
          <table:table-cell table:formula="of:=MAX([.$L3];[.$X3])" office:value-type="float"/>
          <table:table-cell table:formula="of:=MAX([.$M3];[.$Y3])" office:value-type="float"/>
          <table:table-cell table:formula="of:=MAX([.$N3];[.$Z3])" office:value-type="float"/>
        </table:table-row>
        <table:table-row table:style-name="ro1">
          <table:table-cell office:value-type="string">
            <text:p>p02.pddl</text:p>
          </table:table-cell>
          <table:table-cell table:formula="of:=AVERAGE([Instances.B43:Instances.B82])" office:value-type="float"/>
          <table:table-cell table:formula="of:=AVERAGE([Instances.C43:Instances.C82])" office:value-type="float"/>
          <table:table-cell table:formula="of:=AVERAGE([Instances.D43:Instances.D82])" office:value-type="float"/>
          <table:table-cell table:formula="of:=AVERAGE([Instances.E43:Instances.E82])" office:value-type="float"/>
          <table:table-cell table:formula="of:=SUM([Instances.F43:Instances.F82])" office:value-type="float"/>
          <table:table-cell table:formula="of:=AVERAGE([Instances.G43:Instances.G82])" office:value-type="float"/>
          <table:table-cell table:formula="of:=AVERAGE([Instances.H43:Instances.H82])" office:value-type="float"/>
          <table:table-cell table:formula="of:=AVERAGE([Instances.I43:Instances.I82])" office:value-type="float"/>
          <table:table-cell table:formula="of:=AVERAGE([Instances.J43:Instances.J82])" office:value-type="float"/>
          <table:table-cell table:formula="of:=AVERAGE([Instances.K43:Instances.K82])" office:value-type="float"/>
          <table:table-cell table:formula="of:=AVERAGE([Instances.L43:Instances.L82])" office:value-type="float"/>
          <table:table-cell table:formula="of:=AVERAGE([Instances.M43:Instances.M82])" office:value-type="float"/>
          <table:table-cell table:formula="of:=AVERAGE([Instances.N43:Instances.N82])" office:value-type="float"/>
          <table:table-cell table:formula="of:=AVERAGE([Instances.O43:Instances.O82])" office:value-type="float"/>
          <table:table-cell table:formula="of:=AVERAGE([Instances.P43:Instances.P82])" office:value-type="float"/>
          <table:table-cell table:formula="of:=AVERAGE([Instances.Q43:Instances.Q82])" office:value-type="float"/>
          <table:table-cell table:formula="of:=AVERAGE([Instances.R43:Instances.R82])" office:value-type="float"/>
          <table:table-cell table:formula="of:=SUM([Instances.S43:Instances.S82])" office:value-type="float"/>
          <table:table-cell table:formula="of:=AVERAGE([Instances.T43:Instances.T82])" office:value-type="float"/>
          <table:table-cell table:formula="of:=AVERAGE([Instances.U43:Instances.U82])" office:value-type="float"/>
          <table:table-cell table:formula="of:=AVERAGE([Instances.V43:Instances.V82])" office:value-type="float"/>
          <table:table-cell table:formula="of:=AVERAGE([Instances.W43:Instances.W82])" office:value-type="float"/>
          <table:table-cell table:formula="of:=AVERAGE([Instances.X43:Instances.X82])" office:value-type="float"/>
          <table:table-cell table:formula="of:=AVERAGE([Instances.Y43:Instances.Y82])" office:value-type="float"/>
          <table:table-cell table:formula="of:=AVERAGE([Instances.Z43:Instances.Z82])" office:value-type="float"/>
          <table:table-cell table:formula="of:=MIN([.$B4];[.$O4])" office:value-type="float"/>
          <table:table-cell table:formula="of:=MIN([.$C4];[.$P4])" office:value-type="float"/>
          <table:table-cell table:formula="of:=MIN([.$D4];[.$Q4])" office:value-type="float"/>
          <table:table-cell table:formula="of:=MIN([.$E4];[.$R4])" office:value-type="float"/>
          <table:table-cell table:formula="of:=MIN([.$F4];[.$S4])" office:value-type="float"/>
          <table:table-cell table:formula="of:=MIN([.$G4];[.$T4])" office:value-type="float"/>
          <table:table-cell table:formula="of:=MIN([.$H4];[.$U4])" office:value-type="float"/>
          <table:table-cell table:formula="of:=MIN([.$I4];[.$V4])" office:value-type="float"/>
          <table:table-cell table:formula="of:=MIN([.$J4])" office:value-type="float"/>
          <table:table-cell table:formula="of:=MIN([.$K4];[.$W4])" office:value-type="float"/>
          <table:table-cell table:formula="of:=MIN([.$L4];[.$X4])" office:value-type="float"/>
          <table:table-cell table:formula="of:=MIN([.$M4];[.$Y4])" office:value-type="float"/>
          <table:table-cell table:formula="of:=MIN([.$N4];[.$Z4])" office:value-type="float"/>
          <table:table-cell table:formula="of:=MEDIAN([.$B4];[.$O4])" office:value-type="float"/>
          <table:table-cell table:formula="of:=MEDIAN([.$C4];[.$P4])" office:value-type="float"/>
          <table:table-cell table:formula="of:=MEDIAN([.$D4];[.$Q4])" office:value-type="float"/>
          <table:table-cell table:formula="of:=MEDIAN([.$E4];[.$R4])" office:value-type="float"/>
          <table:table-cell table:formula="of:=MEDIAN([.$F4];[.$S4])" office:value-type="float"/>
          <table:table-cell table:formula="of:=MEDIAN([.$G4];[.$T4])" office:value-type="float"/>
          <table:table-cell table:formula="of:=MEDIAN([.$H4];[.$U4])" office:value-type="float"/>
          <table:table-cell table:formula="of:=MEDIAN([.$I4];[.$V4])" office:value-type="float"/>
          <table:table-cell table:formula="of:=MEDIAN([.$J4])" office:value-type="float"/>
          <table:table-cell table:formula="of:=MEDIAN([.$K4];[.$W4])" office:value-type="float"/>
          <table:table-cell table:formula="of:=MEDIAN([.$L4];[.$X4])" office:value-type="float"/>
          <table:table-cell table:formula="of:=MEDIAN([.$M4];[.$Y4])" office:value-type="float"/>
          <table:table-cell table:formula="of:=MEDIAN([.$N4];[.$Z4])" office:value-type="float"/>
          <table:table-cell table:formula="of:=MAX([.$B4];[.$O4])" office:value-type="float"/>
          <table:table-cell table:formula="of:=MAX([.$C4];[.$P4])" office:value-type="float"/>
          <table:table-cell table:formula="of:=MAX([.$D4];[.$Q4])" office:value-type="float"/>
          <table:table-cell table:formula="of:=MAX([.$E4];[.$R4])" office:value-type="float"/>
          <table:table-cell table:formula="of:=MAX([.$F4];[.$S4])" office:value-type="float"/>
          <table:table-cell table:formula="of:=MAX([.$G4];[.$T4])" office:value-type="float"/>
          <table:table-cell table:formula="of:=MAX([.$H4];[.$U4])" office:value-type="float"/>
          <table:table-cell table:formula="of:=MAX([.$I4];[.$V4])" office:value-type="float"/>
          <table:table-cell table:formula="of:=MAX([.$J4])" office:value-type="float"/>
          <table:table-cell table:formula="of:=MAX([.$K4];[.$W4])" office:value-type="float"/>
          <table:table-cell table:formula="of:=MAX([.$L4];[.$X4])" office:value-type="float"/>
          <table:table-cell table:formula="of:=MAX([.$M4];[.$Y4])" office:value-type="float"/>
          <table:table-cell table:formula="of:=MAX([.$N4];[.$Z4])" office:value-type="float"/>
        </table:table-row>
        <table:table-row table:style-name="ro1">
          <table:table-cell office:value-type="string">
            <text:p>p03.pddl</text:p>
          </table:table-cell>
          <table:table-cell table:formula="of:=AVERAGE([Instances.B83:Instances.B122])" office:value-type="float"/>
          <table:table-cell table:formula="of:=AVERAGE([Instances.C83:Instances.C122])" office:value-type="float"/>
          <table:table-cell table:formula="of:=AVERAGE([Instances.D83:Instances.D122])" office:value-type="float"/>
          <table:table-cell table:formula="of:=AVERAGE([Instances.E83:Instances.E122])" office:value-type="float"/>
          <table:table-cell table:formula="of:=SUM([Instances.F83:Instances.F122])" office:value-type="float"/>
          <table:table-cell table:formula="of:=AVERAGE([Instances.G83:Instances.G122])" office:value-type="float"/>
          <table:table-cell table:formula="of:=AVERAGE([Instances.H83:Instances.H122])" office:value-type="float"/>
          <table:table-cell table:formula="of:=AVERAGE([Instances.I83:Instances.I122])" office:value-type="float"/>
          <table:table-cell table:formula="of:=AVERAGE([Instances.J83:Instances.J122])" office:value-type="float"/>
          <table:table-cell table:formula="of:=AVERAGE([Instances.K83:Instances.K122])" office:value-type="float"/>
          <table:table-cell table:formula="of:=AVERAGE([Instances.L83:Instances.L122])" office:value-type="float"/>
          <table:table-cell table:formula="of:=AVERAGE([Instances.M83:Instances.M122])" office:value-type="float"/>
          <table:table-cell table:formula="of:=AVERAGE([Instances.N83:Instances.N122])" office:value-type="float"/>
          <table:table-cell table:formula="of:=AVERAGE([Instances.O83:Instances.O122])" office:value-type="float"/>
          <table:table-cell table:formula="of:=AVERAGE([Instances.P83:Instances.P122])" office:value-type="float"/>
          <table:table-cell table:formula="of:=AVERAGE([Instances.Q83:Instances.Q122])" office:value-type="float"/>
          <table:table-cell table:formula="of:=AVERAGE([Instances.R83:Instances.R122])" office:value-type="float"/>
          <table:table-cell table:formula="of:=SUM([Instances.S83:Instances.S122])" office:value-type="float"/>
          <table:table-cell table:formula="of:=AVERAGE([Instances.T83:Instances.T122])" office:value-type="float"/>
          <table:table-cell table:formula="of:=AVERAGE([Instances.U83:Instances.U122])" office:value-type="float"/>
          <table:table-cell table:formula="of:=AVERAGE([Instances.V83:Instances.V122])" office:value-type="float"/>
          <table:table-cell table:formula="of:=AVERAGE([Instances.W83:Instances.W122])" office:value-type="float"/>
          <table:table-cell table:formula="of:=AVERAGE([Instances.X83:Instances.X122])" office:value-type="float"/>
          <table:table-cell table:formula="of:=AVERAGE([Instances.Y83:Instances.Y122])" office:value-type="float"/>
          <table:table-cell table:formula="of:=AVERAGE([Instances.Z83:Instances.Z122])" office:value-type="float"/>
          <table:table-cell table:formula="of:=MIN([.$B5];[.$O5])" office:value-type="float"/>
          <table:table-cell table:formula="of:=MIN([.$C5];[.$P5])" office:value-type="float"/>
          <table:table-cell table:formula="of:=MIN([.$D5];[.$Q5])" office:value-type="float"/>
          <table:table-cell table:formula="of:=MIN([.$E5];[.$R5])" office:value-type="float"/>
          <table:table-cell table:formula="of:=MIN([.$F5];[.$S5])" office:value-type="float"/>
          <table:table-cell table:formula="of:=MIN([.$G5];[.$T5])" office:value-type="float"/>
          <table:table-cell table:formula="of:=MIN([.$H5];[.$U5])" office:value-type="float"/>
          <table:table-cell table:formula="of:=MIN([.$I5];[.$V5])" office:value-type="float"/>
          <table:table-cell table:formula="of:=MIN([.$J5])" office:value-type="float"/>
          <table:table-cell table:formula="of:=MIN([.$K5];[.$W5])" office:value-type="float"/>
          <table:table-cell table:formula="of:=MIN([.$L5];[.$X5])" office:value-type="float"/>
          <table:table-cell table:formula="of:=MIN([.$M5];[.$Y5])" office:value-type="float"/>
          <table:table-cell table:formula="of:=MIN([.$N5];[.$Z5])" office:value-type="float"/>
          <table:table-cell table:formula="of:=MEDIAN([.$B5];[.$O5])" office:value-type="float"/>
          <table:table-cell table:formula="of:=MEDIAN([.$C5];[.$P5])" office:value-type="float"/>
          <table:table-cell table:formula="of:=MEDIAN([.$D5];[.$Q5])" office:value-type="float"/>
          <table:table-cell table:formula="of:=MEDIAN([.$E5];[.$R5])" office:value-type="float"/>
          <table:table-cell table:formula="of:=MEDIAN([.$F5];[.$S5])" office:value-type="float"/>
          <table:table-cell table:formula="of:=MEDIAN([.$G5];[.$T5])" office:value-type="float"/>
          <table:table-cell table:formula="of:=MEDIAN([.$H5];[.$U5])" office:value-type="float"/>
          <table:table-cell table:formula="of:=MEDIAN([.$I5];[.$V5])" office:value-type="float"/>
          <table:table-cell table:formula="of:=MEDIAN([.$J5])" office:value-type="float"/>
          <table:table-cell table:formula="of:=MEDIAN([.$K5];[.$W5])" office:value-type="float"/>
          <table:table-cell table:formula="of:=MEDIAN([.$L5];[.$X5])" office:value-type="float"/>
          <table:table-cell table:formula="of:=MEDIAN([.$M5];[.$Y5])" office:value-type="float"/>
          <table:table-cell table:formula="of:=MEDIAN([.$N5];[.$Z5])" office:value-type="float"/>
          <table:table-cell table:formula="of:=MAX([.$B5];[.$O5])" office:value-type="float"/>
          <table:table-cell table:formula="of:=MAX([.$C5];[.$P5])" office:value-type="float"/>
          <table:table-cell table:formula="of:=MAX([.$D5];[.$Q5])" office:value-type="float"/>
          <table:table-cell table:formula="of:=MAX([.$E5];[.$R5])" office:value-type="float"/>
          <table:table-cell table:formula="of:=MAX([.$F5];[.$S5])" office:value-type="float"/>
          <table:table-cell table:formula="of:=MAX([.$G5];[.$T5])" office:value-type="float"/>
          <table:table-cell table:formula="of:=MAX([.$H5];[.$U5])" office:value-type="float"/>
          <table:table-cell table:formula="of:=MAX([.$I5];[.$V5])" office:value-type="float"/>
          <table:table-cell table:formula="of:=MAX([.$J5])" office:value-type="float"/>
          <table:table-cell table:formula="of:=MAX([.$K5];[.$W5])" office:value-type="float"/>
          <table:table-cell table:formula="of:=MAX([.$L5];[.$X5])" office:value-type="float"/>
          <table:table-cell table:formula="of:=MAX([.$M5];[.$Y5])" office:value-type="float"/>
          <table:table-cell table:formula="of:=MAX([.$N5];[.$Z5])" office:value-type="float"/>
        </table:table-row>
        <table:table-row table:style-name="ro1">
          <table:table-cell office:value-type="string">
            <text:p>p04.pddl</text:p>
          </table:table-cell>
          <table:table-cell table:formula="of:=AVERAGE([Instances.B123:Instances.B162])" office:value-type="float"/>
          <table:table-cell table:formula="of:=AVERAGE([Instances.C123:Instances.C162])" office:value-type="float"/>
          <table:table-cell table:formula="of:=AVERAGE([Instances.D123:Instances.D162])" office:value-type="float"/>
          <table:table-cell table:formula="of:=AVERAGE([Instances.E123:Instances.E162])" office:value-type="float"/>
          <table:table-cell table:formula="of:=SUM([Instances.F123:Instances.F162])" office:value-type="float"/>
          <table:table-cell table:formula="of:=AVERAGE([Instances.G123:Instances.G162])" office:value-type="float"/>
          <table:table-cell table:formula="of:=AVERAGE([Instances.H123:Instances.H162])" office:value-type="float"/>
          <table:table-cell table:formula="of:=AVERAGE([Instances.I123:Instances.I162])" office:value-type="float"/>
          <table:table-cell table:formula="of:=AVERAGE([Instances.J123:Instances.J162])" office:value-type="float"/>
          <table:table-cell table:formula="of:=AVERAGE([Instances.K123:Instances.K162])" office:value-type="float"/>
          <table:table-cell table:formula="of:=AVERAGE([Instances.L123:Instances.L162])" office:value-type="float"/>
          <table:table-cell table:formula="of:=AVERAGE([Instances.M123:Instances.M162])" office:value-type="float"/>
          <table:table-cell table:formula="of:=AVERAGE([Instances.N123:Instances.N162])" office:value-type="float"/>
          <table:table-cell table:formula="of:=AVERAGE([Instances.O123:Instances.O162])" office:value-type="float"/>
          <table:table-cell table:formula="of:=AVERAGE([Instances.P123:Instances.P162])" office:value-type="float"/>
          <table:table-cell table:formula="of:=AVERAGE([Instances.Q123:Instances.Q162])" office:value-type="float"/>
          <table:table-cell table:formula="of:=AVERAGE([Instances.R123:Instances.R162])" office:value-type="float"/>
          <table:table-cell table:formula="of:=SUM([Instances.S123:Instances.S162])" office:value-type="float"/>
          <table:table-cell table:formula="of:=AVERAGE([Instances.T123:Instances.T162])" office:value-type="float"/>
          <table:table-cell table:formula="of:=AVERAGE([Instances.U123:Instances.U162])" office:value-type="float"/>
          <table:table-cell table:formula="of:=AVERAGE([Instances.V123:Instances.V162])" office:value-type="float"/>
          <table:table-cell table:formula="of:=AVERAGE([Instances.W123:Instances.W162])" office:value-type="float"/>
          <table:table-cell table:formula="of:=AVERAGE([Instances.X123:Instances.X162])" office:value-type="float"/>
          <table:table-cell table:formula="of:=AVERAGE([Instances.Y123:Instances.Y162])" office:value-type="float"/>
          <table:table-cell table:formula="of:=AVERAGE([Instances.Z123:Instances.Z162])" office:value-type="float"/>
          <table:table-cell table:formula="of:=MIN([.$B6];[.$O6])" office:value-type="float"/>
          <table:table-cell table:formula="of:=MIN([.$C6];[.$P6])" office:value-type="float"/>
          <table:table-cell table:formula="of:=MIN([.$D6];[.$Q6])" office:value-type="float"/>
          <table:table-cell table:formula="of:=MIN([.$E6];[.$R6])" office:value-type="float"/>
          <table:table-cell table:formula="of:=MIN([.$F6];[.$S6])" office:value-type="float"/>
          <table:table-cell table:formula="of:=MIN([.$G6];[.$T6])" office:value-type="float"/>
          <table:table-cell table:formula="of:=MIN([.$H6];[.$U6])" office:value-type="float"/>
          <table:table-cell table:formula="of:=MIN([.$I6];[.$V6])" office:value-type="float"/>
          <table:table-cell table:formula="of:=MIN([.$J6])" office:value-type="float"/>
          <table:table-cell table:formula="of:=MIN([.$K6];[.$W6])" office:value-type="float"/>
          <table:table-cell table:formula="of:=MIN([.$L6];[.$X6])" office:value-type="float"/>
          <table:table-cell table:formula="of:=MIN([.$M6];[.$Y6])" office:value-type="float"/>
          <table:table-cell table:formula="of:=MIN([.$N6];[.$Z6])" office:value-type="float"/>
          <table:table-cell table:formula="of:=MEDIAN([.$B6];[.$O6])" office:value-type="float"/>
          <table:table-cell table:formula="of:=MEDIAN([.$C6];[.$P6])" office:value-type="float"/>
          <table:table-cell table:formula="of:=MEDIAN([.$D6];[.$Q6])" office:value-type="float"/>
          <table:table-cell table:formula="of:=MEDIAN([.$E6];[.$R6])" office:value-type="float"/>
          <table:table-cell table:formula="of:=MEDIAN([.$F6];[.$S6])" office:value-type="float"/>
          <table:table-cell table:formula="of:=MEDIAN([.$G6];[.$T6])" office:value-type="float"/>
          <table:table-cell table:formula="of:=MEDIAN([.$H6];[.$U6])" office:value-type="float"/>
          <table:table-cell table:formula="of:=MEDIAN([.$I6];[.$V6])" office:value-type="float"/>
          <table:table-cell table:formula="of:=MEDIAN([.$J6])" office:value-type="float"/>
          <table:table-cell table:formula="of:=MEDIAN([.$K6];[.$W6])" office:value-type="float"/>
          <table:table-cell table:formula="of:=MEDIAN([.$L6];[.$X6])" office:value-type="float"/>
          <table:table-cell table:formula="of:=MEDIAN([.$M6];[.$Y6])" office:value-type="float"/>
          <table:table-cell table:formula="of:=MEDIAN([.$N6];[.$Z6])" office:value-type="float"/>
          <table:table-cell table:formula="of:=MAX([.$B6];[.$O6])" office:value-type="float"/>
          <table:table-cell table:formula="of:=MAX([.$C6];[.$P6])" office:value-type="float"/>
          <table:table-cell table:formula="of:=MAX([.$D6];[.$Q6])" office:value-type="float"/>
          <table:table-cell table:formula="of:=MAX([.$E6];[.$R6])" office:value-type="float"/>
          <table:table-cell table:formula="of:=MAX([.$F6];[.$S6])" office:value-type="float"/>
          <table:table-cell table:formula="of:=MAX([.$G6];[.$T6])" office:value-type="float"/>
          <table:table-cell table:formula="of:=MAX([.$H6];[.$U6])" office:value-type="float"/>
          <table:table-cell table:formula="of:=MAX([.$I6];[.$V6])" office:value-type="float"/>
          <table:table-cell table:formula="of:=MAX([.$J6])" office:value-type="float"/>
          <table:table-cell table:formula="of:=MAX([.$K6];[.$W6])" office:value-type="float"/>
          <table:table-cell table:formula="of:=MAX([.$L6];[.$X6])" office:value-type="float"/>
          <table:table-cell table:formula="of:=MAX([.$M6];[.$Y6])" office:value-type="float"/>
          <table:table-cell table:formula="of:=MAX([.$N6];[.$Z6])" office:value-type="float"/>
        </table:table-row>
        <table:table-row table:style-name="ro1">
          <table:table-cell office:value-type="string">
            <text:p>p05.pddl</text:p>
          </table:table-cell>
          <table:table-cell table:formula="of:=AVERAGE([Instances.B163:Instances.B202])" office:value-type="float"/>
          <table:table-cell table:formula="of:=AVERAGE([Instances.C163:Instances.C202])" office:value-type="float"/>
          <table:table-cell table:formula="of:=AVERAGE([Instances.D163:Instances.D202])" office:value-type="float"/>
          <table:table-cell table:formula="of:=AVERAGE([Instances.E163:Instances.E202])" office:value-type="float"/>
          <table:table-cell table:formula="of:=SUM([Instances.F163:Instances.F202])" office:value-type="float"/>
          <table:table-cell table:formula="of:=AVERAGE([Instances.G163:Instances.G202])" office:value-type="float"/>
          <table:table-cell table:formula="of:=AVERAGE([Instances.H163:Instances.H202])" office:value-type="float"/>
          <table:table-cell table:formula="of:=AVERAGE([Instances.I163:Instances.I202])" office:value-type="float"/>
          <table:table-cell table:formula="of:=AVERAGE([Instances.J163:Instances.J202])" office:value-type="float"/>
          <table:table-cell table:formula="of:=AVERAGE([Instances.K163:Instances.K202])" office:value-type="float"/>
          <table:table-cell table:formula="of:=AVERAGE([Instances.L163:Instances.L202])" office:value-type="float"/>
          <table:table-cell table:formula="of:=AVERAGE([Instances.M163:Instances.M202])" office:value-type="float"/>
          <table:table-cell table:formula="of:=AVERAGE([Instances.N163:Instances.N202])" office:value-type="float"/>
          <table:table-cell table:formula="of:=AVERAGE([Instances.O163:Instances.O202])" office:value-type="float"/>
          <table:table-cell table:formula="of:=AVERAGE([Instances.P163:Instances.P202])" office:value-type="float"/>
          <table:table-cell table:formula="of:=AVERAGE([Instances.Q163:Instances.Q202])" office:value-type="float"/>
          <table:table-cell table:formula="of:=AVERAGE([Instances.R163:Instances.R202])" office:value-type="float"/>
          <table:table-cell table:formula="of:=SUM([Instances.S163:Instances.S202])" office:value-type="float"/>
          <table:table-cell table:formula="of:=AVERAGE([Instances.T163:Instances.T202])" office:value-type="float"/>
          <table:table-cell table:formula="of:=AVERAGE([Instances.U163:Instances.U202])" office:value-type="float"/>
          <table:table-cell table:formula="of:=AVERAGE([Instances.V163:Instances.V202])" office:value-type="float"/>
          <table:table-cell table:formula="of:=AVERAGE([Instances.W163:Instances.W202])" office:value-type="float"/>
          <table:table-cell table:formula="of:=AVERAGE([Instances.X163:Instances.X202])" office:value-type="float"/>
          <table:table-cell table:formula="of:=AVERAGE([Instances.Y163:Instances.Y202])" office:value-type="float"/>
          <table:table-cell table:formula="of:=AVERAGE([Instances.Z163:Instances.Z202])" office:value-type="float"/>
          <table:table-cell table:formula="of:=MIN([.$B7];[.$O7])" office:value-type="float"/>
          <table:table-cell table:formula="of:=MIN([.$C7];[.$P7])" office:value-type="float"/>
          <table:table-cell table:formula="of:=MIN([.$D7];[.$Q7])" office:value-type="float"/>
          <table:table-cell table:formula="of:=MIN([.$E7];[.$R7])" office:value-type="float"/>
          <table:table-cell table:formula="of:=MIN([.$F7];[.$S7])" office:value-type="float"/>
          <table:table-cell table:formula="of:=MIN([.$G7];[.$T7])" office:value-type="float"/>
          <table:table-cell table:formula="of:=MIN([.$H7];[.$U7])" office:value-type="float"/>
          <table:table-cell table:formula="of:=MIN([.$I7];[.$V7])" office:value-type="float"/>
          <table:table-cell table:formula="of:=MIN([.$J7])" office:value-type="float"/>
          <table:table-cell table:formula="of:=MIN([.$K7];[.$W7])" office:value-type="float"/>
          <table:table-cell table:formula="of:=MIN([.$L7];[.$X7])" office:value-type="float"/>
          <table:table-cell table:formula="of:=MIN([.$M7];[.$Y7])" office:value-type="float"/>
          <table:table-cell table:formula="of:=MIN([.$N7];[.$Z7])" office:value-type="float"/>
          <table:table-cell table:formula="of:=MEDIAN([.$B7];[.$O7])" office:value-type="float"/>
          <table:table-cell table:formula="of:=MEDIAN([.$C7];[.$P7])" office:value-type="float"/>
          <table:table-cell table:formula="of:=MEDIAN([.$D7];[.$Q7])" office:value-type="float"/>
          <table:table-cell table:formula="of:=MEDIAN([.$E7];[.$R7])" office:value-type="float"/>
          <table:table-cell table:formula="of:=MEDIAN([.$F7];[.$S7])" office:value-type="float"/>
          <table:table-cell table:formula="of:=MEDIAN([.$G7];[.$T7])" office:value-type="float"/>
          <table:table-cell table:formula="of:=MEDIAN([.$H7];[.$U7])" office:value-type="float"/>
          <table:table-cell table:formula="of:=MEDIAN([.$I7];[.$V7])" office:value-type="float"/>
          <table:table-cell table:formula="of:=MEDIAN([.$J7])" office:value-type="float"/>
          <table:table-cell table:formula="of:=MEDIAN([.$K7];[.$W7])" office:value-type="float"/>
          <table:table-cell table:formula="of:=MEDIAN([.$L7];[.$X7])" office:value-type="float"/>
          <table:table-cell table:formula="of:=MEDIAN([.$M7];[.$Y7])" office:value-type="float"/>
          <table:table-cell table:formula="of:=MEDIAN([.$N7];[.$Z7])" office:value-type="float"/>
          <table:table-cell table:formula="of:=MAX([.$B7];[.$O7])" office:value-type="float"/>
          <table:table-cell table:formula="of:=MAX([.$C7];[.$P7])" office:value-type="float"/>
          <table:table-cell table:formula="of:=MAX([.$D7];[.$Q7])" office:value-type="float"/>
          <table:table-cell table:formula="of:=MAX([.$E7];[.$R7])" office:value-type="float"/>
          <table:table-cell table:formula="of:=MAX([.$F7];[.$S7])" office:value-type="float"/>
          <table:table-cell table:formula="of:=MAX([.$G7];[.$T7])" office:value-type="float"/>
          <table:table-cell table:formula="of:=MAX([.$H7];[.$U7])" office:value-type="float"/>
          <table:table-cell table:formula="of:=MAX([.$I7];[.$V7])" office:value-type="float"/>
          <table:table-cell table:formula="of:=MAX([.$J7])" office:value-type="float"/>
          <table:table-cell table:formula="of:=MAX([.$K7];[.$W7])" office:value-type="float"/>
          <table:table-cell table:formula="of:=MAX([.$L7];[.$X7])" office:value-type="float"/>
          <table:table-cell table:formula="of:=MAX([.$M7];[.$Y7])" office:value-type="float"/>
          <table:table-cell table:formula="of:=MAX([.$N7];[.$Z7])" office:value-type="float"/>
        </table:table-row>
        <table:table-row table:style-name="ro1">
          <table:table-cell office:value-type="string">
            <text:p>p06.pddl</text:p>
          </table:table-cell>
          <table:table-cell table:formula="of:=AVERAGE([Instances.B203:Instances.B242])" office:value-type="float"/>
          <table:table-cell table:formula="of:=AVERAGE([Instances.C203:Instances.C242])" office:value-type="float"/>
          <table:table-cell table:formula="of:=AVERAGE([Instances.D203:Instances.D242])" office:value-type="float"/>
          <table:table-cell table:formula="of:=AVERAGE([Instances.E203:Instances.E242])" office:value-type="float"/>
          <table:table-cell table:formula="of:=SUM([Instances.F203:Instances.F242])" office:value-type="float"/>
          <table:table-cell table:formula="of:=AVERAGE([Instances.G203:Instances.G242])" office:value-type="float"/>
          <table:table-cell table:formula="of:=AVERAGE([Instances.H203:Instances.H242])" office:value-type="float"/>
          <table:table-cell table:formula="of:=AVERAGE([Instances.I203:Instances.I242])" office:value-type="float"/>
          <table:table-cell table:formula="of:=AVERAGE([Instances.J203:Instances.J242])" office:value-type="float"/>
          <table:table-cell table:formula="of:=AVERAGE([Instances.K203:Instances.K242])" office:value-type="float"/>
          <table:table-cell table:formula="of:=AVERAGE([Instances.L203:Instances.L242])" office:value-type="float"/>
          <table:table-cell table:formula="of:=AVERAGE([Instances.M203:Instances.M242])" office:value-type="float"/>
          <table:table-cell table:formula="of:=AVERAGE([Instances.N203:Instances.N242])" office:value-type="float"/>
          <table:table-cell table:formula="of:=AVERAGE([Instances.O203:Instances.O242])" office:value-type="float"/>
          <table:table-cell table:formula="of:=AVERAGE([Instances.P203:Instances.P242])" office:value-type="float"/>
          <table:table-cell table:formula="of:=AVERAGE([Instances.Q203:Instances.Q242])" office:value-type="float"/>
          <table:table-cell table:formula="of:=AVERAGE([Instances.R203:Instances.R242])" office:value-type="float"/>
          <table:table-cell table:formula="of:=SUM([Instances.S203:Instances.S242])" office:value-type="float"/>
          <table:table-cell table:formula="of:=AVERAGE([Instances.T203:Instances.T242])" office:value-type="float"/>
          <table:table-cell table:formula="of:=AVERAGE([Instances.U203:Instances.U242])" office:value-type="float"/>
          <table:table-cell table:formula="of:=AVERAGE([Instances.V203:Instances.V242])" office:value-type="float"/>
          <table:table-cell table:formula="of:=AVERAGE([Instances.W203:Instances.W242])" office:value-type="float"/>
          <table:table-cell table:formula="of:=AVERAGE([Instances.X203:Instances.X242])" office:value-type="float"/>
          <table:table-cell table:formula="of:=AVERAGE([Instances.Y203:Instances.Y242])" office:value-type="float"/>
          <table:table-cell table:formula="of:=AVERAGE([Instances.Z203:Instances.Z242])" office:value-type="float"/>
          <table:table-cell table:formula="of:=MIN([.$B8];[.$O8])" office:value-type="float"/>
          <table:table-cell table:formula="of:=MIN([.$C8];[.$P8])" office:value-type="float"/>
          <table:table-cell table:formula="of:=MIN([.$D8];[.$Q8])" office:value-type="float"/>
          <table:table-cell table:formula="of:=MIN([.$E8];[.$R8])" office:value-type="float"/>
          <table:table-cell table:formula="of:=MIN([.$F8];[.$S8])" office:value-type="float"/>
          <table:table-cell table:formula="of:=MIN([.$G8];[.$T8])" office:value-type="float"/>
          <table:table-cell table:formula="of:=MIN([.$H8];[.$U8])" office:value-type="float"/>
          <table:table-cell table:formula="of:=MIN([.$I8];[.$V8])" office:value-type="float"/>
          <table:table-cell table:formula="of:=MIN([.$J8])" office:value-type="float"/>
          <table:table-cell table:formula="of:=MIN([.$K8];[.$W8])" office:value-type="float"/>
          <table:table-cell table:formula="of:=MIN([.$L8];[.$X8])" office:value-type="float"/>
          <table:table-cell table:formula="of:=MIN([.$M8];[.$Y8])" office:value-type="float"/>
          <table:table-cell table:formula="of:=MIN([.$N8];[.$Z8])" office:value-type="float"/>
          <table:table-cell table:formula="of:=MEDIAN([.$B8];[.$O8])" office:value-type="float"/>
          <table:table-cell table:formula="of:=MEDIAN([.$C8];[.$P8])" office:value-type="float"/>
          <table:table-cell table:formula="of:=MEDIAN([.$D8];[.$Q8])" office:value-type="float"/>
          <table:table-cell table:formula="of:=MEDIAN([.$E8];[.$R8])" office:value-type="float"/>
          <table:table-cell table:formula="of:=MEDIAN([.$F8];[.$S8])" office:value-type="float"/>
          <table:table-cell table:formula="of:=MEDIAN([.$G8];[.$T8])" office:value-type="float"/>
          <table:table-cell table:formula="of:=MEDIAN([.$H8];[.$U8])" office:value-type="float"/>
          <table:table-cell table:formula="of:=MEDIAN([.$I8];[.$V8])" office:value-type="float"/>
          <table:table-cell table:formula="of:=MEDIAN([.$J8])" office:value-type="float"/>
          <table:table-cell table:formula="of:=MEDIAN([.$K8];[.$W8])" office:value-type="float"/>
          <table:table-cell table:formula="of:=MEDIAN([.$L8];[.$X8])" office:value-type="float"/>
          <table:table-cell table:formula="of:=MEDIAN([.$M8];[.$Y8])" office:value-type="float"/>
          <table:table-cell table:formula="of:=MEDIAN([.$N8];[.$Z8])" office:value-type="float"/>
          <table:table-cell table:formula="of:=MAX([.$B8];[.$O8])" office:value-type="float"/>
          <table:table-cell table:formula="of:=MAX([.$C8];[.$P8])" office:value-type="float"/>
          <table:table-cell table:formula="of:=MAX([.$D8];[.$Q8])" office:value-type="float"/>
          <table:table-cell table:formula="of:=MAX([.$E8];[.$R8])" office:value-type="float"/>
          <table:table-cell table:formula="of:=MAX([.$F8];[.$S8])" office:value-type="float"/>
          <table:table-cell table:formula="of:=MAX([.$G8];[.$T8])" office:value-type="float"/>
          <table:table-cell table:formula="of:=MAX([.$H8];[.$U8])" office:value-type="float"/>
          <table:table-cell table:formula="of:=MAX([.$I8];[.$V8])" office:value-type="float"/>
          <table:table-cell table:formula="of:=MAX([.$J8])" office:value-type="float"/>
          <table:table-cell table:formula="of:=MAX([.$K8];[.$W8])" office:value-type="float"/>
          <table:table-cell table:formula="of:=MAX([.$L8];[.$X8])" office:value-type="float"/>
          <table:table-cell table:formula="of:=MAX([.$M8];[.$Y8])" office:value-type="float"/>
          <table:table-cell table:formula="of:=MAX([.$N8];[.$Z8])" office:value-type="float"/>
        </table:table-row>
        <table:table-row table:style-name="ro1">
          <table:table-cell office:value-type="string">
            <text:p>p07.pddl</text:p>
          </table:table-cell>
          <table:table-cell table:formula="of:=AVERAGE([Instances.B243:Instances.B282])" office:value-type="float"/>
          <table:table-cell table:formula="of:=AVERAGE([Instances.C243:Instances.C282])" office:value-type="float"/>
          <table:table-cell table:formula="of:=AVERAGE([Instances.D243:Instances.D282])" office:value-type="float"/>
          <table:table-cell table:formula="of:=AVERAGE([Instances.E243:Instances.E282])" office:value-type="float"/>
          <table:table-cell table:formula="of:=SUM([Instances.F243:Instances.F282])" office:value-type="float"/>
          <table:table-cell table:formula="of:=AVERAGE([Instances.G243:Instances.G282])" office:value-type="float"/>
          <table:table-cell table:formula="of:=AVERAGE([Instances.H243:Instances.H282])" office:value-type="float"/>
          <table:table-cell table:formula="of:=AVERAGE([Instances.I243:Instances.I282])" office:value-type="float"/>
          <table:table-cell table:formula="of:=AVERAGE([Instances.J243:Instances.J282])" office:value-type="float"/>
          <table:table-cell table:formula="of:=AVERAGE([Instances.K243:Instances.K282])" office:value-type="float"/>
          <table:table-cell table:formula="of:=AVERAGE([Instances.L243:Instances.L282])" office:value-type="float"/>
          <table:table-cell table:formula="of:=AVERAGE([Instances.M243:Instances.M282])" office:value-type="float"/>
          <table:table-cell table:formula="of:=AVERAGE([Instances.N243:Instances.N282])" office:value-type="float"/>
          <table:table-cell table:formula="of:=AVERAGE([Instances.O243:Instances.O282])" office:value-type="float"/>
          <table:table-cell table:formula="of:=AVERAGE([Instances.P243:Instances.P282])" office:value-type="float"/>
          <table:table-cell table:formula="of:=AVERAGE([Instances.Q243:Instances.Q282])" office:value-type="float"/>
          <table:table-cell table:formula="of:=AVERAGE([Instances.R243:Instances.R282])" office:value-type="float"/>
          <table:table-cell table:formula="of:=SUM([Instances.S243:Instances.S282])" office:value-type="float"/>
          <table:table-cell table:formula="of:=AVERAGE([Instances.T243:Instances.T282])" office:value-type="float"/>
          <table:table-cell table:formula="of:=AVERAGE([Instances.U243:Instances.U282])" office:value-type="float"/>
          <table:table-cell table:formula="of:=AVERAGE([Instances.V243:Instances.V282])" office:value-type="float"/>
          <table:table-cell table:formula="of:=AVERAGE([Instances.W243:Instances.W282])" office:value-type="float"/>
          <table:table-cell table:formula="of:=AVERAGE([Instances.X243:Instances.X282])" office:value-type="float"/>
          <table:table-cell table:formula="of:=AVERAGE([Instances.Y243:Instances.Y282])" office:value-type="float"/>
          <table:table-cell table:formula="of:=AVERAGE([Instances.Z243:Instances.Z282])" office:value-type="float"/>
          <table:table-cell table:formula="of:=MIN([.$B9];[.$O9])" office:value-type="float"/>
          <table:table-cell table:formula="of:=MIN([.$C9];[.$P9])" office:value-type="float"/>
          <table:table-cell table:formula="of:=MIN([.$D9];[.$Q9])" office:value-type="float"/>
          <table:table-cell table:formula="of:=MIN([.$E9];[.$R9])" office:value-type="float"/>
          <table:table-cell table:formula="of:=MIN([.$F9];[.$S9])" office:value-type="float"/>
          <table:table-cell table:formula="of:=MIN([.$G9];[.$T9])" office:value-type="float"/>
          <table:table-cell table:formula="of:=MIN([.$H9];[.$U9])" office:value-type="float"/>
          <table:table-cell table:formula="of:=MIN([.$I9];[.$V9])" office:value-type="float"/>
          <table:table-cell table:formula="of:=MIN([.$J9])" office:value-type="float"/>
          <table:table-cell table:formula="of:=MIN([.$K9];[.$W9])" office:value-type="float"/>
          <table:table-cell table:formula="of:=MIN([.$L9];[.$X9])" office:value-type="float"/>
          <table:table-cell table:formula="of:=MIN([.$M9];[.$Y9])" office:value-type="float"/>
          <table:table-cell table:formula="of:=MIN([.$N9];[.$Z9])" office:value-type="float"/>
          <table:table-cell table:formula="of:=MEDIAN([.$B9];[.$O9])" office:value-type="float"/>
          <table:table-cell table:formula="of:=MEDIAN([.$C9];[.$P9])" office:value-type="float"/>
          <table:table-cell table:formula="of:=MEDIAN([.$D9];[.$Q9])" office:value-type="float"/>
          <table:table-cell table:formula="of:=MEDIAN([.$E9];[.$R9])" office:value-type="float"/>
          <table:table-cell table:formula="of:=MEDIAN([.$F9];[.$S9])" office:value-type="float"/>
          <table:table-cell table:formula="of:=MEDIAN([.$G9];[.$T9])" office:value-type="float"/>
          <table:table-cell table:formula="of:=MEDIAN([.$H9];[.$U9])" office:value-type="float"/>
          <table:table-cell table:formula="of:=MEDIAN([.$I9];[.$V9])" office:value-type="float"/>
          <table:table-cell table:formula="of:=MEDIAN([.$J9])" office:value-type="float"/>
          <table:table-cell table:formula="of:=MEDIAN([.$K9];[.$W9])" office:value-type="float"/>
          <table:table-cell table:formula="of:=MEDIAN([.$L9];[.$X9])" office:value-type="float"/>
          <table:table-cell table:formula="of:=MEDIAN([.$M9];[.$Y9])" office:value-type="float"/>
          <table:table-cell table:formula="of:=MEDIAN([.$N9];[.$Z9])" office:value-type="float"/>
          <table:table-cell table:formula="of:=MAX([.$B9];[.$O9])" office:value-type="float"/>
          <table:table-cell table:formula="of:=MAX([.$C9];[.$P9])" office:value-type="float"/>
          <table:table-cell table:formula="of:=MAX([.$D9];[.$Q9])" office:value-type="float"/>
          <table:table-cell table:formula="of:=MAX([.$E9];[.$R9])" office:value-type="float"/>
          <table:table-cell table:formula="of:=MAX([.$F9];[.$S9])" office:value-type="float"/>
          <table:table-cell table:formula="of:=MAX([.$G9];[.$T9])" office:value-type="float"/>
          <table:table-cell table:formula="of:=MAX([.$H9];[.$U9])" office:value-type="float"/>
          <table:table-cell table:formula="of:=MAX([.$I9];[.$V9])" office:value-type="float"/>
          <table:table-cell table:formula="of:=MAX([.$J9])" office:value-type="float"/>
          <table:table-cell table:formula="of:=MAX([.$K9];[.$W9])" office:value-type="float"/>
          <table:table-cell table:formula="of:=MAX([.$L9];[.$X9])" office:value-type="float"/>
          <table:table-cell table:formula="of:=MAX([.$M9];[.$Y9])" office:value-type="float"/>
          <table:table-cell table:formula="of:=MAX([.$N9];[.$Z9])" office:value-type="float"/>
        </table:table-row>
        <table:table-row table:style-name="ro1">
          <table:table-cell office:value-type="string">
            <text:p>p08.pddl</text:p>
          </table:table-cell>
          <table:table-cell table:formula="of:=AVERAGE([Instances.B283:Instances.B322])" office:value-type="float"/>
          <table:table-cell table:formula="of:=AVERAGE([Instances.C283:Instances.C322])" office:value-type="float"/>
          <table:table-cell table:formula="of:=AVERAGE([Instances.D283:Instances.D322])" office:value-type="float"/>
          <table:table-cell table:formula="of:=AVERAGE([Instances.E283:Instances.E322])" office:value-type="float"/>
          <table:table-cell table:formula="of:=SUM([Instances.F283:Instances.F322])" office:value-type="float"/>
          <table:table-cell table:formula="of:=AVERAGE([Instances.G283:Instances.G322])" office:value-type="float"/>
          <table:table-cell table:formula="of:=AVERAGE([Instances.H283:Instances.H322])" office:value-type="float"/>
          <table:table-cell table:formula="of:=AVERAGE([Instances.I283:Instances.I322])" office:value-type="float"/>
          <table:table-cell table:formula="of:=AVERAGE([Instances.J283:Instances.J322])" office:value-type="float"/>
          <table:table-cell table:formula="of:=AVERAGE([Instances.K283:Instances.K322])" office:value-type="float"/>
          <table:table-cell table:formula="of:=AVERAGE([Instances.L283:Instances.L322])" office:value-type="float"/>
          <table:table-cell table:formula="of:=AVERAGE([Instances.M283:Instances.M322])" office:value-type="float"/>
          <table:table-cell table:formula="of:=AVERAGE([Instances.N283:Instances.N322])" office:value-type="float"/>
          <table:table-cell table:formula="of:=AVERAGE([Instances.O283:Instances.O322])" office:value-type="float"/>
          <table:table-cell table:formula="of:=AVERAGE([Instances.P283:Instances.P322])" office:value-type="float"/>
          <table:table-cell table:formula="of:=AVERAGE([Instances.Q283:Instances.Q322])" office:value-type="float"/>
          <table:table-cell table:formula="of:=AVERAGE([Instances.R283:Instances.R322])" office:value-type="float"/>
          <table:table-cell table:formula="of:=SUM([Instances.S283:Instances.S322])" office:value-type="float"/>
          <table:table-cell table:formula="of:=AVERAGE([Instances.T283:Instances.T322])" office:value-type="float"/>
          <table:table-cell table:formula="of:=AVERAGE([Instances.U283:Instances.U322])" office:value-type="float"/>
          <table:table-cell table:formula="of:=AVERAGE([Instances.V283:Instances.V322])" office:value-type="float"/>
          <table:table-cell table:formula="of:=AVERAGE([Instances.W283:Instances.W322])" office:value-type="float"/>
          <table:table-cell table:formula="of:=AVERAGE([Instances.X283:Instances.X322])" office:value-type="float"/>
          <table:table-cell table:formula="of:=AVERAGE([Instances.Y283:Instances.Y322])" office:value-type="float"/>
          <table:table-cell table:formula="of:=AVERAGE([Instances.Z283:Instances.Z322])" office:value-type="float"/>
          <table:table-cell table:formula="of:=MIN([.$B10];[.$O10])" office:value-type="float"/>
          <table:table-cell table:formula="of:=MIN([.$C10];[.$P10])" office:value-type="float"/>
          <table:table-cell table:formula="of:=MIN([.$D10];[.$Q10])" office:value-type="float"/>
          <table:table-cell table:formula="of:=MIN([.$E10];[.$R10])" office:value-type="float"/>
          <table:table-cell table:formula="of:=MIN([.$F10];[.$S10])" office:value-type="float"/>
          <table:table-cell table:formula="of:=MIN([.$G10];[.$T10])" office:value-type="float"/>
          <table:table-cell table:formula="of:=MIN([.$H10];[.$U10])" office:value-type="float"/>
          <table:table-cell table:formula="of:=MIN([.$I10];[.$V10])" office:value-type="float"/>
          <table:table-cell table:formula="of:=MIN([.$J10])" office:value-type="float"/>
          <table:table-cell table:formula="of:=MIN([.$K10];[.$W10])" office:value-type="float"/>
          <table:table-cell table:formula="of:=MIN([.$L10];[.$X10])" office:value-type="float"/>
          <table:table-cell table:formula="of:=MIN([.$M10];[.$Y10])" office:value-type="float"/>
          <table:table-cell table:formula="of:=MIN([.$N10];[.$Z10])" office:value-type="float"/>
          <table:table-cell table:formula="of:=MEDIAN([.$B10];[.$O10])" office:value-type="float"/>
          <table:table-cell table:formula="of:=MEDIAN([.$C10];[.$P10])" office:value-type="float"/>
          <table:table-cell table:formula="of:=MEDIAN([.$D10];[.$Q10])" office:value-type="float"/>
          <table:table-cell table:formula="of:=MEDIAN([.$E10];[.$R10])" office:value-type="float"/>
          <table:table-cell table:formula="of:=MEDIAN([.$F10];[.$S10])" office:value-type="float"/>
          <table:table-cell table:formula="of:=MEDIAN([.$G10];[.$T10])" office:value-type="float"/>
          <table:table-cell table:formula="of:=MEDIAN([.$H10];[.$U10])" office:value-type="float"/>
          <table:table-cell table:formula="of:=MEDIAN([.$I10];[.$V10])" office:value-type="float"/>
          <table:table-cell table:formula="of:=MEDIAN([.$J10])" office:value-type="float"/>
          <table:table-cell table:formula="of:=MEDIAN([.$K10];[.$W10])" office:value-type="float"/>
          <table:table-cell table:formula="of:=MEDIAN([.$L10];[.$X10])" office:value-type="float"/>
          <table:table-cell table:formula="of:=MEDIAN([.$M10];[.$Y10])" office:value-type="float"/>
          <table:table-cell table:formula="of:=MEDIAN([.$N10];[.$Z10])" office:value-type="float"/>
          <table:table-cell table:formula="of:=MAX([.$B10];[.$O10])" office:value-type="float"/>
          <table:table-cell table:formula="of:=MAX([.$C10];[.$P10])" office:value-type="float"/>
          <table:table-cell table:formula="of:=MAX([.$D10];[.$Q10])" office:value-type="float"/>
          <table:table-cell table:formula="of:=MAX([.$E10];[.$R10])" office:value-type="float"/>
          <table:table-cell table:formula="of:=MAX([.$F10];[.$S10])" office:value-type="float"/>
          <table:table-cell table:formula="of:=MAX([.$G10];[.$T10])" office:value-type="float"/>
          <table:table-cell table:formula="of:=MAX([.$H10];[.$U10])" office:value-type="float"/>
          <table:table-cell table:formula="of:=MAX([.$I10];[.$V10])" office:value-type="float"/>
          <table:table-cell table:formula="of:=MAX([.$J10])" office:value-type="float"/>
          <table:table-cell table:formula="of:=MAX([.$K10];[.$W10])" office:value-type="float"/>
          <table:table-cell table:formula="of:=MAX([.$L10];[.$X10])" office:value-type="float"/>
          <table:table-cell table:formula="of:=MAX([.$M10];[.$Y10])" office:value-type="float"/>
          <table:table-cell table:formula="of:=MAX([.$N10];[.$Z10])" office:value-type="float"/>
        </table:table-row>
        <table:table-row table:style-name="ro1">
          <table:table-cell office:value-type="string">
            <text:p>p09.pddl</text:p>
          </table:table-cell>
          <table:table-cell table:formula="of:=AVERAGE([Instances.B323:Instances.B362])" office:value-type="float"/>
          <table:table-cell table:formula="of:=AVERAGE([Instances.C323:Instances.C362])" office:value-type="float"/>
          <table:table-cell table:formula="of:=AVERAGE([Instances.D323:Instances.D362])" office:value-type="float"/>
          <table:table-cell table:formula="of:=AVERAGE([Instances.E323:Instances.E362])" office:value-type="float"/>
          <table:table-cell table:formula="of:=SUM([Instances.F323:Instances.F362])" office:value-type="float"/>
          <table:table-cell table:formula="of:=AVERAGE([Instances.G323:Instances.G362])" office:value-type="float"/>
          <table:table-cell table:formula="of:=AVERAGE([Instances.H323:Instances.H362])" office:value-type="float"/>
          <table:table-cell table:formula="of:=AVERAGE([Instances.I323:Instances.I362])" office:value-type="float"/>
          <table:table-cell table:formula="of:=AVERAGE([Instances.J323:Instances.J362])" office:value-type="float"/>
          <table:table-cell table:formula="of:=AVERAGE([Instances.K323:Instances.K362])" office:value-type="float"/>
          <table:table-cell table:formula="of:=AVERAGE([Instances.L323:Instances.L362])" office:value-type="float"/>
          <table:table-cell table:formula="of:=AVERAGE([Instances.M323:Instances.M362])" office:value-type="float"/>
          <table:table-cell table:formula="of:=AVERAGE([Instances.N323:Instances.N362])" office:value-type="float"/>
          <table:table-cell table:formula="of:=AVERAGE([Instances.O323:Instances.O362])" office:value-type="float"/>
          <table:table-cell table:formula="of:=AVERAGE([Instances.P323:Instances.P362])" office:value-type="float"/>
          <table:table-cell table:formula="of:=AVERAGE([Instances.Q323:Instances.Q362])" office:value-type="float"/>
          <table:table-cell table:formula="of:=AVERAGE([Instances.R323:Instances.R362])" office:value-type="float"/>
          <table:table-cell table:formula="of:=SUM([Instances.S323:Instances.S362])" office:value-type="float"/>
          <table:table-cell table:formula="of:=AVERAGE([Instances.T323:Instances.T362])" office:value-type="float"/>
          <table:table-cell table:formula="of:=AVERAGE([Instances.U323:Instances.U362])" office:value-type="float"/>
          <table:table-cell table:formula="of:=AVERAGE([Instances.V323:Instances.V362])" office:value-type="float"/>
          <table:table-cell table:formula="of:=AVERAGE([Instances.W323:Instances.W362])" office:value-type="float"/>
          <table:table-cell table:formula="of:=AVERAGE([Instances.X323:Instances.X362])" office:value-type="float"/>
          <table:table-cell table:formula="of:=AVERAGE([Instances.Y323:Instances.Y362])" office:value-type="float"/>
          <table:table-cell table:formula="of:=AVERAGE([Instances.Z323:Instances.Z362])" office:value-type="float"/>
          <table:table-cell table:formula="of:=MIN([.$B11];[.$O11])" office:value-type="float"/>
          <table:table-cell table:formula="of:=MIN([.$C11];[.$P11])" office:value-type="float"/>
          <table:table-cell table:formula="of:=MIN([.$D11];[.$Q11])" office:value-type="float"/>
          <table:table-cell table:formula="of:=MIN([.$E11];[.$R11])" office:value-type="float"/>
          <table:table-cell table:formula="of:=MIN([.$F11];[.$S11])" office:value-type="float"/>
          <table:table-cell table:formula="of:=MIN([.$G11];[.$T11])" office:value-type="float"/>
          <table:table-cell table:formula="of:=MIN([.$H11];[.$U11])" office:value-type="float"/>
          <table:table-cell table:formula="of:=MIN([.$I11];[.$V11])" office:value-type="float"/>
          <table:table-cell table:formula="of:=MIN([.$J11])" office:value-type="float"/>
          <table:table-cell table:formula="of:=MIN([.$K11];[.$W11])" office:value-type="float"/>
          <table:table-cell table:formula="of:=MIN([.$L11];[.$X11])" office:value-type="float"/>
          <table:table-cell table:formula="of:=MIN([.$M11];[.$Y11])" office:value-type="float"/>
          <table:table-cell table:formula="of:=MIN([.$N11];[.$Z11])" office:value-type="float"/>
          <table:table-cell table:formula="of:=MEDIAN([.$B11];[.$O11])" office:value-type="float"/>
          <table:table-cell table:formula="of:=MEDIAN([.$C11];[.$P11])" office:value-type="float"/>
          <table:table-cell table:formula="of:=MEDIAN([.$D11];[.$Q11])" office:value-type="float"/>
          <table:table-cell table:formula="of:=MEDIAN([.$E11];[.$R11])" office:value-type="float"/>
          <table:table-cell table:formula="of:=MEDIAN([.$F11];[.$S11])" office:value-type="float"/>
          <table:table-cell table:formula="of:=MEDIAN([.$G11];[.$T11])" office:value-type="float"/>
          <table:table-cell table:formula="of:=MEDIAN([.$H11];[.$U11])" office:value-type="float"/>
          <table:table-cell table:formula="of:=MEDIAN([.$I11];[.$V11])" office:value-type="float"/>
          <table:table-cell table:formula="of:=MEDIAN([.$J11])" office:value-type="float"/>
          <table:table-cell table:formula="of:=MEDIAN([.$K11];[.$W11])" office:value-type="float"/>
          <table:table-cell table:formula="of:=MEDIAN([.$L11];[.$X11])" office:value-type="float"/>
          <table:table-cell table:formula="of:=MEDIAN([.$M11];[.$Y11])" office:value-type="float"/>
          <table:table-cell table:formula="of:=MEDIAN([.$N11];[.$Z11])" office:value-type="float"/>
          <table:table-cell table:formula="of:=MAX([.$B11];[.$O11])" office:value-type="float"/>
          <table:table-cell table:formula="of:=MAX([.$C11];[.$P11])" office:value-type="float"/>
          <table:table-cell table:formula="of:=MAX([.$D11];[.$Q11])" office:value-type="float"/>
          <table:table-cell table:formula="of:=MAX([.$E11];[.$R11])" office:value-type="float"/>
          <table:table-cell table:formula="of:=MAX([.$F11];[.$S11])" office:value-type="float"/>
          <table:table-cell table:formula="of:=MAX([.$G11];[.$T11])" office:value-type="float"/>
          <table:table-cell table:formula="of:=MAX([.$H11];[.$U11])" office:value-type="float"/>
          <table:table-cell table:formula="of:=MAX([.$I11];[.$V11])" office:value-type="float"/>
          <table:table-cell table:formula="of:=MAX([.$J11])" office:value-type="float"/>
          <table:table-cell table:formula="of:=MAX([.$K11];[.$W11])" office:value-type="float"/>
          <table:table-cell table:formula="of:=MAX([.$L11];[.$X11])" office:value-type="float"/>
          <table:table-cell table:formula="of:=MAX([.$M11];[.$Y11])" office:value-type="float"/>
          <table:table-cell table:formula="of:=MAX([.$N11];[.$Z11])" office:value-type="float"/>
        </table:table-row>
        <table:table-row table:style-name="ro1">
          <table:table-cell office:value-type="string">
            <text:p>p10.pddl</text:p>
          </table:table-cell>
          <table:table-cell table:formula="of:=AVERAGE([Instances.B363:Instances.B402])" office:value-type="float"/>
          <table:table-cell table:formula="of:=AVERAGE([Instances.C363:Instances.C402])" office:value-type="float"/>
          <table:table-cell table:formula="of:=AVERAGE([Instances.D363:Instances.D402])" office:value-type="float"/>
          <table:table-cell table:formula="of:=AVERAGE([Instances.E363:Instances.E402])" office:value-type="float"/>
          <table:table-cell table:formula="of:=SUM([Instances.F363:Instances.F402])" office:value-type="float"/>
          <table:table-cell table:formula="of:=AVERAGE([Instances.G363:Instances.G402])" office:value-type="float"/>
          <table:table-cell table:formula="of:=AVERAGE([Instances.H363:Instances.H402])" office:value-type="float"/>
          <table:table-cell table:formula="of:=AVERAGE([Instances.I363:Instances.I402])" office:value-type="float"/>
          <table:table-cell table:formula="of:=AVERAGE([Instances.J363:Instances.J402])" office:value-type="float"/>
          <table:table-cell table:formula="of:=AVERAGE([Instances.K363:Instances.K402])" office:value-type="float"/>
          <table:table-cell table:formula="of:=AVERAGE([Instances.L363:Instances.L402])" office:value-type="float"/>
          <table:table-cell table:formula="of:=AVERAGE([Instances.M363:Instances.M402])" office:value-type="float"/>
          <table:table-cell table:formula="of:=AVERAGE([Instances.N363:Instances.N402])" office:value-type="float"/>
          <table:table-cell table:formula="of:=AVERAGE([Instances.O363:Instances.O402])" office:value-type="float"/>
          <table:table-cell table:formula="of:=AVERAGE([Instances.P363:Instances.P402])" office:value-type="float"/>
          <table:table-cell table:formula="of:=AVERAGE([Instances.Q363:Instances.Q402])" office:value-type="float"/>
          <table:table-cell table:formula="of:=AVERAGE([Instances.R363:Instances.R402])" office:value-type="float"/>
          <table:table-cell table:formula="of:=SUM([Instances.S363:Instances.S402])" office:value-type="float"/>
          <table:table-cell table:formula="of:=AVERAGE([Instances.T363:Instances.T402])" office:value-type="float"/>
          <table:table-cell table:formula="of:=AVERAGE([Instances.U363:Instances.U402])" office:value-type="float"/>
          <table:table-cell table:formula="of:=AVERAGE([Instances.V363:Instances.V402])" office:value-type="float"/>
          <table:table-cell table:formula="of:=AVERAGE([Instances.W363:Instances.W402])" office:value-type="float"/>
          <table:table-cell table:formula="of:=AVERAGE([Instances.X363:Instances.X402])" office:value-type="float"/>
          <table:table-cell table:formula="of:=AVERAGE([Instances.Y363:Instances.Y402])" office:value-type="float"/>
          <table:table-cell table:formula="of:=AVERAGE([Instances.Z363:Instances.Z402])" office:value-type="float"/>
          <table:table-cell table:formula="of:=MIN([.$B12];[.$O12])" office:value-type="float"/>
          <table:table-cell table:formula="of:=MIN([.$C12];[.$P12])" office:value-type="float"/>
          <table:table-cell table:formula="of:=MIN([.$D12];[.$Q12])" office:value-type="float"/>
          <table:table-cell table:formula="of:=MIN([.$E12];[.$R12])" office:value-type="float"/>
          <table:table-cell table:formula="of:=MIN([.$F12];[.$S12])" office:value-type="float"/>
          <table:table-cell table:formula="of:=MIN([.$G12];[.$T12])" office:value-type="float"/>
          <table:table-cell table:formula="of:=MIN([.$H12];[.$U12])" office:value-type="float"/>
          <table:table-cell table:formula="of:=MIN([.$I12];[.$V12])" office:value-type="float"/>
          <table:table-cell table:formula="of:=MIN([.$J12])" office:value-type="float"/>
          <table:table-cell table:formula="of:=MIN([.$K12];[.$W12])" office:value-type="float"/>
          <table:table-cell table:formula="of:=MIN([.$L12];[.$X12])" office:value-type="float"/>
          <table:table-cell table:formula="of:=MIN([.$M12];[.$Y12])" office:value-type="float"/>
          <table:table-cell table:formula="of:=MIN([.$N12];[.$Z12])" office:value-type="float"/>
          <table:table-cell table:formula="of:=MEDIAN([.$B12];[.$O12])" office:value-type="float"/>
          <table:table-cell table:formula="of:=MEDIAN([.$C12];[.$P12])" office:value-type="float"/>
          <table:table-cell table:formula="of:=MEDIAN([.$D12];[.$Q12])" office:value-type="float"/>
          <table:table-cell table:formula="of:=MEDIAN([.$E12];[.$R12])" office:value-type="float"/>
          <table:table-cell table:formula="of:=MEDIAN([.$F12];[.$S12])" office:value-type="float"/>
          <table:table-cell table:formula="of:=MEDIAN([.$G12];[.$T12])" office:value-type="float"/>
          <table:table-cell table:formula="of:=MEDIAN([.$H12];[.$U12])" office:value-type="float"/>
          <table:table-cell table:formula="of:=MEDIAN([.$I12];[.$V12])" office:value-type="float"/>
          <table:table-cell table:formula="of:=MEDIAN([.$J12])" office:value-type="float"/>
          <table:table-cell table:formula="of:=MEDIAN([.$K12];[.$W12])" office:value-type="float"/>
          <table:table-cell table:formula="of:=MEDIAN([.$L12];[.$X12])" office:value-type="float"/>
          <table:table-cell table:formula="of:=MEDIAN([.$M12];[.$Y12])" office:value-type="float"/>
          <table:table-cell table:formula="of:=MEDIAN([.$N12];[.$Z12])" office:value-type="float"/>
          <table:table-cell table:formula="of:=MAX([.$B12];[.$O12])" office:value-type="float"/>
          <table:table-cell table:formula="of:=MAX([.$C12];[.$P12])" office:value-type="float"/>
          <table:table-cell table:formula="of:=MAX([.$D12];[.$Q12])" office:value-type="float"/>
          <table:table-cell table:formula="of:=MAX([.$E12];[.$R12])" office:value-type="float"/>
          <table:table-cell table:formula="of:=MAX([.$F12];[.$S12])" office:value-type="float"/>
          <table:table-cell table:formula="of:=MAX([.$G12];[.$T12])" office:value-type="float"/>
          <table:table-cell table:formula="of:=MAX([.$H12];[.$U12])" office:value-type="float"/>
          <table:table-cell table:formula="of:=MAX([.$I12];[.$V12])" office:value-type="float"/>
          <table:table-cell table:formula="of:=MAX([.$J12])" office:value-type="float"/>
          <table:table-cell table:formula="of:=MAX([.$K12];[.$W12])" office:value-type="float"/>
          <table:table-cell table:formula="of:=MAX([.$L12];[.$X12])" office:value-type="float"/>
          <table:table-cell table:formula="of:=MAX([.$M12];[.$Y12])" office:value-type="float"/>
          <table:table-cell table:formula="of:=MAX([.$N12];[.$Z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AA3:.$AA12])^2)^0.5" office:value-type="float"/>
          <table:table-cell table:number-matrix-columns-spanned="1" table:number-matrix-rows-spanned="1" table:formula="of:=SUM(([.C3:.C12]-[.$AB3:.$AB12])^2)^0.5" office:value-type="float"/>
          <table:table-cell table:number-matrix-columns-spanned="1" table:number-matrix-rows-spanned="1" table:formula="of:=SUM(([.D3:.D12]-[.$AC3:.$AC12])^2)^0.5" office:value-type="float"/>
          <table:table-cell table:number-matrix-columns-spanned="1" table:number-matrix-rows-spanned="1" table:formula="of:=SUM(([.E3:.E12]-[.$AD3:.$AD12])^2)^0.5" office:value-type="float"/>
          <table:table-cell table:number-matrix-columns-spanned="1" table:number-matrix-rows-spanned="1" table:formula="of:=SUM(([.F3:.F12]-[.$AE3:.$AE12])^2)^0.5" office:value-type="float"/>
          <table:table-cell table:number-matrix-columns-spanned="1" table:number-matrix-rows-spanned="1" table:formula="of:=SUM(([.G3:.G12]-[.$AF3:.$AF12])^2)^0.5" office:value-type="float"/>
          <table:table-cell table:number-matrix-columns-spanned="1" table:number-matrix-rows-spanned="1" table:formula="of:=SUM(([.H3:.H12]-[.$AG3:.$AG12])^2)^0.5" office:value-type="float"/>
          <table:table-cell table:number-matrix-columns-spanned="1" table:number-matrix-rows-spanned="1" table:formula="of:=SUM(([.I3:.I12]-[.$AH3:.$AH12])^2)^0.5" office:value-type="float"/>
          <table:table-cell table:number-matrix-columns-spanned="1" table:number-matrix-rows-spanned="1" table:formula="of:=SUM(([.J3:.J12]-[.$AI3:.$AI12])^2)^0.5" office:value-type="float"/>
          <table:table-cell table:number-matrix-columns-spanned="1" table:number-matrix-rows-spanned="1" table:formula="of:=SUM(([.K3:.K12]-[.$AJ3:.$AJ12])^2)^0.5" office:value-type="float"/>
          <table:table-cell table:number-matrix-columns-spanned="1" table:number-matrix-rows-spanned="1" table:formula="of:=SUM(([.L3:.L12]-[.$AK3:.$AK12])^2)^0.5" office:value-type="float"/>
          <table:table-cell table:number-matrix-columns-spanned="1" table:number-matrix-rows-spanned="1" table:formula="of:=SUM(([.M3:.M12]-[.$AL3:.$AL12])^2)^0.5" office:value-type="float"/>
          <table:table-cell table:number-matrix-columns-spanned="1" table:number-matrix-rows-spanned="1" table:formula="of:=SUM(([.N3:.N12]-[.$AM3:.$AM12])^2)^0.5" office:value-type="float"/>
          <table:table-cell table:number-matrix-columns-spanned="1" table:number-matrix-rows-spanned="1" table:formula="of:=SUM(([.O3:.O12]-[.$AA3:.$AA12])^2)^0.5" office:value-type="float"/>
          <table:table-cell table:number-matrix-columns-spanned="1" table:number-matrix-rows-spanned="1" table:formula="of:=SUM(([.P3:.P12]-[.$AB3:.$AB12])^2)^0.5" office:value-type="float"/>
          <table:table-cell table:number-matrix-columns-spanned="1" table:number-matrix-rows-spanned="1" table:formula="of:=SUM(([.Q3:.Q12]-[.$AC3:.$AC12])^2)^0.5" office:value-type="float"/>
          <table:table-cell table:number-matrix-columns-spanned="1" table:number-matrix-rows-spanned="1" table:formula="of:=SUM(([.R3:.R12]-[.$AD3:.$AD12])^2)^0.5" office:value-type="float"/>
          <table:table-cell table:number-matrix-columns-spanned="1" table:number-matrix-rows-spanned="1" table:formula="of:=SUM(([.S3:.S12]-[.$AE3:.$AE12])^2)^0.5" office:value-type="float"/>
          <table:table-cell table:number-matrix-columns-spanned="1" table:number-matrix-rows-spanned="1" table:formula="of:=SUM(([.T3:.T12]-[.$AF3:.$AF12])^2)^0.5" office:value-type="float"/>
          <table:table-cell table:number-matrix-columns-spanned="1" table:number-matrix-rows-spanned="1" table:formula="of:=SUM(([.U3:.U12]-[.$AG3:.$AG12])^2)^0.5" office:value-type="float"/>
          <table:table-cell table:number-matrix-columns-spanned="1" table:number-matrix-rows-spanned="1" table:formula="of:=SUM(([.V3:.V12]-[.$AH3:.$AH12])^2)^0.5" office:value-type="float"/>
          <table:table-cell table:number-matrix-columns-spanned="1" table:number-matrix-rows-spanned="1" table:formula="of:=SUM(([.W3:.W12]-[.$AJ3:.$AJ12])^2)^0.5" office:value-type="float"/>
          <table:table-cell table:number-matrix-columns-spanned="1" table:number-matrix-rows-spanned="1" table:formula="of:=SUM(([.X3:.X12]-[.$AK3:.$AK12])^2)^0.5" office:value-type="float"/>
          <table:table-cell table:number-matrix-columns-spanned="1" table:number-matrix-rows-spanned="1" table:formula="of:=SUM(([.Y3:.Y12]-[.$AL3:.$AL12])^2)^0.5" office:value-type="float"/>
          <table:table-cell table:number-matrix-columns-spanned="1" table:number-matrix-rows-spanned="1" table:formula="of:=SUM(([.Z3:.Z12]-[.$AM3:.$AM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AA3:.$AA12])" office:value-type="float"/>
          <table:table-cell table:number-matrix-columns-spanned="1" table:number-matrix-rows-spanned="1" table:formula="of:=SUM([.C3:.C12]=[.$AB3:.$AB12])" office:value-type="float"/>
          <table:table-cell table:number-matrix-columns-spanned="1" table:number-matrix-rows-spanned="1" table:formula="of:=SUM([.D3:.D12]=[.$AC3:.$AC12])" office:value-type="float"/>
          <table:table-cell table:number-matrix-columns-spanned="1" table:number-matrix-rows-spanned="1" table:formula="of:=SUM([.E3:.E12]=[.$AD3:.$AD12])" office:value-type="float"/>
          <table:table-cell table:number-matrix-columns-spanned="1" table:number-matrix-rows-spanned="1" table:formula="of:=SUM([.F3:.F12]=[.$AE3:.$AE12])" office:value-type="float"/>
          <table:table-cell table:number-matrix-columns-spanned="1" table:number-matrix-rows-spanned="1" table:formula="of:=SUM([.G3:.G12]=[.$AF3:.$AF12])" office:value-type="float"/>
          <table:table-cell table:number-matrix-columns-spanned="1" table:number-matrix-rows-spanned="1" table:formula="of:=SUM([.H3:.H12]=[.$AG3:.$AG12])" office:value-type="float"/>
          <table:table-cell table:number-matrix-columns-spanned="1" table:number-matrix-rows-spanned="1" table:formula="of:=SUM([.I3:.I12]=[.$AH3:.$AH12])" office:value-type="float"/>
          <table:table-cell table:number-matrix-columns-spanned="1" table:number-matrix-rows-spanned="1" table:formula="of:=SUM([.J3:.J12]=[.$AI3:.$AI12])" office:value-type="float"/>
          <table:table-cell table:number-matrix-columns-spanned="1" table:number-matrix-rows-spanned="1" table:formula="of:=SUM([.K3:.K12]=[.$AJ3:.$AJ12])" office:value-type="float"/>
          <table:table-cell table:number-matrix-columns-spanned="1" table:number-matrix-rows-spanned="1" table:formula="of:=SUM([.L3:.L12]=[.$AK3:.$AK12])" office:value-type="float"/>
          <table:table-cell table:number-matrix-columns-spanned="1" table:number-matrix-rows-spanned="1" table:formula="of:=SUM([.M3:.M12]=[.$AL3:.$AL12])" office:value-type="float"/>
          <table:table-cell table:number-matrix-columns-spanned="1" table:number-matrix-rows-spanned="1" table:formula="of:=SUM([.N3:.N12]=[.$AM3:.$AM12])" office:value-type="float"/>
          <table:table-cell table:number-matrix-columns-spanned="1" table:number-matrix-rows-spanned="1" table:formula="of:=SUM([.O3:.O12]=[.$AA3:.$AA12])" office:value-type="float"/>
          <table:table-cell table:number-matrix-columns-spanned="1" table:number-matrix-rows-spanned="1" table:formula="of:=SUM([.P3:.P12]=[.$AB3:.$AB12])" office:value-type="float"/>
          <table:table-cell table:number-matrix-columns-spanned="1" table:number-matrix-rows-spanned="1" table:formula="of:=SUM([.Q3:.Q12]=[.$AC3:.$AC12])" office:value-type="float"/>
          <table:table-cell table:number-matrix-columns-spanned="1" table:number-matrix-rows-spanned="1" table:formula="of:=SUM([.R3:.R12]=[.$AD3:.$AD12])" office:value-type="float"/>
          <table:table-cell table:number-matrix-columns-spanned="1" table:number-matrix-rows-spanned="1" table:formula="of:=SUM([.S3:.S12]=[.$AE3:.$AE12])" office:value-type="float"/>
          <table:table-cell table:number-matrix-columns-spanned="1" table:number-matrix-rows-spanned="1" table:formula="of:=SUM([.T3:.T12]=[.$AF3:.$AF12])" office:value-type="float"/>
          <table:table-cell table:number-matrix-columns-spanned="1" table:number-matrix-rows-spanned="1" table:formula="of:=SUM([.U3:.U12]=[.$AG3:.$AG12])" office:value-type="float"/>
          <table:table-cell table:number-matrix-columns-spanned="1" table:number-matrix-rows-spanned="1" table:formula="of:=SUM([.V3:.V12]=[.$AH3:.$AH12])" office:value-type="float"/>
          <table:table-cell table:number-matrix-columns-spanned="1" table:number-matrix-rows-spanned="1" table:formula="of:=SUM([.W3:.W12]=[.$AJ3:.$AJ12])" office:value-type="float"/>
          <table:table-cell table:number-matrix-columns-spanned="1" table:number-matrix-rows-spanned="1" table:formula="of:=SUM([.X3:.X12]=[.$AK3:.$AK12])" office:value-type="float"/>
          <table:table-cell table:number-matrix-columns-spanned="1" table:number-matrix-rows-spanned="1" table:formula="of:=SUM([.Y3:.Y12]=[.$AL3:.$AL12])" office:value-type="float"/>
          <table:table-cell table:number-matrix-columns-spanned="1" table:number-matrix-rows-spanned="1" table:formula="of:=SUM([.Z3:.Z12]=[.$AM3:.$AM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AN3:.$AN12])" office:value-type="float"/>
          <table:table-cell table:number-matrix-columns-spanned="1" table:number-matrix-rows-spanned="1" table:formula="of:=SUM([.C3:.C12]&lt;[.$AO3:.$AO12])" office:value-type="float"/>
          <table:table-cell table:number-matrix-columns-spanned="1" table:number-matrix-rows-spanned="1" table:formula="of:=SUM([.D3:.D12]&lt;[.$AP3:.$AP12])" office:value-type="float"/>
          <table:table-cell table:number-matrix-columns-spanned="1" table:number-matrix-rows-spanned="1" table:formula="of:=SUM([.E3:.E12]&lt;[.$AQ3:.$AQ12])" office:value-type="float"/>
          <table:table-cell table:number-matrix-columns-spanned="1" table:number-matrix-rows-spanned="1" table:formula="of:=SUM([.F3:.F12]&lt;[.$AR3:.$AR12])" office:value-type="float"/>
          <table:table-cell table:number-matrix-columns-spanned="1" table:number-matrix-rows-spanned="1" table:formula="of:=SUM([.G3:.G12]&lt;[.$AS3:.$AS12])" office:value-type="float"/>
          <table:table-cell table:number-matrix-columns-spanned="1" table:number-matrix-rows-spanned="1" table:formula="of:=SUM([.H3:.H12]&lt;[.$AT3:.$AT12])" office:value-type="float"/>
          <table:table-cell table:number-matrix-columns-spanned="1" table:number-matrix-rows-spanned="1" table:formula="of:=SUM([.I3:.I12]&lt;[.$AU3:.$AU12])" office:value-type="float"/>
          <table:table-cell table:number-matrix-columns-spanned="1" table:number-matrix-rows-spanned="1" table:formula="of:=SUM([.J3:.J12]&lt;[.$AV3:.$AV12])" office:value-type="float"/>
          <table:table-cell table:number-matrix-columns-spanned="1" table:number-matrix-rows-spanned="1" table:formula="of:=SUM([.K3:.K12]&lt;[.$AW3:.$AW12])" office:value-type="float"/>
          <table:table-cell table:number-matrix-columns-spanned="1" table:number-matrix-rows-spanned="1" table:formula="of:=SUM([.L3:.L12]&lt;[.$AX3:.$AX12])" office:value-type="float"/>
          <table:table-cell table:number-matrix-columns-spanned="1" table:number-matrix-rows-spanned="1" table:formula="of:=SUM([.M3:.M12]&lt;[.$AY3:.$AY12])" office:value-type="float"/>
          <table:table-cell table:number-matrix-columns-spanned="1" table:number-matrix-rows-spanned="1" table:formula="of:=SUM([.N3:.N12]&lt;[.$AZ3:.$AZ12])" office:value-type="float"/>
          <table:table-cell table:number-matrix-columns-spanned="1" table:number-matrix-rows-spanned="1" table:formula="of:=SUM([.O3:.O12]&lt;[.$AN3:.$AN12])" office:value-type="float"/>
          <table:table-cell table:number-matrix-columns-spanned="1" table:number-matrix-rows-spanned="1" table:formula="of:=SUM([.P3:.P12]&lt;[.$AO3:.$AO12])" office:value-type="float"/>
          <table:table-cell table:number-matrix-columns-spanned="1" table:number-matrix-rows-spanned="1" table:formula="of:=SUM([.Q3:.Q12]&lt;[.$AP3:.$AP12])" office:value-type="float"/>
          <table:table-cell table:number-matrix-columns-spanned="1" table:number-matrix-rows-spanned="1" table:formula="of:=SUM([.R3:.R12]&lt;[.$AQ3:.$AQ12])" office:value-type="float"/>
          <table:table-cell table:number-matrix-columns-spanned="1" table:number-matrix-rows-spanned="1" table:formula="of:=SUM([.S3:.S12]&lt;[.$AR3:.$AR12])" office:value-type="float"/>
          <table:table-cell table:number-matrix-columns-spanned="1" table:number-matrix-rows-spanned="1" table:formula="of:=SUM([.T3:.T12]&lt;[.$AS3:.$AS12])" office:value-type="float"/>
          <table:table-cell table:number-matrix-columns-spanned="1" table:number-matrix-rows-spanned="1" table:formula="of:=SUM([.U3:.U12]&lt;[.$AT3:.$AT12])" office:value-type="float"/>
          <table:table-cell table:number-matrix-columns-spanned="1" table:number-matrix-rows-spanned="1" table:formula="of:=SUM([.V3:.V12]&lt;[.$AU3:.$AU12])" office:value-type="float"/>
          <table:table-cell table:number-matrix-columns-spanned="1" table:number-matrix-rows-spanned="1" table:formula="of:=SUM([.W3:.W12]&lt;[.$AW3:.$AW12])" office:value-type="float"/>
          <table:table-cell table:number-matrix-columns-spanned="1" table:number-matrix-rows-spanned="1" table:formula="of:=SUM([.X3:.X12]&lt;[.$AX3:.$AX12])" office:value-type="float"/>
          <table:table-cell table:number-matrix-columns-spanned="1" table:number-matrix-rows-spanned="1" table:formula="of:=SUM([.Y3:.Y12]&lt;[.$AY3:.$AY12])" office:value-type="float"/>
          <table:table-cell table:number-matrix-columns-spanned="1" table:number-matrix-rows-spanned="1" table:formula="of:=SUM([.Z3:.Z12]&lt;[.$AZ3:.$AZ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AN3:.$AN12])" office:value-type="float"/>
          <table:table-cell table:number-matrix-columns-spanned="1" table:number-matrix-rows-spanned="1" table:formula="of:=SUM([.C3:.C12]&gt;[.$AO3:.$AO12])" office:value-type="float"/>
          <table:table-cell table:number-matrix-columns-spanned="1" table:number-matrix-rows-spanned="1" table:formula="of:=SUM([.D3:.D12]&gt;[.$AP3:.$AP12])" office:value-type="float"/>
          <table:table-cell table:number-matrix-columns-spanned="1" table:number-matrix-rows-spanned="1" table:formula="of:=SUM([.E3:.E12]&gt;[.$AQ3:.$AQ12])" office:value-type="float"/>
          <table:table-cell table:number-matrix-columns-spanned="1" table:number-matrix-rows-spanned="1" table:formula="of:=SUM([.F3:.F12]&gt;[.$AR3:.$AR12])" office:value-type="float"/>
          <table:table-cell table:number-matrix-columns-spanned="1" table:number-matrix-rows-spanned="1" table:formula="of:=SUM([.G3:.G12]&gt;[.$AS3:.$AS12])" office:value-type="float"/>
          <table:table-cell table:number-matrix-columns-spanned="1" table:number-matrix-rows-spanned="1" table:formula="of:=SUM([.H3:.H12]&gt;[.$AT3:.$AT12])" office:value-type="float"/>
          <table:table-cell table:number-matrix-columns-spanned="1" table:number-matrix-rows-spanned="1" table:formula="of:=SUM([.I3:.I12]&gt;[.$AU3:.$AU12])" office:value-type="float"/>
          <table:table-cell table:number-matrix-columns-spanned="1" table:number-matrix-rows-spanned="1" table:formula="of:=SUM([.J3:.J12]&gt;[.$AV3:.$AV12])" office:value-type="float"/>
          <table:table-cell table:number-matrix-columns-spanned="1" table:number-matrix-rows-spanned="1" table:formula="of:=SUM([.K3:.K12]&gt;[.$AW3:.$AW12])" office:value-type="float"/>
          <table:table-cell table:number-matrix-columns-spanned="1" table:number-matrix-rows-spanned="1" table:formula="of:=SUM([.L3:.L12]&gt;[.$AX3:.$AX12])" office:value-type="float"/>
          <table:table-cell table:number-matrix-columns-spanned="1" table:number-matrix-rows-spanned="1" table:formula="of:=SUM([.M3:.M12]&gt;[.$AY3:.$AY12])" office:value-type="float"/>
          <table:table-cell table:number-matrix-columns-spanned="1" table:number-matrix-rows-spanned="1" table:formula="of:=SUM([.N3:.N12]&gt;[.$AZ3:.$AZ12])" office:value-type="float"/>
          <table:table-cell table:number-matrix-columns-spanned="1" table:number-matrix-rows-spanned="1" table:formula="of:=SUM([.O3:.O12]&gt;[.$AN3:.$AN12])" office:value-type="float"/>
          <table:table-cell table:number-matrix-columns-spanned="1" table:number-matrix-rows-spanned="1" table:formula="of:=SUM([.P3:.P12]&gt;[.$AO3:.$AO12])" office:value-type="float"/>
          <table:table-cell table:number-matrix-columns-spanned="1" table:number-matrix-rows-spanned="1" table:formula="of:=SUM([.Q3:.Q12]&gt;[.$AP3:.$AP12])" office:value-type="float"/>
          <table:table-cell table:number-matrix-columns-spanned="1" table:number-matrix-rows-spanned="1" table:formula="of:=SUM([.R3:.R12]&gt;[.$AQ3:.$AQ12])" office:value-type="float"/>
          <table:table-cell table:number-matrix-columns-spanned="1" table:number-matrix-rows-spanned="1" table:formula="of:=SUM([.S3:.S12]&gt;[.$AR3:.$AR12])" office:value-type="float"/>
          <table:table-cell table:number-matrix-columns-spanned="1" table:number-matrix-rows-spanned="1" table:formula="of:=SUM([.T3:.T12]&gt;[.$AS3:.$AS12])" office:value-type="float"/>
          <table:table-cell table:number-matrix-columns-spanned="1" table:number-matrix-rows-spanned="1" table:formula="of:=SUM([.U3:.U12]&gt;[.$AT3:.$AT12])" office:value-type="float"/>
          <table:table-cell table:number-matrix-columns-spanned="1" table:number-matrix-rows-spanned="1" table:formula="of:=SUM([.V3:.V12]&gt;[.$AU3:.$AU12])" office:value-type="float"/>
          <table:table-cell table:number-matrix-columns-spanned="1" table:number-matrix-rows-spanned="1" table:formula="of:=SUM([.W3:.W12]&gt;[.$AW3:.$AW12])" office:value-type="float"/>
          <table:table-cell table:number-matrix-columns-spanned="1" table:number-matrix-rows-spanned="1" table:formula="of:=SUM([.X3:.X12]&gt;[.$AX3:.$AX12])" office:value-type="float"/>
          <table:table-cell table:number-matrix-columns-spanned="1" table:number-matrix-rows-spanned="1" table:formula="of:=SUM([.Y3:.Y12]&gt;[.$AY3:.$AY12])" office:value-type="float"/>
          <table:table-cell table:number-matrix-columns-spanned="1" table:number-matrix-rows-spanned="1" table:formula="of:=SUM([.Z3:.Z12]&gt;[.$AZ3:.$AZ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A3:.$BA12])" office:value-type="float"/>
          <table:table-cell table:number-matrix-columns-spanned="1" table:number-matrix-rows-spanned="1" table:formula="of:=SUM([.C3:.C12]=[.$BB3:.$BB12])" office:value-type="float"/>
          <table:table-cell table:number-matrix-columns-spanned="1" table:number-matrix-rows-spanned="1" table:formula="of:=SUM([.D3:.D12]=[.$BC3:.$BC12])" office:value-type="float"/>
          <table:table-cell table:number-matrix-columns-spanned="1" table:number-matrix-rows-spanned="1" table:formula="of:=SUM([.E3:.E12]=[.$BD3:.$BD12])" office:value-type="float"/>
          <table:table-cell table:number-matrix-columns-spanned="1" table:number-matrix-rows-spanned="1" table:formula="of:=SUM([.F3:.F12]=[.$BE3:.$BE12])" office:value-type="float"/>
          <table:table-cell table:number-matrix-columns-spanned="1" table:number-matrix-rows-spanned="1" table:formula="of:=SUM([.G3:.G12]=[.$BF3:.$BF12])" office:value-type="float"/>
          <table:table-cell table:number-matrix-columns-spanned="1" table:number-matrix-rows-spanned="1" table:formula="of:=SUM([.H3:.H12]=[.$BG3:.$BG12])" office:value-type="float"/>
          <table:table-cell table:number-matrix-columns-spanned="1" table:number-matrix-rows-spanned="1" table:formula="of:=SUM([.I3:.I12]=[.$BH3:.$BH12])" office:value-type="float"/>
          <table:table-cell table:number-matrix-columns-spanned="1" table:number-matrix-rows-spanned="1" table:formula="of:=SUM([.J3:.J12]=[.$BI3:.$BI12])" office:value-type="float"/>
          <table:table-cell table:number-matrix-columns-spanned="1" table:number-matrix-rows-spanned="1" table:formula="of:=SUM([.K3:.K12]=[.$BJ3:.$BJ12])" office:value-type="float"/>
          <table:table-cell table:number-matrix-columns-spanned="1" table:number-matrix-rows-spanned="1" table:formula="of:=SUM([.L3:.L12]=[.$BK3:.$BK12])" office:value-type="float"/>
          <table:table-cell table:number-matrix-columns-spanned="1" table:number-matrix-rows-spanned="1" table:formula="of:=SUM([.M3:.M12]=[.$BL3:.$BL12])" office:value-type="float"/>
          <table:table-cell table:number-matrix-columns-spanned="1" table:number-matrix-rows-spanned="1" table:formula="of:=SUM([.N3:.N12]=[.$BM3:.$BM12])" office:value-type="float"/>
          <table:table-cell table:number-matrix-columns-spanned="1" table:number-matrix-rows-spanned="1" table:formula="of:=SUM([.O3:.O12]=[.$BA3:.$BA12])" office:value-type="float"/>
          <table:table-cell table:number-matrix-columns-spanned="1" table:number-matrix-rows-spanned="1" table:formula="of:=SUM([.P3:.P12]=[.$BB3:.$BB12])" office:value-type="float"/>
          <table:table-cell table:number-matrix-columns-spanned="1" table:number-matrix-rows-spanned="1" table:formula="of:=SUM([.Q3:.Q12]=[.$BC3:.$BC12])" office:value-type="float"/>
          <table:table-cell table:number-matrix-columns-spanned="1" table:number-matrix-rows-spanned="1" table:formula="of:=SUM([.R3:.R12]=[.$BD3:.$BD12])" office:value-type="float"/>
          <table:table-cell table:number-matrix-columns-spanned="1" table:number-matrix-rows-spanned="1" table:formula="of:=SUM([.S3:.S12]=[.$BE3:.$BE12])" office:value-type="float"/>
          <table:table-cell table:number-matrix-columns-spanned="1" table:number-matrix-rows-spanned="1" table:formula="of:=SUM([.T3:.T12]=[.$BF3:.$BF12])" office:value-type="float"/>
          <table:table-cell table:number-matrix-columns-spanned="1" table:number-matrix-rows-spanned="1" table:formula="of:=SUM([.U3:.U12]=[.$BG3:.$BG12])" office:value-type="float"/>
          <table:table-cell table:number-matrix-columns-spanned="1" table:number-matrix-rows-spanned="1" table:formula="of:=SUM([.V3:.V12]=[.$BH3:.$BH12])" office:value-type="float"/>
          <table:table-cell table:number-matrix-columns-spanned="1" table:number-matrix-rows-spanned="1" table:formula="of:=SUM([.W3:.W12]=[.$BJ3:.$BJ12])" office:value-type="float"/>
          <table:table-cell table:number-matrix-columns-spanned="1" table:number-matrix-rows-spanned="1" table:formula="of:=SUM([.X3:.X12]=[.$BK3:.$BK12])" office:value-type="float"/>
          <table:table-cell table:number-matrix-columns-spanned="1" table:number-matrix-rows-spanned="1" table:formula="of:=SUM([.Y3:.Y12]=[.$BL3:.$BL12])" office:value-type="float"/>
          <table:table-cell table:number-matrix-columns-spanned="1" table:number-matrix-rows-spanned="1" table:formula="of:=SUM([.Z3:.Z12]=[.$BM3:.$BM12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